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ro1" style:family="table-row">
      <style:table-row-properties style:row-height="5.17mm" fo:break-before="auto" style:use-optimal-row-height="false"/>
    </style:style>
    <style:style style:name="ta1" style:family="table" style:master-page-name="PageStyle_5f_1er_20_tour_20_présidentielle_20_2017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11">
      <style:table-cell-properties fo:padding="0.71mm"/>
    </style:style>
    <style:style style:name="ce4" style:family="table-cell" style:parent-style-name="Default" style:data-style-name="N11"/>
  </office:automatic-styles>
  <office:body>
    <office:spreadsheet>
      <table:calculation-settings table:case-sensitive="false" table:automatic-find-labels="false" table:use-regular-expressions="false"/>
      <table:table table:name="1er tour présidentielle 2017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Département</text:p>
          </table:table-cell>
          <table:table-cell table:style-name="ce1" office:value-type="string" calcext:value-type="string">
            <text:p>Circonscription</text:p>
          </table:table-cell>
          <table:table-cell table:style-name="ce1" office:value-type="string" calcext:value-type="string">
            <text:p>Inscrits</text:p>
          </table:table-cell>
          <table:table-cell table:style-name="ce1" office:value-type="string" calcext:value-type="string">
            <text:p>Votants</text:p>
          </table:table-cell>
          <table:table-cell table:style-name="ce1" office:value-type="string" calcext:value-type="string">
            <text:p>Blancs</text:p>
          </table:table-cell>
          <table:table-cell table:style-name="ce1" office:value-type="string" calcext:value-type="string">
            <text:p>Nuls</text:p>
          </table:table-cell>
          <table:table-cell table:style-name="ce1" office:value-type="string" calcext:value-type="string">
            <text:p>ARTHAUD</text:p>
          </table:table-cell>
          <table:table-cell table:style-name="ce1" office:value-type="string" calcext:value-type="string">
            <text:p>ASSELINEAU</text:p>
          </table:table-cell>
          <table:table-cell table:style-name="ce1" office:value-type="string" calcext:value-type="string">
            <text:p>CHEMINADE</text:p>
          </table:table-cell>
          <table:table-cell table:style-name="ce1" office:value-type="string" calcext:value-type="string">
            <text:p>DUPONT-AIGNAN</text:p>
          </table:table-cell>
          <table:table-cell table:style-name="ce1" office:value-type="string" calcext:value-type="string">
            <text:p>FILLON</text:p>
          </table:table-cell>
          <table:table-cell table:style-name="ce1" office:value-type="string" calcext:value-type="string">
            <text:p>HAMON</text:p>
          </table:table-cell>
          <table:table-cell table:style-name="ce1" office:value-type="string" calcext:value-type="string">
            <text:p>LASSALLE</text:p>
          </table:table-cell>
          <table:table-cell table:style-name="ce1" office:value-type="string" calcext:value-type="string">
            <text:p>LE PEN</text:p>
          </table:table-cell>
          <table:table-cell table:style-name="ce1" office:value-type="string" calcext:value-type="string">
            <text:p>MACRON</text:p>
          </table:table-cell>
          <table:table-cell table:style-name="ce1" office:value-type="string" calcext:value-type="string">
            <text:p>MÉLENCHON</text:p>
          </table:table-cell>
          <table:table-cell table:style-name="ce1" office:value-type="string" calcext:value-type="string">
            <text:p>POUTOU</text:p>
          </table:table-cell>
          <table:table-cell table:style-name="ce1" office:value-type="string" calcext:value-type="string">
            <text:p>Exprimés</text:p>
          </table:table-cell>
          <table:table-cell table:style-name="ce2" office:value-type="string" calcext:value-type="string">
            <text:p>ARTHAUD</text:p>
          </table:table-cell>
          <table:table-cell table:style-name="ce2" office:value-type="string" calcext:value-type="string">
            <text:p>ASSELINEAU</text:p>
          </table:table-cell>
          <table:table-cell table:style-name="ce2" office:value-type="string" calcext:value-type="string">
            <text:p>CHEMINADE</text:p>
          </table:table-cell>
          <table:table-cell table:style-name="ce2" office:value-type="string" calcext:value-type="string">
            <text:p>DUPONT-AIGNAN</text:p>
          </table:table-cell>
          <table:table-cell table:style-name="ce2" office:value-type="string" calcext:value-type="string">
            <text:p>FILLON</text:p>
          </table:table-cell>
          <table:table-cell table:style-name="ce2" office:value-type="string" calcext:value-type="string">
            <text:p>HAMON</text:p>
          </table:table-cell>
          <table:table-cell table:style-name="ce2" office:value-type="string" calcext:value-type="string">
            <text:p>LASSALLE</text:p>
          </table:table-cell>
          <table:table-cell table:style-name="ce2" office:value-type="string" calcext:value-type="string">
            <text:p>LE PEN</text:p>
          </table:table-cell>
          <table:table-cell table:style-name="ce2" office:value-type="string" calcext:value-type="string">
            <text:p>MACRON</text:p>
          </table:table-cell>
          <table:table-cell table:style-name="ce2" office:value-type="string" calcext:value-type="string">
            <text:p>MÉLENCHON</text:p>
          </table:table-cell>
          <table:table-cell table:style-name="ce2" office:value-type="string" calcext:value-type="string">
            <text:p>POUTOU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01-01</text:p>
          </table:table-cell>
          <table:table-cell table:style-name="ce1" office:value-type="string" calcext:value-type="string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2653" calcext:value-type="float">
            <text:p>82653</text:p>
          </table:table-cell>
          <table:table-cell table:style-name="ce1" office:value-type="float" office:value="66652" calcext:value-type="float">
            <text:p>66652</text:p>
          </table:table-cell>
          <table:table-cell table:style-name="ce1" office:value-type="float" office:value="1358" calcext:value-type="float">
            <text:p>1358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401" calcext:value-type="float">
            <text:p>401</text:p>
          </table:table-cell>
          <table:table-cell table:style-name="ce1" office:value-type="float" office:value="622" calcext:value-type="float">
            <text:p>622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4106" calcext:value-type="float">
            <text:p>4106</text:p>
          </table:table-cell>
          <table:table-cell table:style-name="ce1" office:value-type="float" office:value="13460" calcext:value-type="float">
            <text:p>13460</text:p>
          </table:table-cell>
          <table:table-cell table:style-name="ce1" office:value-type="float" office:value="3712" calcext:value-type="float">
            <text:p>3712</text:p>
          </table:table-cell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16500" calcext:value-type="float">
            <text:p>16500</text:p>
          </table:table-cell>
          <table:table-cell table:style-name="ce1" office:value-type="float" office:value="14403" calcext:value-type="float">
            <text:p>14403</text:p>
          </table:table-cell>
          <table:table-cell table:style-name="ce1" office:value-type="float" office:value="10221" calcext:value-type="float">
            <text:p>10221</text:p>
          </table:table-cell>
          <table:table-cell table:style-name="ce1" office:value-type="float" office:value="614" calcext:value-type="float">
            <text:p>614</text:p>
          </table:table-cell>
          <table:table-cell table:style-name="ce1" table:formula="of:=SUM([.H2:.R2])" office:value-type="float" office:value="64890" calcext:value-type="float">
            <text:p>64890</text:p>
          </table:table-cell>
          <table:table-cell table:style-name="ce3" table:formula="of:=[.H2]/[.$S2]" office:value-type="percentage" office:value="0.00617968870396055" calcext:value-type="percentage">
            <text:p>0,62%</text:p>
          </table:table-cell>
          <table:table-cell table:style-name="ce3" table:formula="of:=[.I2]/[.$S2]" office:value-type="percentage" office:value="0.00958545230389891" calcext:value-type="percentage">
            <text:p>0,96%</text:p>
          </table:table-cell>
          <table:table-cell table:style-name="ce3" table:formula="of:=[.J2]/[.$S2]" office:value-type="percentage" office:value="0.00183387270765912" calcext:value-type="percentage">
            <text:p>0,18%</text:p>
          </table:table-cell>
          <table:table-cell table:style-name="ce3" table:formula="of:=[.K2]/[.$S2]" office:value-type="percentage" office:value="0.0632763137617506" calcext:value-type="percentage">
            <text:p>6,33%</text:p>
          </table:table-cell>
          <table:table-cell table:style-name="ce3" table:formula="of:=[.L2]/[.$S2]" office:value-type="percentage" office:value="0.207427955000771" calcext:value-type="percentage">
            <text:p>20,74%</text:p>
          </table:table-cell>
          <table:table-cell table:style-name="ce3" table:formula="of:=[.M2]/[.$S2]" office:value-type="percentage" office:value="0.0572044999229465" calcext:value-type="percentage">
            <text:p>5,72%</text:p>
          </table:table-cell>
          <table:table-cell table:style-name="ce3" table:formula="of:=[.N2]/[.$S2]" office:value-type="percentage" office:value="0.0112806287563569" calcext:value-type="percentage">
            <text:p>1,13%</text:p>
          </table:table-cell>
          <table:table-cell table:style-name="ce3" table:formula="of:=[.O2]/[.$S2]" office:value-type="percentage" office:value="0.254276467868701" calcext:value-type="percentage">
            <text:p>25,43%</text:p>
          </table:table-cell>
          <table:table-cell table:style-name="ce3" table:formula="of:=[.P2]/[.$S2]" office:value-type="percentage" office:value="0.221960240406842" calcext:value-type="percentage">
            <text:p>22,20%</text:p>
          </table:table-cell>
          <table:table-cell table:style-name="ce3" table:formula="of:=[.Q2]/[.$S2]" office:value-type="percentage" office:value="0.157512713823393" calcext:value-type="percentage">
            <text:p>15,75%</text:p>
          </table:table-cell>
          <table:table-cell table:style-name="ce3" table:formula="of:=[.R2]/[.$S2]" office:value-type="percentage" office:value="0.00946216674372014" calcext:value-type="percentage">
            <text:p>0,95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01-02</text:p>
          </table:table-cell>
          <table:table-cell table:style-name="ce1" office:value-type="string" calcext:value-type="string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3334" calcext:value-type="float">
            <text:p>93334</text:p>
          </table:table-cell>
          <table:table-cell table:style-name="ce1" office:value-type="float" office:value="76590" calcext:value-type="float">
            <text:p>76590</text:p>
          </table:table-cell>
          <table:table-cell table:style-name="ce1" office:value-type="float" office:value="1397" calcext:value-type="float">
            <text:p>1397</text:p>
          </table:table-cell>
          <table:table-cell table:style-name="ce1" office:value-type="float" office:value="437" calcext:value-type="float">
            <text:p>437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88" calcext:value-type="float">
            <text:p>788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4507" calcext:value-type="float">
            <text:p>4507</text:p>
          </table:table-cell>
          <table:table-cell table:style-name="ce1" office:value-type="float" office:value="15714" calcext:value-type="float">
            <text:p>15714</text:p>
          </table:table-cell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19319" calcext:value-type="float">
            <text:p>19319</text:p>
          </table:table-cell>
          <table:table-cell table:style-name="ce1" office:value-type="float" office:value="17395" calcext:value-type="float">
            <text:p>17395</text:p>
          </table:table-cell>
          <table:table-cell table:style-name="ce1" office:value-type="float" office:value="11711" calcext:value-type="float">
            <text:p>11711</text:p>
          </table:table-cell>
          <table:table-cell table:style-name="ce1" office:value-type="float" office:value="588" calcext:value-type="float">
            <text:p>588</text:p>
          </table:table-cell>
          <table:table-cell table:style-name="ce1" table:formula="of:=SUM([.H3:.R3])" office:value-type="float" office:value="74756" calcext:value-type="float">
            <text:p>74756</text:p>
          </table:table-cell>
          <table:table-cell table:style-name="ce3" table:formula="of:=[.H3]/[.$S3]" office:value-type="percentage" office:value="0.00510995772914549" calcext:value-type="percentage">
            <text:p>0,51%</text:p>
          </table:table-cell>
          <table:table-cell table:style-name="ce3" table:formula="of:=[.I3]/[.$S3]" office:value-type="percentage" office:value="0.0105409599229493" calcext:value-type="percentage">
            <text:p>1,05%</text:p>
          </table:table-cell>
          <table:table-cell table:style-name="ce3" table:formula="of:=[.J3]/[.$S3]" office:value-type="percentage" office:value="0.00172561399753866" calcext:value-type="percentage">
            <text:p>0,17%</text:p>
          </table:table-cell>
          <table:table-cell table:style-name="ce3" table:formula="of:=[.K3]/[.$S3]" office:value-type="percentage" office:value="0.0602894750923003" calcext:value-type="percentage">
            <text:p>6,03%</text:p>
          </table:table-cell>
          <table:table-cell table:style-name="ce3" table:formula="of:=[.L3]/[.$S3]" office:value-type="percentage" office:value="0.210203863235058" calcext:value-type="percentage">
            <text:p>21,02%</text:p>
          </table:table-cell>
          <table:table-cell table:style-name="ce3" table:formula="of:=[.M3]/[.$S3]" office:value-type="percentage" office:value="0.0484910910161057" calcext:value-type="percentage">
            <text:p>4,85%</text:p>
          </table:table-cell>
          <table:table-cell table:style-name="ce3" table:formula="of:=[.N3]/[.$S3]" office:value-type="percentage" office:value="0.00799935791107068" calcext:value-type="percentage">
            <text:p>0,80%</text:p>
          </table:table-cell>
          <table:table-cell table:style-name="ce3" table:formula="of:=[.O3]/[.$S3]" office:value-type="percentage" office:value="0.258427417197282" calcext:value-type="percentage">
            <text:p>25,84%</text:p>
          </table:table-cell>
          <table:table-cell table:style-name="ce3" table:formula="of:=[.P3]/[.$S3]" office:value-type="percentage" office:value="0.232690352613837" calcext:value-type="percentage">
            <text:p>23,27%</text:p>
          </table:table-cell>
          <table:table-cell table:style-name="ce3" table:formula="of:=[.Q3]/[.$S3]" office:value-type="percentage" office:value="0.156656321900583" calcext:value-type="percentage">
            <text:p>15,67%</text:p>
          </table:table-cell>
          <table:table-cell table:style-name="ce3" table:formula="of:=[.R3]/[.$S3]" office:value-type="percentage" office:value="0.0078655893841297" calcext:value-type="percentage">
            <text:p>0,79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01-03</text:p>
          </table:table-cell>
          <table:table-cell table:style-name="ce1" office:value-type="string" calcext:value-type="string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5427" calcext:value-type="float">
            <text:p>75427</text:p>
          </table:table-cell>
          <table:table-cell table:style-name="ce1" office:value-type="float" office:value="58738" calcext:value-type="float">
            <text:p>58738</text:p>
          </table:table-cell>
          <table:table-cell table:style-name="ce1" office:value-type="float" office:value="964" calcext:value-type="float">
            <text:p>964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812" calcext:value-type="float">
            <text:p>812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2979" calcext:value-type="float">
            <text:p>2979</text:p>
          </table:table-cell>
          <table:table-cell table:style-name="ce1" office:value-type="float" office:value="13888" calcext:value-type="float">
            <text:p>13888</text:p>
          </table:table-cell>
          <table:table-cell table:style-name="ce1" office:value-type="float" office:value="3238" calcext:value-type="float">
            <text:p>3238</text:p>
          </table:table-cell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10700" calcext:value-type="float">
            <text:p>10700</text:p>
          </table:table-cell>
          <table:table-cell table:style-name="ce1" office:value-type="float" office:value="14550" calcext:value-type="float">
            <text:p>14550</text:p>
          </table:table-cell>
          <table:table-cell table:style-name="ce1" office:value-type="float" office:value="9695" calcext:value-type="float">
            <text:p>9695</text:p>
          </table:table-cell>
          <table:table-cell table:style-name="ce1" office:value-type="float" office:value="592" calcext:value-type="float">
            <text:p>592</text:p>
          </table:table-cell>
          <table:table-cell table:style-name="ce1" table:formula="of:=SUM([.H4:.R4])" office:value-type="float" office:value="57446" calcext:value-type="float">
            <text:p>57446</text:p>
          </table:table-cell>
          <table:table-cell table:style-name="ce3" table:formula="of:=[.H4]/[.$S4]" office:value-type="percentage" office:value="0.00473488145388713" calcext:value-type="percentage">
            <text:p>0,47%</text:p>
          </table:table-cell>
          <table:table-cell table:style-name="ce3" table:formula="of:=[.I4]/[.$S4]" office:value-type="percentage" office:value="0.0141350137520454" calcext:value-type="percentage">
            <text:p>1,41%</text:p>
          </table:table-cell>
          <table:table-cell table:style-name="ce3" table:formula="of:=[.J4]/[.$S4]" office:value-type="percentage" office:value="0.00184521115482366" calcext:value-type="percentage">
            <text:p>0,18%</text:p>
          </table:table-cell>
          <table:table-cell table:style-name="ce3" table:formula="of:=[.K4]/[.$S4]" office:value-type="percentage" office:value="0.0518573965115065" calcext:value-type="percentage">
            <text:p>5,19%</text:p>
          </table:table-cell>
          <table:table-cell table:style-name="ce3" table:formula="of:=[.L4]/[.$S4]" office:value-type="percentage" office:value="0.241757476586708" calcext:value-type="percentage">
            <text:p>24,18%</text:p>
          </table:table-cell>
          <table:table-cell table:style-name="ce3" table:formula="of:=[.M4]/[.$S4]" office:value-type="percentage" office:value="0.0563659784841416" calcext:value-type="percentage">
            <text:p>5,64%</text:p>
          </table:table-cell>
          <table:table-cell table:style-name="ce3" table:formula="of:=[.N4]/[.$S4]" office:value-type="percentage" office:value="0.010688298576054" calcext:value-type="percentage">
            <text:p>1,07%</text:p>
          </table:table-cell>
          <table:table-cell table:style-name="ce3" table:formula="of:=[.O4]/[.$S4]" office:value-type="percentage" office:value="0.186261880722766" calcext:value-type="percentage">
            <text:p>18,63%</text:p>
          </table:table-cell>
          <table:table-cell table:style-name="ce3" table:formula="of:=[.P4]/[.$S4]" office:value-type="percentage" office:value="0.253281342478153" calcext:value-type="percentage">
            <text:p>25,33%</text:p>
          </table:table-cell>
          <table:table-cell table:style-name="ce3" table:formula="of:=[.Q4]/[.$S4]" office:value-type="percentage" office:value="0.168767190056749" calcext:value-type="percentage">
            <text:p>16,88%</text:p>
          </table:table-cell>
          <table:table-cell table:style-name="ce3" table:formula="of:=[.R4]/[.$S4]" office:value-type="percentage" office:value="0.0103053302231661" calcext:value-type="percentage">
            <text:p>1,03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01-04</text:p>
          </table:table-cell>
          <table:table-cell table:style-name="ce1" office:value-type="string" calcext:value-type="string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9279" calcext:value-type="float">
            <text:p>89279</text:p>
          </table:table-cell>
          <table:table-cell table:style-name="ce1" office:value-type="float" office:value="73261" calcext:value-type="float">
            <text:p>73261</text:p>
          </table:table-cell>
          <table:table-cell table:style-name="ce1" office:value-type="float" office:value="1469" calcext:value-type="float">
            <text:p>1469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4818" calcext:value-type="float">
            <text:p>4818</text:p>
          </table:table-cell>
          <table:table-cell table:style-name="ce1" office:value-type="float" office:value="15749" calcext:value-type="float">
            <text:p>15749</text:p>
          </table:table-cell>
          <table:table-cell table:style-name="ce1" office:value-type="float" office:value="3321" calcext:value-type="float">
            <text:p>3321</text:p>
          </table:table-cell>
          <table:table-cell table:style-name="ce1" office:value-type="float" office:value="699" calcext:value-type="float">
            <text:p>699</text:p>
          </table:table-cell>
          <table:table-cell table:style-name="ce1" office:value-type="float" office:value="19428" calcext:value-type="float">
            <text:p>19428</text:p>
          </table:table-cell>
          <table:table-cell table:style-name="ce1" office:value-type="float" office:value="15692" calcext:value-type="float">
            <text:p>15692</text:p>
          </table:table-cell>
          <table:table-cell table:style-name="ce1" office:value-type="float" office:value="9739" calcext:value-type="float">
            <text:p>9739</text:p>
          </table:table-cell>
          <table:table-cell table:style-name="ce1" office:value-type="float" office:value="637" calcext:value-type="float">
            <text:p>637</text:p>
          </table:table-cell>
          <table:table-cell table:style-name="ce1" table:formula="of:=SUM([.H5:.R5])" office:value-type="float" office:value="71203" calcext:value-type="float">
            <text:p>71203</text:p>
          </table:table-cell>
          <table:table-cell table:style-name="ce3" table:formula="of:=[.H5]/[.$S5]" office:value-type="percentage" office:value="0.00581436175442046" calcext:value-type="percentage">
            <text:p>0,58%</text:p>
          </table:table-cell>
          <table:table-cell table:style-name="ce3" table:formula="of:=[.I5]/[.$S5]" office:value-type="percentage" office:value="0.00800528067637599" calcext:value-type="percentage">
            <text:p>0,80%</text:p>
          </table:table-cell>
          <table:table-cell table:style-name="ce3" table:formula="of:=[.J5]/[.$S5]" office:value-type="percentage" office:value="0.00191003188067919" calcext:value-type="percentage">
            <text:p>0,19%</text:p>
          </table:table-cell>
          <table:table-cell table:style-name="ce3" table:formula="of:=[.K5]/[.$S5]" office:value-type="percentage" office:value="0.0676656882434729" calcext:value-type="percentage">
            <text:p>6,77%</text:p>
          </table:table-cell>
          <table:table-cell table:style-name="ce3" table:formula="of:=[.L5]/[.$S5]" office:value-type="percentage" office:value="0.221184500653062" calcext:value-type="percentage">
            <text:p>22,12%</text:p>
          </table:table-cell>
          <table:table-cell table:style-name="ce3" table:formula="of:=[.M5]/[.$S5]" office:value-type="percentage" office:value="0.046641293203938" calcext:value-type="percentage">
            <text:p>4,66%</text:p>
          </table:table-cell>
          <table:table-cell table:style-name="ce3" table:formula="of:=[.N5]/[.$S5]" office:value-type="percentage" office:value="0.00981700209260846" calcext:value-type="percentage">
            <text:p>0,98%</text:p>
          </table:table-cell>
          <table:table-cell table:style-name="ce3" table:formula="of:=[.O5]/[.$S5]" office:value-type="percentage" office:value="0.272853671895847" calcext:value-type="percentage">
            <text:p>27,29%</text:p>
          </table:table-cell>
          <table:table-cell table:style-name="ce3" table:formula="of:=[.P5]/[.$S5]" office:value-type="percentage" office:value="0.220383972585425" calcext:value-type="percentage">
            <text:p>22,04%</text:p>
          </table:table-cell>
          <table:table-cell table:style-name="ce3" table:formula="of:=[.Q5]/[.$S5]" office:value-type="percentage" office:value="0.136777944749519" calcext:value-type="percentage">
            <text:p>13,68%</text:p>
          </table:table-cell>
          <table:table-cell table:style-name="ce3" table:formula="of:=[.R5]/[.$S5]" office:value-type="percentage" office:value="0.00894625226465177" calcext:value-type="percentage">
            <text:p>0,89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01-05</text:p>
          </table:table-cell>
          <table:table-cell table:style-name="ce1" office:value-type="string" calcext:value-type="string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5216" calcext:value-type="float">
            <text:p>75216</text:p>
          </table:table-cell>
          <table:table-cell table:style-name="ce1" office:value-type="float" office:value="59138" calcext:value-type="float">
            <text:p>59138</text:p>
          </table:table-cell>
          <table:table-cell table:style-name="ce1" office:value-type="float" office:value="1154" calcext:value-type="float">
            <text:p>1154</text:p>
          </table:table-cell>
          <table:table-cell table:style-name="ce1" office:value-type="float" office:value="481" calcext:value-type="float">
            <text:p>481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820" calcext:value-type="float">
            <text:p>820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3378" calcext:value-type="float">
            <text:p>3378</text:p>
          </table:table-cell>
          <table:table-cell table:style-name="ce1" office:value-type="float" office:value="10993" calcext:value-type="float">
            <text:p>10993</text:p>
          </table:table-cell>
          <table:table-cell table:style-name="ce1" office:value-type="float" office:value="2815" calcext:value-type="float">
            <text:p>2815</text:p>
          </table:table-cell>
          <table:table-cell table:style-name="ce1" office:value-type="float" office:value="822" calcext:value-type="float">
            <text:p>822</text:p>
          </table:table-cell>
          <table:table-cell table:style-name="ce1" office:value-type="float" office:value="15508" calcext:value-type="float">
            <text:p>15508</text:p>
          </table:table-cell>
          <table:table-cell table:style-name="ce1" office:value-type="float" office:value="11652" calcext:value-type="float">
            <text:p>11652</text:p>
          </table:table-cell>
          <table:table-cell table:style-name="ce1" office:value-type="float" office:value="10370" calcext:value-type="float">
            <text:p>10370</text:p>
          </table:table-cell>
          <table:table-cell table:style-name="ce1" office:value-type="float" office:value="667" calcext:value-type="float">
            <text:p>667</text:p>
          </table:table-cell>
          <table:table-cell table:style-name="ce1" table:formula="of:=SUM([.H6:.R6])" office:value-type="float" office:value="57503" calcext:value-type="float">
            <text:p>57503</text:p>
          </table:table-cell>
          <table:table-cell table:style-name="ce3" table:formula="of:=[.H6]/[.$S6]" office:value-type="percentage" office:value="0.00648661808949098" calcext:value-type="percentage">
            <text:p>0,65%</text:p>
          </table:table-cell>
          <table:table-cell table:style-name="ce3" table:formula="of:=[.I6]/[.$S6]" office:value-type="percentage" office:value="0.0142601255586665" calcext:value-type="percentage">
            <text:p>1,43%</text:p>
          </table:table-cell>
          <table:table-cell table:style-name="ce3" table:formula="of:=[.J6]/[.$S6]" office:value-type="percentage" office:value="0.00182599168739022" calcext:value-type="percentage">
            <text:p>0,18%</text:p>
          </table:table-cell>
          <table:table-cell table:style-name="ce3" table:formula="of:=[.K6]/[.$S6]" office:value-type="percentage" office:value="0.0587447611428969" calcext:value-type="percentage">
            <text:p>5,87%</text:p>
          </table:table-cell>
          <table:table-cell table:style-name="ce3" table:formula="of:=[.L6]/[.$S6]" office:value-type="percentage" office:value="0.191172634471245" calcext:value-type="percentage">
            <text:p>19,12%</text:p>
          </table:table-cell>
          <table:table-cell table:style-name="ce3" table:formula="of:=[.M6]/[.$S6]" office:value-type="percentage" office:value="0.0489539676190807" calcext:value-type="percentage">
            <text:p>4,90%</text:p>
          </table:table-cell>
          <table:table-cell table:style-name="ce3" table:formula="of:=[.N6]/[.$S6]" office:value-type="percentage" office:value="0.014294906352712" calcext:value-type="percentage">
            <text:p>1,43%</text:p>
          </table:table-cell>
          <table:table-cell table:style-name="ce3" table:formula="of:=[.O6]/[.$S6]" office:value-type="percentage" office:value="0.269690277029025" calcext:value-type="percentage">
            <text:p>26,97%</text:p>
          </table:table-cell>
          <table:table-cell table:style-name="ce3" table:formula="of:=[.P6]/[.$S6]" office:value-type="percentage" office:value="0.202632906109246" calcext:value-type="percentage">
            <text:p>20,26%</text:p>
          </table:table-cell>
          <table:table-cell table:style-name="ce3" table:formula="of:=[.Q6]/[.$S6]" office:value-type="percentage" office:value="0.180338417126063" calcext:value-type="percentage">
            <text:p>18,03%</text:p>
          </table:table-cell>
          <table:table-cell table:style-name="ce3" table:formula="of:=[.R6]/[.$S6]" office:value-type="percentage" office:value="0.0115993948141836" calcext:value-type="percentage">
            <text:p>1,16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02-01</text:p>
          </table:table-cell>
          <table:table-cell table:style-name="ce1" office:value-type="string" calcext:value-type="string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2292" calcext:value-type="float">
            <text:p>72292</text:p>
          </table:table-cell>
          <table:table-cell table:style-name="ce1" office:value-type="float" office:value="57736" calcext:value-type="float">
            <text:p>57736</text:p>
          </table:table-cell>
          <table:table-cell table:style-name="ce1" office:value-type="float" office:value="943" calcext:value-type="float">
            <text:p>943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2859" calcext:value-type="float">
            <text:p>2859</text:p>
          </table:table-cell>
          <table:table-cell table:style-name="ce1" office:value-type="float" office:value="8761" calcext:value-type="float">
            <text:p>8761</text:p>
          </table:table-cell>
          <table:table-cell table:style-name="ce1" office:value-type="float" office:value="2583" calcext:value-type="float">
            <text:p>2583</text:p>
          </table:table-cell>
          <table:table-cell table:style-name="ce1" office:value-type="float" office:value="466" calcext:value-type="float">
            <text:p>466</text:p>
          </table:table-cell>
          <table:table-cell table:style-name="ce1" office:value-type="float" office:value="20175" calcext:value-type="float">
            <text:p>20175</text:p>
          </table:table-cell>
          <table:table-cell table:style-name="ce1" office:value-type="float" office:value="10470" calcext:value-type="float">
            <text:p>10470</text:p>
          </table:table-cell>
          <table:table-cell table:style-name="ce1" office:value-type="float" office:value="9282" calcext:value-type="float">
            <text:p>9282</text:p>
          </table:table-cell>
          <table:table-cell table:style-name="ce1" office:value-type="float" office:value="627" calcext:value-type="float">
            <text:p>627</text:p>
          </table:table-cell>
          <table:table-cell table:style-name="ce1" table:formula="of:=SUM([.H7:.R7])" office:value-type="float" office:value="56349" calcext:value-type="float">
            <text:p>56349</text:p>
          </table:table-cell>
          <table:table-cell table:style-name="ce3" table:formula="of:=[.H7]/[.$S7]" office:value-type="percentage" office:value="0.0107898986672346" calcext:value-type="percentage">
            <text:p>1,08%</text:p>
          </table:table-cell>
          <table:table-cell table:style-name="ce3" table:formula="of:=[.I7]/[.$S7]" office:value-type="percentage" office:value="0.00747129496530551" calcext:value-type="percentage">
            <text:p>0,75%</text:p>
          </table:table-cell>
          <table:table-cell table:style-name="ce3" table:formula="of:=[.J7]/[.$S7]" office:value-type="percentage" office:value="0.00172141475447657" calcext:value-type="percentage">
            <text:p>0,17%</text:p>
          </table:table-cell>
          <table:table-cell table:style-name="ce3" table:formula="of:=[.K7]/[.$S7]" office:value-type="percentage" office:value="0.0507373688974072" calcext:value-type="percentage">
            <text:p>5,07%</text:p>
          </table:table-cell>
          <table:table-cell table:style-name="ce3" table:formula="of:=[.L7]/[.$S7]" office:value-type="percentage" office:value="0.155477470762569" calcext:value-type="percentage">
            <text:p>15,55%</text:p>
          </table:table-cell>
          <table:table-cell table:style-name="ce3" table:formula="of:=[.M7]/[.$S7]" office:value-type="percentage" office:value="0.0458393227918863" calcext:value-type="percentage">
            <text:p>4,58%</text:p>
          </table:table-cell>
          <table:table-cell table:style-name="ce3" table:formula="of:=[.N7]/[.$S7]" office:value-type="percentage" office:value="0.00826988943903175" calcext:value-type="percentage">
            <text:p>0,83%</text:p>
          </table:table-cell>
          <table:table-cell table:style-name="ce3" table:formula="of:=[.O7]/[.$S7]" office:value-type="percentage" office:value="0.358036522387265" calcext:value-type="percentage">
            <text:p>35,80%</text:p>
          </table:table-cell>
          <table:table-cell table:style-name="ce3" table:formula="of:=[.P7]/[.$S7]" office:value-type="percentage" office:value="0.185806314220306" calcext:value-type="percentage">
            <text:p>18,58%</text:p>
          </table:table-cell>
          <table:table-cell table:style-name="ce3" table:formula="of:=[.Q7]/[.$S7]" office:value-type="percentage" office:value="0.164723420113933" calcext:value-type="percentage">
            <text:p>16,47%</text:p>
          </table:table-cell>
          <table:table-cell table:style-name="ce3" table:formula="of:=[.R7]/[.$S7]" office:value-type="percentage" office:value="0.0111270830005856" calcext:value-type="percentage">
            <text:p>1,1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02-02</text:p>
          </table:table-cell>
          <table:table-cell table:style-name="ce1" office:value-type="string" calcext:value-type="string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3948" calcext:value-type="float">
            <text:p>73948</text:p>
          </table:table-cell>
          <table:table-cell table:style-name="ce1" office:value-type="float" office:value="57729" calcext:value-type="float">
            <text:p>57729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481" calcext:value-type="float">
            <text:p>481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2773" calcext:value-type="float">
            <text:p>2773</text:p>
          </table:table-cell>
          <table:table-cell table:style-name="ce1" office:value-type="float" office:value="9824" calcext:value-type="float">
            <text:p>9824</text:p>
          </table:table-cell>
          <table:table-cell table:style-name="ce1" office:value-type="float" office:value="2398" calcext:value-type="float">
            <text:p>2398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18356" calcext:value-type="float">
            <text:p>18356</text:p>
          </table:table-cell>
          <table:table-cell table:style-name="ce1" office:value-type="float" office:value="10920" calcext:value-type="float">
            <text:p>10920</text:p>
          </table:table-cell>
          <table:table-cell table:style-name="ce1" office:value-type="float" office:value="10080" calcext:value-type="float">
            <text:p>10080</text:p>
          </table:table-cell>
          <table:table-cell table:style-name="ce1" office:value-type="float" office:value="614" calcext:value-type="float">
            <text:p>614</text:p>
          </table:table-cell>
          <table:table-cell table:style-name="ce1" table:formula="of:=SUM([.H8:.R8])" office:value-type="float" office:value="56280" calcext:value-type="float">
            <text:p>56280</text:p>
          </table:table-cell>
          <table:table-cell table:style-name="ce3" table:formula="of:=[.H8]/[.$S8]" office:value-type="percentage" office:value="0.00854655294953802" calcext:value-type="percentage">
            <text:p>0,85%</text:p>
          </table:table-cell>
          <table:table-cell table:style-name="ce3" table:formula="of:=[.I8]/[.$S8]" office:value-type="percentage" office:value="0.00609452736318408" calcext:value-type="percentage">
            <text:p>0,61%</text:p>
          </table:table-cell>
          <table:table-cell table:style-name="ce3" table:formula="of:=[.J8]/[.$S8]" office:value-type="percentage" office:value="0.00163468372423596" calcext:value-type="percentage">
            <text:p>0,16%</text:p>
          </table:table-cell>
          <table:table-cell table:style-name="ce3" table:formula="of:=[.K8]/[.$S8]" office:value-type="percentage" office:value="0.049271499644634" calcext:value-type="percentage">
            <text:p>4,93%</text:p>
          </table:table-cell>
          <table:table-cell table:style-name="ce3" table:formula="of:=[.L8]/[.$S8]" office:value-type="percentage" office:value="0.17455579246624" calcext:value-type="percentage">
            <text:p>17,46%</text:p>
          </table:table-cell>
          <table:table-cell table:style-name="ce3" table:formula="of:=[.M8]/[.$S8]" office:value-type="percentage" office:value="0.0426083866382374" calcext:value-type="percentage">
            <text:p>4,26%</text:p>
          </table:table-cell>
          <table:table-cell table:style-name="ce3" table:formula="of:=[.N8]/[.$S8]" office:value-type="percentage" office:value="0.00708955223880597" calcext:value-type="percentage">
            <text:p>0,71%</text:p>
          </table:table-cell>
          <table:table-cell table:style-name="ce3" table:formula="of:=[.O8]/[.$S8]" office:value-type="percentage" office:value="0.326154939587775" calcext:value-type="percentage">
            <text:p>32,62%</text:p>
          </table:table-cell>
          <table:table-cell table:style-name="ce3" table:formula="of:=[.P8]/[.$S8]" office:value-type="percentage" office:value="0.194029850746269" calcext:value-type="percentage">
            <text:p>19,40%</text:p>
          </table:table-cell>
          <table:table-cell table:style-name="ce3" table:formula="of:=[.Q8]/[.$S8]" office:value-type="percentage" office:value="0.17910447761194" calcext:value-type="percentage">
            <text:p>17,91%</text:p>
          </table:table-cell>
          <table:table-cell table:style-name="ce3" table:formula="of:=[.R8]/[.$S8]" office:value-type="percentage" office:value="0.01090973702914" calcext:value-type="percentage">
            <text:p>1,09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02-03</text:p>
          </table:table-cell>
          <table:table-cell table:style-name="ce1" office:value-type="string" calcext:value-type="string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8126" calcext:value-type="float">
            <text:p>68126</text:p>
          </table:table-cell>
          <table:table-cell table:style-name="ce1" office:value-type="float" office:value="53788" calcext:value-type="float">
            <text:p>53788</text:p>
          </table:table-cell>
          <table:table-cell table:style-name="ce1" office:value-type="float" office:value="1004" calcext:value-type="float">
            <text:p>1004</text:p>
          </table:table-cell>
          <table:table-cell table:style-name="ce1" office:value-type="float" office:value="503" calcext:value-type="float">
            <text:p>503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2625" calcext:value-type="float">
            <text:p>2625</text:p>
          </table:table-cell>
          <table:table-cell table:style-name="ce1" office:value-type="float" office:value="8651" calcext:value-type="float">
            <text:p>8651</text:p>
          </table:table-cell>
          <table:table-cell table:style-name="ce1" office:value-type="float" office:value="2108" calcext:value-type="float">
            <text:p>2108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20901" calcext:value-type="float">
            <text:p>20901</text:p>
          </table:table-cell>
          <table:table-cell table:style-name="ce1" office:value-type="float" office:value="7977" calcext:value-type="float">
            <text:p>7977</text:p>
          </table:table-cell>
          <table:table-cell table:style-name="ce1" office:value-type="float" office:value="7987" calcext:value-type="float">
            <text:p>7987</text:p>
          </table:table-cell>
          <table:table-cell table:style-name="ce1" office:value-type="float" office:value="593" calcext:value-type="float">
            <text:p>593</text:p>
          </table:table-cell>
          <table:table-cell table:style-name="ce1" table:formula="of:=SUM([.H9:.R9])" office:value-type="float" office:value="52281" calcext:value-type="float">
            <text:p>52281</text:p>
          </table:table-cell>
          <table:table-cell table:style-name="ce3" table:formula="of:=[.H9]/[.$S9]" office:value-type="percentage" office:value="0.0103861823607047" calcext:value-type="percentage">
            <text:p>1,04%</text:p>
          </table:table-cell>
          <table:table-cell table:style-name="ce3" table:formula="of:=[.I9]/[.$S9]" office:value-type="percentage" office:value="0.00677110231250359" calcext:value-type="percentage">
            <text:p>0,68%</text:p>
          </table:table-cell>
          <table:table-cell table:style-name="ce3" table:formula="of:=[.J9]/[.$S9]" office:value-type="percentage" office:value="0.00189361335858151" calcext:value-type="percentage">
            <text:p>0,19%</text:p>
          </table:table-cell>
          <table:table-cell table:style-name="ce3" table:formula="of:=[.K9]/[.$S9]" office:value-type="percentage" office:value="0.0502094451139037" calcext:value-type="percentage">
            <text:p>5,02%</text:p>
          </table:table-cell>
          <table:table-cell table:style-name="ce3" table:formula="of:=[.L9]/[.$S9]" office:value-type="percentage" office:value="0.165471203687764" calcext:value-type="percentage">
            <text:p>16,55%</text:p>
          </table:table-cell>
          <table:table-cell table:style-name="ce3" table:formula="of:=[.M9]/[.$S9]" office:value-type="percentage" office:value="0.0403205753524225" calcext:value-type="percentage">
            <text:p>4,03%</text:p>
          </table:table-cell>
          <table:table-cell table:style-name="ce3" table:formula="of:=[.N9]/[.$S9]" office:value-type="percentage" office:value="0.0084734415944607" calcext:value-type="percentage">
            <text:p>0,85%</text:p>
          </table:table-cell>
          <table:table-cell table:style-name="ce3" table:formula="of:=[.O9]/[.$S9]" office:value-type="percentage" office:value="0.399781947552648" calcext:value-type="percentage">
            <text:p>39,98%</text:p>
          </table:table-cell>
          <table:table-cell table:style-name="ce3" table:formula="of:=[.P9]/[.$S9]" office:value-type="percentage" office:value="0.15257933092328" calcext:value-type="percentage">
            <text:p>15,26%</text:p>
          </table:table-cell>
          <table:table-cell table:style-name="ce3" table:formula="of:=[.Q9]/[.$S9]" office:value-type="percentage" office:value="0.152770604999904" calcext:value-type="percentage">
            <text:p>15,28%</text:p>
          </table:table-cell>
          <table:table-cell table:style-name="ce3" table:formula="of:=[.R9]/[.$S9]" office:value-type="percentage" office:value="0.0113425527438266" calcext:value-type="percentage">
            <text:p>1,13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02-04</text:p>
          </table:table-cell>
          <table:table-cell table:style-name="ce1" office:value-type="string" calcext:value-type="string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9155" calcext:value-type="float">
            <text:p>79155</text:p>
          </table:table-cell>
          <table:table-cell table:style-name="ce1" office:value-type="float" office:value="60526" calcext:value-type="float">
            <text:p>60526</text:p>
          </table:table-cell>
          <table:table-cell table:style-name="ce1" office:value-type="float" office:value="980" calcext:value-type="float">
            <text:p>980</text:p>
          </table:table-cell>
          <table:table-cell table:style-name="ce1" office:value-type="float" office:value="477" calcext:value-type="float">
            <text:p>477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503" calcext:value-type="float">
            <text:p>503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2891" calcext:value-type="float">
            <text:p>2891</text:p>
          </table:table-cell>
          <table:table-cell table:style-name="ce1" office:value-type="float" office:value="8990" calcext:value-type="float">
            <text:p>8990</text:p>
          </table:table-cell>
          <table:table-cell table:style-name="ce1" office:value-type="float" office:value="2508" calcext:value-type="float">
            <text:p>2508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20974" calcext:value-type="float">
            <text:p>20974</text:p>
          </table:table-cell>
          <table:table-cell table:style-name="ce1" office:value-type="float" office:value="10746" calcext:value-type="float">
            <text:p>10746</text:p>
          </table:table-cell>
          <table:table-cell table:style-name="ce1" office:value-type="float" office:value="10755" calcext:value-type="float">
            <text:p>10755</text:p>
          </table:table-cell>
          <table:table-cell table:style-name="ce1" office:value-type="float" office:value="630" calcext:value-type="float">
            <text:p>630</text:p>
          </table:table-cell>
          <table:table-cell table:style-name="ce1" table:formula="of:=SUM([.H10:.R10])" office:value-type="float" office:value="59069" calcext:value-type="float">
            <text:p>59069</text:p>
          </table:table-cell>
          <table:table-cell table:style-name="ce3" table:formula="of:=[.H10]/[.$S10]" office:value-type="percentage" office:value="0.00900641622509269" calcext:value-type="percentage">
            <text:p>0,90%</text:p>
          </table:table-cell>
          <table:table-cell table:style-name="ce3" table:formula="of:=[.I10]/[.$S10]" office:value-type="percentage" office:value="0.0085154649647023" calcext:value-type="percentage">
            <text:p>0,85%</text:p>
          </table:table-cell>
          <table:table-cell table:style-name="ce3" table:formula="of:=[.J10]/[.$S10]" office:value-type="percentage" office:value="0.00184529956491561" calcext:value-type="percentage">
            <text:p>0,18%</text:p>
          </table:table-cell>
          <table:table-cell table:style-name="ce3" table:formula="of:=[.K10]/[.$S10]" office:value-type="percentage" office:value="0.04894276185478" calcext:value-type="percentage">
            <text:p>4,89%</text:p>
          </table:table-cell>
          <table:table-cell table:style-name="ce3" table:formula="of:=[.L10]/[.$S10]" office:value-type="percentage" office:value="0.152194890721021" calcext:value-type="percentage">
            <text:p>15,22%</text:p>
          </table:table-cell>
          <table:table-cell table:style-name="ce3" table:formula="of:=[.M10]/[.$S10]" office:value-type="percentage" office:value="0.0424588193468655" calcext:value-type="percentage">
            <text:p>4,25%</text:p>
          </table:table-cell>
          <table:table-cell table:style-name="ce3" table:formula="of:=[.N10]/[.$S10]" office:value-type="percentage" office:value="0.0072965514906296" calcext:value-type="percentage">
            <text:p>0,73%</text:p>
          </table:table-cell>
          <table:table-cell table:style-name="ce3" table:formula="of:=[.O10]/[.$S10]" office:value-type="percentage" office:value="0.355076266738899" calcext:value-type="percentage">
            <text:p>35,51%</text:p>
          </table:table-cell>
          <table:table-cell table:style-name="ce3" table:formula="of:=[.P10]/[.$S10]" office:value-type="percentage" office:value="0.18192283600535" calcext:value-type="percentage">
            <text:p>18,19%</text:p>
          </table:table-cell>
          <table:table-cell table:style-name="ce3" table:formula="of:=[.Q10]/[.$S10]" office:value-type="percentage" office:value="0.182075200189609" calcext:value-type="percentage">
            <text:p>18,21%</text:p>
          </table:table-cell>
          <table:table-cell table:style-name="ce3" table:formula="of:=[.R10]/[.$S10]" office:value-type="percentage" office:value="0.0106654928981361" calcext:value-type="percentage">
            <text:p>1,07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02-05</text:p>
          </table:table-cell>
          <table:table-cell table:style-name="ce1" office:value-type="string" calcext:value-type="string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2231" calcext:value-type="float">
            <text:p>82231</text:p>
          </table:table-cell>
          <table:table-cell table:style-name="ce1" office:value-type="float" office:value="65790" calcext:value-type="float">
            <text:p>65790</text:p>
          </table:table-cell>
          <table:table-cell table:style-name="ce1" office:value-type="float" office:value="1096" calcext:value-type="float">
            <text:p>1096</text:p>
          </table:table-cell>
          <table:table-cell table:style-name="ce1" office:value-type="float" office:value="474" calcext:value-type="float">
            <text:p>474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3504" calcext:value-type="float">
            <text:p>3504</text:p>
          </table:table-cell>
          <table:table-cell table:style-name="ce1" office:value-type="float" office:value="10759" calcext:value-type="float">
            <text:p>10759</text:p>
          </table:table-cell>
          <table:table-cell table:style-name="ce1" office:value-type="float" office:value="2634" calcext:value-type="float">
            <text:p>2634</text:p>
          </table:table-cell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22381" calcext:value-type="float">
            <text:p>22381</text:p>
          </table:table-cell>
          <table:table-cell table:style-name="ce1" office:value-type="float" office:value="11580" calcext:value-type="float">
            <text:p>11580</text:p>
          </table:table-cell>
          <table:table-cell table:style-name="ce1" office:value-type="float" office:value="10855" calcext:value-type="float">
            <text:p>10855</text:p>
          </table:table-cell>
          <table:table-cell table:style-name="ce1" office:value-type="float" office:value="692" calcext:value-type="float">
            <text:p>692</text:p>
          </table:table-cell>
          <table:table-cell table:style-name="ce1" table:formula="of:=SUM([.H11:.R11])" office:value-type="float" office:value="64220" calcext:value-type="float">
            <text:p>64220</text:p>
          </table:table-cell>
          <table:table-cell table:style-name="ce3" table:formula="of:=[.H11]/[.$S11]" office:value-type="percentage" office:value="0.00934288383681096" calcext:value-type="percentage">
            <text:p>0,93%</text:p>
          </table:table-cell>
          <table:table-cell table:style-name="ce3" table:formula="of:=[.I11]/[.$S11]" office:value-type="percentage" office:value="0.00856431018374338" calcext:value-type="percentage">
            <text:p>0,86%</text:p>
          </table:table-cell>
          <table:table-cell table:style-name="ce3" table:formula="of:=[.J11]/[.$S11]" office:value-type="percentage" office:value="0.00216443475552787" calcext:value-type="percentage">
            <text:p>0,22%</text:p>
          </table:table-cell>
          <table:table-cell table:style-name="ce3" table:formula="of:=[.K11]/[.$S11]" office:value-type="percentage" office:value="0.054562441606976" calcext:value-type="percentage">
            <text:p>5,46%</text:p>
          </table:table-cell>
          <table:table-cell table:style-name="ce3" table:formula="of:=[.L11]/[.$S11]" office:value-type="percentage" office:value="0.167533478667082" calcext:value-type="percentage">
            <text:p>16,75%</text:p>
          </table:table-cell>
          <table:table-cell table:style-name="ce3" table:formula="of:=[.M11]/[.$S11]" office:value-type="percentage" office:value="0.0410152600436001" calcext:value-type="percentage">
            <text:p>4,10%</text:p>
          </table:table-cell>
          <table:table-cell table:style-name="ce3" table:formula="of:=[.N11]/[.$S11]" office:value-type="percentage" office:value="0.00819059483027094" calcext:value-type="percentage">
            <text:p>0,82%</text:p>
          </table:table-cell>
          <table:table-cell table:style-name="ce3" table:formula="of:=[.O11]/[.$S11]" office:value-type="percentage" office:value="0.34850513858611" calcext:value-type="percentage">
            <text:p>34,85%</text:p>
          </table:table-cell>
          <table:table-cell table:style-name="ce3" table:formula="of:=[.P11]/[.$S11]" office:value-type="percentage" office:value="0.180317658050452" calcext:value-type="percentage">
            <text:p>18,03%</text:p>
          </table:table-cell>
          <table:table-cell table:style-name="ce3" table:formula="of:=[.Q11]/[.$S11]" office:value-type="percentage" office:value="0.169028340080972" calcext:value-type="percentage">
            <text:p>16,90%</text:p>
          </table:table-cell>
          <table:table-cell table:style-name="ce3" table:formula="of:=[.R11]/[.$S11]" office:value-type="percentage" office:value="0.0107754593584553" calcext:value-type="percentage">
            <text:p>1,0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03-01</text:p>
          </table:table-cell>
          <table:table-cell table:style-name="ce1" office:value-type="string" calcext:value-type="string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9724" calcext:value-type="float">
            <text:p>89724</text:p>
          </table:table-cell>
          <table:table-cell table:style-name="ce1" office:value-type="float" office:value="71554" calcext:value-type="float">
            <text:p>71554</text:p>
          </table:table-cell>
          <table:table-cell table:style-name="ce1" office:value-type="float" office:value="1478" calcext:value-type="float">
            <text:p>1478</text:p>
          </table:table-cell>
          <table:table-cell table:style-name="ce1" office:value-type="float" office:value="1102" calcext:value-type="float">
            <text:p>1102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473" calcext:value-type="float">
            <text:p>473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3525" calcext:value-type="float">
            <text:p>3525</text:p>
          </table:table-cell>
          <table:table-cell table:style-name="ce1" office:value-type="float" office:value="12923" calcext:value-type="float">
            <text:p>12923</text:p>
          </table:table-cell>
          <table:table-cell table:style-name="ce1" office:value-type="float" office:value="3949" calcext:value-type="float">
            <text:p>3949</text:p>
          </table:table-cell>
          <table:table-cell table:style-name="ce1" office:value-type="float" office:value="904" calcext:value-type="float">
            <text:p>904</text:p>
          </table:table-cell>
          <table:table-cell table:style-name="ce1" office:value-type="float" office:value="15318" calcext:value-type="float">
            <text:p>15318</text:p>
          </table:table-cell>
          <table:table-cell table:style-name="ce1" office:value-type="float" office:value="16276" calcext:value-type="float">
            <text:p>16276</text:p>
          </table:table-cell>
          <table:table-cell table:style-name="ce1" office:value-type="float" office:value="14043" calcext:value-type="float">
            <text:p>14043</text:p>
          </table:table-cell>
          <table:table-cell table:style-name="ce1" office:value-type="float" office:value="835" calcext:value-type="float">
            <text:p>835</text:p>
          </table:table-cell>
          <table:table-cell table:style-name="ce1" table:formula="of:=SUM([.H12:.R12])" office:value-type="float" office:value="68974" calcext:value-type="float">
            <text:p>68974</text:p>
          </table:table-cell>
          <table:table-cell table:style-name="ce3" table:formula="of:=[.H12]/[.$S12]" office:value-type="percentage" office:value="0.00861194073129005" calcext:value-type="percentage">
            <text:p>0,86%</text:p>
          </table:table-cell>
          <table:table-cell table:style-name="ce3" table:formula="of:=[.I12]/[.$S12]" office:value-type="percentage" office:value="0.00685765650824949" calcext:value-type="percentage">
            <text:p>0,69%</text:p>
          </table:table-cell>
          <table:table-cell table:style-name="ce3" table:formula="of:=[.J12]/[.$S12]" office:value-type="percentage" office:value="0.00194276104039203" calcext:value-type="percentage">
            <text:p>0,19%</text:p>
          </table:table-cell>
          <table:table-cell table:style-name="ce3" table:formula="of:=[.K12]/[.$S12]" office:value-type="percentage" office:value="0.0511062139356859" calcext:value-type="percentage">
            <text:p>5,11%</text:p>
          </table:table-cell>
          <table:table-cell table:style-name="ce3" table:formula="of:=[.L12]/[.$S12]" office:value-type="percentage" office:value="0.187360454664076" calcext:value-type="percentage">
            <text:p>18,74%</text:p>
          </table:table-cell>
          <table:table-cell table:style-name="ce3" table:formula="of:=[.M12]/[.$S12]" office:value-type="percentage" office:value="0.0572534578246876" calcext:value-type="percentage">
            <text:p>5,73%</text:p>
          </table:table-cell>
          <table:table-cell table:style-name="ce3" table:formula="of:=[.N12]/[.$S12]" office:value-type="percentage" office:value="0.0131063879142865" calcext:value-type="percentage">
            <text:p>1,31%</text:p>
          </table:table-cell>
          <table:table-cell table:style-name="ce3" table:formula="of:=[.O12]/[.$S12]" office:value-type="percentage" office:value="0.222083683706904" calcext:value-type="percentage">
            <text:p>22,21%</text:p>
          </table:table-cell>
          <table:table-cell table:style-name="ce3" table:formula="of:=[.P12]/[.$S12]" office:value-type="percentage" office:value="0.235972975324035" calcext:value-type="percentage">
            <text:p>23,60%</text:p>
          </table:table-cell>
          <table:table-cell table:style-name="ce3" table:formula="of:=[.Q12]/[.$S12]" office:value-type="percentage" office:value="0.203598457389741" calcext:value-type="percentage">
            <text:p>20,36%</text:p>
          </table:table-cell>
          <table:table-cell table:style-name="ce3" table:formula="of:=[.R12]/[.$S12]" office:value-type="percentage" office:value="0.0121060109606518" calcext:value-type="percentage">
            <text:p>1,2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03-02</text:p>
          </table:table-cell>
          <table:table-cell table:style-name="ce1" office:value-type="string" calcext:value-type="string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5064" calcext:value-type="float">
            <text:p>85064</text:p>
          </table:table-cell>
          <table:table-cell table:style-name="ce1" office:value-type="float" office:value="65430" calcext:value-type="float">
            <text:p>65430</text:p>
          </table:table-cell>
          <table:table-cell table:style-name="ce1" office:value-type="float" office:value="1420" calcext:value-type="float">
            <text:p>142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492" calcext:value-type="float">
            <text:p>492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3061" calcext:value-type="float">
            <text:p>3061</text:p>
          </table:table-cell>
          <table:table-cell table:style-name="ce1" office:value-type="float" office:value="10933" calcext:value-type="float">
            <text:p>10933</text:p>
          </table:table-cell>
          <table:table-cell table:style-name="ce1" office:value-type="float" office:value="3609" calcext:value-type="float">
            <text:p>3609</text:p>
          </table:table-cell>
          <table:table-cell table:style-name="ce1" office:value-type="float" office:value="1003" calcext:value-type="float">
            <text:p>1003</text:p>
          </table:table-cell>
          <table:table-cell table:style-name="ce1" office:value-type="float" office:value="13736" calcext:value-type="float">
            <text:p>13736</text:p>
          </table:table-cell>
          <table:table-cell table:style-name="ce1" office:value-type="float" office:value="14785" calcext:value-type="float">
            <text:p>14785</text:p>
          </table:table-cell>
          <table:table-cell table:style-name="ce1" office:value-type="float" office:value="14149" calcext:value-type="float">
            <text:p>14149</text:p>
          </table:table-cell>
          <table:table-cell table:style-name="ce1" office:value-type="float" office:value="801" calcext:value-type="float">
            <text:p>801</text:p>
          </table:table-cell>
          <table:table-cell table:style-name="ce1" table:formula="of:=SUM([.H13:.R13])" office:value-type="float" office:value="63230" calcext:value-type="float">
            <text:p>63230</text:p>
          </table:table-cell>
          <table:table-cell table:style-name="ce3" table:formula="of:=[.H13]/[.$S13]" office:value-type="percentage" office:value="0.00865095682429227" calcext:value-type="percentage">
            <text:p>0,87%</text:p>
          </table:table-cell>
          <table:table-cell table:style-name="ce3" table:formula="of:=[.I13]/[.$S13]" office:value-type="percentage" office:value="0.0077811165585956" calcext:value-type="percentage">
            <text:p>0,78%</text:p>
          </table:table-cell>
          <table:table-cell table:style-name="ce3" table:formula="of:=[.J13]/[.$S13]" office:value-type="percentage" office:value="0.00180294164162581" calcext:value-type="percentage">
            <text:p>0,18%</text:p>
          </table:table-cell>
          <table:table-cell table:style-name="ce3" table:formula="of:=[.K13]/[.$S13]" office:value-type="percentage" office:value="0.0484105646054088" calcext:value-type="percentage">
            <text:p>4,84%</text:p>
          </table:table-cell>
          <table:table-cell table:style-name="ce3" table:formula="of:=[.L13]/[.$S13]" office:value-type="percentage" office:value="0.172908429542938" calcext:value-type="percentage">
            <text:p>17,29%</text:p>
          </table:table-cell>
          <table:table-cell table:style-name="ce3" table:formula="of:=[.M13]/[.$S13]" office:value-type="percentage" office:value="0.0570773367072592" calcext:value-type="percentage">
            <text:p>5,71%</text:p>
          </table:table-cell>
          <table:table-cell table:style-name="ce3" table:formula="of:=[.N13]/[.$S13]" office:value-type="percentage" office:value="0.0158627233907955" calcext:value-type="percentage">
            <text:p>1,59%</text:p>
          </table:table-cell>
          <table:table-cell table:style-name="ce3" table:formula="of:=[.O13]/[.$S13]" office:value-type="percentage" office:value="0.217238652538352" calcext:value-type="percentage">
            <text:p>21,72%</text:p>
          </table:table-cell>
          <table:table-cell table:style-name="ce3" table:formula="of:=[.P13]/[.$S13]" office:value-type="percentage" office:value="0.233828878696821" calcext:value-type="percentage">
            <text:p>23,38%</text:p>
          </table:table-cell>
          <table:table-cell table:style-name="ce3" table:formula="of:=[.Q13]/[.$S13]" office:value-type="percentage" office:value="0.223770362169856" calcext:value-type="percentage">
            <text:p>22,38%</text:p>
          </table:table-cell>
          <table:table-cell table:style-name="ce3" table:formula="of:=[.R13]/[.$S13]" office:value-type="percentage" office:value="0.012668037324055" calcext:value-type="percentage">
            <text:p>1,27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03-03</text:p>
          </table:table-cell>
          <table:table-cell table:style-name="ce1" office:value-type="string" calcext:value-type="string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9158" calcext:value-type="float">
            <text:p>79158</text:p>
          </table:table-cell>
          <table:table-cell table:style-name="ce1" office:value-type="float" office:value="62605" calcext:value-type="float">
            <text:p>62605</text:p>
          </table:table-cell>
          <table:table-cell table:style-name="ce1" office:value-type="float" office:value="1342" calcext:value-type="float">
            <text:p>1342</text:p>
          </table:table-cell>
          <table:table-cell table:style-name="ce1" office:value-type="float" office:value="674" calcext:value-type="float">
            <text:p>674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3233" calcext:value-type="float">
            <text:p>3233</text:p>
          </table:table-cell>
          <table:table-cell table:style-name="ce1" office:value-type="float" office:value="12643" calcext:value-type="float">
            <text:p>12643</text:p>
          </table:table-cell>
          <table:table-cell table:style-name="ce1" office:value-type="float" office:value="3081" calcext:value-type="float">
            <text:p>3081</text:p>
          </table:table-cell>
          <table:table-cell table:style-name="ce1" office:value-type="float" office:value="1081" calcext:value-type="float">
            <text:p>1081</text:p>
          </table:table-cell>
          <table:table-cell table:style-name="ce1" office:value-type="float" office:value="14017" calcext:value-type="float">
            <text:p>14017</text:p>
          </table:table-cell>
          <table:table-cell table:style-name="ce1" office:value-type="float" office:value="14683" calcext:value-type="float">
            <text:p>14683</text:p>
          </table:table-cell>
          <table:table-cell table:style-name="ce1" office:value-type="float" office:value="10132" calcext:value-type="float">
            <text:p>10132</text:p>
          </table:table-cell>
          <table:table-cell table:style-name="ce1" office:value-type="float" office:value="692" calcext:value-type="float">
            <text:p>692</text:p>
          </table:table-cell>
          <table:table-cell table:style-name="ce1" table:formula="of:=SUM([.H14:.R14])" office:value-type="float" office:value="60589" calcext:value-type="float">
            <text:p>60589</text:p>
          </table:table-cell>
          <table:table-cell table:style-name="ce3" table:formula="of:=[.H14]/[.$S14]" office:value-type="percentage" office:value="0.00663486771526185" calcext:value-type="percentage">
            <text:p>0,66%</text:p>
          </table:table-cell>
          <table:table-cell table:style-name="ce3" table:formula="of:=[.I14]/[.$S14]" office:value-type="percentage" office:value="0.00854940665797422" calcext:value-type="percentage">
            <text:p>0,85%</text:p>
          </table:table-cell>
          <table:table-cell table:style-name="ce3" table:formula="of:=[.J14]/[.$S14]" office:value-type="percentage" office:value="0.00176599712819159" calcext:value-type="percentage">
            <text:p>0,18%</text:p>
          </table:table-cell>
          <table:table-cell table:style-name="ce3" table:formula="of:=[.K14]/[.$S14]" office:value-type="percentage" office:value="0.0533595207050785" calcext:value-type="percentage">
            <text:p>5,34%</text:p>
          </table:table-cell>
          <table:table-cell table:style-name="ce3" table:formula="of:=[.L14]/[.$S14]" office:value-type="percentage" office:value="0.208668240109591" calcext:value-type="percentage">
            <text:p>20,87%</text:p>
          </table:table-cell>
          <table:table-cell table:style-name="ce3" table:formula="of:=[.M14]/[.$S14]" office:value-type="percentage" office:value="0.050850814504283" calcext:value-type="percentage">
            <text:p>5,09%</text:p>
          </table:table-cell>
          <table:table-cell table:style-name="ce3" table:formula="of:=[.N14]/[.$S14]" office:value-type="percentage" office:value="0.0178415223885524" calcext:value-type="percentage">
            <text:p>1,78%</text:p>
          </table:table-cell>
          <table:table-cell table:style-name="ce3" table:formula="of:=[.O14]/[.$S14]" office:value-type="percentage" office:value="0.231345623793098" calcext:value-type="percentage">
            <text:p>23,13%</text:p>
          </table:table-cell>
          <table:table-cell table:style-name="ce3" table:formula="of:=[.P14]/[.$S14]" office:value-type="percentage" office:value="0.242337718067636" calcext:value-type="percentage">
            <text:p>24,23%</text:p>
          </table:table-cell>
          <table:table-cell table:style-name="ce3" table:formula="of:=[.Q14]/[.$S14]" office:value-type="percentage" office:value="0.167225073858291" calcext:value-type="percentage">
            <text:p>16,72%</text:p>
          </table:table-cell>
          <table:table-cell table:style-name="ce3" table:formula="of:=[.R14]/[.$S14]" office:value-type="percentage" office:value="0.0114212150720428" calcext:value-type="percentage">
            <text:p>1,14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04-01</text:p>
          </table:table-cell>
          <table:table-cell table:style-name="ce1" office:value-type="string" calcext:value-type="string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1220" calcext:value-type="float">
            <text:p>61220</text:p>
          </table:table-cell>
          <table:table-cell table:style-name="ce1" office:value-type="float" office:value="49935" calcext:value-type="float">
            <text:p>49935</text:p>
          </table:table-cell>
          <table:table-cell table:style-name="ce1" office:value-type="float" office:value="905" calcext:value-type="float">
            <text:p>905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457" calcext:value-type="float">
            <text:p>457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2387" calcext:value-type="float">
            <text:p>2387</text:p>
          </table:table-cell>
          <table:table-cell table:style-name="ce1" office:value-type="float" office:value="8346" calcext:value-type="float">
            <text:p>8346</text:p>
          </table:table-cell>
          <table:table-cell table:style-name="ce1" office:value-type="float" office:value="2438" calcext:value-type="float">
            <text:p>2438</text:p>
          </table:table-cell>
          <table:table-cell table:style-name="ce1" office:value-type="float" office:value="899" calcext:value-type="float">
            <text:p>899</text:p>
          </table:table-cell>
          <table:table-cell table:style-name="ce1" office:value-type="float" office:value="12815" calcext:value-type="float">
            <text:p>12815</text:p>
          </table:table-cell>
          <table:table-cell table:style-name="ce1" office:value-type="float" office:value="9565" calcext:value-type="float">
            <text:p>9565</text:p>
          </table:table-cell>
          <table:table-cell table:style-name="ce1" office:value-type="float" office:value="10737" calcext:value-type="float">
            <text:p>10737</text:p>
          </table:table-cell>
          <table:table-cell table:style-name="ce1" office:value-type="float" office:value="615" calcext:value-type="float">
            <text:p>615</text:p>
          </table:table-cell>
          <table:table-cell table:style-name="ce1" table:formula="of:=SUM([.H15:.R15])" office:value-type="float" office:value="48644" calcext:value-type="float">
            <text:p>48644</text:p>
          </table:table-cell>
          <table:table-cell table:style-name="ce3" table:formula="of:=[.H15]/[.$S15]" office:value-type="percentage" office:value="0.00573554806348162" calcext:value-type="percentage">
            <text:p>0,57%</text:p>
          </table:table-cell>
          <table:table-cell table:style-name="ce3" table:formula="of:=[.I15]/[.$S15]" office:value-type="percentage" office:value="0.00939478661294301" calcext:value-type="percentage">
            <text:p>0,94%</text:p>
          </table:table-cell>
          <table:table-cell table:style-name="ce3" table:formula="of:=[.J15]/[.$S15]" office:value-type="percentage" office:value="0.0021790971137242" calcext:value-type="percentage">
            <text:p>0,22%</text:p>
          </table:table-cell>
          <table:table-cell table:style-name="ce3" table:formula="of:=[.K15]/[.$S15]" office:value-type="percentage" office:value="0.0490708000986761" calcext:value-type="percentage">
            <text:p>4,91%</text:p>
          </table:table-cell>
          <table:table-cell table:style-name="ce3" table:formula="of:=[.L15]/[.$S15]" office:value-type="percentage" office:value="0.17157306142587" calcext:value-type="percentage">
            <text:p>17,16%</text:p>
          </table:table-cell>
          <table:table-cell table:style-name="ce3" table:formula="of:=[.M15]/[.$S15]" office:value-type="percentage" office:value="0.0501192336156566" calcext:value-type="percentage">
            <text:p>5,01%</text:p>
          </table:table-cell>
          <table:table-cell table:style-name="ce3" table:formula="of:=[.N15]/[.$S15]" office:value-type="percentage" office:value="0.0184812104267741" calcext:value-type="percentage">
            <text:p>1,85%</text:p>
          </table:table-cell>
          <table:table-cell table:style-name="ce3" table:formula="of:=[.O15]/[.$S15]" office:value-type="percentage" office:value="0.263444618041279" calcext:value-type="percentage">
            <text:p>26,34%</text:p>
          </table:table-cell>
          <table:table-cell table:style-name="ce3" table:formula="of:=[.P15]/[.$S15]" office:value-type="percentage" office:value="0.196632678233698" calcext:value-type="percentage">
            <text:p>19,66%</text:p>
          </table:table-cell>
          <table:table-cell table:style-name="ce3" table:formula="of:=[.Q15]/[.$S15]" office:value-type="percentage" office:value="0.220726091604309" calcext:value-type="percentage">
            <text:p>22,07%</text:p>
          </table:table-cell>
          <table:table-cell table:style-name="ce3" table:formula="of:=[.R15]/[.$S15]" office:value-type="percentage" office:value="0.0126428747635885" calcext:value-type="percentage">
            <text:p>1,26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04-02</text:p>
          </table:table-cell>
          <table:table-cell table:style-name="ce1" office:value-type="string" calcext:value-type="string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5358" calcext:value-type="float">
            <text:p>65358</text:p>
          </table:table-cell>
          <table:table-cell table:style-name="ce1" office:value-type="float" office:value="52320" calcext:value-type="float">
            <text:p>52320</text:p>
          </table:table-cell>
          <table:table-cell table:style-name="ce1" office:value-type="float" office:value="901" calcext:value-type="float">
            <text:p>901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2473" calcext:value-type="float">
            <text:p>2473</text:p>
          </table:table-cell>
          <table:table-cell table:style-name="ce1" office:value-type="float" office:value="10096" calcext:value-type="float">
            <text:p>10096</text:p>
          </table:table-cell>
          <table:table-cell table:style-name="ce1" office:value-type="float" office:value="2545" calcext:value-type="float">
            <text:p>2545</text:p>
          </table:table-cell>
          <table:table-cell table:style-name="ce1" office:value-type="float" office:value="822" calcext:value-type="float">
            <text:p>822</text:p>
          </table:table-cell>
          <table:table-cell table:style-name="ce1" office:value-type="float" office:value="11648" calcext:value-type="float">
            <text:p>11648</text:p>
          </table:table-cell>
          <table:table-cell table:style-name="ce1" office:value-type="float" office:value="10395" calcext:value-type="float">
            <text:p>10395</text:p>
          </table:table-cell>
          <table:table-cell table:style-name="ce1" office:value-type="float" office:value="11711" calcext:value-type="float">
            <text:p>11711</text:p>
          </table:table-cell>
          <table:table-cell table:style-name="ce1" office:value-type="float" office:value="563" calcext:value-type="float">
            <text:p>563</text:p>
          </table:table-cell>
          <table:table-cell table:style-name="ce1" table:formula="of:=SUM([.H16:.R16])" office:value-type="float" office:value="51069" calcext:value-type="float">
            <text:p>51069</text:p>
          </table:table-cell>
          <table:table-cell table:style-name="ce3" table:formula="of:=[.H16]/[.$S16]" office:value-type="percentage" office:value="0.00473868687462061" calcext:value-type="percentage">
            <text:p>0,47%</text:p>
          </table:table-cell>
          <table:table-cell table:style-name="ce3" table:formula="of:=[.I16]/[.$S16]" office:value-type="percentage" office:value="0.00930114159274707" calcext:value-type="percentage">
            <text:p>0,93%</text:p>
          </table:table-cell>
          <table:table-cell table:style-name="ce3" table:formula="of:=[.J16]/[.$S16]" office:value-type="percentage" office:value="0.0019385537214357" calcext:value-type="percentage">
            <text:p>0,19%</text:p>
          </table:table-cell>
          <table:table-cell table:style-name="ce3" table:formula="of:=[.K16]/[.$S16]" office:value-type="percentage" office:value="0.0484246803344495" calcext:value-type="percentage">
            <text:p>4,84%</text:p>
          </table:table-cell>
          <table:table-cell table:style-name="ce3" table:formula="of:=[.L16]/[.$S16]" office:value-type="percentage" office:value="0.197693316884999" calcext:value-type="percentage">
            <text:p>19,77%</text:p>
          </table:table-cell>
          <table:table-cell table:style-name="ce3" table:formula="of:=[.M16]/[.$S16]" office:value-type="percentage" office:value="0.0498345375864027" calcext:value-type="percentage">
            <text:p>4,98%</text:p>
          </table:table-cell>
          <table:table-cell table:style-name="ce3" table:formula="of:=[.N16]/[.$S16]" office:value-type="percentage" office:value="0.0160958702931328" calcext:value-type="percentage">
            <text:p>1,61%</text:p>
          </table:table-cell>
          <table:table-cell table:style-name="ce3" table:formula="of:=[.O16]/[.$S16]" office:value-type="percentage" office:value="0.22808357320488" calcext:value-type="percentage">
            <text:p>22,81%</text:p>
          </table:table-cell>
          <table:table-cell table:style-name="ce3" table:formula="of:=[.P16]/[.$S16]" office:value-type="percentage" office:value="0.203548140750749" calcext:value-type="percentage">
            <text:p>20,35%</text:p>
          </table:table-cell>
          <table:table-cell table:style-name="ce3" table:formula="of:=[.Q16]/[.$S16]" office:value-type="percentage" office:value="0.229317198300339" calcext:value-type="percentage">
            <text:p>22,93%</text:p>
          </table:table-cell>
          <table:table-cell table:style-name="ce3" table:formula="of:=[.R16]/[.$S16]" office:value-type="percentage" office:value="0.0110243004562455" calcext:value-type="percentage">
            <text:p>1,1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05-01</text:p>
          </table:table-cell>
          <table:table-cell table:style-name="ce1" office:value-type="string" calcext:value-type="string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7744" calcext:value-type="float">
            <text:p>57744</text:p>
          </table:table-cell>
          <table:table-cell table:style-name="ce1" office:value-type="float" office:value="46753" calcext:value-type="float">
            <text:p>46753</text:p>
          </table:table-cell>
          <table:table-cell table:style-name="ce1" office:value-type="float" office:value="791" calcext:value-type="float">
            <text:p>791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2550" calcext:value-type="float">
            <text:p>2550</text:p>
          </table:table-cell>
          <table:table-cell table:style-name="ce1" office:value-type="float" office:value="8255" calcext:value-type="float">
            <text:p>8255</text:p>
          </table:table-cell>
          <table:table-cell table:style-name="ce1" office:value-type="float" office:value="2710" calcext:value-type="float">
            <text:p>2710</text:p>
          </table:table-cell>
          <table:table-cell table:style-name="ce1" office:value-type="float" office:value="767" calcext:value-type="float">
            <text:p>767</text:p>
          </table:table-cell>
          <table:table-cell table:style-name="ce1" office:value-type="float" office:value="10302" calcext:value-type="float">
            <text:p>10302</text:p>
          </table:table-cell>
          <table:table-cell table:style-name="ce1" office:value-type="float" office:value="10204" calcext:value-type="float">
            <text:p>10204</text:p>
          </table:table-cell>
          <table:table-cell table:style-name="ce1" office:value-type="float" office:value="9528" calcext:value-type="float">
            <text:p>9528</text:p>
          </table:table-cell>
          <table:table-cell table:style-name="ce1" office:value-type="float" office:value="533" calcext:value-type="float">
            <text:p>533</text:p>
          </table:table-cell>
          <table:table-cell table:style-name="ce1" table:formula="of:=SUM([.H17:.R17])" office:value-type="float" office:value="45614" calcext:value-type="float">
            <text:p>45614</text:p>
          </table:table-cell>
          <table:table-cell table:style-name="ce3" table:formula="of:=[.H17]/[.$S17]" office:value-type="percentage" office:value="0.00513000394615688" calcext:value-type="percentage">
            <text:p>0,51%</text:p>
          </table:table-cell>
          <table:table-cell table:style-name="ce3" table:formula="of:=[.I17]/[.$S17]" office:value-type="percentage" office:value="0.0101942386109528" calcext:value-type="percentage">
            <text:p>1,02%</text:p>
          </table:table-cell>
          <table:table-cell table:style-name="ce3" table:formula="of:=[.J17]/[.$S17]" office:value-type="percentage" office:value="0.00144692418994168" calcext:value-type="percentage">
            <text:p>0,14%</text:p>
          </table:table-cell>
          <table:table-cell table:style-name="ce3" table:formula="of:=[.K17]/[.$S17]" office:value-type="percentage" office:value="0.0559038891568378" calcext:value-type="percentage">
            <text:p>5,59%</text:p>
          </table:table-cell>
          <table:table-cell table:style-name="ce3" table:formula="of:=[.L17]/[.$S17]" office:value-type="percentage" office:value="0.180975139211646" calcext:value-type="percentage">
            <text:p>18,10%</text:p>
          </table:table-cell>
          <table:table-cell table:style-name="ce3" table:formula="of:=[.M17]/[.$S17]" office:value-type="percentage" office:value="0.059411584162757" calcext:value-type="percentage">
            <text:p>5,94%</text:p>
          </table:table-cell>
          <table:table-cell table:style-name="ce3" table:formula="of:=[.N17]/[.$S17]" office:value-type="percentage" office:value="0.0168150129346253" calcext:value-type="percentage">
            <text:p>1,68%</text:p>
          </table:table-cell>
          <table:table-cell table:style-name="ce3" table:formula="of:=[.O17]/[.$S17]" office:value-type="percentage" office:value="0.225851712193625" calcext:value-type="percentage">
            <text:p>22,59%</text:p>
          </table:table-cell>
          <table:table-cell table:style-name="ce3" table:formula="of:=[.P17]/[.$S17]" office:value-type="percentage" office:value="0.223703249002499" calcext:value-type="percentage">
            <text:p>22,37%</text:p>
          </table:table-cell>
          <table:table-cell table:style-name="ce3" table:formula="of:=[.Q17]/[.$S17]" office:value-type="percentage" office:value="0.20888323760249" calcext:value-type="percentage">
            <text:p>20,89%</text:p>
          </table:table-cell>
          <table:table-cell table:style-name="ce3" table:formula="of:=[.R17]/[.$S17]" office:value-type="percentage" office:value="0.0116850089884685" calcext:value-type="percentage">
            <text:p>1,17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05-02</text:p>
          </table:table-cell>
          <table:table-cell table:style-name="ce1" office:value-type="string" calcext:value-type="string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163" calcext:value-type="float">
            <text:p>52163</text:p>
          </table:table-cell>
          <table:table-cell table:style-name="ce1" office:value-type="float" office:value="42333" calcext:value-type="float">
            <text:p>42333</text:p>
          </table:table-cell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318" calcext:value-type="float">
            <text:p>31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2388" calcext:value-type="float">
            <text:p>2388</text:p>
          </table:table-cell>
          <table:table-cell table:style-name="ce1" office:value-type="float" office:value="8390" calcext:value-type="float">
            <text:p>8390</text:p>
          </table:table-cell>
          <table:table-cell table:style-name="ce1" office:value-type="float" office:value="2399" calcext:value-type="float">
            <text:p>2399</text:p>
          </table:table-cell>
          <table:table-cell table:style-name="ce1" office:value-type="float" office:value="842" calcext:value-type="float">
            <text:p>842</text:p>
          </table:table-cell>
          <table:table-cell table:style-name="ce1" office:value-type="float" office:value="8172" calcext:value-type="float">
            <text:p>8172</text:p>
          </table:table-cell>
          <table:table-cell table:style-name="ce1" office:value-type="float" office:value="8744" calcext:value-type="float">
            <text:p>8744</text:p>
          </table:table-cell>
          <table:table-cell table:style-name="ce1" office:value-type="float" office:value="9268" calcext:value-type="float">
            <text:p>9268</text:p>
          </table:table-cell>
          <table:table-cell table:style-name="ce1" office:value-type="float" office:value="516" calcext:value-type="float">
            <text:p>516</text:p>
          </table:table-cell>
          <table:table-cell table:style-name="ce1" table:formula="of:=SUM([.H18:.R18])" office:value-type="float" office:value="41313" calcext:value-type="float">
            <text:p>41313</text:p>
          </table:table-cell>
          <table:table-cell table:style-name="ce3" table:formula="of:=[.H18]/[.$S18]" office:value-type="percentage" office:value="0.00428436569602788" calcext:value-type="percentage">
            <text:p>0,43%</text:p>
          </table:table-cell>
          <table:table-cell table:style-name="ce3" table:formula="of:=[.I18]/[.$S18]" office:value-type="percentage" office:value="0.00769733497930433" calcext:value-type="percentage">
            <text:p>0,77%</text:p>
          </table:table-cell>
          <table:table-cell table:style-name="ce3" table:formula="of:=[.J18]/[.$S18]" office:value-type="percentage" office:value="0.00239634013506644" calcext:value-type="percentage">
            <text:p>0,24%</text:p>
          </table:table-cell>
          <table:table-cell table:style-name="ce3" table:formula="of:=[.K18]/[.$S18]" office:value-type="percentage" office:value="0.0578026287125118" calcext:value-type="percentage">
            <text:p>5,78%</text:p>
          </table:table-cell>
          <table:table-cell table:style-name="ce3" table:formula="of:=[.L18]/[.$S18]" office:value-type="percentage" office:value="0.203083775082904" calcext:value-type="percentage">
            <text:p>20,31%</text:p>
          </table:table-cell>
          <table:table-cell table:style-name="ce3" table:formula="of:=[.M18]/[.$S18]" office:value-type="percentage" office:value="0.0580688887275192" calcext:value-type="percentage">
            <text:p>5,81%</text:p>
          </table:table-cell>
          <table:table-cell table:style-name="ce3" table:formula="of:=[.N18]/[.$S18]" office:value-type="percentage" office:value="0.0203809938760197" calcext:value-type="percentage">
            <text:p>2,04%</text:p>
          </table:table-cell>
          <table:table-cell table:style-name="ce3" table:formula="of:=[.O18]/[.$S18]" office:value-type="percentage" office:value="0.197806985694576" calcext:value-type="percentage">
            <text:p>19,78%</text:p>
          </table:table-cell>
          <table:table-cell table:style-name="ce3" table:formula="of:=[.P18]/[.$S18]" office:value-type="percentage" office:value="0.211652506474959" calcext:value-type="percentage">
            <text:p>21,17%</text:p>
          </table:table-cell>
          <table:table-cell table:style-name="ce3" table:formula="of:=[.Q18]/[.$S18]" office:value-type="percentage" office:value="0.224336165371675" calcext:value-type="percentage">
            <text:p>22,43%</text:p>
          </table:table-cell>
          <table:table-cell table:style-name="ce3" table:formula="of:=[.R18]/[.$S18]" office:value-type="percentage" office:value="0.0124900152494372" calcext:value-type="percentage">
            <text:p>1,25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06-01</text:p>
          </table:table-cell>
          <table:table-cell table:style-name="ce1" office:value-type="string" calcext:value-type="string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0459" calcext:value-type="float">
            <text:p>80459</text:p>
          </table:table-cell>
          <table:table-cell table:style-name="ce1" office:value-type="float" office:value="61014" calcext:value-type="float">
            <text:p>61014</text:p>
          </table:table-cell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636" calcext:value-type="float">
            <text:p>636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952" calcext:value-type="float">
            <text:p>1952</text:p>
          </table:table-cell>
          <table:table-cell table:style-name="ce1" office:value-type="float" office:value="16070" calcext:value-type="float">
            <text:p>16070</text:p>
          </table:table-cell>
          <table:table-cell table:style-name="ce1" office:value-type="float" office:value="2701" calcext:value-type="float">
            <text:p>2701</text:p>
          </table:table-cell>
          <table:table-cell table:style-name="ce1" office:value-type="float" office:value="491" calcext:value-type="float">
            <text:p>491</text:p>
          </table:table-cell>
          <table:table-cell table:style-name="ce1" office:value-type="float" office:value="14144" calcext:value-type="float">
            <text:p>14144</text:p>
          </table:table-cell>
          <table:table-cell table:style-name="ce1" office:value-type="float" office:value="12581" calcext:value-type="float">
            <text:p>12581</text:p>
          </table:table-cell>
          <table:table-cell table:style-name="ce1" office:value-type="float" office:value="10658" calcext:value-type="float">
            <text:p>10658</text:p>
          </table:table-cell>
          <table:table-cell table:style-name="ce1" office:value-type="float" office:value="347" calcext:value-type="float">
            <text:p>347</text:p>
          </table:table-cell>
          <table:table-cell table:style-name="ce1" table:formula="of:=SUM([.H19:.R19])" office:value-type="float" office:value="59842" calcext:value-type="float">
            <text:p>59842</text:p>
          </table:table-cell>
          <table:table-cell table:style-name="ce3" table:formula="of:=[.H19]/[.$S19]" office:value-type="percentage" office:value="0.00314160622973831" calcext:value-type="percentage">
            <text:p>0,31%</text:p>
          </table:table-cell>
          <table:table-cell table:style-name="ce3" table:formula="of:=[.I19]/[.$S19]" office:value-type="percentage" office:value="0.010627987032519" calcext:value-type="percentage">
            <text:p>1,06%</text:p>
          </table:table-cell>
          <table:table-cell table:style-name="ce3" table:formula="of:=[.J19]/[.$S19]" office:value-type="percentage" office:value="0.00123658968617359" calcext:value-type="percentage">
            <text:p>0,12%</text:p>
          </table:table-cell>
          <table:table-cell table:style-name="ce3" table:formula="of:=[.K19]/[.$S19]" office:value-type="percentage" office:value="0.0326192306406871" calcext:value-type="percentage">
            <text:p>3,26%</text:p>
          </table:table-cell>
          <table:table-cell table:style-name="ce3" table:formula="of:=[.L19]/[.$S19]" office:value-type="percentage" office:value="0.268540489956886" calcext:value-type="percentage">
            <text:p>26,85%</text:p>
          </table:table-cell>
          <table:table-cell table:style-name="ce3" table:formula="of:=[.M19]/[.$S19]" office:value-type="percentage" office:value="0.0451355235453361" calcext:value-type="percentage">
            <text:p>4,51%</text:p>
          </table:table-cell>
          <table:table-cell table:style-name="ce3" table:formula="of:=[.N19]/[.$S19]" office:value-type="percentage" office:value="0.00820493967447612" calcext:value-type="percentage">
            <text:p>0,82%</text:p>
          </table:table-cell>
          <table:table-cell table:style-name="ce3" table:formula="of:=[.O19]/[.$S19]" office:value-type="percentage" office:value="0.236355736773504" calcext:value-type="percentage">
            <text:p>23,64%</text:p>
          </table:table-cell>
          <table:table-cell table:style-name="ce3" table:formula="of:=[.P19]/[.$S19]" office:value-type="percentage" office:value="0.210236957320945" calcext:value-type="percentage">
            <text:p>21,02%</text:p>
          </table:table-cell>
          <table:table-cell table:style-name="ce3" table:formula="of:=[.Q19]/[.$S19]" office:value-type="percentage" office:value="0.178102336151867" calcext:value-type="percentage">
            <text:p>17,81%</text:p>
          </table:table-cell>
          <table:table-cell table:style-name="ce3" table:formula="of:=[.R19]/[.$S19]" office:value-type="percentage" office:value="0.00579860298786805" calcext:value-type="percentage">
            <text:p>0,5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06-02</text:p>
          </table:table-cell>
          <table:table-cell table:style-name="ce1" office:value-type="string" calcext:value-type="string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5688" calcext:value-type="float">
            <text:p>85688</text:p>
          </table:table-cell>
          <table:table-cell table:style-name="ce1" office:value-type="float" office:value="68643" calcext:value-type="float">
            <text:p>68643</text:p>
          </table:table-cell>
          <table:table-cell table:style-name="ce1" office:value-type="float" office:value="1184" calcext:value-type="float">
            <text:p>1184</text:p>
          </table:table-cell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693" calcext:value-type="float">
            <text:p>693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3238" calcext:value-type="float">
            <text:p>3238</text:p>
          </table:table-cell>
          <table:table-cell table:style-name="ce1" office:value-type="float" office:value="15531" calcext:value-type="float">
            <text:p>15531</text:p>
          </table:table-cell>
          <table:table-cell table:style-name="ce1" office:value-type="float" office:value="2549" calcext:value-type="float">
            <text:p>2549</text:p>
          </table:table-cell>
          <table:table-cell table:style-name="ce1" office:value-type="float" office:value="795" calcext:value-type="float">
            <text:p>795</text:p>
          </table:table-cell>
          <table:table-cell table:style-name="ce1" office:value-type="float" office:value="19995" calcext:value-type="float">
            <text:p>19995</text:p>
          </table:table-cell>
          <table:table-cell table:style-name="ce1" office:value-type="float" office:value="12398" calcext:value-type="float">
            <text:p>12398</text:p>
          </table:table-cell>
          <table:table-cell table:style-name="ce1" office:value-type="float" office:value="10998" calcext:value-type="float">
            <text:p>10998</text:p>
          </table:table-cell>
          <table:table-cell table:style-name="ce1" office:value-type="float" office:value="511" calcext:value-type="float">
            <text:p>511</text:p>
          </table:table-cell>
          <table:table-cell table:style-name="ce1" table:formula="of:=SUM([.H20:.R20])" office:value-type="float" office:value="67114" calcext:value-type="float">
            <text:p>67114</text:p>
          </table:table-cell>
          <table:table-cell table:style-name="ce3" table:formula="of:=[.H20]/[.$S20]" office:value-type="percentage" office:value="0.00373990523586733" calcext:value-type="percentage">
            <text:p>0,37%</text:p>
          </table:table-cell>
          <table:table-cell table:style-name="ce3" table:formula="of:=[.I20]/[.$S20]" office:value-type="percentage" office:value="0.0103257144560002" calcext:value-type="percentage">
            <text:p>1,03%</text:p>
          </table:table-cell>
          <table:table-cell table:style-name="ce3" table:formula="of:=[.J20]/[.$S20]" office:value-type="percentage" office:value="0.00230950323330453" calcext:value-type="percentage">
            <text:p>0,23%</text:p>
          </table:table-cell>
          <table:table-cell table:style-name="ce3" table:formula="of:=[.K20]/[.$S20]" office:value-type="percentage" office:value="0.0482462675447746" calcext:value-type="percentage">
            <text:p>4,82%</text:p>
          </table:table-cell>
          <table:table-cell table:style-name="ce3" table:formula="of:=[.L20]/[.$S20]" office:value-type="percentage" office:value="0.231412223977114" calcext:value-type="percentage">
            <text:p>23,14%</text:p>
          </table:table-cell>
          <table:table-cell table:style-name="ce3" table:formula="of:=[.M20]/[.$S20]" office:value-type="percentage" office:value="0.0379801531722144" calcext:value-type="percentage">
            <text:p>3,80%</text:p>
          </table:table-cell>
          <table:table-cell table:style-name="ce3" table:formula="of:=[.N20]/[.$S20]" office:value-type="percentage" office:value="0.0118455165837232" calcext:value-type="percentage">
            <text:p>1,18%</text:p>
          </table:table-cell>
          <table:table-cell table:style-name="ce3" table:formula="of:=[.O20]/[.$S20]" office:value-type="percentage" office:value="0.297925917096284" calcext:value-type="percentage">
            <text:p>29,79%</text:p>
          </table:table-cell>
          <table:table-cell table:style-name="ce3" table:formula="of:=[.P20]/[.$S20]" office:value-type="percentage" office:value="0.184730458622642" calcext:value-type="percentage">
            <text:p>18,47%</text:p>
          </table:table-cell>
          <table:table-cell table:style-name="ce3" table:formula="of:=[.Q20]/[.$S20]" office:value-type="percentage" office:value="0.163870429418601" calcext:value-type="percentage">
            <text:p>16,39%</text:p>
          </table:table-cell>
          <table:table-cell table:style-name="ce3" table:formula="of:=[.R20]/[.$S20]" office:value-type="percentage" office:value="0.00761391065947492" calcext:value-type="percentage">
            <text:p>0,76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06-03</text:p>
          </table:table-cell>
          <table:table-cell table:style-name="ce1" office:value-type="string" calcext:value-type="string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9098" calcext:value-type="float">
            <text:p>89098</text:p>
          </table:table-cell>
          <table:table-cell table:style-name="ce1" office:value-type="float" office:value="68427" calcext:value-type="float">
            <text:p>68427</text:p>
          </table:table-cell>
          <table:table-cell table:style-name="ce1" office:value-type="float" office:value="945" calcext:value-type="float">
            <text:p>945</text:p>
          </table:table-cell>
          <table:table-cell table:style-name="ce1" office:value-type="float" office:value="379" calcext:value-type="float">
            <text:p>379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731" calcext:value-type="float">
            <text:p>731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2588" calcext:value-type="float">
            <text:p>2588</text:p>
          </table:table-cell>
          <table:table-cell table:style-name="ce1" office:value-type="float" office:value="16533" calcext:value-type="float">
            <text:p>16533</text:p>
          </table:table-cell>
          <table:table-cell table:style-name="ce1" office:value-type="float" office:value="2772" calcext:value-type="float">
            <text:p>2772</text:p>
          </table:table-cell>
          <table:table-cell table:style-name="ce1" office:value-type="float" office:value="572" calcext:value-type="float">
            <text:p>572</text:p>
          </table:table-cell>
          <table:table-cell table:style-name="ce1" office:value-type="float" office:value="18031" calcext:value-type="float">
            <text:p>18031</text:p>
          </table:table-cell>
          <table:table-cell table:style-name="ce1" office:value-type="float" office:value="13254" calcext:value-type="float">
            <text:p>13254</text:p>
          </table:table-cell>
          <table:table-cell table:style-name="ce1" office:value-type="float" office:value="11895" calcext:value-type="float">
            <text:p>11895</text:p>
          </table:table-cell>
          <table:table-cell table:style-name="ce1" office:value-type="float" office:value="412" calcext:value-type="float">
            <text:p>412</text:p>
          </table:table-cell>
          <table:table-cell table:style-name="ce1" table:formula="of:=SUM([.H21:.R21])" office:value-type="float" office:value="67103" calcext:value-type="float">
            <text:p>67103</text:p>
          </table:table-cell>
          <table:table-cell table:style-name="ce3" table:formula="of:=[.H21]/[.$S21]" office:value-type="percentage" office:value="0.00324873701622878" calcext:value-type="percentage">
            <text:p>0,32%</text:p>
          </table:table-cell>
          <table:table-cell table:style-name="ce3" table:formula="of:=[.I21]/[.$S21]" office:value-type="percentage" office:value="0.0108937007287305" calcext:value-type="percentage">
            <text:p>1,09%</text:p>
          </table:table-cell>
          <table:table-cell table:style-name="ce3" table:formula="of:=[.J21]/[.$S21]" office:value-type="percentage" office:value="0.00144553894758804" calcext:value-type="percentage">
            <text:p>0,14%</text:p>
          </table:table-cell>
          <table:table-cell table:style-name="ce3" table:formula="of:=[.K21]/[.$S21]" office:value-type="percentage" office:value="0.0385675752201839" calcext:value-type="percentage">
            <text:p>3,86%</text:p>
          </table:table-cell>
          <table:table-cell table:style-name="ce3" table:formula="of:=[.L21]/[.$S21]" office:value-type="percentage" office:value="0.246382427015186" calcext:value-type="percentage">
            <text:p>24,64%</text:p>
          </table:table-cell>
          <table:table-cell table:style-name="ce3" table:formula="of:=[.M21]/[.$S21]" office:value-type="percentage" office:value="0.041309628481588" calcext:value-type="percentage">
            <text:p>4,13%</text:p>
          </table:table-cell>
          <table:table-cell table:style-name="ce3" table:formula="of:=[.N21]/[.$S21]" office:value-type="percentage" office:value="0.00852420905175626" calcext:value-type="percentage">
            <text:p>0,85%</text:p>
          </table:table-cell>
          <table:table-cell table:style-name="ce3" table:formula="of:=[.O21]/[.$S21]" office:value-type="percentage" office:value="0.268706317154226" calcext:value-type="percentage">
            <text:p>26,87%</text:p>
          </table:table-cell>
          <table:table-cell table:style-name="ce3" table:formula="of:=[.P21]/[.$S21]" office:value-type="percentage" office:value="0.197517249601359" calcext:value-type="percentage">
            <text:p>19,75%</text:p>
          </table:table-cell>
          <table:table-cell table:style-name="ce3" table:formula="of:=[.Q21]/[.$S21]" office:value-type="percentage" office:value="0.177264801871749" calcext:value-type="percentage">
            <text:p>17,73%</text:p>
          </table:table-cell>
          <table:table-cell table:style-name="ce3" table:formula="of:=[.R21]/[.$S21]" office:value-type="percentage" office:value="0.00613981491140486" calcext:value-type="percentage">
            <text:p>0,6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06-04</text:p>
          </table:table-cell>
          <table:table-cell table:style-name="ce1" office:value-type="string" calcext:value-type="string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5748" calcext:value-type="float">
            <text:p>85748</text:p>
          </table:table-cell>
          <table:table-cell table:style-name="ce1" office:value-type="float" office:value="67327" calcext:value-type="float">
            <text:p>67327</text:p>
          </table:table-cell>
          <table:table-cell table:style-name="ce1" office:value-type="float" office:value="1011" calcext:value-type="float">
            <text:p>1011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2939" calcext:value-type="float">
            <text:p>2939</text:p>
          </table:table-cell>
          <table:table-cell table:style-name="ce1" office:value-type="float" office:value="16561" calcext:value-type="float">
            <text:p>16561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730" calcext:value-type="float">
            <text:p>730</text:p>
          </table:table-cell>
          <table:table-cell table:style-name="ce1" office:value-type="float" office:value="21772" calcext:value-type="float">
            <text:p>21772</text:p>
          </table:table-cell>
          <table:table-cell table:style-name="ce1" office:value-type="float" office:value="10584" calcext:value-type="float">
            <text:p>10584</text:p>
          </table:table-cell>
          <table:table-cell table:style-name="ce1" office:value-type="float" office:value="9820" calcext:value-type="float">
            <text:p>9820</text:p>
          </table:table-cell>
          <table:table-cell table:style-name="ce1" office:value-type="float" office:value="475" calcext:value-type="float">
            <text:p>475</text:p>
          </table:table-cell>
          <table:table-cell table:style-name="ce1" table:formula="of:=SUM([.H22:.R22])" office:value-type="float" office:value="65930" calcext:value-type="float">
            <text:p>65930</text:p>
          </table:table-cell>
          <table:table-cell table:style-name="ce3" table:formula="of:=[.H22]/[.$S22]" office:value-type="percentage" office:value="0.00359472167450326" calcext:value-type="percentage">
            <text:p>0,36%</text:p>
          </table:table-cell>
          <table:table-cell table:style-name="ce3" table:formula="of:=[.I22]/[.$S22]" office:value-type="percentage" office:value="0.0107841650235098" calcext:value-type="percentage">
            <text:p>1,08%</text:p>
          </table:table-cell>
          <table:table-cell table:style-name="ce3" table:formula="of:=[.J22]/[.$S22]" office:value-type="percentage" office:value="0.00157743060822084" calcext:value-type="percentage">
            <text:p>0,16%</text:p>
          </table:table-cell>
          <table:table-cell table:style-name="ce3" table:formula="of:=[.K22]/[.$S22]" office:value-type="percentage" office:value="0.0445775822842409" calcext:value-type="percentage">
            <text:p>4,46%</text:p>
          </table:table-cell>
          <table:table-cell table:style-name="ce3" table:formula="of:=[.L22]/[.$S22]" office:value-type="percentage" office:value="0.251190656757167" calcext:value-type="percentage">
            <text:p>25,12%</text:p>
          </table:table-cell>
          <table:table-cell table:style-name="ce3" table:formula="of:=[.M22]/[.$S22]" office:value-type="percentage" office:value="0.0302897011982406" calcext:value-type="percentage">
            <text:p>3,03%</text:p>
          </table:table-cell>
          <table:table-cell table:style-name="ce3" table:formula="of:=[.N22]/[.$S22]" office:value-type="percentage" office:value="0.0110723494615501" calcext:value-type="percentage">
            <text:p>1,11%</text:p>
          </table:table-cell>
          <table:table-cell table:style-name="ce3" table:formula="of:=[.O22]/[.$S22]" office:value-type="percentage" office:value="0.330229030790232" calcext:value-type="percentage">
            <text:p>33,02%</text:p>
          </table:table-cell>
          <table:table-cell table:style-name="ce3" table:formula="of:=[.P22]/[.$S22]" office:value-type="percentage" office:value="0.160533899590475" calcext:value-type="percentage">
            <text:p>16,05%</text:p>
          </table:table-cell>
          <table:table-cell table:style-name="ce3" table:formula="of:=[.Q22]/[.$S22]" office:value-type="percentage" office:value="0.148945851660852" calcext:value-type="percentage">
            <text:p>14,89%</text:p>
          </table:table-cell>
          <table:table-cell table:style-name="ce3" table:formula="of:=[.R22]/[.$S22]" office:value-type="percentage" office:value="0.00720461095100865" calcext:value-type="percentage">
            <text:p>0,72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06-05</text:p>
          </table:table-cell>
          <table:table-cell table:style-name="ce1" office:value-type="string" calcext:value-type="string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7923" calcext:value-type="float">
            <text:p>87923</text:p>
          </table:table-cell>
          <table:table-cell table:style-name="ce1" office:value-type="float" office:value="69477" calcext:value-type="float">
            <text:p>69477</text:p>
          </table:table-cell>
          <table:table-cell table:style-name="ce1" office:value-type="float" office:value="948" calcext:value-type="float">
            <text:p>948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688" calcext:value-type="float">
            <text:p>688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2908" calcext:value-type="float">
            <text:p>2908</text:p>
          </table:table-cell>
          <table:table-cell table:style-name="ce1" office:value-type="float" office:value="16904" calcext:value-type="float">
            <text:p>16904</text:p>
          </table:table-cell>
          <table:table-cell table:style-name="ce1" office:value-type="float" office:value="2353" calcext:value-type="float">
            <text:p>2353</text:p>
          </table:table-cell>
          <table:table-cell table:style-name="ce1" office:value-type="float" office:value="699" calcext:value-type="float">
            <text:p>699</text:p>
          </table:table-cell>
          <table:table-cell table:style-name="ce1" office:value-type="float" office:value="20800" calcext:value-type="float">
            <text:p>20800</text:p>
          </table:table-cell>
          <table:table-cell table:style-name="ce1" office:value-type="float" office:value="12489" calcext:value-type="float">
            <text:p>12489</text:p>
          </table:table-cell>
          <table:table-cell table:style-name="ce1" office:value-type="float" office:value="10591" calcext:value-type="float">
            <text:p>10591</text:p>
          </table:table-cell>
          <table:table-cell table:style-name="ce1" office:value-type="float" office:value="381" calcext:value-type="float">
            <text:p>381</text:p>
          </table:table-cell>
          <table:table-cell table:style-name="ce1" table:formula="of:=SUM([.H23:.R23])" office:value-type="float" office:value="68079" calcext:value-type="float">
            <text:p>68079</text:p>
          </table:table-cell>
          <table:table-cell table:style-name="ce3" table:formula="of:=[.H23]/[.$S23]" office:value-type="percentage" office:value="0.0027027424022092" calcext:value-type="percentage">
            <text:p>0,27%</text:p>
          </table:table-cell>
          <table:table-cell table:style-name="ce3" table:formula="of:=[.I23]/[.$S23]" office:value-type="percentage" office:value="0.0101059063734779" calcext:value-type="percentage">
            <text:p>1,01%</text:p>
          </table:table-cell>
          <table:table-cell table:style-name="ce3" table:formula="of:=[.J23]/[.$S23]" office:value-type="percentage" office:value="0.00120448302707149" calcext:value-type="percentage">
            <text:p>0,12%</text:p>
          </table:table-cell>
          <table:table-cell table:style-name="ce3" table:formula="of:=[.K23]/[.$S23]" office:value-type="percentage" office:value="0.042715081008828" calcext:value-type="percentage">
            <text:p>4,27%</text:p>
          </table:table-cell>
          <table:table-cell table:style-name="ce3" table:formula="of:=[.L23]/[.$S23]" office:value-type="percentage" office:value="0.248299769385567" calcext:value-type="percentage">
            <text:p>24,83%</text:p>
          </table:table-cell>
          <table:table-cell table:style-name="ce3" table:formula="of:=[.M23]/[.$S23]" office:value-type="percentage" office:value="0.0345627873499904" calcext:value-type="percentage">
            <text:p>3,46%</text:p>
          </table:table-cell>
          <table:table-cell table:style-name="ce3" table:formula="of:=[.N23]/[.$S23]" office:value-type="percentage" office:value="0.0102674833649143" calcext:value-type="percentage">
            <text:p>1,03%</text:p>
          </table:table-cell>
          <table:table-cell table:style-name="ce3" table:formula="of:=[.O23]/[.$S23]" office:value-type="percentage" office:value="0.305527401988866" calcext:value-type="percentage">
            <text:p>30,55%</text:p>
          </table:table-cell>
          <table:table-cell table:style-name="ce3" table:formula="of:=[.P23]/[.$S23]" office:value-type="percentage" office:value="0.183448640549949" calcext:value-type="percentage">
            <text:p>18,34%</text:p>
          </table:table-cell>
          <table:table-cell table:style-name="ce3" table:formula="of:=[.Q23]/[.$S23]" office:value-type="percentage" office:value="0.155569265118465" calcext:value-type="percentage">
            <text:p>15,56%</text:p>
          </table:table-cell>
          <table:table-cell table:style-name="ce3" table:formula="of:=[.R23]/[.$S23]" office:value-type="percentage" office:value="0.00559643943066144" calcext:value-type="percentage">
            <text:p>0,56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06-06</text:p>
          </table:table-cell>
          <table:table-cell table:style-name="ce1" office:value-type="string" calcext:value-type="string">
            <text:p>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8084" calcext:value-type="float">
            <text:p>78084</text:p>
          </table:table-cell>
          <table:table-cell table:style-name="ce1" office:value-type="float" office:value="62975" calcext:value-type="float">
            <text:p>62975</text:p>
          </table:table-cell>
          <table:table-cell table:style-name="ce1" office:value-type="float" office:value="1125" calcext:value-type="float">
            <text:p>1125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616" calcext:value-type="float">
            <text:p>61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988" calcext:value-type="float">
            <text:p>2988</text:p>
          </table:table-cell>
          <table:table-cell table:style-name="ce1" office:value-type="float" office:value="17858" calcext:value-type="float">
            <text:p>17858</text:p>
          </table:table-cell>
          <table:table-cell table:style-name="ce1" office:value-type="float" office:value="1862" calcext:value-type="float">
            <text:p>1862</text:p>
          </table:table-cell>
          <table:table-cell table:style-name="ce1" office:value-type="float" office:value="479" calcext:value-type="float">
            <text:p>479</text:p>
          </table:table-cell>
          <table:table-cell table:style-name="ce1" office:value-type="float" office:value="18287" calcext:value-type="float">
            <text:p>18287</text:p>
          </table:table-cell>
          <table:table-cell table:style-name="ce1" office:value-type="float" office:value="11529" calcext:value-type="float">
            <text:p>11529</text:p>
          </table:table-cell>
          <table:table-cell table:style-name="ce1" office:value-type="float" office:value="7510" calcext:value-type="float">
            <text:p>7510</text:p>
          </table:table-cell>
          <table:table-cell table:style-name="ce1" office:value-type="float" office:value="324" calcext:value-type="float">
            <text:p>324</text:p>
          </table:table-cell>
          <table:table-cell table:style-name="ce1" table:formula="of:=SUM([.H24:.R24])" office:value-type="float" office:value="61691" calcext:value-type="float">
            <text:p>61691</text:p>
          </table:table-cell>
          <table:table-cell table:style-name="ce3" table:formula="of:=[.H24]/[.$S24]" office:value-type="percentage" office:value="0.00223695514742831" calcext:value-type="percentage">
            <text:p>0,22%</text:p>
          </table:table-cell>
          <table:table-cell table:style-name="ce3" table:formula="of:=[.I24]/[.$S24]" office:value-type="percentage" office:value="0.0099852490638829" calcext:value-type="percentage">
            <text:p>1,00%</text:p>
          </table:table-cell>
          <table:table-cell table:style-name="ce3" table:formula="of:=[.J24]/[.$S24]" office:value-type="percentage" office:value="0.00162098199089008" calcext:value-type="percentage">
            <text:p>0,16%</text:p>
          </table:table-cell>
          <table:table-cell table:style-name="ce3" table:formula="of:=[.K24]/[.$S24]" office:value-type="percentage" office:value="0.0484349418877956" calcext:value-type="percentage">
            <text:p>4,84%</text:p>
          </table:table-cell>
          <table:table-cell table:style-name="ce3" table:formula="of:=[.L24]/[.$S24]" office:value-type="percentage" office:value="0.289474963933151" calcext:value-type="percentage">
            <text:p>28,95%</text:p>
          </table:table-cell>
          <table:table-cell table:style-name="ce3" table:formula="of:=[.M24]/[.$S24]" office:value-type="percentage" office:value="0.0301826846703733" calcext:value-type="percentage">
            <text:p>3,02%</text:p>
          </table:table-cell>
          <table:table-cell table:style-name="ce3" table:formula="of:=[.N24]/[.$S24]" office:value-type="percentage" office:value="0.00776450373636349" calcext:value-type="percentage">
            <text:p>0,78%</text:p>
          </table:table-cell>
          <table:table-cell table:style-name="ce3" table:formula="of:=[.O24]/[.$S24]" office:value-type="percentage" office:value="0.296428976674069" calcext:value-type="percentage">
            <text:p>29,64%</text:p>
          </table:table-cell>
          <table:table-cell table:style-name="ce3" table:formula="of:=[.P24]/[.$S24]" office:value-type="percentage" office:value="0.186883013729717" calcext:value-type="percentage">
            <text:p>18,69%</text:p>
          </table:table-cell>
          <table:table-cell table:style-name="ce3" table:formula="of:=[.Q24]/[.$S24]" office:value-type="percentage" office:value="0.121735747515845" calcext:value-type="percentage">
            <text:p>12,17%</text:p>
          </table:table-cell>
          <table:table-cell table:style-name="ce3" table:formula="of:=[.R24]/[.$S24]" office:value-type="percentage" office:value="0.00525198165048386" calcext:value-type="percentage">
            <text:p>0,53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06-07</text:p>
          </table:table-cell>
          <table:table-cell table:style-name="ce1" office:value-type="string" calcext:value-type="string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2847" calcext:value-type="float">
            <text:p>92847</text:p>
          </table:table-cell>
          <table:table-cell table:style-name="ce1" office:value-type="float" office:value="75090" calcext:value-type="float">
            <text:p>75090</text:p>
          </table:table-cell>
          <table:table-cell table:style-name="ce1" office:value-type="float" office:value="1166" calcext:value-type="float">
            <text:p>1166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775" calcext:value-type="float">
            <text:p>775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3282" calcext:value-type="float">
            <text:p>3282</text:p>
          </table:table-cell>
          <table:table-cell table:style-name="ce1" office:value-type="float" office:value="22855" calcext:value-type="float">
            <text:p>22855</text:p>
          </table:table-cell>
          <table:table-cell table:style-name="ce1" office:value-type="float" office:value="2913" calcext:value-type="float">
            <text:p>2913</text:p>
          </table:table-cell>
          <table:table-cell table:style-name="ce1" office:value-type="float" office:value="617" calcext:value-type="float">
            <text:p>617</text:p>
          </table:table-cell>
          <table:table-cell table:style-name="ce1" office:value-type="float" office:value="16532" calcext:value-type="float">
            <text:p>16532</text:p>
          </table:table-cell>
          <table:table-cell table:style-name="ce1" office:value-type="float" office:value="16064" calcext:value-type="float">
            <text:p>16064</text:p>
          </table:table-cell>
          <table:table-cell table:style-name="ce1" office:value-type="float" office:value="9857" calcext:value-type="float">
            <text:p>9857</text:p>
          </table:table-cell>
          <table:table-cell table:style-name="ce1" office:value-type="float" office:value="445" calcext:value-type="float">
            <text:p>445</text:p>
          </table:table-cell>
          <table:table-cell table:style-name="ce1" table:formula="of:=SUM([.H25:.R25])" office:value-type="float" office:value="73654" calcext:value-type="float">
            <text:p>73654</text:p>
          </table:table-cell>
          <table:table-cell table:style-name="ce3" table:formula="of:=[.H25]/[.$S25]" office:value-type="percentage" office:value="0.00248459011051674" calcext:value-type="percentage">
            <text:p>0,25%</text:p>
          </table:table-cell>
          <table:table-cell table:style-name="ce3" table:formula="of:=[.I25]/[.$S25]" office:value-type="percentage" office:value="0.0105221712330627" calcext:value-type="percentage">
            <text:p>1,05%</text:p>
          </table:table-cell>
          <table:table-cell table:style-name="ce3" table:formula="of:=[.J25]/[.$S25]" office:value-type="percentage" office:value="0.00177858636326608" calcext:value-type="percentage">
            <text:p>0,18%</text:p>
          </table:table-cell>
          <table:table-cell table:style-name="ce3" table:formula="of:=[.K25]/[.$S25]" office:value-type="percentage" office:value="0.0445596980476281" calcext:value-type="percentage">
            <text:p>4,46%</text:p>
          </table:table-cell>
          <table:table-cell table:style-name="ce3" table:formula="of:=[.L25]/[.$S25]" office:value-type="percentage" office:value="0.310302223911804" calcext:value-type="percentage">
            <text:p>31,03%</text:p>
          </table:table-cell>
          <table:table-cell table:style-name="ce3" table:formula="of:=[.M25]/[.$S25]" office:value-type="percentage" office:value="0.0395497868411763" calcext:value-type="percentage">
            <text:p>3,95%</text:p>
          </table:table-cell>
          <table:table-cell table:style-name="ce3" table:formula="of:=[.N25]/[.$S25]" office:value-type="percentage" office:value="0.00837700600103185" calcext:value-type="percentage">
            <text:p>0,84%</text:p>
          </table:table-cell>
          <table:table-cell table:style-name="ce3" table:formula="of:=[.O25]/[.$S25]" office:value-type="percentage" office:value="0.224454883645152" calcext:value-type="percentage">
            <text:p>22,45%</text:p>
          </table:table-cell>
          <table:table-cell table:style-name="ce3" table:formula="of:=[.P25]/[.$S25]" office:value-type="percentage" office:value="0.218100849919896" calcext:value-type="percentage">
            <text:p>21,81%</text:p>
          </table:table-cell>
          <table:table-cell table:style-name="ce3" table:formula="of:=[.Q25]/[.$S25]" office:value-type="percentage" office:value="0.133828441089418" calcext:value-type="percentage">
            <text:p>13,38%</text:p>
          </table:table-cell>
          <table:table-cell table:style-name="ce3" table:formula="of:=[.R25]/[.$S25]" office:value-type="percentage" office:value="0.0060417628370489" calcext:value-type="percentage">
            <text:p>0,6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06-08</text:p>
          </table:table-cell>
          <table:table-cell table:style-name="ce1" office:value-type="string" calcext:value-type="string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2014" calcext:value-type="float">
            <text:p>82014</text:p>
          </table:table-cell>
          <table:table-cell table:style-name="ce1" office:value-type="float" office:value="63505" calcext:value-type="float">
            <text:p>63505</text:p>
          </table:table-cell>
          <table:table-cell table:style-name="ce1" office:value-type="float" office:value="880" calcext:value-type="float">
            <text:p>880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20641" calcext:value-type="float">
            <text:p>20641</text:p>
          </table:table-cell>
          <table:table-cell table:style-name="ce1" office:value-type="float" office:value="1774" calcext:value-type="float">
            <text:p>1774</text:p>
          </table:table-cell>
          <table:table-cell table:style-name="ce1" office:value-type="float" office:value="403" calcext:value-type="float">
            <text:p>403</text:p>
          </table:table-cell>
          <table:table-cell table:style-name="ce1" office:value-type="float" office:value="16682" calcext:value-type="float">
            <text:p>16682</text:p>
          </table:table-cell>
          <table:table-cell table:style-name="ce1" office:value-type="float" office:value="11025" calcext:value-type="float">
            <text:p>11025</text:p>
          </table:table-cell>
          <table:table-cell table:style-name="ce1" office:value-type="float" office:value="8183" calcext:value-type="float">
            <text:p>8183</text:p>
          </table:table-cell>
          <table:table-cell table:style-name="ce1" office:value-type="float" office:value="338" calcext:value-type="float">
            <text:p>338</text:p>
          </table:table-cell>
          <table:table-cell table:style-name="ce1" table:formula="of:=SUM([.H26:.R26])" office:value-type="float" office:value="62327" calcext:value-type="float">
            <text:p>62327</text:p>
          </table:table-cell>
          <table:table-cell table:style-name="ce3" table:formula="of:=[.H26]/[.$S26]" office:value-type="percentage" office:value="0.00258315015964189" calcext:value-type="percentage">
            <text:p>0,26%</text:p>
          </table:table-cell>
          <table:table-cell table:style-name="ce3" table:formula="of:=[.I26]/[.$S26]" office:value-type="percentage" office:value="0.00985126831068397" calcext:value-type="percentage">
            <text:p>0,99%</text:p>
          </table:table-cell>
          <table:table-cell table:style-name="ce3" table:formula="of:=[.J26]/[.$S26]" office:value-type="percentage" office:value="0.00170070755852199" calcext:value-type="percentage">
            <text:p>0,17%</text:p>
          </table:table-cell>
          <table:table-cell table:style-name="ce3" table:formula="of:=[.K26]/[.$S26]" office:value-type="percentage" office:value="0.0385065862306865" calcext:value-type="percentage">
            <text:p>3,85%</text:p>
          </table:table-cell>
          <table:table-cell table:style-name="ce3" table:formula="of:=[.L26]/[.$S26]" office:value-type="percentage" office:value="0.331172685994834" calcext:value-type="percentage">
            <text:p>33,12%</text:p>
          </table:table-cell>
          <table:table-cell table:style-name="ce3" table:formula="of:=[.M26]/[.$S26]" office:value-type="percentage" office:value="0.0284627849888491" calcext:value-type="percentage">
            <text:p>2,85%</text:p>
          </table:table-cell>
          <table:table-cell table:style-name="ce3" table:formula="of:=[.N26]/[.$S26]" office:value-type="percentage" office:value="0.00646589760456945" calcext:value-type="percentage">
            <text:p>0,65%</text:p>
          </table:table-cell>
          <table:table-cell table:style-name="ce3" table:formula="of:=[.O26]/[.$S26]" office:value-type="percentage" office:value="0.26765286312513" calcext:value-type="percentage">
            <text:p>26,77%</text:p>
          </table:table-cell>
          <table:table-cell table:style-name="ce3" table:formula="of:=[.P26]/[.$S26]" office:value-type="percentage" office:value="0.176889630497216" calcext:value-type="percentage">
            <text:p>17,69%</text:p>
          </table:table-cell>
          <table:table-cell table:style-name="ce3" table:formula="of:=[.Q26]/[.$S26]" office:value-type="percentage" office:value="0.131291414635712" calcext:value-type="percentage">
            <text:p>13,13%</text:p>
          </table:table-cell>
          <table:table-cell table:style-name="ce3" table:formula="of:=[.R26]/[.$S26]" office:value-type="percentage" office:value="0.00542301089415502" calcext:value-type="percentage">
            <text:p>0,54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06-09</text:p>
          </table:table-cell>
          <table:table-cell table:style-name="ce1" office:value-type="string" calcext:value-type="string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9900" calcext:value-type="float">
            <text:p>79900</text:p>
          </table:table-cell>
          <table:table-cell table:style-name="ce1" office:value-type="float" office:value="63398" calcext:value-type="float">
            <text:p>63398</text:p>
          </table:table-cell>
          <table:table-cell table:style-name="ce1" office:value-type="float" office:value="979" calcext:value-type="float">
            <text:p>979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603" calcext:value-type="float">
            <text:p>60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880" calcext:value-type="float">
            <text:p>2880</text:p>
          </table:table-cell>
          <table:table-cell table:style-name="ce1" office:value-type="float" office:value="18082" calcext:value-type="float">
            <text:p>18082</text:p>
          </table:table-cell>
          <table:table-cell table:style-name="ce1" office:value-type="float" office:value="2146" calcext:value-type="float">
            <text:p>2146</text:p>
          </table:table-cell>
          <table:table-cell table:style-name="ce1" office:value-type="float" office:value="476" calcext:value-type="float">
            <text:p>476</text:p>
          </table:table-cell>
          <table:table-cell table:style-name="ce1" office:value-type="float" office:value="16897" calcext:value-type="float">
            <text:p>16897</text:p>
          </table:table-cell>
          <table:table-cell table:style-name="ce1" office:value-type="float" office:value="12019" calcext:value-type="float">
            <text:p>12019</text:p>
          </table:table-cell>
          <table:table-cell table:style-name="ce1" office:value-type="float" office:value="8429" calcext:value-type="float">
            <text:p>8429</text:p>
          </table:table-cell>
          <table:table-cell table:style-name="ce1" office:value-type="float" office:value="389" calcext:value-type="float">
            <text:p>389</text:p>
          </table:table-cell>
          <table:table-cell table:style-name="ce1" table:formula="of:=SUM([.H27:.R27])" office:value-type="float" office:value="62180" calcext:value-type="float">
            <text:p>62180</text:p>
          </table:table-cell>
          <table:table-cell table:style-name="ce3" table:formula="of:=[.H27]/[.$S27]" office:value-type="percentage" office:value="0.00271791572853007" calcext:value-type="percentage">
            <text:p>0,27%</text:p>
          </table:table-cell>
          <table:table-cell table:style-name="ce3" table:formula="of:=[.I27]/[.$S27]" office:value-type="percentage" office:value="0.00969765197812802" calcext:value-type="percentage">
            <text:p>0,97%</text:p>
          </table:table-cell>
          <table:table-cell table:style-name="ce3" table:formula="of:=[.J27]/[.$S27]" office:value-type="percentage" office:value="0.00144741074300418" calcext:value-type="percentage">
            <text:p>0,14%</text:p>
          </table:table-cell>
          <table:table-cell table:style-name="ce3" table:formula="of:=[.K27]/[.$S27]" office:value-type="percentage" office:value="0.0463171437761338" calcext:value-type="percentage">
            <text:p>4,63%</text:p>
          </table:table-cell>
          <table:table-cell table:style-name="ce3" table:formula="of:=[.L27]/[.$S27]" office:value-type="percentage" office:value="0.290800900611129" calcext:value-type="percentage">
            <text:p>29,08%</text:p>
          </table:table-cell>
          <table:table-cell table:style-name="ce3" table:formula="of:=[.M27]/[.$S27]" office:value-type="percentage" office:value="0.0345127050498553" calcext:value-type="percentage">
            <text:p>3,45%</text:p>
          </table:table-cell>
          <table:table-cell table:style-name="ce3" table:formula="of:=[.N27]/[.$S27]" office:value-type="percentage" office:value="0.00765519459633323" calcext:value-type="percentage">
            <text:p>0,77%</text:p>
          </table:table-cell>
          <table:table-cell table:style-name="ce3" table:formula="of:=[.O27]/[.$S27]" office:value-type="percentage" office:value="0.271743325828241" calcext:value-type="percentage">
            <text:p>27,17%</text:p>
          </table:table-cell>
          <table:table-cell table:style-name="ce3" table:formula="of:=[.P27]/[.$S27]" office:value-type="percentage" office:value="0.193293663557414" calcext:value-type="percentage">
            <text:p>19,33%</text:p>
          </table:table-cell>
          <table:table-cell table:style-name="ce3" table:formula="of:=[.Q27]/[.$S27]" office:value-type="percentage" office:value="0.135558057253136" calcext:value-type="percentage">
            <text:p>13,56%</text:p>
          </table:table-cell>
          <table:table-cell table:style-name="ce3" table:formula="of:=[.R27]/[.$S27]" office:value-type="percentage" office:value="0.00625603087809585" calcext:value-type="percentage">
            <text:p>0,63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07-01</text:p>
          </table:table-cell>
          <table:table-cell table:style-name="ce1" office:value-type="string" calcext:value-type="string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7905" calcext:value-type="float">
            <text:p>77905</text:p>
          </table:table-cell>
          <table:table-cell table:style-name="ce1" office:value-type="float" office:value="62825" calcext:value-type="float">
            <text:p>62825</text:p>
          </table:table-cell>
          <table:table-cell table:style-name="ce1" office:value-type="float" office:value="1238" calcext:value-type="float">
            <text:p>1238</text:p>
          </table:table-cell>
          <table:table-cell table:style-name="ce1" office:value-type="float" office:value="513" calcext:value-type="float">
            <text:p>513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705" calcext:value-type="float">
            <text:p>705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2876" calcext:value-type="float">
            <text:p>2876</text:p>
          </table:table-cell>
          <table:table-cell table:style-name="ce1" office:value-type="float" office:value="9196" calcext:value-type="float">
            <text:p>9196</text:p>
          </table:table-cell>
          <table:table-cell table:style-name="ce1" office:value-type="float" office:value="3803" calcext:value-type="float">
            <text:p>3803</text:p>
          </table:table-cell>
          <table:table-cell table:style-name="ce1" office:value-type="float" office:value="1134" calcext:value-type="float">
            <text:p>1134</text:p>
          </table:table-cell>
          <table:table-cell table:style-name="ce1" office:value-type="float" office:value="15434" calcext:value-type="float">
            <text:p>15434</text:p>
          </table:table-cell>
          <table:table-cell table:style-name="ce1" office:value-type="float" office:value="12951" calcext:value-type="float">
            <text:p>12951</text:p>
          </table:table-cell>
          <table:table-cell table:style-name="ce1" office:value-type="float" office:value="13663" calcext:value-type="float">
            <text:p>13663</text:p>
          </table:table-cell>
          <table:table-cell table:style-name="ce1" office:value-type="float" office:value="795" calcext:value-type="float">
            <text:p>795</text:p>
          </table:table-cell>
          <table:table-cell table:style-name="ce1" table:formula="of:=SUM([.H28:.R28])" office:value-type="float" office:value="61074" calcext:value-type="float">
            <text:p>61074</text:p>
          </table:table-cell>
          <table:table-cell table:style-name="ce3" table:formula="of:=[.H28]/[.$S28]" office:value-type="percentage" office:value="0.00663129973474801" calcext:value-type="percentage">
            <text:p>0,66%</text:p>
          </table:table-cell>
          <table:table-cell table:style-name="ce3" table:formula="of:=[.I28]/[.$S28]" office:value-type="percentage" office:value="0.0115433736123391" calcext:value-type="percentage">
            <text:p>1,15%</text:p>
          </table:table-cell>
          <table:table-cell table:style-name="ce3" table:formula="of:=[.J28]/[.$S28]" office:value-type="percentage" office:value="0.00183384091430068" calcext:value-type="percentage">
            <text:p>0,18%</text:p>
          </table:table-cell>
          <table:table-cell table:style-name="ce3" table:formula="of:=[.K28]/[.$S28]" office:value-type="percentage" office:value="0.0470904149065069" calcext:value-type="percentage">
            <text:p>4,71%</text:p>
          </table:table-cell>
          <table:table-cell table:style-name="ce3" table:formula="of:=[.L28]/[.$S28]" office:value-type="percentage" office:value="0.15057143792776" calcext:value-type="percentage">
            <text:p>15,06%</text:p>
          </table:table-cell>
          <table:table-cell table:style-name="ce3" table:formula="of:=[.M28]/[.$S28]" office:value-type="percentage" office:value="0.0622687231882634" calcext:value-type="percentage">
            <text:p>6,23%</text:p>
          </table:table-cell>
          <table:table-cell table:style-name="ce3" table:formula="of:=[.N28]/[.$S28]" office:value-type="percentage" office:value="0.0185676392572944" calcext:value-type="percentage">
            <text:p>1,86%</text:p>
          </table:table-cell>
          <table:table-cell table:style-name="ce3" table:formula="of:=[.O28]/[.$S28]" office:value-type="percentage" office:value="0.252709827422471" calcext:value-type="percentage">
            <text:p>25,27%</text:p>
          </table:table-cell>
          <table:table-cell table:style-name="ce3" table:formula="of:=[.P28]/[.$S28]" office:value-type="percentage" office:value="0.212054229295609" calcext:value-type="percentage">
            <text:p>21,21%</text:p>
          </table:table-cell>
          <table:table-cell table:style-name="ce3" table:formula="of:=[.Q28]/[.$S28]" office:value-type="percentage" office:value="0.223712217965092" calcext:value-type="percentage">
            <text:p>22,37%</text:p>
          </table:table-cell>
          <table:table-cell table:style-name="ce3" table:formula="of:=[.R28]/[.$S28]" office:value-type="percentage" office:value="0.0130169957756165" calcext:value-type="percentage">
            <text:p>1,3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07-02</text:p>
          </table:table-cell>
          <table:table-cell table:style-name="ce1" office:value-type="string" calcext:value-type="string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3042" calcext:value-type="float">
            <text:p>93042</text:p>
          </table:table-cell>
          <table:table-cell table:style-name="ce1" office:value-type="float" office:value="76526" calcext:value-type="float">
            <text:p>76526</text:p>
          </table:table-cell>
          <table:table-cell table:style-name="ce1" office:value-type="float" office:value="1520" calcext:value-type="float">
            <text:p>1520</text:p>
          </table:table-cell>
          <table:table-cell table:style-name="ce1" office:value-type="float" office:value="639" calcext:value-type="float">
            <text:p>639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4575" calcext:value-type="float">
            <text:p>4575</text:p>
          </table:table-cell>
          <table:table-cell table:style-name="ce1" office:value-type="float" office:value="14162" calcext:value-type="float">
            <text:p>14162</text:p>
          </table:table-cell>
          <table:table-cell table:style-name="ce1" office:value-type="float" office:value="4346" calcext:value-type="float">
            <text:p>4346</text:p>
          </table:table-cell>
          <table:table-cell table:style-name="ce1" office:value-type="float" office:value="1171" calcext:value-type="float">
            <text:p>1171</text:p>
          </table:table-cell>
          <table:table-cell table:style-name="ce1" office:value-type="float" office:value="17029" calcext:value-type="float">
            <text:p>17029</text:p>
          </table:table-cell>
          <table:table-cell table:style-name="ce1" office:value-type="float" office:value="17190" calcext:value-type="float">
            <text:p>17190</text:p>
          </table:table-cell>
          <table:table-cell table:style-name="ce1" office:value-type="float" office:value="13646" calcext:value-type="float">
            <text:p>13646</text:p>
          </table:table-cell>
          <table:table-cell table:style-name="ce1" office:value-type="float" office:value="915" calcext:value-type="float">
            <text:p>915</text:p>
          </table:table-cell>
          <table:table-cell table:style-name="ce1" table:formula="of:=SUM([.H29:.R29])" office:value-type="float" office:value="74367" calcext:value-type="float">
            <text:p>74367</text:p>
          </table:table-cell>
          <table:table-cell table:style-name="ce3" table:formula="of:=[.H29]/[.$S29]" office:value-type="percentage" office:value="0.00700579558137346" calcext:value-type="percentage">
            <text:p>0,70%</text:p>
          </table:table-cell>
          <table:table-cell table:style-name="ce3" table:formula="of:=[.I29]/[.$S29]" office:value-type="percentage" office:value="0.00914384068202294" calcext:value-type="percentage">
            <text:p>0,91%</text:p>
          </table:table-cell>
          <table:table-cell table:style-name="ce3" table:formula="of:=[.J29]/[.$S29]" office:value-type="percentage" office:value="0.00177498083827504" calcext:value-type="percentage">
            <text:p>0,18%</text:p>
          </table:table-cell>
          <table:table-cell table:style-name="ce3" table:formula="of:=[.K29]/[.$S29]" office:value-type="percentage" office:value="0.061519222235669" calcext:value-type="percentage">
            <text:p>6,15%</text:p>
          </table:table-cell>
          <table:table-cell table:style-name="ce3" table:formula="of:=[.L29]/[.$S29]" office:value-type="percentage" office:value="0.19043392902766" calcext:value-type="percentage">
            <text:p>19,04%</text:p>
          </table:table-cell>
          <table:table-cell table:style-name="ce3" table:formula="of:=[.M29]/[.$S29]" office:value-type="percentage" office:value="0.0584398994177525" calcext:value-type="percentage">
            <text:p>5,84%</text:p>
          </table:table-cell>
          <table:table-cell table:style-name="ce3" table:formula="of:=[.N29]/[.$S29]" office:value-type="percentage" office:value="0.0157462315274248" calcext:value-type="percentage">
            <text:p>1,57%</text:p>
          </table:table-cell>
          <table:table-cell table:style-name="ce3" table:formula="of:=[.O29]/[.$S29]" office:value-type="percentage" office:value="0.228985974962013" calcext:value-type="percentage">
            <text:p>22,90%</text:p>
          </table:table-cell>
          <table:table-cell table:style-name="ce3" table:formula="of:=[.P29]/[.$S29]" office:value-type="percentage" office:value="0.231150913711727" calcext:value-type="percentage">
            <text:p>23,12%</text:p>
          </table:table-cell>
          <table:table-cell table:style-name="ce3" table:formula="of:=[.Q29]/[.$S29]" office:value-type="percentage" office:value="0.183495367568949" calcext:value-type="percentage">
            <text:p>18,35%</text:p>
          </table:table-cell>
          <table:table-cell table:style-name="ce3" table:formula="of:=[.R29]/[.$S29]" office:value-type="percentage" office:value="0.0123038444471338" calcext:value-type="percentage">
            <text:p>1,23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07-03</text:p>
          </table:table-cell>
          <table:table-cell table:style-name="ce1" office:value-type="string" calcext:value-type="string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8313" calcext:value-type="float">
            <text:p>78313</text:p>
          </table:table-cell>
          <table:table-cell table:style-name="ce1" office:value-type="float" office:value="63290" calcext:value-type="float">
            <text:p>63290</text:p>
          </table:table-cell>
          <table:table-cell table:style-name="ce1" office:value-type="float" office:value="1143" calcext:value-type="float">
            <text:p>1143</text:p>
          </table:table-cell>
          <table:table-cell table:style-name="ce1" office:value-type="float" office:value="515" calcext:value-type="float">
            <text:p>515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2543" calcext:value-type="float">
            <text:p>2543</text:p>
          </table:table-cell>
          <table:table-cell table:style-name="ce1" office:value-type="float" office:value="10824" calcext:value-type="float">
            <text:p>10824</text:p>
          </table:table-cell>
          <table:table-cell table:style-name="ce1" office:value-type="float" office:value="3695" calcext:value-type="float">
            <text:p>3695</text:p>
          </table:table-cell>
          <table:table-cell table:style-name="ce1" office:value-type="float" office:value="1276" calcext:value-type="float">
            <text:p>1276</text:p>
          </table:table-cell>
          <table:table-cell table:style-name="ce1" office:value-type="float" office:value="13125" calcext:value-type="float">
            <text:p>13125</text:p>
          </table:table-cell>
          <table:table-cell table:style-name="ce1" office:value-type="float" office:value="12562" calcext:value-type="float">
            <text:p>12562</text:p>
          </table:table-cell>
          <table:table-cell table:style-name="ce1" office:value-type="float" office:value="15571" calcext:value-type="float">
            <text:p>15571</text:p>
          </table:table-cell>
          <table:table-cell table:style-name="ce1" office:value-type="float" office:value="913" calcext:value-type="float">
            <text:p>913</text:p>
          </table:table-cell>
          <table:table-cell table:style-name="ce1" table:formula="of:=SUM([.H30:.R30])" office:value-type="float" office:value="61632" calcext:value-type="float">
            <text:p>61632</text:p>
          </table:table-cell>
          <table:table-cell table:style-name="ce3" table:formula="of:=[.H30]/[.$S30]" office:value-type="percentage" office:value="0.00634410695742471" calcext:value-type="percentage">
            <text:p>0,63%</text:p>
          </table:table-cell>
          <table:table-cell table:style-name="ce3" table:formula="of:=[.I30]/[.$S30]" office:value-type="percentage" office:value="0.00973520249221184" calcext:value-type="percentage">
            <text:p>0,97%</text:p>
          </table:table-cell>
          <table:table-cell table:style-name="ce3" table:formula="of:=[.J30]/[.$S30]" office:value-type="percentage" office:value="0.0021417445482866" calcext:value-type="percentage">
            <text:p>0,21%</text:p>
          </table:table-cell>
          <table:table-cell table:style-name="ce3" table:formula="of:=[.K30]/[.$S30]" office:value-type="percentage" office:value="0.0412610332294912" calcext:value-type="percentage">
            <text:p>4,13%</text:p>
          </table:table-cell>
          <table:table-cell table:style-name="ce3" table:formula="of:=[.L30]/[.$S30]" office:value-type="percentage" office:value="0.175623052959502" calcext:value-type="percentage">
            <text:p>17,56%</text:p>
          </table:table-cell>
          <table:table-cell table:style-name="ce3" table:formula="of:=[.M30]/[.$S30]" office:value-type="percentage" office:value="0.0599526220145379" calcext:value-type="percentage">
            <text:p>6,00%</text:p>
          </table:table-cell>
          <table:table-cell table:style-name="ce3" table:formula="of:=[.N30]/[.$S30]" office:value-type="percentage" office:value="0.0207035306334372" calcext:value-type="percentage">
            <text:p>2,07%</text:p>
          </table:table-cell>
          <table:table-cell table:style-name="ce3" table:formula="of:=[.O30]/[.$S30]" office:value-type="percentage" office:value="0.212957554517134" calcext:value-type="percentage">
            <text:p>21,30%</text:p>
          </table:table-cell>
          <table:table-cell table:style-name="ce3" table:formula="of:=[.P30]/[.$S30]" office:value-type="percentage" office:value="0.203822689511942" calcext:value-type="percentage">
            <text:p>20,38%</text:p>
          </table:table-cell>
          <table:table-cell table:style-name="ce3" table:formula="of:=[.Q30]/[.$S30]" office:value-type="percentage" office:value="0.252644730010384" calcext:value-type="percentage">
            <text:p>25,26%</text:p>
          </table:table-cell>
          <table:table-cell table:style-name="ce3" table:formula="of:=[.R30]/[.$S30]" office:value-type="percentage" office:value="0.014813733125649" calcext:value-type="percentage">
            <text:p>1,4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08-01</text:p>
          </table:table-cell>
          <table:table-cell table:style-name="ce1" office:value-type="string" calcext:value-type="string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3335" calcext:value-type="float">
            <text:p>73335</text:p>
          </table:table-cell>
          <table:table-cell table:style-name="ce1" office:value-type="float" office:value="57772" calcext:value-type="float">
            <text:p>57772</text:p>
          </table:table-cell>
          <table:table-cell table:style-name="ce1" office:value-type="float" office:value="903" calcext:value-type="float">
            <text:p>903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447" calcext:value-type="float">
            <text:p>447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3235" calcext:value-type="float">
            <text:p>3235</text:p>
          </table:table-cell>
          <table:table-cell table:style-name="ce1" office:value-type="float" office:value="10532" calcext:value-type="float">
            <text:p>10532</text:p>
          </table:table-cell>
          <table:table-cell table:style-name="ce1" office:value-type="float" office:value="2647" calcext:value-type="float">
            <text:p>2647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18228" calcext:value-type="float">
            <text:p>18228</text:p>
          </table:table-cell>
          <table:table-cell table:style-name="ce1" office:value-type="float" office:value="10616" calcext:value-type="float">
            <text:p>10616</text:p>
          </table:table-cell>
          <table:table-cell table:style-name="ce1" office:value-type="float" office:value="9044" calcext:value-type="float">
            <text:p>9044</text:p>
          </table:table-cell>
          <table:table-cell table:style-name="ce1" office:value-type="float" office:value="606" calcext:value-type="float">
            <text:p>606</text:p>
          </table:table-cell>
          <table:table-cell table:style-name="ce1" table:formula="of:=SUM([.H31:.R31])" office:value-type="float" office:value="56478" calcext:value-type="float">
            <text:p>56478</text:p>
          </table:table-cell>
          <table:table-cell table:style-name="ce3" table:formula="of:=[.H31]/[.$S31]" office:value-type="percentage" office:value="0.00876447466270052" calcext:value-type="percentage">
            <text:p>0,88%</text:p>
          </table:table-cell>
          <table:table-cell table:style-name="ce3" table:formula="of:=[.I31]/[.$S31]" office:value-type="percentage" office:value="0.00791458621055986" calcext:value-type="percentage">
            <text:p>0,79%</text:p>
          </table:table-cell>
          <table:table-cell table:style-name="ce3" table:formula="of:=[.J31]/[.$S31]" office:value-type="percentage" office:value="0.00191224901731648" calcext:value-type="percentage">
            <text:p>0,19%</text:p>
          </table:table-cell>
          <table:table-cell table:style-name="ce3" table:formula="of:=[.K31]/[.$S31]" office:value-type="percentage" office:value="0.0572789404723963" calcext:value-type="percentage">
            <text:p>5,73%</text:p>
          </table:table-cell>
          <table:table-cell table:style-name="ce3" table:formula="of:=[.L31]/[.$S31]" office:value-type="percentage" office:value="0.186479691207196" calcext:value-type="percentage">
            <text:p>18,65%</text:p>
          </table:table-cell>
          <table:table-cell table:style-name="ce3" table:formula="of:=[.M31]/[.$S31]" office:value-type="percentage" office:value="0.0468678069336733" calcext:value-type="percentage">
            <text:p>4,69%</text:p>
          </table:table-cell>
          <table:table-cell table:style-name="ce3" table:formula="of:=[.N31]/[.$S31]" office:value-type="percentage" office:value="0.00920712489819045" calcext:value-type="percentage">
            <text:p>0,92%</text:p>
          </table:table-cell>
          <table:table-cell table:style-name="ce3" table:formula="of:=[.O31]/[.$S31]" office:value-type="percentage" office:value="0.322745139700414" calcext:value-type="percentage">
            <text:p>32,27%</text:p>
          </table:table-cell>
          <table:table-cell table:style-name="ce3" table:formula="of:=[.P31]/[.$S31]" office:value-type="percentage" office:value="0.187966995998442" calcext:value-type="percentage">
            <text:p>18,80%</text:p>
          </table:table-cell>
          <table:table-cell table:style-name="ce3" table:formula="of:=[.Q31]/[.$S31]" office:value-type="percentage" office:value="0.160133149190835" calcext:value-type="percentage">
            <text:p>16,01%</text:p>
          </table:table-cell>
          <table:table-cell table:style-name="ce3" table:formula="of:=[.R31]/[.$S31]" office:value-type="percentage" office:value="0.0107298417082758" calcext:value-type="percentage">
            <text:p>1,07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08-02</text:p>
          </table:table-cell>
          <table:table-cell table:style-name="ce1" office:value-type="string" calcext:value-type="string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3879" calcext:value-type="float">
            <text:p>63879</text:p>
          </table:table-cell>
          <table:table-cell table:style-name="ce1" office:value-type="float" office:value="47830" calcext:value-type="float">
            <text:p>47830</text:p>
          </table:table-cell>
          <table:table-cell table:style-name="ce1" office:value-type="float" office:value="847" calcext:value-type="float">
            <text:p>847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2191" calcext:value-type="float">
            <text:p>2191</text:p>
          </table:table-cell>
          <table:table-cell table:style-name="ce1" office:value-type="float" office:value="6586" calcext:value-type="float">
            <text:p>6586</text:p>
          </table:table-cell>
          <table:table-cell table:style-name="ce1" office:value-type="float" office:value="2599" calcext:value-type="float">
            <text:p>2599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15078" calcext:value-type="float">
            <text:p>15078</text:p>
          </table:table-cell>
          <table:table-cell table:style-name="ce1" office:value-type="float" office:value="8439" calcext:value-type="float">
            <text:p>8439</text:p>
          </table:table-cell>
          <table:table-cell table:style-name="ce1" office:value-type="float" office:value="9969" calcext:value-type="float">
            <text:p>9969</text:p>
          </table:table-cell>
          <table:table-cell table:style-name="ce1" office:value-type="float" office:value="565" calcext:value-type="float">
            <text:p>565</text:p>
          </table:table-cell>
          <table:table-cell table:style-name="ce1" table:formula="of:=SUM([.H32:.R32])" office:value-type="float" office:value="46687" calcext:value-type="float">
            <text:p>46687</text:p>
          </table:table-cell>
          <table:table-cell table:style-name="ce3" table:formula="of:=[.H32]/[.$S32]" office:value-type="percentage" office:value="0.00901749951806713" calcext:value-type="percentage">
            <text:p>0,90%</text:p>
          </table:table-cell>
          <table:table-cell table:style-name="ce3" table:formula="of:=[.I32]/[.$S32]" office:value-type="percentage" office:value="0.00736821813352753" calcext:value-type="percentage">
            <text:p>0,74%</text:p>
          </table:table-cell>
          <table:table-cell table:style-name="ce3" table:formula="of:=[.J32]/[.$S32]" office:value-type="percentage" office:value="0.00203482768222417" calcext:value-type="percentage">
            <text:p>0,20%</text:p>
          </table:table-cell>
          <table:table-cell table:style-name="ce3" table:formula="of:=[.K32]/[.$S32]" office:value-type="percentage" office:value="0.0469295521237175" calcext:value-type="percentage">
            <text:p>4,69%</text:p>
          </table:table-cell>
          <table:table-cell table:style-name="ce3" table:formula="of:=[.L32]/[.$S32]" office:value-type="percentage" office:value="0.141067106475036" calcext:value-type="percentage">
            <text:p>14,11%</text:p>
          </table:table-cell>
          <table:table-cell table:style-name="ce3" table:formula="of:=[.M32]/[.$S32]" office:value-type="percentage" office:value="0.0556686015379013" calcext:value-type="percentage">
            <text:p>5,57%</text:p>
          </table:table-cell>
          <table:table-cell table:style-name="ce3" table:formula="of:=[.N32]/[.$S32]" office:value-type="percentage" office:value="0.00856769550410179" calcext:value-type="percentage">
            <text:p>0,86%</text:p>
          </table:table-cell>
          <table:table-cell table:style-name="ce3" table:formula="of:=[.O32]/[.$S32]" office:value-type="percentage" office:value="0.322959282027117" calcext:value-type="percentage">
            <text:p>32,30%</text:p>
          </table:table-cell>
          <table:table-cell table:style-name="ce3" table:formula="of:=[.P32]/[.$S32]" office:value-type="percentage" office:value="0.180756955897787" calcext:value-type="percentage">
            <text:p>18,08%</text:p>
          </table:table-cell>
          <table:table-cell table:style-name="ce3" table:formula="of:=[.Q32]/[.$S32]" office:value-type="percentage" office:value="0.213528391200977" calcext:value-type="percentage">
            <text:p>21,35%</text:p>
          </table:table-cell>
          <table:table-cell table:style-name="ce3" table:formula="of:=[.R32]/[.$S32]" office:value-type="percentage" office:value="0.0121018698995438" calcext:value-type="percentage">
            <text:p>1,2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08-03</text:p>
          </table:table-cell>
          <table:table-cell table:style-name="ce1" office:value-type="string" calcext:value-type="string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7165" calcext:value-type="float">
            <text:p>57165</text:p>
          </table:table-cell>
          <table:table-cell table:style-name="ce1" office:value-type="float" office:value="44701" calcext:value-type="float">
            <text:p>44701</text:p>
          </table:table-cell>
          <table:table-cell table:style-name="ce1" office:value-type="float" office:value="802" calcext:value-type="float">
            <text:p>802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384" calcext:value-type="float">
            <text:p>2384</text:p>
          </table:table-cell>
          <table:table-cell table:style-name="ce1" office:value-type="float" office:value="8155" calcext:value-type="float">
            <text:p>8155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486" calcext:value-type="float">
            <text:p>486</text:p>
          </table:table-cell>
          <table:table-cell table:style-name="ce1" office:value-type="float" office:value="14272" calcext:value-type="float">
            <text:p>14272</text:p>
          </table:table-cell>
          <table:table-cell table:style-name="ce1" office:value-type="float" office:value="7857" calcext:value-type="float">
            <text:p>7857</text:p>
          </table:table-cell>
          <table:table-cell table:style-name="ce1" office:value-type="float" office:value="7159" calcext:value-type="float">
            <text:p>7159</text:p>
          </table:table-cell>
          <table:table-cell table:style-name="ce1" office:value-type="float" office:value="522" calcext:value-type="float">
            <text:p>522</text:p>
          </table:table-cell>
          <table:table-cell table:style-name="ce1" table:formula="of:=SUM([.H33:.R33])" office:value-type="float" office:value="43638" calcext:value-type="float">
            <text:p>43638</text:p>
          </table:table-cell>
          <table:table-cell table:style-name="ce3" table:formula="of:=[.H33]/[.$S33]" office:value-type="percentage" office:value="0.0105871029836381" calcext:value-type="percentage">
            <text:p>1,06%</text:p>
          </table:table-cell>
          <table:table-cell table:style-name="ce3" table:formula="of:=[.I33]/[.$S33]" office:value-type="percentage" office:value="0.00662266831660479" calcext:value-type="percentage">
            <text:p>0,66%</text:p>
          </table:table-cell>
          <table:table-cell table:style-name="ce3" table:formula="of:=[.J33]/[.$S33]" office:value-type="percentage" office:value="0.00146661166872909" calcext:value-type="percentage">
            <text:p>0,15%</text:p>
          </table:table-cell>
          <table:table-cell table:style-name="ce3" table:formula="of:=[.K33]/[.$S33]" office:value-type="percentage" office:value="0.0546312846601586" calcext:value-type="percentage">
            <text:p>5,46%</text:p>
          </table:table-cell>
          <table:table-cell table:style-name="ce3" table:formula="of:=[.L33]/[.$S33]" office:value-type="percentage" office:value="0.186878408726339" calcext:value-type="percentage">
            <text:p>18,69%</text:p>
          </table:table-cell>
          <table:table-cell table:style-name="ce3" table:formula="of:=[.M33]/[.$S33]" office:value-type="percentage" office:value="0.0455566249598973" calcext:value-type="percentage">
            <text:p>4,56%</text:p>
          </table:table-cell>
          <table:table-cell table:style-name="ce3" table:formula="of:=[.N33]/[.$S33]" office:value-type="percentage" office:value="0.0111370823594115" calcext:value-type="percentage">
            <text:p>1,11%</text:p>
          </table:table-cell>
          <table:table-cell table:style-name="ce3" table:formula="of:=[.O33]/[.$S33]" office:value-type="percentage" office:value="0.327054402126587" calcext:value-type="percentage">
            <text:p>32,71%</text:p>
          </table:table-cell>
          <table:table-cell table:style-name="ce3" table:formula="of:=[.P33]/[.$S33]" office:value-type="percentage" office:value="0.18004949814382" calcext:value-type="percentage">
            <text:p>18,00%</text:p>
          </table:table-cell>
          <table:table-cell table:style-name="ce3" table:formula="of:=[.Q33]/[.$S33]" office:value-type="percentage" office:value="0.164054264631743" calcext:value-type="percentage">
            <text:p>16,41%</text:p>
          </table:table-cell>
          <table:table-cell table:style-name="ce3" table:formula="of:=[.R33]/[.$S33]" office:value-type="percentage" office:value="0.0119620514230716" calcext:value-type="percentage">
            <text:p>1,2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09-01</text:p>
          </table:table-cell>
          <table:table-cell table:style-name="ce1" office:value-type="string" calcext:value-type="string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738" calcext:value-type="float">
            <text:p>56738</text:p>
          </table:table-cell>
          <table:table-cell table:style-name="ce1" office:value-type="float" office:value="46202" calcext:value-type="float">
            <text:p>46202</text:p>
          </table:table-cell>
          <table:table-cell table:style-name="ce1" office:value-type="float" office:value="807" calcext:value-type="float">
            <text:p>807</text:p>
          </table:table-cell>
          <table:table-cell table:style-name="ce1" office:value-type="float" office:value="435" calcext:value-type="float">
            <text:p>435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517" calcext:value-type="float">
            <text:p>1517</text:p>
          </table:table-cell>
          <table:table-cell table:style-name="ce1" office:value-type="float" office:value="5254" calcext:value-type="float">
            <text:p>5254</text:p>
          </table:table-cell>
          <table:table-cell table:style-name="ce1" office:value-type="float" office:value="3797" calcext:value-type="float">
            <text:p>3797</text:p>
          </table:table-cell>
          <table:table-cell table:style-name="ce1" office:value-type="float" office:value="1569" calcext:value-type="float">
            <text:p>1569</text:p>
          </table:table-cell>
          <table:table-cell table:style-name="ce1" office:value-type="float" office:value="9129" calcext:value-type="float">
            <text:p>9129</text:p>
          </table:table-cell>
          <table:table-cell table:style-name="ce1" office:value-type="float" office:value="9776" calcext:value-type="float">
            <text:p>9776</text:p>
          </table:table-cell>
          <table:table-cell table:style-name="ce1" office:value-type="float" office:value="12576" calcext:value-type="float">
            <text:p>12576</text:p>
          </table:table-cell>
          <table:table-cell table:style-name="ce1" office:value-type="float" office:value="621" calcext:value-type="float">
            <text:p>621</text:p>
          </table:table-cell>
          <table:table-cell table:style-name="ce1" table:formula="of:=SUM([.H34:.R34])" office:value-type="float" office:value="44960" calcext:value-type="float">
            <text:p>44960</text:p>
          </table:table-cell>
          <table:table-cell table:style-name="ce3" table:formula="of:=[.H34]/[.$S34]" office:value-type="percentage" office:value="0.00618327402135231" calcext:value-type="percentage">
            <text:p>0,62%</text:p>
          </table:table-cell>
          <table:table-cell table:style-name="ce3" table:formula="of:=[.I34]/[.$S34]" office:value-type="percentage" office:value="0.00845195729537367" calcext:value-type="percentage">
            <text:p>0,85%</text:p>
          </table:table-cell>
          <table:table-cell table:style-name="ce3" table:formula="of:=[.J34]/[.$S34]" office:value-type="percentage" office:value="0.00140124555160142" calcext:value-type="percentage">
            <text:p>0,14%</text:p>
          </table:table-cell>
          <table:table-cell table:style-name="ce3" table:formula="of:=[.K34]/[.$S34]" office:value-type="percentage" office:value="0.033741103202847" calcext:value-type="percentage">
            <text:p>3,37%</text:p>
          </table:table-cell>
          <table:table-cell table:style-name="ce3" table:formula="of:=[.L34]/[.$S34]" office:value-type="percentage" office:value="0.116859430604982" calcext:value-type="percentage">
            <text:p>11,69%</text:p>
          </table:table-cell>
          <table:table-cell table:style-name="ce3" table:formula="of:=[.M34]/[.$S34]" office:value-type="percentage" office:value="0.084452846975089" calcext:value-type="percentage">
            <text:p>8,45%</text:p>
          </table:table-cell>
          <table:table-cell table:style-name="ce3" table:formula="of:=[.N34]/[.$S34]" office:value-type="percentage" office:value="0.0348976868327402" calcext:value-type="percentage">
            <text:p>3,49%</text:p>
          </table:table-cell>
          <table:table-cell table:style-name="ce3" table:formula="of:=[.O34]/[.$S34]" office:value-type="percentage" office:value="0.203047153024911" calcext:value-type="percentage">
            <text:p>20,30%</text:p>
          </table:table-cell>
          <table:table-cell table:style-name="ce3" table:formula="of:=[.P34]/[.$S34]" office:value-type="percentage" office:value="0.217437722419929" calcext:value-type="percentage">
            <text:p>21,74%</text:p>
          </table:table-cell>
          <table:table-cell table:style-name="ce3" table:formula="of:=[.Q34]/[.$S34]" office:value-type="percentage" office:value="0.279715302491103" calcext:value-type="percentage">
            <text:p>27,97%</text:p>
          </table:table-cell>
          <table:table-cell table:style-name="ce3" table:formula="of:=[.R34]/[.$S34]" office:value-type="percentage" office:value="0.0138122775800712" calcext:value-type="percentage">
            <text:p>1,3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09-02</text:p>
          </table:table-cell>
          <table:table-cell table:style-name="ce1" office:value-type="string" calcext:value-type="string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671" calcext:value-type="float">
            <text:p>60671</text:p>
          </table:table-cell>
          <table:table-cell table:style-name="ce1" office:value-type="float" office:value="49815" calcext:value-type="float">
            <text:p>49815</text:p>
          </table:table-cell>
          <table:table-cell table:style-name="ce1" office:value-type="float" office:value="921" calcext:value-type="float">
            <text:p>921</text:p>
          </table:table-cell>
          <table:table-cell table:style-name="ce1" office:value-type="float" office:value="466" calcext:value-type="float">
            <text:p>466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854" calcext:value-type="float">
            <text:p>1854</text:p>
          </table:table-cell>
          <table:table-cell table:style-name="ce1" office:value-type="float" office:value="6647" calcext:value-type="float">
            <text:p>6647</text:p>
          </table:table-cell>
          <table:table-cell table:style-name="ce1" office:value-type="float" office:value="3542" calcext:value-type="float">
            <text:p>3542</text:p>
          </table:table-cell>
          <table:table-cell table:style-name="ce1" office:value-type="float" office:value="1736" calcext:value-type="float">
            <text:p>1736</text:p>
          </table:table-cell>
          <table:table-cell table:style-name="ce1" office:value-type="float" office:value="11135" calcext:value-type="float">
            <text:p>11135</text:p>
          </table:table-cell>
          <table:table-cell table:style-name="ce1" office:value-type="float" office:value="9753" calcext:value-type="float">
            <text:p>9753</text:p>
          </table:table-cell>
          <table:table-cell table:style-name="ce1" office:value-type="float" office:value="12424" calcext:value-type="float">
            <text:p>12424</text:p>
          </table:table-cell>
          <table:table-cell table:style-name="ce1" office:value-type="float" office:value="562" calcext:value-type="float">
            <text:p>562</text:p>
          </table:table-cell>
          <table:table-cell table:style-name="ce1" table:formula="of:=SUM([.H35:.R35])" office:value-type="float" office:value="48428" calcext:value-type="float">
            <text:p>48428</text:p>
          </table:table-cell>
          <table:table-cell table:style-name="ce3" table:formula="of:=[.H35]/[.$S35]" office:value-type="percentage" office:value="0.00576112992483687" calcext:value-type="percentage">
            <text:p>0,58%</text:p>
          </table:table-cell>
          <table:table-cell table:style-name="ce3" table:formula="of:=[.I35]/[.$S35]" office:value-type="percentage" office:value="0.00865201949285537" calcext:value-type="percentage">
            <text:p>0,87%</text:p>
          </table:table-cell>
          <table:table-cell table:style-name="ce3" table:formula="of:=[.J35]/[.$S35]" office:value-type="percentage" office:value="0.00158998926241018" calcext:value-type="percentage">
            <text:p>0,16%</text:p>
          </table:table-cell>
          <table:table-cell table:style-name="ce3" table:formula="of:=[.K35]/[.$S35]" office:value-type="percentage" office:value="0.038283637565045" calcext:value-type="percentage">
            <text:p>3,83%</text:p>
          </table:table-cell>
          <table:table-cell table:style-name="ce3" table:formula="of:=[.L35]/[.$S35]" office:value-type="percentage" office:value="0.137255306847278" calcext:value-type="percentage">
            <text:p>13,73%</text:p>
          </table:table-cell>
          <table:table-cell table:style-name="ce3" table:formula="of:=[.M35]/[.$S35]" office:value-type="percentage" office:value="0.0731395060708681" calcext:value-type="percentage">
            <text:p>7,31%</text:p>
          </table:table-cell>
          <table:table-cell table:style-name="ce3" table:formula="of:=[.N35]/[.$S35]" office:value-type="percentage" office:value="0.0358470306434294" calcext:value-type="percentage">
            <text:p>3,58%</text:p>
          </table:table-cell>
          <table:table-cell table:style-name="ce3" table:formula="of:=[.O35]/[.$S35]" office:value-type="percentage" office:value="0.229928966713472" calcext:value-type="percentage">
            <text:p>22,99%</text:p>
          </table:table-cell>
          <table:table-cell table:style-name="ce3" table:formula="of:=[.P35]/[.$S35]" office:value-type="percentage" office:value="0.201391756834889" calcext:value-type="percentage">
            <text:p>20,14%</text:p>
          </table:table-cell>
          <table:table-cell table:style-name="ce3" table:formula="of:=[.Q35]/[.$S35]" office:value-type="percentage" office:value="0.256545799950442" calcext:value-type="percentage">
            <text:p>25,65%</text:p>
          </table:table-cell>
          <table:table-cell table:style-name="ce3" table:formula="of:=[.R35]/[.$S35]" office:value-type="percentage" office:value="0.0116048566944743" calcext:value-type="percentage">
            <text:p>1,16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10-0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4362" calcext:value-type="float">
            <text:p>64362</text:p>
          </table:table-cell>
          <table:table-cell table:style-name="ce1" office:value-type="float" office:value="52677" calcext:value-type="float">
            <text:p>52677</text:p>
          </table:table-cell>
          <table:table-cell table:style-name="ce1" office:value-type="float" office:value="896" calcext:value-type="float">
            <text:p>896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3569" calcext:value-type="float">
            <text:p>3569</text:p>
          </table:table-cell>
          <table:table-cell table:style-name="ce1" office:value-type="float" office:value="12238" calcext:value-type="float">
            <text:p>12238</text:p>
          </table:table-cell>
          <table:table-cell table:style-name="ce1" office:value-type="float" office:value="1814" calcext:value-type="float">
            <text:p>1814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17094" calcext:value-type="float">
            <text:p>17094</text:p>
          </table:table-cell>
          <table:table-cell table:style-name="ce1" office:value-type="float" office:value="8811" calcext:value-type="float">
            <text:p>8811</text:p>
          </table:table-cell>
          <table:table-cell table:style-name="ce1" office:value-type="float" office:value="6153" calcext:value-type="float">
            <text:p>6153</text:p>
          </table:table-cell>
          <table:table-cell table:style-name="ce1" office:value-type="float" office:value="470" calcext:value-type="float">
            <text:p>470</text:p>
          </table:table-cell>
          <table:table-cell table:style-name="ce1" table:formula="of:=SUM([.H36:.R36])" office:value-type="float" office:value="51435" calcext:value-type="float">
            <text:p>51435</text:p>
          </table:table-cell>
          <table:table-cell table:style-name="ce3" table:formula="of:=[.H36]/[.$S36]" office:value-type="percentage" office:value="0.00769903762029746" calcext:value-type="percentage">
            <text:p>0,77%</text:p>
          </table:table-cell>
          <table:table-cell table:style-name="ce3" table:formula="of:=[.I36]/[.$S36]" office:value-type="percentage" office:value="0.00775736366287547" calcext:value-type="percentage">
            <text:p>0,78%</text:p>
          </table:table-cell>
          <table:table-cell table:style-name="ce3" table:formula="of:=[.J36]/[.$S36]" office:value-type="percentage" office:value="0.00204141149023039" calcext:value-type="percentage">
            <text:p>0,20%</text:p>
          </table:table-cell>
          <table:table-cell table:style-name="ce3" table:formula="of:=[.K36]/[.$S36]" office:value-type="percentage" office:value="0.0693885486536405" calcext:value-type="percentage">
            <text:p>6,94%</text:p>
          </table:table-cell>
          <table:table-cell table:style-name="ce3" table:formula="of:=[.L36]/[.$S36]" office:value-type="percentage" office:value="0.2379313696899" calcext:value-type="percentage">
            <text:p>23,79%</text:p>
          </table:table-cell>
          <table:table-cell table:style-name="ce3" table:formula="of:=[.M36]/[.$S36]" office:value-type="percentage" office:value="0.035267813745504" calcext:value-type="percentage">
            <text:p>3,53%</text:p>
          </table:table-cell>
          <table:table-cell table:style-name="ce3" table:formula="of:=[.N36]/[.$S36]" office:value-type="percentage" office:value="0.00750461747837076" calcext:value-type="percentage">
            <text:p>0,75%</text:p>
          </table:table-cell>
          <table:table-cell table:style-name="ce3" table:formula="of:=[.O36]/[.$S36]" office:value-type="percentage" office:value="0.332341790609507" calcext:value-type="percentage">
            <text:p>33,23%</text:p>
          </table:table-cell>
          <table:table-cell table:style-name="ce3" table:formula="of:=[.P36]/[.$S36]" office:value-type="percentage" office:value="0.171303587051619" calcext:value-type="percentage">
            <text:p>17,13%</text:p>
          </table:table-cell>
          <table:table-cell table:style-name="ce3" table:formula="of:=[.Q36]/[.$S36]" office:value-type="percentage" office:value="0.119626713327501" calcext:value-type="percentage">
            <text:p>11,96%</text:p>
          </table:table-cell>
          <table:table-cell table:style-name="ce3" table:formula="of:=[.R36]/[.$S36]" office:value-type="percentage" office:value="0.00913774667055507" calcext:value-type="percentage">
            <text:p>0,9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10-0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3837" calcext:value-type="float">
            <text:p>73837</text:p>
          </table:table-cell>
          <table:table-cell table:style-name="ce1" office:value-type="float" office:value="59973" calcext:value-type="float">
            <text:p>59973</text:p>
          </table:table-cell>
          <table:table-cell table:style-name="ce1" office:value-type="float" office:value="982" calcext:value-type="float">
            <text:p>982</text:p>
          </table:table-cell>
          <table:table-cell table:style-name="ce1" office:value-type="float" office:value="379" calcext:value-type="float">
            <text:p>379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3687" calcext:value-type="float">
            <text:p>3687</text:p>
          </table:table-cell>
          <table:table-cell table:style-name="ce1" office:value-type="float" office:value="13802" calcext:value-type="float">
            <text:p>13802</text:p>
          </table:table-cell>
          <table:table-cell table:style-name="ce1" office:value-type="float" office:value="2391" calcext:value-type="float">
            <text:p>2391</text:p>
          </table:table-cell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17321" calcext:value-type="float">
            <text:p>17321</text:p>
          </table:table-cell>
          <table:table-cell table:style-name="ce1" office:value-type="float" office:value="11739" calcext:value-type="float">
            <text:p>11739</text:p>
          </table:table-cell>
          <table:table-cell table:style-name="ce1" office:value-type="float" office:value="7867" calcext:value-type="float">
            <text:p>7867</text:p>
          </table:table-cell>
          <table:table-cell table:style-name="ce1" office:value-type="float" office:value="475" calcext:value-type="float">
            <text:p>475</text:p>
          </table:table-cell>
          <table:table-cell table:style-name="ce1" table:formula="of:=SUM([.H37:.R37])" office:value-type="float" office:value="58612" calcext:value-type="float">
            <text:p>58612</text:p>
          </table:table-cell>
          <table:table-cell table:style-name="ce3" table:formula="of:=[.H37]/[.$S37]" office:value-type="percentage" office:value="0.0067221729338702" calcext:value-type="percentage">
            <text:p>0,67%</text:p>
          </table:table-cell>
          <table:table-cell table:style-name="ce3" table:formula="of:=[.I37]/[.$S37]" office:value-type="percentage" office:value="0.00743874974407971" calcext:value-type="percentage">
            <text:p>0,74%</text:p>
          </table:table-cell>
          <table:table-cell table:style-name="ce3" table:formula="of:=[.J37]/[.$S37]" office:value-type="percentage" office:value="0.00160376714665939" calcext:value-type="percentage">
            <text:p>0,16%</text:p>
          </table:table-cell>
          <table:table-cell table:style-name="ce3" table:formula="of:=[.K37]/[.$S37]" office:value-type="percentage" office:value="0.0629052071248209" calcext:value-type="percentage">
            <text:p>6,29%</text:p>
          </table:table-cell>
          <table:table-cell table:style-name="ce3" table:formula="of:=[.L37]/[.$S37]" office:value-type="percentage" office:value="0.235480788916945" calcext:value-type="percentage">
            <text:p>23,55%</text:p>
          </table:table-cell>
          <table:table-cell table:style-name="ce3" table:formula="of:=[.M37]/[.$S37]" office:value-type="percentage" office:value="0.0407936941240702" calcext:value-type="percentage">
            <text:p>4,08%</text:p>
          </table:table-cell>
          <table:table-cell table:style-name="ce3" table:formula="of:=[.N37]/[.$S37]" office:value-type="percentage" office:value="0.00692690916535863" calcext:value-type="percentage">
            <text:p>0,69%</text:p>
          </table:table-cell>
          <table:table-cell table:style-name="ce3" table:formula="of:=[.O37]/[.$S37]" office:value-type="percentage" office:value="0.295519688800928" calcext:value-type="percentage">
            <text:p>29,55%</text:p>
          </table:table-cell>
          <table:table-cell table:style-name="ce3" table:formula="of:=[.P37]/[.$S37]" office:value-type="percentage" office:value="0.200283218453559" calcext:value-type="percentage">
            <text:p>20,03%</text:p>
          </table:table-cell>
          <table:table-cell table:style-name="ce3" table:formula="of:=[.Q37]/[.$S37]" office:value-type="percentage" office:value="0.134221661093291" calcext:value-type="percentage">
            <text:p>13,42%</text:p>
          </table:table-cell>
          <table:table-cell table:style-name="ce3" table:formula="of:=[.R37]/[.$S37]" office:value-type="percentage" office:value="0.00810414249641712" calcext:value-type="percentage">
            <text:p>0,8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10-0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5648" calcext:value-type="float">
            <text:p>65648</text:p>
          </table:table-cell>
          <table:table-cell table:style-name="ce1" office:value-type="float" office:value="52246" calcext:value-type="float">
            <text:p>52246</text:p>
          </table:table-cell>
          <table:table-cell table:style-name="ce1" office:value-type="float" office:value="867" calcext:value-type="float">
            <text:p>867</text:p>
          </table:table-cell>
          <table:table-cell table:style-name="ce1" office:value-type="float" office:value="358" calcext:value-type="float">
            <text:p>358</text:p>
          </table:table-cell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482" calcext:value-type="float">
            <text:p>48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979" calcext:value-type="float">
            <text:p>2979</text:p>
          </table:table-cell>
          <table:table-cell table:style-name="ce1" office:value-type="float" office:value="11082" calcext:value-type="float">
            <text:p>11082</text:p>
          </table:table-cell>
          <table:table-cell table:style-name="ce1" office:value-type="float" office:value="2340" calcext:value-type="float">
            <text:p>2340</text:p>
          </table:table-cell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14431" calcext:value-type="float">
            <text:p>14431</text:p>
          </table:table-cell>
          <table:table-cell table:style-name="ce1" office:value-type="float" office:value="10015" calcext:value-type="float">
            <text:p>10015</text:p>
          </table:table-cell>
          <table:table-cell table:style-name="ce1" office:value-type="float" office:value="8476" calcext:value-type="float">
            <text:p>8476</text:p>
          </table:table-cell>
          <table:table-cell table:style-name="ce1" office:value-type="float" office:value="442" calcext:value-type="float">
            <text:p>442</text:p>
          </table:table-cell>
          <table:table-cell table:style-name="ce1" table:formula="of:=SUM([.H38:.R38])" office:value-type="float" office:value="51021" calcext:value-type="float">
            <text:p>51021</text:p>
          </table:table-cell>
          <table:table-cell table:style-name="ce3" table:formula="of:=[.H38]/[.$S38]" office:value-type="percentage" office:value="0.00621312792771604" calcext:value-type="percentage">
            <text:p>0,62%</text:p>
          </table:table-cell>
          <table:table-cell table:style-name="ce3" table:formula="of:=[.I38]/[.$S38]" office:value-type="percentage" office:value="0.0094470904137512" calcext:value-type="percentage">
            <text:p>0,94%</text:p>
          </table:table-cell>
          <table:table-cell table:style-name="ce3" table:formula="of:=[.J38]/[.$S38]" office:value-type="percentage" office:value="0.00176397953783736" calcext:value-type="percentage">
            <text:p>0,18%</text:p>
          </table:table-cell>
          <table:table-cell table:style-name="ce3" table:formula="of:=[.K38]/[.$S38]" office:value-type="percentage" office:value="0.0583877227024167" calcext:value-type="percentage">
            <text:p>5,84%</text:p>
          </table:table-cell>
          <table:table-cell table:style-name="ce3" table:formula="of:=[.L38]/[.$S38]" office:value-type="percentage" office:value="0.217204680425707" calcext:value-type="percentage">
            <text:p>21,72%</text:p>
          </table:table-cell>
          <table:table-cell table:style-name="ce3" table:formula="of:=[.M38]/[.$S38]" office:value-type="percentage" office:value="0.0458634679837714" calcext:value-type="percentage">
            <text:p>4,59%</text:p>
          </table:table-cell>
          <table:table-cell table:style-name="ce3" table:formula="of:=[.N38]/[.$S38]" office:value-type="percentage" office:value="0.00719311655984791" calcext:value-type="percentage">
            <text:p>0,72%</text:p>
          </table:table-cell>
          <table:table-cell table:style-name="ce3" table:formula="of:=[.O38]/[.$S38]" office:value-type="percentage" office:value="0.282844319005899" calcext:value-type="percentage">
            <text:p>28,28%</text:p>
          </table:table-cell>
          <table:table-cell table:style-name="ce3" table:formula="of:=[.P38]/[.$S38]" office:value-type="percentage" office:value="0.196291723016013" calcext:value-type="percentage">
            <text:p>19,63%</text:p>
          </table:table-cell>
          <table:table-cell table:style-name="ce3" table:formula="of:=[.Q38]/[.$S38]" office:value-type="percentage" office:value="0.166127672918994" calcext:value-type="percentage">
            <text:p>16,61%</text:p>
          </table:table-cell>
          <table:table-cell table:style-name="ce3" table:formula="of:=[.R38]/[.$S38]" office:value-type="percentage" office:value="0.00866309950804571" calcext:value-type="percentage">
            <text:p>0,87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11-01</text:p>
          </table:table-cell>
          <table:table-cell table:style-name="ce1" office:value-type="string" calcext:value-type="string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5122" calcext:value-type="float">
            <text:p>95122</text:p>
          </table:table-cell>
          <table:table-cell table:style-name="ce1" office:value-type="float" office:value="77432" calcext:value-type="float">
            <text:p>77432</text:p>
          </table:table-cell>
          <table:table-cell table:style-name="ce1" office:value-type="float" office:value="1365" calcext:value-type="float">
            <text:p>1365</text:p>
          </table:table-cell>
          <table:table-cell table:style-name="ce1" office:value-type="float" office:value="677" calcext:value-type="float">
            <text:p>677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2851" calcext:value-type="float">
            <text:p>2851</text:p>
          </table:table-cell>
          <table:table-cell table:style-name="ce1" office:value-type="float" office:value="10702" calcext:value-type="float">
            <text:p>10702</text:p>
          </table:table-cell>
          <table:table-cell table:style-name="ce1" office:value-type="float" office:value="4965" calcext:value-type="float">
            <text:p>4965</text:p>
          </table:table-cell>
          <table:table-cell table:style-name="ce1" office:value-type="float" office:value="1509" calcext:value-type="float">
            <text:p>1509</text:p>
          </table:table-cell>
          <table:table-cell table:style-name="ce1" office:value-type="float" office:value="21872" calcext:value-type="float">
            <text:p>21872</text:p>
          </table:table-cell>
          <table:table-cell table:style-name="ce1" office:value-type="float" office:value="15334" calcext:value-type="float">
            <text:p>15334</text:p>
          </table:table-cell>
          <table:table-cell table:style-name="ce1" office:value-type="float" office:value="16170" calcext:value-type="float">
            <text:p>16170</text:p>
          </table:table-cell>
          <table:table-cell table:style-name="ce1" office:value-type="float" office:value="913" calcext:value-type="float">
            <text:p>913</text:p>
          </table:table-cell>
          <table:table-cell table:style-name="ce1" table:formula="of:=SUM([.H39:.R39])" office:value-type="float" office:value="75390" calcext:value-type="float">
            <text:p>75390</text:p>
          </table:table-cell>
          <table:table-cell table:style-name="ce3" table:formula="of:=[.H39]/[.$S39]" office:value-type="percentage" office:value="0.00584958217270195" calcext:value-type="percentage">
            <text:p>0,58%</text:p>
          </table:table-cell>
          <table:table-cell table:style-name="ce3" table:formula="of:=[.I39]/[.$S39]" office:value-type="percentage" office:value="0.00684440907282133" calcext:value-type="percentage">
            <text:p>0,68%</text:p>
          </table:table-cell>
          <table:table-cell table:style-name="ce3" table:formula="of:=[.J39]/[.$S39]" office:value-type="percentage" office:value="0.00155192996418623" calcext:value-type="percentage">
            <text:p>0,16%</text:p>
          </table:table-cell>
          <table:table-cell table:style-name="ce3" table:formula="of:=[.K39]/[.$S39]" office:value-type="percentage" office:value="0.0378166865632047" calcext:value-type="percentage">
            <text:p>3,78%</text:p>
          </table:table-cell>
          <table:table-cell table:style-name="ce3" table:formula="of:=[.L39]/[.$S39]" office:value-type="percentage" office:value="0.141955166467701" calcext:value-type="percentage">
            <text:p>14,20%</text:p>
          </table:table-cell>
          <table:table-cell table:style-name="ce3" table:formula="of:=[.M39]/[.$S39]" office:value-type="percentage" office:value="0.0658575407879029" calcext:value-type="percentage">
            <text:p>6,59%</text:p>
          </table:table-cell>
          <table:table-cell table:style-name="ce3" table:formula="of:=[.N39]/[.$S39]" office:value-type="percentage" office:value="0.0200159172304019" calcext:value-type="percentage">
            <text:p>2,00%</text:p>
          </table:table-cell>
          <table:table-cell table:style-name="ce3" table:formula="of:=[.O39]/[.$S39]" office:value-type="percentage" office:value="0.290118052792147" calcext:value-type="percentage">
            <text:p>29,01%</text:p>
          </table:table-cell>
          <table:table-cell table:style-name="ce3" table:formula="of:=[.P39]/[.$S39]" office:value-type="percentage" office:value="0.203395675819074" calcext:value-type="percentage">
            <text:p>20,34%</text:p>
          </table:table-cell>
          <table:table-cell table:style-name="ce3" table:formula="of:=[.Q39]/[.$S39]" office:value-type="percentage" office:value="0.214484679665738" calcext:value-type="percentage">
            <text:p>21,45%</text:p>
          </table:table-cell>
          <table:table-cell table:style-name="ce3" table:formula="of:=[.R39]/[.$S39]" office:value-type="percentage" office:value="0.0121103594641199" calcext:value-type="percentage">
            <text:p>1,2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11-02</text:p>
          </table:table-cell>
          <table:table-cell table:style-name="ce1" office:value-type="string" calcext:value-type="string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8881" calcext:value-type="float">
            <text:p>88881</text:p>
          </table:table-cell>
          <table:table-cell table:style-name="ce1" office:value-type="float" office:value="69630" calcext:value-type="float">
            <text:p>69630</text:p>
          </table:table-cell>
          <table:table-cell table:style-name="ce1" office:value-type="float" office:value="1177" calcext:value-type="float">
            <text:p>1177</text:p>
          </table:table-cell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2617" calcext:value-type="float">
            <text:p>2617</text:p>
          </table:table-cell>
          <table:table-cell table:style-name="ce1" office:value-type="float" office:value="10779" calcext:value-type="float">
            <text:p>10779</text:p>
          </table:table-cell>
          <table:table-cell table:style-name="ce1" office:value-type="float" office:value="3793" calcext:value-type="float">
            <text:p>3793</text:p>
          </table:table-cell>
          <table:table-cell table:style-name="ce1" office:value-type="float" office:value="1149" calcext:value-type="float">
            <text:p>1149</text:p>
          </table:table-cell>
          <table:table-cell table:style-name="ce1" office:value-type="float" office:value="20242" calcext:value-type="float">
            <text:p>20242</text:p>
          </table:table-cell>
          <table:table-cell table:style-name="ce1" office:value-type="float" office:value="13087" calcext:value-type="float">
            <text:p>13087</text:p>
          </table:table-cell>
          <table:table-cell table:style-name="ce1" office:value-type="float" office:value="14396" calcext:value-type="float">
            <text:p>14396</text:p>
          </table:table-cell>
          <table:table-cell table:style-name="ce1" office:value-type="float" office:value="736" calcext:value-type="float">
            <text:p>736</text:p>
          </table:table-cell>
          <table:table-cell table:style-name="ce1" table:formula="of:=SUM([.H40:.R40])" office:value-type="float" office:value="67867" calcext:value-type="float">
            <text:p>67867</text:p>
          </table:table-cell>
          <table:table-cell table:style-name="ce3" table:formula="of:=[.H40]/[.$S40]" office:value-type="percentage" office:value="0.00545183962750674" calcext:value-type="percentage">
            <text:p>0,55%</text:p>
          </table:table-cell>
          <table:table-cell table:style-name="ce3" table:formula="of:=[.I40]/[.$S40]" office:value-type="percentage" office:value="0.00869347400061886" calcext:value-type="percentage">
            <text:p>0,87%</text:p>
          </table:table-cell>
          <table:table-cell table:style-name="ce3" table:formula="of:=[.J40]/[.$S40]" office:value-type="percentage" office:value="0.00159134778316413" calcext:value-type="percentage">
            <text:p>0,16%</text:p>
          </table:table-cell>
          <table:table-cell table:style-name="ce3" table:formula="of:=[.K40]/[.$S40]" office:value-type="percentage" office:value="0.0385607143383382" calcext:value-type="percentage">
            <text:p>3,86%</text:p>
          </table:table-cell>
          <table:table-cell table:style-name="ce3" table:formula="of:=[.L40]/[.$S40]" office:value-type="percentage" office:value="0.158825349580798" calcext:value-type="percentage">
            <text:p>15,88%</text:p>
          </table:table-cell>
          <table:table-cell table:style-name="ce3" table:formula="of:=[.M40]/[.$S40]" office:value-type="percentage" office:value="0.0558887235327921" calcext:value-type="percentage">
            <text:p>5,59%</text:p>
          </table:table-cell>
          <table:table-cell table:style-name="ce3" table:formula="of:=[.N40]/[.$S40]" office:value-type="percentage" office:value="0.0169301722486628" calcext:value-type="percentage">
            <text:p>1,69%</text:p>
          </table:table-cell>
          <table:table-cell table:style-name="ce3" table:formula="of:=[.O40]/[.$S40]" office:value-type="percentage" office:value="0.298259831729707" calcext:value-type="percentage">
            <text:p>29,83%</text:p>
          </table:table-cell>
          <table:table-cell table:style-name="ce3" table:formula="of:=[.P40]/[.$S40]" office:value-type="percentage" office:value="0.192833041095083" calcext:value-type="percentage">
            <text:p>19,28%</text:p>
          </table:table-cell>
          <table:table-cell table:style-name="ce3" table:formula="of:=[.Q40]/[.$S40]" office:value-type="percentage" office:value="0.2121207656151" calcext:value-type="percentage">
            <text:p>21,21%</text:p>
          </table:table-cell>
          <table:table-cell table:style-name="ce3" table:formula="of:=[.R40]/[.$S40]" office:value-type="percentage" office:value="0.0108447404482296" calcext:value-type="percentage">
            <text:p>1,0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11-03</text:p>
          </table:table-cell>
          <table:table-cell table:style-name="ce1" office:value-type="string" calcext:value-type="string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8721" calcext:value-type="float">
            <text:p>88721</text:p>
          </table:table-cell>
          <table:table-cell table:style-name="ce1" office:value-type="float" office:value="73094" calcext:value-type="float">
            <text:p>73094</text:p>
          </table:table-cell>
          <table:table-cell table:style-name="ce1" office:value-type="float" office:value="1306" calcext:value-type="float">
            <text:p>1306</text:p>
          </table:table-cell>
          <table:table-cell table:style-name="ce1" office:value-type="float" office:value="692" calcext:value-type="float">
            <text:p>692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677" calcext:value-type="float">
            <text:p>677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2797" calcext:value-type="float">
            <text:p>2797</text:p>
          </table:table-cell>
          <table:table-cell table:style-name="ce1" office:value-type="float" office:value="10799" calcext:value-type="float">
            <text:p>10799</text:p>
          </table:table-cell>
          <table:table-cell table:style-name="ce1" office:value-type="float" office:value="4856" calcext:value-type="float">
            <text:p>4856</text:p>
          </table:table-cell>
          <table:table-cell table:style-name="ce1" office:value-type="float" office:value="1984" calcext:value-type="float">
            <text:p>1984</text:p>
          </table:table-cell>
          <table:table-cell table:style-name="ce1" office:value-type="float" office:value="18470" calcext:value-type="float">
            <text:p>18470</text:p>
          </table:table-cell>
          <table:table-cell table:style-name="ce1" office:value-type="float" office:value="14591" calcext:value-type="float">
            <text:p>14591</text:p>
          </table:table-cell>
          <table:table-cell table:style-name="ce1" office:value-type="float" office:value="15557" calcext:value-type="float">
            <text:p>15557</text:p>
          </table:table-cell>
          <table:table-cell table:style-name="ce1" office:value-type="float" office:value="858" calcext:value-type="float">
            <text:p>858</text:p>
          </table:table-cell>
          <table:table-cell table:style-name="ce1" table:formula="of:=SUM([.H41:.R41])" office:value-type="float" office:value="71096" calcext:value-type="float">
            <text:p>71096</text:p>
          </table:table-cell>
          <table:table-cell table:style-name="ce3" table:formula="of:=[.H41]/[.$S41]" office:value-type="percentage" office:value="0.00540114774389558" calcext:value-type="percentage">
            <text:p>0,54%</text:p>
          </table:table-cell>
          <table:table-cell table:style-name="ce3" table:formula="of:=[.I41]/[.$S41]" office:value-type="percentage" office:value="0.00952233599639924" calcext:value-type="percentage">
            <text:p>0,95%</text:p>
          </table:table-cell>
          <table:table-cell table:style-name="ce3" table:formula="of:=[.J41]/[.$S41]" office:value-type="percentage" office:value="0.00173005513671655" calcext:value-type="percentage">
            <text:p>0,17%</text:p>
          </table:table-cell>
          <table:table-cell table:style-name="ce3" table:formula="of:=[.K41]/[.$S41]" office:value-type="percentage" office:value="0.0393411724991561" calcext:value-type="percentage">
            <text:p>3,93%</text:p>
          </table:table-cell>
          <table:table-cell table:style-name="ce3" table:formula="of:=[.L41]/[.$S41]" office:value-type="percentage" office:value="0.151893214808147" calcext:value-type="percentage">
            <text:p>15,19%</text:p>
          </table:table-cell>
          <table:table-cell table:style-name="ce3" table:formula="of:=[.M41]/[.$S41]" office:value-type="percentage" office:value="0.0683020141780128" calcext:value-type="percentage">
            <text:p>6,83%</text:p>
          </table:table-cell>
          <table:table-cell table:style-name="ce3" table:formula="of:=[.N41]/[.$S41]" office:value-type="percentage" office:value="0.0279059300101272" calcext:value-type="percentage">
            <text:p>2,79%</text:p>
          </table:table-cell>
          <table:table-cell table:style-name="ce3" table:formula="of:=[.O41]/[.$S41]" office:value-type="percentage" office:value="0.259789580285811" calcext:value-type="percentage">
            <text:p>25,98%</text:p>
          </table:table-cell>
          <table:table-cell table:style-name="ce3" table:formula="of:=[.P41]/[.$S41]" office:value-type="percentage" office:value="0.205229548779116" calcext:value-type="percentage">
            <text:p>20,52%</text:p>
          </table:table-cell>
          <table:table-cell table:style-name="ce3" table:formula="of:=[.Q41]/[.$S41]" office:value-type="percentage" office:value="0.218816811072353" calcext:value-type="percentage">
            <text:p>21,88%</text:p>
          </table:table-cell>
          <table:table-cell table:style-name="ce3" table:formula="of:=[.R41]/[.$S41]" office:value-type="percentage" office:value="0.0120681894902667" calcext:value-type="percentage">
            <text:p>1,2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12-01</text:p>
          </table:table-cell>
          <table:table-cell table:style-name="ce1" office:value-type="string" calcext:value-type="string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6599" calcext:value-type="float">
            <text:p>76599</text:p>
          </table:table-cell>
          <table:table-cell table:style-name="ce1" office:value-type="float" office:value="64334" calcext:value-type="float">
            <text:p>64334</text:p>
          </table:table-cell>
          <table:table-cell table:style-name="ce1" office:value-type="float" office:value="1183" calcext:value-type="float">
            <text:p>1183</text:p>
          </table:table-cell>
          <table:table-cell table:style-name="ce1" office:value-type="float" office:value="578" calcext:value-type="float">
            <text:p>578</text:p>
          </table:table-cell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432" calcext:value-type="float">
            <text:p>432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3182" calcext:value-type="float">
            <text:p>3182</text:p>
          </table:table-cell>
          <table:table-cell table:style-name="ce1" office:value-type="float" office:value="15100" calcext:value-type="float">
            <text:p>15100</text:p>
          </table:table-cell>
          <table:table-cell table:style-name="ce1" office:value-type="float" office:value="3721" calcext:value-type="float">
            <text:p>3721</text:p>
          </table:table-cell>
          <table:table-cell table:style-name="ce1" office:value-type="float" office:value="2137" calcext:value-type="float">
            <text:p>2137</text:p>
          </table:table-cell>
          <table:table-cell table:style-name="ce1" office:value-type="float" office:value="9304" calcext:value-type="float">
            <text:p>9304</text:p>
          </table:table-cell>
          <table:table-cell table:style-name="ce1" office:value-type="float" office:value="16796" calcext:value-type="float">
            <text:p>16796</text:p>
          </table:table-cell>
          <table:table-cell table:style-name="ce1" office:value-type="float" office:value="10735" calcext:value-type="float">
            <text:p>10735</text:p>
          </table:table-cell>
          <table:table-cell table:style-name="ce1" office:value-type="float" office:value="702" calcext:value-type="float">
            <text:p>702</text:p>
          </table:table-cell>
          <table:table-cell table:style-name="ce1" table:formula="of:=SUM([.H42:.R42])" office:value-type="float" office:value="62573" calcext:value-type="float">
            <text:p>62573</text:p>
          </table:table-cell>
          <table:table-cell table:style-name="ce3" table:formula="of:=[.H42]/[.$S42]" office:value-type="percentage" office:value="0.00549757882792898" calcext:value-type="percentage">
            <text:p>0,55%</text:p>
          </table:table-cell>
          <table:table-cell table:style-name="ce3" table:formula="of:=[.I42]/[.$S42]" office:value-type="percentage" office:value="0.00690393620251546" calcext:value-type="percentage">
            <text:p>0,69%</text:p>
          </table:table-cell>
          <table:table-cell table:style-name="ce3" table:formula="of:=[.J42]/[.$S42]" office:value-type="percentage" office:value="0.0019177600562543" calcext:value-type="percentage">
            <text:p>0,19%</text:p>
          </table:table-cell>
          <table:table-cell table:style-name="ce3" table:formula="of:=[.K42]/[.$S42]" office:value-type="percentage" office:value="0.0508526041583431" calcext:value-type="percentage">
            <text:p>5,09%</text:p>
          </table:table-cell>
          <table:table-cell table:style-name="ce3" table:formula="of:=[.L42]/[.$S42]" office:value-type="percentage" office:value="0.241318140411999" calcext:value-type="percentage">
            <text:p>24,13%</text:p>
          </table:table-cell>
          <table:table-cell table:style-name="ce3" table:formula="of:=[.M42]/[.$S42]" office:value-type="percentage" office:value="0.0594665430776853" calcext:value-type="percentage">
            <text:p>5,95%</text:p>
          </table:table-cell>
          <table:table-cell table:style-name="ce3" table:formula="of:=[.N42]/[.$S42]" office:value-type="percentage" office:value="0.0341521103351286" calcext:value-type="percentage">
            <text:p>3,42%</text:p>
          </table:table-cell>
          <table:table-cell table:style-name="ce3" table:formula="of:=[.O42]/[.$S42]" office:value-type="percentage" office:value="0.148690329694916" calcext:value-type="percentage">
            <text:p>14,87%</text:p>
          </table:table-cell>
          <table:table-cell table:style-name="ce3" table:formula="of:=[.P42]/[.$S42]" office:value-type="percentage" office:value="0.268422482540393" calcext:value-type="percentage">
            <text:p>26,84%</text:p>
          </table:table-cell>
          <table:table-cell table:style-name="ce3" table:formula="of:=[.Q42]/[.$S42]" office:value-type="percentage" office:value="0.171559618365749" calcext:value-type="percentage">
            <text:p>17,16%</text:p>
          </table:table-cell>
          <table:table-cell table:style-name="ce3" table:formula="of:=[.R42]/[.$S42]" office:value-type="percentage" office:value="0.0112188963290876" calcext:value-type="percentage">
            <text:p>1,12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12-0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9955" calcext:value-type="float">
            <text:p>69955</text:p>
          </table:table-cell>
          <table:table-cell table:style-name="ce1" office:value-type="float" office:value="57616" calcext:value-type="float">
            <text:p>57616</text:p>
          </table:table-cell>
          <table:table-cell table:style-name="ce1" office:value-type="float" office:value="1160" calcext:value-type="float">
            <text:p>1160</text:p>
          </table:table-cell>
          <table:table-cell table:style-name="ce1" office:value-type="float" office:value="657" calcext:value-type="float">
            <text:p>657</text:p>
          </table:table-cell>
          <table:table-cell table:style-name="ce1" office:value-type="float" office:value="381" calcext:value-type="float">
            <text:p>381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2574" calcext:value-type="float">
            <text:p>2574</text:p>
          </table:table-cell>
          <table:table-cell table:style-name="ce1" office:value-type="float" office:value="10010" calcext:value-type="float">
            <text:p>10010</text:p>
          </table:table-cell>
          <table:table-cell table:style-name="ce1" office:value-type="float" office:value="3658" calcext:value-type="float">
            <text:p>3658</text:p>
          </table:table-cell>
          <table:table-cell table:style-name="ce1" office:value-type="float" office:value="1930" calcext:value-type="float">
            <text:p>1930</text:p>
          </table:table-cell>
          <table:table-cell table:style-name="ce1" office:value-type="float" office:value="8827" calcext:value-type="float">
            <text:p>8827</text:p>
          </table:table-cell>
          <table:table-cell table:style-name="ce1" office:value-type="float" office:value="14834" calcext:value-type="float">
            <text:p>14834</text:p>
          </table:table-cell>
          <table:table-cell table:style-name="ce1" office:value-type="float" office:value="12306" calcext:value-type="float">
            <text:p>12306</text:p>
          </table:table-cell>
          <table:table-cell table:style-name="ce1" office:value-type="float" office:value="726" calcext:value-type="float">
            <text:p>726</text:p>
          </table:table-cell>
          <table:table-cell table:style-name="ce1" table:formula="of:=SUM([.H43:.R43])" office:value-type="float" office:value="55799" calcext:value-type="float">
            <text:p>55799</text:p>
          </table:table-cell>
          <table:table-cell table:style-name="ce3" table:formula="of:=[.H43]/[.$S43]" office:value-type="percentage" office:value="0.00682807935626086" calcext:value-type="percentage">
            <text:p>0,68%</text:p>
          </table:table-cell>
          <table:table-cell table:style-name="ce3" table:formula="of:=[.I43]/[.$S43]" office:value-type="percentage" office:value="0.00831556121077439" calcext:value-type="percentage">
            <text:p>0,83%</text:p>
          </table:table-cell>
          <table:table-cell table:style-name="ce3" table:formula="of:=[.J43]/[.$S43]" office:value-type="percentage" office:value="0.00159501066327354" calcext:value-type="percentage">
            <text:p>0,16%</text:p>
          </table:table-cell>
          <table:table-cell table:style-name="ce3" table:formula="of:=[.K43]/[.$S43]" office:value-type="percentage" office:value="0.0461298589580458" calcext:value-type="percentage">
            <text:p>4,61%</text:p>
          </table:table-cell>
          <table:table-cell table:style-name="ce3" table:formula="of:=[.L43]/[.$S43]" office:value-type="percentage" office:value="0.179393895947956" calcext:value-type="percentage">
            <text:p>17,94%</text:p>
          </table:table-cell>
          <table:table-cell table:style-name="ce3" table:formula="of:=[.M43]/[.$S43]" office:value-type="percentage" office:value="0.065556730407355" calcext:value-type="percentage">
            <text:p>6,56%</text:p>
          </table:table-cell>
          <table:table-cell table:style-name="ce3" table:formula="of:=[.N43]/[.$S43]" office:value-type="percentage" office:value="0.034588433484471" calcext:value-type="percentage">
            <text:p>3,46%</text:p>
          </table:table-cell>
          <table:table-cell table:style-name="ce3" table:formula="of:=[.O43]/[.$S43]" office:value-type="percentage" office:value="0.158192799154107" calcext:value-type="percentage">
            <text:p>15,82%</text:p>
          </table:table-cell>
          <table:table-cell table:style-name="ce3" table:formula="of:=[.P43]/[.$S43]" office:value-type="percentage" office:value="0.265847058191007" calcext:value-type="percentage">
            <text:p>26,58%</text:p>
          </table:table-cell>
          <table:table-cell table:style-name="ce3" table:formula="of:=[.Q43]/[.$S43]" office:value-type="percentage" office:value="0.220541586766788" calcext:value-type="percentage">
            <text:p>22,05%</text:p>
          </table:table-cell>
          <table:table-cell table:style-name="ce3" table:formula="of:=[.R43]/[.$S43]" office:value-type="percentage" office:value="0.0130109858599616" calcext:value-type="percentage">
            <text:p>1,3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12-03</text:p>
          </table:table-cell>
          <table:table-cell table:style-name="ce1" office:value-type="string" calcext:value-type="string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1888" calcext:value-type="float">
            <text:p>71888</text:p>
          </table:table-cell>
          <table:table-cell table:style-name="ce1" office:value-type="float" office:value="59948" calcext:value-type="float">
            <text:p>59948</text:p>
          </table:table-cell>
          <table:table-cell table:style-name="ce1" office:value-type="float" office:value="1202" calcext:value-type="float">
            <text:p>1202</text:p>
          </table:table-cell>
          <table:table-cell table:style-name="ce1" office:value-type="float" office:value="656" calcext:value-type="float">
            <text:p>656</text:p>
          </table:table-cell>
          <table:table-cell table:style-name="ce1" office:value-type="float" office:value="381" calcext:value-type="float">
            <text:p>381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2798" calcext:value-type="float">
            <text:p>2798</text:p>
          </table:table-cell>
          <table:table-cell table:style-name="ce1" office:value-type="float" office:value="11554" calcext:value-type="float">
            <text:p>11554</text:p>
          </table:table-cell>
          <table:table-cell table:style-name="ce1" office:value-type="float" office:value="3499" calcext:value-type="float">
            <text:p>3499</text:p>
          </table:table-cell>
          <table:table-cell table:style-name="ce1" office:value-type="float" office:value="2394" calcext:value-type="float">
            <text:p>2394</text:p>
          </table:table-cell>
          <table:table-cell table:style-name="ce1" office:value-type="float" office:value="10457" calcext:value-type="float">
            <text:p>10457</text:p>
          </table:table-cell>
          <table:table-cell table:style-name="ce1" office:value-type="float" office:value="13953" calcext:value-type="float">
            <text:p>13953</text:p>
          </table:table-cell>
          <table:table-cell table:style-name="ce1" office:value-type="float" office:value="11648" calcext:value-type="float">
            <text:p>11648</text:p>
          </table:table-cell>
          <table:table-cell table:style-name="ce1" office:value-type="float" office:value="894" calcext:value-type="float">
            <text:p>894</text:p>
          </table:table-cell>
          <table:table-cell table:style-name="ce1" table:formula="of:=SUM([.H44:.R44])" office:value-type="float" office:value="58090" calcext:value-type="float">
            <text:p>58090</text:p>
          </table:table-cell>
          <table:table-cell table:style-name="ce3" table:formula="of:=[.H44]/[.$S44]" office:value-type="percentage" office:value="0.00655878808745051" calcext:value-type="percentage">
            <text:p>0,66%</text:p>
          </table:table-cell>
          <table:table-cell table:style-name="ce3" table:formula="of:=[.I44]/[.$S44]" office:value-type="percentage" office:value="0.00702358409364779" calcext:value-type="percentage">
            <text:p>0,70%</text:p>
          </table:table-cell>
          <table:table-cell table:style-name="ce3" table:formula="of:=[.J44]/[.$S44]" office:value-type="percentage" office:value="0.00179032535720434" calcext:value-type="percentage">
            <text:p>0,18%</text:p>
          </table:table-cell>
          <table:table-cell table:style-name="ce3" table:formula="of:=[.K44]/[.$S44]" office:value-type="percentage" office:value="0.0481666379755552" calcext:value-type="percentage">
            <text:p>4,82%</text:p>
          </table:table-cell>
          <table:table-cell table:style-name="ce3" table:formula="of:=[.L44]/[.$S44]" office:value-type="percentage" office:value="0.198898261318643" calcext:value-type="percentage">
            <text:p>19,89%</text:p>
          </table:table-cell>
          <table:table-cell table:style-name="ce3" table:formula="of:=[.M44]/[.$S44]" office:value-type="percentage" office:value="0.0602341194697883" calcext:value-type="percentage">
            <text:p>6,02%</text:p>
          </table:table-cell>
          <table:table-cell table:style-name="ce3" table:formula="of:=[.N44]/[.$S44]" office:value-type="percentage" office:value="0.0412119125494922" calcext:value-type="percentage">
            <text:p>4,12%</text:p>
          </table:table-cell>
          <table:table-cell table:style-name="ce3" table:formula="of:=[.O44]/[.$S44]" office:value-type="percentage" office:value="0.180013771733517" calcext:value-type="percentage">
            <text:p>18,00%</text:p>
          </table:table-cell>
          <table:table-cell table:style-name="ce3" table:formula="of:=[.P44]/[.$S44]" office:value-type="percentage" office:value="0.240196247202617" calcext:value-type="percentage">
            <text:p>24,02%</text:p>
          </table:table-cell>
          <table:table-cell table:style-name="ce3" table:formula="of:=[.Q44]/[.$S44]" office:value-type="percentage" office:value="0.200516440006886" calcext:value-type="percentage">
            <text:p>20,05%</text:p>
          </table:table-cell>
          <table:table-cell table:style-name="ce3" table:formula="of:=[.R44]/[.$S44]" office:value-type="percentage" office:value="0.0153899122051988" calcext:value-type="percentage">
            <text:p>1,54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13-01</text:p>
          </table:table-cell>
          <table:table-cell table:style-name="ce1" office:value-type="string" calcext:value-type="string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8383" calcext:value-type="float">
            <text:p>78383</text:p>
          </table:table-cell>
          <table:table-cell table:style-name="ce1" office:value-type="float" office:value="60910" calcext:value-type="float">
            <text:p>60910</text:p>
          </table:table-cell>
          <table:table-cell table:style-name="ce1" office:value-type="float" office:value="891" calcext:value-type="float">
            <text:p>891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2344" calcext:value-type="float">
            <text:p>2344</text:p>
          </table:table-cell>
          <table:table-cell table:style-name="ce1" office:value-type="float" office:value="12708" calcext:value-type="float">
            <text:p>12708</text:p>
          </table:table-cell>
          <table:table-cell table:style-name="ce1" office:value-type="float" office:value="2377" calcext:value-type="float">
            <text:p>2377</text:p>
          </table:table-cell>
          <table:table-cell table:style-name="ce1" office:value-type="float" office:value="486" calcext:value-type="float">
            <text:p>486</text:p>
          </table:table-cell>
          <table:table-cell table:style-name="ce1" office:value-type="float" office:value="17682" calcext:value-type="float">
            <text:p>17682</text:p>
          </table:table-cell>
          <table:table-cell table:style-name="ce1" office:value-type="float" office:value="11297" calcext:value-type="float">
            <text:p>11297</text:p>
          </table:table-cell>
          <table:table-cell table:style-name="ce1" office:value-type="float" office:value="11609" calcext:value-type="float">
            <text:p>11609</text:p>
          </table:table-cell>
          <table:table-cell table:style-name="ce1" office:value-type="float" office:value="390" calcext:value-type="float">
            <text:p>390</text:p>
          </table:table-cell>
          <table:table-cell table:style-name="ce1" table:formula="of:=SUM([.H45:.R45])" office:value-type="float" office:value="59676" calcext:value-type="float">
            <text:p>59676</text:p>
          </table:table-cell>
          <table:table-cell table:style-name="ce3" table:formula="of:=[.H45]/[.$S45]" office:value-type="percentage" office:value="0.00311683088678866" calcext:value-type="percentage">
            <text:p>0,31%</text:p>
          </table:table-cell>
          <table:table-cell table:style-name="ce3" table:formula="of:=[.I45]/[.$S45]" office:value-type="percentage" office:value="0.00864669213754273" calcext:value-type="percentage">
            <text:p>0,86%</text:p>
          </table:table-cell>
          <table:table-cell table:style-name="ce3" table:formula="of:=[.J45]/[.$S45]" office:value-type="percentage" office:value="0.00135732957973055" calcext:value-type="percentage">
            <text:p>0,14%</text:p>
          </table:table-cell>
          <table:table-cell table:style-name="ce3" table:formula="of:=[.K45]/[.$S45]" office:value-type="percentage" office:value="0.0392787720356592" calcext:value-type="percentage">
            <text:p>3,93%</text:p>
          </table:table-cell>
          <table:table-cell table:style-name="ce3" table:formula="of:=[.L45]/[.$S45]" office:value-type="percentage" office:value="0.212949929619948" calcext:value-type="percentage">
            <text:p>21,29%</text:p>
          </table:table-cell>
          <table:table-cell table:style-name="ce3" table:formula="of:=[.M45]/[.$S45]" office:value-type="percentage" office:value="0.0398317581607346" calcext:value-type="percentage">
            <text:p>3,98%</text:p>
          </table:table-cell>
          <table:table-cell table:style-name="ce3" table:formula="of:=[.N45]/[.$S45]" office:value-type="percentage" office:value="0.00814397747838327" calcext:value-type="percentage">
            <text:p>0,81%</text:p>
          </table:table-cell>
          <table:table-cell table:style-name="ce3" table:formula="of:=[.O45]/[.$S45]" office:value-type="percentage" office:value="0.296300020108586" calcext:value-type="percentage">
            <text:p>29,63%</text:p>
          </table:table-cell>
          <table:table-cell table:style-name="ce3" table:formula="of:=[.P45]/[.$S45]" office:value-type="percentage" office:value="0.189305583484148" calcext:value-type="percentage">
            <text:p>18,93%</text:p>
          </table:table-cell>
          <table:table-cell table:style-name="ce3" table:formula="of:=[.Q45]/[.$S45]" office:value-type="percentage" office:value="0.194533815939406" calcext:value-type="percentage">
            <text:p>19,45%</text:p>
          </table:table-cell>
          <table:table-cell table:style-name="ce3" table:formula="of:=[.R45]/[.$S45]" office:value-type="percentage" office:value="0.006535290569073" calcext:value-type="percentage">
            <text:p>0,65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13-02</text:p>
          </table:table-cell>
          <table:table-cell table:style-name="ce1" office:value-type="string" calcext:value-type="string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8743" calcext:value-type="float">
            <text:p>78743</text:p>
          </table:table-cell>
          <table:table-cell table:style-name="ce1" office:value-type="float" office:value="63057" calcext:value-type="float">
            <text:p>63057</text:p>
          </table:table-cell>
          <table:table-cell table:style-name="ce1" office:value-type="float" office:value="706" calcext:value-type="float">
            <text:p>706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860" calcext:value-type="float">
            <text:p>1860</text:p>
          </table:table-cell>
          <table:table-cell table:style-name="ce1" office:value-type="float" office:value="20146" calcext:value-type="float">
            <text:p>20146</text:p>
          </table:table-cell>
          <table:table-cell table:style-name="ce1" office:value-type="float" office:value="2990" calcext:value-type="float">
            <text:p>2990</text:p>
          </table:table-cell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10973" calcext:value-type="float">
            <text:p>10973</text:p>
          </table:table-cell>
          <table:table-cell table:style-name="ce1" office:value-type="float" office:value="14701" calcext:value-type="float">
            <text:p>14701</text:p>
          </table:table-cell>
          <table:table-cell table:style-name="ce1" office:value-type="float" office:value="9930" calcext:value-type="float">
            <text:p>9930</text:p>
          </table:table-cell>
          <table:table-cell table:style-name="ce1" office:value-type="float" office:value="337" calcext:value-type="float">
            <text:p>337</text:p>
          </table:table-cell>
          <table:table-cell table:style-name="ce1" table:formula="of:=SUM([.H46:.R46])" office:value-type="float" office:value="62155" calcext:value-type="float">
            <text:p>62155</text:p>
          </table:table-cell>
          <table:table-cell table:style-name="ce3" table:formula="of:=[.H46]/[.$S46]" office:value-type="percentage" office:value="0.0023167886734776" calcext:value-type="percentage">
            <text:p>0,23%</text:p>
          </table:table-cell>
          <table:table-cell table:style-name="ce3" table:formula="of:=[.I46]/[.$S46]" office:value-type="percentage" office:value="0.00802831630600917" calcext:value-type="percentage">
            <text:p>0,80%</text:p>
          </table:table-cell>
          <table:table-cell table:style-name="ce3" table:formula="of:=[.J46]/[.$S46]" office:value-type="percentage" office:value="0.00139972649022605" calcext:value-type="percentage">
            <text:p>0,14%</text:p>
          </table:table-cell>
          <table:table-cell table:style-name="ce3" table:formula="of:=[.K46]/[.$S46]" office:value-type="percentage" office:value="0.0299251870324189" calcext:value-type="percentage">
            <text:p>2,99%</text:p>
          </table:table-cell>
          <table:table-cell table:style-name="ce3" table:formula="of:=[.L46]/[.$S46]" office:value-type="percentage" office:value="0.324125170943609" calcext:value-type="percentage">
            <text:p>32,41%</text:p>
          </table:table-cell>
          <table:table-cell table:style-name="ce3" table:formula="of:=[.M46]/[.$S46]" office:value-type="percentage" office:value="0.0481055425951251" calcext:value-type="percentage">
            <text:p>4,81%</text:p>
          </table:table-cell>
          <table:table-cell table:style-name="ce3" table:formula="of:=[.N46]/[.$S46]" office:value-type="percentage" office:value="0.00785133939345185" calcext:value-type="percentage">
            <text:p>0,79%</text:p>
          </table:table-cell>
          <table:table-cell table:style-name="ce3" table:formula="of:=[.O46]/[.$S46]" office:value-type="percentage" office:value="0.176542514681039" calcext:value-type="percentage">
            <text:p>17,65%</text:p>
          </table:table-cell>
          <table:table-cell table:style-name="ce3" table:formula="of:=[.P46]/[.$S46]" office:value-type="percentage" office:value="0.236521599227737" calcext:value-type="percentage">
            <text:p>23,65%</text:p>
          </table:table-cell>
          <table:table-cell table:style-name="ce3" table:formula="of:=[.Q46]/[.$S46]" office:value-type="percentage" office:value="0.159761885608559" calcext:value-type="percentage">
            <text:p>15,98%</text:p>
          </table:table-cell>
          <table:table-cell table:style-name="ce3" table:formula="of:=[.R46]/[.$S46]" office:value-type="percentage" office:value="0.00542192904834687" calcext:value-type="percentage">
            <text:p>0,54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13-03</text:p>
          </table:table-cell>
          <table:table-cell table:style-name="ce1" office:value-type="string" calcext:value-type="string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3470" calcext:value-type="float">
            <text:p>73470</text:p>
          </table:table-cell>
          <table:table-cell table:style-name="ce1" office:value-type="float" office:value="53986" calcext:value-type="float">
            <text:p>53986</text:p>
          </table:table-cell>
          <table:table-cell table:style-name="ce1" office:value-type="float" office:value="734" calcext:value-type="float">
            <text:p>734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1725" calcext:value-type="float">
            <text:p>1725</text:p>
          </table:table-cell>
          <table:table-cell table:style-name="ce1" office:value-type="float" office:value="8450" calcext:value-type="float">
            <text:p>8450</text:p>
          </table:table-cell>
          <table:table-cell table:style-name="ce1" office:value-type="float" office:value="2208" calcext:value-type="float">
            <text:p>2208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16415" calcext:value-type="float">
            <text:p>16415</text:p>
          </table:table-cell>
          <table:table-cell table:style-name="ce1" office:value-type="float" office:value="9655" calcext:value-type="float">
            <text:p>9655</text:p>
          </table:table-cell>
          <table:table-cell table:style-name="ce1" office:value-type="float" office:value="12898" calcext:value-type="float">
            <text:p>12898</text:p>
          </table:table-cell>
          <table:table-cell table:style-name="ce1" office:value-type="float" office:value="341" calcext:value-type="float">
            <text:p>341</text:p>
          </table:table-cell>
          <table:table-cell table:style-name="ce1" table:formula="of:=SUM([.H47:.R47])" office:value-type="float" office:value="52940" calcext:value-type="float">
            <text:p>52940</text:p>
          </table:table-cell>
          <table:table-cell table:style-name="ce3" table:formula="of:=[.H47]/[.$S47]" office:value-type="percentage" office:value="0.00324896108802418" calcext:value-type="percentage">
            <text:p>0,32%</text:p>
          </table:table-cell>
          <table:table-cell table:style-name="ce3" table:formula="of:=[.I47]/[.$S47]" office:value-type="percentage" office:value="0.0114658103513411" calcext:value-type="percentage">
            <text:p>1,15%</text:p>
          </table:table-cell>
          <table:table-cell table:style-name="ce3" table:formula="of:=[.J47]/[.$S47]" office:value-type="percentage" office:value="0.00149225538345297" calcext:value-type="percentage">
            <text:p>0,15%</text:p>
          </table:table-cell>
          <table:table-cell table:style-name="ce3" table:formula="of:=[.K47]/[.$S47]" office:value-type="percentage" office:value="0.0325840574234983" calcext:value-type="percentage">
            <text:p>3,26%</text:p>
          </table:table-cell>
          <table:table-cell table:style-name="ce3" table:formula="of:=[.L47]/[.$S47]" office:value-type="percentage" office:value="0.159614658103513" calcext:value-type="percentage">
            <text:p>15,96%</text:p>
          </table:table-cell>
          <table:table-cell table:style-name="ce3" table:formula="of:=[.M47]/[.$S47]" office:value-type="percentage" office:value="0.0417075935020778" calcext:value-type="percentage">
            <text:p>4,17%</text:p>
          </table:table-cell>
          <table:table-cell table:style-name="ce3" table:formula="of:=[.N47]/[.$S47]" office:value-type="percentage" office:value="0.00736683037400831" calcext:value-type="percentage">
            <text:p>0,74%</text:p>
          </table:table-cell>
          <table:table-cell table:style-name="ce3" table:formula="of:=[.O47]/[.$S47]" office:value-type="percentage" office:value="0.310068001511145" calcext:value-type="percentage">
            <text:p>31,01%</text:p>
          </table:table-cell>
          <table:table-cell table:style-name="ce3" table:formula="of:=[.P47]/[.$S47]" office:value-type="percentage" office:value="0.182376275028334" calcext:value-type="percentage">
            <text:p>18,24%</text:p>
          </table:table-cell>
          <table:table-cell table:style-name="ce3" table:formula="of:=[.Q47]/[.$S47]" office:value-type="percentage" office:value="0.243634302984511" calcext:value-type="percentage">
            <text:p>24,36%</text:p>
          </table:table-cell>
          <table:table-cell table:style-name="ce3" table:formula="of:=[.R47]/[.$S47]" office:value-type="percentage" office:value="0.00644125425009445" calcext:value-type="percentage">
            <text:p>0,64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13-04</text:p>
          </table:table-cell>
          <table:table-cell table:style-name="ce1" office:value-type="string" calcext:value-type="string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9654" calcext:value-type="float">
            <text:p>59654</text:p>
          </table:table-cell>
          <table:table-cell table:style-name="ce1" office:value-type="float" office:value="41604" calcext:value-type="float">
            <text:p>41604</text:p>
          </table:table-cell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672" calcext:value-type="float">
            <text:p>672</text:p>
          </table:table-cell>
          <table:table-cell table:style-name="ce1" office:value-type="float" office:value="4428" calcext:value-type="float">
            <text:p>4428</text:p>
          </table:table-cell>
          <table:table-cell table:style-name="ce1" office:value-type="float" office:value="3544" calcext:value-type="float">
            <text:p>3544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5867" calcext:value-type="float">
            <text:p>5867</text:p>
          </table:table-cell>
          <table:table-cell table:style-name="ce1" office:value-type="float" office:value="8908" calcext:value-type="float">
            <text:p>8908</text:p>
          </table:table-cell>
          <table:table-cell table:style-name="ce1" office:value-type="float" office:value="15969" calcext:value-type="float">
            <text:p>15969</text:p>
          </table:table-cell>
          <table:table-cell table:style-name="ce1" office:value-type="float" office:value="410" calcext:value-type="float">
            <text:p>410</text:p>
          </table:table-cell>
          <table:table-cell table:style-name="ce1" table:formula="of:=SUM([.H48:.R48])" office:value-type="float" office:value="40851" calcext:value-type="float">
            <text:p>40851</text:p>
          </table:table-cell>
          <table:table-cell table:style-name="ce3" table:formula="of:=[.H48]/[.$S48]" office:value-type="percentage" office:value="0.00474896575359232" calcext:value-type="percentage">
            <text:p>0,47%</text:p>
          </table:table-cell>
          <table:table-cell table:style-name="ce3" table:formula="of:=[.I48]/[.$S48]" office:value-type="percentage" office:value="0.0124843945068664" calcext:value-type="percentage">
            <text:p>1,25%</text:p>
          </table:table-cell>
          <table:table-cell table:style-name="ce3" table:formula="of:=[.J48]/[.$S48]" office:value-type="percentage" office:value="0.00193385718831852" calcext:value-type="percentage">
            <text:p>0,19%</text:p>
          </table:table-cell>
          <table:table-cell table:style-name="ce3" table:formula="of:=[.K48]/[.$S48]" office:value-type="percentage" office:value="0.0164500257031652" calcext:value-type="percentage">
            <text:p>1,65%</text:p>
          </table:table-cell>
          <table:table-cell table:style-name="ce3" table:formula="of:=[.L48]/[.$S48]" office:value-type="percentage" office:value="0.108393919365499" calcext:value-type="percentage">
            <text:p>10,84%</text:p>
          </table:table-cell>
          <table:table-cell table:style-name="ce3" table:formula="of:=[.M48]/[.$S48]" office:value-type="percentage" office:value="0.0867543022202639" calcext:value-type="percentage">
            <text:p>8,68%</text:p>
          </table:table-cell>
          <table:table-cell table:style-name="ce3" table:formula="of:=[.N48]/[.$S48]" office:value-type="percentage" office:value="0.00660938532716457" calcext:value-type="percentage">
            <text:p>0,66%</text:p>
          </table:table-cell>
          <table:table-cell table:style-name="ce3" table:formula="of:=[.O48]/[.$S48]" office:value-type="percentage" office:value="0.143619495238795" calcext:value-type="percentage">
            <text:p>14,36%</text:p>
          </table:table-cell>
          <table:table-cell table:style-name="ce3" table:formula="of:=[.P48]/[.$S48]" office:value-type="percentage" office:value="0.2180607573866" calcext:value-type="percentage">
            <text:p>21,81%</text:p>
          </table:table-cell>
          <table:table-cell table:style-name="ce3" table:formula="of:=[.Q48]/[.$S48]" office:value-type="percentage" office:value="0.390908423294411" calcext:value-type="percentage">
            <text:p>39,09%</text:p>
          </table:table-cell>
          <table:table-cell table:style-name="ce3" table:formula="of:=[.R48]/[.$S48]" office:value-type="percentage" office:value="0.010036474015324" calcext:value-type="percentage">
            <text:p>1,0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13-05</text:p>
          </table:table-cell>
          <table:table-cell table:style-name="ce1" office:value-type="string" calcext:value-type="string">
            <text:p>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9043" calcext:value-type="float">
            <text:p>69043</text:p>
          </table:table-cell>
          <table:table-cell table:style-name="ce1" office:value-type="float" office:value="53192" calcext:value-type="float">
            <text:p>53192</text:p>
          </table:table-cell>
          <table:table-cell table:style-name="ce1" office:value-type="float" office:value="684" calcext:value-type="float">
            <text:p>684</text:p>
          </table:table-cell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561" calcext:value-type="float">
            <text:p>1561</text:p>
          </table:table-cell>
          <table:table-cell table:style-name="ce1" office:value-type="float" office:value="10556" calcext:value-type="float">
            <text:p>10556</text:p>
          </table:table-cell>
          <table:table-cell table:style-name="ce1" office:value-type="float" office:value="3637" calcext:value-type="float">
            <text:p>3637</text:p>
          </table:table-cell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10235" calcext:value-type="float">
            <text:p>10235</text:p>
          </table:table-cell>
          <table:table-cell table:style-name="ce1" office:value-type="float" office:value="11530" calcext:value-type="float">
            <text:p>11530</text:p>
          </table:table-cell>
          <table:table-cell table:style-name="ce1" office:value-type="float" office:value="13093" calcext:value-type="float">
            <text:p>13093</text:p>
          </table:table-cell>
          <table:table-cell table:style-name="ce1" office:value-type="float" office:value="414" calcext:value-type="float">
            <text:p>414</text:p>
          </table:table-cell>
          <table:table-cell table:style-name="ce1" table:formula="of:=SUM([.H49:.R49])" office:value-type="float" office:value="52226" calcext:value-type="float">
            <text:p>52226</text:p>
          </table:table-cell>
          <table:table-cell table:style-name="ce3" table:formula="of:=[.H49]/[.$S49]" office:value-type="percentage" office:value="0.00373377245050358" calcext:value-type="percentage">
            <text:p>0,37%</text:p>
          </table:table-cell>
          <table:table-cell table:style-name="ce3" table:formula="of:=[.I49]/[.$S49]" office:value-type="percentage" office:value="0.00890361122812392" calcext:value-type="percentage">
            <text:p>0,89%</text:p>
          </table:table-cell>
          <table:table-cell table:style-name="ce3" table:formula="of:=[.J49]/[.$S49]" office:value-type="percentage" office:value="0.001627541837399" calcext:value-type="percentage">
            <text:p>0,16%</text:p>
          </table:table-cell>
          <table:table-cell table:style-name="ce3" table:formula="of:=[.K49]/[.$S49]" office:value-type="percentage" office:value="0.0298893271550569" calcext:value-type="percentage">
            <text:p>2,99%</text:p>
          </table:table-cell>
          <table:table-cell table:style-name="ce3" table:formula="of:=[.L49]/[.$S49]" office:value-type="percentage" office:value="0.202121548653927" calcext:value-type="percentage">
            <text:p>20,21%</text:p>
          </table:table-cell>
          <table:table-cell table:style-name="ce3" table:formula="of:=[.M49]/[.$S49]" office:value-type="percentage" office:value="0.0696396430896488" calcext:value-type="percentage">
            <text:p>6,96%</text:p>
          </table:table-cell>
          <table:table-cell table:style-name="ce3" table:formula="of:=[.N49]/[.$S49]" office:value-type="percentage" office:value="0.00871213571784169" calcext:value-type="percentage">
            <text:p>0,87%</text:p>
          </table:table-cell>
          <table:table-cell table:style-name="ce3" table:formula="of:=[.O49]/[.$S49]" office:value-type="percentage" office:value="0.195975184773867" calcext:value-type="percentage">
            <text:p>19,60%</text:p>
          </table:table-cell>
          <table:table-cell table:style-name="ce3" table:formula="of:=[.P49]/[.$S49]" office:value-type="percentage" office:value="0.220771263355417" calcext:value-type="percentage">
            <text:p>22,08%</text:p>
          </table:table-cell>
          <table:table-cell table:style-name="ce3" table:formula="of:=[.Q49]/[.$S49]" office:value-type="percentage" office:value="0.25069888561253" calcext:value-type="percentage">
            <text:p>25,07%</text:p>
          </table:table-cell>
          <table:table-cell table:style-name="ce3" table:formula="of:=[.R49]/[.$S49]" office:value-type="percentage" office:value="0.00792708612568453" calcext:value-type="percentage">
            <text:p>0,79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13-06</text:p>
          </table:table-cell>
          <table:table-cell table:style-name="ce1" office:value-type="string" calcext:value-type="string">
            <text:p>1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5634" calcext:value-type="float">
            <text:p>75634</text:p>
          </table:table-cell>
          <table:table-cell table:style-name="ce1" office:value-type="float" office:value="57664" calcext:value-type="float">
            <text:p>57664</text:p>
          </table:table-cell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2027" calcext:value-type="float">
            <text:p>2027</text:p>
          </table:table-cell>
          <table:table-cell table:style-name="ce1" office:value-type="float" office:value="13027" calcext:value-type="float">
            <text:p>13027</text:p>
          </table:table-cell>
          <table:table-cell table:style-name="ce1" office:value-type="float" office:value="2525" calcext:value-type="float">
            <text:p>2525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14597" calcext:value-type="float">
            <text:p>14597</text:p>
          </table:table-cell>
          <table:table-cell table:style-name="ce1" office:value-type="float" office:value="11664" calcext:value-type="float">
            <text:p>11664</text:p>
          </table:table-cell>
          <table:table-cell table:style-name="ce1" office:value-type="float" office:value="11256" calcext:value-type="float">
            <text:p>11256</text:p>
          </table:table-cell>
          <table:table-cell table:style-name="ce1" office:value-type="float" office:value="361" calcext:value-type="float">
            <text:p>361</text:p>
          </table:table-cell>
          <table:table-cell table:style-name="ce1" table:formula="of:=SUM([.H50:.R50])" office:value-type="float" office:value="56583" calcext:value-type="float">
            <text:p>56583</text:p>
          </table:table-cell>
          <table:table-cell table:style-name="ce3" table:formula="of:=[.H50]/[.$S50]" office:value-type="percentage" office:value="0.00335789901560539" calcext:value-type="percentage">
            <text:p>0,34%</text:p>
          </table:table-cell>
          <table:table-cell table:style-name="ce3" table:formula="of:=[.I50]/[.$S50]" office:value-type="percentage" office:value="0.00782920665217468" calcext:value-type="percentage">
            <text:p>0,78%</text:p>
          </table:table-cell>
          <table:table-cell table:style-name="ce3" table:formula="of:=[.J50]/[.$S50]" office:value-type="percentage" office:value="0.00137850591166958" calcext:value-type="percentage">
            <text:p>0,14%</text:p>
          </table:table-cell>
          <table:table-cell table:style-name="ce3" table:formula="of:=[.K50]/[.$S50]" office:value-type="percentage" office:value="0.0358234805506954" calcext:value-type="percentage">
            <text:p>3,58%</text:p>
          </table:table-cell>
          <table:table-cell table:style-name="ce3" table:formula="of:=[.L50]/[.$S50]" office:value-type="percentage" office:value="0.230228160401534" calcext:value-type="percentage">
            <text:p>23,02%</text:p>
          </table:table-cell>
          <table:table-cell table:style-name="ce3" table:formula="of:=[.M50]/[.$S50]" office:value-type="percentage" office:value="0.0446247106021243" calcext:value-type="percentage">
            <text:p>4,46%</text:p>
          </table:table-cell>
          <table:table-cell table:style-name="ce3" table:formula="of:=[.N50]/[.$S50]" office:value-type="percentage" office:value="0.00733435837619073" calcext:value-type="percentage">
            <text:p>0,73%</text:p>
          </table:table-cell>
          <table:table-cell table:style-name="ce3" table:formula="of:=[.O50]/[.$S50]" office:value-type="percentage" office:value="0.257975010162063" calcext:value-type="percentage">
            <text:p>25,80%</text:p>
          </table:table-cell>
          <table:table-cell table:style-name="ce3" table:formula="of:=[.P50]/[.$S50]" office:value-type="percentage" office:value="0.206139653252744" calcext:value-type="percentage">
            <text:p>20,61%</text:p>
          </table:table-cell>
          <table:table-cell table:style-name="ce3" table:formula="of:=[.Q50]/[.$S50]" office:value-type="percentage" office:value="0.198929006945549" calcext:value-type="percentage">
            <text:p>19,89%</text:p>
          </table:table-cell>
          <table:table-cell table:style-name="ce3" table:formula="of:=[.R50]/[.$S50]" office:value-type="percentage" office:value="0.00638000812965025" calcext:value-type="percentage">
            <text:p>0,64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13-07</text:p>
          </table:table-cell>
          <table:table-cell table:style-name="ce1" office:value-type="string" calcext:value-type="string">
            <text:p>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5369" calcext:value-type="float">
            <text:p>65369</text:p>
          </table:table-cell>
          <table:table-cell table:style-name="ce1" office:value-type="float" office:value="42492" calcext:value-type="float">
            <text:p>42492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539" calcext:value-type="float">
            <text:p>539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3201" calcext:value-type="float">
            <text:p>3201</text:p>
          </table:table-cell>
          <table:table-cell table:style-name="ce1" office:value-type="float" office:value="2136" calcext:value-type="float">
            <text:p>2136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10864" calcext:value-type="float">
            <text:p>10864</text:p>
          </table:table-cell>
          <table:table-cell table:style-name="ce1" office:value-type="float" office:value="7068" calcext:value-type="float">
            <text:p>7068</text:p>
          </table:table-cell>
          <table:table-cell table:style-name="ce1" office:value-type="float" office:value="16092" calcext:value-type="float">
            <text:p>16092</text:p>
          </table:table-cell>
          <table:table-cell table:style-name="ce1" office:value-type="float" office:value="344" calcext:value-type="float">
            <text:p>344</text:p>
          </table:table-cell>
          <table:table-cell table:style-name="ce1" table:formula="of:=SUM([.H51:.R51])" office:value-type="float" office:value="41652" calcext:value-type="float">
            <text:p>41652</text:p>
          </table:table-cell>
          <table:table-cell table:style-name="ce3" table:formula="of:=[.H51]/[.$S51]" office:value-type="percentage" office:value="0.00595409584173629" calcext:value-type="percentage">
            <text:p>0,60%</text:p>
          </table:table-cell>
          <table:table-cell table:style-name="ce3" table:formula="of:=[.I51]/[.$S51]" office:value-type="percentage" office:value="0.0129405550753865" calcext:value-type="percentage">
            <text:p>1,29%</text:p>
          </table:table-cell>
          <table:table-cell table:style-name="ce3" table:formula="of:=[.J51]/[.$S51]" office:value-type="percentage" office:value="0.00223278594065111" calcext:value-type="percentage">
            <text:p>0,22%</text:p>
          </table:table-cell>
          <table:table-cell table:style-name="ce3" table:formula="of:=[.K51]/[.$S51]" office:value-type="percentage" office:value="0.02009507346586" calcext:value-type="percentage">
            <text:p>2,01%</text:p>
          </table:table-cell>
          <table:table-cell table:style-name="ce3" table:formula="of:=[.L51]/[.$S51]" office:value-type="percentage" office:value="0.0768510515701527" calcext:value-type="percentage">
            <text:p>7,69%</text:p>
          </table:table-cell>
          <table:table-cell table:style-name="ce3" table:formula="of:=[.M51]/[.$S51]" office:value-type="percentage" office:value="0.0512820512820513" calcext:value-type="percentage">
            <text:p>5,13%</text:p>
          </table:table-cell>
          <table:table-cell table:style-name="ce3" table:formula="of:=[.N51]/[.$S51]" office:value-type="percentage" office:value="0.00552194372419092" calcext:value-type="percentage">
            <text:p>0,55%</text:p>
          </table:table-cell>
          <table:table-cell table:style-name="ce3" table:formula="of:=[.O51]/[.$S51]" office:value-type="percentage" office:value="0.260827811389609" calcext:value-type="percentage">
            <text:p>26,08%</text:p>
          </table:table-cell>
          <table:table-cell table:style-name="ce3" table:formula="of:=[.P51]/[.$S51]" office:value-type="percentage" office:value="0.169691731489484" calcext:value-type="percentage">
            <text:p>16,97%</text:p>
          </table:table-cell>
          <table:table-cell table:style-name="ce3" table:formula="of:=[.Q51]/[.$S51]" office:value-type="percentage" office:value="0.386343993085566" calcext:value-type="percentage">
            <text:p>38,63%</text:p>
          </table:table-cell>
          <table:table-cell table:style-name="ce3" table:formula="of:=[.R51]/[.$S51]" office:value-type="percentage" office:value="0.00825890713531163" calcext:value-type="percentage">
            <text:p>0,83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13-08</text:p>
          </table:table-cell>
          <table:table-cell table:style-name="ce1" office:value-type="string" calcext:value-type="string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9987" calcext:value-type="float">
            <text:p>99987</text:p>
          </table:table-cell>
          <table:table-cell table:style-name="ce1" office:value-type="float" office:value="80128" calcext:value-type="float">
            <text:p>80128</text:p>
          </table:table-cell>
          <table:table-cell table:style-name="ce1" office:value-type="float" office:value="1349" calcext:value-type="float">
            <text:p>1349</text:p>
          </table:table-cell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779" calcext:value-type="float">
            <text:p>779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3942" calcext:value-type="float">
            <text:p>3942</text:p>
          </table:table-cell>
          <table:table-cell table:style-name="ce1" office:value-type="float" office:value="15434" calcext:value-type="float">
            <text:p>15434</text:p>
          </table:table-cell>
          <table:table-cell table:style-name="ce1" office:value-type="float" office:value="3188" calcext:value-type="float">
            <text:p>3188</text:p>
          </table:table-cell>
          <table:table-cell table:style-name="ce1" office:value-type="float" office:value="868" calcext:value-type="float">
            <text:p>868</text:p>
          </table:table-cell>
          <table:table-cell table:style-name="ce1" office:value-type="float" office:value="23403" calcext:value-type="float">
            <text:p>23403</text:p>
          </table:table-cell>
          <table:table-cell table:style-name="ce1" office:value-type="float" office:value="14961" calcext:value-type="float">
            <text:p>14961</text:p>
          </table:table-cell>
          <table:table-cell table:style-name="ce1" office:value-type="float" office:value="14574" calcext:value-type="float">
            <text:p>14574</text:p>
          </table:table-cell>
          <table:table-cell table:style-name="ce1" office:value-type="float" office:value="640" calcext:value-type="float">
            <text:p>640</text:p>
          </table:table-cell>
          <table:table-cell table:style-name="ce1" table:formula="of:=SUM([.H52:.R52])" office:value-type="float" office:value="78268" calcext:value-type="float">
            <text:p>78268</text:p>
          </table:table-cell>
          <table:table-cell table:style-name="ce3" table:formula="of:=[.H52]/[.$S52]" office:value-type="percentage" office:value="0.00434404865334492" calcext:value-type="percentage">
            <text:p>0,43%</text:p>
          </table:table-cell>
          <table:table-cell table:style-name="ce3" table:formula="of:=[.I52]/[.$S52]" office:value-type="percentage" office:value="0.00995298206163438" calcext:value-type="percentage">
            <text:p>1,00%</text:p>
          </table:table-cell>
          <table:table-cell table:style-name="ce3" table:formula="of:=[.J52]/[.$S52]" office:value-type="percentage" office:value="0.00177594930239689" calcext:value-type="percentage">
            <text:p>0,18%</text:p>
          </table:table-cell>
          <table:table-cell table:style-name="ce3" table:formula="of:=[.K52]/[.$S52]" office:value-type="percentage" office:value="0.0503654111514284" calcext:value-type="percentage">
            <text:p>5,04%</text:p>
          </table:table-cell>
          <table:table-cell table:style-name="ce3" table:formula="of:=[.L52]/[.$S52]" office:value-type="percentage" office:value="0.197194255634487" calcext:value-type="percentage">
            <text:p>19,72%</text:p>
          </table:table-cell>
          <table:table-cell table:style-name="ce3" table:formula="of:=[.M52]/[.$S52]" office:value-type="percentage" office:value="0.0407318444319518" calcext:value-type="percentage">
            <text:p>4,07%</text:p>
          </table:table-cell>
          <table:table-cell table:style-name="ce3" table:formula="of:=[.N52]/[.$S52]" office:value-type="percentage" office:value="0.0110901006797158" calcext:value-type="percentage">
            <text:p>1,11%</text:p>
          </table:table-cell>
          <table:table-cell table:style-name="ce3" table:formula="of:=[.O52]/[.$S52]" office:value-type="percentage" office:value="0.29901109010068" calcext:value-type="percentage">
            <text:p>29,90%</text:p>
          </table:table-cell>
          <table:table-cell table:style-name="ce3" table:formula="of:=[.P52]/[.$S52]" office:value-type="percentage" office:value="0.191150917360863" calcext:value-type="percentage">
            <text:p>19,12%</text:p>
          </table:table-cell>
          <table:table-cell table:style-name="ce3" table:formula="of:=[.Q52]/[.$S52]" office:value-type="percentage" office:value="0.186206367864261" calcext:value-type="percentage">
            <text:p>18,62%</text:p>
          </table:table-cell>
          <table:table-cell table:style-name="ce3" table:formula="of:=[.R52]/[.$S52]" office:value-type="percentage" office:value="0.00817703275923749" calcext:value-type="percentage">
            <text:p>0,82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13-09</text:p>
          </table:table-cell>
          <table:table-cell table:style-name="ce1" office:value-type="string" calcext:value-type="string">
            <text:p>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96939" calcext:value-type="float">
            <text:p>96939</text:p>
          </table:table-cell>
          <table:table-cell table:style-name="ce1" office:value-type="float" office:value="77484" calcext:value-type="float">
            <text:p>77484</text:p>
          </table:table-cell>
          <table:table-cell table:style-name="ce1" office:value-type="float" office:value="1266" calcext:value-type="float">
            <text:p>1266</text:p>
          </table:table-cell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662" calcext:value-type="float">
            <text:p>662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3136" calcext:value-type="float">
            <text:p>3136</text:p>
          </table:table-cell>
          <table:table-cell table:style-name="ce1" office:value-type="float" office:value="16757" calcext:value-type="float">
            <text:p>16757</text:p>
          </table:table-cell>
          <table:table-cell table:style-name="ce1" office:value-type="float" office:value="2852" calcext:value-type="float">
            <text:p>2852</text:p>
          </table:table-cell>
          <table:table-cell table:style-name="ce1" office:value-type="float" office:value="772" calcext:value-type="float">
            <text:p>772</text:p>
          </table:table-cell>
          <table:table-cell table:style-name="ce1" office:value-type="float" office:value="21236" calcext:value-type="float">
            <text:p>21236</text:p>
          </table:table-cell>
          <table:table-cell table:style-name="ce1" office:value-type="float" office:value="13565" calcext:value-type="float">
            <text:p>13565</text:p>
          </table:table-cell>
          <table:table-cell table:style-name="ce1" office:value-type="float" office:value="15822" calcext:value-type="float">
            <text:p>15822</text:p>
          </table:table-cell>
          <table:table-cell table:style-name="ce1" office:value-type="float" office:value="568" calcext:value-type="float">
            <text:p>568</text:p>
          </table:table-cell>
          <table:table-cell table:style-name="ce1" table:formula="of:=SUM([.H53:.R53])" office:value-type="float" office:value="75772" calcext:value-type="float">
            <text:p>75772</text:p>
          </table:table-cell>
          <table:table-cell table:style-name="ce3" table:formula="of:=[.H53]/[.$S53]" office:value-type="percentage" office:value="0.00362930897957029" calcext:value-type="percentage">
            <text:p>0,36%</text:p>
          </table:table-cell>
          <table:table-cell table:style-name="ce3" table:formula="of:=[.I53]/[.$S53]" office:value-type="percentage" office:value="0.00873673652536557" calcext:value-type="percentage">
            <text:p>0,87%</text:p>
          </table:table-cell>
          <table:table-cell table:style-name="ce3" table:formula="of:=[.J53]/[.$S53]" office:value-type="percentage" office:value="0.00167608087420155" calcext:value-type="percentage">
            <text:p>0,17%</text:p>
          </table:table-cell>
          <table:table-cell table:style-name="ce3" table:formula="of:=[.K53]/[.$S53]" office:value-type="percentage" office:value="0.0413873198542997" calcext:value-type="percentage">
            <text:p>4,14%</text:p>
          </table:table-cell>
          <table:table-cell table:style-name="ce3" table:formula="of:=[.L53]/[.$S53]" office:value-type="percentage" office:value="0.221150292984216" calcext:value-type="percentage">
            <text:p>22,12%</text:p>
          </table:table-cell>
          <table:table-cell table:style-name="ce3" table:formula="of:=[.M53]/[.$S53]" office:value-type="percentage" office:value="0.0376392334899435" calcext:value-type="percentage">
            <text:p>3,76%</text:p>
          </table:table-cell>
          <table:table-cell table:style-name="ce3" table:formula="of:=[.N53]/[.$S53]" office:value-type="percentage" office:value="0.0101884601171937" calcext:value-type="percentage">
            <text:p>1,02%</text:p>
          </table:table-cell>
          <table:table-cell table:style-name="ce3" table:formula="of:=[.O53]/[.$S53]" office:value-type="percentage" office:value="0.280261838146017" calcext:value-type="percentage">
            <text:p>28,03%</text:p>
          </table:table-cell>
          <table:table-cell table:style-name="ce3" table:formula="of:=[.P53]/[.$S53]" office:value-type="percentage" office:value="0.179023913846804" calcext:value-type="percentage">
            <text:p>17,90%</text:p>
          </table:table-cell>
          <table:table-cell table:style-name="ce3" table:formula="of:=[.Q53]/[.$S53]" office:value-type="percentage" office:value="0.208810642453677" calcext:value-type="percentage">
            <text:p>20,88%</text:p>
          </table:table-cell>
          <table:table-cell table:style-name="ce3" table:formula="of:=[.R53]/[.$S53]" office:value-type="percentage" office:value="0.00749617272871245" calcext:value-type="percentage">
            <text:p>0,75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13-10</text:p>
          </table:table-cell>
          <table:table-cell table:style-name="ce1" office:value-type="string" calcext:value-type="string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6026" calcext:value-type="float">
            <text:p>106026</text:p>
          </table:table-cell>
          <table:table-cell table:style-name="ce1" office:value-type="float" office:value="87276" calcext:value-type="float">
            <text:p>87276</text:p>
          </table:table-cell>
          <table:table-cell table:style-name="ce1" office:value-type="float" office:value="1432" calcext:value-type="float">
            <text:p>1432</text:p>
          </table:table-cell>
          <table:table-cell table:style-name="ce1" office:value-type="float" office:value="466" calcext:value-type="float">
            <text:p>466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654" calcext:value-type="float">
            <text:p>654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3768" calcext:value-type="float">
            <text:p>3768</text:p>
          </table:table-cell>
          <table:table-cell table:style-name="ce1" office:value-type="float" office:value="16495" calcext:value-type="float">
            <text:p>16495</text:p>
          </table:table-cell>
          <table:table-cell table:style-name="ce1" office:value-type="float" office:value="3349" calcext:value-type="float">
            <text:p>3349</text:p>
          </table:table-cell>
          <table:table-cell table:style-name="ce1" office:value-type="float" office:value="876" calcext:value-type="float">
            <text:p>876</text:p>
          </table:table-cell>
          <table:table-cell table:style-name="ce1" office:value-type="float" office:value="26436" calcext:value-type="float">
            <text:p>26436</text:p>
          </table:table-cell>
          <table:table-cell table:style-name="ce1" office:value-type="float" office:value="16373" calcext:value-type="float">
            <text:p>16373</text:p>
          </table:table-cell>
          <table:table-cell table:style-name="ce1" office:value-type="float" office:value="16397" calcext:value-type="float">
            <text:p>16397</text:p>
          </table:table-cell>
          <table:table-cell table:style-name="ce1" office:value-type="float" office:value="592" calcext:value-type="float">
            <text:p>592</text:p>
          </table:table-cell>
          <table:table-cell table:style-name="ce1" table:formula="of:=SUM([.H54:.R54])" office:value-type="float" office:value="85378" calcext:value-type="float">
            <text:p>85378</text:p>
          </table:table-cell>
          <table:table-cell table:style-name="ce3" table:formula="of:=[.H54]/[.$S54]" office:value-type="percentage" office:value="0.00356063622947363" calcext:value-type="percentage">
            <text:p>0,36%</text:p>
          </table:table-cell>
          <table:table-cell table:style-name="ce3" table:formula="of:=[.I54]/[.$S54]" office:value-type="percentage" office:value="0.00766005294103868" calcext:value-type="percentage">
            <text:p>0,77%</text:p>
          </table:table-cell>
          <table:table-cell table:style-name="ce3" table:formula="of:=[.J54]/[.$S54]" office:value-type="percentage" office:value="0.00156949096957062" calcext:value-type="percentage">
            <text:p>0,16%</text:p>
          </table:table-cell>
          <table:table-cell table:style-name="ce3" table:formula="of:=[.K54]/[.$S54]" office:value-type="percentage" office:value="0.0441331490547916" calcext:value-type="percentage">
            <text:p>4,41%</text:p>
          </table:table-cell>
          <table:table-cell table:style-name="ce3" table:formula="of:=[.L54]/[.$S54]" office:value-type="percentage" office:value="0.193199653306472" calcext:value-type="percentage">
            <text:p>19,32%</text:p>
          </table:table-cell>
          <table:table-cell table:style-name="ce3" table:formula="of:=[.M54]/[.$S54]" office:value-type="percentage" office:value="0.0392255616200895" calcext:value-type="percentage">
            <text:p>3,92%</text:p>
          </table:table-cell>
          <table:table-cell table:style-name="ce3" table:formula="of:=[.N54]/[.$S54]" office:value-type="percentage" office:value="0.0102602543980885" calcext:value-type="percentage">
            <text:p>1,03%</text:p>
          </table:table-cell>
          <table:table-cell table:style-name="ce3" table:formula="of:=[.O54]/[.$S54]" office:value-type="percentage" office:value="0.309634800534095" calcext:value-type="percentage">
            <text:p>30,96%</text:p>
          </table:table-cell>
          <table:table-cell table:style-name="ce3" table:formula="of:=[.P54]/[.$S54]" office:value-type="percentage" office:value="0.191770713767013" calcext:value-type="percentage">
            <text:p>19,18%</text:p>
          </table:table-cell>
          <table:table-cell table:style-name="ce3" table:formula="of:=[.Q54]/[.$S54]" office:value-type="percentage" office:value="0.192051816627234" calcext:value-type="percentage">
            <text:p>19,21%</text:p>
          </table:table-cell>
          <table:table-cell table:style-name="ce3" table:formula="of:=[.R54]/[.$S54]" office:value-type="percentage" office:value="0.00693387055213287" calcext:value-type="percentage">
            <text:p>0,69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13-11</text:p>
          </table:table-cell>
          <table:table-cell table:style-name="ce1" office:value-type="string" calcext:value-type="string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0215" calcext:value-type="float">
            <text:p>90215</text:p>
          </table:table-cell>
          <table:table-cell table:style-name="ce1" office:value-type="float" office:value="71286" calcext:value-type="float">
            <text:p>71286</text:p>
          </table:table-cell>
          <table:table-cell table:style-name="ce1" office:value-type="float" office:value="1051" calcext:value-type="float">
            <text:p>1051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2718" calcext:value-type="float">
            <text:p>2718</text:p>
          </table:table-cell>
          <table:table-cell table:style-name="ce1" office:value-type="float" office:value="17033" calcext:value-type="float">
            <text:p>17033</text:p>
          </table:table-cell>
          <table:table-cell table:style-name="ce1" office:value-type="float" office:value="3087" calcext:value-type="float">
            <text:p>3087</text:p>
          </table:table-cell>
          <table:table-cell table:style-name="ce1" office:value-type="float" office:value="626" calcext:value-type="float">
            <text:p>626</text:p>
          </table:table-cell>
          <table:table-cell table:style-name="ce1" office:value-type="float" office:value="16081" calcext:value-type="float">
            <text:p>16081</text:p>
          </table:table-cell>
          <table:table-cell table:style-name="ce1" office:value-type="float" office:value="15900" calcext:value-type="float">
            <text:p>15900</text:p>
          </table:table-cell>
          <table:table-cell table:style-name="ce1" office:value-type="float" office:value="13139" calcext:value-type="float">
            <text:p>13139</text:p>
          </table:table-cell>
          <table:table-cell table:style-name="ce1" office:value-type="float" office:value="467" calcext:value-type="float">
            <text:p>467</text:p>
          </table:table-cell>
          <table:table-cell table:style-name="ce1" table:formula="of:=SUM([.H55:.R55])" office:value-type="float" office:value="69914" calcext:value-type="float">
            <text:p>69914</text:p>
          </table:table-cell>
          <table:table-cell table:style-name="ce3" table:formula="of:=[.H55]/[.$S55]" office:value-type="percentage" office:value="0.00294647710043768" calcext:value-type="percentage">
            <text:p>0,29%</text:p>
          </table:table-cell>
          <table:table-cell table:style-name="ce3" table:formula="of:=[.I55]/[.$S55]" office:value-type="percentage" office:value="0.00780959464484939" calcext:value-type="percentage">
            <text:p>0,78%</text:p>
          </table:table-cell>
          <table:table-cell table:style-name="ce3" table:formula="of:=[.J55]/[.$S55]" office:value-type="percentage" office:value="0.00158766484538147" calcext:value-type="percentage">
            <text:p>0,16%</text:p>
          </table:table-cell>
          <table:table-cell table:style-name="ce3" table:formula="of:=[.K55]/[.$S55]" office:value-type="percentage" office:value="0.038876333781503" calcext:value-type="percentage">
            <text:p>3,89%</text:p>
          </table:table-cell>
          <table:table-cell table:style-name="ce3" table:formula="of:=[.L55]/[.$S55]" office:value-type="percentage" office:value="0.243627885688131" calcext:value-type="percentage">
            <text:p>24,36%</text:p>
          </table:table-cell>
          <table:table-cell table:style-name="ce3" table:formula="of:=[.M55]/[.$S55]" office:value-type="percentage" office:value="0.0441542466458792" calcext:value-type="percentage">
            <text:p>4,42%</text:p>
          </table:table-cell>
          <table:table-cell table:style-name="ce3" table:formula="of:=[.N55]/[.$S55]" office:value-type="percentage" office:value="0.00895385759647567" calcext:value-type="percentage">
            <text:p>0,90%</text:p>
          </table:table-cell>
          <table:table-cell table:style-name="ce3" table:formula="of:=[.O55]/[.$S55]" office:value-type="percentage" office:value="0.230011156563778" calcext:value-type="percentage">
            <text:p>23,00%</text:p>
          </table:table-cell>
          <table:table-cell table:style-name="ce3" table:formula="of:=[.P55]/[.$S55]" office:value-type="percentage" office:value="0.227422261635724" calcext:value-type="percentage">
            <text:p>22,74%</text:p>
          </table:table-cell>
          <table:table-cell table:style-name="ce3" table:formula="of:=[.Q55]/[.$S55]" office:value-type="percentage" office:value="0.187930886517722" calcext:value-type="percentage">
            <text:p>18,79%</text:p>
          </table:table-cell>
          <table:table-cell table:style-name="ce3" table:formula="of:=[.R55]/[.$S55]" office:value-type="percentage" office:value="0.00667963498011843" calcext:value-type="percentage">
            <text:p>0,67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13-12</text:p>
          </table:table-cell>
          <table:table-cell table:style-name="ce1" office:value-type="string" calcext:value-type="string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2147" calcext:value-type="float">
            <text:p>92147</text:p>
          </table:table-cell>
          <table:table-cell table:style-name="ce1" office:value-type="float" office:value="72761" calcext:value-type="float">
            <text:p>72761</text:p>
          </table:table-cell>
          <table:table-cell table:style-name="ce1" office:value-type="float" office:value="1403" calcext:value-type="float">
            <text:p>1403</text:p>
          </table:table-cell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3141" calcext:value-type="float">
            <text:p>3141</text:p>
          </table:table-cell>
          <table:table-cell table:style-name="ce1" office:value-type="float" office:value="11787" calcext:value-type="float">
            <text:p>11787</text:p>
          </table:table-cell>
          <table:table-cell table:style-name="ce1" office:value-type="float" office:value="2404" calcext:value-type="float">
            <text:p>2404</text:p>
          </table:table-cell>
          <table:table-cell table:style-name="ce1" office:value-type="float" office:value="682" calcext:value-type="float">
            <text:p>682</text:p>
          </table:table-cell>
          <table:table-cell table:style-name="ce1" office:value-type="float" office:value="26497" calcext:value-type="float">
            <text:p>26497</text:p>
          </table:table-cell>
          <table:table-cell table:style-name="ce1" office:value-type="float" office:value="11439" calcext:value-type="float">
            <text:p>11439</text:p>
          </table:table-cell>
          <table:table-cell table:style-name="ce1" office:value-type="float" office:value="13587" calcext:value-type="float">
            <text:p>13587</text:p>
          </table:table-cell>
          <table:table-cell table:style-name="ce1" office:value-type="float" office:value="527" calcext:value-type="float">
            <text:p>527</text:p>
          </table:table-cell>
          <table:table-cell table:style-name="ce1" table:formula="of:=SUM([.H56:.R56])" office:value-type="float" office:value="71051" calcext:value-type="float">
            <text:p>71051</text:p>
          </table:table-cell>
          <table:table-cell table:style-name="ce3" table:formula="of:=[.H56]/[.$S56]" office:value-type="percentage" office:value="0.00394083123390241" calcext:value-type="percentage">
            <text:p>0,39%</text:p>
          </table:table-cell>
          <table:table-cell table:style-name="ce3" table:formula="of:=[.I56]/[.$S56]" office:value-type="percentage" office:value="0.00841648956383443" calcext:value-type="percentage">
            <text:p>0,84%</text:p>
          </table:table-cell>
          <table:table-cell table:style-name="ce3" table:formula="of:=[.J56]/[.$S56]" office:value-type="percentage" office:value="0.00153410930176915" calcext:value-type="percentage">
            <text:p>0,15%</text:p>
          </table:table-cell>
          <table:table-cell table:style-name="ce3" table:formula="of:=[.K56]/[.$S56]" office:value-type="percentage" office:value="0.0442076818060267" calcext:value-type="percentage">
            <text:p>4,42%</text:p>
          </table:table-cell>
          <table:table-cell table:style-name="ce3" table:formula="of:=[.L56]/[.$S56]" office:value-type="percentage" office:value="0.165894920550027" calcext:value-type="percentage">
            <text:p>16,59%</text:p>
          </table:table-cell>
          <table:table-cell table:style-name="ce3" table:formula="of:=[.M56]/[.$S56]" office:value-type="percentage" office:value="0.033834851022505" calcext:value-type="percentage">
            <text:p>3,38%</text:p>
          </table:table-cell>
          <table:table-cell table:style-name="ce3" table:formula="of:=[.N56]/[.$S56]" office:value-type="percentage" office:value="0.00959873893400515" calcext:value-type="percentage">
            <text:p>0,96%</text:p>
          </table:table-cell>
          <table:table-cell table:style-name="ce3" table:formula="of:=[.O56]/[.$S56]" office:value-type="percentage" office:value="0.372929304302543" calcext:value-type="percentage">
            <text:p>37,29%</text:p>
          </table:table-cell>
          <table:table-cell table:style-name="ce3" table:formula="of:=[.P56]/[.$S56]" office:value-type="percentage" office:value="0.160997030302177" calcext:value-type="percentage">
            <text:p>16,10%</text:p>
          </table:table-cell>
          <table:table-cell table:style-name="ce3" table:formula="of:=[.Q56]/[.$S56]" office:value-type="percentage" office:value="0.191228835625114" calcext:value-type="percentage">
            <text:p>19,12%</text:p>
          </table:table-cell>
          <table:table-cell table:style-name="ce3" table:formula="of:=[.R56]/[.$S56]" office:value-type="percentage" office:value="0.00741720735809489" calcext:value-type="percentage">
            <text:p>0,74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13-13</text:p>
          </table:table-cell>
          <table:table-cell table:style-name="ce1" office:value-type="string" calcext:value-type="string">
            <text:p>1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3715" calcext:value-type="float">
            <text:p>93715</text:p>
          </table:table-cell>
          <table:table-cell table:style-name="ce1" office:value-type="float" office:value="73874" calcext:value-type="float">
            <text:p>73874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2873" calcext:value-type="float">
            <text:p>2873</text:p>
          </table:table-cell>
          <table:table-cell table:style-name="ce1" office:value-type="float" office:value="8443" calcext:value-type="float">
            <text:p>8443</text:p>
          </table:table-cell>
          <table:table-cell table:style-name="ce1" office:value-type="float" office:value="2709" calcext:value-type="float">
            <text:p>2709</text:p>
          </table:table-cell>
          <table:table-cell table:style-name="ce1" office:value-type="float" office:value="742" calcext:value-type="float">
            <text:p>742</text:p>
          </table:table-cell>
          <table:table-cell table:style-name="ce1" office:value-type="float" office:value="23130" calcext:value-type="float">
            <text:p>23130</text:p>
          </table:table-cell>
          <table:table-cell table:style-name="ce1" office:value-type="float" office:value="10618" calcext:value-type="float">
            <text:p>10618</text:p>
          </table:table-cell>
          <table:table-cell table:style-name="ce1" office:value-type="float" office:value="21520" calcext:value-type="float">
            <text:p>21520</text:p>
          </table:table-cell>
          <table:table-cell table:style-name="ce1" office:value-type="float" office:value="699" calcext:value-type="float">
            <text:p>699</text:p>
          </table:table-cell>
          <table:table-cell table:style-name="ce1" table:formula="of:=SUM([.H57:.R57])" office:value-type="float" office:value="72012" calcext:value-type="float">
            <text:p>72012</text:p>
          </table:table-cell>
          <table:table-cell table:style-name="ce3" table:formula="of:=[.H57]/[.$S57]" office:value-type="percentage" office:value="0.00626284508137533" calcext:value-type="percentage">
            <text:p>0,63%</text:p>
          </table:table-cell>
          <table:table-cell table:style-name="ce3" table:formula="of:=[.I57]/[.$S57]" office:value-type="percentage" office:value="0.00988724101538632" calcext:value-type="percentage">
            <text:p>0,99%</text:p>
          </table:table-cell>
          <table:table-cell table:style-name="ce3" table:formula="of:=[.J57]/[.$S57]" office:value-type="percentage" office:value="0.00159695606287841" calcext:value-type="percentage">
            <text:p>0,16%</text:p>
          </table:table-cell>
          <table:table-cell table:style-name="ce3" table:formula="of:=[.K57]/[.$S57]" office:value-type="percentage" office:value="0.0398961284230406" calcext:value-type="percentage">
            <text:p>3,99%</text:p>
          </table:table-cell>
          <table:table-cell table:style-name="ce3" table:formula="of:=[.L57]/[.$S57]" office:value-type="percentage" office:value="0.117244348164195" calcext:value-type="percentage">
            <text:p>11,72%</text:p>
          </table:table-cell>
          <table:table-cell table:style-name="ce3" table:formula="of:=[.M57]/[.$S57]" office:value-type="percentage" office:value="0.0376187302116314" calcext:value-type="percentage">
            <text:p>3,76%</text:p>
          </table:table-cell>
          <table:table-cell table:style-name="ce3" table:formula="of:=[.N57]/[.$S57]" office:value-type="percentage" office:value="0.0103038382491807" calcext:value-type="percentage">
            <text:p>1,03%</text:p>
          </table:table-cell>
          <table:table-cell table:style-name="ce3" table:formula="of:=[.O57]/[.$S57]" office:value-type="percentage" office:value="0.321196467255457" calcext:value-type="percentage">
            <text:p>32,12%</text:p>
          </table:table-cell>
          <table:table-cell table:style-name="ce3" table:formula="of:=[.P57]/[.$S57]" office:value-type="percentage" office:value="0.147447647614286" calcext:value-type="percentage">
            <text:p>14,74%</text:p>
          </table:table-cell>
          <table:table-cell table:style-name="ce3" table:formula="of:=[.Q57]/[.$S57]" office:value-type="percentage" office:value="0.29883908237516" calcext:value-type="percentage">
            <text:p>29,88%</text:p>
          </table:table-cell>
          <table:table-cell table:style-name="ce3" table:formula="of:=[.R57]/[.$S57]" office:value-type="percentage" office:value="0.00970671554740876" calcext:value-type="percentage">
            <text:p>0,97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13-14</text:p>
          </table:table-cell>
          <table:table-cell table:style-name="ce1" office:value-type="string" calcext:value-type="string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7727" calcext:value-type="float">
            <text:p>97727</text:p>
          </table:table-cell>
          <table:table-cell table:style-name="ce1" office:value-type="float" office:value="78769" calcext:value-type="float">
            <text:p>78769</text:p>
          </table:table-cell>
          <table:table-cell table:style-name="ce1" office:value-type="float" office:value="1166" calcext:value-type="float">
            <text:p>1166</text:p>
          </table:table-cell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696" calcext:value-type="float">
            <text:p>696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2874" calcext:value-type="float">
            <text:p>2874</text:p>
          </table:table-cell>
          <table:table-cell table:style-name="ce1" office:value-type="float" office:value="18920" calcext:value-type="float">
            <text:p>18920</text:p>
          </table:table-cell>
          <table:table-cell table:style-name="ce1" office:value-type="float" office:value="4194" calcext:value-type="float">
            <text:p>4194</text:p>
          </table:table-cell>
          <table:table-cell table:style-name="ce1" office:value-type="float" office:value="698" calcext:value-type="float">
            <text:p>698</text:p>
          </table:table-cell>
          <table:table-cell table:style-name="ce1" office:value-type="float" office:value="14655" calcext:value-type="float">
            <text:p>14655</text:p>
          </table:table-cell>
          <table:table-cell table:style-name="ce1" office:value-type="float" office:value="19111" calcext:value-type="float">
            <text:p>19111</text:p>
          </table:table-cell>
          <table:table-cell table:style-name="ce1" office:value-type="float" office:value="15129" calcext:value-type="float">
            <text:p>15129</text:p>
          </table:table-cell>
          <table:table-cell table:style-name="ce1" office:value-type="float" office:value="551" calcext:value-type="float">
            <text:p>551</text:p>
          </table:table-cell>
          <table:table-cell table:style-name="ce1" table:formula="of:=SUM([.H58:.R58])" office:value-type="float" office:value="77192" calcext:value-type="float">
            <text:p>77192</text:p>
          </table:table-cell>
          <table:table-cell table:style-name="ce3" table:formula="of:=[.H58]/[.$S58]" office:value-type="percentage" office:value="0.00294071924551767" calcext:value-type="percentage">
            <text:p>0,29%</text:p>
          </table:table-cell>
          <table:table-cell table:style-name="ce3" table:formula="of:=[.I58]/[.$S58]" office:value-type="percentage" office:value="0.00901647839154317" calcext:value-type="percentage">
            <text:p>0,90%</text:p>
          </table:table-cell>
          <table:table-cell table:style-name="ce3" table:formula="of:=[.J58]/[.$S58]" office:value-type="percentage" office:value="0.00177479531557674" calcext:value-type="percentage">
            <text:p>0,18%</text:p>
          </table:table-cell>
          <table:table-cell table:style-name="ce3" table:formula="of:=[.K58]/[.$S58]" office:value-type="percentage" office:value="0.0372318374961136" calcext:value-type="percentage">
            <text:p>3,72%</text:p>
          </table:table-cell>
          <table:table-cell table:style-name="ce3" table:formula="of:=[.L58]/[.$S58]" office:value-type="percentage" office:value="0.245103119494248" calcext:value-type="percentage">
            <text:p>24,51%</text:p>
          </table:table-cell>
          <table:table-cell table:style-name="ce3" table:formula="of:=[.M58]/[.$S58]" office:value-type="percentage" office:value="0.0543320551352472" calcext:value-type="percentage">
            <text:p>5,43%</text:p>
          </table:table-cell>
          <table:table-cell table:style-name="ce3" table:formula="of:=[.N58]/[.$S58]" office:value-type="percentage" office:value="0.00904238781220852" calcext:value-type="percentage">
            <text:p>0,90%</text:p>
          </table:table-cell>
          <table:table-cell table:style-name="ce3" table:formula="of:=[.O58]/[.$S58]" office:value-type="percentage" office:value="0.189851279925381" calcext:value-type="percentage">
            <text:p>18,99%</text:p>
          </table:table-cell>
          <table:table-cell table:style-name="ce3" table:formula="of:=[.P58]/[.$S58]" office:value-type="percentage" office:value="0.247577469167789" calcext:value-type="percentage">
            <text:p>24,76%</text:p>
          </table:table-cell>
          <table:table-cell table:style-name="ce3" table:formula="of:=[.Q58]/[.$S58]" office:value-type="percentage" office:value="0.19599181262307" calcext:value-type="percentage">
            <text:p>19,60%</text:p>
          </table:table-cell>
          <table:table-cell table:style-name="ce3" table:formula="of:=[.R58]/[.$S58]" office:value-type="percentage" office:value="0.00713804539330501" calcext:value-type="percentage">
            <text:p>0,7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13-15</text:p>
          </table:table-cell>
          <table:table-cell table:style-name="ce1" office:value-type="string" calcext:value-type="string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4767" calcext:value-type="float">
            <text:p>104767</text:p>
          </table:table-cell>
          <table:table-cell table:style-name="ce1" office:value-type="float" office:value="86178" calcext:value-type="float">
            <text:p>86178</text:p>
          </table:table-cell>
          <table:table-cell table:style-name="ce1" office:value-type="float" office:value="1438" calcext:value-type="float">
            <text:p>1438</text:p>
          </table:table-cell>
          <table:table-cell table:style-name="ce1" office:value-type="float" office:value="599" calcext:value-type="float">
            <text:p>599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641" calcext:value-type="float">
            <text:p>641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4140" calcext:value-type="float">
            <text:p>4140</text:p>
          </table:table-cell>
          <table:table-cell table:style-name="ce1" office:value-type="float" office:value="18810" calcext:value-type="float">
            <text:p>18810</text:p>
          </table:table-cell>
          <table:table-cell table:style-name="ce1" office:value-type="float" office:value="3205" calcext:value-type="float">
            <text:p>3205</text:p>
          </table:table-cell>
          <table:table-cell table:style-name="ce1" office:value-type="float" office:value="1136" calcext:value-type="float">
            <text:p>1136</text:p>
          </table:table-cell>
          <table:table-cell table:style-name="ce1" office:value-type="float" office:value="25597" calcext:value-type="float">
            <text:p>25597</text:p>
          </table:table-cell>
          <table:table-cell table:style-name="ce1" office:value-type="float" office:value="15092" calcext:value-type="float">
            <text:p>15092</text:p>
          </table:table-cell>
          <table:table-cell table:style-name="ce1" office:value-type="float" office:value="14304" calcext:value-type="float">
            <text:p>14304</text:p>
          </table:table-cell>
          <table:table-cell table:style-name="ce1" office:value-type="float" office:value="681" calcext:value-type="float">
            <text:p>681</text:p>
          </table:table-cell>
          <table:table-cell table:style-name="ce1" table:formula="of:=SUM([.H59:.R59])" office:value-type="float" office:value="84141" calcext:value-type="float">
            <text:p>84141</text:p>
          </table:table-cell>
          <table:table-cell table:style-name="ce3" table:formula="of:=[.H59]/[.$S59]" office:value-type="percentage" office:value="0.00445680464933861" calcext:value-type="percentage">
            <text:p>0,45%</text:p>
          </table:table-cell>
          <table:table-cell table:style-name="ce3" table:formula="of:=[.I59]/[.$S59]" office:value-type="percentage" office:value="0.00761816474726946" calcext:value-type="percentage">
            <text:p>0,76%</text:p>
          </table:table-cell>
          <table:table-cell table:style-name="ce3" table:formula="of:=[.J59]/[.$S59]" office:value-type="percentage" office:value="0.00190156998371781" calcext:value-type="percentage">
            <text:p>0,19%</text:p>
          </table:table-cell>
          <table:table-cell table:style-name="ce3" table:formula="of:=[.K59]/[.$S59]" office:value-type="percentage" office:value="0.0492031233286983" calcext:value-type="percentage">
            <text:p>4,92%</text:p>
          </table:table-cell>
          <table:table-cell table:style-name="ce3" table:formula="of:=[.L59]/[.$S59]" office:value-type="percentage" office:value="0.223553321210825" calcext:value-type="percentage">
            <text:p>22,36%</text:p>
          </table:table-cell>
          <table:table-cell table:style-name="ce3" table:formula="of:=[.M59]/[.$S59]" office:value-type="percentage" office:value="0.0380908237363473" calcext:value-type="percentage">
            <text:p>3,81%</text:p>
          </table:table-cell>
          <table:table-cell table:style-name="ce3" table:formula="of:=[.N59]/[.$S59]" office:value-type="percentage" office:value="0.0135011468843964" calcext:value-type="percentage">
            <text:p>1,35%</text:p>
          </table:table-cell>
          <table:table-cell table:style-name="ce3" table:formula="of:=[.O59]/[.$S59]" office:value-type="percentage" office:value="0.304215542957654" calcext:value-type="percentage">
            <text:p>30,42%</text:p>
          </table:table-cell>
          <table:table-cell table:style-name="ce3" table:formula="of:=[.P59]/[.$S59]" office:value-type="percentage" office:value="0.179365588714182" calcext:value-type="percentage">
            <text:p>17,94%</text:p>
          </table:table-cell>
          <table:table-cell table:style-name="ce3" table:formula="of:=[.Q59]/[.$S59]" office:value-type="percentage" office:value="0.170000356544372" calcext:value-type="percentage">
            <text:p>17,00%</text:p>
          </table:table-cell>
          <table:table-cell table:style-name="ce3" table:formula="of:=[.R59]/[.$S59]" office:value-type="percentage" office:value="0.00809355724319892" calcext:value-type="percentage">
            <text:p>0,8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13-16</text:p>
          </table:table-cell>
          <table:table-cell table:style-name="ce1" office:value-type="string" calcext:value-type="string">
            <text:p>1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0577" calcext:value-type="float">
            <text:p>90577</text:p>
          </table:table-cell>
          <table:table-cell table:style-name="ce1" office:value-type="float" office:value="71587" calcext:value-type="float">
            <text:p>71587</text:p>
          </table:table-cell>
          <table:table-cell table:style-name="ce1" office:value-type="float" office:value="1212" calcext:value-type="float">
            <text:p>1212</text:p>
          </table:table-cell>
          <table:table-cell table:style-name="ce1" office:value-type="float" office:value="487" calcext:value-type="float">
            <text:p>487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2829" calcext:value-type="float">
            <text:p>2829</text:p>
          </table:table-cell>
          <table:table-cell table:style-name="ce1" office:value-type="float" office:value="11272" calcext:value-type="float">
            <text:p>11272</text:p>
          </table:table-cell>
          <table:table-cell table:style-name="ce1" office:value-type="float" office:value="3159" calcext:value-type="float">
            <text:p>3159</text:p>
          </table:table-cell>
          <table:table-cell table:style-name="ce1" office:value-type="float" office:value="906" calcext:value-type="float">
            <text:p>906</text:p>
          </table:table-cell>
          <table:table-cell table:style-name="ce1" office:value-type="float" office:value="22729" calcext:value-type="float">
            <text:p>22729</text:p>
          </table:table-cell>
          <table:table-cell table:style-name="ce1" office:value-type="float" office:value="11430" calcext:value-type="float">
            <text:p>11430</text:p>
          </table:table-cell>
          <table:table-cell table:style-name="ce1" office:value-type="float" office:value="15875" calcext:value-type="float">
            <text:p>15875</text:p>
          </table:table-cell>
          <table:table-cell table:style-name="ce1" office:value-type="float" office:value="684" calcext:value-type="float">
            <text:p>684</text:p>
          </table:table-cell>
          <table:table-cell table:style-name="ce1" table:formula="of:=SUM([.H60:.R60])" office:value-type="float" office:value="69888" calcext:value-type="float">
            <text:p>69888</text:p>
          </table:table-cell>
          <table:table-cell table:style-name="ce3" table:formula="of:=[.H60]/[.$S60]" office:value-type="percentage" office:value="0.00467891483516484" calcext:value-type="percentage">
            <text:p>0,47%</text:p>
          </table:table-cell>
          <table:table-cell table:style-name="ce3" table:formula="of:=[.I60]/[.$S60]" office:value-type="percentage" office:value="0.00788404304029304" calcext:value-type="percentage">
            <text:p>0,79%</text:p>
          </table:table-cell>
          <table:table-cell table:style-name="ce3" table:formula="of:=[.J60]/[.$S60]" office:value-type="percentage" office:value="0.00180288461538462" calcext:value-type="percentage">
            <text:p>0,18%</text:p>
          </table:table-cell>
          <table:table-cell table:style-name="ce3" table:formula="of:=[.K60]/[.$S60]" office:value-type="percentage" office:value="0.0404790521978022" calcext:value-type="percentage">
            <text:p>4,05%</text:p>
          </table:table-cell>
          <table:table-cell table:style-name="ce3" table:formula="of:=[.L60]/[.$S60]" office:value-type="percentage" office:value="0.16128663003663" calcext:value-type="percentage">
            <text:p>16,13%</text:p>
          </table:table-cell>
          <table:table-cell table:style-name="ce3" table:formula="of:=[.M60]/[.$S60]" office:value-type="percentage" office:value="0.0452008928571429" calcext:value-type="percentage">
            <text:p>4,52%</text:p>
          </table:table-cell>
          <table:table-cell table:style-name="ce3" table:formula="of:=[.N60]/[.$S60]" office:value-type="percentage" office:value="0.0129635989010989" calcext:value-type="percentage">
            <text:p>1,30%</text:p>
          </table:table-cell>
          <table:table-cell table:style-name="ce3" table:formula="of:=[.O60]/[.$S60]" office:value-type="percentage" office:value="0.325220352564103" calcext:value-type="percentage">
            <text:p>32,52%</text:p>
          </table:table-cell>
          <table:table-cell table:style-name="ce3" table:formula="of:=[.P60]/[.$S60]" office:value-type="percentage" office:value="0.16354739010989" calcext:value-type="percentage">
            <text:p>16,35%</text:p>
          </table:table-cell>
          <table:table-cell table:style-name="ce3" table:formula="of:=[.Q60]/[.$S60]" office:value-type="percentage" office:value="0.227149152930403" calcext:value-type="percentage">
            <text:p>22,71%</text:p>
          </table:table-cell>
          <table:table-cell table:style-name="ce3" table:formula="of:=[.R60]/[.$S60]" office:value-type="percentage" office:value="0.00978708791208791" calcext:value-type="percentage">
            <text:p>0,9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14-01</text:p>
          </table:table-cell>
          <table:table-cell table:style-name="ce1" office:value-type="string" calcext:value-type="string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0096" calcext:value-type="float">
            <text:p>70096</text:p>
          </table:table-cell>
          <table:table-cell table:style-name="ce1" office:value-type="float" office:value="58020" calcext:value-type="float">
            <text:p>58020</text:p>
          </table:table-cell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1483" calcext:value-type="float">
            <text:p>11483</text:p>
          </table:table-cell>
          <table:table-cell table:style-name="ce1" office:value-type="float" office:value="5342" calcext:value-type="float">
            <text:p>5342</text:p>
          </table:table-cell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7161" calcext:value-type="float">
            <text:p>7161</text:p>
          </table:table-cell>
          <table:table-cell table:style-name="ce1" office:value-type="float" office:value="16648" calcext:value-type="float">
            <text:p>16648</text:p>
          </table:table-cell>
          <table:table-cell table:style-name="ce1" office:value-type="float" office:value="12282" calcext:value-type="float">
            <text:p>12282</text:p>
          </table:table-cell>
          <table:table-cell table:style-name="ce1" office:value-type="float" office:value="668" calcext:value-type="float">
            <text:p>668</text:p>
          </table:table-cell>
          <table:table-cell table:style-name="ce1" table:formula="of:=SUM([.H61:.R61])" office:value-type="float" office:value="56869" calcext:value-type="float">
            <text:p>56869</text:p>
          </table:table-cell>
          <table:table-cell table:style-name="ce3" table:formula="of:=[.H61]/[.$S61]" office:value-type="percentage" office:value="0.00608415832879073" calcext:value-type="percentage">
            <text:p>0,61%</text:p>
          </table:table-cell>
          <table:table-cell table:style-name="ce3" table:formula="of:=[.I61]/[.$S61]" office:value-type="percentage" office:value="0.00636550669081573" calcext:value-type="percentage">
            <text:p>0,64%</text:p>
          </table:table-cell>
          <table:table-cell table:style-name="ce3" table:formula="of:=[.J61]/[.$S61]" office:value-type="percentage" office:value="0.00144191035537815" calcext:value-type="percentage">
            <text:p>0,14%</text:p>
          </table:table-cell>
          <table:table-cell table:style-name="ce3" table:formula="of:=[.K61]/[.$S61]" office:value-type="percentage" office:value="0.0382985457806538" calcext:value-type="percentage">
            <text:p>3,83%</text:p>
          </table:table-cell>
          <table:table-cell table:style-name="ce3" table:formula="of:=[.L61]/[.$S61]" office:value-type="percentage" office:value="0.201920202570821" calcext:value-type="percentage">
            <text:p>20,19%</text:p>
          </table:table-cell>
          <table:table-cell table:style-name="ce3" table:formula="of:=[.M61]/[.$S61]" office:value-type="percentage" office:value="0.0939351843710985" calcext:value-type="percentage">
            <text:p>9,39%</text:p>
          </table:table-cell>
          <table:table-cell table:style-name="ce3" table:formula="of:=[.N61]/[.$S61]" office:value-type="percentage" office:value="0.00557421442262041" calcext:value-type="percentage">
            <text:p>0,56%</text:p>
          </table:table-cell>
          <table:table-cell table:style-name="ce3" table:formula="of:=[.O61]/[.$S61]" office:value-type="percentage" office:value="0.125920976278816" calcext:value-type="percentage">
            <text:p>12,59%</text:p>
          </table:table-cell>
          <table:table-cell table:style-name="ce3" table:formula="of:=[.P61]/[.$S61]" office:value-type="percentage" office:value="0.292742970687018" calcext:value-type="percentage">
            <text:p>29,27%</text:p>
          </table:table-cell>
          <table:table-cell table:style-name="ce3" table:formula="of:=[.Q61]/[.$S61]" office:value-type="percentage" office:value="0.215970036399444" calcext:value-type="percentage">
            <text:p>21,60%</text:p>
          </table:table-cell>
          <table:table-cell table:style-name="ce3" table:formula="of:=[.R61]/[.$S61]" office:value-type="percentage" office:value="0.011746294114544" calcext:value-type="percentage">
            <text:p>1,17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14-02</text:p>
          </table:table-cell>
          <table:table-cell table:style-name="ce1" office:value-type="string" calcext:value-type="string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7569" calcext:value-type="float">
            <text:p>67569</text:p>
          </table:table-cell>
          <table:table-cell table:style-name="ce1" office:value-type="float" office:value="54351" calcext:value-type="float">
            <text:p>54351</text:p>
          </table:table-cell>
          <table:table-cell table:style-name="ce1" office:value-type="float" office:value="821" calcext:value-type="float">
            <text:p>821</text:p>
          </table:table-cell>
          <table:table-cell table:style-name="ce1" office:value-type="float" office:value="409" calcext:value-type="float">
            <text:p>409</text:p>
          </table:table-cell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138" calcext:value-type="float">
            <text:p>2138</text:p>
          </table:table-cell>
          <table:table-cell table:style-name="ce1" office:value-type="float" office:value="7604" calcext:value-type="float">
            <text:p>7604</text:p>
          </table:table-cell>
          <table:table-cell table:style-name="ce1" office:value-type="float" office:value="4765" calcext:value-type="float">
            <text:p>4765</text:p>
          </table:table-cell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9189" calcext:value-type="float">
            <text:p>9189</text:p>
          </table:table-cell>
          <table:table-cell table:style-name="ce1" office:value-type="float" office:value="14119" calcext:value-type="float">
            <text:p>14119</text:p>
          </table:table-cell>
          <table:table-cell table:style-name="ce1" office:value-type="float" office:value="13307" calcext:value-type="float">
            <text:p>13307</text:p>
          </table:table-cell>
          <table:table-cell table:style-name="ce1" office:value-type="float" office:value="758" calcext:value-type="float">
            <text:p>758</text:p>
          </table:table-cell>
          <table:table-cell table:style-name="ce1" table:formula="of:=SUM([.H62:.R62])" office:value-type="float" office:value="53121" calcext:value-type="float">
            <text:p>53121</text:p>
          </table:table-cell>
          <table:table-cell table:style-name="ce3" table:formula="of:=[.H62]/[.$S62]" office:value-type="percentage" office:value="0.008207676813313" calcext:value-type="percentage">
            <text:p>0,82%</text:p>
          </table:table-cell>
          <table:table-cell table:style-name="ce3" table:formula="of:=[.I62]/[.$S62]" office:value-type="percentage" office:value="0.00702170516368291" calcext:value-type="percentage">
            <text:p>0,70%</text:p>
          </table:table-cell>
          <table:table-cell table:style-name="ce3" table:formula="of:=[.J62]/[.$S62]" office:value-type="percentage" office:value="0.0017130701605768" calcext:value-type="percentage">
            <text:p>0,17%</text:p>
          </table:table-cell>
          <table:table-cell table:style-name="ce3" table:formula="of:=[.K62]/[.$S62]" office:value-type="percentage" office:value="0.0402477363001449" calcext:value-type="percentage">
            <text:p>4,02%</text:p>
          </table:table-cell>
          <table:table-cell table:style-name="ce3" table:formula="of:=[.L62]/[.$S62]" office:value-type="percentage" office:value="0.14314489561567" calcext:value-type="percentage">
            <text:p>14,31%</text:p>
          </table:table-cell>
          <table:table-cell table:style-name="ce3" table:formula="of:=[.M62]/[.$S62]" office:value-type="percentage" office:value="0.0897008715950377" calcext:value-type="percentage">
            <text:p>8,97%</text:p>
          </table:table-cell>
          <table:table-cell table:style-name="ce3" table:formula="of:=[.N62]/[.$S62]" office:value-type="percentage" office:value="0.00641930686545811" calcext:value-type="percentage">
            <text:p>0,64%</text:p>
          </table:table-cell>
          <table:table-cell table:style-name="ce3" table:formula="of:=[.O62]/[.$S62]" office:value-type="percentage" office:value="0.172982436324617" calcext:value-type="percentage">
            <text:p>17,30%</text:p>
          </table:table-cell>
          <table:table-cell table:style-name="ce3" table:formula="of:=[.P62]/[.$S62]" office:value-type="percentage" office:value="0.265789424144877" calcext:value-type="percentage">
            <text:p>26,58%</text:p>
          </table:table-cell>
          <table:table-cell table:style-name="ce3" table:formula="of:=[.Q62]/[.$S62]" office:value-type="percentage" office:value="0.250503567327422" calcext:value-type="percentage">
            <text:p>25,05%</text:p>
          </table:table-cell>
          <table:table-cell table:style-name="ce3" table:formula="of:=[.R62]/[.$S62]" office:value-type="percentage" office:value="0.0142693096892001" calcext:value-type="percentage">
            <text:p>1,43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14-03</text:p>
          </table:table-cell>
          <table:table-cell table:style-name="ce1" office:value-type="string" calcext:value-type="string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8941" calcext:value-type="float">
            <text:p>78941</text:p>
          </table:table-cell>
          <table:table-cell table:style-name="ce1" office:value-type="float" office:value="63646" calcext:value-type="float">
            <text:p>63646</text:p>
          </table:table-cell>
          <table:table-cell table:style-name="ce1" office:value-type="float" office:value="1060" calcext:value-type="float">
            <text:p>1060</text:p>
          </table:table-cell>
          <table:table-cell table:style-name="ce1" office:value-type="float" office:value="471" calcext:value-type="float">
            <text:p>471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479" calcext:value-type="float">
            <text:p>479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3494" calcext:value-type="float">
            <text:p>3494</text:p>
          </table:table-cell>
          <table:table-cell table:style-name="ce1" office:value-type="float" office:value="12254" calcext:value-type="float">
            <text:p>12254</text:p>
          </table:table-cell>
          <table:table-cell table:style-name="ce1" office:value-type="float" office:value="3432" calcext:value-type="float">
            <text:p>3432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16535" calcext:value-type="float">
            <text:p>16535</text:p>
          </table:table-cell>
          <table:table-cell table:style-name="ce1" office:value-type="float" office:value="12706" calcext:value-type="float">
            <text:p>12706</text:p>
          </table:table-cell>
          <table:table-cell table:style-name="ce1" office:value-type="float" office:value="11097" calcext:value-type="float">
            <text:p>11097</text:p>
          </table:table-cell>
          <table:table-cell table:style-name="ce1" office:value-type="float" office:value="897" calcext:value-type="float">
            <text:p>897</text:p>
          </table:table-cell>
          <table:table-cell table:style-name="ce1" table:formula="of:=SUM([.H63:.R63])" office:value-type="float" office:value="62115" calcext:value-type="float">
            <text:p>62115</text:p>
          </table:table-cell>
          <table:table-cell table:style-name="ce3" table:formula="of:=[.H63]/[.$S63]" office:value-type="percentage" office:value="0.00965950253561942" calcext:value-type="percentage">
            <text:p>0,97%</text:p>
          </table:table-cell>
          <table:table-cell table:style-name="ce3" table:formula="of:=[.I63]/[.$S63]" office:value-type="percentage" office:value="0.00771150285760283" calcext:value-type="percentage">
            <text:p>0,77%</text:p>
          </table:table-cell>
          <table:table-cell table:style-name="ce3" table:formula="of:=[.J63]/[.$S63]" office:value-type="percentage" office:value="0.0016421154310553" calcext:value-type="percentage">
            <text:p>0,16%</text:p>
          </table:table-cell>
          <table:table-cell table:style-name="ce3" table:formula="of:=[.K63]/[.$S63]" office:value-type="percentage" office:value="0.0562505030990904" calcext:value-type="percentage">
            <text:p>5,63%</text:p>
          </table:table-cell>
          <table:table-cell table:style-name="ce3" table:formula="of:=[.L63]/[.$S63]" office:value-type="percentage" office:value="0.197279240119134" calcext:value-type="percentage">
            <text:p>19,73%</text:p>
          </table:table-cell>
          <table:table-cell table:style-name="ce3" table:formula="of:=[.M63]/[.$S63]" office:value-type="percentage" office:value="0.0552523545037431" calcext:value-type="percentage">
            <text:p>5,53%</text:p>
          </table:table-cell>
          <table:table-cell table:style-name="ce3" table:formula="of:=[.N63]/[.$S63]" office:value-type="percentage" office:value="0.0083554696933108" calcext:value-type="percentage">
            <text:p>0,84%</text:p>
          </table:table-cell>
          <table:table-cell table:style-name="ce3" table:formula="of:=[.O63]/[.$S63]" office:value-type="percentage" office:value="0.266199790710778" calcext:value-type="percentage">
            <text:p>26,62%</text:p>
          </table:table-cell>
          <table:table-cell table:style-name="ce3" table:formula="of:=[.P63]/[.$S63]" office:value-type="percentage" office:value="0.204556065362634" calcext:value-type="percentage">
            <text:p>20,46%</text:p>
          </table:table-cell>
          <table:table-cell table:style-name="ce3" table:formula="of:=[.Q63]/[.$S63]" office:value-type="percentage" office:value="0.178652499396281" calcext:value-type="percentage">
            <text:p>17,87%</text:p>
          </table:table-cell>
          <table:table-cell table:style-name="ce3" table:formula="of:=[.R63]/[.$S63]" office:value-type="percentage" office:value="0.014440956290751" calcext:value-type="percentage">
            <text:p>1,44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14-04</text:p>
          </table:table-cell>
          <table:table-cell table:style-name="ce1" office:value-type="string" calcext:value-type="string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1077" calcext:value-type="float">
            <text:p>101077</text:p>
          </table:table-cell>
          <table:table-cell table:style-name="ce1" office:value-type="float" office:value="82259" calcext:value-type="float">
            <text:p>82259</text:p>
          </table:table-cell>
          <table:table-cell table:style-name="ce1" office:value-type="float" office:value="1095" calcext:value-type="float">
            <text:p>1095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3897" calcext:value-type="float">
            <text:p>3897</text:p>
          </table:table-cell>
          <table:table-cell table:style-name="ce1" office:value-type="float" office:value="20937" calcext:value-type="float">
            <text:p>20937</text:p>
          </table:table-cell>
          <table:table-cell table:style-name="ce1" office:value-type="float" office:value="4203" calcext:value-type="float">
            <text:p>4203</text:p>
          </table:table-cell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16753" calcext:value-type="float">
            <text:p>16753</text:p>
          </table:table-cell>
          <table:table-cell table:style-name="ce1" office:value-type="float" office:value="18909" calcext:value-type="float">
            <text:p>18909</text:p>
          </table:table-cell>
          <table:table-cell table:style-name="ce1" office:value-type="float" office:value="13157" calcext:value-type="float">
            <text:p>13157</text:p>
          </table:table-cell>
          <table:table-cell table:style-name="ce1" office:value-type="float" office:value="925" calcext:value-type="float">
            <text:p>925</text:p>
          </table:table-cell>
          <table:table-cell table:style-name="ce1" table:formula="of:=SUM([.H64:.R64])" office:value-type="float" office:value="80644" calcext:value-type="float">
            <text:p>80644</text:p>
          </table:table-cell>
          <table:table-cell table:style-name="ce3" table:formula="of:=[.H64]/[.$S64]" office:value-type="percentage" office:value="0.0067828976737265" calcext:value-type="percentage">
            <text:p>0,68%</text:p>
          </table:table-cell>
          <table:table-cell table:style-name="ce3" table:formula="of:=[.I64]/[.$S64]" office:value-type="percentage" office:value="0.00710530231635336" calcext:value-type="percentage">
            <text:p>0,71%</text:p>
          </table:table-cell>
          <table:table-cell table:style-name="ce3" table:formula="of:=[.J64]/[.$S64]" office:value-type="percentage" office:value="0.0016864242845097" calcext:value-type="percentage">
            <text:p>0,17%</text:p>
          </table:table-cell>
          <table:table-cell table:style-name="ce3" table:formula="of:=[.K64]/[.$S64]" office:value-type="percentage" office:value="0.0483234958583404" calcext:value-type="percentage">
            <text:p>4,83%</text:p>
          </table:table-cell>
          <table:table-cell table:style-name="ce3" table:formula="of:=[.L64]/[.$S64]" office:value-type="percentage" office:value="0.259622538564555" calcext:value-type="percentage">
            <text:p>25,96%</text:p>
          </table:table-cell>
          <table:table-cell table:style-name="ce3" table:formula="of:=[.M64]/[.$S64]" office:value-type="percentage" office:value="0.0521179504984872" calcext:value-type="percentage">
            <text:p>5,21%</text:p>
          </table:table-cell>
          <table:table-cell table:style-name="ce3" table:formula="of:=[.N64]/[.$S64]" office:value-type="percentage" office:value="0.00752690838748078" calcext:value-type="percentage">
            <text:p>0,75%</text:p>
          </table:table-cell>
          <table:table-cell table:style-name="ce3" table:formula="of:=[.O64]/[.$S64]" office:value-type="percentage" office:value="0.207740191458757" calcext:value-type="percentage">
            <text:p>20,77%</text:p>
          </table:table-cell>
          <table:table-cell table:style-name="ce3" table:formula="of:=[.P64]/[.$S64]" office:value-type="percentage" office:value="0.234474976439661" calcext:value-type="percentage">
            <text:p>23,45%</text:p>
          </table:table-cell>
          <table:table-cell table:style-name="ce3" table:formula="of:=[.Q64]/[.$S64]" office:value-type="percentage" office:value="0.163149149347751" calcext:value-type="percentage">
            <text:p>16,31%</text:p>
          </table:table-cell>
          <table:table-cell table:style-name="ce3" table:formula="of:=[.R64]/[.$S64]" office:value-type="percentage" office:value="0.0114701651703785" calcext:value-type="percentage">
            <text:p>1,15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14-05</text:p>
          </table:table-cell>
          <table:table-cell table:style-name="ce1" office:value-type="string" calcext:value-type="string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9928" calcext:value-type="float">
            <text:p>89928</text:p>
          </table:table-cell>
          <table:table-cell table:style-name="ce1" office:value-type="float" office:value="74453" calcext:value-type="float">
            <text:p>74453</text:p>
          </table:table-cell>
          <table:table-cell table:style-name="ce1" office:value-type="float" office:value="1148" calcext:value-type="float">
            <text:p>1148</text:p>
          </table:table-cell>
          <table:table-cell table:style-name="ce1" office:value-type="float" office:value="522" calcext:value-type="float">
            <text:p>522</text:p>
          </table:table-cell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3840" calcext:value-type="float">
            <text:p>3840</text:p>
          </table:table-cell>
          <table:table-cell table:style-name="ce1" office:value-type="float" office:value="16024" calcext:value-type="float">
            <text:p>16024</text:p>
          </table:table-cell>
          <table:table-cell table:style-name="ce1" office:value-type="float" office:value="4695" calcext:value-type="float">
            <text:p>4695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15021" calcext:value-type="float">
            <text:p>15021</text:p>
          </table:table-cell>
          <table:table-cell table:style-name="ce1" office:value-type="float" office:value="18731" calcext:value-type="float">
            <text:p>18731</text:p>
          </table:table-cell>
          <table:table-cell table:style-name="ce1" office:value-type="float" office:value="12024" calcext:value-type="float">
            <text:p>12024</text:p>
          </table:table-cell>
          <table:table-cell table:style-name="ce1" office:value-type="float" office:value="848" calcext:value-type="float">
            <text:p>848</text:p>
          </table:table-cell>
          <table:table-cell table:style-name="ce1" table:formula="of:=SUM([.H65:.R65])" office:value-type="float" office:value="72783" calcext:value-type="float">
            <text:p>72783</text:p>
          </table:table-cell>
          <table:table-cell table:style-name="ce3" table:formula="of:=[.H65]/[.$S65]" office:value-type="percentage" office:value="0.00641633348446753" calcext:value-type="percentage">
            <text:p>0,64%</text:p>
          </table:table-cell>
          <table:table-cell table:style-name="ce3" table:formula="of:=[.I65]/[.$S65]" office:value-type="percentage" office:value="0.00637511506807909" calcext:value-type="percentage">
            <text:p>0,64%</text:p>
          </table:table-cell>
          <table:table-cell table:style-name="ce3" table:formula="of:=[.J65]/[.$S65]" office:value-type="percentage" office:value="0.00168995507192614" calcext:value-type="percentage">
            <text:p>0,17%</text:p>
          </table:table-cell>
          <table:table-cell table:style-name="ce3" table:formula="of:=[.K65]/[.$S65]" office:value-type="percentage" office:value="0.0527595729772062" calcext:value-type="percentage">
            <text:p>5,28%</text:p>
          </table:table-cell>
          <table:table-cell table:style-name="ce3" table:formula="of:=[.L65]/[.$S65]" office:value-type="percentage" office:value="0.2201613014028" calcext:value-type="percentage">
            <text:p>22,02%</text:p>
          </table:table-cell>
          <table:table-cell table:style-name="ce3" table:formula="of:=[.M65]/[.$S65]" office:value-type="percentage" office:value="0.0645068216479123" calcext:value-type="percentage">
            <text:p>6,45%</text:p>
          </table:table-cell>
          <table:table-cell table:style-name="ce3" table:formula="of:=[.N65]/[.$S65]" office:value-type="percentage" office:value="0.00750175178269651" calcext:value-type="percentage">
            <text:p>0,75%</text:p>
          </table:table-cell>
          <table:table-cell table:style-name="ce3" table:formula="of:=[.O65]/[.$S65]" office:value-type="percentage" office:value="0.206380610856931" calcext:value-type="percentage">
            <text:p>20,64%</text:p>
          </table:table-cell>
          <table:table-cell table:style-name="ce3" table:formula="of:=[.P65]/[.$S65]" office:value-type="percentage" office:value="0.257354052457305" calcext:value-type="percentage">
            <text:p>25,74%</text:p>
          </table:table-cell>
          <table:table-cell table:style-name="ce3" table:formula="of:=[.Q65]/[.$S65]" office:value-type="percentage" office:value="0.165203412884877" calcext:value-type="percentage">
            <text:p>16,52%</text:p>
          </table:table-cell>
          <table:table-cell table:style-name="ce3" table:formula="of:=[.R65]/[.$S65]" office:value-type="percentage" office:value="0.0116510723657997" calcext:value-type="percentage">
            <text:p>1,17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14-06</text:p>
          </table:table-cell>
          <table:table-cell table:style-name="ce1" office:value-type="string" calcext:value-type="string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3542" calcext:value-type="float">
            <text:p>93542</text:p>
          </table:table-cell>
          <table:table-cell table:style-name="ce1" office:value-type="float" office:value="78111" calcext:value-type="float">
            <text:p>78111</text:p>
          </table:table-cell>
          <table:table-cell table:style-name="ce1" office:value-type="float" office:value="1328" calcext:value-type="float">
            <text:p>1328</text:p>
          </table:table-cell>
          <table:table-cell table:style-name="ce1" office:value-type="float" office:value="693" calcext:value-type="float">
            <text:p>693</text:p>
          </table:table-cell>
          <table:table-cell table:style-name="ce1" office:value-type="float" office:value="703" calcext:value-type="float">
            <text:p>703</text:p>
          </table:table-cell>
          <table:table-cell table:style-name="ce1" office:value-type="float" office:value="579" calcext:value-type="float">
            <text:p>579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4532" calcext:value-type="float">
            <text:p>4532</text:p>
          </table:table-cell>
          <table:table-cell table:style-name="ce1" office:value-type="float" office:value="14038" calcext:value-type="float">
            <text:p>14038</text:p>
          </table:table-cell>
          <table:table-cell table:style-name="ce1" office:value-type="float" office:value="4856" calcext:value-type="float">
            <text:p>4856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17111" calcext:value-type="float">
            <text:p>17111</text:p>
          </table:table-cell>
          <table:table-cell table:style-name="ce1" office:value-type="float" office:value="18607" calcext:value-type="float">
            <text:p>18607</text:p>
          </table:table-cell>
          <table:table-cell table:style-name="ce1" office:value-type="float" office:value="13753" calcext:value-type="float">
            <text:p>13753</text:p>
          </table:table-cell>
          <table:table-cell table:style-name="ce1" office:value-type="float" office:value="1173" calcext:value-type="float">
            <text:p>1173</text:p>
          </table:table-cell>
          <table:table-cell table:style-name="ce1" table:formula="of:=SUM([.H66:.R66])" office:value-type="float" office:value="76090" calcext:value-type="float">
            <text:p>76090</text:p>
          </table:table-cell>
          <table:table-cell table:style-name="ce3" table:formula="of:=[.H66]/[.$S66]" office:value-type="percentage" office:value="0.00923905900906821" calcext:value-type="percentage">
            <text:p>0,92%</text:p>
          </table:table-cell>
          <table:table-cell table:style-name="ce3" table:formula="of:=[.I66]/[.$S66]" office:value-type="percentage" office:value="0.00760940990931791" calcext:value-type="percentage">
            <text:p>0,76%</text:p>
          </table:table-cell>
          <table:table-cell table:style-name="ce3" table:formula="of:=[.J66]/[.$S66]" office:value-type="percentage" office:value="0.00206334603758707" calcext:value-type="percentage">
            <text:p>0,21%</text:p>
          </table:table-cell>
          <table:table-cell table:style-name="ce3" table:formula="of:=[.K66]/[.$S66]" office:value-type="percentage" office:value="0.0595610461295834" calcext:value-type="percentage">
            <text:p>5,96%</text:p>
          </table:table-cell>
          <table:table-cell table:style-name="ce3" table:formula="of:=[.L66]/[.$S66]" office:value-type="percentage" office:value="0.184492048889473" calcext:value-type="percentage">
            <text:p>18,45%</text:p>
          </table:table-cell>
          <table:table-cell table:style-name="ce3" table:formula="of:=[.M66]/[.$S66]" office:value-type="percentage" office:value="0.0638191615192535" calcext:value-type="percentage">
            <text:p>6,38%</text:p>
          </table:table-cell>
          <table:table-cell table:style-name="ce3" table:formula="of:=[.N66]/[.$S66]" office:value-type="percentage" office:value="0.00763569457221711" calcext:value-type="percentage">
            <text:p>0,76%</text:p>
          </table:table-cell>
          <table:table-cell table:style-name="ce3" table:formula="of:=[.O66]/[.$S66]" office:value-type="percentage" office:value="0.224878433434091" calcext:value-type="percentage">
            <text:p>22,49%</text:p>
          </table:table-cell>
          <table:table-cell table:style-name="ce3" table:formula="of:=[.P66]/[.$S66]" office:value-type="percentage" office:value="0.244539361282692" calcext:value-type="percentage">
            <text:p>24,45%</text:p>
          </table:table-cell>
          <table:table-cell table:style-name="ce3" table:formula="of:=[.Q66]/[.$S66]" office:value-type="percentage" office:value="0.180746484426337" calcext:value-type="percentage">
            <text:p>18,07%</text:p>
          </table:table-cell>
          <table:table-cell table:style-name="ce3" table:formula="of:=[.R66]/[.$S66]" office:value-type="percentage" office:value="0.0154159547903798" calcext:value-type="percentage">
            <text:p>1,54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15-01</text:p>
          </table:table-cell>
          <table:table-cell table:style-name="ce1" office:value-type="string" calcext:value-type="string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3016" calcext:value-type="float">
            <text:p>63016</text:p>
          </table:table-cell>
          <table:table-cell table:style-name="ce1" office:value-type="float" office:value="51202" calcext:value-type="float">
            <text:p>51202</text:p>
          </table:table-cell>
          <table:table-cell table:style-name="ce1" office:value-type="float" office:value="1152" calcext:value-type="float">
            <text:p>1152</text:p>
          </table:table-cell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2131" calcext:value-type="float">
            <text:p>2131</text:p>
          </table:table-cell>
          <table:table-cell table:style-name="ce1" office:value-type="float" office:value="10664" calcext:value-type="float">
            <text:p>10664</text:p>
          </table:table-cell>
          <table:table-cell table:style-name="ce1" office:value-type="float" office:value="2874" calcext:value-type="float">
            <text:p>2874</text:p>
          </table:table-cell>
          <table:table-cell table:style-name="ce1" office:value-type="float" office:value="1318" calcext:value-type="float">
            <text:p>1318</text:p>
          </table:table-cell>
          <table:table-cell table:style-name="ce1" office:value-type="float" office:value="8532" calcext:value-type="float">
            <text:p>8532</text:p>
          </table:table-cell>
          <table:table-cell table:style-name="ce1" office:value-type="float" office:value="14291" calcext:value-type="float">
            <text:p>14291</text:p>
          </table:table-cell>
          <table:table-cell table:style-name="ce1" office:value-type="float" office:value="8301" calcext:value-type="float">
            <text:p>8301</text:p>
          </table:table-cell>
          <table:table-cell table:style-name="ce1" office:value-type="float" office:value="600" calcext:value-type="float">
            <text:p>600</text:p>
          </table:table-cell>
          <table:table-cell table:style-name="ce1" table:formula="of:=SUM([.H67:.R67])" office:value-type="float" office:value="49464" calcext:value-type="float">
            <text:p>49464</text:p>
          </table:table-cell>
          <table:table-cell table:style-name="ce3" table:formula="of:=[.H67]/[.$S67]" office:value-type="percentage" office:value="0.00707585314572214" calcext:value-type="percentage">
            <text:p>0,71%</text:p>
          </table:table-cell>
          <table:table-cell table:style-name="ce3" table:formula="of:=[.I67]/[.$S67]" office:value-type="percentage" office:value="0.00628740093805596" calcext:value-type="percentage">
            <text:p>0,63%</text:p>
          </table:table-cell>
          <table:table-cell table:style-name="ce3" table:formula="of:=[.J67]/[.$S67]" office:value-type="percentage" office:value="0.00185993854116125" calcext:value-type="percentage">
            <text:p>0,19%</text:p>
          </table:table-cell>
          <table:table-cell table:style-name="ce3" table:formula="of:=[.K67]/[.$S67]" office:value-type="percentage" office:value="0.0430818372958111" calcext:value-type="percentage">
            <text:p>4,31%</text:p>
          </table:table-cell>
          <table:table-cell table:style-name="ce3" table:formula="of:=[.L67]/[.$S67]" office:value-type="percentage" office:value="0.215591136988517" calcext:value-type="percentage">
            <text:p>21,56%</text:p>
          </table:table-cell>
          <table:table-cell table:style-name="ce3" table:formula="of:=[.M67]/[.$S67]" office:value-type="percentage" office:value="0.0581028626880155" calcext:value-type="percentage">
            <text:p>5,81%</text:p>
          </table:table-cell>
          <table:table-cell table:style-name="ce3" table:formula="of:=[.N67]/[.$S67]" office:value-type="percentage" office:value="0.0266456412744622" calcext:value-type="percentage">
            <text:p>2,66%</text:p>
          </table:table-cell>
          <table:table-cell table:style-name="ce3" table:formula="of:=[.O67]/[.$S67]" office:value-type="percentage" office:value="0.172489082969432" calcext:value-type="percentage">
            <text:p>17,25%</text:p>
          </table:table-cell>
          <table:table-cell table:style-name="ce3" table:formula="of:=[.P67]/[.$S67]" office:value-type="percentage" office:value="0.288917192301472" calcext:value-type="percentage">
            <text:p>28,89%</text:p>
          </table:table-cell>
          <table:table-cell table:style-name="ce3" table:formula="of:=[.Q67]/[.$S67]" office:value-type="percentage" office:value="0.167819019893256" calcext:value-type="percentage">
            <text:p>16,78%</text:p>
          </table:table-cell>
          <table:table-cell table:style-name="ce3" table:formula="of:=[.R67]/[.$S67]" office:value-type="percentage" office:value="0.0121300339640951" calcext:value-type="percentage">
            <text:p>1,2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15-02</text:p>
          </table:table-cell>
          <table:table-cell table:style-name="ce1" office:value-type="string" calcext:value-type="string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4409" calcext:value-type="float">
            <text:p>54409</text:p>
          </table:table-cell>
          <table:table-cell table:style-name="ce1" office:value-type="float" office:value="43456" calcext:value-type="float">
            <text:p>43456</text:p>
          </table:table-cell>
          <table:table-cell table:style-name="ce1" office:value-type="float" office:value="961" calcext:value-type="float">
            <text:p>961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916" calcext:value-type="float">
            <text:p>1916</text:p>
          </table:table-cell>
          <table:table-cell table:style-name="ce1" office:value-type="float" office:value="10925" calcext:value-type="float">
            <text:p>10925</text:p>
          </table:table-cell>
          <table:table-cell table:style-name="ce1" office:value-type="float" office:value="1936" calcext:value-type="float">
            <text:p>1936</text:p>
          </table:table-cell>
          <table:table-cell table:style-name="ce1" office:value-type="float" office:value="1522" calcext:value-type="float">
            <text:p>1522</text:p>
          </table:table-cell>
          <table:table-cell table:style-name="ce1" office:value-type="float" office:value="8103" calcext:value-type="float">
            <text:p>8103</text:p>
          </table:table-cell>
          <table:table-cell table:style-name="ce1" office:value-type="float" office:value="10192" calcext:value-type="float">
            <text:p>10192</text:p>
          </table:table-cell>
          <table:table-cell table:style-name="ce1" office:value-type="float" office:value="6265" calcext:value-type="float">
            <text:p>6265</text:p>
          </table:table-cell>
          <table:table-cell table:style-name="ce1" office:value-type="float" office:value="579" calcext:value-type="float">
            <text:p>579</text:p>
          </table:table-cell>
          <table:table-cell table:style-name="ce1" table:formula="of:=SUM([.H68:.R68])" office:value-type="float" office:value="42102" calcext:value-type="float">
            <text:p>42102</text:p>
          </table:table-cell>
          <table:table-cell table:style-name="ce3" table:formula="of:=[.H68]/[.$S68]" office:value-type="percentage" office:value="0.00812312954253955" calcext:value-type="percentage">
            <text:p>0,81%</text:p>
          </table:table-cell>
          <table:table-cell table:style-name="ce3" table:formula="of:=[.I68]/[.$S68]" office:value-type="percentage" office:value="0.00513039760581445" calcext:value-type="percentage">
            <text:p>0,51%</text:p>
          </table:table-cell>
          <table:table-cell table:style-name="ce3" table:formula="of:=[.J68]/[.$S68]" office:value-type="percentage" office:value="0.00251769512137191" calcext:value-type="percentage">
            <text:p>0,25%</text:p>
          </table:table-cell>
          <table:table-cell table:style-name="ce3" table:formula="of:=[.K68]/[.$S68]" office:value-type="percentage" office:value="0.0455085269108356" calcext:value-type="percentage">
            <text:p>4,55%</text:p>
          </table:table-cell>
          <table:table-cell table:style-name="ce3" table:formula="of:=[.L68]/[.$S68]" office:value-type="percentage" office:value="0.25948886038668" calcext:value-type="percentage">
            <text:p>25,95%</text:p>
          </table:table-cell>
          <table:table-cell table:style-name="ce3" table:formula="of:=[.M68]/[.$S68]" office:value-type="percentage" office:value="0.0459835637261888" calcext:value-type="percentage">
            <text:p>4,60%</text:p>
          </table:table-cell>
          <table:table-cell table:style-name="ce3" table:formula="of:=[.N68]/[.$S68]" office:value-type="percentage" office:value="0.0361503016483777" calcext:value-type="percentage">
            <text:p>3,62%</text:p>
          </table:table-cell>
          <table:table-cell table:style-name="ce3" table:formula="of:=[.O68]/[.$S68]" office:value-type="percentage" office:value="0.192461165740345" calcext:value-type="percentage">
            <text:p>19,25%</text:p>
          </table:table-cell>
          <table:table-cell table:style-name="ce3" table:formula="of:=[.P68]/[.$S68]" office:value-type="percentage" office:value="0.242078761103986" calcext:value-type="percentage">
            <text:p>24,21%</text:p>
          </table:table-cell>
          <table:table-cell table:style-name="ce3" table:formula="of:=[.Q68]/[.$S68]" office:value-type="percentage" office:value="0.148805282409387" calcext:value-type="percentage">
            <text:p>14,88%</text:p>
          </table:table-cell>
          <table:table-cell table:style-name="ce3" table:formula="of:=[.R68]/[.$S68]" office:value-type="percentage" office:value="0.0137523158044748" calcext:value-type="percentage">
            <text:p>1,3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16-01</text:p>
          </table:table-cell>
          <table:table-cell table:style-name="ce1" office:value-type="string" calcext:value-type="string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4955" calcext:value-type="float">
            <text:p>84955</text:p>
          </table:table-cell>
          <table:table-cell table:style-name="ce1" office:value-type="float" office:value="65070" calcext:value-type="float">
            <text:p>65070</text:p>
          </table:table-cell>
          <table:table-cell table:style-name="ce1" office:value-type="float" office:value="1077" calcext:value-type="float">
            <text:p>1077</text:p>
          </table:table-cell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569" calcext:value-type="float">
            <text:p>569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2643" calcext:value-type="float">
            <text:p>2643</text:p>
          </table:table-cell>
          <table:table-cell table:style-name="ce1" office:value-type="float" office:value="10215" calcext:value-type="float">
            <text:p>10215</text:p>
          </table:table-cell>
          <table:table-cell table:style-name="ce1" office:value-type="float" office:value="4898" calcext:value-type="float">
            <text:p>4898</text:p>
          </table:table-cell>
          <table:table-cell table:style-name="ce1" office:value-type="float" office:value="828" calcext:value-type="float">
            <text:p>828</text:p>
          </table:table-cell>
          <table:table-cell table:style-name="ce1" office:value-type="float" office:value="11384" calcext:value-type="float">
            <text:p>11384</text:p>
          </table:table-cell>
          <table:table-cell table:style-name="ce1" office:value-type="float" office:value="17427" calcext:value-type="float">
            <text:p>17427</text:p>
          </table:table-cell>
          <table:table-cell table:style-name="ce1" office:value-type="float" office:value="14148" calcext:value-type="float">
            <text:p>14148</text:p>
          </table:table-cell>
          <table:table-cell table:style-name="ce1" office:value-type="float" office:value="757" calcext:value-type="float">
            <text:p>757</text:p>
          </table:table-cell>
          <table:table-cell table:style-name="ce1" table:formula="of:=SUM([.H69:.R69])" office:value-type="float" office:value="63425" calcext:value-type="float">
            <text:p>63425</text:p>
          </table:table-cell>
          <table:table-cell table:style-name="ce3" table:formula="of:=[.H69]/[.$S69]" office:value-type="percentage" office:value="0.00670082774931021" calcext:value-type="percentage">
            <text:p>0,67%</text:p>
          </table:table-cell>
          <table:table-cell table:style-name="ce3" table:formula="of:=[.I69]/[.$S69]" office:value-type="percentage" office:value="0.00897122585731179" calcext:value-type="percentage">
            <text:p>0,90%</text:p>
          </table:table-cell>
          <table:table-cell table:style-name="ce3" table:formula="of:=[.J69]/[.$S69]" office:value-type="percentage" office:value="0.00206543161214032" calcext:value-type="percentage">
            <text:p>0,21%</text:p>
          </table:table-cell>
          <table:table-cell table:style-name="ce3" table:formula="of:=[.K69]/[.$S69]" office:value-type="percentage" office:value="0.0416712652739456" calcext:value-type="percentage">
            <text:p>4,17%</text:p>
          </table:table-cell>
          <table:table-cell table:style-name="ce3" table:formula="of:=[.L69]/[.$S69]" office:value-type="percentage" office:value="0.161056365786362" calcext:value-type="percentage">
            <text:p>16,11%</text:p>
          </table:table-cell>
          <table:table-cell table:style-name="ce3" table:formula="of:=[.M69]/[.$S69]" office:value-type="percentage" office:value="0.0772250689791092" calcext:value-type="percentage">
            <text:p>7,72%</text:p>
          </table:table-cell>
          <table:table-cell table:style-name="ce3" table:formula="of:=[.N69]/[.$S69]" office:value-type="percentage" office:value="0.0130547891210091" calcext:value-type="percentage">
            <text:p>1,31%</text:p>
          </table:table-cell>
          <table:table-cell table:style-name="ce3" table:formula="of:=[.O69]/[.$S69]" office:value-type="percentage" office:value="0.179487583760347" calcext:value-type="percentage">
            <text:p>17,95%</text:p>
          </table:table-cell>
          <table:table-cell table:style-name="ce3" table:formula="of:=[.P69]/[.$S69]" office:value-type="percentage" office:value="0.274765471028774" calcext:value-type="percentage">
            <text:p>27,48%</text:p>
          </table:table-cell>
          <table:table-cell table:style-name="ce3" table:formula="of:=[.Q69]/[.$S69]" office:value-type="percentage" office:value="0.223066614111155" calcext:value-type="percentage">
            <text:p>22,31%</text:p>
          </table:table-cell>
          <table:table-cell table:style-name="ce3" table:formula="of:=[.R69]/[.$S69]" office:value-type="percentage" office:value="0.0119353567205361" calcext:value-type="percentage">
            <text:p>1,19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16-02</text:p>
          </table:table-cell>
          <table:table-cell table:style-name="ce1" office:value-type="string" calcext:value-type="string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4019" calcext:value-type="float">
            <text:p>84019</text:p>
          </table:table-cell>
          <table:table-cell table:style-name="ce1" office:value-type="float" office:value="66632" calcext:value-type="float">
            <text:p>66632</text:p>
          </table:table-cell>
          <table:table-cell table:style-name="ce1" office:value-type="float" office:value="1181" calcext:value-type="float">
            <text:p>1181</text:p>
          </table:table-cell>
          <table:table-cell table:style-name="ce1" office:value-type="float" office:value="668" calcext:value-type="float">
            <text:p>668</text:p>
          </table:table-cell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473" calcext:value-type="float">
            <text:p>473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3512" calcext:value-type="float">
            <text:p>3512</text:p>
          </table:table-cell>
          <table:table-cell table:style-name="ce1" office:value-type="float" office:value="12442" calcext:value-type="float">
            <text:p>12442</text:p>
          </table:table-cell>
          <table:table-cell table:style-name="ce1" office:value-type="float" office:value="3603" calcext:value-type="float">
            <text:p>3603</text:p>
          </table:table-cell>
          <table:table-cell table:style-name="ce1" office:value-type="float" office:value="1029" calcext:value-type="float">
            <text:p>1029</text:p>
          </table:table-cell>
          <table:table-cell table:style-name="ce1" office:value-type="float" office:value="14850" calcext:value-type="float">
            <text:p>14850</text:p>
          </table:table-cell>
          <table:table-cell table:style-name="ce1" office:value-type="float" office:value="15514" calcext:value-type="float">
            <text:p>15514</text:p>
          </table:table-cell>
          <table:table-cell table:style-name="ce1" office:value-type="float" office:value="11820" calcext:value-type="float">
            <text:p>11820</text:p>
          </table:table-cell>
          <table:table-cell table:style-name="ce1" office:value-type="float" office:value="858" calcext:value-type="float">
            <text:p>858</text:p>
          </table:table-cell>
          <table:table-cell table:style-name="ce1" table:formula="of:=SUM([.H70:.R70])" office:value-type="float" office:value="64783" calcext:value-type="float">
            <text:p>64783</text:p>
          </table:table-cell>
          <table:table-cell table:style-name="ce3" table:formula="of:=[.H70]/[.$S70]" office:value-type="percentage" office:value="0.00811941404380779" calcext:value-type="percentage">
            <text:p>0,81%</text:p>
          </table:table-cell>
          <table:table-cell table:style-name="ce3" table:formula="of:=[.I70]/[.$S70]" office:value-type="percentage" office:value="0.00730129818007811" calcext:value-type="percentage">
            <text:p>0,73%</text:p>
          </table:table-cell>
          <table:table-cell table:style-name="ce3" table:formula="of:=[.J70]/[.$S70]" office:value-type="percentage" office:value="0.00240803914607227" calcext:value-type="percentage">
            <text:p>0,24%</text:p>
          </table:table-cell>
          <table:table-cell table:style-name="ce3" table:formula="of:=[.K70]/[.$S70]" office:value-type="percentage" office:value="0.0542117530833706" calcext:value-type="percentage">
            <text:p>5,42%</text:p>
          </table:table-cell>
          <table:table-cell table:style-name="ce3" table:formula="of:=[.L70]/[.$S70]" office:value-type="percentage" office:value="0.192056558047636" calcext:value-type="percentage">
            <text:p>19,21%</text:p>
          </table:table-cell>
          <table:table-cell table:style-name="ce3" table:formula="of:=[.M70]/[.$S70]" office:value-type="percentage" office:value="0.0556164425852461" calcext:value-type="percentage">
            <text:p>5,56%</text:p>
          </table:table-cell>
          <table:table-cell table:style-name="ce3" table:formula="of:=[.N70]/[.$S70]" office:value-type="percentage" office:value="0.0158837966750536" calcext:value-type="percentage">
            <text:p>1,59%</text:p>
          </table:table-cell>
          <table:table-cell table:style-name="ce3" table:formula="of:=[.O70]/[.$S70]" office:value-type="percentage" office:value="0.229226803328034" calcext:value-type="percentage">
            <text:p>22,92%</text:p>
          </table:table-cell>
          <table:table-cell table:style-name="ce3" table:formula="of:=[.P70]/[.$S70]" office:value-type="percentage" office:value="0.239476405847213" calcext:value-type="percentage">
            <text:p>23,95%</text:p>
          </table:table-cell>
          <table:table-cell table:style-name="ce3" table:formula="of:=[.Q70]/[.$S70]" office:value-type="percentage" office:value="0.182455273760091" calcext:value-type="percentage">
            <text:p>18,25%</text:p>
          </table:table-cell>
          <table:table-cell table:style-name="ce3" table:formula="of:=[.R70]/[.$S70]" office:value-type="percentage" office:value="0.0132442153033975" calcext:value-type="percentage">
            <text:p>1,32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16-03</text:p>
          </table:table-cell>
          <table:table-cell table:style-name="ce1" office:value-type="string" calcext:value-type="string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0980" calcext:value-type="float">
            <text:p>90980</text:p>
          </table:table-cell>
          <table:table-cell table:style-name="ce1" office:value-type="float" office:value="73272" calcext:value-type="float">
            <text:p>73272</text:p>
          </table:table-cell>
          <table:table-cell table:style-name="ce1" office:value-type="float" office:value="1478" calcext:value-type="float">
            <text:p>1478</text:p>
          </table:table-cell>
          <table:table-cell table:style-name="ce1" office:value-type="float" office:value="989" calcext:value-type="float">
            <text:p>989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498" calcext:value-type="float">
            <text:p>498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3853" calcext:value-type="float">
            <text:p>3853</text:p>
          </table:table-cell>
          <table:table-cell table:style-name="ce1" office:value-type="float" office:value="11087" calcext:value-type="float">
            <text:p>11087</text:p>
          </table:table-cell>
          <table:table-cell table:style-name="ce1" office:value-type="float" office:value="4068" calcext:value-type="float">
            <text:p>4068</text:p>
          </table:table-cell>
          <table:table-cell table:style-name="ce1" office:value-type="float" office:value="1228" calcext:value-type="float">
            <text:p>1228</text:p>
          </table:table-cell>
          <table:table-cell table:style-name="ce1" office:value-type="float" office:value="16364" calcext:value-type="float">
            <text:p>16364</text:p>
          </table:table-cell>
          <table:table-cell table:style-name="ce1" office:value-type="float" office:value="16948" calcext:value-type="float">
            <text:p>16948</text:p>
          </table:table-cell>
          <table:table-cell table:style-name="ce1" office:value-type="float" office:value="14787" calcext:value-type="float">
            <text:p>14787</text:p>
          </table:table-cell>
          <table:table-cell table:style-name="ce1" office:value-type="float" office:value="1109" calcext:value-type="float">
            <text:p>1109</text:p>
          </table:table-cell>
          <table:table-cell table:style-name="ce1" table:formula="of:=SUM([.H71:.R71])" office:value-type="float" office:value="70805" calcext:value-type="float">
            <text:p>70805</text:p>
          </table:table-cell>
          <table:table-cell table:style-name="ce3" table:formula="of:=[.H71]/[.$S71]" office:value-type="percentage" office:value="0.00988630746416214" calcext:value-type="percentage">
            <text:p>0,99%</text:p>
          </table:table-cell>
          <table:table-cell table:style-name="ce3" table:formula="of:=[.I71]/[.$S71]" office:value-type="percentage" office:value="0.00703340159593249" calcext:value-type="percentage">
            <text:p>0,70%</text:p>
          </table:table-cell>
          <table:table-cell table:style-name="ce3" table:formula="of:=[.J71]/[.$S71]" office:value-type="percentage" office:value="0.00230209730951204" calcext:value-type="percentage">
            <text:p>0,23%</text:p>
          </table:table-cell>
          <table:table-cell table:style-name="ce3" table:formula="of:=[.K71]/[.$S71]" office:value-type="percentage" office:value="0.0544170609420239" calcext:value-type="percentage">
            <text:p>5,44%</text:p>
          </table:table-cell>
          <table:table-cell table:style-name="ce3" table:formula="of:=[.L71]/[.$S71]" office:value-type="percentage" office:value="0.156584986935951" calcext:value-type="percentage">
            <text:p>15,66%</text:p>
          </table:table-cell>
          <table:table-cell table:style-name="ce3" table:formula="of:=[.M71]/[.$S71]" office:value-type="percentage" office:value="0.0574535696631594" calcext:value-type="percentage">
            <text:p>5,75%</text:p>
          </table:table-cell>
          <table:table-cell table:style-name="ce3" table:formula="of:=[.N71]/[.$S71]" office:value-type="percentage" office:value="0.0173434079514159" calcext:value-type="percentage">
            <text:p>1,73%</text:p>
          </table:table-cell>
          <table:table-cell table:style-name="ce3" table:formula="of:=[.O71]/[.$S71]" office:value-type="percentage" office:value="0.231113621919356" calcext:value-type="percentage">
            <text:p>23,11%</text:p>
          </table:table-cell>
          <table:table-cell table:style-name="ce3" table:formula="of:=[.P71]/[.$S71]" office:value-type="percentage" office:value="0.239361627003743" calcext:value-type="percentage">
            <text:p>23,94%</text:p>
          </table:table-cell>
          <table:table-cell table:style-name="ce3" table:formula="of:=[.Q71]/[.$S71]" office:value-type="percentage" office:value="0.208841183532236" calcext:value-type="percentage">
            <text:p>20,88%</text:p>
          </table:table-cell>
          <table:table-cell table:style-name="ce3" table:formula="of:=[.R71]/[.$S71]" office:value-type="percentage" office:value="0.0156627356825083" calcext:value-type="percentage">
            <text:p>1,57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17-01</text:p>
          </table:table-cell>
          <table:table-cell table:style-name="ce1" office:value-type="string" calcext:value-type="string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3263" calcext:value-type="float">
            <text:p>103263</text:p>
          </table:table-cell>
          <table:table-cell table:style-name="ce1" office:value-type="float" office:value="81171" calcext:value-type="float">
            <text:p>81171</text:p>
          </table:table-cell>
          <table:table-cell table:style-name="ce1" office:value-type="float" office:value="1189" calcext:value-type="float">
            <text:p>1189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624" calcext:value-type="float">
            <text:p>624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947" calcext:value-type="float">
            <text:p>2947</text:p>
          </table:table-cell>
          <table:table-cell table:style-name="ce1" office:value-type="float" office:value="17634" calcext:value-type="float">
            <text:p>17634</text:p>
          </table:table-cell>
          <table:table-cell table:style-name="ce1" office:value-type="float" office:value="5954" calcext:value-type="float">
            <text:p>5954</text:p>
          </table:table-cell>
          <table:table-cell table:style-name="ce1" office:value-type="float" office:value="843" calcext:value-type="float">
            <text:p>843</text:p>
          </table:table-cell>
          <table:table-cell table:style-name="ce1" office:value-type="float" office:value="10383" calcext:value-type="float">
            <text:p>10383</text:p>
          </table:table-cell>
          <table:table-cell table:style-name="ce1" office:value-type="float" office:value="23118" calcext:value-type="float">
            <text:p>23118</text:p>
          </table:table-cell>
          <table:table-cell table:style-name="ce1" office:value-type="float" office:value="16783" calcext:value-type="float">
            <text:p>16783</text:p>
          </table:table-cell>
          <table:table-cell table:style-name="ce1" office:value-type="float" office:value="788" calcext:value-type="float">
            <text:p>788</text:p>
          </table:table-cell>
          <table:table-cell table:style-name="ce1" table:formula="of:=SUM([.H72:.R72])" office:value-type="float" office:value="79586" calcext:value-type="float">
            <text:p>79586</text:p>
          </table:table-cell>
          <table:table-cell table:style-name="ce3" table:formula="of:=[.H72]/[.$S72]" office:value-type="percentage" office:value="0.00474957907169603" calcext:value-type="percentage">
            <text:p>0,47%</text:p>
          </table:table-cell>
          <table:table-cell table:style-name="ce3" table:formula="of:=[.I72]/[.$S72]" office:value-type="percentage" office:value="0.0078405749754982" calcext:value-type="percentage">
            <text:p>0,78%</text:p>
          </table:table-cell>
          <table:table-cell table:style-name="ce3" table:formula="of:=[.J72]/[.$S72]" office:value-type="percentage" office:value="0.00168371321589224" calcext:value-type="percentage">
            <text:p>0,17%</text:p>
          </table:table-cell>
          <table:table-cell table:style-name="ce3" table:formula="of:=[.K72]/[.$S72]" office:value-type="percentage" office:value="0.0370291257256301" calcext:value-type="percentage">
            <text:p>3,70%</text:p>
          </table:table-cell>
          <table:table-cell table:style-name="ce3" table:formula="of:=[.L72]/[.$S72]" office:value-type="percentage" office:value="0.221571633201819" calcext:value-type="percentage">
            <text:p>22,16%</text:p>
          </table:table-cell>
          <table:table-cell table:style-name="ce3" table:formula="of:=[.M72]/[.$S72]" office:value-type="percentage" office:value="0.074812152891212" calcext:value-type="percentage">
            <text:p>7,48%</text:p>
          </table:table-cell>
          <table:table-cell table:style-name="ce3" table:formula="of:=[.N72]/[.$S72]" office:value-type="percentage" office:value="0.0105923152313221" calcext:value-type="percentage">
            <text:p>1,06%</text:p>
          </table:table-cell>
          <table:table-cell table:style-name="ce3" table:formula="of:=[.O72]/[.$S72]" office:value-type="percentage" office:value="0.13046264418365" calcext:value-type="percentage">
            <text:p>13,05%</text:p>
          </table:table-cell>
          <table:table-cell table:style-name="ce3" table:formula="of:=[.P72]/[.$S72]" office:value-type="percentage" office:value="0.290478224813409" calcext:value-type="percentage">
            <text:p>29,05%</text:p>
          </table:table-cell>
          <table:table-cell table:style-name="ce3" table:formula="of:=[.Q72]/[.$S72]" office:value-type="percentage" office:value="0.210878797778504" calcext:value-type="percentage">
            <text:p>21,09%</text:p>
          </table:table-cell>
          <table:table-cell table:style-name="ce3" table:formula="of:=[.R72]/[.$S72]" office:value-type="percentage" office:value="0.00990123891136632" calcext:value-type="percentage">
            <text:p>0,99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17-02</text:p>
          </table:table-cell>
          <table:table-cell table:style-name="ce1" office:value-type="string" calcext:value-type="string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4381" calcext:value-type="float">
            <text:p>104381</text:p>
          </table:table-cell>
          <table:table-cell table:style-name="ce1" office:value-type="float" office:value="83762" calcext:value-type="float">
            <text:p>83762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617" calcext:value-type="float">
            <text:p>617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4435" calcext:value-type="float">
            <text:p>4435</text:p>
          </table:table-cell>
          <table:table-cell table:style-name="ce1" office:value-type="float" office:value="14520" calcext:value-type="float">
            <text:p>14520</text:p>
          </table:table-cell>
          <table:table-cell table:style-name="ce1" office:value-type="float" office:value="5052" calcext:value-type="float">
            <text:p>5052</text:p>
          </table:table-cell>
          <table:table-cell table:style-name="ce1" office:value-type="float" office:value="1144" calcext:value-type="float">
            <text:p>1144</text:p>
          </table:table-cell>
          <table:table-cell table:style-name="ce1" office:value-type="float" office:value="16379" calcext:value-type="float">
            <text:p>16379</text:p>
          </table:table-cell>
          <table:table-cell table:style-name="ce1" office:value-type="float" office:value="20357" calcext:value-type="float">
            <text:p>20357</text:p>
          </table:table-cell>
          <table:table-cell table:style-name="ce1" office:value-type="float" office:value="17226" calcext:value-type="float">
            <text:p>17226</text:p>
          </table:table-cell>
          <table:table-cell table:style-name="ce1" office:value-type="float" office:value="1166" calcext:value-type="float">
            <text:p>1166</text:p>
          </table:table-cell>
          <table:table-cell table:style-name="ce1" table:formula="of:=SUM([.H73:.R73])" office:value-type="float" office:value="81594" calcext:value-type="float">
            <text:p>81594</text:p>
          </table:table-cell>
          <table:table-cell table:style-name="ce3" table:formula="of:=[.H73]/[.$S73]" office:value-type="percentage" office:value="0.00687550555187882" calcext:value-type="percentage">
            <text:p>0,69%</text:p>
          </table:table-cell>
          <table:table-cell table:style-name="ce3" table:formula="of:=[.I73]/[.$S73]" office:value-type="percentage" office:value="0.00756183052675442" calcext:value-type="percentage">
            <text:p>0,76%</text:p>
          </table:table-cell>
          <table:table-cell table:style-name="ce3" table:formula="of:=[.J73]/[.$S73]" office:value-type="percentage" office:value="0.00167904502782067" calcext:value-type="percentage">
            <text:p>0,17%</text:p>
          </table:table-cell>
          <table:table-cell table:style-name="ce3" table:formula="of:=[.K73]/[.$S73]" office:value-type="percentage" office:value="0.0543544868495233" calcext:value-type="percentage">
            <text:p>5,44%</text:p>
          </table:table-cell>
          <table:table-cell table:style-name="ce3" table:formula="of:=[.L73]/[.$S73]" office:value-type="percentage" office:value="0.177954261342746" calcext:value-type="percentage">
            <text:p>17,80%</text:p>
          </table:table-cell>
          <table:table-cell table:style-name="ce3" table:formula="of:=[.M73]/[.$S73]" office:value-type="percentage" office:value="0.0619163173762777" calcext:value-type="percentage">
            <text:p>6,19%</text:p>
          </table:table-cell>
          <table:table-cell table:style-name="ce3" table:formula="of:=[.N73]/[.$S73]" office:value-type="percentage" office:value="0.0140206387724588" calcext:value-type="percentage">
            <text:p>1,40%</text:p>
          </table:table-cell>
          <table:table-cell table:style-name="ce3" table:formula="of:=[.O73]/[.$S73]" office:value-type="percentage" office:value="0.200737799347991" calcext:value-type="percentage">
            <text:p>20,07%</text:p>
          </table:table-cell>
          <table:table-cell table:style-name="ce3" table:formula="of:=[.P73]/[.$S73]" office:value-type="percentage" office:value="0.249491384170405" calcext:value-type="percentage">
            <text:p>24,95%</text:p>
          </table:table-cell>
          <table:table-cell table:style-name="ce3" table:formula="of:=[.Q73]/[.$S73]" office:value-type="percentage" office:value="0.211118464592985" calcext:value-type="percentage">
            <text:p>21,11%</text:p>
          </table:table-cell>
          <table:table-cell table:style-name="ce3" table:formula="of:=[.R73]/[.$S73]" office:value-type="percentage" office:value="0.0142902664411599" calcext:value-type="percentage">
            <text:p>1,43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17-03</text:p>
          </table:table-cell>
          <table:table-cell table:style-name="ce1" office:value-type="string" calcext:value-type="string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2251" calcext:value-type="float">
            <text:p>82251</text:p>
          </table:table-cell>
          <table:table-cell table:style-name="ce1" office:value-type="float" office:value="65128" calcext:value-type="float">
            <text:p>65128</text:p>
          </table:table-cell>
          <table:table-cell table:style-name="ce1" office:value-type="float" office:value="1190" calcext:value-type="float">
            <text:p>1190</text:p>
          </table:table-cell>
          <table:table-cell table:style-name="ce1" office:value-type="float" office:value="664" calcext:value-type="float">
            <text:p>664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541" calcext:value-type="float">
            <text:p>541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3589" calcext:value-type="float">
            <text:p>3589</text:p>
          </table:table-cell>
          <table:table-cell table:style-name="ce1" office:value-type="float" office:value="11628" calcext:value-type="float">
            <text:p>11628</text:p>
          </table:table-cell>
          <table:table-cell table:style-name="ce1" office:value-type="float" office:value="3805" calcext:value-type="float">
            <text:p>3805</text:p>
          </table:table-cell>
          <table:table-cell table:style-name="ce1" office:value-type="float" office:value="888" calcext:value-type="float">
            <text:p>888</text:p>
          </table:table-cell>
          <table:table-cell table:style-name="ce1" office:value-type="float" office:value="14216" calcext:value-type="float">
            <text:p>14216</text:p>
          </table:table-cell>
          <table:table-cell table:style-name="ce1" office:value-type="float" office:value="14388" calcext:value-type="float">
            <text:p>14388</text:p>
          </table:table-cell>
          <table:table-cell table:style-name="ce1" office:value-type="float" office:value="12669" calcext:value-type="float">
            <text:p>12669</text:p>
          </table:table-cell>
          <table:table-cell table:style-name="ce1" office:value-type="float" office:value="883" calcext:value-type="float">
            <text:p>883</text:p>
          </table:table-cell>
          <table:table-cell table:style-name="ce1" table:formula="of:=SUM([.H74:.R74])" office:value-type="float" office:value="63274" calcext:value-type="float">
            <text:p>63274</text:p>
          </table:table-cell>
          <table:table-cell table:style-name="ce3" table:formula="of:=[.H74]/[.$S74]" office:value-type="percentage" office:value="0.00843948541264975" calcext:value-type="percentage">
            <text:p>0,84%</text:p>
          </table:table-cell>
          <table:table-cell table:style-name="ce3" table:formula="of:=[.I74]/[.$S74]" office:value-type="percentage" office:value="0.00855011537124253" calcext:value-type="percentage">
            <text:p>0,86%</text:p>
          </table:table-cell>
          <table:table-cell table:style-name="ce3" table:formula="of:=[.J74]/[.$S74]" office:value-type="percentage" office:value="0.00210196921326295" calcext:value-type="percentage">
            <text:p>0,21%</text:p>
          </table:table-cell>
          <table:table-cell table:style-name="ce3" table:formula="of:=[.K74]/[.$S74]" office:value-type="percentage" office:value="0.0567215601985018" calcext:value-type="percentage">
            <text:p>5,67%</text:p>
          </table:table-cell>
          <table:table-cell table:style-name="ce3" table:formula="of:=[.L74]/[.$S74]" office:value-type="percentage" office:value="0.183772165502418" calcext:value-type="percentage">
            <text:p>18,38%</text:p>
          </table:table-cell>
          <table:table-cell table:style-name="ce3" table:formula="of:=[.M74]/[.$S74]" office:value-type="percentage" office:value="0.0601352846350792" calcext:value-type="percentage">
            <text:p>6,01%</text:p>
          </table:table-cell>
          <table:table-cell table:style-name="ce3" table:formula="of:=[.N74]/[.$S74]" office:value-type="percentage" office:value="0.014034200461485" calcext:value-type="percentage">
            <text:p>1,40%</text:p>
          </table:table-cell>
          <table:table-cell table:style-name="ce3" table:formula="of:=[.O74]/[.$S74]" office:value-type="percentage" office:value="0.224673641622151" calcext:value-type="percentage">
            <text:p>22,47%</text:p>
          </table:table-cell>
          <table:table-cell table:style-name="ce3" table:formula="of:=[.P74]/[.$S74]" office:value-type="percentage" office:value="0.227391977747574" calcext:value-type="percentage">
            <text:p>22,74%</text:p>
          </table:table-cell>
          <table:table-cell table:style-name="ce3" table:formula="of:=[.Q74]/[.$S74]" office:value-type="percentage" office:value="0.200224420773145" calcext:value-type="percentage">
            <text:p>20,02%</text:p>
          </table:table-cell>
          <table:table-cell table:style-name="ce3" table:formula="of:=[.R74]/[.$S74]" office:value-type="percentage" office:value="0.0139551790624901" calcext:value-type="percentage">
            <text:p>1,4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17-04</text:p>
          </table:table-cell>
          <table:table-cell table:style-name="ce1" office:value-type="string" calcext:value-type="string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9934" calcext:value-type="float">
            <text:p>89934</text:p>
          </table:table-cell>
          <table:table-cell table:style-name="ce1" office:value-type="float" office:value="72053" calcext:value-type="float">
            <text:p>72053</text:p>
          </table:table-cell>
          <table:table-cell table:style-name="ce1" office:value-type="float" office:value="1299" calcext:value-type="float">
            <text:p>1299</text:p>
          </table:table-cell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567" calcext:value-type="float">
            <text:p>567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4198" calcext:value-type="float">
            <text:p>4198</text:p>
          </table:table-cell>
          <table:table-cell table:style-name="ce1" office:value-type="float" office:value="14787" calcext:value-type="float">
            <text:p>14787</text:p>
          </table:table-cell>
          <table:table-cell table:style-name="ce1" office:value-type="float" office:value="3243" calcext:value-type="float">
            <text:p>3243</text:p>
          </table:table-cell>
          <table:table-cell table:style-name="ce1" office:value-type="float" office:value="1189" calcext:value-type="float">
            <text:p>1189</text:p>
          </table:table-cell>
          <table:table-cell table:style-name="ce1" office:value-type="float" office:value="18011" calcext:value-type="float">
            <text:p>18011</text:p>
          </table:table-cell>
          <table:table-cell table:style-name="ce1" office:value-type="float" office:value="14995" calcext:value-type="float">
            <text:p>14995</text:p>
          </table:table-cell>
          <table:table-cell table:style-name="ce1" office:value-type="float" office:value="11514" calcext:value-type="float">
            <text:p>11514</text:p>
          </table:table-cell>
          <table:table-cell table:style-name="ce1" office:value-type="float" office:value="964" calcext:value-type="float">
            <text:p>964</text:p>
          </table:table-cell>
          <table:table-cell table:style-name="ce1" table:formula="of:=SUM([.H75:.R75])" office:value-type="float" office:value="70139" calcext:value-type="float">
            <text:p>70139</text:p>
          </table:table-cell>
          <table:table-cell table:style-name="ce3" table:formula="of:=[.H75]/[.$S75]" office:value-type="percentage" office:value="0.00767048289824491" calcext:value-type="percentage">
            <text:p>0,77%</text:p>
          </table:table-cell>
          <table:table-cell table:style-name="ce3" table:formula="of:=[.I75]/[.$S75]" office:value-type="percentage" office:value="0.008083947589786" calcext:value-type="percentage">
            <text:p>0,81%</text:p>
          </table:table-cell>
          <table:table-cell table:style-name="ce3" table:formula="of:=[.J75]/[.$S75]" office:value-type="percentage" office:value="0.00189623461982634" calcext:value-type="percentage">
            <text:p>0,19%</text:p>
          </table:table-cell>
          <table:table-cell table:style-name="ce3" table:formula="of:=[.K75]/[.$S75]" office:value-type="percentage" office:value="0.0598525784513609" calcext:value-type="percentage">
            <text:p>5,99%</text:p>
          </table:table-cell>
          <table:table-cell table:style-name="ce3" table:formula="of:=[.L75]/[.$S75]" office:value-type="percentage" office:value="0.210824220476482" calcext:value-type="percentage">
            <text:p>21,08%</text:p>
          </table:table-cell>
          <table:table-cell table:style-name="ce3" table:formula="of:=[.M75]/[.$S75]" office:value-type="percentage" office:value="0.0462367584368183" calcext:value-type="percentage">
            <text:p>4,62%</text:p>
          </table:table-cell>
          <table:table-cell table:style-name="ce3" table:formula="of:=[.N75]/[.$S75]" office:value-type="percentage" office:value="0.0169520523531844" calcext:value-type="percentage">
            <text:p>1,70%</text:p>
          </table:table-cell>
          <table:table-cell table:style-name="ce3" table:formula="of:=[.O75]/[.$S75]" office:value-type="percentage" office:value="0.256790088253326" calcext:value-type="percentage">
            <text:p>25,68%</text:p>
          </table:table-cell>
          <table:table-cell table:style-name="ce3" table:formula="of:=[.P75]/[.$S75]" office:value-type="percentage" office:value="0.213789760333053" calcext:value-type="percentage">
            <text:p>21,38%</text:p>
          </table:table-cell>
          <table:table-cell table:style-name="ce3" table:formula="of:=[.Q75]/[.$S75]" office:value-type="percentage" office:value="0.164159739944966" calcext:value-type="percentage">
            <text:p>16,42%</text:p>
          </table:table-cell>
          <table:table-cell table:style-name="ce3" table:formula="of:=[.R75]/[.$S75]" office:value-type="percentage" office:value="0.0137441366429519" calcext:value-type="percentage">
            <text:p>1,37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17-05</text:p>
          </table:table-cell>
          <table:table-cell table:style-name="ce1" office:value-type="string" calcext:value-type="string">
            <text:p>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1545" calcext:value-type="float">
            <text:p>111545</text:p>
          </table:table-cell>
          <table:table-cell table:style-name="ce1" office:value-type="float" office:value="89906" calcext:value-type="float">
            <text:p>89906</text:p>
          </table:table-cell>
          <table:table-cell table:style-name="ce1" office:value-type="float" office:value="1588" calcext:value-type="float">
            <text:p>1588</text:p>
          </table:table-cell>
          <table:table-cell table:style-name="ce1" office:value-type="float" office:value="643" calcext:value-type="float">
            <text:p>643</text:p>
          </table:table-cell>
          <table:table-cell table:style-name="ce1" office:value-type="float" office:value="565" calcext:value-type="float">
            <text:p>565</text:p>
          </table:table-cell>
          <table:table-cell table:style-name="ce1" office:value-type="float" office:value="671" calcext:value-type="float">
            <text:p>671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5180" calcext:value-type="float">
            <text:p>5180</text:p>
          </table:table-cell>
          <table:table-cell table:style-name="ce1" office:value-type="float" office:value="20120" calcext:value-type="float">
            <text:p>20120</text:p>
          </table:table-cell>
          <table:table-cell table:style-name="ce1" office:value-type="float" office:value="3979" calcext:value-type="float">
            <text:p>3979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21833" calcext:value-type="float">
            <text:p>21833</text:p>
          </table:table-cell>
          <table:table-cell table:style-name="ce1" office:value-type="float" office:value="18534" calcext:value-type="float">
            <text:p>18534</text:p>
          </table:table-cell>
          <table:table-cell table:style-name="ce1" office:value-type="float" office:value="14342" calcext:value-type="float">
            <text:p>14342</text:p>
          </table:table-cell>
          <table:table-cell table:style-name="ce1" office:value-type="float" office:value="1077" calcext:value-type="float">
            <text:p>1077</text:p>
          </table:table-cell>
          <table:table-cell table:style-name="ce1" table:formula="of:=SUM([.H76:.R76])" office:value-type="float" office:value="87675" calcext:value-type="float">
            <text:p>87675</text:p>
          </table:table-cell>
          <table:table-cell table:style-name="ce3" table:formula="of:=[.H76]/[.$S76]" office:value-type="percentage" office:value="0.00644425434844597" calcext:value-type="percentage">
            <text:p>0,64%</text:p>
          </table:table-cell>
          <table:table-cell table:style-name="ce3" table:formula="of:=[.I76]/[.$S76]" office:value-type="percentage" office:value="0.00765326489877388" calcext:value-type="percentage">
            <text:p>0,77%</text:p>
          </table:table-cell>
          <table:table-cell table:style-name="ce3" table:formula="of:=[.J76]/[.$S76]" office:value-type="percentage" office:value="0.00177929854576561" calcext:value-type="percentage">
            <text:p>0,18%</text:p>
          </table:table-cell>
          <table:table-cell table:style-name="ce3" table:formula="of:=[.K76]/[.$S76]" office:value-type="percentage" office:value="0.0590818363273453" calcext:value-type="percentage">
            <text:p>5,91%</text:p>
          </table:table-cell>
          <table:table-cell table:style-name="ce3" table:formula="of:=[.L76]/[.$S76]" office:value-type="percentage" office:value="0.229483889364129" calcext:value-type="percentage">
            <text:p>22,95%</text:p>
          </table:table-cell>
          <table:table-cell table:style-name="ce3" table:formula="of:=[.M76]/[.$S76]" office:value-type="percentage" office:value="0.0453835186769318" calcext:value-type="percentage">
            <text:p>4,54%</text:p>
          </table:table-cell>
          <table:table-cell table:style-name="ce3" table:formula="of:=[.N76]/[.$S76]" office:value-type="percentage" office:value="0.0138922155688623" calcext:value-type="percentage">
            <text:p>1,39%</text:p>
          </table:table-cell>
          <table:table-cell table:style-name="ce3" table:formula="of:=[.O76]/[.$S76]" office:value-type="percentage" office:value="0.249021956087824" calcext:value-type="percentage">
            <text:p>24,90%</text:p>
          </table:table-cell>
          <table:table-cell table:style-name="ce3" table:formula="of:=[.P76]/[.$S76]" office:value-type="percentage" office:value="0.211394354148845" calcext:value-type="percentage">
            <text:p>21,14%</text:p>
          </table:table-cell>
          <table:table-cell table:style-name="ce3" table:formula="of:=[.Q76]/[.$S76]" office:value-type="percentage" office:value="0.163581408611349" calcext:value-type="percentage">
            <text:p>16,36%</text:p>
          </table:table-cell>
          <table:table-cell table:style-name="ce3" table:formula="of:=[.R76]/[.$S76]" office:value-type="percentage" office:value="0.012284003421728" calcext:value-type="percentage">
            <text:p>1,23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18-01</text:p>
          </table:table-cell>
          <table:table-cell table:style-name="ce1" office:value-type="string" calcext:value-type="string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2597" calcext:value-type="float">
            <text:p>72597</text:p>
          </table:table-cell>
          <table:table-cell table:style-name="ce1" office:value-type="float" office:value="56523" calcext:value-type="float">
            <text:p>56523</text:p>
          </table:table-cell>
          <table:table-cell table:style-name="ce1" office:value-type="float" office:value="1265" calcext:value-type="float">
            <text:p>1265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2934" calcext:value-type="float">
            <text:p>2934</text:p>
          </table:table-cell>
          <table:table-cell table:style-name="ce1" office:value-type="float" office:value="12129" calcext:value-type="float">
            <text:p>12129</text:p>
          </table:table-cell>
          <table:table-cell table:style-name="ce1" office:value-type="float" office:value="3013" calcext:value-type="float">
            <text:p>3013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11979" calcext:value-type="float">
            <text:p>11979</text:p>
          </table:table-cell>
          <table:table-cell table:style-name="ce1" office:value-type="float" office:value="12659" calcext:value-type="float">
            <text:p>12659</text:p>
          </table:table-cell>
          <table:table-cell table:style-name="ce1" office:value-type="float" office:value="9846" calcext:value-type="float">
            <text:p>9846</text:p>
          </table:table-cell>
          <table:table-cell table:style-name="ce1" office:value-type="float" office:value="676" calcext:value-type="float">
            <text:p>676</text:p>
          </table:table-cell>
          <table:table-cell table:style-name="ce1" table:formula="of:=SUM([.H77:.R77])" office:value-type="float" office:value="54885" calcext:value-type="float">
            <text:p>54885</text:p>
          </table:table-cell>
          <table:table-cell table:style-name="ce3" table:formula="of:=[.H77]/[.$S77]" office:value-type="percentage" office:value="0.00850870000910996" calcext:value-type="percentage">
            <text:p>0,85%</text:p>
          </table:table-cell>
          <table:table-cell table:style-name="ce3" table:formula="of:=[.I77]/[.$S77]" office:value-type="percentage" office:value="0.00865445932404118" calcext:value-type="percentage">
            <text:p>0,87%</text:p>
          </table:table-cell>
          <table:table-cell table:style-name="ce3" table:formula="of:=[.J77]/[.$S77]" office:value-type="percentage" office:value="0.00205885032340348" calcext:value-type="percentage">
            <text:p>0,21%</text:p>
          </table:table-cell>
          <table:table-cell table:style-name="ce3" table:formula="of:=[.K77]/[.$S77]" office:value-type="percentage" office:value="0.0534572287510249" calcext:value-type="percentage">
            <text:p>5,35%</text:p>
          </table:table-cell>
          <table:table-cell table:style-name="ce3" table:formula="of:=[.L77]/[.$S77]" office:value-type="percentage" office:value="0.220989341350096" calcext:value-type="percentage">
            <text:p>22,10%</text:p>
          </table:table-cell>
          <table:table-cell table:style-name="ce3" table:formula="of:=[.M77]/[.$S77]" office:value-type="percentage" office:value="0.0548966019859707" calcext:value-type="percentage">
            <text:p>5,49%</text:p>
          </table:table-cell>
          <table:table-cell table:style-name="ce3" table:formula="of:=[.N77]/[.$S77]" office:value-type="percentage" office:value="0.0108226291336431" calcext:value-type="percentage">
            <text:p>1,08%</text:p>
          </table:table-cell>
          <table:table-cell table:style-name="ce3" table:formula="of:=[.O77]/[.$S77]" office:value-type="percentage" office:value="0.218256354195135" calcext:value-type="percentage">
            <text:p>21,83%</text:p>
          </table:table-cell>
          <table:table-cell table:style-name="ce3" table:formula="of:=[.P77]/[.$S77]" office:value-type="percentage" office:value="0.230645895964289" calcext:value-type="percentage">
            <text:p>23,06%</text:p>
          </table:table-cell>
          <table:table-cell table:style-name="ce3" table:formula="of:=[.Q77]/[.$S77]" office:value-type="percentage" office:value="0.179393276851599" calcext:value-type="percentage">
            <text:p>17,94%</text:p>
          </table:table-cell>
          <table:table-cell table:style-name="ce3" table:formula="of:=[.R77]/[.$S77]" office:value-type="percentage" office:value="0.0123166621116881" calcext:value-type="percentage">
            <text:p>1,23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18-02</text:p>
          </table:table-cell>
          <table:table-cell table:style-name="ce1" office:value-type="string" calcext:value-type="string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0195" calcext:value-type="float">
            <text:p>70195</text:p>
          </table:table-cell>
          <table:table-cell table:style-name="ce1" office:value-type="float" office:value="53656" calcext:value-type="float">
            <text:p>53656</text:p>
          </table:table-cell>
          <table:table-cell table:style-name="ce1" office:value-type="float" office:value="1204" calcext:value-type="float">
            <text:p>1204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2637" calcext:value-type="float">
            <text:p>2637</text:p>
          </table:table-cell>
          <table:table-cell table:style-name="ce1" office:value-type="float" office:value="8570" calcext:value-type="float">
            <text:p>8570</text:p>
          </table:table-cell>
          <table:table-cell table:style-name="ce1" office:value-type="float" office:value="2695" calcext:value-type="float">
            <text:p>2695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12701" calcext:value-type="float">
            <text:p>12701</text:p>
          </table:table-cell>
          <table:table-cell table:style-name="ce1" office:value-type="float" office:value="11445" calcext:value-type="float">
            <text:p>11445</text:p>
          </table:table-cell>
          <table:table-cell table:style-name="ce1" office:value-type="float" office:value="11765" calcext:value-type="float">
            <text:p>11765</text:p>
          </table:table-cell>
          <table:table-cell table:style-name="ce1" office:value-type="float" office:value="637" calcext:value-type="float">
            <text:p>637</text:p>
          </table:table-cell>
          <table:table-cell table:style-name="ce1" table:formula="of:=SUM([.H78:.R78])" office:value-type="float" office:value="52033" calcext:value-type="float">
            <text:p>52033</text:p>
          </table:table-cell>
          <table:table-cell table:style-name="ce3" table:formula="of:=[.H78]/[.$S78]" office:value-type="percentage" office:value="0.0103780293275421" calcext:value-type="percentage">
            <text:p>1,04%</text:p>
          </table:table-cell>
          <table:table-cell table:style-name="ce3" table:formula="of:=[.I78]/[.$S78]" office:value-type="percentage" office:value="0.00857148348163665" calcext:value-type="percentage">
            <text:p>0,86%</text:p>
          </table:table-cell>
          <table:table-cell table:style-name="ce3" table:formula="of:=[.J78]/[.$S78]" office:value-type="percentage" office:value="0.00167201583610401" calcext:value-type="percentage">
            <text:p>0,17%</text:p>
          </table:table-cell>
          <table:table-cell table:style-name="ce3" table:formula="of:=[.K78]/[.$S78]" office:value-type="percentage" office:value="0.0506793765494974" calcext:value-type="percentage">
            <text:p>5,07%</text:p>
          </table:table-cell>
          <table:table-cell table:style-name="ce3" table:formula="of:=[.L78]/[.$S78]" office:value-type="percentage" office:value="0.164703169142659" calcext:value-type="percentage">
            <text:p>16,47%</text:p>
          </table:table-cell>
          <table:table-cell table:style-name="ce3" table:formula="of:=[.M78]/[.$S78]" office:value-type="percentage" office:value="0.0517940537735668" calcext:value-type="percentage">
            <text:p>5,18%</text:p>
          </table:table-cell>
          <table:table-cell table:style-name="ce3" table:formula="of:=[.N78]/[.$S78]" office:value-type="percentage" office:value="0.00980147214267869" calcext:value-type="percentage">
            <text:p>0,98%</text:p>
          </table:table-cell>
          <table:table-cell table:style-name="ce3" table:formula="of:=[.O78]/[.$S78]" office:value-type="percentage" office:value="0.244095093498357" calcext:value-type="percentage">
            <text:p>24,41%</text:p>
          </table:table-cell>
          <table:table-cell table:style-name="ce3" table:formula="of:=[.P78]/[.$S78]" office:value-type="percentage" office:value="0.219956566025407" calcext:value-type="percentage">
            <text:p>22,00%</text:p>
          </table:table-cell>
          <table:table-cell table:style-name="ce3" table:formula="of:=[.Q78]/[.$S78]" office:value-type="percentage" office:value="0.226106509330617" calcext:value-type="percentage">
            <text:p>22,61%</text:p>
          </table:table-cell>
          <table:table-cell table:style-name="ce3" table:formula="of:=[.R78]/[.$S78]" office:value-type="percentage" office:value="0.012242230891934" calcext:value-type="percentage">
            <text:p>1,22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18-03</text:p>
          </table:table-cell>
          <table:table-cell table:style-name="ce1" office:value-type="string" calcext:value-type="string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6222" calcext:value-type="float">
            <text:p>86222</text:p>
          </table:table-cell>
          <table:table-cell table:style-name="ce1" office:value-type="float" office:value="67894" calcext:value-type="float">
            <text:p>67894</text:p>
          </table:table-cell>
          <table:table-cell table:style-name="ce1" office:value-type="float" office:value="1527" calcext:value-type="float">
            <text:p>1527</text:p>
          </table:table-cell>
          <table:table-cell table:style-name="ce1" office:value-type="float" office:value="602" calcext:value-type="float">
            <text:p>602</text:p>
          </table:table-cell>
          <table:table-cell table:style-name="ce1" office:value-type="float" office:value="623" calcext:value-type="float">
            <text:p>623</text:p>
          </table:table-cell>
          <table:table-cell table:style-name="ce1" office:value-type="float" office:value="558" calcext:value-type="float">
            <text:p>558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3983" calcext:value-type="float">
            <text:p>3983</text:p>
          </table:table-cell>
          <table:table-cell table:style-name="ce1" office:value-type="float" office:value="12267" calcext:value-type="float">
            <text:p>12267</text:p>
          </table:table-cell>
          <table:table-cell table:style-name="ce1" office:value-type="float" office:value="3449" calcext:value-type="float">
            <text:p>3449</text:p>
          </table:table-cell>
          <table:table-cell table:style-name="ce1" office:value-type="float" office:value="821" calcext:value-type="float">
            <text:p>821</text:p>
          </table:table-cell>
          <table:table-cell table:style-name="ce1" office:value-type="float" office:value="17073" calcext:value-type="float">
            <text:p>17073</text:p>
          </table:table-cell>
          <table:table-cell table:style-name="ce1" office:value-type="float" office:value="13971" calcext:value-type="float">
            <text:p>13971</text:p>
          </table:table-cell>
          <table:table-cell table:style-name="ce1" office:value-type="float" office:value="12082" calcext:value-type="float">
            <text:p>12082</text:p>
          </table:table-cell>
          <table:table-cell table:style-name="ce1" office:value-type="float" office:value="793" calcext:value-type="float">
            <text:p>793</text:p>
          </table:table-cell>
          <table:table-cell table:style-name="ce1" table:formula="of:=SUM([.H79:.R79])" office:value-type="float" office:value="65765" calcext:value-type="float">
            <text:p>65765</text:p>
          </table:table-cell>
          <table:table-cell table:style-name="ce3" table:formula="of:=[.H79]/[.$S79]" office:value-type="percentage" office:value="0.00947312400212879" calcext:value-type="percentage">
            <text:p>0,95%</text:p>
          </table:table-cell>
          <table:table-cell table:style-name="ce3" table:formula="of:=[.I79]/[.$S79]" office:value-type="percentage" office:value="0.00848475632935452" calcext:value-type="percentage">
            <text:p>0,85%</text:p>
          </table:table-cell>
          <table:table-cell table:style-name="ce3" table:formula="of:=[.J79]/[.$S79]" office:value-type="percentage" office:value="0.00220482019311184" calcext:value-type="percentage">
            <text:p>0,22%</text:p>
          </table:table-cell>
          <table:table-cell table:style-name="ce3" table:formula="of:=[.K79]/[.$S79]" office:value-type="percentage" office:value="0.0605641298563065" calcext:value-type="percentage">
            <text:p>6,06%</text:p>
          </table:table-cell>
          <table:table-cell table:style-name="ce3" table:formula="of:=[.L79]/[.$S79]" office:value-type="percentage" office:value="0.186527788337261" calcext:value-type="percentage">
            <text:p>18,65%</text:p>
          </table:table-cell>
          <table:table-cell table:style-name="ce3" table:formula="of:=[.M79]/[.$S79]" office:value-type="percentage" office:value="0.0524443092830533" calcext:value-type="percentage">
            <text:p>5,24%</text:p>
          </table:table-cell>
          <table:table-cell table:style-name="ce3" table:formula="of:=[.N79]/[.$S79]" office:value-type="percentage" office:value="0.0124838439899643" calcext:value-type="percentage">
            <text:p>1,25%</text:p>
          </table:table-cell>
          <table:table-cell table:style-name="ce3" table:formula="of:=[.O79]/[.$S79]" office:value-type="percentage" office:value="0.259606173496541" calcext:value-type="percentage">
            <text:p>25,96%</text:p>
          </table:table-cell>
          <table:table-cell table:style-name="ce3" table:formula="of:=[.P79]/[.$S79]" office:value-type="percentage" office:value="0.212438227020452" calcext:value-type="percentage">
            <text:p>21,24%</text:p>
          </table:table-cell>
          <table:table-cell table:style-name="ce3" table:formula="of:=[.Q79]/[.$S79]" office:value-type="percentage" office:value="0.183714741883981" calcext:value-type="percentage">
            <text:p>18,37%</text:p>
          </table:table-cell>
          <table:table-cell table:style-name="ce3" table:formula="of:=[.R79]/[.$S79]" office:value-type="percentage" office:value="0.0120580856078461" calcext:value-type="percentage">
            <text:p>1,2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19-01</text:p>
          </table:table-cell>
          <table:table-cell table:style-name="ce1" office:value-type="string" calcext:value-type="string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2693" calcext:value-type="float">
            <text:p>92693</text:p>
          </table:table-cell>
          <table:table-cell table:style-name="ce1" office:value-type="float" office:value="76425" calcext:value-type="float">
            <text:p>76425</text:p>
          </table:table-cell>
          <table:table-cell table:style-name="ce1" office:value-type="float" office:value="1792" calcext:value-type="float">
            <text:p>1792</text:p>
          </table:table-cell>
          <table:table-cell table:style-name="ce1" office:value-type="float" office:value="1019" calcext:value-type="float">
            <text:p>1019</text:p>
          </table:table-cell>
          <table:table-cell table:style-name="ce1" office:value-type="float" office:value="553" calcext:value-type="float">
            <text:p>553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3532" calcext:value-type="float">
            <text:p>3532</text:p>
          </table:table-cell>
          <table:table-cell table:style-name="ce1" office:value-type="float" office:value="11967" calcext:value-type="float">
            <text:p>11967</text:p>
          </table:table-cell>
          <table:table-cell table:style-name="ce1" office:value-type="float" office:value="4793" calcext:value-type="float">
            <text:p>4793</text:p>
          </table:table-cell>
          <table:table-cell table:style-name="ce1" office:value-type="float" office:value="2386" calcext:value-type="float">
            <text:p>2386</text:p>
          </table:table-cell>
          <table:table-cell table:style-name="ce1" office:value-type="float" office:value="12448" calcext:value-type="float">
            <text:p>12448</text:p>
          </table:table-cell>
          <table:table-cell table:style-name="ce1" office:value-type="float" office:value="19440" calcext:value-type="float">
            <text:p>19440</text:p>
          </table:table-cell>
          <table:table-cell table:style-name="ce1" office:value-type="float" office:value="16492" calcext:value-type="float">
            <text:p>16492</text:p>
          </table:table-cell>
          <table:table-cell table:style-name="ce1" office:value-type="float" office:value="1299" calcext:value-type="float">
            <text:p>1299</text:p>
          </table:table-cell>
          <table:table-cell table:style-name="ce1" table:formula="of:=SUM([.H80:.R80])" office:value-type="float" office:value="73614" calcext:value-type="float">
            <text:p>73614</text:p>
          </table:table-cell>
          <table:table-cell table:style-name="ce3" table:formula="of:=[.H80]/[.$S80]" office:value-type="percentage" office:value="0.00751215801342136" calcext:value-type="percentage">
            <text:p>0,75%</text:p>
          </table:table-cell>
          <table:table-cell table:style-name="ce3" table:formula="of:=[.I80]/[.$S80]" office:value-type="percentage" office:value="0.00706387371967289" calcext:value-type="percentage">
            <text:p>0,71%</text:p>
          </table:table-cell>
          <table:table-cell table:style-name="ce3" table:formula="of:=[.J80]/[.$S80]" office:value-type="percentage" office:value="0.00249952454696118" calcext:value-type="percentage">
            <text:p>0,25%</text:p>
          </table:table-cell>
          <table:table-cell table:style-name="ce3" table:formula="of:=[.K80]/[.$S80]" office:value-type="percentage" office:value="0.0479800038036243" calcext:value-type="percentage">
            <text:p>4,80%</text:p>
          </table:table-cell>
          <table:table-cell table:style-name="ce3" table:formula="of:=[.L80]/[.$S80]" office:value-type="percentage" office:value="0.162564186160241" calcext:value-type="percentage">
            <text:p>16,26%</text:p>
          </table:table-cell>
          <table:table-cell table:style-name="ce3" table:formula="of:=[.M80]/[.$S80]" office:value-type="percentage" office:value="0.0651098975738311" calcext:value-type="percentage">
            <text:p>6,51%</text:p>
          </table:table-cell>
          <table:table-cell table:style-name="ce3" table:formula="of:=[.N80]/[.$S80]" office:value-type="percentage" office:value="0.0324123128752683" calcext:value-type="percentage">
            <text:p>3,24%</text:p>
          </table:table-cell>
          <table:table-cell table:style-name="ce3" table:formula="of:=[.O80]/[.$S80]" office:value-type="percentage" office:value="0.169098269350939" calcext:value-type="percentage">
            <text:p>16,91%</text:p>
          </table:table-cell>
          <table:table-cell table:style-name="ce3" table:formula="of:=[.P80]/[.$S80]" office:value-type="percentage" office:value="0.264080202135463" calcext:value-type="percentage">
            <text:p>26,41%</text:p>
          </table:table-cell>
          <table:table-cell table:style-name="ce3" table:formula="of:=[.Q80]/[.$S80]" office:value-type="percentage" office:value="0.224033471893933" calcext:value-type="percentage">
            <text:p>22,40%</text:p>
          </table:table-cell>
          <table:table-cell table:style-name="ce3" table:formula="of:=[.R80]/[.$S80]" office:value-type="percentage" office:value="0.0176460999266444" calcext:value-type="percentage">
            <text:p>1,76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19-02</text:p>
          </table:table-cell>
          <table:table-cell table:style-name="ce1" office:value-type="string" calcext:value-type="string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2584" calcext:value-type="float">
            <text:p>92584</text:p>
          </table:table-cell>
          <table:table-cell table:style-name="ce1" office:value-type="float" office:value="74553" calcext:value-type="float">
            <text:p>74553</text:p>
          </table:table-cell>
          <table:table-cell table:style-name="ce1" office:value-type="float" office:value="1635" calcext:value-type="float">
            <text:p>1635</text:p>
          </table:table-cell>
          <table:table-cell table:style-name="ce1" office:value-type="float" office:value="918" calcext:value-type="float">
            <text:p>918</text:p>
          </table:table-cell>
          <table:table-cell table:style-name="ce1" office:value-type="float" office:value="498" calcext:value-type="float">
            <text:p>498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3517" calcext:value-type="float">
            <text:p>3517</text:p>
          </table:table-cell>
          <table:table-cell table:style-name="ce1" office:value-type="float" office:value="13460" calcext:value-type="float">
            <text:p>13460</text:p>
          </table:table-cell>
          <table:table-cell table:style-name="ce1" office:value-type="float" office:value="4470" calcext:value-type="float">
            <text:p>4470</text:p>
          </table:table-cell>
          <table:table-cell table:style-name="ce1" office:value-type="float" office:value="1867" calcext:value-type="float">
            <text:p>1867</text:p>
          </table:table-cell>
          <table:table-cell table:style-name="ce1" office:value-type="float" office:value="12805" calcext:value-type="float">
            <text:p>12805</text:p>
          </table:table-cell>
          <table:table-cell table:style-name="ce1" office:value-type="float" office:value="19778" calcext:value-type="float">
            <text:p>19778</text:p>
          </table:table-cell>
          <table:table-cell table:style-name="ce1" office:value-type="float" office:value="13866" calcext:value-type="float">
            <text:p>13866</text:p>
          </table:table-cell>
          <table:table-cell table:style-name="ce1" office:value-type="float" office:value="1020" calcext:value-type="float">
            <text:p>1020</text:p>
          </table:table-cell>
          <table:table-cell table:style-name="ce1" table:formula="of:=SUM([.H81:.R81])" office:value-type="float" office:value="72000" calcext:value-type="float">
            <text:p>72000</text:p>
          </table:table-cell>
          <table:table-cell table:style-name="ce3" table:formula="of:=[.H81]/[.$S81]" office:value-type="percentage" office:value="0.00691666666666667" calcext:value-type="percentage">
            <text:p>0,69%</text:p>
          </table:table-cell>
          <table:table-cell table:style-name="ce3" table:formula="of:=[.I81]/[.$S81]" office:value-type="percentage" office:value="0.00797222222222222" calcext:value-type="percentage">
            <text:p>0,80%</text:p>
          </table:table-cell>
          <table:table-cell table:style-name="ce3" table:formula="of:=[.J81]/[.$S81]" office:value-type="percentage" office:value="0.00201388888888889" calcext:value-type="percentage">
            <text:p>0,20%</text:p>
          </table:table-cell>
          <table:table-cell table:style-name="ce3" table:formula="of:=[.K81]/[.$S81]" office:value-type="percentage" office:value="0.0488472222222222" calcext:value-type="percentage">
            <text:p>4,88%</text:p>
          </table:table-cell>
          <table:table-cell table:style-name="ce3" table:formula="of:=[.L81]/[.$S81]" office:value-type="percentage" office:value="0.186944444444444" calcext:value-type="percentage">
            <text:p>18,69%</text:p>
          </table:table-cell>
          <table:table-cell table:style-name="ce3" table:formula="of:=[.M81]/[.$S81]" office:value-type="percentage" office:value="0.0620833333333333" calcext:value-type="percentage">
            <text:p>6,21%</text:p>
          </table:table-cell>
          <table:table-cell table:style-name="ce3" table:formula="of:=[.N81]/[.$S81]" office:value-type="percentage" office:value="0.0259305555555556" calcext:value-type="percentage">
            <text:p>2,59%</text:p>
          </table:table-cell>
          <table:table-cell table:style-name="ce3" table:formula="of:=[.O81]/[.$S81]" office:value-type="percentage" office:value="0.177847222222222" calcext:value-type="percentage">
            <text:p>17,78%</text:p>
          </table:table-cell>
          <table:table-cell table:style-name="ce3" table:formula="of:=[.P81]/[.$S81]" office:value-type="percentage" office:value="0.274694444444444" calcext:value-type="percentage">
            <text:p>27,47%</text:p>
          </table:table-cell>
          <table:table-cell table:style-name="ce3" table:formula="of:=[.Q81]/[.$S81]" office:value-type="percentage" office:value="0.192583333333333" calcext:value-type="percentage">
            <text:p>19,26%</text:p>
          </table:table-cell>
          <table:table-cell table:style-name="ce3" table:formula="of:=[.R81]/[.$S81]" office:value-type="percentage" office:value="0.0141666666666667" calcext:value-type="percentage">
            <text:p>1,42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21-01</text:p>
          </table:table-cell>
          <table:table-cell table:style-name="ce1" office:value-type="string" calcext:value-type="string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8424" calcext:value-type="float">
            <text:p>68424</text:p>
          </table:table-cell>
          <table:table-cell table:style-name="ce1" office:value-type="float" office:value="56085" calcext:value-type="float">
            <text:p>56085</text:p>
          </table:table-cell>
          <table:table-cell table:style-name="ce1" office:value-type="float" office:value="813" calcext:value-type="float">
            <text:p>813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2286" calcext:value-type="float">
            <text:p>2286</text:p>
          </table:table-cell>
          <table:table-cell table:style-name="ce1" office:value-type="float" office:value="14018" calcext:value-type="float">
            <text:p>14018</text:p>
          </table:table-cell>
          <table:table-cell table:style-name="ce1" office:value-type="float" office:value="3871" calcext:value-type="float">
            <text:p>3871</text:p>
          </table:table-cell>
          <table:table-cell table:style-name="ce1" office:value-type="float" office:value="403" calcext:value-type="float">
            <text:p>403</text:p>
          </table:table-cell>
          <table:table-cell table:style-name="ce1" office:value-type="float" office:value="7687" calcext:value-type="float">
            <text:p>7687</text:p>
          </table:table-cell>
          <table:table-cell table:style-name="ce1" office:value-type="float" office:value="15517" calcext:value-type="float">
            <text:p>15517</text:p>
          </table:table-cell>
          <table:table-cell table:style-name="ce1" office:value-type="float" office:value="9992" calcext:value-type="float">
            <text:p>9992</text:p>
          </table:table-cell>
          <table:table-cell table:style-name="ce1" office:value-type="float" office:value="422" calcext:value-type="float">
            <text:p>422</text:p>
          </table:table-cell>
          <table:table-cell table:style-name="ce1" table:formula="of:=SUM([.H82:.R82])" office:value-type="float" office:value="55037" calcext:value-type="float">
            <text:p>55037</text:p>
          </table:table-cell>
          <table:table-cell table:style-name="ce3" table:formula="of:=[.H82]/[.$S82]" office:value-type="percentage" office:value="0.00468775550992968" calcext:value-type="percentage">
            <text:p>0,47%</text:p>
          </table:table-cell>
          <table:table-cell table:style-name="ce3" table:formula="of:=[.I82]/[.$S82]" office:value-type="percentage" office:value="0.009066627904864" calcext:value-type="percentage">
            <text:p>0,91%</text:p>
          </table:table-cell>
          <table:table-cell table:style-name="ce3" table:formula="of:=[.J82]/[.$S82]" office:value-type="percentage" office:value="0.00152624597997711" calcext:value-type="percentage">
            <text:p>0,15%</text:p>
          </table:table-cell>
          <table:table-cell table:style-name="ce3" table:formula="of:=[.K82]/[.$S82]" office:value-type="percentage" office:value="0.041535694169377" calcext:value-type="percentage">
            <text:p>4,15%</text:p>
          </table:table-cell>
          <table:table-cell table:style-name="ce3" table:formula="of:=[.L82]/[.$S82]" office:value-type="percentage" office:value="0.254701382706179" calcext:value-type="percentage">
            <text:p>25,47%</text:p>
          </table:table-cell>
          <table:table-cell table:style-name="ce3" table:formula="of:=[.M82]/[.$S82]" office:value-type="percentage" office:value="0.070334502243945" calcext:value-type="percentage">
            <text:p>7,03%</text:p>
          </table:table-cell>
          <table:table-cell table:style-name="ce3" table:formula="of:=[.N82]/[.$S82]" office:value-type="percentage" office:value="0.00732234678489016" calcext:value-type="percentage">
            <text:p>0,73%</text:p>
          </table:table-cell>
          <table:table-cell table:style-name="ce3" table:formula="of:=[.O82]/[.$S82]" office:value-type="percentage" office:value="0.139669676762905" calcext:value-type="percentage">
            <text:p>13,97%</text:p>
          </table:table-cell>
          <table:table-cell table:style-name="ce3" table:formula="of:=[.P82]/[.$S82]" office:value-type="percentage" office:value="0.281937605610771" calcext:value-type="percentage">
            <text:p>28,19%</text:p>
          </table:table-cell>
          <table:table-cell table:style-name="ce3" table:formula="of:=[.Q82]/[.$S82]" office:value-type="percentage" office:value="0.181550593237277" calcext:value-type="percentage">
            <text:p>18,16%</text:p>
          </table:table-cell>
          <table:table-cell table:style-name="ce3" table:formula="of:=[.R82]/[.$S82]" office:value-type="percentage" office:value="0.00766756908988499" calcext:value-type="percentage">
            <text:p>0,77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21-02</text:p>
          </table:table-cell>
          <table:table-cell table:style-name="ce1" office:value-type="string" calcext:value-type="string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8736" calcext:value-type="float">
            <text:p>68736</text:p>
          </table:table-cell>
          <table:table-cell table:style-name="ce1" office:value-type="float" office:value="55374" calcext:value-type="float">
            <text:p>55374</text:p>
          </table:table-cell>
          <table:table-cell table:style-name="ce1" office:value-type="float" office:value="1004" calcext:value-type="float">
            <text:p>1004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2754" calcext:value-type="float">
            <text:p>2754</text:p>
          </table:table-cell>
          <table:table-cell table:style-name="ce1" office:value-type="float" office:value="10810" calcext:value-type="float">
            <text:p>10810</text:p>
          </table:table-cell>
          <table:table-cell table:style-name="ce1" office:value-type="float" office:value="3428" calcext:value-type="float">
            <text:p>3428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11842" calcext:value-type="float">
            <text:p>11842</text:p>
          </table:table-cell>
          <table:table-cell table:style-name="ce1" office:value-type="float" office:value="13249" calcext:value-type="float">
            <text:p>13249</text:p>
          </table:table-cell>
          <table:table-cell table:style-name="ce1" office:value-type="float" office:value="10165" calcext:value-type="float">
            <text:p>10165</text:p>
          </table:table-cell>
          <table:table-cell table:style-name="ce1" office:value-type="float" office:value="529" calcext:value-type="float">
            <text:p>529</text:p>
          </table:table-cell>
          <table:table-cell table:style-name="ce1" table:formula="of:=SUM([.H83:.R83])" office:value-type="float" office:value="54058" calcext:value-type="float">
            <text:p>54058</text:p>
          </table:table-cell>
          <table:table-cell table:style-name="ce3" table:formula="of:=[.H83]/[.$S83]" office:value-type="percentage" office:value="0.00549409893077805" calcext:value-type="percentage">
            <text:p>0,55%</text:p>
          </table:table-cell>
          <table:table-cell table:style-name="ce3" table:formula="of:=[.I83]/[.$S83]" office:value-type="percentage" office:value="0.00832439231936069" calcext:value-type="percentage">
            <text:p>0,83%</text:p>
          </table:table-cell>
          <table:table-cell table:style-name="ce3" table:formula="of:=[.J83]/[.$S83]" office:value-type="percentage" office:value="0.00173887306226645" calcext:value-type="percentage">
            <text:p>0,17%</text:p>
          </table:table-cell>
          <table:table-cell table:style-name="ce3" table:formula="of:=[.K83]/[.$S83]" office:value-type="percentage" office:value="0.0509452809944874" calcext:value-type="percentage">
            <text:p>5,09%</text:p>
          </table:table-cell>
          <table:table-cell table:style-name="ce3" table:formula="of:=[.L83]/[.$S83]" office:value-type="percentage" office:value="0.199970402160642" calcext:value-type="percentage">
            <text:p>20,00%</text:p>
          </table:table-cell>
          <table:table-cell table:style-name="ce3" table:formula="of:=[.M83]/[.$S83]" office:value-type="percentage" office:value="0.0634133708239299" calcext:value-type="percentage">
            <text:p>6,34%</text:p>
          </table:table-cell>
          <table:table-cell table:style-name="ce3" table:formula="of:=[.N83]/[.$S83]" office:value-type="percentage" office:value="0.00813940582337489" calcext:value-type="percentage">
            <text:p>0,81%</text:p>
          </table:table-cell>
          <table:table-cell table:style-name="ce3" table:formula="of:=[.O83]/[.$S83]" office:value-type="percentage" office:value="0.219061008546376" calcext:value-type="percentage">
            <text:p>21,91%</text:p>
          </table:table-cell>
          <table:table-cell table:style-name="ce3" table:formula="of:=[.P83]/[.$S83]" office:value-type="percentage" office:value="0.245088608531577" calcext:value-type="percentage">
            <text:p>24,51%</text:p>
          </table:table-cell>
          <table:table-cell table:style-name="ce3" table:formula="of:=[.Q83]/[.$S83]" office:value-type="percentage" office:value="0.188038773169559" calcext:value-type="percentage">
            <text:p>18,80%</text:p>
          </table:table-cell>
          <table:table-cell table:style-name="ce3" table:formula="of:=[.R83]/[.$S83]" office:value-type="percentage" office:value="0.00978578563764845" calcext:value-type="percentage">
            <text:p>0,9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21-03</text:p>
          </table:table-cell>
          <table:table-cell table:style-name="ce1" office:value-type="string" calcext:value-type="string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0355" calcext:value-type="float">
            <text:p>70355</text:p>
          </table:table-cell>
          <table:table-cell table:style-name="ce1" office:value-type="float" office:value="56394" calcext:value-type="float">
            <text:p>56394</text:p>
          </table:table-cell>
          <table:table-cell table:style-name="ce1" office:value-type="float" office:value="1028" calcext:value-type="float">
            <text:p>1028</text:p>
          </table:table-cell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505" calcext:value-type="float">
            <text:p>505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2934" calcext:value-type="float">
            <text:p>2934</text:p>
          </table:table-cell>
          <table:table-cell table:style-name="ce1" office:value-type="float" office:value="9149" calcext:value-type="float">
            <text:p>9149</text:p>
          </table:table-cell>
          <table:table-cell table:style-name="ce1" office:value-type="float" office:value="3650" calcext:value-type="float">
            <text:p>3650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12789" calcext:value-type="float">
            <text:p>12789</text:p>
          </table:table-cell>
          <table:table-cell table:style-name="ce1" office:value-type="float" office:value="13312" calcext:value-type="float">
            <text:p>13312</text:p>
          </table:table-cell>
          <table:table-cell table:style-name="ce1" office:value-type="float" office:value="11346" calcext:value-type="float">
            <text:p>11346</text:p>
          </table:table-cell>
          <table:table-cell table:style-name="ce1" office:value-type="float" office:value="496" calcext:value-type="float">
            <text:p>496</text:p>
          </table:table-cell>
          <table:table-cell table:style-name="ce1" table:formula="of:=SUM([.H84:.R84])" office:value-type="float" office:value="55025" calcext:value-type="float">
            <text:p>55025</text:p>
          </table:table-cell>
          <table:table-cell table:style-name="ce3" table:formula="of:=[.H84]/[.$S84]" office:value-type="percentage" office:value="0.00597910040890504" calcext:value-type="percentage">
            <text:p>0,60%</text:p>
          </table:table-cell>
          <table:table-cell table:style-name="ce3" table:formula="of:=[.I84]/[.$S84]" office:value-type="percentage" office:value="0.00917764652430713" calcext:value-type="percentage">
            <text:p>0,92%</text:p>
          </table:table-cell>
          <table:table-cell table:style-name="ce3" table:formula="of:=[.J84]/[.$S84]" office:value-type="percentage" office:value="0.0018537028623353" calcext:value-type="percentage">
            <text:p>0,19%</text:p>
          </table:table-cell>
          <table:table-cell table:style-name="ce3" table:formula="of:=[.K84]/[.$S84]" office:value-type="percentage" office:value="0.0533212176283508" calcext:value-type="percentage">
            <text:p>5,33%</text:p>
          </table:table-cell>
          <table:table-cell table:style-name="ce3" table:formula="of:=[.L84]/[.$S84]" office:value-type="percentage" office:value="0.166269877328487" calcext:value-type="percentage">
            <text:p>16,63%</text:p>
          </table:table-cell>
          <table:table-cell table:style-name="ce3" table:formula="of:=[.M84]/[.$S84]" office:value-type="percentage" office:value="0.0663334847796456" calcext:value-type="percentage">
            <text:p>6,63%</text:p>
          </table:table-cell>
          <table:table-cell table:style-name="ce3" table:formula="of:=[.N84]/[.$S84]" office:value-type="percentage" office:value="0.00750567923671059" calcext:value-type="percentage">
            <text:p>0,75%</text:p>
          </table:table-cell>
          <table:table-cell table:style-name="ce3" table:formula="of:=[.O84]/[.$S84]" office:value-type="percentage" office:value="0.232421626533394" calcext:value-type="percentage">
            <text:p>23,24%</text:p>
          </table:table-cell>
          <table:table-cell table:style-name="ce3" table:formula="of:=[.P84]/[.$S84]" office:value-type="percentage" office:value="0.241926397092231" calcext:value-type="percentage">
            <text:p>24,19%</text:p>
          </table:table-cell>
          <table:table-cell table:style-name="ce3" table:formula="of:=[.Q84]/[.$S84]" office:value-type="percentage" office:value="0.206197183098592" calcext:value-type="percentage">
            <text:p>20,62%</text:p>
          </table:table-cell>
          <table:table-cell table:style-name="ce3" table:formula="of:=[.R84]/[.$S84]" office:value-type="percentage" office:value="0.00901408450704225" calcext:value-type="percentage">
            <text:p>0,9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21-04</text:p>
          </table:table-cell>
          <table:table-cell table:style-name="ce1" office:value-type="string" calcext:value-type="string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8753" calcext:value-type="float">
            <text:p>68753</text:p>
          </table:table-cell>
          <table:table-cell table:style-name="ce1" office:value-type="float" office:value="55860" calcext:value-type="float">
            <text:p>55860</text:p>
          </table:table-cell>
          <table:table-cell table:style-name="ce1" office:value-type="float" office:value="1057" calcext:value-type="float">
            <text:p>1057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481" calcext:value-type="float">
            <text:p>481</text:p>
          </table:table-cell>
          <table:table-cell table:style-name="ce1" office:value-type="float" office:value="457" calcext:value-type="float">
            <text:p>457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3199" calcext:value-type="float">
            <text:p>3199</text:p>
          </table:table-cell>
          <table:table-cell table:style-name="ce1" office:value-type="float" office:value="11400" calcext:value-type="float">
            <text:p>11400</text:p>
          </table:table-cell>
          <table:table-cell table:style-name="ce1" office:value-type="float" office:value="2731" calcext:value-type="float">
            <text:p>2731</text:p>
          </table:table-cell>
          <table:table-cell table:style-name="ce1" office:value-type="float" office:value="654" calcext:value-type="float">
            <text:p>654</text:p>
          </table:table-cell>
          <table:table-cell table:style-name="ce1" office:value-type="float" office:value="14391" calcext:value-type="float">
            <text:p>14391</text:p>
          </table:table-cell>
          <table:table-cell table:style-name="ce1" office:value-type="float" office:value="11012" calcext:value-type="float">
            <text:p>11012</text:p>
          </table:table-cell>
          <table:table-cell table:style-name="ce1" office:value-type="float" office:value="9278" calcext:value-type="float">
            <text:p>9278</text:p>
          </table:table-cell>
          <table:table-cell table:style-name="ce1" office:value-type="float" office:value="695" calcext:value-type="float">
            <text:p>695</text:p>
          </table:table-cell>
          <table:table-cell table:style-name="ce1" table:formula="of:=SUM([.H85:.R85])" office:value-type="float" office:value="54404" calcext:value-type="float">
            <text:p>54404</text:p>
          </table:table-cell>
          <table:table-cell table:style-name="ce3" table:formula="of:=[.H85]/[.$S85]" office:value-type="percentage" office:value="0.00884126167193589" calcext:value-type="percentage">
            <text:p>0,88%</text:p>
          </table:table-cell>
          <table:table-cell table:style-name="ce3" table:formula="of:=[.I85]/[.$S85]" office:value-type="percentage" office:value="0.00840011763840894" calcext:value-type="percentage">
            <text:p>0,84%</text:p>
          </table:table-cell>
          <table:table-cell table:style-name="ce3" table:formula="of:=[.J85]/[.$S85]" office:value-type="percentage" office:value="0.00194838614807735" calcext:value-type="percentage">
            <text:p>0,19%</text:p>
          </table:table-cell>
          <table:table-cell table:style-name="ce3" table:formula="of:=[.K85]/[.$S85]" office:value-type="percentage" office:value="0.0588008234688626" calcext:value-type="percentage">
            <text:p>5,88%</text:p>
          </table:table-cell>
          <table:table-cell table:style-name="ce3" table:formula="of:=[.L85]/[.$S85]" office:value-type="percentage" office:value="0.2095434159253" calcext:value-type="percentage">
            <text:p>20,95%</text:p>
          </table:table-cell>
          <table:table-cell table:style-name="ce3" table:formula="of:=[.M85]/[.$S85]" office:value-type="percentage" office:value="0.0501985148150871" calcext:value-type="percentage">
            <text:p>5,02%</text:p>
          </table:table-cell>
          <table:table-cell table:style-name="ce3" table:formula="of:=[.N85]/[.$S85]" office:value-type="percentage" office:value="0.0120211749136093" calcext:value-type="percentage">
            <text:p>1,20%</text:p>
          </table:table-cell>
          <table:table-cell table:style-name="ce3" table:formula="of:=[.O85]/[.$S85]" office:value-type="percentage" office:value="0.264520991103595" calcext:value-type="percentage">
            <text:p>26,45%</text:p>
          </table:table-cell>
          <table:table-cell table:style-name="ce3" table:formula="of:=[.P85]/[.$S85]" office:value-type="percentage" office:value="0.202411587383281" calcext:value-type="percentage">
            <text:p>20,24%</text:p>
          </table:table-cell>
          <table:table-cell table:style-name="ce3" table:formula="of:=[.Q85]/[.$S85]" office:value-type="percentage" office:value="0.170538930960959" calcext:value-type="percentage">
            <text:p>17,05%</text:p>
          </table:table-cell>
          <table:table-cell table:style-name="ce3" table:formula="of:=[.R85]/[.$S85]" office:value-type="percentage" office:value="0.0127747959708845" calcext:value-type="percentage">
            <text:p>1,2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21-05</text:p>
          </table:table-cell>
          <table:table-cell table:style-name="ce1" office:value-type="string" calcext:value-type="string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4386" calcext:value-type="float">
            <text:p>84386</text:p>
          </table:table-cell>
          <table:table-cell table:style-name="ce1" office:value-type="float" office:value="68267" calcext:value-type="float">
            <text:p>68267</text:p>
          </table:table-cell>
          <table:table-cell table:style-name="ce1" office:value-type="float" office:value="1232" calcext:value-type="float">
            <text:p>1232</text:p>
          </table:table-cell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3807" calcext:value-type="float">
            <text:p>3807</text:p>
          </table:table-cell>
          <table:table-cell table:style-name="ce1" office:value-type="float" office:value="15247" calcext:value-type="float">
            <text:p>15247</text:p>
          </table:table-cell>
          <table:table-cell table:style-name="ce1" office:value-type="float" office:value="3130" calcext:value-type="float">
            <text:p>3130</text:p>
          </table:table-cell>
          <table:table-cell table:style-name="ce1" office:value-type="float" office:value="725" calcext:value-type="float">
            <text:p>725</text:p>
          </table:table-cell>
          <table:table-cell table:style-name="ce1" office:value-type="float" office:value="17493" calcext:value-type="float">
            <text:p>17493</text:p>
          </table:table-cell>
          <table:table-cell table:style-name="ce1" office:value-type="float" office:value="14346" calcext:value-type="float">
            <text:p>14346</text:p>
          </table:table-cell>
          <table:table-cell table:style-name="ce1" office:value-type="float" office:value="10078" calcext:value-type="float">
            <text:p>10078</text:p>
          </table:table-cell>
          <table:table-cell table:style-name="ce1" office:value-type="float" office:value="676" calcext:value-type="float">
            <text:p>676</text:p>
          </table:table-cell>
          <table:table-cell table:style-name="ce1" table:formula="of:=SUM([.H86:.R86])" office:value-type="float" office:value="66601" calcext:value-type="float">
            <text:p>66601</text:p>
          </table:table-cell>
          <table:table-cell table:style-name="ce3" table:formula="of:=[.H86]/[.$S86]" office:value-type="percentage" office:value="0.00645635951412141" calcext:value-type="percentage">
            <text:p>0,65%</text:p>
          </table:table-cell>
          <table:table-cell table:style-name="ce3" table:formula="of:=[.I86]/[.$S86]" office:value-type="percentage" office:value="0.00819807510397742" calcext:value-type="percentage">
            <text:p>0,82%</text:p>
          </table:table-cell>
          <table:table-cell table:style-name="ce3" table:formula="of:=[.J86]/[.$S86]" office:value-type="percentage" office:value="0.00184681911683008" calcext:value-type="percentage">
            <text:p>0,18%</text:p>
          </table:table-cell>
          <table:table-cell table:style-name="ce3" table:formula="of:=[.K86]/[.$S86]" office:value-type="percentage" office:value="0.0571613038843261" calcext:value-type="percentage">
            <text:p>5,72%</text:p>
          </table:table-cell>
          <table:table-cell table:style-name="ce3" table:formula="of:=[.L86]/[.$S86]" office:value-type="percentage" office:value="0.228930496539091" calcext:value-type="percentage">
            <text:p>22,89%</text:p>
          </table:table-cell>
          <table:table-cell table:style-name="ce3" table:formula="of:=[.M86]/[.$S86]" office:value-type="percentage" office:value="0.0469962913469768" calcext:value-type="percentage">
            <text:p>4,70%</text:p>
          </table:table-cell>
          <table:table-cell table:style-name="ce3" table:formula="of:=[.N86]/[.$S86]" office:value-type="percentage" office:value="0.0108857224366001" calcext:value-type="percentage">
            <text:p>1,09%</text:p>
          </table:table-cell>
          <table:table-cell table:style-name="ce3" table:formula="of:=[.O86]/[.$S86]" office:value-type="percentage" office:value="0.2626537139082" calcext:value-type="percentage">
            <text:p>26,27%</text:p>
          </table:table-cell>
          <table:table-cell table:style-name="ce3" table:formula="of:=[.P86]/[.$S86]" office:value-type="percentage" office:value="0.215402171138571" calcext:value-type="percentage">
            <text:p>21,54%</text:p>
          </table:table-cell>
          <table:table-cell table:style-name="ce3" table:formula="of:=[.Q86]/[.$S86]" office:value-type="percentage" office:value="0.151319049263525" calcext:value-type="percentage">
            <text:p>15,13%</text:p>
          </table:table-cell>
          <table:table-cell table:style-name="ce3" table:formula="of:=[.R86]/[.$S86]" office:value-type="percentage" office:value="0.0101499977477816" calcext:value-type="percentage">
            <text:p>1,0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22-01</text:p>
          </table:table-cell>
          <table:table-cell table:style-name="ce1" office:value-type="string" calcext:value-type="string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9797" calcext:value-type="float">
            <text:p>89797</text:p>
          </table:table-cell>
          <table:table-cell table:style-name="ce1" office:value-type="float" office:value="74412" calcext:value-type="float">
            <text:p>74412</text:p>
          </table:table-cell>
          <table:table-cell table:style-name="ce1" office:value-type="float" office:value="1233" calcext:value-type="float">
            <text:p>1233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476" calcext:value-type="float">
            <text:p>476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2768" calcext:value-type="float">
            <text:p>2768</text:p>
          </table:table-cell>
          <table:table-cell table:style-name="ce1" office:value-type="float" office:value="12132" calcext:value-type="float">
            <text:p>12132</text:p>
          </table:table-cell>
          <table:table-cell table:style-name="ce1" office:value-type="float" office:value="6771" calcext:value-type="float">
            <text:p>6771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10397" calcext:value-type="float">
            <text:p>10397</text:p>
          </table:table-cell>
          <table:table-cell table:style-name="ce1" office:value-type="float" office:value="22472" calcext:value-type="float">
            <text:p>22472</text:p>
          </table:table-cell>
          <table:table-cell table:style-name="ce1" office:value-type="float" office:value="15489" calcext:value-type="float">
            <text:p>15489</text:p>
          </table:table-cell>
          <table:table-cell table:style-name="ce1" office:value-type="float" office:value="981" calcext:value-type="float">
            <text:p>981</text:p>
          </table:table-cell>
          <table:table-cell table:style-name="ce1" table:formula="of:=SUM([.H87:.R87])" office:value-type="float" office:value="72645" calcext:value-type="float">
            <text:p>72645</text:p>
          </table:table-cell>
          <table:table-cell table:style-name="ce3" table:formula="of:=[.H87]/[.$S87]" office:value-type="percentage" office:value="0.00686902057953059" calcext:value-type="percentage">
            <text:p>0,69%</text:p>
          </table:table-cell>
          <table:table-cell table:style-name="ce3" table:formula="of:=[.I87]/[.$S87]" office:value-type="percentage" office:value="0.00655241241654622" calcext:value-type="percentage">
            <text:p>0,66%</text:p>
          </table:table-cell>
          <table:table-cell table:style-name="ce3" table:formula="of:=[.J87]/[.$S87]" office:value-type="percentage" office:value="0.0017069309656549" calcext:value-type="percentage">
            <text:p>0,17%</text:p>
          </table:table-cell>
          <table:table-cell table:style-name="ce3" table:formula="of:=[.K87]/[.$S87]" office:value-type="percentage" office:value="0.0381031041365545" calcext:value-type="percentage">
            <text:p>3,81%</text:p>
          </table:table-cell>
          <table:table-cell table:style-name="ce3" table:formula="of:=[.L87]/[.$S87]" office:value-type="percentage" office:value="0.167003923188107" calcext:value-type="percentage">
            <text:p>16,70%</text:p>
          </table:table-cell>
          <table:table-cell table:style-name="ce3" table:formula="of:=[.M87]/[.$S87]" office:value-type="percentage" office:value="0.0932066900681396" calcext:value-type="percentage">
            <text:p>9,32%</text:p>
          </table:table-cell>
          <table:table-cell table:style-name="ce3" table:formula="of:=[.N87]/[.$S87]" office:value-type="percentage" office:value="0.00737834675476633" calcext:value-type="percentage">
            <text:p>0,74%</text:p>
          </table:table-cell>
          <table:table-cell table:style-name="ce3" table:formula="of:=[.O87]/[.$S87]" office:value-type="percentage" office:value="0.143120655241242" calcext:value-type="percentage">
            <text:p>14,31%</text:p>
          </table:table-cell>
          <table:table-cell table:style-name="ce3" table:formula="of:=[.P87]/[.$S87]" office:value-type="percentage" office:value="0.309339940808039" calcext:value-type="percentage">
            <text:p>30,93%</text:p>
          </table:table-cell>
          <table:table-cell table:style-name="ce3" table:formula="of:=[.Q87]/[.$S87]" office:value-type="percentage" office:value="0.213214949411522" calcext:value-type="percentage">
            <text:p>21,32%</text:p>
          </table:table-cell>
          <table:table-cell table:style-name="ce3" table:formula="of:=[.R87]/[.$S87]" office:value-type="percentage" office:value="0.0135040264298988" calcext:value-type="percentage">
            <text:p>1,35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22-02</text:p>
          </table:table-cell>
          <table:table-cell table:style-name="ce1" office:value-type="string" calcext:value-type="string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6816" calcext:value-type="float">
            <text:p>96816</text:p>
          </table:table-cell>
          <table:table-cell table:style-name="ce1" office:value-type="float" office:value="82742" calcext:value-type="float">
            <text:p>82742</text:p>
          </table:table-cell>
          <table:table-cell table:style-name="ce1" office:value-type="float" office:value="1361" calcext:value-type="float">
            <text:p>1361</text:p>
          </table:table-cell>
          <table:table-cell table:style-name="ce1" office:value-type="float" office:value="612" calcext:value-type="float">
            <text:p>612</text:p>
          </table:table-cell>
          <table:table-cell table:style-name="ce1" office:value-type="float" office:value="629" calcext:value-type="float">
            <text:p>629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3603" calcext:value-type="float">
            <text:p>3603</text:p>
          </table:table-cell>
          <table:table-cell table:style-name="ce1" office:value-type="float" office:value="17420" calcext:value-type="float">
            <text:p>17420</text:p>
          </table:table-cell>
          <table:table-cell table:style-name="ce1" office:value-type="float" office:value="6179" calcext:value-type="float">
            <text:p>6179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13994" calcext:value-type="float">
            <text:p>13994</text:p>
          </table:table-cell>
          <table:table-cell table:style-name="ce1" office:value-type="float" office:value="21777" calcext:value-type="float">
            <text:p>21777</text:p>
          </table:table-cell>
          <table:table-cell table:style-name="ce1" office:value-type="float" office:value="14729" calcext:value-type="float">
            <text:p>14729</text:p>
          </table:table-cell>
          <table:table-cell table:style-name="ce1" office:value-type="float" office:value="1028" calcext:value-type="float">
            <text:p>1028</text:p>
          </table:table-cell>
          <table:table-cell table:style-name="ce1" table:formula="of:=SUM([.H88:.R88])" office:value-type="float" office:value="80769" calcext:value-type="float">
            <text:p>80769</text:p>
          </table:table-cell>
          <table:table-cell table:style-name="ce3" table:formula="of:=[.H88]/[.$S88]" office:value-type="percentage" office:value="0.00778764129802276" calcext:value-type="percentage">
            <text:p>0,78%</text:p>
          </table:table-cell>
          <table:table-cell table:style-name="ce3" table:formula="of:=[.I88]/[.$S88]" office:value-type="percentage" office:value="0.00682192425311691" calcext:value-type="percentage">
            <text:p>0,68%</text:p>
          </table:table-cell>
          <table:table-cell table:style-name="ce3" table:formula="of:=[.J88]/[.$S88]" office:value-type="percentage" office:value="0.00172095729797323" calcext:value-type="percentage">
            <text:p>0,17%</text:p>
          </table:table-cell>
          <table:table-cell table:style-name="ce3" table:formula="of:=[.K88]/[.$S88]" office:value-type="percentage" office:value="0.0446086988819968" calcext:value-type="percentage">
            <text:p>4,46%</text:p>
          </table:table-cell>
          <table:table-cell table:style-name="ce3" table:formula="of:=[.L88]/[.$S88]" office:value-type="percentage" office:value="0.215676806695638" calcext:value-type="percentage">
            <text:p>21,57%</text:p>
          </table:table-cell>
          <table:table-cell table:style-name="ce3" table:formula="of:=[.M88]/[.$S88]" office:value-type="percentage" office:value="0.0765021233394" calcext:value-type="percentage">
            <text:p>7,65%</text:p>
          </table:table-cell>
          <table:table-cell table:style-name="ce3" table:formula="of:=[.N88]/[.$S88]" office:value-type="percentage" office:value="0.00891431118374624" calcext:value-type="percentage">
            <text:p>0,89%</text:p>
          </table:table-cell>
          <table:table-cell table:style-name="ce3" table:formula="of:=[.O88]/[.$S88]" office:value-type="percentage" office:value="0.173259542646312" calcext:value-type="percentage">
            <text:p>17,33%</text:p>
          </table:table-cell>
          <table:table-cell table:style-name="ce3" table:formula="of:=[.P88]/[.$S88]" office:value-type="percentage" office:value="0.269620770345058" calcext:value-type="percentage">
            <text:p>26,96%</text:p>
          </table:table-cell>
          <table:table-cell table:style-name="ce3" table:formula="of:=[.Q88]/[.$S88]" office:value-type="percentage" office:value="0.182359568646387" calcext:value-type="percentage">
            <text:p>18,24%</text:p>
          </table:table-cell>
          <table:table-cell table:style-name="ce3" table:formula="of:=[.R88]/[.$S88]" office:value-type="percentage" office:value="0.0127276554123488" calcext:value-type="percentage">
            <text:p>1,27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22-03</text:p>
          </table:table-cell>
          <table:table-cell table:style-name="ce1" office:value-type="string" calcext:value-type="string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6758" calcext:value-type="float">
            <text:p>86758</text:p>
          </table:table-cell>
          <table:table-cell table:style-name="ce1" office:value-type="float" office:value="74309" calcext:value-type="float">
            <text:p>74309</text:p>
          </table:table-cell>
          <table:table-cell table:style-name="ce1" office:value-type="float" office:value="1323" calcext:value-type="float">
            <text:p>1323</text:p>
          </table:table-cell>
          <table:table-cell table:style-name="ce1" office:value-type="float" office:value="684" calcext:value-type="float">
            <text:p>684</text:p>
          </table:table-cell>
          <table:table-cell table:style-name="ce1" office:value-type="float" office:value="621" calcext:value-type="float">
            <text:p>621</text:p>
          </table:table-cell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3694" calcext:value-type="float">
            <text:p>3694</text:p>
          </table:table-cell>
          <table:table-cell table:style-name="ce1" office:value-type="float" office:value="13897" calcext:value-type="float">
            <text:p>13897</text:p>
          </table:table-cell>
          <table:table-cell table:style-name="ce1" office:value-type="float" office:value="5113" calcext:value-type="float">
            <text:p>5113</text:p>
          </table:table-cell>
          <table:table-cell table:style-name="ce1" office:value-type="float" office:value="656" calcext:value-type="float">
            <text:p>656</text:p>
          </table:table-cell>
          <table:table-cell table:style-name="ce1" office:value-type="float" office:value="13764" calcext:value-type="float">
            <text:p>13764</text:p>
          </table:table-cell>
          <table:table-cell table:style-name="ce1" office:value-type="float" office:value="20080" calcext:value-type="float">
            <text:p>20080</text:p>
          </table:table-cell>
          <table:table-cell table:style-name="ce1" office:value-type="float" office:value="12844" calcext:value-type="float">
            <text:p>12844</text:p>
          </table:table-cell>
          <table:table-cell table:style-name="ce1" office:value-type="float" office:value="1041" calcext:value-type="float">
            <text:p>1041</text:p>
          </table:table-cell>
          <table:table-cell table:style-name="ce1" table:formula="of:=SUM([.H89:.R89])" office:value-type="float" office:value="72302" calcext:value-type="float">
            <text:p>72302</text:p>
          </table:table-cell>
          <table:table-cell table:style-name="ce3" table:formula="of:=[.H89]/[.$S89]" office:value-type="percentage" office:value="0.00858897402561478" calcext:value-type="percentage">
            <text:p>0,86%</text:p>
          </table:table-cell>
          <table:table-cell table:style-name="ce3" table:formula="of:=[.I89]/[.$S89]" office:value-type="percentage" office:value="0.00652817349450914" calcext:value-type="percentage">
            <text:p>0,65%</text:p>
          </table:table-cell>
          <table:table-cell table:style-name="ce3" table:formula="of:=[.J89]/[.$S89]" office:value-type="percentage" office:value="0.00165970512572266" calcext:value-type="percentage">
            <text:p>0,17%</text:p>
          </table:table-cell>
          <table:table-cell table:style-name="ce3" table:formula="of:=[.K89]/[.$S89]" office:value-type="percentage" office:value="0.0510912561201627" calcext:value-type="percentage">
            <text:p>5,11%</text:p>
          </table:table-cell>
          <table:table-cell table:style-name="ce3" table:formula="of:=[.L89]/[.$S89]" office:value-type="percentage" office:value="0.192207684434732" calcext:value-type="percentage">
            <text:p>19,22%</text:p>
          </table:table-cell>
          <table:table-cell table:style-name="ce3" table:formula="of:=[.M89]/[.$S89]" office:value-type="percentage" office:value="0.0707172692318331" calcext:value-type="percentage">
            <text:p>7,07%</text:p>
          </table:table-cell>
          <table:table-cell table:style-name="ce3" table:formula="of:=[.N89]/[.$S89]" office:value-type="percentage" office:value="0.00907305468728389" calcext:value-type="percentage">
            <text:p>0,91%</text:p>
          </table:table-cell>
          <table:table-cell table:style-name="ce3" table:formula="of:=[.O89]/[.$S89]" office:value-type="percentage" office:value="0.190368177920389" calcext:value-type="percentage">
            <text:p>19,04%</text:p>
          </table:table-cell>
          <table:table-cell table:style-name="ce3" table:formula="of:=[.P89]/[.$S89]" office:value-type="percentage" office:value="0.277723991037592" calcext:value-type="percentage">
            <text:p>27,77%</text:p>
          </table:table-cell>
          <table:table-cell table:style-name="ce3" table:formula="of:=[.Q89]/[.$S89]" office:value-type="percentage" office:value="0.177643771956516" calcext:value-type="percentage">
            <text:p>17,76%</text:p>
          </table:table-cell>
          <table:table-cell table:style-name="ce3" table:formula="of:=[.R89]/[.$S89]" office:value-type="percentage" office:value="0.0143979419656441" calcext:value-type="percentage">
            <text:p>1,44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22-04</text:p>
          </table:table-cell>
          <table:table-cell table:style-name="ce1" office:value-type="string" calcext:value-type="string">
            <text:p>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8648" calcext:value-type="float">
            <text:p>78648</text:p>
          </table:table-cell>
          <table:table-cell table:style-name="ce1" office:value-type="float" office:value="66123" calcext:value-type="float">
            <text:p>66123</text:p>
          </table:table-cell>
          <table:table-cell table:style-name="ce1" office:value-type="float" office:value="1142" calcext:value-type="float">
            <text:p>1142</text:p>
          </table:table-cell>
          <table:table-cell table:style-name="ce1" office:value-type="float" office:value="599" calcext:value-type="float">
            <text:p>599</text:p>
          </table:table-cell>
          <table:table-cell table:style-name="ce1" office:value-type="float" office:value="677" calcext:value-type="float">
            <text:p>677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2633" calcext:value-type="float">
            <text:p>2633</text:p>
          </table:table-cell>
          <table:table-cell table:style-name="ce1" office:value-type="float" office:value="9113" calcext:value-type="float">
            <text:p>9113</text:p>
          </table:table-cell>
          <table:table-cell table:style-name="ce1" office:value-type="float" office:value="5957" calcext:value-type="float">
            <text:p>5957</text:p>
          </table:table-cell>
          <table:table-cell table:style-name="ce1" office:value-type="float" office:value="764" calcext:value-type="float">
            <text:p>764</text:p>
          </table:table-cell>
          <table:table-cell table:style-name="ce1" office:value-type="float" office:value="11226" calcext:value-type="float">
            <text:p>11226</text:p>
          </table:table-cell>
          <table:table-cell table:style-name="ce1" office:value-type="float" office:value="16855" calcext:value-type="float">
            <text:p>16855</text:p>
          </table:table-cell>
          <table:table-cell table:style-name="ce1" office:value-type="float" office:value="15373" calcext:value-type="float">
            <text:p>15373</text:p>
          </table:table-cell>
          <table:table-cell table:style-name="ce1" office:value-type="float" office:value="1270" calcext:value-type="float">
            <text:p>1270</text:p>
          </table:table-cell>
          <table:table-cell table:style-name="ce1" table:formula="of:=SUM([.H90:.R90])" office:value-type="float" office:value="64382" calcext:value-type="float">
            <text:p>64382</text:p>
          </table:table-cell>
          <table:table-cell table:style-name="ce3" table:formula="of:=[.H90]/[.$S90]" office:value-type="percentage" office:value="0.0105153614364263" calcext:value-type="percentage">
            <text:p>1,05%</text:p>
          </table:table-cell>
          <table:table-cell table:style-name="ce3" table:formula="of:=[.I90]/[.$S90]" office:value-type="percentage" office:value="0.00621291665372309" calcext:value-type="percentage">
            <text:p>0,62%</text:p>
          </table:table-cell>
          <table:table-cell table:style-name="ce3" table:formula="of:=[.J90]/[.$S90]" office:value-type="percentage" office:value="0.00177068124631108" calcext:value-type="percentage">
            <text:p>0,18%</text:p>
          </table:table-cell>
          <table:table-cell table:style-name="ce3" table:formula="of:=[.K90]/[.$S90]" office:value-type="percentage" office:value="0.0408965238731322" calcext:value-type="percentage">
            <text:p>4,09%</text:p>
          </table:table-cell>
          <table:table-cell table:style-name="ce3" table:formula="of:=[.L90]/[.$S90]" office:value-type="percentage" office:value="0.141545773663446" calcext:value-type="percentage">
            <text:p>14,15%</text:p>
          </table:table-cell>
          <table:table-cell table:style-name="ce3" table:formula="of:=[.M90]/[.$S90]" office:value-type="percentage" office:value="0.0925258612655711" calcext:value-type="percentage">
            <text:p>9,25%</text:p>
          </table:table-cell>
          <table:table-cell table:style-name="ce3" table:formula="of:=[.N90]/[.$S90]" office:value-type="percentage" office:value="0.0118666708086111" calcext:value-type="percentage">
            <text:p>1,19%</text:p>
          </table:table-cell>
          <table:table-cell table:style-name="ce3" table:formula="of:=[.O90]/[.$S90]" office:value-type="percentage" office:value="0.174365505886739" calcext:value-type="percentage">
            <text:p>17,44%</text:p>
          </table:table-cell>
          <table:table-cell table:style-name="ce3" table:formula="of:=[.P90]/[.$S90]" office:value-type="percentage" office:value="0.261796775496257" calcext:value-type="percentage">
            <text:p>26,18%</text:p>
          </table:table-cell>
          <table:table-cell table:style-name="ce3" table:formula="of:=[.Q90]/[.$S90]" office:value-type="percentage" office:value="0.238777919294213" calcext:value-type="percentage">
            <text:p>23,88%</text:p>
          </table:table-cell>
          <table:table-cell table:style-name="ce3" table:formula="of:=[.R90]/[.$S90]" office:value-type="percentage" office:value="0.0197260103755708" calcext:value-type="percentage">
            <text:p>1,97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22-05</text:p>
          </table:table-cell>
          <table:table-cell table:style-name="ce1" office:value-type="string" calcext:value-type="string">
            <text:p>2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3941" calcext:value-type="float">
            <text:p>103941</text:p>
          </table:table-cell>
          <table:table-cell table:style-name="ce1" office:value-type="float" office:value="86754" calcext:value-type="float">
            <text:p>86754</text:p>
          </table:table-cell>
          <table:table-cell table:style-name="ce1" office:value-type="float" office:value="1303" calcext:value-type="float">
            <text:p>1303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602" calcext:value-type="float">
            <text:p>602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3260" calcext:value-type="float">
            <text:p>3260</text:p>
          </table:table-cell>
          <table:table-cell table:style-name="ce1" office:value-type="float" office:value="16354" calcext:value-type="float">
            <text:p>16354</text:p>
          </table:table-cell>
          <table:table-cell table:style-name="ce1" office:value-type="float" office:value="8240" calcext:value-type="float">
            <text:p>8240</text:p>
          </table:table-cell>
          <table:table-cell table:style-name="ce1" office:value-type="float" office:value="878" calcext:value-type="float">
            <text:p>878</text:p>
          </table:table-cell>
          <table:table-cell table:style-name="ce1" office:value-type="float" office:value="12322" calcext:value-type="float">
            <text:p>12322</text:p>
          </table:table-cell>
          <table:table-cell table:style-name="ce1" office:value-type="float" office:value="23785" calcext:value-type="float">
            <text:p>23785</text:p>
          </table:table-cell>
          <table:table-cell table:style-name="ce1" office:value-type="float" office:value="17578" calcext:value-type="float">
            <text:p>17578</text:p>
          </table:table-cell>
          <table:table-cell table:style-name="ce1" office:value-type="float" office:value="1148" calcext:value-type="float">
            <text:p>1148</text:p>
          </table:table-cell>
          <table:table-cell table:style-name="ce1" table:formula="of:=SUM([.H91:.R91])" office:value-type="float" office:value="84871" calcext:value-type="float">
            <text:p>84871</text:p>
          </table:table-cell>
          <table:table-cell table:style-name="ce3" table:formula="of:=[.H91]/[.$S91]" office:value-type="percentage" office:value="0.00709311779052916" calcext:value-type="percentage">
            <text:p>0,71%</text:p>
          </table:table-cell>
          <table:table-cell table:style-name="ce3" table:formula="of:=[.I91]/[.$S91]" office:value-type="percentage" office:value="0.00683390086130716" calcext:value-type="percentage">
            <text:p>0,68%</text:p>
          </table:table-cell>
          <table:table-cell table:style-name="ce3" table:formula="of:=[.J91]/[.$S91]" office:value-type="percentage" office:value="0.0014610408737967" calcext:value-type="percentage">
            <text:p>0,15%</text:p>
          </table:table-cell>
          <table:table-cell table:style-name="ce3" table:formula="of:=[.K91]/[.$S91]" office:value-type="percentage" office:value="0.038411235875623" calcext:value-type="percentage">
            <text:p>3,84%</text:p>
          </table:table-cell>
          <table:table-cell table:style-name="ce3" table:formula="of:=[.L91]/[.$S91]" office:value-type="percentage" office:value="0.192692439113478" calcext:value-type="percentage">
            <text:p>19,27%</text:p>
          </table:table-cell>
          <table:table-cell table:style-name="ce3" table:formula="of:=[.M91]/[.$S91]" office:value-type="percentage" office:value="0.0970885225813293" calcext:value-type="percentage">
            <text:p>9,71%</text:p>
          </table:table-cell>
          <table:table-cell table:style-name="ce3" table:formula="of:=[.N91]/[.$S91]" office:value-type="percentage" office:value="0.010345111993496" calcext:value-type="percentage">
            <text:p>1,03%</text:p>
          </table:table-cell>
          <table:table-cell table:style-name="ce3" table:formula="of:=[.O91]/[.$S91]" office:value-type="percentage" office:value="0.145185045539701" calcext:value-type="percentage">
            <text:p>14,52%</text:p>
          </table:table-cell>
          <table:table-cell table:style-name="ce3" table:formula="of:=[.P91]/[.$S91]" office:value-type="percentage" office:value="0.280248848252053" calcext:value-type="percentage">
            <text:p>28,02%</text:p>
          </table:table-cell>
          <table:table-cell table:style-name="ce3" table:formula="of:=[.Q91]/[.$S91]" office:value-type="percentage" office:value="0.207114326448375" calcext:value-type="percentage">
            <text:p>20,71%</text:p>
          </table:table-cell>
          <table:table-cell table:style-name="ce3" table:formula="of:=[.R91]/[.$S91]" office:value-type="percentage" office:value="0.0135264106703114" calcext:value-type="percentage">
            <text:p>1,35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23-01</text:p>
          </table:table-cell>
          <table:table-cell table:style-name="ce1" office:value-type="string" calcext:value-type="string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3113" calcext:value-type="float">
            <text:p>93113</text:p>
          </table:table-cell>
          <table:table-cell table:style-name="ce1" office:value-type="float" office:value="73196" calcext:value-type="float">
            <text:p>73196</text:p>
          </table:table-cell>
          <table:table-cell table:style-name="ce1" office:value-type="float" office:value="1950" calcext:value-type="float">
            <text:p>1950</text:p>
          </table:table-cell>
          <table:table-cell table:style-name="ce1" office:value-type="float" office:value="995" calcext:value-type="float">
            <text:p>995</text:p>
          </table:table-cell>
          <table:table-cell table:style-name="ce1" office:value-type="float" office:value="684" calcext:value-type="float">
            <text:p>684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3521" calcext:value-type="float">
            <text:p>3521</text:p>
          </table:table-cell>
          <table:table-cell table:style-name="ce1" office:value-type="float" office:value="12637" calcext:value-type="float">
            <text:p>12637</text:p>
          </table:table-cell>
          <table:table-cell table:style-name="ce1" office:value-type="float" office:value="5494" calcext:value-type="float">
            <text:p>5494</text:p>
          </table:table-cell>
          <table:table-cell table:style-name="ce1" office:value-type="float" office:value="1352" calcext:value-type="float">
            <text:p>1352</text:p>
          </table:table-cell>
          <table:table-cell table:style-name="ce1" office:value-type="float" office:value="13966" calcext:value-type="float">
            <text:p>13966</text:p>
          </table:table-cell>
          <table:table-cell table:style-name="ce1" office:value-type="float" office:value="15807" calcext:value-type="float">
            <text:p>15807</text:p>
          </table:table-cell>
          <table:table-cell table:style-name="ce1" office:value-type="float" office:value="14827" calcext:value-type="float">
            <text:p>14827</text:p>
          </table:table-cell>
          <table:table-cell table:style-name="ce1" office:value-type="float" office:value="1209" calcext:value-type="float">
            <text:p>1209</text:p>
          </table:table-cell>
          <table:table-cell table:style-name="ce1" table:formula="of:=SUM([.H92:.R92])" office:value-type="float" office:value="70251" calcext:value-type="float">
            <text:p>70251</text:p>
          </table:table-cell>
          <table:table-cell table:style-name="ce3" table:formula="of:=[.H92]/[.$S92]" office:value-type="percentage" office:value="0.009736516206175" calcext:value-type="percentage">
            <text:p>0,97%</text:p>
          </table:table-cell>
          <table:table-cell table:style-name="ce3" table:formula="of:=[.I92]/[.$S92]" office:value-type="percentage" office:value="0.00825611023330629" calcext:value-type="percentage">
            <text:p>0,83%</text:p>
          </table:table-cell>
          <table:table-cell table:style-name="ce3" table:formula="of:=[.J92]/[.$S92]" office:value-type="percentage" office:value="0.00247683306999189" calcext:value-type="percentage">
            <text:p>0,25%</text:p>
          </table:table-cell>
          <table:table-cell table:style-name="ce3" table:formula="of:=[.K92]/[.$S92]" office:value-type="percentage" office:value="0.0501202829852956" calcext:value-type="percentage">
            <text:p>5,01%</text:p>
          </table:table-cell>
          <table:table-cell table:style-name="ce3" table:formula="of:=[.L92]/[.$S92]" office:value-type="percentage" office:value="0.179883560376365" calcext:value-type="percentage">
            <text:p>17,99%</text:p>
          </table:table-cell>
          <table:table-cell table:style-name="ce3" table:formula="of:=[.M92]/[.$S92]" office:value-type="percentage" office:value="0.078205292451353" calcext:value-type="percentage">
            <text:p>7,82%</text:p>
          </table:table-cell>
          <table:table-cell table:style-name="ce3" table:formula="of:=[.N92]/[.$S92]" office:value-type="percentage" office:value="0.0192452776472933" calcext:value-type="percentage">
            <text:p>1,92%</text:p>
          </table:table-cell>
          <table:table-cell table:style-name="ce3" table:formula="of:=[.O92]/[.$S92]" office:value-type="percentage" office:value="0.198801440548889" calcext:value-type="percentage">
            <text:p>19,88%</text:p>
          </table:table-cell>
          <table:table-cell table:style-name="ce3" table:formula="of:=[.P92]/[.$S92]" office:value-type="percentage" office:value="0.225007473203228" calcext:value-type="percentage">
            <text:p>22,50%</text:p>
          </table:table-cell>
          <table:table-cell table:style-name="ce3" table:formula="of:=[.Q92]/[.$S92]" office:value-type="percentage" office:value="0.211057493843504" calcext:value-type="percentage">
            <text:p>21,11%</text:p>
          </table:table-cell>
          <table:table-cell table:style-name="ce3" table:formula="of:=[.R92]/[.$S92]" office:value-type="percentage" office:value="0.0172097194345988" calcext:value-type="percentage">
            <text:p>1,72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24-01</text:p>
          </table:table-cell>
          <table:table-cell table:style-name="ce1" office:value-type="string" calcext:value-type="string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6207" calcext:value-type="float">
            <text:p>76207</text:p>
          </table:table-cell>
          <table:table-cell table:style-name="ce1" office:value-type="float" office:value="61235" calcext:value-type="float">
            <text:p>61235</text:p>
          </table:table-cell>
          <table:table-cell table:style-name="ce1" office:value-type="float" office:value="1156" calcext:value-type="float">
            <text:p>1156</text:p>
          </table:table-cell>
          <table:table-cell table:style-name="ce1" office:value-type="float" office:value="628" calcext:value-type="float">
            <text:p>628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503" calcext:value-type="float">
            <text:p>503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2593" calcext:value-type="float">
            <text:p>2593</text:p>
          </table:table-cell>
          <table:table-cell table:style-name="ce1" office:value-type="float" office:value="9410" calcext:value-type="float">
            <text:p>9410</text:p>
          </table:table-cell>
          <table:table-cell table:style-name="ce1" office:value-type="float" office:value="3997" calcext:value-type="float">
            <text:p>3997</text:p>
          </table:table-cell>
          <table:table-cell table:style-name="ce1" office:value-type="float" office:value="1204" calcext:value-type="float">
            <text:p>1204</text:p>
          </table:table-cell>
          <table:table-cell table:style-name="ce1" office:value-type="float" office:value="11980" calcext:value-type="float">
            <text:p>11980</text:p>
          </table:table-cell>
          <table:table-cell table:style-name="ce1" office:value-type="float" office:value="13597" calcext:value-type="float">
            <text:p>13597</text:p>
          </table:table-cell>
          <table:table-cell table:style-name="ce1" office:value-type="float" office:value="14868" calcext:value-type="float">
            <text:p>14868</text:p>
          </table:table-cell>
          <table:table-cell table:style-name="ce1" office:value-type="float" office:value="830" calcext:value-type="float">
            <text:p>830</text:p>
          </table:table-cell>
          <table:table-cell table:style-name="ce1" table:formula="of:=SUM([.H93:.R93])" office:value-type="float" office:value="59451" calcext:value-type="float">
            <text:p>59451</text:p>
          </table:table-cell>
          <table:table-cell table:style-name="ce3" table:formula="of:=[.H93]/[.$S93]" office:value-type="percentage" office:value="0.00612268927351937" calcext:value-type="percentage">
            <text:p>0,61%</text:p>
          </table:table-cell>
          <table:table-cell table:style-name="ce3" table:formula="of:=[.I93]/[.$S93]" office:value-type="percentage" office:value="0.00846074918840726" calcext:value-type="percentage">
            <text:p>0,85%</text:p>
          </table:table-cell>
          <table:table-cell table:style-name="ce3" table:formula="of:=[.J93]/[.$S93]" office:value-type="percentage" office:value="0.00176616036736136" calcext:value-type="percentage">
            <text:p>0,18%</text:p>
          </table:table-cell>
          <table:table-cell table:style-name="ce3" table:formula="of:=[.K93]/[.$S93]" office:value-type="percentage" office:value="0.0436157507863619" calcext:value-type="percentage">
            <text:p>4,36%</text:p>
          </table:table-cell>
          <table:table-cell table:style-name="ce3" table:formula="of:=[.L93]/[.$S93]" office:value-type="percentage" office:value="0.158281610065432" calcext:value-type="percentage">
            <text:p>15,83%</text:p>
          </table:table-cell>
          <table:table-cell table:style-name="ce3" table:formula="of:=[.M93]/[.$S93]" office:value-type="percentage" office:value="0.0672318379842223" calcext:value-type="percentage">
            <text:p>6,72%</text:p>
          </table:table-cell>
          <table:table-cell table:style-name="ce3" table:formula="of:=[.N93]/[.$S93]" office:value-type="percentage" office:value="0.0202519722124102" calcext:value-type="percentage">
            <text:p>2,03%</text:p>
          </table:table-cell>
          <table:table-cell table:style-name="ce3" table:formula="of:=[.O93]/[.$S93]" office:value-type="percentage" office:value="0.201510487628467" calcext:value-type="percentage">
            <text:p>20,15%</text:p>
          </table:table-cell>
          <table:table-cell table:style-name="ce3" table:formula="of:=[.P93]/[.$S93]" office:value-type="percentage" office:value="0.228709357285832" calcext:value-type="percentage">
            <text:p>22,87%</text:p>
          </table:table-cell>
          <table:table-cell table:style-name="ce3" table:formula="of:=[.Q93]/[.$S93]" office:value-type="percentage" office:value="0.250088308018368" calcext:value-type="percentage">
            <text:p>25,01%</text:p>
          </table:table-cell>
          <table:table-cell table:style-name="ce3" table:formula="of:=[.R93]/[.$S93]" office:value-type="percentage" office:value="0.0139610771896183" calcext:value-type="percentage">
            <text:p>1,4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24-02</text:p>
          </table:table-cell>
          <table:table-cell table:style-name="ce1" office:value-type="string" calcext:value-type="string">
            <text:p>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2465" calcext:value-type="float">
            <text:p>82465</text:p>
          </table:table-cell>
          <table:table-cell table:style-name="ce1" office:value-type="float" office:value="66306" calcext:value-type="float">
            <text:p>66306</text:p>
          </table:table-cell>
          <table:table-cell table:style-name="ce1" office:value-type="float" office:value="1128" calcext:value-type="float">
            <text:p>1128</text:p>
          </table:table-cell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3003" calcext:value-type="float">
            <text:p>3003</text:p>
          </table:table-cell>
          <table:table-cell table:style-name="ce1" office:value-type="float" office:value="11345" calcext:value-type="float">
            <text:p>11345</text:p>
          </table:table-cell>
          <table:table-cell table:style-name="ce1" office:value-type="float" office:value="3610" calcext:value-type="float">
            <text:p>3610</text:p>
          </table:table-cell>
          <table:table-cell table:style-name="ce1" office:value-type="float" office:value="1730" calcext:value-type="float">
            <text:p>1730</text:p>
          </table:table-cell>
          <table:table-cell table:style-name="ce1" office:value-type="float" office:value="15374" calcext:value-type="float">
            <text:p>15374</text:p>
          </table:table-cell>
          <table:table-cell table:style-name="ce1" office:value-type="float" office:value="14184" calcext:value-type="float">
            <text:p>14184</text:p>
          </table:table-cell>
          <table:table-cell table:style-name="ce1" office:value-type="float" office:value="13364" calcext:value-type="float">
            <text:p>13364</text:p>
          </table:table-cell>
          <table:table-cell table:style-name="ce1" office:value-type="float" office:value="880" calcext:value-type="float">
            <text:p>880</text:p>
          </table:table-cell>
          <table:table-cell table:style-name="ce1" table:formula="of:=SUM([.H94:.R94])" office:value-type="float" office:value="64553" calcext:value-type="float">
            <text:p>64553</text:p>
          </table:table-cell>
          <table:table-cell table:style-name="ce3" table:formula="of:=[.H94]/[.$S94]" office:value-type="percentage" office:value="0.00596409152169535" calcext:value-type="percentage">
            <text:p>0,60%</text:p>
          </table:table-cell>
          <table:table-cell table:style-name="ce3" table:formula="of:=[.I94]/[.$S94]" office:value-type="percentage" office:value="0.00847365730485028" calcext:value-type="percentage">
            <text:p>0,85%</text:p>
          </table:table-cell>
          <table:table-cell table:style-name="ce3" table:formula="of:=[.J94]/[.$S94]" office:value-type="percentage" office:value="0.00202934023205738" calcext:value-type="percentage">
            <text:p>0,20%</text:p>
          </table:table-cell>
          <table:table-cell table:style-name="ce3" table:formula="of:=[.K94]/[.$S94]" office:value-type="percentage" office:value="0.0465199138692237" calcext:value-type="percentage">
            <text:p>4,65%</text:p>
          </table:table-cell>
          <table:table-cell table:style-name="ce3" table:formula="of:=[.L94]/[.$S94]" office:value-type="percentage" office:value="0.175747060554893" calcext:value-type="percentage">
            <text:p>17,57%</text:p>
          </table:table-cell>
          <table:table-cell table:style-name="ce3" table:formula="of:=[.M94]/[.$S94]" office:value-type="percentage" office:value="0.0559230399826499" calcext:value-type="percentage">
            <text:p>5,59%</text:p>
          </table:table-cell>
          <table:table-cell table:style-name="ce3" table:formula="of:=[.N94]/[.$S94]" office:value-type="percentage" office:value="0.0267996839806051" calcext:value-type="percentage">
            <text:p>2,68%</text:p>
          </table:table-cell>
          <table:table-cell table:style-name="ce3" table:formula="of:=[.O94]/[.$S94]" office:value-type="percentage" office:value="0.238160891050764" calcext:value-type="percentage">
            <text:p>23,82%</text:p>
          </table:table-cell>
          <table:table-cell table:style-name="ce3" table:formula="of:=[.P94]/[.$S94]" office:value-type="percentage" office:value="0.219726426347342" calcext:value-type="percentage">
            <text:p>21,97%</text:p>
          </table:table-cell>
          <table:table-cell table:style-name="ce3" table:formula="of:=[.Q94]/[.$S94]" office:value-type="percentage" office:value="0.207023685963472" calcext:value-type="percentage">
            <text:p>20,70%</text:p>
          </table:table-cell>
          <table:table-cell table:style-name="ce3" table:formula="of:=[.R94]/[.$S94]" office:value-type="percentage" office:value="0.0136322091924465" calcext:value-type="percentage">
            <text:p>1,36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24-03</text:p>
          </table:table-cell>
          <table:table-cell table:style-name="ce1" office:value-type="string" calcext:value-type="string">
            <text:p>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7497" calcext:value-type="float">
            <text:p>67497</text:p>
          </table:table-cell>
          <table:table-cell table:style-name="ce1" office:value-type="float" office:value="56140" calcext:value-type="float">
            <text:p>56140</text:p>
          </table:table-cell>
          <table:table-cell table:style-name="ce1" office:value-type="float" office:value="1334" calcext:value-type="float">
            <text:p>1334</text:p>
          </table:table-cell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401" calcext:value-type="float">
            <text:p>401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2623" calcext:value-type="float">
            <text:p>2623</text:p>
          </table:table-cell>
          <table:table-cell table:style-name="ce1" office:value-type="float" office:value="9653" calcext:value-type="float">
            <text:p>9653</text:p>
          </table:table-cell>
          <table:table-cell table:style-name="ce1" office:value-type="float" office:value="3293" calcext:value-type="float">
            <text:p>3293</text:p>
          </table:table-cell>
          <table:table-cell table:style-name="ce1" office:value-type="float" office:value="1315" calcext:value-type="float">
            <text:p>1315</text:p>
          </table:table-cell>
          <table:table-cell table:style-name="ce1" office:value-type="float" office:value="11660" calcext:value-type="float">
            <text:p>11660</text:p>
          </table:table-cell>
          <table:table-cell table:style-name="ce1" office:value-type="float" office:value="11625" calcext:value-type="float">
            <text:p>11625</text:p>
          </table:table-cell>
          <table:table-cell table:style-name="ce1" office:value-type="float" office:value="12127" calcext:value-type="float">
            <text:p>12127</text:p>
          </table:table-cell>
          <table:table-cell table:style-name="ce1" office:value-type="float" office:value="847" calcext:value-type="float">
            <text:p>847</text:p>
          </table:table-cell>
          <table:table-cell table:style-name="ce1" table:formula="of:=SUM([.H95:.R95])" office:value-type="float" office:value="54090" calcext:value-type="float">
            <text:p>54090</text:p>
          </table:table-cell>
          <table:table-cell table:style-name="ce3" table:formula="of:=[.H95]/[.$S95]" office:value-type="percentage" office:value="0.00794971344056203" calcext:value-type="percentage">
            <text:p>0,79%</text:p>
          </table:table-cell>
          <table:table-cell table:style-name="ce3" table:formula="of:=[.I95]/[.$S95]" office:value-type="percentage" office:value="0.00741356997596598" calcext:value-type="percentage">
            <text:p>0,74%</text:p>
          </table:table-cell>
          <table:table-cell table:style-name="ce3" table:formula="of:=[.J95]/[.$S95]" office:value-type="percentage" office:value="0.00214457385838417" calcext:value-type="percentage">
            <text:p>0,21%</text:p>
          </table:table-cell>
          <table:table-cell table:style-name="ce3" table:formula="of:=[.K95]/[.$S95]" office:value-type="percentage" office:value="0.0484932519874284" calcext:value-type="percentage">
            <text:p>4,85%</text:p>
          </table:table-cell>
          <table:table-cell table:style-name="ce3" table:formula="of:=[.L95]/[.$S95]" office:value-type="percentage" office:value="0.17846182288778" calcext:value-type="percentage">
            <text:p>17,85%</text:p>
          </table:table-cell>
          <table:table-cell table:style-name="ce3" table:formula="of:=[.M95]/[.$S95]" office:value-type="percentage" office:value="0.0608800147901645" calcext:value-type="percentage">
            <text:p>6,09%</text:p>
          </table:table-cell>
          <table:table-cell table:style-name="ce3" table:formula="of:=[.N95]/[.$S95]" office:value-type="percentage" office:value="0.0243113329635792" calcext:value-type="percentage">
            <text:p>2,43%</text:p>
          </table:table-cell>
          <table:table-cell table:style-name="ce3" table:formula="of:=[.O95]/[.$S95]" office:value-type="percentage" office:value="0.215566648178961" calcext:value-type="percentage">
            <text:p>21,56%</text:p>
          </table:table-cell>
          <table:table-cell table:style-name="ce3" table:formula="of:=[.P95]/[.$S95]" office:value-type="percentage" office:value="0.214919578480311" calcext:value-type="percentage">
            <text:p>21,49%</text:p>
          </table:table-cell>
          <table:table-cell table:style-name="ce3" table:formula="of:=[.Q95]/[.$S95]" office:value-type="percentage" office:value="0.224200406729525" calcext:value-type="percentage">
            <text:p>22,42%</text:p>
          </table:table-cell>
          <table:table-cell table:style-name="ce3" table:formula="of:=[.R95]/[.$S95]" office:value-type="percentage" office:value="0.0156590867073396" calcext:value-type="percentage">
            <text:p>1,57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24-04</text:p>
          </table:table-cell>
          <table:table-cell table:style-name="ce1" office:value-type="string" calcext:value-type="string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7851" calcext:value-type="float">
            <text:p>87851</text:p>
          </table:table-cell>
          <table:table-cell table:style-name="ce1" office:value-type="float" office:value="72819" calcext:value-type="float">
            <text:p>72819</text:p>
          </table:table-cell>
          <table:table-cell table:style-name="ce1" office:value-type="float" office:value="1429" calcext:value-type="float">
            <text:p>1429</text:p>
          </table:table-cell>
          <table:table-cell table:style-name="ce1" office:value-type="float" office:value="774" calcext:value-type="float">
            <text:p>774</text:p>
          </table:table-cell>
          <table:table-cell table:style-name="ce1" office:value-type="float" office:value="447" calcext:value-type="float">
            <text:p>447</text:p>
          </table:table-cell>
          <table:table-cell table:style-name="ce1" office:value-type="float" office:value="677" calcext:value-type="float">
            <text:p>677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3205" calcext:value-type="float">
            <text:p>3205</text:p>
          </table:table-cell>
          <table:table-cell table:style-name="ce1" office:value-type="float" office:value="12102" calcext:value-type="float">
            <text:p>12102</text:p>
          </table:table-cell>
          <table:table-cell table:style-name="ce1" office:value-type="float" office:value="4883" calcext:value-type="float">
            <text:p>4883</text:p>
          </table:table-cell>
          <table:table-cell table:style-name="ce1" office:value-type="float" office:value="1801" calcext:value-type="float">
            <text:p>1801</text:p>
          </table:table-cell>
          <table:table-cell table:style-name="ce1" office:value-type="float" office:value="13030" calcext:value-type="float">
            <text:p>13030</text:p>
          </table:table-cell>
          <table:table-cell table:style-name="ce1" office:value-type="float" office:value="16539" calcext:value-type="float">
            <text:p>16539</text:p>
          </table:table-cell>
          <table:table-cell table:style-name="ce1" office:value-type="float" office:value="16773" calcext:value-type="float">
            <text:p>16773</text:p>
          </table:table-cell>
          <table:table-cell table:style-name="ce1" office:value-type="float" office:value="1021" calcext:value-type="float">
            <text:p>1021</text:p>
          </table:table-cell>
          <table:table-cell table:style-name="ce1" table:formula="of:=SUM([.H96:.R96])" office:value-type="float" office:value="70616" calcext:value-type="float">
            <text:p>70616</text:p>
          </table:table-cell>
          <table:table-cell table:style-name="ce3" table:formula="of:=[.H96]/[.$S96]" office:value-type="percentage" office:value="0.00633001019598958" calcext:value-type="percentage">
            <text:p>0,63%</text:p>
          </table:table-cell>
          <table:table-cell table:style-name="ce3" table:formula="of:=[.I96]/[.$S96]" office:value-type="percentage" office:value="0.00958706242211397" calcext:value-type="percentage">
            <text:p>0,96%</text:p>
          </table:table-cell>
          <table:table-cell table:style-name="ce3" table:formula="of:=[.J96]/[.$S96]" office:value-type="percentage" office:value="0.00195423133567463" calcext:value-type="percentage">
            <text:p>0,20%</text:p>
          </table:table-cell>
          <table:table-cell table:style-name="ce3" table:formula="of:=[.K96]/[.$S96]" office:value-type="percentage" office:value="0.0453863147162116" calcext:value-type="percentage">
            <text:p>4,54%</text:p>
          </table:table-cell>
          <table:table-cell table:style-name="ce3" table:formula="of:=[.L96]/[.$S96]" office:value-type="percentage" office:value="0.171377591480684" calcext:value-type="percentage">
            <text:p>17,14%</text:p>
          </table:table-cell>
          <table:table-cell table:style-name="ce3" table:formula="of:=[.M96]/[.$S96]" office:value-type="percentage" office:value="0.0691486348702844" calcext:value-type="percentage">
            <text:p>6,91%</text:p>
          </table:table-cell>
          <table:table-cell table:style-name="ce3" table:formula="of:=[.N96]/[.$S96]" office:value-type="percentage" office:value="0.0255041350402175" calcext:value-type="percentage">
            <text:p>2,55%</text:p>
          </table:table-cell>
          <table:table-cell table:style-name="ce3" table:formula="of:=[.O96]/[.$S96]" office:value-type="percentage" office:value="0.184519089158264" calcext:value-type="percentage">
            <text:p>18,45%</text:p>
          </table:table-cell>
          <table:table-cell table:style-name="ce3" table:formula="of:=[.P96]/[.$S96]" office:value-type="percentage" office:value="0.234210377251614" calcext:value-type="percentage">
            <text:p>23,42%</text:p>
          </table:table-cell>
          <table:table-cell table:style-name="ce3" table:formula="of:=[.Q96]/[.$S96]" office:value-type="percentage" office:value="0.23752407386428" calcext:value-type="percentage">
            <text:p>23,75%</text:p>
          </table:table-cell>
          <table:table-cell table:style-name="ce3" table:formula="of:=[.R96]/[.$S96]" office:value-type="percentage" office:value="0.0144584796646652" calcext:value-type="percentage">
            <text:p>1,45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25-0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5233" calcext:value-type="float">
            <text:p>75233</text:p>
          </table:table-cell>
          <table:table-cell table:style-name="ce1" office:value-type="float" office:value="59287" calcext:value-type="float">
            <text:p>59287</text:p>
          </table:table-cell>
          <table:table-cell table:style-name="ce1" office:value-type="float" office:value="1046" calcext:value-type="float">
            <text:p>1046</text:p>
          </table:table-cell>
          <table:table-cell table:style-name="ce1" office:value-type="float" office:value="374" calcext:value-type="float">
            <text:p>374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10767" calcext:value-type="float">
            <text:p>10767</text:p>
          </table:table-cell>
          <table:table-cell table:style-name="ce1" office:value-type="float" office:value="4182" calcext:value-type="float">
            <text:p>4182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11514" calcext:value-type="float">
            <text:p>11514</text:p>
          </table:table-cell>
          <table:table-cell table:style-name="ce1" office:value-type="float" office:value="14415" calcext:value-type="float">
            <text:p>14415</text:p>
          </table:table-cell>
          <table:table-cell table:style-name="ce1" office:value-type="float" office:value="12293" calcext:value-type="float">
            <text:p>12293</text:p>
          </table:table-cell>
          <table:table-cell table:style-name="ce1" office:value-type="float" office:value="629" calcext:value-type="float">
            <text:p>629</text:p>
          </table:table-cell>
          <table:table-cell table:style-name="ce1" table:formula="of:=SUM([.H97:.R97])" office:value-type="float" office:value="57867" calcext:value-type="float">
            <text:p>57867</text:p>
          </table:table-cell>
          <table:table-cell table:style-name="ce3" table:formula="of:=[.H97]/[.$S97]" office:value-type="percentage" office:value="0.0063939723849517" calcext:value-type="percentage">
            <text:p>0,64%</text:p>
          </table:table-cell>
          <table:table-cell table:style-name="ce3" table:formula="of:=[.I97]/[.$S97]" office:value-type="percentage" office:value="0.00967736360965663" calcext:value-type="percentage">
            <text:p>0,97%</text:p>
          </table:table-cell>
          <table:table-cell table:style-name="ce3" table:formula="of:=[.J97]/[.$S97]" office:value-type="percentage" office:value="0.00158985259301502" calcext:value-type="percentage">
            <text:p>0,16%</text:p>
          </table:table-cell>
          <table:table-cell table:style-name="ce3" table:formula="of:=[.K97]/[.$S97]" office:value-type="percentage" office:value="0.0452416748751447" calcext:value-type="percentage">
            <text:p>4,52%</text:p>
          </table:table-cell>
          <table:table-cell table:style-name="ce3" table:formula="of:=[.L97]/[.$S97]" office:value-type="percentage" office:value="0.186064596402094" calcext:value-type="percentage">
            <text:p>18,61%</text:p>
          </table:table-cell>
          <table:table-cell table:style-name="ce3" table:formula="of:=[.M97]/[.$S97]" office:value-type="percentage" office:value="0.0722691689564" calcext:value-type="percentage">
            <text:p>7,23%</text:p>
          </table:table-cell>
          <table:table-cell table:style-name="ce3" table:formula="of:=[.N97]/[.$S97]" office:value-type="percentage" office:value="0.00737898975236318" calcext:value-type="percentage">
            <text:p>0,74%</text:p>
          </table:table-cell>
          <table:table-cell table:style-name="ce3" table:formula="of:=[.O97]/[.$S97]" office:value-type="percentage" office:value="0.198973508217119" calcext:value-type="percentage">
            <text:p>19,90%</text:p>
          </table:table-cell>
          <table:table-cell table:style-name="ce3" table:formula="of:=[.P97]/[.$S97]" office:value-type="percentage" office:value="0.249105707916429" calcext:value-type="percentage">
            <text:p>24,91%</text:p>
          </table:table-cell>
          <table:table-cell table:style-name="ce3" table:formula="of:=[.Q97]/[.$S97]" office:value-type="percentage" office:value="0.212435412238409" calcext:value-type="percentage">
            <text:p>21,24%</text:p>
          </table:table-cell>
          <table:table-cell table:style-name="ce3" table:formula="of:=[.R97]/[.$S97]" office:value-type="percentage" office:value="0.0108697530544179" calcext:value-type="percentage">
            <text:p>1,09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25-02</text:p>
          </table:table-cell>
          <table:table-cell table:style-name="ce1" office:value-type="string" calcext:value-type="string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8335" calcext:value-type="float">
            <text:p>78335</text:p>
          </table:table-cell>
          <table:table-cell table:style-name="ce1" office:value-type="float" office:value="63004" calcext:value-type="float">
            <text:p>63004</text:p>
          </table:table-cell>
          <table:table-cell table:style-name="ce1" office:value-type="float" office:value="1180" calcext:value-type="float">
            <text:p>1180</text:p>
          </table:table-cell>
          <table:table-cell table:style-name="ce1" office:value-type="float" office:value="387" calcext:value-type="float">
            <text:p>387</text:p>
          </table:table-cell>
          <table:table-cell table:style-name="ce1" office:value-type="float" office:value="379" calcext:value-type="float">
            <text:p>379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2679" calcext:value-type="float">
            <text:p>2679</text:p>
          </table:table-cell>
          <table:table-cell table:style-name="ce1" office:value-type="float" office:value="12953" calcext:value-type="float">
            <text:p>12953</text:p>
          </table:table-cell>
          <table:table-cell table:style-name="ce1" office:value-type="float" office:value="4255" calcext:value-type="float">
            <text:p>4255</text:p>
          </table:table-cell>
          <table:table-cell table:style-name="ce1" office:value-type="float" office:value="503" calcext:value-type="float">
            <text:p>503</text:p>
          </table:table-cell>
          <table:table-cell table:style-name="ce1" office:value-type="float" office:value="11213" calcext:value-type="float">
            <text:p>11213</text:p>
          </table:table-cell>
          <table:table-cell table:style-name="ce1" office:value-type="float" office:value="15473" calcext:value-type="float">
            <text:p>15473</text:p>
          </table:table-cell>
          <table:table-cell table:style-name="ce1" office:value-type="float" office:value="12551" calcext:value-type="float">
            <text:p>12551</text:p>
          </table:table-cell>
          <table:table-cell table:style-name="ce1" office:value-type="float" office:value="696" calcext:value-type="float">
            <text:p>696</text:p>
          </table:table-cell>
          <table:table-cell table:style-name="ce1" table:formula="of:=SUM([.H98:.R98])" office:value-type="float" office:value="61437" calcext:value-type="float">
            <text:p>61437</text:p>
          </table:table-cell>
          <table:table-cell table:style-name="ce3" table:formula="of:=[.H98]/[.$S98]" office:value-type="percentage" office:value="0.00616892100851279" calcext:value-type="percentage">
            <text:p>0,62%</text:p>
          </table:table-cell>
          <table:table-cell table:style-name="ce3" table:formula="of:=[.I98]/[.$S98]" office:value-type="percentage" office:value="0.00963588716896984" calcext:value-type="percentage">
            <text:p>0,96%</text:p>
          </table:table-cell>
          <table:table-cell table:style-name="ce3" table:formula="of:=[.J98]/[.$S98]" office:value-type="percentage" office:value="0.00232758761007211" calcext:value-type="percentage">
            <text:p>0,23%</text:p>
          </table:table-cell>
          <table:table-cell table:style-name="ce3" table:formula="of:=[.K98]/[.$S98]" office:value-type="percentage" office:value="0.0436056448068753" calcext:value-type="percentage">
            <text:p>4,36%</text:p>
          </table:table-cell>
          <table:table-cell table:style-name="ce3" table:formula="of:=[.L98]/[.$S98]" office:value-type="percentage" office:value="0.210833862330517" calcext:value-type="percentage">
            <text:p>21,08%</text:p>
          </table:table-cell>
          <table:table-cell table:style-name="ce3" table:formula="of:=[.M98]/[.$S98]" office:value-type="percentage" office:value="0.0692579390269707" calcext:value-type="percentage">
            <text:p>6,93%</text:p>
          </table:table-cell>
          <table:table-cell table:style-name="ce3" table:formula="of:=[.N98]/[.$S98]" office:value-type="percentage" office:value="0.00818724872633755" calcext:value-type="percentage">
            <text:p>0,82%</text:p>
          </table:table-cell>
          <table:table-cell table:style-name="ce3" table:formula="of:=[.O98]/[.$S98]" office:value-type="percentage" office:value="0.182512166935234" calcext:value-type="percentage">
            <text:p>18,25%</text:p>
          </table:table-cell>
          <table:table-cell table:style-name="ce3" table:formula="of:=[.P98]/[.$S98]" office:value-type="percentage" office:value="0.251851490144375" calcext:value-type="percentage">
            <text:p>25,19%</text:p>
          </table:table-cell>
          <table:table-cell table:style-name="ce3" table:formula="of:=[.Q98]/[.$S98]" office:value-type="percentage" office:value="0.204290574084021" calcext:value-type="percentage">
            <text:p>20,43%</text:p>
          </table:table-cell>
          <table:table-cell table:style-name="ce3" table:formula="of:=[.R98]/[.$S98]" office:value-type="percentage" office:value="0.0113286781581132" calcext:value-type="percentage">
            <text:p>1,13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25-03</text:p>
          </table:table-cell>
          <table:table-cell table:style-name="ce1" office:value-type="string" calcext:value-type="string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5897" calcext:value-type="float">
            <text:p>65897</text:p>
          </table:table-cell>
          <table:table-cell table:style-name="ce1" office:value-type="float" office:value="51615" calcext:value-type="float">
            <text:p>51615</text:p>
          </table:table-cell>
          <table:table-cell table:style-name="ce1" office:value-type="float" office:value="1186" calcext:value-type="float">
            <text:p>1186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2665" calcext:value-type="float">
            <text:p>2665</text:p>
          </table:table-cell>
          <table:table-cell table:style-name="ce1" office:value-type="float" office:value="10344" calcext:value-type="float">
            <text:p>10344</text:p>
          </table:table-cell>
          <table:table-cell table:style-name="ce1" office:value-type="float" office:value="2439" calcext:value-type="float">
            <text:p>2439</text:p>
          </table:table-cell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14136" calcext:value-type="float">
            <text:p>14136</text:p>
          </table:table-cell>
          <table:table-cell table:style-name="ce1" office:value-type="float" office:value="10096" calcext:value-type="float">
            <text:p>10096</text:p>
          </table:table-cell>
          <table:table-cell table:style-name="ce1" office:value-type="float" office:value="8123" calcext:value-type="float">
            <text:p>8123</text:p>
          </table:table-cell>
          <table:table-cell table:style-name="ce1" office:value-type="float" office:value="684" calcext:value-type="float">
            <text:p>684</text:p>
          </table:table-cell>
          <table:table-cell table:style-name="ce1" table:formula="of:=SUM([.H99:.R99])" office:value-type="float" office:value="50005" calcext:value-type="float">
            <text:p>50005</text:p>
          </table:table-cell>
          <table:table-cell table:style-name="ce3" table:formula="of:=[.H99]/[.$S99]" office:value-type="percentage" office:value="0.00825917408259174" calcext:value-type="percentage">
            <text:p>0,83%</text:p>
          </table:table-cell>
          <table:table-cell table:style-name="ce3" table:formula="of:=[.I99]/[.$S99]" office:value-type="percentage" office:value="0.0112188781121888" calcext:value-type="percentage">
            <text:p>1,12%</text:p>
          </table:table-cell>
          <table:table-cell table:style-name="ce3" table:formula="of:=[.J99]/[.$S99]" office:value-type="percentage" office:value="0.00153984601539846" calcext:value-type="percentage">
            <text:p>0,15%</text:p>
          </table:table-cell>
          <table:table-cell table:style-name="ce3" table:formula="of:=[.K99]/[.$S99]" office:value-type="percentage" office:value="0.0532946705329467" calcext:value-type="percentage">
            <text:p>5,33%</text:p>
          </table:table-cell>
          <table:table-cell table:style-name="ce3" table:formula="of:=[.L99]/[.$S99]" office:value-type="percentage" office:value="0.206859314068593" calcext:value-type="percentage">
            <text:p>20,69%</text:p>
          </table:table-cell>
          <table:table-cell table:style-name="ce3" table:formula="of:=[.M99]/[.$S99]" office:value-type="percentage" office:value="0.0487751224877512" calcext:value-type="percentage">
            <text:p>4,88%</text:p>
          </table:table-cell>
          <table:table-cell table:style-name="ce3" table:formula="of:=[.N99]/[.$S99]" office:value-type="percentage" office:value="0.00933906609339066" calcext:value-type="percentage">
            <text:p>0,93%</text:p>
          </table:table-cell>
          <table:table-cell table:style-name="ce3" table:formula="of:=[.O99]/[.$S99]" office:value-type="percentage" office:value="0.282691730826917" calcext:value-type="percentage">
            <text:p>28,27%</text:p>
          </table:table-cell>
          <table:table-cell table:style-name="ce3" table:formula="of:=[.P99]/[.$S99]" office:value-type="percentage" office:value="0.201899810018998" calcext:value-type="percentage">
            <text:p>20,19%</text:p>
          </table:table-cell>
          <table:table-cell table:style-name="ce3" table:formula="of:=[.Q99]/[.$S99]" office:value-type="percentage" office:value="0.162443755624438" calcext:value-type="percentage">
            <text:p>16,24%</text:p>
          </table:table-cell>
          <table:table-cell table:style-name="ce3" table:formula="of:=[.R99]/[.$S99]" office:value-type="percentage" office:value="0.0136786321367863" calcext:value-type="percentage">
            <text:p>1,37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25-04</text:p>
          </table:table-cell>
          <table:table-cell table:style-name="ce1" office:value-type="string" calcext:value-type="string">
            <text:p>2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6908" calcext:value-type="float">
            <text:p>66908</text:p>
          </table:table-cell>
          <table:table-cell table:style-name="ce1" office:value-type="float" office:value="51217" calcext:value-type="float">
            <text:p>51217</text:p>
          </table:table-cell>
          <table:table-cell table:style-name="ce1" office:value-type="float" office:value="1045" calcext:value-type="float">
            <text:p>1045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508" calcext:value-type="float">
            <text:p>508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2557" calcext:value-type="float">
            <text:p>2557</text:p>
          </table:table-cell>
          <table:table-cell table:style-name="ce1" office:value-type="float" office:value="7912" calcext:value-type="float">
            <text:p>7912</text:p>
          </table:table-cell>
          <table:table-cell table:style-name="ce1" office:value-type="float" office:value="2745" calcext:value-type="float">
            <text:p>2745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15651" calcext:value-type="float">
            <text:p>15651</text:p>
          </table:table-cell>
          <table:table-cell table:style-name="ce1" office:value-type="float" office:value="9669" calcext:value-type="float">
            <text:p>9669</text:p>
          </table:table-cell>
          <table:table-cell table:style-name="ce1" office:value-type="float" office:value="8881" calcext:value-type="float">
            <text:p>8881</text:p>
          </table:table-cell>
          <table:table-cell table:style-name="ce1" office:value-type="float" office:value="624" calcext:value-type="float">
            <text:p>624</text:p>
          </table:table-cell>
          <table:table-cell table:style-name="ce1" table:formula="of:=SUM([.H100:.R100])" office:value-type="float" office:value="49711" calcext:value-type="float">
            <text:p>49711</text:p>
          </table:table-cell>
          <table:table-cell table:style-name="ce3" table:formula="of:=[.H100]/[.$S100]" office:value-type="percentage" office:value="0.0102190662026513" calcext:value-type="percentage">
            <text:p>1,02%</text:p>
          </table:table-cell>
          <table:table-cell table:style-name="ce3" table:formula="of:=[.I100]/[.$S100]" office:value-type="percentage" office:value="0.0130755768341011" calcext:value-type="percentage">
            <text:p>1,31%</text:p>
          </table:table-cell>
          <table:table-cell table:style-name="ce3" table:formula="of:=[.J100]/[.$S100]" office:value-type="percentage" office:value="0.00170988312445938" calcext:value-type="percentage">
            <text:p>0,17%</text:p>
          </table:table-cell>
          <table:table-cell table:style-name="ce3" table:formula="of:=[.K100]/[.$S100]" office:value-type="percentage" office:value="0.0514373076381485" calcext:value-type="percentage">
            <text:p>5,14%</text:p>
          </table:table-cell>
          <table:table-cell table:style-name="ce3" table:formula="of:=[.L100]/[.$S100]" office:value-type="percentage" office:value="0.159159944479089" calcext:value-type="percentage">
            <text:p>15,92%</text:p>
          </table:table-cell>
          <table:table-cell table:style-name="ce3" table:formula="of:=[.M100]/[.$S100]" office:value-type="percentage" office:value="0.0552191667840116" calcext:value-type="percentage">
            <text:p>5,52%</text:p>
          </table:table-cell>
          <table:table-cell table:style-name="ce3" table:formula="of:=[.N100]/[.$S100]" office:value-type="percentage" office:value="0.00862988071050673" calcext:value-type="percentage">
            <text:p>0,86%</text:p>
          </table:table-cell>
          <table:table-cell table:style-name="ce3" table:formula="of:=[.O100]/[.$S100]" office:value-type="percentage" office:value="0.314839773893102" calcext:value-type="percentage">
            <text:p>31,48%</text:p>
          </table:table-cell>
          <table:table-cell table:style-name="ce3" table:formula="of:=[.P100]/[.$S100]" office:value-type="percentage" office:value="0.194504234475267" calcext:value-type="percentage">
            <text:p>19,45%</text:p>
          </table:table-cell>
          <table:table-cell table:style-name="ce3" table:formula="of:=[.Q100]/[.$S100]" office:value-type="percentage" office:value="0.178652612097926" calcext:value-type="percentage">
            <text:p>17,87%</text:p>
          </table:table-cell>
          <table:table-cell table:style-name="ce3" table:formula="of:=[.R100]/[.$S100]" office:value-type="percentage" office:value="0.0125525537607371" calcext:value-type="percentage">
            <text:p>1,26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25-05</text:p>
          </table:table-cell>
          <table:table-cell table:style-name="ce1" office:value-type="string" calcext:value-type="string">
            <text:p>2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2028" calcext:value-type="float">
            <text:p>82028</text:p>
          </table:table-cell>
          <table:table-cell table:style-name="ce1" office:value-type="float" office:value="67079" calcext:value-type="float">
            <text:p>67079</text:p>
          </table:table-cell>
          <table:table-cell table:style-name="ce1" office:value-type="float" office:value="1350" calcext:value-type="float">
            <text:p>1350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381" calcext:value-type="float">
            <text:p>381</text:p>
          </table:table-cell>
          <table:table-cell table:style-name="ce1" office:value-type="float" office:value="766" calcext:value-type="float">
            <text:p>766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4214" calcext:value-type="float">
            <text:p>4214</text:p>
          </table:table-cell>
          <table:table-cell table:style-name="ce1" office:value-type="float" office:value="17953" calcext:value-type="float">
            <text:p>17953</text:p>
          </table:table-cell>
          <table:table-cell table:style-name="ce1" office:value-type="float" office:value="2697" calcext:value-type="float">
            <text:p>2697</text:p>
          </table:table-cell>
          <table:table-cell table:style-name="ce1" office:value-type="float" office:value="706" calcext:value-type="float">
            <text:p>706</text:p>
          </table:table-cell>
          <table:table-cell table:style-name="ce1" office:value-type="float" office:value="14121" calcext:value-type="float">
            <text:p>14121</text:p>
          </table:table-cell>
          <table:table-cell table:style-name="ce1" office:value-type="float" office:value="14301" calcext:value-type="float">
            <text:p>14301</text:p>
          </table:table-cell>
          <table:table-cell table:style-name="ce1" office:value-type="float" office:value="8955" calcext:value-type="float">
            <text:p>8955</text:p>
          </table:table-cell>
          <table:table-cell table:style-name="ce1" office:value-type="float" office:value="932" calcext:value-type="float">
            <text:p>932</text:p>
          </table:table-cell>
          <table:table-cell table:style-name="ce1" table:formula="of:=SUM([.H101:.R101])" office:value-type="float" office:value="65159" calcext:value-type="float">
            <text:p>65159</text:p>
          </table:table-cell>
          <table:table-cell table:style-name="ce3" table:formula="of:=[.H101]/[.$S101]" office:value-type="percentage" office:value="0.00584723522460443" calcext:value-type="percentage">
            <text:p>0,58%</text:p>
          </table:table-cell>
          <table:table-cell table:style-name="ce3" table:formula="of:=[.I101]/[.$S101]" office:value-type="percentage" office:value="0.0117558587455302" calcext:value-type="percentage">
            <text:p>1,18%</text:p>
          </table:table-cell>
          <table:table-cell table:style-name="ce3" table:formula="of:=[.J101]/[.$S101]" office:value-type="percentage" office:value="0.00204116085268344" calcext:value-type="percentage">
            <text:p>0,20%</text:p>
          </table:table-cell>
          <table:table-cell table:style-name="ce3" table:formula="of:=[.K101]/[.$S101]" office:value-type="percentage" office:value="0.0646725701744962" calcext:value-type="percentage">
            <text:p>6,47%</text:p>
          </table:table-cell>
          <table:table-cell table:style-name="ce3" table:formula="of:=[.L101]/[.$S101]" office:value-type="percentage" office:value="0.275526020964103" calcext:value-type="percentage">
            <text:p>27,55%</text:p>
          </table:table-cell>
          <table:table-cell table:style-name="ce3" table:formula="of:=[.M101]/[.$S101]" office:value-type="percentage" office:value="0.0413910587946408" calcext:value-type="percentage">
            <text:p>4,14%</text:p>
          </table:table-cell>
          <table:table-cell table:style-name="ce3" table:formula="of:=[.N101]/[.$S101]" office:value-type="percentage" office:value="0.0108350343007106" calcext:value-type="percentage">
            <text:p>1,08%</text:p>
          </table:table-cell>
          <table:table-cell table:style-name="ce3" table:formula="of:=[.O101]/[.$S101]" office:value-type="percentage" office:value="0.216716033088292" calcext:value-type="percentage">
            <text:p>21,67%</text:p>
          </table:table-cell>
          <table:table-cell table:style-name="ce3" table:formula="of:=[.P101]/[.$S101]" office:value-type="percentage" office:value="0.21947850642275" calcext:value-type="percentage">
            <text:p>21,95%</text:p>
          </table:table-cell>
          <table:table-cell table:style-name="ce3" table:formula="of:=[.Q101]/[.$S101]" office:value-type="percentage" office:value="0.137433048389325" calcext:value-type="percentage">
            <text:p>13,74%</text:p>
          </table:table-cell>
          <table:table-cell table:style-name="ce3" table:formula="of:=[.R101]/[.$S101]" office:value-type="percentage" office:value="0.0143034730428644" calcext:value-type="percentage">
            <text:p>1,43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26-01</text:p>
          </table:table-cell>
          <table:table-cell table:style-name="ce1" office:value-type="string" calcext:value-type="string">
            <text:p>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5247" calcext:value-type="float">
            <text:p>75247</text:p>
          </table:table-cell>
          <table:table-cell table:style-name="ce1" office:value-type="float" office:value="58782" calcext:value-type="float">
            <text:p>58782</text:p>
          </table:table-cell>
          <table:table-cell table:style-name="ce1" office:value-type="float" office:value="1033" calcext:value-type="float">
            <text:p>1033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2692" calcext:value-type="float">
            <text:p>2692</text:p>
          </table:table-cell>
          <table:table-cell table:style-name="ce1" office:value-type="float" office:value="11526" calcext:value-type="float">
            <text:p>11526</text:p>
          </table:table-cell>
          <table:table-cell table:style-name="ce1" office:value-type="float" office:value="3942" calcext:value-type="float">
            <text:p>3942</text:p>
          </table:table-cell>
          <table:table-cell table:style-name="ce1" office:value-type="float" office:value="553" calcext:value-type="float">
            <text:p>553</text:p>
          </table:table-cell>
          <table:table-cell table:style-name="ce1" office:value-type="float" office:value="11222" calcext:value-type="float">
            <text:p>11222</text:p>
          </table:table-cell>
          <table:table-cell table:style-name="ce1" office:value-type="float" office:value="13978" calcext:value-type="float">
            <text:p>13978</text:p>
          </table:table-cell>
          <table:table-cell table:style-name="ce1" office:value-type="float" office:value="11716" calcext:value-type="float">
            <text:p>11716</text:p>
          </table:table-cell>
          <table:table-cell table:style-name="ce1" office:value-type="float" office:value="605" calcext:value-type="float">
            <text:p>605</text:p>
          </table:table-cell>
          <table:table-cell table:style-name="ce1" table:formula="of:=SUM([.H102:.R102])" office:value-type="float" office:value="57284" calcext:value-type="float">
            <text:p>57284</text:p>
          </table:table-cell>
          <table:table-cell table:style-name="ce3" table:formula="of:=[.H102]/[.$S102]" office:value-type="percentage" office:value="0.00577822777738985" calcext:value-type="percentage">
            <text:p>0,58%</text:p>
          </table:table-cell>
          <table:table-cell table:style-name="ce3" table:formula="of:=[.I102]/[.$S102]" office:value-type="percentage" office:value="0.0110851197542071" calcext:value-type="percentage">
            <text:p>1,11%</text:p>
          </table:table-cell>
          <table:table-cell table:style-name="ce3" table:formula="of:=[.J102]/[.$S102]" office:value-type="percentage" office:value="0.00146637804622582" calcext:value-type="percentage">
            <text:p>0,15%</text:p>
          </table:table-cell>
          <table:table-cell table:style-name="ce3" table:formula="of:=[.K102]/[.$S102]" office:value-type="percentage" office:value="0.0469939250052371" calcext:value-type="percentage">
            <text:p>4,70%</text:p>
          </table:table-cell>
          <table:table-cell table:style-name="ce3" table:formula="of:=[.L102]/[.$S102]" office:value-type="percentage" office:value="0.201208016199986" calcext:value-type="percentage">
            <text:p>20,12%</text:p>
          </table:table-cell>
          <table:table-cell table:style-name="ce3" table:formula="of:=[.M102]/[.$S102]" office:value-type="percentage" office:value="0.0688150268835975" calcext:value-type="percentage">
            <text:p>6,88%</text:p>
          </table:table-cell>
          <table:table-cell table:style-name="ce3" table:formula="of:=[.N102]/[.$S102]" office:value-type="percentage" office:value="0.00965365547098666" calcext:value-type="percentage">
            <text:p>0,97%</text:p>
          </table:table-cell>
          <table:table-cell table:style-name="ce3" table:formula="of:=[.O102]/[.$S102]" office:value-type="percentage" office:value="0.195901124223169" calcext:value-type="percentage">
            <text:p>19,59%</text:p>
          </table:table-cell>
          <table:table-cell table:style-name="ce3" table:formula="of:=[.P102]/[.$S102]" office:value-type="percentage" office:value="0.244012289644578" calcext:value-type="percentage">
            <text:p>24,40%</text:p>
          </table:table-cell>
          <table:table-cell table:style-name="ce3" table:formula="of:=[.Q102]/[.$S102]" office:value-type="percentage" office:value="0.204524823685497" calcext:value-type="percentage">
            <text:p>20,45%</text:p>
          </table:table-cell>
          <table:table-cell table:style-name="ce3" table:formula="of:=[.R102]/[.$S102]" office:value-type="percentage" office:value="0.0105614133091265" calcext:value-type="percentage">
            <text:p>1,06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26-02</text:p>
          </table:table-cell>
          <table:table-cell table:style-name="ce1" office:value-type="string" calcext:value-type="string">
            <text:p>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3273" calcext:value-type="float">
            <text:p>93273</text:p>
          </table:table-cell>
          <table:table-cell table:style-name="ce1" office:value-type="float" office:value="73412" calcext:value-type="float">
            <text:p>73412</text:p>
          </table:table-cell>
          <table:table-cell table:style-name="ce1" office:value-type="float" office:value="1365" calcext:value-type="float">
            <text:p>1365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729" calcext:value-type="float">
            <text:p>729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3912" calcext:value-type="float">
            <text:p>3912</text:p>
          </table:table-cell>
          <table:table-cell table:style-name="ce1" office:value-type="float" office:value="12826" calcext:value-type="float">
            <text:p>12826</text:p>
          </table:table-cell>
          <table:table-cell table:style-name="ce1" office:value-type="float" office:value="3522" calcext:value-type="float">
            <text:p>3522</text:p>
          </table:table-cell>
          <table:table-cell table:style-name="ce1" office:value-type="float" office:value="915" calcext:value-type="float">
            <text:p>915</text:p>
          </table:table-cell>
          <table:table-cell table:style-name="ce1" office:value-type="float" office:value="20262" calcext:value-type="float">
            <text:p>20262</text:p>
          </table:table-cell>
          <table:table-cell table:style-name="ce1" office:value-type="float" office:value="14825" calcext:value-type="float">
            <text:p>14825</text:p>
          </table:table-cell>
          <table:table-cell table:style-name="ce1" office:value-type="float" office:value="13238" calcext:value-type="float">
            <text:p>13238</text:p>
          </table:table-cell>
          <table:table-cell table:style-name="ce1" office:value-type="float" office:value="724" calcext:value-type="float">
            <text:p>724</text:p>
          </table:table-cell>
          <table:table-cell table:style-name="ce1" table:formula="of:=SUM([.H103:.R103])" office:value-type="float" office:value="71501" calcext:value-type="float">
            <text:p>71501</text:p>
          </table:table-cell>
          <table:table-cell table:style-name="ce3" table:formula="of:=[.H103]/[.$S103]" office:value-type="percentage" office:value="0.00581810044614761" calcext:value-type="percentage">
            <text:p>0,58%</text:p>
          </table:table-cell>
          <table:table-cell table:style-name="ce3" table:formula="of:=[.I103]/[.$S103]" office:value-type="percentage" office:value="0.0101956615991385" calcext:value-type="percentage">
            <text:p>1,02%</text:p>
          </table:table-cell>
          <table:table-cell table:style-name="ce3" table:formula="of:=[.J103]/[.$S103]" office:value-type="percentage" office:value="0.00184612802618145" calcext:value-type="percentage">
            <text:p>0,18%</text:p>
          </table:table-cell>
          <table:table-cell table:style-name="ce3" table:formula="of:=[.K103]/[.$S103]" office:value-type="percentage" office:value="0.0547125215031958" calcext:value-type="percentage">
            <text:p>5,47%</text:p>
          </table:table-cell>
          <table:table-cell table:style-name="ce3" table:formula="of:=[.L103]/[.$S103]" office:value-type="percentage" office:value="0.179382106543964" calcext:value-type="percentage">
            <text:p>17,94%</text:p>
          </table:table-cell>
          <table:table-cell table:style-name="ce3" table:formula="of:=[.M103]/[.$S103]" office:value-type="percentage" office:value="0.0492580523349324" calcext:value-type="percentage">
            <text:p>4,93%</text:p>
          </table:table-cell>
          <table:table-cell table:style-name="ce3" table:formula="of:=[.N103]/[.$S103]" office:value-type="percentage" office:value="0.0127970238178487" calcext:value-type="percentage">
            <text:p>1,28%</text:p>
          </table:table-cell>
          <table:table-cell table:style-name="ce3" table:formula="of:=[.O103]/[.$S103]" office:value-type="percentage" office:value="0.283380652018853" calcext:value-type="percentage">
            <text:p>28,34%</text:p>
          </table:table-cell>
          <table:table-cell table:style-name="ce3" table:formula="of:=[.P103]/[.$S103]" office:value-type="percentage" office:value="0.207339757485909" calcext:value-type="percentage">
            <text:p>20,73%</text:p>
          </table:table-cell>
          <table:table-cell table:style-name="ce3" table:formula="of:=[.Q103]/[.$S103]" office:value-type="percentage" office:value="0.185144263716591" calcext:value-type="percentage">
            <text:p>18,51%</text:p>
          </table:table-cell>
          <table:table-cell table:style-name="ce3" table:formula="of:=[.R103]/[.$S103]" office:value-type="percentage" office:value="0.0101257325072377" calcext:value-type="percentage">
            <text:p>1,0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26-03</text:p>
          </table:table-cell>
          <table:table-cell table:style-name="ce1" office:value-type="string" calcext:value-type="string">
            <text:p>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6778" calcext:value-type="float">
            <text:p>106778</text:p>
          </table:table-cell>
          <table:table-cell table:style-name="ce1" office:value-type="float" office:value="88172" calcext:value-type="float">
            <text:p>88172</text:p>
          </table:table-cell>
          <table:table-cell table:style-name="ce1" office:value-type="float" office:value="1627" calcext:value-type="float">
            <text:p>1627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541" calcext:value-type="float">
            <text:p>541</text:p>
          </table:table-cell>
          <table:table-cell table:style-name="ce1" office:value-type="float" office:value="871" calcext:value-type="float">
            <text:p>871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4171" calcext:value-type="float">
            <text:p>4171</text:p>
          </table:table-cell>
          <table:table-cell table:style-name="ce1" office:value-type="float" office:value="15557" calcext:value-type="float">
            <text:p>15557</text:p>
          </table:table-cell>
          <table:table-cell table:style-name="ce1" office:value-type="float" office:value="5671" calcext:value-type="float">
            <text:p>5671</text:p>
          </table:table-cell>
          <table:table-cell table:style-name="ce1" office:value-type="float" office:value="1520" calcext:value-type="float">
            <text:p>1520</text:p>
          </table:table-cell>
          <table:table-cell table:style-name="ce1" office:value-type="float" office:value="18229" calcext:value-type="float">
            <text:p>18229</text:p>
          </table:table-cell>
          <table:table-cell table:style-name="ce1" office:value-type="float" office:value="18613" calcext:value-type="float">
            <text:p>18613</text:p>
          </table:table-cell>
          <table:table-cell table:style-name="ce1" office:value-type="float" office:value="19543" calcext:value-type="float">
            <text:p>19543</text:p>
          </table:table-cell>
          <table:table-cell table:style-name="ce1" office:value-type="float" office:value="1104" calcext:value-type="float">
            <text:p>1104</text:p>
          </table:table-cell>
          <table:table-cell table:style-name="ce1" table:formula="of:=SUM([.H104:.R104])" office:value-type="float" office:value="85984" calcext:value-type="float">
            <text:p>85984</text:p>
          </table:table-cell>
          <table:table-cell table:style-name="ce3" table:formula="of:=[.H104]/[.$S104]" office:value-type="percentage" office:value="0.00629186825455899" calcext:value-type="percentage">
            <text:p>0,63%</text:p>
          </table:table-cell>
          <table:table-cell table:style-name="ce3" table:formula="of:=[.I104]/[.$S104]" office:value-type="percentage" office:value="0.0101297915891329" calcext:value-type="percentage">
            <text:p>1,01%</text:p>
          </table:table-cell>
          <table:table-cell table:style-name="ce3" table:formula="of:=[.J104]/[.$S104]" office:value-type="percentage" office:value="0.00190733159657611" calcext:value-type="percentage">
            <text:p>0,19%</text:p>
          </table:table-cell>
          <table:table-cell table:style-name="ce3" table:formula="of:=[.K104]/[.$S104]" office:value-type="percentage" office:value="0.0485090249348716" calcext:value-type="percentage">
            <text:p>4,85%</text:p>
          </table:table-cell>
          <table:table-cell table:style-name="ce3" table:formula="of:=[.L104]/[.$S104]" office:value-type="percentage" office:value="0.180929010048381" calcext:value-type="percentage">
            <text:p>18,09%</text:p>
          </table:table-cell>
          <table:table-cell table:style-name="ce3" table:formula="of:=[.M104]/[.$S104]" office:value-type="percentage" office:value="0.0659541310011165" calcext:value-type="percentage">
            <text:p>6,60%</text:p>
          </table:table-cell>
          <table:table-cell table:style-name="ce3" table:formula="of:=[.N104]/[.$S104]" office:value-type="percentage" office:value="0.0176777074804615" calcext:value-type="percentage">
            <text:p>1,77%</text:p>
          </table:table-cell>
          <table:table-cell table:style-name="ce3" table:formula="of:=[.O104]/[.$S104]" office:value-type="percentage" office:value="0.212004558987719" calcext:value-type="percentage">
            <text:p>21,20%</text:p>
          </table:table-cell>
          <table:table-cell table:style-name="ce3" table:formula="of:=[.P104]/[.$S104]" office:value-type="percentage" office:value="0.216470506140677" calcext:value-type="percentage">
            <text:p>21,65%</text:p>
          </table:table-cell>
          <table:table-cell table:style-name="ce3" table:formula="of:=[.Q104]/[.$S104]" office:value-type="percentage" office:value="0.227286471901749" calcext:value-type="percentage">
            <text:p>22,73%</text:p>
          </table:table-cell>
          <table:table-cell table:style-name="ce3" table:formula="of:=[.R104]/[.$S104]" office:value-type="percentage" office:value="0.0128395980647562" calcext:value-type="percentage">
            <text:p>1,2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26-04</text:p>
          </table:table-cell>
          <table:table-cell table:style-name="ce1" office:value-type="string" calcext:value-type="string">
            <text:p>2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4191" calcext:value-type="float">
            <text:p>94191</text:p>
          </table:table-cell>
          <table:table-cell table:style-name="ce1" office:value-type="float" office:value="75910" calcext:value-type="float">
            <text:p>75910</text:p>
          </table:table-cell>
          <table:table-cell table:style-name="ce1" office:value-type="float" office:value="1442" calcext:value-type="float">
            <text:p>1442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908" calcext:value-type="float">
            <text:p>908</text:p>
          </table:table-cell>
          <table:table-cell table:style-name="ce1" office:value-type="float" office:value="753" calcext:value-type="float">
            <text:p>753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4222" calcext:value-type="float">
            <text:p>4222</text:p>
          </table:table-cell>
          <table:table-cell table:style-name="ce1" office:value-type="float" office:value="13494" calcext:value-type="float">
            <text:p>13494</text:p>
          </table:table-cell>
          <table:table-cell table:style-name="ce1" office:value-type="float" office:value="4250" calcext:value-type="float">
            <text:p>4250</text:p>
          </table:table-cell>
          <table:table-cell table:style-name="ce1" office:value-type="float" office:value="880" calcext:value-type="float">
            <text:p>880</text:p>
          </table:table-cell>
          <table:table-cell table:style-name="ce1" office:value-type="float" office:value="19283" calcext:value-type="float">
            <text:p>19283</text:p>
          </table:table-cell>
          <table:table-cell table:style-name="ce1" office:value-type="float" office:value="15798" calcext:value-type="float">
            <text:p>15798</text:p>
          </table:table-cell>
          <table:table-cell table:style-name="ce1" office:value-type="float" office:value="13489" calcext:value-type="float">
            <text:p>13489</text:p>
          </table:table-cell>
          <table:table-cell table:style-name="ce1" office:value-type="float" office:value="741" calcext:value-type="float">
            <text:p>741</text:p>
          </table:table-cell>
          <table:table-cell table:style-name="ce1" table:formula="of:=SUM([.H105:.R105])" office:value-type="float" office:value="73971" calcext:value-type="float">
            <text:p>73971</text:p>
          </table:table-cell>
          <table:table-cell table:style-name="ce3" table:formula="of:=[.H105]/[.$S105]" office:value-type="percentage" office:value="0.0122750807748983" calcext:value-type="percentage">
            <text:p>1,23%</text:p>
          </table:table-cell>
          <table:table-cell table:style-name="ce3" table:formula="of:=[.I105]/[.$S105]" office:value-type="percentage" office:value="0.0101796650038529" calcext:value-type="percentage">
            <text:p>1,02%</text:p>
          </table:table-cell>
          <table:table-cell table:style-name="ce3" table:formula="of:=[.J105]/[.$S105]" office:value-type="percentage" office:value="0.00206837814819321" calcext:value-type="percentage">
            <text:p>0,21%</text:p>
          </table:table-cell>
          <table:table-cell table:style-name="ce3" table:formula="of:=[.K105]/[.$S105]" office:value-type="percentage" office:value="0.0570764218409917" calcext:value-type="percentage">
            <text:p>5,71%</text:p>
          </table:table-cell>
          <table:table-cell table:style-name="ce3" table:formula="of:=[.L105]/[.$S105]" office:value-type="percentage" office:value="0.182422841383786" calcext:value-type="percentage">
            <text:p>18,24%</text:p>
          </table:table-cell>
          <table:table-cell table:style-name="ce3" table:formula="of:=[.M105]/[.$S105]" office:value-type="percentage" office:value="0.0574549485609225" calcext:value-type="percentage">
            <text:p>5,75%</text:p>
          </table:table-cell>
          <table:table-cell table:style-name="ce3" table:formula="of:=[.N105]/[.$S105]" office:value-type="percentage" office:value="0.0118965540549675" calcext:value-type="percentage">
            <text:p>1,19%</text:p>
          </table:table-cell>
          <table:table-cell table:style-name="ce3" table:formula="of:=[.O105]/[.$S105]" office:value-type="percentage" office:value="0.260683240729475" calcext:value-type="percentage">
            <text:p>26,07%</text:p>
          </table:table-cell>
          <table:table-cell table:style-name="ce3" table:formula="of:=[.P105]/[.$S105]" office:value-type="percentage" office:value="0.213570182909519" calcext:value-type="percentage">
            <text:p>21,36%</text:p>
          </table:table-cell>
          <table:table-cell table:style-name="ce3" table:formula="of:=[.Q105]/[.$S105]" office:value-type="percentage" office:value="0.182355247326655" calcext:value-type="percentage">
            <text:p>18,24%</text:p>
          </table:table-cell>
          <table:table-cell table:style-name="ce3" table:formula="of:=[.R105]/[.$S105]" office:value-type="percentage" office:value="0.0100174392667397" calcext:value-type="percentage">
            <text:p>1,0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27-01</text:p>
          </table:table-cell>
          <table:table-cell table:style-name="ce1" office:value-type="string" calcext:value-type="string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6358" calcext:value-type="float">
            <text:p>86358</text:p>
          </table:table-cell>
          <table:table-cell table:style-name="ce1" office:value-type="float" office:value="68871" calcext:value-type="float">
            <text:p>68871</text:p>
          </table:table-cell>
          <table:table-cell table:style-name="ce1" office:value-type="float" office:value="1137" calcext:value-type="float">
            <text:p>1137</text:p>
          </table:table-cell>
          <table:table-cell table:style-name="ce1" office:value-type="float" office:value="508" calcext:value-type="float">
            <text:p>508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3882" calcext:value-type="float">
            <text:p>3882</text:p>
          </table:table-cell>
          <table:table-cell table:style-name="ce1" office:value-type="float" office:value="13514" calcext:value-type="float">
            <text:p>13514</text:p>
          </table:table-cell>
          <table:table-cell table:style-name="ce1" office:value-type="float" office:value="3232" calcext:value-type="float">
            <text:p>3232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19642" calcext:value-type="float">
            <text:p>19642</text:p>
          </table:table-cell>
          <table:table-cell table:style-name="ce1" office:value-type="float" office:value="13361" calcext:value-type="float">
            <text:p>13361</text:p>
          </table:table-cell>
          <table:table-cell table:style-name="ce1" office:value-type="float" office:value="11098" calcext:value-type="float">
            <text:p>11098</text:p>
          </table:table-cell>
          <table:table-cell table:style-name="ce1" office:value-type="float" office:value="707" calcext:value-type="float">
            <text:p>707</text:p>
          </table:table-cell>
          <table:table-cell table:style-name="ce1" table:formula="of:=SUM([.H106:.R106])" office:value-type="float" office:value="67226" calcext:value-type="float">
            <text:p>67226</text:p>
          </table:table-cell>
          <table:table-cell table:style-name="ce3" table:formula="of:=[.H106]/[.$S106]" office:value-type="percentage" office:value="0.00797310564364978" calcext:value-type="percentage">
            <text:p>0,80%</text:p>
          </table:table-cell>
          <table:table-cell table:style-name="ce3" table:formula="of:=[.I106]/[.$S106]" office:value-type="percentage" office:value="0.00899949424329872" calcext:value-type="percentage">
            <text:p>0,90%</text:p>
          </table:table-cell>
          <table:table-cell table:style-name="ce3" table:formula="of:=[.J106]/[.$S106]" office:value-type="percentage" office:value="0.00168089727188885" calcext:value-type="percentage">
            <text:p>0,17%</text:p>
          </table:table-cell>
          <table:table-cell table:style-name="ce3" table:formula="of:=[.K106]/[.$S106]" office:value-type="percentage" office:value="0.0577455151280754" calcext:value-type="percentage">
            <text:p>5,77%</text:p>
          </table:table-cell>
          <table:table-cell table:style-name="ce3" table:formula="of:=[.L106]/[.$S106]" office:value-type="percentage" office:value="0.20102341356023" calcext:value-type="percentage">
            <text:p>20,10%</text:p>
          </table:table-cell>
          <table:table-cell table:style-name="ce3" table:formula="of:=[.M106]/[.$S106]" office:value-type="percentage" office:value="0.0480766370154405" calcext:value-type="percentage">
            <text:p>4,81%</text:p>
          </table:table-cell>
          <table:table-cell table:style-name="ce3" table:formula="of:=[.N106]/[.$S106]" office:value-type="percentage" office:value="0.00797310564364978" calcext:value-type="percentage">
            <text:p>0,80%</text:p>
          </table:table-cell>
          <table:table-cell table:style-name="ce3" table:formula="of:=[.O106]/[.$S106]" office:value-type="percentage" office:value="0.292178621366733" calcext:value-type="percentage">
            <text:p>29,22%</text:p>
          </table:table-cell>
          <table:table-cell table:style-name="ce3" table:formula="of:=[.P106]/[.$S106]" office:value-type="percentage" office:value="0.198747508404486" calcext:value-type="percentage">
            <text:p>19,87%</text:p>
          </table:table-cell>
          <table:table-cell table:style-name="ce3" table:formula="of:=[.Q106]/[.$S106]" office:value-type="percentage" office:value="0.16508493737542" calcext:value-type="percentage">
            <text:p>16,51%</text:p>
          </table:table-cell>
          <table:table-cell table:style-name="ce3" table:formula="of:=[.R106]/[.$S106]" office:value-type="percentage" office:value="0.0105167643471276" calcext:value-type="percentage">
            <text:p>1,05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27-02</text:p>
          </table:table-cell>
          <table:table-cell table:style-name="ce1" office:value-type="string" calcext:value-type="string">
            <text:p>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8432" calcext:value-type="float">
            <text:p>78432</text:p>
          </table:table-cell>
          <table:table-cell table:style-name="ce1" office:value-type="float" office:value="64229" calcext:value-type="float">
            <text:p>64229</text:p>
          </table:table-cell>
          <table:table-cell table:style-name="ce1" office:value-type="float" office:value="1154" calcext:value-type="float">
            <text:p>1154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481" calcext:value-type="float">
            <text:p>481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3442" calcext:value-type="float">
            <text:p>3442</text:p>
          </table:table-cell>
          <table:table-cell table:style-name="ce1" office:value-type="float" office:value="12004" calcext:value-type="float">
            <text:p>12004</text:p>
          </table:table-cell>
          <table:table-cell table:style-name="ce1" office:value-type="float" office:value="3202" calcext:value-type="float">
            <text:p>3202</text:p>
          </table:table-cell>
          <table:table-cell table:style-name="ce1" office:value-type="float" office:value="454" calcext:value-type="float">
            <text:p>454</text:p>
          </table:table-cell>
          <table:table-cell table:style-name="ce1" office:value-type="float" office:value="18044" calcext:value-type="float">
            <text:p>18044</text:p>
          </table:table-cell>
          <table:table-cell table:style-name="ce1" office:value-type="float" office:value="12856" calcext:value-type="float">
            <text:p>12856</text:p>
          </table:table-cell>
          <table:table-cell table:style-name="ce1" office:value-type="float" office:value="10721" calcext:value-type="float">
            <text:p>10721</text:p>
          </table:table-cell>
          <table:table-cell table:style-name="ce1" office:value-type="float" office:value="758" calcext:value-type="float">
            <text:p>758</text:p>
          </table:table-cell>
          <table:table-cell table:style-name="ce1" table:formula="of:=SUM([.H107:.R107])" office:value-type="float" office:value="62611" calcext:value-type="float">
            <text:p>62611</text:p>
          </table:table-cell>
          <table:table-cell table:style-name="ce3" table:formula="of:=[.H107]/[.$S107]" office:value-type="percentage" office:value="0.00836913641372922" calcext:value-type="percentage">
            <text:p>0,84%</text:p>
          </table:table-cell>
          <table:table-cell table:style-name="ce3" table:formula="of:=[.I107]/[.$S107]" office:value-type="percentage" office:value="0.00768235613550335" calcext:value-type="percentage">
            <text:p>0,77%</text:p>
          </table:table-cell>
          <table:table-cell table:style-name="ce3" table:formula="of:=[.J107]/[.$S107]" office:value-type="percentage" office:value="0.00199645429716823" calcext:value-type="percentage">
            <text:p>0,20%</text:p>
          </table:table-cell>
          <table:table-cell table:style-name="ce3" table:formula="of:=[.K107]/[.$S107]" office:value-type="percentage" office:value="0.0549743655268244" calcext:value-type="percentage">
            <text:p>5,50%</text:p>
          </table:table-cell>
          <table:table-cell table:style-name="ce3" table:formula="of:=[.L107]/[.$S107]" office:value-type="percentage" office:value="0.191723499065659" calcext:value-type="percentage">
            <text:p>19,17%</text:p>
          </table:table-cell>
          <table:table-cell table:style-name="ce3" table:formula="of:=[.M107]/[.$S107]" office:value-type="percentage" office:value="0.0511411732762614" calcext:value-type="percentage">
            <text:p>5,11%</text:p>
          </table:table-cell>
          <table:table-cell table:style-name="ce3" table:formula="of:=[.N107]/[.$S107]" office:value-type="percentage" office:value="0.00725112200731501" calcext:value-type="percentage">
            <text:p>0,73%</text:p>
          </table:table-cell>
          <table:table-cell table:style-name="ce3" table:formula="of:=[.O107]/[.$S107]" office:value-type="percentage" office:value="0.288192170704828" calcext:value-type="percentage">
            <text:p>28,82%</text:p>
          </table:table-cell>
          <table:table-cell table:style-name="ce3" table:formula="of:=[.P107]/[.$S107]" office:value-type="percentage" office:value="0.205331331555158" calcext:value-type="percentage">
            <text:p>20,53%</text:p>
          </table:table-cell>
          <table:table-cell table:style-name="ce3" table:formula="of:=[.Q107]/[.$S107]" office:value-type="percentage" office:value="0.171231892159525" calcext:value-type="percentage">
            <text:p>17,12%</text:p>
          </table:table-cell>
          <table:table-cell table:style-name="ce3" table:formula="of:=[.R107]/[.$S107]" office:value-type="percentage" office:value="0.0121064988580281" calcext:value-type="percentage">
            <text:p>1,2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27-03</text:p>
          </table:table-cell>
          <table:table-cell table:style-name="ce1" office:value-type="string" calcext:value-type="string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4440" calcext:value-type="float">
            <text:p>84440</text:p>
          </table:table-cell>
          <table:table-cell table:style-name="ce1" office:value-type="float" office:value="69339" calcext:value-type="float">
            <text:p>69339</text:p>
          </table:table-cell>
          <table:table-cell table:style-name="ce1" office:value-type="float" office:value="1202" calcext:value-type="float">
            <text:p>1202</text:p>
          </table:table-cell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4039" calcext:value-type="float">
            <text:p>4039</text:p>
          </table:table-cell>
          <table:table-cell table:style-name="ce1" office:value-type="float" office:value="13552" calcext:value-type="float">
            <text:p>13552</text:p>
          </table:table-cell>
          <table:table-cell table:style-name="ce1" office:value-type="float" office:value="3056" calcext:value-type="float">
            <text:p>3056</text:p>
          </table:table-cell>
          <table:table-cell table:style-name="ce1" office:value-type="float" office:value="553" calcext:value-type="float">
            <text:p>553</text:p>
          </table:table-cell>
          <table:table-cell table:style-name="ce1" office:value-type="float" office:value="20409" calcext:value-type="float">
            <text:p>20409</text:p>
          </table:table-cell>
          <table:table-cell table:style-name="ce1" office:value-type="float" office:value="12812" calcext:value-type="float">
            <text:p>12812</text:p>
          </table:table-cell>
          <table:table-cell table:style-name="ce1" office:value-type="float" office:value="11165" calcext:value-type="float">
            <text:p>11165</text:p>
          </table:table-cell>
          <table:table-cell table:style-name="ce1" office:value-type="float" office:value="823" calcext:value-type="float">
            <text:p>823</text:p>
          </table:table-cell>
          <table:table-cell table:style-name="ce1" table:formula="of:=SUM([.H108:.R108])" office:value-type="float" office:value="67599" calcext:value-type="float">
            <text:p>67599</text:p>
          </table:table-cell>
          <table:table-cell table:style-name="ce3" table:formula="of:=[.H108]/[.$S108]" office:value-type="percentage" office:value="0.00813621503276676" calcext:value-type="percentage">
            <text:p>0,81%</text:p>
          </table:table-cell>
          <table:table-cell table:style-name="ce3" table:formula="of:=[.I108]/[.$S108]" office:value-type="percentage" office:value="0.00769242148552493" calcext:value-type="percentage">
            <text:p>0,77%</text:p>
          </table:table-cell>
          <table:table-cell table:style-name="ce3" table:formula="of:=[.J108]/[.$S108]" office:value-type="percentage" office:value="0.00177517418896729" calcext:value-type="percentage">
            <text:p>0,18%</text:p>
          </table:table-cell>
          <table:table-cell table:style-name="ce3" table:formula="of:=[.K108]/[.$S108]" office:value-type="percentage" office:value="0.0597494045769908" calcext:value-type="percentage">
            <text:p>5,97%</text:p>
          </table:table-cell>
          <table:table-cell table:style-name="ce3" table:formula="of:=[.L108]/[.$S108]" office:value-type="percentage" office:value="0.200476338407373" calcext:value-type="percentage">
            <text:p>20,05%</text:p>
          </table:table-cell>
          <table:table-cell table:style-name="ce3" table:formula="of:=[.M108]/[.$S108]" office:value-type="percentage" office:value="0.0452077693457004" calcext:value-type="percentage">
            <text:p>4,52%</text:p>
          </table:table-cell>
          <table:table-cell table:style-name="ce3" table:formula="of:=[.N108]/[.$S108]" office:value-type="percentage" office:value="0.00818059438749094" calcext:value-type="percentage">
            <text:p>0,82%</text:p>
          </table:table-cell>
          <table:table-cell table:style-name="ce3" table:formula="of:=[.O108]/[.$S108]" office:value-type="percentage" office:value="0.301912750188612" calcext:value-type="percentage">
            <text:p>30,19%</text:p>
          </table:table-cell>
          <table:table-cell table:style-name="ce3" table:formula="of:=[.P108]/[.$S108]" office:value-type="percentage" office:value="0.189529430908741" calcext:value-type="percentage">
            <text:p>18,95%</text:p>
          </table:table-cell>
          <table:table-cell table:style-name="ce3" table:formula="of:=[.Q108]/[.$S108]" office:value-type="percentage" office:value="0.165165165165165" calcext:value-type="percentage">
            <text:p>16,52%</text:p>
          </table:table-cell>
          <table:table-cell table:style-name="ce3" table:formula="of:=[.R108]/[.$S108]" office:value-type="percentage" office:value="0.0121747363126673" calcext:value-type="percentage">
            <text:p>1,22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27-04</text:p>
          </table:table-cell>
          <table:table-cell table:style-name="ce1" office:value-type="string" calcext:value-type="string">
            <text:p>2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9885" calcext:value-type="float">
            <text:p>89885</text:p>
          </table:table-cell>
          <table:table-cell table:style-name="ce1" office:value-type="float" office:value="71872" calcext:value-type="float">
            <text:p>71872</text:p>
          </table:table-cell>
          <table:table-cell table:style-name="ce1" office:value-type="float" office:value="1325" calcext:value-type="float">
            <text:p>1325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498" calcext:value-type="float">
            <text:p>498</text:p>
          </table:table-cell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4054" calcext:value-type="float">
            <text:p>4054</text:p>
          </table:table-cell>
          <table:table-cell table:style-name="ce1" office:value-type="float" office:value="11315" calcext:value-type="float">
            <text:p>11315</text:p>
          </table:table-cell>
          <table:table-cell table:style-name="ce1" office:value-type="float" office:value="3931" calcext:value-type="float">
            <text:p>3931</text:p>
          </table:table-cell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19771" calcext:value-type="float">
            <text:p>19771</text:p>
          </table:table-cell>
          <table:table-cell table:style-name="ce1" office:value-type="float" office:value="14352" calcext:value-type="float">
            <text:p>14352</text:p>
          </table:table-cell>
          <table:table-cell table:style-name="ce1" office:value-type="float" office:value="13989" calcext:value-type="float">
            <text:p>13989</text:p>
          </table:table-cell>
          <table:table-cell table:style-name="ce1" office:value-type="float" office:value="872" calcext:value-type="float">
            <text:p>872</text:p>
          </table:table-cell>
          <table:table-cell table:style-name="ce1" table:formula="of:=SUM([.H109:.R109])" office:value-type="float" office:value="70029" calcext:value-type="float">
            <text:p>70029</text:p>
          </table:table-cell>
          <table:table-cell table:style-name="ce3" table:formula="of:=[.H109]/[.$S109]" office:value-type="percentage" office:value="0.00711133958788502" calcext:value-type="percentage">
            <text:p>0,71%</text:p>
          </table:table-cell>
          <table:table-cell table:style-name="ce3" table:formula="of:=[.I109]/[.$S109]" office:value-type="percentage" office:value="0.00925330934327207" calcext:value-type="percentage">
            <text:p>0,93%</text:p>
          </table:table-cell>
          <table:table-cell table:style-name="ce3" table:formula="of:=[.J109]/[.$S109]" office:value-type="percentage" office:value="0.00158505761898642" calcext:value-type="percentage">
            <text:p>0,16%</text:p>
          </table:table-cell>
          <table:table-cell table:style-name="ce3" table:formula="of:=[.K109]/[.$S109]" office:value-type="percentage" office:value="0.0578903025889275" calcext:value-type="percentage">
            <text:p>5,79%</text:p>
          </table:table-cell>
          <table:table-cell table:style-name="ce3" table:formula="of:=[.L109]/[.$S109]" office:value-type="percentage" office:value="0.16157591854803" calcext:value-type="percentage">
            <text:p>16,16%</text:p>
          </table:table-cell>
          <table:table-cell table:style-name="ce3" table:formula="of:=[.M109]/[.$S109]" office:value-type="percentage" office:value="0.0561338873895101" calcext:value-type="percentage">
            <text:p>5,61%</text:p>
          </table:table-cell>
          <table:table-cell table:style-name="ce3" table:formula="of:=[.N109]/[.$S109]" office:value-type="percentage" office:value="0.00696854160419255" calcext:value-type="percentage">
            <text:p>0,70%</text:p>
          </table:table-cell>
          <table:table-cell table:style-name="ce3" table:formula="of:=[.O109]/[.$S109]" office:value-type="percentage" office:value="0.282325893558383" calcext:value-type="percentage">
            <text:p>28,23%</text:p>
          </table:table-cell>
          <table:table-cell table:style-name="ce3" table:formula="of:=[.P109]/[.$S109]" office:value-type="percentage" office:value="0.204943666195433" calcext:value-type="percentage">
            <text:p>20,49%</text:p>
          </table:table-cell>
          <table:table-cell table:style-name="ce3" table:formula="of:=[.Q109]/[.$S109]" office:value-type="percentage" office:value="0.199760099387397" calcext:value-type="percentage">
            <text:p>19,98%</text:p>
          </table:table-cell>
          <table:table-cell table:style-name="ce3" table:formula="of:=[.R109]/[.$S109]" office:value-type="percentage" office:value="0.0124519841779834" calcext:value-type="percentage">
            <text:p>1,25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27-05</text:p>
          </table:table-cell>
          <table:table-cell table:style-name="ce1" office:value-type="string" calcext:value-type="string">
            <text:p>2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8418" calcext:value-type="float">
            <text:p>88418</text:p>
          </table:table-cell>
          <table:table-cell table:style-name="ce1" office:value-type="float" office:value="71004" calcext:value-type="float">
            <text:p>71004</text:p>
          </table:table-cell>
          <table:table-cell table:style-name="ce1" office:value-type="float" office:value="1188" calcext:value-type="float">
            <text:p>1188</text:p>
          </table:table-cell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673" calcext:value-type="float">
            <text:p>673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3679" calcext:value-type="float">
            <text:p>3679</text:p>
          </table:table-cell>
          <table:table-cell table:style-name="ce1" office:value-type="float" office:value="13051" calcext:value-type="float">
            <text:p>13051</text:p>
          </table:table-cell>
          <table:table-cell table:style-name="ce1" office:value-type="float" office:value="3578" calcext:value-type="float">
            <text:p>3578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20851" calcext:value-type="float">
            <text:p>20851</text:p>
          </table:table-cell>
          <table:table-cell table:style-name="ce1" office:value-type="float" office:value="13605" calcext:value-type="float">
            <text:p>13605</text:p>
          </table:table-cell>
          <table:table-cell table:style-name="ce1" office:value-type="float" office:value="11871" calcext:value-type="float">
            <text:p>11871</text:p>
          </table:table-cell>
          <table:table-cell table:style-name="ce1" office:value-type="float" office:value="773" calcext:value-type="float">
            <text:p>773</text:p>
          </table:table-cell>
          <table:table-cell table:style-name="ce1" table:formula="of:=SUM([.H110:.R110])" office:value-type="float" office:value="69310" calcext:value-type="float">
            <text:p>69310</text:p>
          </table:table-cell>
          <table:table-cell table:style-name="ce3" table:formula="of:=[.H110]/[.$S110]" office:value-type="percentage" office:value="0.0075746645505699" calcext:value-type="percentage">
            <text:p>0,76%</text:p>
          </table:table-cell>
          <table:table-cell table:style-name="ce3" table:formula="of:=[.I110]/[.$S110]" office:value-type="percentage" office:value="0.00970999855720675" calcext:value-type="percentage">
            <text:p>0,97%</text:p>
          </table:table-cell>
          <table:table-cell table:style-name="ce3" table:formula="of:=[.J110]/[.$S110]" office:value-type="percentage" office:value="0.00191891501947771" calcext:value-type="percentage">
            <text:p>0,19%</text:p>
          </table:table-cell>
          <table:table-cell table:style-name="ce3" table:formula="of:=[.K110]/[.$S110]" office:value-type="percentage" office:value="0.0530803635838984" calcext:value-type="percentage">
            <text:p>5,31%</text:p>
          </table:table-cell>
          <table:table-cell table:style-name="ce3" table:formula="of:=[.L110]/[.$S110]" office:value-type="percentage" office:value="0.188298946760929" calcext:value-type="percentage">
            <text:p>18,83%</text:p>
          </table:table-cell>
          <table:table-cell table:style-name="ce3" table:formula="of:=[.M110]/[.$S110]" office:value-type="percentage" office:value="0.0516231424036936" calcext:value-type="percentage">
            <text:p>5,16%</text:p>
          </table:table-cell>
          <table:table-cell table:style-name="ce3" table:formula="of:=[.N110]/[.$S110]" office:value-type="percentage" office:value="0.0082383494445246" calcext:value-type="percentage">
            <text:p>0,82%</text:p>
          </table:table-cell>
          <table:table-cell table:style-name="ce3" table:formula="of:=[.O110]/[.$S110]" office:value-type="percentage" office:value="0.300836820083682" calcext:value-type="percentage">
            <text:p>30,08%</text:p>
          </table:table-cell>
          <table:table-cell table:style-name="ce3" table:formula="of:=[.P110]/[.$S110]" office:value-type="percentage" office:value="0.19629202135334" calcext:value-type="percentage">
            <text:p>19,63%</text:p>
          </table:table-cell>
          <table:table-cell table:style-name="ce3" table:formula="of:=[.Q110]/[.$S110]" office:value-type="percentage" office:value="0.171273986437743" calcext:value-type="percentage">
            <text:p>17,13%</text:p>
          </table:table-cell>
          <table:table-cell table:style-name="ce3" table:formula="of:=[.R110]/[.$S110]" office:value-type="percentage" office:value="0.0111527918049344" calcext:value-type="percentage">
            <text:p>1,12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28-01</text:p>
          </table:table-cell>
          <table:table-cell table:style-name="ce1" office:value-type="string" calcext:value-type="string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9168" calcext:value-type="float">
            <text:p>89168</text:p>
          </table:table-cell>
          <table:table-cell table:style-name="ce1" office:value-type="float" office:value="72251" calcext:value-type="float">
            <text:p>7225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4112" calcext:value-type="float">
            <text:p>4112</text:p>
          </table:table-cell>
          <table:table-cell table:style-name="ce1" office:value-type="float" office:value="15916" calcext:value-type="float">
            <text:p>15916</text:p>
          </table:table-cell>
          <table:table-cell table:style-name="ce1" office:value-type="float" office:value="4184" calcext:value-type="float">
            <text:p>4184</text:p>
          </table:table-cell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14190" calcext:value-type="float">
            <text:p>14190</text:p>
          </table:table-cell>
          <table:table-cell table:style-name="ce1" office:value-type="float" office:value="17714" calcext:value-type="float">
            <text:p>17714</text:p>
          </table:table-cell>
          <table:table-cell table:style-name="ce1" office:value-type="float" office:value="11776" calcext:value-type="float">
            <text:p>11776</text:p>
          </table:table-cell>
          <table:table-cell table:style-name="ce1" office:value-type="float" office:value="695" calcext:value-type="float">
            <text:p>695</text:p>
          </table:table-cell>
          <table:table-cell table:style-name="ce1" table:formula="of:=SUM([.H111:.R111])" office:value-type="float" office:value="70492" calcext:value-type="float">
            <text:p>70492</text:p>
          </table:table-cell>
          <table:table-cell table:style-name="ce3" table:formula="of:=[.H111]/[.$S111]" office:value-type="percentage" office:value="0.00627021505986495" calcext:value-type="percentage">
            <text:p>0,63%</text:p>
          </table:table-cell>
          <table:table-cell table:style-name="ce3" table:formula="of:=[.I111]/[.$S111]" office:value-type="percentage" office:value="0.0106395051920785" calcext:value-type="percentage">
            <text:p>1,06%</text:p>
          </table:table-cell>
          <table:table-cell table:style-name="ce3" table:formula="of:=[.J111]/[.$S111]" office:value-type="percentage" office:value="0.00178743687226919" calcext:value-type="percentage">
            <text:p>0,18%</text:p>
          </table:table-cell>
          <table:table-cell table:style-name="ce3" table:formula="of:=[.K111]/[.$S111]" office:value-type="percentage" office:value="0.0583328604664359" calcext:value-type="percentage">
            <text:p>5,83%</text:p>
          </table:table-cell>
          <table:table-cell table:style-name="ce3" table:formula="of:=[.L111]/[.$S111]" office:value-type="percentage" office:value="0.225784486182829" calcext:value-type="percentage">
            <text:p>22,58%</text:p>
          </table:table-cell>
          <table:table-cell table:style-name="ce3" table:formula="of:=[.M111]/[.$S111]" office:value-type="percentage" office:value="0.0593542529648754" calcext:value-type="percentage">
            <text:p>5,94%</text:p>
          </table:table-cell>
          <table:table-cell table:style-name="ce3" table:formula="of:=[.N111]/[.$S111]" office:value-type="percentage" office:value="0.0083271860636668" calcext:value-type="percentage">
            <text:p>0,83%</text:p>
          </table:table-cell>
          <table:table-cell table:style-name="ce3" table:formula="of:=[.O111]/[.$S111]" office:value-type="percentage" office:value="0.201299438234126" calcext:value-type="percentage">
            <text:p>20,13%</text:p>
          </table:table-cell>
          <table:table-cell table:style-name="ce3" table:formula="of:=[.P111]/[.$S111]" office:value-type="percentage" office:value="0.251290926629972" calcext:value-type="percentage">
            <text:p>25,13%</text:p>
          </table:table-cell>
          <table:table-cell table:style-name="ce3" table:formula="of:=[.Q111]/[.$S111]" office:value-type="percentage" office:value="0.167054417522556" calcext:value-type="percentage">
            <text:p>16,71%</text:p>
          </table:table-cell>
          <table:table-cell table:style-name="ce3" table:formula="of:=[.R111]/[.$S111]" office:value-type="percentage" office:value="0.00985927481132611" calcext:value-type="percentage">
            <text:p>0,99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28-02</text:p>
          </table:table-cell>
          <table:table-cell table:style-name="ce1" office:value-type="string" calcext:value-type="string">
            <text:p>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4281" calcext:value-type="float">
            <text:p>74281</text:p>
          </table:table-cell>
          <table:table-cell table:style-name="ce1" office:value-type="float" office:value="57111" calcext:value-type="float">
            <text:p>57111</text:p>
          </table:table-cell>
          <table:table-cell table:style-name="ce1" office:value-type="float" office:value="1027" calcext:value-type="float">
            <text:p>1027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633" calcext:value-type="float">
            <text:p>633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3098" calcext:value-type="float">
            <text:p>3098</text:p>
          </table:table-cell>
          <table:table-cell table:style-name="ce1" office:value-type="float" office:value="11122" calcext:value-type="float">
            <text:p>11122</text:p>
          </table:table-cell>
          <table:table-cell table:style-name="ce1" office:value-type="float" office:value="3114" calcext:value-type="float">
            <text:p>3114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14728" calcext:value-type="float">
            <text:p>14728</text:p>
          </table:table-cell>
          <table:table-cell table:style-name="ce1" office:value-type="float" office:value="11048" calcext:value-type="float">
            <text:p>11048</text:p>
          </table:table-cell>
          <table:table-cell table:style-name="ce1" office:value-type="float" office:value="10457" calcext:value-type="float">
            <text:p>10457</text:p>
          </table:table-cell>
          <table:table-cell table:style-name="ce1" office:value-type="float" office:value="565" calcext:value-type="float">
            <text:p>565</text:p>
          </table:table-cell>
          <table:table-cell table:style-name="ce1" table:formula="of:=SUM([.H112:.R112])" office:value-type="float" office:value="55680" calcext:value-type="float">
            <text:p>55680</text:p>
          </table:table-cell>
          <table:table-cell table:style-name="ce3" table:formula="of:=[.H112]/[.$S112]" office:value-type="percentage" office:value="0.00718390804597701" calcext:value-type="percentage">
            <text:p>0,72%</text:p>
          </table:table-cell>
          <table:table-cell table:style-name="ce3" table:formula="of:=[.I112]/[.$S112]" office:value-type="percentage" office:value="0.0113685344827586" calcext:value-type="percentage">
            <text:p>1,14%</text:p>
          </table:table-cell>
          <table:table-cell table:style-name="ce3" table:formula="of:=[.J112]/[.$S112]" office:value-type="percentage" office:value="0.00192169540229885" calcext:value-type="percentage">
            <text:p>0,19%</text:p>
          </table:table-cell>
          <table:table-cell table:style-name="ce3" table:formula="of:=[.K112]/[.$S112]" office:value-type="percentage" office:value="0.055639367816092" calcext:value-type="percentage">
            <text:p>5,56%</text:p>
          </table:table-cell>
          <table:table-cell table:style-name="ce3" table:formula="of:=[.L112]/[.$S112]" office:value-type="percentage" office:value="0.199748563218391" calcext:value-type="percentage">
            <text:p>19,97%</text:p>
          </table:table-cell>
          <table:table-cell table:style-name="ce3" table:formula="of:=[.M112]/[.$S112]" office:value-type="percentage" office:value="0.055926724137931" calcext:value-type="percentage">
            <text:p>5,59%</text:p>
          </table:table-cell>
          <table:table-cell table:style-name="ce3" table:formula="of:=[.N112]/[.$S112]" office:value-type="percentage" office:value="0.00732758620689655" calcext:value-type="percentage">
            <text:p>0,73%</text:p>
          </table:table-cell>
          <table:table-cell table:style-name="ce3" table:formula="of:=[.O112]/[.$S112]" office:value-type="percentage" office:value="0.264511494252874" calcext:value-type="percentage">
            <text:p>26,45%</text:p>
          </table:table-cell>
          <table:table-cell table:style-name="ce3" table:formula="of:=[.P112]/[.$S112]" office:value-type="percentage" office:value="0.198419540229885" calcext:value-type="percentage">
            <text:p>19,84%</text:p>
          </table:table-cell>
          <table:table-cell table:style-name="ce3" table:formula="of:=[.Q112]/[.$S112]" office:value-type="percentage" office:value="0.187805316091954" calcext:value-type="percentage">
            <text:p>18,78%</text:p>
          </table:table-cell>
          <table:table-cell table:style-name="ce3" table:formula="of:=[.R112]/[.$S112]" office:value-type="percentage" office:value="0.0101472701149425" calcext:value-type="percentage">
            <text:p>1,0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28-03</text:p>
          </table:table-cell>
          <table:table-cell table:style-name="ce1" office:value-type="string" calcext:value-type="string">
            <text:p>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0797" calcext:value-type="float">
            <text:p>70797</text:p>
          </table:table-cell>
          <table:table-cell table:style-name="ce1" office:value-type="float" office:value="56522" calcext:value-type="float">
            <text:p>56522</text:p>
          </table:table-cell>
          <table:table-cell table:style-name="ce1" office:value-type="float" office:value="1085" calcext:value-type="float">
            <text:p>1085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437" calcext:value-type="float">
            <text:p>437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3391" calcext:value-type="float">
            <text:p>3391</text:p>
          </table:table-cell>
          <table:table-cell table:style-name="ce1" office:value-type="float" office:value="11909" calcext:value-type="float">
            <text:p>11909</text:p>
          </table:table-cell>
          <table:table-cell table:style-name="ce1" office:value-type="float" office:value="2817" calcext:value-type="float">
            <text:p>2817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14345" calcext:value-type="float">
            <text:p>14345</text:p>
          </table:table-cell>
          <table:table-cell table:style-name="ce1" office:value-type="float" office:value="11946" calcext:value-type="float">
            <text:p>11946</text:p>
          </table:table-cell>
          <table:table-cell table:style-name="ce1" office:value-type="float" office:value="8486" calcext:value-type="float">
            <text:p>8486</text:p>
          </table:table-cell>
          <table:table-cell table:style-name="ce1" office:value-type="float" office:value="651" calcext:value-type="float">
            <text:p>651</text:p>
          </table:table-cell>
          <table:table-cell table:style-name="ce1" table:formula="of:=SUM([.H113:.R113])" office:value-type="float" office:value="55024" calcext:value-type="float">
            <text:p>55024</text:p>
          </table:table-cell>
          <table:table-cell table:style-name="ce3" table:formula="of:=[.H113]/[.$S113]" office:value-type="percentage" office:value="0.00845085780750218" calcext:value-type="percentage">
            <text:p>0,85%</text:p>
          </table:table-cell>
          <table:table-cell table:style-name="ce3" table:formula="of:=[.I113]/[.$S113]" office:value-type="percentage" office:value="0.00794198895027624" calcext:value-type="percentage">
            <text:p>0,79%</text:p>
          </table:table-cell>
          <table:table-cell table:style-name="ce3" table:formula="of:=[.J113]/[.$S113]" office:value-type="percentage" office:value="0.00203547542890375" calcext:value-type="percentage">
            <text:p>0,20%</text:p>
          </table:table-cell>
          <table:table-cell table:style-name="ce3" table:formula="of:=[.K113]/[.$S113]" office:value-type="percentage" office:value="0.0616276533876127" calcext:value-type="percentage">
            <text:p>6,16%</text:p>
          </table:table-cell>
          <table:table-cell table:style-name="ce3" table:formula="of:=[.L113]/[.$S113]" office:value-type="percentage" office:value="0.216432829310846" calcext:value-type="percentage">
            <text:p>21,64%</text:p>
          </table:table-cell>
          <table:table-cell table:style-name="ce3" table:formula="of:=[.M113]/[.$S113]" office:value-type="percentage" office:value="0.051195841814481" calcext:value-type="percentage">
            <text:p>5,12%</text:p>
          </table:table-cell>
          <table:table-cell table:style-name="ce3" table:formula="of:=[.N113]/[.$S113]" office:value-type="percentage" office:value="0.00845085780750218" calcext:value-type="percentage">
            <text:p>0,85%</text:p>
          </table:table-cell>
          <table:table-cell table:style-name="ce3" table:formula="of:=[.O113]/[.$S113]" office:value-type="percentage" office:value="0.260704419889503" calcext:value-type="percentage">
            <text:p>26,07%</text:p>
          </table:table-cell>
          <table:table-cell table:style-name="ce3" table:formula="of:=[.P113]/[.$S113]" office:value-type="percentage" office:value="0.217105263157895" calcext:value-type="percentage">
            <text:p>21,71%</text:p>
          </table:table-cell>
          <table:table-cell table:style-name="ce3" table:formula="of:=[.Q113]/[.$S113]" office:value-type="percentage" office:value="0.154223611514975" calcext:value-type="percentage">
            <text:p>15,42%</text:p>
          </table:table-cell>
          <table:table-cell table:style-name="ce3" table:formula="of:=[.R113]/[.$S113]" office:value-type="percentage" office:value="0.0118312009305031" calcext:value-type="percentage">
            <text:p>1,1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28-04</text:p>
          </table:table-cell>
          <table:table-cell table:style-name="ce1" office:value-type="string" calcext:value-type="string">
            <text:p>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7220" calcext:value-type="float">
            <text:p>67220</text:p>
          </table:table-cell>
          <table:table-cell table:style-name="ce1" office:value-type="float" office:value="55108" calcext:value-type="float">
            <text:p>55108</text:p>
          </table:table-cell>
          <table:table-cell table:style-name="ce1" office:value-type="float" office:value="1078" calcext:value-type="float">
            <text:p>1078</text:p>
          </table:table-cell>
          <table:table-cell table:style-name="ce1" office:value-type="float" office:value="447" calcext:value-type="float">
            <text:p>447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433" calcext:value-type="float">
            <text:p>433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3502" calcext:value-type="float">
            <text:p>3502</text:p>
          </table:table-cell>
          <table:table-cell table:style-name="ce1" office:value-type="float" office:value="12328" calcext:value-type="float">
            <text:p>12328</text:p>
          </table:table-cell>
          <table:table-cell table:style-name="ce1" office:value-type="float" office:value="2202" calcext:value-type="float">
            <text:p>2202</text:p>
          </table:table-cell>
          <table:table-cell table:style-name="ce1" office:value-type="float" office:value="482" calcext:value-type="float">
            <text:p>482</text:p>
          </table:table-cell>
          <table:table-cell table:style-name="ce1" office:value-type="float" office:value="15623" calcext:value-type="float">
            <text:p>15623</text:p>
          </table:table-cell>
          <table:table-cell table:style-name="ce1" office:value-type="float" office:value="10330" calcext:value-type="float">
            <text:p>10330</text:p>
          </table:table-cell>
          <table:table-cell table:style-name="ce1" office:value-type="float" office:value="7316" calcext:value-type="float">
            <text:p>7316</text:p>
          </table:table-cell>
          <table:table-cell table:style-name="ce1" office:value-type="float" office:value="748" calcext:value-type="float">
            <text:p>748</text:p>
          </table:table-cell>
          <table:table-cell table:style-name="ce1" table:formula="of:=SUM([.H114:.R114])" office:value-type="float" office:value="53583" calcext:value-type="float">
            <text:p>53583</text:p>
          </table:table-cell>
          <table:table-cell table:style-name="ce3" table:formula="of:=[.H114]/[.$S114]" office:value-type="percentage" office:value="0.0095179441240692" calcext:value-type="percentage">
            <text:p>0,95%</text:p>
          </table:table-cell>
          <table:table-cell table:style-name="ce3" table:formula="of:=[.I114]/[.$S114]" office:value-type="percentage" office:value="0.00808092118769013" calcext:value-type="percentage">
            <text:p>0,81%</text:p>
          </table:table-cell>
          <table:table-cell table:style-name="ce3" table:formula="of:=[.J114]/[.$S114]" office:value-type="percentage" office:value="0.00203422727357557" calcext:value-type="percentage">
            <text:p>0,20%</text:p>
          </table:table-cell>
          <table:table-cell table:style-name="ce3" table:formula="of:=[.K114]/[.$S114]" office:value-type="percentage" office:value="0.0653565496519418" calcext:value-type="percentage">
            <text:p>6,54%</text:p>
          </table:table-cell>
          <table:table-cell table:style-name="ce3" table:formula="of:=[.L114]/[.$S114]" office:value-type="percentage" office:value="0.230072970904951" calcext:value-type="percentage">
            <text:p>23,01%</text:p>
          </table:table-cell>
          <table:table-cell table:style-name="ce3" table:formula="of:=[.M114]/[.$S114]" office:value-type="percentage" office:value="0.0410951234533341" calcext:value-type="percentage">
            <text:p>4,11%</text:p>
          </table:table-cell>
          <table:table-cell table:style-name="ce3" table:formula="of:=[.N114]/[.$S114]" office:value-type="percentage" office:value="0.00899539032902226" calcext:value-type="percentage">
            <text:p>0,90%</text:p>
          </table:table-cell>
          <table:table-cell table:style-name="ce3" table:formula="of:=[.O114]/[.$S114]" office:value-type="percentage" office:value="0.291566355000653" calcext:value-type="percentage">
            <text:p>29,16%</text:p>
          </table:table-cell>
          <table:table-cell table:style-name="ce3" table:formula="of:=[.P114]/[.$S114]" office:value-type="percentage" office:value="0.192785025101245" calcext:value-type="percentage">
            <text:p>19,28%</text:p>
          </table:table-cell>
          <table:table-cell table:style-name="ce3" table:formula="of:=[.Q114]/[.$S114]" office:value-type="percentage" office:value="0.13653584159155" calcext:value-type="percentage">
            <text:p>13,65%</text:p>
          </table:table-cell>
          <table:table-cell table:style-name="ce3" table:formula="of:=[.R114]/[.$S114]" office:value-type="percentage" office:value="0.0139596513819682" calcext:value-type="percentage">
            <text:p>1,4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29-01</text:p>
          </table:table-cell>
          <table:table-cell table:style-name="ce1" office:value-type="string" calcext:value-type="string">
            <text:p>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8758" calcext:value-type="float">
            <text:p>88758</text:p>
          </table:table-cell>
          <table:table-cell table:style-name="ce1" office:value-type="float" office:value="74501" calcext:value-type="float">
            <text:p>74501</text:p>
          </table:table-cell>
          <table:table-cell table:style-name="ce1" office:value-type="float" office:value="1072" calcext:value-type="float">
            <text:p>1072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437" calcext:value-type="float">
            <text:p>437</text:p>
          </table:table-cell>
          <table:table-cell table:style-name="ce1" office:value-type="float" office:value="493" calcext:value-type="float">
            <text:p>493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2917" calcext:value-type="float">
            <text:p>2917</text:p>
          </table:table-cell>
          <table:table-cell table:style-name="ce1" office:value-type="float" office:value="13519" calcext:value-type="float">
            <text:p>13519</text:p>
          </table:table-cell>
          <table:table-cell table:style-name="ce1" office:value-type="float" office:value="7850" calcext:value-type="float">
            <text:p>7850</text:p>
          </table:table-cell>
          <table:table-cell table:style-name="ce1" office:value-type="float" office:value="681" calcext:value-type="float">
            <text:p>681</text:p>
          </table:table-cell>
          <table:table-cell table:style-name="ce1" office:value-type="float" office:value="8759" calcext:value-type="float">
            <text:p>8759</text:p>
          </table:table-cell>
          <table:table-cell table:style-name="ce1" office:value-type="float" office:value="23862" calcext:value-type="float">
            <text:p>23862</text:p>
          </table:table-cell>
          <table:table-cell table:style-name="ce1" office:value-type="float" office:value="13285" calcext:value-type="float">
            <text:p>13285</text:p>
          </table:table-cell>
          <table:table-cell table:style-name="ce1" office:value-type="float" office:value="1026" calcext:value-type="float">
            <text:p>1026</text:p>
          </table:table-cell>
          <table:table-cell table:style-name="ce1" table:formula="of:=SUM([.H115:.R115])" office:value-type="float" office:value="72932" calcext:value-type="float">
            <text:p>72932</text:p>
          </table:table-cell>
          <table:table-cell table:style-name="ce3" table:formula="of:=[.H115]/[.$S115]" office:value-type="percentage" office:value="0.00599188284977788" calcext:value-type="percentage">
            <text:p>0,60%</text:p>
          </table:table-cell>
          <table:table-cell table:style-name="ce3" table:formula="of:=[.I115]/[.$S115]" office:value-type="percentage" office:value="0.00675972138430319" calcext:value-type="percentage">
            <text:p>0,68%</text:p>
          </table:table-cell>
          <table:table-cell table:style-name="ce3" table:formula="of:=[.J115]/[.$S115]" office:value-type="percentage" office:value="0.00141227444743048" calcext:value-type="percentage">
            <text:p>0,14%</text:p>
          </table:table-cell>
          <table:table-cell table:style-name="ce3" table:formula="of:=[.K115]/[.$S115]" office:value-type="percentage" office:value="0.0399961608073274" calcext:value-type="percentage">
            <text:p>4,00%</text:p>
          </table:table-cell>
          <table:table-cell table:style-name="ce3" table:formula="of:=[.L115]/[.$S115]" office:value-type="percentage" office:value="0.185364449075851" calcext:value-type="percentage">
            <text:p>18,54%</text:p>
          </table:table-cell>
          <table:table-cell table:style-name="ce3" table:formula="of:=[.M115]/[.$S115]" office:value-type="percentage" office:value="0.107634508857566" calcext:value-type="percentage">
            <text:p>10,76%</text:p>
          </table:table-cell>
          <table:table-cell table:style-name="ce3" table:formula="of:=[.N115]/[.$S115]" office:value-type="percentage" office:value="0.00933746503592387" calcext:value-type="percentage">
            <text:p>0,93%</text:p>
          </table:table-cell>
          <table:table-cell table:style-name="ce3" table:formula="of:=[.O115]/[.$S115]" office:value-type="percentage" office:value="0.1200981736412" calcext:value-type="percentage">
            <text:p>12,01%</text:p>
          </table:table-cell>
          <table:table-cell table:style-name="ce3" table:formula="of:=[.P115]/[.$S115]" office:value-type="percentage" office:value="0.327181484122196" calcext:value-type="percentage">
            <text:p>32,72%</text:p>
          </table:table-cell>
          <table:table-cell table:style-name="ce3" table:formula="of:=[.Q115]/[.$S115]" office:value-type="percentage" office:value="0.182155980913728" calcext:value-type="percentage">
            <text:p>18,22%</text:p>
          </table:table-cell>
          <table:table-cell table:style-name="ce3" table:formula="of:=[.R115]/[.$S115]" office:value-type="percentage" office:value="0.0140678988646959" calcext:value-type="percentage">
            <text:p>1,4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29-02</text:p>
          </table:table-cell>
          <table:table-cell table:style-name="ce1" office:value-type="string" calcext:value-type="string">
            <text:p>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8509" calcext:value-type="float">
            <text:p>78509</text:p>
          </table:table-cell>
          <table:table-cell table:style-name="ce1" office:value-type="float" office:value="61037" calcext:value-type="float">
            <text:p>61037</text:p>
          </table:table-cell>
          <table:table-cell table:style-name="ce1" office:value-type="float" office:value="1251" calcext:value-type="float">
            <text:p>125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2058" calcext:value-type="float">
            <text:p>2058</text:p>
          </table:table-cell>
          <table:table-cell table:style-name="ce1" office:value-type="float" office:value="9703" calcext:value-type="float">
            <text:p>9703</text:p>
          </table:table-cell>
          <table:table-cell table:style-name="ce1" office:value-type="float" office:value="8027" calcext:value-type="float">
            <text:p>8027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7504" calcext:value-type="float">
            <text:p>7504</text:p>
          </table:table-cell>
          <table:table-cell table:style-name="ce1" office:value-type="float" office:value="17565" calcext:value-type="float">
            <text:p>17565</text:p>
          </table:table-cell>
          <table:table-cell table:style-name="ce1" office:value-type="float" office:value="13015" calcext:value-type="float">
            <text:p>13015</text:p>
          </table:table-cell>
          <table:table-cell table:style-name="ce1" office:value-type="float" office:value="681" calcext:value-type="float">
            <text:p>681</text:p>
          </table:table-cell>
          <table:table-cell table:style-name="ce1" table:formula="of:=SUM([.H116:.R116])" office:value-type="float" office:value="59749" calcext:value-type="float">
            <text:p>59749</text:p>
          </table:table-cell>
          <table:table-cell table:style-name="ce3" table:formula="of:=[.H116]/[.$S116]" office:value-type="percentage" office:value="0.00466953421814591" calcext:value-type="percentage">
            <text:p>0,47%</text:p>
          </table:table-cell>
          <table:table-cell table:style-name="ce3" table:formula="of:=[.I116]/[.$S116]" office:value-type="percentage" office:value="0.00709635307703895" calcext:value-type="percentage">
            <text:p>0,71%</text:p>
          </table:table-cell>
          <table:table-cell table:style-name="ce3" table:formula="of:=[.J116]/[.$S116]" office:value-type="percentage" office:value="0.00142261795176488" calcext:value-type="percentage">
            <text:p>0,14%</text:p>
          </table:table-cell>
          <table:table-cell table:style-name="ce3" table:formula="of:=[.K116]/[.$S116]" office:value-type="percentage" office:value="0.0344440911144956" calcext:value-type="percentage">
            <text:p>3,44%</text:p>
          </table:table-cell>
          <table:table-cell table:style-name="ce3" table:formula="of:=[.L116]/[.$S116]" office:value-type="percentage" office:value="0.162396023364408" calcext:value-type="percentage">
            <text:p>16,24%</text:p>
          </table:table-cell>
          <table:table-cell table:style-name="ce3" table:formula="of:=[.M116]/[.$S116]" office:value-type="percentage" office:value="0.134345344691961" calcext:value-type="percentage">
            <text:p>13,43%</text:p>
          </table:table-cell>
          <table:table-cell table:style-name="ce3" table:formula="of:=[.N116]/[.$S116]" office:value-type="percentage" office:value="0.00682856616847144" calcext:value-type="percentage">
            <text:p>0,68%</text:p>
          </table:table-cell>
          <table:table-cell table:style-name="ce3" table:formula="of:=[.O116]/[.$S116]" office:value-type="percentage" office:value="0.125592060118161" calcext:value-type="percentage">
            <text:p>12,56%</text:p>
          </table:table-cell>
          <table:table-cell table:style-name="ce3" table:formula="of:=[.P116]/[.$S116]" office:value-type="percentage" office:value="0.293979815561767" calcext:value-type="percentage">
            <text:p>29,40%</text:p>
          </table:table-cell>
          <table:table-cell table:style-name="ce3" table:formula="of:=[.Q116]/[.$S116]" office:value-type="percentage" office:value="0.217827913437882" calcext:value-type="percentage">
            <text:p>21,78%</text:p>
          </table:table-cell>
          <table:table-cell table:style-name="ce3" table:formula="of:=[.R116]/[.$S116]" office:value-type="percentage" office:value="0.0113976802959045" calcext:value-type="percentage">
            <text:p>1,14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29-03</text:p>
          </table:table-cell>
          <table:table-cell table:style-name="ce1" office:value-type="string" calcext:value-type="string">
            <text:p>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9479" calcext:value-type="float">
            <text:p>89479</text:p>
          </table:table-cell>
          <table:table-cell table:style-name="ce1" office:value-type="float" office:value="74426" calcext:value-type="float">
            <text:p>74426</text:p>
          </table:table-cell>
          <table:table-cell table:style-name="ce1" office:value-type="float" office:value="1398" calcext:value-type="float">
            <text:p>1398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459" calcext:value-type="float">
            <text:p>459</text:p>
          </table:table-cell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3373" calcext:value-type="float">
            <text:p>3373</text:p>
          </table:table-cell>
          <table:table-cell table:style-name="ce1" office:value-type="float" office:value="13184" calcext:value-type="float">
            <text:p>13184</text:p>
          </table:table-cell>
          <table:table-cell table:style-name="ce1" office:value-type="float" office:value="8275" calcext:value-type="float">
            <text:p>8275</text:p>
          </table:table-cell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10549" calcext:value-type="float">
            <text:p>10549</text:p>
          </table:table-cell>
          <table:table-cell table:style-name="ce1" office:value-type="float" office:value="21014" calcext:value-type="float">
            <text:p>21014</text:p>
          </table:table-cell>
          <table:table-cell table:style-name="ce1" office:value-type="float" office:value="13609" calcext:value-type="float">
            <text:p>13609</text:p>
          </table:table-cell>
          <table:table-cell table:style-name="ce1" office:value-type="float" office:value="901" calcext:value-type="float">
            <text:p>901</text:p>
          </table:table-cell>
          <table:table-cell table:style-name="ce1" table:formula="of:=SUM([.H117:.R117])" office:value-type="float" office:value="72742" calcext:value-type="float">
            <text:p>72742</text:p>
          </table:table-cell>
          <table:table-cell table:style-name="ce3" table:formula="of:=[.H117]/[.$S117]" office:value-type="percentage" office:value="0.0063099722306233" calcext:value-type="percentage">
            <text:p>0,63%</text:p>
          </table:table-cell>
          <table:table-cell table:style-name="ce3" table:formula="of:=[.I117]/[.$S117]" office:value-type="percentage" office:value="0.00727227736383382" calcext:value-type="percentage">
            <text:p>0,73%</text:p>
          </table:table-cell>
          <table:table-cell table:style-name="ce3" table:formula="of:=[.J117]/[.$S117]" office:value-type="percentage" office:value="0.00136097440268346" calcext:value-type="percentage">
            <text:p>0,14%</text:p>
          </table:table-cell>
          <table:table-cell table:style-name="ce3" table:formula="of:=[.K117]/[.$S117]" office:value-type="percentage" office:value="0.0463693602045586" calcext:value-type="percentage">
            <text:p>4,64%</text:p>
          </table:table-cell>
          <table:table-cell table:style-name="ce3" table:formula="of:=[.L117]/[.$S117]" office:value-type="percentage" office:value="0.181243298232108" calcext:value-type="percentage">
            <text:p>18,12%</text:p>
          </table:table-cell>
          <table:table-cell table:style-name="ce3" table:formula="of:=[.M117]/[.$S117]" office:value-type="percentage" office:value="0.113758213961673" calcext:value-type="percentage">
            <text:p>11,38%</text:p>
          </table:table-cell>
          <table:table-cell table:style-name="ce3" table:formula="of:=[.N117]/[.$S117]" office:value-type="percentage" office:value="0.0103104121415413" calcext:value-type="percentage">
            <text:p>1,03%</text:p>
          </table:table-cell>
          <table:table-cell table:style-name="ce3" table:formula="of:=[.O117]/[.$S117]" office:value-type="percentage" office:value="0.145019383574826" calcext:value-type="percentage">
            <text:p>14,50%</text:p>
          </table:table-cell>
          <table:table-cell table:style-name="ce3" table:formula="of:=[.P117]/[.$S117]" office:value-type="percentage" office:value="0.2888840009898" calcext:value-type="percentage">
            <text:p>28,89%</text:p>
          </table:table-cell>
          <table:table-cell table:style-name="ce3" table:formula="of:=[.Q117]/[.$S117]" office:value-type="percentage" office:value="0.187085865112315" calcext:value-type="percentage">
            <text:p>18,71%</text:p>
          </table:table-cell>
          <table:table-cell table:style-name="ce3" table:formula="of:=[.R117]/[.$S117]" office:value-type="percentage" office:value="0.0123862417860383" calcext:value-type="percentage">
            <text:p>1,24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29-04</text:p>
          </table:table-cell>
          <table:table-cell table:style-name="ce1" office:value-type="string" calcext:value-type="string">
            <text:p>2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2219" calcext:value-type="float">
            <text:p>82219</text:p>
          </table:table-cell>
          <table:table-cell table:style-name="ce1" office:value-type="float" office:value="68467" calcext:value-type="float">
            <text:p>68467</text:p>
          </table:table-cell>
          <table:table-cell table:style-name="ce1" office:value-type="float" office:value="1056" calcext:value-type="float">
            <text:p>1056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float" office:value="463" calcext:value-type="float">
            <text:p>463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2449" calcext:value-type="float">
            <text:p>2449</text:p>
          </table:table-cell>
          <table:table-cell table:style-name="ce1" office:value-type="float" office:value="12675" calcext:value-type="float">
            <text:p>12675</text:p>
          </table:table-cell>
          <table:table-cell table:style-name="ce1" office:value-type="float" office:value="7320" calcext:value-type="float">
            <text:p>7320</text:p>
          </table:table-cell>
          <table:table-cell table:style-name="ce1" office:value-type="float" office:value="749" calcext:value-type="float">
            <text:p>749</text:p>
          </table:table-cell>
          <table:table-cell table:style-name="ce1" office:value-type="float" office:value="8422" calcext:value-type="float">
            <text:p>8422</text:p>
          </table:table-cell>
          <table:table-cell table:style-name="ce1" office:value-type="float" office:value="19452" calcext:value-type="float">
            <text:p>19452</text:p>
          </table:table-cell>
          <table:table-cell table:style-name="ce1" office:value-type="float" office:value="13985" calcext:value-type="float">
            <text:p>13985</text:p>
          </table:table-cell>
          <table:table-cell table:style-name="ce1" office:value-type="float" office:value="970" calcext:value-type="float">
            <text:p>970</text:p>
          </table:table-cell>
          <table:table-cell table:style-name="ce1" table:formula="of:=SUM([.H118:.R118])" office:value-type="float" office:value="66994" calcext:value-type="float">
            <text:p>66994</text:p>
          </table:table-cell>
          <table:table-cell table:style-name="ce3" table:formula="of:=[.H118]/[.$S118]" office:value-type="percentage" office:value="0.00691106666268621" calcext:value-type="percentage">
            <text:p>0,69%</text:p>
          </table:table-cell>
          <table:table-cell table:style-name="ce3" table:formula="of:=[.I118]/[.$S118]" office:value-type="percentage" office:value="0.00570200316446249" calcext:value-type="percentage">
            <text:p>0,57%</text:p>
          </table:table-cell>
          <table:table-cell table:style-name="ce3" table:formula="of:=[.J118]/[.$S118]" office:value-type="percentage" office:value="0.00189569215153596" calcext:value-type="percentage">
            <text:p>0,19%</text:p>
          </table:table-cell>
          <table:table-cell table:style-name="ce3" table:formula="of:=[.K118]/[.$S118]" office:value-type="percentage" office:value="0.0365555124339493" calcext:value-type="percentage">
            <text:p>3,66%</text:p>
          </table:table-cell>
          <table:table-cell table:style-name="ce3" table:formula="of:=[.L118]/[.$S118]" office:value-type="percentage" office:value="0.189196047407231" calcext:value-type="percentage">
            <text:p>18,92%</text:p>
          </table:table-cell>
          <table:table-cell table:style-name="ce3" table:formula="of:=[.M118]/[.$S118]" office:value-type="percentage" office:value="0.109263516135773" calcext:value-type="percentage">
            <text:p>10,93%</text:p>
          </table:table-cell>
          <table:table-cell table:style-name="ce3" table:formula="of:=[.N118]/[.$S118]" office:value-type="percentage" office:value="0.0111801056811058" calcext:value-type="percentage">
            <text:p>1,12%</text:p>
          </table:table-cell>
          <table:table-cell table:style-name="ce3" table:formula="of:=[.O118]/[.$S118]" office:value-type="percentage" office:value="0.125712750395558" calcext:value-type="percentage">
            <text:p>12,57%</text:p>
          </table:table-cell>
          <table:table-cell table:style-name="ce3" table:formula="of:=[.P118]/[.$S118]" office:value-type="percentage" office:value="0.290354360091949" calcext:value-type="percentage">
            <text:p>29,04%</text:p>
          </table:table-cell>
          <table:table-cell table:style-name="ce3" table:formula="of:=[.Q118]/[.$S118]" office:value-type="percentage" office:value="0.208750037316775" calcext:value-type="percentage">
            <text:p>20,88%</text:p>
          </table:table-cell>
          <table:table-cell table:style-name="ce3" table:formula="of:=[.R118]/[.$S118]" office:value-type="percentage" office:value="0.0144789085589754" calcext:value-type="percentage">
            <text:p>1,45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29-05</text:p>
          </table:table-cell>
          <table:table-cell table:style-name="ce1" office:value-type="string" calcext:value-type="string">
            <text:p>2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4400" calcext:value-type="float">
            <text:p>94400</text:p>
          </table:table-cell>
          <table:table-cell table:style-name="ce1" office:value-type="float" office:value="79781" calcext:value-type="float">
            <text:p>79781</text:p>
          </table:table-cell>
          <table:table-cell table:style-name="ce1" office:value-type="float" office:value="1238" calcext:value-type="float">
            <text:p>1238</text:p>
          </table:table-cell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463" calcext:value-type="float">
            <text:p>463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3491" calcext:value-type="float">
            <text:p>3491</text:p>
          </table:table-cell>
          <table:table-cell table:style-name="ce1" office:value-type="float" office:value="15141" calcext:value-type="float">
            <text:p>15141</text:p>
          </table:table-cell>
          <table:table-cell table:style-name="ce1" office:value-type="float" office:value="8477" calcext:value-type="float">
            <text:p>8477</text:p>
          </table:table-cell>
          <table:table-cell table:style-name="ce1" office:value-type="float" office:value="771" calcext:value-type="float">
            <text:p>771</text:p>
          </table:table-cell>
          <table:table-cell table:style-name="ce1" office:value-type="float" office:value="10734" calcext:value-type="float">
            <text:p>10734</text:p>
          </table:table-cell>
          <table:table-cell table:style-name="ce1" office:value-type="float" office:value="23568" calcext:value-type="float">
            <text:p>23568</text:p>
          </table:table-cell>
          <table:table-cell table:style-name="ce1" office:value-type="float" office:value="13909" calcext:value-type="float">
            <text:p>13909</text:p>
          </table:table-cell>
          <table:table-cell table:style-name="ce1" office:value-type="float" office:value="991" calcext:value-type="float">
            <text:p>991</text:p>
          </table:table-cell>
          <table:table-cell table:style-name="ce1" table:formula="of:=SUM([.H119:.R119])" office:value-type="float" office:value="78076" calcext:value-type="float">
            <text:p>78076</text:p>
          </table:table-cell>
          <table:table-cell table:style-name="ce3" table:formula="of:=[.H119]/[.$S119]" office:value-type="percentage" office:value="0.00593011937086941" calcext:value-type="percentage">
            <text:p>0,59%</text:p>
          </table:table-cell>
          <table:table-cell table:style-name="ce3" table:formula="of:=[.I119]/[.$S119]" office:value-type="percentage" office:value="0.0052256775449562" calcext:value-type="percentage">
            <text:p>0,52%</text:p>
          </table:table-cell>
          <table:table-cell table:style-name="ce3" table:formula="of:=[.J119]/[.$S119]" office:value-type="percentage" office:value="0.00157538808340591" calcext:value-type="percentage">
            <text:p>0,16%</text:p>
          </table:table-cell>
          <table:table-cell table:style-name="ce3" table:formula="of:=[.K119]/[.$S119]" office:value-type="percentage" office:value="0.0447128438956914" calcext:value-type="percentage">
            <text:p>4,47%</text:p>
          </table:table-cell>
          <table:table-cell table:style-name="ce3" table:formula="of:=[.L119]/[.$S119]" office:value-type="percentage" office:value="0.193926430657308" calcext:value-type="percentage">
            <text:p>19,39%</text:p>
          </table:table-cell>
          <table:table-cell table:style-name="ce3" table:formula="of:=[.M119]/[.$S119]" office:value-type="percentage" office:value="0.108573697423024" calcext:value-type="percentage">
            <text:p>10,86%</text:p>
          </table:table-cell>
          <table:table-cell table:style-name="ce3" table:formula="of:=[.N119]/[.$S119]" office:value-type="percentage" office:value="0.0098749935959834" calcext:value-type="percentage">
            <text:p>0,99%</text:p>
          </table:table-cell>
          <table:table-cell table:style-name="ce3" table:formula="of:=[.O119]/[.$S119]" office:value-type="percentage" office:value="0.137481428351862" calcext:value-type="percentage">
            <text:p>13,75%</text:p>
          </table:table-cell>
          <table:table-cell table:style-name="ce3" table:formula="of:=[.P119]/[.$S119]" office:value-type="percentage" office:value="0.301859726420411" calcext:value-type="percentage">
            <text:p>30,19%</text:p>
          </table:table-cell>
          <table:table-cell table:style-name="ce3" table:formula="of:=[.Q119]/[.$S119]" office:value-type="percentage" office:value="0.178146933756852" calcext:value-type="percentage">
            <text:p>17,81%</text:p>
          </table:table-cell>
          <table:table-cell table:style-name="ce3" table:formula="of:=[.R119]/[.$S119]" office:value-type="percentage" office:value="0.0126927608996363" calcext:value-type="percentage">
            <text:p>1,27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29-06</text:p>
          </table:table-cell>
          <table:table-cell table:style-name="ce1" office:value-type="string" calcext:value-type="string">
            <text:p>2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9304" calcext:value-type="float">
            <text:p>89304</text:p>
          </table:table-cell>
          <table:table-cell table:style-name="ce1" office:value-type="float" office:value="74124" calcext:value-type="float">
            <text:p>74124</text:p>
          </table:table-cell>
          <table:table-cell table:style-name="ce1" office:value-type="float" office:value="1127" calcext:value-type="float">
            <text:p>1127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3094" calcext:value-type="float">
            <text:p>3094</text:p>
          </table:table-cell>
          <table:table-cell table:style-name="ce1" office:value-type="float" office:value="12645" calcext:value-type="float">
            <text:p>12645</text:p>
          </table:table-cell>
          <table:table-cell table:style-name="ce1" office:value-type="float" office:value="7622" calcext:value-type="float">
            <text:p>7622</text:p>
          </table:table-cell>
          <table:table-cell table:style-name="ce1" office:value-type="float" office:value="1039" calcext:value-type="float">
            <text:p>1039</text:p>
          </table:table-cell>
          <table:table-cell table:style-name="ce1" office:value-type="float" office:value="10802" calcext:value-type="float">
            <text:p>10802</text:p>
          </table:table-cell>
          <table:table-cell table:style-name="ce1" office:value-type="float" office:value="20195" calcext:value-type="float">
            <text:p>20195</text:p>
          </table:table-cell>
          <table:table-cell table:style-name="ce1" office:value-type="float" office:value="14586" calcext:value-type="float">
            <text:p>14586</text:p>
          </table:table-cell>
          <table:table-cell table:style-name="ce1" office:value-type="float" office:value="1365" calcext:value-type="float">
            <text:p>1365</text:p>
          </table:table-cell>
          <table:table-cell table:style-name="ce1" table:formula="of:=SUM([.H120:.R120])" office:value-type="float" office:value="72498" calcext:value-type="float">
            <text:p>72498</text:p>
          </table:table-cell>
          <table:table-cell table:style-name="ce3" table:formula="of:=[.H120]/[.$S120]" office:value-type="percentage" office:value="0.00735192694970896" calcext:value-type="percentage">
            <text:p>0,74%</text:p>
          </table:table-cell>
          <table:table-cell table:style-name="ce3" table:formula="of:=[.I120]/[.$S120]" office:value-type="percentage" office:value="0.00702088333471268" calcext:value-type="percentage">
            <text:p>0,70%</text:p>
          </table:table-cell>
          <table:table-cell table:style-name="ce3" table:formula="of:=[.J120]/[.$S120]" office:value-type="percentage" office:value="0.00148969626748324" calcext:value-type="percentage">
            <text:p>0,15%</text:p>
          </table:table-cell>
          <table:table-cell table:style-name="ce3" table:formula="of:=[.K120]/[.$S120]" office:value-type="percentage" office:value="0.0426770393666032" calcext:value-type="percentage">
            <text:p>4,27%</text:p>
          </table:table-cell>
          <table:table-cell table:style-name="ce3" table:formula="of:=[.L120]/[.$S120]" office:value-type="percentage" office:value="0.174418604651163" calcext:value-type="percentage">
            <text:p>17,44%</text:p>
          </table:table-cell>
          <table:table-cell table:style-name="ce3" table:formula="of:=[.M120]/[.$S120]" office:value-type="percentage" office:value="0.105133934729234" calcext:value-type="percentage">
            <text:p>10,51%</text:p>
          </table:table-cell>
          <table:table-cell table:style-name="ce3" table:formula="of:=[.N120]/[.$S120]" office:value-type="percentage" office:value="0.0143314298325471" calcext:value-type="percentage">
            <text:p>1,43%</text:p>
          </table:table-cell>
          <table:table-cell table:style-name="ce3" table:formula="of:=[.O120]/[.$S120]" office:value-type="percentage" office:value="0.14899721371624" calcext:value-type="percentage">
            <text:p>14,90%</text:p>
          </table:table-cell>
          <table:table-cell table:style-name="ce3" table:formula="of:=[.P120]/[.$S120]" office:value-type="percentage" office:value="0.278559408535408" calcext:value-type="percentage">
            <text:p>27,86%</text:p>
          </table:table-cell>
          <table:table-cell table:style-name="ce3" table:formula="of:=[.Q120]/[.$S120]" office:value-type="percentage" office:value="0.201191757013987" calcext:value-type="percentage">
            <text:p>20,12%</text:p>
          </table:table-cell>
          <table:table-cell table:style-name="ce3" table:formula="of:=[.R120]/[.$S120]" office:value-type="percentage" office:value="0.0188281056029132" calcext:value-type="percentage">
            <text:p>1,8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29-07</text:p>
          </table:table-cell>
          <table:table-cell table:style-name="ce1" office:value-type="string" calcext:value-type="string">
            <text:p>2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0529" calcext:value-type="float">
            <text:p>80529</text:p>
          </table:table-cell>
          <table:table-cell table:style-name="ce1" office:value-type="float" office:value="66318" calcext:value-type="float">
            <text:p>66318</text:p>
          </table:table-cell>
          <table:table-cell table:style-name="ce1" office:value-type="float" office:value="1088" calcext:value-type="float">
            <text:p>1088</text:p>
          </table:table-cell>
          <table:table-cell table:style-name="ce1" office:value-type="float" office:value="514" calcext:value-type="float">
            <text:p>514</text:p>
          </table:table-cell>
          <table:table-cell table:style-name="ce1" office:value-type="float" office:value="486" calcext:value-type="float">
            <text:p>486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2600" calcext:value-type="float">
            <text:p>2600</text:p>
          </table:table-cell>
          <table:table-cell table:style-name="ce1" office:value-type="float" office:value="11489" calcext:value-type="float">
            <text:p>11489</text:p>
          </table:table-cell>
          <table:table-cell table:style-name="ce1" office:value-type="float" office:value="6353" calcext:value-type="float">
            <text:p>6353</text:p>
          </table:table-cell>
          <table:table-cell table:style-name="ce1" office:value-type="float" office:value="878" calcext:value-type="float">
            <text:p>878</text:p>
          </table:table-cell>
          <table:table-cell table:style-name="ce1" office:value-type="float" office:value="8979" calcext:value-type="float">
            <text:p>8979</text:p>
          </table:table-cell>
          <table:table-cell table:style-name="ce1" office:value-type="float" office:value="19237" calcext:value-type="float">
            <text:p>19237</text:p>
          </table:table-cell>
          <table:table-cell table:style-name="ce1" office:value-type="float" office:value="13167" calcext:value-type="float">
            <text:p>13167</text:p>
          </table:table-cell>
          <table:table-cell table:style-name="ce1" office:value-type="float" office:value="1022" calcext:value-type="float">
            <text:p>1022</text:p>
          </table:table-cell>
          <table:table-cell table:style-name="ce1" table:formula="of:=SUM([.H121:.R121])" office:value-type="float" office:value="64716" calcext:value-type="float">
            <text:p>64716</text:p>
          </table:table-cell>
          <table:table-cell table:style-name="ce3" table:formula="of:=[.H121]/[.$S121]" office:value-type="percentage" office:value="0.00750973484146115" calcext:value-type="percentage">
            <text:p>0,75%</text:p>
          </table:table-cell>
          <table:table-cell table:style-name="ce3" table:formula="of:=[.I121]/[.$S121]" office:value-type="percentage" office:value="0.00624266023858088" calcext:value-type="percentage">
            <text:p>0,62%</text:p>
          </table:table-cell>
          <table:table-cell table:style-name="ce3" table:formula="of:=[.J121]/[.$S121]" office:value-type="percentage" office:value="0.00156066505964522" calcext:value-type="percentage">
            <text:p>0,16%</text:p>
          </table:table-cell>
          <table:table-cell table:style-name="ce3" table:formula="of:=[.K121]/[.$S121]" office:value-type="percentage" office:value="0.0401755361888868" calcext:value-type="percentage">
            <text:p>4,02%</text:p>
          </table:table-cell>
          <table:table-cell table:style-name="ce3" table:formula="of:=[.L121]/[.$S121]" office:value-type="percentage" office:value="0.17752951356697" calcext:value-type="percentage">
            <text:p>17,75%</text:p>
          </table:table-cell>
          <table:table-cell table:style-name="ce3" table:formula="of:=[.M121]/[.$S121]" office:value-type="percentage" office:value="0.0981673774646146" calcext:value-type="percentage">
            <text:p>9,82%</text:p>
          </table:table-cell>
          <table:table-cell table:style-name="ce3" table:formula="of:=[.N121]/[.$S121]" office:value-type="percentage" office:value="0.013566969528401" calcext:value-type="percentage">
            <text:p>1,36%</text:p>
          </table:table-cell>
          <table:table-cell table:style-name="ce3" table:formula="of:=[.O121]/[.$S121]" office:value-type="percentage" office:value="0.13874466901539" calcext:value-type="percentage">
            <text:p>13,87%</text:p>
          </table:table-cell>
          <table:table-cell table:style-name="ce3" table:formula="of:=[.P121]/[.$S121]" office:value-type="percentage" office:value="0.297252611409852" calcext:value-type="percentage">
            <text:p>29,73%</text:p>
          </table:table-cell>
          <table:table-cell table:style-name="ce3" table:formula="of:=[.Q121]/[.$S121]" office:value-type="percentage" office:value="0.203458186538105" calcext:value-type="percentage">
            <text:p>20,35%</text:p>
          </table:table-cell>
          <table:table-cell table:style-name="ce3" table:formula="of:=[.R121]/[.$S121]" office:value-type="percentage" office:value="0.0157920761480932" calcext:value-type="percentage">
            <text:p>1,5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29-08</text:p>
          </table:table-cell>
          <table:table-cell table:style-name="ce1" office:value-type="string" calcext:value-type="string">
            <text:p>2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7372" calcext:value-type="float">
            <text:p>87372</text:p>
          </table:table-cell>
          <table:table-cell table:style-name="ce1" office:value-type="float" office:value="71280" calcext:value-type="float">
            <text:p>71280</text:p>
          </table:table-cell>
          <table:table-cell table:style-name="ce1" office:value-type="float" office:value="1222" calcext:value-type="float">
            <text:p>1222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2755" calcext:value-type="float">
            <text:p>2755</text:p>
          </table:table-cell>
          <table:table-cell table:style-name="ce1" office:value-type="float" office:value="11609" calcext:value-type="float">
            <text:p>11609</text:p>
          </table:table-cell>
          <table:table-cell table:style-name="ce1" office:value-type="float" office:value="6857" calcext:value-type="float">
            <text:p>6857</text:p>
          </table:table-cell>
          <table:table-cell table:style-name="ce1" office:value-type="float" office:value="916" calcext:value-type="float">
            <text:p>916</text:p>
          </table:table-cell>
          <table:table-cell table:style-name="ce1" office:value-type="float" office:value="11617" calcext:value-type="float">
            <text:p>11617</text:p>
          </table:table-cell>
          <table:table-cell table:style-name="ce1" office:value-type="float" office:value="19201" calcext:value-type="float">
            <text:p>19201</text:p>
          </table:table-cell>
          <table:table-cell table:style-name="ce1" office:value-type="float" office:value="14051" calcext:value-type="float">
            <text:p>14051</text:p>
          </table:table-cell>
          <table:table-cell table:style-name="ce1" office:value-type="float" office:value="1294" calcext:value-type="float">
            <text:p>1294</text:p>
          </table:table-cell>
          <table:table-cell table:style-name="ce1" table:formula="of:=SUM([.H122:.R122])" office:value-type="float" office:value="69477" calcext:value-type="float">
            <text:p>69477</text:p>
          </table:table-cell>
          <table:table-cell table:style-name="ce3" table:formula="of:=[.H122]/[.$S122]" office:value-type="percentage" office:value="0.00745570476560588" calcext:value-type="percentage">
            <text:p>0,75%</text:p>
          </table:table-cell>
          <table:table-cell table:style-name="ce3" table:formula="of:=[.I122]/[.$S122]" office:value-type="percentage" office:value="0.00788750233890352" calcext:value-type="percentage">
            <text:p>0,79%</text:p>
          </table:table-cell>
          <table:table-cell table:style-name="ce3" table:formula="of:=[.J122]/[.$S122]" office:value-type="percentage" office:value="0.00159765102120126" calcext:value-type="percentage">
            <text:p>0,16%</text:p>
          </table:table-cell>
          <table:table-cell table:style-name="ce3" table:formula="of:=[.K122]/[.$S122]" office:value-type="percentage" office:value="0.0396534104811664" calcext:value-type="percentage">
            <text:p>3,97%</text:p>
          </table:table-cell>
          <table:table-cell table:style-name="ce3" table:formula="of:=[.L122]/[.$S122]" office:value-type="percentage" office:value="0.167091267613743" calcext:value-type="percentage">
            <text:p>16,71%</text:p>
          </table:table-cell>
          <table:table-cell table:style-name="ce3" table:formula="of:=[.M122]/[.$S122]" office:value-type="percentage" office:value="0.0986945320033968" calcext:value-type="percentage">
            <text:p>9,87%</text:p>
          </table:table-cell>
          <table:table-cell table:style-name="ce3" table:formula="of:=[.N122]/[.$S122]" office:value-type="percentage" office:value="0.0131842192380212" calcext:value-type="percentage">
            <text:p>1,32%</text:p>
          </table:table-cell>
          <table:table-cell table:style-name="ce3" table:formula="of:=[.O122]/[.$S122]" office:value-type="percentage" office:value="0.167206413633289" calcext:value-type="percentage">
            <text:p>16,72%</text:p>
          </table:table-cell>
          <table:table-cell table:style-name="ce3" table:formula="of:=[.P122]/[.$S122]" office:value-type="percentage" office:value="0.276364840162932" calcext:value-type="percentage">
            <text:p>27,64%</text:p>
          </table:table-cell>
          <table:table-cell table:style-name="ce3" table:formula="of:=[.Q122]/[.$S122]" office:value-type="percentage" office:value="0.20223959008017" calcext:value-type="percentage">
            <text:p>20,22%</text:p>
          </table:table-cell>
          <table:table-cell table:style-name="ce3" table:formula="of:=[.R122]/[.$S122]" office:value-type="percentage" office:value="0.0186248686615715" calcext:value-type="percentage">
            <text:p>1,86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2A-01</text:p>
          </table:table-cell>
          <table:table-cell table:style-name="ce1" office:value-type="string" calcext:value-type="string">
            <text:p>2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0859" calcext:value-type="float">
            <text:p>50859</text:p>
          </table:table-cell>
          <table:table-cell table:style-name="ce1" office:value-type="float" office:value="35144" calcext:value-type="float">
            <text:p>35144</text:p>
          </table:table-cell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998" calcext:value-type="float">
            <text:p>998</text:p>
          </table:table-cell>
          <table:table-cell table:style-name="ce1" office:value-type="float" office:value="8114" calcext:value-type="float">
            <text:p>8114</text:p>
          </table:table-cell>
          <table:table-cell table:style-name="ce1" office:value-type="float" office:value="1339" calcext:value-type="float">
            <text:p>1339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9724" calcext:value-type="float">
            <text:p>9724</text:p>
          </table:table-cell>
          <table:table-cell table:style-name="ce1" office:value-type="float" office:value="6601" calcext:value-type="float">
            <text:p>6601</text:p>
          </table:table-cell>
          <table:table-cell table:style-name="ce1" office:value-type="float" office:value="4716" calcext:value-type="float">
            <text:p>4716</text:p>
          </table:table-cell>
          <table:table-cell table:style-name="ce1" office:value-type="float" office:value="309" calcext:value-type="float">
            <text:p>309</text:p>
          </table:table-cell>
          <table:table-cell table:style-name="ce1" table:formula="of:=SUM([.H123:.R123])" office:value-type="float" office:value="34173" calcext:value-type="float">
            <text:p>34173</text:p>
          </table:table-cell>
          <table:table-cell table:style-name="ce3" table:formula="of:=[.H123]/[.$S123]" office:value-type="percentage" office:value="0.00260439528282562" calcext:value-type="percentage">
            <text:p>0,26%</text:p>
          </table:table-cell>
          <table:table-cell table:style-name="ce3" table:formula="of:=[.I123]/[.$S123]" office:value-type="percentage" office:value="0.0066134082462763" calcext:value-type="percentage">
            <text:p>0,66%</text:p>
          </table:table-cell>
          <table:table-cell table:style-name="ce3" table:formula="of:=[.J123]/[.$S123]" office:value-type="percentage" office:value="0.00149240628566412" calcext:value-type="percentage">
            <text:p>0,15%</text:p>
          </table:table-cell>
          <table:table-cell table:style-name="ce3" table:formula="of:=[.K123]/[.$S123]" office:value-type="percentage" office:value="0.0292043426096626" calcext:value-type="percentage">
            <text:p>2,92%</text:p>
          </table:table-cell>
          <table:table-cell table:style-name="ce3" table:formula="of:=[.L123]/[.$S123]" office:value-type="percentage" office:value="0.237438913762327" calcext:value-type="percentage">
            <text:p>23,74%</text:p>
          </table:table-cell>
          <table:table-cell table:style-name="ce3" table:formula="of:=[.M123]/[.$S123]" office:value-type="percentage" office:value="0.0391829807157698" calcext:value-type="percentage">
            <text:p>3,92%</text:p>
          </table:table-cell>
          <table:table-cell table:style-name="ce3" table:formula="of:=[.N123]/[.$S123]" office:value-type="percentage" office:value="0.0587013139027888" calcext:value-type="percentage">
            <text:p>5,87%</text:p>
          </table:table-cell>
          <table:table-cell table:style-name="ce3" table:formula="of:=[.O123]/[.$S123]" office:value-type="percentage" office:value="0.284552131799959" calcext:value-type="percentage">
            <text:p>28,46%</text:p>
          </table:table-cell>
          <table:table-cell table:style-name="ce3" table:formula="of:=[.P123]/[.$S123]" office:value-type="percentage" office:value="0.193164193954291" calcext:value-type="percentage">
            <text:p>19,32%</text:p>
          </table:table-cell>
          <table:table-cell table:style-name="ce3" table:formula="of:=[.Q123]/[.$S123]" office:value-type="percentage" office:value="0.138003687121412" calcext:value-type="percentage">
            <text:p>13,80%</text:p>
          </table:table-cell>
          <table:table-cell table:style-name="ce3" table:formula="of:=[.R123]/[.$S123]" office:value-type="percentage" office:value="0.00904222631902379" calcext:value-type="percentage">
            <text:p>0,9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2A-02</text:p>
          </table:table-cell>
          <table:table-cell table:style-name="ce1" office:value-type="string" calcext:value-type="string">
            <text:p>2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7922" calcext:value-type="float">
            <text:p>57922</text:p>
          </table:table-cell>
          <table:table-cell table:style-name="ce1" office:value-type="float" office:value="39879" calcext:value-type="float">
            <text:p>39879</text:p>
          </table:table-cell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220" calcext:value-type="float">
            <text:p>1220</text:p>
          </table:table-cell>
          <table:table-cell table:style-name="ce1" office:value-type="float" office:value="10600" calcext:value-type="float">
            <text:p>10600</text:p>
          </table:table-cell>
          <table:table-cell table:style-name="ce1" office:value-type="float" office:value="1207" calcext:value-type="float">
            <text:p>1207</text:p>
          </table:table-cell>
          <table:table-cell table:style-name="ce1" office:value-type="float" office:value="1942" calcext:value-type="float">
            <text:p>1942</text:p>
          </table:table-cell>
          <table:table-cell table:style-name="ce1" office:value-type="float" office:value="11133" calcext:value-type="float">
            <text:p>11133</text:p>
          </table:table-cell>
          <table:table-cell table:style-name="ce1" office:value-type="float" office:value="6421" calcext:value-type="float">
            <text:p>6421</text:p>
          </table:table-cell>
          <table:table-cell table:style-name="ce1" office:value-type="float" office:value="5369" calcext:value-type="float">
            <text:p>5369</text:p>
          </table:table-cell>
          <table:table-cell table:style-name="ce1" office:value-type="float" office:value="348" calcext:value-type="float">
            <text:p>348</text:p>
          </table:table-cell>
          <table:table-cell table:style-name="ce1" table:formula="of:=SUM([.H124:.R124])" office:value-type="float" office:value="38694" calcext:value-type="float">
            <text:p>38694</text:p>
          </table:table-cell>
          <table:table-cell table:style-name="ce3" table:formula="of:=[.H124]/[.$S124]" office:value-type="percentage" office:value="0.00333385020933478" calcext:value-type="percentage">
            <text:p>0,33%</text:p>
          </table:table-cell>
          <table:table-cell table:style-name="ce3" table:formula="of:=[.I124]/[.$S124]" office:value-type="percentage" office:value="0.00669354421874192" calcext:value-type="percentage">
            <text:p>0,67%</text:p>
          </table:table-cell>
          <table:table-cell table:style-name="ce3" table:formula="of:=[.J124]/[.$S124]" office:value-type="percentage" office:value="0.00170569080477593" calcext:value-type="percentage">
            <text:p>0,17%</text:p>
          </table:table-cell>
          <table:table-cell table:style-name="ce3" table:formula="of:=[.K124]/[.$S124]" office:value-type="percentage" office:value="0.0315294360882824" calcext:value-type="percentage">
            <text:p>3,15%</text:p>
          </table:table-cell>
          <table:table-cell table:style-name="ce3" table:formula="of:=[.L124]/[.$S124]" office:value-type="percentage" office:value="0.273944280767044" calcext:value-type="percentage">
            <text:p>27,39%</text:p>
          </table:table-cell>
          <table:table-cell table:style-name="ce3" table:formula="of:=[.M124]/[.$S124]" office:value-type="percentage" office:value="0.0311934666873417" calcext:value-type="percentage">
            <text:p>3,12%</text:p>
          </table:table-cell>
          <table:table-cell table:style-name="ce3" table:formula="of:=[.N124]/[.$S124]" office:value-type="percentage" office:value="0.0501886597405283" calcext:value-type="percentage">
            <text:p>5,02%</text:p>
          </table:table-cell>
          <table:table-cell table:style-name="ce3" table:formula="of:=[.O124]/[.$S124]" office:value-type="percentage" office:value="0.287719026205613" calcext:value-type="percentage">
            <text:p>28,77%</text:p>
          </table:table-cell>
          <table:table-cell table:style-name="ce3" table:formula="of:=[.P124]/[.$S124]" office:value-type="percentage" office:value="0.165943040264641" calcext:value-type="percentage">
            <text:p>16,59%</text:p>
          </table:table-cell>
          <table:table-cell table:style-name="ce3" table:formula="of:=[.Q124]/[.$S124]" office:value-type="percentage" office:value="0.138755362588515" calcext:value-type="percentage">
            <text:p>13,88%</text:p>
          </table:table-cell>
          <table:table-cell table:style-name="ce3" table:formula="of:=[.R124]/[.$S124]" office:value-type="percentage" office:value="0.0089936424251822" calcext:value-type="percentage">
            <text:p>0,9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2B-01</text:p>
          </table:table-cell>
          <table:table-cell table:style-name="ce1" office:value-type="string" calcext:value-type="string">
            <text:p>2B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8794" calcext:value-type="float">
            <text:p>58794</text:p>
          </table:table-cell>
          <table:table-cell table:style-name="ce1" office:value-type="float" office:value="40347" calcext:value-type="float">
            <text:p>40347</text:p>
          </table:table-cell>
          <table:table-cell table:style-name="ce1" office:value-type="float" office:value="634" calcext:value-type="float">
            <text:p>634</text:p>
          </table:table-cell>
          <table:table-cell table:style-name="ce1" office:value-type="float" office:value="498" calcext:value-type="float">
            <text:p>498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083" calcext:value-type="float">
            <text:p>1083</text:p>
          </table:table-cell>
          <table:table-cell table:style-name="ce1" office:value-type="float" office:value="9790" calcext:value-type="float">
            <text:p>9790</text:p>
          </table:table-cell>
          <table:table-cell table:style-name="ce1" office:value-type="float" office:value="1577" calcext:value-type="float">
            <text:p>1577</text:p>
          </table:table-cell>
          <table:table-cell table:style-name="ce1" office:value-type="float" office:value="1972" calcext:value-type="float">
            <text:p>1972</text:p>
          </table:table-cell>
          <table:table-cell table:style-name="ce1" office:value-type="float" office:value="11172" calcext:value-type="float">
            <text:p>11172</text:p>
          </table:table-cell>
          <table:table-cell table:style-name="ce1" office:value-type="float" office:value="7111" calcext:value-type="float">
            <text:p>7111</text:p>
          </table:table-cell>
          <table:table-cell table:style-name="ce1" office:value-type="float" office:value="5626" calcext:value-type="float">
            <text:p>5626</text:p>
          </table:table-cell>
          <table:table-cell table:style-name="ce1" office:value-type="float" office:value="342" calcext:value-type="float">
            <text:p>342</text:p>
          </table:table-cell>
          <table:table-cell table:style-name="ce1" table:formula="of:=SUM([.H125:.R125])" office:value-type="float" office:value="39215" calcext:value-type="float">
            <text:p>39215</text:p>
          </table:table-cell>
          <table:table-cell table:style-name="ce3" table:formula="of:=[.H125]/[.$S125]" office:value-type="percentage" office:value="0.00336605890603086" calcext:value-type="percentage">
            <text:p>0,34%</text:p>
          </table:table-cell>
          <table:table-cell table:style-name="ce3" table:formula="of:=[.I125]/[.$S125]" office:value-type="percentage" office:value="0.00604360576310085" calcext:value-type="percentage">
            <text:p>0,60%</text:p>
          </table:table-cell>
          <table:table-cell table:style-name="ce3" table:formula="of:=[.J125]/[.$S125]" office:value-type="percentage" office:value="0.00441157720260105" calcext:value-type="percentage">
            <text:p>0,44%</text:p>
          </table:table-cell>
          <table:table-cell table:style-name="ce3" table:formula="of:=[.K125]/[.$S125]" office:value-type="percentage" office:value="0.0276169832972077" calcext:value-type="percentage">
            <text:p>2,76%</text:p>
          </table:table-cell>
          <table:table-cell table:style-name="ce3" table:formula="of:=[.L125]/[.$S125]" office:value-type="percentage" office:value="0.249649368863955" calcext:value-type="percentage">
            <text:p>24,96%</text:p>
          </table:table-cell>
          <table:table-cell table:style-name="ce3" table:formula="of:=[.M125]/[.$S125]" office:value-type="percentage" office:value="0.0402142037485656" calcext:value-type="percentage">
            <text:p>4,02%</text:p>
          </table:table-cell>
          <table:table-cell table:style-name="ce3" table:formula="of:=[.N125]/[.$S125]" office:value-type="percentage" office:value="0.0502868800204004" calcext:value-type="percentage">
            <text:p>5,03%</text:p>
          </table:table-cell>
          <table:table-cell table:style-name="ce3" table:formula="of:=[.O125]/[.$S125]" office:value-type="percentage" office:value="0.284890985592248" calcext:value-type="percentage">
            <text:p>28,49%</text:p>
          </table:table-cell>
          <table:table-cell table:style-name="ce3" table:formula="of:=[.P125]/[.$S125]" office:value-type="percentage" office:value="0.181333673339283" calcext:value-type="percentage">
            <text:p>18,13%</text:p>
          </table:table-cell>
          <table:table-cell table:style-name="ce3" table:formula="of:=[.Q125]/[.$S125]" office:value-type="percentage" office:value="0.143465510646436" calcext:value-type="percentage">
            <text:p>14,35%</text:p>
          </table:table-cell>
          <table:table-cell table:style-name="ce3" table:formula="of:=[.R125]/[.$S125]" office:value-type="percentage" office:value="0.00872115262017085" calcext:value-type="percentage">
            <text:p>0,87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2B-02</text:p>
          </table:table-cell>
          <table:table-cell table:style-name="ce1" office:value-type="string" calcext:value-type="string">
            <text:p>2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6068" calcext:value-type="float">
            <text:p>66068</text:p>
          </table:table-cell>
          <table:table-cell table:style-name="ce1" office:value-type="float" office:value="43621" calcext:value-type="float">
            <text:p>43621</text:p>
          </table:table-cell>
          <table:table-cell table:style-name="ce1" office:value-type="float" office:value="872" calcext:value-type="float">
            <text:p>872</text:p>
          </table:table-cell>
          <table:table-cell table:style-name="ce1" office:value-type="float" office:value="456" calcext:value-type="float">
            <text:p>456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1161" calcext:value-type="float">
            <text:p>1161</text:p>
          </table:table-cell>
          <table:table-cell table:style-name="ce1" office:value-type="float" office:value="10894" calcext:value-type="float">
            <text:p>10894</text:p>
          </table:table-cell>
          <table:table-cell table:style-name="ce1" office:value-type="float" office:value="1657" calcext:value-type="float">
            <text:p>1657</text:p>
          </table:table-cell>
          <table:table-cell table:style-name="ce1" office:value-type="float" office:value="2847" calcext:value-type="float">
            <text:p>2847</text:p>
          </table:table-cell>
          <table:table-cell table:style-name="ce1" office:value-type="float" office:value="11011" calcext:value-type="float">
            <text:p>11011</text:p>
          </table:table-cell>
          <table:table-cell table:style-name="ce1" office:value-type="float" office:value="8395" calcext:value-type="float">
            <text:p>8395</text:p>
          </table:table-cell>
          <table:table-cell table:style-name="ce1" office:value-type="float" office:value="5495" calcext:value-type="float">
            <text:p>5495</text:p>
          </table:table-cell>
          <table:table-cell table:style-name="ce1" office:value-type="float" office:value="381" calcext:value-type="float">
            <text:p>381</text:p>
          </table:table-cell>
          <table:table-cell table:style-name="ce1" table:formula="of:=SUM([.H126:.R126])" office:value-type="float" office:value="42293" calcext:value-type="float">
            <text:p>42293</text:p>
          </table:table-cell>
          <table:table-cell table:style-name="ce3" table:formula="of:=[.H126]/[.$S126]" office:value-type="percentage" office:value="0.00342846333908685" calcext:value-type="percentage">
            <text:p>0,34%</text:p>
          </table:table-cell>
          <table:table-cell table:style-name="ce3" table:formula="of:=[.I126]/[.$S126]" office:value-type="percentage" office:value="0.00579292081431916" calcext:value-type="percentage">
            <text:p>0,58%</text:p>
          </table:table-cell>
          <table:table-cell table:style-name="ce3" table:formula="of:=[.J126]/[.$S126]" office:value-type="percentage" office:value="0.00146596363464403" calcext:value-type="percentage">
            <text:p>0,15%</text:p>
          </table:table-cell>
          <table:table-cell table:style-name="ce3" table:formula="of:=[.K126]/[.$S126]" office:value-type="percentage" office:value="0.0274513512874471" calcext:value-type="percentage">
            <text:p>2,75%</text:p>
          </table:table-cell>
          <table:table-cell table:style-name="ce3" table:formula="of:=[.L126]/[.$S126]" office:value-type="percentage" office:value="0.257583997351808" calcext:value-type="percentage">
            <text:p>25,76%</text:p>
          </table:table-cell>
          <table:table-cell table:style-name="ce3" table:formula="of:=[.M126]/[.$S126]" office:value-type="percentage" office:value="0.0391790603645993" calcext:value-type="percentage">
            <text:p>3,92%</text:p>
          </table:table-cell>
          <table:table-cell table:style-name="ce3" table:formula="of:=[.N126]/[.$S126]" office:value-type="percentage" office:value="0.0673161043198638" calcext:value-type="percentage">
            <text:p>6,73%</text:p>
          </table:table-cell>
          <table:table-cell table:style-name="ce3" table:formula="of:=[.O126]/[.$S126]" office:value-type="percentage" office:value="0.260350412597829" calcext:value-type="percentage">
            <text:p>26,04%</text:p>
          </table:table-cell>
          <table:table-cell table:style-name="ce3" table:formula="of:=[.P126]/[.$S126]" office:value-type="percentage" office:value="0.198496205045752" calcext:value-type="percentage">
            <text:p>19,85%</text:p>
          </table:table-cell>
          <table:table-cell table:style-name="ce3" table:formula="of:=[.Q126]/[.$S126]" office:value-type="percentage" office:value="0.129926938264015" calcext:value-type="percentage">
            <text:p>12,99%</text:p>
          </table:table-cell>
          <table:table-cell table:style-name="ce3" table:formula="of:=[.R126]/[.$S126]" office:value-type="percentage" office:value="0.00900858298063509" calcext:value-type="percentage">
            <text:p>0,9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0-0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6922" calcext:value-type="float">
            <text:p>86922</text:p>
          </table:table-cell>
          <table:table-cell table:style-name="ce1" office:value-type="float" office:value="66688" calcext:value-type="float">
            <text:p>66688</text:p>
          </table:table-cell>
          <table:table-cell table:style-name="ce1" office:value-type="float" office:value="1085" calcext:value-type="float">
            <text:p>1085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725" calcext:value-type="float">
            <text:p>72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2569" calcext:value-type="float">
            <text:p>2569</text:p>
          </table:table-cell>
          <table:table-cell table:style-name="ce1" office:value-type="float" office:value="11849" calcext:value-type="float">
            <text:p>11849</text:p>
          </table:table-cell>
          <table:table-cell table:style-name="ce1" office:value-type="float" office:value="3074" calcext:value-type="float">
            <text:p>3074</text:p>
          </table:table-cell>
          <table:table-cell table:style-name="ce1" office:value-type="float" office:value="696" calcext:value-type="float">
            <text:p>696</text:p>
          </table:table-cell>
          <table:table-cell table:style-name="ce1" office:value-type="float" office:value="18755" calcext:value-type="float">
            <text:p>18755</text:p>
          </table:table-cell>
          <table:table-cell table:style-name="ce1" office:value-type="float" office:value="12432" calcext:value-type="float">
            <text:p>12432</text:p>
          </table:table-cell>
          <table:table-cell table:style-name="ce1" office:value-type="float" office:value="14155" calcext:value-type="float">
            <text:p>14155</text:p>
          </table:table-cell>
          <table:table-cell table:style-name="ce1" office:value-type="float" office:value="535" calcext:value-type="float">
            <text:p>535</text:p>
          </table:table-cell>
          <table:table-cell table:style-name="ce1" table:formula="of:=SUM([.H127:.R127])" office:value-type="float" office:value="65174" calcext:value-type="float">
            <text:p>65174</text:p>
          </table:table-cell>
          <table:table-cell table:style-name="ce3" table:formula="of:=[.H127]/[.$S127]" office:value-type="percentage" office:value="0.00441894006812533" calcext:value-type="percentage">
            <text:p>0,44%</text:p>
          </table:table-cell>
          <table:table-cell table:style-name="ce3" table:formula="of:=[.I127]/[.$S127]" office:value-type="percentage" office:value="0.0111240678798294" calcext:value-type="percentage">
            <text:p>1,11%</text:p>
          </table:table-cell>
          <table:table-cell table:style-name="ce3" table:formula="of:=[.J127]/[.$S127]" office:value-type="percentage" office:value="0.00147298002270844" calcext:value-type="percentage">
            <text:p>0,15%</text:p>
          </table:table-cell>
          <table:table-cell table:style-name="ce3" table:formula="of:=[.K127]/[.$S127]" office:value-type="percentage" office:value="0.039417559149354" calcext:value-type="percentage">
            <text:p>3,94%</text:p>
          </table:table-cell>
          <table:table-cell table:style-name="ce3" table:formula="of:=[.L127]/[.$S127]" office:value-type="percentage" office:value="0.18180562801117" calcext:value-type="percentage">
            <text:p>18,18%</text:p>
          </table:table-cell>
          <table:table-cell table:style-name="ce3" table:formula="of:=[.M127]/[.$S127]" office:value-type="percentage" office:value="0.0471660478104766" calcext:value-type="percentage">
            <text:p>4,72%</text:p>
          </table:table-cell>
          <table:table-cell table:style-name="ce3" table:formula="of:=[.N127]/[.$S127]" office:value-type="percentage" office:value="0.0106791051646362" calcext:value-type="percentage">
            <text:p>1,07%</text:p>
          </table:table-cell>
          <table:table-cell table:style-name="ce3" table:formula="of:=[.O127]/[.$S127]" office:value-type="percentage" office:value="0.287768128394759" calcext:value-type="percentage">
            <text:p>28,78%</text:p>
          </table:table-cell>
          <table:table-cell table:style-name="ce3" table:formula="of:=[.P127]/[.$S127]" office:value-type="percentage" office:value="0.190750912940743" calcext:value-type="percentage">
            <text:p>19,08%</text:p>
          </table:table-cell>
          <table:table-cell table:style-name="ce3" table:formula="of:=[.Q127]/[.$S127]" office:value-type="percentage" office:value="0.217187835639979" calcext:value-type="percentage">
            <text:p>21,72%</text:p>
          </table:table-cell>
          <table:table-cell table:style-name="ce3" table:formula="of:=[.R127]/[.$S127]" office:value-type="percentage" office:value="0.00820879491821892" calcext:value-type="percentage">
            <text:p>0,82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0-02</text:p>
          </table:table-cell>
          <table:table-cell table:style-name="ce1" office:value-type="string" calcext:value-type="string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9059" calcext:value-type="float">
            <text:p>89059</text:p>
          </table:table-cell>
          <table:table-cell table:style-name="ce1" office:value-type="float" office:value="72984" calcext:value-type="float">
            <text:p>72984</text:p>
          </table:table-cell>
          <table:table-cell table:style-name="ce1" office:value-type="float" office:value="1186" calcext:value-type="float">
            <text:p>1186</text:p>
          </table:table-cell>
          <table:table-cell table:style-name="ce1" office:value-type="float" office:value="535" calcext:value-type="float">
            <text:p>535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3243" calcext:value-type="float">
            <text:p>3243</text:p>
          </table:table-cell>
          <table:table-cell table:style-name="ce1" office:value-type="float" office:value="12836" calcext:value-type="float">
            <text:p>12836</text:p>
          </table:table-cell>
          <table:table-cell table:style-name="ce1" office:value-type="float" office:value="2898" calcext:value-type="float">
            <text:p>2898</text:p>
          </table:table-cell>
          <table:table-cell table:style-name="ce1" office:value-type="float" office:value="918" calcext:value-type="float">
            <text:p>918</text:p>
          </table:table-cell>
          <table:table-cell table:style-name="ce1" office:value-type="float" office:value="23899" calcext:value-type="float">
            <text:p>23899</text:p>
          </table:table-cell>
          <table:table-cell table:style-name="ce1" office:value-type="float" office:value="12445" calcext:value-type="float">
            <text:p>12445</text:p>
          </table:table-cell>
          <table:table-cell table:style-name="ce1" office:value-type="float" office:value="13425" calcext:value-type="float">
            <text:p>13425</text:p>
          </table:table-cell>
          <table:table-cell table:style-name="ce1" office:value-type="float" office:value="582" calcext:value-type="float">
            <text:p>582</text:p>
          </table:table-cell>
          <table:table-cell table:style-name="ce1" table:formula="of:=SUM([.H128:.R128])" office:value-type="float" office:value="71263" calcext:value-type="float">
            <text:p>71263</text:p>
          </table:table-cell>
          <table:table-cell table:style-name="ce3" table:formula="of:=[.H128]/[.$S128]" office:value-type="percentage" office:value="0.00411153052776336" calcext:value-type="percentage">
            <text:p>0,41%</text:p>
          </table:table-cell>
          <table:table-cell table:style-name="ce3" table:formula="of:=[.I128]/[.$S128]" office:value-type="percentage" office:value="0.00861597182268499" calcext:value-type="percentage">
            <text:p>0,86%</text:p>
          </table:table-cell>
          <table:table-cell table:style-name="ce3" table:formula="of:=[.J128]/[.$S128]" office:value-type="percentage" office:value="0.00154357801383607" calcext:value-type="percentage">
            <text:p>0,15%</text:p>
          </table:table-cell>
          <table:table-cell table:style-name="ce3" table:formula="of:=[.K128]/[.$S128]" office:value-type="percentage" office:value="0.0455074863533671" calcext:value-type="percentage">
            <text:p>4,55%</text:p>
          </table:table-cell>
          <table:table-cell table:style-name="ce3" table:formula="of:=[.L128]/[.$S128]" office:value-type="percentage" office:value="0.180121521687271" calcext:value-type="percentage">
            <text:p>18,01%</text:p>
          </table:table-cell>
          <table:table-cell table:style-name="ce3" table:formula="of:=[.M128]/[.$S128]" office:value-type="percentage" office:value="0.0406662644008812" calcext:value-type="percentage">
            <text:p>4,07%</text:p>
          </table:table-cell>
          <table:table-cell table:style-name="ce3" table:formula="of:=[.N128]/[.$S128]" office:value-type="percentage" office:value="0.0128818601518319" calcext:value-type="percentage">
            <text:p>1,29%</text:p>
          </table:table-cell>
          <table:table-cell table:style-name="ce3" table:formula="of:=[.O128]/[.$S128]" office:value-type="percentage" office:value="0.335363372296984" calcext:value-type="percentage">
            <text:p>33,54%</text:p>
          </table:table-cell>
          <table:table-cell table:style-name="ce3" table:formula="of:=[.P128]/[.$S128]" office:value-type="percentage" office:value="0.174634803474454" calcext:value-type="percentage">
            <text:p>17,46%</text:p>
          </table:table-cell>
          <table:table-cell table:style-name="ce3" table:formula="of:=[.Q128]/[.$S128]" office:value-type="percentage" office:value="0.188386680324993" calcext:value-type="percentage">
            <text:p>18,84%</text:p>
          </table:table-cell>
          <table:table-cell table:style-name="ce3" table:formula="of:=[.R128]/[.$S128]" office:value-type="percentage" office:value="0.00816693094593267" calcext:value-type="percentage">
            <text:p>0,82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0-03</text:p>
          </table:table-cell>
          <table:table-cell table:style-name="ce1" office:value-type="string" calcext:value-type="string">
            <text:p>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3671" calcext:value-type="float">
            <text:p>93671</text:p>
          </table:table-cell>
          <table:table-cell table:style-name="ce1" office:value-type="float" office:value="76332" calcext:value-type="float">
            <text:p>76332</text:p>
          </table:table-cell>
          <table:table-cell table:style-name="ce1" office:value-type="float" office:value="1233" calcext:value-type="float">
            <text:p>1233</text:p>
          </table:table-cell>
          <table:table-cell table:style-name="ce1" office:value-type="float" office:value="485" calcext:value-type="float">
            <text:p>485</text:p>
          </table:table-cell>
          <table:table-cell table:style-name="ce1" office:value-type="float" office:value="387" calcext:value-type="float">
            <text:p>387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3528" calcext:value-type="float">
            <text:p>3528</text:p>
          </table:table-cell>
          <table:table-cell table:style-name="ce1" office:value-type="float" office:value="14034" calcext:value-type="float">
            <text:p>14034</text:p>
          </table:table-cell>
          <table:table-cell table:style-name="ce1" office:value-type="float" office:value="3602" calcext:value-type="float">
            <text:p>3602</text:p>
          </table:table-cell>
          <table:table-cell table:style-name="ce1" office:value-type="float" office:value="1070" calcext:value-type="float">
            <text:p>1070</text:p>
          </table:table-cell>
          <table:table-cell table:style-name="ce1" office:value-type="float" office:value="21892" calcext:value-type="float">
            <text:p>21892</text:p>
          </table:table-cell>
          <table:table-cell table:style-name="ce1" office:value-type="float" office:value="14669" calcext:value-type="float">
            <text:p>14669</text:p>
          </table:table-cell>
          <table:table-cell table:style-name="ce1" office:value-type="float" office:value="13836" calcext:value-type="float">
            <text:p>13836</text:p>
          </table:table-cell>
          <table:table-cell table:style-name="ce1" office:value-type="float" office:value="688" calcext:value-type="float">
            <text:p>688</text:p>
          </table:table-cell>
          <table:table-cell table:style-name="ce1" table:formula="of:=SUM([.H129:.R129])" office:value-type="float" office:value="74614" calcext:value-type="float">
            <text:p>74614</text:p>
          </table:table-cell>
          <table:table-cell table:style-name="ce3" table:formula="of:=[.H129]/[.$S129]" office:value-type="percentage" office:value="0.00518669418607768" calcext:value-type="percentage">
            <text:p>0,52%</text:p>
          </table:table-cell>
          <table:table-cell table:style-name="ce3" table:formula="of:=[.I129]/[.$S129]" office:value-type="percentage" office:value="0.0104806068566221" calcext:value-type="percentage">
            <text:p>1,05%</text:p>
          </table:table-cell>
          <table:table-cell table:style-name="ce3" table:formula="of:=[.J129]/[.$S129]" office:value-type="percentage" office:value="0.00168869113035087" calcext:value-type="percentage">
            <text:p>0,17%</text:p>
          </table:table-cell>
          <table:table-cell table:style-name="ce3" table:formula="of:=[.K129]/[.$S129]" office:value-type="percentage" office:value="0.0472833516498244" calcext:value-type="percentage">
            <text:p>4,73%</text:p>
          </table:table-cell>
          <table:table-cell table:style-name="ce3" table:formula="of:=[.L129]/[.$S129]" office:value-type="percentage" office:value="0.188088026375747" calcext:value-type="percentage">
            <text:p>18,81%</text:p>
          </table:table-cell>
          <table:table-cell table:style-name="ce3" table:formula="of:=[.M129]/[.$S129]" office:value-type="percentage" office:value="0.0482751226311416" calcext:value-type="percentage">
            <text:p>4,83%</text:p>
          </table:table-cell>
          <table:table-cell table:style-name="ce3" table:formula="of:=[.N129]/[.$S129]" office:value-type="percentage" office:value="0.0143404722974241" calcext:value-type="percentage">
            <text:p>1,43%</text:p>
          </table:table-cell>
          <table:table-cell table:style-name="ce3" table:formula="of:=[.O129]/[.$S129]" office:value-type="percentage" office:value="0.293403382743185" calcext:value-type="percentage">
            <text:p>29,34%</text:p>
          </table:table-cell>
          <table:table-cell table:style-name="ce3" table:formula="of:=[.P129]/[.$S129]" office:value-type="percentage" office:value="0.196598493580293" calcext:value-type="percentage">
            <text:p>19,66%</text:p>
          </table:table-cell>
          <table:table-cell table:style-name="ce3" table:formula="of:=[.Q129]/[.$S129]" office:value-type="percentage" office:value="0.185434368885196" calcext:value-type="percentage">
            <text:p>18,54%</text:p>
          </table:table-cell>
          <table:table-cell table:style-name="ce3" table:formula="of:=[.R129]/[.$S129]" office:value-type="percentage" office:value="0.0092207896641381" calcext:value-type="percentage">
            <text:p>0,92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0-04</text:p>
          </table:table-cell>
          <table:table-cell table:style-name="ce1" office:value-type="string" calcext:value-type="string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1115" calcext:value-type="float">
            <text:p>91115</text:p>
          </table:table-cell>
          <table:table-cell table:style-name="ce1" office:value-type="float" office:value="73678" calcext:value-type="float">
            <text:p>73678</text:p>
          </table:table-cell>
          <table:table-cell table:style-name="ce1" office:value-type="float" office:value="1232" calcext:value-type="float">
            <text:p>1232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672" calcext:value-type="float">
            <text:p>672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3110" calcext:value-type="float">
            <text:p>3110</text:p>
          </table:table-cell>
          <table:table-cell table:style-name="ce1" office:value-type="float" office:value="10895" calcext:value-type="float">
            <text:p>10895</text:p>
          </table:table-cell>
          <table:table-cell table:style-name="ce1" office:value-type="float" office:value="3305" calcext:value-type="float">
            <text:p>3305</text:p>
          </table:table-cell>
          <table:table-cell table:style-name="ce1" office:value-type="float" office:value="1146" calcext:value-type="float">
            <text:p>1146</text:p>
          </table:table-cell>
          <table:table-cell table:style-name="ce1" office:value-type="float" office:value="22123" calcext:value-type="float">
            <text:p>22123</text:p>
          </table:table-cell>
          <table:table-cell table:style-name="ce1" office:value-type="float" office:value="12969" calcext:value-type="float">
            <text:p>12969</text:p>
          </table:table-cell>
          <table:table-cell table:style-name="ce1" office:value-type="float" office:value="16404" calcext:value-type="float">
            <text:p>16404</text:p>
          </table:table-cell>
          <table:table-cell table:style-name="ce1" office:value-type="float" office:value="744" calcext:value-type="float">
            <text:p>744</text:p>
          </table:table-cell>
          <table:table-cell table:style-name="ce1" table:formula="of:=SUM([.H130:.R130])" office:value-type="float" office:value="71894" calcext:value-type="float">
            <text:p>71894</text:p>
          </table:table-cell>
          <table:table-cell table:style-name="ce3" table:formula="of:=[.H130]/[.$S130]" office:value-type="percentage" office:value="0.00570284029265307" calcext:value-type="percentage">
            <text:p>0,57%</text:p>
          </table:table-cell>
          <table:table-cell table:style-name="ce3" table:formula="of:=[.I130]/[.$S130]" office:value-type="percentage" office:value="0.00934709433332406" calcext:value-type="percentage">
            <text:p>0,93%</text:p>
          </table:table-cell>
          <table:table-cell table:style-name="ce3" table:formula="of:=[.J130]/[.$S130]" office:value-type="percentage" office:value="0.0016134865218238" calcext:value-type="percentage">
            <text:p>0,16%</text:p>
          </table:table-cell>
          <table:table-cell table:style-name="ce3" table:formula="of:=[.K130]/[.$S130]" office:value-type="percentage" office:value="0.0432581300247587" calcext:value-type="percentage">
            <text:p>4,33%</text:p>
          </table:table-cell>
          <table:table-cell table:style-name="ce3" table:formula="of:=[.L130]/[.$S130]" office:value-type="percentage" office:value="0.15154254875233" calcext:value-type="percentage">
            <text:p>15,15%</text:p>
          </table:table-cell>
          <table:table-cell table:style-name="ce3" table:formula="of:=[.M130]/[.$S130]" office:value-type="percentage" office:value="0.0459704565054107" calcext:value-type="percentage">
            <text:p>4,60%</text:p>
          </table:table-cell>
          <table:table-cell table:style-name="ce3" table:formula="of:=[.N130]/[.$S130]" office:value-type="percentage" office:value="0.0159401340862937" calcext:value-type="percentage">
            <text:p>1,59%</text:p>
          </table:table-cell>
          <table:table-cell table:style-name="ce3" table:formula="of:=[.O130]/[.$S130]" office:value-type="percentage" office:value="0.307716916571619" calcext:value-type="percentage">
            <text:p>30,77%</text:p>
          </table:table-cell>
          <table:table-cell table:style-name="ce3" table:formula="of:=[.P130]/[.$S130]" office:value-type="percentage" office:value="0.180390575013214" calcext:value-type="percentage">
            <text:p>18,04%</text:p>
          </table:table-cell>
          <table:table-cell table:style-name="ce3" table:formula="of:=[.Q130]/[.$S130]" office:value-type="percentage" office:value="0.228169249172393" calcext:value-type="percentage">
            <text:p>22,82%</text:p>
          </table:table-cell>
          <table:table-cell table:style-name="ce3" table:formula="of:=[.R130]/[.$S130]" office:value-type="percentage" office:value="0.0103485687261802" calcext:value-type="percentage">
            <text:p>1,03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0-05</text:p>
          </table:table-cell>
          <table:table-cell table:style-name="ce1" office:value-type="string" calcext:value-type="string">
            <text:p>3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5968" calcext:value-type="float">
            <text:p>95968</text:p>
          </table:table-cell>
          <table:table-cell table:style-name="ce1" office:value-type="float" office:value="77508" calcext:value-type="float">
            <text:p>77508</text:p>
          </table:table-cell>
          <table:table-cell table:style-name="ce1" office:value-type="float" office:value="1329" calcext:value-type="float">
            <text:p>1329</text:p>
          </table:table-cell>
          <table:table-cell table:style-name="ce1" office:value-type="float" office:value="557" calcext:value-type="float">
            <text:p>557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2815" calcext:value-type="float">
            <text:p>2815</text:p>
          </table:table-cell>
          <table:table-cell table:style-name="ce1" office:value-type="float" office:value="10887" calcext:value-type="float">
            <text:p>10887</text:p>
          </table:table-cell>
          <table:table-cell table:style-name="ce1" office:value-type="float" office:value="4150" calcext:value-type="float">
            <text:p>4150</text:p>
          </table:table-cell>
          <table:table-cell table:style-name="ce1" office:value-type="float" office:value="1363" calcext:value-type="float">
            <text:p>1363</text:p>
          </table:table-cell>
          <table:table-cell table:style-name="ce1" office:value-type="float" office:value="20056" calcext:value-type="float">
            <text:p>20056</text:p>
          </table:table-cell>
          <table:table-cell table:style-name="ce1" office:value-type="float" office:value="14041" calcext:value-type="float">
            <text:p>14041</text:p>
          </table:table-cell>
          <table:table-cell table:style-name="ce1" office:value-type="float" office:value="20072" calcext:value-type="float">
            <text:p>20072</text:p>
          </table:table-cell>
          <table:table-cell table:style-name="ce1" office:value-type="float" office:value="947" calcext:value-type="float">
            <text:p>947</text:p>
          </table:table-cell>
          <table:table-cell table:style-name="ce1" table:formula="of:=SUM([.H131:.R131])" office:value-type="float" office:value="75622" calcext:value-type="float">
            <text:p>75622</text:p>
          </table:table-cell>
          <table:table-cell table:style-name="ce3" table:formula="of:=[.H131]/[.$S131]" office:value-type="percentage" office:value="0.00585808362645791" calcext:value-type="percentage">
            <text:p>0,59%</text:p>
          </table:table-cell>
          <table:table-cell table:style-name="ce3" table:formula="of:=[.I131]/[.$S131]" office:value-type="percentage" office:value="0.00960038084155405" calcext:value-type="percentage">
            <text:p>0,96%</text:p>
          </table:table-cell>
          <table:table-cell table:style-name="ce3" table:formula="of:=[.J131]/[.$S131]" office:value-type="percentage" office:value="0.00161328713866335" calcext:value-type="percentage">
            <text:p>0,16%</text:p>
          </table:table-cell>
          <table:table-cell table:style-name="ce3" table:formula="of:=[.K131]/[.$S131]" office:value-type="percentage" office:value="0.0372246171748962" calcext:value-type="percentage">
            <text:p>3,72%</text:p>
          </table:table-cell>
          <table:table-cell table:style-name="ce3" table:formula="of:=[.L131]/[.$S131]" office:value-type="percentage" office:value="0.143966041628098" calcext:value-type="percentage">
            <text:p>14,40%</text:p>
          </table:table-cell>
          <table:table-cell table:style-name="ce3" table:formula="of:=[.M131]/[.$S131]" office:value-type="percentage" office:value="0.054878210044696" calcext:value-type="percentage">
            <text:p>5,49%</text:p>
          </table:table-cell>
          <table:table-cell table:style-name="ce3" table:formula="of:=[.N131]/[.$S131]" office:value-type="percentage" office:value="0.0180238554917881" calcext:value-type="percentage">
            <text:p>1,80%</text:p>
          </table:table-cell>
          <table:table-cell table:style-name="ce3" table:formula="of:=[.O131]/[.$S131]" office:value-type="percentage" office:value="0.265213826664198" calcext:value-type="percentage">
            <text:p>26,52%</text:p>
          </table:table-cell>
          <table:table-cell table:style-name="ce3" table:formula="of:=[.P131]/[.$S131]" office:value-type="percentage" office:value="0.185673481262067" calcext:value-type="percentage">
            <text:p>18,57%</text:p>
          </table:table-cell>
          <table:table-cell table:style-name="ce3" table:formula="of:=[.Q131]/[.$S131]" office:value-type="percentage" office:value="0.265425405305334" calcext:value-type="percentage">
            <text:p>26,54%</text:p>
          </table:table-cell>
          <table:table-cell table:style-name="ce3" table:formula="of:=[.R131]/[.$S131]" office:value-type="percentage" office:value="0.0125228108222475" calcext:value-type="percentage">
            <text:p>1,25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0-06</text:p>
          </table:table-cell>
          <table:table-cell table:style-name="ce1" office:value-type="string" calcext:value-type="string">
            <text:p>3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1204" calcext:value-type="float">
            <text:p>81204</text:p>
          </table:table-cell>
          <table:table-cell table:style-name="ce1" office:value-type="float" office:value="63472" calcext:value-type="float">
            <text:p>63472</text:p>
          </table:table-cell>
          <table:table-cell table:style-name="ce1" office:value-type="float" office:value="967" calcext:value-type="float">
            <text:p>967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577" calcext:value-type="float">
            <text:p>577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2543" calcext:value-type="float">
            <text:p>2543</text:p>
          </table:table-cell>
          <table:table-cell table:style-name="ce1" office:value-type="float" office:value="11865" calcext:value-type="float">
            <text:p>11865</text:p>
          </table:table-cell>
          <table:table-cell table:style-name="ce1" office:value-type="float" office:value="3444" calcext:value-type="float">
            <text:p>3444</text:p>
          </table:table-cell>
          <table:table-cell table:style-name="ce1" office:value-type="float" office:value="753" calcext:value-type="float">
            <text:p>753</text:p>
          </table:table-cell>
          <table:table-cell table:style-name="ce1" office:value-type="float" office:value="16548" calcext:value-type="float">
            <text:p>16548</text:p>
          </table:table-cell>
          <table:table-cell table:style-name="ce1" office:value-type="float" office:value="12450" calcext:value-type="float">
            <text:p>12450</text:p>
          </table:table-cell>
          <table:table-cell table:style-name="ce1" office:value-type="float" office:value="13013" calcext:value-type="float">
            <text:p>13013</text:p>
          </table:table-cell>
          <table:table-cell table:style-name="ce1" office:value-type="float" office:value="548" calcext:value-type="float">
            <text:p>548</text:p>
          </table:table-cell>
          <table:table-cell table:style-name="ce1" table:formula="of:=SUM([.H132:.R132])" office:value-type="float" office:value="62115" calcext:value-type="float">
            <text:p>62115</text:p>
          </table:table-cell>
          <table:table-cell table:style-name="ce3" table:formula="of:=[.H132]/[.$S132]" office:value-type="percentage" office:value="0.00436287531192144" calcext:value-type="percentage">
            <text:p>0,44%</text:p>
          </table:table-cell>
          <table:table-cell table:style-name="ce3" table:formula="of:=[.I132]/[.$S132]" office:value-type="percentage" office:value="0.00928922160508734" calcext:value-type="percentage">
            <text:p>0,93%</text:p>
          </table:table-cell>
          <table:table-cell table:style-name="ce3" table:formula="of:=[.J132]/[.$S132]" office:value-type="percentage" office:value="0.001658214601948" calcext:value-type="percentage">
            <text:p>0,17%</text:p>
          </table:table-cell>
          <table:table-cell table:style-name="ce3" table:formula="of:=[.K132]/[.$S132]" office:value-type="percentage" office:value="0.0409401915801336" calcext:value-type="percentage">
            <text:p>4,09%</text:p>
          </table:table-cell>
          <table:table-cell table:style-name="ce3" table:formula="of:=[.L132]/[.$S132]" office:value-type="percentage" office:value="0.191016662641874" calcext:value-type="percentage">
            <text:p>19,10%</text:p>
          </table:table-cell>
          <table:table-cell table:style-name="ce3" table:formula="of:=[.M132]/[.$S132]" office:value-type="percentage" office:value="0.0554455445544554" calcext:value-type="percentage">
            <text:p>5,54%</text:p>
          </table:table-cell>
          <table:table-cell table:style-name="ce3" table:formula="of:=[.N132]/[.$S132]" office:value-type="percentage" office:value="0.0121226756822024" calcext:value-type="percentage">
            <text:p>1,21%</text:p>
          </table:table-cell>
          <table:table-cell table:style-name="ce3" table:formula="of:=[.O132]/[.$S132]" office:value-type="percentage" office:value="0.266409079932383" calcext:value-type="percentage">
            <text:p>26,64%</text:p>
          </table:table-cell>
          <table:table-cell table:style-name="ce3" table:formula="of:=[.P132]/[.$S132]" office:value-type="percentage" office:value="0.200434677614103" calcext:value-type="percentage">
            <text:p>20,04%</text:p>
          </table:table-cell>
          <table:table-cell table:style-name="ce3" table:formula="of:=[.Q132]/[.$S132]" office:value-type="percentage" office:value="0.209498510826692" calcext:value-type="percentage">
            <text:p>20,95%</text:p>
          </table:table-cell>
          <table:table-cell table:style-name="ce3" table:formula="of:=[.R132]/[.$S132]" office:value-type="percentage" office:value="0.00882234564919907" calcext:value-type="percentage">
            <text:p>0,8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1-01</text:p>
          </table:table-cell>
          <table:table-cell table:style-name="ce1" office:value-type="string" calcext:value-type="string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3659" calcext:value-type="float">
            <text:p>83659</text:p>
          </table:table-cell>
          <table:table-cell table:style-name="ce1" office:value-type="float" office:value="64791" calcext:value-type="float">
            <text:p>64791</text:p>
          </table:table-cell>
          <table:table-cell table:style-name="ce1" office:value-type="float" office:value="827" calcext:value-type="float">
            <text:p>827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564" calcext:value-type="float">
            <text:p>564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944" calcext:value-type="float">
            <text:p>1944</text:p>
          </table:table-cell>
          <table:table-cell table:style-name="ce1" office:value-type="float" office:value="10411" calcext:value-type="float">
            <text:p>10411</text:p>
          </table:table-cell>
          <table:table-cell table:style-name="ce1" office:value-type="float" office:value="6148" calcext:value-type="float">
            <text:p>6148</text:p>
          </table:table-cell>
          <table:table-cell table:style-name="ce1" office:value-type="float" office:value="963" calcext:value-type="float">
            <text:p>963</text:p>
          </table:table-cell>
          <table:table-cell table:style-name="ce1" office:value-type="float" office:value="7106" calcext:value-type="float">
            <text:p>7106</text:p>
          </table:table-cell>
          <table:table-cell table:style-name="ce1" office:value-type="float" office:value="18400" calcext:value-type="float">
            <text:p>18400</text:p>
          </table:table-cell>
          <table:table-cell table:style-name="ce1" office:value-type="float" office:value="17061" calcext:value-type="float">
            <text:p>17061</text:p>
          </table:table-cell>
          <table:table-cell table:style-name="ce1" office:value-type="float" office:value="628" calcext:value-type="float">
            <text:p>628</text:p>
          </table:table-cell>
          <table:table-cell table:style-name="ce1" table:formula="of:=SUM([.H133:.R133])" office:value-type="float" office:value="63567" calcext:value-type="float">
            <text:p>63567</text:p>
          </table:table-cell>
          <table:table-cell table:style-name="ce3" table:formula="of:=[.H133]/[.$S133]" office:value-type="percentage" office:value="0.00368115531643777" calcext:value-type="percentage">
            <text:p>0,37%</text:p>
          </table:table-cell>
          <table:table-cell table:style-name="ce3" table:formula="of:=[.I133]/[.$S133]" office:value-type="percentage" office:value="0.00887252819859361" calcext:value-type="percentage">
            <text:p>0,89%</text:p>
          </table:table-cell>
          <table:table-cell table:style-name="ce3" table:formula="of:=[.J133]/[.$S133]" office:value-type="percentage" office:value="0.00169899476143282" calcext:value-type="percentage">
            <text:p>0,17%</text:p>
          </table:table-cell>
          <table:table-cell table:style-name="ce3" table:formula="of:=[.K133]/[.$S133]" office:value-type="percentage" office:value="0.0305819057057907" calcext:value-type="percentage">
            <text:p>3,06%</text:p>
          </table:table-cell>
          <table:table-cell table:style-name="ce3" table:formula="of:=[.L133]/[.$S133]" office:value-type="percentage" office:value="0.163779948715529" calcext:value-type="percentage">
            <text:p>16,38%</text:p>
          </table:table-cell>
          <table:table-cell table:style-name="ce3" table:formula="of:=[.M133]/[.$S133]" office:value-type="percentage" office:value="0.0967168499378608" calcext:value-type="percentage">
            <text:p>9,67%</text:p>
          </table:table-cell>
          <table:table-cell table:style-name="ce3" table:formula="of:=[.N133]/[.$S133]" office:value-type="percentage" office:value="0.0151493699561093" calcext:value-type="percentage">
            <text:p>1,51%</text:p>
          </table:table-cell>
          <table:table-cell table:style-name="ce3" table:formula="of:=[.O133]/[.$S133]" office:value-type="percentage" office:value="0.111787562729089" calcext:value-type="percentage">
            <text:p>11,18%</text:p>
          </table:table-cell>
          <table:table-cell table:style-name="ce3" table:formula="of:=[.P133]/[.$S133]" office:value-type="percentage" office:value="0.289458366762628" calcext:value-type="percentage">
            <text:p>28,95%</text:p>
          </table:table-cell>
          <table:table-cell table:style-name="ce3" table:formula="of:=[.Q133]/[.$S133]" office:value-type="percentage" office:value="0.268393978007457" calcext:value-type="percentage">
            <text:p>26,84%</text:p>
          </table:table-cell>
          <table:table-cell table:style-name="ce3" table:formula="of:=[.R133]/[.$S133]" office:value-type="percentage" office:value="0.00987933990907232" calcext:value-type="percentage">
            <text:p>0,99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1-02</text:p>
          </table:table-cell>
          <table:table-cell table:style-name="ce1" office:value-type="string" calcext:value-type="string">
            <text:p>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1370" calcext:value-type="float">
            <text:p>101370</text:p>
          </table:table-cell>
          <table:table-cell table:style-name="ce1" office:value-type="float" office:value="80117" calcext:value-type="float">
            <text:p>80117</text:p>
          </table:table-cell>
          <table:table-cell table:style-name="ce1" office:value-type="float" office:value="1095" calcext:value-type="float">
            <text:p>1095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685" calcext:value-type="float">
            <text:p>68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932" calcext:value-type="float">
            <text:p>2932</text:p>
          </table:table-cell>
          <table:table-cell table:style-name="ce1" office:value-type="float" office:value="13530" calcext:value-type="float">
            <text:p>13530</text:p>
          </table:table-cell>
          <table:table-cell table:style-name="ce1" office:value-type="float" office:value="6681" calcext:value-type="float">
            <text:p>6681</text:p>
          </table:table-cell>
          <table:table-cell table:style-name="ce1" office:value-type="float" office:value="1220" calcext:value-type="float">
            <text:p>1220</text:p>
          </table:table-cell>
          <table:table-cell table:style-name="ce1" office:value-type="float" office:value="11095" calcext:value-type="float">
            <text:p>11095</text:p>
          </table:table-cell>
          <table:table-cell table:style-name="ce1" office:value-type="float" office:value="21641" calcext:value-type="float">
            <text:p>21641</text:p>
          </table:table-cell>
          <table:table-cell table:style-name="ce1" office:value-type="float" office:value="19536" calcext:value-type="float">
            <text:p>19536</text:p>
          </table:table-cell>
          <table:table-cell table:style-name="ce1" office:value-type="float" office:value="727" calcext:value-type="float">
            <text:p>727</text:p>
          </table:table-cell>
          <table:table-cell table:style-name="ce1" table:formula="of:=SUM([.H134:.R134])" office:value-type="float" office:value="78503" calcext:value-type="float">
            <text:p>78503</text:p>
          </table:table-cell>
          <table:table-cell table:style-name="ce3" table:formula="of:=[.H134]/[.$S134]" office:value-type="percentage" office:value="0.00417818427321249" calcext:value-type="percentage">
            <text:p>0,42%</text:p>
          </table:table-cell>
          <table:table-cell table:style-name="ce3" table:formula="of:=[.I134]/[.$S134]" office:value-type="percentage" office:value="0.00872578118033706" calcext:value-type="percentage">
            <text:p>0,87%</text:p>
          </table:table-cell>
          <table:table-cell table:style-name="ce3" table:formula="of:=[.J134]/[.$S134]" office:value-type="percentage" office:value="0.0016305109358878" calcext:value-type="percentage">
            <text:p>0,16%</text:p>
          </table:table-cell>
          <table:table-cell table:style-name="ce3" table:formula="of:=[.K134]/[.$S134]" office:value-type="percentage" office:value="0.0373488911251799" calcext:value-type="percentage">
            <text:p>3,73%</text:p>
          </table:table-cell>
          <table:table-cell table:style-name="ce3" table:formula="of:=[.L134]/[.$S134]" office:value-type="percentage" office:value="0.172350101270015" calcext:value-type="percentage">
            <text:p>17,24%</text:p>
          </table:table-cell>
          <table:table-cell table:style-name="ce3" table:formula="of:=[.M134]/[.$S134]" office:value-type="percentage" office:value="0.0851050278333312" calcext:value-type="percentage">
            <text:p>8,51%</text:p>
          </table:table-cell>
          <table:table-cell table:style-name="ce3" table:formula="of:=[.N134]/[.$S134]" office:value-type="percentage" office:value="0.0155408073576806" calcext:value-type="percentage">
            <text:p>1,55%</text:p>
          </table:table-cell>
          <table:table-cell table:style-name="ce3" table:formula="of:=[.O134]/[.$S134]" office:value-type="percentage" office:value="0.141332178388087" calcext:value-type="percentage">
            <text:p>14,13%</text:p>
          </table:table-cell>
          <table:table-cell table:style-name="ce3" table:formula="of:=[.P134]/[.$S134]" office:value-type="percentage" office:value="0.275670993465218" calcext:value-type="percentage">
            <text:p>27,57%</text:p>
          </table:table-cell>
          <table:table-cell table:style-name="ce3" table:formula="of:=[.Q134]/[.$S134]" office:value-type="percentage" office:value="0.248856731589876" calcext:value-type="percentage">
            <text:p>24,89%</text:p>
          </table:table-cell>
          <table:table-cell table:style-name="ce3" table:formula="of:=[.R134]/[.$S134]" office:value-type="percentage" office:value="0.00926079258117524" calcext:value-type="percentage">
            <text:p>0,93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1-03</text:p>
          </table:table-cell>
          <table:table-cell table:style-name="ce1" office:value-type="string" calcext:value-type="string">
            <text:p>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9396" calcext:value-type="float">
            <text:p>79396</text:p>
          </table:table-cell>
          <table:table-cell table:style-name="ce1" office:value-type="float" office:value="64386" calcext:value-type="float">
            <text:p>64386</text:p>
          </table:table-cell>
          <table:table-cell table:style-name="ce1" office:value-type="float" office:value="876" calcext:value-type="float">
            <text:p>876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471" calcext:value-type="float">
            <text:p>47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913" calcext:value-type="float">
            <text:p>1913</text:p>
          </table:table-cell>
          <table:table-cell table:style-name="ce1" office:value-type="float" office:value="15871" calcext:value-type="float">
            <text:p>15871</text:p>
          </table:table-cell>
          <table:table-cell table:style-name="ce1" office:value-type="float" office:value="5333" calcext:value-type="float">
            <text:p>5333</text:p>
          </table:table-cell>
          <table:table-cell table:style-name="ce1" office:value-type="float" office:value="861" calcext:value-type="float">
            <text:p>861</text:p>
          </table:table-cell>
          <table:table-cell table:style-name="ce1" office:value-type="float" office:value="6377" calcext:value-type="float">
            <text:p>6377</text:p>
          </table:table-cell>
          <table:table-cell table:style-name="ce1" office:value-type="float" office:value="18467" calcext:value-type="float">
            <text:p>18467</text:p>
          </table:table-cell>
          <table:table-cell table:style-name="ce1" office:value-type="float" office:value="13189" calcext:value-type="float">
            <text:p>13189</text:p>
          </table:table-cell>
          <table:table-cell table:style-name="ce1" office:value-type="float" office:value="471" calcext:value-type="float">
            <text:p>471</text:p>
          </table:table-cell>
          <table:table-cell table:style-name="ce1" table:formula="of:=SUM([.H135:.R135])" office:value-type="float" office:value="63262" calcext:value-type="float">
            <text:p>63262</text:p>
          </table:table-cell>
          <table:table-cell table:style-name="ce3" table:formula="of:=[.H135]/[.$S135]" office:value-type="percentage" office:value="0.00327210647782239" calcext:value-type="percentage">
            <text:p>0,33%</text:p>
          </table:table-cell>
          <table:table-cell table:style-name="ce3" table:formula="of:=[.I135]/[.$S135]" office:value-type="percentage" office:value="0.00744522778287123" calcext:value-type="percentage">
            <text:p>0,74%</text:p>
          </table:table-cell>
          <table:table-cell table:style-name="ce3" table:formula="of:=[.J135]/[.$S135]" office:value-type="percentage" office:value="0.00161234232240524" calcext:value-type="percentage">
            <text:p>0,16%</text:p>
          </table:table-cell>
          <table:table-cell table:style-name="ce3" table:formula="of:=[.K135]/[.$S135]" office:value-type="percentage" office:value="0.0302393221839335" calcext:value-type="percentage">
            <text:p>3,02%</text:p>
          </table:table-cell>
          <table:table-cell table:style-name="ce3" table:formula="of:=[.L135]/[.$S135]" office:value-type="percentage" office:value="0.25087730391072" calcext:value-type="percentage">
            <text:p>25,09%</text:p>
          </table:table-cell>
          <table:table-cell table:style-name="ce3" table:formula="of:=[.M135]/[.$S135]" office:value-type="percentage" office:value="0.0843002118175208" calcext:value-type="percentage">
            <text:p>8,43%</text:p>
          </table:table-cell>
          <table:table-cell table:style-name="ce3" table:formula="of:=[.N135]/[.$S135]" office:value-type="percentage" office:value="0.0136100660744207" calcext:value-type="percentage">
            <text:p>1,36%</text:p>
          </table:table-cell>
          <table:table-cell table:style-name="ce3" table:formula="of:=[.O135]/[.$S135]" office:value-type="percentage" office:value="0.100803009705668" calcext:value-type="percentage">
            <text:p>10,08%</text:p>
          </table:table-cell>
          <table:table-cell table:style-name="ce3" table:formula="of:=[.P135]/[.$S135]" office:value-type="percentage" office:value="0.291912996743701" calcext:value-type="percentage">
            <text:p>29,19%</text:p>
          </table:table-cell>
          <table:table-cell table:style-name="ce3" table:formula="of:=[.Q135]/[.$S135]" office:value-type="percentage" office:value="0.208482185198065" calcext:value-type="percentage">
            <text:p>20,85%</text:p>
          </table:table-cell>
          <table:table-cell table:style-name="ce3" table:formula="of:=[.R135]/[.$S135]" office:value-type="percentage" office:value="0.00744522778287123" calcext:value-type="percentage">
            <text:p>0,74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1-04</text:p>
          </table:table-cell>
          <table:table-cell table:style-name="ce1" office:value-type="string" calcext:value-type="string">
            <text:p>3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1190" calcext:value-type="float">
            <text:p>71190</text:p>
          </table:table-cell>
          <table:table-cell table:style-name="ce1" office:value-type="float" office:value="52174" calcext:value-type="float">
            <text:p>52174</text:p>
          </table:table-cell>
          <table:table-cell table:style-name="ce1" office:value-type="float" office:value="699" calcext:value-type="float">
            <text:p>699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474" calcext:value-type="float">
            <text:p>474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224" calcext:value-type="float">
            <text:p>1224</text:p>
          </table:table-cell>
          <table:table-cell table:style-name="ce1" office:value-type="float" office:value="8590" calcext:value-type="float">
            <text:p>8590</text:p>
          </table:table-cell>
          <table:table-cell table:style-name="ce1" office:value-type="float" office:value="5611" calcext:value-type="float">
            <text:p>5611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4689" calcext:value-type="float">
            <text:p>4689</text:p>
          </table:table-cell>
          <table:table-cell table:style-name="ce1" office:value-type="float" office:value="13685" calcext:value-type="float">
            <text:p>13685</text:p>
          </table:table-cell>
          <table:table-cell table:style-name="ce1" office:value-type="float" office:value="15570" calcext:value-type="float">
            <text:p>15570</text:p>
          </table:table-cell>
          <table:table-cell table:style-name="ce1" office:value-type="float" office:value="514" calcext:value-type="float">
            <text:p>514</text:p>
          </table:table-cell>
          <table:table-cell table:style-name="ce1" table:formula="of:=SUM([.H136:.R136])" office:value-type="float" office:value="51231" calcext:value-type="float">
            <text:p>51231</text:p>
          </table:table-cell>
          <table:table-cell table:style-name="ce3" table:formula="of:=[.H136]/[.$S136]" office:value-type="percentage" office:value="0.00365013370810642" calcext:value-type="percentage">
            <text:p>0,37%</text:p>
          </table:table-cell>
          <table:table-cell table:style-name="ce3" table:formula="of:=[.I136]/[.$S136]" office:value-type="percentage" office:value="0.00925221057562804" calcext:value-type="percentage">
            <text:p>0,93%</text:p>
          </table:table-cell>
          <table:table-cell table:style-name="ce3" table:formula="of:=[.J136]/[.$S136]" office:value-type="percentage" office:value="0.00175674884347368" calcext:value-type="percentage">
            <text:p>0,18%</text:p>
          </table:table-cell>
          <table:table-cell table:style-name="ce3" table:formula="of:=[.K136]/[.$S136]" office:value-type="percentage" office:value="0.023891784271242" calcext:value-type="percentage">
            <text:p>2,39%</text:p>
          </table:table-cell>
          <table:table-cell table:style-name="ce3" table:formula="of:=[.L136]/[.$S136]" office:value-type="percentage" office:value="0.167671917393765" calcext:value-type="percentage">
            <text:p>16,77%</text:p>
          </table:table-cell>
          <table:table-cell table:style-name="ce3" table:formula="of:=[.M136]/[.$S136]" office:value-type="percentage" office:value="0.109523530674787" calcext:value-type="percentage">
            <text:p>10,95%</text:p>
          </table:table-cell>
          <table:table-cell table:style-name="ce3" table:formula="of:=[.N136]/[.$S136]" office:value-type="percentage" office:value="0.0116531006617087" calcext:value-type="percentage">
            <text:p>1,17%</text:p>
          </table:table-cell>
          <table:table-cell table:style-name="ce3" table:formula="of:=[.O136]/[.$S136]" office:value-type="percentage" office:value="0.0915266147449786" calcext:value-type="percentage">
            <text:p>9,15%</text:p>
          </table:table-cell>
          <table:table-cell table:style-name="ce3" table:formula="of:=[.P136]/[.$S136]" office:value-type="percentage" office:value="0.26712342136597" calcext:value-type="percentage">
            <text:p>26,71%</text:p>
          </table:table-cell>
          <table:table-cell table:style-name="ce3" table:formula="of:=[.Q136]/[.$S136]" office:value-type="percentage" office:value="0.303917549920946" calcext:value-type="percentage">
            <text:p>30,39%</text:p>
          </table:table-cell>
          <table:table-cell table:style-name="ce3" table:formula="of:=[.R136]/[.$S136]" office:value-type="percentage" office:value="0.0100329878393941" calcext:value-type="percentage">
            <text:p>1,0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1-05</text:p>
          </table:table-cell>
          <table:table-cell table:style-name="ce1" office:value-type="string" calcext:value-type="string">
            <text:p>3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8451" calcext:value-type="float">
            <text:p>98451</text:p>
          </table:table-cell>
          <table:table-cell table:style-name="ce1" office:value-type="float" office:value="83070" calcext:value-type="float">
            <text:p>83070</text:p>
          </table:table-cell>
          <table:table-cell table:style-name="ce1" office:value-type="float" office:value="1509" calcext:value-type="float">
            <text:p>1509</text:p>
          </table:table-cell>
          <table:table-cell table:style-name="ce1" office:value-type="float" office:value="623" calcext:value-type="float">
            <text:p>623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686" calcext:value-type="float">
            <text:p>686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4115" calcext:value-type="float">
            <text:p>4115</text:p>
          </table:table-cell>
          <table:table-cell table:style-name="ce1" office:value-type="float" office:value="12536" calcext:value-type="float">
            <text:p>12536</text:p>
          </table:table-cell>
          <table:table-cell table:style-name="ce1" office:value-type="float" office:value="5299" calcext:value-type="float">
            <text:p>5299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18274" calcext:value-type="float">
            <text:p>18274</text:p>
          </table:table-cell>
          <table:table-cell table:style-name="ce1" office:value-type="float" office:value="19367" calcext:value-type="float">
            <text:p>19367</text:p>
          </table:table-cell>
          <table:table-cell table:style-name="ce1" office:value-type="float" office:value="17652" calcext:value-type="float">
            <text:p>17652</text:p>
          </table:table-cell>
          <table:table-cell table:style-name="ce1" office:value-type="float" office:value="846" calcext:value-type="float">
            <text:p>846</text:p>
          </table:table-cell>
          <table:table-cell table:style-name="ce1" table:formula="of:=SUM([.H137:.R137])" office:value-type="float" office:value="80938" calcext:value-type="float">
            <text:p>80938</text:p>
          </table:table-cell>
          <table:table-cell table:style-name="ce3" table:formula="of:=[.H137]/[.$S137]" office:value-type="percentage" office:value="0.00502854036422941" calcext:value-type="percentage">
            <text:p>0,50%</text:p>
          </table:table-cell>
          <table:table-cell table:style-name="ce3" table:formula="of:=[.I137]/[.$S137]" office:value-type="percentage" office:value="0.00847562331661272" calcext:value-type="percentage">
            <text:p>0,85%</text:p>
          </table:table-cell>
          <table:table-cell table:style-name="ce3" table:formula="of:=[.J137]/[.$S137]" office:value-type="percentage" office:value="0.00192740122068744" calcext:value-type="percentage">
            <text:p>0,19%</text:p>
          </table:table-cell>
          <table:table-cell table:style-name="ce3" table:formula="of:=[.K137]/[.$S137]" office:value-type="percentage" office:value="0.0508413847636462" calcext:value-type="percentage">
            <text:p>5,08%</text:p>
          </table:table-cell>
          <table:table-cell table:style-name="ce3" table:formula="of:=[.L137]/[.$S137]" office:value-type="percentage" office:value="0.154883985272678" calcext:value-type="percentage">
            <text:p>15,49%</text:p>
          </table:table-cell>
          <table:table-cell table:style-name="ce3" table:formula="of:=[.M137]/[.$S137]" office:value-type="percentage" office:value="0.0654698658232227" calcext:value-type="percentage">
            <text:p>6,55%</text:p>
          </table:table-cell>
          <table:table-cell table:style-name="ce3" table:formula="of:=[.N137]/[.$S137]" office:value-type="percentage" office:value="0.0197682176480763" calcext:value-type="percentage">
            <text:p>1,98%</text:p>
          </table:table-cell>
          <table:table-cell table:style-name="ce3" table:formula="of:=[.O137]/[.$S137]" office:value-type="percentage" office:value="0.225777755813091" calcext:value-type="percentage">
            <text:p>22,58%</text:p>
          </table:table-cell>
          <table:table-cell table:style-name="ce3" table:formula="of:=[.P137]/[.$S137]" office:value-type="percentage" office:value="0.239281919493934" calcext:value-type="percentage">
            <text:p>23,93%</text:p>
          </table:table-cell>
          <table:table-cell table:style-name="ce3" table:formula="of:=[.Q137]/[.$S137]" office:value-type="percentage" office:value="0.218092861202402" calcext:value-type="percentage">
            <text:p>21,81%</text:p>
          </table:table-cell>
          <table:table-cell table:style-name="ce3" table:formula="of:=[.R137]/[.$S137]" office:value-type="percentage" office:value="0.0104524450814203" calcext:value-type="percentage">
            <text:p>1,05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1-06</text:p>
          </table:table-cell>
          <table:table-cell table:style-name="ce1" office:value-type="string" calcext:value-type="string">
            <text:p>3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1612" calcext:value-type="float">
            <text:p>111612</text:p>
          </table:table-cell>
          <table:table-cell table:style-name="ce1" office:value-type="float" office:value="93783" calcext:value-type="float">
            <text:p>93783</text:p>
          </table:table-cell>
          <table:table-cell table:style-name="ce1" office:value-type="float" office:value="1384" calcext:value-type="float">
            <text:p>1384</text:p>
          </table:table-cell>
          <table:table-cell table:style-name="ce1" office:value-type="float" office:value="747" calcext:value-type="float">
            <text:p>747</text:p>
          </table:table-cell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754" calcext:value-type="float">
            <text:p>754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3932" calcext:value-type="float">
            <text:p>3932</text:p>
          </table:table-cell>
          <table:table-cell table:style-name="ce1" office:value-type="float" office:value="13630" calcext:value-type="float">
            <text:p>13630</text:p>
          </table:table-cell>
          <table:table-cell table:style-name="ce1" office:value-type="float" office:value="7298" calcext:value-type="float">
            <text:p>7298</text:p>
          </table:table-cell>
          <table:table-cell table:style-name="ce1" office:value-type="float" office:value="1562" calcext:value-type="float">
            <text:p>1562</text:p>
          </table:table-cell>
          <table:table-cell table:style-name="ce1" office:value-type="float" office:value="15952" calcext:value-type="float">
            <text:p>15952</text:p>
          </table:table-cell>
          <table:table-cell table:style-name="ce1" office:value-type="float" office:value="26580" calcext:value-type="float">
            <text:p>26580</text:p>
          </table:table-cell>
          <table:table-cell table:style-name="ce1" office:value-type="float" office:value="20529" calcext:value-type="float">
            <text:p>20529</text:p>
          </table:table-cell>
          <table:table-cell table:style-name="ce1" office:value-type="float" office:value="842" calcext:value-type="float">
            <text:p>842</text:p>
          </table:table-cell>
          <table:table-cell table:style-name="ce1" table:formula="of:=SUM([.H138:.R138])" office:value-type="float" office:value="91652" calcext:value-type="float">
            <text:p>91652</text:p>
          </table:table-cell>
          <table:table-cell table:style-name="ce3" table:formula="of:=[.H138]/[.$S138]" office:value-type="percentage" office:value="0.004484353860254" calcext:value-type="percentage">
            <text:p>0,45%</text:p>
          </table:table-cell>
          <table:table-cell table:style-name="ce3" table:formula="of:=[.I138]/[.$S138]" office:value-type="percentage" office:value="0.00822677082878715" calcext:value-type="percentage">
            <text:p>0,82%</text:p>
          </table:table-cell>
          <table:table-cell table:style-name="ce3" table:formula="of:=[.J138]/[.$S138]" office:value-type="percentage" office:value="0.00176755553615851" calcext:value-type="percentage">
            <text:p>0,18%</text:p>
          </table:table-cell>
          <table:table-cell table:style-name="ce3" table:formula="of:=[.K138]/[.$S138]" office:value-type="percentage" office:value="0.0429014096800943" calcext:value-type="percentage">
            <text:p>4,29%</text:p>
          </table:table-cell>
          <table:table-cell table:style-name="ce3" table:formula="of:=[.L138]/[.$S138]" office:value-type="percentage" office:value="0.14871470344346" calcext:value-type="percentage">
            <text:p>14,87%</text:p>
          </table:table-cell>
          <table:table-cell table:style-name="ce3" table:formula="of:=[.M138]/[.$S138]" office:value-type="percentage" office:value="0.0796272858202767" calcext:value-type="percentage">
            <text:p>7,96%</text:p>
          </table:table-cell>
          <table:table-cell table:style-name="ce3" table:formula="of:=[.N138]/[.$S138]" office:value-type="percentage" office:value="0.0170427268362938" calcext:value-type="percentage">
            <text:p>1,70%</text:p>
          </table:table-cell>
          <table:table-cell table:style-name="ce3" table:formula="of:=[.O138]/[.$S138]" office:value-type="percentage" office:value="0.174049666128399" calcext:value-type="percentage">
            <text:p>17,40%</text:p>
          </table:table-cell>
          <table:table-cell table:style-name="ce3" table:formula="of:=[.P138]/[.$S138]" office:value-type="percentage" office:value="0.290010037969712" calcext:value-type="percentage">
            <text:p>29,00%</text:p>
          </table:table-cell>
          <table:table-cell table:style-name="ce3" table:formula="of:=[.Q138]/[.$S138]" office:value-type="percentage" office:value="0.223988565443198" calcext:value-type="percentage">
            <text:p>22,40%</text:p>
          </table:table-cell>
          <table:table-cell table:style-name="ce3" table:formula="of:=[.R138]/[.$S138]" office:value-type="percentage" office:value="0.00918692445336708" calcext:value-type="percentage">
            <text:p>0,92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1-07</text:p>
          </table:table-cell>
          <table:table-cell table:style-name="ce1" office:value-type="string" calcext:value-type="string">
            <text:p>3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9799" calcext:value-type="float">
            <text:p>99799</text:p>
          </table:table-cell>
          <table:table-cell table:style-name="ce1" office:value-type="float" office:value="82824" calcext:value-type="float">
            <text:p>82824</text:p>
          </table:table-cell>
          <table:table-cell table:style-name="ce1" office:value-type="float" office:value="1480" calcext:value-type="float">
            <text:p>1480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626" calcext:value-type="float">
            <text:p>626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3627" calcext:value-type="float">
            <text:p>3627</text:p>
          </table:table-cell>
          <table:table-cell table:style-name="ce1" office:value-type="float" office:value="11505" calcext:value-type="float">
            <text:p>11505</text:p>
          </table:table-cell>
          <table:table-cell table:style-name="ce1" office:value-type="float" office:value="6089" calcext:value-type="float">
            <text:p>6089</text:p>
          </table:table-cell>
          <table:table-cell table:style-name="ce1" office:value-type="float" office:value="1738" calcext:value-type="float">
            <text:p>1738</text:p>
          </table:table-cell>
          <table:table-cell table:style-name="ce1" office:value-type="float" office:value="18857" calcext:value-type="float">
            <text:p>18857</text:p>
          </table:table-cell>
          <table:table-cell table:style-name="ce1" office:value-type="float" office:value="18566" calcext:value-type="float">
            <text:p>18566</text:p>
          </table:table-cell>
          <table:table-cell table:style-name="ce1" office:value-type="float" office:value="18256" calcext:value-type="float">
            <text:p>18256</text:p>
          </table:table-cell>
          <table:table-cell table:style-name="ce1" office:value-type="float" office:value="850" calcext:value-type="float">
            <text:p>850</text:p>
          </table:table-cell>
          <table:table-cell table:style-name="ce1" table:formula="of:=SUM([.H139:.R139])" office:value-type="float" office:value="80704" calcext:value-type="float">
            <text:p>80704</text:p>
          </table:table-cell>
          <table:table-cell table:style-name="ce3" table:formula="of:=[.H139]/[.$S139]" office:value-type="percentage" office:value="0.00546441316415543" calcext:value-type="percentage">
            <text:p>0,55%</text:p>
          </table:table-cell>
          <table:table-cell table:style-name="ce3" table:formula="of:=[.I139]/[.$S139]" office:value-type="percentage" office:value="0.00775674068199841" calcext:value-type="percentage">
            <text:p>0,78%</text:p>
          </table:table-cell>
          <table:table-cell table:style-name="ce3" table:formula="of:=[.J139]/[.$S139]" office:value-type="percentage" office:value="0.00184625297383029" calcext:value-type="percentage">
            <text:p>0,18%</text:p>
          </table:table-cell>
          <table:table-cell table:style-name="ce3" table:formula="of:=[.K139]/[.$S139]" office:value-type="percentage" office:value="0.0449420103092784" calcext:value-type="percentage">
            <text:p>4,49%</text:p>
          </table:table-cell>
          <table:table-cell table:style-name="ce3" table:formula="of:=[.L139]/[.$S139]" office:value-type="percentage" office:value="0.142557989690722" calcext:value-type="percentage">
            <text:p>14,26%</text:p>
          </table:table-cell>
          <table:table-cell table:style-name="ce3" table:formula="of:=[.M139]/[.$S139]" office:value-type="percentage" office:value="0.0754485527359239" calcext:value-type="percentage">
            <text:p>7,54%</text:p>
          </table:table-cell>
          <table:table-cell table:style-name="ce3" table:formula="of:=[.N139]/[.$S139]" office:value-type="percentage" office:value="0.0215354877081681" calcext:value-type="percentage">
            <text:p>2,15%</text:p>
          </table:table-cell>
          <table:table-cell table:style-name="ce3" table:formula="of:=[.O139]/[.$S139]" office:value-type="percentage" office:value="0.233656324345757" calcext:value-type="percentage">
            <text:p>23,37%</text:p>
          </table:table-cell>
          <table:table-cell table:style-name="ce3" table:formula="of:=[.P139]/[.$S139]" office:value-type="percentage" office:value="0.230050555114988" calcext:value-type="percentage">
            <text:p>23,01%</text:p>
          </table:table-cell>
          <table:table-cell table:style-name="ce3" table:formula="of:=[.Q139]/[.$S139]" office:value-type="percentage" office:value="0.226209357652657" calcext:value-type="percentage">
            <text:p>22,62%</text:p>
          </table:table-cell>
          <table:table-cell table:style-name="ce3" table:formula="of:=[.R139]/[.$S139]" office:value-type="percentage" office:value="0.0105323156225218" calcext:value-type="percentage">
            <text:p>1,05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1-08</text:p>
          </table:table-cell>
          <table:table-cell table:style-name="ce1" office:value-type="string" calcext:value-type="string">
            <text:p>3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5552" calcext:value-type="float">
            <text:p>85552</text:p>
          </table:table-cell>
          <table:table-cell table:style-name="ce1" office:value-type="float" office:value="68677" calcext:value-type="float">
            <text:p>68677</text:p>
          </table:table-cell>
          <table:table-cell table:style-name="ce1" office:value-type="float" office:value="1244" calcext:value-type="float">
            <text:p>1244</text:p>
          </table:table-cell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371" calcext:value-type="float">
            <text:p>371</text:p>
          </table:table-cell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2706" calcext:value-type="float">
            <text:p>2706</text:p>
          </table:table-cell>
          <table:table-cell table:style-name="ce1" office:value-type="float" office:value="9726" calcext:value-type="float">
            <text:p>9726</text:p>
          </table:table-cell>
          <table:table-cell table:style-name="ce1" office:value-type="float" office:value="5025" calcext:value-type="float">
            <text:p>5025</text:p>
          </table:table-cell>
          <table:table-cell table:style-name="ce1" office:value-type="float" office:value="3184" calcext:value-type="float">
            <text:p>3184</text:p>
          </table:table-cell>
          <table:table-cell table:style-name="ce1" office:value-type="float" office:value="15719" calcext:value-type="float">
            <text:p>15719</text:p>
          </table:table-cell>
          <table:table-cell table:style-name="ce1" office:value-type="float" office:value="14213" calcext:value-type="float">
            <text:p>14213</text:p>
          </table:table-cell>
          <table:table-cell table:style-name="ce1" office:value-type="float" office:value="14319" calcext:value-type="float">
            <text:p>14319</text:p>
          </table:table-cell>
          <table:table-cell table:style-name="ce1" office:value-type="float" office:value="793" calcext:value-type="float">
            <text:p>793</text:p>
          </table:table-cell>
          <table:table-cell table:style-name="ce1" table:formula="of:=SUM([.H140:.R140])" office:value-type="float" office:value="66707" calcext:value-type="float">
            <text:p>66707</text:p>
          </table:table-cell>
          <table:table-cell table:style-name="ce3" table:formula="of:=[.H140]/[.$S140]" office:value-type="percentage" office:value="0.00556163521069753" calcext:value-type="percentage">
            <text:p>0,56%</text:p>
          </table:table-cell>
          <table:table-cell table:style-name="ce3" table:formula="of:=[.I140]/[.$S140]" office:value-type="percentage" office:value="0.0078852294361911" calcext:value-type="percentage">
            <text:p>0,79%</text:p>
          </table:table-cell>
          <table:table-cell table:style-name="ce3" table:formula="of:=[.J140]/[.$S140]" office:value-type="percentage" office:value="0.00187386631088192" calcext:value-type="percentage">
            <text:p>0,19%</text:p>
          </table:table-cell>
          <table:table-cell table:style-name="ce3" table:formula="of:=[.K140]/[.$S140]" office:value-type="percentage" office:value="0.0405654578979717" calcext:value-type="percentage">
            <text:p>4,06%</text:p>
          </table:table-cell>
          <table:table-cell table:style-name="ce3" table:formula="of:=[.L140]/[.$S140]" office:value-type="percentage" office:value="0.1458017899171" calcext:value-type="percentage">
            <text:p>14,58%</text:p>
          </table:table-cell>
          <table:table-cell table:style-name="ce3" table:formula="of:=[.M140]/[.$S140]" office:value-type="percentage" office:value="0.075329425697453" calcext:value-type="percentage">
            <text:p>7,53%</text:p>
          </table:table-cell>
          <table:table-cell table:style-name="ce3" table:formula="of:=[.N140]/[.$S140]" office:value-type="percentage" office:value="0.0477311226707842" calcext:value-type="percentage">
            <text:p>4,77%</text:p>
          </table:table-cell>
          <table:table-cell table:style-name="ce3" table:formula="of:=[.O140]/[.$S140]" office:value-type="percentage" office:value="0.235642436326023" calcext:value-type="percentage">
            <text:p>23,56%</text:p>
          </table:table-cell>
          <table:table-cell table:style-name="ce3" table:formula="of:=[.P140]/[.$S140]" office:value-type="percentage" office:value="0.213066095012517" calcext:value-type="percentage">
            <text:p>21,31%</text:p>
          </table:table-cell>
          <table:table-cell table:style-name="ce3" table:formula="of:=[.Q140]/[.$S140]" office:value-type="percentage" office:value="0.214655133644145" calcext:value-type="percentage">
            <text:p>21,47%</text:p>
          </table:table-cell>
          <table:table-cell table:style-name="ce3" table:formula="of:=[.R140]/[.$S140]" office:value-type="percentage" office:value="0.0118878078762349" calcext:value-type="percentage">
            <text:p>1,19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1-09</text:p>
          </table:table-cell>
          <table:table-cell table:style-name="ce1" office:value-type="string" calcext:value-type="string">
            <text:p>3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0368" calcext:value-type="float">
            <text:p>80368</text:p>
          </table:table-cell>
          <table:table-cell table:style-name="ce1" office:value-type="float" office:value="62324" calcext:value-type="float">
            <text:p>6232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2036" calcext:value-type="float">
            <text:p>2036</text:p>
          </table:table-cell>
          <table:table-cell table:style-name="ce1" office:value-type="float" office:value="8618" calcext:value-type="float">
            <text:p>8618</text:p>
          </table:table-cell>
          <table:table-cell table:style-name="ce1" office:value-type="float" office:value="5918" calcext:value-type="float">
            <text:p>5918</text:p>
          </table:table-cell>
          <table:table-cell table:style-name="ce1" office:value-type="float" office:value="984" calcext:value-type="float">
            <text:p>984</text:p>
          </table:table-cell>
          <table:table-cell table:style-name="ce1" office:value-type="float" office:value="9246" calcext:value-type="float">
            <text:p>9246</text:p>
          </table:table-cell>
          <table:table-cell table:style-name="ce1" office:value-type="float" office:value="15729" calcext:value-type="float">
            <text:p>15729</text:p>
          </table:table-cell>
          <table:table-cell table:style-name="ce1" office:value-type="float" office:value="16819" calcext:value-type="float">
            <text:p>16819</text:p>
          </table:table-cell>
          <table:table-cell table:style-name="ce1" office:value-type="float" office:value="674" calcext:value-type="float">
            <text:p>674</text:p>
          </table:table-cell>
          <table:table-cell table:style-name="ce1" table:formula="of:=SUM([.H141:.R141])" office:value-type="float" office:value="60991" calcext:value-type="float">
            <text:p>60991</text:p>
          </table:table-cell>
          <table:table-cell table:style-name="ce3" table:formula="of:=[.H141]/[.$S141]" office:value-type="percentage" office:value="0.00460723713334754" calcext:value-type="percentage">
            <text:p>0,46%</text:p>
          </table:table-cell>
          <table:table-cell table:style-name="ce3" table:formula="of:=[.I141]/[.$S141]" office:value-type="percentage" office:value="0.0092308701283796" calcext:value-type="percentage">
            <text:p>0,92%</text:p>
          </table:table-cell>
          <table:table-cell table:style-name="ce3" table:formula="of:=[.J141]/[.$S141]" office:value-type="percentage" office:value="0.00201669098719483" calcext:value-type="percentage">
            <text:p>0,20%</text:p>
          </table:table-cell>
          <table:table-cell table:style-name="ce3" table:formula="of:=[.K141]/[.$S141]" office:value-type="percentage" office:value="0.033381974389664" calcext:value-type="percentage">
            <text:p>3,34%</text:p>
          </table:table-cell>
          <table:table-cell table:style-name="ce3" table:formula="of:=[.L141]/[.$S141]" office:value-type="percentage" office:value="0.141299535997114" calcext:value-type="percentage">
            <text:p>14,13%</text:p>
          </table:table-cell>
          <table:table-cell table:style-name="ce3" table:formula="of:=[.M141]/[.$S141]" office:value-type="percentage" office:value="0.0970307094489351" calcext:value-type="percentage">
            <text:p>9,70%</text:p>
          </table:table-cell>
          <table:table-cell table:style-name="ce3" table:formula="of:=[.N141]/[.$S141]" office:value-type="percentage" office:value="0.0161335278975587" calcext:value-type="percentage">
            <text:p>1,61%</text:p>
          </table:table-cell>
          <table:table-cell table:style-name="ce3" table:formula="of:=[.O141]/[.$S141]" office:value-type="percentage" office:value="0.151596137134987" calcext:value-type="percentage">
            <text:p>15,16%</text:p>
          </table:table-cell>
          <table:table-cell table:style-name="ce3" table:formula="of:=[.P141]/[.$S141]" office:value-type="percentage" office:value="0.257890508435671" calcext:value-type="percentage">
            <text:p>25,79%</text:p>
          </table:table-cell>
          <table:table-cell table:style-name="ce3" table:formula="of:=[.Q141]/[.$S141]" office:value-type="percentage" office:value="0.275761997671788" calcext:value-type="percentage">
            <text:p>27,58%</text:p>
          </table:table-cell>
          <table:table-cell table:style-name="ce3" table:formula="of:=[.R141]/[.$S141]" office:value-type="percentage" office:value="0.0110508107753603" calcext:value-type="percentage">
            <text:p>1,1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1-10</text:p>
          </table:table-cell>
          <table:table-cell table:style-name="ce1" office:value-type="string" calcext:value-type="string">
            <text:p>3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5256" calcext:value-type="float">
            <text:p>95256</text:p>
          </table:table-cell>
          <table:table-cell table:style-name="ce1" office:value-type="float" office:value="83212" calcext:value-type="float">
            <text:p>83212</text:p>
          </table:table-cell>
          <table:table-cell table:style-name="ce1" office:value-type="float" office:value="1350" calcext:value-type="float">
            <text:p>1350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609" calcext:value-type="float">
            <text:p>609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3376" calcext:value-type="float">
            <text:p>3376</text:p>
          </table:table-cell>
          <table:table-cell table:style-name="ce1" office:value-type="float" office:value="14139" calcext:value-type="float">
            <text:p>14139</text:p>
          </table:table-cell>
          <table:table-cell table:style-name="ce1" office:value-type="float" office:value="6748" calcext:value-type="float">
            <text:p>6748</text:p>
          </table:table-cell>
          <table:table-cell table:style-name="ce1" office:value-type="float" office:value="1729" calcext:value-type="float">
            <text:p>1729</text:p>
          </table:table-cell>
          <table:table-cell table:style-name="ce1" office:value-type="float" office:value="12790" calcext:value-type="float">
            <text:p>12790</text:p>
          </table:table-cell>
          <table:table-cell table:style-name="ce1" office:value-type="float" office:value="23373" calcext:value-type="float">
            <text:p>23373</text:p>
          </table:table-cell>
          <table:table-cell table:style-name="ce1" office:value-type="float" office:value="17346" calcext:value-type="float">
            <text:p>17346</text:p>
          </table:table-cell>
          <table:table-cell table:style-name="ce1" office:value-type="float" office:value="760" calcext:value-type="float">
            <text:p>760</text:p>
          </table:table-cell>
          <table:table-cell table:style-name="ce1" table:formula="of:=SUM([.H142:.R142])" office:value-type="float" office:value="81316" calcext:value-type="float">
            <text:p>81316</text:p>
          </table:table-cell>
          <table:table-cell table:style-name="ce3" table:formula="of:=[.H142]/[.$S142]" office:value-type="percentage" office:value="0.0036893108367357" calcext:value-type="percentage">
            <text:p>0,37%</text:p>
          </table:table-cell>
          <table:table-cell table:style-name="ce3" table:formula="of:=[.I142]/[.$S142]" office:value-type="percentage" office:value="0.00748930099857347" calcext:value-type="percentage">
            <text:p>0,75%</text:p>
          </table:table-cell>
          <table:table-cell table:style-name="ce3" table:formula="of:=[.J142]/[.$S142]" office:value-type="percentage" office:value="0.00179546460721137" calcext:value-type="percentage">
            <text:p>0,18%</text:p>
          </table:table-cell>
          <table:table-cell table:style-name="ce3" table:formula="of:=[.K142]/[.$S142]" office:value-type="percentage" office:value="0.0415170446160657" calcext:value-type="percentage">
            <text:p>4,15%</text:p>
          </table:table-cell>
          <table:table-cell table:style-name="ce3" table:formula="of:=[.L142]/[.$S142]" office:value-type="percentage" office:value="0.173877219735353" calcext:value-type="percentage">
            <text:p>17,39%</text:p>
          </table:table-cell>
          <table:table-cell table:style-name="ce3" table:formula="of:=[.M142]/[.$S142]" office:value-type="percentage" office:value="0.082984898420975" calcext:value-type="percentage">
            <text:p>8,30%</text:p>
          </table:table-cell>
          <table:table-cell table:style-name="ce3" table:formula="of:=[.N142]/[.$S142]" office:value-type="percentage" office:value="0.0212627281223867" calcext:value-type="percentage">
            <text:p>2,13%</text:p>
          </table:table-cell>
          <table:table-cell table:style-name="ce3" table:formula="of:=[.O142]/[.$S142]" office:value-type="percentage" office:value="0.157287618672832" calcext:value-type="percentage">
            <text:p>15,73%</text:p>
          </table:table-cell>
          <table:table-cell table:style-name="ce3" table:formula="of:=[.P142]/[.$S142]" office:value-type="percentage" office:value="0.287434207290078" calcext:value-type="percentage">
            <text:p>28,74%</text:p>
          </table:table-cell>
          <table:table-cell table:style-name="ce3" table:formula="of:=[.Q142]/[.$S142]" office:value-type="percentage" office:value="0.213315952580058" calcext:value-type="percentage">
            <text:p>21,33%</text:p>
          </table:table-cell>
          <table:table-cell table:style-name="ce3" table:formula="of:=[.R142]/[.$S142]" office:value-type="percentage" office:value="0.00934625411973043" calcext:value-type="percentage">
            <text:p>0,93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2-01</text:p>
          </table:table-cell>
          <table:table-cell table:style-name="ce1" office:value-type="string" calcext:value-type="string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3499" calcext:value-type="float">
            <text:p>73499</text:p>
          </table:table-cell>
          <table:table-cell table:style-name="ce1" office:value-type="float" office:value="61848" calcext:value-type="float">
            <text:p>61848</text:p>
          </table:table-cell>
          <table:table-cell table:style-name="ce1" office:value-type="float" office:value="1125" calcext:value-type="float">
            <text:p>1125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537" calcext:value-type="float">
            <text:p>537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2606" calcext:value-type="float">
            <text:p>2606</text:p>
          </table:table-cell>
          <table:table-cell table:style-name="ce1" office:value-type="float" office:value="10108" calcext:value-type="float">
            <text:p>10108</text:p>
          </table:table-cell>
          <table:table-cell table:style-name="ce1" office:value-type="float" office:value="5103" calcext:value-type="float">
            <text:p>5103</text:p>
          </table:table-cell>
          <table:table-cell table:style-name="ce1" office:value-type="float" office:value="2631" calcext:value-type="float">
            <text:p>2631</text:p>
          </table:table-cell>
          <table:table-cell table:style-name="ce1" office:value-type="float" office:value="11204" calcext:value-type="float">
            <text:p>11204</text:p>
          </table:table-cell>
          <table:table-cell table:style-name="ce1" office:value-type="float" office:value="14525" calcext:value-type="float">
            <text:p>14525</text:p>
          </table:table-cell>
          <table:table-cell table:style-name="ce1" office:value-type="float" office:value="12388" calcext:value-type="float">
            <text:p>12388</text:p>
          </table:table-cell>
          <table:table-cell table:style-name="ce1" office:value-type="float" office:value="639" calcext:value-type="float">
            <text:p>639</text:p>
          </table:table-cell>
          <table:table-cell table:style-name="ce1" table:formula="of:=SUM([.H143:.R143])" office:value-type="float" office:value="60177" calcext:value-type="float">
            <text:p>60177</text:p>
          </table:table-cell>
          <table:table-cell table:style-name="ce3" table:formula="of:=[.H143]/[.$S143]" office:value-type="percentage" office:value="0.00571646974757798" calcext:value-type="percentage">
            <text:p>0,57%</text:p>
          </table:table-cell>
          <table:table-cell table:style-name="ce3" table:formula="of:=[.I143]/[.$S143]" office:value-type="percentage" office:value="0.00892367515828306" calcext:value-type="percentage">
            <text:p>0,89%</text:p>
          </table:table-cell>
          <table:table-cell table:style-name="ce3" table:formula="of:=[.J143]/[.$S143]" office:value-type="percentage" office:value="0.00152882330458481" calcext:value-type="percentage">
            <text:p>0,15%</text:p>
          </table:table-cell>
          <table:table-cell table:style-name="ce3" table:formula="of:=[.K143]/[.$S143]" office:value-type="percentage" office:value="0.0433055818668262" calcext:value-type="percentage">
            <text:p>4,33%</text:p>
          </table:table-cell>
          <table:table-cell table:style-name="ce3" table:formula="of:=[.L143]/[.$S143]" office:value-type="percentage" office:value="0.167971151768948" calcext:value-type="percentage">
            <text:p>16,80%</text:p>
          </table:table-cell>
          <table:table-cell table:style-name="ce3" table:formula="of:=[.M143]/[.$S143]" office:value-type="percentage" office:value="0.0847998404706117" calcext:value-type="percentage">
            <text:p>8,48%</text:p>
          </table:table-cell>
          <table:table-cell table:style-name="ce3" table:formula="of:=[.N143]/[.$S143]" office:value-type="percentage" office:value="0.0437210229822025" calcext:value-type="percentage">
            <text:p>4,37%</text:p>
          </table:table-cell>
          <table:table-cell table:style-name="ce3" table:formula="of:=[.O143]/[.$S143]" office:value-type="percentage" office:value="0.186184090267046" calcext:value-type="percentage">
            <text:p>18,62%</text:p>
          </table:table-cell>
          <table:table-cell table:style-name="ce3" table:formula="of:=[.P143]/[.$S143]" office:value-type="percentage" office:value="0.241371288033634" calcext:value-type="percentage">
            <text:p>24,14%</text:p>
          </table:table-cell>
          <table:table-cell table:style-name="ce3" table:formula="of:=[.Q143]/[.$S143]" office:value-type="percentage" office:value="0.205859381491267" calcext:value-type="percentage">
            <text:p>20,59%</text:p>
          </table:table-cell>
          <table:table-cell table:style-name="ce3" table:formula="of:=[.R143]/[.$S143]" office:value-type="percentage" office:value="0.0106186749090184" calcext:value-type="percentage">
            <text:p>1,06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2-02</text:p>
          </table:table-cell>
          <table:table-cell table:style-name="ce1" office:value-type="string" calcext:value-type="string">
            <text:p>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1460" calcext:value-type="float">
            <text:p>71460</text:p>
          </table:table-cell>
          <table:table-cell table:style-name="ce1" office:value-type="float" office:value="60084" calcext:value-type="float">
            <text:p>60084</text:p>
          </table:table-cell>
          <table:table-cell table:style-name="ce1" office:value-type="float" office:value="1041" calcext:value-type="float">
            <text:p>1041</text:p>
          </table:table-cell>
          <table:table-cell table:style-name="ce1" office:value-type="float" office:value="537" calcext:value-type="float">
            <text:p>537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2772" calcext:value-type="float">
            <text:p>2772</text:p>
          </table:table-cell>
          <table:table-cell table:style-name="ce1" office:value-type="float" office:value="11204" calcext:value-type="float">
            <text:p>11204</text:p>
          </table:table-cell>
          <table:table-cell table:style-name="ce1" office:value-type="float" office:value="4424" calcext:value-type="float">
            <text:p>4424</text:p>
          </table:table-cell>
          <table:table-cell table:style-name="ce1" office:value-type="float" office:value="2428" calcext:value-type="float">
            <text:p>2428</text:p>
          </table:table-cell>
          <table:table-cell table:style-name="ce1" office:value-type="float" office:value="12183" calcext:value-type="float">
            <text:p>12183</text:p>
          </table:table-cell>
          <table:table-cell table:style-name="ce1" office:value-type="float" office:value="13250" calcext:value-type="float">
            <text:p>13250</text:p>
          </table:table-cell>
          <table:table-cell table:style-name="ce1" office:value-type="float" office:value="10701" calcext:value-type="float">
            <text:p>10701</text:p>
          </table:table-cell>
          <table:table-cell table:style-name="ce1" office:value-type="float" office:value="615" calcext:value-type="float">
            <text:p>615</text:p>
          </table:table-cell>
          <table:table-cell table:style-name="ce1" table:formula="of:=SUM([.H144:.R144])" office:value-type="float" office:value="58506" calcext:value-type="float">
            <text:p>58506</text:p>
          </table:table-cell>
          <table:table-cell table:style-name="ce3" table:formula="of:=[.H144]/[.$S144]" office:value-type="percentage" office:value="0.00569172392575121" calcext:value-type="percentage">
            <text:p>0,57%</text:p>
          </table:table-cell>
          <table:table-cell table:style-name="ce3" table:formula="of:=[.I144]/[.$S144]" office:value-type="percentage" office:value="0.00854613202064746" calcext:value-type="percentage">
            <text:p>0,85%</text:p>
          </table:table-cell>
          <table:table-cell table:style-name="ce3" table:formula="of:=[.J144]/[.$S144]" office:value-type="percentage" office:value="0.00164085734796431" calcext:value-type="percentage">
            <text:p>0,16%</text:p>
          </table:table-cell>
          <table:table-cell table:style-name="ce3" table:formula="of:=[.K144]/[.$S144]" office:value-type="percentage" office:value="0.0473797559224695" calcext:value-type="percentage">
            <text:p>4,74%</text:p>
          </table:table-cell>
          <table:table-cell table:style-name="ce3" table:formula="of:=[.L144]/[.$S144]" office:value-type="percentage" office:value="0.191501726318668" calcext:value-type="percentage">
            <text:p>19,15%</text:p>
          </table:table-cell>
          <table:table-cell table:style-name="ce3" table:formula="of:=[.M144]/[.$S144]" office:value-type="percentage" office:value="0.0756161761186887" calcext:value-type="percentage">
            <text:p>7,56%</text:p>
          </table:table-cell>
          <table:table-cell table:style-name="ce3" table:formula="of:=[.N144]/[.$S144]" office:value-type="percentage" office:value="0.041500017092264" calcext:value-type="percentage">
            <text:p>4,15%</text:p>
          </table:table-cell>
          <table:table-cell table:style-name="ce3" table:formula="of:=[.O144]/[.$S144]" office:value-type="percentage" office:value="0.208235052815096" calcext:value-type="percentage">
            <text:p>20,82%</text:p>
          </table:table-cell>
          <table:table-cell table:style-name="ce3" table:formula="of:=[.P144]/[.$S144]" office:value-type="percentage" office:value="0.226472498547158" calcext:value-type="percentage">
            <text:p>22,65%</text:p>
          </table:table-cell>
          <table:table-cell table:style-name="ce3" table:formula="of:=[.Q144]/[.$S144]" office:value-type="percentage" office:value="0.182904317505897" calcext:value-type="percentage">
            <text:p>18,29%</text:p>
          </table:table-cell>
          <table:table-cell table:style-name="ce3" table:formula="of:=[.R144]/[.$S144]" office:value-type="percentage" office:value="0.0105117423853964" calcext:value-type="percentage">
            <text:p>1,05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3-01</text:p>
          </table:table-cell>
          <table:table-cell table:style-name="ce1" office:value-type="string" calcext:value-type="string">
            <text:p>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5058" calcext:value-type="float">
            <text:p>95058</text:p>
          </table:table-cell>
          <table:table-cell table:style-name="ce1" office:value-type="float" office:value="74906" calcext:value-type="float">
            <text:p>74906</text:p>
          </table:table-cell>
          <table:table-cell table:style-name="ce1" office:value-type="float" office:value="970" calcext:value-type="float">
            <text:p>970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666" calcext:value-type="float">
            <text:p>666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2115" calcext:value-type="float">
            <text:p>2115</text:p>
          </table:table-cell>
          <table:table-cell table:style-name="ce1" office:value-type="float" office:value="18270" calcext:value-type="float">
            <text:p>18270</text:p>
          </table:table-cell>
          <table:table-cell table:style-name="ce1" office:value-type="float" office:value="5888" calcext:value-type="float">
            <text:p>5888</text:p>
          </table:table-cell>
          <table:table-cell table:style-name="ce1" office:value-type="float" office:value="985" calcext:value-type="float">
            <text:p>985</text:p>
          </table:table-cell>
          <table:table-cell table:style-name="ce1" office:value-type="float" office:value="7117" calcext:value-type="float">
            <text:p>7117</text:p>
          </table:table-cell>
          <table:table-cell table:style-name="ce1" office:value-type="float" office:value="23142" calcext:value-type="float">
            <text:p>23142</text:p>
          </table:table-cell>
          <table:table-cell table:style-name="ce1" office:value-type="float" office:value="14176" calcext:value-type="float">
            <text:p>14176</text:p>
          </table:table-cell>
          <table:table-cell table:style-name="ce1" office:value-type="float" office:value="886" calcext:value-type="float">
            <text:p>886</text:p>
          </table:table-cell>
          <table:table-cell table:style-name="ce1" table:formula="of:=SUM([.H145:.R145])" office:value-type="float" office:value="73593" calcext:value-type="float">
            <text:p>73593</text:p>
          </table:table-cell>
          <table:table-cell table:style-name="ce3" table:formula="of:=[.H145]/[.$S145]" office:value-type="percentage" office:value="0.0031660619895914" calcext:value-type="percentage">
            <text:p>0,32%</text:p>
          </table:table-cell>
          <table:table-cell table:style-name="ce3" table:formula="of:=[.I145]/[.$S145]" office:value-type="percentage" office:value="0.00904977375565611" calcext:value-type="percentage">
            <text:p>0,90%</text:p>
          </table:table-cell>
          <table:table-cell table:style-name="ce3" table:formula="of:=[.J145]/[.$S145]" office:value-type="percentage" office:value="0.00156264862147215" calcext:value-type="percentage">
            <text:p>0,16%</text:p>
          </table:table-cell>
          <table:table-cell table:style-name="ce3" table:formula="of:=[.K145]/[.$S145]" office:value-type="percentage" office:value="0.0287391463862052" calcext:value-type="percentage">
            <text:p>2,87%</text:p>
          </table:table-cell>
          <table:table-cell table:style-name="ce3" table:formula="of:=[.L145]/[.$S145]" office:value-type="percentage" office:value="0.248257307080836" calcext:value-type="percentage">
            <text:p>24,83%</text:p>
          </table:table-cell>
          <table:table-cell table:style-name="ce3" table:formula="of:=[.M145]/[.$S145]" office:value-type="percentage" office:value="0.0800076094193741" calcext:value-type="percentage">
            <text:p>8,00%</text:p>
          </table:table-cell>
          <table:table-cell table:style-name="ce3" table:formula="of:=[.N145]/[.$S145]" office:value-type="percentage" office:value="0.013384425149131" calcext:value-type="percentage">
            <text:p>1,34%</text:p>
          </table:table-cell>
          <table:table-cell table:style-name="ce3" table:formula="of:=[.O145]/[.$S145]" office:value-type="percentage" office:value="0.0967075672958026" calcext:value-type="percentage">
            <text:p>9,67%</text:p>
          </table:table-cell>
          <table:table-cell table:style-name="ce3" table:formula="of:=[.P145]/[.$S145]" office:value-type="percentage" office:value="0.314459255635726" calcext:value-type="percentage">
            <text:p>31,45%</text:p>
          </table:table-cell>
          <table:table-cell table:style-name="ce3" table:formula="of:=[.Q145]/[.$S145]" office:value-type="percentage" office:value="0.192627016156428" calcext:value-type="percentage">
            <text:p>19,26%</text:p>
          </table:table-cell>
          <table:table-cell table:style-name="ce3" table:formula="of:=[.R145]/[.$S145]" office:value-type="percentage" office:value="0.0120391885097767" calcext:value-type="percentage">
            <text:p>1,2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3-0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5979" calcext:value-type="float">
            <text:p>65979</text:p>
          </table:table-cell>
          <table:table-cell table:style-name="ce1" office:value-type="float" office:value="51388" calcext:value-type="float">
            <text:p>51388</text:p>
          </table:table-cell>
          <table:table-cell table:style-name="ce1" office:value-type="float" office:value="606" calcext:value-type="float">
            <text:p>606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030" calcext:value-type="float">
            <text:p>1030</text:p>
          </table:table-cell>
          <table:table-cell table:style-name="ce1" office:value-type="float" office:value="10619" calcext:value-type="float">
            <text:p>10619</text:p>
          </table:table-cell>
          <table:table-cell table:style-name="ce1" office:value-type="float" office:value="5664" calcext:value-type="float">
            <text:p>5664</text:p>
          </table:table-cell>
          <table:table-cell table:style-name="ce1" office:value-type="float" office:value="564" calcext:value-type="float">
            <text:p>564</text:p>
          </table:table-cell>
          <table:table-cell table:style-name="ce1" office:value-type="float" office:value="3035" calcext:value-type="float">
            <text:p>3035</text:p>
          </table:table-cell>
          <table:table-cell table:style-name="ce1" office:value-type="float" office:value="16118" calcext:value-type="float">
            <text:p>16118</text:p>
          </table:table-cell>
          <table:table-cell table:style-name="ce1" office:value-type="float" office:value="12344" calcext:value-type="float">
            <text:p>12344</text:p>
          </table:table-cell>
          <table:table-cell table:style-name="ce1" office:value-type="float" office:value="610" calcext:value-type="float">
            <text:p>610</text:p>
          </table:table-cell>
          <table:table-cell table:style-name="ce1" table:formula="of:=SUM([.H146:.R146])" office:value-type="float" office:value="50569" calcext:value-type="float">
            <text:p>50569</text:p>
          </table:table-cell>
          <table:table-cell table:style-name="ce3" table:formula="of:=[.H146]/[.$S146]" office:value-type="percentage" office:value="0.00229389546955645" calcext:value-type="percentage">
            <text:p>0,23%</text:p>
          </table:table-cell>
          <table:table-cell table:style-name="ce3" table:formula="of:=[.I146]/[.$S146]" office:value-type="percentage" office:value="0.00798908422155866" calcext:value-type="percentage">
            <text:p>0,80%</text:p>
          </table:table-cell>
          <table:table-cell table:style-name="ce3" table:formula="of:=[.J146]/[.$S146]" office:value-type="percentage" office:value="0.00128537246138939" calcext:value-type="percentage">
            <text:p>0,13%</text:p>
          </table:table-cell>
          <table:table-cell table:style-name="ce3" table:formula="of:=[.K146]/[.$S146]" office:value-type="percentage" office:value="0.0203682097727857" calcext:value-type="percentage">
            <text:p>2,04%</text:p>
          </table:table-cell>
          <table:table-cell table:style-name="ce3" table:formula="of:=[.L146]/[.$S146]" office:value-type="percentage" office:value="0.209990310269137" calcext:value-type="percentage">
            <text:p>21,00%</text:p>
          </table:table-cell>
          <table:table-cell table:style-name="ce3" table:formula="of:=[.M146]/[.$S146]" office:value-type="percentage" office:value="0.112005378789377" calcext:value-type="percentage">
            <text:p>11,20%</text:p>
          </table:table-cell>
          <table:table-cell table:style-name="ce3" table:formula="of:=[.N146]/[.$S146]" office:value-type="percentage" office:value="0.011153077972671" calcext:value-type="percentage">
            <text:p>1,12%</text:p>
          </table:table-cell>
          <table:table-cell table:style-name="ce3" table:formula="of:=[.O146]/[.$S146]" office:value-type="percentage" office:value="0.0600170064664122" calcext:value-type="percentage">
            <text:p>6,00%</text:p>
          </table:table-cell>
          <table:table-cell table:style-name="ce3" table:formula="of:=[.P146]/[.$S146]" office:value-type="percentage" office:value="0.318732820502679" calcext:value-type="percentage">
            <text:p>31,87%</text:p>
          </table:table-cell>
          <table:table-cell table:style-name="ce3" table:formula="of:=[.Q146]/[.$S146]" office:value-type="percentage" office:value="0.244102117898317" calcext:value-type="percentage">
            <text:p>24,41%</text:p>
          </table:table-cell>
          <table:table-cell table:style-name="ce3" table:formula="of:=[.R146]/[.$S146]" office:value-type="percentage" office:value="0.0120627261761158" calcext:value-type="percentage">
            <text:p>1,2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3-03</text:p>
          </table:table-cell>
          <table:table-cell table:style-name="ce1" office:value-type="string" calcext:value-type="string">
            <text:p>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0997" calcext:value-type="float">
            <text:p>80997</text:p>
          </table:table-cell>
          <table:table-cell table:style-name="ce1" office:value-type="float" office:value="62407" calcext:value-type="float">
            <text:p>62407</text:p>
          </table:table-cell>
          <table:table-cell table:style-name="ce1" office:value-type="float" office:value="922" calcext:value-type="float">
            <text:p>922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922" calcext:value-type="float">
            <text:p>1922</text:p>
          </table:table-cell>
          <table:table-cell table:style-name="ce1" office:value-type="float" office:value="7349" calcext:value-type="float">
            <text:p>7349</text:p>
          </table:table-cell>
          <table:table-cell table:style-name="ce1" office:value-type="float" office:value="6549" calcext:value-type="float">
            <text:p>6549</text:p>
          </table:table-cell>
          <table:table-cell table:style-name="ce1" office:value-type="float" office:value="1025" calcext:value-type="float">
            <text:p>1025</text:p>
          </table:table-cell>
          <table:table-cell table:style-name="ce1" office:value-type="float" office:value="6935" calcext:value-type="float">
            <text:p>6935</text:p>
          </table:table-cell>
          <table:table-cell table:style-name="ce1" office:value-type="float" office:value="17346" calcext:value-type="float">
            <text:p>17346</text:p>
          </table:table-cell>
          <table:table-cell table:style-name="ce1" office:value-type="float" office:value="18090" calcext:value-type="float">
            <text:p>18090</text:p>
          </table:table-cell>
          <table:table-cell table:style-name="ce1" office:value-type="float" office:value="958" calcext:value-type="float">
            <text:p>958</text:p>
          </table:table-cell>
          <table:table-cell table:style-name="ce1" table:formula="of:=SUM([.H147:.R147])" office:value-type="float" office:value="61138" calcext:value-type="float">
            <text:p>61138</text:p>
          </table:table-cell>
          <table:table-cell table:style-name="ce3" table:formula="of:=[.H147]/[.$S147]" office:value-type="percentage" office:value="0.00399097124537931" calcext:value-type="percentage">
            <text:p>0,40%</text:p>
          </table:table-cell>
          <table:table-cell table:style-name="ce3" table:formula="of:=[.I147]/[.$S147]" office:value-type="percentage" office:value="0.00978115083908535" calcext:value-type="percentage">
            <text:p>0,98%</text:p>
          </table:table-cell>
          <table:table-cell table:style-name="ce3" table:formula="of:=[.J147]/[.$S147]" office:value-type="percentage" office:value="0.00199548562268965" calcext:value-type="percentage">
            <text:p>0,20%</text:p>
          </table:table-cell>
          <table:table-cell table:style-name="ce3" table:formula="of:=[.K147]/[.$S147]" office:value-type="percentage" office:value="0.0314370767771272" calcext:value-type="percentage">
            <text:p>3,14%</text:p>
          </table:table-cell>
          <table:table-cell table:style-name="ce3" table:formula="of:=[.L147]/[.$S147]" office:value-type="percentage" office:value="0.120203474107756" calcext:value-type="percentage">
            <text:p>12,02%</text:p>
          </table:table-cell>
          <table:table-cell table:style-name="ce3" table:formula="of:=[.M147]/[.$S147]" office:value-type="percentage" office:value="0.107118322483562" calcext:value-type="percentage">
            <text:p>10,71%</text:p>
          </table:table-cell>
          <table:table-cell table:style-name="ce3" table:formula="of:=[.N147]/[.$S147]" office:value-type="percentage" office:value="0.0167653505184991" calcext:value-type="percentage">
            <text:p>1,68%</text:p>
          </table:table-cell>
          <table:table-cell table:style-name="ce3" table:formula="of:=[.O147]/[.$S147]" office:value-type="percentage" office:value="0.113431908142236" calcext:value-type="percentage">
            <text:p>11,34%</text:p>
          </table:table-cell>
          <table:table-cell table:style-name="ce3" table:formula="of:=[.P147]/[.$S147]" office:value-type="percentage" office:value="0.283718800091596" calcext:value-type="percentage">
            <text:p>28,37%</text:p>
          </table:table-cell>
          <table:table-cell table:style-name="ce3" table:formula="of:=[.Q147]/[.$S147]" office:value-type="percentage" office:value="0.295887991102097" calcext:value-type="percentage">
            <text:p>29,59%</text:p>
          </table:table-cell>
          <table:table-cell table:style-name="ce3" table:formula="of:=[.R147]/[.$S147]" office:value-type="percentage" office:value="0.0156694690699728" calcext:value-type="percentage">
            <text:p>1,57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3-0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3636" calcext:value-type="float">
            <text:p>93636</text:p>
          </table:table-cell>
          <table:table-cell table:style-name="ce1" office:value-type="float" office:value="71151" calcext:value-type="float">
            <text:p>71151</text:p>
          </table:table-cell>
          <table:table-cell table:style-name="ce1" office:value-type="float" office:value="1148" calcext:value-type="float">
            <text:p>1148</text:p>
          </table:table-cell>
          <table:table-cell table:style-name="ce1" office:value-type="float" office:value="479" calcext:value-type="float">
            <text:p>479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2958" calcext:value-type="float">
            <text:p>2958</text:p>
          </table:table-cell>
          <table:table-cell table:style-name="ce1" office:value-type="float" office:value="8480" calcext:value-type="float">
            <text:p>8480</text:p>
          </table:table-cell>
          <table:table-cell table:style-name="ce1" office:value-type="float" office:value="5774" calcext:value-type="float">
            <text:p>5774</text:p>
          </table:table-cell>
          <table:table-cell table:style-name="ce1" office:value-type="float" office:value="1172" calcext:value-type="float">
            <text:p>1172</text:p>
          </table:table-cell>
          <table:table-cell table:style-name="ce1" office:value-type="float" office:value="13794" calcext:value-type="float">
            <text:p>13794</text:p>
          </table:table-cell>
          <table:table-cell table:style-name="ce1" office:value-type="float" office:value="17129" calcext:value-type="float">
            <text:p>17129</text:p>
          </table:table-cell>
          <table:table-cell table:style-name="ce1" office:value-type="float" office:value="17714" calcext:value-type="float">
            <text:p>17714</text:p>
          </table:table-cell>
          <table:table-cell table:style-name="ce1" office:value-type="float" office:value="1252" calcext:value-type="float">
            <text:p>1252</text:p>
          </table:table-cell>
          <table:table-cell table:style-name="ce1" table:formula="of:=SUM([.H148:.R148])" office:value-type="float" office:value="69524" calcext:value-type="float">
            <text:p>69524</text:p>
          </table:table-cell>
          <table:table-cell table:style-name="ce3" table:formula="of:=[.H148]/[.$S148]" office:value-type="percentage" office:value="0.00568149128358552" calcext:value-type="percentage">
            <text:p>0,57%</text:p>
          </table:table-cell>
          <table:table-cell table:style-name="ce3" table:formula="of:=[.I148]/[.$S148]" office:value-type="percentage" office:value="0.0103561360105863" calcext:value-type="percentage">
            <text:p>1,04%</text:p>
          </table:table-cell>
          <table:table-cell table:style-name="ce3" table:formula="of:=[.J148]/[.$S148]" office:value-type="percentage" office:value="0.00195615902422185" calcext:value-type="percentage">
            <text:p>0,20%</text:p>
          </table:table-cell>
          <table:table-cell table:style-name="ce3" table:formula="of:=[.K148]/[.$S148]" office:value-type="percentage" office:value="0.0425464587768253" calcext:value-type="percentage">
            <text:p>4,25%</text:p>
          </table:table-cell>
          <table:table-cell table:style-name="ce3" table:formula="of:=[.L148]/[.$S148]" office:value-type="percentage" office:value="0.121972268569127" calcext:value-type="percentage">
            <text:p>12,20%</text:p>
          </table:table-cell>
          <table:table-cell table:style-name="ce3" table:formula="of:=[.M148]/[.$S148]" office:value-type="percentage" office:value="0.0830504573960071" calcext:value-type="percentage">
            <text:p>8,31%</text:p>
          </table:table-cell>
          <table:table-cell table:style-name="ce3" table:formula="of:=[.N148]/[.$S148]" office:value-type="percentage" office:value="0.0168574880616765" calcext:value-type="percentage">
            <text:p>1,69%</text:p>
          </table:table-cell>
          <table:table-cell table:style-name="ce3" table:formula="of:=[.O148]/[.$S148]" office:value-type="percentage" office:value="0.198406305736149" calcext:value-type="percentage">
            <text:p>19,84%</text:p>
          </table:table-cell>
          <table:table-cell table:style-name="ce3" table:formula="of:=[.P148]/[.$S148]" office:value-type="percentage" office:value="0.246375352396295" calcext:value-type="percentage">
            <text:p>24,64%</text:p>
          </table:table-cell>
          <table:table-cell table:style-name="ce3" table:formula="of:=[.Q148]/[.$S148]" office:value-type="percentage" office:value="0.254789712904896" calcext:value-type="percentage">
            <text:p>25,48%</text:p>
          </table:table-cell>
          <table:table-cell table:style-name="ce3" table:formula="of:=[.R148]/[.$S148]" office:value-type="percentage" office:value="0.0180081698406306" calcext:value-type="percentage">
            <text:p>1,8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3-05</text:p>
          </table:table-cell>
          <table:table-cell table:style-name="ce1" office:value-type="string" calcext:value-type="string">
            <text:p>3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0593" calcext:value-type="float">
            <text:p>110593</text:p>
          </table:table-cell>
          <table:table-cell table:style-name="ce1" office:value-type="float" office:value="89627" calcext:value-type="float">
            <text:p>89627</text:p>
          </table:table-cell>
          <table:table-cell table:style-name="ce1" office:value-type="float" office:value="1483" calcext:value-type="float">
            <text:p>1483</text:p>
          </table:table-cell>
          <table:table-cell table:style-name="ce1" office:value-type="float" office:value="649" calcext:value-type="float">
            <text:p>649</text:p>
          </table:table-cell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642" calcext:value-type="float">
            <text:p>642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4239" calcext:value-type="float">
            <text:p>4239</text:p>
          </table:table-cell>
          <table:table-cell table:style-name="ce1" office:value-type="float" office:value="13132" calcext:value-type="float">
            <text:p>13132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761" calcext:value-type="float">
            <text:p>1761</text:p>
          </table:table-cell>
          <table:table-cell table:style-name="ce1" office:value-type="float" office:value="21123" calcext:value-type="float">
            <text:p>21123</text:p>
          </table:table-cell>
          <table:table-cell table:style-name="ce1" office:value-type="float" office:value="20493" calcext:value-type="float">
            <text:p>20493</text:p>
          </table:table-cell>
          <table:table-cell table:style-name="ce1" office:value-type="float" office:value="18330" calcext:value-type="float">
            <text:p>18330</text:p>
          </table:table-cell>
          <table:table-cell table:style-name="ce1" office:value-type="float" office:value="1799" calcext:value-type="float">
            <text:p>1799</text:p>
          </table:table-cell>
          <table:table-cell table:style-name="ce1" table:formula="of:=SUM([.H149:.R149])" office:value-type="float" office:value="87495" calcext:value-type="float">
            <text:p>87495</text:p>
          </table:table-cell>
          <table:table-cell table:style-name="ce3" table:formula="of:=[.H149]/[.$S149]" office:value-type="percentage" office:value="0.0053374478541631" calcext:value-type="percentage">
            <text:p>0,53%</text:p>
          </table:table-cell>
          <table:table-cell table:style-name="ce3" table:formula="of:=[.I149]/[.$S149]" office:value-type="percentage" office:value="0.00733756214640837" calcext:value-type="percentage">
            <text:p>0,73%</text:p>
          </table:table-cell>
          <table:table-cell table:style-name="ce3" table:formula="of:=[.J149]/[.$S149]" office:value-type="percentage" office:value="0.0014400822904166" calcext:value-type="percentage">
            <text:p>0,14%</text:p>
          </table:table-cell>
          <table:table-cell table:style-name="ce3" table:formula="of:=[.K149]/[.$S149]" office:value-type="percentage" office:value="0.048448482770444" calcext:value-type="percentage">
            <text:p>4,84%</text:p>
          </table:table-cell>
          <table:table-cell table:style-name="ce3" table:formula="of:=[.L149]/[.$S149]" office:value-type="percentage" office:value="0.150088576490085" calcext:value-type="percentage">
            <text:p>15,01%</text:p>
          </table:table-cell>
          <table:table-cell table:style-name="ce3" table:formula="of:=[.M149]/[.$S149]" office:value-type="percentage" office:value="0.0615235156294645" calcext:value-type="percentage">
            <text:p>6,15%</text:p>
          </table:table-cell>
          <table:table-cell table:style-name="ce3" table:formula="of:=[.N149]/[.$S149]" office:value-type="percentage" office:value="0.020126864392251" calcext:value-type="percentage">
            <text:p>2,01%</text:p>
          </table:table-cell>
          <table:table-cell table:style-name="ce3" table:formula="of:=[.O149]/[.$S149]" office:value-type="percentage" office:value="0.241419509686268" calcext:value-type="percentage">
            <text:p>24,14%</text:p>
          </table:table-cell>
          <table:table-cell table:style-name="ce3" table:formula="of:=[.P149]/[.$S149]" office:value-type="percentage" office:value="0.234219098234185" calcext:value-type="percentage">
            <text:p>23,42%</text:p>
          </table:table-cell>
          <table:table-cell table:style-name="ce3" table:formula="of:=[.Q149]/[.$S149]" office:value-type="percentage" office:value="0.209497685582033" calcext:value-type="percentage">
            <text:p>20,95%</text:p>
          </table:table-cell>
          <table:table-cell table:style-name="ce3" table:formula="of:=[.R149]/[.$S149]" office:value-type="percentage" office:value="0.0205611749242814" calcext:value-type="percentage">
            <text:p>2,06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3-0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3656" calcext:value-type="float">
            <text:p>103656</text:p>
          </table:table-cell>
          <table:table-cell table:style-name="ce1" office:value-type="float" office:value="84280" calcext:value-type="float">
            <text:p>84280</text:p>
          </table:table-cell>
          <table:table-cell table:style-name="ce1" office:value-type="float" office:value="1267" calcext:value-type="float">
            <text:p>1267</text:p>
          </table:table-cell>
          <table:table-cell table:style-name="ce1" office:value-type="float" office:value="502" calcext:value-type="float">
            <text:p>502</text:p>
          </table:table-cell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686" calcext:value-type="float">
            <text:p>686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3591" calcext:value-type="float">
            <text:p>3591</text:p>
          </table:table-cell>
          <table:table-cell table:style-name="ce1" office:value-type="float" office:value="13455" calcext:value-type="float">
            <text:p>13455</text:p>
          </table:table-cell>
          <table:table-cell table:style-name="ce1" office:value-type="float" office:value="6930" calcext:value-type="float">
            <text:p>6930</text:p>
          </table:table-cell>
          <table:table-cell table:style-name="ce1" office:value-type="float" office:value="1266" calcext:value-type="float">
            <text:p>1266</text:p>
          </table:table-cell>
          <table:table-cell table:style-name="ce1" office:value-type="float" office:value="11566" calcext:value-type="float">
            <text:p>11566</text:p>
          </table:table-cell>
          <table:table-cell table:style-name="ce1" office:value-type="float" office:value="25626" calcext:value-type="float">
            <text:p>25626</text:p>
          </table:table-cell>
          <table:table-cell table:style-name="ce1" office:value-type="float" office:value="17740" calcext:value-type="float">
            <text:p>17740</text:p>
          </table:table-cell>
          <table:table-cell table:style-name="ce1" office:value-type="float" office:value="1188" calcext:value-type="float">
            <text:p>1188</text:p>
          </table:table-cell>
          <table:table-cell table:style-name="ce1" table:formula="of:=SUM([.H150:.R150])" office:value-type="float" office:value="82511" calcext:value-type="float">
            <text:p>82511</text:p>
          </table:table-cell>
          <table:table-cell table:style-name="ce3" table:formula="of:=[.H150]/[.$S150]" office:value-type="percentage" office:value="0.00392674916071796" calcext:value-type="percentage">
            <text:p>0,39%</text:p>
          </table:table-cell>
          <table:table-cell table:style-name="ce3" table:formula="of:=[.I150]/[.$S150]" office:value-type="percentage" office:value="0.00831404297608804" calcext:value-type="percentage">
            <text:p>0,83%</text:p>
          </table:table-cell>
          <table:table-cell table:style-name="ce3" table:formula="of:=[.J150]/[.$S150]" office:value-type="percentage" office:value="0.00168462386833271" calcext:value-type="percentage">
            <text:p>0,17%</text:p>
          </table:table-cell>
          <table:table-cell table:style-name="ce3" table:formula="of:=[.K150]/[.$S150]" office:value-type="percentage" office:value="0.0435214698646241" calcext:value-type="percentage">
            <text:p>4,35%</text:p>
          </table:table-cell>
          <table:table-cell table:style-name="ce3" table:formula="of:=[.L150]/[.$S150]" office:value-type="percentage" office:value="0.163069166535371" calcext:value-type="percentage">
            <text:p>16,31%</text:p>
          </table:table-cell>
          <table:table-cell table:style-name="ce3" table:formula="of:=[.M150]/[.$S150]" office:value-type="percentage" office:value="0.0839888014931342" calcext:value-type="percentage">
            <text:p>8,40%</text:p>
          </table:table-cell>
          <table:table-cell table:style-name="ce3" table:formula="of:=[.N150]/[.$S150]" office:value-type="percentage" office:value="0.0153434087576202" calcext:value-type="percentage">
            <text:p>1,53%</text:p>
          </table:table-cell>
          <table:table-cell table:style-name="ce3" table:formula="of:=[.O150]/[.$S150]" office:value-type="percentage" office:value="0.140175249360691" calcext:value-type="percentage">
            <text:p>14,02%</text:p>
          </table:table-cell>
          <table:table-cell table:style-name="ce3" table:formula="of:=[.P150]/[.$S150]" office:value-type="percentage" office:value="0.310576771581971" calcext:value-type="percentage">
            <text:p>31,06%</text:p>
          </table:table-cell>
          <table:table-cell table:style-name="ce3" table:formula="of:=[.Q150]/[.$S150]" office:value-type="percentage" office:value="0.215001636145484" calcext:value-type="percentage">
            <text:p>21,50%</text:p>
          </table:table-cell>
          <table:table-cell table:style-name="ce3" table:formula="of:=[.R150]/[.$S150]" office:value-type="percentage" office:value="0.0143980802559659" calcext:value-type="percentage">
            <text:p>1,44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3-07</text:p>
          </table:table-cell>
          <table:table-cell table:style-name="ce1" office:value-type="string" calcext:value-type="string">
            <text:p>3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7005" calcext:value-type="float">
            <text:p>77005</text:p>
          </table:table-cell>
          <table:table-cell table:style-name="ce1" office:value-type="float" office:value="62208" calcext:value-type="float">
            <text:p>62208</text:p>
          </table:table-cell>
          <table:table-cell table:style-name="ce1" office:value-type="float" office:value="1023" calcext:value-type="float">
            <text:p>1023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2436" calcext:value-type="float">
            <text:p>2436</text:p>
          </table:table-cell>
          <table:table-cell table:style-name="ce1" office:value-type="float" office:value="9460" calcext:value-type="float">
            <text:p>9460</text:p>
          </table:table-cell>
          <table:table-cell table:style-name="ce1" office:value-type="float" office:value="5664" calcext:value-type="float">
            <text:p>5664</text:p>
          </table:table-cell>
          <table:table-cell table:style-name="ce1" office:value-type="float" office:value="1044" calcext:value-type="float">
            <text:p>1044</text:p>
          </table:table-cell>
          <table:table-cell table:style-name="ce1" office:value-type="float" office:value="7160" calcext:value-type="float">
            <text:p>7160</text:p>
          </table:table-cell>
          <table:table-cell table:style-name="ce1" office:value-type="float" office:value="19183" calcext:value-type="float">
            <text:p>19183</text:p>
          </table:table-cell>
          <table:table-cell table:style-name="ce1" office:value-type="float" office:value="14216" calcext:value-type="float">
            <text:p>14216</text:p>
          </table:table-cell>
          <table:table-cell table:style-name="ce1" office:value-type="float" office:value="835" calcext:value-type="float">
            <text:p>835</text:p>
          </table:table-cell>
          <table:table-cell table:style-name="ce1" table:formula="of:=SUM([.H151:.R151])" office:value-type="float" office:value="60820" calcext:value-type="float">
            <text:p>60820</text:p>
          </table:table-cell>
          <table:table-cell table:style-name="ce3" table:formula="of:=[.H151]/[.$S151]" office:value-type="percentage" office:value="0.00373232489312726" calcext:value-type="percentage">
            <text:p>0,37%</text:p>
          </table:table-cell>
          <table:table-cell table:style-name="ce3" table:formula="of:=[.I151]/[.$S151]" office:value-type="percentage" office:value="0.00804011838211115" calcext:value-type="percentage">
            <text:p>0,80%</text:p>
          </table:table-cell>
          <table:table-cell table:style-name="ce3" table:formula="of:=[.J151]/[.$S151]" office:value-type="percentage" office:value="0.0017428477474515" calcext:value-type="percentage">
            <text:p>0,17%</text:p>
          </table:table-cell>
          <table:table-cell table:style-name="ce3" table:formula="of:=[.K151]/[.$S151]" office:value-type="percentage" office:value="0.0400526142716212" calcext:value-type="percentage">
            <text:p>4,01%</text:p>
          </table:table-cell>
          <table:table-cell table:style-name="ce3" table:formula="of:=[.L151]/[.$S151]" office:value-type="percentage" office:value="0.155540940480105" calcext:value-type="percentage">
            <text:p>15,55%</text:p>
          </table:table-cell>
          <table:table-cell table:style-name="ce3" table:formula="of:=[.M151]/[.$S151]" office:value-type="percentage" office:value="0.0931272607694837" calcext:value-type="percentage">
            <text:p>9,31%</text:p>
          </table:table-cell>
          <table:table-cell table:style-name="ce3" table:formula="of:=[.N151]/[.$S151]" office:value-type="percentage" office:value="0.0171654061164091" calcext:value-type="percentage">
            <text:p>1,72%</text:p>
          </table:table-cell>
          <table:table-cell table:style-name="ce3" table:formula="of:=[.O151]/[.$S151]" office:value-type="percentage" office:value="0.117724432752384" calcext:value-type="percentage">
            <text:p>11,77%</text:p>
          </table:table-cell>
          <table:table-cell table:style-name="ce3" table:formula="of:=[.P151]/[.$S151]" office:value-type="percentage" office:value="0.315406116409076" calcext:value-type="percentage">
            <text:p>31,54%</text:p>
          </table:table-cell>
          <table:table-cell table:style-name="ce3" table:formula="of:=[.Q151]/[.$S151]" office:value-type="percentage" office:value="0.23373890167708" calcext:value-type="percentage">
            <text:p>23,37%</text:p>
          </table:table-cell>
          <table:table-cell table:style-name="ce3" table:formula="of:=[.R151]/[.$S151]" office:value-type="percentage" office:value="0.0137290365011509" calcext:value-type="percentage">
            <text:p>1,37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3-0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9207" calcext:value-type="float">
            <text:p>109207</text:p>
          </table:table-cell>
          <table:table-cell table:style-name="ce1" office:value-type="float" office:value="88205" calcext:value-type="float">
            <text:p>88205</text:p>
          </table:table-cell>
          <table:table-cell table:style-name="ce1" office:value-type="float" office:value="1394" calcext:value-type="float">
            <text:p>1394</text:p>
          </table:table-cell>
          <table:table-cell table:style-name="ce1" office:value-type="float" office:value="537" calcext:value-type="float">
            <text:p>537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673" calcext:value-type="float">
            <text:p>673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4103" calcext:value-type="float">
            <text:p>4103</text:p>
          </table:table-cell>
          <table:table-cell table:style-name="ce1" office:value-type="float" office:value="21225" calcext:value-type="float">
            <text:p>21225</text:p>
          </table:table-cell>
          <table:table-cell table:style-name="ce1" office:value-type="float" office:value="4424" calcext:value-type="float">
            <text:p>4424</text:p>
          </table:table-cell>
          <table:table-cell table:style-name="ce1" office:value-type="float" office:value="1887" calcext:value-type="float">
            <text:p>1887</text:p>
          </table:table-cell>
          <table:table-cell table:style-name="ce1" office:value-type="float" office:value="16288" calcext:value-type="float">
            <text:p>16288</text:p>
          </table:table-cell>
          <table:table-cell table:style-name="ce1" office:value-type="float" office:value="21292" calcext:value-type="float">
            <text:p>21292</text:p>
          </table:table-cell>
          <table:table-cell table:style-name="ce1" office:value-type="float" office:value="14730" calcext:value-type="float">
            <text:p>14730</text:p>
          </table:table-cell>
          <table:table-cell table:style-name="ce1" office:value-type="float" office:value="1127" calcext:value-type="float">
            <text:p>1127</text:p>
          </table:table-cell>
          <table:table-cell table:style-name="ce1" table:formula="of:=SUM([.H152:.R152])" office:value-type="float" office:value="86274" calcext:value-type="float">
            <text:p>86274</text:p>
          </table:table-cell>
          <table:table-cell table:style-name="ce3" table:formula="of:=[.H152]/[.$S152]" office:value-type="percentage" office:value="0.00406843313165032" calcext:value-type="percentage">
            <text:p>0,41%</text:p>
          </table:table-cell>
          <table:table-cell table:style-name="ce3" table:formula="of:=[.I152]/[.$S152]" office:value-type="percentage" office:value="0.00780072791339222" calcext:value-type="percentage">
            <text:p>0,78%</text:p>
          </table:table-cell>
          <table:table-cell table:style-name="ce3" table:formula="of:=[.J152]/[.$S152]" office:value-type="percentage" office:value="0.00201683009945059" calcext:value-type="percentage">
            <text:p>0,20%</text:p>
          </table:table-cell>
          <table:table-cell table:style-name="ce3" table:formula="of:=[.K152]/[.$S152]" office:value-type="percentage" office:value="0.0475577810232515" calcext:value-type="percentage">
            <text:p>4,76%</text:p>
          </table:table-cell>
          <table:table-cell table:style-name="ce3" table:formula="of:=[.L152]/[.$S152]" office:value-type="percentage" office:value="0.246018499200223" calcext:value-type="percentage">
            <text:p>24,60%</text:p>
          </table:table-cell>
          <table:table-cell table:style-name="ce3" table:formula="of:=[.M152]/[.$S152]" office:value-type="percentage" office:value="0.0512784848274103" calcext:value-type="percentage">
            <text:p>5,13%</text:p>
          </table:table-cell>
          <table:table-cell table:style-name="ce3" table:formula="of:=[.N152]/[.$S152]" office:value-type="percentage" office:value="0.0218721746992141" calcext:value-type="percentage">
            <text:p>2,19%</text:p>
          </table:table-cell>
          <table:table-cell table:style-name="ce3" table:formula="of:=[.O152]/[.$S152]" office:value-type="percentage" office:value="0.188793842872708" calcext:value-type="percentage">
            <text:p>18,88%</text:p>
          </table:table-cell>
          <table:table-cell table:style-name="ce3" table:formula="of:=[.P152]/[.$S152]" office:value-type="percentage" office:value="0.246795094698287" calcext:value-type="percentage">
            <text:p>24,68%</text:p>
          </table:table-cell>
          <table:table-cell table:style-name="ce3" table:formula="of:=[.Q152]/[.$S152]" office:value-type="percentage" office:value="0.170735099798317" calcext:value-type="percentage">
            <text:p>17,07%</text:p>
          </table:table-cell>
          <table:table-cell table:style-name="ce3" table:formula="of:=[.R152]/[.$S152]" office:value-type="percentage" office:value="0.0130630317360966" calcext:value-type="percentage">
            <text:p>1,3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3-09</text:p>
          </table:table-cell>
          <table:table-cell table:style-name="ce1" office:value-type="string" calcext:value-type="string">
            <text:p>3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93615" calcext:value-type="float">
            <text:p>93615</text:p>
          </table:table-cell>
          <table:table-cell table:style-name="ce1" office:value-type="float" office:value="77774" calcext:value-type="float">
            <text:p>77774</text:p>
          </table:table-cell>
          <table:table-cell table:style-name="ce1" office:value-type="float" office:value="1446" calcext:value-type="float">
            <text:p>1446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468" calcext:value-type="float">
            <text:p>468</text:p>
          </table:table-cell>
          <table:table-cell table:style-name="ce1" office:value-type="float" office:value="631" calcext:value-type="float">
            <text:p>631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3498" calcext:value-type="float">
            <text:p>3498</text:p>
          </table:table-cell>
          <table:table-cell table:style-name="ce1" office:value-type="float" office:value="11300" calcext:value-type="float">
            <text:p>11300</text:p>
          </table:table-cell>
          <table:table-cell table:style-name="ce1" office:value-type="float" office:value="5461" calcext:value-type="float">
            <text:p>5461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15675" calcext:value-type="float">
            <text:p>15675</text:p>
          </table:table-cell>
          <table:table-cell table:style-name="ce1" office:value-type="float" office:value="18117" calcext:value-type="float">
            <text:p>18117</text:p>
          </table:table-cell>
          <table:table-cell table:style-name="ce1" office:value-type="float" office:value="17212" calcext:value-type="float">
            <text:p>17212</text:p>
          </table:table-cell>
          <table:table-cell table:style-name="ce1" office:value-type="float" office:value="1193" calcext:value-type="float">
            <text:p>1193</text:p>
          </table:table-cell>
          <table:table-cell table:style-name="ce1" table:formula="of:=SUM([.H153:.R153])" office:value-type="float" office:value="75728" calcext:value-type="float">
            <text:p>75728</text:p>
          </table:table-cell>
          <table:table-cell table:style-name="ce3" table:formula="of:=[.H153]/[.$S153]" office:value-type="percentage" office:value="0.00618001267694908" calcext:value-type="percentage">
            <text:p>0,62%</text:p>
          </table:table-cell>
          <table:table-cell table:style-name="ce3" table:formula="of:=[.I153]/[.$S153]" office:value-type="percentage" office:value="0.00833245298964716" calcext:value-type="percentage">
            <text:p>0,83%</text:p>
          </table:table-cell>
          <table:table-cell table:style-name="ce3" table:formula="of:=[.J153]/[.$S153]" office:value-type="percentage" office:value="0.00204679907035707" calcext:value-type="percentage">
            <text:p>0,20%</text:p>
          </table:table-cell>
          <table:table-cell table:style-name="ce3" table:formula="of:=[.K153]/[.$S153]" office:value-type="percentage" office:value="0.0461916332136066" calcext:value-type="percentage">
            <text:p>4,62%</text:p>
          </table:table-cell>
          <table:table-cell table:style-name="ce3" table:formula="of:=[.L153]/[.$S153]" office:value-type="percentage" office:value="0.149218254806677" calcext:value-type="percentage">
            <text:p>14,92%</text:p>
          </table:table-cell>
          <table:table-cell table:style-name="ce3" table:formula="of:=[.M153]/[.$S153]" office:value-type="percentage" office:value="0.0721133530530319" calcext:value-type="percentage">
            <text:p>7,21%</text:p>
          </table:table-cell>
          <table:table-cell table:style-name="ce3" table:formula="of:=[.N153]/[.$S153]" office:value-type="percentage" office:value="0.0266480033805198" calcext:value-type="percentage">
            <text:p>2,66%</text:p>
          </table:table-cell>
          <table:table-cell table:style-name="ce3" table:formula="of:=[.O153]/[.$S153]" office:value-type="percentage" office:value="0.206990809211916" calcext:value-type="percentage">
            <text:p>20,70%</text:p>
          </table:table-cell>
          <table:table-cell table:style-name="ce3" table:formula="of:=[.P153]/[.$S153]" office:value-type="percentage" office:value="0.23923779843651" calcext:value-type="percentage">
            <text:p>23,92%</text:p>
          </table:table-cell>
          <table:table-cell table:style-name="ce3" table:formula="of:=[.Q153]/[.$S153]" office:value-type="percentage" office:value="0.227287132896683" calcext:value-type="percentage">
            <text:p>22,73%</text:p>
          </table:table-cell>
          <table:table-cell table:style-name="ce3" table:formula="of:=[.R153]/[.$S153]" office:value-type="percentage" office:value="0.0157537502641031" calcext:value-type="percentage">
            <text:p>1,5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3-10</text:p>
          </table:table-cell>
          <table:table-cell table:style-name="ce1" office:value-type="string" calcext:value-type="string">
            <text:p>3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0818" calcext:value-type="float">
            <text:p>80818</text:p>
          </table:table-cell>
          <table:table-cell table:style-name="ce1" office:value-type="float" office:value="65081" calcext:value-type="float">
            <text:p>65081</text:p>
          </table:table-cell>
          <table:table-cell table:style-name="ce1" office:value-type="float" office:value="1089" calcext:value-type="float">
            <text:p>1089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2858" calcext:value-type="float">
            <text:p>2858</text:p>
          </table:table-cell>
          <table:table-cell table:style-name="ce1" office:value-type="float" office:value="11309" calcext:value-type="float">
            <text:p>11309</text:p>
          </table:table-cell>
          <table:table-cell table:style-name="ce1" office:value-type="float" office:value="3858" calcext:value-type="float">
            <text:p>3858</text:p>
          </table:table-cell>
          <table:table-cell table:style-name="ce1" office:value-type="float" office:value="1423" calcext:value-type="float">
            <text:p>1423</text:p>
          </table:table-cell>
          <table:table-cell table:style-name="ce1" office:value-type="float" office:value="16011" calcext:value-type="float">
            <text:p>16011</text:p>
          </table:table-cell>
          <table:table-cell table:style-name="ce1" office:value-type="float" office:value="14164" calcext:value-type="float">
            <text:p>14164</text:p>
          </table:table-cell>
          <table:table-cell table:style-name="ce1" office:value-type="float" office:value="12023" calcext:value-type="float">
            <text:p>12023</text:p>
          </table:table-cell>
          <table:table-cell table:style-name="ce1" office:value-type="float" office:value="985" calcext:value-type="float">
            <text:p>985</text:p>
          </table:table-cell>
          <table:table-cell table:style-name="ce1" table:formula="of:=SUM([.H154:.R154])" office:value-type="float" office:value="63512" calcext:value-type="float">
            <text:p>63512</text:p>
          </table:table-cell>
          <table:table-cell table:style-name="ce3" table:formula="of:=[.H154]/[.$S154]" office:value-type="percentage" office:value="0.00462904647940547" calcext:value-type="percentage">
            <text:p>0,46%</text:p>
          </table:table-cell>
          <table:table-cell table:style-name="ce3" table:formula="of:=[.I154]/[.$S154]" office:value-type="percentage" office:value="0.00724272578410379" calcext:value-type="percentage">
            <text:p>0,72%</text:p>
          </table:table-cell>
          <table:table-cell table:style-name="ce3" table:formula="of:=[.J154]/[.$S154]" office:value-type="percentage" office:value="0.00199962211865474" calcext:value-type="percentage">
            <text:p>0,20%</text:p>
          </table:table-cell>
          <table:table-cell table:style-name="ce3" table:formula="of:=[.K154]/[.$S154]" office:value-type="percentage" office:value="0.0449993701977579" calcext:value-type="percentage">
            <text:p>4,50%</text:p>
          </table:table-cell>
          <table:table-cell table:style-name="ce3" table:formula="of:=[.L154]/[.$S154]" office:value-type="percentage" office:value="0.178060838896586" calcext:value-type="percentage">
            <text:p>17,81%</text:p>
          </table:table-cell>
          <table:table-cell table:style-name="ce3" table:formula="of:=[.M154]/[.$S154]" office:value-type="percentage" office:value="0.0607444262501574" calcext:value-type="percentage">
            <text:p>6,07%</text:p>
          </table:table-cell>
          <table:table-cell table:style-name="ce3" table:formula="of:=[.N154]/[.$S154]" office:value-type="percentage" office:value="0.0224052147625646" calcext:value-type="percentage">
            <text:p>2,24%</text:p>
          </table:table-cell>
          <table:table-cell table:style-name="ce3" table:formula="of:=[.O154]/[.$S154]" office:value-type="percentage" office:value="0.252094092454969" calcext:value-type="percentage">
            <text:p>25,21%</text:p>
          </table:table-cell>
          <table:table-cell table:style-name="ce3" table:formula="of:=[.P154]/[.$S154]" office:value-type="percentage" office:value="0.223012973926187" calcext:value-type="percentage">
            <text:p>22,30%</text:p>
          </table:table-cell>
          <table:table-cell table:style-name="ce3" table:formula="of:=[.Q154]/[.$S154]" office:value-type="percentage" office:value="0.189302808918" calcext:value-type="percentage">
            <text:p>18,93%</text:p>
          </table:table-cell>
          <table:table-cell table:style-name="ce3" table:formula="of:=[.R154]/[.$S154]" office:value-type="percentage" office:value="0.0155088802116136" calcext:value-type="percentage">
            <text:p>1,55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3-11</text:p>
          </table:table-cell>
          <table:table-cell table:style-name="ce1" office:value-type="string" calcext:value-type="string">
            <text:p>3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2975" calcext:value-type="float">
            <text:p>92975</text:p>
          </table:table-cell>
          <table:table-cell table:style-name="ce1" office:value-type="float" office:value="74158" calcext:value-type="float">
            <text:p>74158</text:p>
          </table:table-cell>
          <table:table-cell table:style-name="ce1" office:value-type="float" office:value="1356" calcext:value-type="float">
            <text:p>1356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502" calcext:value-type="float">
            <text:p>502</text:p>
          </table:table-cell>
          <table:table-cell table:style-name="ce1" office:value-type="float" office:value="555" calcext:value-type="float">
            <text:p>555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3806" calcext:value-type="float">
            <text:p>3806</text:p>
          </table:table-cell>
          <table:table-cell table:style-name="ce1" office:value-type="float" office:value="9570" calcext:value-type="float">
            <text:p>9570</text:p>
          </table:table-cell>
          <table:table-cell table:style-name="ce1" office:value-type="float" office:value="4074" calcext:value-type="float">
            <text:p>4074</text:p>
          </table:table-cell>
          <table:table-cell table:style-name="ce1" office:value-type="float" office:value="1497" calcext:value-type="float">
            <text:p>1497</text:p>
          </table:table-cell>
          <table:table-cell table:style-name="ce1" office:value-type="float" office:value="22219" calcext:value-type="float">
            <text:p>22219</text:p>
          </table:table-cell>
          <table:table-cell table:style-name="ce1" office:value-type="float" office:value="14009" calcext:value-type="float">
            <text:p>14009</text:p>
          </table:table-cell>
          <table:table-cell table:style-name="ce1" office:value-type="float" office:value="14479" calcext:value-type="float">
            <text:p>14479</text:p>
          </table:table-cell>
          <table:table-cell table:style-name="ce1" office:value-type="float" office:value="1331" calcext:value-type="float">
            <text:p>1331</text:p>
          </table:table-cell>
          <table:table-cell table:style-name="ce1" table:formula="of:=SUM([.H155:.R155])" office:value-type="float" office:value="72182" calcext:value-type="float">
            <text:p>72182</text:p>
          </table:table-cell>
          <table:table-cell table:style-name="ce3" table:formula="of:=[.H155]/[.$S155]" office:value-type="percentage" office:value="0.00695464243163115" calcext:value-type="percentage">
            <text:p>0,70%</text:p>
          </table:table-cell>
          <table:table-cell table:style-name="ce3" table:formula="of:=[.I155]/[.$S155]" office:value-type="percentage" office:value="0.00768889750907429" calcext:value-type="percentage">
            <text:p>0,77%</text:p>
          </table:table-cell>
          <table:table-cell table:style-name="ce3" table:formula="of:=[.J155]/[.$S155]" office:value-type="percentage" office:value="0.00193954171400072" calcext:value-type="percentage">
            <text:p>0,19%</text:p>
          </table:table-cell>
          <table:table-cell table:style-name="ce3" table:formula="of:=[.K155]/[.$S155]" office:value-type="percentage" office:value="0.0527278268820482" calcext:value-type="percentage">
            <text:p>5,27%</text:p>
          </table:table-cell>
          <table:table-cell table:style-name="ce3" table:formula="of:=[.L155]/[.$S155]" office:value-type="percentage" office:value="0.132581530021335" calcext:value-type="percentage">
            <text:p>13,26%</text:p>
          </table:table-cell>
          <table:table-cell table:style-name="ce3" table:formula="of:=[.M155]/[.$S155]" office:value-type="percentage" office:value="0.056440663877421" calcext:value-type="percentage">
            <text:p>5,64%</text:p>
          </table:table-cell>
          <table:table-cell table:style-name="ce3" table:formula="of:=[.N155]/[.$S155]" office:value-type="percentage" office:value="0.020739242470422" calcext:value-type="percentage">
            <text:p>2,07%</text:p>
          </table:table-cell>
          <table:table-cell table:style-name="ce3" table:formula="of:=[.O155]/[.$S155]" office:value-type="percentage" office:value="0.3078191238813" calcext:value-type="percentage">
            <text:p>30,78%</text:p>
          </table:table-cell>
          <table:table-cell table:style-name="ce3" table:formula="of:=[.P155]/[.$S155]" office:value-type="percentage" office:value="0.194078856224544" calcext:value-type="percentage">
            <text:p>19,41%</text:p>
          </table:table-cell>
          <table:table-cell table:style-name="ce3" table:formula="of:=[.Q155]/[.$S155]" office:value-type="percentage" office:value="0.200590174835832" calcext:value-type="percentage">
            <text:p>20,06%</text:p>
          </table:table-cell>
          <table:table-cell table:style-name="ce3" table:formula="of:=[.R155]/[.$S155]" office:value-type="percentage" office:value="0.0184395001523926" calcext:value-type="percentage">
            <text:p>1,84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3-1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3429" calcext:value-type="float">
            <text:p>83429</text:p>
          </table:table-cell>
          <table:table-cell table:style-name="ce1" office:value-type="float" office:value="69195" calcext:value-type="float">
            <text:p>69195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359" calcext:value-type="float">
            <text:p>359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2974" calcext:value-type="float">
            <text:p>2974</text:p>
          </table:table-cell>
          <table:table-cell table:style-name="ce1" office:value-type="float" office:value="11114" calcext:value-type="float">
            <text:p>11114</text:p>
          </table:table-cell>
          <table:table-cell table:style-name="ce1" office:value-type="float" office:value="4631" calcext:value-type="float">
            <text:p>4631</text:p>
          </table:table-cell>
          <table:table-cell table:style-name="ce1" office:value-type="float" office:value="1817" calcext:value-type="float">
            <text:p>1817</text:p>
          </table:table-cell>
          <table:table-cell table:style-name="ce1" office:value-type="float" office:value="14396" calcext:value-type="float">
            <text:p>14396</text:p>
          </table:table-cell>
          <table:table-cell table:style-name="ce1" office:value-type="float" office:value="15663" calcext:value-type="float">
            <text:p>15663</text:p>
          </table:table-cell>
          <table:table-cell table:style-name="ce1" office:value-type="float" office:value="14803" calcext:value-type="float">
            <text:p>14803</text:p>
          </table:table-cell>
          <table:table-cell table:style-name="ce1" office:value-type="float" office:value="1069" calcext:value-type="float">
            <text:p>1069</text:p>
          </table:table-cell>
          <table:table-cell table:style-name="ce1" table:formula="of:=SUM([.H156:.R156])" office:value-type="float" office:value="67469" calcext:value-type="float">
            <text:p>67469</text:p>
          </table:table-cell>
          <table:table-cell table:style-name="ce3" table:formula="of:=[.H156]/[.$S156]" office:value-type="percentage" office:value="0.00532096221968608" calcext:value-type="percentage">
            <text:p>0,53%</text:p>
          </table:table-cell>
          <table:table-cell table:style-name="ce3" table:formula="of:=[.I156]/[.$S156]" office:value-type="percentage" office:value="0.00772206494834665" calcext:value-type="percentage">
            <text:p>0,77%</text:p>
          </table:table-cell>
          <table:table-cell table:style-name="ce3" table:formula="of:=[.J156]/[.$S156]" office:value-type="percentage" office:value="0.00180823785738636" calcext:value-type="percentage">
            <text:p>0,18%</text:p>
          </table:table-cell>
          <table:table-cell table:style-name="ce3" table:formula="of:=[.K156]/[.$S156]" office:value-type="percentage" office:value="0.0440795031792379" calcext:value-type="percentage">
            <text:p>4,41%</text:p>
          </table:table-cell>
          <table:table-cell table:style-name="ce3" table:formula="of:=[.L156]/[.$S156]" office:value-type="percentage" office:value="0.164727504483541" calcext:value-type="percentage">
            <text:p>16,47%</text:p>
          </table:table-cell>
          <table:table-cell table:style-name="ce3" table:formula="of:=[.M156]/[.$S156]" office:value-type="percentage" office:value="0.0686389304717722" calcext:value-type="percentage">
            <text:p>6,86%</text:p>
          </table:table-cell>
          <table:table-cell table:style-name="ce3" table:formula="of:=[.N156]/[.$S156]" office:value-type="percentage" office:value="0.0269308867776312" calcext:value-type="percentage">
            <text:p>2,69%</text:p>
          </table:table-cell>
          <table:table-cell table:style-name="ce3" table:formula="of:=[.O156]/[.$S156]" office:value-type="percentage" office:value="0.21337206717159" calcext:value-type="percentage">
            <text:p>21,34%</text:p>
          </table:table-cell>
          <table:table-cell table:style-name="ce3" table:formula="of:=[.P156]/[.$S156]" office:value-type="percentage" office:value="0.232151061969201" calcext:value-type="percentage">
            <text:p>23,22%</text:p>
          </table:table-cell>
          <table:table-cell table:style-name="ce3" table:formula="of:=[.Q156]/[.$S156]" office:value-type="percentage" office:value="0.219404467236805" calcext:value-type="percentage">
            <text:p>21,94%</text:p>
          </table:table-cell>
          <table:table-cell table:style-name="ce3" table:formula="of:=[.R156]/[.$S156]" office:value-type="percentage" office:value="0.0158443136848034" calcext:value-type="percentage">
            <text:p>1,5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4-01</text:p>
          </table:table-cell>
          <table:table-cell table:style-name="ce1" office:value-type="string" calcext:value-type="string">
            <text:p>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4607" calcext:value-type="float">
            <text:p>84607</text:p>
          </table:table-cell>
          <table:table-cell table:style-name="ce1" office:value-type="float" office:value="66922" calcext:value-type="float">
            <text:p>66922</text:p>
          </table:table-cell>
          <table:table-cell table:style-name="ce1" office:value-type="float" office:value="1067" calcext:value-type="float">
            <text:p>1067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727" calcext:value-type="float">
            <text:p>727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2316" calcext:value-type="float">
            <text:p>2316</text:p>
          </table:table-cell>
          <table:table-cell table:style-name="ce1" office:value-type="float" office:value="12502" calcext:value-type="float">
            <text:p>12502</text:p>
          </table:table-cell>
          <table:table-cell table:style-name="ce1" office:value-type="float" office:value="3779" calcext:value-type="float">
            <text:p>3779</text:p>
          </table:table-cell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14499" calcext:value-type="float">
            <text:p>14499</text:p>
          </table:table-cell>
          <table:table-cell table:style-name="ce1" office:value-type="float" office:value="14964" calcext:value-type="float">
            <text:p>14964</text:p>
          </table:table-cell>
          <table:table-cell table:style-name="ce1" office:value-type="float" office:value="15177" calcext:value-type="float">
            <text:p>15177</text:p>
          </table:table-cell>
          <table:table-cell table:style-name="ce1" office:value-type="float" office:value="496" calcext:value-type="float">
            <text:p>496</text:p>
          </table:table-cell>
          <table:table-cell table:style-name="ce1" table:formula="of:=SUM([.H157:.R157])" office:value-type="float" office:value="65495" calcext:value-type="float">
            <text:p>65495</text:p>
          </table:table-cell>
          <table:table-cell table:style-name="ce3" table:formula="of:=[.H157]/[.$S157]" office:value-type="percentage" office:value="0.00328269333536911" calcext:value-type="percentage">
            <text:p>0,33%</text:p>
          </table:table-cell>
          <table:table-cell table:style-name="ce3" table:formula="of:=[.I157]/[.$S157]" office:value-type="percentage" office:value="0.011100083975876" calcext:value-type="percentage">
            <text:p>1,11%</text:p>
          </table:table-cell>
          <table:table-cell table:style-name="ce3" table:formula="of:=[.J157]/[.$S157]" office:value-type="percentage" office:value="0.00143522406290557" calcext:value-type="percentage">
            <text:p>0,14%</text:p>
          </table:table-cell>
          <table:table-cell table:style-name="ce3" table:formula="of:=[.K157]/[.$S157]" office:value-type="percentage" office:value="0.035361477975418" calcext:value-type="percentage">
            <text:p>3,54%</text:p>
          </table:table-cell>
          <table:table-cell table:style-name="ce3" table:formula="of:=[.L157]/[.$S157]" office:value-type="percentage" office:value="0.19088480036644" calcext:value-type="percentage">
            <text:p>19,09%</text:p>
          </table:table-cell>
          <table:table-cell table:style-name="ce3" table:formula="of:=[.M157]/[.$S157]" office:value-type="percentage" office:value="0.0576990609970227" calcext:value-type="percentage">
            <text:p>5,77%</text:p>
          </table:table-cell>
          <table:table-cell table:style-name="ce3" table:formula="of:=[.N157]/[.$S157]" office:value-type="percentage" office:value="0.0110848156347813" calcext:value-type="percentage">
            <text:p>1,11%</text:p>
          </table:table-cell>
          <table:table-cell table:style-name="ce3" table:formula="of:=[.O157]/[.$S157]" office:value-type="percentage" office:value="0.221375677532636" calcext:value-type="percentage">
            <text:p>22,14%</text:p>
          </table:table-cell>
          <table:table-cell table:style-name="ce3" table:formula="of:=[.P157]/[.$S157]" office:value-type="percentage" office:value="0.22847545614169" calcext:value-type="percentage">
            <text:p>22,85%</text:p>
          </table:table-cell>
          <table:table-cell table:style-name="ce3" table:formula="of:=[.Q157]/[.$S157]" office:value-type="percentage" office:value="0.23172761279487" calcext:value-type="percentage">
            <text:p>23,17%</text:p>
          </table:table-cell>
          <table:table-cell table:style-name="ce3" table:formula="of:=[.R157]/[.$S157]" office:value-type="percentage" office:value="0.00757309718299107" calcext:value-type="percentage">
            <text:p>0,76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4-02</text:p>
          </table:table-cell>
          <table:table-cell table:style-name="ce1" office:value-type="string" calcext:value-type="string">
            <text:p>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414" calcext:value-type="float">
            <text:p>60414</text:p>
          </table:table-cell>
          <table:table-cell table:style-name="ce1" office:value-type="float" office:value="44262" calcext:value-type="float">
            <text:p>44262</text:p>
          </table:table-cell>
          <table:table-cell table:style-name="ce1" office:value-type="float" office:value="626" calcext:value-type="float">
            <text:p>626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502" calcext:value-type="float">
            <text:p>50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85" calcext:value-type="float">
            <text:p>885</text:p>
          </table:table-cell>
          <table:table-cell table:style-name="ce1" office:value-type="float" office:value="6899" calcext:value-type="float">
            <text:p>6899</text:p>
          </table:table-cell>
          <table:table-cell table:style-name="ce1" office:value-type="float" office:value="4122" calcext:value-type="float">
            <text:p>4122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4766" calcext:value-type="float">
            <text:p>4766</text:p>
          </table:table-cell>
          <table:table-cell table:style-name="ce1" office:value-type="float" office:value="10671" calcext:value-type="float">
            <text:p>10671</text:p>
          </table:table-cell>
          <table:table-cell table:style-name="ce1" office:value-type="float" office:value="14634" calcext:value-type="float">
            <text:p>14634</text:p>
          </table:table-cell>
          <table:table-cell table:style-name="ce1" office:value-type="float" office:value="420" calcext:value-type="float">
            <text:p>420</text:p>
          </table:table-cell>
          <table:table-cell table:style-name="ce1" table:formula="of:=SUM([.H158:.R158])" office:value-type="float" office:value="43412" calcext:value-type="float">
            <text:p>43412</text:p>
          </table:table-cell>
          <table:table-cell table:style-name="ce3" table:formula="of:=[.H158]/[.$S158]" office:value-type="percentage" office:value="0.00350133603611905" calcext:value-type="percentage">
            <text:p>0,35%</text:p>
          </table:table-cell>
          <table:table-cell table:style-name="ce3" table:formula="of:=[.I158]/[.$S158]" office:value-type="percentage" office:value="0.0115636229613932" calcext:value-type="percentage">
            <text:p>1,16%</text:p>
          </table:table-cell>
          <table:table-cell table:style-name="ce3" table:formula="of:=[.J158]/[.$S158]" office:value-type="percentage" office:value="0.00147424675205012" calcext:value-type="percentage">
            <text:p>0,15%</text:p>
          </table:table-cell>
          <table:table-cell table:style-name="ce3" table:formula="of:=[.K158]/[.$S158]" office:value-type="percentage" office:value="0.0203860683681931" calcext:value-type="percentage">
            <text:p>2,04%</text:p>
          </table:table-cell>
          <table:table-cell table:style-name="ce3" table:formula="of:=[.L158]/[.$S158]" office:value-type="percentage" office:value="0.158919192849903" calcext:value-type="percentage">
            <text:p>15,89%</text:p>
          </table:table-cell>
          <table:table-cell table:style-name="ce3" table:formula="of:=[.M158]/[.$S158]" office:value-type="percentage" office:value="0.0949507048742283" calcext:value-type="percentage">
            <text:p>9,50%</text:p>
          </table:table-cell>
          <table:table-cell table:style-name="ce3" table:formula="of:=[.N158]/[.$S158]" office:value-type="percentage" office:value="0.00684142633373261" calcext:value-type="percentage">
            <text:p>0,68%</text:p>
          </table:table-cell>
          <table:table-cell table:style-name="ce3" table:formula="of:=[.O158]/[.$S158]" office:value-type="percentage" office:value="0.109785312816733" calcext:value-type="percentage">
            <text:p>10,98%</text:p>
          </table:table-cell>
          <table:table-cell table:style-name="ce3" table:formula="of:=[.P158]/[.$S158]" office:value-type="percentage" office:value="0.245807610798857" calcext:value-type="percentage">
            <text:p>24,58%</text:p>
          </table:table-cell>
          <table:table-cell table:style-name="ce3" table:formula="of:=[.Q158]/[.$S158]" office:value-type="percentage" office:value="0.337095733898461" calcext:value-type="percentage">
            <text:p>33,71%</text:p>
          </table:table-cell>
          <table:table-cell table:style-name="ce3" table:formula="of:=[.R158]/[.$S158]" office:value-type="percentage" office:value="0.00967474431032894" calcext:value-type="percentage">
            <text:p>0,97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4-03</text:p>
          </table:table-cell>
          <table:table-cell table:style-name="ce1" office:value-type="string" calcext:value-type="string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5109" calcext:value-type="float">
            <text:p>85109</text:p>
          </table:table-cell>
          <table:table-cell table:style-name="ce1" office:value-type="float" office:value="70784" calcext:value-type="float">
            <text:p>70784</text:p>
          </table:table-cell>
          <table:table-cell table:style-name="ce1" office:value-type="float" office:value="1108" calcext:value-type="float">
            <text:p>1108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692" calcext:value-type="float">
            <text:p>692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2655" calcext:value-type="float">
            <text:p>2655</text:p>
          </table:table-cell>
          <table:table-cell table:style-name="ce1" office:value-type="float" office:value="14410" calcext:value-type="float">
            <text:p>14410</text:p>
          </table:table-cell>
          <table:table-cell table:style-name="ce1" office:value-type="float" office:value="4585" calcext:value-type="float">
            <text:p>4585</text:p>
          </table:table-cell>
          <table:table-cell table:style-name="ce1" office:value-type="float" office:value="763" calcext:value-type="float">
            <text:p>763</text:p>
          </table:table-cell>
          <table:table-cell table:style-name="ce1" office:value-type="float" office:value="13168" calcext:value-type="float">
            <text:p>13168</text:p>
          </table:table-cell>
          <table:table-cell table:style-name="ce1" office:value-type="float" office:value="17397" calcext:value-type="float">
            <text:p>17397</text:p>
          </table:table-cell>
          <table:table-cell table:style-name="ce1" office:value-type="float" office:value="14758" calcext:value-type="float">
            <text:p>14758</text:p>
          </table:table-cell>
          <table:table-cell table:style-name="ce1" office:value-type="float" office:value="544" calcext:value-type="float">
            <text:p>544</text:p>
          </table:table-cell>
          <table:table-cell table:style-name="ce1" table:formula="of:=SUM([.H159:.R159])" office:value-type="float" office:value="69268" calcext:value-type="float">
            <text:p>69268</text:p>
          </table:table-cell>
          <table:table-cell table:style-name="ce3" table:formula="of:=[.H159]/[.$S159]" office:value-type="percentage" office:value="0.00291620950511058" calcext:value-type="percentage">
            <text:p>0,29%</text:p>
          </table:table-cell>
          <table:table-cell table:style-name="ce3" table:formula="of:=[.I159]/[.$S159]" office:value-type="percentage" office:value="0.00999018305711151" calcext:value-type="percentage">
            <text:p>1,00%</text:p>
          </table:table-cell>
          <table:table-cell table:style-name="ce3" table:formula="of:=[.J159]/[.$S159]" office:value-type="percentage" office:value="0.00135704798752671" calcext:value-type="percentage">
            <text:p>0,14%</text:p>
          </table:table-cell>
          <table:table-cell table:style-name="ce3" table:formula="of:=[.K159]/[.$S159]" office:value-type="percentage" office:value="0.0383293873072703" calcext:value-type="percentage">
            <text:p>3,83%</text:p>
          </table:table-cell>
          <table:table-cell table:style-name="ce3" table:formula="of:=[.L159]/[.$S159]" office:value-type="percentage" office:value="0.208032569151701" calcext:value-type="percentage">
            <text:p>20,80%</text:p>
          </table:table-cell>
          <table:table-cell table:style-name="ce3" table:formula="of:=[.M159]/[.$S159]" office:value-type="percentage" office:value="0.0661921810937229" calcext:value-type="percentage">
            <text:p>6,62%</text:p>
          </table:table-cell>
          <table:table-cell table:style-name="ce3" table:formula="of:=[.N159]/[.$S159]" office:value-type="percentage" office:value="0.0110151873881157" calcext:value-type="percentage">
            <text:p>1,10%</text:p>
          </table:table-cell>
          <table:table-cell table:style-name="ce3" table:formula="of:=[.O159]/[.$S159]" office:value-type="percentage" office:value="0.190102211699486" calcext:value-type="percentage">
            <text:p>19,01%</text:p>
          </table:table-cell>
          <table:table-cell table:style-name="ce3" table:formula="of:=[.P159]/[.$S159]" office:value-type="percentage" office:value="0.25115493445747" calcext:value-type="percentage">
            <text:p>25,12%</text:p>
          </table:table-cell>
          <table:table-cell table:style-name="ce3" table:formula="of:=[.Q159]/[.$S159]" office:value-type="percentage" office:value="0.213056534041693" calcext:value-type="percentage">
            <text:p>21,31%</text:p>
          </table:table-cell>
          <table:table-cell table:style-name="ce3" table:formula="of:=[.R159]/[.$S159]" office:value-type="percentage" office:value="0.00785355431079286" calcext:value-type="percentage">
            <text:p>0,79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4-04</text:p>
          </table:table-cell>
          <table:table-cell table:style-name="ce1" office:value-type="string" calcext:value-type="string">
            <text:p>3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1930" calcext:value-type="float">
            <text:p>111930</text:p>
          </table:table-cell>
          <table:table-cell table:style-name="ce1" office:value-type="float" office:value="92999" calcext:value-type="float">
            <text:p>92999</text:p>
          </table:table-cell>
          <table:table-cell table:style-name="ce1" office:value-type="float" office:value="1508" calcext:value-type="float">
            <text:p>1508</text:p>
          </table:table-cell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913" calcext:value-type="float">
            <text:p>913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3718" calcext:value-type="float">
            <text:p>3718</text:p>
          </table:table-cell>
          <table:table-cell table:style-name="ce1" office:value-type="float" office:value="14931" calcext:value-type="float">
            <text:p>14931</text:p>
          </table:table-cell>
          <table:table-cell table:style-name="ce1" office:value-type="float" office:value="5208" calcext:value-type="float">
            <text:p>5208</text:p>
          </table:table-cell>
          <table:table-cell table:style-name="ce1" office:value-type="float" office:value="1429" calcext:value-type="float">
            <text:p>1429</text:p>
          </table:table-cell>
          <table:table-cell table:style-name="ce1" office:value-type="float" office:value="22871" calcext:value-type="float">
            <text:p>22871</text:p>
          </table:table-cell>
          <table:table-cell table:style-name="ce1" office:value-type="float" office:value="18812" calcext:value-type="float">
            <text:p>18812</text:p>
          </table:table-cell>
          <table:table-cell table:style-name="ce1" office:value-type="float" office:value="21625" calcext:value-type="float">
            <text:p>21625</text:p>
          </table:table-cell>
          <table:table-cell table:style-name="ce1" office:value-type="float" office:value="883" calcext:value-type="float">
            <text:p>883</text:p>
          </table:table-cell>
          <table:table-cell table:style-name="ce1" table:formula="of:=SUM([.H160:.R160])" office:value-type="float" office:value="90905" calcext:value-type="float">
            <text:p>90905</text:p>
          </table:table-cell>
          <table:table-cell table:style-name="ce3" table:formula="of:=[.H160]/[.$S160]" office:value-type="percentage" office:value="0.00442219899895495" calcext:value-type="percentage">
            <text:p>0,44%</text:p>
          </table:table-cell>
          <table:table-cell table:style-name="ce3" table:formula="of:=[.I160]/[.$S160]" office:value-type="percentage" office:value="0.010043451955338" calcext:value-type="percentage">
            <text:p>1,00%</text:p>
          </table:table-cell>
          <table:table-cell table:style-name="ce3" table:formula="of:=[.J160]/[.$S160]" office:value-type="percentage" office:value="0.00124305593751719" calcext:value-type="percentage">
            <text:p>0,12%</text:p>
          </table:table-cell>
          <table:table-cell table:style-name="ce3" table:formula="of:=[.K160]/[.$S160]" office:value-type="percentage" office:value="0.0408998404928222" calcext:value-type="percentage">
            <text:p>4,09%</text:p>
          </table:table-cell>
          <table:table-cell table:style-name="ce3" table:formula="of:=[.L160]/[.$S160]" office:value-type="percentage" office:value="0.164248391177603" calcext:value-type="percentage">
            <text:p>16,42%</text:p>
          </table:table-cell>
          <table:table-cell table:style-name="ce3" table:formula="of:=[.M160]/[.$S160]" office:value-type="percentage" office:value="0.0572905780760134" calcext:value-type="percentage">
            <text:p>5,73%</text:p>
          </table:table-cell>
          <table:table-cell table:style-name="ce3" table:formula="of:=[.N160]/[.$S160]" office:value-type="percentage" office:value="0.0157197073868324" calcext:value-type="percentage">
            <text:p>1,57%</text:p>
          </table:table-cell>
          <table:table-cell table:style-name="ce3" table:formula="of:=[.O160]/[.$S160]" office:value-type="percentage" office:value="0.251592321654474" calcext:value-type="percentage">
            <text:p>25,16%</text:p>
          </table:table-cell>
          <table:table-cell table:style-name="ce3" table:formula="of:=[.P160]/[.$S160]" office:value-type="percentage" office:value="0.206941312359056" calcext:value-type="percentage">
            <text:p>20,69%</text:p>
          </table:table-cell>
          <table:table-cell table:style-name="ce3" table:formula="of:=[.Q160]/[.$S160]" office:value-type="percentage" office:value="0.237885704856719" calcext:value-type="percentage">
            <text:p>23,79%</text:p>
          </table:table-cell>
          <table:table-cell table:style-name="ce3" table:formula="of:=[.R160]/[.$S160]" office:value-type="percentage" office:value="0.00971343710466971" calcext:value-type="percentage">
            <text:p>0,97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4-05</text:p>
          </table:table-cell>
          <table:table-cell table:style-name="ce1" office:value-type="string" calcext:value-type="string">
            <text:p>3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4275" calcext:value-type="float">
            <text:p>94275</text:p>
          </table:table-cell>
          <table:table-cell table:style-name="ce1" office:value-type="float" office:value="76871" calcext:value-type="float">
            <text:p>76871</text:p>
          </table:table-cell>
          <table:table-cell table:style-name="ce1" office:value-type="float" office:value="1295" calcext:value-type="float">
            <text:p>1295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651" calcext:value-type="float">
            <text:p>651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2977" calcext:value-type="float">
            <text:p>2977</text:p>
          </table:table-cell>
          <table:table-cell table:style-name="ce1" office:value-type="float" office:value="10940" calcext:value-type="float">
            <text:p>10940</text:p>
          </table:table-cell>
          <table:table-cell table:style-name="ce1" office:value-type="float" office:value="4192" calcext:value-type="float">
            <text:p>4192</text:p>
          </table:table-cell>
          <table:table-cell table:style-name="ce1" office:value-type="float" office:value="1588" calcext:value-type="float">
            <text:p>1588</text:p>
          </table:table-cell>
          <table:table-cell table:style-name="ce1" office:value-type="float" office:value="22279" calcext:value-type="float">
            <text:p>22279</text:p>
          </table:table-cell>
          <table:table-cell table:style-name="ce1" office:value-type="float" office:value="13126" calcext:value-type="float">
            <text:p>13126</text:p>
          </table:table-cell>
          <table:table-cell table:style-name="ce1" office:value-type="float" office:value="17772" calcext:value-type="float">
            <text:p>17772</text:p>
          </table:table-cell>
          <table:table-cell table:style-name="ce1" office:value-type="float" office:value="915" calcext:value-type="float">
            <text:p>915</text:p>
          </table:table-cell>
          <table:table-cell table:style-name="ce1" table:formula="of:=SUM([.H161:.R161])" office:value-type="float" office:value="74975" calcext:value-type="float">
            <text:p>74975</text:p>
          </table:table-cell>
          <table:table-cell table:style-name="ce3" table:formula="of:=[.H161]/[.$S161]" office:value-type="percentage" office:value="0.00548182727575859" calcext:value-type="percentage">
            <text:p>0,55%</text:p>
          </table:table-cell>
          <table:table-cell table:style-name="ce3" table:formula="of:=[.I161]/[.$S161]" office:value-type="percentage" office:value="0.00868289429809937" calcext:value-type="percentage">
            <text:p>0,87%</text:p>
          </table:table-cell>
          <table:table-cell table:style-name="ce3" table:formula="of:=[.J161]/[.$S161]" office:value-type="percentage" office:value="0.0016538846282094" calcext:value-type="percentage">
            <text:p>0,17%</text:p>
          </table:table-cell>
          <table:table-cell table:style-name="ce3" table:formula="of:=[.K161]/[.$S161]" office:value-type="percentage" office:value="0.0397065688562854" calcext:value-type="percentage">
            <text:p>3,97%</text:p>
          </table:table-cell>
          <table:table-cell table:style-name="ce3" table:formula="of:=[.L161]/[.$S161]" office:value-type="percentage" office:value="0.145915305101701" calcext:value-type="percentage">
            <text:p>14,59%</text:p>
          </table:table-cell>
          <table:table-cell table:style-name="ce3" table:formula="of:=[.M161]/[.$S161]" office:value-type="percentage" office:value="0.0559119706568856" calcext:value-type="percentage">
            <text:p>5,59%</text:p>
          </table:table-cell>
          <table:table-cell table:style-name="ce3" table:formula="of:=[.N161]/[.$S161]" office:value-type="percentage" office:value="0.0211803934644882" calcext:value-type="percentage">
            <text:p>2,12%</text:p>
          </table:table-cell>
          <table:table-cell table:style-name="ce3" table:formula="of:=[.O161]/[.$S161]" office:value-type="percentage" office:value="0.297152384128043" calcext:value-type="percentage">
            <text:p>29,72%</text:p>
          </table:table-cell>
          <table:table-cell table:style-name="ce3" table:formula="of:=[.P161]/[.$S161]" office:value-type="percentage" office:value="0.175071690563521" calcext:value-type="percentage">
            <text:p>17,51%</text:p>
          </table:table-cell>
          <table:table-cell table:style-name="ce3" table:formula="of:=[.Q161]/[.$S161]" office:value-type="percentage" office:value="0.237039013004335" calcext:value-type="percentage">
            <text:p>23,70%</text:p>
          </table:table-cell>
          <table:table-cell table:style-name="ce3" table:formula="of:=[.R161]/[.$S161]" office:value-type="percentage" office:value="0.0122040680226742" calcext:value-type="percentage">
            <text:p>1,22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4-06</text:p>
          </table:table-cell>
          <table:table-cell table:style-name="ce1" office:value-type="string" calcext:value-type="string">
            <text:p>3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1224" calcext:value-type="float">
            <text:p>91224</text:p>
          </table:table-cell>
          <table:table-cell table:style-name="ce1" office:value-type="float" office:value="71229" calcext:value-type="float">
            <text:p>71229</text:p>
          </table:table-cell>
          <table:table-cell table:style-name="ce1" office:value-type="float" office:value="1093" calcext:value-type="float">
            <text:p>1093</text:p>
          </table:table-cell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2592" calcext:value-type="float">
            <text:p>2592</text:p>
          </table:table-cell>
          <table:table-cell table:style-name="ce1" office:value-type="float" office:value="12705" calcext:value-type="float">
            <text:p>12705</text:p>
          </table:table-cell>
          <table:table-cell table:style-name="ce1" office:value-type="float" office:value="3016" calcext:value-type="float">
            <text:p>3016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23726" calcext:value-type="float">
            <text:p>23726</text:p>
          </table:table-cell>
          <table:table-cell table:style-name="ce1" office:value-type="float" office:value="11855" calcext:value-type="float">
            <text:p>11855</text:p>
          </table:table-cell>
          <table:table-cell table:style-name="ce1" office:value-type="float" office:value="13329" calcext:value-type="float">
            <text:p>13329</text:p>
          </table:table-cell>
          <table:table-cell table:style-name="ce1" office:value-type="float" office:value="533" calcext:value-type="float">
            <text:p>533</text:p>
          </table:table-cell>
          <table:table-cell table:style-name="ce1" table:formula="of:=SUM([.H162:.R162])" office:value-type="float" office:value="69694" calcext:value-type="float">
            <text:p>69694</text:p>
          </table:table-cell>
          <table:table-cell table:style-name="ce3" table:formula="of:=[.H162]/[.$S162]" office:value-type="percentage" office:value="0.00408930467472092" calcext:value-type="percentage">
            <text:p>0,41%</text:p>
          </table:table-cell>
          <table:table-cell table:style-name="ce3" table:formula="of:=[.I162]/[.$S162]" office:value-type="percentage" office:value="0.00723161247740121" calcext:value-type="percentage">
            <text:p>0,72%</text:p>
          </table:table-cell>
          <table:table-cell table:style-name="ce3" table:formula="of:=[.J162]/[.$S162]" office:value-type="percentage" office:value="0.00139179843315063" calcext:value-type="percentage">
            <text:p>0,14%</text:p>
          </table:table-cell>
          <table:table-cell table:style-name="ce3" table:formula="of:=[.K162]/[.$S162]" office:value-type="percentage" office:value="0.0371911498837777" calcext:value-type="percentage">
            <text:p>3,72%</text:p>
          </table:table-cell>
          <table:table-cell table:style-name="ce3" table:formula="of:=[.L162]/[.$S162]" office:value-type="percentage" office:value="0.182296897867822" calcext:value-type="percentage">
            <text:p>18,23%</text:p>
          </table:table-cell>
          <table:table-cell table:style-name="ce3" table:formula="of:=[.M162]/[.$S162]" office:value-type="percentage" office:value="0.043274887364766" calcext:value-type="percentage">
            <text:p>4,33%</text:p>
          </table:table-cell>
          <table:table-cell table:style-name="ce3" table:formula="of:=[.N162]/[.$S162]" office:value-type="percentage" office:value="0.0150945562028295" calcext:value-type="percentage">
            <text:p>1,51%</text:p>
          </table:table-cell>
          <table:table-cell table:style-name="ce3" table:formula="of:=[.O162]/[.$S162]" office:value-type="percentage" office:value="0.340431027061153" calcext:value-type="percentage">
            <text:p>34,04%</text:p>
          </table:table-cell>
          <table:table-cell table:style-name="ce3" table:formula="of:=[.P162]/[.$S162]" office:value-type="percentage" office:value="0.170100726030935" calcext:value-type="percentage">
            <text:p>17,01%</text:p>
          </table:table-cell>
          <table:table-cell table:style-name="ce3" table:formula="of:=[.Q162]/[.$S162]" office:value-type="percentage" office:value="0.191250322839843" calcext:value-type="percentage">
            <text:p>19,13%</text:p>
          </table:table-cell>
          <table:table-cell table:style-name="ce3" table:formula="of:=[.R162]/[.$S162]" office:value-type="percentage" office:value="0.00764771716360088" calcext:value-type="percentage">
            <text:p>0,76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4-07</text:p>
          </table:table-cell>
          <table:table-cell table:style-name="ce1" office:value-type="string" calcext:value-type="string">
            <text:p>3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2086" calcext:value-type="float">
            <text:p>102086</text:p>
          </table:table-cell>
          <table:table-cell table:style-name="ce1" office:value-type="float" office:value="81569" calcext:value-type="float">
            <text:p>81569</text:p>
          </table:table-cell>
          <table:table-cell table:style-name="ce1" office:value-type="float" office:value="1286" calcext:value-type="float">
            <text:p>1286</text:p>
          </table:table-cell>
          <table:table-cell table:style-name="ce1" office:value-type="float" office:value="585" calcext:value-type="float">
            <text:p>585</text:p>
          </table:table-cell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3092" calcext:value-type="float">
            <text:p>3092</text:p>
          </table:table-cell>
          <table:table-cell table:style-name="ce1" office:value-type="float" office:value="14921" calcext:value-type="float">
            <text:p>14921</text:p>
          </table:table-cell>
          <table:table-cell table:style-name="ce1" office:value-type="float" office:value="3542" calcext:value-type="float">
            <text:p>3542</text:p>
          </table:table-cell>
          <table:table-cell table:style-name="ce1" office:value-type="float" office:value="1004" calcext:value-type="float">
            <text:p>1004</text:p>
          </table:table-cell>
          <table:table-cell table:style-name="ce1" office:value-type="float" office:value="25587" calcext:value-type="float">
            <text:p>25587</text:p>
          </table:table-cell>
          <table:table-cell table:style-name="ce1" office:value-type="float" office:value="13548" calcext:value-type="float">
            <text:p>13548</text:p>
          </table:table-cell>
          <table:table-cell table:style-name="ce1" office:value-type="float" office:value="16225" calcext:value-type="float">
            <text:p>16225</text:p>
          </table:table-cell>
          <table:table-cell table:style-name="ce1" office:value-type="float" office:value="717" calcext:value-type="float">
            <text:p>717</text:p>
          </table:table-cell>
          <table:table-cell table:style-name="ce1" table:formula="of:=SUM([.H163:.R163])" office:value-type="float" office:value="79698" calcext:value-type="float">
            <text:p>79698</text:p>
          </table:table-cell>
          <table:table-cell table:style-name="ce3" table:formula="of:=[.H163]/[.$S163]" office:value-type="percentage" office:value="0.00454214660342794" calcext:value-type="percentage">
            <text:p>0,45%</text:p>
          </table:table-cell>
          <table:table-cell table:style-name="ce3" table:formula="of:=[.I163]/[.$S163]" office:value-type="percentage" office:value="0.00739039875530126" calcext:value-type="percentage">
            <text:p>0,74%</text:p>
          </table:table-cell>
          <table:table-cell table:style-name="ce3" table:formula="of:=[.J163]/[.$S163]" office:value-type="percentage" office:value="0.00139275766016713" calcext:value-type="percentage">
            <text:p>0,14%</text:p>
          </table:table-cell>
          <table:table-cell table:style-name="ce3" table:formula="of:=[.K163]/[.$S163]" office:value-type="percentage" office:value="0.0387964566237547" calcext:value-type="percentage">
            <text:p>3,88%</text:p>
          </table:table-cell>
          <table:table-cell table:style-name="ce3" table:formula="of:=[.L163]/[.$S163]" office:value-type="percentage" office:value="0.187219252678863" calcext:value-type="percentage">
            <text:p>18,72%</text:p>
          </table:table-cell>
          <table:table-cell table:style-name="ce3" table:formula="of:=[.M163]/[.$S163]" office:value-type="percentage" office:value="0.0444427714622701" calcext:value-type="percentage">
            <text:p>4,44%</text:p>
          </table:table-cell>
          <table:table-cell table:style-name="ce3" table:formula="of:=[.N163]/[.$S163]" office:value-type="percentage" office:value="0.0125975557730432" calcext:value-type="percentage">
            <text:p>1,26%</text:p>
          </table:table-cell>
          <table:table-cell table:style-name="ce3" table:formula="of:=[.O163]/[.$S163]" office:value-type="percentage" office:value="0.321049461717985" calcext:value-type="percentage">
            <text:p>32,10%</text:p>
          </table:table-cell>
          <table:table-cell table:style-name="ce3" table:formula="of:=[.P163]/[.$S163]" office:value-type="percentage" office:value="0.169991718738237" calcext:value-type="percentage">
            <text:p>17,00%</text:p>
          </table:table-cell>
          <table:table-cell table:style-name="ce3" table:formula="of:=[.Q163]/[.$S163]" office:value-type="percentage" office:value="0.20358101834425" calcext:value-type="percentage">
            <text:p>20,36%</text:p>
          </table:table-cell>
          <table:table-cell table:style-name="ce3" table:formula="of:=[.R163]/[.$S163]" office:value-type="percentage" office:value="0.0089964616427012" calcext:value-type="percentage">
            <text:p>0,9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4-08</text:p>
          </table:table-cell>
          <table:table-cell table:style-name="ce1" office:value-type="string" calcext:value-type="string">
            <text:p>3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8586" calcext:value-type="float">
            <text:p>88586</text:p>
          </table:table-cell>
          <table:table-cell table:style-name="ce1" office:value-type="float" office:value="70744" calcext:value-type="float">
            <text:p>70744</text:p>
          </table:table-cell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484" calcext:value-type="float">
            <text:p>484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686" calcext:value-type="float">
            <text:p>686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651" calcext:value-type="float">
            <text:p>2651</text:p>
          </table:table-cell>
          <table:table-cell table:style-name="ce1" office:value-type="float" office:value="10960" calcext:value-type="float">
            <text:p>10960</text:p>
          </table:table-cell>
          <table:table-cell table:style-name="ce1" office:value-type="float" office:value="4117" calcext:value-type="float">
            <text:p>4117</text:p>
          </table:table-cell>
          <table:table-cell table:style-name="ce1" office:value-type="float" office:value="841" calcext:value-type="float">
            <text:p>841</text:p>
          </table:table-cell>
          <table:table-cell table:style-name="ce1" office:value-type="float" office:value="17996" calcext:value-type="float">
            <text:p>17996</text:p>
          </table:table-cell>
          <table:table-cell table:style-name="ce1" office:value-type="float" office:value="14417" calcext:value-type="float">
            <text:p>14417</text:p>
          </table:table-cell>
          <table:table-cell table:style-name="ce1" office:value-type="float" office:value="16527" calcext:value-type="float">
            <text:p>16527</text:p>
          </table:table-cell>
          <table:table-cell table:style-name="ce1" office:value-type="float" office:value="614" calcext:value-type="float">
            <text:p>614</text:p>
          </table:table-cell>
          <table:table-cell table:style-name="ce1" table:formula="of:=SUM([.H164:.R164])" office:value-type="float" office:value="69180" calcext:value-type="float">
            <text:p>69180</text:p>
          </table:table-cell>
          <table:table-cell table:style-name="ce3" table:formula="of:=[.H164]/[.$S164]" office:value-type="percentage" office:value="0.00377276669557676" calcext:value-type="percentage">
            <text:p>0,38%</text:p>
          </table:table-cell>
          <table:table-cell table:style-name="ce3" table:formula="of:=[.I164]/[.$S164]" office:value-type="percentage" office:value="0.00991616074009829" calcext:value-type="percentage">
            <text:p>0,99%</text:p>
          </table:table-cell>
          <table:table-cell table:style-name="ce3" table:formula="of:=[.J164]/[.$S164]" office:value-type="percentage" office:value="0.00159005492917028" calcext:value-type="percentage">
            <text:p>0,16%</text:p>
          </table:table-cell>
          <table:table-cell table:style-name="ce3" table:formula="of:=[.K164]/[.$S164]" office:value-type="percentage" office:value="0.0383203237930038" calcext:value-type="percentage">
            <text:p>3,83%</text:p>
          </table:table-cell>
          <table:table-cell table:style-name="ce3" table:formula="of:=[.L164]/[.$S164]" office:value-type="percentage" office:value="0.158427291124602" calcext:value-type="percentage">
            <text:p>15,84%</text:p>
          </table:table-cell>
          <table:table-cell table:style-name="ce3" table:formula="of:=[.M164]/[.$S164]" office:value-type="percentage" office:value="0.0595114194854004" calcext:value-type="percentage">
            <text:p>5,95%</text:p>
          </table:table-cell>
          <table:table-cell table:style-name="ce3" table:formula="of:=[.N164]/[.$S164]" office:value-type="percentage" office:value="0.0121566926857473" calcext:value-type="percentage">
            <text:p>1,22%</text:p>
          </table:table-cell>
          <table:table-cell table:style-name="ce3" table:formula="of:=[.O164]/[.$S164]" office:value-type="percentage" office:value="0.260132986412258" calcext:value-type="percentage">
            <text:p>26,01%</text:p>
          </table:table-cell>
          <table:table-cell table:style-name="ce3" table:formula="of:=[.P164]/[.$S164]" office:value-type="percentage" office:value="0.208398381034981" calcext:value-type="percentage">
            <text:p>20,84%</text:p>
          </table:table-cell>
          <table:table-cell table:style-name="ce3" table:formula="of:=[.Q164]/[.$S164]" office:value-type="percentage" office:value="0.238898525585429" calcext:value-type="percentage">
            <text:p>23,89%</text:p>
          </table:table-cell>
          <table:table-cell table:style-name="ce3" table:formula="of:=[.R164]/[.$S164]" office:value-type="percentage" office:value="0.00887539751373229" calcext:value-type="percentage">
            <text:p>0,89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4-09</text:p>
          </table:table-cell>
          <table:table-cell table:style-name="ce1" office:value-type="string" calcext:value-type="string">
            <text:p>3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2111" calcext:value-type="float">
            <text:p>82111</text:p>
          </table:table-cell>
          <table:table-cell table:style-name="ce1" office:value-type="float" office:value="65644" calcext:value-type="float">
            <text:p>65644</text:p>
          </table:table-cell>
          <table:table-cell table:style-name="ce1" office:value-type="float" office:value="986" calcext:value-type="float">
            <text:p>986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2273" calcext:value-type="float">
            <text:p>2273</text:p>
          </table:table-cell>
          <table:table-cell table:style-name="ce1" office:value-type="float" office:value="12071" calcext:value-type="float">
            <text:p>12071</text:p>
          </table:table-cell>
          <table:table-cell table:style-name="ce1" office:value-type="float" office:value="3619" calcext:value-type="float">
            <text:p>3619</text:p>
          </table:table-cell>
          <table:table-cell table:style-name="ce1" office:value-type="float" office:value="761" calcext:value-type="float">
            <text:p>761</text:p>
          </table:table-cell>
          <table:table-cell table:style-name="ce1" office:value-type="float" office:value="16227" calcext:value-type="float">
            <text:p>16227</text:p>
          </table:table-cell>
          <table:table-cell table:style-name="ce1" office:value-type="float" office:value="13831" calcext:value-type="float">
            <text:p>13831</text:p>
          </table:table-cell>
          <table:table-cell table:style-name="ce1" office:value-type="float" office:value="13949" calcext:value-type="float">
            <text:p>13949</text:p>
          </table:table-cell>
          <table:table-cell table:style-name="ce1" office:value-type="float" office:value="538" calcext:value-type="float">
            <text:p>538</text:p>
          </table:table-cell>
          <table:table-cell table:style-name="ce1" table:formula="of:=SUM([.H165:.R165])" office:value-type="float" office:value="64217" calcext:value-type="float">
            <text:p>64217</text:p>
          </table:table-cell>
          <table:table-cell table:style-name="ce3" table:formula="of:=[.H165]/[.$S165]" office:value-type="percentage" office:value="0.00320787330457667" calcext:value-type="percentage">
            <text:p>0,32%</text:p>
          </table:table-cell>
          <table:table-cell table:style-name="ce3" table:formula="of:=[.I165]/[.$S165]" office:value-type="percentage" office:value="0.0101997913325132" calcext:value-type="percentage">
            <text:p>1,02%</text:p>
          </table:table-cell>
          <table:table-cell table:style-name="ce3" table:formula="of:=[.J165]/[.$S165]" office:value-type="percentage" office:value="0.00135478144416588" calcext:value-type="percentage">
            <text:p>0,14%</text:p>
          </table:table-cell>
          <table:table-cell table:style-name="ce3" table:formula="of:=[.K165]/[.$S165]" office:value-type="percentage" office:value="0.0353956117538969" calcext:value-type="percentage">
            <text:p>3,54%</text:p>
          </table:table-cell>
          <table:table-cell table:style-name="ce3" table:formula="of:=[.L165]/[.$S165]" office:value-type="percentage" office:value="0.187972032327888" calcext:value-type="percentage">
            <text:p>18,80%</text:p>
          </table:table-cell>
          <table:table-cell table:style-name="ce3" table:formula="of:=[.M165]/[.$S165]" office:value-type="percentage" office:value="0.0563557936371989" calcext:value-type="percentage">
            <text:p>5,64%</text:p>
          </table:table-cell>
          <table:table-cell table:style-name="ce3" table:formula="of:=[.N165]/[.$S165]" office:value-type="percentage" office:value="0.0118504445863245" calcext:value-type="percentage">
            <text:p>1,19%</text:p>
          </table:table-cell>
          <table:table-cell table:style-name="ce3" table:formula="of:=[.O165]/[.$S165]" office:value-type="percentage" office:value="0.252690097637697" calcext:value-type="percentage">
            <text:p>25,27%</text:p>
          </table:table-cell>
          <table:table-cell table:style-name="ce3" table:formula="of:=[.P165]/[.$S165]" office:value-type="percentage" office:value="0.215379105221359" calcext:value-type="percentage">
            <text:p>21,54%</text:p>
          </table:table-cell>
          <table:table-cell table:style-name="ce3" table:formula="of:=[.Q165]/[.$S165]" office:value-type="percentage" office:value="0.217216624881262" calcext:value-type="percentage">
            <text:p>21,72%</text:p>
          </table:table-cell>
          <table:table-cell table:style-name="ce3" table:formula="of:=[.R165]/[.$S165]" office:value-type="percentage" office:value="0.00837784387311771" calcext:value-type="percentage">
            <text:p>0,84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5-0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9581" calcext:value-type="float">
            <text:p>89581</text:p>
          </table:table-cell>
          <table:table-cell table:style-name="ce1" office:value-type="float" office:value="73262" calcext:value-type="float">
            <text:p>73262</text:p>
          </table:table-cell>
          <table:table-cell table:style-name="ce1" office:value-type="float" office:value="1046" calcext:value-type="float">
            <text:p>1046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505" calcext:value-type="float">
            <text:p>505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2637" calcext:value-type="float">
            <text:p>2637</text:p>
          </table:table-cell>
          <table:table-cell table:style-name="ce1" office:value-type="float" office:value="10924" calcext:value-type="float">
            <text:p>10924</text:p>
          </table:table-cell>
          <table:table-cell table:style-name="ce1" office:value-type="float" office:value="8344" calcext:value-type="float">
            <text:p>8344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7177" calcext:value-type="float">
            <text:p>7177</text:p>
          </table:table-cell>
          <table:table-cell table:style-name="ce1" office:value-type="float" office:value="24084" calcext:value-type="float">
            <text:p>24084</text:p>
          </table:table-cell>
          <table:table-cell table:style-name="ce1" office:value-type="float" office:value="16437" calcext:value-type="float">
            <text:p>16437</text:p>
          </table:table-cell>
          <table:table-cell table:style-name="ce1" office:value-type="float" office:value="735" calcext:value-type="float">
            <text:p>735</text:p>
          </table:table-cell>
          <table:table-cell table:style-name="ce1" table:formula="of:=SUM([.H166:.R166])" office:value-type="float" office:value="71832" calcext:value-type="float">
            <text:p>71832</text:p>
          </table:table-cell>
          <table:table-cell table:style-name="ce3" table:formula="of:=[.H166]/[.$S166]" office:value-type="percentage" office:value="0.00616716783606192" calcext:value-type="percentage">
            <text:p>0,62%</text:p>
          </table:table-cell>
          <table:table-cell table:style-name="ce3" table:formula="of:=[.I166]/[.$S166]" office:value-type="percentage" office:value="0.00703029290566878" calcext:value-type="percentage">
            <text:p>0,70%</text:p>
          </table:table-cell>
          <table:table-cell table:style-name="ce3" table:formula="of:=[.J166]/[.$S166]" office:value-type="percentage" office:value="0.00180977837175632" calcext:value-type="percentage">
            <text:p>0,18%</text:p>
          </table:table-cell>
          <table:table-cell table:style-name="ce3" table:formula="of:=[.K166]/[.$S166]" office:value-type="percentage" office:value="0.0367106582024724" calcext:value-type="percentage">
            <text:p>3,67%</text:p>
          </table:table-cell>
          <table:table-cell table:style-name="ce3" table:formula="of:=[.L166]/[.$S166]" office:value-type="percentage" office:value="0.152077068715893" calcext:value-type="percentage">
            <text:p>15,21%</text:p>
          </table:table-cell>
          <table:table-cell table:style-name="ce3" table:formula="of:=[.M166]/[.$S166]" office:value-type="percentage" office:value="0.116159928722575" calcext:value-type="percentage">
            <text:p>11,62%</text:p>
          </table:table-cell>
          <table:table-cell table:style-name="ce3" table:formula="of:=[.N166]/[.$S166]" office:value-type="percentage" office:value="0.00579129078962023" calcext:value-type="percentage">
            <text:p>0,58%</text:p>
          </table:table-cell>
          <table:table-cell table:style-name="ce3" table:formula="of:=[.O166]/[.$S166]" office:value-type="percentage" office:value="0.0999136874930393" calcext:value-type="percentage">
            <text:p>9,99%</text:p>
          </table:table-cell>
          <table:table-cell table:style-name="ce3" table:formula="of:=[.P166]/[.$S166]" office:value-type="percentage" office:value="0.335282325425994" calcext:value-type="percentage">
            <text:p>33,53%</text:p>
          </table:table-cell>
          <table:table-cell table:style-name="ce3" table:formula="of:=[.Q166]/[.$S166]" office:value-type="percentage" office:value="0.228825593050451" calcext:value-type="percentage">
            <text:p>22,88%</text:p>
          </table:table-cell>
          <table:table-cell table:style-name="ce3" table:formula="of:=[.R166]/[.$S166]" office:value-type="percentage" office:value="0.0102322084864684" calcext:value-type="percentage">
            <text:p>1,02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5-02</text:p>
          </table:table-cell>
          <table:table-cell table:style-name="ce1" office:value-type="string" calcext:value-type="string">
            <text:p>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2235" calcext:value-type="float">
            <text:p>92235</text:p>
          </table:table-cell>
          <table:table-cell table:style-name="ce1" office:value-type="float" office:value="78994" calcext:value-type="float">
            <text:p>78994</text:p>
          </table:table-cell>
          <table:table-cell table:style-name="ce1" office:value-type="float" office:value="1110" calcext:value-type="float">
            <text:p>1110</text:p>
          </table:table-cell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592" calcext:value-type="float">
            <text:p>2592</text:p>
          </table:table-cell>
          <table:table-cell table:style-name="ce1" office:value-type="float" office:value="14902" calcext:value-type="float">
            <text:p>14902</text:p>
          </table:table-cell>
          <table:table-cell table:style-name="ce1" office:value-type="float" office:value="8171" calcext:value-type="float">
            <text:p>8171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7035" calcext:value-type="float">
            <text:p>7035</text:p>
          </table:table-cell>
          <table:table-cell table:style-name="ce1" office:value-type="float" office:value="27141" calcext:value-type="float">
            <text:p>27141</text:p>
          </table:table-cell>
          <table:table-cell table:style-name="ce1" office:value-type="float" office:value="15418" calcext:value-type="float">
            <text:p>15418</text:p>
          </table:table-cell>
          <table:table-cell table:style-name="ce1" office:value-type="float" office:value="741" calcext:value-type="float">
            <text:p>741</text:p>
          </table:table-cell>
          <table:table-cell table:style-name="ce1" table:formula="of:=SUM([.H167:.R167])" office:value-type="float" office:value="77508" calcext:value-type="float">
            <text:p>77508</text:p>
          </table:table-cell>
          <table:table-cell table:style-name="ce3" table:formula="of:=[.H167]/[.$S167]" office:value-type="percentage" office:value="0.00538008979718223" calcext:value-type="percentage">
            <text:p>0,54%</text:p>
          </table:table-cell>
          <table:table-cell table:style-name="ce3" table:formula="of:=[.I167]/[.$S167]" office:value-type="percentage" office:value="0.0059348712390979" calcext:value-type="percentage">
            <text:p>0,59%</text:p>
          </table:table-cell>
          <table:table-cell table:style-name="ce3" table:formula="of:=[.J167]/[.$S167]" office:value-type="percentage" office:value="0.00172885379573721" calcext:value-type="percentage">
            <text:p>0,17%</text:p>
          </table:table-cell>
          <table:table-cell table:style-name="ce3" table:formula="of:=[.K167]/[.$S167]" office:value-type="percentage" office:value="0.0334417092429169" calcext:value-type="percentage">
            <text:p>3,34%</text:p>
          </table:table-cell>
          <table:table-cell table:style-name="ce3" table:formula="of:=[.L167]/[.$S167]" office:value-type="percentage" office:value="0.192264024358776" calcext:value-type="percentage">
            <text:p>19,23%</text:p>
          </table:table-cell>
          <table:table-cell table:style-name="ce3" table:formula="of:=[.M167]/[.$S167]" office:value-type="percentage" office:value="0.105421375857976" calcext:value-type="percentage">
            <text:p>10,54%</text:p>
          </table:table-cell>
          <table:table-cell table:style-name="ce3" table:formula="of:=[.N167]/[.$S167]" office:value-type="percentage" office:value="0.00641224131702534" calcext:value-type="percentage">
            <text:p>0,64%</text:p>
          </table:table-cell>
          <table:table-cell table:style-name="ce3" table:formula="of:=[.O167]/[.$S167]" office:value-type="percentage" office:value="0.0907648242762038" calcext:value-type="percentage">
            <text:p>9,08%</text:p>
          </table:table-cell>
          <table:table-cell table:style-name="ce3" table:formula="of:=[.P167]/[.$S167]" office:value-type="percentage" office:value="0.350170305000774" calcext:value-type="percentage">
            <text:p>35,02%</text:p>
          </table:table-cell>
          <table:table-cell table:style-name="ce3" table:formula="of:=[.Q167]/[.$S167]" office:value-type="percentage" office:value="0.198921401661764" calcext:value-type="percentage">
            <text:p>19,89%</text:p>
          </table:table-cell>
          <table:table-cell table:style-name="ce3" table:formula="of:=[.R167]/[.$S167]" office:value-type="percentage" office:value="0.00956030345254684" calcext:value-type="percentage">
            <text:p>0,96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5-03</text:p>
          </table:table-cell>
          <table:table-cell table:style-name="ce1" office:value-type="string" calcext:value-type="string">
            <text:p>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6076" calcext:value-type="float">
            <text:p>86076</text:p>
          </table:table-cell>
          <table:table-cell table:style-name="ce1" office:value-type="float" office:value="73055" calcext:value-type="float">
            <text:p>73055</text:p>
          </table:table-cell>
          <table:table-cell table:style-name="ce1" office:value-type="float" office:value="1318" calcext:value-type="float">
            <text:p>1318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3356" calcext:value-type="float">
            <text:p>3356</text:p>
          </table:table-cell>
          <table:table-cell table:style-name="ce1" office:value-type="float" office:value="12119" calcext:value-type="float">
            <text:p>12119</text:p>
          </table:table-cell>
          <table:table-cell table:style-name="ce1" office:value-type="float" office:value="6177" calcext:value-type="float">
            <text:p>6177</text:p>
          </table:table-cell>
          <table:table-cell table:style-name="ce1" office:value-type="float" office:value="584" calcext:value-type="float">
            <text:p>584</text:p>
          </table:table-cell>
          <table:table-cell table:style-name="ce1" office:value-type="float" office:value="11419" calcext:value-type="float">
            <text:p>11419</text:p>
          </table:table-cell>
          <table:table-cell table:style-name="ce1" office:value-type="float" office:value="21186" calcext:value-type="float">
            <text:p>21186</text:p>
          </table:table-cell>
          <table:table-cell table:style-name="ce1" office:value-type="float" office:value="14322" calcext:value-type="float">
            <text:p>14322</text:p>
          </table:table-cell>
          <table:table-cell table:style-name="ce1" office:value-type="float" office:value="884" calcext:value-type="float">
            <text:p>884</text:p>
          </table:table-cell>
          <table:table-cell table:style-name="ce1" table:formula="of:=SUM([.H168:.R168])" office:value-type="float" office:value="71194" calcext:value-type="float">
            <text:p>71194</text:p>
          </table:table-cell>
          <table:table-cell table:style-name="ce3" table:formula="of:=[.H168]/[.$S168]" office:value-type="percentage" office:value="0.00785178526280305" calcext:value-type="percentage">
            <text:p>0,79%</text:p>
          </table:table-cell>
          <table:table-cell table:style-name="ce3" table:formula="of:=[.I168]/[.$S168]" office:value-type="percentage" office:value="0.00653144927943366" calcext:value-type="percentage">
            <text:p>0,65%</text:p>
          </table:table-cell>
          <table:table-cell table:style-name="ce3" table:formula="of:=[.J168]/[.$S168]" office:value-type="percentage" office:value="0.00172767368036632" calcext:value-type="percentage">
            <text:p>0,17%</text:p>
          </table:table-cell>
          <table:table-cell table:style-name="ce3" table:formula="of:=[.K168]/[.$S168]" office:value-type="percentage" office:value="0.0471388038317836" calcext:value-type="percentage">
            <text:p>4,71%</text:p>
          </table:table-cell>
          <table:table-cell table:style-name="ce3" table:formula="of:=[.L168]/[.$S168]" office:value-type="percentage" office:value="0.170225018962272" calcext:value-type="percentage">
            <text:p>17,02%</text:p>
          </table:table-cell>
          <table:table-cell table:style-name="ce3" table:formula="of:=[.M168]/[.$S168]" office:value-type="percentage" office:value="0.0867629294603478" calcext:value-type="percentage">
            <text:p>8,68%</text:p>
          </table:table-cell>
          <table:table-cell table:style-name="ce3" table:formula="of:=[.N168]/[.$S168]" office:value-type="percentage" office:value="0.00820293844986937" calcext:value-type="percentage">
            <text:p>0,82%</text:p>
          </table:table-cell>
          <table:table-cell table:style-name="ce3" table:formula="of:=[.O168]/[.$S168]" office:value-type="percentage" office:value="0.160392729724415" calcext:value-type="percentage">
            <text:p>16,04%</text:p>
          </table:table-cell>
          <table:table-cell table:style-name="ce3" table:formula="of:=[.P168]/[.$S168]" office:value-type="percentage" office:value="0.297581256847487" calcext:value-type="percentage">
            <text:p>29,76%</text:p>
          </table:table-cell>
          <table:table-cell table:style-name="ce3" table:formula="of:=[.Q168]/[.$S168]" office:value-type="percentage" office:value="0.201168637806557" calcext:value-type="percentage">
            <text:p>20,12%</text:p>
          </table:table-cell>
          <table:table-cell table:style-name="ce3" table:formula="of:=[.R168]/[.$S168]" office:value-type="percentage" office:value="0.0124167766946653" calcext:value-type="percentage">
            <text:p>1,24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5-0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0205" calcext:value-type="float">
            <text:p>90205</text:p>
          </table:table-cell>
          <table:table-cell table:style-name="ce1" office:value-type="float" office:value="76458" calcext:value-type="float">
            <text:p>76458</text:p>
          </table:table-cell>
          <table:table-cell table:style-name="ce1" office:value-type="float" office:value="1369" calcext:value-type="float">
            <text:p>1369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621" calcext:value-type="float">
            <text:p>621</text:p>
          </table:table-cell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4099" calcext:value-type="float">
            <text:p>4099</text:p>
          </table:table-cell>
          <table:table-cell table:style-name="ce1" office:value-type="float" office:value="12147" calcext:value-type="float">
            <text:p>12147</text:p>
          </table:table-cell>
          <table:table-cell table:style-name="ce1" office:value-type="float" office:value="5969" calcext:value-type="float">
            <text:p>5969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125" calcext:value-type="float">
            <text:p>14125</text:p>
          </table:table-cell>
          <table:table-cell table:style-name="ce1" office:value-type="float" office:value="20115" calcext:value-type="float">
            <text:p>20115</text:p>
          </table:table-cell>
          <table:table-cell table:style-name="ce1" office:value-type="float" office:value="15081" calcext:value-type="float">
            <text:p>15081</text:p>
          </table:table-cell>
          <table:table-cell table:style-name="ce1" office:value-type="float" office:value="1104" calcext:value-type="float">
            <text:p>1104</text:p>
          </table:table-cell>
          <table:table-cell table:style-name="ce1" table:formula="of:=SUM([.H169:.R169])" office:value-type="float" office:value="74571" calcext:value-type="float">
            <text:p>74571</text:p>
          </table:table-cell>
          <table:table-cell table:style-name="ce3" table:formula="of:=[.H169]/[.$S169]" office:value-type="percentage" office:value="0.00832763406686245" calcext:value-type="percentage">
            <text:p>0,83%</text:p>
          </table:table-cell>
          <table:table-cell table:style-name="ce3" table:formula="of:=[.I169]/[.$S169]" office:value-type="percentage" office:value="0.00705368038513631" calcext:value-type="percentage">
            <text:p>0,71%</text:p>
          </table:table-cell>
          <table:table-cell table:style-name="ce3" table:formula="of:=[.J169]/[.$S169]" office:value-type="percentage" office:value="0.00197127569698676" calcext:value-type="percentage">
            <text:p>0,20%</text:p>
          </table:table-cell>
          <table:table-cell table:style-name="ce3" table:formula="of:=[.K169]/[.$S169]" office:value-type="percentage" office:value="0.0549677488567942" calcext:value-type="percentage">
            <text:p>5,50%</text:p>
          </table:table-cell>
          <table:table-cell table:style-name="ce3" table:formula="of:=[.L169]/[.$S169]" office:value-type="percentage" office:value="0.162891740757131" calcext:value-type="percentage">
            <text:p>16,29%</text:p>
          </table:table-cell>
          <table:table-cell table:style-name="ce3" table:formula="of:=[.M169]/[.$S169]" office:value-type="percentage" office:value="0.0800445213286666" calcext:value-type="percentage">
            <text:p>8,00%</text:p>
          </table:table-cell>
          <table:table-cell table:style-name="ce3" table:formula="of:=[.N169]/[.$S169]" office:value-type="percentage" office:value="0.00854219468694265" calcext:value-type="percentage">
            <text:p>0,85%</text:p>
          </table:table-cell>
          <table:table-cell table:style-name="ce3" table:formula="of:=[.O169]/[.$S169]" office:value-type="percentage" office:value="0.189416797414545" calcext:value-type="percentage">
            <text:p>18,94%</text:p>
          </table:table-cell>
          <table:table-cell table:style-name="ce3" table:formula="of:=[.P169]/[.$S169]" office:value-type="percentage" office:value="0.269742929557066" calcext:value-type="percentage">
            <text:p>26,97%</text:p>
          </table:table-cell>
          <table:table-cell table:style-name="ce3" table:formula="of:=[.Q169]/[.$S169]" office:value-type="percentage" office:value="0.202236794464336" calcext:value-type="percentage">
            <text:p>20,22%</text:p>
          </table:table-cell>
          <table:table-cell table:style-name="ce3" table:formula="of:=[.R169]/[.$S169]" office:value-type="percentage" office:value="0.0148046827855333" calcext:value-type="percentage">
            <text:p>1,4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5-05</text:p>
          </table:table-cell>
          <table:table-cell table:style-name="ce1" office:value-type="string" calcext:value-type="string">
            <text:p>3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3147" calcext:value-type="float">
            <text:p>103147</text:p>
          </table:table-cell>
          <table:table-cell table:style-name="ce1" office:value-type="float" office:value="88489" calcext:value-type="float">
            <text:p>88489</text:p>
          </table:table-cell>
          <table:table-cell table:style-name="ce1" office:value-type="float" office:value="1641" calcext:value-type="float">
            <text:p>1641</text:p>
          </table:table-cell>
          <table:table-cell table:style-name="ce1" office:value-type="float" office:value="745" calcext:value-type="float">
            <text:p>745</text:p>
          </table:table-cell>
          <table:table-cell table:style-name="ce1" office:value-type="float" office:value="779" calcext:value-type="float">
            <text:p>779</text:p>
          </table:table-cell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4969" calcext:value-type="float">
            <text:p>4969</text:p>
          </table:table-cell>
          <table:table-cell table:style-name="ce1" office:value-type="float" office:value="18529" calcext:value-type="float">
            <text:p>18529</text:p>
          </table:table-cell>
          <table:table-cell table:style-name="ce1" office:value-type="float" office:value="5810" calcext:value-type="float">
            <text:p>5810</text:p>
          </table:table-cell>
          <table:table-cell table:style-name="ce1" office:value-type="float" office:value="671" calcext:value-type="float">
            <text:p>671</text:p>
          </table:table-cell>
          <table:table-cell table:style-name="ce1" office:value-type="float" office:value="13241" calcext:value-type="float">
            <text:p>13241</text:p>
          </table:table-cell>
          <table:table-cell table:style-name="ce1" office:value-type="float" office:value="25376" calcext:value-type="float">
            <text:p>25376</text:p>
          </table:table-cell>
          <table:table-cell table:style-name="ce1" office:value-type="float" office:value="14932" calcext:value-type="float">
            <text:p>14932</text:p>
          </table:table-cell>
          <table:table-cell table:style-name="ce1" office:value-type="float" office:value="1085" calcext:value-type="float">
            <text:p>1085</text:p>
          </table:table-cell>
          <table:table-cell table:style-name="ce1" table:formula="of:=SUM([.H170:.R170])" office:value-type="float" office:value="86103" calcext:value-type="float">
            <text:p>86103</text:p>
          </table:table-cell>
          <table:table-cell table:style-name="ce3" table:formula="of:=[.H170]/[.$S170]" office:value-type="percentage" office:value="0.00904730381055248" calcext:value-type="percentage">
            <text:p>0,90%</text:p>
          </table:table-cell>
          <table:table-cell table:style-name="ce3" table:formula="of:=[.I170]/[.$S170]" office:value-type="percentage" office:value="0.0065967504035864" calcext:value-type="percentage">
            <text:p>0,66%</text:p>
          </table:table-cell>
          <table:table-cell table:style-name="ce3" table:formula="of:=[.J170]/[.$S170]" office:value-type="percentage" office:value="0.00166080159808601" calcext:value-type="percentage">
            <text:p>0,17%</text:p>
          </table:table-cell>
          <table:table-cell table:style-name="ce3" table:formula="of:=[.K170]/[.$S170]" office:value-type="percentage" office:value="0.0577099520341916" calcext:value-type="percentage">
            <text:p>5,77%</text:p>
          </table:table-cell>
          <table:table-cell table:style-name="ce3" table:formula="of:=[.L170]/[.$S170]" office:value-type="percentage" office:value="0.215195753922628" calcext:value-type="percentage">
            <text:p>21,52%</text:p>
          </table:table-cell>
          <table:table-cell table:style-name="ce3" table:formula="of:=[.M170]/[.$S170]" office:value-type="percentage" office:value="0.0674773236704877" calcext:value-type="percentage">
            <text:p>6,75%</text:p>
          </table:table-cell>
          <table:table-cell table:style-name="ce3" table:formula="of:=[.N170]/[.$S170]" office:value-type="percentage" office:value="0.00779299211409591" calcext:value-type="percentage">
            <text:p>0,78%</text:p>
          </table:table-cell>
          <table:table-cell table:style-name="ce3" table:formula="of:=[.O170]/[.$S170]" office:value-type="percentage" office:value="0.153780936785013" calcext:value-type="percentage">
            <text:p>15,38%</text:p>
          </table:table-cell>
          <table:table-cell table:style-name="ce3" table:formula="of:=[.P170]/[.$S170]" office:value-type="percentage" office:value="0.294716792678536" calcext:value-type="percentage">
            <text:p>29,47%</text:p>
          </table:table-cell>
          <table:table-cell table:style-name="ce3" table:formula="of:=[.Q170]/[.$S170]" office:value-type="percentage" office:value="0.17342020603231" calcext:value-type="percentage">
            <text:p>17,34%</text:p>
          </table:table-cell>
          <table:table-cell table:style-name="ce3" table:formula="of:=[.R170]/[.$S170]" office:value-type="percentage" office:value="0.0126011869505128" calcext:value-type="percentage">
            <text:p>1,26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5-06</text:p>
          </table:table-cell>
          <table:table-cell table:style-name="ce1" office:value-type="string" calcext:value-type="string">
            <text:p>3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6855" calcext:value-type="float">
            <text:p>86855</text:p>
          </table:table-cell>
          <table:table-cell table:style-name="ce1" office:value-type="float" office:value="73666" calcext:value-type="float">
            <text:p>73666</text:p>
          </table:table-cell>
          <table:table-cell table:style-name="ce1" office:value-type="float" office:value="1421" calcext:value-type="float">
            <text:p>1421</text:p>
          </table:table-cell>
          <table:table-cell table:style-name="ce1" office:value-type="float" office:value="686" calcext:value-type="float">
            <text:p>686</text:p>
          </table:table-cell>
          <table:table-cell table:style-name="ce1" office:value-type="float" office:value="677" calcext:value-type="float">
            <text:p>677</text:p>
          </table:table-cell>
          <table:table-cell table:style-name="ce1" office:value-type="float" office:value="487" calcext:value-type="float">
            <text:p>487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3986" calcext:value-type="float">
            <text:p>3986</text:p>
          </table:table-cell>
          <table:table-cell table:style-name="ce1" office:value-type="float" office:value="14412" calcext:value-type="float">
            <text:p>14412</text:p>
          </table:table-cell>
          <table:table-cell table:style-name="ce1" office:value-type="float" office:value="5067" calcext:value-type="float">
            <text:p>5067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13670" calcext:value-type="float">
            <text:p>13670</text:p>
          </table:table-cell>
          <table:table-cell table:style-name="ce1" office:value-type="float" office:value="19182" calcext:value-type="float">
            <text:p>19182</text:p>
          </table:table-cell>
          <table:table-cell table:style-name="ce1" office:value-type="float" office:value="12272" calcext:value-type="float">
            <text:p>12272</text:p>
          </table:table-cell>
          <table:table-cell table:style-name="ce1" office:value-type="float" office:value="989" calcext:value-type="float">
            <text:p>989</text:p>
          </table:table-cell>
          <table:table-cell table:style-name="ce1" table:formula="of:=SUM([.H171:.R171])" office:value-type="float" office:value="71559" calcext:value-type="float">
            <text:p>71559</text:p>
          </table:table-cell>
          <table:table-cell table:style-name="ce3" table:formula="of:=[.H171]/[.$S171]" office:value-type="percentage" office:value="0.00946072471666736" calcext:value-type="percentage">
            <text:p>0,95%</text:p>
          </table:table-cell>
          <table:table-cell table:style-name="ce3" table:formula="of:=[.I171]/[.$S171]" office:value-type="percentage" office:value="0.0068055730236588" calcext:value-type="percentage">
            <text:p>0,68%</text:p>
          </table:table-cell>
          <table:table-cell table:style-name="ce3" table:formula="of:=[.J171]/[.$S171]" office:value-type="percentage" office:value="0.00191450411548512" calcext:value-type="percentage">
            <text:p>0,19%</text:p>
          </table:table-cell>
          <table:table-cell table:style-name="ce3" table:formula="of:=[.K171]/[.$S171]" office:value-type="percentage" office:value="0.0557022876228008" calcext:value-type="percentage">
            <text:p>5,57%</text:p>
          </table:table-cell>
          <table:table-cell table:style-name="ce3" table:formula="of:=[.L171]/[.$S171]" office:value-type="percentage" office:value="0.201400243155997" calcext:value-type="percentage">
            <text:p>20,14%</text:p>
          </table:table-cell>
          <table:table-cell table:style-name="ce3" table:formula="of:=[.M171]/[.$S171]" office:value-type="percentage" office:value="0.07080870330776" calcext:value-type="percentage">
            <text:p>7,08%</text:p>
          </table:table-cell>
          <table:table-cell table:style-name="ce3" table:formula="of:=[.N171]/[.$S171]" office:value-type="percentage" office:value="0.00950264816445171" calcext:value-type="percentage">
            <text:p>0,95%</text:p>
          </table:table-cell>
          <table:table-cell table:style-name="ce3" table:formula="of:=[.O171]/[.$S171]" office:value-type="percentage" office:value="0.191031177070669" calcext:value-type="percentage">
            <text:p>19,10%</text:p>
          </table:table-cell>
          <table:table-cell table:style-name="ce3" table:formula="of:=[.P171]/[.$S171]" office:value-type="percentage" office:value="0.268058525133107" calcext:value-type="percentage">
            <text:p>26,81%</text:p>
          </table:table-cell>
          <table:table-cell table:style-name="ce3" table:formula="of:=[.Q171]/[.$S171]" office:value-type="percentage" office:value="0.171494850403164" calcext:value-type="percentage">
            <text:p>17,15%</text:p>
          </table:table-cell>
          <table:table-cell table:style-name="ce3" table:formula="of:=[.R171]/[.$S171]" office:value-type="percentage" office:value="0.0138207632862393" calcext:value-type="percentage">
            <text:p>1,3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5-07</text:p>
          </table:table-cell>
          <table:table-cell table:style-name="ce1" office:value-type="string" calcext:value-type="string">
            <text:p>3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8661" calcext:value-type="float">
            <text:p>98661</text:p>
          </table:table-cell>
          <table:table-cell table:style-name="ce1" office:value-type="float" office:value="80624" calcext:value-type="float">
            <text:p>80624</text:p>
          </table:table-cell>
          <table:table-cell table:style-name="ce1" office:value-type="float" office:value="1196" calcext:value-type="float">
            <text:p>1196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537" calcext:value-type="float">
            <text:p>537</text:p>
          </table:table-cell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3276" calcext:value-type="float">
            <text:p>3276</text:p>
          </table:table-cell>
          <table:table-cell table:style-name="ce1" office:value-type="float" office:value="19373" calcext:value-type="float">
            <text:p>19373</text:p>
          </table:table-cell>
          <table:table-cell table:style-name="ce1" office:value-type="float" office:value="5419" calcext:value-type="float">
            <text:p>5419</text:p>
          </table:table-cell>
          <table:table-cell table:style-name="ce1" office:value-type="float" office:value="657" calcext:value-type="float">
            <text:p>657</text:p>
          </table:table-cell>
          <table:table-cell table:style-name="ce1" office:value-type="float" office:value="12755" calcext:value-type="float">
            <text:p>12755</text:p>
          </table:table-cell>
          <table:table-cell table:style-name="ce1" office:value-type="float" office:value="21956" calcext:value-type="float">
            <text:p>21956</text:p>
          </table:table-cell>
          <table:table-cell table:style-name="ce1" office:value-type="float" office:value="13389" calcext:value-type="float">
            <text:p>13389</text:p>
          </table:table-cell>
          <table:table-cell table:style-name="ce1" office:value-type="float" office:value="861" calcext:value-type="float">
            <text:p>861</text:p>
          </table:table-cell>
          <table:table-cell table:style-name="ce1" table:formula="of:=SUM([.H172:.R172])" office:value-type="float" office:value="78876" calcext:value-type="float">
            <text:p>78876</text:p>
          </table:table-cell>
          <table:table-cell table:style-name="ce3" table:formula="of:=[.H172]/[.$S172]" office:value-type="percentage" office:value="0.00680815457173285" calcext:value-type="percentage">
            <text:p>0,68%</text:p>
          </table:table-cell>
          <table:table-cell table:style-name="ce3" table:formula="of:=[.I172]/[.$S172]" office:value-type="percentage" office:value="0.00693493584867387" calcext:value-type="percentage">
            <text:p>0,69%</text:p>
          </table:table-cell>
          <table:table-cell table:style-name="ce3" table:formula="of:=[.J172]/[.$S172]" office:value-type="percentage" office:value="0.00134388153557483" calcext:value-type="percentage">
            <text:p>0,13%</text:p>
          </table:table-cell>
          <table:table-cell table:style-name="ce3" table:formula="of:=[.K172]/[.$S172]" office:value-type="percentage" office:value="0.0415335463258786" calcext:value-type="percentage">
            <text:p>4,15%</text:p>
          </table:table-cell>
          <table:table-cell table:style-name="ce3" table:formula="of:=[.L172]/[.$S172]" office:value-type="percentage" office:value="0.245613367817841" calcext:value-type="percentage">
            <text:p>24,56%</text:p>
          </table:table-cell>
          <table:table-cell table:style-name="ce3" table:formula="of:=[.M172]/[.$S172]" office:value-type="percentage" office:value="0.0687027739743395" calcext:value-type="percentage">
            <text:p>6,87%</text:p>
          </table:table-cell>
          <table:table-cell table:style-name="ce3" table:formula="of:=[.N172]/[.$S172]" office:value-type="percentage" office:value="0.0083295298950251" calcext:value-type="percentage">
            <text:p>0,83%</text:p>
          </table:table-cell>
          <table:table-cell table:style-name="ce3" table:formula="of:=[.O172]/[.$S172]" office:value-type="percentage" office:value="0.161709518738273" calcext:value-type="percentage">
            <text:p>16,17%</text:p>
          </table:table-cell>
          <table:table-cell table:style-name="ce3" table:formula="of:=[.P172]/[.$S172]" office:value-type="percentage" office:value="0.278360971651706" calcext:value-type="percentage">
            <text:p>27,84%</text:p>
          </table:table-cell>
          <table:table-cell table:style-name="ce3" table:formula="of:=[.Q172]/[.$S172]" office:value-type="percentage" office:value="0.169747451696333" calcext:value-type="percentage">
            <text:p>16,97%</text:p>
          </table:table-cell>
          <table:table-cell table:style-name="ce3" table:formula="of:=[.R172]/[.$S172]" office:value-type="percentage" office:value="0.0109158679446219" calcext:value-type="percentage">
            <text:p>1,09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5-08</text:p>
          </table:table-cell>
          <table:table-cell table:style-name="ce1" office:value-type="string" calcext:value-type="string">
            <text:p>3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3382" calcext:value-type="float">
            <text:p>83382</text:p>
          </table:table-cell>
          <table:table-cell table:style-name="ce1" office:value-type="float" office:value="68874" calcext:value-type="float">
            <text:p>68874</text:p>
          </table:table-cell>
          <table:table-cell table:style-name="ce1" office:value-type="float" office:value="877" calcext:value-type="float">
            <text:p>877</text:p>
          </table:table-cell>
          <table:table-cell table:number-columns-repeated="2" table:style-name="ce1" office:value-type="float" office:value="305" calcext:value-type="float">
            <text:p>305</text:p>
          </table:table-cell>
          <table:table-cell table:style-name="ce1" office:value-type="float" office:value="435" calcext:value-type="float">
            <text:p>435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907" calcext:value-type="float">
            <text:p>1907</text:p>
          </table:table-cell>
          <table:table-cell table:style-name="ce1" office:value-type="float" office:value="11628" calcext:value-type="float">
            <text:p>11628</text:p>
          </table:table-cell>
          <table:table-cell table:style-name="ce1" office:value-type="float" office:value="8461" calcext:value-type="float">
            <text:p>8461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5224" calcext:value-type="float">
            <text:p>5224</text:p>
          </table:table-cell>
          <table:table-cell table:style-name="ce1" office:value-type="float" office:value="22333" calcext:value-type="float">
            <text:p>22333</text:p>
          </table:table-cell>
          <table:table-cell table:style-name="ce1" office:value-type="float" office:value="16243" calcext:value-type="float">
            <text:p>16243</text:p>
          </table:table-cell>
          <table:table-cell table:style-name="ce1" office:value-type="float" office:value="666" calcext:value-type="float">
            <text:p>666</text:p>
          </table:table-cell>
          <table:table-cell table:style-name="ce1" table:formula="of:=SUM([.H173:.R173])" office:value-type="float" office:value="67692" calcext:value-type="float">
            <text:p>67692</text:p>
          </table:table-cell>
          <table:table-cell table:style-name="ce3" table:formula="of:=[.H173]/[.$S173]" office:value-type="percentage" office:value="0.00450570229864681" calcext:value-type="percentage">
            <text:p>0,45%</text:p>
          </table:table-cell>
          <table:table-cell table:style-name="ce3" table:formula="of:=[.I173]/[.$S173]" office:value-type="percentage" office:value="0.00642616557347988" calcext:value-type="percentage">
            <text:p>0,64%</text:p>
          </table:table-cell>
          <table:table-cell table:style-name="ce3" table:formula="of:=[.J173]/[.$S173]" office:value-type="percentage" office:value="0.00149205223660108" calcext:value-type="percentage">
            <text:p>0,15%</text:p>
          </table:table-cell>
          <table:table-cell table:style-name="ce3" table:formula="of:=[.K173]/[.$S173]" office:value-type="percentage" office:value="0.0281717189623589" calcext:value-type="percentage">
            <text:p>2,82%</text:p>
          </table:table-cell>
          <table:table-cell table:style-name="ce3" table:formula="of:=[.L173]/[.$S173]" office:value-type="percentage" office:value="0.171778053536607" calcext:value-type="percentage">
            <text:p>17,18%</text:p>
          </table:table-cell>
          <table:table-cell table:style-name="ce3" table:formula="of:=[.M173]/[.$S173]" office:value-type="percentage" office:value="0.124992613602789" calcext:value-type="percentage">
            <text:p>12,50%</text:p>
          </table:table-cell>
          <table:table-cell table:style-name="ce3" table:formula="of:=[.N173]/[.$S173]" office:value-type="percentage" office:value="0.00574661703007741" calcext:value-type="percentage">
            <text:p>0,57%</text:p>
          </table:table-cell>
          <table:table-cell table:style-name="ce3" table:formula="of:=[.O173]/[.$S173]" office:value-type="percentage" office:value="0.0771730780594457" calcext:value-type="percentage">
            <text:p>7,72%</text:p>
          </table:table-cell>
          <table:table-cell table:style-name="ce3" table:formula="of:=[.P173]/[.$S173]" office:value-type="percentage" office:value="0.329920817821899" calcext:value-type="percentage">
            <text:p>32,99%</text:p>
          </table:table-cell>
          <table:table-cell table:style-name="ce3" table:formula="of:=[.Q173]/[.$S173]" office:value-type="percentage" office:value="0.239954499793181" calcext:value-type="percentage">
            <text:p>24,00%</text:p>
          </table:table-cell>
          <table:table-cell table:style-name="ce3" table:formula="of:=[.R173]/[.$S173]" office:value-type="percentage" office:value="0.00983868108491402" calcext:value-type="percentage">
            <text:p>0,9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6-01</text:p>
          </table:table-cell>
          <table:table-cell table:style-name="ce1" office:value-type="string" calcext:value-type="string">
            <text:p>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0311" calcext:value-type="float">
            <text:p>80311</text:p>
          </table:table-cell>
          <table:table-cell table:style-name="ce1" office:value-type="float" office:value="62320" calcext:value-type="float">
            <text:p>62320</text:p>
          </table:table-cell>
          <table:table-cell table:style-name="ce1" office:value-type="float" office:value="1324" calcext:value-type="float">
            <text:p>1324</text:p>
          </table:table-cell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3148" calcext:value-type="float">
            <text:p>3148</text:p>
          </table:table-cell>
          <table:table-cell table:style-name="ce1" office:value-type="float" office:value="11906" calcext:value-type="float">
            <text:p>11906</text:p>
          </table:table-cell>
          <table:table-cell table:style-name="ce1" office:value-type="float" office:value="3505" calcext:value-type="float">
            <text:p>3505</text:p>
          </table:table-cell>
          <table:table-cell table:style-name="ce1" office:value-type="float" office:value="751" calcext:value-type="float">
            <text:p>751</text:p>
          </table:table-cell>
          <table:table-cell table:style-name="ce1" office:value-type="float" office:value="14195" calcext:value-type="float">
            <text:p>14195</text:p>
          </table:table-cell>
          <table:table-cell table:style-name="ce1" office:value-type="float" office:value="13064" calcext:value-type="float">
            <text:p>13064</text:p>
          </table:table-cell>
          <table:table-cell table:style-name="ce1" office:value-type="float" office:value="11821" calcext:value-type="float">
            <text:p>11821</text:p>
          </table:table-cell>
          <table:table-cell table:style-name="ce1" office:value-type="float" office:value="771" calcext:value-type="float">
            <text:p>771</text:p>
          </table:table-cell>
          <table:table-cell table:style-name="ce1" table:formula="of:=SUM([.H174:.R174])" office:value-type="float" office:value="60391" calcext:value-type="float">
            <text:p>60391</text:p>
          </table:table-cell>
          <table:table-cell table:style-name="ce3" table:formula="of:=[.H174]/[.$S174]" office:value-type="percentage" office:value="0.00970343263069" calcext:value-type="percentage">
            <text:p>0,97%</text:p>
          </table:table-cell>
          <table:table-cell table:style-name="ce3" table:formula="of:=[.I174]/[.$S174]" office:value-type="percentage" office:value="0.00847808448278717" calcext:value-type="percentage">
            <text:p>0,85%</text:p>
          </table:table-cell>
          <table:table-cell table:style-name="ce3" table:formula="of:=[.J174]/[.$S174]" office:value-type="percentage" office:value="0.00218575615571857" calcext:value-type="percentage">
            <text:p>0,22%</text:p>
          </table:table-cell>
          <table:table-cell table:style-name="ce3" table:formula="of:=[.K174]/[.$S174]" office:value-type="percentage" office:value="0.0521269725621367" calcext:value-type="percentage">
            <text:p>5,21%</text:p>
          </table:table-cell>
          <table:table-cell table:style-name="ce3" table:formula="of:=[.L174]/[.$S174]" office:value-type="percentage" office:value="0.197148581742313" calcext:value-type="percentage">
            <text:p>19,71%</text:p>
          </table:table-cell>
          <table:table-cell table:style-name="ce3" table:formula="of:=[.M174]/[.$S174]" office:value-type="percentage" office:value="0.0580384494378301" calcext:value-type="percentage">
            <text:p>5,80%</text:p>
          </table:table-cell>
          <table:table-cell table:style-name="ce3" table:formula="of:=[.N174]/[.$S174]" office:value-type="percentage" office:value="0.0124356278253382" calcext:value-type="percentage">
            <text:p>1,24%</text:p>
          </table:table-cell>
          <table:table-cell table:style-name="ce3" table:formula="of:=[.O174]/[.$S174]" office:value-type="percentage" office:value="0.235051580533523" calcext:value-type="percentage">
            <text:p>23,51%</text:p>
          </table:table-cell>
          <table:table-cell table:style-name="ce3" table:formula="of:=[.P174]/[.$S174]" office:value-type="percentage" office:value="0.216323624381116" calcext:value-type="percentage">
            <text:p>21,63%</text:p>
          </table:table-cell>
          <table:table-cell table:style-name="ce3" table:formula="of:=[.Q174]/[.$S174]" office:value-type="percentage" office:value="0.1957410872481" calcext:value-type="percentage">
            <text:p>19,57%</text:p>
          </table:table-cell>
          <table:table-cell table:style-name="ce3" table:formula="of:=[.R174]/[.$S174]" office:value-type="percentage" office:value="0.0127668030004471" calcext:value-type="percentage">
            <text:p>1,2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6-02</text:p>
          </table:table-cell>
          <table:table-cell table:style-name="ce1" office:value-type="string" calcext:value-type="string">
            <text:p>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0098" calcext:value-type="float">
            <text:p>90098</text:p>
          </table:table-cell>
          <table:table-cell table:style-name="ce1" office:value-type="float" office:value="73178" calcext:value-type="float">
            <text:p>73178</text:p>
          </table:table-cell>
          <table:table-cell table:style-name="ce1" office:value-type="float" office:value="1757" calcext:value-type="float">
            <text:p>1757</text:p>
          </table:table-cell>
          <table:table-cell table:style-name="ce1" office:value-type="float" office:value="878" calcext:value-type="float">
            <text:p>878</text:p>
          </table:table-cell>
          <table:table-cell table:style-name="ce1" office:value-type="float" office:value="804" calcext:value-type="float">
            <text:p>804</text:p>
          </table:table-cell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4029" calcext:value-type="float">
            <text:p>4029</text:p>
          </table:table-cell>
          <table:table-cell table:style-name="ce1" office:value-type="float" office:value="13570" calcext:value-type="float">
            <text:p>13570</text:p>
          </table:table-cell>
          <table:table-cell table:style-name="ce1" office:value-type="float" office:value="4281" calcext:value-type="float">
            <text:p>4281</text:p>
          </table:table-cell>
          <table:table-cell table:style-name="ce1" office:value-type="float" office:value="977" calcext:value-type="float">
            <text:p>977</text:p>
          </table:table-cell>
          <table:table-cell table:style-name="ce1" office:value-type="float" office:value="17790" calcext:value-type="float">
            <text:p>17790</text:p>
          </table:table-cell>
          <table:table-cell table:style-name="ce1" office:value-type="float" office:value="14237" calcext:value-type="float">
            <text:p>14237</text:p>
          </table:table-cell>
          <table:table-cell table:style-name="ce1" office:value-type="float" office:value="13117" calcext:value-type="float">
            <text:p>13117</text:p>
          </table:table-cell>
          <table:table-cell table:style-name="ce1" office:value-type="float" office:value="986" calcext:value-type="float">
            <text:p>986</text:p>
          </table:table-cell>
          <table:table-cell table:style-name="ce1" table:formula="of:=SUM([.H175:.R175])" office:value-type="float" office:value="70543" calcext:value-type="float">
            <text:p>70543</text:p>
          </table:table-cell>
          <table:table-cell table:style-name="ce3" table:formula="of:=[.H175]/[.$S175]" office:value-type="percentage" office:value="0.0113973037721673" calcext:value-type="percentage">
            <text:p>1,14%</text:p>
          </table:table-cell>
          <table:table-cell table:style-name="ce3" table:formula="of:=[.I175]/[.$S175]" office:value-type="percentage" office:value="0.00830699006279858" calcext:value-type="percentage">
            <text:p>0,83%</text:p>
          </table:table-cell>
          <table:table-cell table:style-name="ce3" table:formula="of:=[.J175]/[.$S175]" office:value-type="percentage" office:value="0.00235317465942758" calcext:value-type="percentage">
            <text:p>0,24%</text:p>
          </table:table-cell>
          <table:table-cell table:style-name="ce3" table:formula="of:=[.K175]/[.$S175]" office:value-type="percentage" office:value="0.0571141006194803" calcext:value-type="percentage">
            <text:p>5,71%</text:p>
          </table:table-cell>
          <table:table-cell table:style-name="ce3" table:formula="of:=[.L175]/[.$S175]" office:value-type="percentage" office:value="0.192364940532725" calcext:value-type="percentage">
            <text:p>19,24%</text:p>
          </table:table-cell>
          <table:table-cell table:style-name="ce3" table:formula="of:=[.M175]/[.$S175]" office:value-type="percentage" office:value="0.0606863898615029" calcext:value-type="percentage">
            <text:p>6,07%</text:p>
          </table:table-cell>
          <table:table-cell table:style-name="ce3" table:formula="of:=[.N175]/[.$S175]" office:value-type="percentage" office:value="0.0138497086883178" calcext:value-type="percentage">
            <text:p>1,38%</text:p>
          </table:table-cell>
          <table:table-cell table:style-name="ce3" table:formula="of:=[.O175]/[.$S175]" office:value-type="percentage" office:value="0.252186609585643" calcext:value-type="percentage">
            <text:p>25,22%</text:p>
          </table:table-cell>
          <table:table-cell table:style-name="ce3" table:formula="of:=[.P175]/[.$S175]" office:value-type="percentage" office:value="0.201820166423316" calcext:value-type="percentage">
            <text:p>20,18%</text:p>
          </table:table-cell>
          <table:table-cell table:style-name="ce3" table:formula="of:=[.Q175]/[.$S175]" office:value-type="percentage" office:value="0.18594332534766" calcext:value-type="percentage">
            <text:p>18,59%</text:p>
          </table:table-cell>
          <table:table-cell table:style-name="ce3" table:formula="of:=[.R175]/[.$S175]" office:value-type="percentage" office:value="0.0139772904469614" calcext:value-type="percentage">
            <text:p>1,4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7-01</text:p>
          </table:table-cell>
          <table:table-cell table:style-name="ce1" office:value-type="string" calcext:value-type="string">
            <text:p>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8655" calcext:value-type="float">
            <text:p>68655</text:p>
          </table:table-cell>
          <table:table-cell table:style-name="ce1" office:value-type="float" office:value="51842" calcext:value-type="float">
            <text:p>51842</text:p>
          </table:table-cell>
          <table:table-cell table:style-name="ce1" office:value-type="float" office:value="707" calcext:value-type="float">
            <text:p>707</text:p>
          </table:table-cell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409" calcext:value-type="float">
            <text:p>409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761" calcext:value-type="float">
            <text:p>1761</text:p>
          </table:table-cell>
          <table:table-cell table:style-name="ce1" office:value-type="float" office:value="11206" calcext:value-type="float">
            <text:p>11206</text:p>
          </table:table-cell>
          <table:table-cell table:style-name="ce1" office:value-type="float" office:value="4681" calcext:value-type="float">
            <text:p>4681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5627" calcext:value-type="float">
            <text:p>5627</text:p>
          </table:table-cell>
          <table:table-cell table:style-name="ce1" office:value-type="float" office:value="13829" calcext:value-type="float">
            <text:p>13829</text:p>
          </table:table-cell>
          <table:table-cell table:style-name="ce1" office:value-type="float" office:value="12101" calcext:value-type="float">
            <text:p>12101</text:p>
          </table:table-cell>
          <table:table-cell table:style-name="ce1" office:value-type="float" office:value="501" calcext:value-type="float">
            <text:p>501</text:p>
          </table:table-cell>
          <table:table-cell table:style-name="ce1" table:formula="of:=SUM([.H176:.R176])" office:value-type="float" office:value="50843" calcext:value-type="float">
            <text:p>50843</text:p>
          </table:table-cell>
          <table:table-cell table:style-name="ce3" table:formula="of:=[.H176]/[.$S176]" office:value-type="percentage" office:value="0.0056251598056763" calcext:value-type="percentage">
            <text:p>0,56%</text:p>
          </table:table-cell>
          <table:table-cell table:style-name="ce3" table:formula="of:=[.I176]/[.$S176]" office:value-type="percentage" office:value="0.00804437188993568" calcext:value-type="percentage">
            <text:p>0,80%</text:p>
          </table:table-cell>
          <table:table-cell table:style-name="ce3" table:formula="of:=[.J176]/[.$S176]" office:value-type="percentage" office:value="0.00180949196546231" calcext:value-type="percentage">
            <text:p>0,18%</text:p>
          </table:table-cell>
          <table:table-cell table:style-name="ce3" table:formula="of:=[.K176]/[.$S176]" office:value-type="percentage" office:value="0.03463603642586" calcext:value-type="percentage">
            <text:p>3,46%</text:p>
          </table:table-cell>
          <table:table-cell table:style-name="ce3" table:formula="of:=[.L176]/[.$S176]" office:value-type="percentage" office:value="0.22040398874968" calcext:value-type="percentage">
            <text:p>22,04%</text:p>
          </table:table-cell>
          <table:table-cell table:style-name="ce3" table:formula="of:=[.M176]/[.$S176]" office:value-type="percentage" office:value="0.0920677379383593" calcext:value-type="percentage">
            <text:p>9,21%</text:p>
          </table:table-cell>
          <table:table-cell table:style-name="ce3" table:formula="of:=[.N176]/[.$S176]" office:value-type="percentage" office:value="0.00688393682512834" calcext:value-type="percentage">
            <text:p>0,69%</text:p>
          </table:table-cell>
          <table:table-cell table:style-name="ce3" table:formula="of:=[.O176]/[.$S176]" office:value-type="percentage" office:value="0.110674035757135" calcext:value-type="percentage">
            <text:p>11,07%</text:p>
          </table:table-cell>
          <table:table-cell table:style-name="ce3" table:formula="of:=[.P176]/[.$S176]" office:value-type="percentage" office:value="0.271994178156285" calcext:value-type="percentage">
            <text:p>27,20%</text:p>
          </table:table-cell>
          <table:table-cell table:style-name="ce3" table:formula="of:=[.Q176]/[.$S176]" office:value-type="percentage" office:value="0.23800719863108" calcext:value-type="percentage">
            <text:p>23,80%</text:p>
          </table:table-cell>
          <table:table-cell table:style-name="ce3" table:formula="of:=[.R176]/[.$S176]" office:value-type="percentage" office:value="0.00985386385539799" calcext:value-type="percentage">
            <text:p>0,99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7-02</text:p>
          </table:table-cell>
          <table:table-cell table:style-name="ce1" office:value-type="string" calcext:value-type="string">
            <text:p>3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8635" calcext:value-type="float">
            <text:p>88635</text:p>
          </table:table-cell>
          <table:table-cell table:style-name="ce1" office:value-type="float" office:value="73946" calcext:value-type="float">
            <text:p>73946</text:p>
          </table:table-cell>
          <table:table-cell table:style-name="ce1" office:value-type="float" office:value="1337" calcext:value-type="float">
            <text:p>1337</text:p>
          </table:table-cell>
          <table:table-cell table:style-name="ce1" office:value-type="float" office:value="599" calcext:value-type="float">
            <text:p>599</text:p>
          </table:table-cell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4392" calcext:value-type="float">
            <text:p>4392</text:p>
          </table:table-cell>
          <table:table-cell table:style-name="ce1" office:value-type="float" office:value="14549" calcext:value-type="float">
            <text:p>14549</text:p>
          </table:table-cell>
          <table:table-cell table:style-name="ce1" office:value-type="float" office:value="4455" calcext:value-type="float">
            <text:p>4455</text:p>
          </table:table-cell>
          <table:table-cell table:style-name="ce1" office:value-type="float" office:value="606" calcext:value-type="float">
            <text:p>606</text:p>
          </table:table-cell>
          <table:table-cell table:style-name="ce1" office:value-type="float" office:value="15414" calcext:value-type="float">
            <text:p>15414</text:p>
          </table:table-cell>
          <table:table-cell table:style-name="ce1" office:value-type="float" office:value="17026" calcext:value-type="float">
            <text:p>17026</text:p>
          </table:table-cell>
          <table:table-cell table:style-name="ce1" office:value-type="float" office:value="13385" calcext:value-type="float">
            <text:p>13385</text:p>
          </table:table-cell>
          <table:table-cell table:style-name="ce1" office:value-type="float" office:value="899" calcext:value-type="float">
            <text:p>899</text:p>
          </table:table-cell>
          <table:table-cell table:style-name="ce1" table:formula="of:=SUM([.H177:.R177])" office:value-type="float" office:value="72010" calcext:value-type="float">
            <text:p>72010</text:p>
          </table:table-cell>
          <table:table-cell table:style-name="ce3" table:formula="of:=[.H177]/[.$S177]" office:value-type="percentage" office:value="0.00730454103596723" calcext:value-type="percentage">
            <text:p>0,73%</text:p>
          </table:table-cell>
          <table:table-cell table:style-name="ce3" table:formula="of:=[.I177]/[.$S177]" office:value-type="percentage" office:value="0.0084293848076656" calcext:value-type="percentage">
            <text:p>0,84%</text:p>
          </table:table-cell>
          <table:table-cell table:style-name="ce3" table:formula="of:=[.J177]/[.$S177]" office:value-type="percentage" office:value="0.00209693098180808" calcext:value-type="percentage">
            <text:p>0,21%</text:p>
          </table:table-cell>
          <table:table-cell table:style-name="ce3" table:formula="of:=[.K177]/[.$S177]" office:value-type="percentage" office:value="0.0609915289543119" calcext:value-type="percentage">
            <text:p>6,10%</text:p>
          </table:table-cell>
          <table:table-cell table:style-name="ce3" table:formula="of:=[.L177]/[.$S177]" office:value-type="percentage" office:value="0.20204138314123" calcext:value-type="percentage">
            <text:p>20,20%</text:p>
          </table:table-cell>
          <table:table-cell table:style-name="ce3" table:formula="of:=[.M177]/[.$S177]" office:value-type="percentage" office:value="0.0618664074434106" calcext:value-type="percentage">
            <text:p>6,19%</text:p>
          </table:table-cell>
          <table:table-cell table:style-name="ce3" table:formula="of:=[.N177]/[.$S177]" office:value-type="percentage" office:value="0.00841549784752118" calcext:value-type="percentage">
            <text:p>0,84%</text:p>
          </table:table-cell>
          <table:table-cell table:style-name="ce3" table:formula="of:=[.O177]/[.$S177]" office:value-type="percentage" office:value="0.214053603666157" calcext:value-type="percentage">
            <text:p>21,41%</text:p>
          </table:table-cell>
          <table:table-cell table:style-name="ce3" table:formula="of:=[.P177]/[.$S177]" office:value-type="percentage" office:value="0.23643938341897" calcext:value-type="percentage">
            <text:p>23,64%</text:p>
          </table:table-cell>
          <table:table-cell table:style-name="ce3" table:formula="of:=[.Q177]/[.$S177]" office:value-type="percentage" office:value="0.18587696153312" calcext:value-type="percentage">
            <text:p>18,59%</text:p>
          </table:table-cell>
          <table:table-cell table:style-name="ce3" table:formula="of:=[.R177]/[.$S177]" office:value-type="percentage" office:value="0.0124843771698375" calcext:value-type="percentage">
            <text:p>1,25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7-03</text:p>
          </table:table-cell>
          <table:table-cell table:style-name="ce1" office:value-type="string" calcext:value-type="string">
            <text:p>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7490" calcext:value-type="float">
            <text:p>97490</text:p>
          </table:table-cell>
          <table:table-cell table:style-name="ce1" office:value-type="float" office:value="80300" calcext:value-type="float">
            <text:p>80300</text:p>
          </table:table-cell>
          <table:table-cell table:style-name="ce1" office:value-type="float" office:value="1541" calcext:value-type="float">
            <text:p>1541</text:p>
          </table:table-cell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659" calcext:value-type="float">
            <text:p>659</text:p>
          </table:table-cell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4558" calcext:value-type="float">
            <text:p>4558</text:p>
          </table:table-cell>
          <table:table-cell table:style-name="ce1" office:value-type="float" office:value="16166" calcext:value-type="float">
            <text:p>16166</text:p>
          </table:table-cell>
          <table:table-cell table:style-name="ce1" office:value-type="float" office:value="4950" calcext:value-type="float">
            <text:p>4950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15345" calcext:value-type="float">
            <text:p>15345</text:p>
          </table:table-cell>
          <table:table-cell table:style-name="ce1" office:value-type="float" office:value="19218" calcext:value-type="float">
            <text:p>19218</text:p>
          </table:table-cell>
          <table:table-cell table:style-name="ce1" office:value-type="float" office:value="14809" calcext:value-type="float">
            <text:p>14809</text:p>
          </table:table-cell>
          <table:table-cell table:style-name="ce1" office:value-type="float" office:value="924" calcext:value-type="float">
            <text:p>924</text:p>
          </table:table-cell>
          <table:table-cell table:style-name="ce1" table:formula="of:=SUM([.H178:.R178])" office:value-type="float" office:value="78104" calcext:value-type="float">
            <text:p>78104</text:p>
          </table:table-cell>
          <table:table-cell table:style-name="ce3" table:formula="of:=[.H178]/[.$S178]" office:value-type="percentage" office:value="0.00843746799139609" calcext:value-type="percentage">
            <text:p>0,84%</text:p>
          </table:table-cell>
          <table:table-cell table:style-name="ce3" table:formula="of:=[.I178]/[.$S178]" office:value-type="percentage" office:value="0.00763085117279525" calcext:value-type="percentage">
            <text:p>0,76%</text:p>
          </table:table-cell>
          <table:table-cell table:style-name="ce3" table:formula="of:=[.J178]/[.$S178]" office:value-type="percentage" office:value="0.00213817474137048" calcext:value-type="percentage">
            <text:p>0,21%</text:p>
          </table:table-cell>
          <table:table-cell table:style-name="ce3" table:formula="of:=[.K178]/[.$S178]" office:value-type="percentage" office:value="0.0583580866536925" calcext:value-type="percentage">
            <text:p>5,84%</text:p>
          </table:table-cell>
          <table:table-cell table:style-name="ce3" table:formula="of:=[.L178]/[.$S178]" office:value-type="percentage" office:value="0.206980436341288" calcext:value-type="percentage">
            <text:p>20,70%</text:p>
          </table:table-cell>
          <table:table-cell table:style-name="ce3" table:formula="of:=[.M178]/[.$S178]" office:value-type="percentage" office:value="0.0633770357472088" calcext:value-type="percentage">
            <text:p>6,34%</text:p>
          </table:table-cell>
          <table:table-cell table:style-name="ce3" table:formula="of:=[.N178]/[.$S178]" office:value-type="percentage" office:value="0.009116050394346" calcext:value-type="percentage">
            <text:p>0,91%</text:p>
          </table:table-cell>
          <table:table-cell table:style-name="ce3" table:formula="of:=[.O178]/[.$S178]" office:value-type="percentage" office:value="0.196468810816347" calcext:value-type="percentage">
            <text:p>19,65%</text:p>
          </table:table-cell>
          <table:table-cell table:style-name="ce3" table:formula="of:=[.P178]/[.$S178]" office:value-type="percentage" office:value="0.246056539997951" calcext:value-type="percentage">
            <text:p>24,61%</text:p>
          </table:table-cell>
          <table:table-cell table:style-name="ce3" table:formula="of:=[.Q178]/[.$S178]" office:value-type="percentage" office:value="0.189606166137458" calcext:value-type="percentage">
            <text:p>18,96%</text:p>
          </table:table-cell>
          <table:table-cell table:style-name="ce3" table:formula="of:=[.R178]/[.$S178]" office:value-type="percentage" office:value="0.0118303800061457" calcext:value-type="percentage">
            <text:p>1,1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7-04</text:p>
          </table:table-cell>
          <table:table-cell table:style-name="ce1" office:value-type="string" calcext:value-type="string">
            <text:p>3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0174" calcext:value-type="float">
            <text:p>90174</text:p>
          </table:table-cell>
          <table:table-cell table:style-name="ce1" office:value-type="float" office:value="73472" calcext:value-type="float">
            <text:p>73472</text:p>
          </table:table-cell>
          <table:table-cell table:style-name="ce1" office:value-type="float" office:value="1432" calcext:value-type="float">
            <text:p>1432</text:p>
          </table:table-cell>
          <table:table-cell table:style-name="ce1" office:value-type="float" office:value="579" calcext:value-type="float">
            <text:p>579</text:p>
          </table:table-cell>
          <table:table-cell table:style-name="ce1" office:value-type="float" office:value="665" calcext:value-type="float">
            <text:p>665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3850" calcext:value-type="float">
            <text:p>3850</text:p>
          </table:table-cell>
          <table:table-cell table:style-name="ce1" office:value-type="float" office:value="14491" calcext:value-type="float">
            <text:p>14491</text:p>
          </table:table-cell>
          <table:table-cell table:style-name="ce1" office:value-type="float" office:value="4870" calcext:value-type="float">
            <text:p>4870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14388" calcext:value-type="float">
            <text:p>14388</text:p>
          </table:table-cell>
          <table:table-cell table:style-name="ce1" office:value-type="float" office:value="16953" calcext:value-type="float">
            <text:p>16953</text:p>
          </table:table-cell>
          <table:table-cell table:style-name="ce1" office:value-type="float" office:value="14051" calcext:value-type="float">
            <text:p>14051</text:p>
          </table:table-cell>
          <table:table-cell table:style-name="ce1" office:value-type="float" office:value="891" calcext:value-type="float">
            <text:p>891</text:p>
          </table:table-cell>
          <table:table-cell table:style-name="ce1" table:formula="of:=SUM([.H179:.R179])" office:value-type="float" office:value="71461" calcext:value-type="float">
            <text:p>71461</text:p>
          </table:table-cell>
          <table:table-cell table:style-name="ce3" table:formula="of:=[.H179]/[.$S179]" office:value-type="percentage" office:value="0.00930577517806916" calcext:value-type="percentage">
            <text:p>0,93%</text:p>
          </table:table-cell>
          <table:table-cell table:style-name="ce3" table:formula="of:=[.I179]/[.$S179]" office:value-type="percentage" office:value="0.0068428933264298" calcext:value-type="percentage">
            <text:p>0,68%</text:p>
          </table:table-cell>
          <table:table-cell table:style-name="ce3" table:formula="of:=[.J179]/[.$S179]" office:value-type="percentage" office:value="0.00172121856677069" calcext:value-type="percentage">
            <text:p>0,17%</text:p>
          </table:table-cell>
          <table:table-cell table:style-name="ce3" table:formula="of:=[.K179]/[.$S179]" office:value-type="percentage" office:value="0.0538755405046109" calcext:value-type="percentage">
            <text:p>5,39%</text:p>
          </table:table-cell>
          <table:table-cell table:style-name="ce3" table:formula="of:=[.L179]/[.$S179]" office:value-type="percentage" office:value="0.202781937000602" calcext:value-type="percentage">
            <text:p>20,28%</text:p>
          </table:table-cell>
          <table:table-cell table:style-name="ce3" table:formula="of:=[.M179]/[.$S179]" office:value-type="percentage" office:value="0.0681490603266117" calcext:value-type="percentage">
            <text:p>6,81%</text:p>
          </table:table-cell>
          <table:table-cell table:style-name="ce3" table:formula="of:=[.N179]/[.$S179]" office:value-type="percentage" office:value="0.00965561635017702" calcext:value-type="percentage">
            <text:p>0,97%</text:p>
          </table:table-cell>
          <table:table-cell table:style-name="ce3" table:formula="of:=[.O179]/[.$S179]" office:value-type="percentage" office:value="0.201340591371517" calcext:value-type="percentage">
            <text:p>20,13%</text:p>
          </table:table-cell>
          <table:table-cell table:style-name="ce3" table:formula="of:=[.P179]/[.$S179]" office:value-type="percentage" office:value="0.237234295629784" calcext:value-type="percentage">
            <text:p>23,72%</text:p>
          </table:table-cell>
          <table:table-cell table:style-name="ce3" table:formula="of:=[.Q179]/[.$S179]" office:value-type="percentage" office:value="0.196624732371503" calcext:value-type="percentage">
            <text:p>19,66%</text:p>
          </table:table-cell>
          <table:table-cell table:style-name="ce3" table:formula="of:=[.R179]/[.$S179]" office:value-type="percentage" office:value="0.0124683393739242" calcext:value-type="percentage">
            <text:p>1,25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7-05</text:p>
          </table:table-cell>
          <table:table-cell table:style-name="ce1" office:value-type="string" calcext:value-type="string">
            <text:p>3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3917" calcext:value-type="float">
            <text:p>83917</text:p>
          </table:table-cell>
          <table:table-cell table:style-name="ce1" office:value-type="float" office:value="69140" calcext:value-type="float">
            <text:p>69140</text:p>
          </table:table-cell>
          <table:table-cell table:style-name="ce1" office:value-type="float" office:value="1193" calcext:value-type="float">
            <text:p>1193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3891" calcext:value-type="float">
            <text:p>3891</text:p>
          </table:table-cell>
          <table:table-cell table:style-name="ce1" office:value-type="float" office:value="15784" calcext:value-type="float">
            <text:p>15784</text:p>
          </table:table-cell>
          <table:table-cell table:style-name="ce1" office:value-type="float" office:value="3942" calcext:value-type="float">
            <text:p>3942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13748" calcext:value-type="float">
            <text:p>13748</text:p>
          </table:table-cell>
          <table:table-cell table:style-name="ce1" office:value-type="float" office:value="16139" calcext:value-type="float">
            <text:p>16139</text:p>
          </table:table-cell>
          <table:table-cell table:style-name="ce1" office:value-type="float" office:value="11585" calcext:value-type="float">
            <text:p>11585</text:p>
          </table:table-cell>
          <table:table-cell table:style-name="ce1" office:value-type="float" office:value="692" calcext:value-type="float">
            <text:p>692</text:p>
          </table:table-cell>
          <table:table-cell table:style-name="ce1" table:formula="of:=SUM([.H180:.R180])" office:value-type="float" office:value="67487" calcext:value-type="float">
            <text:p>67487</text:p>
          </table:table-cell>
          <table:table-cell table:style-name="ce3" table:formula="of:=[.H180]/[.$S180]" office:value-type="percentage" office:value="0.00696430423637145" calcext:value-type="percentage">
            <text:p>0,70%</text:p>
          </table:table-cell>
          <table:table-cell table:style-name="ce3" table:formula="of:=[.I180]/[.$S180]" office:value-type="percentage" office:value="0.00769036999718464" calcext:value-type="percentage">
            <text:p>0,77%</text:p>
          </table:table-cell>
          <table:table-cell table:style-name="ce3" table:formula="of:=[.J180]/[.$S180]" office:value-type="percentage" office:value="0.00216337961385156" calcext:value-type="percentage">
            <text:p>0,22%</text:p>
          </table:table-cell>
          <table:table-cell table:style-name="ce3" table:formula="of:=[.K180]/[.$S180]" office:value-type="percentage" office:value="0.0576555484760028" calcext:value-type="percentage">
            <text:p>5,77%</text:p>
          </table:table-cell>
          <table:table-cell table:style-name="ce3" table:formula="of:=[.L180]/[.$S180]" office:value-type="percentage" office:value="0.233882080993376" calcext:value-type="percentage">
            <text:p>23,39%</text:p>
          </table:table-cell>
          <table:table-cell table:style-name="ce3" table:formula="of:=[.M180]/[.$S180]" office:value-type="percentage" office:value="0.058411249573992" calcext:value-type="percentage">
            <text:p>5,84%</text:p>
          </table:table-cell>
          <table:table-cell table:style-name="ce3" table:formula="of:=[.N180]/[.$S180]" office:value-type="percentage" office:value="0.00846088876376191" calcext:value-type="percentage">
            <text:p>0,85%</text:p>
          </table:table-cell>
          <table:table-cell table:style-name="ce3" table:formula="of:=[.O180]/[.$S180]" office:value-type="percentage" office:value="0.203713307748159" calcext:value-type="percentage">
            <text:p>20,37%</text:p>
          </table:table-cell>
          <table:table-cell table:style-name="ce3" table:formula="of:=[.P180]/[.$S180]" office:value-type="percentage" office:value="0.239142353342125" calcext:value-type="percentage">
            <text:p>23,91%</text:p>
          </table:table-cell>
          <table:table-cell table:style-name="ce3" table:formula="of:=[.Q180]/[.$S180]" office:value-type="percentage" office:value="0.171662690592262" calcext:value-type="percentage">
            <text:p>17,17%</text:p>
          </table:table-cell>
          <table:table-cell table:style-name="ce3" table:formula="of:=[.R180]/[.$S180]" office:value-type="percentage" office:value="0.0102538266629129" calcext:value-type="percentage">
            <text:p>1,03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8-01</text:p>
          </table:table-cell>
          <table:table-cell table:style-name="ce1" office:value-type="string" calcext:value-type="string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3137" calcext:value-type="float">
            <text:p>83137</text:p>
          </table:table-cell>
          <table:table-cell table:style-name="ce1" office:value-type="float" office:value="66652" calcext:value-type="float">
            <text:p>66652</text:p>
          </table:table-cell>
          <table:table-cell table:style-name="ce1" office:value-type="float" office:value="875" calcext:value-type="float">
            <text:p>875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487" calcext:value-type="float">
            <text:p>487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786" calcext:value-type="float">
            <text:p>1786</text:p>
          </table:table-cell>
          <table:table-cell table:style-name="ce1" office:value-type="float" office:value="15716" calcext:value-type="float">
            <text:p>15716</text:p>
          </table:table-cell>
          <table:table-cell table:style-name="ce1" office:value-type="float" office:value="5768" calcext:value-type="float">
            <text:p>5768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5838" calcext:value-type="float">
            <text:p>5838</text:p>
          </table:table-cell>
          <table:table-cell table:style-name="ce1" office:value-type="float" office:value="21303" calcext:value-type="float">
            <text:p>21303</text:p>
          </table:table-cell>
          <table:table-cell table:style-name="ce1" office:value-type="float" office:value="13382" calcext:value-type="float">
            <text:p>13382</text:p>
          </table:table-cell>
          <table:table-cell table:style-name="ce1" office:value-type="float" office:value="419" calcext:value-type="float">
            <text:p>419</text:p>
          </table:table-cell>
          <table:table-cell table:style-name="ce1" table:formula="of:=SUM([.H181:.R181])" office:value-type="float" office:value="65404" calcext:value-type="float">
            <text:p>65404</text:p>
          </table:table-cell>
          <table:table-cell table:style-name="ce3" table:formula="of:=[.H181]/[.$S181]" office:value-type="percentage" office:value="0.00327197113326402" calcext:value-type="percentage">
            <text:p>0,33%</text:p>
          </table:table-cell>
          <table:table-cell table:style-name="ce3" table:formula="of:=[.I181]/[.$S181]" office:value-type="percentage" office:value="0.00744602776588588" calcext:value-type="percentage">
            <text:p>0,74%</text:p>
          </table:table-cell>
          <table:table-cell table:style-name="ce3" table:formula="of:=[.J181]/[.$S181]" office:value-type="percentage" office:value="0.00139135221087395" calcext:value-type="percentage">
            <text:p>0,14%</text:p>
          </table:table-cell>
          <table:table-cell table:style-name="ce3" table:formula="of:=[.K181]/[.$S181]" office:value-type="percentage" office:value="0.0273071983364932" calcext:value-type="percentage">
            <text:p>2,73%</text:p>
          </table:table-cell>
          <table:table-cell table:style-name="ce3" table:formula="of:=[.L181]/[.$S181]" office:value-type="percentage" office:value="0.240291113693352" calcext:value-type="percentage">
            <text:p>24,03%</text:p>
          </table:table-cell>
          <table:table-cell table:style-name="ce3" table:formula="of:=[.M181]/[.$S181]" office:value-type="percentage" office:value="0.0881903247507798" calcext:value-type="percentage">
            <text:p>8,82%</text:p>
          </table:table-cell>
          <table:table-cell table:style-name="ce3" table:formula="of:=[.N181]/[.$S181]" office:value-type="percentage" office:value="0.00611583389395144" calcext:value-type="percentage">
            <text:p>0,61%</text:p>
          </table:table-cell>
          <table:table-cell table:style-name="ce3" table:formula="of:=[.O181]/[.$S181]" office:value-type="percentage" office:value="0.0892605956822213" calcext:value-type="percentage">
            <text:p>8,93%</text:p>
          </table:table-cell>
          <table:table-cell table:style-name="ce3" table:formula="of:=[.P181]/[.$S181]" office:value-type="percentage" office:value="0.325714023607119" calcext:value-type="percentage">
            <text:p>32,57%</text:p>
          </table:table-cell>
          <table:table-cell table:style-name="ce3" table:formula="of:=[.Q181]/[.$S181]" office:value-type="percentage" office:value="0.204605222922145" calcext:value-type="percentage">
            <text:p>20,46%</text:p>
          </table:table-cell>
          <table:table-cell table:style-name="ce3" table:formula="of:=[.R181]/[.$S181]" office:value-type="percentage" office:value="0.00640633600391413" calcext:value-type="percentage">
            <text:p>0,64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8-02</text:p>
          </table:table-cell>
          <table:table-cell table:style-name="ce1" office:value-type="string" calcext:value-type="string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7384" calcext:value-type="float">
            <text:p>77384</text:p>
          </table:table-cell>
          <table:table-cell table:style-name="ce1" office:value-type="float" office:value="59589" calcext:value-type="float">
            <text:p>59589</text:p>
          </table:table-cell>
          <table:table-cell table:style-name="ce1" office:value-type="float" office:value="977" calcext:value-type="float">
            <text:p>977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609" calcext:value-type="float">
            <text:p>609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2354" calcext:value-type="float">
            <text:p>2354</text:p>
          </table:table-cell>
          <table:table-cell table:style-name="ce1" office:value-type="float" office:value="8003" calcext:value-type="float">
            <text:p>8003</text:p>
          </table:table-cell>
          <table:table-cell table:style-name="ce1" office:value-type="float" office:value="4233" calcext:value-type="float">
            <text:p>4233</text:p>
          </table:table-cell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11443" calcext:value-type="float">
            <text:p>11443</text:p>
          </table:table-cell>
          <table:table-cell table:style-name="ce1" office:value-type="float" office:value="15053" calcext:value-type="float">
            <text:p>15053</text:p>
          </table:table-cell>
          <table:table-cell table:style-name="ce1" office:value-type="float" office:value="15055" calcext:value-type="float">
            <text:p>15055</text:p>
          </table:table-cell>
          <table:table-cell table:style-name="ce1" office:value-type="float" office:value="614" calcext:value-type="float">
            <text:p>614</text:p>
          </table:table-cell>
          <table:table-cell table:style-name="ce1" table:formula="of:=SUM([.H182:.R182])" office:value-type="float" office:value="58316" calcext:value-type="float">
            <text:p>58316</text:p>
          </table:table-cell>
          <table:table-cell table:style-name="ce3" table:formula="of:=[.H182]/[.$S182]" office:value-type="percentage" office:value="0.00564167638383977" calcext:value-type="percentage">
            <text:p>0,56%</text:p>
          </table:table-cell>
          <table:table-cell table:style-name="ce3" table:formula="of:=[.I182]/[.$S182]" office:value-type="percentage" office:value="0.0104431030934906" calcext:value-type="percentage">
            <text:p>1,04%</text:p>
          </table:table-cell>
          <table:table-cell table:style-name="ce3" table:formula="of:=[.J182]/[.$S182]" office:value-type="percentage" office:value="0.00166335139584334" calcext:value-type="percentage">
            <text:p>0,17%</text:p>
          </table:table-cell>
          <table:table-cell table:style-name="ce3" table:formula="of:=[.K182]/[.$S182]" office:value-type="percentage" office:value="0.0403662802661362" calcext:value-type="percentage">
            <text:p>4,04%</text:p>
          </table:table-cell>
          <table:table-cell table:style-name="ce3" table:formula="of:=[.L182]/[.$S182]" office:value-type="percentage" office:value="0.137235064133342" calcext:value-type="percentage">
            <text:p>13,72%</text:p>
          </table:table-cell>
          <table:table-cell table:style-name="ce3" table:formula="of:=[.M182]/[.$S182]" office:value-type="percentage" office:value="0.0725872830784004" calcext:value-type="percentage">
            <text:p>7,26%</text:p>
          </table:table-cell>
          <table:table-cell table:style-name="ce3" table:formula="of:=[.N182]/[.$S182]" office:value-type="percentage" office:value="0.00901982303312984" calcext:value-type="percentage">
            <text:p>0,90%</text:p>
          </table:table-cell>
          <table:table-cell table:style-name="ce3" table:formula="of:=[.O182]/[.$S182]" office:value-type="percentage" office:value="0.19622402085191" calcext:value-type="percentage">
            <text:p>19,62%</text:p>
          </table:table-cell>
          <table:table-cell table:style-name="ce3" table:formula="of:=[.P182]/[.$S182]" office:value-type="percentage" office:value="0.258128129501338" calcext:value-type="percentage">
            <text:p>25,81%</text:p>
          </table:table-cell>
          <table:table-cell table:style-name="ce3" table:formula="of:=[.Q182]/[.$S182]" office:value-type="percentage" office:value="0.258162425406406" calcext:value-type="percentage">
            <text:p>25,82%</text:p>
          </table:table-cell>
          <table:table-cell table:style-name="ce3" table:formula="of:=[.R182]/[.$S182]" office:value-type="percentage" office:value="0.010528842856163" calcext:value-type="percentage">
            <text:p>1,05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8-03</text:p>
          </table:table-cell>
          <table:table-cell table:style-name="ce1" office:value-type="string" calcext:value-type="string">
            <text:p>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9637" calcext:value-type="float">
            <text:p>59637</text:p>
          </table:table-cell>
          <table:table-cell table:style-name="ce1" office:value-type="float" office:value="44885" calcext:value-type="float">
            <text:p>44885</text:p>
          </table:table-cell>
          <table:table-cell table:style-name="ce1" office:value-type="float" office:value="656" calcext:value-type="float">
            <text:p>656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618" calcext:value-type="float">
            <text:p>1618</text:p>
          </table:table-cell>
          <table:table-cell table:style-name="ce1" office:value-type="float" office:value="5620" calcext:value-type="float">
            <text:p>5620</text:p>
          </table:table-cell>
          <table:table-cell table:style-name="ce1" office:value-type="float" office:value="4096" calcext:value-type="float">
            <text:p>4096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6892" calcext:value-type="float">
            <text:p>6892</text:p>
          </table:table-cell>
          <table:table-cell table:style-name="ce1" office:value-type="float" office:value="11727" calcext:value-type="float">
            <text:p>11727</text:p>
          </table:table-cell>
          <table:table-cell table:style-name="ce1" office:value-type="float" office:value="12529" calcext:value-type="float">
            <text:p>12529</text:p>
          </table:table-cell>
          <table:table-cell table:style-name="ce1" office:value-type="float" office:value="477" calcext:value-type="float">
            <text:p>477</text:p>
          </table:table-cell>
          <table:table-cell table:style-name="ce1" table:formula="of:=SUM([.H183:.R183])" office:value-type="float" office:value="43993" calcext:value-type="float">
            <text:p>43993</text:p>
          </table:table-cell>
          <table:table-cell table:style-name="ce3" table:formula="of:=[.H183]/[.$S183]" office:value-type="percentage" office:value="0.00540995158320642" calcext:value-type="percentage">
            <text:p>0,54%</text:p>
          </table:table-cell>
          <table:table-cell table:style-name="ce3" table:formula="of:=[.I183]/[.$S183]" office:value-type="percentage" office:value="0.0101834382742709" calcext:value-type="percentage">
            <text:p>1,02%</text:p>
          </table:table-cell>
          <table:table-cell table:style-name="ce3" table:formula="of:=[.J183]/[.$S183]" office:value-type="percentage" office:value="0.00154570045234469" calcext:value-type="percentage">
            <text:p>0,15%</text:p>
          </table:table-cell>
          <table:table-cell table:style-name="ce3" table:formula="of:=[.K183]/[.$S183]" office:value-type="percentage" office:value="0.0367785784102016" calcext:value-type="percentage">
            <text:p>3,68%</text:p>
          </table:table-cell>
          <table:table-cell table:style-name="ce3" table:formula="of:=[.L183]/[.$S183]" office:value-type="percentage" office:value="0.127747596208488" calcext:value-type="percentage">
            <text:p>12,77%</text:p>
          </table:table-cell>
          <table:table-cell table:style-name="ce3" table:formula="of:=[.M183]/[.$S183]" office:value-type="percentage" office:value="0.0931057213647626" calcext:value-type="percentage">
            <text:p>9,31%</text:p>
          </table:table-cell>
          <table:table-cell table:style-name="ce3" table:formula="of:=[.N183]/[.$S183]" office:value-type="percentage" office:value="0.00636464892141932" calcext:value-type="percentage">
            <text:p>0,64%</text:p>
          </table:table-cell>
          <table:table-cell table:style-name="ce3" table:formula="of:=[.O183]/[.$S183]" office:value-type="percentage" office:value="0.156661287022935" calcext:value-type="percentage">
            <text:p>15,67%</text:p>
          </table:table-cell>
          <table:table-cell table:style-name="ce3" table:formula="of:=[.P183]/[.$S183]" office:value-type="percentage" office:value="0.266565135362444" calcext:value-type="percentage">
            <text:p>26,66%</text:p>
          </table:table-cell>
          <table:table-cell table:style-name="ce3" table:formula="of:=[.Q183]/[.$S183]" office:value-type="percentage" office:value="0.284795308344509" calcext:value-type="percentage">
            <text:p>28,48%</text:p>
          </table:table-cell>
          <table:table-cell table:style-name="ce3" table:formula="of:=[.R183]/[.$S183]" office:value-type="percentage" office:value="0.0108426340554179" calcext:value-type="percentage">
            <text:p>1,0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8-04</text:p>
          </table:table-cell>
          <table:table-cell table:style-name="ce1" office:value-type="string" calcext:value-type="string">
            <text:p>3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9807" calcext:value-type="float">
            <text:p>89807</text:p>
          </table:table-cell>
          <table:table-cell table:style-name="ce1" office:value-type="float" office:value="71971" calcext:value-type="float">
            <text:p>71971</text:p>
          </table:table-cell>
          <table:table-cell table:style-name="ce1" office:value-type="float" office:value="1233" calcext:value-type="float">
            <text:p>1233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664" calcext:value-type="float">
            <text:p>664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3461" calcext:value-type="float">
            <text:p>3461</text:p>
          </table:table-cell>
          <table:table-cell table:style-name="ce1" office:value-type="float" office:value="12324" calcext:value-type="float">
            <text:p>12324</text:p>
          </table:table-cell>
          <table:table-cell table:style-name="ce1" office:value-type="float" office:value="4840" calcext:value-type="float">
            <text:p>484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14294" calcext:value-type="float">
            <text:p>14294</text:p>
          </table:table-cell>
          <table:table-cell table:style-name="ce1" office:value-type="float" office:value="17762" calcext:value-type="float">
            <text:p>17762</text:p>
          </table:table-cell>
          <table:table-cell table:style-name="ce1" office:value-type="float" office:value="14974" calcext:value-type="float">
            <text:p>14974</text:p>
          </table:table-cell>
          <table:table-cell table:style-name="ce1" office:value-type="float" office:value="738" calcext:value-type="float">
            <text:p>738</text:p>
          </table:table-cell>
          <table:table-cell table:style-name="ce1" table:formula="of:=SUM([.H184:.R184])" office:value-type="float" office:value="70358" calcext:value-type="float">
            <text:p>70358</text:p>
          </table:table-cell>
          <table:table-cell table:style-name="ce3" table:formula="of:=[.H184]/[.$S184]" office:value-type="percentage" office:value="0.00559993177748088" calcext:value-type="percentage">
            <text:p>0,56%</text:p>
          </table:table-cell>
          <table:table-cell table:style-name="ce3" table:formula="of:=[.I184]/[.$S184]" office:value-type="percentage" office:value="0.00943744847778504" calcext:value-type="percentage">
            <text:p>0,94%</text:p>
          </table:table-cell>
          <table:table-cell table:style-name="ce3" table:formula="of:=[.J184]/[.$S184]" office:value-type="percentage" office:value="0.00180505415162455" calcext:value-type="percentage">
            <text:p>0,18%</text:p>
          </table:table-cell>
          <table:table-cell table:style-name="ce3" table:formula="of:=[.K184]/[.$S184]" office:value-type="percentage" office:value="0.0491912788879729" calcext:value-type="percentage">
            <text:p>4,92%</text:p>
          </table:table-cell>
          <table:table-cell table:style-name="ce3" table:formula="of:=[.L184]/[.$S184]" office:value-type="percentage" office:value="0.175161317831661" calcext:value-type="percentage">
            <text:p>17,52%</text:p>
          </table:table-cell>
          <table:table-cell table:style-name="ce3" table:formula="of:=[.M184]/[.$S184]" office:value-type="percentage" office:value="0.068791040109156" calcext:value-type="percentage">
            <text:p>6,88%</text:p>
          </table:table-cell>
          <table:table-cell table:style-name="ce3" table:formula="of:=[.N184]/[.$S184]" office:value-type="percentage" office:value="0.0110861593564342" calcext:value-type="percentage">
            <text:p>1,11%</text:p>
          </table:table-cell>
          <table:table-cell table:style-name="ce3" table:formula="of:=[.O184]/[.$S184]" office:value-type="percentage" office:value="0.203160976719065" calcext:value-type="percentage">
            <text:p>20,32%</text:p>
          </table:table-cell>
          <table:table-cell table:style-name="ce3" table:formula="of:=[.P184]/[.$S184]" office:value-type="percentage" office:value="0.25245174678075" calcext:value-type="percentage">
            <text:p>25,25%</text:p>
          </table:table-cell>
          <table:table-cell table:style-name="ce3" table:formula="of:=[.Q184]/[.$S184]" office:value-type="percentage" office:value="0.212825833593905" calcext:value-type="percentage">
            <text:p>21,28%</text:p>
          </table:table-cell>
          <table:table-cell table:style-name="ce3" table:formula="of:=[.R184]/[.$S184]" office:value-type="percentage" office:value="0.0104892123141647" calcext:value-type="percentage">
            <text:p>1,05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8-05</text:p>
          </table:table-cell>
          <table:table-cell table:style-name="ce1" office:value-type="string" calcext:value-type="string">
            <text:p>3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2312" calcext:value-type="float">
            <text:p>102312</text:p>
          </table:table-cell>
          <table:table-cell table:style-name="ce1" office:value-type="float" office:value="82579" calcext:value-type="float">
            <text:p>82579</text:p>
          </table:table-cell>
          <table:table-cell table:style-name="ce1" office:value-type="float" office:value="1385" calcext:value-type="float">
            <text:p>1385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812" calcext:value-type="float">
            <text:p>812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4029" calcext:value-type="float">
            <text:p>4029</text:p>
          </table:table-cell>
          <table:table-cell table:style-name="ce1" office:value-type="float" office:value="13002" calcext:value-type="float">
            <text:p>13002</text:p>
          </table:table-cell>
          <table:table-cell table:style-name="ce1" office:value-type="float" office:value="6022" calcext:value-type="float">
            <text:p>6022</text:p>
          </table:table-cell>
          <table:table-cell table:style-name="ce1" office:value-type="float" office:value="809" calcext:value-type="float">
            <text:p>809</text:p>
          </table:table-cell>
          <table:table-cell table:style-name="ce1" office:value-type="float" office:value="15746" calcext:value-type="float">
            <text:p>15746</text:p>
          </table:table-cell>
          <table:table-cell table:style-name="ce1" office:value-type="float" office:value="21522" calcext:value-type="float">
            <text:p>21522</text:p>
          </table:table-cell>
          <table:table-cell table:style-name="ce1" office:value-type="float" office:value="17403" calcext:value-type="float">
            <text:p>17403</text:p>
          </table:table-cell>
          <table:table-cell table:style-name="ce1" office:value-type="float" office:value="850" calcext:value-type="float">
            <text:p>850</text:p>
          </table:table-cell>
          <table:table-cell table:style-name="ce1" table:formula="of:=SUM([.H185:.R185])" office:value-type="float" office:value="80744" calcext:value-type="float">
            <text:p>80744</text:p>
          </table:table-cell>
          <table:table-cell table:style-name="ce3" table:formula="of:=[.H185]/[.$S185]" office:value-type="percentage" office:value="0.00511493114039433" calcext:value-type="percentage">
            <text:p>0,51%</text:p>
          </table:table-cell>
          <table:table-cell table:style-name="ce3" table:formula="of:=[.I185]/[.$S185]" office:value-type="percentage" office:value="0.0100564747845041" calcext:value-type="percentage">
            <text:p>1,01%</text:p>
          </table:table-cell>
          <table:table-cell table:style-name="ce3" table:formula="of:=[.J185]/[.$S185]" office:value-type="percentage" office:value="0.00168433567819281" calcext:value-type="percentage">
            <text:p>0,17%</text:p>
          </table:table-cell>
          <table:table-cell table:style-name="ce3" table:formula="of:=[.K185]/[.$S185]" office:value-type="percentage" office:value="0.0498984444664619" calcext:value-type="percentage">
            <text:p>4,99%</text:p>
          </table:table-cell>
          <table:table-cell table:style-name="ce3" table:formula="of:=[.L185]/[.$S185]" office:value-type="percentage" office:value="0.161027444763698" calcext:value-type="percentage">
            <text:p>16,10%</text:p>
          </table:table-cell>
          <table:table-cell table:style-name="ce3" table:formula="of:=[.M185]/[.$S185]" office:value-type="percentage" office:value="0.0745813930446844" calcext:value-type="percentage">
            <text:p>7,46%</text:p>
          </table:table-cell>
          <table:table-cell table:style-name="ce3" table:formula="of:=[.N185]/[.$S185]" office:value-type="percentage" office:value="0.0100193203210146" calcext:value-type="percentage">
            <text:p>1,00%</text:p>
          </table:table-cell>
          <table:table-cell table:style-name="ce3" table:formula="of:=[.O185]/[.$S185]" office:value-type="percentage" office:value="0.19501139403547" calcext:value-type="percentage">
            <text:p>19,50%</text:p>
          </table:table-cell>
          <table:table-cell table:style-name="ce3" table:formula="of:=[.P185]/[.$S185]" office:value-type="percentage" office:value="0.266546121074012" calcext:value-type="percentage">
            <text:p>26,65%</text:p>
          </table:table-cell>
          <table:table-cell table:style-name="ce3" table:formula="of:=[.Q185]/[.$S185]" office:value-type="percentage" office:value="0.215533042702863" calcext:value-type="percentage">
            <text:p>21,55%</text:p>
          </table:table-cell>
          <table:table-cell table:style-name="ce3" table:formula="of:=[.R185]/[.$S185]" office:value-type="percentage" office:value="0.010527097988705" calcext:value-type="percentage">
            <text:p>1,05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8-06</text:p>
          </table:table-cell>
          <table:table-cell table:style-name="ce1" office:value-type="string" calcext:value-type="string">
            <text:p>3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3238" calcext:value-type="float">
            <text:p>83238</text:p>
          </table:table-cell>
          <table:table-cell table:style-name="ce1" office:value-type="float" office:value="65792" calcext:value-type="float">
            <text:p>65792</text:p>
          </table:table-cell>
          <table:table-cell table:style-name="ce1" office:value-type="float" office:value="1235" calcext:value-type="float">
            <text:p>1235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4037" calcext:value-type="float">
            <text:p>4037</text:p>
          </table:table-cell>
          <table:table-cell table:style-name="ce1" office:value-type="float" office:value="11094" calcext:value-type="float">
            <text:p>11094</text:p>
          </table:table-cell>
          <table:table-cell table:style-name="ce1" office:value-type="float" office:value="2888" calcext:value-type="float">
            <text:p>2888</text:p>
          </table:table-cell>
          <table:table-cell table:style-name="ce1" office:value-type="float" office:value="602" calcext:value-type="float">
            <text:p>602</text:p>
          </table:table-cell>
          <table:table-cell table:style-name="ce1" office:value-type="float" office:value="19982" calcext:value-type="float">
            <text:p>19982</text:p>
          </table:table-cell>
          <table:table-cell table:style-name="ce1" office:value-type="float" office:value="13358" calcext:value-type="float">
            <text:p>13358</text:p>
          </table:table-cell>
          <table:table-cell table:style-name="ce1" office:value-type="float" office:value="10333" calcext:value-type="float">
            <text:p>10333</text:p>
          </table:table-cell>
          <table:table-cell table:style-name="ce1" office:value-type="float" office:value="571" calcext:value-type="float">
            <text:p>571</text:p>
          </table:table-cell>
          <table:table-cell table:style-name="ce1" table:formula="of:=SUM([.H186:.R186])" office:value-type="float" office:value="64038" calcext:value-type="float">
            <text:p>64038</text:p>
          </table:table-cell>
          <table:table-cell table:style-name="ce3" table:formula="of:=[.H186]/[.$S186]" office:value-type="percentage" office:value="0.00548112058465286" calcext:value-type="percentage">
            <text:p>0,55%</text:p>
          </table:table-cell>
          <table:table-cell table:style-name="ce3" table:formula="of:=[.I186]/[.$S186]" office:value-type="percentage" office:value="0.0111027827227584" calcext:value-type="percentage">
            <text:p>1,11%</text:p>
          </table:table-cell>
          <table:table-cell table:style-name="ce3" table:formula="of:=[.J186]/[.$S186]" office:value-type="percentage" office:value="0.00173334582591586" calcext:value-type="percentage">
            <text:p>0,17%</text:p>
          </table:table-cell>
          <table:table-cell table:style-name="ce3" table:formula="of:=[.K186]/[.$S186]" office:value-type="percentage" office:value="0.0630406945875886" calcext:value-type="percentage">
            <text:p>6,30%</text:p>
          </table:table-cell>
          <table:table-cell table:style-name="ce3" table:formula="of:=[.L186]/[.$S186]" office:value-type="percentage" office:value="0.173240888222618" calcext:value-type="percentage">
            <text:p>17,32%</text:p>
          </table:table-cell>
          <table:table-cell table:style-name="ce3" table:formula="of:=[.M186]/[.$S186]" office:value-type="percentage" office:value="0.0450982229301352" calcext:value-type="percentage">
            <text:p>4,51%</text:p>
          </table:table-cell>
          <table:table-cell table:style-name="ce3" table:formula="of:=[.N186]/[.$S186]" office:value-type="percentage" office:value="0.00940066835316531" calcext:value-type="percentage">
            <text:p>0,94%</text:p>
          </table:table-cell>
          <table:table-cell table:style-name="ce3" table:formula="of:=[.O186]/[.$S186]" office:value-type="percentage" office:value="0.312033480121178" calcext:value-type="percentage">
            <text:p>31,20%</text:p>
          </table:table-cell>
          <table:table-cell table:style-name="ce3" table:formula="of:=[.P186]/[.$S186]" office:value-type="percentage" office:value="0.208594896780037" calcext:value-type="percentage">
            <text:p>20,86%</text:p>
          </table:table-cell>
          <table:table-cell table:style-name="ce3" table:formula="of:=[.Q186]/[.$S186]" office:value-type="percentage" office:value="0.161357319091789" calcext:value-type="percentage">
            <text:p>16,14%</text:p>
          </table:table-cell>
          <table:table-cell table:style-name="ce3" table:formula="of:=[.R186]/[.$S186]" office:value-type="percentage" office:value="0.00891658078016178" calcext:value-type="percentage">
            <text:p>0,89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8-07</text:p>
          </table:table-cell>
          <table:table-cell table:style-name="ce1" office:value-type="string" calcext:value-type="string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1433" calcext:value-type="float">
            <text:p>91433</text:p>
          </table:table-cell>
          <table:table-cell table:style-name="ce1" office:value-type="float" office:value="73857" calcext:value-type="float">
            <text:p>73857</text:p>
          </table:table-cell>
          <table:table-cell table:style-name="ce1" office:value-type="float" office:value="1567" calcext:value-type="float">
            <text:p>1567</text:p>
          </table:table-cell>
          <table:table-cell table:style-name="ce1" office:value-type="float" office:value="611" calcext:value-type="float">
            <text:p>611</text:p>
          </table:table-cell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683" calcext:value-type="float">
            <text:p>683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4553" calcext:value-type="float">
            <text:p>4553</text:p>
          </table:table-cell>
          <table:table-cell table:style-name="ce1" office:value-type="float" office:value="12004" calcext:value-type="float">
            <text:p>12004</text:p>
          </table:table-cell>
          <table:table-cell table:style-name="ce1" office:value-type="float" office:value="3471" calcext:value-type="float">
            <text:p>3471</text:p>
          </table:table-cell>
          <table:table-cell table:style-name="ce1" office:value-type="float" office:value="950" calcext:value-type="float">
            <text:p>950</text:p>
          </table:table-cell>
          <table:table-cell table:style-name="ce1" office:value-type="float" office:value="21150" calcext:value-type="float">
            <text:p>21150</text:p>
          </table:table-cell>
          <table:table-cell table:style-name="ce1" office:value-type="float" office:value="14929" calcext:value-type="float">
            <text:p>14929</text:p>
          </table:table-cell>
          <table:table-cell table:style-name="ce1" office:value-type="float" office:value="12570" calcext:value-type="float">
            <text:p>12570</text:p>
          </table:table-cell>
          <table:table-cell table:style-name="ce1" office:value-type="float" office:value="778" calcext:value-type="float">
            <text:p>778</text:p>
          </table:table-cell>
          <table:table-cell table:style-name="ce1" table:formula="of:=SUM([.H187:.R187])" office:value-type="float" office:value="71679" calcext:value-type="float">
            <text:p>71679</text:p>
          </table:table-cell>
          <table:table-cell table:style-name="ce3" table:formula="of:=[.H187]/[.$S187]" office:value-type="percentage" office:value="0.00634774480670768" calcext:value-type="percentage">
            <text:p>0,63%</text:p>
          </table:table-cell>
          <table:table-cell table:style-name="ce3" table:formula="of:=[.I187]/[.$S187]" office:value-type="percentage" office:value="0.00952859275380516" calcext:value-type="percentage">
            <text:p>0,95%</text:p>
          </table:table-cell>
          <table:table-cell table:style-name="ce3" table:formula="of:=[.J187]/[.$S187]" office:value-type="percentage" office:value="0.00189734789826867" calcext:value-type="percentage">
            <text:p>0,19%</text:p>
          </table:table-cell>
          <table:table-cell table:style-name="ce3" table:formula="of:=[.K187]/[.$S187]" office:value-type="percentage" office:value="0.0635193013295386" calcext:value-type="percentage">
            <text:p>6,35%</text:p>
          </table:table-cell>
          <table:table-cell table:style-name="ce3" table:formula="of:=[.L187]/[.$S187]" office:value-type="percentage" office:value="0.167468854197185" calcext:value-type="percentage">
            <text:p>16,75%</text:p>
          </table:table-cell>
          <table:table-cell table:style-name="ce3" table:formula="of:=[.M187]/[.$S187]" office:value-type="percentage" office:value="0.0484242246683129" calcext:value-type="percentage">
            <text:p>4,84%</text:p>
          </table:table-cell>
          <table:table-cell table:style-name="ce3" table:formula="of:=[.N187]/[.$S187]" office:value-type="percentage" office:value="0.0132535331129062" calcext:value-type="percentage">
            <text:p>1,33%</text:p>
          </table:table-cell>
          <table:table-cell table:style-name="ce3" table:formula="of:=[.O187]/[.$S187]" office:value-type="percentage" office:value="0.295065500355753" calcext:value-type="percentage">
            <text:p>29,51%</text:p>
          </table:table-cell>
          <table:table-cell table:style-name="ce3" table:formula="of:=[.P187]/[.$S187]" office:value-type="percentage" office:value="0.208275785097448" calcext:value-type="percentage">
            <text:p>20,83%</text:p>
          </table:table-cell>
          <table:table-cell table:style-name="ce3" table:formula="of:=[.Q187]/[.$S187]" office:value-type="percentage" office:value="0.175365169714979" calcext:value-type="percentage">
            <text:p>17,54%</text:p>
          </table:table-cell>
          <table:table-cell table:style-name="ce3" table:formula="of:=[.R187]/[.$S187]" office:value-type="percentage" office:value="0.0108539460650958" calcext:value-type="percentage">
            <text:p>1,09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8-08</text:p>
          </table:table-cell>
          <table:table-cell table:style-name="ce1" office:value-type="string" calcext:value-type="string">
            <text:p>3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8602" calcext:value-type="float">
            <text:p>78602</text:p>
          </table:table-cell>
          <table:table-cell table:style-name="ce1" office:value-type="float" office:value="62581" calcext:value-type="float">
            <text:p>62581</text:p>
          </table:table-cell>
          <table:table-cell table:style-name="ce1" office:value-type="float" office:value="1148" calcext:value-type="float">
            <text:p>1148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589" calcext:value-type="float">
            <text:p>3589</text:p>
          </table:table-cell>
          <table:table-cell table:style-name="ce1" office:value-type="float" office:value="10961" calcext:value-type="float">
            <text:p>10961</text:p>
          </table:table-cell>
          <table:table-cell table:style-name="ce1" office:value-type="float" office:value="3325" calcext:value-type="float">
            <text:p>3325</text:p>
          </table:table-cell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16113" calcext:value-type="float">
            <text:p>16113</text:p>
          </table:table-cell>
          <table:table-cell table:style-name="ce1" office:value-type="float" office:value="14063" calcext:value-type="float">
            <text:p>14063</text:p>
          </table:table-cell>
          <table:table-cell table:style-name="ce1" office:value-type="float" office:value="10749" calcext:value-type="float">
            <text:p>10749</text:p>
          </table:table-cell>
          <table:table-cell table:style-name="ce1" office:value-type="float" office:value="565" calcext:value-type="float">
            <text:p>565</text:p>
          </table:table-cell>
          <table:table-cell table:style-name="ce1" table:formula="of:=SUM([.H188:.R188])" office:value-type="float" office:value="61008" calcext:value-type="float">
            <text:p>61008</text:p>
          </table:table-cell>
          <table:table-cell table:style-name="ce3" table:formula="of:=[.H188]/[.$S188]" office:value-type="percentage" office:value="0.00524521374246001" calcext:value-type="percentage">
            <text:p>0,52%</text:p>
          </table:table-cell>
          <table:table-cell table:style-name="ce3" table:formula="of:=[.I188]/[.$S188]" office:value-type="percentage" office:value="0.00999868869656438" calcext:value-type="percentage">
            <text:p>1,00%</text:p>
          </table:table-cell>
          <table:table-cell table:style-name="ce3" table:formula="of:=[.J188]/[.$S188]" office:value-type="percentage" office:value="0.00155717282979281" calcext:value-type="percentage">
            <text:p>0,16%</text:p>
          </table:table-cell>
          <table:table-cell table:style-name="ce3" table:formula="of:=[.K188]/[.$S188]" office:value-type="percentage" office:value="0.058828350380278" calcext:value-type="percentage">
            <text:p>5,88%</text:p>
          </table:table-cell>
          <table:table-cell table:style-name="ce3" table:formula="of:=[.L188]/[.$S188]" office:value-type="percentage" office:value="0.1796649619722" calcext:value-type="percentage">
            <text:p>17,97%</text:p>
          </table:table-cell>
          <table:table-cell table:style-name="ce3" table:formula="of:=[.M188]/[.$S188]" office:value-type="percentage" office:value="0.0545010490427485" calcext:value-type="percentage">
            <text:p>5,45%</text:p>
          </table:table-cell>
          <table:table-cell table:style-name="ce3" table:formula="of:=[.N188]/[.$S188]" office:value-type="percentage" office:value="0.0101298190401259" calcext:value-type="percentage">
            <text:p>1,01%</text:p>
          </table:table-cell>
          <table:table-cell table:style-name="ce3" table:formula="of:=[.O188]/[.$S188]" office:value-type="percentage" office:value="0.264112903225806" calcext:value-type="percentage">
            <text:p>26,41%</text:p>
          </table:table-cell>
          <table:table-cell table:style-name="ce3" table:formula="of:=[.P188]/[.$S188]" office:value-type="percentage" office:value="0.230510752688172" calcext:value-type="percentage">
            <text:p>23,05%</text:p>
          </table:table-cell>
          <table:table-cell table:style-name="ce3" table:formula="of:=[.Q188]/[.$S188]" office:value-type="percentage" office:value="0.176190007867821" calcext:value-type="percentage">
            <text:p>17,62%</text:p>
          </table:table-cell>
          <table:table-cell table:style-name="ce3" table:formula="of:=[.R188]/[.$S188]" office:value-type="percentage" office:value="0.00926108051403095" calcext:value-type="percentage">
            <text:p>0,93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8-09</text:p>
          </table:table-cell>
          <table:table-cell table:style-name="ce1" office:value-type="string" calcext:value-type="string">
            <text:p>3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97318" calcext:value-type="float">
            <text:p>97318</text:p>
          </table:table-cell>
          <table:table-cell table:style-name="ce1" office:value-type="float" office:value="77697" calcext:value-type="float">
            <text:p>77697</text:p>
          </table:table-cell>
          <table:table-cell table:style-name="ce1" office:value-type="float" office:value="1598" calcext:value-type="float">
            <text:p>1598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699" calcext:value-type="float">
            <text:p>699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4135" calcext:value-type="float">
            <text:p>4135</text:p>
          </table:table-cell>
          <table:table-cell table:style-name="ce1" office:value-type="float" office:value="13106" calcext:value-type="float">
            <text:p>13106</text:p>
          </table:table-cell>
          <table:table-cell table:style-name="ce1" office:value-type="float" office:value="5120" calcext:value-type="float">
            <text:p>5120</text:p>
          </table:table-cell>
          <table:table-cell table:style-name="ce1" office:value-type="float" office:value="877" calcext:value-type="float">
            <text:p>877</text:p>
          </table:table-cell>
          <table:table-cell table:style-name="ce1" office:value-type="float" office:value="16265" calcext:value-type="float">
            <text:p>16265</text:p>
          </table:table-cell>
          <table:table-cell table:style-name="ce1" office:value-type="float" office:value="18883" calcext:value-type="float">
            <text:p>18883</text:p>
          </table:table-cell>
          <table:table-cell table:style-name="ce1" office:value-type="float" office:value="15143" calcext:value-type="float">
            <text:p>15143</text:p>
          </table:table-cell>
          <table:table-cell table:style-name="ce1" office:value-type="float" office:value="746" calcext:value-type="float">
            <text:p>746</text:p>
          </table:table-cell>
          <table:table-cell table:style-name="ce1" table:formula="of:=SUM([.H189:.R189])" office:value-type="float" office:value="75579" calcext:value-type="float">
            <text:p>75579</text:p>
          </table:table-cell>
          <table:table-cell table:style-name="ce3" table:formula="of:=[.H189]/[.$S189]" office:value-type="percentage" office:value="0.00599372841662367" calcext:value-type="percentage">
            <text:p>0,60%</text:p>
          </table:table-cell>
          <table:table-cell table:style-name="ce3" table:formula="of:=[.I189]/[.$S189]" office:value-type="percentage" office:value="0.00924860080181003" calcext:value-type="percentage">
            <text:p>0,92%</text:p>
          </table:table-cell>
          <table:table-cell table:style-name="ce3" table:formula="of:=[.J189]/[.$S189]" office:value-type="percentage" office:value="0.00201114066076556" calcext:value-type="percentage">
            <text:p>0,20%</text:p>
          </table:table-cell>
          <table:table-cell table:style-name="ce3" table:formula="of:=[.K189]/[.$S189]" office:value-type="percentage" office:value="0.0547109646859577" calcext:value-type="percentage">
            <text:p>5,47%</text:p>
          </table:table-cell>
          <table:table-cell table:style-name="ce3" table:formula="of:=[.L189]/[.$S189]" office:value-type="percentage" office:value="0.173407957236799" calcext:value-type="percentage">
            <text:p>17,34%</text:p>
          </table:table-cell>
          <table:table-cell table:style-name="ce3" table:formula="of:=[.M189]/[.$S189]" office:value-type="percentage" office:value="0.0677436854152609" calcext:value-type="percentage">
            <text:p>6,77%</text:p>
          </table:table-cell>
          <table:table-cell table:style-name="ce3" table:formula="of:=[.N189]/[.$S189]" office:value-type="percentage" office:value="0.011603752365075" calcext:value-type="percentage">
            <text:p>1,16%</text:p>
          </table:table-cell>
          <table:table-cell table:style-name="ce3" table:formula="of:=[.O189]/[.$S189]" office:value-type="percentage" office:value="0.215205281890472" calcext:value-type="percentage">
            <text:p>21,52%</text:p>
          </table:table-cell>
          <table:table-cell table:style-name="ce3" table:formula="of:=[.P189]/[.$S189]" office:value-type="percentage" office:value="0.249844533534447" calcext:value-type="percentage">
            <text:p>24,98%</text:p>
          </table:table-cell>
          <table:table-cell table:style-name="ce3" table:formula="of:=[.Q189]/[.$S189]" office:value-type="percentage" office:value="0.200359888328769" calcext:value-type="percentage">
            <text:p>20,04%</text:p>
          </table:table-cell>
          <table:table-cell table:style-name="ce3" table:formula="of:=[.R189]/[.$S189]" office:value-type="percentage" office:value="0.00987046666402043" calcext:value-type="percentage">
            <text:p>0,99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8-10</text:p>
          </table:table-cell>
          <table:table-cell table:style-name="ce1" office:value-type="string" calcext:value-type="string">
            <text:p>3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3640" calcext:value-type="float">
            <text:p>93640</text:p>
          </table:table-cell>
          <table:table-cell table:style-name="ce1" office:value-type="float" office:value="73231" calcext:value-type="float">
            <text:p>73231</text:p>
          </table:table-cell>
          <table:table-cell table:style-name="ce1" office:value-type="float" office:value="1356" calcext:value-type="float">
            <text:p>1356</text:p>
          </table:table-cell>
          <table:table-cell table:style-name="ce1" office:value-type="float" office:value="487" calcext:value-type="float">
            <text:p>487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835" calcext:value-type="float">
            <text:p>835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4211" calcext:value-type="float">
            <text:p>4211</text:p>
          </table:table-cell>
          <table:table-cell table:style-name="ce1" office:value-type="float" office:value="11095" calcext:value-type="float">
            <text:p>11095</text:p>
          </table:table-cell>
          <table:table-cell table:style-name="ce1" office:value-type="float" office:value="3889" calcext:value-type="float">
            <text:p>3889</text:p>
          </table:table-cell>
          <table:table-cell table:style-name="ce1" office:value-type="float" office:value="695" calcext:value-type="float">
            <text:p>695</text:p>
          </table:table-cell>
          <table:table-cell table:style-name="ce1" office:value-type="float" office:value="20185" calcext:value-type="float">
            <text:p>20185</text:p>
          </table:table-cell>
          <table:table-cell table:style-name="ce1" office:value-type="float" office:value="15489" calcext:value-type="float">
            <text:p>15489</text:p>
          </table:table-cell>
          <table:table-cell table:style-name="ce1" office:value-type="float" office:value="13809" calcext:value-type="float">
            <text:p>13809</text:p>
          </table:table-cell>
          <table:table-cell table:style-name="ce1" office:value-type="float" office:value="625" calcext:value-type="float">
            <text:p>625</text:p>
          </table:table-cell>
          <table:table-cell table:style-name="ce1" table:formula="of:=SUM([.H190:.R190])" office:value-type="float" office:value="71388" calcext:value-type="float">
            <text:p>71388</text:p>
          </table:table-cell>
          <table:table-cell table:style-name="ce3" table:formula="of:=[.H190]/[.$S190]" office:value-type="percentage" office:value="0.00599540539026167" calcext:value-type="percentage">
            <text:p>0,60%</text:p>
          </table:table-cell>
          <table:table-cell table:style-name="ce3" table:formula="of:=[.I190]/[.$S190]" office:value-type="percentage" office:value="0.011696643693618" calcext:value-type="percentage">
            <text:p>1,17%</text:p>
          </table:table-cell>
          <table:table-cell table:style-name="ce3" table:formula="of:=[.J190]/[.$S190]" office:value-type="percentage" office:value="0.00177901047795148" calcext:value-type="percentage">
            <text:p>0,18%</text:p>
          </table:table-cell>
          <table:table-cell table:style-name="ce3" table:formula="of:=[.K190]/[.$S190]" office:value-type="percentage" office:value="0.0589875049027848" calcext:value-type="percentage">
            <text:p>5,90%</text:p>
          </table:table-cell>
          <table:table-cell table:style-name="ce3" table:formula="of:=[.L190]/[.$S190]" office:value-type="percentage" office:value="0.155418277581666" calcext:value-type="percentage">
            <text:p>15,54%</text:p>
          </table:table-cell>
          <table:table-cell table:style-name="ce3" table:formula="of:=[.M190]/[.$S190]" office:value-type="percentage" office:value="0.0544769429035692" calcext:value-type="percentage">
            <text:p>5,45%</text:p>
          </table:table-cell>
          <table:table-cell table:style-name="ce3" table:formula="of:=[.N190]/[.$S190]" office:value-type="percentage" office:value="0.00973552978091556" calcext:value-type="percentage">
            <text:p>0,97%</text:p>
          </table:table-cell>
          <table:table-cell table:style-name="ce3" table:formula="of:=[.O190]/[.$S190]" office:value-type="percentage" office:value="0.28275060234213" calcext:value-type="percentage">
            <text:p>28,28%</text:p>
          </table:table-cell>
          <table:table-cell table:style-name="ce3" table:formula="of:=[.P190]/[.$S190]" office:value-type="percentage" office:value="0.216969238527484" calcext:value-type="percentage">
            <text:p>21,70%</text:p>
          </table:table-cell>
          <table:table-cell table:style-name="ce3" table:formula="of:=[.Q190]/[.$S190]" office:value-type="percentage" office:value="0.193435871575055" calcext:value-type="percentage">
            <text:p>19,34%</text:p>
          </table:table-cell>
          <table:table-cell table:style-name="ce3" table:formula="of:=[.R190]/[.$S190]" office:value-type="percentage" office:value="0.00875497282456435" calcext:value-type="percentage">
            <text:p>0,8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9-01</text:p>
          </table:table-cell>
          <table:table-cell table:style-name="ce1" office:value-type="string" calcext:value-type="string">
            <text:p>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5565" calcext:value-type="float">
            <text:p>65565</text:p>
          </table:table-cell>
          <table:table-cell table:style-name="ce1" office:value-type="float" office:value="53023" calcext:value-type="float">
            <text:p>53023</text:p>
          </table:table-cell>
          <table:table-cell table:style-name="ce1" office:value-type="float" office:value="1194" calcext:value-type="float">
            <text:p>1194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2875" calcext:value-type="float">
            <text:p>2875</text:p>
          </table:table-cell>
          <table:table-cell table:style-name="ce1" office:value-type="float" office:value="9505" calcext:value-type="float">
            <text:p>9505</text:p>
          </table:table-cell>
          <table:table-cell table:style-name="ce1" office:value-type="float" office:value="2709" calcext:value-type="float">
            <text:p>2709</text:p>
          </table:table-cell>
          <table:table-cell table:style-name="ce1" office:value-type="float" office:value="665" calcext:value-type="float">
            <text:p>665</text:p>
          </table:table-cell>
          <table:table-cell table:style-name="ce1" office:value-type="float" office:value="11901" calcext:value-type="float">
            <text:p>11901</text:p>
          </table:table-cell>
          <table:table-cell table:style-name="ce1" office:value-type="float" office:value="11509" calcext:value-type="float">
            <text:p>11509</text:p>
          </table:table-cell>
          <table:table-cell table:style-name="ce1" office:value-type="float" office:value="10765" calcext:value-type="float">
            <text:p>10765</text:p>
          </table:table-cell>
          <table:table-cell table:style-name="ce1" office:value-type="float" office:value="619" calcext:value-type="float">
            <text:p>619</text:p>
          </table:table-cell>
          <table:table-cell table:style-name="ce1" table:formula="of:=SUM([.H191:.R191])" office:value-type="float" office:value="51469" calcext:value-type="float">
            <text:p>51469</text:p>
          </table:table-cell>
          <table:table-cell table:style-name="ce3" table:formula="of:=[.H191]/[.$S191]" office:value-type="percentage" office:value="0.0075385183314228" calcext:value-type="percentage">
            <text:p>0,75%</text:p>
          </table:table-cell>
          <table:table-cell table:style-name="ce3" table:formula="of:=[.I191]/[.$S191]" office:value-type="percentage" office:value="0.00847111853737201" calcext:value-type="percentage">
            <text:p>0,85%</text:p>
          </table:table-cell>
          <table:table-cell table:style-name="ce3" table:formula="of:=[.J191]/[.$S191]" office:value-type="percentage" office:value="0.0018846295828557" calcext:value-type="percentage">
            <text:p>0,19%</text:p>
          </table:table-cell>
          <table:table-cell table:style-name="ce3" table:formula="of:=[.K191]/[.$S191]" office:value-type="percentage" office:value="0.0558588665021663" calcext:value-type="percentage">
            <text:p>5,59%</text:p>
          </table:table-cell>
          <table:table-cell table:style-name="ce3" table:formula="of:=[.L191]/[.$S191]" office:value-type="percentage" office:value="0.184674269948901" calcext:value-type="percentage">
            <text:p>18,47%</text:p>
          </table:table-cell>
          <table:table-cell table:style-name="ce3" table:formula="of:=[.M191]/[.$S191]" office:value-type="percentage" office:value="0.0526336241232587" calcext:value-type="percentage">
            <text:p>5,26%</text:p>
          </table:table-cell>
          <table:table-cell table:style-name="ce3" table:formula="of:=[.N191]/[.$S191]" office:value-type="percentage" office:value="0.012920398686588" calcext:value-type="percentage">
            <text:p>1,29%</text:p>
          </table:table-cell>
          <table:table-cell table:style-name="ce3" table:formula="of:=[.O191]/[.$S191]" office:value-type="percentage" office:value="0.231226563562533" calcext:value-type="percentage">
            <text:p>23,12%</text:p>
          </table:table-cell>
          <table:table-cell table:style-name="ce3" table:formula="of:=[.P191]/[.$S191]" office:value-type="percentage" office:value="0.223610328547281" calcext:value-type="percentage">
            <text:p>22,36%</text:p>
          </table:table-cell>
          <table:table-cell table:style-name="ce3" table:formula="of:=[.Q191]/[.$S191]" office:value-type="percentage" office:value="0.209155025355068" calcext:value-type="percentage">
            <text:p>20,92%</text:p>
          </table:table-cell>
          <table:table-cell table:style-name="ce3" table:formula="of:=[.R191]/[.$S191]" office:value-type="percentage" office:value="0.0120266568225534" calcext:value-type="percentage">
            <text:p>1,2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9-02</text:p>
          </table:table-cell>
          <table:table-cell table:style-name="ce1" office:value-type="string" calcext:value-type="string">
            <text:p>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5264" calcext:value-type="float">
            <text:p>55264</text:p>
          </table:table-cell>
          <table:table-cell table:style-name="ce1" office:value-type="float" office:value="44525" calcext:value-type="float">
            <text:p>44525</text:p>
          </table:table-cell>
          <table:table-cell table:style-name="ce1" office:value-type="float" office:value="923" calcext:value-type="float">
            <text:p>923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458" calcext:value-type="float">
            <text:p>45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750" calcext:value-type="float">
            <text:p>2750</text:p>
          </table:table-cell>
          <table:table-cell table:style-name="ce1" office:value-type="float" office:value="8951" calcext:value-type="float">
            <text:p>8951</text:p>
          </table:table-cell>
          <table:table-cell table:style-name="ce1" office:value-type="float" office:value="2120" calcext:value-type="float">
            <text:p>2120</text:p>
          </table:table-cell>
          <table:table-cell table:style-name="ce1" office:value-type="float" office:value="675" calcext:value-type="float">
            <text:p>675</text:p>
          </table:table-cell>
          <table:table-cell table:style-name="ce1" office:value-type="float" office:value="9872" calcext:value-type="float">
            <text:p>9872</text:p>
          </table:table-cell>
          <table:table-cell table:style-name="ce1" office:value-type="float" office:value="9042" calcext:value-type="float">
            <text:p>9042</text:p>
          </table:table-cell>
          <table:table-cell table:style-name="ce1" office:value-type="float" office:value="8315" calcext:value-type="float">
            <text:p>8315</text:p>
          </table:table-cell>
          <table:table-cell table:style-name="ce1" office:value-type="float" office:value="674" calcext:value-type="float">
            <text:p>674</text:p>
          </table:table-cell>
          <table:table-cell table:style-name="ce1" table:formula="of:=SUM([.H192:.R192])" office:value-type="float" office:value="43290" calcext:value-type="float">
            <text:p>43290</text:p>
          </table:table-cell>
          <table:table-cell table:style-name="ce3" table:formula="of:=[.H192]/[.$S192]" office:value-type="percentage" office:value="0.00769230769230769" calcext:value-type="percentage">
            <text:p>0,77%</text:p>
          </table:table-cell>
          <table:table-cell table:style-name="ce3" table:formula="of:=[.I192]/[.$S192]" office:value-type="percentage" office:value="0.0105798105798106" calcext:value-type="percentage">
            <text:p>1,06%</text:p>
          </table:table-cell>
          <table:table-cell table:style-name="ce3" table:formula="of:=[.J192]/[.$S192]" office:value-type="percentage" office:value="0.00231000231000231" calcext:value-type="percentage">
            <text:p>0,23%</text:p>
          </table:table-cell>
          <table:table-cell table:style-name="ce3" table:formula="of:=[.K192]/[.$S192]" office:value-type="percentage" office:value="0.0635250635250635" calcext:value-type="percentage">
            <text:p>6,35%</text:p>
          </table:table-cell>
          <table:table-cell table:style-name="ce3" table:formula="of:=[.L192]/[.$S192]" office:value-type="percentage" office:value="0.206768306768307" calcext:value-type="percentage">
            <text:p>20,68%</text:p>
          </table:table-cell>
          <table:table-cell table:style-name="ce3" table:formula="of:=[.M192]/[.$S192]" office:value-type="percentage" office:value="0.048972048972049" calcext:value-type="percentage">
            <text:p>4,90%</text:p>
          </table:table-cell>
          <table:table-cell table:style-name="ce3" table:formula="of:=[.N192]/[.$S192]" office:value-type="percentage" office:value="0.0155925155925156" calcext:value-type="percentage">
            <text:p>1,56%</text:p>
          </table:table-cell>
          <table:table-cell table:style-name="ce3" table:formula="of:=[.O192]/[.$S192]" office:value-type="percentage" office:value="0.228043428043428" calcext:value-type="percentage">
            <text:p>22,80%</text:p>
          </table:table-cell>
          <table:table-cell table:style-name="ce3" table:formula="of:=[.P192]/[.$S192]" office:value-type="percentage" office:value="0.208870408870409" calcext:value-type="percentage">
            <text:p>20,89%</text:p>
          </table:table-cell>
          <table:table-cell table:style-name="ce3" table:formula="of:=[.Q192]/[.$S192]" office:value-type="percentage" office:value="0.192076692076692" calcext:value-type="percentage">
            <text:p>19,21%</text:p>
          </table:table-cell>
          <table:table-cell table:style-name="ce3" table:formula="of:=[.R192]/[.$S192]" office:value-type="percentage" office:value="0.0155694155694156" calcext:value-type="percentage">
            <text:p>1,56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39-03</text:p>
          </table:table-cell>
          <table:table-cell table:style-name="ce1" office:value-type="string" calcext:value-type="string">
            <text:p>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9503" calcext:value-type="float">
            <text:p>69503</text:p>
          </table:table-cell>
          <table:table-cell table:style-name="ce1" office:value-type="float" office:value="56260" calcext:value-type="float">
            <text:p>56260</text:p>
          </table:table-cell>
          <table:table-cell table:style-name="ce1" office:value-type="float" office:value="1051" calcext:value-type="float">
            <text:p>1051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2908" calcext:value-type="float">
            <text:p>2908</text:p>
          </table:table-cell>
          <table:table-cell table:style-name="ce1" office:value-type="float" office:value="9917" calcext:value-type="float">
            <text:p>9917</text:p>
          </table:table-cell>
          <table:table-cell table:style-name="ce1" office:value-type="float" office:value="2760" calcext:value-type="float">
            <text:p>2760</text:p>
          </table:table-cell>
          <table:table-cell table:style-name="ce1" office:value-type="float" office:value="654" calcext:value-type="float">
            <text:p>654</text:p>
          </table:table-cell>
          <table:table-cell table:style-name="ce1" office:value-type="float" office:value="14337" calcext:value-type="float">
            <text:p>14337</text:p>
          </table:table-cell>
          <table:table-cell table:style-name="ce1" office:value-type="float" office:value="11345" calcext:value-type="float">
            <text:p>11345</text:p>
          </table:table-cell>
          <table:table-cell table:style-name="ce1" office:value-type="float" office:value="11251" calcext:value-type="float">
            <text:p>11251</text:p>
          </table:table-cell>
          <table:table-cell table:style-name="ce1" office:value-type="float" office:value="687" calcext:value-type="float">
            <text:p>687</text:p>
          </table:table-cell>
          <table:table-cell table:style-name="ce1" table:formula="of:=SUM([.H193:.R193])" office:value-type="float" office:value="54810" calcext:value-type="float">
            <text:p>54810</text:p>
          </table:table-cell>
          <table:table-cell table:style-name="ce3" table:formula="of:=[.H193]/[.$S193]" office:value-type="percentage" office:value="0.00779054916985951" calcext:value-type="percentage">
            <text:p>0,78%</text:p>
          </table:table-cell>
          <table:table-cell table:style-name="ce3" table:formula="of:=[.I193]/[.$S193]" office:value-type="percentage" office:value="0.00795475278233899" calcext:value-type="percentage">
            <text:p>0,80%</text:p>
          </table:table-cell>
          <table:table-cell table:style-name="ce3" table:formula="of:=[.J193]/[.$S193]" office:value-type="percentage" office:value="0.00160554643313264" calcext:value-type="percentage">
            <text:p>0,16%</text:p>
          </table:table-cell>
          <table:table-cell table:style-name="ce3" table:formula="of:=[.K193]/[.$S193]" office:value-type="percentage" office:value="0.0530560116767013" calcext:value-type="percentage">
            <text:p>5,31%</text:p>
          </table:table-cell>
          <table:table-cell table:style-name="ce3" table:formula="of:=[.L193]/[.$S193]" office:value-type="percentage" office:value="0.18093413610655" calcext:value-type="percentage">
            <text:p>18,09%</text:p>
          </table:table-cell>
          <table:table-cell table:style-name="ce3" table:formula="of:=[.M193]/[.$S193]" office:value-type="percentage" office:value="0.0503557744937055" calcext:value-type="percentage">
            <text:p>5,04%</text:p>
          </table:table-cell>
          <table:table-cell table:style-name="ce3" table:formula="of:=[.N193]/[.$S193]" office:value-type="percentage" office:value="0.0119321291735085" calcext:value-type="percentage">
            <text:p>1,19%</text:p>
          </table:table-cell>
          <table:table-cell table:style-name="ce3" table:formula="of:=[.O193]/[.$S193]" office:value-type="percentage" office:value="0.261576354679803" calcext:value-type="percentage">
            <text:p>26,16%</text:p>
          </table:table-cell>
          <table:table-cell table:style-name="ce3" table:formula="of:=[.P193]/[.$S193]" office:value-type="percentage" office:value="0.206987775953293" calcext:value-type="percentage">
            <text:p>20,70%</text:p>
          </table:table-cell>
          <table:table-cell table:style-name="ce3" table:formula="of:=[.Q193]/[.$S193]" office:value-type="percentage" office:value="0.205272760445174" calcext:value-type="percentage">
            <text:p>20,53%</text:p>
          </table:table-cell>
          <table:table-cell table:style-name="ce3" table:formula="of:=[.R193]/[.$S193]" office:value-type="percentage" office:value="0.0125342090859332" calcext:value-type="percentage">
            <text:p>1,25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40-0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1405" calcext:value-type="float">
            <text:p>101405</text:p>
          </table:table-cell>
          <table:table-cell table:style-name="ce1" office:value-type="float" office:value="82387" calcext:value-type="float">
            <text:p>82387</text:p>
          </table:table-cell>
          <table:table-cell table:style-name="ce1" office:value-type="float" office:value="1602" calcext:value-type="float">
            <text:p>1602</text:p>
          </table:table-cell>
          <table:table-cell table:style-name="ce1" office:value-type="float" office:value="642" calcext:value-type="float">
            <text:p>642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float" office:value="643" calcext:value-type="float">
            <text:p>643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3981" calcext:value-type="float">
            <text:p>3981</text:p>
          </table:table-cell>
          <table:table-cell table:style-name="ce1" office:value-type="float" office:value="13487" calcext:value-type="float">
            <text:p>13487</text:p>
          </table:table-cell>
          <table:table-cell table:style-name="ce1" office:value-type="float" office:value="6927" calcext:value-type="float">
            <text:p>6927</text:p>
          </table:table-cell>
          <table:table-cell table:style-name="ce1" office:value-type="float" office:value="2831" calcext:value-type="float">
            <text:p>2831</text:p>
          </table:table-cell>
          <table:table-cell table:style-name="ce1" office:value-type="float" office:value="15757" calcext:value-type="float">
            <text:p>15757</text:p>
          </table:table-cell>
          <table:table-cell table:style-name="ce1" office:value-type="float" office:value="19390" calcext:value-type="float">
            <text:p>19390</text:p>
          </table:table-cell>
          <table:table-cell table:style-name="ce1" office:value-type="float" office:value="15591" calcext:value-type="float">
            <text:p>15591</text:p>
          </table:table-cell>
          <table:table-cell table:style-name="ce1" office:value-type="float" office:value="950" calcext:value-type="float">
            <text:p>950</text:p>
          </table:table-cell>
          <table:table-cell table:style-name="ce1" table:formula="of:=SUM([.H194:.R194])" office:value-type="float" office:value="80143" calcext:value-type="float">
            <text:p>80143</text:p>
          </table:table-cell>
          <table:table-cell table:style-name="ce3" table:formula="of:=[.H194]/[.$S194]" office:value-type="percentage" office:value="0.00559000786094856" calcext:value-type="percentage">
            <text:p>0,56%</text:p>
          </table:table-cell>
          <table:table-cell table:style-name="ce3" table:formula="of:=[.I194]/[.$S194]" office:value-type="percentage" office:value="0.00802315860399536" calcext:value-type="percentage">
            <text:p>0,80%</text:p>
          </table:table-cell>
          <table:table-cell table:style-name="ce3" table:formula="of:=[.J194]/[.$S194]" office:value-type="percentage" office:value="0.00172192206431005" calcext:value-type="percentage">
            <text:p>0,17%</text:p>
          </table:table-cell>
          <table:table-cell table:style-name="ce3" table:formula="of:=[.K194]/[.$S194]" office:value-type="percentage" office:value="0.0496737082465094" calcext:value-type="percentage">
            <text:p>4,97%</text:p>
          </table:table-cell>
          <table:table-cell table:style-name="ce3" table:formula="of:=[.L194]/[.$S194]" office:value-type="percentage" office:value="0.168286687546012" calcext:value-type="percentage">
            <text:p>16,83%</text:p>
          </table:table-cell>
          <table:table-cell table:style-name="ce3" table:formula="of:=[.M194]/[.$S194]" office:value-type="percentage" office:value="0.0864330010106934" calcext:value-type="percentage">
            <text:p>8,64%</text:p>
          </table:table-cell>
          <table:table-cell table:style-name="ce3" table:formula="of:=[.N194]/[.$S194]" office:value-type="percentage" office:value="0.0353243577105923" calcext:value-type="percentage">
            <text:p>3,53%</text:p>
          </table:table-cell>
          <table:table-cell table:style-name="ce3" table:formula="of:=[.O194]/[.$S194]" office:value-type="percentage" office:value="0.1966110577343" calcext:value-type="percentage">
            <text:p>19,66%</text:p>
          </table:table-cell>
          <table:table-cell table:style-name="ce3" table:formula="of:=[.P194]/[.$S194]" office:value-type="percentage" office:value="0.24194252773168" calcext:value-type="percentage">
            <text:p>24,19%</text:p>
          </table:table-cell>
          <table:table-cell table:style-name="ce3" table:formula="of:=[.Q194]/[.$S194]" office:value-type="percentage" office:value="0.194539760178681" calcext:value-type="percentage">
            <text:p>19,45%</text:p>
          </table:table-cell>
          <table:table-cell table:style-name="ce3" table:formula="of:=[.R194]/[.$S194]" office:value-type="percentage" office:value="0.0118538113122793" calcext:value-type="percentage">
            <text:p>1,19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40-02</text:p>
          </table:table-cell>
          <table:table-cell table:style-name="ce1" office:value-type="string" calcext:value-type="string">
            <text:p>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2245" calcext:value-type="float">
            <text:p>112245</text:p>
          </table:table-cell>
          <table:table-cell table:style-name="ce1" office:value-type="float" office:value="91571" calcext:value-type="float">
            <text:p>91571</text:p>
          </table:table-cell>
          <table:table-cell table:style-name="ce1" office:value-type="float" office:value="1694" calcext:value-type="float">
            <text:p>1694</text:p>
          </table:table-cell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3676" calcext:value-type="float">
            <text:p>3676</text:p>
          </table:table-cell>
          <table:table-cell table:style-name="ce1" office:value-type="float" office:value="16712" calcext:value-type="float">
            <text:p>16712</text:p>
          </table:table-cell>
          <table:table-cell table:style-name="ce1" office:value-type="float" office:value="6843" calcext:value-type="float">
            <text:p>6843</text:p>
          </table:table-cell>
          <table:table-cell table:style-name="ce1" office:value-type="float" office:value="3714" calcext:value-type="float">
            <text:p>3714</text:p>
          </table:table-cell>
          <table:table-cell table:style-name="ce1" office:value-type="float" office:value="14521" calcext:value-type="float">
            <text:p>14521</text:p>
          </table:table-cell>
          <table:table-cell table:style-name="ce1" office:value-type="float" office:value="22934" calcext:value-type="float">
            <text:p>22934</text:p>
          </table:table-cell>
          <table:table-cell table:style-name="ce1" office:value-type="float" office:value="18739" calcext:value-type="float">
            <text:p>18739</text:p>
          </table:table-cell>
          <table:table-cell table:style-name="ce1" office:value-type="float" office:value="976" calcext:value-type="float">
            <text:p>976</text:p>
          </table:table-cell>
          <table:table-cell table:style-name="ce1" table:formula="of:=SUM([.H195:.R195])" office:value-type="float" office:value="89348" calcext:value-type="float">
            <text:p>89348</text:p>
          </table:table-cell>
          <table:table-cell table:style-name="ce3" table:formula="of:=[.H195]/[.$S195]" office:value-type="percentage" office:value="0.00447687693065318" calcext:value-type="percentage">
            <text:p>0,45%</text:p>
          </table:table-cell>
          <table:table-cell table:style-name="ce3" table:formula="of:=[.I195]/[.$S195]" office:value-type="percentage" office:value="0.00794645655190939" calcext:value-type="percentage">
            <text:p>0,79%</text:p>
          </table:table-cell>
          <table:table-cell table:style-name="ce3" table:formula="of:=[.J195]/[.$S195]" office:value-type="percentage" office:value="0.00137663965617585" calcext:value-type="percentage">
            <text:p>0,14%</text:p>
          </table:table-cell>
          <table:table-cell table:style-name="ce3" table:formula="of:=[.K195]/[.$S195]" office:value-type="percentage" office:value="0.0411424989927027" calcext:value-type="percentage">
            <text:p>4,11%</text:p>
          </table:table-cell>
          <table:table-cell table:style-name="ce3" table:formula="of:=[.L195]/[.$S195]" office:value-type="percentage" office:value="0.18704391816269" calcext:value-type="percentage">
            <text:p>18,70%</text:p>
          </table:table-cell>
          <table:table-cell table:style-name="ce3" table:formula="of:=[.M195]/[.$S195]" office:value-type="percentage" office:value="0.0765881720911492" calcext:value-type="percentage">
            <text:p>7,66%</text:p>
          </table:table-cell>
          <table:table-cell table:style-name="ce3" table:formula="of:=[.N195]/[.$S195]" office:value-type="percentage" office:value="0.0415678023011147" calcext:value-type="percentage">
            <text:p>4,16%</text:p>
          </table:table-cell>
          <table:table-cell table:style-name="ce3" table:formula="of:=[.O195]/[.$S195]" office:value-type="percentage" office:value="0.162521824775037" calcext:value-type="percentage">
            <text:p>16,25%</text:p>
          </table:table-cell>
          <table:table-cell table:style-name="ce3" table:formula="of:=[.P195]/[.$S195]" office:value-type="percentage" office:value="0.256681738819" calcext:value-type="percentage">
            <text:p>25,67%</text:p>
          </table:table-cell>
          <table:table-cell table:style-name="ce3" table:formula="of:=[.Q195]/[.$S195]" office:value-type="percentage" office:value="0.209730492008775" calcext:value-type="percentage">
            <text:p>20,97%</text:p>
          </table:table-cell>
          <table:table-cell table:style-name="ce3" table:formula="of:=[.R195]/[.$S195]" office:value-type="percentage" office:value="0.0109235797107938" calcext:value-type="percentage">
            <text:p>1,09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40-03</text:p>
          </table:table-cell>
          <table:table-cell table:style-name="ce1" office:value-type="string" calcext:value-type="string">
            <text:p>4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6547" calcext:value-type="float">
            <text:p>96547</text:p>
          </table:table-cell>
          <table:table-cell table:style-name="ce1" office:value-type="float" office:value="80828" calcext:value-type="float">
            <text:p>80828</text:p>
          </table:table-cell>
          <table:table-cell table:style-name="ce1" office:value-type="float" office:value="1551" calcext:value-type="float">
            <text:p>1551</text:p>
          </table:table-cell>
          <table:table-cell table:style-name="ce1" office:value-type="float" office:value="777" calcext:value-type="float">
            <text:p>777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566" calcext:value-type="float">
            <text:p>566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3367" calcext:value-type="float">
            <text:p>3367</text:p>
          </table:table-cell>
          <table:table-cell table:style-name="ce1" office:value-type="float" office:value="12288" calcext:value-type="float">
            <text:p>12288</text:p>
          </table:table-cell>
          <table:table-cell table:style-name="ce1" office:value-type="float" office:value="7788" calcext:value-type="float">
            <text:p>7788</text:p>
          </table:table-cell>
          <table:table-cell table:style-name="ce1" office:value-type="float" office:value="3945" calcext:value-type="float">
            <text:p>3945</text:p>
          </table:table-cell>
          <table:table-cell table:style-name="ce1" office:value-type="float" office:value="14699" calcext:value-type="float">
            <text:p>14699</text:p>
          </table:table-cell>
          <table:table-cell table:style-name="ce1" office:value-type="float" office:value="18749" calcext:value-type="float">
            <text:p>18749</text:p>
          </table:table-cell>
          <table:table-cell table:style-name="ce1" office:value-type="float" office:value="15646" calcext:value-type="float">
            <text:p>15646</text:p>
          </table:table-cell>
          <table:table-cell table:style-name="ce1" office:value-type="float" office:value="950" calcext:value-type="float">
            <text:p>950</text:p>
          </table:table-cell>
          <table:table-cell table:style-name="ce1" table:formula="of:=SUM([.H196:.R196])" office:value-type="float" office:value="78500" calcext:value-type="float">
            <text:p>78500</text:p>
          </table:table-cell>
          <table:table-cell table:style-name="ce3" table:formula="of:=[.H196]/[.$S196]" office:value-type="percentage" office:value="0.00496815286624204" calcext:value-type="percentage">
            <text:p>0,50%</text:p>
          </table:table-cell>
          <table:table-cell table:style-name="ce3" table:formula="of:=[.I196]/[.$S196]" office:value-type="percentage" office:value="0.00721019108280255" calcext:value-type="percentage">
            <text:p>0,72%</text:p>
          </table:table-cell>
          <table:table-cell table:style-name="ce3" table:formula="of:=[.J196]/[.$S196]" office:value-type="percentage" office:value="0.00142675159235669" calcext:value-type="percentage">
            <text:p>0,14%</text:p>
          </table:table-cell>
          <table:table-cell table:style-name="ce3" table:formula="of:=[.K196]/[.$S196]" office:value-type="percentage" office:value="0.0428917197452229" calcext:value-type="percentage">
            <text:p>4,29%</text:p>
          </table:table-cell>
          <table:table-cell table:style-name="ce3" table:formula="of:=[.L196]/[.$S196]" office:value-type="percentage" office:value="0.156535031847134" calcext:value-type="percentage">
            <text:p>15,65%</text:p>
          </table:table-cell>
          <table:table-cell table:style-name="ce3" table:formula="of:=[.M196]/[.$S196]" office:value-type="percentage" office:value="0.0992101910828026" calcext:value-type="percentage">
            <text:p>9,92%</text:p>
          </table:table-cell>
          <table:table-cell table:style-name="ce3" table:formula="of:=[.N196]/[.$S196]" office:value-type="percentage" office:value="0.0502547770700637" calcext:value-type="percentage">
            <text:p>5,03%</text:p>
          </table:table-cell>
          <table:table-cell table:style-name="ce3" table:formula="of:=[.O196]/[.$S196]" office:value-type="percentage" office:value="0.187248407643312" calcext:value-type="percentage">
            <text:p>18,72%</text:p>
          </table:table-cell>
          <table:table-cell table:style-name="ce3" table:formula="of:=[.P196]/[.$S196]" office:value-type="percentage" office:value="0.23884076433121" calcext:value-type="percentage">
            <text:p>23,88%</text:p>
          </table:table-cell>
          <table:table-cell table:style-name="ce3" table:formula="of:=[.Q196]/[.$S196]" office:value-type="percentage" office:value="0.199312101910828" calcext:value-type="percentage">
            <text:p>19,93%</text:p>
          </table:table-cell>
          <table:table-cell table:style-name="ce3" table:formula="of:=[.R196]/[.$S196]" office:value-type="percentage" office:value="0.0121019108280255" calcext:value-type="percentage">
            <text:p>1,2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41-01</text:p>
          </table:table-cell>
          <table:table-cell table:style-name="ce1" office:value-type="string" calcext:value-type="string">
            <text:p>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2778" calcext:value-type="float">
            <text:p>82778</text:p>
          </table:table-cell>
          <table:table-cell table:style-name="ce1" office:value-type="float" office:value="65549" calcext:value-type="float">
            <text:p>65549</text:p>
          </table:table-cell>
          <table:table-cell table:style-name="ce1" office:value-type="float" office:value="1151" calcext:value-type="float">
            <text:p>1151</text:p>
          </table:table-cell>
          <table:table-cell table:style-name="ce1" office:value-type="float" office:value="454" calcext:value-type="float">
            <text:p>454</text:p>
          </table:table-cell>
          <table:table-cell table:style-name="ce1" office:value-type="float" office:value="457" calcext:value-type="float">
            <text:p>457</text:p>
          </table:table-cell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3714" calcext:value-type="float">
            <text:p>3714</text:p>
          </table:table-cell>
          <table:table-cell table:style-name="ce1" office:value-type="float" office:value="13124" calcext:value-type="float">
            <text:p>13124</text:p>
          </table:table-cell>
          <table:table-cell table:style-name="ce1" office:value-type="float" office:value="4584" calcext:value-type="float">
            <text:p>4584</text:p>
          </table:table-cell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13867" calcext:value-type="float">
            <text:p>13867</text:p>
          </table:table-cell>
          <table:table-cell table:style-name="ce1" office:value-type="float" office:value="14998" calcext:value-type="float">
            <text:p>14998</text:p>
          </table:table-cell>
          <table:table-cell table:style-name="ce1" office:value-type="float" office:value="11326" calcext:value-type="float">
            <text:p>11326</text:p>
          </table:table-cell>
          <table:table-cell table:style-name="ce1" office:value-type="float" office:value="708" calcext:value-type="float">
            <text:p>708</text:p>
          </table:table-cell>
          <table:table-cell table:style-name="ce1" table:formula="of:=SUM([.H197:.R197])" office:value-type="float" office:value="63944" calcext:value-type="float">
            <text:p>63944</text:p>
          </table:table-cell>
          <table:table-cell table:style-name="ce3" table:formula="of:=[.H197]/[.$S197]" office:value-type="percentage" office:value="0.00714687851870387" calcext:value-type="percentage">
            <text:p>0,71%</text:p>
          </table:table-cell>
          <table:table-cell table:style-name="ce3" table:formula="of:=[.I197]/[.$S197]" office:value-type="percentage" office:value="0.00822594770424121" calcext:value-type="percentage">
            <text:p>0,82%</text:p>
          </table:table-cell>
          <table:table-cell table:style-name="ce3" table:formula="of:=[.J197]/[.$S197]" office:value-type="percentage" office:value="0.00173589390716877" calcext:value-type="percentage">
            <text:p>0,17%</text:p>
          </table:table-cell>
          <table:table-cell table:style-name="ce3" table:formula="of:=[.K197]/[.$S197]" office:value-type="percentage" office:value="0.0580820718128362" calcext:value-type="percentage">
            <text:p>5,81%</text:p>
          </table:table-cell>
          <table:table-cell table:style-name="ce3" table:formula="of:=[.L197]/[.$S197]" office:value-type="percentage" office:value="0.205242086825973" calcext:value-type="percentage">
            <text:p>20,52%</text:p>
          </table:table-cell>
          <table:table-cell table:style-name="ce3" table:formula="of:=[.M197]/[.$S197]" office:value-type="percentage" office:value="0.0716877267609158" calcext:value-type="percentage">
            <text:p>7,17%</text:p>
          </table:table-cell>
          <table:table-cell table:style-name="ce3" table:formula="of:=[.N197]/[.$S197]" office:value-type="percentage" office:value="0.00827286375578631" calcext:value-type="percentage">
            <text:p>0,83%</text:p>
          </table:table-cell>
          <table:table-cell table:style-name="ce3" table:formula="of:=[.O197]/[.$S197]" office:value-type="percentage" office:value="0.21686162892531" calcext:value-type="percentage">
            <text:p>21,69%</text:p>
          </table:table-cell>
          <table:table-cell table:style-name="ce3" table:formula="of:=[.P197]/[.$S197]" office:value-type="percentage" office:value="0.234548980357813" calcext:value-type="percentage">
            <text:p>23,45%</text:p>
          </table:table-cell>
          <table:table-cell table:style-name="ce3" table:formula="of:=[.Q197]/[.$S197]" office:value-type="percentage" office:value="0.177123733266608" calcext:value-type="percentage">
            <text:p>17,71%</text:p>
          </table:table-cell>
          <table:table-cell table:style-name="ce3" table:formula="of:=[.R197]/[.$S197]" office:value-type="percentage" office:value="0.0110721881646441" calcext:value-type="percentage">
            <text:p>1,1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41-02</text:p>
          </table:table-cell>
          <table:table-cell table:style-name="ce1" office:value-type="string" calcext:value-type="string">
            <text:p>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0317" calcext:value-type="float">
            <text:p>80317</text:p>
          </table:table-cell>
          <table:table-cell table:style-name="ce1" office:value-type="float" office:value="65289" calcext:value-type="float">
            <text:p>65289</text:p>
          </table:table-cell>
          <table:table-cell table:style-name="ce1" office:value-type="float" office:value="1284" calcext:value-type="float">
            <text:p>1284</text:p>
          </table:table-cell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502" calcext:value-type="float">
            <text:p>502</text:p>
          </table:table-cell>
          <table:table-cell table:style-name="ce1" office:value-type="float" office:value="456" calcext:value-type="float">
            <text:p>456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3930" calcext:value-type="float">
            <text:p>3930</text:p>
          </table:table-cell>
          <table:table-cell table:style-name="ce1" office:value-type="float" office:value="13957" calcext:value-type="float">
            <text:p>13957</text:p>
          </table:table-cell>
          <table:table-cell table:style-name="ce1" office:value-type="float" office:value="2912" calcext:value-type="float">
            <text:p>2912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17968" calcext:value-type="float">
            <text:p>17968</text:p>
          </table:table-cell>
          <table:table-cell table:style-name="ce1" office:value-type="float" office:value="12471" calcext:value-type="float">
            <text:p>12471</text:p>
          </table:table-cell>
          <table:table-cell table:style-name="ce1" office:value-type="float" office:value="9776" calcext:value-type="float">
            <text:p>9776</text:p>
          </table:table-cell>
          <table:table-cell table:style-name="ce1" office:value-type="float" office:value="718" calcext:value-type="float">
            <text:p>718</text:p>
          </table:table-cell>
          <table:table-cell table:style-name="ce1" table:formula="of:=SUM([.H198:.R198])" office:value-type="float" office:value="63494" calcext:value-type="float">
            <text:p>63494</text:p>
          </table:table-cell>
          <table:table-cell table:style-name="ce3" table:formula="of:=[.H198]/[.$S198]" office:value-type="percentage" office:value="0.0079062588591048" calcext:value-type="percentage">
            <text:p>0,79%</text:p>
          </table:table-cell>
          <table:table-cell table:style-name="ce3" table:formula="of:=[.I198]/[.$S198]" office:value-type="percentage" office:value="0.00718178095568085" calcext:value-type="percentage">
            <text:p>0,72%</text:p>
          </table:table-cell>
          <table:table-cell table:style-name="ce3" table:formula="of:=[.J198]/[.$S198]" office:value-type="percentage" office:value="0.00242542602450625" calcext:value-type="percentage">
            <text:p>0,24%</text:p>
          </table:table-cell>
          <table:table-cell table:style-name="ce3" table:formula="of:=[.K198]/[.$S198]" office:value-type="percentage" office:value="0.0618956121838284" calcext:value-type="percentage">
            <text:p>6,19%</text:p>
          </table:table-cell>
          <table:table-cell table:style-name="ce3" table:formula="of:=[.L198]/[.$S198]" office:value-type="percentage" office:value="0.219816045610609" calcext:value-type="percentage">
            <text:p>21,98%</text:p>
          </table:table-cell>
          <table:table-cell table:style-name="ce3" table:formula="of:=[.M198]/[.$S198]" office:value-type="percentage" office:value="0.0458626011906637" calcext:value-type="percentage">
            <text:p>4,59%</text:p>
          </table:table-cell>
          <table:table-cell table:style-name="ce3" table:formula="of:=[.N198]/[.$S198]" office:value-type="percentage" office:value="0.0102371877657731" calcext:value-type="percentage">
            <text:p>1,02%</text:p>
          </table:table-cell>
          <table:table-cell table:style-name="ce3" table:formula="of:=[.O198]/[.$S198]" office:value-type="percentage" office:value="0.282987368885249" calcext:value-type="percentage">
            <text:p>28,30%</text:p>
          </table:table-cell>
          <table:table-cell table:style-name="ce3" table:formula="of:=[.P198]/[.$S198]" office:value-type="percentage" office:value="0.196412259426088" calcext:value-type="percentage">
            <text:p>19,64%</text:p>
          </table:table-cell>
          <table:table-cell table:style-name="ce3" table:formula="of:=[.Q198]/[.$S198]" office:value-type="percentage" office:value="0.153967303997228" calcext:value-type="percentage">
            <text:p>15,40%</text:p>
          </table:table-cell>
          <table:table-cell table:style-name="ce3" table:formula="of:=[.R198]/[.$S198]" office:value-type="percentage" office:value="0.0113081551012694" calcext:value-type="percentage">
            <text:p>1,13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41-03</text:p>
          </table:table-cell>
          <table:table-cell table:style-name="ce1" office:value-type="string" calcext:value-type="string">
            <text:p>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2226" calcext:value-type="float">
            <text:p>82226</text:p>
          </table:table-cell>
          <table:table-cell table:style-name="ce1" office:value-type="float" office:value="68158" calcext:value-type="float">
            <text:p>68158</text:p>
          </table:table-cell>
          <table:table-cell table:style-name="ce1" office:value-type="float" office:value="1257" calcext:value-type="float">
            <text:p>1257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4002" calcext:value-type="float">
            <text:p>4002</text:p>
          </table:table-cell>
          <table:table-cell table:style-name="ce1" office:value-type="float" office:value="15675" calcext:value-type="float">
            <text:p>15675</text:p>
          </table:table-cell>
          <table:table-cell table:style-name="ce1" office:value-type="float" office:value="3460" calcext:value-type="float">
            <text:p>3460</text:p>
          </table:table-cell>
          <table:table-cell table:style-name="ce1" office:value-type="float" office:value="664" calcext:value-type="float">
            <text:p>664</text:p>
          </table:table-cell>
          <table:table-cell table:style-name="ce1" office:value-type="float" office:value="16827" calcext:value-type="float">
            <text:p>16827</text:p>
          </table:table-cell>
          <table:table-cell table:style-name="ce1" office:value-type="float" office:value="13170" calcext:value-type="float">
            <text:p>13170</text:p>
          </table:table-cell>
          <table:table-cell table:style-name="ce1" office:value-type="float" office:value="10474" calcext:value-type="float">
            <text:p>10474</text:p>
          </table:table-cell>
          <table:table-cell table:style-name="ce1" office:value-type="float" office:value="772" calcext:value-type="float">
            <text:p>772</text:p>
          </table:table-cell>
          <table:table-cell table:style-name="ce1" table:formula="of:=SUM([.H199:.R199])" office:value-type="float" office:value="66300" calcext:value-type="float">
            <text:p>66300</text:p>
          </table:table-cell>
          <table:table-cell table:style-name="ce3" table:formula="of:=[.H199]/[.$S199]" office:value-type="percentage" office:value="0.00879336349924585" calcext:value-type="percentage">
            <text:p>0,88%</text:p>
          </table:table-cell>
          <table:table-cell table:style-name="ce3" table:formula="of:=[.I199]/[.$S199]" office:value-type="percentage" office:value="0.00805429864253394" calcext:value-type="percentage">
            <text:p>0,81%</text:p>
          </table:table-cell>
          <table:table-cell table:style-name="ce3" table:formula="of:=[.J199]/[.$S199]" office:value-type="percentage" office:value="0.00209653092006033" calcext:value-type="percentage">
            <text:p>0,21%</text:p>
          </table:table-cell>
          <table:table-cell table:style-name="ce3" table:formula="of:=[.K199]/[.$S199]" office:value-type="percentage" office:value="0.0603619909502262" calcext:value-type="percentage">
            <text:p>6,04%</text:p>
          </table:table-cell>
          <table:table-cell table:style-name="ce3" table:formula="of:=[.L199]/[.$S199]" office:value-type="percentage" office:value="0.236425339366516" calcext:value-type="percentage">
            <text:p>23,64%</text:p>
          </table:table-cell>
          <table:table-cell table:style-name="ce3" table:formula="of:=[.M199]/[.$S199]" office:value-type="percentage" office:value="0.0521870286576169" calcext:value-type="percentage">
            <text:p>5,22%</text:p>
          </table:table-cell>
          <table:table-cell table:style-name="ce3" table:formula="of:=[.N199]/[.$S199]" office:value-type="percentage" office:value="0.0100150829562594" calcext:value-type="percentage">
            <text:p>1,00%</text:p>
          </table:table-cell>
          <table:table-cell table:style-name="ce3" table:formula="of:=[.O199]/[.$S199]" office:value-type="percentage" office:value="0.253800904977376" calcext:value-type="percentage">
            <text:p>25,38%</text:p>
          </table:table-cell>
          <table:table-cell table:style-name="ce3" table:formula="of:=[.P199]/[.$S199]" office:value-type="percentage" office:value="0.198642533936652" calcext:value-type="percentage">
            <text:p>19,86%</text:p>
          </table:table-cell>
          <table:table-cell table:style-name="ce3" table:formula="of:=[.Q199]/[.$S199]" office:value-type="percentage" office:value="0.157978883861237" calcext:value-type="percentage">
            <text:p>15,80%</text:p>
          </table:table-cell>
          <table:table-cell table:style-name="ce3" table:formula="of:=[.R199]/[.$S199]" office:value-type="percentage" office:value="0.0116440422322775" calcext:value-type="percentage">
            <text:p>1,16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42-01</text:p>
          </table:table-cell>
          <table:table-cell table:style-name="ce1" office:value-type="string" calcext:value-type="string">
            <text:p>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5602" calcext:value-type="float">
            <text:p>65602</text:p>
          </table:table-cell>
          <table:table-cell table:style-name="ce1" office:value-type="float" office:value="49553" calcext:value-type="float">
            <text:p>49553</text:p>
          </table:table-cell>
          <table:table-cell table:style-name="ce1" office:value-type="float" office:value="867" calcext:value-type="float">
            <text:p>867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471" calcext:value-type="float">
            <text:p>471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2141" calcext:value-type="float">
            <text:p>2141</text:p>
          </table:table-cell>
          <table:table-cell table:style-name="ce1" office:value-type="float" office:value="8286" calcext:value-type="float">
            <text:p>8286</text:p>
          </table:table-cell>
          <table:table-cell table:style-name="ce1" office:value-type="float" office:value="3638" calcext:value-type="float">
            <text:p>3638</text:p>
          </table:table-cell>
          <table:table-cell table:style-name="ce1" office:value-type="float" office:value="466" calcext:value-type="float">
            <text:p>466</text:p>
          </table:table-cell>
          <table:table-cell table:style-name="ce1" office:value-type="float" office:value="9713" calcext:value-type="float">
            <text:p>9713</text:p>
          </table:table-cell>
          <table:table-cell table:style-name="ce1" office:value-type="float" office:value="11854" calcext:value-type="float">
            <text:p>11854</text:p>
          </table:table-cell>
          <table:table-cell table:style-name="ce1" office:value-type="float" office:value="10974" calcext:value-type="float">
            <text:p>10974</text:p>
          </table:table-cell>
          <table:table-cell table:style-name="ce1" office:value-type="float" office:value="507" calcext:value-type="float">
            <text:p>507</text:p>
          </table:table-cell>
          <table:table-cell table:style-name="ce1" table:formula="of:=SUM([.H200:.R200])" office:value-type="float" office:value="48392" calcext:value-type="float">
            <text:p>48392</text:p>
          </table:table-cell>
          <table:table-cell table:style-name="ce3" table:formula="of:=[.H200]/[.$S200]" office:value-type="percentage" office:value="0.00549677632666556" calcext:value-type="percentage">
            <text:p>0,55%</text:p>
          </table:table-cell>
          <table:table-cell table:style-name="ce3" table:formula="of:=[.I200]/[.$S200]" office:value-type="percentage" office:value="0.00973301372127624" calcext:value-type="percentage">
            <text:p>0,97%</text:p>
          </table:table-cell>
          <table:table-cell table:style-name="ce3" table:formula="of:=[.J200]/[.$S200]" office:value-type="percentage" office:value="0.00157050752190445" calcext:value-type="percentage">
            <text:p>0,16%</text:p>
          </table:table-cell>
          <table:table-cell table:style-name="ce3" table:formula="of:=[.K200]/[.$S200]" office:value-type="percentage" office:value="0.0442428500578608" calcext:value-type="percentage">
            <text:p>4,42%</text:p>
          </table:table-cell>
          <table:table-cell table:style-name="ce3" table:formula="of:=[.L200]/[.$S200]" office:value-type="percentage" office:value="0.171226649032898" calcext:value-type="percentage">
            <text:p>17,12%</text:p>
          </table:table-cell>
          <table:table-cell table:style-name="ce3" table:formula="of:=[.M200]/[.$S200]" office:value-type="percentage" office:value="0.0751777153248471" calcext:value-type="percentage">
            <text:p>7,52%</text:p>
          </table:table-cell>
          <table:table-cell table:style-name="ce3" table:formula="of:=[.N200]/[.$S200]" office:value-type="percentage" office:value="0.00962969085799306" calcext:value-type="percentage">
            <text:p>0,96%</text:p>
          </table:table-cell>
          <table:table-cell table:style-name="ce3" table:formula="of:=[.O200]/[.$S200]" office:value-type="percentage" office:value="0.20071499421392" calcext:value-type="percentage">
            <text:p>20,07%</text:p>
          </table:table-cell>
          <table:table-cell table:style-name="ce3" table:formula="of:=[.P200]/[.$S200]" office:value-type="percentage" office:value="0.24495784427178" calcext:value-type="percentage">
            <text:p>24,50%</text:p>
          </table:table-cell>
          <table:table-cell table:style-name="ce3" table:formula="of:=[.Q200]/[.$S200]" office:value-type="percentage" office:value="0.226773020333939" calcext:value-type="percentage">
            <text:p>22,68%</text:p>
          </table:table-cell>
          <table:table-cell table:style-name="ce3" table:formula="of:=[.R200]/[.$S200]" office:value-type="percentage" office:value="0.0104769383369152" calcext:value-type="percentage">
            <text:p>1,05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42-02</text:p>
          </table:table-cell>
          <table:table-cell table:style-name="ce1" office:value-type="string" calcext:value-type="string">
            <text:p>4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3156" calcext:value-type="float">
            <text:p>53156</text:p>
          </table:table-cell>
          <table:table-cell table:style-name="ce1" office:value-type="float" office:value="39147" calcext:value-type="float">
            <text:p>39147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469" calcext:value-type="float">
            <text:p>1469</text:p>
          </table:table-cell>
          <table:table-cell table:style-name="ce1" office:value-type="float" office:value="6963" calcext:value-type="float">
            <text:p>6963</text:p>
          </table:table-cell>
          <table:table-cell table:style-name="ce1" office:value-type="float" office:value="3141" calcext:value-type="float">
            <text:p>3141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6468" calcext:value-type="float">
            <text:p>6468</text:p>
          </table:table-cell>
          <table:table-cell table:style-name="ce1" office:value-type="float" office:value="9637" calcext:value-type="float">
            <text:p>9637</text:p>
          </table:table-cell>
          <table:table-cell table:style-name="ce1" office:value-type="float" office:value="9265" calcext:value-type="float">
            <text:p>9265</text:p>
          </table:table-cell>
          <table:table-cell table:style-name="ce1" office:value-type="float" office:value="400" calcext:value-type="float">
            <text:p>400</text:p>
          </table:table-cell>
          <table:table-cell table:style-name="ce1" table:formula="of:=SUM([.H201:.R201])" office:value-type="float" office:value="38360" calcext:value-type="float">
            <text:p>38360</text:p>
          </table:table-cell>
          <table:table-cell table:style-name="ce3" table:formula="of:=[.H201]/[.$S201]" office:value-type="percentage" office:value="0.00602189781021898" calcext:value-type="percentage">
            <text:p>0,60%</text:p>
          </table:table-cell>
          <table:table-cell table:style-name="ce3" table:formula="of:=[.I201]/[.$S201]" office:value-type="percentage" office:value="0.0110010427528676" calcext:value-type="percentage">
            <text:p>1,10%</text:p>
          </table:table-cell>
          <table:table-cell table:style-name="ce3" table:formula="of:=[.J201]/[.$S201]" office:value-type="percentage" office:value="0.00172054223149114" calcext:value-type="percentage">
            <text:p>0,17%</text:p>
          </table:table-cell>
          <table:table-cell table:style-name="ce3" table:formula="of:=[.K201]/[.$S201]" office:value-type="percentage" office:value="0.0382950990615224" calcext:value-type="percentage">
            <text:p>3,83%</text:p>
          </table:table-cell>
          <table:table-cell table:style-name="ce3" table:formula="of:=[.L201]/[.$S201]" office:value-type="percentage" office:value="0.181517205422315" calcext:value-type="percentage">
            <text:p>18,15%</text:p>
          </table:table-cell>
          <table:table-cell table:style-name="ce3" table:formula="of:=[.M201]/[.$S201]" office:value-type="percentage" office:value="0.0818821689259645" calcext:value-type="percentage">
            <text:p>8,19%</text:p>
          </table:table-cell>
          <table:table-cell table:style-name="ce3" table:formula="of:=[.N201]/[.$S201]" office:value-type="percentage" office:value="0.00776850886339937" calcext:value-type="percentage">
            <text:p>0,78%</text:p>
          </table:table-cell>
          <table:table-cell table:style-name="ce3" table:formula="of:=[.O201]/[.$S201]" office:value-type="percentage" office:value="0.168613138686131" calcext:value-type="percentage">
            <text:p>16,86%</text:p>
          </table:table-cell>
          <table:table-cell table:style-name="ce3" table:formula="of:=[.P201]/[.$S201]" office:value-type="percentage" office:value="0.251225234619395" calcext:value-type="percentage">
            <text:p>25,12%</text:p>
          </table:table-cell>
          <table:table-cell table:style-name="ce3" table:formula="of:=[.Q201]/[.$S201]" office:value-type="percentage" office:value="0.241527632950991" calcext:value-type="percentage">
            <text:p>24,15%</text:p>
          </table:table-cell>
          <table:table-cell table:style-name="ce3" table:formula="of:=[.R201]/[.$S201]" office:value-type="percentage" office:value="0.0104275286757039" calcext:value-type="percentage">
            <text:p>1,04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42-03</text:p>
          </table:table-cell>
          <table:table-cell table:style-name="ce1" office:value-type="string" calcext:value-type="string">
            <text:p>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2438" calcext:value-type="float">
            <text:p>82438</text:p>
          </table:table-cell>
          <table:table-cell table:style-name="ce1" office:value-type="float" office:value="63862" calcext:value-type="float">
            <text:p>63862</text:p>
          </table:table-cell>
          <table:table-cell table:style-name="ce1" office:value-type="float" office:value="1331" calcext:value-type="float">
            <text:p>1331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609" calcext:value-type="float">
            <text:p>609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3859" calcext:value-type="float">
            <text:p>3859</text:p>
          </table:table-cell>
          <table:table-cell table:style-name="ce1" office:value-type="float" office:value="11030" calcext:value-type="float">
            <text:p>11030</text:p>
          </table:table-cell>
          <table:table-cell table:style-name="ce1" office:value-type="float" office:value="3552" calcext:value-type="float">
            <text:p>3552</text:p>
          </table:table-cell>
          <table:table-cell table:style-name="ce1" office:value-type="float" office:value="693" calcext:value-type="float">
            <text:p>693</text:p>
          </table:table-cell>
          <table:table-cell table:style-name="ce1" office:value-type="float" office:value="15352" calcext:value-type="float">
            <text:p>15352</text:p>
          </table:table-cell>
          <table:table-cell table:style-name="ce1" office:value-type="float" office:value="14499" calcext:value-type="float">
            <text:p>14499</text:p>
          </table:table-cell>
          <table:table-cell table:style-name="ce1" office:value-type="float" office:value="11572" calcext:value-type="float">
            <text:p>11572</text:p>
          </table:table-cell>
          <table:table-cell table:style-name="ce1" office:value-type="float" office:value="613" calcext:value-type="float">
            <text:p>613</text:p>
          </table:table-cell>
          <table:table-cell table:style-name="ce1" table:formula="of:=SUM([.H202:.R202])" office:value-type="float" office:value="62221" calcext:value-type="float">
            <text:p>62221</text:p>
          </table:table-cell>
          <table:table-cell table:style-name="ce3" table:formula="of:=[.H202]/[.$S202]" office:value-type="percentage" office:value="0.00554475177190981" calcext:value-type="percentage">
            <text:p>0,55%</text:p>
          </table:table-cell>
          <table:table-cell table:style-name="ce3" table:formula="of:=[.I202]/[.$S202]" office:value-type="percentage" office:value="0.00978769225824079" calcext:value-type="percentage">
            <text:p>0,98%</text:p>
          </table:table-cell>
          <table:table-cell table:style-name="ce3" table:formula="of:=[.J202]/[.$S202]" office:value-type="percentage" office:value="0.00155895919384131" calcext:value-type="percentage">
            <text:p>0,16%</text:p>
          </table:table-cell>
          <table:table-cell table:style-name="ce3" table:formula="of:=[.K202]/[.$S202]" office:value-type="percentage" office:value="0.0620208611240578" calcext:value-type="percentage">
            <text:p>6,20%</text:p>
          </table:table-cell>
          <table:table-cell table:style-name="ce3" table:formula="of:=[.L202]/[.$S202]" office:value-type="percentage" office:value="0.17727133925845" calcext:value-type="percentage">
            <text:p>17,73%</text:p>
          </table:table-cell>
          <table:table-cell table:style-name="ce3" table:formula="of:=[.M202]/[.$S202]" office:value-type="percentage" office:value="0.0570868356342714" calcext:value-type="percentage">
            <text:p>5,71%</text:p>
          </table:table-cell>
          <table:table-cell table:style-name="ce3" table:formula="of:=[.N202]/[.$S202]" office:value-type="percentage" office:value="0.0111377187766188" calcext:value-type="percentage">
            <text:p>1,11%</text:p>
          </table:table-cell>
          <table:table-cell table:style-name="ce3" table:formula="of:=[.O202]/[.$S202]" office:value-type="percentage" office:value="0.246733417977853" calcext:value-type="percentage">
            <text:p>24,67%</text:p>
          </table:table-cell>
          <table:table-cell table:style-name="ce3" table:formula="of:=[.P202]/[.$S202]" office:value-type="percentage" office:value="0.233024220118609" calcext:value-type="percentage">
            <text:p>23,30%</text:p>
          </table:table-cell>
          <table:table-cell table:style-name="ce3" table:formula="of:=[.Q202]/[.$S202]" office:value-type="percentage" office:value="0.185982224650841" calcext:value-type="percentage">
            <text:p>18,60%</text:p>
          </table:table-cell>
          <table:table-cell table:style-name="ce3" table:formula="of:=[.R202]/[.$S202]" office:value-type="percentage" office:value="0.00985197923530641" calcext:value-type="percentage">
            <text:p>0,99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42-04</text:p>
          </table:table-cell>
          <table:table-cell table:style-name="ce1" office:value-type="string" calcext:value-type="string">
            <text:p>4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0992" calcext:value-type="float">
            <text:p>100992</text:p>
          </table:table-cell>
          <table:table-cell table:style-name="ce1" office:value-type="float" office:value="80492" calcext:value-type="float">
            <text:p>80492</text:p>
          </table:table-cell>
          <table:table-cell table:style-name="ce1" office:value-type="float" office:value="1587" calcext:value-type="float">
            <text:p>1587</text:p>
          </table:table-cell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664" calcext:value-type="float">
            <text:p>664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4586" calcext:value-type="float">
            <text:p>4586</text:p>
          </table:table-cell>
          <table:table-cell table:style-name="ce1" office:value-type="float" office:value="12866" calcext:value-type="float">
            <text:p>12866</text:p>
          </table:table-cell>
          <table:table-cell table:style-name="ce1" office:value-type="float" office:value="4195" calcext:value-type="float">
            <text:p>4195</text:p>
          </table:table-cell>
          <table:table-cell table:style-name="ce1" office:value-type="float" office:value="999" calcext:value-type="float">
            <text:p>999</text:p>
          </table:table-cell>
          <table:table-cell table:style-name="ce1" office:value-type="float" office:value="21153" calcext:value-type="float">
            <text:p>21153</text:p>
          </table:table-cell>
          <table:table-cell table:style-name="ce1" office:value-type="float" office:value="17033" calcext:value-type="float">
            <text:p>17033</text:p>
          </table:table-cell>
          <table:table-cell table:style-name="ce1" office:value-type="float" office:value="15329" calcext:value-type="float">
            <text:p>15329</text:p>
          </table:table-cell>
          <table:table-cell table:style-name="ce1" office:value-type="float" office:value="867" calcext:value-type="float">
            <text:p>867</text:p>
          </table:table-cell>
          <table:table-cell table:style-name="ce1" table:formula="of:=SUM([.H203:.R203])" office:value-type="float" office:value="78351" calcext:value-type="float">
            <text:p>78351</text:p>
          </table:table-cell>
          <table:table-cell table:style-name="ce3" table:formula="of:=[.H203]/[.$S203]" office:value-type="percentage" office:value="0.00664956414085334" calcext:value-type="percentage">
            <text:p>0,66%</text:p>
          </table:table-cell>
          <table:table-cell table:style-name="ce3" table:formula="of:=[.I203]/[.$S203]" office:value-type="percentage" office:value="0.00847468443287259" calcext:value-type="percentage">
            <text:p>0,85%</text:p>
          </table:table-cell>
          <table:table-cell table:style-name="ce3" table:formula="of:=[.J203]/[.$S203]" office:value-type="percentage" office:value="0.0017613048971934" calcext:value-type="percentage">
            <text:p>0,18%</text:p>
          </table:table-cell>
          <table:table-cell table:style-name="ce3" table:formula="of:=[.K203]/[.$S203]" office:value-type="percentage" office:value="0.0585314801342676" calcext:value-type="percentage">
            <text:p>5,85%</text:p>
          </table:table-cell>
          <table:table-cell table:style-name="ce3" table:formula="of:=[.L203]/[.$S203]" office:value-type="percentage" office:value="0.164209773965872" calcext:value-type="percentage">
            <text:p>16,42%</text:p>
          </table:table-cell>
          <table:table-cell table:style-name="ce3" table:formula="of:=[.M203]/[.$S203]" office:value-type="percentage" office:value="0.0535411162588863" calcext:value-type="percentage">
            <text:p>5,35%</text:p>
          </table:table-cell>
          <table:table-cell table:style-name="ce3" table:formula="of:=[.N203]/[.$S203]" office:value-type="percentage" office:value="0.0127503158862044" calcext:value-type="percentage">
            <text:p>1,28%</text:p>
          </table:table-cell>
          <table:table-cell table:style-name="ce3" table:formula="of:=[.O203]/[.$S203]" office:value-type="percentage" office:value="0.269977409350232" calcext:value-type="percentage">
            <text:p>27,00%</text:p>
          </table:table-cell>
          <table:table-cell table:style-name="ce3" table:formula="of:=[.P203]/[.$S203]" office:value-type="percentage" office:value="0.217393524013733" calcext:value-type="percentage">
            <text:p>21,74%</text:p>
          </table:table-cell>
          <table:table-cell table:style-name="ce3" table:formula="of:=[.Q203]/[.$S203]" office:value-type="percentage" office:value="0.195645237457084" calcext:value-type="percentage">
            <text:p>19,56%</text:p>
          </table:table-cell>
          <table:table-cell table:style-name="ce3" table:formula="of:=[.R203]/[.$S203]" office:value-type="percentage" office:value="0.011065589462802" calcext:value-type="percentage">
            <text:p>1,1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42-05</text:p>
          </table:table-cell>
          <table:table-cell table:style-name="ce1" office:value-type="string" calcext:value-type="string">
            <text:p>4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1076" calcext:value-type="float">
            <text:p>101076</text:p>
          </table:table-cell>
          <table:table-cell table:style-name="ce1" office:value-type="float" office:value="81828" calcext:value-type="float">
            <text:p>81828</text:p>
          </table:table-cell>
          <table:table-cell table:style-name="ce1" office:value-type="float" office:value="1750" calcext:value-type="float">
            <text:p>1750</text:p>
          </table:table-cell>
          <table:table-cell table:style-name="ce1" office:value-type="float" office:value="671" calcext:value-type="float">
            <text:p>671</text:p>
          </table:table-cell>
          <table:table-cell table:style-name="ce1" office:value-type="float" office:value="579" calcext:value-type="float">
            <text:p>579</text:p>
          </table:table-cell>
          <table:table-cell table:style-name="ce1" office:value-type="float" office:value="622" calcext:value-type="float">
            <text:p>622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4824" calcext:value-type="float">
            <text:p>4824</text:p>
          </table:table-cell>
          <table:table-cell table:style-name="ce1" office:value-type="float" office:value="15471" calcext:value-type="float">
            <text:p>15471</text:p>
          </table:table-cell>
          <table:table-cell table:style-name="ce1" office:value-type="float" office:value="4083" calcext:value-type="float">
            <text:p>4083</text:p>
          </table:table-cell>
          <table:table-cell table:style-name="ce1" office:value-type="float" office:value="1177" calcext:value-type="float">
            <text:p>1177</text:p>
          </table:table-cell>
          <table:table-cell table:style-name="ce1" office:value-type="float" office:value="20020" calcext:value-type="float">
            <text:p>20020</text:p>
          </table:table-cell>
          <table:table-cell table:style-name="ce1" office:value-type="float" office:value="18247" calcext:value-type="float">
            <text:p>18247</text:p>
          </table:table-cell>
          <table:table-cell table:style-name="ce1" office:value-type="float" office:value="13394" calcext:value-type="float">
            <text:p>13394</text:p>
          </table:table-cell>
          <table:table-cell table:style-name="ce1" office:value-type="float" office:value="854" calcext:value-type="float">
            <text:p>854</text:p>
          </table:table-cell>
          <table:table-cell table:style-name="ce1" table:formula="of:=SUM([.H204:.R204])" office:value-type="float" office:value="79407" calcext:value-type="float">
            <text:p>79407</text:p>
          </table:table-cell>
          <table:table-cell table:style-name="ce3" table:formula="of:=[.H204]/[.$S204]" office:value-type="percentage" office:value="0.00729154860402735" calcext:value-type="percentage">
            <text:p>0,73%</text:p>
          </table:table-cell>
          <table:table-cell table:style-name="ce3" table:formula="of:=[.I204]/[.$S204]" office:value-type="percentage" office:value="0.00783306257634717" calcext:value-type="percentage">
            <text:p>0,78%</text:p>
          </table:table-cell>
          <table:table-cell table:style-name="ce3" table:formula="of:=[.J204]/[.$S204]" office:value-type="percentage" office:value="0.00171269535431385" calcext:value-type="percentage">
            <text:p>0,17%</text:p>
          </table:table-cell>
          <table:table-cell table:style-name="ce3" table:formula="of:=[.K204]/[.$S204]" office:value-type="percentage" office:value="0.0607503116853678" calcext:value-type="percentage">
            <text:p>6,08%</text:p>
          </table:table-cell>
          <table:table-cell table:style-name="ce3" table:formula="of:=[.L204]/[.$S204]" office:value-type="percentage" office:value="0.194831689901394" calcext:value-type="percentage">
            <text:p>19,48%</text:p>
          </table:table-cell>
          <table:table-cell table:style-name="ce3" table:formula="of:=[.M204]/[.$S204]" office:value-type="percentage" office:value="0.051418640673996" calcext:value-type="percentage">
            <text:p>5,14%</text:p>
          </table:table-cell>
          <table:table-cell table:style-name="ce3" table:formula="of:=[.N204]/[.$S204]" office:value-type="percentage" office:value="0.0148223708237309" calcext:value-type="percentage">
            <text:p>1,48%</text:p>
          </table:table-cell>
          <table:table-cell table:style-name="ce3" table:formula="of:=[.O204]/[.$S204]" office:value-type="percentage" office:value="0.252118830833554" calcext:value-type="percentage">
            <text:p>25,21%</text:p>
          </table:table-cell>
          <table:table-cell table:style-name="ce3" table:formula="of:=[.P204]/[.$S204]" office:value-type="percentage" office:value="0.229790824486506" calcext:value-type="percentage">
            <text:p>22,98%</text:p>
          </table:table-cell>
          <table:table-cell table:style-name="ce3" table:formula="of:=[.Q204]/[.$S204]" office:value-type="percentage" office:value="0.168675305703527" calcext:value-type="percentage">
            <text:p>16,87%</text:p>
          </table:table-cell>
          <table:table-cell table:style-name="ce3" table:formula="of:=[.R204]/[.$S204]" office:value-type="percentage" office:value="0.0107547193572355" calcext:value-type="percentage">
            <text:p>1,0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42-06</text:p>
          </table:table-cell>
          <table:table-cell table:style-name="ce1" office:value-type="string" calcext:value-type="string">
            <text:p>4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7542" calcext:value-type="float">
            <text:p>107542</text:p>
          </table:table-cell>
          <table:table-cell table:style-name="ce1" office:value-type="float" office:value="87089" calcext:value-type="float">
            <text:p>87089</text:p>
          </table:table-cell>
          <table:table-cell table:style-name="ce1" office:value-type="float" office:value="1736" calcext:value-type="float">
            <text:p>1736</text:p>
          </table:table-cell>
          <table:table-cell table:style-name="ce1" office:value-type="float" office:value="717" calcext:value-type="float">
            <text:p>717</text:p>
          </table:table-cell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695" calcext:value-type="float">
            <text:p>695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5810" calcext:value-type="float">
            <text:p>5810</text:p>
          </table:table-cell>
          <table:table-cell table:style-name="ce1" office:value-type="float" office:value="17232" calcext:value-type="float">
            <text:p>17232</text:p>
          </table:table-cell>
          <table:table-cell table:style-name="ce1" office:value-type="float" office:value="4089" calcext:value-type="float">
            <text:p>4089</text:p>
          </table:table-cell>
          <table:table-cell table:style-name="ce1" office:value-type="float" office:value="1408" calcext:value-type="float">
            <text:p>1408</text:p>
          </table:table-cell>
          <table:table-cell table:style-name="ce1" office:value-type="float" office:value="21516" calcext:value-type="float">
            <text:p>21516</text:p>
          </table:table-cell>
          <table:table-cell table:style-name="ce1" office:value-type="float" office:value="19407" calcext:value-type="float">
            <text:p>19407</text:p>
          </table:table-cell>
          <table:table-cell table:style-name="ce1" office:value-type="float" office:value="12854" calcext:value-type="float">
            <text:p>12854</text:p>
          </table:table-cell>
          <table:table-cell table:style-name="ce1" office:value-type="float" office:value="866" calcext:value-type="float">
            <text:p>866</text:p>
          </table:table-cell>
          <table:table-cell table:style-name="ce1" table:formula="of:=SUM([.H205:.R205])" office:value-type="float" office:value="84636" calcext:value-type="float">
            <text:p>84636</text:p>
          </table:table-cell>
          <table:table-cell table:style-name="ce3" table:formula="of:=[.H205]/[.$S205]" office:value-type="percentage" office:value="0.00714825842431117" calcext:value-type="percentage">
            <text:p>0,71%</text:p>
          </table:table-cell>
          <table:table-cell table:style-name="ce3" table:formula="of:=[.I205]/[.$S205]" office:value-type="percentage" office:value="0.00821163571057233" calcext:value-type="percentage">
            <text:p>0,82%</text:p>
          </table:table-cell>
          <table:table-cell table:style-name="ce3" table:formula="of:=[.J205]/[.$S205]" office:value-type="percentage" office:value="0.00181955668982466" calcext:value-type="percentage">
            <text:p>0,18%</text:p>
          </table:table-cell>
          <table:table-cell table:style-name="ce3" table:formula="of:=[.K205]/[.$S205]" office:value-type="percentage" office:value="0.0686469114797486" calcext:value-type="percentage">
            <text:p>6,86%</text:p>
          </table:table-cell>
          <table:table-cell table:style-name="ce3" table:formula="of:=[.L205]/[.$S205]" office:value-type="percentage" office:value="0.203601304409471" calcext:value-type="percentage">
            <text:p>20,36%</text:p>
          </table:table-cell>
          <table:table-cell table:style-name="ce3" table:formula="of:=[.M205]/[.$S205]" office:value-type="percentage" office:value="0.048312774705799" calcext:value-type="percentage">
            <text:p>4,83%</text:p>
          </table:table-cell>
          <table:table-cell table:style-name="ce3" table:formula="of:=[.N205]/[.$S205]" office:value-type="percentage" office:value="0.0166359468783969" calcext:value-type="percentage">
            <text:p>1,66%</text:p>
          </table:table-cell>
          <table:table-cell table:style-name="ce3" table:formula="of:=[.O205]/[.$S205]" office:value-type="percentage" office:value="0.254218063235503" calcext:value-type="percentage">
            <text:p>25,42%</text:p>
          </table:table-cell>
          <table:table-cell table:style-name="ce3" table:formula="of:=[.P205]/[.$S205]" office:value-type="percentage" office:value="0.229299588827449" calcext:value-type="percentage">
            <text:p>22,93%</text:p>
          </table:table-cell>
          <table:table-cell table:style-name="ce3" table:formula="of:=[.Q205]/[.$S205]" office:value-type="percentage" office:value="0.151873907084456" calcext:value-type="percentage">
            <text:p>15,19%</text:p>
          </table:table-cell>
          <table:table-cell table:style-name="ce3" table:formula="of:=[.R205]/[.$S205]" office:value-type="percentage" office:value="0.0102320525544685" calcext:value-type="percentage">
            <text:p>1,02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43-01</text:p>
          </table:table-cell>
          <table:table-cell table:style-name="ce1" office:value-type="string" calcext:value-type="string">
            <text:p>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7723" calcext:value-type="float">
            <text:p>97723</text:p>
          </table:table-cell>
          <table:table-cell table:style-name="ce1" office:value-type="float" office:value="80006" calcext:value-type="float">
            <text:p>80006</text:p>
          </table:table-cell>
          <table:table-cell table:style-name="ce1" office:value-type="float" office:value="1839" calcext:value-type="float">
            <text:p>1839</text:p>
          </table:table-cell>
          <table:table-cell table:style-name="ce1" office:value-type="float" office:value="715" calcext:value-type="float">
            <text:p>715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4891" calcext:value-type="float">
            <text:p>4891</text:p>
          </table:table-cell>
          <table:table-cell table:style-name="ce1" office:value-type="float" office:value="13773" calcext:value-type="float">
            <text:p>13773</text:p>
          </table:table-cell>
          <table:table-cell table:style-name="ce1" office:value-type="float" office:value="4021" calcext:value-type="float">
            <text:p>4021</text:p>
          </table:table-cell>
          <table:table-cell table:style-name="ce1" office:value-type="float" office:value="1480" calcext:value-type="float">
            <text:p>1480</text:p>
          </table:table-cell>
          <table:table-cell table:style-name="ce1" office:value-type="float" office:value="19319" calcext:value-type="float">
            <text:p>19319</text:p>
          </table:table-cell>
          <table:table-cell table:style-name="ce1" office:value-type="float" office:value="17985" calcext:value-type="float">
            <text:p>17985</text:p>
          </table:table-cell>
          <table:table-cell table:style-name="ce1" office:value-type="float" office:value="13591" calcext:value-type="float">
            <text:p>13591</text:p>
          </table:table-cell>
          <table:table-cell table:style-name="ce1" office:value-type="float" office:value="1057" calcext:value-type="float">
            <text:p>1057</text:p>
          </table:table-cell>
          <table:table-cell table:style-name="ce1" table:formula="of:=SUM([.H206:.R206])" office:value-type="float" office:value="77452" calcext:value-type="float">
            <text:p>77452</text:p>
          </table:table-cell>
          <table:table-cell table:style-name="ce3" table:formula="of:=[.H206]/[.$S206]" office:value-type="percentage" office:value="0.00760471001394412" calcext:value-type="percentage">
            <text:p>0,76%</text:p>
          </table:table-cell>
          <table:table-cell table:style-name="ce3" table:formula="of:=[.I206]/[.$S206]" office:value-type="percentage" office:value="0.0075659763466405" calcext:value-type="percentage">
            <text:p>0,76%</text:p>
          </table:table-cell>
          <table:table-cell table:style-name="ce3" table:formula="of:=[.J206]/[.$S206]" office:value-type="percentage" office:value="0.00206579558952642" calcext:value-type="percentage">
            <text:p>0,21%</text:p>
          </table:table-cell>
          <table:table-cell table:style-name="ce3" table:formula="of:=[.K206]/[.$S206]" office:value-type="percentage" office:value="0.0631487889273356" calcext:value-type="percentage">
            <text:p>6,31%</text:p>
          </table:table-cell>
          <table:table-cell table:style-name="ce3" table:formula="of:=[.L206]/[.$S206]" office:value-type="percentage" office:value="0.177826266590921" calcext:value-type="percentage">
            <text:p>17,78%</text:p>
          </table:table-cell>
          <table:table-cell table:style-name="ce3" table:formula="of:=[.M206]/[.$S206]" office:value-type="percentage" office:value="0.0519160254092857" calcext:value-type="percentage">
            <text:p>5,19%</text:p>
          </table:table-cell>
          <table:table-cell table:style-name="ce3" table:formula="of:=[.N206]/[.$S206]" office:value-type="percentage" office:value="0.0191086092031193" calcext:value-type="percentage">
            <text:p>1,91%</text:p>
          </table:table-cell>
          <table:table-cell table:style-name="ce3" table:formula="of:=[.O206]/[.$S206]" office:value-type="percentage" office:value="0.24943190621288" calcext:value-type="percentage">
            <text:p>24,94%</text:p>
          </table:table-cell>
          <table:table-cell table:style-name="ce3" table:formula="of:=[.P206]/[.$S206]" office:value-type="percentage" office:value="0.232208335485204" calcext:value-type="percentage">
            <text:p>23,22%</text:p>
          </table:table-cell>
          <table:table-cell table:style-name="ce3" table:formula="of:=[.Q206]/[.$S206]" office:value-type="percentage" office:value="0.175476424107835" calcext:value-type="percentage">
            <text:p>17,55%</text:p>
          </table:table-cell>
          <table:table-cell table:style-name="ce3" table:formula="of:=[.R206]/[.$S206]" office:value-type="percentage" office:value="0.0136471621133089" calcext:value-type="percentage">
            <text:p>1,36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43-02</text:p>
          </table:table-cell>
          <table:table-cell table:style-name="ce1" office:value-type="string" calcext:value-type="string">
            <text:p>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9435" calcext:value-type="float">
            <text:p>79435</text:p>
          </table:table-cell>
          <table:table-cell table:style-name="ce1" office:value-type="float" office:value="64277" calcext:value-type="float">
            <text:p>64277</text:p>
          </table:table-cell>
          <table:table-cell table:style-name="ce1" office:value-type="float" office:value="1485" calcext:value-type="float">
            <text:p>1485</text:p>
          </table:table-cell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454" calcext:value-type="float">
            <text:p>454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3455" calcext:value-type="float">
            <text:p>3455</text:p>
          </table:table-cell>
          <table:table-cell table:style-name="ce1" office:value-type="float" office:value="12183" calcext:value-type="float">
            <text:p>12183</text:p>
          </table:table-cell>
          <table:table-cell table:style-name="ce1" office:value-type="float" office:value="3414" calcext:value-type="float">
            <text:p>3414</text:p>
          </table:table-cell>
          <table:table-cell table:style-name="ce1" office:value-type="float" office:value="1632" calcext:value-type="float">
            <text:p>1632</text:p>
          </table:table-cell>
          <table:table-cell table:style-name="ce1" office:value-type="float" office:value="12866" calcext:value-type="float">
            <text:p>12866</text:p>
          </table:table-cell>
          <table:table-cell table:style-name="ce1" office:value-type="float" office:value="14834" calcext:value-type="float">
            <text:p>14834</text:p>
          </table:table-cell>
          <table:table-cell table:style-name="ce1" office:value-type="float" office:value="11827" calcext:value-type="float">
            <text:p>11827</text:p>
          </table:table-cell>
          <table:table-cell table:style-name="ce1" office:value-type="float" office:value="871" calcext:value-type="float">
            <text:p>871</text:p>
          </table:table-cell>
          <table:table-cell table:style-name="ce1" table:formula="of:=SUM([.H207:.R207])" office:value-type="float" office:value="62122" calcext:value-type="float">
            <text:p>62122</text:p>
          </table:table-cell>
          <table:table-cell table:style-name="ce3" table:formula="of:=[.H207]/[.$S207]" office:value-type="percentage" office:value="0.00730819999356106" calcext:value-type="percentage">
            <text:p>0,73%</text:p>
          </table:table-cell>
          <table:table-cell table:style-name="ce3" table:formula="of:=[.I207]/[.$S207]" office:value-type="percentage" office:value="0.00746917356170117" calcext:value-type="percentage">
            <text:p>0,75%</text:p>
          </table:table-cell>
          <table:table-cell table:style-name="ce3" table:formula="of:=[.J207]/[.$S207]" office:value-type="percentage" office:value="0.00196387753130936" calcext:value-type="percentage">
            <text:p>0,20%</text:p>
          </table:table-cell>
          <table:table-cell table:style-name="ce3" table:formula="of:=[.K207]/[.$S207]" office:value-type="percentage" office:value="0.0556163677924085" calcext:value-type="percentage">
            <text:p>5,56%</text:p>
          </table:table-cell>
          <table:table-cell table:style-name="ce3" table:formula="of:=[.L207]/[.$S207]" office:value-type="percentage" office:value="0.196114098065098" calcext:value-type="percentage">
            <text:p>19,61%</text:p>
          </table:table-cell>
          <table:table-cell table:style-name="ce3" table:formula="of:=[.M207]/[.$S207]" office:value-type="percentage" office:value="0.054956376163034" calcext:value-type="percentage">
            <text:p>5,50%</text:p>
          </table:table-cell>
          <table:table-cell table:style-name="ce3" table:formula="of:=[.N207]/[.$S207]" office:value-type="percentage" office:value="0.0262708863204662" calcext:value-type="percentage">
            <text:p>2,63%</text:p>
          </table:table-cell>
          <table:table-cell table:style-name="ce3" table:formula="of:=[.O207]/[.$S207]" office:value-type="percentage" office:value="0.207108592769067" calcext:value-type="percentage">
            <text:p>20,71%</text:p>
          </table:table-cell>
          <table:table-cell table:style-name="ce3" table:formula="of:=[.P207]/[.$S207]" office:value-type="percentage" office:value="0.238788190979041" calcext:value-type="percentage">
            <text:p>23,88%</text:p>
          </table:table-cell>
          <table:table-cell table:style-name="ce3" table:formula="of:=[.Q207]/[.$S207]" office:value-type="percentage" office:value="0.19038343903931" calcext:value-type="percentage">
            <text:p>19,04%</text:p>
          </table:table-cell>
          <table:table-cell table:style-name="ce3" table:formula="of:=[.R207]/[.$S207]" office:value-type="percentage" office:value="0.0140207977850037" calcext:value-type="percentage">
            <text:p>1,4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44-01</text:p>
          </table:table-cell>
          <table:table-cell table:style-name="ce1" office:value-type="string" calcext:value-type="string">
            <text:p>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4879" calcext:value-type="float">
            <text:p>74879</text:p>
          </table:table-cell>
          <table:table-cell table:style-name="ce1" office:value-type="float" office:value="61436" calcext:value-type="float">
            <text:p>61436</text:p>
          </table:table-cell>
          <table:table-cell table:style-name="ce1" office:value-type="float" office:value="898" calcext:value-type="float">
            <text:p>898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820" calcext:value-type="float">
            <text:p>1820</text:p>
          </table:table-cell>
          <table:table-cell table:style-name="ce1" office:value-type="float" office:value="14432" calcext:value-type="float">
            <text:p>14432</text:p>
          </table:table-cell>
          <table:table-cell table:style-name="ce1" office:value-type="float" office:value="5729" calcext:value-type="float">
            <text:p>5729</text:p>
          </table:table-cell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4523" calcext:value-type="float">
            <text:p>4523</text:p>
          </table:table-cell>
          <table:table-cell table:style-name="ce1" office:value-type="float" office:value="19814" calcext:value-type="float">
            <text:p>19814</text:p>
          </table:table-cell>
          <table:table-cell table:style-name="ce1" office:value-type="float" office:value="12527" calcext:value-type="float">
            <text:p>12527</text:p>
          </table:table-cell>
          <table:table-cell table:style-name="ce1" office:value-type="float" office:value="536" calcext:value-type="float">
            <text:p>536</text:p>
          </table:table-cell>
          <table:table-cell table:style-name="ce1" table:formula="of:=SUM([.H208:.R208])" office:value-type="float" office:value="60406" calcext:value-type="float">
            <text:p>60406</text:p>
          </table:table-cell>
          <table:table-cell table:style-name="ce3" table:formula="of:=[.H208]/[.$S208]" office:value-type="percentage" office:value="0.00314538290898255" calcext:value-type="percentage">
            <text:p>0,31%</text:p>
          </table:table-cell>
          <table:table-cell table:style-name="ce3" table:formula="of:=[.I208]/[.$S208]" office:value-type="percentage" office:value="0.0066549680495315" calcext:value-type="percentage">
            <text:p>0,67%</text:p>
          </table:table-cell>
          <table:table-cell table:style-name="ce3" table:formula="of:=[.J208]/[.$S208]" office:value-type="percentage" office:value="0.00158924610138066" calcext:value-type="percentage">
            <text:p>0,16%</text:p>
          </table:table-cell>
          <table:table-cell table:style-name="ce3" table:formula="of:=[.K208]/[.$S208]" office:value-type="percentage" office:value="0.030129457338675" calcext:value-type="percentage">
            <text:p>3,01%</text:p>
          </table:table-cell>
          <table:table-cell table:style-name="ce3" table:formula="of:=[.L208]/[.$S208]" office:value-type="percentage" office:value="0.238916663907559" calcext:value-type="percentage">
            <text:p>23,89%</text:p>
          </table:table-cell>
          <table:table-cell table:style-name="ce3" table:formula="of:=[.M208]/[.$S208]" office:value-type="percentage" office:value="0.0948415720292686" calcext:value-type="percentage">
            <text:p>9,48%</text:p>
          </table:table-cell>
          <table:table-cell table:style-name="ce3" table:formula="of:=[.N208]/[.$S208]" office:value-type="percentage" office:value="0.00557891600172168" calcext:value-type="percentage">
            <text:p>0,56%</text:p>
          </table:table-cell>
          <table:table-cell table:style-name="ce3" table:formula="of:=[.O208]/[.$S208]" office:value-type="percentage" office:value="0.0748766678806741" calcext:value-type="percentage">
            <text:p>7,49%</text:p>
          </table:table-cell>
          <table:table-cell table:style-name="ce3" table:formula="of:=[.P208]/[.$S208]" office:value-type="percentage" office:value="0.328013773466212" calcext:value-type="percentage">
            <text:p>32,80%</text:p>
          </table:table-cell>
          <table:table-cell table:style-name="ce3" table:formula="of:=[.Q208]/[.$S208]" office:value-type="percentage" office:value="0.207380061583286" calcext:value-type="percentage">
            <text:p>20,74%</text:p>
          </table:table-cell>
          <table:table-cell table:style-name="ce3" table:formula="of:=[.R208]/[.$S208]" office:value-type="percentage" office:value="0.00887329073270867" calcext:value-type="percentage">
            <text:p>0,89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44-02</text:p>
          </table:table-cell>
          <table:table-cell table:style-name="ce1" office:value-type="string" calcext:value-type="string">
            <text:p>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5800" calcext:value-type="float">
            <text:p>85800</text:p>
          </table:table-cell>
          <table:table-cell table:style-name="ce1" office:value-type="float" office:value="70574" calcext:value-type="float">
            <text:p>70574</text:p>
          </table:table-cell>
          <table:table-cell table:style-name="ce1" office:value-type="float" office:value="858" calcext:value-type="float">
            <text:p>858</text:p>
          </table:table-cell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610" calcext:value-type="float">
            <text:p>1610</text:p>
          </table:table-cell>
          <table:table-cell table:style-name="ce1" office:value-type="float" office:value="14843" calcext:value-type="float">
            <text:p>14843</text:p>
          </table:table-cell>
          <table:table-cell table:style-name="ce1" office:value-type="float" office:value="7727" calcext:value-type="float">
            <text:p>7727</text:p>
          </table:table-cell>
          <table:table-cell table:style-name="ce1" office:value-type="float" office:value="353" calcext:value-type="float">
            <text:p>353</text:p>
          </table:table-cell>
          <table:table-cell table:style-name="ce1" office:value-type="float" office:value="4375" calcext:value-type="float">
            <text:p>4375</text:p>
          </table:table-cell>
          <table:table-cell table:style-name="ce1" office:value-type="float" office:value="21370" calcext:value-type="float">
            <text:p>21370</text:p>
          </table:table-cell>
          <table:table-cell table:style-name="ce1" office:value-type="float" office:value="17650" calcext:value-type="float">
            <text:p>17650</text:p>
          </table:table-cell>
          <table:table-cell table:style-name="ce1" office:value-type="float" office:value="603" calcext:value-type="float">
            <text:p>603</text:p>
          </table:table-cell>
          <table:table-cell table:style-name="ce1" table:formula="of:=SUM([.H209:.R209])" office:value-type="float" office:value="69424" calcext:value-type="float">
            <text:p>69424</text:p>
          </table:table-cell>
          <table:table-cell table:style-name="ce3" table:formula="of:=[.H209]/[.$S209]" office:value-type="percentage" office:value="0.00339940078359069" calcext:value-type="percentage">
            <text:p>0,34%</text:p>
          </table:table-cell>
          <table:table-cell table:style-name="ce3" table:formula="of:=[.I209]/[.$S209]" office:value-type="percentage" office:value="0.0082824383498502" calcext:value-type="percentage">
            <text:p>0,83%</text:p>
          </table:table-cell>
          <table:table-cell table:style-name="ce3" table:formula="of:=[.J209]/[.$S209]" office:value-type="percentage" office:value="0.00118114772989168" calcext:value-type="percentage">
            <text:p>0,12%</text:p>
          </table:table-cell>
          <table:table-cell table:style-name="ce3" table:formula="of:=[.K209]/[.$S209]" office:value-type="percentage" office:value="0.0231908273795805" calcext:value-type="percentage">
            <text:p>2,32%</text:p>
          </table:table-cell>
          <table:table-cell table:style-name="ce3" table:formula="of:=[.L209]/[.$S209]" office:value-type="percentage" office:value="0.213802143351003" calcext:value-type="percentage">
            <text:p>21,38%</text:p>
          </table:table-cell>
          <table:table-cell table:style-name="ce3" table:formula="of:=[.M209]/[.$S209]" office:value-type="percentage" office:value="0.111301567181378" calcext:value-type="percentage">
            <text:p>11,13%</text:p>
          </table:table-cell>
          <table:table-cell table:style-name="ce3" table:formula="of:=[.N209]/[.$S209]" office:value-type="percentage" office:value="0.0050846969347776" calcext:value-type="percentage">
            <text:p>0,51%</text:p>
          </table:table-cell>
          <table:table-cell table:style-name="ce3" table:formula="of:=[.O209]/[.$S209]" office:value-type="percentage" office:value="0.0630185526619037" calcext:value-type="percentage">
            <text:p>6,30%</text:p>
          </table:table-cell>
          <table:table-cell table:style-name="ce3" table:formula="of:=[.P209]/[.$S209]" office:value-type="percentage" office:value="0.307818621802259" calcext:value-type="percentage">
            <text:p>30,78%</text:p>
          </table:table-cell>
          <table:table-cell table:style-name="ce3" table:formula="of:=[.Q209]/[.$S209]" office:value-type="percentage" office:value="0.25423484673888" calcext:value-type="percentage">
            <text:p>25,42%</text:p>
          </table:table-cell>
          <table:table-cell table:style-name="ce3" table:formula="of:=[.R209]/[.$S209]" office:value-type="percentage" office:value="0.00868575708688638" calcext:value-type="percentage">
            <text:p>0,87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44-03</text:p>
          </table:table-cell>
          <table:table-cell table:style-name="ce1" office:value-type="string" calcext:value-type="string">
            <text:p>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2183" calcext:value-type="float">
            <text:p>92183</text:p>
          </table:table-cell>
          <table:table-cell table:style-name="ce1" office:value-type="float" office:value="74606" calcext:value-type="float">
            <text:p>74606</text:p>
          </table:table-cell>
          <table:table-cell table:style-name="ce1" office:value-type="float" office:value="1434" calcext:value-type="float">
            <text:p>1434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372" calcext:value-type="float">
            <text:p>372</text:p>
          </table:table-cell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2683" calcext:value-type="float">
            <text:p>2683</text:p>
          </table:table-cell>
          <table:table-cell table:style-name="ce1" office:value-type="float" office:value="10837" calcext:value-type="float">
            <text:p>10837</text:p>
          </table:table-cell>
          <table:table-cell table:style-name="ce1" office:value-type="float" office:value="7532" calcext:value-type="float">
            <text:p>7532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float" office:value="8566" calcext:value-type="float">
            <text:p>8566</text:p>
          </table:table-cell>
          <table:table-cell table:style-name="ce1" office:value-type="float" office:value="21577" calcext:value-type="float">
            <text:p>21577</text:p>
          </table:table-cell>
          <table:table-cell table:style-name="ce1" office:value-type="float" office:value="19322" calcext:value-type="float">
            <text:p>19322</text:p>
          </table:table-cell>
          <table:table-cell table:style-name="ce1" office:value-type="float" office:value="832" calcext:value-type="float">
            <text:p>832</text:p>
          </table:table-cell>
          <table:table-cell table:style-name="ce1" table:formula="of:=SUM([.H210:.R210])" office:value-type="float" office:value="72867" calcext:value-type="float">
            <text:p>72867</text:p>
          </table:table-cell>
          <table:table-cell table:style-name="ce3" table:formula="of:=[.H210]/[.$S210]" office:value-type="percentage" office:value="0.0051051916505414" calcext:value-type="percentage">
            <text:p>0,51%</text:p>
          </table:table-cell>
          <table:table-cell table:style-name="ce3" table:formula="of:=[.I210]/[.$S210]" office:value-type="percentage" office:value="0.00837141641621036" calcext:value-type="percentage">
            <text:p>0,84%</text:p>
          </table:table-cell>
          <table:table-cell table:style-name="ce3" table:formula="of:=[.J210]/[.$S210]" office:value-type="percentage" office:value="0.00156449421548849" calcext:value-type="percentage">
            <text:p>0,16%</text:p>
          </table:table-cell>
          <table:table-cell table:style-name="ce3" table:formula="of:=[.K210]/[.$S210]" office:value-type="percentage" office:value="0.0368205085978564" calcext:value-type="percentage">
            <text:p>3,68%</text:p>
          </table:table-cell>
          <table:table-cell table:style-name="ce3" table:formula="of:=[.L210]/[.$S210]" office:value-type="percentage" office:value="0.148723015905691" calcext:value-type="percentage">
            <text:p>14,87%</text:p>
          </table:table-cell>
          <table:table-cell table:style-name="ce3" table:formula="of:=[.M210]/[.$S210]" office:value-type="percentage" office:value="0.103366407289994" calcext:value-type="percentage">
            <text:p>10,34%</text:p>
          </table:table-cell>
          <table:table-cell table:style-name="ce3" table:formula="of:=[.N210]/[.$S210]" office:value-type="percentage" office:value="0.00579137332400126" calcext:value-type="percentage">
            <text:p>0,58%</text:p>
          </table:table-cell>
          <table:table-cell table:style-name="ce3" table:formula="of:=[.O210]/[.$S210]" office:value-type="percentage" office:value="0.117556644297144" calcext:value-type="percentage">
            <text:p>11,76%</text:p>
          </table:table-cell>
          <table:table-cell table:style-name="ce3" table:formula="of:=[.P210]/[.$S210]" office:value-type="percentage" office:value="0.29611483936487" calcext:value-type="percentage">
            <text:p>29,61%</text:p>
          </table:table-cell>
          <table:table-cell table:style-name="ce3" table:formula="of:=[.Q210]/[.$S210]" office:value-type="percentage" office:value="0.26516804589183" calcext:value-type="percentage">
            <text:p>26,52%</text:p>
          </table:table-cell>
          <table:table-cell table:style-name="ce3" table:formula="of:=[.R210]/[.$S210]" office:value-type="percentage" office:value="0.0114180630463722" calcext:value-type="percentage">
            <text:p>1,14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44-04</text:p>
          </table:table-cell>
          <table:table-cell table:style-name="ce1" office:value-type="string" calcext:value-type="string">
            <text:p>4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8921" calcext:value-type="float">
            <text:p>88921</text:p>
          </table:table-cell>
          <table:table-cell table:style-name="ce1" office:value-type="float" office:value="73652" calcext:value-type="float">
            <text:p>73652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549" calcext:value-type="float">
            <text:p>549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2818" calcext:value-type="float">
            <text:p>2818</text:p>
          </table:table-cell>
          <table:table-cell table:style-name="ce1" office:value-type="float" office:value="10504" calcext:value-type="float">
            <text:p>10504</text:p>
          </table:table-cell>
          <table:table-cell table:style-name="ce1" office:value-type="float" office:value="7223" calcext:value-type="float">
            <text:p>7223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8107" calcext:value-type="float">
            <text:p>8107</text:p>
          </table:table-cell>
          <table:table-cell table:style-name="ce1" office:value-type="float" office:value="22057" calcext:value-type="float">
            <text:p>22057</text:p>
          </table:table-cell>
          <table:table-cell table:style-name="ce1" office:value-type="float" office:value="18873" calcext:value-type="float">
            <text:p>18873</text:p>
          </table:table-cell>
          <table:table-cell table:style-name="ce1" office:value-type="float" office:value="872" calcext:value-type="float">
            <text:p>872</text:p>
          </table:table-cell>
          <table:table-cell table:style-name="ce1" table:formula="of:=SUM([.H211:.R211])" office:value-type="float" office:value="71982" calcext:value-type="float">
            <text:p>71982</text:p>
          </table:table-cell>
          <table:table-cell table:style-name="ce3" table:formula="of:=[.H211]/[.$S211]" office:value-type="percentage" office:value="0.0058903614792587" calcext:value-type="percentage">
            <text:p>0,59%</text:p>
          </table:table-cell>
          <table:table-cell table:style-name="ce3" table:formula="of:=[.I211]/[.$S211]" office:value-type="percentage" office:value="0.00762690672668167" calcext:value-type="percentage">
            <text:p>0,76%</text:p>
          </table:table-cell>
          <table:table-cell table:style-name="ce3" table:formula="of:=[.J211]/[.$S211]" office:value-type="percentage" office:value="0.00158372926564975" calcext:value-type="percentage">
            <text:p>0,16%</text:p>
          </table:table-cell>
          <table:table-cell table:style-name="ce3" table:formula="of:=[.K211]/[.$S211]" office:value-type="percentage" office:value="0.0391486760579034" calcext:value-type="percentage">
            <text:p>3,91%</text:p>
          </table:table-cell>
          <table:table-cell table:style-name="ce3" table:formula="of:=[.L211]/[.$S211]" office:value-type="percentage" office:value="0.145925370231447" calcext:value-type="percentage">
            <text:p>14,59%</text:p>
          </table:table-cell>
          <table:table-cell table:style-name="ce3" table:formula="of:=[.M211]/[.$S211]" office:value-type="percentage" office:value="0.100344530577089" calcext:value-type="percentage">
            <text:p>10,03%</text:p>
          </table:table-cell>
          <table:table-cell table:style-name="ce3" table:formula="of:=[.N211]/[.$S211]" office:value-type="percentage" office:value="0.00612653163290823" calcext:value-type="percentage">
            <text:p>0,61%</text:p>
          </table:table-cell>
          <table:table-cell table:style-name="ce3" table:formula="of:=[.O211]/[.$S211]" office:value-type="percentage" office:value="0.112625378566864" calcext:value-type="percentage">
            <text:p>11,26%</text:p>
          </table:table-cell>
          <table:table-cell table:style-name="ce3" table:formula="of:=[.P211]/[.$S211]" office:value-type="percentage" office:value="0.306423828179267" calcext:value-type="percentage">
            <text:p>30,64%</text:p>
          </table:table-cell>
          <table:table-cell table:style-name="ce3" table:formula="of:=[.Q211]/[.$S211]" office:value-type="percentage" office:value="0.262190547636909" calcext:value-type="percentage">
            <text:p>26,22%</text:p>
          </table:table-cell>
          <table:table-cell table:style-name="ce3" table:formula="of:=[.R211]/[.$S211]" office:value-type="percentage" office:value="0.0121141396460226" calcext:value-type="percentage">
            <text:p>1,2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44-05</text:p>
          </table:table-cell>
          <table:table-cell table:style-name="ce1" office:value-type="string" calcext:value-type="string">
            <text:p>4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6188" calcext:value-type="float">
            <text:p>116188</text:p>
          </table:table-cell>
          <table:table-cell table:style-name="ce1" office:value-type="float" office:value="99582" calcext:value-type="float">
            <text:p>99582</text:p>
          </table:table-cell>
          <table:table-cell table:style-name="ce1" office:value-type="float" office:value="1816" calcext:value-type="float">
            <text:p>1816</text:p>
          </table:table-cell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485" calcext:value-type="float">
            <text:p>485</text:p>
          </table:table-cell>
          <table:table-cell table:style-name="ce1" office:value-type="float" office:value="735" calcext:value-type="float">
            <text:p>735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4577" calcext:value-type="float">
            <text:p>4577</text:p>
          </table:table-cell>
          <table:table-cell table:style-name="ce1" office:value-type="float" office:value="18647" calcext:value-type="float">
            <text:p>18647</text:p>
          </table:table-cell>
          <table:table-cell table:style-name="ce1" office:value-type="float" office:value="7772" calcext:value-type="float">
            <text:p>7772</text:p>
          </table:table-cell>
          <table:table-cell table:style-name="ce1" office:value-type="float" office:value="709" calcext:value-type="float">
            <text:p>709</text:p>
          </table:table-cell>
          <table:table-cell table:style-name="ce1" office:value-type="float" office:value="11641" calcext:value-type="float">
            <text:p>11641</text:p>
          </table:table-cell>
          <table:table-cell table:style-name="ce1" office:value-type="float" office:value="31292" calcext:value-type="float">
            <text:p>31292</text:p>
          </table:table-cell>
          <table:table-cell table:style-name="ce1" office:value-type="float" office:value="20124" calcext:value-type="float">
            <text:p>20124</text:p>
          </table:table-cell>
          <table:table-cell table:style-name="ce1" office:value-type="float" office:value="1076" calcext:value-type="float">
            <text:p>1076</text:p>
          </table:table-cell>
          <table:table-cell table:style-name="ce1" table:formula="of:=SUM([.H212:.R212])" office:value-type="float" office:value="97228" calcext:value-type="float">
            <text:p>97228</text:p>
          </table:table-cell>
          <table:table-cell table:style-name="ce3" table:formula="of:=[.H212]/[.$S212]" office:value-type="percentage" office:value="0.00498827498251533" calcext:value-type="percentage">
            <text:p>0,50%</text:p>
          </table:table-cell>
          <table:table-cell table:style-name="ce3" table:formula="of:=[.I212]/[.$S212]" office:value-type="percentage" office:value="0.00755955074669848" calcext:value-type="percentage">
            <text:p>0,76%</text:p>
          </table:table-cell>
          <table:table-cell table:style-name="ce3" table:formula="of:=[.J212]/[.$S212]" office:value-type="percentage" office:value="0.00174846751964455" calcext:value-type="percentage">
            <text:p>0,17%</text:p>
          </table:table-cell>
          <table:table-cell table:style-name="ce3" table:formula="of:=[.K212]/[.$S212]" office:value-type="percentage" office:value="0.0470749166906652" calcext:value-type="percentage">
            <text:p>4,71%</text:p>
          </table:table-cell>
          <table:table-cell table:style-name="ce3" table:formula="of:=[.L212]/[.$S212]" office:value-type="percentage" office:value="0.191786316698893" calcext:value-type="percentage">
            <text:p>19,18%</text:p>
          </table:table-cell>
          <table:table-cell table:style-name="ce3" table:formula="of:=[.M212]/[.$S212]" office:value-type="percentage" office:value="0.079935820956926" calcext:value-type="percentage">
            <text:p>7,99%</text:p>
          </table:table-cell>
          <table:table-cell table:style-name="ce3" table:formula="of:=[.N212]/[.$S212]" office:value-type="percentage" office:value="0.00729213806722343" calcext:value-type="percentage">
            <text:p>0,73%</text:p>
          </table:table-cell>
          <table:table-cell table:style-name="ce3" table:formula="of:=[.O212]/[.$S212]" office:value-type="percentage" office:value="0.119728884683425" calcext:value-type="percentage">
            <text:p>11,97%</text:p>
          </table:table-cell>
          <table:table-cell table:style-name="ce3" table:formula="of:=[.P212]/[.$S212]" office:value-type="percentage" office:value="0.321841444851277" calcext:value-type="percentage">
            <text:p>32,18%</text:p>
          </table:table-cell>
          <table:table-cell table:style-name="ce3" table:formula="of:=[.Q212]/[.$S212]" office:value-type="percentage" office:value="0.206977413913687" calcext:value-type="percentage">
            <text:p>20,70%</text:p>
          </table:table-cell>
          <table:table-cell table:style-name="ce3" table:formula="of:=[.R212]/[.$S212]" office:value-type="percentage" office:value="0.0110667708890443" calcext:value-type="percentage">
            <text:p>1,1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44-06</text:p>
          </table:table-cell>
          <table:table-cell table:style-name="ce1" office:value-type="string" calcext:value-type="string">
            <text:p>4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9489" calcext:value-type="float">
            <text:p>109489</text:p>
          </table:table-cell>
          <table:table-cell table:style-name="ce1" office:value-type="float" office:value="92204" calcext:value-type="float">
            <text:p>92204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float" office:value="804" calcext:value-type="float">
            <text:p>804</text:p>
          </table:table-cell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681" calcext:value-type="float">
            <text:p>681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4956" calcext:value-type="float">
            <text:p>4956</text:p>
          </table:table-cell>
          <table:table-cell table:style-name="ce1" office:value-type="float" office:value="17759" calcext:value-type="float">
            <text:p>17759</text:p>
          </table:table-cell>
          <table:table-cell table:style-name="ce1" office:value-type="float" office:value="5812" calcext:value-type="float">
            <text:p>5812</text:p>
          </table:table-cell>
          <table:table-cell table:style-name="ce1" office:value-type="float" office:value="830" calcext:value-type="float">
            <text:p>830</text:p>
          </table:table-cell>
          <table:table-cell table:style-name="ce1" office:value-type="float" office:value="17491" calcext:value-type="float">
            <text:p>17491</text:p>
          </table:table-cell>
          <table:table-cell table:style-name="ce1" office:value-type="float" office:value="21880" calcext:value-type="float">
            <text:p>21880</text:p>
          </table:table-cell>
          <table:table-cell table:style-name="ce1" office:value-type="float" office:value="17692" calcext:value-type="float">
            <text:p>17692</text:p>
          </table:table-cell>
          <table:table-cell table:style-name="ce1" office:value-type="float" office:value="1405" calcext:value-type="float">
            <text:p>1405</text:p>
          </table:table-cell>
          <table:table-cell table:style-name="ce1" table:formula="of:=SUM([.H213:.R213])" office:value-type="float" office:value="89420" calcext:value-type="float">
            <text:p>89420</text:p>
          </table:table-cell>
          <table:table-cell table:style-name="ce3" table:formula="of:=[.H213]/[.$S213]" office:value-type="percentage" office:value="0.00827555356743458" calcext:value-type="percentage">
            <text:p>0,83%</text:p>
          </table:table-cell>
          <table:table-cell table:style-name="ce3" table:formula="of:=[.I213]/[.$S213]" office:value-type="percentage" office:value="0.00761574591813912" calcext:value-type="percentage">
            <text:p>0,76%</text:p>
          </table:table-cell>
          <table:table-cell table:style-name="ce3" table:formula="of:=[.J213]/[.$S213]" office:value-type="percentage" office:value="0.00194587340639678" calcext:value-type="percentage">
            <text:p>0,19%</text:p>
          </table:table-cell>
          <table:table-cell table:style-name="ce3" table:formula="of:=[.K213]/[.$S213]" office:value-type="percentage" office:value="0.0554238425408186" calcext:value-type="percentage">
            <text:p>5,54%</text:p>
          </table:table-cell>
          <table:table-cell table:style-name="ce3" table:formula="of:=[.L213]/[.$S213]" office:value-type="percentage" office:value="0.198602102437933" calcext:value-type="percentage">
            <text:p>19,86%</text:p>
          </table:table-cell>
          <table:table-cell table:style-name="ce3" table:formula="of:=[.M213]/[.$S213]" office:value-type="percentage" office:value="0.064996645045851" calcext:value-type="percentage">
            <text:p>6,50%</text:p>
          </table:table-cell>
          <table:table-cell table:style-name="ce3" table:formula="of:=[.N213]/[.$S213]" office:value-type="percentage" office:value="0.00928203981212257" calcext:value-type="percentage">
            <text:p>0,93%</text:p>
          </table:table-cell>
          <table:table-cell table:style-name="ce3" table:formula="of:=[.O213]/[.$S213]" office:value-type="percentage" office:value="0.195605010064862" calcext:value-type="percentage">
            <text:p>19,56%</text:p>
          </table:table-cell>
          <table:table-cell table:style-name="ce3" table:formula="of:=[.P213]/[.$S213]" office:value-type="percentage" office:value="0.244687989264147" calcext:value-type="percentage">
            <text:p>24,47%</text:p>
          </table:table-cell>
          <table:table-cell table:style-name="ce3" table:formula="of:=[.Q213]/[.$S213]" office:value-type="percentage" office:value="0.197852829344666" calcext:value-type="percentage">
            <text:p>19,79%</text:p>
          </table:table-cell>
          <table:table-cell table:style-name="ce3" table:formula="of:=[.R213]/[.$S213]" office:value-type="percentage" office:value="0.0157123685976292" calcext:value-type="percentage">
            <text:p>1,57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44-07</text:p>
          </table:table-cell>
          <table:table-cell table:style-name="ce1" office:value-type="string" calcext:value-type="string">
            <text:p>4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8216" calcext:value-type="float">
            <text:p>108216</text:p>
          </table:table-cell>
          <table:table-cell table:style-name="ce1" office:value-type="float" office:value="91164" calcext:value-type="float">
            <text:p>91164</text:p>
          </table:table-cell>
          <table:table-cell table:style-name="ce1" office:value-type="float" office:value="1557" calcext:value-type="float">
            <text:p>1557</text:p>
          </table:table-cell>
          <table:table-cell table:style-name="ce1" office:value-type="float" office:value="503" calcext:value-type="float">
            <text:p>503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723" calcext:value-type="float">
            <text:p>723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4174" calcext:value-type="float">
            <text:p>4174</text:p>
          </table:table-cell>
          <table:table-cell table:style-name="ce1" office:value-type="float" office:value="23130" calcext:value-type="float">
            <text:p>23130</text:p>
          </table:table-cell>
          <table:table-cell table:style-name="ce1" office:value-type="float" office:value="4880" calcext:value-type="float">
            <text:p>4880</text:p>
          </table:table-cell>
          <table:table-cell table:style-name="ce1" office:value-type="float" office:value="723" calcext:value-type="float">
            <text:p>723</text:p>
          </table:table-cell>
          <table:table-cell table:style-name="ce1" office:value-type="float" office:value="14268" calcext:value-type="float">
            <text:p>14268</text:p>
          </table:table-cell>
          <table:table-cell table:style-name="ce1" office:value-type="float" office:value="23445" calcext:value-type="float">
            <text:p>23445</text:p>
          </table:table-cell>
          <table:table-cell table:style-name="ce1" office:value-type="float" office:value="15952" calcext:value-type="float">
            <text:p>15952</text:p>
          </table:table-cell>
          <table:table-cell table:style-name="ce1" office:value-type="float" office:value="1143" calcext:value-type="float">
            <text:p>1143</text:p>
          </table:table-cell>
          <table:table-cell table:style-name="ce1" table:formula="of:=SUM([.H214:.R214])" office:value-type="float" office:value="89104" calcext:value-type="float">
            <text:p>89104</text:p>
          </table:table-cell>
          <table:table-cell table:style-name="ce3" table:formula="of:=[.H214]/[.$S214]" office:value-type="percentage" office:value="0.00574609445142755" calcext:value-type="percentage">
            <text:p>0,57%</text:p>
          </table:table-cell>
          <table:table-cell table:style-name="ce3" table:formula="of:=[.I214]/[.$S214]" office:value-type="percentage" office:value="0.00811411384449632" calcext:value-type="percentage">
            <text:p>0,81%</text:p>
          </table:table-cell>
          <table:table-cell table:style-name="ce3" table:formula="of:=[.J214]/[.$S214]" office:value-type="percentage" office:value="0.00172831747171844" calcext:value-type="percentage">
            <text:p>0,17%</text:p>
          </table:table-cell>
          <table:table-cell table:style-name="ce3" table:formula="of:=[.K214]/[.$S214]" office:value-type="percentage" office:value="0.046844137188005" calcext:value-type="percentage">
            <text:p>4,68%</text:p>
          </table:table-cell>
          <table:table-cell table:style-name="ce3" table:formula="of:=[.L214]/[.$S214]" office:value-type="percentage" office:value="0.25958430597953" calcext:value-type="percentage">
            <text:p>25,96%</text:p>
          </table:table-cell>
          <table:table-cell table:style-name="ce3" table:formula="of:=[.M214]/[.$S214]" office:value-type="percentage" office:value="0.0547674627401688" calcext:value-type="percentage">
            <text:p>5,48%</text:p>
          </table:table-cell>
          <table:table-cell table:style-name="ce3" table:formula="of:=[.N214]/[.$S214]" office:value-type="percentage" office:value="0.00811411384449632" calcext:value-type="percentage">
            <text:p>0,81%</text:p>
          </table:table-cell>
          <table:table-cell table:style-name="ce3" table:formula="of:=[.O214]/[.$S214]" office:value-type="percentage" office:value="0.160127491470641" calcext:value-type="percentage">
            <text:p>16,01%</text:p>
          </table:table-cell>
          <table:table-cell table:style-name="ce3" table:formula="of:=[.P214]/[.$S214]" office:value-type="percentage" office:value="0.263119500808045" calcext:value-type="percentage">
            <text:p>26,31%</text:p>
          </table:table-cell>
          <table:table-cell table:style-name="ce3" table:formula="of:=[.Q214]/[.$S214]" office:value-type="percentage" office:value="0.179026755252289" calcext:value-type="percentage">
            <text:p>17,90%</text:p>
          </table:table-cell>
          <table:table-cell table:style-name="ce3" table:formula="of:=[.R214]/[.$S214]" office:value-type="percentage" office:value="0.012827706949183" calcext:value-type="percentage">
            <text:p>1,2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44-08</text:p>
          </table:table-cell>
          <table:table-cell table:style-name="ce1" office:value-type="string" calcext:value-type="string">
            <text:p>4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5491" calcext:value-type="float">
            <text:p>85491</text:p>
          </table:table-cell>
          <table:table-cell table:style-name="ce1" office:value-type="float" office:value="68601" calcext:value-type="float">
            <text:p>68601</text:p>
          </table:table-cell>
          <table:table-cell table:style-name="ce1" office:value-type="float" office:value="1112" calcext:value-type="float">
            <text:p>1112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578" calcext:value-type="float">
            <text:p>578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2872" calcext:value-type="float">
            <text:p>2872</text:p>
          </table:table-cell>
          <table:table-cell table:style-name="ce1" office:value-type="float" office:value="8775" calcext:value-type="float">
            <text:p>8775</text:p>
          </table:table-cell>
          <table:table-cell table:style-name="ce1" office:value-type="float" office:value="5703" calcext:value-type="float">
            <text:p>5703</text:p>
          </table:table-cell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10998" calcext:value-type="float">
            <text:p>10998</text:p>
          </table:table-cell>
          <table:table-cell table:style-name="ce1" office:value-type="float" office:value="18364" calcext:value-type="float">
            <text:p>18364</text:p>
          </table:table-cell>
          <table:table-cell table:style-name="ce1" office:value-type="float" office:value="17777" calcext:value-type="float">
            <text:p>17777</text:p>
          </table:table-cell>
          <table:table-cell table:style-name="ce1" office:value-type="float" office:value="876" calcext:value-type="float">
            <text:p>876</text:p>
          </table:table-cell>
          <table:table-cell table:style-name="ce1" table:formula="of:=SUM([.H215:.R215])" office:value-type="float" office:value="67073" calcext:value-type="float">
            <text:p>67073</text:p>
          </table:table-cell>
          <table:table-cell table:style-name="ce3" table:formula="of:=[.H215]/[.$S215]" office:value-type="percentage" office:value="0.00861747648084922" calcext:value-type="percentage">
            <text:p>0,86%</text:p>
          </table:table-cell>
          <table:table-cell table:style-name="ce3" table:formula="of:=[.I215]/[.$S215]" office:value-type="percentage" office:value="0.00745456442980037" calcext:value-type="percentage">
            <text:p>0,75%</text:p>
          </table:table-cell>
          <table:table-cell table:style-name="ce3" table:formula="of:=[.J215]/[.$S215]" office:value-type="percentage" office:value="0.00155054940139848" calcext:value-type="percentage">
            <text:p>0,16%</text:p>
          </table:table-cell>
          <table:table-cell table:style-name="ce3" table:formula="of:=[.K215]/[.$S215]" office:value-type="percentage" office:value="0.0428190180847733" calcext:value-type="percentage">
            <text:p>4,28%</text:p>
          </table:table-cell>
          <table:table-cell table:style-name="ce3" table:formula="of:=[.L215]/[.$S215]" office:value-type="percentage" office:value="0.130827605742996" calcext:value-type="percentage">
            <text:p>13,08%</text:p>
          </table:table-cell>
          <table:table-cell table:style-name="ce3" table:formula="of:=[.M215]/[.$S215]" office:value-type="percentage" office:value="0.085026761886303" calcext:value-type="percentage">
            <text:p>8,50%</text:p>
          </table:table-cell>
          <table:table-cell table:style-name="ce3" table:formula="of:=[.N215]/[.$S215]" office:value-type="percentage" office:value="0.00784220178014999" calcext:value-type="percentage">
            <text:p>0,78%</text:p>
          </table:table-cell>
          <table:table-cell table:style-name="ce3" table:formula="of:=[.O215]/[.$S215]" office:value-type="percentage" office:value="0.163970599197889" calcext:value-type="percentage">
            <text:p>16,40%</text:p>
          </table:table-cell>
          <table:table-cell table:style-name="ce3" table:formula="of:=[.P215]/[.$S215]" office:value-type="percentage" office:value="0.273791242377708" calcext:value-type="percentage">
            <text:p>27,38%</text:p>
          </table:table-cell>
          <table:table-cell table:style-name="ce3" table:formula="of:=[.Q215]/[.$S215]" office:value-type="percentage" office:value="0.265039583737122" calcext:value-type="percentage">
            <text:p>26,50%</text:p>
          </table:table-cell>
          <table:table-cell table:style-name="ce3" table:formula="of:=[.R215]/[.$S215]" office:value-type="percentage" office:value="0.0130603968810102" calcext:value-type="percentage">
            <text:p>1,3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44-09</text:p>
          </table:table-cell>
          <table:table-cell table:style-name="ce1" office:value-type="string" calcext:value-type="string">
            <text:p>4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7855" calcext:value-type="float">
            <text:p>117855</text:p>
          </table:table-cell>
          <table:table-cell table:style-name="ce1" office:value-type="float" office:value="99687" calcext:value-type="float">
            <text:p>99687</text:p>
          </table:table-cell>
          <table:table-cell table:style-name="ce1" office:value-type="float" office:value="1849" calcext:value-type="float">
            <text:p>1849</text:p>
          </table:table-cell>
          <table:table-cell table:style-name="ce1" office:value-type="float" office:value="731" calcext:value-type="float">
            <text:p>731</text:p>
          </table:table-cell>
          <table:table-cell table:style-name="ce1" office:value-type="float" office:value="687" calcext:value-type="float">
            <text:p>687</text:p>
          </table:table-cell>
          <table:table-cell table:style-name="ce1" office:value-type="float" office:value="681" calcext:value-type="float">
            <text:p>681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5665" calcext:value-type="float">
            <text:p>5665</text:p>
          </table:table-cell>
          <table:table-cell table:style-name="ce1" office:value-type="float" office:value="20437" calcext:value-type="float">
            <text:p>20437</text:p>
          </table:table-cell>
          <table:table-cell table:style-name="ce1" office:value-type="float" office:value="5988" calcext:value-type="float">
            <text:p>5988</text:p>
          </table:table-cell>
          <table:table-cell table:style-name="ce1" office:value-type="float" office:value="927" calcext:value-type="float">
            <text:p>927</text:p>
          </table:table-cell>
          <table:table-cell table:style-name="ce1" office:value-type="float" office:value="17873" calcext:value-type="float">
            <text:p>17873</text:p>
          </table:table-cell>
          <table:table-cell table:style-name="ce1" office:value-type="float" office:value="23907" calcext:value-type="float">
            <text:p>23907</text:p>
          </table:table-cell>
          <table:table-cell table:style-name="ce1" office:value-type="float" office:value="19550" calcext:value-type="float">
            <text:p>19550</text:p>
          </table:table-cell>
          <table:table-cell table:style-name="ce1" office:value-type="float" office:value="1214" calcext:value-type="float">
            <text:p>1214</text:p>
          </table:table-cell>
          <table:table-cell table:style-name="ce1" table:formula="of:=SUM([.H216:.R216])" office:value-type="float" office:value="97107" calcext:value-type="float">
            <text:p>97107</text:p>
          </table:table-cell>
          <table:table-cell table:style-name="ce3" table:formula="of:=[.H216]/[.$S216]" office:value-type="percentage" office:value="0.00707467020915073" calcext:value-type="percentage">
            <text:p>0,71%</text:p>
          </table:table-cell>
          <table:table-cell table:style-name="ce3" table:formula="of:=[.I216]/[.$S216]" office:value-type="percentage" office:value="0.00701288269640706" calcext:value-type="percentage">
            <text:p>0,70%</text:p>
          </table:table-cell>
          <table:table-cell table:style-name="ce3" table:formula="of:=[.J216]/[.$S216]" office:value-type="percentage" office:value="0.00183302954472901" calcext:value-type="percentage">
            <text:p>0,18%</text:p>
          </table:table-cell>
          <table:table-cell table:style-name="ce3" table:formula="of:=[.K216]/[.$S216]" office:value-type="percentage" office:value="0.0583377099488193" calcext:value-type="percentage">
            <text:p>5,83%</text:p>
          </table:table-cell>
          <table:table-cell table:style-name="ce3" table:formula="of:=[.L216]/[.$S216]" office:value-type="percentage" office:value="0.210458566323746" calcext:value-type="percentage">
            <text:p>21,05%</text:p>
          </table:table-cell>
          <table:table-cell table:style-name="ce3" table:formula="of:=[.M216]/[.$S216]" office:value-type="percentage" office:value="0.0616639377181872" calcext:value-type="percentage">
            <text:p>6,17%</text:p>
          </table:table-cell>
          <table:table-cell table:style-name="ce3" table:formula="of:=[.N216]/[.$S216]" office:value-type="percentage" office:value="0.00954617071889771" calcext:value-type="percentage">
            <text:p>0,95%</text:p>
          </table:table-cell>
          <table:table-cell table:style-name="ce3" table:formula="of:=[.O216]/[.$S216]" office:value-type="percentage" office:value="0.184054702544616" calcext:value-type="percentage">
            <text:p>18,41%</text:p>
          </table:table-cell>
          <table:table-cell table:style-name="ce3" table:formula="of:=[.P216]/[.$S216]" office:value-type="percentage" office:value="0.246192344527171" calcext:value-type="percentage">
            <text:p>24,62%</text:p>
          </table:table-cell>
          <table:table-cell table:style-name="ce3" table:formula="of:=[.Q216]/[.$S216]" office:value-type="percentage" office:value="0.201324312356473" calcext:value-type="percentage">
            <text:p>20,13%</text:p>
          </table:table-cell>
          <table:table-cell table:style-name="ce3" table:formula="of:=[.R216]/[.$S216]" office:value-type="percentage" office:value="0.0125016734118035" calcext:value-type="percentage">
            <text:p>1,25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44-10</text:p>
          </table:table-cell>
          <table:table-cell table:style-name="ce1" office:value-type="string" calcext:value-type="string">
            <text:p>4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4516" calcext:value-type="float">
            <text:p>114516</text:p>
          </table:table-cell>
          <table:table-cell table:style-name="ce1" office:value-type="float" office:value="99431" calcext:value-type="float">
            <text:p>99431</text:p>
          </table:table-cell>
          <table:table-cell table:style-name="ce1" office:value-type="float" office:value="1878" calcext:value-type="float">
            <text:p>1878</text:p>
          </table:table-cell>
          <table:table-cell table:style-name="ce1" office:value-type="float" office:value="707" calcext:value-type="float">
            <text:p>707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673" calcext:value-type="float">
            <text:p>673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5371" calcext:value-type="float">
            <text:p>5371</text:p>
          </table:table-cell>
          <table:table-cell table:style-name="ce1" office:value-type="float" office:value="20339" calcext:value-type="float">
            <text:p>20339</text:p>
          </table:table-cell>
          <table:table-cell table:style-name="ce1" office:value-type="float" office:value="6774" calcext:value-type="float">
            <text:p>6774</text:p>
          </table:table-cell>
          <table:table-cell table:style-name="ce1" office:value-type="float" office:value="761" calcext:value-type="float">
            <text:p>761</text:p>
          </table:table-cell>
          <table:table-cell table:style-name="ce1" office:value-type="float" office:value="13352" calcext:value-type="float">
            <text:p>13352</text:p>
          </table:table-cell>
          <table:table-cell table:style-name="ce1" office:value-type="float" office:value="28896" calcext:value-type="float">
            <text:p>28896</text:p>
          </table:table-cell>
          <table:table-cell table:style-name="ce1" office:value-type="float" office:value="18890" calcext:value-type="float">
            <text:p>18890</text:p>
          </table:table-cell>
          <table:table-cell table:style-name="ce1" office:value-type="float" office:value="1061" calcext:value-type="float">
            <text:p>1061</text:p>
          </table:table-cell>
          <table:table-cell table:style-name="ce1" table:formula="of:=SUM([.H217:.R217])" office:value-type="float" office:value="96846" calcext:value-type="float">
            <text:p>96846</text:p>
          </table:table-cell>
          <table:table-cell table:style-name="ce3" table:formula="of:=[.H217]/[.$S217]" office:value-type="percentage" office:value="0.00579270181525308" calcext:value-type="percentage">
            <text:p>0,58%</text:p>
          </table:table-cell>
          <table:table-cell table:style-name="ce3" table:formula="of:=[.I217]/[.$S217]" office:value-type="percentage" office:value="0.00694917704396671" calcext:value-type="percentage">
            <text:p>0,69%</text:p>
          </table:table-cell>
          <table:table-cell table:style-name="ce3" table:formula="of:=[.J217]/[.$S217]" office:value-type="percentage" office:value="0.00173471284307044" calcext:value-type="percentage">
            <text:p>0,17%</text:p>
          </table:table-cell>
          <table:table-cell table:style-name="ce3" table:formula="of:=[.K217]/[.$S217]" office:value-type="percentage" office:value="0.0554591826198294" calcext:value-type="percentage">
            <text:p>5,55%</text:p>
          </table:table-cell>
          <table:table-cell table:style-name="ce3" table:formula="of:=[.L217]/[.$S217]" office:value-type="percentage" office:value="0.210013836400058" calcext:value-type="percentage">
            <text:p>21,00%</text:p>
          </table:table-cell>
          <table:table-cell table:style-name="ce3" table:formula="of:=[.M217]/[.$S217]" office:value-type="percentage" office:value="0.0699460999938046" calcext:value-type="percentage">
            <text:p>6,99%</text:p>
          </table:table-cell>
          <table:table-cell table:style-name="ce3" table:formula="of:=[.N217]/[.$S217]" office:value-type="percentage" office:value="0.0078578361522417" calcext:value-type="percentage">
            <text:p>0,79%</text:p>
          </table:table-cell>
          <table:table-cell table:style-name="ce3" table:formula="of:=[.O217]/[.$S217]" office:value-type="percentage" office:value="0.13786836833736" calcext:value-type="percentage">
            <text:p>13,79%</text:p>
          </table:table-cell>
          <table:table-cell table:style-name="ce3" table:formula="of:=[.P217]/[.$S217]" office:value-type="percentage" office:value="0.298370609008116" calcext:value-type="percentage">
            <text:p>29,84%</text:p>
          </table:table-cell>
          <table:table-cell table:style-name="ce3" table:formula="of:=[.Q217]/[.$S217]" office:value-type="percentage" office:value="0.195051938128575" calcext:value-type="percentage">
            <text:p>19,51%</text:p>
          </table:table-cell>
          <table:table-cell table:style-name="ce3" table:formula="of:=[.R217]/[.$S217]" office:value-type="percentage" office:value="0.0109555376577246" calcext:value-type="percentage">
            <text:p>1,1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45-01</text:p>
          </table:table-cell>
          <table:table-cell table:style-name="ce1" office:value-type="string" calcext:value-type="string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5641" calcext:value-type="float">
            <text:p>75641</text:p>
          </table:table-cell>
          <table:table-cell table:style-name="ce1" office:value-type="float" office:value="61445" calcext:value-type="float">
            <text:p>61445</text:p>
          </table:table-cell>
          <table:table-cell table:style-name="ce1" office:value-type="float" office:value="988" calcext:value-type="float">
            <text:p>988</text:p>
          </table:table-cell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3127" calcext:value-type="float">
            <text:p>3127</text:p>
          </table:table-cell>
          <table:table-cell table:style-name="ce1" office:value-type="float" office:value="14099" calcext:value-type="float">
            <text:p>14099</text:p>
          </table:table-cell>
          <table:table-cell table:style-name="ce1" office:value-type="float" office:value="4120" calcext:value-type="float">
            <text:p>4120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9476" calcext:value-type="float">
            <text:p>9476</text:p>
          </table:table-cell>
          <table:table-cell table:style-name="ce1" office:value-type="float" office:value="17390" calcext:value-type="float">
            <text:p>17390</text:p>
          </table:table-cell>
          <table:table-cell table:style-name="ce1" office:value-type="float" office:value="9972" calcext:value-type="float">
            <text:p>9972</text:p>
          </table:table-cell>
          <table:table-cell table:style-name="ce1" office:value-type="float" office:value="516" calcext:value-type="float">
            <text:p>516</text:p>
          </table:table-cell>
          <table:table-cell table:style-name="ce1" table:formula="of:=SUM([.H218:.R218])" office:value-type="float" office:value="60090" calcext:value-type="float">
            <text:p>60090</text:p>
          </table:table-cell>
          <table:table-cell table:style-name="ce3" table:formula="of:=[.H218]/[.$S218]" office:value-type="percentage" office:value="0.0055084040605758" calcext:value-type="percentage">
            <text:p>0,55%</text:p>
          </table:table-cell>
          <table:table-cell table:style-name="ce3" table:formula="of:=[.I218]/[.$S218]" office:value-type="percentage" office:value="0.00813779331003495" calcext:value-type="percentage">
            <text:p>0,81%</text:p>
          </table:table-cell>
          <table:table-cell table:style-name="ce3" table:formula="of:=[.J218]/[.$S218]" office:value-type="percentage" office:value="0.0018139457480446" calcext:value-type="percentage">
            <text:p>0,18%</text:p>
          </table:table-cell>
          <table:table-cell table:style-name="ce3" table:formula="of:=[.K218]/[.$S218]" office:value-type="percentage" office:value="0.0520386087535364" calcext:value-type="percentage">
            <text:p>5,20%</text:p>
          </table:table-cell>
          <table:table-cell table:style-name="ce3" table:formula="of:=[.L218]/[.$S218]" office:value-type="percentage" office:value="0.234631386253952" calcext:value-type="percentage">
            <text:p>23,46%</text:p>
          </table:table-cell>
          <table:table-cell table:style-name="ce3" table:formula="of:=[.M218]/[.$S218]" office:value-type="percentage" office:value="0.0685638209352638" calcext:value-type="percentage">
            <text:p>6,86%</text:p>
          </table:table-cell>
          <table:table-cell table:style-name="ce3" table:formula="of:=[.N218]/[.$S218]" office:value-type="percentage" office:value="0.00767182559494092" calcext:value-type="percentage">
            <text:p>0,77%</text:p>
          </table:table-cell>
          <table:table-cell table:style-name="ce3" table:formula="of:=[.O218]/[.$S218]" office:value-type="percentage" office:value="0.157696788151107" calcext:value-type="percentage">
            <text:p>15,77%</text:p>
          </table:table-cell>
          <table:table-cell table:style-name="ce3" table:formula="of:=[.P218]/[.$S218]" office:value-type="percentage" office:value="0.289399234481611" calcext:value-type="percentage">
            <text:p>28,94%</text:p>
          </table:table-cell>
          <table:table-cell table:style-name="ce3" table:formula="of:=[.Q218]/[.$S218]" office:value-type="percentage" office:value="0.165951073389915" calcext:value-type="percentage">
            <text:p>16,60%</text:p>
          </table:table-cell>
          <table:table-cell table:style-name="ce3" table:formula="of:=[.R218]/[.$S218]" office:value-type="percentage" office:value="0.00858711932101847" calcext:value-type="percentage">
            <text:p>0,86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45-02</text:p>
          </table:table-cell>
          <table:table-cell table:style-name="ce1" office:value-type="string" calcext:value-type="string">
            <text:p>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5239" calcext:value-type="float">
            <text:p>85239</text:p>
          </table:table-cell>
          <table:table-cell table:style-name="ce1" office:value-type="float" office:value="67856" calcext:value-type="float">
            <text:p>67856</text:p>
          </table:table-cell>
          <table:table-cell table:style-name="ce1" office:value-type="float" office:value="1195" calcext:value-type="float">
            <text:p>1195</text:p>
          </table:table-cell>
          <table:table-cell table:style-name="ce1" office:value-type="float" office:value="486" calcext:value-type="float">
            <text:p>486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567" calcext:value-type="float">
            <text:p>567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3685" calcext:value-type="float">
            <text:p>3685</text:p>
          </table:table-cell>
          <table:table-cell table:style-name="ce1" office:value-type="float" office:value="13947" calcext:value-type="float">
            <text:p>13947</text:p>
          </table:table-cell>
          <table:table-cell table:style-name="ce1" office:value-type="float" office:value="4331" calcext:value-type="float">
            <text:p>4331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13807" calcext:value-type="float">
            <text:p>13807</text:p>
          </table:table-cell>
          <table:table-cell table:style-name="ce1" office:value-type="float" office:value="16504" calcext:value-type="float">
            <text:p>16504</text:p>
          </table:table-cell>
          <table:table-cell table:style-name="ce1" office:value-type="float" office:value="11473" calcext:value-type="float">
            <text:p>11473</text:p>
          </table:table-cell>
          <table:table-cell table:style-name="ce1" office:value-type="float" office:value="722" calcext:value-type="float">
            <text:p>722</text:p>
          </table:table-cell>
          <table:table-cell table:style-name="ce1" table:formula="of:=SUM([.H219:.R219])" office:value-type="float" office:value="66175" calcext:value-type="float">
            <text:p>66175</text:p>
          </table:table-cell>
          <table:table-cell table:style-name="ce3" table:formula="of:=[.H219]/[.$S219]" office:value-type="percentage" office:value="0.00666414809217983" calcext:value-type="percentage">
            <text:p>0,67%</text:p>
          </table:table-cell>
          <table:table-cell table:style-name="ce3" table:formula="of:=[.I219]/[.$S219]" office:value-type="percentage" office:value="0.00856819040423121" calcext:value-type="percentage">
            <text:p>0,86%</text:p>
          </table:table-cell>
          <table:table-cell table:style-name="ce3" table:formula="of:=[.J219]/[.$S219]" office:value-type="percentage" office:value="0.00191915375897242" calcext:value-type="percentage">
            <text:p>0,19%</text:p>
          </table:table-cell>
          <table:table-cell table:style-name="ce3" table:formula="of:=[.K219]/[.$S219]" office:value-type="percentage" office:value="0.0556856819040423" calcext:value-type="percentage">
            <text:p>5,57%</text:p>
          </table:table-cell>
          <table:table-cell table:style-name="ce3" table:formula="of:=[.L219]/[.$S219]" office:value-type="percentage" office:value="0.210759350207782" calcext:value-type="percentage">
            <text:p>21,08%</text:p>
          </table:table-cell>
          <table:table-cell table:style-name="ce3" table:formula="of:=[.M219]/[.$S219]" office:value-type="percentage" office:value="0.0654476766150359" calcext:value-type="percentage">
            <text:p>6,54%</text:p>
          </table:table-cell>
          <table:table-cell table:style-name="ce3" table:formula="of:=[.N219]/[.$S219]" office:value-type="percentage" office:value="0.00862863619191538" calcext:value-type="percentage">
            <text:p>0,86%</text:p>
          </table:table-cell>
          <table:table-cell table:style-name="ce3" table:formula="of:=[.O219]/[.$S219]" office:value-type="percentage" office:value="0.208643747638836" calcext:value-type="percentage">
            <text:p>20,86%</text:p>
          </table:table-cell>
          <table:table-cell table:style-name="ce3" table:formula="of:=[.P219]/[.$S219]" office:value-type="percentage" office:value="0.249399319984889" calcext:value-type="percentage">
            <text:p>24,94%</text:p>
          </table:table-cell>
          <table:table-cell table:style-name="ce3" table:formula="of:=[.Q219]/[.$S219]" office:value-type="percentage" office:value="0.173373630525123" calcext:value-type="percentage">
            <text:p>17,34%</text:p>
          </table:table-cell>
          <table:table-cell table:style-name="ce3" table:formula="of:=[.R219]/[.$S219]" office:value-type="percentage" office:value="0.0109104646769928" calcext:value-type="percentage">
            <text:p>1,09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45-03</text:p>
          </table:table-cell>
          <table:table-cell table:style-name="ce1" office:value-type="string" calcext:value-type="string">
            <text:p>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0843" calcext:value-type="float">
            <text:p>70843</text:p>
          </table:table-cell>
          <table:table-cell table:style-name="ce1" office:value-type="float" office:value="58047" calcext:value-type="float">
            <text:p>58047</text:p>
          </table:table-cell>
          <table:table-cell table:style-name="ce1" office:value-type="float" office:value="1132" calcext:value-type="float">
            <text:p>1132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3894" calcext:value-type="float">
            <text:p>3894</text:p>
          </table:table-cell>
          <table:table-cell table:style-name="ce1" office:value-type="float" office:value="12062" calcext:value-type="float">
            <text:p>12062</text:p>
          </table:table-cell>
          <table:table-cell table:style-name="ce1" office:value-type="float" office:value="2796" calcext:value-type="float">
            <text:p>2796</text:p>
          </table:table-cell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15189" calcext:value-type="float">
            <text:p>15189</text:p>
          </table:table-cell>
          <table:table-cell table:style-name="ce1" office:value-type="float" office:value="11917" calcext:value-type="float">
            <text:p>11917</text:p>
          </table:table-cell>
          <table:table-cell table:style-name="ce1" office:value-type="float" office:value="8316" calcext:value-type="float">
            <text:p>8316</text:p>
          </table:table-cell>
          <table:table-cell table:style-name="ce1" office:value-type="float" office:value="623" calcext:value-type="float">
            <text:p>623</text:p>
          </table:table-cell>
          <table:table-cell table:style-name="ce1" table:formula="of:=SUM([.H220:.R220])" office:value-type="float" office:value="56472" calcext:value-type="float">
            <text:p>56472</text:p>
          </table:table-cell>
          <table:table-cell table:style-name="ce3" table:formula="of:=[.H220]/[.$S220]" office:value-type="percentage" office:value="0.00703003258251877" calcext:value-type="percentage">
            <text:p>0,70%</text:p>
          </table:table-cell>
          <table:table-cell table:style-name="ce3" table:formula="of:=[.I220]/[.$S220]" office:value-type="percentage" office:value="0.00963309250602068" calcext:value-type="percentage">
            <text:p>0,96%</text:p>
          </table:table-cell>
          <table:table-cell table:style-name="ce3" table:formula="of:=[.J220]/[.$S220]" office:value-type="percentage" office:value="0.00205411531378382" calcext:value-type="percentage">
            <text:p>0,21%</text:p>
          </table:table-cell>
          <table:table-cell table:style-name="ce3" table:formula="of:=[.K220]/[.$S220]" office:value-type="percentage" office:value="0.0689545261368466" calcext:value-type="percentage">
            <text:p>6,90%</text:p>
          </table:table-cell>
          <table:table-cell table:style-name="ce3" table:formula="of:=[.L220]/[.$S220]" office:value-type="percentage" office:value="0.213592576852245" calcext:value-type="percentage">
            <text:p>21,36%</text:p>
          </table:table-cell>
          <table:table-cell table:style-name="ce3" table:formula="of:=[.M220]/[.$S220]" office:value-type="percentage" office:value="0.0495112622184445" calcext:value-type="percentage">
            <text:p>4,95%</text:p>
          </table:table-cell>
          <table:table-cell table:style-name="ce3" table:formula="of:=[.N220]/[.$S220]" office:value-type="percentage" office:value="0.0109434764130897" calcext:value-type="percentage">
            <text:p>1,09%</text:p>
          </table:table-cell>
          <table:table-cell table:style-name="ce3" table:formula="of:=[.O220]/[.$S220]" office:value-type="percentage" office:value="0.268965150871228" calcext:value-type="percentage">
            <text:p>26,90%</text:p>
          </table:table-cell>
          <table:table-cell table:style-name="ce3" table:formula="of:=[.P220]/[.$S220]" office:value-type="percentage" office:value="0.211024932710016" calcext:value-type="percentage">
            <text:p>21,10%</text:p>
          </table:table-cell>
          <table:table-cell table:style-name="ce3" table:formula="of:=[.Q220]/[.$S220]" office:value-type="percentage" office:value="0.147258818529537" calcext:value-type="percentage">
            <text:p>14,73%</text:p>
          </table:table-cell>
          <table:table-cell table:style-name="ce3" table:formula="of:=[.R220]/[.$S220]" office:value-type="percentage" office:value="0.01103201586627" calcext:value-type="percentage">
            <text:p>1,1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45-04</text:p>
          </table:table-cell>
          <table:table-cell table:style-name="ce1" office:value-type="string" calcext:value-type="string">
            <text:p>4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4602" calcext:value-type="float">
            <text:p>74602</text:p>
          </table:table-cell>
          <table:table-cell table:style-name="ce1" office:value-type="float" office:value="58877" calcext:value-type="float">
            <text:p>58877</text:p>
          </table:table-cell>
          <table:table-cell table:style-name="ce1" office:value-type="float" office:value="1056" calcext:value-type="float">
            <text:p>1056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float" office:value="537" calcext:value-type="float">
            <text:p>537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3614" calcext:value-type="float">
            <text:p>3614</text:p>
          </table:table-cell>
          <table:table-cell table:style-name="ce1" office:value-type="float" office:value="11986" calcext:value-type="float">
            <text:p>11986</text:p>
          </table:table-cell>
          <table:table-cell table:style-name="ce1" office:value-type="float" office:value="2477" calcext:value-type="float">
            <text:p>2477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17171" calcext:value-type="float">
            <text:p>17171</text:p>
          </table:table-cell>
          <table:table-cell table:style-name="ce1" office:value-type="float" office:value="10864" calcext:value-type="float">
            <text:p>10864</text:p>
          </table:table-cell>
          <table:table-cell table:style-name="ce1" office:value-type="float" office:value="8992" calcext:value-type="float">
            <text:p>8992</text:p>
          </table:table-cell>
          <table:table-cell table:style-name="ce1" office:value-type="float" office:value="569" calcext:value-type="float">
            <text:p>569</text:p>
          </table:table-cell>
          <table:table-cell table:style-name="ce1" table:formula="of:=SUM([.H221:.R221])" office:value-type="float" office:value="57311" calcext:value-type="float">
            <text:p>57311</text:p>
          </table:table-cell>
          <table:table-cell table:style-name="ce3" table:formula="of:=[.H221]/[.$S221]" office:value-type="percentage" office:value="0.00729353876219225" calcext:value-type="percentage">
            <text:p>0,73%</text:p>
          </table:table-cell>
          <table:table-cell table:style-name="ce3" table:formula="of:=[.I221]/[.$S221]" office:value-type="percentage" office:value="0.00936992898396468" calcext:value-type="percentage">
            <text:p>0,94%</text:p>
          </table:table-cell>
          <table:table-cell table:style-name="ce3" table:formula="of:=[.J221]/[.$S221]" office:value-type="percentage" office:value="0.00214618485107571" calcext:value-type="percentage">
            <text:p>0,21%</text:p>
          </table:table-cell>
          <table:table-cell table:style-name="ce3" table:formula="of:=[.K221]/[.$S221]" office:value-type="percentage" office:value="0.0630594475755091" calcext:value-type="percentage">
            <text:p>6,31%</text:p>
          </table:table-cell>
          <table:table-cell table:style-name="ce3" table:formula="of:=[.L221]/[.$S221]" office:value-type="percentage" office:value="0.209139606707264" calcext:value-type="percentage">
            <text:p>20,91%</text:p>
          </table:table-cell>
          <table:table-cell table:style-name="ce3" table:formula="of:=[.M221]/[.$S221]" office:value-type="percentage" office:value="0.0432203241960531" calcext:value-type="percentage">
            <text:p>4,32%</text:p>
          </table:table-cell>
          <table:table-cell table:style-name="ce3" table:formula="of:=[.N221]/[.$S221]" office:value-type="percentage" office:value="0.00977124810245851" calcext:value-type="percentage">
            <text:p>0,98%</text:p>
          </table:table-cell>
          <table:table-cell table:style-name="ce3" table:formula="of:=[.O221]/[.$S221]" office:value-type="percentage" office:value="0.299610894941634" calcext:value-type="percentage">
            <text:p>29,96%</text:p>
          </table:table-cell>
          <table:table-cell table:style-name="ce3" table:formula="of:=[.P221]/[.$S221]" office:value-type="percentage" office:value="0.189562213187695" calcext:value-type="percentage">
            <text:p>18,96%</text:p>
          </table:table-cell>
          <table:table-cell table:style-name="ce3" table:formula="of:=[.Q221]/[.$S221]" office:value-type="percentage" office:value="0.156898326673762" calcext:value-type="percentage">
            <text:p>15,69%</text:p>
          </table:table-cell>
          <table:table-cell table:style-name="ce3" table:formula="of:=[.R221]/[.$S221]" office:value-type="percentage" office:value="0.00992828601839088" calcext:value-type="percentage">
            <text:p>0,99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45-05</text:p>
          </table:table-cell>
          <table:table-cell table:style-name="ce1" office:value-type="string" calcext:value-type="string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4498" calcext:value-type="float">
            <text:p>74498</text:p>
          </table:table-cell>
          <table:table-cell table:style-name="ce1" office:value-type="float" office:value="59734" calcext:value-type="float">
            <text:p>59734</text:p>
          </table:table-cell>
          <table:table-cell table:style-name="ce1" office:value-type="float" office:value="1081" calcext:value-type="float">
            <text:p>1081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513" calcext:value-type="float">
            <text:p>513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3761" calcext:value-type="float">
            <text:p>3761</text:p>
          </table:table-cell>
          <table:table-cell table:style-name="ce1" office:value-type="float" office:value="11424" calcext:value-type="float">
            <text:p>11424</text:p>
          </table:table-cell>
          <table:table-cell table:style-name="ce1" office:value-type="float" office:value="2863" calcext:value-type="float">
            <text:p>2863</text:p>
          </table:table-cell>
          <table:table-cell table:style-name="ce1" office:value-type="float" office:value="553" calcext:value-type="float">
            <text:p>553</text:p>
          </table:table-cell>
          <table:table-cell table:style-name="ce1" office:value-type="float" office:value="16442" calcext:value-type="float">
            <text:p>16442</text:p>
          </table:table-cell>
          <table:table-cell table:style-name="ce1" office:value-type="float" office:value="11864" calcext:value-type="float">
            <text:p>11864</text:p>
          </table:table-cell>
          <table:table-cell table:style-name="ce1" office:value-type="float" office:value="9484" calcext:value-type="float">
            <text:p>9484</text:p>
          </table:table-cell>
          <table:table-cell table:style-name="ce1" office:value-type="float" office:value="701" calcext:value-type="float">
            <text:p>701</text:p>
          </table:table-cell>
          <table:table-cell table:style-name="ce1" table:formula="of:=SUM([.H222:.R222])" office:value-type="float" office:value="58192" calcext:value-type="float">
            <text:p>58192</text:p>
          </table:table-cell>
          <table:table-cell table:style-name="ce3" table:formula="of:=[.H222]/[.$S222]" office:value-type="percentage" office:value="0.00790486664833654" calcext:value-type="percentage">
            <text:p>0,79%</text:p>
          </table:table-cell>
          <table:table-cell table:style-name="ce3" table:formula="of:=[.I222]/[.$S222]" office:value-type="percentage" office:value="0.00881564476216662" calcext:value-type="percentage">
            <text:p>0,88%</text:p>
          </table:table-cell>
          <table:table-cell table:style-name="ce3" table:formula="of:=[.J222]/[.$S222]" office:value-type="percentage" office:value="0.00218243057464944" calcext:value-type="percentage">
            <text:p>0,22%</text:p>
          </table:table-cell>
          <table:table-cell table:style-name="ce3" table:formula="of:=[.K222]/[.$S222]" office:value-type="percentage" office:value="0.0646308770965081" calcext:value-type="percentage">
            <text:p>6,46%</text:p>
          </table:table-cell>
          <table:table-cell table:style-name="ce3" table:formula="of:=[.L222]/[.$S222]" office:value-type="percentage" office:value="0.196315644762167" calcext:value-type="percentage">
            <text:p>19,63%</text:p>
          </table:table-cell>
          <table:table-cell table:style-name="ce3" table:formula="of:=[.M222]/[.$S222]" office:value-type="percentage" office:value="0.0491992026395381" calcext:value-type="percentage">
            <text:p>4,92%</text:p>
          </table:table-cell>
          <table:table-cell table:style-name="ce3" table:formula="of:=[.N222]/[.$S222]" office:value-type="percentage" office:value="0.00950302447071763" calcext:value-type="percentage">
            <text:p>0,95%</text:p>
          </table:table-cell>
          <table:table-cell table:style-name="ce3" table:formula="of:=[.O222]/[.$S222]" office:value-type="percentage" office:value="0.28254742919989" calcext:value-type="percentage">
            <text:p>28,25%</text:p>
          </table:table-cell>
          <table:table-cell table:style-name="ce3" table:formula="of:=[.P222]/[.$S222]" office:value-type="percentage" office:value="0.203876821556228" calcext:value-type="percentage">
            <text:p>20,39%</text:p>
          </table:table-cell>
          <table:table-cell table:style-name="ce3" table:formula="of:=[.Q222]/[.$S222]" office:value-type="percentage" office:value="0.162977728897443" calcext:value-type="percentage">
            <text:p>16,30%</text:p>
          </table:table-cell>
          <table:table-cell table:style-name="ce3" table:formula="of:=[.R222]/[.$S222]" office:value-type="percentage" office:value="0.0120463293923563" calcext:value-type="percentage">
            <text:p>1,2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45-06</text:p>
          </table:table-cell>
          <table:table-cell table:style-name="ce1" office:value-type="string" calcext:value-type="string">
            <text:p>4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1784" calcext:value-type="float">
            <text:p>71784</text:p>
          </table:table-cell>
          <table:table-cell table:style-name="ce1" office:value-type="float" office:value="58674" calcext:value-type="float">
            <text:p>58674</text:p>
          </table:table-cell>
          <table:table-cell table:style-name="ce1" office:value-type="float" office:value="945" calcext:value-type="float">
            <text:p>945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459" calcext:value-type="float">
            <text:p>45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047" calcext:value-type="float">
            <text:p>3047</text:p>
          </table:table-cell>
          <table:table-cell table:style-name="ce1" office:value-type="float" office:value="12137" calcext:value-type="float">
            <text:p>12137</text:p>
          </table:table-cell>
          <table:table-cell table:style-name="ce1" office:value-type="float" office:value="3851" calcext:value-type="float">
            <text:p>3851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11577" calcext:value-type="float">
            <text:p>11577</text:p>
          </table:table-cell>
          <table:table-cell table:style-name="ce1" office:value-type="float" office:value="14967" calcext:value-type="float">
            <text:p>14967</text:p>
          </table:table-cell>
          <table:table-cell table:style-name="ce1" office:value-type="float" office:value="9897" calcext:value-type="float">
            <text:p>9897</text:p>
          </table:table-cell>
          <table:table-cell table:style-name="ce1" office:value-type="float" office:value="524" calcext:value-type="float">
            <text:p>524</text:p>
          </table:table-cell>
          <table:table-cell table:style-name="ce1" table:formula="of:=SUM([.H223:.R223])" office:value-type="float" office:value="57332" calcext:value-type="float">
            <text:p>57332</text:p>
          </table:table-cell>
          <table:table-cell table:style-name="ce3" table:formula="of:=[.H223]/[.$S223]" office:value-type="percentage" office:value="0.00580827461103747" calcext:value-type="percentage">
            <text:p>0,58%</text:p>
          </table:table-cell>
          <table:table-cell table:style-name="ce3" table:formula="of:=[.I223]/[.$S223]" office:value-type="percentage" office:value="0.00800600013953813" calcext:value-type="percentage">
            <text:p>0,80%</text:p>
          </table:table-cell>
          <table:table-cell table:style-name="ce3" table:formula="of:=[.J223]/[.$S223]" office:value-type="percentage" office:value="0.00174422660992116" calcext:value-type="percentage">
            <text:p>0,17%</text:p>
          </table:table-cell>
          <table:table-cell table:style-name="ce3" table:formula="of:=[.K223]/[.$S223]" office:value-type="percentage" office:value="0.0531465848042978" calcext:value-type="percentage">
            <text:p>5,31%</text:p>
          </table:table-cell>
          <table:table-cell table:style-name="ce3" table:formula="of:=[.L223]/[.$S223]" office:value-type="percentage" office:value="0.211696783646131" calcext:value-type="percentage">
            <text:p>21,17%</text:p>
          </table:table-cell>
          <table:table-cell table:style-name="ce3" table:formula="of:=[.M223]/[.$S223]" office:value-type="percentage" office:value="0.0671701667480639" calcext:value-type="percentage">
            <text:p>6,72%</text:p>
          </table:table-cell>
          <table:table-cell table:style-name="ce3" table:formula="of:=[.N223]/[.$S223]" office:value-type="percentage" office:value="0.00767459708365311" calcext:value-type="percentage">
            <text:p>0,77%</text:p>
          </table:table-cell>
          <table:table-cell table:style-name="ce3" table:formula="of:=[.O223]/[.$S223]" office:value-type="percentage" office:value="0.201929114630573" calcext:value-type="percentage">
            <text:p>20,19%</text:p>
          </table:table-cell>
          <table:table-cell table:style-name="ce3" table:formula="of:=[.P223]/[.$S223]" office:value-type="percentage" office:value="0.2610583967069" calcext:value-type="percentage">
            <text:p>26,11%</text:p>
          </table:table-cell>
          <table:table-cell table:style-name="ce3" table:formula="of:=[.Q223]/[.$S223]" office:value-type="percentage" office:value="0.172626107583897" calcext:value-type="percentage">
            <text:p>17,26%</text:p>
          </table:table-cell>
          <table:table-cell table:style-name="ce3" table:formula="of:=[.R223]/[.$S223]" office:value-type="percentage" office:value="0.00913974743598688" calcext:value-type="percentage">
            <text:p>0,9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46-01</text:p>
          </table:table-cell>
          <table:table-cell table:style-name="ce1" office:value-type="string" calcext:value-type="string">
            <text:p>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0862" calcext:value-type="float">
            <text:p>70862</text:p>
          </table:table-cell>
          <table:table-cell table:style-name="ce1" office:value-type="float" office:value="58909" calcext:value-type="float">
            <text:p>58909</text:p>
          </table:table-cell>
          <table:table-cell table:style-name="ce1" office:value-type="float" office:value="931" calcext:value-type="float">
            <text:p>931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2410" calcext:value-type="float">
            <text:p>2410</text:p>
          </table:table-cell>
          <table:table-cell table:style-name="ce1" office:value-type="float" office:value="9515" calcext:value-type="float">
            <text:p>9515</text:p>
          </table:table-cell>
          <table:table-cell table:style-name="ce1" office:value-type="float" office:value="4165" calcext:value-type="float">
            <text:p>4165</text:p>
          </table:table-cell>
          <table:table-cell table:style-name="ce1" office:value-type="float" office:value="1446" calcext:value-type="float">
            <text:p>1446</text:p>
          </table:table-cell>
          <table:table-cell table:style-name="ce1" office:value-type="float" office:value="9871" calcext:value-type="float">
            <text:p>9871</text:p>
          </table:table-cell>
          <table:table-cell table:style-name="ce1" office:value-type="float" office:value="14751" calcext:value-type="float">
            <text:p>14751</text:p>
          </table:table-cell>
          <table:table-cell table:style-name="ce1" office:value-type="float" office:value="13519" calcext:value-type="float">
            <text:p>13519</text:p>
          </table:table-cell>
          <table:table-cell table:style-name="ce1" office:value-type="float" office:value="777" calcext:value-type="float">
            <text:p>777</text:p>
          </table:table-cell>
          <table:table-cell table:style-name="ce1" table:formula="of:=SUM([.H224:.R224])" office:value-type="float" office:value="57358" calcext:value-type="float">
            <text:p>57358</text:p>
          </table:table-cell>
          <table:table-cell table:style-name="ce3" table:formula="of:=[.H224]/[.$S224]" office:value-type="percentage" office:value="0.00573590432023432" calcext:value-type="percentage">
            <text:p>0,57%</text:p>
          </table:table-cell>
          <table:table-cell table:style-name="ce3" table:formula="of:=[.I224]/[.$S224]" office:value-type="percentage" office:value="0.00777572439764287" calcext:value-type="percentage">
            <text:p>0,78%</text:p>
          </table:table-cell>
          <table:table-cell table:style-name="ce3" table:formula="of:=[.J224]/[.$S224]" office:value-type="percentage" office:value="0.0022490323930402" calcext:value-type="percentage">
            <text:p>0,22%</text:p>
          </table:table-cell>
          <table:table-cell table:style-name="ce3" table:formula="of:=[.K224]/[.$S224]" office:value-type="percentage" office:value="0.0420168067226891" calcext:value-type="percentage">
            <text:p>4,20%</text:p>
          </table:table-cell>
          <table:table-cell table:style-name="ce3" table:formula="of:=[.L224]/[.$S224]" office:value-type="percentage" office:value="0.16588793193626" calcext:value-type="percentage">
            <text:p>16,59%</text:p>
          </table:table-cell>
          <table:table-cell table:style-name="ce3" table:formula="of:=[.M224]/[.$S224]" office:value-type="percentage" office:value="0.0726141078838174" calcext:value-type="percentage">
            <text:p>7,26%</text:p>
          </table:table-cell>
          <table:table-cell table:style-name="ce3" table:formula="of:=[.N224]/[.$S224]" office:value-type="percentage" office:value="0.0252100840336134" calcext:value-type="percentage">
            <text:p>2,52%</text:p>
          </table:table-cell>
          <table:table-cell table:style-name="ce3" table:formula="of:=[.O224]/[.$S224]" office:value-type="percentage" office:value="0.172094563966666" calcext:value-type="percentage">
            <text:p>17,21%</text:p>
          </table:table-cell>
          <table:table-cell table:style-name="ce3" table:formula="of:=[.P224]/[.$S224]" office:value-type="percentage" office:value="0.257174238990202" calcext:value-type="percentage">
            <text:p>25,72%</text:p>
          </table:table-cell>
          <table:table-cell table:style-name="ce3" table:formula="of:=[.Q224]/[.$S224]" office:value-type="percentage" office:value="0.235695107918686" calcext:value-type="percentage">
            <text:p>23,57%</text:p>
          </table:table-cell>
          <table:table-cell table:style-name="ce3" table:formula="of:=[.R224]/[.$S224]" office:value-type="percentage" office:value="0.0135464974371491" calcext:value-type="percentage">
            <text:p>1,35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46-02</text:p>
          </table:table-cell>
          <table:table-cell table:style-name="ce1" office:value-type="string" calcext:value-type="string">
            <text:p>4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5443" calcext:value-type="float">
            <text:p>65443</text:p>
          </table:table-cell>
          <table:table-cell table:style-name="ce1" office:value-type="float" office:value="55091" calcext:value-type="float">
            <text:p>55091</text:p>
          </table:table-cell>
          <table:table-cell table:style-name="ce1" office:value-type="float" office:value="983" calcext:value-type="float">
            <text:p>983</text:p>
          </table:table-cell>
          <table:table-cell table:style-name="ce1" office:value-type="float" office:value="681" calcext:value-type="float">
            <text:p>681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2140" calcext:value-type="float">
            <text:p>2140</text:p>
          </table:table-cell>
          <table:table-cell table:style-name="ce1" office:value-type="float" office:value="8944" calcext:value-type="float">
            <text:p>8944</text:p>
          </table:table-cell>
          <table:table-cell table:style-name="ce1" office:value-type="float" office:value="3785" calcext:value-type="float">
            <text:p>3785</text:p>
          </table:table-cell>
          <table:table-cell table:style-name="ce1" office:value-type="float" office:value="1627" calcext:value-type="float">
            <text:p>1627</text:p>
          </table:table-cell>
          <table:table-cell table:style-name="ce1" office:value-type="float" office:value="7993" calcext:value-type="float">
            <text:p>7993</text:p>
          </table:table-cell>
          <table:table-cell table:style-name="ce1" office:value-type="float" office:value="14776" calcext:value-type="float">
            <text:p>14776</text:p>
          </table:table-cell>
          <table:table-cell table:style-name="ce1" office:value-type="float" office:value="12495" calcext:value-type="float">
            <text:p>12495</text:p>
          </table:table-cell>
          <table:table-cell table:style-name="ce1" office:value-type="float" office:value="751" calcext:value-type="float">
            <text:p>751</text:p>
          </table:table-cell>
          <table:table-cell table:style-name="ce1" table:formula="of:=SUM([.H225:.R225])" office:value-type="float" office:value="53427" calcext:value-type="float">
            <text:p>53427</text:p>
          </table:table-cell>
          <table:table-cell table:style-name="ce3" table:formula="of:=[.H225]/[.$S225]" office:value-type="percentage" office:value="0.00737454844928594" calcext:value-type="percentage">
            <text:p>0,74%</text:p>
          </table:table-cell>
          <table:table-cell table:style-name="ce3" table:formula="of:=[.I225]/[.$S225]" office:value-type="percentage" office:value="0.007954779418646" calcext:value-type="percentage">
            <text:p>0,80%</text:p>
          </table:table-cell>
          <table:table-cell table:style-name="ce3" table:formula="of:=[.J225]/[.$S225]" office:value-type="percentage" office:value="0.00181556142025568" calcext:value-type="percentage">
            <text:p>0,18%</text:p>
          </table:table-cell>
          <table:table-cell table:style-name="ce3" table:formula="of:=[.K225]/[.$S225]" office:value-type="percentage" office:value="0.0400546540138881" calcext:value-type="percentage">
            <text:p>4,01%</text:p>
          </table:table-cell>
          <table:table-cell table:style-name="ce3" table:formula="of:=[.L225]/[.$S225]" office:value-type="percentage" office:value="0.1674059932244" calcext:value-type="percentage">
            <text:p>16,74%</text:p>
          </table:table-cell>
          <table:table-cell table:style-name="ce3" table:formula="of:=[.M225]/[.$S225]" office:value-type="percentage" office:value="0.0708443296460591" calcext:value-type="percentage">
            <text:p>7,08%</text:p>
          </table:table-cell>
          <table:table-cell table:style-name="ce3" table:formula="of:=[.N225]/[.$S225]" office:value-type="percentage" office:value="0.0304527673273813" calcext:value-type="percentage">
            <text:p>3,05%</text:p>
          </table:table-cell>
          <table:table-cell table:style-name="ce3" table:formula="of:=[.O225]/[.$S225]" office:value-type="percentage" office:value="0.149606004454676" calcext:value-type="percentage">
            <text:p>14,96%</text:p>
          </table:table-cell>
          <table:table-cell table:style-name="ce3" table:formula="of:=[.P225]/[.$S225]" office:value-type="percentage" office:value="0.276564283976267" calcext:value-type="percentage">
            <text:p>27,66%</text:p>
          </table:table-cell>
          <table:table-cell table:style-name="ce3" table:formula="of:=[.Q225]/[.$S225]" office:value-type="percentage" office:value="0.233870514908192" calcext:value-type="percentage">
            <text:p>23,39%</text:p>
          </table:table-cell>
          <table:table-cell table:style-name="ce3" table:formula="of:=[.R225]/[.$S225]" office:value-type="percentage" office:value="0.0140565631609486" calcext:value-type="percentage">
            <text:p>1,4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47-01</text:p>
          </table:table-cell>
          <table:table-cell table:style-name="ce1" office:value-type="string" calcext:value-type="string">
            <text:p>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8218" calcext:value-type="float">
            <text:p>88218</text:p>
          </table:table-cell>
          <table:table-cell table:style-name="ce1" office:value-type="float" office:value="71182" calcext:value-type="float">
            <text:p>71182</text:p>
          </table:table-cell>
          <table:table-cell table:style-name="ce1" office:value-type="float" office:value="1310" calcext:value-type="float">
            <text:p>1310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3239" calcext:value-type="float">
            <text:p>3239</text:p>
          </table:table-cell>
          <table:table-cell table:style-name="ce1" office:value-type="float" office:value="12860" calcext:value-type="float">
            <text:p>12860</text:p>
          </table:table-cell>
          <table:table-cell table:style-name="ce1" office:value-type="float" office:value="4049" calcext:value-type="float">
            <text:p>4049</text:p>
          </table:table-cell>
          <table:table-cell table:style-name="ce1" office:value-type="float" office:value="2255" calcext:value-type="float">
            <text:p>2255</text:p>
          </table:table-cell>
          <table:table-cell table:style-name="ce1" office:value-type="float" office:value="16677" calcext:value-type="float">
            <text:p>16677</text:p>
          </table:table-cell>
          <table:table-cell table:style-name="ce1" office:value-type="float" office:value="15239" calcext:value-type="float">
            <text:p>15239</text:p>
          </table:table-cell>
          <table:table-cell table:style-name="ce1" office:value-type="float" office:value="13192" calcext:value-type="float">
            <text:p>13192</text:p>
          </table:table-cell>
          <table:table-cell table:style-name="ce1" office:value-type="float" office:value="755" calcext:value-type="float">
            <text:p>755</text:p>
          </table:table-cell>
          <table:table-cell table:style-name="ce1" table:formula="of:=SUM([.H226:.R226])" office:value-type="float" office:value="69322" calcext:value-type="float">
            <text:p>69322</text:p>
          </table:table-cell>
          <table:table-cell table:style-name="ce3" table:formula="of:=[.H226]/[.$S226]" office:value-type="percentage" office:value="0.00499120048469461" calcext:value-type="percentage">
            <text:p>0,50%</text:p>
          </table:table-cell>
          <table:table-cell table:style-name="ce3" table:formula="of:=[.I226]/[.$S226]" office:value-type="percentage" office:value="0.00877066443553273" calcext:value-type="percentage">
            <text:p>0,88%</text:p>
          </table:table-cell>
          <table:table-cell table:style-name="ce3" table:formula="of:=[.J226]/[.$S226]" office:value-type="percentage" office:value="0.00147139436254003" calcext:value-type="percentage">
            <text:p>0,15%</text:p>
          </table:table-cell>
          <table:table-cell table:style-name="ce3" table:formula="of:=[.K226]/[.$S226]" office:value-type="percentage" office:value="0.0467239837281094" calcext:value-type="percentage">
            <text:p>4,67%</text:p>
          </table:table-cell>
          <table:table-cell table:style-name="ce3" table:formula="of:=[.L226]/[.$S226]" office:value-type="percentage" office:value="0.185511093159459" calcext:value-type="percentage">
            <text:p>18,55%</text:p>
          </table:table-cell>
          <table:table-cell table:style-name="ce3" table:formula="of:=[.M226]/[.$S226]" office:value-type="percentage" office:value="0.0584085860188685" calcext:value-type="percentage">
            <text:p>5,84%</text:p>
          </table:table-cell>
          <table:table-cell table:style-name="ce3" table:formula="of:=[.N226]/[.$S226]" office:value-type="percentage" office:value="0.0325293557600762" calcext:value-type="percentage">
            <text:p>3,25%</text:p>
          </table:table-cell>
          <table:table-cell table:style-name="ce3" table:formula="of:=[.O226]/[.$S226]" office:value-type="percentage" office:value="0.240572978275295" calcext:value-type="percentage">
            <text:p>24,06%</text:p>
          </table:table-cell>
          <table:table-cell table:style-name="ce3" table:formula="of:=[.P226]/[.$S226]" office:value-type="percentage" office:value="0.219829202850466" calcext:value-type="percentage">
            <text:p>21,98%</text:p>
          </table:table-cell>
          <table:table-cell table:style-name="ce3" table:formula="of:=[.Q226]/[.$S226]" office:value-type="percentage" office:value="0.190300337555177" calcext:value-type="percentage">
            <text:p>19,03%</text:p>
          </table:table-cell>
          <table:table-cell table:style-name="ce3" table:formula="of:=[.R226]/[.$S226]" office:value-type="percentage" office:value="0.0108912033697816" calcext:value-type="percentage">
            <text:p>1,09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47-02</text:p>
          </table:table-cell>
          <table:table-cell table:style-name="ce1" office:value-type="string" calcext:value-type="string">
            <text:p>4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7018" calcext:value-type="float">
            <text:p>77018</text:p>
          </table:table-cell>
          <table:table-cell table:style-name="ce1" office:value-type="float" office:value="62144" calcext:value-type="float">
            <text:p>62144</text:p>
          </table:table-cell>
          <table:table-cell table:style-name="ce1" office:value-type="float" office:value="1185" calcext:value-type="float">
            <text:p>1185</text:p>
          </table:table-cell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3058" calcext:value-type="float">
            <text:p>3058</text:p>
          </table:table-cell>
          <table:table-cell table:style-name="ce1" office:value-type="float" office:value="10969" calcext:value-type="float">
            <text:p>10969</text:p>
          </table:table-cell>
          <table:table-cell table:style-name="ce1" office:value-type="float" office:value="3314" calcext:value-type="float">
            <text:p>3314</text:p>
          </table:table-cell>
          <table:table-cell table:style-name="ce1" office:value-type="float" office:value="2037" calcext:value-type="float">
            <text:p>2037</text:p>
          </table:table-cell>
          <table:table-cell table:style-name="ce1" office:value-type="float" office:value="16017" calcext:value-type="float">
            <text:p>16017</text:p>
          </table:table-cell>
          <table:table-cell table:style-name="ce1" office:value-type="float" office:value="11934" calcext:value-type="float">
            <text:p>11934</text:p>
          </table:table-cell>
          <table:table-cell table:style-name="ce1" office:value-type="float" office:value="11330" calcext:value-type="float">
            <text:p>11330</text:p>
          </table:table-cell>
          <table:table-cell table:style-name="ce1" office:value-type="float" office:value="747" calcext:value-type="float">
            <text:p>747</text:p>
          </table:table-cell>
          <table:table-cell table:style-name="ce1" table:formula="of:=SUM([.H227:.R227])" office:value-type="float" office:value="60376" calcext:value-type="float">
            <text:p>60376</text:p>
          </table:table-cell>
          <table:table-cell table:style-name="ce3" table:formula="of:=[.H227]/[.$S227]" office:value-type="percentage" office:value="0.00591294554127468" calcext:value-type="percentage">
            <text:p>0,59%</text:p>
          </table:table-cell>
          <table:table-cell table:style-name="ce3" table:formula="of:=[.I227]/[.$S227]" office:value-type="percentage" office:value="0.0081986219689943" calcext:value-type="percentage">
            <text:p>0,82%</text:p>
          </table:table-cell>
          <table:table-cell table:style-name="ce3" table:formula="of:=[.J227]/[.$S227]" office:value-type="percentage" office:value="0.00195441897442692" calcext:value-type="percentage">
            <text:p>0,20%</text:p>
          </table:table-cell>
          <table:table-cell table:style-name="ce3" table:formula="of:=[.K227]/[.$S227]" office:value-type="percentage" office:value="0.0506492646084537" calcext:value-type="percentage">
            <text:p>5,06%</text:p>
          </table:table-cell>
          <table:table-cell table:style-name="ce3" table:formula="of:=[.L227]/[.$S227]" office:value-type="percentage" office:value="0.181678150258381" calcext:value-type="percentage">
            <text:p>18,17%</text:p>
          </table:table-cell>
          <table:table-cell table:style-name="ce3" table:formula="of:=[.M227]/[.$S227]" office:value-type="percentage" office:value="0.0548893600106002" calcext:value-type="percentage">
            <text:p>5,49%</text:p>
          </table:table-cell>
          <table:table-cell table:style-name="ce3" table:formula="of:=[.N227]/[.$S227]" office:value-type="percentage" office:value="0.0337385716178614" calcext:value-type="percentage">
            <text:p>3,37%</text:p>
          </table:table-cell>
          <table:table-cell table:style-name="ce3" table:formula="of:=[.O227]/[.$S227]" office:value-type="percentage" office:value="0.265287531469458" calcext:value-type="percentage">
            <text:p>26,53%</text:p>
          </table:table-cell>
          <table:table-cell table:style-name="ce3" table:formula="of:=[.P227]/[.$S227]" office:value-type="percentage" office:value="0.197661322379754" calcext:value-type="percentage">
            <text:p>19,77%</text:p>
          </table:table-cell>
          <table:table-cell table:style-name="ce3" table:formula="of:=[.Q227]/[.$S227]" office:value-type="percentage" office:value="0.187657347290314" calcext:value-type="percentage">
            <text:p>18,77%</text:p>
          </table:table-cell>
          <table:table-cell table:style-name="ce3" table:formula="of:=[.R227]/[.$S227]" office:value-type="percentage" office:value="0.0123724658804823" calcext:value-type="percentage">
            <text:p>1,24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47-03</text:p>
          </table:table-cell>
          <table:table-cell table:style-name="ce1" office:value-type="string" calcext:value-type="string">
            <text:p>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5695" calcext:value-type="float">
            <text:p>75695</text:p>
          </table:table-cell>
          <table:table-cell table:style-name="ce1" office:value-type="float" office:value="60800" calcext:value-type="float">
            <text:p>60800</text:p>
          </table:table-cell>
          <table:table-cell table:style-name="ce1" office:value-type="float" office:value="1165" calcext:value-type="float">
            <text:p>1165</text:p>
          </table:table-cell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557" calcext:value-type="float">
            <text:p>557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3110" calcext:value-type="float">
            <text:p>3110</text:p>
          </table:table-cell>
          <table:table-cell table:style-name="ce1" office:value-type="float" office:value="10999" calcext:value-type="float">
            <text:p>10999</text:p>
          </table:table-cell>
          <table:table-cell table:style-name="ce1" office:value-type="float" office:value="3276" calcext:value-type="float">
            <text:p>3276</text:p>
          </table:table-cell>
          <table:table-cell table:style-name="ce1" office:value-type="float" office:value="1791" calcext:value-type="float">
            <text:p>1791</text:p>
          </table:table-cell>
          <table:table-cell table:style-name="ce1" office:value-type="float" office:value="14577" calcext:value-type="float">
            <text:p>14577</text:p>
          </table:table-cell>
          <table:table-cell table:style-name="ce1" office:value-type="float" office:value="12080" calcext:value-type="float">
            <text:p>12080</text:p>
          </table:table-cell>
          <table:table-cell table:style-name="ce1" office:value-type="float" office:value="11496" calcext:value-type="float">
            <text:p>11496</text:p>
          </table:table-cell>
          <table:table-cell table:style-name="ce1" office:value-type="float" office:value="790" calcext:value-type="float">
            <text:p>790</text:p>
          </table:table-cell>
          <table:table-cell table:style-name="ce1" table:formula="of:=SUM([.H228:.R228])" office:value-type="float" office:value="59124" calcext:value-type="float">
            <text:p>59124</text:p>
          </table:table-cell>
          <table:table-cell table:style-name="ce3" table:formula="of:=[.H228]/[.$S228]" office:value-type="percentage" office:value="0.00576753940870036" calcext:value-type="percentage">
            <text:p>0,58%</text:p>
          </table:table-cell>
          <table:table-cell table:style-name="ce3" table:formula="of:=[.I228]/[.$S228]" office:value-type="percentage" office:value="0.00942087815438739" calcext:value-type="percentage">
            <text:p>0,94%</text:p>
          </table:table-cell>
          <table:table-cell table:style-name="ce3" table:formula="of:=[.J228]/[.$S228]" office:value-type="percentage" office:value="0.00180975576753941" calcext:value-type="percentage">
            <text:p>0,18%</text:p>
          </table:table-cell>
          <table:table-cell table:style-name="ce3" table:formula="of:=[.K228]/[.$S228]" office:value-type="percentage" office:value="0.0526013124957716" calcext:value-type="percentage">
            <text:p>5,26%</text:p>
          </table:table-cell>
          <table:table-cell table:style-name="ce3" table:formula="of:=[.L228]/[.$S228]" office:value-type="percentage" office:value="0.186032744739869" calcext:value-type="percentage">
            <text:p>18,60%</text:p>
          </table:table-cell>
          <table:table-cell table:style-name="ce3" table:formula="of:=[.M228]/[.$S228]" office:value-type="percentage" office:value="0.0554089709762533" calcext:value-type="percentage">
            <text:p>5,54%</text:p>
          </table:table-cell>
          <table:table-cell table:style-name="ce3" table:formula="of:=[.N228]/[.$S228]" office:value-type="percentage" office:value="0.030292267099655" calcext:value-type="percentage">
            <text:p>3,03%</text:p>
          </table:table-cell>
          <table:table-cell table:style-name="ce3" table:formula="of:=[.O228]/[.$S228]" office:value-type="percentage" office:value="0.246549624517962" calcext:value-type="percentage">
            <text:p>24,65%</text:p>
          </table:table-cell>
          <table:table-cell table:style-name="ce3" table:formula="of:=[.P228]/[.$S228]" office:value-type="percentage" office:value="0.204316352073608" calcext:value-type="percentage">
            <text:p>20,43%</text:p>
          </table:table-cell>
          <table:table-cell table:style-name="ce3" table:formula="of:=[.Q228]/[.$S228]" office:value-type="percentage" office:value="0.19443880657601" calcext:value-type="percentage">
            <text:p>19,44%</text:p>
          </table:table-cell>
          <table:table-cell table:style-name="ce3" table:formula="of:=[.R228]/[.$S228]" office:value-type="percentage" office:value="0.0133617481902442" calcext:value-type="percentage">
            <text:p>1,34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48-01</text:p>
          </table:table-cell>
          <table:table-cell table:style-name="ce1" office:value-type="string" calcext:value-type="string">
            <text:p>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9508" calcext:value-type="float">
            <text:p>59508</text:p>
          </table:table-cell>
          <table:table-cell table:style-name="ce1" office:value-type="float" office:value="49559" calcext:value-type="float">
            <text:p>49559</text:p>
          </table:table-cell>
          <table:table-cell table:style-name="ce1" office:value-type="float" office:value="854" calcext:value-type="float">
            <text:p>854</text:p>
          </table:table-cell>
          <table:table-cell table:style-name="ce1" office:value-type="float" office:value="558" calcext:value-type="float">
            <text:p>558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2197" calcext:value-type="float">
            <text:p>2197</text:p>
          </table:table-cell>
          <table:table-cell table:style-name="ce1" office:value-type="float" office:value="10986" calcext:value-type="float">
            <text:p>10986</text:p>
          </table:table-cell>
          <table:table-cell table:style-name="ce1" office:value-type="float" office:value="2733" calcext:value-type="float">
            <text:p>2733</text:p>
          </table:table-cell>
          <table:table-cell table:style-name="ce1" office:value-type="float" office:value="1764" calcext:value-type="float">
            <text:p>1764</text:p>
          </table:table-cell>
          <table:table-cell table:style-name="ce1" office:value-type="float" office:value="9097" calcext:value-type="float">
            <text:p>9097</text:p>
          </table:table-cell>
          <table:table-cell table:style-name="ce1" office:value-type="float" office:value="10463" calcext:value-type="float">
            <text:p>10463</text:p>
          </table:table-cell>
          <table:table-cell table:style-name="ce1" office:value-type="float" office:value="9483" calcext:value-type="float">
            <text:p>9483</text:p>
          </table:table-cell>
          <table:table-cell table:style-name="ce1" office:value-type="float" office:value="683" calcext:value-type="float">
            <text:p>683</text:p>
          </table:table-cell>
          <table:table-cell table:style-name="ce1" table:formula="of:=SUM([.H229:.R229])" office:value-type="float" office:value="48147" calcext:value-type="float">
            <text:p>48147</text:p>
          </table:table-cell>
          <table:table-cell table:style-name="ce3" table:formula="of:=[.H229]/[.$S229]" office:value-type="percentage" office:value="0.00610629945791015" calcext:value-type="percentage">
            <text:p>0,61%</text:p>
          </table:table-cell>
          <table:table-cell table:style-name="ce3" table:formula="of:=[.I229]/[.$S229]" office:value-type="percentage" office:value="0.00735248302074896" calcext:value-type="percentage">
            <text:p>0,74%</text:p>
          </table:table-cell>
          <table:table-cell table:style-name="ce3" table:formula="of:=[.J229]/[.$S229]" office:value-type="percentage" office:value="0.00193158452240015" calcext:value-type="percentage">
            <text:p>0,19%</text:p>
          </table:table-cell>
          <table:table-cell table:style-name="ce3" table:formula="of:=[.K229]/[.$S229]" office:value-type="percentage" office:value="0.0456310881259476" calcext:value-type="percentage">
            <text:p>4,56%</text:p>
          </table:table-cell>
          <table:table-cell table:style-name="ce3" table:formula="of:=[.L229]/[.$S229]" office:value-type="percentage" office:value="0.228176210355785" calcext:value-type="percentage">
            <text:p>22,82%</text:p>
          </table:table-cell>
          <table:table-cell table:style-name="ce3" table:formula="of:=[.M229]/[.$S229]" office:value-type="percentage" office:value="0.0567636612873076" calcext:value-type="percentage">
            <text:p>5,68%</text:p>
          </table:table-cell>
          <table:table-cell table:style-name="ce3" table:formula="of:=[.N229]/[.$S229]" office:value-type="percentage" office:value="0.0366377967474609" calcext:value-type="percentage">
            <text:p>3,66%</text:p>
          </table:table-cell>
          <table:table-cell table:style-name="ce3" table:formula="of:=[.O229]/[.$S229]" office:value-type="percentage" office:value="0.18894219785241" calcext:value-type="percentage">
            <text:p>18,89%</text:p>
          </table:table-cell>
          <table:table-cell table:style-name="ce3" table:formula="of:=[.P229]/[.$S229]" office:value-type="percentage" office:value="0.21731364363304" calcext:value-type="percentage">
            <text:p>21,73%</text:p>
          </table:table-cell>
          <table:table-cell table:style-name="ce3" table:formula="of:=[.Q229]/[.$S229]" office:value-type="percentage" office:value="0.196959312106673" calcext:value-type="percentage">
            <text:p>19,70%</text:p>
          </table:table-cell>
          <table:table-cell table:style-name="ce3" table:formula="of:=[.R229]/[.$S229]" office:value-type="percentage" office:value="0.0141857228903151" calcext:value-type="percentage">
            <text:p>1,42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49-01</text:p>
          </table:table-cell>
          <table:table-cell table:style-name="ce1" office:value-type="string" calcext:value-type="string">
            <text:p>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3953" calcext:value-type="float">
            <text:p>83953</text:p>
          </table:table-cell>
          <table:table-cell table:style-name="ce1" office:value-type="float" office:value="68496" calcext:value-type="float">
            <text:p>68496</text:p>
          </table:table-cell>
          <table:table-cell table:style-name="ce1" office:value-type="float" office:value="1209" calcext:value-type="float">
            <text:p>1209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437" calcext:value-type="float">
            <text:p>437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2987" calcext:value-type="float">
            <text:p>2987</text:p>
          </table:table-cell>
          <table:table-cell table:style-name="ce1" office:value-type="float" office:value="16527" calcext:value-type="float">
            <text:p>16527</text:p>
          </table:table-cell>
          <table:table-cell table:style-name="ce1" office:value-type="float" office:value="5176" calcext:value-type="float">
            <text:p>5176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8798" calcext:value-type="float">
            <text:p>8798</text:p>
          </table:table-cell>
          <table:table-cell table:style-name="ce1" office:value-type="float" office:value="18757" calcext:value-type="float">
            <text:p>18757</text:p>
          </table:table-cell>
          <table:table-cell table:style-name="ce1" office:value-type="float" office:value="12372" calcext:value-type="float">
            <text:p>12372</text:p>
          </table:table-cell>
          <table:table-cell table:style-name="ce1" office:value-type="float" office:value="707" calcext:value-type="float">
            <text:p>707</text:p>
          </table:table-cell>
          <table:table-cell table:style-name="ce1" table:formula="of:=SUM([.H230:.R230])" office:value-type="float" office:value="66823" calcext:value-type="float">
            <text:p>66823</text:p>
          </table:table-cell>
          <table:table-cell table:style-name="ce3" table:formula="of:=[.H230]/[.$S230]" office:value-type="percentage" office:value="0.0065396644867785" calcext:value-type="percentage">
            <text:p>0,65%</text:p>
          </table:table-cell>
          <table:table-cell table:style-name="ce3" table:formula="of:=[.I230]/[.$S230]" office:value-type="percentage" office:value="0.00776678688475525" calcext:value-type="percentage">
            <text:p>0,78%</text:p>
          </table:table-cell>
          <table:table-cell table:style-name="ce3" table:formula="of:=[.J230]/[.$S230]" office:value-type="percentage" office:value="0.00146656091465513" calcext:value-type="percentage">
            <text:p>0,15%</text:p>
          </table:table-cell>
          <table:table-cell table:style-name="ce3" table:formula="of:=[.K230]/[.$S230]" office:value-type="percentage" office:value="0.0447001780823968" calcext:value-type="percentage">
            <text:p>4,47%</text:p>
          </table:table-cell>
          <table:table-cell table:style-name="ce3" table:formula="of:=[.L230]/[.$S230]" office:value-type="percentage" office:value="0.247325022821484" calcext:value-type="percentage">
            <text:p>24,73%</text:p>
          </table:table-cell>
          <table:table-cell table:style-name="ce3" table:formula="of:=[.M230]/[.$S230]" office:value-type="percentage" office:value="0.0774583601454589" calcext:value-type="percentage">
            <text:p>7,75%</text:p>
          </table:table-cell>
          <table:table-cell table:style-name="ce3" table:formula="of:=[.N230]/[.$S230]" office:value-type="percentage" office:value="0.0066593837451177" calcext:value-type="percentage">
            <text:p>0,67%</text:p>
          </table:table-cell>
          <table:table-cell table:style-name="ce3" table:formula="of:=[.O230]/[.$S230]" office:value-type="percentage" office:value="0.131661254358529" calcext:value-type="percentage">
            <text:p>13,17%</text:p>
          </table:table-cell>
          <table:table-cell table:style-name="ce3" table:formula="of:=[.P230]/[.$S230]" office:value-type="percentage" office:value="0.280696766083534" calcext:value-type="percentage">
            <text:p>28,07%</text:p>
          </table:table-cell>
          <table:table-cell table:style-name="ce3" table:formula="of:=[.Q230]/[.$S230]" office:value-type="percentage" office:value="0.185145833021564" calcext:value-type="percentage">
            <text:p>18,51%</text:p>
          </table:table-cell>
          <table:table-cell table:style-name="ce3" table:formula="of:=[.R230]/[.$S230]" office:value-type="percentage" office:value="0.0105801894557263" calcext:value-type="percentage">
            <text:p>1,06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49-02</text:p>
          </table:table-cell>
          <table:table-cell table:style-name="ce1" office:value-type="string" calcext:value-type="string">
            <text:p>4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0343" calcext:value-type="float">
            <text:p>90343</text:p>
          </table:table-cell>
          <table:table-cell table:style-name="ce1" office:value-type="float" office:value="74359" calcext:value-type="float">
            <text:p>74359</text:p>
          </table:table-cell>
          <table:table-cell table:style-name="ce1" office:value-type="float" office:value="1579" calcext:value-type="float">
            <text:p>1579</text:p>
          </table:table-cell>
          <table:table-cell table:style-name="ce1" office:value-type="float" office:value="481" calcext:value-type="float">
            <text:p>481</text:p>
          </table:table-cell>
          <table:table-cell table:style-name="ce1" office:value-type="float" office:value="599" calcext:value-type="float">
            <text:p>599</text:p>
          </table:table-cell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3484" calcext:value-type="float">
            <text:p>3484</text:p>
          </table:table-cell>
          <table:table-cell table:style-name="ce1" office:value-type="float" office:value="15832" calcext:value-type="float">
            <text:p>15832</text:p>
          </table:table-cell>
          <table:table-cell table:style-name="ce1" office:value-type="float" office:value="5537" calcext:value-type="float">
            <text:p>5537</text:p>
          </table:table-cell>
          <table:table-cell table:style-name="ce1" office:value-type="float" office:value="537" calcext:value-type="float">
            <text:p>537</text:p>
          </table:table-cell>
          <table:table-cell table:style-name="ce1" office:value-type="float" office:value="10020" calcext:value-type="float">
            <text:p>10020</text:p>
          </table:table-cell>
          <table:table-cell table:style-name="ce1" office:value-type="float" office:value="20630" calcext:value-type="float">
            <text:p>20630</text:p>
          </table:table-cell>
          <table:table-cell table:style-name="ce1" office:value-type="float" office:value="14139" calcext:value-type="float">
            <text:p>14139</text:p>
          </table:table-cell>
          <table:table-cell table:style-name="ce1" office:value-type="float" office:value="864" calcext:value-type="float">
            <text:p>864</text:p>
          </table:table-cell>
          <table:table-cell table:style-name="ce1" table:formula="of:=SUM([.H231:.R231])" office:value-type="float" office:value="72299" calcext:value-type="float">
            <text:p>72299</text:p>
          </table:table-cell>
          <table:table-cell table:style-name="ce3" table:formula="of:=[.H231]/[.$S231]" office:value-type="percentage" office:value="0.00828503852058811" calcext:value-type="percentage">
            <text:p>0,83%</text:p>
          </table:table-cell>
          <table:table-cell table:style-name="ce3" table:formula="of:=[.I231]/[.$S231]" office:value-type="percentage" office:value="0.00737216282382882" calcext:value-type="percentage">
            <text:p>0,74%</text:p>
          </table:table-cell>
          <table:table-cell table:style-name="ce3" table:formula="of:=[.J231]/[.$S231]" office:value-type="percentage" office:value="0.0017150997939114" calcext:value-type="percentage">
            <text:p>0,17%</text:p>
          </table:table-cell>
          <table:table-cell table:style-name="ce3" table:formula="of:=[.K231]/[.$S231]" office:value-type="percentage" office:value="0.0481887716289299" calcext:value-type="percentage">
            <text:p>4,82%</text:p>
          </table:table-cell>
          <table:table-cell table:style-name="ce3" table:formula="of:=[.L231]/[.$S231]" office:value-type="percentage" office:value="0.218979515622623" calcext:value-type="percentage">
            <text:p>21,90%</text:p>
          </table:table-cell>
          <table:table-cell table:style-name="ce3" table:formula="of:=[.M231]/[.$S231]" office:value-type="percentage" office:value="0.0765847383781242" calcext:value-type="percentage">
            <text:p>7,66%</text:p>
          </table:table-cell>
          <table:table-cell table:style-name="ce3" table:formula="of:=[.N231]/[.$S231]" office:value-type="percentage" office:value="0.00742748862363242" calcext:value-type="percentage">
            <text:p>0,74%</text:p>
          </table:table-cell>
          <table:table-cell table:style-name="ce3" table:formula="of:=[.O231]/[.$S231]" office:value-type="percentage" office:value="0.138591128508001" calcext:value-type="percentage">
            <text:p>13,86%</text:p>
          </table:table-cell>
          <table:table-cell table:style-name="ce3" table:formula="of:=[.P231]/[.$S231]" office:value-type="percentage" office:value="0.285342812487033" calcext:value-type="percentage">
            <text:p>28,53%</text:p>
          </table:table-cell>
          <table:table-cell table:style-name="ce3" table:formula="of:=[.Q231]/[.$S231]" office:value-type="percentage" office:value="0.195562870855752" calcext:value-type="percentage">
            <text:p>19,56%</text:p>
          </table:table-cell>
          <table:table-cell table:style-name="ce3" table:formula="of:=[.R231]/[.$S231]" office:value-type="percentage" office:value="0.0119503727575762" calcext:value-type="percentage">
            <text:p>1,2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49-03</text:p>
          </table:table-cell>
          <table:table-cell table:style-name="ce1" office:value-type="string" calcext:value-type="string">
            <text:p>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0395" calcext:value-type="float">
            <text:p>70395</text:p>
          </table:table-cell>
          <table:table-cell table:style-name="ce1" office:value-type="float" office:value="58144" calcext:value-type="float">
            <text:p>58144</text:p>
          </table:table-cell>
          <table:table-cell table:style-name="ce1" office:value-type="float" office:value="1228" calcext:value-type="float">
            <text:p>1228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3380" calcext:value-type="float">
            <text:p>3380</text:p>
          </table:table-cell>
          <table:table-cell table:style-name="ce1" office:value-type="float" office:value="13322" calcext:value-type="float">
            <text:p>13322</text:p>
          </table:table-cell>
          <table:table-cell table:style-name="ce1" office:value-type="float" office:value="2947" calcext:value-type="float">
            <text:p>2947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13908" calcext:value-type="float">
            <text:p>13908</text:p>
          </table:table-cell>
          <table:table-cell table:style-name="ce1" office:value-type="float" office:value="11447" calcext:value-type="float">
            <text:p>11447</text:p>
          </table:table-cell>
          <table:table-cell table:style-name="ce1" office:value-type="float" office:value="9172" calcext:value-type="float">
            <text:p>9172</text:p>
          </table:table-cell>
          <table:table-cell table:style-name="ce1" office:value-type="float" office:value="767" calcext:value-type="float">
            <text:p>767</text:p>
          </table:table-cell>
          <table:table-cell table:style-name="ce1" table:formula="of:=SUM([.H232:.R232])" office:value-type="float" office:value="56419" calcext:value-type="float">
            <text:p>56419</text:p>
          </table:table-cell>
          <table:table-cell table:style-name="ce3" table:formula="of:=[.H232]/[.$S232]" office:value-type="percentage" office:value="0.00976621350963328" calcext:value-type="percentage">
            <text:p>0,98%</text:p>
          </table:table-cell>
          <table:table-cell table:style-name="ce3" table:formula="of:=[.I232]/[.$S232]" office:value-type="percentage" office:value="0.00623903294989277" calcext:value-type="percentage">
            <text:p>0,62%</text:p>
          </table:table-cell>
          <table:table-cell table:style-name="ce3" table:formula="of:=[.J232]/[.$S232]" office:value-type="percentage" office:value="0.00200287137311898" calcext:value-type="percentage">
            <text:p>0,20%</text:p>
          </table:table-cell>
          <table:table-cell table:style-name="ce3" table:formula="of:=[.K232]/[.$S232]" office:value-type="percentage" office:value="0.0599088959393112" calcext:value-type="percentage">
            <text:p>5,99%</text:p>
          </table:table-cell>
          <table:table-cell table:style-name="ce3" table:formula="of:=[.L232]/[.$S232]" office:value-type="percentage" office:value="0.23612612772293" calcext:value-type="percentage">
            <text:p>23,61%</text:p>
          </table:table-cell>
          <table:table-cell table:style-name="ce3" table:formula="of:=[.M232]/[.$S232]" office:value-type="percentage" office:value="0.0522341764299261" calcext:value-type="percentage">
            <text:p>5,22%</text:p>
          </table:table-cell>
          <table:table-cell table:style-name="ce3" table:formula="of:=[.N232]/[.$S232]" office:value-type="percentage" office:value="0.00815328169588259" calcext:value-type="percentage">
            <text:p>0,82%</text:p>
          </table:table-cell>
          <table:table-cell table:style-name="ce3" table:formula="of:=[.O232]/[.$S232]" office:value-type="percentage" office:value="0.246512699622468" calcext:value-type="percentage">
            <text:p>24,65%</text:p>
          </table:table-cell>
          <table:table-cell table:style-name="ce3" table:formula="of:=[.P232]/[.$S232]" office:value-type="percentage" office:value="0.202892642549496" calcext:value-type="percentage">
            <text:p>20,29%</text:p>
          </table:table-cell>
          <table:table-cell table:style-name="ce3" table:formula="of:=[.Q232]/[.$S232]" office:value-type="percentage" office:value="0.162569347205729" calcext:value-type="percentage">
            <text:p>16,26%</text:p>
          </table:table-cell>
          <table:table-cell table:style-name="ce3" table:formula="of:=[.R232]/[.$S232]" office:value-type="percentage" office:value="0.0135947110016129" calcext:value-type="percentage">
            <text:p>1,36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49-04</text:p>
          </table:table-cell>
          <table:table-cell table:style-name="ce1" office:value-type="string" calcext:value-type="string">
            <text:p>4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4248" calcext:value-type="float">
            <text:p>74248</text:p>
          </table:table-cell>
          <table:table-cell table:style-name="ce1" office:value-type="float" office:value="61790" calcext:value-type="float">
            <text:p>61790</text:p>
          </table:table-cell>
          <table:table-cell table:style-name="ce1" office:value-type="float" office:value="1269" calcext:value-type="float">
            <text:p>1269</text:p>
          </table:table-cell>
          <table:table-cell table:style-name="ce1" office:value-type="float" office:value="517" calcext:value-type="float">
            <text:p>517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3601" calcext:value-type="float">
            <text:p>3601</text:p>
          </table:table-cell>
          <table:table-cell table:style-name="ce1" office:value-type="float" office:value="14931" calcext:value-type="float">
            <text:p>14931</text:p>
          </table:table-cell>
          <table:table-cell table:style-name="ce1" office:value-type="float" office:value="3270" calcext:value-type="float">
            <text:p>3270</text:p>
          </table:table-cell>
          <table:table-cell table:style-name="ce1" office:value-type="float" office:value="503" calcext:value-type="float">
            <text:p>503</text:p>
          </table:table-cell>
          <table:table-cell table:style-name="ce1" office:value-type="float" office:value="13192" calcext:value-type="float">
            <text:p>13192</text:p>
          </table:table-cell>
          <table:table-cell table:style-name="ce1" office:value-type="float" office:value="13776" calcext:value-type="float">
            <text:p>13776</text:p>
          </table:table-cell>
          <table:table-cell table:style-name="ce1" office:value-type="float" office:value="8913" calcext:value-type="float">
            <text:p>8913</text:p>
          </table:table-cell>
          <table:table-cell table:style-name="ce1" office:value-type="float" office:value="799" calcext:value-type="float">
            <text:p>799</text:p>
          </table:table-cell>
          <table:table-cell table:style-name="ce1" table:formula="of:=SUM([.H233:.R233])" office:value-type="float" office:value="60004" calcext:value-type="float">
            <text:p>60004</text:p>
          </table:table-cell>
          <table:table-cell table:style-name="ce3" table:formula="of:=[.H233]/[.$S233]" office:value-type="percentage" office:value="0.00828278114792347" calcext:value-type="percentage">
            <text:p>0,83%</text:p>
          </table:table-cell>
          <table:table-cell table:style-name="ce3" table:formula="of:=[.I233]/[.$S233]" office:value-type="percentage" office:value="0.00679954669688687" calcext:value-type="percentage">
            <text:p>0,68%</text:p>
          </table:table-cell>
          <table:table-cell table:style-name="ce3" table:formula="of:=[.J233]/[.$S233]" office:value-type="percentage" office:value="0.00189987334177722" calcext:value-type="percentage">
            <text:p>0,19%</text:p>
          </table:table-cell>
          <table:table-cell table:style-name="ce3" table:formula="of:=[.K233]/[.$S233]" office:value-type="percentage" office:value="0.0600126658222785" calcext:value-type="percentage">
            <text:p>6,00%</text:p>
          </table:table-cell>
          <table:table-cell table:style-name="ce3" table:formula="of:=[.L233]/[.$S233]" office:value-type="percentage" office:value="0.248833411105926" calcext:value-type="percentage">
            <text:p>24,88%</text:p>
          </table:table-cell>
          <table:table-cell table:style-name="ce3" table:formula="of:=[.M233]/[.$S233]" office:value-type="percentage" office:value="0.0544963669088727" calcext:value-type="percentage">
            <text:p>5,45%</text:p>
          </table:table-cell>
          <table:table-cell table:style-name="ce3" table:formula="of:=[.N233]/[.$S233]" office:value-type="percentage" office:value="0.00838277448170122" calcext:value-type="percentage">
            <text:p>0,84%</text:p>
          </table:table-cell>
          <table:table-cell table:style-name="ce3" table:formula="of:=[.O233]/[.$S233]" office:value-type="percentage" office:value="0.219852009866009" calcext:value-type="percentage">
            <text:p>21,99%</text:p>
          </table:table-cell>
          <table:table-cell table:style-name="ce3" table:formula="of:=[.P233]/[.$S233]" office:value-type="percentage" office:value="0.22958469435371" calcext:value-type="percentage">
            <text:p>22,96%</text:p>
          </table:table-cell>
          <table:table-cell table:style-name="ce3" table:formula="of:=[.Q233]/[.$S233]" office:value-type="percentage" office:value="0.148540097326845" calcext:value-type="percentage">
            <text:p>14,85%</text:p>
          </table:table-cell>
          <table:table-cell table:style-name="ce3" table:formula="of:=[.R233]/[.$S233]" office:value-type="percentage" office:value="0.0133157789480701" calcext:value-type="percentage">
            <text:p>1,33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49-05</text:p>
          </table:table-cell>
          <table:table-cell table:style-name="ce1" office:value-type="string" calcext:value-type="string">
            <text:p>4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7305" calcext:value-type="float">
            <text:p>77305</text:p>
          </table:table-cell>
          <table:table-cell table:style-name="ce1" office:value-type="float" office:value="63809" calcext:value-type="float">
            <text:p>63809</text:p>
          </table:table-cell>
          <table:table-cell table:style-name="ce1" office:value-type="float" office:value="1249" calcext:value-type="float">
            <text:p>1249</text:p>
          </table:table-cell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3638" calcext:value-type="float">
            <text:p>3638</text:p>
          </table:table-cell>
          <table:table-cell table:style-name="ce1" office:value-type="float" office:value="15110" calcext:value-type="float">
            <text:p>15110</text:p>
          </table:table-cell>
          <table:table-cell table:style-name="ce1" office:value-type="float" office:value="3506" calcext:value-type="float">
            <text:p>3506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float" office:value="8973" calcext:value-type="float">
            <text:p>8973</text:p>
          </table:table-cell>
          <table:table-cell table:style-name="ce1" office:value-type="float" office:value="18788" calcext:value-type="float">
            <text:p>18788</text:p>
          </table:table-cell>
          <table:table-cell table:style-name="ce1" office:value-type="float" office:value="9687" calcext:value-type="float">
            <text:p>9687</text:p>
          </table:table-cell>
          <table:table-cell table:style-name="ce1" office:value-type="float" office:value="778" calcext:value-type="float">
            <text:p>778</text:p>
          </table:table-cell>
          <table:table-cell table:style-name="ce1" table:formula="of:=SUM([.H234:.R234])" office:value-type="float" office:value="62088" calcext:value-type="float">
            <text:p>62088</text:p>
          </table:table-cell>
          <table:table-cell table:style-name="ce3" table:formula="of:=[.H234]/[.$S234]" office:value-type="percentage" office:value="0.0086651204741657" calcext:value-type="percentage">
            <text:p>0,87%</text:p>
          </table:table-cell>
          <table:table-cell table:style-name="ce3" table:formula="of:=[.I234]/[.$S234]" office:value-type="percentage" office:value="0.00845574023965984" calcext:value-type="percentage">
            <text:p>0,85%</text:p>
          </table:table-cell>
          <table:table-cell table:style-name="ce3" table:formula="of:=[.J234]/[.$S234]" office:value-type="percentage" office:value="0.00156229867285144" calcext:value-type="percentage">
            <text:p>0,16%</text:p>
          </table:table-cell>
          <table:table-cell table:style-name="ce3" table:formula="of:=[.K234]/[.$S234]" office:value-type="percentage" office:value="0.0585942533178714" calcext:value-type="percentage">
            <text:p>5,86%</text:p>
          </table:table-cell>
          <table:table-cell table:style-name="ce3" table:formula="of:=[.L234]/[.$S234]" office:value-type="percentage" office:value="0.243364257183353" calcext:value-type="percentage">
            <text:p>24,34%</text:p>
          </table:table-cell>
          <table:table-cell table:style-name="ce3" table:formula="of:=[.M234]/[.$S234]" office:value-type="percentage" office:value="0.0564682386290427" calcext:value-type="percentage">
            <text:p>5,65%</text:p>
          </table:table-cell>
          <table:table-cell table:style-name="ce3" table:formula="of:=[.N234]/[.$S234]" office:value-type="percentage" office:value="0.00721556500450973" calcext:value-type="percentage">
            <text:p>0,72%</text:p>
          </table:table-cell>
          <table:table-cell table:style-name="ce3" table:formula="of:=[.O234]/[.$S234]" office:value-type="percentage" office:value="0.1445206803247" calcext:value-type="percentage">
            <text:p>14,45%</text:p>
          </table:table-cell>
          <table:table-cell table:style-name="ce3" table:formula="of:=[.P234]/[.$S234]" office:value-type="percentage" office:value="0.302602757376627" calcext:value-type="percentage">
            <text:p>30,26%</text:p>
          </table:table-cell>
          <table:table-cell table:style-name="ce3" table:formula="of:=[.Q234]/[.$S234]" office:value-type="percentage" office:value="0.156020487050638" calcext:value-type="percentage">
            <text:p>15,60%</text:p>
          </table:table-cell>
          <table:table-cell table:style-name="ce3" table:formula="of:=[.R234]/[.$S234]" office:value-type="percentage" office:value="0.0125306017265816" calcext:value-type="percentage">
            <text:p>1,25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49-06</text:p>
          </table:table-cell>
          <table:table-cell table:style-name="ce1" office:value-type="string" calcext:value-type="string">
            <text:p>4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5358" calcext:value-type="float">
            <text:p>95358</text:p>
          </table:table-cell>
          <table:table-cell table:style-name="ce1" office:value-type="float" office:value="80469" calcext:value-type="float">
            <text:p>80469</text:p>
          </table:table-cell>
          <table:table-cell table:style-name="ce1" office:value-type="float" office:value="1946" calcext:value-type="float">
            <text:p>1946</text:p>
          </table:table-cell>
          <table:table-cell table:style-name="ce1" office:value-type="float" office:value="702" calcext:value-type="float">
            <text:p>702</text:p>
          </table:table-cell>
          <table:table-cell table:style-name="ce1" office:value-type="float" office:value="745" calcext:value-type="float">
            <text:p>745</text:p>
          </table:table-cell>
          <table:table-cell table:style-name="ce1" office:value-type="float" office:value="611" calcext:value-type="float">
            <text:p>611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4862" calcext:value-type="float">
            <text:p>4862</text:p>
          </table:table-cell>
          <table:table-cell table:style-name="ce1" office:value-type="float" office:value="18260" calcext:value-type="float">
            <text:p>18260</text:p>
          </table:table-cell>
          <table:table-cell table:style-name="ce1" office:value-type="float" office:value="4873" calcext:value-type="float">
            <text:p>4873</text:p>
          </table:table-cell>
          <table:table-cell table:style-name="ce1" office:value-type="float" office:value="656" calcext:value-type="float">
            <text:p>656</text:p>
          </table:table-cell>
          <table:table-cell table:style-name="ce1" office:value-type="float" office:value="12805" calcext:value-type="float">
            <text:p>12805</text:p>
          </table:table-cell>
          <table:table-cell table:style-name="ce1" office:value-type="float" office:value="20990" calcext:value-type="float">
            <text:p>20990</text:p>
          </table:table-cell>
          <table:table-cell table:style-name="ce1" office:value-type="float" office:value="12857" calcext:value-type="float">
            <text:p>12857</text:p>
          </table:table-cell>
          <table:table-cell table:style-name="ce1" office:value-type="float" office:value="1020" calcext:value-type="float">
            <text:p>1020</text:p>
          </table:table-cell>
          <table:table-cell table:style-name="ce1" table:formula="of:=SUM([.H235:.R235])" office:value-type="float" office:value="77821" calcext:value-type="float">
            <text:p>77821</text:p>
          </table:table-cell>
          <table:table-cell table:style-name="ce3" table:formula="of:=[.H235]/[.$S235]" office:value-type="percentage" office:value="0.00957325143598772" calcext:value-type="percentage">
            <text:p>0,96%</text:p>
          </table:table-cell>
          <table:table-cell table:style-name="ce3" table:formula="of:=[.I235]/[.$S235]" office:value-type="percentage" office:value="0.00785135117770268" calcext:value-type="percentage">
            <text:p>0,79%</text:p>
          </table:table-cell>
          <table:table-cell table:style-name="ce3" table:formula="of:=[.J235]/[.$S235]" office:value-type="percentage" office:value="0.00182470027370504" calcext:value-type="percentage">
            <text:p>0,18%</text:p>
          </table:table-cell>
          <table:table-cell table:style-name="ce3" table:formula="of:=[.K235]/[.$S235]" office:value-type="percentage" office:value="0.0624767093715064" calcext:value-type="percentage">
            <text:p>6,25%</text:p>
          </table:table-cell>
          <table:table-cell table:style-name="ce3" table:formula="of:=[.L235]/[.$S235]" office:value-type="percentage" office:value="0.234641035196155" calcext:value-type="percentage">
            <text:p>23,46%</text:p>
          </table:table-cell>
          <table:table-cell table:style-name="ce3" table:formula="of:=[.M235]/[.$S235]" office:value-type="percentage" office:value="0.0626180593927089" calcext:value-type="percentage">
            <text:p>6,26%</text:p>
          </table:table-cell>
          <table:table-cell table:style-name="ce3" table:formula="of:=[.N235]/[.$S235]" office:value-type="percentage" office:value="0.00842960126444019" calcext:value-type="percentage">
            <text:p>0,84%</text:p>
          </table:table-cell>
          <table:table-cell table:style-name="ce3" table:formula="of:=[.O235]/[.$S235]" office:value-type="percentage" office:value="0.164544274681641" calcext:value-type="percentage">
            <text:p>16,45%</text:p>
          </table:table-cell>
          <table:table-cell table:style-name="ce3" table:formula="of:=[.P235]/[.$S235]" office:value-type="percentage" office:value="0.269721540458231" calcext:value-type="percentage">
            <text:p>26,97%</text:p>
          </table:table-cell>
          <table:table-cell table:style-name="ce3" table:formula="of:=[.Q235]/[.$S235]" office:value-type="percentage" office:value="0.165212474781871" calcext:value-type="percentage">
            <text:p>16,52%</text:p>
          </table:table-cell>
          <table:table-cell table:style-name="ce3" table:formula="of:=[.R235]/[.$S235]" office:value-type="percentage" office:value="0.0131070019660503" calcext:value-type="percentage">
            <text:p>1,3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49-07</text:p>
          </table:table-cell>
          <table:table-cell table:style-name="ce1" office:value-type="string" calcext:value-type="string">
            <text:p>4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7823" calcext:value-type="float">
            <text:p>77823</text:p>
          </table:table-cell>
          <table:table-cell table:style-name="ce1" office:value-type="float" office:value="65320" calcext:value-type="float">
            <text:p>65320</text:p>
          </table:table-cell>
          <table:table-cell table:style-name="ce1" office:value-type="float" office:value="1289" calcext:value-type="float">
            <text:p>1289</text:p>
          </table:table-cell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493" calcext:value-type="float">
            <text:p>493</text:p>
          </table:table-cell>
          <table:table-cell table:style-name="ce1" office:value-type="float" office:value="491" calcext:value-type="float">
            <text:p>491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3369" calcext:value-type="float">
            <text:p>3369</text:p>
          </table:table-cell>
          <table:table-cell table:style-name="ce1" office:value-type="float" office:value="14906" calcext:value-type="float">
            <text:p>14906</text:p>
          </table:table-cell>
          <table:table-cell table:style-name="ce1" office:value-type="float" office:value="4244" calcext:value-type="float">
            <text:p>4244</text:p>
          </table:table-cell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10239" calcext:value-type="float">
            <text:p>10239</text:p>
          </table:table-cell>
          <table:table-cell table:style-name="ce1" office:value-type="float" office:value="17297" calcext:value-type="float">
            <text:p>17297</text:p>
          </table:table-cell>
          <table:table-cell table:style-name="ce1" office:value-type="float" office:value="11153" calcext:value-type="float">
            <text:p>11153</text:p>
          </table:table-cell>
          <table:table-cell table:style-name="ce1" office:value-type="float" office:value="761" calcext:value-type="float">
            <text:p>761</text:p>
          </table:table-cell>
          <table:table-cell table:style-name="ce1" table:formula="of:=SUM([.H236:.R236])" office:value-type="float" office:value="63502" calcext:value-type="float">
            <text:p>63502</text:p>
          </table:table-cell>
          <table:table-cell table:style-name="ce3" table:formula="of:=[.H236]/[.$S236]" office:value-type="percentage" office:value="0.00776353500677144" calcext:value-type="percentage">
            <text:p>0,78%</text:p>
          </table:table-cell>
          <table:table-cell table:style-name="ce3" table:formula="of:=[.I236]/[.$S236]" office:value-type="percentage" office:value="0.00773203993575005" calcext:value-type="percentage">
            <text:p>0,77%</text:p>
          </table:table-cell>
          <table:table-cell table:style-name="ce3" table:formula="of:=[.J236]/[.$S236]" office:value-type="percentage" office:value="0.00181096658372965" calcext:value-type="percentage">
            <text:p>0,18%</text:p>
          </table:table-cell>
          <table:table-cell table:style-name="ce3" table:formula="of:=[.K236]/[.$S236]" office:value-type="percentage" office:value="0.0530534471355233" calcext:value-type="percentage">
            <text:p>5,31%</text:p>
          </table:table-cell>
          <table:table-cell table:style-name="ce3" table:formula="of:=[.L236]/[.$S236]" office:value-type="percentage" office:value="0.234732764322384" calcext:value-type="percentage">
            <text:p>23,47%</text:p>
          </table:table-cell>
          <table:table-cell table:style-name="ce3" table:formula="of:=[.M236]/[.$S236]" office:value-type="percentage" office:value="0.0668325407073793" calcext:value-type="percentage">
            <text:p>6,68%</text:p>
          </table:table-cell>
          <table:table-cell table:style-name="ce3" table:formula="of:=[.N236]/[.$S236]" office:value-type="percentage" office:value="0.00683443041164058" calcext:value-type="percentage">
            <text:p>0,68%</text:p>
          </table:table-cell>
          <table:table-cell table:style-name="ce3" table:formula="of:=[.O236]/[.$S236]" office:value-type="percentage" office:value="0.161239016093981" calcext:value-type="percentage">
            <text:p>16,12%</text:p>
          </table:table-cell>
          <table:table-cell table:style-name="ce3" table:formula="of:=[.P236]/[.$S236]" office:value-type="percentage" office:value="0.272385121728449" calcext:value-type="percentage">
            <text:p>27,24%</text:p>
          </table:table-cell>
          <table:table-cell table:style-name="ce3" table:formula="of:=[.Q236]/[.$S236]" office:value-type="percentage" office:value="0.175632263550754" calcext:value-type="percentage">
            <text:p>17,56%</text:p>
          </table:table-cell>
          <table:table-cell table:style-name="ce3" table:formula="of:=[.R236]/[.$S236]" office:value-type="percentage" office:value="0.0119838745236371" calcext:value-type="percentage">
            <text:p>1,2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0-0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7002" calcext:value-type="float">
            <text:p>87002</text:p>
          </table:table-cell>
          <table:table-cell table:style-name="ce1" office:value-type="float" office:value="71261" calcext:value-type="float">
            <text:p>71261</text:p>
          </table:table-cell>
          <table:table-cell table:style-name="ce1" office:value-type="float" office:value="1345" calcext:value-type="float">
            <text:p>1345</text:p>
          </table:table-cell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617" calcext:value-type="float">
            <text:p>617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3991" calcext:value-type="float">
            <text:p>3991</text:p>
          </table:table-cell>
          <table:table-cell table:style-name="ce1" office:value-type="float" office:value="15182" calcext:value-type="float">
            <text:p>15182</text:p>
          </table:table-cell>
          <table:table-cell table:style-name="ce1" office:value-type="float" office:value="4158" calcext:value-type="float">
            <text:p>4158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15127" calcext:value-type="float">
            <text:p>15127</text:p>
          </table:table-cell>
          <table:table-cell table:style-name="ce1" office:value-type="float" office:value="17368" calcext:value-type="float">
            <text:p>17368</text:p>
          </table:table-cell>
          <table:table-cell table:style-name="ce1" office:value-type="float" office:value="10952" calcext:value-type="float">
            <text:p>10952</text:p>
          </table:table-cell>
          <table:table-cell table:style-name="ce1" office:value-type="float" office:value="926" calcext:value-type="float">
            <text:p>926</text:p>
          </table:table-cell>
          <table:table-cell table:style-name="ce1" table:formula="of:=SUM([.H237:.R237])" office:value-type="float" office:value="69374" calcext:value-type="float">
            <text:p>69374</text:p>
          </table:table-cell>
          <table:table-cell table:style-name="ce3" table:formula="of:=[.H237]/[.$S237]" office:value-type="percentage" office:value="0.00889382189292819" calcext:value-type="percentage">
            <text:p>0,89%</text:p>
          </table:table-cell>
          <table:table-cell table:style-name="ce3" table:formula="of:=[.I237]/[.$S237]" office:value-type="percentage" office:value="0.00621270216507625" calcext:value-type="percentage">
            <text:p>0,62%</text:p>
          </table:table-cell>
          <table:table-cell table:style-name="ce3" table:formula="of:=[.J237]/[.$S237]" office:value-type="percentage" office:value="0.00180182777409404" calcext:value-type="percentage">
            <text:p>0,18%</text:p>
          </table:table-cell>
          <table:table-cell table:style-name="ce3" table:formula="of:=[.K237]/[.$S237]" office:value-type="percentage" office:value="0.0575287571712745" calcext:value-type="percentage">
            <text:p>5,75%</text:p>
          </table:table-cell>
          <table:table-cell table:style-name="ce3" table:formula="of:=[.L237]/[.$S237]" office:value-type="percentage" office:value="0.218842794130366" calcext:value-type="percentage">
            <text:p>21,88%</text:p>
          </table:table-cell>
          <table:table-cell table:style-name="ce3" table:formula="of:=[.M237]/[.$S237]" office:value-type="percentage" office:value="0.0599359990774642" calcext:value-type="percentage">
            <text:p>5,99%</text:p>
          </table:table-cell>
          <table:table-cell table:style-name="ce3" table:formula="of:=[.N237]/[.$S237]" office:value-type="percentage" office:value="0.00716406722979791" calcext:value-type="percentage">
            <text:p>0,72%</text:p>
          </table:table-cell>
          <table:table-cell table:style-name="ce3" table:formula="of:=[.O237]/[.$S237]" office:value-type="percentage" office:value="0.218049989909764" calcext:value-type="percentage">
            <text:p>21,80%</text:p>
          </table:table-cell>
          <table:table-cell table:style-name="ce3" table:formula="of:=[.P237]/[.$S237]" office:value-type="percentage" office:value="0.250353158243722" calcext:value-type="percentage">
            <text:p>25,04%</text:p>
          </table:table-cell>
          <table:table-cell table:style-name="ce3" table:formula="of:=[.Q237]/[.$S237]" office:value-type="percentage" office:value="0.157868942255023" calcext:value-type="percentage">
            <text:p>15,79%</text:p>
          </table:table-cell>
          <table:table-cell table:style-name="ce3" table:formula="of:=[.R237]/[.$S237]" office:value-type="percentage" office:value="0.0133479401504887" calcext:value-type="percentage">
            <text:p>1,33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0-02</text:p>
          </table:table-cell>
          <table:table-cell table:style-name="ce1" office:value-type="string" calcext:value-type="string">
            <text:p>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5573" calcext:value-type="float">
            <text:p>95573</text:p>
          </table:table-cell>
          <table:table-cell table:style-name="ce1" office:value-type="float" office:value="78437" calcext:value-type="float">
            <text:p>78437</text:p>
          </table:table-cell>
          <table:table-cell table:style-name="ce1" office:value-type="float" office:value="1428" calcext:value-type="float">
            <text:p>1428</text:p>
          </table:table-cell>
          <table:table-cell table:style-name="ce1" office:value-type="float" office:value="699" calcext:value-type="float">
            <text:p>699</text:p>
          </table:table-cell>
          <table:table-cell table:style-name="ce1" office:value-type="float" office:value="737" calcext:value-type="float">
            <text:p>737</text:p>
          </table:table-cell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4934" calcext:value-type="float">
            <text:p>4934</text:p>
          </table:table-cell>
          <table:table-cell table:style-name="ce1" office:value-type="float" office:value="19636" calcext:value-type="float">
            <text:p>19636</text:p>
          </table:table-cell>
          <table:table-cell table:style-name="ce1" office:value-type="float" office:value="4180" calcext:value-type="float">
            <text:p>4180</text:p>
          </table:table-cell>
          <table:table-cell table:style-name="ce1" office:value-type="float" office:value="699" calcext:value-type="float">
            <text:p>699</text:p>
          </table:table-cell>
          <table:table-cell table:style-name="ce1" office:value-type="float" office:value="14456" calcext:value-type="float">
            <text:p>14456</text:p>
          </table:table-cell>
          <table:table-cell table:style-name="ce1" office:value-type="float" office:value="18477" calcext:value-type="float">
            <text:p>18477</text:p>
          </table:table-cell>
          <table:table-cell table:style-name="ce1" office:value-type="float" office:value="11428" calcext:value-type="float">
            <text:p>11428</text:p>
          </table:table-cell>
          <table:table-cell table:style-name="ce1" office:value-type="float" office:value="1073" calcext:value-type="float">
            <text:p>1073</text:p>
          </table:table-cell>
          <table:table-cell table:style-name="ce1" table:formula="of:=SUM([.H238:.R238])" office:value-type="float" office:value="76310" calcext:value-type="float">
            <text:p>76310</text:p>
          </table:table-cell>
          <table:table-cell table:style-name="ce3" table:formula="of:=[.H238]/[.$S238]" office:value-type="percentage" office:value="0.00965797405320404" calcext:value-type="percentage">
            <text:p>0,97%</text:p>
          </table:table-cell>
          <table:table-cell table:style-name="ce3" table:formula="of:=[.I238]/[.$S238]" office:value-type="percentage" office:value="0.00712881666885074" calcext:value-type="percentage">
            <text:p>0,71%</text:p>
          </table:table-cell>
          <table:table-cell table:style-name="ce3" table:formula="of:=[.J238]/[.$S238]" office:value-type="percentage" office:value="0.00191324859127244" calcext:value-type="percentage">
            <text:p>0,19%</text:p>
          </table:table-cell>
          <table:table-cell table:style-name="ce3" table:formula="of:=[.K238]/[.$S238]" office:value-type="percentage" office:value="0.0646573188310837" calcext:value-type="percentage">
            <text:p>6,47%</text:p>
          </table:table-cell>
          <table:table-cell table:style-name="ce3" table:formula="of:=[.L238]/[.$S238]" office:value-type="percentage" office:value="0.257318831083737" calcext:value-type="percentage">
            <text:p>25,73%</text:p>
          </table:table-cell>
          <table:table-cell table:style-name="ce3" table:formula="of:=[.M238]/[.$S238]" office:value-type="percentage" office:value="0.0547765692569781" calcext:value-type="percentage">
            <text:p>5,48%</text:p>
          </table:table-cell>
          <table:table-cell table:style-name="ce3" table:formula="of:=[.N238]/[.$S238]" office:value-type="percentage" office:value="0.00916000524177696" calcext:value-type="percentage">
            <text:p>0,92%</text:p>
          </table:table-cell>
          <table:table-cell table:style-name="ce3" table:formula="of:=[.O238]/[.$S238]" office:value-type="percentage" office:value="0.189437819420784" calcext:value-type="percentage">
            <text:p>18,94%</text:p>
          </table:table-cell>
          <table:table-cell table:style-name="ce3" table:formula="of:=[.P238]/[.$S238]" office:value-type="percentage" office:value="0.242130782335212" calcext:value-type="percentage">
            <text:p>24,21%</text:p>
          </table:table-cell>
          <table:table-cell table:style-name="ce3" table:formula="of:=[.Q238]/[.$S238]" office:value-type="percentage" office:value="0.149757567815489" calcext:value-type="percentage">
            <text:p>14,98%</text:p>
          </table:table-cell>
          <table:table-cell table:style-name="ce3" table:formula="of:=[.R238]/[.$S238]" office:value-type="percentage" office:value="0.0140610667016118" calcext:value-type="percentage">
            <text:p>1,4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0-03</text:p>
          </table:table-cell>
          <table:table-cell table:style-name="ce1" office:value-type="string" calcext:value-type="string">
            <text:p>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7881" calcext:value-type="float">
            <text:p>107881</text:p>
          </table:table-cell>
          <table:table-cell table:style-name="ce1" office:value-type="float" office:value="88755" calcext:value-type="float">
            <text:p>88755</text:p>
          </table:table-cell>
          <table:table-cell table:style-name="ce1" office:value-type="float" office:value="1675" calcext:value-type="float">
            <text:p>1675</text:p>
          </table:table-cell>
          <table:table-cell table:style-name="ce1" office:value-type="float" office:value="621" calcext:value-type="float">
            <text:p>621</text:p>
          </table:table-cell>
          <table:table-cell table:style-name="ce1" office:value-type="float" office:value="722" calcext:value-type="float">
            <text:p>722</text:p>
          </table:table-cell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4870" calcext:value-type="float">
            <text:p>4870</text:p>
          </table:table-cell>
          <table:table-cell table:style-name="ce1" office:value-type="float" office:value="18966" calcext:value-type="float">
            <text:p>18966</text:p>
          </table:table-cell>
          <table:table-cell table:style-name="ce1" office:value-type="float" office:value="5077" calcext:value-type="float">
            <text:p>5077</text:p>
          </table:table-cell>
          <table:table-cell table:style-name="ce1" office:value-type="float" office:value="767" calcext:value-type="float">
            <text:p>767</text:p>
          </table:table-cell>
          <table:table-cell table:style-name="ce1" office:value-type="float" office:value="18947" calcext:value-type="float">
            <text:p>18947</text:p>
          </table:table-cell>
          <table:table-cell table:style-name="ce1" office:value-type="float" office:value="20819" calcext:value-type="float">
            <text:p>20819</text:p>
          </table:table-cell>
          <table:table-cell table:style-name="ce1" office:value-type="float" office:value="14305" calcext:value-type="float">
            <text:p>14305</text:p>
          </table:table-cell>
          <table:table-cell table:style-name="ce1" office:value-type="float" office:value="1195" calcext:value-type="float">
            <text:p>1195</text:p>
          </table:table-cell>
          <table:table-cell table:style-name="ce1" table:formula="of:=SUM([.H239:.R239])" office:value-type="float" office:value="86459" calcext:value-type="float">
            <text:p>86459</text:p>
          </table:table-cell>
          <table:table-cell table:style-name="ce3" table:formula="of:=[.H239]/[.$S239]" office:value-type="percentage" office:value="0.0083507789819452" calcext:value-type="percentage">
            <text:p>0,84%</text:p>
          </table:table-cell>
          <table:table-cell table:style-name="ce3" table:formula="of:=[.I239]/[.$S239]" office:value-type="percentage" office:value="0.00685874229403532" calcext:value-type="percentage">
            <text:p>0,69%</text:p>
          </table:table-cell>
          <table:table-cell table:style-name="ce3" table:formula="of:=[.J239]/[.$S239]" office:value-type="percentage" office:value="0.00229010282330353" calcext:value-type="percentage">
            <text:p>0,23%</text:p>
          </table:table-cell>
          <table:table-cell table:style-name="ce3" table:formula="of:=[.K239]/[.$S239]" office:value-type="percentage" office:value="0.0563272765125666" calcext:value-type="percentage">
            <text:p>5,63%</text:p>
          </table:table-cell>
          <table:table-cell table:style-name="ce3" table:formula="of:=[.L239]/[.$S239]" office:value-type="percentage" office:value="0.219364091650378" calcext:value-type="percentage">
            <text:p>21,94%</text:p>
          </table:table-cell>
          <table:table-cell table:style-name="ce3" table:formula="of:=[.M239]/[.$S239]" office:value-type="percentage" office:value="0.0587214749187476" calcext:value-type="percentage">
            <text:p>5,87%</text:p>
          </table:table-cell>
          <table:table-cell table:style-name="ce3" table:formula="of:=[.N239]/[.$S239]" office:value-type="percentage" office:value="0.00887125689633237" calcext:value-type="percentage">
            <text:p>0,89%</text:p>
          </table:table-cell>
          <table:table-cell table:style-name="ce3" table:formula="of:=[.O239]/[.$S239]" office:value-type="percentage" office:value="0.219144334308747" calcext:value-type="percentage">
            <text:p>21,91%</text:p>
          </table:table-cell>
          <table:table-cell table:style-name="ce3" table:formula="of:=[.P239]/[.$S239]" office:value-type="percentage" office:value="0.240796215547254" calcext:value-type="percentage">
            <text:p>24,08%</text:p>
          </table:table-cell>
          <table:table-cell table:style-name="ce3" table:formula="of:=[.Q239]/[.$S239]" office:value-type="percentage" office:value="0.165454145895742" calcext:value-type="percentage">
            <text:p>16,55%</text:p>
          </table:table-cell>
          <table:table-cell table:style-name="ce3" table:formula="of:=[.R239]/[.$S239]" office:value-type="percentage" office:value="0.0138215801709481" calcext:value-type="percentage">
            <text:p>1,3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0-04</text:p>
          </table:table-cell>
          <table:table-cell table:style-name="ce1" office:value-type="string" calcext:value-type="string">
            <text:p>5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8648" calcext:value-type="float">
            <text:p>88648</text:p>
          </table:table-cell>
          <table:table-cell table:style-name="ce1" office:value-type="float" office:value="70449" calcext:value-type="float">
            <text:p>70449</text:p>
          </table:table-cell>
          <table:table-cell table:style-name="ce1" office:value-type="float" office:value="1191" calcext:value-type="float">
            <text:p>1191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482" calcext:value-type="float">
            <text:p>482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3307" calcext:value-type="float">
            <text:p>3307</text:p>
          </table:table-cell>
          <table:table-cell table:style-name="ce1" office:value-type="float" office:value="11208" calcext:value-type="float">
            <text:p>11208</text:p>
          </table:table-cell>
          <table:table-cell table:style-name="ce1" office:value-type="float" office:value="5862" calcext:value-type="float">
            <text:p>5862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13206" calcext:value-type="float">
            <text:p>13206</text:p>
          </table:table-cell>
          <table:table-cell table:style-name="ce1" office:value-type="float" office:value="18134" calcext:value-type="float">
            <text:p>18134</text:p>
          </table:table-cell>
          <table:table-cell table:style-name="ce1" office:value-type="float" office:value="14450" calcext:value-type="float">
            <text:p>14450</text:p>
          </table:table-cell>
          <table:table-cell table:style-name="ce1" office:value-type="float" office:value="952" calcext:value-type="float">
            <text:p>952</text:p>
          </table:table-cell>
          <table:table-cell table:style-name="ce1" table:formula="of:=SUM([.H240:.R240])" office:value-type="float" office:value="68835" calcext:value-type="float">
            <text:p>68835</text:p>
          </table:table-cell>
          <table:table-cell table:style-name="ce3" table:formula="of:=[.H240]/[.$S240]" office:value-type="percentage" office:value="0.00753976901285683" calcext:value-type="percentage">
            <text:p>0,75%</text:p>
          </table:table-cell>
          <table:table-cell table:style-name="ce3" table:formula="of:=[.I240]/[.$S240]" office:value-type="percentage" office:value="0.00700225176145856" calcext:value-type="percentage">
            <text:p>0,70%</text:p>
          </table:table-cell>
          <table:table-cell table:style-name="ce3" table:formula="of:=[.J240]/[.$S240]" office:value-type="percentage" office:value="0.00223723396527929" calcext:value-type="percentage">
            <text:p>0,22%</text:p>
          </table:table-cell>
          <table:table-cell table:style-name="ce3" table:formula="of:=[.K240]/[.$S240]" office:value-type="percentage" office:value="0.0480424202803806" calcext:value-type="percentage">
            <text:p>4,80%</text:p>
          </table:table-cell>
          <table:table-cell table:style-name="ce3" table:formula="of:=[.L240]/[.$S240]" office:value-type="percentage" office:value="0.162824144693833" calcext:value-type="percentage">
            <text:p>16,28%</text:p>
          </table:table-cell>
          <table:table-cell table:style-name="ce3" table:formula="of:=[.M240]/[.$S240]" office:value-type="percentage" office:value="0.0851601656134234" calcext:value-type="percentage">
            <text:p>8,52%</text:p>
          </table:table-cell>
          <table:table-cell table:style-name="ce3" table:formula="of:=[.N240]/[.$S240]" office:value-type="percentage" office:value="0.00814992373066028" calcext:value-type="percentage">
            <text:p>0,81%</text:p>
          </table:table-cell>
          <table:table-cell table:style-name="ce3" table:formula="of:=[.O240]/[.$S240]" office:value-type="percentage" office:value="0.19185007626934" calcext:value-type="percentage">
            <text:p>19,19%</text:p>
          </table:table-cell>
          <table:table-cell table:style-name="ce3" table:formula="of:=[.P240]/[.$S240]" office:value-type="percentage" office:value="0.263441563158277" calcext:value-type="percentage">
            <text:p>26,34%</text:p>
          </table:table-cell>
          <table:table-cell table:style-name="ce3" table:formula="of:=[.Q240]/[.$S240]" office:value-type="percentage" office:value="0.209922277910946" calcext:value-type="percentage">
            <text:p>20,99%</text:p>
          </table:table-cell>
          <table:table-cell table:style-name="ce3" table:formula="of:=[.R240]/[.$S240]" office:value-type="percentage" office:value="0.0138301736035447" calcext:value-type="percentage">
            <text:p>1,3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1-01</text:p>
          </table:table-cell>
          <table:table-cell table:style-name="ce1" office:value-type="string" calcext:value-type="string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2050" calcext:value-type="float">
            <text:p>72050</text:p>
          </table:table-cell>
          <table:table-cell table:style-name="ce1" office:value-type="float" office:value="55826" calcext:value-type="float">
            <text:p>55826</text:p>
          </table:table-cell>
          <table:table-cell table:style-name="ce1" office:value-type="float" office:value="799" calcext:value-type="float">
            <text:p>799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2811" calcext:value-type="float">
            <text:p>2811</text:p>
          </table:table-cell>
          <table:table-cell table:style-name="ce1" office:value-type="float" office:value="11409" calcext:value-type="float">
            <text:p>11409</text:p>
          </table:table-cell>
          <table:table-cell table:style-name="ce1" office:value-type="float" office:value="3140" calcext:value-type="float">
            <text:p>3140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13040" calcext:value-type="float">
            <text:p>13040</text:p>
          </table:table-cell>
          <table:table-cell table:style-name="ce1" office:value-type="float" office:value="12971" calcext:value-type="float">
            <text:p>12971</text:p>
          </table:table-cell>
          <table:table-cell table:style-name="ce1" office:value-type="float" office:value="9523" calcext:value-type="float">
            <text:p>9523</text:p>
          </table:table-cell>
          <table:table-cell table:style-name="ce1" office:value-type="float" office:value="498" calcext:value-type="float">
            <text:p>498</text:p>
          </table:table-cell>
          <table:table-cell table:style-name="ce1" table:formula="of:=SUM([.H241:.R241])" office:value-type="float" office:value="54730" calcext:value-type="float">
            <text:p>54730</text:p>
          </table:table-cell>
          <table:table-cell table:style-name="ce3" table:formula="of:=[.H241]/[.$S241]" office:value-type="percentage" office:value="0.00745477800109629" calcext:value-type="percentage">
            <text:p>0,75%</text:p>
          </table:table-cell>
          <table:table-cell table:style-name="ce3" table:formula="of:=[.I241]/[.$S241]" office:value-type="percentage" office:value="0.00877032706011328" calcext:value-type="percentage">
            <text:p>0,88%</text:p>
          </table:table-cell>
          <table:table-cell table:style-name="ce3" table:formula="of:=[.J241]/[.$S241]" office:value-type="percentage" office:value="0.00186369450027407" calcext:value-type="percentage">
            <text:p>0,19%</text:p>
          </table:table-cell>
          <table:table-cell table:style-name="ce3" table:formula="of:=[.K241]/[.$S241]" office:value-type="percentage" office:value="0.0513612278457884" calcext:value-type="percentage">
            <text:p>5,14%</text:p>
          </table:table-cell>
          <table:table-cell table:style-name="ce3" table:formula="of:=[.L241]/[.$S241]" office:value-type="percentage" office:value="0.208459711310068" calcext:value-type="percentage">
            <text:p>20,85%</text:p>
          </table:table-cell>
          <table:table-cell table:style-name="ce3" table:formula="of:=[.M241]/[.$S241]" office:value-type="percentage" office:value="0.0573725561849077" calcext:value-type="percentage">
            <text:p>5,74%</text:p>
          </table:table-cell>
          <table:table-cell table:style-name="ce3" table:formula="of:=[.N241]/[.$S241]" office:value-type="percentage" office:value="0.00635848711858213" calcext:value-type="percentage">
            <text:p>0,64%</text:p>
          </table:table-cell>
          <table:table-cell table:style-name="ce3" table:formula="of:=[.O241]/[.$S241]" office:value-type="percentage" office:value="0.238260551799744" calcext:value-type="percentage">
            <text:p>23,83%</text:p>
          </table:table-cell>
          <table:table-cell table:style-name="ce3" table:formula="of:=[.P241]/[.$S241]" office:value-type="percentage" office:value="0.236999817284853" calcext:value-type="percentage">
            <text:p>23,70%</text:p>
          </table:table-cell>
          <table:table-cell table:style-name="ce3" table:formula="of:=[.Q241]/[.$S241]" office:value-type="percentage" office:value="0.173999634569706" calcext:value-type="percentage">
            <text:p>17,40%</text:p>
          </table:table-cell>
          <table:table-cell table:style-name="ce3" table:formula="of:=[.R241]/[.$S241]" office:value-type="percentage" office:value="0.00909921432486753" calcext:value-type="percentage">
            <text:p>0,9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1-02</text:p>
          </table:table-cell>
          <table:table-cell table:style-name="ce1" office:value-type="string" calcext:value-type="string">
            <text:p>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3074" calcext:value-type="float">
            <text:p>73074</text:p>
          </table:table-cell>
          <table:table-cell table:style-name="ce1" office:value-type="float" office:value="56980" calcext:value-type="float">
            <text:p>56980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2840" calcext:value-type="float">
            <text:p>2840</text:p>
          </table:table-cell>
          <table:table-cell table:style-name="ce1" office:value-type="float" office:value="13114" calcext:value-type="float">
            <text:p>13114</text:p>
          </table:table-cell>
          <table:table-cell table:style-name="ce1" office:value-type="float" office:value="3059" calcext:value-type="float">
            <text:p>3059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12664" calcext:value-type="float">
            <text:p>12664</text:p>
          </table:table-cell>
          <table:table-cell table:style-name="ce1" office:value-type="float" office:value="13337" calcext:value-type="float">
            <text:p>13337</text:p>
          </table:table-cell>
          <table:table-cell table:style-name="ce1" office:value-type="float" office:value="8938" calcext:value-type="float">
            <text:p>8938</text:p>
          </table:table-cell>
          <table:table-cell table:style-name="ce1" office:value-type="float" office:value="495" calcext:value-type="float">
            <text:p>495</text:p>
          </table:table-cell>
          <table:table-cell table:style-name="ce1" table:formula="of:=SUM([.H242:.R242])" office:value-type="float" office:value="55808" calcext:value-type="float">
            <text:p>55808</text:p>
          </table:table-cell>
          <table:table-cell table:style-name="ce3" table:formula="of:=[.H242]/[.$S242]" office:value-type="percentage" office:value="0.00671946674311927" calcext:value-type="percentage">
            <text:p>0,67%</text:p>
          </table:table-cell>
          <table:table-cell table:style-name="ce3" table:formula="of:=[.I242]/[.$S242]" office:value-type="percentage" office:value="0.0085113245412844" calcext:value-type="percentage">
            <text:p>0,85%</text:p>
          </table:table-cell>
          <table:table-cell table:style-name="ce3" table:formula="of:=[.J242]/[.$S242]" office:value-type="percentage" office:value="0.00157683486238532" calcext:value-type="percentage">
            <text:p>0,16%</text:p>
          </table:table-cell>
          <table:table-cell table:style-name="ce3" table:formula="of:=[.K242]/[.$S242]" office:value-type="percentage" office:value="0.0508887614678899" calcext:value-type="percentage">
            <text:p>5,09%</text:p>
          </table:table-cell>
          <table:table-cell table:style-name="ce3" table:formula="of:=[.L242]/[.$S242]" office:value-type="percentage" office:value="0.234984231651376" calcext:value-type="percentage">
            <text:p>23,50%</text:p>
          </table:table-cell>
          <table:table-cell table:style-name="ce3" table:formula="of:=[.M242]/[.$S242]" office:value-type="percentage" office:value="0.0548129300458716" calcext:value-type="percentage">
            <text:p>5,48%</text:p>
          </table:table-cell>
          <table:table-cell table:style-name="ce3" table:formula="of:=[.N242]/[.$S242]" office:value-type="percentage" office:value="0.00757955848623853" calcext:value-type="percentage">
            <text:p>0,76%</text:p>
          </table:table-cell>
          <table:table-cell table:style-name="ce3" table:formula="of:=[.O242]/[.$S242]" office:value-type="percentage" office:value="0.226920871559633" calcext:value-type="percentage">
            <text:p>22,69%</text:p>
          </table:table-cell>
          <table:table-cell table:style-name="ce3" table:formula="of:=[.P242]/[.$S242]" office:value-type="percentage" office:value="0.238980074541284" calcext:value-type="percentage">
            <text:p>23,90%</text:p>
          </table:table-cell>
          <table:table-cell table:style-name="ce3" table:formula="of:=[.Q242]/[.$S242]" office:value-type="percentage" office:value="0.16015625" calcext:value-type="percentage">
            <text:p>16,02%</text:p>
          </table:table-cell>
          <table:table-cell table:style-name="ce3" table:formula="of:=[.R242]/[.$S242]" office:value-type="percentage" office:value="0.00886969610091743" calcext:value-type="percentage">
            <text:p>0,89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1-03</text:p>
          </table:table-cell>
          <table:table-cell table:style-name="ce1" office:value-type="string" calcext:value-type="string">
            <text:p>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0714" calcext:value-type="float">
            <text:p>80714</text:p>
          </table:table-cell>
          <table:table-cell table:style-name="ce1" office:value-type="float" office:value="63037" calcext:value-type="float">
            <text:p>63037</text:p>
          </table:table-cell>
          <table:table-cell table:style-name="ce1" office:value-type="float" office:value="1068" calcext:value-type="float">
            <text:p>1068</text:p>
          </table:table-cell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564" calcext:value-type="float">
            <text:p>564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3712" calcext:value-type="float">
            <text:p>3712</text:p>
          </table:table-cell>
          <table:table-cell table:style-name="ce1" office:value-type="float" office:value="13922" calcext:value-type="float">
            <text:p>13922</text:p>
          </table:table-cell>
          <table:table-cell table:style-name="ce1" office:value-type="float" office:value="2652" calcext:value-type="float">
            <text:p>2652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18081" calcext:value-type="float">
            <text:p>18081</text:p>
          </table:table-cell>
          <table:table-cell table:style-name="ce1" office:value-type="float" office:value="11887" calcext:value-type="float">
            <text:p>11887</text:p>
          </table:table-cell>
          <table:table-cell table:style-name="ce1" office:value-type="float" office:value="9085" calcext:value-type="float">
            <text:p>9085</text:p>
          </table:table-cell>
          <table:table-cell table:style-name="ce1" office:value-type="float" office:value="626" calcext:value-type="float">
            <text:p>626</text:p>
          </table:table-cell>
          <table:table-cell table:style-name="ce1" table:formula="of:=SUM([.H243:.R243])" office:value-type="float" office:value="61643" calcext:value-type="float">
            <text:p>61643</text:p>
          </table:table-cell>
          <table:table-cell table:style-name="ce3" table:formula="of:=[.H243]/[.$S243]" office:value-type="percentage" office:value="0.00749476826241422" calcext:value-type="percentage">
            <text:p>0,75%</text:p>
          </table:table-cell>
          <table:table-cell table:style-name="ce3" table:formula="of:=[.I243]/[.$S243]" office:value-type="percentage" office:value="0.00914945735931087" calcext:value-type="percentage">
            <text:p>0,91%</text:p>
          </table:table-cell>
          <table:table-cell table:style-name="ce3" table:formula="of:=[.J243]/[.$S243]" office:value-type="percentage" office:value="0.00188180328666677" calcext:value-type="percentage">
            <text:p>0,19%</text:p>
          </table:table-cell>
          <table:table-cell table:style-name="ce3" table:formula="of:=[.K243]/[.$S243]" office:value-type="percentage" office:value="0.0602177051733368" calcext:value-type="percentage">
            <text:p>6,02%</text:p>
          </table:table-cell>
          <table:table-cell table:style-name="ce3" table:formula="of:=[.L243]/[.$S243]" office:value-type="percentage" office:value="0.225848839284266" calcext:value-type="percentage">
            <text:p>22,58%</text:p>
          </table:table-cell>
          <table:table-cell table:style-name="ce3" table:formula="of:=[.M243]/[.$S243]" office:value-type="percentage" office:value="0.0430219165193128" calcext:value-type="percentage">
            <text:p>4,30%</text:p>
          </table:table-cell>
          <table:table-cell table:style-name="ce3" table:formula="of:=[.N243]/[.$S243]" office:value-type="percentage" office:value="0.00869522897977062" calcext:value-type="percentage">
            <text:p>0,87%</text:p>
          </table:table-cell>
          <table:table-cell table:style-name="ce3" table:formula="of:=[.O243]/[.$S243]" office:value-type="percentage" office:value="0.29331797608812" calcext:value-type="percentage">
            <text:p>29,33%</text:p>
          </table:table-cell>
          <table:table-cell table:style-name="ce3" table:formula="of:=[.P243]/[.$S243]" office:value-type="percentage" office:value="0.192836169556965" calcext:value-type="percentage">
            <text:p>19,28%</text:p>
          </table:table-cell>
          <table:table-cell table:style-name="ce3" table:formula="of:=[.Q243]/[.$S243]" office:value-type="percentage" office:value="0.147380886718687" calcext:value-type="percentage">
            <text:p>14,74%</text:p>
          </table:table-cell>
          <table:table-cell table:style-name="ce3" table:formula="of:=[.R243]/[.$S243]" office:value-type="percentage" office:value="0.01015524877115" calcext:value-type="percentage">
            <text:p>1,02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1-04</text:p>
          </table:table-cell>
          <table:table-cell table:style-name="ce1" office:value-type="string" calcext:value-type="string">
            <text:p>5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8830" calcext:value-type="float">
            <text:p>78830</text:p>
          </table:table-cell>
          <table:table-cell table:style-name="ce1" office:value-type="float" office:value="61702" calcext:value-type="float">
            <text:p>61702</text:p>
          </table:table-cell>
          <table:table-cell table:style-name="ce1" office:value-type="float" office:value="1044" calcext:value-type="float">
            <text:p>1044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493" calcext:value-type="float">
            <text:p>493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3555" calcext:value-type="float">
            <text:p>3555</text:p>
          </table:table-cell>
          <table:table-cell table:style-name="ce1" office:value-type="float" office:value="12579" calcext:value-type="float">
            <text:p>12579</text:p>
          </table:table-cell>
          <table:table-cell table:style-name="ce1" office:value-type="float" office:value="2918" calcext:value-type="float">
            <text:p>2918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17091" calcext:value-type="float">
            <text:p>17091</text:p>
          </table:table-cell>
          <table:table-cell table:style-name="ce1" office:value-type="float" office:value="12319" calcext:value-type="float">
            <text:p>12319</text:p>
          </table:table-cell>
          <table:table-cell table:style-name="ce1" office:value-type="float" office:value="9621" calcext:value-type="float">
            <text:p>9621</text:p>
          </table:table-cell>
          <table:table-cell table:style-name="ce1" office:value-type="float" office:value="576" calcext:value-type="float">
            <text:p>576</text:p>
          </table:table-cell>
          <table:table-cell table:style-name="ce1" table:formula="of:=SUM([.H244:.R244])" office:value-type="float" office:value="60239" calcext:value-type="float">
            <text:p>60239</text:p>
          </table:table-cell>
          <table:table-cell table:style-name="ce3" table:formula="of:=[.H244]/[.$S244]" office:value-type="percentage" office:value="0.00766945002407079" calcext:value-type="percentage">
            <text:p>0,77%</text:p>
          </table:table-cell>
          <table:table-cell table:style-name="ce3" table:formula="of:=[.I244]/[.$S244]" office:value-type="percentage" office:value="0.0081840668005777" calcext:value-type="percentage">
            <text:p>0,82%</text:p>
          </table:table-cell>
          <table:table-cell table:style-name="ce3" table:formula="of:=[.J244]/[.$S244]" office:value-type="percentage" office:value="0.00180945898836302" calcext:value-type="percentage">
            <text:p>0,18%</text:p>
          </table:table-cell>
          <table:table-cell table:style-name="ce3" table:formula="of:=[.K244]/[.$S244]" office:value-type="percentage" office:value="0.0590149238865187" calcext:value-type="percentage">
            <text:p>5,90%</text:p>
          </table:table-cell>
          <table:table-cell table:style-name="ce3" table:formula="of:=[.L244]/[.$S244]" office:value-type="percentage" office:value="0.208818207473564" calcext:value-type="percentage">
            <text:p>20,88%</text:p>
          </table:table-cell>
          <table:table-cell table:style-name="ce3" table:formula="of:=[.M244]/[.$S244]" office:value-type="percentage" office:value="0.0484403791563605" calcext:value-type="percentage">
            <text:p>4,84%</text:p>
          </table:table-cell>
          <table:table-cell table:style-name="ce3" table:formula="of:=[.N244]/[.$S244]" office:value-type="percentage" office:value="0.00856587924766347" calcext:value-type="percentage">
            <text:p>0,86%</text:p>
          </table:table-cell>
          <table:table-cell table:style-name="ce3" table:formula="of:=[.O244]/[.$S244]" office:value-type="percentage" office:value="0.283719849267086" calcext:value-type="percentage">
            <text:p>28,37%</text:p>
          </table:table-cell>
          <table:table-cell table:style-name="ce3" table:formula="of:=[.P244]/[.$S244]" office:value-type="percentage" office:value="0.204502066767377" calcext:value-type="percentage">
            <text:p>20,45%</text:p>
          </table:table-cell>
          <table:table-cell table:style-name="ce3" table:formula="of:=[.Q244]/[.$S244]" office:value-type="percentage" office:value="0.159713806670097" calcext:value-type="percentage">
            <text:p>15,97%</text:p>
          </table:table-cell>
          <table:table-cell table:style-name="ce3" table:formula="of:=[.R244]/[.$S244]" office:value-type="percentage" office:value="0.00956191171832202" calcext:value-type="percentage">
            <text:p>0,96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1-05</text:p>
          </table:table-cell>
          <table:table-cell table:style-name="ce1" office:value-type="string" calcext:value-type="string">
            <text:p>5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7025" calcext:value-type="float">
            <text:p>77025</text:p>
          </table:table-cell>
          <table:table-cell table:style-name="ce1" office:value-type="float" office:value="62887" calcext:value-type="float">
            <text:p>62887</text:p>
          </table:table-cell>
          <table:table-cell table:style-name="ce1" office:value-type="float" office:value="1040" calcext:value-type="float">
            <text:p>1040</text:p>
          </table:table-cell>
          <table:table-cell table:style-name="ce1" office:value-type="float" office:value="498" calcext:value-type="float">
            <text:p>498</text:p>
          </table:table-cell>
          <table:table-cell table:style-name="ce1" office:value-type="float" office:value="469" calcext:value-type="float">
            <text:p>469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3978" calcext:value-type="float">
            <text:p>3978</text:p>
          </table:table-cell>
          <table:table-cell table:style-name="ce1" office:value-type="float" office:value="14056" calcext:value-type="float">
            <text:p>14056</text:p>
          </table:table-cell>
          <table:table-cell table:style-name="ce1" office:value-type="float" office:value="1914" calcext:value-type="float">
            <text:p>1914</text:p>
          </table:table-cell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21597" calcext:value-type="float">
            <text:p>21597</text:p>
          </table:table-cell>
          <table:table-cell table:style-name="ce1" office:value-type="float" office:value="10444" calcext:value-type="float">
            <text:p>10444</text:p>
          </table:table-cell>
          <table:table-cell table:style-name="ce1" office:value-type="float" office:value="7257" calcext:value-type="float">
            <text:p>7257</text:p>
          </table:table-cell>
          <table:table-cell table:style-name="ce1" office:value-type="float" office:value="567" calcext:value-type="float">
            <text:p>567</text:p>
          </table:table-cell>
          <table:table-cell table:style-name="ce1" table:formula="of:=SUM([.H245:.R245])" office:value-type="float" office:value="61349" calcext:value-type="float">
            <text:p>61349</text:p>
          </table:table-cell>
          <table:table-cell table:style-name="ce3" table:formula="of:=[.H245]/[.$S245]" office:value-type="percentage" office:value="0.00764478638608616" calcext:value-type="percentage">
            <text:p>0,76%</text:p>
          </table:table-cell>
          <table:table-cell table:style-name="ce3" table:formula="of:=[.I245]/[.$S245]" office:value-type="percentage" office:value="0.00699277901840291" calcext:value-type="percentage">
            <text:p>0,70%</text:p>
          </table:table-cell>
          <table:table-cell table:style-name="ce3" table:formula="of:=[.J245]/[.$S245]" office:value-type="percentage" office:value="0.00179302026112895" calcext:value-type="percentage">
            <text:p>0,18%</text:p>
          </table:table-cell>
          <table:table-cell table:style-name="ce3" table:formula="of:=[.K245]/[.$S245]" office:value-type="percentage" office:value="0.0648421327160997" calcext:value-type="percentage">
            <text:p>6,48%</text:p>
          </table:table-cell>
          <table:table-cell table:style-name="ce3" table:formula="of:=[.L245]/[.$S245]" office:value-type="percentage" office:value="0.229115389003896" calcext:value-type="percentage">
            <text:p>22,91%</text:p>
          </table:table-cell>
          <table:table-cell table:style-name="ce3" table:formula="of:=[.M245]/[.$S245]" office:value-type="percentage" office:value="0.0311985525436437" calcext:value-type="percentage">
            <text:p>3,12%</text:p>
          </table:table-cell>
          <table:table-cell table:style-name="ce3" table:formula="of:=[.N245]/[.$S245]" office:value-type="percentage" office:value="0.00860649725341896" calcext:value-type="percentage">
            <text:p>0,86%</text:p>
          </table:table-cell>
          <table:table-cell table:style-name="ce3" table:formula="of:=[.O245]/[.$S245]" office:value-type="percentage" office:value="0.352035077996381" calcext:value-type="percentage">
            <text:p>35,20%</text:p>
          </table:table-cell>
          <table:table-cell table:style-name="ce3" table:formula="of:=[.P245]/[.$S245]" office:value-type="percentage" office:value="0.170239123702098" calcext:value-type="percentage">
            <text:p>17,02%</text:p>
          </table:table-cell>
          <table:table-cell table:style-name="ce3" table:formula="of:=[.Q245]/[.$S245]" office:value-type="percentage" office:value="0.118290436681935" calcext:value-type="percentage">
            <text:p>11,83%</text:p>
          </table:table-cell>
          <table:table-cell table:style-name="ce3" table:formula="of:=[.R245]/[.$S245]" office:value-type="percentage" office:value="0.00924220443691014" calcext:value-type="percentage">
            <text:p>0,92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2-01</text:p>
          </table:table-cell>
          <table:table-cell table:style-name="ce1" office:value-type="string" calcext:value-type="string">
            <text:p>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2475" calcext:value-type="float">
            <text:p>72475</text:p>
          </table:table-cell>
          <table:table-cell table:style-name="ce1" office:value-type="float" office:value="57474" calcext:value-type="float">
            <text:p>57474</text:p>
          </table:table-cell>
          <table:table-cell table:style-name="ce1" office:value-type="float" office:value="1155" calcext:value-type="float">
            <text:p>1155</text:p>
          </table:table-cell>
          <table:table-cell table:style-name="ce1" office:value-type="float" office:value="471" calcext:value-type="float">
            <text:p>471</text:p>
          </table:table-cell>
          <table:table-cell table:style-name="ce1" office:value-type="float" office:value="498" calcext:value-type="float">
            <text:p>498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3477" calcext:value-type="float">
            <text:p>3477</text:p>
          </table:table-cell>
          <table:table-cell table:style-name="ce1" office:value-type="float" office:value="11362" calcext:value-type="float">
            <text:p>11362</text:p>
          </table:table-cell>
          <table:table-cell table:style-name="ce1" office:value-type="float" office:value="2598" calcext:value-type="float">
            <text:p>2598</text:p>
          </table:table-cell>
          <table:table-cell table:style-name="ce1" office:value-type="float" office:value="682" calcext:value-type="float">
            <text:p>682</text:p>
          </table:table-cell>
          <table:table-cell table:style-name="ce1" office:value-type="float" office:value="15739" calcext:value-type="float">
            <text:p>15739</text:p>
          </table:table-cell>
          <table:table-cell table:style-name="ce1" office:value-type="float" office:value="11274" calcext:value-type="float">
            <text:p>11274</text:p>
          </table:table-cell>
          <table:table-cell table:style-name="ce1" office:value-type="float" office:value="8958" calcext:value-type="float">
            <text:p>8958</text:p>
          </table:table-cell>
          <table:table-cell table:style-name="ce1" office:value-type="float" office:value="723" calcext:value-type="float">
            <text:p>723</text:p>
          </table:table-cell>
          <table:table-cell table:style-name="ce1" table:formula="of:=SUM([.H246:.R246])" office:value-type="float" office:value="55848" calcext:value-type="float">
            <text:p>55848</text:p>
          </table:table-cell>
          <table:table-cell table:style-name="ce3" table:formula="of:=[.H246]/[.$S246]" office:value-type="percentage" office:value="0.00891706059303825" calcext:value-type="percentage">
            <text:p>0,89%</text:p>
          </table:table-cell>
          <table:table-cell table:style-name="ce3" table:formula="of:=[.I246]/[.$S246]" office:value-type="percentage" office:value="0.00752041254834551" calcext:value-type="percentage">
            <text:p>0,75%</text:p>
          </table:table-cell>
          <table:table-cell table:style-name="ce3" table:formula="of:=[.J246]/[.$S246]" office:value-type="percentage" office:value="0.00209497206703911" calcext:value-type="percentage">
            <text:p>0,21%</text:p>
          </table:table-cell>
          <table:table-cell table:style-name="ce3" table:formula="of:=[.K246]/[.$S246]" office:value-type="percentage" office:value="0.0622582724538032" calcext:value-type="percentage">
            <text:p>6,23%</text:p>
          </table:table-cell>
          <table:table-cell table:style-name="ce3" table:formula="of:=[.L246]/[.$S246]" office:value-type="percentage" office:value="0.203445065176909" calcext:value-type="percentage">
            <text:p>20,34%</text:p>
          </table:table-cell>
          <table:table-cell table:style-name="ce3" table:formula="of:=[.M246]/[.$S246]" office:value-type="percentage" office:value="0.0465191233347658" calcext:value-type="percentage">
            <text:p>4,65%</text:p>
          </table:table-cell>
          <table:table-cell table:style-name="ce3" table:formula="of:=[.N246]/[.$S246]" office:value-type="percentage" office:value="0.0122117175189801" calcext:value-type="percentage">
            <text:p>1,22%</text:p>
          </table:table-cell>
          <table:table-cell table:style-name="ce3" table:formula="of:=[.O246]/[.$S246]" office:value-type="percentage" office:value="0.281818507377167" calcext:value-type="percentage">
            <text:p>28,18%</text:p>
          </table:table-cell>
          <table:table-cell table:style-name="ce3" table:formula="of:=[.P246]/[.$S246]" office:value-type="percentage" office:value="0.201869359690589" calcext:value-type="percentage">
            <text:p>20,19%</text:p>
          </table:table-cell>
          <table:table-cell table:style-name="ce3" table:formula="of:=[.Q246]/[.$S246]" office:value-type="percentage" office:value="0.160399656209712" calcext:value-type="percentage">
            <text:p>16,04%</text:p>
          </table:table-cell>
          <table:table-cell table:style-name="ce3" table:formula="of:=[.R246]/[.$S246]" office:value-type="percentage" office:value="0.0129458530296519" calcext:value-type="percentage">
            <text:p>1,29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2-02</text:p>
          </table:table-cell>
          <table:table-cell table:style-name="ce1" office:value-type="string" calcext:value-type="string">
            <text:p>5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1673" calcext:value-type="float">
            <text:p>61673</text:p>
          </table:table-cell>
          <table:table-cell table:style-name="ce1" office:value-type="float" office:value="47905" calcext:value-type="float">
            <text:p>47905</text:p>
          </table:table-cell>
          <table:table-cell table:style-name="ce1" office:value-type="float" office:value="965" calcext:value-type="float">
            <text:p>965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2940" calcext:value-type="float">
            <text:p>2940</text:p>
          </table:table-cell>
          <table:table-cell table:style-name="ce1" office:value-type="float" office:value="8228" calcext:value-type="float">
            <text:p>8228</text:p>
          </table:table-cell>
          <table:table-cell table:style-name="ce1" office:value-type="float" office:value="1694" calcext:value-type="float">
            <text:p>1694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18288" calcext:value-type="float">
            <text:p>18288</text:p>
          </table:table-cell>
          <table:table-cell table:style-name="ce1" office:value-type="float" office:value="7164" calcext:value-type="float">
            <text:p>7164</text:p>
          </table:table-cell>
          <table:table-cell table:style-name="ce1" office:value-type="float" office:value="6422" calcext:value-type="float">
            <text:p>6422</text:p>
          </table:table-cell>
          <table:table-cell table:style-name="ce1" office:value-type="float" office:value="510" calcext:value-type="float">
            <text:p>510</text:p>
          </table:table-cell>
          <table:table-cell table:style-name="ce1" table:formula="of:=SUM([.H247:.R247])" office:value-type="float" office:value="46592" calcext:value-type="float">
            <text:p>46592</text:p>
          </table:table-cell>
          <table:table-cell table:style-name="ce3" table:formula="of:=[.H247]/[.$S247]" office:value-type="percentage" office:value="0.00918612637362637" calcext:value-type="percentage">
            <text:p>0,92%</text:p>
          </table:table-cell>
          <table:table-cell table:style-name="ce3" table:formula="of:=[.I247]/[.$S247]" office:value-type="percentage" office:value="0.00843492445054945" calcext:value-type="percentage">
            <text:p>0,84%</text:p>
          </table:table-cell>
          <table:table-cell table:style-name="ce3" table:formula="of:=[.J247]/[.$S247]" office:value-type="percentage" office:value="0.00173849587912088" calcext:value-type="percentage">
            <text:p>0,17%</text:p>
          </table:table-cell>
          <table:table-cell table:style-name="ce3" table:formula="of:=[.K247]/[.$S247]" office:value-type="percentage" office:value="0.0631009615384615" calcext:value-type="percentage">
            <text:p>6,31%</text:p>
          </table:table-cell>
          <table:table-cell table:style-name="ce3" table:formula="of:=[.L247]/[.$S247]" office:value-type="percentage" office:value="0.176596840659341" calcext:value-type="percentage">
            <text:p>17,66%</text:p>
          </table:table-cell>
          <table:table-cell table:style-name="ce3" table:formula="of:=[.M247]/[.$S247]" office:value-type="percentage" office:value="0.0363581730769231" calcext:value-type="percentage">
            <text:p>3,64%</text:p>
          </table:table-cell>
          <table:table-cell table:style-name="ce3" table:formula="of:=[.N247]/[.$S247]" office:value-type="percentage" office:value="0.00952953296703297" calcext:value-type="percentage">
            <text:p>0,95%</text:p>
          </table:table-cell>
          <table:table-cell table:style-name="ce3" table:formula="of:=[.O247]/[.$S247]" office:value-type="percentage" office:value="0.392513736263736" calcext:value-type="percentage">
            <text:p>39,25%</text:p>
          </table:table-cell>
          <table:table-cell table:style-name="ce3" table:formula="of:=[.P247]/[.$S247]" office:value-type="percentage" office:value="0.153760302197802" calcext:value-type="percentage">
            <text:p>15,38%</text:p>
          </table:table-cell>
          <table:table-cell table:style-name="ce3" table:formula="of:=[.Q247]/[.$S247]" office:value-type="percentage" office:value="0.137834821428571" calcext:value-type="percentage">
            <text:p>13,78%</text:p>
          </table:table-cell>
          <table:table-cell table:style-name="ce3" table:formula="of:=[.R247]/[.$S247]" office:value-type="percentage" office:value="0.0109460851648352" calcext:value-type="percentage">
            <text:p>1,09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3-01</text:p>
          </table:table-cell>
          <table:table-cell table:style-name="ce1" office:value-type="string" calcext:value-type="string">
            <text:p>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2670" calcext:value-type="float">
            <text:p>72670</text:p>
          </table:table-cell>
          <table:table-cell table:style-name="ce1" office:value-type="float" office:value="60368" calcext:value-type="float">
            <text:p>60368</text:p>
          </table:table-cell>
          <table:table-cell table:style-name="ce1" office:value-type="float" office:value="1203" calcext:value-type="float">
            <text:p>1203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2921" calcext:value-type="float">
            <text:p>2921</text:p>
          </table:table-cell>
          <table:table-cell table:style-name="ce1" office:value-type="float" office:value="14977" calcext:value-type="float">
            <text:p>14977</text:p>
          </table:table-cell>
          <table:table-cell table:style-name="ce1" office:value-type="float" office:value="3620" calcext:value-type="float">
            <text:p>3620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9436" calcext:value-type="float">
            <text:p>9436</text:p>
          </table:table-cell>
          <table:table-cell table:style-name="ce1" office:value-type="float" office:value="16164" calcext:value-type="float">
            <text:p>16164</text:p>
          </table:table-cell>
          <table:table-cell table:style-name="ce1" office:value-type="float" office:value="9488" calcext:value-type="float">
            <text:p>9488</text:p>
          </table:table-cell>
          <table:table-cell table:style-name="ce1" office:value-type="float" office:value="685" calcext:value-type="float">
            <text:p>685</text:p>
          </table:table-cell>
          <table:table-cell table:style-name="ce1" table:formula="of:=SUM([.H248:.R248])" office:value-type="float" office:value="58700" calcext:value-type="float">
            <text:p>58700</text:p>
          </table:table-cell>
          <table:table-cell table:style-name="ce3" table:formula="of:=[.H248]/[.$S248]" office:value-type="percentage" office:value="0.00853492333901192" calcext:value-type="percentage">
            <text:p>0,85%</text:p>
          </table:table-cell>
          <table:table-cell table:style-name="ce3" table:formula="of:=[.I248]/[.$S248]" office:value-type="percentage" office:value="0.00679727427597956" calcext:value-type="percentage">
            <text:p>0,68%</text:p>
          </table:table-cell>
          <table:table-cell table:style-name="ce3" table:formula="of:=[.J248]/[.$S248]" office:value-type="percentage" office:value="0.00160136286201022" calcext:value-type="percentage">
            <text:p>0,16%</text:p>
          </table:table-cell>
          <table:table-cell table:style-name="ce3" table:formula="of:=[.K248]/[.$S248]" office:value-type="percentage" office:value="0.0497614991482112" calcext:value-type="percentage">
            <text:p>4,98%</text:p>
          </table:table-cell>
          <table:table-cell table:style-name="ce3" table:formula="of:=[.L248]/[.$S248]" office:value-type="percentage" office:value="0.255144804088586" calcext:value-type="percentage">
            <text:p>25,51%</text:p>
          </table:table-cell>
          <table:table-cell table:style-name="ce3" table:formula="of:=[.M248]/[.$S248]" office:value-type="percentage" office:value="0.0616695059625213" calcext:value-type="percentage">
            <text:p>6,17%</text:p>
          </table:table-cell>
          <table:table-cell table:style-name="ce3" table:formula="of:=[.N248]/[.$S248]" office:value-type="percentage" office:value="0.00706984667802385" calcext:value-type="percentage">
            <text:p>0,71%</text:p>
          </table:table-cell>
          <table:table-cell table:style-name="ce3" table:formula="of:=[.O248]/[.$S248]" office:value-type="percentage" office:value="0.160749574105622" calcext:value-type="percentage">
            <text:p>16,07%</text:p>
          </table:table-cell>
          <table:table-cell table:style-name="ce3" table:formula="of:=[.P248]/[.$S248]" office:value-type="percentage" office:value="0.275366269165247" calcext:value-type="percentage">
            <text:p>27,54%</text:p>
          </table:table-cell>
          <table:table-cell table:style-name="ce3" table:formula="of:=[.Q248]/[.$S248]" office:value-type="percentage" office:value="0.161635434412266" calcext:value-type="percentage">
            <text:p>16,16%</text:p>
          </table:table-cell>
          <table:table-cell table:style-name="ce3" table:formula="of:=[.R248]/[.$S248]" office:value-type="percentage" office:value="0.0116695059625213" calcext:value-type="percentage">
            <text:p>1,17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3-02</text:p>
          </table:table-cell>
          <table:table-cell table:style-name="ce1" office:value-type="string" calcext:value-type="string">
            <text:p>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7756" calcext:value-type="float">
            <text:p>77756</text:p>
          </table:table-cell>
          <table:table-cell table:style-name="ce1" office:value-type="float" office:value="65352" calcext:value-type="float">
            <text:p>65352</text:p>
          </table:table-cell>
          <table:table-cell table:style-name="ce1" office:value-type="float" office:value="1510" calcext:value-type="float">
            <text:p>1510</text:p>
          </table:table-cell>
          <table:table-cell table:style-name="ce1" office:value-type="float" office:value="541" calcext:value-type="float">
            <text:p>541</text:p>
          </table:table-cell>
          <table:table-cell table:style-name="ce1" office:value-type="float" office:value="471" calcext:value-type="float">
            <text:p>471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3489" calcext:value-type="float">
            <text:p>3489</text:p>
          </table:table-cell>
          <table:table-cell table:style-name="ce1" office:value-type="float" office:value="18354" calcext:value-type="float">
            <text:p>18354</text:p>
          </table:table-cell>
          <table:table-cell table:style-name="ce1" office:value-type="float" office:value="3496" calcext:value-type="float">
            <text:p>3496</text:p>
          </table:table-cell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10075" calcext:value-type="float">
            <text:p>10075</text:p>
          </table:table-cell>
          <table:table-cell table:style-name="ce1" office:value-type="float" office:value="16522" calcext:value-type="float">
            <text:p>16522</text:p>
          </table:table-cell>
          <table:table-cell table:style-name="ce1" office:value-type="float" office:value="9062" calcext:value-type="float">
            <text:p>9062</text:p>
          </table:table-cell>
          <table:table-cell table:style-name="ce1" office:value-type="float" office:value="762" calcext:value-type="float">
            <text:p>762</text:p>
          </table:table-cell>
          <table:table-cell table:style-name="ce1" table:formula="of:=SUM([.H249:.R249])" office:value-type="float" office:value="63301" calcext:value-type="float">
            <text:p>63301</text:p>
          </table:table-cell>
          <table:table-cell table:style-name="ce3" table:formula="of:=[.H249]/[.$S249]" office:value-type="percentage" office:value="0.00744064074817143" calcext:value-type="percentage">
            <text:p>0,74%</text:p>
          </table:table-cell>
          <table:table-cell table:style-name="ce3" table:formula="of:=[.I249]/[.$S249]" office:value-type="percentage" office:value="0.00679294165968942" calcext:value-type="percentage">
            <text:p>0,68%</text:p>
          </table:table-cell>
          <table:table-cell table:style-name="ce3" table:formula="of:=[.J249]/[.$S249]" office:value-type="percentage" office:value="0.00169033664555062" calcext:value-type="percentage">
            <text:p>0,17%</text:p>
          </table:table-cell>
          <table:table-cell table:style-name="ce3" table:formula="of:=[.K249]/[.$S249]" office:value-type="percentage" office:value="0.0551176126759451" calcext:value-type="percentage">
            <text:p>5,51%</text:p>
          </table:table-cell>
          <table:table-cell table:style-name="ce3" table:formula="of:=[.L249]/[.$S249]" office:value-type="percentage" office:value="0.289948026097534" calcext:value-type="percentage">
            <text:p>28,99%</text:p>
          </table:table-cell>
          <table:table-cell table:style-name="ce3" table:formula="of:=[.M249]/[.$S249]" office:value-type="percentage" office:value="0.0552281954471493" calcext:value-type="percentage">
            <text:p>5,52%</text:p>
          </table:table-cell>
          <table:table-cell table:style-name="ce3" table:formula="of:=[.N249]/[.$S249]" office:value-type="percentage" office:value="0.00842008815026619" calcext:value-type="percentage">
            <text:p>0,84%</text:p>
          </table:table-cell>
          <table:table-cell table:style-name="ce3" table:formula="of:=[.O249]/[.$S249]" office:value-type="percentage" office:value="0.159160202840397" calcext:value-type="percentage">
            <text:p>15,92%</text:p>
          </table:table-cell>
          <table:table-cell table:style-name="ce3" table:formula="of:=[.P249]/[.$S249]" office:value-type="percentage" office:value="0.261006935119508" calcext:value-type="percentage">
            <text:p>26,10%</text:p>
          </table:table-cell>
          <table:table-cell table:style-name="ce3" table:formula="of:=[.Q249]/[.$S249]" office:value-type="percentage" office:value="0.143157296093269" calcext:value-type="percentage">
            <text:p>14,32%</text:p>
          </table:table-cell>
          <table:table-cell table:style-name="ce3" table:formula="of:=[.R249]/[.$S249]" office:value-type="percentage" office:value="0.0120377245225194" calcext:value-type="percentage">
            <text:p>1,2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3-03</text:p>
          </table:table-cell>
          <table:table-cell table:style-name="ce1" office:value-type="string" calcext:value-type="string">
            <text:p>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1899" calcext:value-type="float">
            <text:p>71899</text:p>
          </table:table-cell>
          <table:table-cell table:style-name="ce1" office:value-type="float" office:value="60213" calcext:value-type="float">
            <text:p>60213</text:p>
          </table:table-cell>
          <table:table-cell table:style-name="ce1" office:value-type="float" office:value="1398" calcext:value-type="float">
            <text:p>1398</text:p>
          </table:table-cell>
          <table:table-cell table:style-name="ce1" office:value-type="float" office:value="584" calcext:value-type="float">
            <text:p>584</text:p>
          </table:table-cell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353" calcext:value-type="float">
            <text:p>353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3697" calcext:value-type="float">
            <text:p>3697</text:p>
          </table:table-cell>
          <table:table-cell table:style-name="ce1" office:value-type="float" office:value="15441" calcext:value-type="float">
            <text:p>15441</text:p>
          </table:table-cell>
          <table:table-cell table:style-name="ce1" office:value-type="float" office:value="3131" calcext:value-type="float">
            <text:p>3131</text:p>
          </table:table-cell>
          <table:table-cell table:style-name="ce1" office:value-type="float" office:value="577" calcext:value-type="float">
            <text:p>577</text:p>
          </table:table-cell>
          <table:table-cell table:style-name="ce1" office:value-type="float" office:value="10954" calcext:value-type="float">
            <text:p>10954</text:p>
          </table:table-cell>
          <table:table-cell table:style-name="ce1" office:value-type="float" office:value="14252" calcext:value-type="float">
            <text:p>14252</text:p>
          </table:table-cell>
          <table:table-cell table:style-name="ce1" office:value-type="float" office:value="8248" calcext:value-type="float">
            <text:p>8248</text:p>
          </table:table-cell>
          <table:table-cell table:style-name="ce1" office:value-type="float" office:value="795" calcext:value-type="float">
            <text:p>795</text:p>
          </table:table-cell>
          <table:table-cell table:style-name="ce1" table:formula="of:=SUM([.H250:.R250])" office:value-type="float" office:value="58231" calcext:value-type="float">
            <text:p>58231</text:p>
          </table:table-cell>
          <table:table-cell table:style-name="ce3" table:formula="of:=[.H250]/[.$S250]" office:value-type="percentage" office:value="0.0112483041678831" calcext:value-type="percentage">
            <text:p>1,12%</text:p>
          </table:table-cell>
          <table:table-cell table:style-name="ce3" table:formula="of:=[.I250]/[.$S250]" office:value-type="percentage" office:value="0.00606206316223317" calcext:value-type="percentage">
            <text:p>0,61%</text:p>
          </table:table-cell>
          <table:table-cell table:style-name="ce3" table:formula="of:=[.J250]/[.$S250]" office:value-type="percentage" office:value="0.00219814188318937" calcext:value-type="percentage">
            <text:p>0,22%</text:p>
          </table:table-cell>
          <table:table-cell table:style-name="ce3" table:formula="of:=[.K250]/[.$S250]" office:value-type="percentage" office:value="0.0634885198605554" calcext:value-type="percentage">
            <text:p>6,35%</text:p>
          </table:table-cell>
          <table:table-cell table:style-name="ce3" table:formula="of:=[.L250]/[.$S250]" office:value-type="percentage" office:value="0.26516803764318" calcext:value-type="percentage">
            <text:p>26,52%</text:p>
          </table:table-cell>
          <table:table-cell table:style-name="ce3" table:formula="of:=[.M250]/[.$S250]" office:value-type="percentage" office:value="0.0537686112208274" calcext:value-type="percentage">
            <text:p>5,38%</text:p>
          </table:table-cell>
          <table:table-cell table:style-name="ce3" table:formula="of:=[.N250]/[.$S250]" office:value-type="percentage" office:value="0.00990881145781457" calcext:value-type="percentage">
            <text:p>0,99%</text:p>
          </table:table-cell>
          <table:table-cell table:style-name="ce3" table:formula="of:=[.O250]/[.$S250]" office:value-type="percentage" office:value="0.188112860847315" calcext:value-type="percentage">
            <text:p>18,81%</text:p>
          </table:table-cell>
          <table:table-cell table:style-name="ce3" table:formula="of:=[.P250]/[.$S250]" office:value-type="percentage" office:value="0.244749360306366" calcext:value-type="percentage">
            <text:p>24,47%</text:p>
          </table:table-cell>
          <table:table-cell table:style-name="ce3" table:formula="of:=[.Q250]/[.$S250]" office:value-type="percentage" office:value="0.141642767598015" calcext:value-type="percentage">
            <text:p>14,16%</text:p>
          </table:table-cell>
          <table:table-cell table:style-name="ce3" table:formula="of:=[.R250]/[.$S250]" office:value-type="percentage" office:value="0.0136525218526215" calcext:value-type="percentage">
            <text:p>1,37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4-01</text:p>
          </table:table-cell>
          <table:table-cell table:style-name="ce1" office:value-type="string" calcext:value-type="string">
            <text:p>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9265" calcext:value-type="float">
            <text:p>79265</text:p>
          </table:table-cell>
          <table:table-cell table:style-name="ce1" office:value-type="float" office:value="63046" calcext:value-type="float">
            <text:p>63046</text:p>
          </table:table-cell>
          <table:table-cell table:style-name="ce1" office:value-type="float" office:value="948" calcext:value-type="float">
            <text:p>948</text:p>
          </table:table-cell>
          <table:table-cell table:style-name="ce1" office:value-type="float" office:value="335" calcext:value-type="float">
            <text:p>335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2852" calcext:value-type="float">
            <text:p>2852</text:p>
          </table:table-cell>
          <table:table-cell table:style-name="ce1" office:value-type="float" office:value="12252" calcext:value-type="float">
            <text:p>12252</text:p>
          </table:table-cell>
          <table:table-cell table:style-name="ce1" office:value-type="float" office:value="5039" calcext:value-type="float">
            <text:p>5039</text:p>
          </table:table-cell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10481" calcext:value-type="float">
            <text:p>10481</text:p>
          </table:table-cell>
          <table:table-cell table:style-name="ce1" office:value-type="float" office:value="16123" calcext:value-type="float">
            <text:p>16123</text:p>
          </table:table-cell>
          <table:table-cell table:style-name="ce1" office:value-type="float" office:value="12849" calcext:value-type="float">
            <text:p>12849</text:p>
          </table:table-cell>
          <table:table-cell table:style-name="ce1" office:value-type="float" office:value="660" calcext:value-type="float">
            <text:p>660</text:p>
          </table:table-cell>
          <table:table-cell table:style-name="ce1" table:formula="of:=SUM([.H251:.R251])" office:value-type="float" office:value="61763" calcext:value-type="float">
            <text:p>61763</text:p>
          </table:table-cell>
          <table:table-cell table:style-name="ce3" table:formula="of:=[.H251]/[.$S251]" office:value-type="percentage" office:value="0.00578015964250441" calcext:value-type="percentage">
            <text:p>0,58%</text:p>
          </table:table-cell>
          <table:table-cell table:style-name="ce3" table:formula="of:=[.I251]/[.$S251]" office:value-type="percentage" office:value="0.00930978093680683" calcext:value-type="percentage">
            <text:p>0,93%</text:p>
          </table:table-cell>
          <table:table-cell table:style-name="ce3" table:formula="of:=[.J251]/[.$S251]" office:value-type="percentage" office:value="0.00197529265093988" calcext:value-type="percentage">
            <text:p>0,20%</text:p>
          </table:table-cell>
          <table:table-cell table:style-name="ce3" table:formula="of:=[.K251]/[.$S251]" office:value-type="percentage" office:value="0.0461765134465619" calcext:value-type="percentage">
            <text:p>4,62%</text:p>
          </table:table-cell>
          <table:table-cell table:style-name="ce3" table:formula="of:=[.L251]/[.$S251]" office:value-type="percentage" office:value="0.198371193109143" calcext:value-type="percentage">
            <text:p>19,84%</text:p>
          </table:table-cell>
          <table:table-cell table:style-name="ce3" table:formula="of:=[.M251]/[.$S251]" office:value-type="percentage" office:value="0.0815860628531645" calcext:value-type="percentage">
            <text:p>8,16%</text:p>
          </table:table-cell>
          <table:table-cell table:style-name="ce3" table:formula="of:=[.N251]/[.$S251]" office:value-type="percentage" office:value="0.00733448828586694" calcext:value-type="percentage">
            <text:p>0,73%</text:p>
          </table:table-cell>
          <table:table-cell table:style-name="ce3" table:formula="of:=[.O251]/[.$S251]" office:value-type="percentage" office:value="0.169697067823778" calcext:value-type="percentage">
            <text:p>16,97%</text:p>
          </table:table-cell>
          <table:table-cell table:style-name="ce3" table:formula="of:=[.P251]/[.$S251]" office:value-type="percentage" office:value="0.261046257468063" calcext:value-type="percentage">
            <text:p>26,10%</text:p>
          </table:table-cell>
          <table:table-cell table:style-name="ce3" table:formula="of:=[.Q251]/[.$S251]" office:value-type="percentage" office:value="0.208037174360054" calcext:value-type="percentage">
            <text:p>20,80%</text:p>
          </table:table-cell>
          <table:table-cell table:style-name="ce3" table:formula="of:=[.R251]/[.$S251]" office:value-type="percentage" office:value="0.0106860094231174" calcext:value-type="percentage">
            <text:p>1,07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4-02</text:p>
          </table:table-cell>
          <table:table-cell table:style-name="ce1" office:value-type="string" calcext:value-type="string">
            <text:p>5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8590" calcext:value-type="float">
            <text:p>68590</text:p>
          </table:table-cell>
          <table:table-cell table:style-name="ce1" office:value-type="float" office:value="54065" calcext:value-type="float">
            <text:p>54065</text:p>
          </table:table-cell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2126" calcext:value-type="float">
            <text:p>2126</text:p>
          </table:table-cell>
          <table:table-cell table:style-name="ce1" office:value-type="float" office:value="11477" calcext:value-type="float">
            <text:p>11477</text:p>
          </table:table-cell>
          <table:table-cell table:style-name="ce1" office:value-type="float" office:value="4284" calcext:value-type="float">
            <text:p>4284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7970" calcext:value-type="float">
            <text:p>7970</text:p>
          </table:table-cell>
          <table:table-cell table:style-name="ce1" office:value-type="float" office:value="15409" calcext:value-type="float">
            <text:p>15409</text:p>
          </table:table-cell>
          <table:table-cell table:style-name="ce1" office:value-type="float" office:value="10013" calcext:value-type="float">
            <text:p>10013</text:p>
          </table:table-cell>
          <table:table-cell table:style-name="ce1" office:value-type="float" office:value="480" calcext:value-type="float">
            <text:p>480</text:p>
          </table:table-cell>
          <table:table-cell table:style-name="ce1" table:formula="of:=SUM([.H252:.R252])" office:value-type="float" office:value="53051" calcext:value-type="float">
            <text:p>53051</text:p>
          </table:table-cell>
          <table:table-cell table:style-name="ce3" table:formula="of:=[.H252]/[.$S252]" office:value-type="percentage" office:value="0.00518369116510528" calcext:value-type="percentage">
            <text:p>0,52%</text:p>
          </table:table-cell>
          <table:table-cell table:style-name="ce3" table:formula="of:=[.I252]/[.$S252]" office:value-type="percentage" office:value="0.0100657857533317" calcext:value-type="percentage">
            <text:p>1,01%</text:p>
          </table:table-cell>
          <table:table-cell table:style-name="ce3" table:formula="of:=[.J252]/[.$S252]" office:value-type="percentage" office:value="0.00213002582420689" calcext:value-type="percentage">
            <text:p>0,21%</text:p>
          </table:table-cell>
          <table:table-cell table:style-name="ce3" table:formula="of:=[.K252]/[.$S252]" office:value-type="percentage" office:value="0.0400746451527775" calcext:value-type="percentage">
            <text:p>4,01%</text:p>
          </table:table-cell>
          <table:table-cell table:style-name="ce3" table:formula="of:=[.L252]/[.$S252]" office:value-type="percentage" office:value="0.216338994552412" calcext:value-type="percentage">
            <text:p>21,63%</text:p>
          </table:table-cell>
          <table:table-cell table:style-name="ce3" table:formula="of:=[.M252]/[.$S252]" office:value-type="percentage" office:value="0.0807524834593127" calcext:value-type="percentage">
            <text:p>8,08%</text:p>
          </table:table-cell>
          <table:table-cell table:style-name="ce3" table:formula="of:=[.N252]/[.$S252]" office:value-type="percentage" office:value="0.00697442084032346" calcext:value-type="percentage">
            <text:p>0,70%</text:p>
          </table:table-cell>
          <table:table-cell table:style-name="ce3" table:formula="of:=[.O252]/[.$S252]" office:value-type="percentage" office:value="0.150232794857778" calcext:value-type="percentage">
            <text:p>15,02%</text:p>
          </table:table-cell>
          <table:table-cell table:style-name="ce3" table:formula="of:=[.P252]/[.$S252]" office:value-type="percentage" office:value="0.29045635332039" calcext:value-type="percentage">
            <text:p>29,05%</text:p>
          </table:table-cell>
          <table:table-cell table:style-name="ce3" table:formula="of:=[.Q252]/[.$S252]" office:value-type="percentage" office:value="0.188742907767997" calcext:value-type="percentage">
            <text:p>18,87%</text:p>
          </table:table-cell>
          <table:table-cell table:style-name="ce3" table:formula="of:=[.R252]/[.$S252]" office:value-type="percentage" office:value="0.00904789730636557" calcext:value-type="percentage">
            <text:p>0,9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4-03</text:p>
          </table:table-cell>
          <table:table-cell table:style-name="ce1" office:value-type="string" calcext:value-type="string">
            <text:p>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2832" calcext:value-type="float">
            <text:p>82832</text:p>
          </table:table-cell>
          <table:table-cell table:style-name="ce1" office:value-type="float" office:value="60951" calcext:value-type="float">
            <text:p>60951</text:p>
          </table:table-cell>
          <table:table-cell table:style-name="ce1" office:value-type="float" office:value="1076" calcext:value-type="float">
            <text:p>1076</text:p>
          </table:table-cell>
          <table:table-cell table:style-name="ce1" office:value-type="float" office:value="381" calcext:value-type="float">
            <text:p>381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2640" calcext:value-type="float">
            <text:p>2640</text:p>
          </table:table-cell>
          <table:table-cell table:style-name="ce1" office:value-type="float" office:value="7647" calcext:value-type="float">
            <text:p>7647</text:p>
          </table:table-cell>
          <table:table-cell table:style-name="ce1" office:value-type="float" office:value="3113" calcext:value-type="float">
            <text:p>3113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15710" calcext:value-type="float">
            <text:p>15710</text:p>
          </table:table-cell>
          <table:table-cell table:style-name="ce1" office:value-type="float" office:value="12152" calcext:value-type="float">
            <text:p>12152</text:p>
          </table:table-cell>
          <table:table-cell table:style-name="ce1" office:value-type="float" office:value="15754" calcext:value-type="float">
            <text:p>15754</text:p>
          </table:table-cell>
          <table:table-cell table:style-name="ce1" office:value-type="float" office:value="850" calcext:value-type="float">
            <text:p>850</text:p>
          </table:table-cell>
          <table:table-cell table:style-name="ce1" table:formula="of:=SUM([.H253:.R253])" office:value-type="float" office:value="59494" calcext:value-type="float">
            <text:p>59494</text:p>
          </table:table-cell>
          <table:table-cell table:style-name="ce3" table:formula="of:=[.H253]/[.$S253]" office:value-type="percentage" office:value="0.00875718559854775" calcext:value-type="percentage">
            <text:p>0,88%</text:p>
          </table:table-cell>
          <table:table-cell table:style-name="ce3" table:formula="of:=[.I253]/[.$S253]" office:value-type="percentage" office:value="0.00897569502807006" calcext:value-type="percentage">
            <text:p>0,90%</text:p>
          </table:table-cell>
          <table:table-cell table:style-name="ce3" table:formula="of:=[.J253]/[.$S253]" office:value-type="percentage" office:value="0.00181530910680069" calcext:value-type="percentage">
            <text:p>0,18%</text:p>
          </table:table-cell>
          <table:table-cell table:style-name="ce3" table:formula="of:=[.K253]/[.$S253]" office:value-type="percentage" office:value="0.0443742226106834" calcext:value-type="percentage">
            <text:p>4,44%</text:p>
          </table:table-cell>
          <table:table-cell table:style-name="ce3" table:formula="of:=[.L253]/[.$S253]" office:value-type="percentage" office:value="0.128533969812082" calcext:value-type="percentage">
            <text:p>12,85%</text:p>
          </table:table-cell>
          <table:table-cell table:style-name="ce3" table:formula="of:=[.M253]/[.$S253]" office:value-type="percentage" office:value="0.0523246041617642" calcext:value-type="percentage">
            <text:p>5,23%</text:p>
          </table:table-cell>
          <table:table-cell table:style-name="ce3" table:formula="of:=[.N253]/[.$S253]" office:value-type="percentage" office:value="0.00781591420983629" calcext:value-type="percentage">
            <text:p>0,78%</text:p>
          </table:table-cell>
          <table:table-cell table:style-name="ce3" table:formula="of:=[.O253]/[.$S253]" office:value-type="percentage" office:value="0.264060241368878" calcext:value-type="percentage">
            <text:p>26,41%</text:p>
          </table:table-cell>
          <table:table-cell table:style-name="ce3" table:formula="of:=[.P253]/[.$S253]" office:value-type="percentage" office:value="0.204255891350388" calcext:value-type="percentage">
            <text:p>20,43%</text:p>
          </table:table-cell>
          <table:table-cell table:style-name="ce3" table:formula="of:=[.Q253]/[.$S253]" office:value-type="percentage" office:value="0.264799811745722" calcext:value-type="percentage">
            <text:p>26,48%</text:p>
          </table:table-cell>
          <table:table-cell table:style-name="ce3" table:formula="of:=[.R253]/[.$S253]" office:value-type="percentage" office:value="0.0142871550072276" calcext:value-type="percentage">
            <text:p>1,43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4-04</text:p>
          </table:table-cell>
          <table:table-cell table:style-name="ce1" office:value-type="string" calcext:value-type="string">
            <text:p>5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8018" calcext:value-type="float">
            <text:p>98018</text:p>
          </table:table-cell>
          <table:table-cell table:style-name="ce1" office:value-type="float" office:value="78368" calcext:value-type="float">
            <text:p>78368</text:p>
          </table:table-cell>
          <table:table-cell table:style-name="ce1" office:value-type="float" office:value="1458" calcext:value-type="float">
            <text:p>1458</text:p>
          </table:table-cell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741" calcext:value-type="float">
            <text:p>741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4404" calcext:value-type="float">
            <text:p>4404</text:p>
          </table:table-cell>
          <table:table-cell table:style-name="ce1" office:value-type="float" office:value="12484" calcext:value-type="float">
            <text:p>12484</text:p>
          </table:table-cell>
          <table:table-cell table:style-name="ce1" office:value-type="float" office:value="4008" calcext:value-type="float">
            <text:p>4008</text:p>
          </table:table-cell>
          <table:table-cell table:style-name="ce1" office:value-type="float" office:value="794" calcext:value-type="float">
            <text:p>794</text:p>
          </table:table-cell>
          <table:table-cell table:style-name="ce1" office:value-type="float" office:value="24399" calcext:value-type="float">
            <text:p>24399</text:p>
          </table:table-cell>
          <table:table-cell table:style-name="ce1" office:value-type="float" office:value="14659" calcext:value-type="float">
            <text:p>14659</text:p>
          </table:table-cell>
          <table:table-cell table:style-name="ce1" office:value-type="float" office:value="13228" calcext:value-type="float">
            <text:p>13228</text:p>
          </table:table-cell>
          <table:table-cell table:style-name="ce1" office:value-type="float" office:value="945" calcext:value-type="float">
            <text:p>945</text:p>
          </table:table-cell>
          <table:table-cell table:style-name="ce1" table:formula="of:=SUM([.H254:.R254])" office:value-type="float" office:value="76422" calcext:value-type="float">
            <text:p>76422</text:p>
          </table:table-cell>
          <table:table-cell table:style-name="ce3" table:formula="of:=[.H254]/[.$S254]" office:value-type="percentage" office:value="0.00969616079139515" calcext:value-type="percentage">
            <text:p>0,97%</text:p>
          </table:table-cell>
          <table:table-cell table:style-name="ce3" table:formula="of:=[.I254]/[.$S254]" office:value-type="percentage" office:value="0.00837455183062469" calcext:value-type="percentage">
            <text:p>0,84%</text:p>
          </table:table-cell>
          <table:table-cell table:style-name="ce3" table:formula="of:=[.J254]/[.$S254]" office:value-type="percentage" office:value="0.00157022846824213" calcext:value-type="percentage">
            <text:p>0,16%</text:p>
          </table:table-cell>
          <table:table-cell table:style-name="ce3" table:formula="of:=[.K254]/[.$S254]" office:value-type="percentage" office:value="0.0576273847844861" calcext:value-type="percentage">
            <text:p>5,76%</text:p>
          </table:table-cell>
          <table:table-cell table:style-name="ce3" table:formula="of:=[.L254]/[.$S254]" office:value-type="percentage" office:value="0.163356101646123" calcext:value-type="percentage">
            <text:p>16,34%</text:p>
          </table:table-cell>
          <table:table-cell table:style-name="ce3" table:formula="of:=[.M254]/[.$S254]" office:value-type="percentage" office:value="0.0524456308392871" calcext:value-type="percentage">
            <text:p>5,24%</text:p>
          </table:table-cell>
          <table:table-cell table:style-name="ce3" table:formula="of:=[.N254]/[.$S254]" office:value-type="percentage" office:value="0.0103896783648688" calcext:value-type="percentage">
            <text:p>1,04%</text:p>
          </table:table-cell>
          <table:table-cell table:style-name="ce3" table:formula="of:=[.O254]/[.$S254]" office:value-type="percentage" office:value="0.319266703305331" calcext:value-type="percentage">
            <text:p>31,93%</text:p>
          </table:table-cell>
          <table:table-cell table:style-name="ce3" table:formula="of:=[.P254]/[.$S254]" office:value-type="percentage" office:value="0.191816492633011" calcext:value-type="percentage">
            <text:p>19,18%</text:p>
          </table:table-cell>
          <table:table-cell table:style-name="ce3" table:formula="of:=[.Q254]/[.$S254]" office:value-type="percentage" office:value="0.173091518149224" calcext:value-type="percentage">
            <text:p>17,31%</text:p>
          </table:table-cell>
          <table:table-cell table:style-name="ce3" table:formula="of:=[.R254]/[.$S254]" office:value-type="percentage" office:value="0.0123655491874068" calcext:value-type="percentage">
            <text:p>1,24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4-05</text:p>
          </table:table-cell>
          <table:table-cell table:style-name="ce1" office:value-type="string" calcext:value-type="string">
            <text:p>5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8690" calcext:value-type="float">
            <text:p>78690</text:p>
          </table:table-cell>
          <table:table-cell table:style-name="ce1" office:value-type="float" office:value="63928" calcext:value-type="float">
            <text:p>63928</text:p>
          </table:table-cell>
          <table:table-cell table:style-name="ce1" office:value-type="float" office:value="1097" calcext:value-type="float">
            <text:p>1097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3841" calcext:value-type="float">
            <text:p>3841</text:p>
          </table:table-cell>
          <table:table-cell table:style-name="ce1" office:value-type="float" office:value="10276" calcext:value-type="float">
            <text:p>10276</text:p>
          </table:table-cell>
          <table:table-cell table:style-name="ce1" office:value-type="float" office:value="3576" calcext:value-type="float">
            <text:p>3576</text:p>
          </table:table-cell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19544" calcext:value-type="float">
            <text:p>19544</text:p>
          </table:table-cell>
          <table:table-cell table:style-name="ce1" office:value-type="float" office:value="12221" calcext:value-type="float">
            <text:p>12221</text:p>
          </table:table-cell>
          <table:table-cell table:style-name="ce1" office:value-type="float" office:value="10342" calcext:value-type="float">
            <text:p>10342</text:p>
          </table:table-cell>
          <table:table-cell table:style-name="ce1" office:value-type="float" office:value="746" calcext:value-type="float">
            <text:p>746</text:p>
          </table:table-cell>
          <table:table-cell table:style-name="ce1" table:formula="of:=SUM([.H255:.R255])" office:value-type="float" office:value="62415" calcext:value-type="float">
            <text:p>62415</text:p>
          </table:table-cell>
          <table:table-cell table:style-name="ce3" table:formula="of:=[.H255]/[.$S255]" office:value-type="percentage" office:value="0.00845950492670031" calcext:value-type="percentage">
            <text:p>0,85%</text:p>
          </table:table-cell>
          <table:table-cell table:style-name="ce3" table:formula="of:=[.I255]/[.$S255]" office:value-type="percentage" office:value="0.00962909556997517" calcext:value-type="percentage">
            <text:p>0,96%</text:p>
          </table:table-cell>
          <table:table-cell table:style-name="ce3" table:formula="of:=[.J255]/[.$S255]" office:value-type="percentage" office:value="0.0023071377072819" calcext:value-type="percentage">
            <text:p>0,23%</text:p>
          </table:table-cell>
          <table:table-cell table:style-name="ce3" table:formula="of:=[.K255]/[.$S255]" office:value-type="percentage" office:value="0.061539693983818" calcext:value-type="percentage">
            <text:p>6,15%</text:p>
          </table:table-cell>
          <table:table-cell table:style-name="ce3" table:formula="of:=[.L255]/[.$S255]" office:value-type="percentage" office:value="0.164639910277978" calcext:value-type="percentage">
            <text:p>16,46%</text:p>
          </table:table-cell>
          <table:table-cell table:style-name="ce3" table:formula="of:=[.M255]/[.$S255]" office:value-type="percentage" office:value="0.0572939197308339" calcext:value-type="percentage">
            <text:p>5,73%</text:p>
          </table:table-cell>
          <table:table-cell table:style-name="ce3" table:formula="of:=[.N255]/[.$S255]" office:value-type="percentage" office:value="0.00954898662180566" calcext:value-type="percentage">
            <text:p>0,95%</text:p>
          </table:table-cell>
          <table:table-cell table:style-name="ce3" table:formula="of:=[.O255]/[.$S255]" office:value-type="percentage" office:value="0.313129856604983" calcext:value-type="percentage">
            <text:p>31,31%</text:p>
          </table:table-cell>
          <table:table-cell table:style-name="ce3" table:formula="of:=[.P255]/[.$S255]" office:value-type="percentage" office:value="0.195802291115918" calcext:value-type="percentage">
            <text:p>19,58%</text:p>
          </table:table-cell>
          <table:table-cell table:style-name="ce3" table:formula="of:=[.Q255]/[.$S255]" office:value-type="percentage" office:value="0.165697348393816" calcext:value-type="percentage">
            <text:p>16,57%</text:p>
          </table:table-cell>
          <table:table-cell table:style-name="ce3" table:formula="of:=[.R255]/[.$S255]" office:value-type="percentage" office:value="0.011952255066891" calcext:value-type="percentage">
            <text:p>1,2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4-06</text:p>
          </table:table-cell>
          <table:table-cell table:style-name="ce1" office:value-type="string" calcext:value-type="string">
            <text:p>5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7696" calcext:value-type="float">
            <text:p>87696</text:p>
          </table:table-cell>
          <table:table-cell table:style-name="ce1" office:value-type="float" office:value="68138" calcext:value-type="float">
            <text:p>68138</text:p>
          </table:table-cell>
          <table:table-cell table:style-name="ce1" office:value-type="float" office:value="1140" calcext:value-type="float">
            <text:p>1140</text:p>
          </table:table-cell>
          <table:table-cell table:style-name="ce1" office:value-type="float" office:value="477" calcext:value-type="float">
            <text:p>477</text:p>
          </table:table-cell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3468" calcext:value-type="float">
            <text:p>3468</text:p>
          </table:table-cell>
          <table:table-cell table:style-name="ce1" office:value-type="float" office:value="8518" calcext:value-type="float">
            <text:p>8518</text:p>
          </table:table-cell>
          <table:table-cell table:style-name="ce1" office:value-type="float" office:value="3606" calcext:value-type="float">
            <text:p>3606</text:p>
          </table:table-cell>
          <table:table-cell table:style-name="ce1" office:value-type="float" office:value="558" calcext:value-type="float">
            <text:p>558</text:p>
          </table:table-cell>
          <table:table-cell table:style-name="ce1" office:value-type="float" office:value="20090" calcext:value-type="float">
            <text:p>20090</text:p>
          </table:table-cell>
          <table:table-cell table:style-name="ce1" office:value-type="float" office:value="13139" calcext:value-type="float">
            <text:p>13139</text:p>
          </table:table-cell>
          <table:table-cell table:style-name="ce1" office:value-type="float" office:value="15114" calcext:value-type="float">
            <text:p>15114</text:p>
          </table:table-cell>
          <table:table-cell table:style-name="ce1" office:value-type="float" office:value="802" calcext:value-type="float">
            <text:p>802</text:p>
          </table:table-cell>
          <table:table-cell table:style-name="ce1" table:formula="of:=SUM([.H256:.R256])" office:value-type="float" office:value="66521" calcext:value-type="float">
            <text:p>66521</text:p>
          </table:table-cell>
          <table:table-cell table:style-name="ce3" table:formula="of:=[.H256]/[.$S256]" office:value-type="percentage" office:value="0.00790727740112145" calcext:value-type="percentage">
            <text:p>0,79%</text:p>
          </table:table-cell>
          <table:table-cell table:style-name="ce3" table:formula="of:=[.I256]/[.$S256]" office:value-type="percentage" office:value="0.00862885404609071" calcext:value-type="percentage">
            <text:p>0,86%</text:p>
          </table:table-cell>
          <table:table-cell table:style-name="ce3" table:formula="of:=[.J256]/[.$S256]" office:value-type="percentage" office:value="0.0018941386930443" calcext:value-type="percentage">
            <text:p>0,19%</text:p>
          </table:table-cell>
          <table:table-cell table:style-name="ce3" table:formula="of:=[.K256]/[.$S256]" office:value-type="percentage" office:value="0.0521339125990289" calcext:value-type="percentage">
            <text:p>5,21%</text:p>
          </table:table-cell>
          <table:table-cell table:style-name="ce3" table:formula="of:=[.L256]/[.$S256]" office:value-type="percentage" office:value="0.128049788788503" calcext:value-type="percentage">
            <text:p>12,80%</text:p>
          </table:table-cell>
          <table:table-cell table:style-name="ce3" table:formula="of:=[.M256]/[.$S256]" office:value-type="percentage" office:value="0.0542084454533155" calcext:value-type="percentage">
            <text:p>5,42%</text:p>
          </table:table-cell>
          <table:table-cell table:style-name="ce3" table:formula="of:=[.N256]/[.$S256]" office:value-type="percentage" office:value="0.00838832849776762" calcext:value-type="percentage">
            <text:p>0,84%</text:p>
          </table:table-cell>
          <table:table-cell table:style-name="ce3" table:formula="of:=[.O256]/[.$S256]" office:value-type="percentage" office:value="0.302009891613175" calcext:value-type="percentage">
            <text:p>30,20%</text:p>
          </table:table-cell>
          <table:table-cell table:style-name="ce3" table:formula="of:=[.P256]/[.$S256]" office:value-type="percentage" office:value="0.197516573713564" calcext:value-type="percentage">
            <text:p>19,75%</text:p>
          </table:table-cell>
          <table:table-cell table:style-name="ce3" table:formula="of:=[.Q256]/[.$S256]" office:value-type="percentage" office:value="0.227206446084695" calcext:value-type="percentage">
            <text:p>22,72%</text:p>
          </table:table-cell>
          <table:table-cell table:style-name="ce3" table:formula="of:=[.R256]/[.$S256]" office:value-type="percentage" office:value="0.0120563431096947" calcext:value-type="percentage">
            <text:p>1,2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5-0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7365" calcext:value-type="float">
            <text:p>77365</text:p>
          </table:table-cell>
          <table:table-cell table:style-name="ce1" office:value-type="float" office:value="62394" calcext:value-type="float">
            <text:p>62394</text:p>
          </table:table-cell>
          <table:table-cell table:style-name="ce1" office:value-type="float" office:value="1092" calcext:value-type="float">
            <text:p>1092</text:p>
          </table:table-cell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491" calcext:value-type="float">
            <text:p>491</text:p>
          </table:table-cell>
          <table:table-cell table:style-name="ce1" office:value-type="float" office:value="541" calcext:value-type="float">
            <text:p>541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10675" calcext:value-type="float">
            <text:p>10675</text:p>
          </table:table-cell>
          <table:table-cell table:style-name="ce1" office:value-type="float" office:value="2865" calcext:value-type="float">
            <text:p>2865</text:p>
          </table:table-cell>
          <table:table-cell table:style-name="ce1" office:value-type="float" office:value="766" calcext:value-type="float">
            <text:p>766</text:p>
          </table:table-cell>
          <table:table-cell table:style-name="ce1" office:value-type="float" office:value="19725" calcext:value-type="float">
            <text:p>19725</text:p>
          </table:table-cell>
          <table:table-cell table:style-name="ce1" office:value-type="float" office:value="11690" calcext:value-type="float">
            <text:p>11690</text:p>
          </table:table-cell>
          <table:table-cell table:style-name="ce1" office:value-type="float" office:value="9094" calcext:value-type="float">
            <text:p>9094</text:p>
          </table:table-cell>
          <table:table-cell table:style-name="ce1" office:value-type="float" office:value="841" calcext:value-type="float">
            <text:p>841</text:p>
          </table:table-cell>
          <table:table-cell table:style-name="ce1" table:formula="of:=SUM([.H257:.R257])" office:value-type="float" office:value="60814" calcext:value-type="float">
            <text:p>60814</text:p>
          </table:table-cell>
          <table:table-cell table:style-name="ce3" table:formula="of:=[.H257]/[.$S257]" office:value-type="percentage" office:value="0.00807379879632979" calcext:value-type="percentage">
            <text:p>0,81%</text:p>
          </table:table-cell>
          <table:table-cell table:style-name="ce3" table:formula="of:=[.I257]/[.$S257]" office:value-type="percentage" office:value="0.0088959778998257" calcext:value-type="percentage">
            <text:p>0,89%</text:p>
          </table:table-cell>
          <table:table-cell table:style-name="ce3" table:formula="of:=[.J257]/[.$S257]" office:value-type="percentage" office:value="0.00207189134080968" calcext:value-type="percentage">
            <text:p>0,21%</text:p>
          </table:table-cell>
          <table:table-cell table:style-name="ce3" table:formula="of:=[.K257]/[.$S257]" office:value-type="percentage" office:value="0.0657743282796724" calcext:value-type="percentage">
            <text:p>6,58%</text:p>
          </table:table-cell>
          <table:table-cell table:style-name="ce3" table:formula="of:=[.L257]/[.$S257]" office:value-type="percentage" office:value="0.175535238596376" calcext:value-type="percentage">
            <text:p>17,55%</text:p>
          </table:table-cell>
          <table:table-cell table:style-name="ce3" table:formula="of:=[.M257]/[.$S257]" office:value-type="percentage" office:value="0.0471108626303154" calcext:value-type="percentage">
            <text:p>4,71%</text:p>
          </table:table-cell>
          <table:table-cell table:style-name="ce3" table:formula="of:=[.N257]/[.$S257]" office:value-type="percentage" office:value="0.0125957838655573" calcext:value-type="percentage">
            <text:p>1,26%</text:p>
          </table:table-cell>
          <table:table-cell table:style-name="ce3" table:formula="of:=[.O257]/[.$S257]" office:value-type="percentage" office:value="0.324349656329135" calcext:value-type="percentage">
            <text:p>32,43%</text:p>
          </table:table-cell>
          <table:table-cell table:style-name="ce3" table:formula="of:=[.P257]/[.$S257]" office:value-type="percentage" office:value="0.192225474397343" calcext:value-type="percentage">
            <text:p>19,22%</text:p>
          </table:table-cell>
          <table:table-cell table:style-name="ce3" table:formula="of:=[.Q257]/[.$S257]" office:value-type="percentage" office:value="0.149537935343835" calcext:value-type="percentage">
            <text:p>14,95%</text:p>
          </table:table-cell>
          <table:table-cell table:style-name="ce3" table:formula="of:=[.R257]/[.$S257]" office:value-type="percentage" office:value="0.0138290525208011" calcext:value-type="percentage">
            <text:p>1,3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5-02</text:p>
          </table:table-cell>
          <table:table-cell table:style-name="ce1" office:value-type="string" calcext:value-type="string">
            <text:p>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269" calcext:value-type="float">
            <text:p>60269</text:p>
          </table:table-cell>
          <table:table-cell table:style-name="ce1" office:value-type="float" office:value="47385" calcext:value-type="float">
            <text:p>47385</text:p>
          </table:table-cell>
          <table:table-cell table:style-name="ce1" office:value-type="float" office:value="815" calcext:value-type="float">
            <text:p>815</text:p>
          </table:table-cell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2802" calcext:value-type="float">
            <text:p>2802</text:p>
          </table:table-cell>
          <table:table-cell table:style-name="ce1" office:value-type="float" office:value="8612" calcext:value-type="float">
            <text:p>8612</text:p>
          </table:table-cell>
          <table:table-cell table:style-name="ce1" office:value-type="float" office:value="2053" calcext:value-type="float">
            <text:p>2053</text:p>
          </table:table-cell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14877" calcext:value-type="float">
            <text:p>14877</text:p>
          </table:table-cell>
          <table:table-cell table:style-name="ce1" office:value-type="float" office:value="9023" calcext:value-type="float">
            <text:p>9023</text:p>
          </table:table-cell>
          <table:table-cell table:style-name="ce1" office:value-type="float" office:value="6926" calcext:value-type="float">
            <text:p>6926</text:p>
          </table:table-cell>
          <table:table-cell table:style-name="ce1" office:value-type="float" office:value="589" calcext:value-type="float">
            <text:p>589</text:p>
          </table:table-cell>
          <table:table-cell table:style-name="ce1" table:formula="of:=SUM([.H258:.R258])" office:value-type="float" office:value="46231" calcext:value-type="float">
            <text:p>46231</text:p>
          </table:table-cell>
          <table:table-cell table:style-name="ce3" table:formula="of:=[.H258]/[.$S258]" office:value-type="percentage" office:value="0.00854405052886591" calcext:value-type="percentage">
            <text:p>0,85%</text:p>
          </table:table-cell>
          <table:table-cell table:style-name="ce3" table:formula="of:=[.I258]/[.$S258]" office:value-type="percentage" office:value="0.00681360991542472" calcext:value-type="percentage">
            <text:p>0,68%</text:p>
          </table:table-cell>
          <table:table-cell table:style-name="ce3" table:formula="of:=[.J258]/[.$S258]" office:value-type="percentage" office:value="0.00240098635114966" calcext:value-type="percentage">
            <text:p>0,24%</text:p>
          </table:table-cell>
          <table:table-cell table:style-name="ce3" table:formula="of:=[.K258]/[.$S258]" office:value-type="percentage" office:value="0.0606086824857779" calcext:value-type="percentage">
            <text:p>6,06%</text:p>
          </table:table-cell>
          <table:table-cell table:style-name="ce3" table:formula="of:=[.L258]/[.$S258]" office:value-type="percentage" office:value="0.186281932036945" calcext:value-type="percentage">
            <text:p>18,63%</text:p>
          </table:table-cell>
          <table:table-cell table:style-name="ce3" table:formula="of:=[.M258]/[.$S258]" office:value-type="percentage" office:value="0.0444074322424347" calcext:value-type="percentage">
            <text:p>4,44%</text:p>
          </table:table-cell>
          <table:table-cell table:style-name="ce3" table:formula="of:=[.N258]/[.$S258]" office:value-type="percentage" office:value="0.0114209080487119" calcext:value-type="percentage">
            <text:p>1,14%</text:p>
          </table:table-cell>
          <table:table-cell table:style-name="ce3" table:formula="of:=[.O258]/[.$S258]" office:value-type="percentage" office:value="0.321797062577059" calcext:value-type="percentage">
            <text:p>32,18%</text:p>
          </table:table-cell>
          <table:table-cell table:style-name="ce3" table:formula="of:=[.P258]/[.$S258]" office:value-type="percentage" office:value="0.195172070688499" calcext:value-type="percentage">
            <text:p>19,52%</text:p>
          </table:table-cell>
          <table:table-cell table:style-name="ce3" table:formula="of:=[.Q258]/[.$S258]" office:value-type="percentage" office:value="0.149812896108672" calcext:value-type="percentage">
            <text:p>14,98%</text:p>
          </table:table-cell>
          <table:table-cell table:style-name="ce3" table:formula="of:=[.R258]/[.$S258]" office:value-type="percentage" office:value="0.0127403690164608" calcext:value-type="percentage">
            <text:p>1,27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6-01</text:p>
          </table:table-cell>
          <table:table-cell table:style-name="ce1" office:value-type="string" calcext:value-type="string">
            <text:p>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5402" calcext:value-type="float">
            <text:p>105402</text:p>
          </table:table-cell>
          <table:table-cell table:style-name="ce1" office:value-type="float" office:value="88673" calcext:value-type="float">
            <text:p>88673</text:p>
          </table:table-cell>
          <table:table-cell table:style-name="ce1" office:value-type="float" office:value="1396" calcext:value-type="float">
            <text:p>1396</text:p>
          </table:table-cell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3637" calcext:value-type="float">
            <text:p>3637</text:p>
          </table:table-cell>
          <table:table-cell table:style-name="ce1" office:value-type="float" office:value="22572" calcext:value-type="float">
            <text:p>22572</text:p>
          </table:table-cell>
          <table:table-cell table:style-name="ce1" office:value-type="float" office:value="6394" calcext:value-type="float">
            <text:p>6394</text:p>
          </table:table-cell>
          <table:table-cell table:style-name="ce1" office:value-type="float" office:value="714" calcext:value-type="float">
            <text:p>714</text:p>
          </table:table-cell>
          <table:table-cell table:style-name="ce1" office:value-type="float" office:value="11225" calcext:value-type="float">
            <text:p>11225</text:p>
          </table:table-cell>
          <table:table-cell table:style-name="ce1" office:value-type="float" office:value="27188" calcext:value-type="float">
            <text:p>27188</text:p>
          </table:table-cell>
          <table:table-cell table:style-name="ce1" office:value-type="float" office:value="13148" calcext:value-type="float">
            <text:p>13148</text:p>
          </table:table-cell>
          <table:table-cell table:style-name="ce1" office:value-type="float" office:value="839" calcext:value-type="float">
            <text:p>839</text:p>
          </table:table-cell>
          <table:table-cell table:style-name="ce1" table:formula="of:=SUM([.H259:.R259])" office:value-type="float" office:value="86871" calcext:value-type="float">
            <text:p>86871</text:p>
          </table:table-cell>
          <table:table-cell table:style-name="ce3" table:formula="of:=[.H259]/[.$S259]" office:value-type="percentage" office:value="0.004788709695986" calcext:value-type="percentage">
            <text:p>0,48%</text:p>
          </table:table-cell>
          <table:table-cell table:style-name="ce3" table:formula="of:=[.I259]/[.$S259]" office:value-type="percentage" office:value="0.00656145318921159" calcext:value-type="percentage">
            <text:p>0,66%</text:p>
          </table:table-cell>
          <table:table-cell table:style-name="ce3" table:formula="of:=[.J259]/[.$S259]" office:value-type="percentage" office:value="0.00193390199260973" calcext:value-type="percentage">
            <text:p>0,19%</text:p>
          </table:table-cell>
          <table:table-cell table:style-name="ce3" table:formula="of:=[.K259]/[.$S259]" office:value-type="percentage" office:value="0.0418666758757238" calcext:value-type="percentage">
            <text:p>4,19%</text:p>
          </table:table-cell>
          <table:table-cell table:style-name="ce3" table:formula="of:=[.L259]/[.$S259]" office:value-type="percentage" office:value="0.259833546292779" calcext:value-type="percentage">
            <text:p>25,98%</text:p>
          </table:table-cell>
          <table:table-cell table:style-name="ce3" table:formula="of:=[.M259]/[.$S259]" office:value-type="percentage" office:value="0.0736033889330156" calcext:value-type="percentage">
            <text:p>7,36%</text:p>
          </table:table-cell>
          <table:table-cell table:style-name="ce3" table:formula="of:=[.N259]/[.$S259]" office:value-type="percentage" office:value="0.00821908346859136" calcext:value-type="percentage">
            <text:p>0,82%</text:p>
          </table:table-cell>
          <table:table-cell table:style-name="ce3" table:formula="of:=[.O259]/[.$S259]" office:value-type="percentage" office:value="0.12921458254193" calcext:value-type="percentage">
            <text:p>12,92%</text:p>
          </table:table-cell>
          <table:table-cell table:style-name="ce3" table:formula="of:=[.P259]/[.$S259]" office:value-type="percentage" office:value="0.312969805804008" calcext:value-type="percentage">
            <text:p>31,30%</text:p>
          </table:table-cell>
          <table:table-cell table:style-name="ce3" table:formula="of:=[.Q259]/[.$S259]" office:value-type="percentage" office:value="0.151350853564481" calcext:value-type="percentage">
            <text:p>15,14%</text:p>
          </table:table-cell>
          <table:table-cell table:style-name="ce3" table:formula="of:=[.R259]/[.$S259]" office:value-type="percentage" office:value="0.00965799864166408" calcext:value-type="percentage">
            <text:p>0,97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6-02</text:p>
          </table:table-cell>
          <table:table-cell table:style-name="ce1" office:value-type="string" calcext:value-type="string">
            <text:p>5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4343" calcext:value-type="float">
            <text:p>104343</text:p>
          </table:table-cell>
          <table:table-cell table:style-name="ce1" office:value-type="float" office:value="87541" calcext:value-type="float">
            <text:p>87541</text:p>
          </table:table-cell>
          <table:table-cell table:style-name="ce1" office:value-type="float" office:value="1422" calcext:value-type="float">
            <text:p>1422</text:p>
          </table:table-cell>
          <table:table-cell table:style-name="ce1" office:value-type="float" office:value="683" calcext:value-type="float">
            <text:p>683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631" calcext:value-type="float">
            <text:p>631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4036" calcext:value-type="float">
            <text:p>4036</text:p>
          </table:table-cell>
          <table:table-cell table:style-name="ce1" office:value-type="float" office:value="19093" calcext:value-type="float">
            <text:p>19093</text:p>
          </table:table-cell>
          <table:table-cell table:style-name="ce1" office:value-type="float" office:value="6522" calcext:value-type="float">
            <text:p>6522</text:p>
          </table:table-cell>
          <table:table-cell table:style-name="ce1" office:value-type="float" office:value="955" calcext:value-type="float">
            <text:p>955</text:p>
          </table:table-cell>
          <table:table-cell table:style-name="ce1" office:value-type="float" office:value="14430" calcext:value-type="float">
            <text:p>14430</text:p>
          </table:table-cell>
          <table:table-cell table:style-name="ce1" office:value-type="float" office:value="22842" calcext:value-type="float">
            <text:p>22842</text:p>
          </table:table-cell>
          <table:table-cell table:style-name="ce1" office:value-type="float" office:value="15123" calcext:value-type="float">
            <text:p>15123</text:p>
          </table:table-cell>
          <table:table-cell table:style-name="ce1" office:value-type="float" office:value="1133" calcext:value-type="float">
            <text:p>1133</text:p>
          </table:table-cell>
          <table:table-cell table:style-name="ce1" table:formula="of:=SUM([.H260:.R260])" office:value-type="float" office:value="85436" calcext:value-type="float">
            <text:p>85436</text:p>
          </table:table-cell>
          <table:table-cell table:style-name="ce3" table:formula="of:=[.H260]/[.$S260]" office:value-type="percentage" office:value="0.00613324593848027" calcext:value-type="percentage">
            <text:p>0,61%</text:p>
          </table:table-cell>
          <table:table-cell table:style-name="ce3" table:formula="of:=[.I260]/[.$S260]" office:value-type="percentage" office:value="0.00738564539538368" calcext:value-type="percentage">
            <text:p>0,74%</text:p>
          </table:table-cell>
          <table:table-cell table:style-name="ce3" table:formula="of:=[.J260]/[.$S260]" office:value-type="percentage" office:value="0.0017205861697645" calcext:value-type="percentage">
            <text:p>0,17%</text:p>
          </table:table-cell>
          <table:table-cell table:style-name="ce3" table:formula="of:=[.K260]/[.$S260]" office:value-type="percentage" office:value="0.0472400393276839" calcext:value-type="percentage">
            <text:p>4,72%</text:p>
          </table:table-cell>
          <table:table-cell table:style-name="ce3" table:formula="of:=[.L260]/[.$S260]" office:value-type="percentage" office:value="0.223477222716419" calcext:value-type="percentage">
            <text:p>22,35%</text:p>
          </table:table-cell>
          <table:table-cell table:style-name="ce3" table:formula="of:=[.M260]/[.$S260]" office:value-type="percentage" office:value="0.0763378435320006" calcext:value-type="percentage">
            <text:p>7,63%</text:p>
          </table:table-cell>
          <table:table-cell table:style-name="ce3" table:formula="of:=[.N260]/[.$S260]" office:value-type="percentage" office:value="0.0111779577695585" calcext:value-type="percentage">
            <text:p>1,12%</text:p>
          </table:table-cell>
          <table:table-cell table:style-name="ce3" table:formula="of:=[.O260]/[.$S260]" office:value-type="percentage" office:value="0.168898356664638" calcext:value-type="percentage">
            <text:p>16,89%</text:p>
          </table:table-cell>
          <table:table-cell table:style-name="ce3" table:formula="of:=[.P260]/[.$S260]" office:value-type="percentage" office:value="0.267358022379325" calcext:value-type="percentage">
            <text:p>26,74%</text:p>
          </table:table-cell>
          <table:table-cell table:style-name="ce3" table:formula="of:=[.Q260]/[.$S260]" office:value-type="percentage" office:value="0.177009691464956" calcext:value-type="percentage">
            <text:p>17,70%</text:p>
          </table:table-cell>
          <table:table-cell table:style-name="ce3" table:formula="of:=[.R260]/[.$S260]" office:value-type="percentage" office:value="0.0132613886417903" calcext:value-type="percentage">
            <text:p>1,33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6-03</text:p>
          </table:table-cell>
          <table:table-cell table:style-name="ce1" office:value-type="string" calcext:value-type="string">
            <text:p>5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0733" calcext:value-type="float">
            <text:p>90733</text:p>
          </table:table-cell>
          <table:table-cell table:style-name="ce1" office:value-type="float" office:value="77400" calcext:value-type="float">
            <text:p>77400</text:p>
          </table:table-cell>
          <table:table-cell table:style-name="ce1" office:value-type="float" office:value="1390" calcext:value-type="float">
            <text:p>1390</text:p>
          </table:table-cell>
          <table:table-cell table:style-name="ce1" office:value-type="float" office:value="737" calcext:value-type="float">
            <text:p>737</text:p>
          </table:table-cell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4027" calcext:value-type="float">
            <text:p>4027</text:p>
          </table:table-cell>
          <table:table-cell table:style-name="ce1" office:value-type="float" office:value="14349" calcext:value-type="float">
            <text:p>14349</text:p>
          </table:table-cell>
          <table:table-cell table:style-name="ce1" office:value-type="float" office:value="4718" calcext:value-type="float">
            <text:p>4718</text:p>
          </table:table-cell>
          <table:table-cell table:style-name="ce1" office:value-type="float" office:value="874" calcext:value-type="float">
            <text:p>874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20363" calcext:value-type="float">
            <text:p>20363</text:p>
          </table:table-cell>
          <table:table-cell table:style-name="ce1" office:value-type="float" office:value="12474" calcext:value-type="float">
            <text:p>12474</text:p>
          </table:table-cell>
          <table:table-cell table:style-name="ce1" office:value-type="float" office:value="1183" calcext:value-type="float">
            <text:p>1183</text:p>
          </table:table-cell>
          <table:table-cell table:style-name="ce1" table:formula="of:=SUM([.H261:.R261])" office:value-type="float" office:value="75273" calcext:value-type="float">
            <text:p>75273</text:p>
          </table:table-cell>
          <table:table-cell table:style-name="ce3" table:formula="of:=[.H261]/[.$S261]" office:value-type="percentage" office:value="0.00830311001288643" calcext:value-type="percentage">
            <text:p>0,83%</text:p>
          </table:table-cell>
          <table:table-cell table:style-name="ce3" table:formula="of:=[.I261]/[.$S261]" office:value-type="percentage" office:value="0.00678862274653594" calcext:value-type="percentage">
            <text:p>0,68%</text:p>
          </table:table-cell>
          <table:table-cell table:style-name="ce3" table:formula="of:=[.J261]/[.$S261]" office:value-type="percentage" office:value="0.00197946142707212" calcext:value-type="percentage">
            <text:p>0,20%</text:p>
          </table:table-cell>
          <table:table-cell table:style-name="ce3" table:formula="of:=[.K261]/[.$S261]" office:value-type="percentage" office:value="0.0534985984350298" calcext:value-type="percentage">
            <text:p>5,35%</text:p>
          </table:table-cell>
          <table:table-cell table:style-name="ce3" table:formula="of:=[.L261]/[.$S261]" office:value-type="percentage" office:value="0.190626120919852" calcext:value-type="percentage">
            <text:p>19,06%</text:p>
          </table:table-cell>
          <table:table-cell table:style-name="ce3" table:formula="of:=[.M261]/[.$S261]" office:value-type="percentage" office:value="0.0626785168652771" calcext:value-type="percentage">
            <text:p>6,27%</text:p>
          </table:table-cell>
          <table:table-cell table:style-name="ce3" table:formula="of:=[.N261]/[.$S261]" office:value-type="percentage" office:value="0.0116110690420204" calcext:value-type="percentage">
            <text:p>1,16%</text:p>
          </table:table-cell>
          <table:table-cell table:style-name="ce3" table:formula="of:=[.O261]/[.$S261]" office:value-type="percentage" office:value="0.212559616329893" calcext:value-type="percentage">
            <text:p>21,26%</text:p>
          </table:table-cell>
          <table:table-cell table:style-name="ce3" table:formula="of:=[.P261]/[.$S261]" office:value-type="percentage" office:value="0.27052196670785" calcext:value-type="percentage">
            <text:p>27,05%</text:p>
          </table:table-cell>
          <table:table-cell table:style-name="ce3" table:formula="of:=[.Q261]/[.$S261]" office:value-type="percentage" office:value="0.165716790881192" calcext:value-type="percentage">
            <text:p>16,57%</text:p>
          </table:table-cell>
          <table:table-cell table:style-name="ce3" table:formula="of:=[.R261]/[.$S261]" office:value-type="percentage" office:value="0.0157161266323914" calcext:value-type="percentage">
            <text:p>1,57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6-04</text:p>
          </table:table-cell>
          <table:table-cell table:style-name="ce1" office:value-type="string" calcext:value-type="string">
            <text:p>5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5130" calcext:value-type="float">
            <text:p>105130</text:p>
          </table:table-cell>
          <table:table-cell table:style-name="ce1" office:value-type="float" office:value="88816" calcext:value-type="float">
            <text:p>88816</text:p>
          </table:table-cell>
          <table:table-cell table:style-name="ce1" office:value-type="float" office:value="1787" calcext:value-type="float">
            <text:p>1787</text:p>
          </table:table-cell>
          <table:table-cell table:style-name="ce1" office:value-type="float" office:value="639" calcext:value-type="float">
            <text:p>639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4652" calcext:value-type="float">
            <text:p>4652</text:p>
          </table:table-cell>
          <table:table-cell table:style-name="ce1" office:value-type="float" office:value="17886" calcext:value-type="float">
            <text:p>17886</text:p>
          </table:table-cell>
          <table:table-cell table:style-name="ce1" office:value-type="float" office:value="5436" calcext:value-type="float">
            <text:p>5436</text:p>
          </table:table-cell>
          <table:table-cell table:style-name="ce1" office:value-type="float" office:value="820" calcext:value-type="float">
            <text:p>820</text:p>
          </table:table-cell>
          <table:table-cell table:style-name="ce1" office:value-type="float" office:value="18351" calcext:value-type="float">
            <text:p>18351</text:p>
          </table:table-cell>
          <table:table-cell table:style-name="ce1" office:value-type="float" office:value="21685" calcext:value-type="float">
            <text:p>21685</text:p>
          </table:table-cell>
          <table:table-cell table:style-name="ce1" office:value-type="float" office:value="14859" calcext:value-type="float">
            <text:p>14859</text:p>
          </table:table-cell>
          <table:table-cell table:style-name="ce1" office:value-type="float" office:value="1219" calcext:value-type="float">
            <text:p>1219</text:p>
          </table:table-cell>
          <table:table-cell table:style-name="ce1" table:formula="of:=SUM([.H262:.R262])" office:value-type="float" office:value="86390" calcext:value-type="float">
            <text:p>86390</text:p>
          </table:table-cell>
          <table:table-cell table:style-name="ce3" table:formula="of:=[.H262]/[.$S262]" office:value-type="percentage" office:value="0.00831114712350967" calcext:value-type="percentage">
            <text:p>0,83%</text:p>
          </table:table-cell>
          <table:table-cell table:style-name="ce3" table:formula="of:=[.I262]/[.$S262]" office:value-type="percentage" office:value="0.00685264498205811" calcext:value-type="percentage">
            <text:p>0,69%</text:p>
          </table:table-cell>
          <table:table-cell table:style-name="ce3" table:formula="of:=[.J262]/[.$S262]" office:value-type="percentage" office:value="0.00199097117721959" calcext:value-type="percentage">
            <text:p>0,20%</text:p>
          </table:table-cell>
          <table:table-cell table:style-name="ce3" table:formula="of:=[.K262]/[.$S262]" office:value-type="percentage" office:value="0.0538488250954972" calcext:value-type="percentage">
            <text:p>5,38%</text:p>
          </table:table-cell>
          <table:table-cell table:style-name="ce3" table:formula="of:=[.L262]/[.$S262]" office:value-type="percentage" office:value="0.207037851603195" calcext:value-type="percentage">
            <text:p>20,70%</text:p>
          </table:table-cell>
          <table:table-cell table:style-name="ce3" table:formula="of:=[.M262]/[.$S262]" office:value-type="percentage" office:value="0.0629239495311957" calcext:value-type="percentage">
            <text:p>6,29%</text:p>
          </table:table-cell>
          <table:table-cell table:style-name="ce3" table:formula="of:=[.N262]/[.$S262]" office:value-type="percentage" office:value="0.00949183933325616" calcext:value-type="percentage">
            <text:p>0,95%</text:p>
          </table:table-cell>
          <table:table-cell table:style-name="ce3" table:formula="of:=[.O262]/[.$S262]" office:value-type="percentage" office:value="0.21242041902998" calcext:value-type="percentage">
            <text:p>21,24%</text:p>
          </table:table-cell>
          <table:table-cell table:style-name="ce3" table:formula="of:=[.P262]/[.$S262]" office:value-type="percentage" office:value="0.251012848709341" calcext:value-type="percentage">
            <text:p>25,10%</text:p>
          </table:table-cell>
          <table:table-cell table:style-name="ce3" table:formula="of:=[.Q262]/[.$S262]" office:value-type="percentage" office:value="0.171999073966894" calcext:value-type="percentage">
            <text:p>17,20%</text:p>
          </table:table-cell>
          <table:table-cell table:style-name="ce3" table:formula="of:=[.R262]/[.$S262]" office:value-type="percentage" office:value="0.0141104294478528" calcext:value-type="percentage">
            <text:p>1,4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6-05</text:p>
          </table:table-cell>
          <table:table-cell table:style-name="ce1" office:value-type="string" calcext:value-type="string">
            <text:p>5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730" calcext:value-type="float">
            <text:p>80730</text:p>
          </table:table-cell>
          <table:table-cell table:style-name="ce1" office:value-type="float" office:value="63381" calcext:value-type="float">
            <text:p>63381</text:p>
          </table:table-cell>
          <table:table-cell table:style-name="ce1" office:value-type="float" office:value="1167" calcext:value-type="float">
            <text:p>1167</text:p>
          </table:table-cell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2369" calcext:value-type="float">
            <text:p>2369</text:p>
          </table:table-cell>
          <table:table-cell table:style-name="ce1" office:value-type="float" office:value="11611" calcext:value-type="float">
            <text:p>11611</text:p>
          </table:table-cell>
          <table:table-cell table:style-name="ce1" office:value-type="float" office:value="5694" calcext:value-type="float">
            <text:p>569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9180" calcext:value-type="float">
            <text:p>9180</text:p>
          </table:table-cell>
          <table:table-cell table:style-name="ce1" office:value-type="float" office:value="18581" calcext:value-type="float">
            <text:p>18581</text:p>
          </table:table-cell>
          <table:table-cell table:style-name="ce1" office:value-type="float" office:value="12229" calcext:value-type="float">
            <text:p>12229</text:p>
          </table:table-cell>
          <table:table-cell table:style-name="ce1" office:value-type="float" office:value="721" calcext:value-type="float">
            <text:p>721</text:p>
          </table:table-cell>
          <table:table-cell table:style-name="ce1" table:formula="of:=SUM([.H263:.R263])" office:value-type="float" office:value="61851" calcext:value-type="float">
            <text:p>61851</text:p>
          </table:table-cell>
          <table:table-cell table:style-name="ce3" table:formula="of:=[.H263]/[.$S263]" office:value-type="percentage" office:value="0.00664500169762817" calcext:value-type="percentage">
            <text:p>0,66%</text:p>
          </table:table-cell>
          <table:table-cell table:style-name="ce3" table:formula="of:=[.I263]/[.$S263]" office:value-type="percentage" office:value="0.0070491988811822" calcext:value-type="percentage">
            <text:p>0,70%</text:p>
          </table:table-cell>
          <table:table-cell table:style-name="ce3" table:formula="of:=[.J263]/[.$S263]" office:value-type="percentage" office:value="0.00172996394561123" calcext:value-type="percentage">
            <text:p>0,17%</text:p>
          </table:table-cell>
          <table:table-cell table:style-name="ce3" table:formula="of:=[.K263]/[.$S263]" office:value-type="percentage" office:value="0.0383017251135794" calcext:value-type="percentage">
            <text:p>3,83%</text:p>
          </table:table-cell>
          <table:table-cell table:style-name="ce3" table:formula="of:=[.L263]/[.$S263]" office:value-type="percentage" office:value="0.187725339929831" calcext:value-type="percentage">
            <text:p>18,77%</text:p>
          </table:table-cell>
          <table:table-cell table:style-name="ce3" table:formula="of:=[.M263]/[.$S263]" office:value-type="percentage" office:value="0.0920599505262647" calcext:value-type="percentage">
            <text:p>9,21%</text:p>
          </table:table-cell>
          <table:table-cell table:style-name="ce3" table:formula="of:=[.N263]/[.$S263]" office:value-type="percentage" office:value="0.00827795831918643" calcext:value-type="percentage">
            <text:p>0,83%</text:p>
          </table:table-cell>
          <table:table-cell table:style-name="ce3" table:formula="of:=[.O263]/[.$S263]" office:value-type="percentage" office:value="0.148421205801038" calcext:value-type="percentage">
            <text:p>14,84%</text:p>
          </table:table-cell>
          <table:table-cell table:style-name="ce3" table:formula="of:=[.P263]/[.$S263]" office:value-type="percentage" office:value="0.300415514704693" calcext:value-type="percentage">
            <text:p>30,04%</text:p>
          </table:table-cell>
          <table:table-cell table:style-name="ce3" table:formula="of:=[.Q263]/[.$S263]" office:value-type="percentage" office:value="0.197717094307287" calcext:value-type="percentage">
            <text:p>19,77%</text:p>
          </table:table-cell>
          <table:table-cell table:style-name="ce3" table:formula="of:=[.R263]/[.$S263]" office:value-type="percentage" office:value="0.0116570467736981" calcext:value-type="percentage">
            <text:p>1,17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6-06</text:p>
          </table:table-cell>
          <table:table-cell table:style-name="ce1" office:value-type="string" calcext:value-type="string">
            <text:p>5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0674" calcext:value-type="float">
            <text:p>90674</text:p>
          </table:table-cell>
          <table:table-cell table:style-name="ce1" office:value-type="float" office:value="75088" calcext:value-type="float">
            <text:p>75088</text:p>
          </table:table-cell>
          <table:table-cell table:style-name="ce1" office:value-type="float" office:value="1356" calcext:value-type="float">
            <text:p>1356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3690" calcext:value-type="float">
            <text:p>3690</text:p>
          </table:table-cell>
          <table:table-cell table:style-name="ce1" office:value-type="float" office:value="12389" calcext:value-type="float">
            <text:p>12389</text:p>
          </table:table-cell>
          <table:table-cell table:style-name="ce1" office:value-type="float" office:value="5604" calcext:value-type="float">
            <text:p>5604</text:p>
          </table:table-cell>
          <table:table-cell table:style-name="ce1" office:value-type="float" office:value="945" calcext:value-type="float">
            <text:p>945</text:p>
          </table:table-cell>
          <table:table-cell table:style-name="ce1" office:value-type="float" office:value="13741" calcext:value-type="float">
            <text:p>13741</text:p>
          </table:table-cell>
          <table:table-cell table:style-name="ce1" office:value-type="float" office:value="19980" calcext:value-type="float">
            <text:p>19980</text:p>
          </table:table-cell>
          <table:table-cell table:style-name="ce1" office:value-type="float" office:value="14187" calcext:value-type="float">
            <text:p>14187</text:p>
          </table:table-cell>
          <table:table-cell table:style-name="ce1" office:value-type="float" office:value="1214" calcext:value-type="float">
            <text:p>1214</text:p>
          </table:table-cell>
          <table:table-cell table:style-name="ce1" table:formula="of:=SUM([.H264:.R264])" office:value-type="float" office:value="73014" calcext:value-type="float">
            <text:p>73014</text:p>
          </table:table-cell>
          <table:table-cell table:style-name="ce3" table:formula="of:=[.H264]/[.$S264]" office:value-type="percentage" office:value="0.00817651409318761" calcext:value-type="percentage">
            <text:p>0,82%</text:p>
          </table:table-cell>
          <table:table-cell table:style-name="ce3" table:formula="of:=[.I264]/[.$S264]" office:value-type="percentage" office:value="0.00697126578464404" calcext:value-type="percentage">
            <text:p>0,70%</text:p>
          </table:table-cell>
          <table:table-cell table:style-name="ce3" table:formula="of:=[.J264]/[.$S264]" office:value-type="percentage" office:value="0.00216396855397595" calcext:value-type="percentage">
            <text:p>0,22%</text:p>
          </table:table-cell>
          <table:table-cell table:style-name="ce3" table:formula="of:=[.K264]/[.$S264]" office:value-type="percentage" office:value="0.0505382529377928" calcext:value-type="percentage">
            <text:p>5,05%</text:p>
          </table:table-cell>
          <table:table-cell table:style-name="ce3" table:formula="of:=[.L264]/[.$S264]" office:value-type="percentage" office:value="0.169679787438026" calcext:value-type="percentage">
            <text:p>16,97%</text:p>
          </table:table-cell>
          <table:table-cell table:style-name="ce3" table:formula="of:=[.M264]/[.$S264]" office:value-type="percentage" office:value="0.0767524036486153" calcext:value-type="percentage">
            <text:p>7,68%</text:p>
          </table:table-cell>
          <table:table-cell table:style-name="ce3" table:formula="of:=[.N264]/[.$S264]" office:value-type="percentage" office:value="0.0129427233133372" calcext:value-type="percentage">
            <text:p>1,29%</text:p>
          </table:table-cell>
          <table:table-cell table:style-name="ce3" table:formula="of:=[.O264]/[.$S264]" office:value-type="percentage" office:value="0.188196784178377" calcext:value-type="percentage">
            <text:p>18,82%</text:p>
          </table:table-cell>
          <table:table-cell table:style-name="ce3" table:formula="of:=[.P264]/[.$S264]" office:value-type="percentage" office:value="0.273646150053414" calcext:value-type="percentage">
            <text:p>27,36%</text:p>
          </table:table-cell>
          <table:table-cell table:style-name="ce3" table:formula="of:=[.Q264]/[.$S264]" office:value-type="percentage" office:value="0.194305201742132" calcext:value-type="percentage">
            <text:p>19,43%</text:p>
          </table:table-cell>
          <table:table-cell table:style-name="ce3" table:formula="of:=[.R264]/[.$S264]" office:value-type="percentage" office:value="0.0166269482564988" calcext:value-type="percentage">
            <text:p>1,66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7-01</text:p>
          </table:table-cell>
          <table:table-cell table:style-name="ce1" office:value-type="string" calcext:value-type="string">
            <text:p>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1406" calcext:value-type="float">
            <text:p>91406</text:p>
          </table:table-cell>
          <table:table-cell table:style-name="ce1" office:value-type="float" office:value="69768" calcext:value-type="float">
            <text:p>69768</text:p>
          </table:table-cell>
          <table:table-cell table:style-name="ce1" office:value-type="float" office:value="1316" calcext:value-type="float">
            <text:p>1316</text:p>
          </table:table-cell>
          <table:table-cell table:style-name="ce1" office:value-type="float" office:value="359" calcext:value-type="float">
            <text:p>359</text:p>
          </table:table-cell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692" calcext:value-type="float">
            <text:p>692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3058" calcext:value-type="float">
            <text:p>3058</text:p>
          </table:table-cell>
          <table:table-cell table:style-name="ce1" office:value-type="float" office:value="11070" calcext:value-type="float">
            <text:p>11070</text:p>
          </table:table-cell>
          <table:table-cell table:style-name="ce1" office:value-type="float" office:value="4043" calcext:value-type="float">
            <text:p>4043</text:p>
          </table:table-cell>
          <table:table-cell table:style-name="ce1" office:value-type="float" office:value="494" calcext:value-type="float">
            <text:p>494</text:p>
          </table:table-cell>
          <table:table-cell table:style-name="ce1" office:value-type="float" office:value="17667" calcext:value-type="float">
            <text:p>17667</text:p>
          </table:table-cell>
          <table:table-cell table:style-name="ce1" office:value-type="float" office:value="15685" calcext:value-type="float">
            <text:p>15685</text:p>
          </table:table-cell>
          <table:table-cell table:style-name="ce1" office:value-type="float" office:value="13990" calcext:value-type="float">
            <text:p>13990</text:p>
          </table:table-cell>
          <table:table-cell table:style-name="ce1" office:value-type="float" office:value="736" calcext:value-type="float">
            <text:p>736</text:p>
          </table:table-cell>
          <table:table-cell table:style-name="ce1" table:formula="of:=SUM([.H265:.R265])" office:value-type="float" office:value="68093" calcext:value-type="float">
            <text:p>68093</text:p>
          </table:table-cell>
          <table:table-cell table:style-name="ce3" table:formula="of:=[.H265]/[.$S265]" office:value-type="percentage" office:value="0.00803313115885627" calcext:value-type="percentage">
            <text:p>0,80%</text:p>
          </table:table-cell>
          <table:table-cell table:style-name="ce3" table:formula="of:=[.I265]/[.$S265]" office:value-type="percentage" office:value="0.0101625717768346" calcext:value-type="percentage">
            <text:p>1,02%</text:p>
          </table:table-cell>
          <table:table-cell table:style-name="ce3" table:formula="of:=[.J265]/[.$S265]" office:value-type="percentage" office:value="0.00163012350755584" calcext:value-type="percentage">
            <text:p>0,16%</text:p>
          </table:table-cell>
          <table:table-cell table:style-name="ce3" table:formula="of:=[.K265]/[.$S265]" office:value-type="percentage" office:value="0.0449091683432952" calcext:value-type="percentage">
            <text:p>4,49%</text:p>
          </table:table-cell>
          <table:table-cell table:style-name="ce3" table:formula="of:=[.L265]/[.$S265]" office:value-type="percentage" office:value="0.162571776834623" calcext:value-type="percentage">
            <text:p>16,26%</text:p>
          </table:table-cell>
          <table:table-cell table:style-name="ce3" table:formula="of:=[.M265]/[.$S265]" office:value-type="percentage" office:value="0.0593746787481826" calcext:value-type="percentage">
            <text:p>5,94%</text:p>
          </table:table-cell>
          <table:table-cell table:style-name="ce3" table:formula="of:=[.N265]/[.$S265]" office:value-type="percentage" office:value="0.00725478389849177" calcext:value-type="percentage">
            <text:p>0,73%</text:p>
          </table:table-cell>
          <table:table-cell table:style-name="ce3" table:formula="of:=[.O265]/[.$S265]" office:value-type="percentage" office:value="0.259453982053956" calcext:value-type="percentage">
            <text:p>25,95%</text:p>
          </table:table-cell>
          <table:table-cell table:style-name="ce3" table:formula="of:=[.P265]/[.$S265]" office:value-type="percentage" office:value="0.230346731675796" calcext:value-type="percentage">
            <text:p>23,03%</text:p>
          </table:table-cell>
          <table:table-cell table:style-name="ce3" table:formula="of:=[.Q265]/[.$S265]" office:value-type="percentage" office:value="0.205454305141498" calcext:value-type="percentage">
            <text:p>20,55%</text:p>
          </table:table-cell>
          <table:table-cell table:style-name="ce3" table:formula="of:=[.R265]/[.$S265]" office:value-type="percentage" office:value="0.0108087468609108" calcext:value-type="percentage">
            <text:p>1,0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7-02</text:p>
          </table:table-cell>
          <table:table-cell table:style-name="ce1" office:value-type="string" calcext:value-type="string">
            <text:p>5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6507" calcext:value-type="float">
            <text:p>76507</text:p>
          </table:table-cell>
          <table:table-cell table:style-name="ce1" office:value-type="float" office:value="59115" calcext:value-type="float">
            <text:p>59115</text:p>
          </table:table-cell>
          <table:table-cell table:style-name="ce1" office:value-type="float" office:value="1033" calcext:value-type="float">
            <text:p>1033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359" calcext:value-type="float">
            <text:p>359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3157" calcext:value-type="float">
            <text:p>3157</text:p>
          </table:table-cell>
          <table:table-cell table:style-name="ce1" office:value-type="float" office:value="11833" calcext:value-type="float">
            <text:p>11833</text:p>
          </table:table-cell>
          <table:table-cell table:style-name="ce1" office:value-type="float" office:value="3456" calcext:value-type="float">
            <text:p>3456</text:p>
          </table:table-cell>
          <table:table-cell table:style-name="ce1" office:value-type="float" office:value="479" calcext:value-type="float">
            <text:p>479</text:p>
          </table:table-cell>
          <table:table-cell table:style-name="ce1" office:value-type="float" office:value="13318" calcext:value-type="float">
            <text:p>13318</text:p>
          </table:table-cell>
          <table:table-cell table:style-name="ce1" office:value-type="float" office:value="13997" calcext:value-type="float">
            <text:p>13997</text:p>
          </table:table-cell>
          <table:table-cell table:style-name="ce1" office:value-type="float" office:value="9867" calcext:value-type="float">
            <text:p>9867</text:p>
          </table:table-cell>
          <table:table-cell table:style-name="ce1" office:value-type="float" office:value="550" calcext:value-type="float">
            <text:p>550</text:p>
          </table:table-cell>
          <table:table-cell table:style-name="ce1" table:formula="of:=SUM([.H266:.R266])" office:value-type="float" office:value="57749" calcext:value-type="float">
            <text:p>57749</text:p>
          </table:table-cell>
          <table:table-cell table:style-name="ce3" table:formula="of:=[.H266]/[.$S266]" office:value-type="percentage" office:value="0.00621655786247381" calcext:value-type="percentage">
            <text:p>0,62%</text:p>
          </table:table-cell>
          <table:table-cell table:style-name="ce3" table:formula="of:=[.I266]/[.$S266]" office:value-type="percentage" office:value="0.0105283208367244" calcext:value-type="percentage">
            <text:p>1,05%</text:p>
          </table:table-cell>
          <table:table-cell table:style-name="ce3" table:formula="of:=[.J266]/[.$S266]" office:value-type="percentage" office:value="0.00216453964570815" calcext:value-type="percentage">
            <text:p>0,22%</text:p>
          </table:table-cell>
          <table:table-cell table:style-name="ce3" table:formula="of:=[.K266]/[.$S266]" office:value-type="percentage" office:value="0.0546676132920051" calcext:value-type="percentage">
            <text:p>5,47%</text:p>
          </table:table-cell>
          <table:table-cell table:style-name="ce3" table:formula="of:=[.L266]/[.$S266]" office:value-type="percentage" office:value="0.204903981021316" calcext:value-type="percentage">
            <text:p>20,49%</text:p>
          </table:table-cell>
          <table:table-cell table:style-name="ce3" table:formula="of:=[.M266]/[.$S266]" office:value-type="percentage" office:value="0.059845192124539" calcext:value-type="percentage">
            <text:p>5,98%</text:p>
          </table:table-cell>
          <table:table-cell table:style-name="ce3" table:formula="of:=[.N266]/[.$S266]" office:value-type="percentage" office:value="0.00829451592235363" calcext:value-type="percentage">
            <text:p>0,83%</text:p>
          </table:table-cell>
          <table:table-cell table:style-name="ce3" table:formula="of:=[.O266]/[.$S266]" office:value-type="percentage" office:value="0.230618712012329" calcext:value-type="percentage">
            <text:p>23,06%</text:p>
          </table:table-cell>
          <table:table-cell table:style-name="ce3" table:formula="of:=[.P266]/[.$S266]" office:value-type="percentage" office:value="0.242376491367816" calcext:value-type="percentage">
            <text:p>24,24%</text:p>
          </table:table-cell>
          <table:table-cell table:style-name="ce3" table:formula="of:=[.Q266]/[.$S266]" office:value-type="percentage" office:value="0.170860101473619" calcext:value-type="percentage">
            <text:p>17,09%</text:p>
          </table:table-cell>
          <table:table-cell table:style-name="ce3" table:formula="of:=[.R266]/[.$S266]" office:value-type="percentage" office:value="0.00952397444111586" calcext:value-type="percentage">
            <text:p>0,95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7-03</text:p>
          </table:table-cell>
          <table:table-cell table:style-name="ce1" office:value-type="string" calcext:value-type="string">
            <text:p>5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5312" calcext:value-type="float">
            <text:p>75312</text:p>
          </table:table-cell>
          <table:table-cell table:style-name="ce1" office:value-type="float" office:value="57552" calcext:value-type="float">
            <text:p>57552</text:p>
          </table:table-cell>
          <table:table-cell table:style-name="ce1" office:value-type="float" office:value="876" calcext:value-type="float">
            <text:p>876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873" calcext:value-type="float">
            <text:p>2873</text:p>
          </table:table-cell>
          <table:table-cell table:style-name="ce1" office:value-type="float" office:value="10746" calcext:value-type="float">
            <text:p>10746</text:p>
          </table:table-cell>
          <table:table-cell table:style-name="ce1" office:value-type="float" office:value="3673" calcext:value-type="float">
            <text:p>3673</text:p>
          </table:table-cell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12845" calcext:value-type="float">
            <text:p>12845</text:p>
          </table:table-cell>
          <table:table-cell table:style-name="ce1" office:value-type="float" office:value="14170" calcext:value-type="float">
            <text:p>14170</text:p>
          </table:table-cell>
          <table:table-cell table:style-name="ce1" office:value-type="float" office:value="9986" calcext:value-type="float">
            <text:p>9986</text:p>
          </table:table-cell>
          <table:table-cell table:style-name="ce1" office:value-type="float" office:value="621" calcext:value-type="float">
            <text:p>621</text:p>
          </table:table-cell>
          <table:table-cell table:style-name="ce1" table:formula="of:=SUM([.H267:.R267])" office:value-type="float" office:value="56357" calcext:value-type="float">
            <text:p>56357</text:p>
          </table:table-cell>
          <table:table-cell table:style-name="ce3" table:formula="of:=[.H267]/[.$S267]" office:value-type="percentage" office:value="0.00592650424969392" calcext:value-type="percentage">
            <text:p>0,59%</text:p>
          </table:table-cell>
          <table:table-cell table:style-name="ce3" table:formula="of:=[.I267]/[.$S267]" office:value-type="percentage" office:value="0.00943982114023103" calcext:value-type="percentage">
            <text:p>0,94%</text:p>
          </table:table-cell>
          <table:table-cell table:style-name="ce3" table:formula="of:=[.J267]/[.$S267]" office:value-type="percentage" office:value="0.00195184271696506" calcext:value-type="percentage">
            <text:p>0,20%</text:p>
          </table:table-cell>
          <table:table-cell table:style-name="ce3" table:formula="of:=[.K267]/[.$S267]" office:value-type="percentage" office:value="0.0509785829621875" calcext:value-type="percentage">
            <text:p>5,10%</text:p>
          </table:table-cell>
          <table:table-cell table:style-name="ce3" table:formula="of:=[.L267]/[.$S267]" office:value-type="percentage" office:value="0.190677289422787" calcext:value-type="percentage">
            <text:p>19,07%</text:p>
          </table:table-cell>
          <table:table-cell table:style-name="ce3" table:formula="of:=[.M267]/[.$S267]" office:value-type="percentage" office:value="0.0651738027219334" calcext:value-type="percentage">
            <text:p>6,52%</text:p>
          </table:table-cell>
          <table:table-cell table:style-name="ce3" table:formula="of:=[.N267]/[.$S267]" office:value-type="percentage" office:value="0.00828645953475167" calcext:value-type="percentage">
            <text:p>0,83%</text:p>
          </table:table-cell>
          <table:table-cell table:style-name="ce3" table:formula="of:=[.O267]/[.$S267]" office:value-type="percentage" office:value="0.22792199726742" calcext:value-type="percentage">
            <text:p>22,79%</text:p>
          </table:table-cell>
          <table:table-cell table:style-name="ce3" table:formula="of:=[.P267]/[.$S267]" office:value-type="percentage" office:value="0.251432829994499" calcext:value-type="percentage">
            <text:p>25,14%</text:p>
          </table:table-cell>
          <table:table-cell table:style-name="ce3" table:formula="of:=[.Q267]/[.$S267]" office:value-type="percentage" office:value="0.177191830651028" calcext:value-type="percentage">
            <text:p>17,72%</text:p>
          </table:table-cell>
          <table:table-cell table:style-name="ce3" table:formula="of:=[.R267]/[.$S267]" office:value-type="percentage" office:value="0.0110190393385028" calcext:value-type="percentage">
            <text:p>1,1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7-04</text:p>
          </table:table-cell>
          <table:table-cell table:style-name="ce1" office:value-type="string" calcext:value-type="string">
            <text:p>5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1516" calcext:value-type="float">
            <text:p>81516</text:p>
          </table:table-cell>
          <table:table-cell table:style-name="ce1" office:value-type="float" office:value="65655" calcext:value-type="float">
            <text:p>65655</text:p>
          </table:table-cell>
          <table:table-cell table:style-name="ce1" office:value-type="float" office:value="1294" calcext:value-type="float">
            <text:p>1294</text:p>
          </table:table-cell>
          <table:table-cell table:style-name="ce1" office:value-type="float" office:value="387" calcext:value-type="float">
            <text:p>387</text:p>
          </table:table-cell>
          <table:table-cell table:style-name="ce1" office:value-type="float" office:value="672" calcext:value-type="float">
            <text:p>672</text:p>
          </table:table-cell>
          <table:table-cell table:style-name="ce1" office:value-type="float" office:value="623" calcext:value-type="float">
            <text:p>623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4994" calcext:value-type="float">
            <text:p>4994</text:p>
          </table:table-cell>
          <table:table-cell table:style-name="ce1" office:value-type="float" office:value="12508" calcext:value-type="float">
            <text:p>12508</text:p>
          </table:table-cell>
          <table:table-cell table:style-name="ce1" office:value-type="float" office:value="2582" calcext:value-type="float">
            <text:p>2582</text:p>
          </table:table-cell>
          <table:table-cell table:style-name="ce1" office:value-type="float" office:value="845" calcext:value-type="float">
            <text:p>845</text:p>
          </table:table-cell>
          <table:table-cell table:style-name="ce1" office:value-type="float" office:value="21566" calcext:value-type="float">
            <text:p>21566</text:p>
          </table:table-cell>
          <table:table-cell table:style-name="ce1" office:value-type="float" office:value="11131" calcext:value-type="float">
            <text:p>11131</text:p>
          </table:table-cell>
          <table:table-cell table:style-name="ce1" office:value-type="float" office:value="8124" calcext:value-type="float">
            <text:p>8124</text:p>
          </table:table-cell>
          <table:table-cell table:style-name="ce1" office:value-type="float" office:value="783" calcext:value-type="float">
            <text:p>783</text:p>
          </table:table-cell>
          <table:table-cell table:style-name="ce1" table:formula="of:=SUM([.H268:.R268])" office:value-type="float" office:value="63974" calcext:value-type="float">
            <text:p>63974</text:p>
          </table:table-cell>
          <table:table-cell table:style-name="ce3" table:formula="of:=[.H268]/[.$S268]" office:value-type="percentage" office:value="0.0105042673586144" calcext:value-type="percentage">
            <text:p>1,05%</text:p>
          </table:table-cell>
          <table:table-cell table:style-name="ce3" table:formula="of:=[.I268]/[.$S268]" office:value-type="percentage" office:value="0.0097383311970488" calcext:value-type="percentage">
            <text:p>0,97%</text:p>
          </table:table-cell>
          <table:table-cell table:style-name="ce3" table:formula="of:=[.J268]/[.$S268]" office:value-type="percentage" office:value="0.00228217713446087" calcext:value-type="percentage">
            <text:p>0,23%</text:p>
          </table:table-cell>
          <table:table-cell table:style-name="ce3" table:formula="of:=[.K268]/[.$S268]" office:value-type="percentage" office:value="0.0780629630787507" calcext:value-type="percentage">
            <text:p>7,81%</text:p>
          </table:table-cell>
          <table:table-cell table:style-name="ce3" table:formula="of:=[.L268]/[.$S268]" office:value-type="percentage" office:value="0.195516928752306" calcext:value-type="percentage">
            <text:p>19,55%</text:p>
          </table:table-cell>
          <table:table-cell table:style-name="ce3" table:formula="of:=[.M268]/[.$S268]" office:value-type="percentage" office:value="0.0403601463094382" calcext:value-type="percentage">
            <text:p>4,04%</text:p>
          </table:table-cell>
          <table:table-cell table:style-name="ce3" table:formula="of:=[.N268]/[.$S268]" office:value-type="percentage" office:value="0.0132084909494482" calcext:value-type="percentage">
            <text:p>1,32%</text:p>
          </table:table-cell>
          <table:table-cell table:style-name="ce3" table:formula="of:=[.O268]/[.$S268]" office:value-type="percentage" office:value="0.337105699190296" calcext:value-type="percentage">
            <text:p>33,71%</text:p>
          </table:table-cell>
          <table:table-cell table:style-name="ce3" table:formula="of:=[.P268]/[.$S268]" office:value-type="percentage" office:value="0.173992559477288" calcext:value-type="percentage">
            <text:p>17,40%</text:p>
          </table:table-cell>
          <table:table-cell table:style-name="ce3" table:formula="of:=[.Q268]/[.$S268]" office:value-type="percentage" office:value="0.126989089317535" calcext:value-type="percentage">
            <text:p>12,70%</text:p>
          </table:table-cell>
          <table:table-cell table:style-name="ce3" table:formula="of:=[.R268]/[.$S268]" office:value-type="percentage" office:value="0.0122393472348141" calcext:value-type="percentage">
            <text:p>1,22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7-05</text:p>
          </table:table-cell>
          <table:table-cell table:style-name="ce1" office:value-type="string" calcext:value-type="string">
            <text:p>5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4010" calcext:value-type="float">
            <text:p>74010</text:p>
          </table:table-cell>
          <table:table-cell table:style-name="ce1" office:value-type="float" office:value="57338" calcext:value-type="float">
            <text:p>57338</text:p>
          </table:table-cell>
          <table:table-cell table:style-name="ce1" office:value-type="float" office:value="1220" calcext:value-type="float">
            <text:p>1220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3949" calcext:value-type="float">
            <text:p>3949</text:p>
          </table:table-cell>
          <table:table-cell table:style-name="ce1" office:value-type="float" office:value="10176" calcext:value-type="float">
            <text:p>10176</text:p>
          </table:table-cell>
          <table:table-cell table:style-name="ce1" office:value-type="float" office:value="2296" calcext:value-type="float">
            <text:p>2296</text:p>
          </table:table-cell>
          <table:table-cell table:style-name="ce1" office:value-type="float" office:value="1028" calcext:value-type="float">
            <text:p>1028</text:p>
          </table:table-cell>
          <table:table-cell table:style-name="ce1" office:value-type="float" office:value="18203" calcext:value-type="float">
            <text:p>18203</text:p>
          </table:table-cell>
          <table:table-cell table:style-name="ce1" office:value-type="float" office:value="10347" calcext:value-type="float">
            <text:p>10347</text:p>
          </table:table-cell>
          <table:table-cell table:style-name="ce1" office:value-type="float" office:value="7551" calcext:value-type="float">
            <text:p>7551</text:p>
          </table:table-cell>
          <table:table-cell table:style-name="ce1" office:value-type="float" office:value="810" calcext:value-type="float">
            <text:p>810</text:p>
          </table:table-cell>
          <table:table-cell table:style-name="ce1" table:formula="of:=SUM([.H269:.R269])" office:value-type="float" office:value="55673" calcext:value-type="float">
            <text:p>55673</text:p>
          </table:table-cell>
          <table:table-cell table:style-name="ce3" table:formula="of:=[.H269]/[.$S269]" office:value-type="percentage" office:value="0.0106514827654339" calcext:value-type="percentage">
            <text:p>1,07%</text:p>
          </table:table-cell>
          <table:table-cell table:style-name="ce3" table:formula="of:=[.I269]/[.$S269]" office:value-type="percentage" office:value="0.0105616726240727" calcext:value-type="percentage">
            <text:p>1,06%</text:p>
          </table:table-cell>
          <table:table-cell table:style-name="ce3" table:formula="of:=[.J269]/[.$S269]" office:value-type="percentage" office:value="0.00237098773193469" calcext:value-type="percentage">
            <text:p>0,24%</text:p>
          </table:table-cell>
          <table:table-cell table:style-name="ce3" table:formula="of:=[.K269]/[.$S269]" office:value-type="percentage" office:value="0.0709320496470462" calcext:value-type="percentage">
            <text:p>7,09%</text:p>
          </table:table-cell>
          <table:table-cell table:style-name="ce3" table:formula="of:=[.L269]/[.$S269]" office:value-type="percentage" office:value="0.182781599698238" calcext:value-type="percentage">
            <text:p>18,28%</text:p>
          </table:table-cell>
          <table:table-cell table:style-name="ce3" table:formula="of:=[.M269]/[.$S269]" office:value-type="percentage" office:value="0.0412408169130458" calcext:value-type="percentage">
            <text:p>4,12%</text:p>
          </table:table-cell>
          <table:table-cell table:style-name="ce3" table:formula="of:=[.N269]/[.$S269]" office:value-type="percentage" office:value="0.018464965063855" calcext:value-type="percentage">
            <text:p>1,85%</text:p>
          </table:table-cell>
          <table:table-cell table:style-name="ce3" table:formula="of:=[.O269]/[.$S269]" office:value-type="percentage" office:value="0.326962800639448" calcext:value-type="percentage">
            <text:p>32,70%</text:p>
          </table:table-cell>
          <table:table-cell table:style-name="ce3" table:formula="of:=[.P269]/[.$S269]" office:value-type="percentage" office:value="0.18585310653279" calcext:value-type="percentage">
            <text:p>18,59%</text:p>
          </table:table-cell>
          <table:table-cell table:style-name="ce3" table:formula="of:=[.Q269]/[.$S269]" office:value-type="percentage" office:value="0.135631275483628" calcext:value-type="percentage">
            <text:p>13,56%</text:p>
          </table:table-cell>
          <table:table-cell table:style-name="ce3" table:formula="of:=[.R269]/[.$S269]" office:value-type="percentage" office:value="0.0145492429005083" calcext:value-type="percentage">
            <text:p>1,45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7-06</text:p>
          </table:table-cell>
          <table:table-cell table:style-name="ce1" office:value-type="string" calcext:value-type="string">
            <text:p>5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0169" calcext:value-type="float">
            <text:p>70169</text:p>
          </table:table-cell>
          <table:table-cell table:style-name="ce1" office:value-type="float" office:value="50516" calcext:value-type="float">
            <text:p>50516</text:p>
          </table:table-cell>
          <table:table-cell table:style-name="ce1" office:value-type="float" office:value="967" calcext:value-type="float">
            <text:p>967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469" calcext:value-type="float">
            <text:p>469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840" calcext:value-type="float">
            <text:p>2840</text:p>
          </table:table-cell>
          <table:table-cell table:style-name="ce1" office:value-type="float" office:value="7085" calcext:value-type="float">
            <text:p>7085</text:p>
          </table:table-cell>
          <table:table-cell table:style-name="ce1" office:value-type="float" office:value="2302" calcext:value-type="float">
            <text:p>2302</text:p>
          </table:table-cell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16574" calcext:value-type="float">
            <text:p>16574</text:p>
          </table:table-cell>
          <table:table-cell table:style-name="ce1" office:value-type="float" office:value="8312" calcext:value-type="float">
            <text:p>8312</text:p>
          </table:table-cell>
          <table:table-cell table:style-name="ce1" office:value-type="float" office:value="9799" calcext:value-type="float">
            <text:p>9799</text:p>
          </table:table-cell>
          <table:table-cell table:style-name="ce1" office:value-type="float" office:value="660" calcext:value-type="float">
            <text:p>660</text:p>
          </table:table-cell>
          <table:table-cell table:style-name="ce1" table:formula="of:=SUM([.H270:.R270])" office:value-type="float" office:value="49213" calcext:value-type="float">
            <text:p>49213</text:p>
          </table:table-cell>
          <table:table-cell table:style-name="ce3" table:formula="of:=[.H270]/[.$S270]" office:value-type="percentage" office:value="0.00953000223518176" calcext:value-type="percentage">
            <text:p>0,95%</text:p>
          </table:table-cell>
          <table:table-cell table:style-name="ce3" table:formula="of:=[.I270]/[.$S270]" office:value-type="percentage" office:value="0.0116635848251478" calcext:value-type="percentage">
            <text:p>1,17%</text:p>
          </table:table-cell>
          <table:table-cell table:style-name="ce3" table:formula="of:=[.J270]/[.$S270]" office:value-type="percentage" office:value="0.00223518176091683" calcext:value-type="percentage">
            <text:p>0,22%</text:p>
          </table:table-cell>
          <table:table-cell table:style-name="ce3" table:formula="of:=[.K270]/[.$S270]" office:value-type="percentage" office:value="0.0577083291000345" calcext:value-type="percentage">
            <text:p>5,77%</text:p>
          </table:table-cell>
          <table:table-cell table:style-name="ce3" table:formula="of:=[.L270]/[.$S270]" office:value-type="percentage" office:value="0.143966025237234" calcext:value-type="percentage">
            <text:p>14,40%</text:p>
          </table:table-cell>
          <table:table-cell table:style-name="ce3" table:formula="of:=[.M270]/[.$S270]" office:value-type="percentage" office:value="0.0467762583057322" calcext:value-type="percentage">
            <text:p>4,68%</text:p>
          </table:table-cell>
          <table:table-cell table:style-name="ce3" table:formula="of:=[.N270]/[.$S270]" office:value-type="percentage" office:value="0.00991607908479467" calcext:value-type="percentage">
            <text:p>0,99%</text:p>
          </table:table-cell>
          <table:table-cell table:style-name="ce3" table:formula="of:=[.O270]/[.$S270]" office:value-type="percentage" office:value="0.336780931867596" calcext:value-type="percentage">
            <text:p>33,68%</text:p>
          </table:table-cell>
          <table:table-cell table:style-name="ce3" table:formula="of:=[.P270]/[.$S270]" office:value-type="percentage" office:value="0.168898461788552" calcext:value-type="percentage">
            <text:p>16,89%</text:p>
          </table:table-cell>
          <table:table-cell table:style-name="ce3" table:formula="of:=[.Q270]/[.$S270]" office:value-type="percentage" office:value="0.199114055229309" calcext:value-type="percentage">
            <text:p>19,91%</text:p>
          </table:table-cell>
          <table:table-cell table:style-name="ce3" table:formula="of:=[.R270]/[.$S270]" office:value-type="percentage" office:value="0.013411090565501" calcext:value-type="percentage">
            <text:p>1,34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7-07</text:p>
          </table:table-cell>
          <table:table-cell table:style-name="ce1" office:value-type="string" calcext:value-type="string">
            <text:p>5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0402" calcext:value-type="float">
            <text:p>90402</text:p>
          </table:table-cell>
          <table:table-cell table:style-name="ce1" office:value-type="float" office:value="69928" calcext:value-type="float">
            <text:p>69928</text:p>
          </table:table-cell>
          <table:table-cell table:style-name="ce1" office:value-type="float" office:value="1422" calcext:value-type="float">
            <text:p>1422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704" calcext:value-type="float">
            <text:p>704</text:p>
          </table:table-cell>
          <table:table-cell table:style-name="ce1" office:value-type="float" office:value="701" calcext:value-type="float">
            <text:p>701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4367" calcext:value-type="float">
            <text:p>4367</text:p>
          </table:table-cell>
          <table:table-cell table:style-name="ce1" office:value-type="float" office:value="10585" calcext:value-type="float">
            <text:p>10585</text:p>
          </table:table-cell>
          <table:table-cell table:style-name="ce1" office:value-type="float" office:value="3239" calcext:value-type="float">
            <text:p>3239</text:p>
          </table:table-cell>
          <table:table-cell table:style-name="ce1" office:value-type="float" office:value="707" calcext:value-type="float">
            <text:p>707</text:p>
          </table:table-cell>
          <table:table-cell table:style-name="ce1" office:value-type="float" office:value="22883" calcext:value-type="float">
            <text:p>22883</text:p>
          </table:table-cell>
          <table:table-cell table:style-name="ce1" office:value-type="float" office:value="12315" calcext:value-type="float">
            <text:p>12315</text:p>
          </table:table-cell>
          <table:table-cell table:style-name="ce1" office:value-type="float" office:value="11547" calcext:value-type="float">
            <text:p>11547</text:p>
          </table:table-cell>
          <table:table-cell table:style-name="ce1" office:value-type="float" office:value="918" calcext:value-type="float">
            <text:p>918</text:p>
          </table:table-cell>
          <table:table-cell table:style-name="ce1" table:formula="of:=SUM([.H271:.R271])" office:value-type="float" office:value="68111" calcext:value-type="float">
            <text:p>68111</text:p>
          </table:table-cell>
          <table:table-cell table:style-name="ce3" table:formula="of:=[.H271]/[.$S271]" office:value-type="percentage" office:value="0.0103360690637342" calcext:value-type="percentage">
            <text:p>1,03%</text:p>
          </table:table-cell>
          <table:table-cell table:style-name="ce3" table:formula="of:=[.I271]/[.$S271]" office:value-type="percentage" office:value="0.0102920233148831" calcext:value-type="percentage">
            <text:p>1,03%</text:p>
          </table:table-cell>
          <table:table-cell table:style-name="ce3" table:formula="of:=[.J271]/[.$S271]" office:value-type="percentage" office:value="0.00212887786113844" calcext:value-type="percentage">
            <text:p>0,21%</text:p>
          </table:table-cell>
          <table:table-cell table:style-name="ce3" table:formula="of:=[.K271]/[.$S271]" office:value-type="percentage" office:value="0.0641159284109762" calcext:value-type="percentage">
            <text:p>6,41%</text:p>
          </table:table-cell>
          <table:table-cell table:style-name="ce3" table:formula="of:=[.L271]/[.$S271]" office:value-type="percentage" office:value="0.155408083863106" calcext:value-type="percentage">
            <text:p>15,54%</text:p>
          </table:table-cell>
          <table:table-cell table:style-name="ce3" table:formula="of:=[.M271]/[.$S271]" office:value-type="percentage" office:value="0.0475547268429475" calcext:value-type="percentage">
            <text:p>4,76%</text:p>
          </table:table-cell>
          <table:table-cell table:style-name="ce3" table:formula="of:=[.N271]/[.$S271]" office:value-type="percentage" office:value="0.0103801148125853" calcext:value-type="percentage">
            <text:p>1,04%</text:p>
          </table:table-cell>
          <table:table-cell table:style-name="ce3" table:formula="of:=[.O271]/[.$S271]" office:value-type="percentage" office:value="0.335966290320213" calcext:value-type="percentage">
            <text:p>33,60%</text:p>
          </table:table-cell>
          <table:table-cell table:style-name="ce3" table:formula="of:=[.P271]/[.$S271]" office:value-type="percentage" office:value="0.18080779903393" calcext:value-type="percentage">
            <text:p>18,08%</text:p>
          </table:table-cell>
          <table:table-cell table:style-name="ce3" table:formula="of:=[.Q271]/[.$S271]" office:value-type="percentage" office:value="0.169532087328038" calcext:value-type="percentage">
            <text:p>16,95%</text:p>
          </table:table-cell>
          <table:table-cell table:style-name="ce3" table:formula="of:=[.R271]/[.$S271]" office:value-type="percentage" office:value="0.0134779991484489" calcext:value-type="percentage">
            <text:p>1,35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7-08</text:p>
          </table:table-cell>
          <table:table-cell table:style-name="ce1" office:value-type="string" calcext:value-type="string">
            <text:p>5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2473" calcext:value-type="float">
            <text:p>92473</text:p>
          </table:table-cell>
          <table:table-cell table:style-name="ce1" office:value-type="float" office:value="66462" calcext:value-type="float">
            <text:p>66462</text:p>
          </table:table-cell>
          <table:table-cell table:style-name="ce1" office:value-type="float" office:value="1405" calcext:value-type="float">
            <text:p>1405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831" calcext:value-type="float">
            <text:p>831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2862" calcext:value-type="float">
            <text:p>2862</text:p>
          </table:table-cell>
          <table:table-cell table:style-name="ce1" office:value-type="float" office:value="7377" calcext:value-type="float">
            <text:p>7377</text:p>
          </table:table-cell>
          <table:table-cell table:style-name="ce1" office:value-type="float" office:value="3913" calcext:value-type="float">
            <text:p>3913</text:p>
          </table:table-cell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18229" calcext:value-type="float">
            <text:p>18229</text:p>
          </table:table-cell>
          <table:table-cell table:style-name="ce1" office:value-type="float" office:value="12995" calcext:value-type="float">
            <text:p>12995</text:p>
          </table:table-cell>
          <table:table-cell table:style-name="ce1" office:value-type="float" office:value="16261" calcext:value-type="float">
            <text:p>16261</text:p>
          </table:table-cell>
          <table:table-cell table:style-name="ce1" office:value-type="float" office:value="978" calcext:value-type="float">
            <text:p>978</text:p>
          </table:table-cell>
          <table:table-cell table:style-name="ce1" table:formula="of:=SUM([.H272:.R272])" office:value-type="float" office:value="64662" calcext:value-type="float">
            <text:p>64662</text:p>
          </table:table-cell>
          <table:table-cell table:style-name="ce3" table:formula="of:=[.H272]/[.$S272]" office:value-type="percentage" office:value="0.00923262503479632" calcext:value-type="percentage">
            <text:p>0,92%</text:p>
          </table:table-cell>
          <table:table-cell table:style-name="ce3" table:formula="of:=[.I272]/[.$S272]" office:value-type="percentage" office:value="0.0128514428876311" calcext:value-type="percentage">
            <text:p>1,29%</text:p>
          </table:table-cell>
          <table:table-cell table:style-name="ce3" table:formula="of:=[.J272]/[.$S272]" office:value-type="percentage" office:value="0.00177847885929912" calcext:value-type="percentage">
            <text:p>0,18%</text:p>
          </table:table-cell>
          <table:table-cell table:style-name="ce3" table:formula="of:=[.K272]/[.$S272]" office:value-type="percentage" office:value="0.0442609260462095" calcext:value-type="percentage">
            <text:p>4,43%</text:p>
          </table:table-cell>
          <table:table-cell table:style-name="ce3" table:formula="of:=[.L272]/[.$S272]" office:value-type="percentage" office:value="0.114085552565649" calcext:value-type="percentage">
            <text:p>11,41%</text:p>
          </table:table-cell>
          <table:table-cell table:style-name="ce3" table:formula="of:=[.M272]/[.$S272]" office:value-type="percentage" office:value="0.0605146763168476" calcext:value-type="percentage">
            <text:p>6,05%</text:p>
          </table:table-cell>
          <table:table-cell table:style-name="ce3" table:formula="of:=[.N272]/[.$S272]" office:value-type="percentage" office:value="0.0077943769137979" calcext:value-type="percentage">
            <text:p>0,78%</text:p>
          </table:table-cell>
          <table:table-cell table:style-name="ce3" table:formula="of:=[.O272]/[.$S272]" office:value-type="percentage" office:value="0.28191209674925" calcext:value-type="percentage">
            <text:p>28,19%</text:p>
          </table:table-cell>
          <table:table-cell table:style-name="ce3" table:formula="of:=[.P272]/[.$S272]" office:value-type="percentage" office:value="0.200968111100801" calcext:value-type="percentage">
            <text:p>20,10%</text:p>
          </table:table-cell>
          <table:table-cell table:style-name="ce3" table:formula="of:=[.Q272]/[.$S272]" office:value-type="percentage" office:value="0.251476910704896" calcext:value-type="percentage">
            <text:p>25,15%</text:p>
          </table:table-cell>
          <table:table-cell table:style-name="ce3" table:formula="of:=[.R272]/[.$S272]" office:value-type="percentage" office:value="0.0151248028208221" calcext:value-type="percentage">
            <text:p>1,5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7-09</text:p>
          </table:table-cell>
          <table:table-cell table:style-name="ce1" office:value-type="string" calcext:value-type="string">
            <text:p>5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99476" calcext:value-type="float">
            <text:p>99476</text:p>
          </table:table-cell>
          <table:table-cell table:style-name="ce1" office:value-type="float" office:value="77436" calcext:value-type="float">
            <text:p>77436</text:p>
          </table:table-cell>
          <table:table-cell table:style-name="ce1" office:value-type="float" office:value="1613" calcext:value-type="float">
            <text:p>1613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654" calcext:value-type="float">
            <text:p>654</text:p>
          </table:table-cell>
          <table:table-cell table:style-name="ce1" office:value-type="float" office:value="828" calcext:value-type="float">
            <text:p>828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4425" calcext:value-type="float">
            <text:p>4425</text:p>
          </table:table-cell>
          <table:table-cell table:style-name="ce1" office:value-type="float" office:value="14623" calcext:value-type="float">
            <text:p>14623</text:p>
          </table:table-cell>
          <table:table-cell table:style-name="ce1" office:value-type="float" office:value="3976" calcext:value-type="float">
            <text:p>3976</text:p>
          </table:table-cell>
          <table:table-cell table:style-name="ce1" office:value-type="float" office:value="751" calcext:value-type="float">
            <text:p>751</text:p>
          </table:table-cell>
          <table:table-cell table:style-name="ce1" office:value-type="float" office:value="17267" calcext:value-type="float">
            <text:p>17267</text:p>
          </table:table-cell>
          <table:table-cell table:style-name="ce1" office:value-type="float" office:value="18786" calcext:value-type="float">
            <text:p>18786</text:p>
          </table:table-cell>
          <table:table-cell table:style-name="ce1" office:value-type="float" office:value="12992" calcext:value-type="float">
            <text:p>12992</text:p>
          </table:table-cell>
          <table:table-cell table:style-name="ce1" office:value-type="float" office:value="919" calcext:value-type="float">
            <text:p>919</text:p>
          </table:table-cell>
          <table:table-cell table:style-name="ce1" table:formula="of:=SUM([.H273:.R273])" office:value-type="float" office:value="75394" calcext:value-type="float">
            <text:p>75394</text:p>
          </table:table-cell>
          <table:table-cell table:style-name="ce3" table:formula="of:=[.H273]/[.$S273]" office:value-type="percentage" office:value="0.00867443032602064" calcext:value-type="percentage">
            <text:p>0,87%</text:p>
          </table:table-cell>
          <table:table-cell table:style-name="ce3" table:formula="of:=[.I273]/[.$S273]" office:value-type="percentage" office:value="0.0109823062843197" calcext:value-type="percentage">
            <text:p>1,10%</text:p>
          </table:table-cell>
          <table:table-cell table:style-name="ce3" table:formula="of:=[.J273]/[.$S273]" office:value-type="percentage" office:value="0.00229461230336632" calcext:value-type="percentage">
            <text:p>0,23%</text:p>
          </table:table-cell>
          <table:table-cell table:style-name="ce3" table:formula="of:=[.K273]/[.$S273]" office:value-type="percentage" office:value="0.0586916730774332" calcext:value-type="percentage">
            <text:p>5,87%</text:p>
          </table:table-cell>
          <table:table-cell table:style-name="ce3" table:formula="of:=[.L273]/[.$S273]" office:value-type="percentage" office:value="0.193954426081651" calcext:value-type="percentage">
            <text:p>19,40%</text:p>
          </table:table-cell>
          <table:table-cell table:style-name="ce3" table:formula="of:=[.M273]/[.$S273]" office:value-type="percentage" office:value="0.052736292012627" calcext:value-type="percentage">
            <text:p>5,27%</text:p>
          </table:table-cell>
          <table:table-cell table:style-name="ce3" table:formula="of:=[.N273]/[.$S273]" office:value-type="percentage" office:value="0.00996100485449771" calcext:value-type="percentage">
            <text:p>1,00%</text:p>
          </table:table-cell>
          <table:table-cell table:style-name="ce3" table:formula="of:=[.O273]/[.$S273]" office:value-type="percentage" office:value="0.229023529723851" calcext:value-type="percentage">
            <text:p>22,90%</text:p>
          </table:table-cell>
          <table:table-cell table:style-name="ce3" table:formula="of:=[.P273]/[.$S273]" office:value-type="percentage" office:value="0.249171021566703" calcext:value-type="percentage">
            <text:p>24,92%</text:p>
          </table:table-cell>
          <table:table-cell table:style-name="ce3" table:formula="of:=[.Q273]/[.$S273]" office:value-type="percentage" office:value="0.17232140488633" calcext:value-type="percentage">
            <text:p>17,23%</text:p>
          </table:table-cell>
          <table:table-cell table:style-name="ce3" table:formula="of:=[.R273]/[.$S273]" office:value-type="percentage" office:value="0.0121892988832003" calcext:value-type="percentage">
            <text:p>1,22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8-01</text:p>
          </table:table-cell>
          <table:table-cell table:style-name="ce1" office:value-type="string" calcext:value-type="string">
            <text:p>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6928" calcext:value-type="float">
            <text:p>76928</text:p>
          </table:table-cell>
          <table:table-cell table:style-name="ce1" office:value-type="float" office:value="58259" calcext:value-type="float">
            <text:p>58259</text:p>
          </table:table-cell>
          <table:table-cell table:style-name="ce1" office:value-type="float" office:value="1335" calcext:value-type="float">
            <text:p>1335</text:p>
          </table:table-cell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2920" calcext:value-type="float">
            <text:p>2920</text:p>
          </table:table-cell>
          <table:table-cell table:style-name="ce1" office:value-type="float" office:value="9389" calcext:value-type="float">
            <text:p>9389</text:p>
          </table:table-cell>
          <table:table-cell table:style-name="ce1" office:value-type="float" office:value="3696" calcext:value-type="float">
            <text:p>3696</text:p>
          </table:table-cell>
          <table:table-cell table:style-name="ce1" office:value-type="float" office:value="584" calcext:value-type="float">
            <text:p>584</text:p>
          </table:table-cell>
          <table:table-cell table:style-name="ce1" office:value-type="float" office:value="13637" calcext:value-type="float">
            <text:p>13637</text:p>
          </table:table-cell>
          <table:table-cell table:style-name="ce1" office:value-type="float" office:value="13219" calcext:value-type="float">
            <text:p>13219</text:p>
          </table:table-cell>
          <table:table-cell table:style-name="ce1" office:value-type="float" office:value="11446" calcext:value-type="float">
            <text:p>11446</text:p>
          </table:table-cell>
          <table:table-cell table:style-name="ce1" office:value-type="float" office:value="683" calcext:value-type="float">
            <text:p>683</text:p>
          </table:table-cell>
          <table:table-cell table:style-name="ce1" table:formula="of:=SUM([.H274:.R274])" office:value-type="float" office:value="56562" calcext:value-type="float">
            <text:p>56562</text:p>
          </table:table-cell>
          <table:table-cell table:style-name="ce3" table:formula="of:=[.H274]/[.$S274]" office:value-type="percentage" office:value="0.00758459743290548" calcext:value-type="percentage">
            <text:p>0,76%</text:p>
          </table:table-cell>
          <table:table-cell table:style-name="ce3" table:formula="of:=[.I274]/[.$S274]" office:value-type="percentage" office:value="0.00786747286163856" calcext:value-type="percentage">
            <text:p>0,79%</text:p>
          </table:table-cell>
          <table:table-cell table:style-name="ce3" table:formula="of:=[.J274]/[.$S274]" office:value-type="percentage" office:value="0.00201548742972314" calcext:value-type="percentage">
            <text:p>0,20%</text:p>
          </table:table-cell>
          <table:table-cell table:style-name="ce3" table:formula="of:=[.K274]/[.$S274]" office:value-type="percentage" office:value="0.0516247657437856" calcext:value-type="percentage">
            <text:p>5,16%</text:p>
          </table:table-cell>
          <table:table-cell table:style-name="ce3" table:formula="of:=[.L274]/[.$S274]" office:value-type="percentage" office:value="0.165994837523426" calcext:value-type="percentage">
            <text:p>16,60%</text:p>
          </table:table-cell>
          <table:table-cell table:style-name="ce3" table:formula="of:=[.M274]/[.$S274]" office:value-type="percentage" office:value="0.0653442240373396" calcext:value-type="percentage">
            <text:p>6,53%</text:p>
          </table:table-cell>
          <table:table-cell table:style-name="ce3" table:formula="of:=[.N274]/[.$S274]" office:value-type="percentage" office:value="0.0103249531487571" calcext:value-type="percentage">
            <text:p>1,03%</text:p>
          </table:table-cell>
          <table:table-cell table:style-name="ce3" table:formula="of:=[.O274]/[.$S274]" office:value-type="percentage" office:value="0.241098263852056" calcext:value-type="percentage">
            <text:p>24,11%</text:p>
          </table:table-cell>
          <table:table-cell table:style-name="ce3" table:formula="of:=[.P274]/[.$S274]" office:value-type="percentage" office:value="0.233708143276405" calcext:value-type="percentage">
            <text:p>23,37%</text:p>
          </table:table-cell>
          <table:table-cell table:style-name="ce3" table:formula="of:=[.Q274]/[.$S274]" office:value-type="percentage" office:value="0.202362009829921" calcext:value-type="percentage">
            <text:p>20,24%</text:p>
          </table:table-cell>
          <table:table-cell table:style-name="ce3" table:formula="of:=[.R274]/[.$S274]" office:value-type="percentage" office:value="0.012075244864043" calcext:value-type="percentage">
            <text:p>1,2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8-02</text:p>
          </table:table-cell>
          <table:table-cell table:style-name="ce1" office:value-type="string" calcext:value-type="string">
            <text:p>5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2498" calcext:value-type="float">
            <text:p>82498</text:p>
          </table:table-cell>
          <table:table-cell table:style-name="ce1" office:value-type="float" office:value="65699" calcext:value-type="float">
            <text:p>65699</text:p>
          </table:table-cell>
          <table:table-cell table:style-name="ce1" office:value-type="float" office:value="1198" calcext:value-type="float">
            <text:p>1198</text:p>
          </table:table-cell>
          <table:table-cell table:style-name="ce1" office:value-type="float" office:value="649" calcext:value-type="float">
            <text:p>649</text:p>
          </table:table-cell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513" calcext:value-type="float">
            <text:p>513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3523" calcext:value-type="float">
            <text:p>3523</text:p>
          </table:table-cell>
          <table:table-cell table:style-name="ce1" office:value-type="float" office:value="11382" calcext:value-type="float">
            <text:p>11382</text:p>
          </table:table-cell>
          <table:table-cell table:style-name="ce1" office:value-type="float" office:value="4156" calcext:value-type="float">
            <text:p>4156</text:p>
          </table:table-cell>
          <table:table-cell table:style-name="ce1" office:value-type="float" office:value="779" calcext:value-type="float">
            <text:p>779</text:p>
          </table:table-cell>
          <table:table-cell table:style-name="ce1" office:value-type="float" office:value="16178" calcext:value-type="float">
            <text:p>16178</text:p>
          </table:table-cell>
          <table:table-cell table:style-name="ce1" office:value-type="float" office:value="14135" calcext:value-type="float">
            <text:p>14135</text:p>
          </table:table-cell>
          <table:table-cell table:style-name="ce1" office:value-type="float" office:value="11631" calcext:value-type="float">
            <text:p>11631</text:p>
          </table:table-cell>
          <table:table-cell table:style-name="ce1" office:value-type="float" office:value="862" calcext:value-type="float">
            <text:p>862</text:p>
          </table:table-cell>
          <table:table-cell table:style-name="ce1" table:formula="of:=SUM([.H275:.R275])" office:value-type="float" office:value="63852" calcext:value-type="float">
            <text:p>63852</text:p>
          </table:table-cell>
          <table:table-cell table:style-name="ce3" table:formula="of:=[.H275]/[.$S275]" office:value-type="percentage" office:value="0.00897387709077241" calcext:value-type="percentage">
            <text:p>0,90%</text:p>
          </table:table-cell>
          <table:table-cell table:style-name="ce3" table:formula="of:=[.I275]/[.$S275]" office:value-type="percentage" office:value="0.00803420409697425" calcext:value-type="percentage">
            <text:p>0,80%</text:p>
          </table:table-cell>
          <table:table-cell table:style-name="ce3" table:formula="of:=[.J275]/[.$S275]" office:value-type="percentage" office:value="0.00187934598759632" calcext:value-type="percentage">
            <text:p>0,19%</text:p>
          </table:table-cell>
          <table:table-cell table:style-name="ce3" table:formula="of:=[.K275]/[.$S275]" office:value-type="percentage" office:value="0.0551744659525152" calcext:value-type="percentage">
            <text:p>5,52%</text:p>
          </table:table-cell>
          <table:table-cell table:style-name="ce3" table:formula="of:=[.L275]/[.$S275]" office:value-type="percentage" office:value="0.178255966923511" calcext:value-type="percentage">
            <text:p>17,83%</text:p>
          </table:table-cell>
          <table:table-cell table:style-name="ce3" table:formula="of:=[.M275]/[.$S275]" office:value-type="percentage" office:value="0.0650880160370858" calcext:value-type="percentage">
            <text:p>6,51%</text:p>
          </table:table-cell>
          <table:table-cell table:style-name="ce3" table:formula="of:=[.N275]/[.$S275]" office:value-type="percentage" office:value="0.0122000877028128" calcext:value-type="percentage">
            <text:p>1,22%</text:p>
          </table:table-cell>
          <table:table-cell table:style-name="ce3" table:formula="of:=[.O275]/[.$S275]" office:value-type="percentage" office:value="0.25336716156111" calcext:value-type="percentage">
            <text:p>25,34%</text:p>
          </table:table-cell>
          <table:table-cell table:style-name="ce3" table:formula="of:=[.P275]/[.$S275]" office:value-type="percentage" office:value="0.221371296122283" calcext:value-type="percentage">
            <text:p>22,14%</text:p>
          </table:table-cell>
          <table:table-cell table:style-name="ce3" table:formula="of:=[.Q275]/[.$S275]" office:value-type="percentage" office:value="0.182155609847773" calcext:value-type="percentage">
            <text:p>18,22%</text:p>
          </table:table-cell>
          <table:table-cell table:style-name="ce3" table:formula="of:=[.R275]/[.$S275]" office:value-type="percentage" office:value="0.0134999686775669" calcext:value-type="percentage">
            <text:p>1,35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9-01</text:p>
          </table:table-cell>
          <table:table-cell table:style-name="ce1" office:value-type="string" calcext:value-type="string">
            <text:p>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1682" calcext:value-type="float">
            <text:p>61682</text:p>
          </table:table-cell>
          <table:table-cell table:style-name="ce1" office:value-type="float" office:value="45487" calcext:value-type="float">
            <text:p>45487</text:p>
          </table:table-cell>
          <table:table-cell table:style-name="ce1" office:value-type="float" office:value="602" calcext:value-type="float">
            <text:p>602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474" calcext:value-type="float">
            <text:p>474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243" calcext:value-type="float">
            <text:p>1243</text:p>
          </table:table-cell>
          <table:table-cell table:style-name="ce1" office:value-type="float" office:value="6043" calcext:value-type="float">
            <text:p>6043</text:p>
          </table:table-cell>
          <table:table-cell table:style-name="ce1" office:value-type="float" office:value="4649" calcext:value-type="float">
            <text:p>4649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6894" calcext:value-type="float">
            <text:p>6894</text:p>
          </table:table-cell>
          <table:table-cell table:style-name="ce1" office:value-type="float" office:value="10702" calcext:value-type="float">
            <text:p>10702</text:p>
          </table:table-cell>
          <table:table-cell table:style-name="ce1" office:value-type="float" office:value="13556" calcext:value-type="float">
            <text:p>13556</text:p>
          </table:table-cell>
          <table:table-cell table:style-name="ce1" office:value-type="float" office:value="457" calcext:value-type="float">
            <text:p>457</text:p>
          </table:table-cell>
          <table:table-cell table:style-name="ce1" table:formula="of:=SUM([.H276:.R276])" office:value-type="float" office:value="44580" calcext:value-type="float">
            <text:p>44580</text:p>
          </table:table-cell>
          <table:table-cell table:style-name="ce3" table:formula="of:=[.H276]/[.$S276]" office:value-type="percentage" office:value="0.00639300134589502" calcext:value-type="percentage">
            <text:p>0,64%</text:p>
          </table:table-cell>
          <table:table-cell table:style-name="ce3" table:formula="of:=[.I276]/[.$S276]" office:value-type="percentage" office:value="0.0106325706594886" calcext:value-type="percentage">
            <text:p>1,06%</text:p>
          </table:table-cell>
          <table:table-cell table:style-name="ce3" table:formula="of:=[.J276]/[.$S276]" office:value-type="percentage" office:value="0.00154777927321669" calcext:value-type="percentage">
            <text:p>0,15%</text:p>
          </table:table-cell>
          <table:table-cell table:style-name="ce3" table:formula="of:=[.K276]/[.$S276]" office:value-type="percentage" office:value="0.0278824585015702" calcext:value-type="percentage">
            <text:p>2,79%</text:p>
          </table:table-cell>
          <table:table-cell table:style-name="ce3" table:formula="of:=[.L276]/[.$S276]" office:value-type="percentage" office:value="0.135554060116644" calcext:value-type="percentage">
            <text:p>13,56%</text:p>
          </table:table-cell>
          <table:table-cell table:style-name="ce3" table:formula="of:=[.M276]/[.$S276]" office:value-type="percentage" office:value="0.104284432480933" calcext:value-type="percentage">
            <text:p>10,43%</text:p>
          </table:table-cell>
          <table:table-cell table:style-name="ce3" table:formula="of:=[.N276]/[.$S276]" office:value-type="percentage" office:value="0.00466576940331987" calcext:value-type="percentage">
            <text:p>0,47%</text:p>
          </table:table-cell>
          <table:table-cell table:style-name="ce3" table:formula="of:=[.O276]/[.$S276]" office:value-type="percentage" office:value="0.15464333781965" calcext:value-type="percentage">
            <text:p>15,46%</text:p>
          </table:table-cell>
          <table:table-cell table:style-name="ce3" table:formula="of:=[.P276]/[.$S276]" office:value-type="percentage" office:value="0.240062808434275" calcext:value-type="percentage">
            <text:p>24,01%</text:p>
          </table:table-cell>
          <table:table-cell table:style-name="ce3" table:formula="of:=[.Q276]/[.$S276]" office:value-type="percentage" office:value="0.304082548227905" calcext:value-type="percentage">
            <text:p>30,41%</text:p>
          </table:table-cell>
          <table:table-cell table:style-name="ce3" table:formula="of:=[.R276]/[.$S276]" office:value-type="percentage" office:value="0.0102512337371018" calcext:value-type="percentage">
            <text:p>1,03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9-02</text:p>
          </table:table-cell>
          <table:table-cell table:style-name="ce1" office:value-type="string" calcext:value-type="string">
            <text:p>5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6550" calcext:value-type="float">
            <text:p>86550</text:p>
          </table:table-cell>
          <table:table-cell table:style-name="ce1" office:value-type="float" office:value="66304" calcext:value-type="float">
            <text:p>66304</text:p>
          </table:table-cell>
          <table:table-cell table:style-name="ce1" office:value-type="float" office:value="1056" calcext:value-type="float">
            <text:p>1056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719" calcext:value-type="float">
            <text:p>719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2280" calcext:value-type="float">
            <text:p>2280</text:p>
          </table:table-cell>
          <table:table-cell table:style-name="ce1" office:value-type="float" office:value="8738" calcext:value-type="float">
            <text:p>8738</text:p>
          </table:table-cell>
          <table:table-cell table:style-name="ce1" office:value-type="float" office:value="5828" calcext:value-type="float">
            <text:p>5828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11678" calcext:value-type="float">
            <text:p>11678</text:p>
          </table:table-cell>
          <table:table-cell table:style-name="ce1" office:value-type="float" office:value="15483" calcext:value-type="float">
            <text:p>15483</text:p>
          </table:table-cell>
          <table:table-cell table:style-name="ce1" office:value-type="float" office:value="18592" calcext:value-type="float">
            <text:p>18592</text:p>
          </table:table-cell>
          <table:table-cell table:style-name="ce1" office:value-type="float" office:value="638" calcext:value-type="float">
            <text:p>638</text:p>
          </table:table-cell>
          <table:table-cell table:style-name="ce1" table:formula="of:=SUM([.H277:.R277])" office:value-type="float" office:value="64829" calcext:value-type="float">
            <text:p>64829</text:p>
          </table:table-cell>
          <table:table-cell table:style-name="ce3" table:formula="of:=[.H277]/[.$S277]" office:value-type="percentage" office:value="0.00633975535639914" calcext:value-type="percentage">
            <text:p>0,63%</text:p>
          </table:table-cell>
          <table:table-cell table:style-name="ce3" table:formula="of:=[.I277]/[.$S277]" office:value-type="percentage" office:value="0.0110907155748199" calcext:value-type="percentage">
            <text:p>1,11%</text:p>
          </table:table-cell>
          <table:table-cell table:style-name="ce3" table:formula="of:=[.J277]/[.$S277]" office:value-type="percentage" office:value="0.0017121967020932" calcext:value-type="percentage">
            <text:p>0,17%</text:p>
          </table:table-cell>
          <table:table-cell table:style-name="ce3" table:formula="of:=[.K277]/[.$S277]" office:value-type="percentage" office:value="0.0351694457727252" calcext:value-type="percentage">
            <text:p>3,52%</text:p>
          </table:table-cell>
          <table:table-cell table:style-name="ce3" table:formula="of:=[.L277]/[.$S277]" office:value-type="percentage" office:value="0.134785358404418" calcext:value-type="percentage">
            <text:p>13,48%</text:p>
          </table:table-cell>
          <table:table-cell table:style-name="ce3" table:formula="of:=[.M277]/[.$S277]" office:value-type="percentage" office:value="0.0898980394576501" calcext:value-type="percentage">
            <text:p>8,99%</text:p>
          </table:table-cell>
          <table:table-cell table:style-name="ce3" table:formula="of:=[.N277]/[.$S277]" office:value-type="percentage" office:value="0.00541424362553795" calcext:value-type="percentage">
            <text:p>0,54%</text:p>
          </table:table-cell>
          <table:table-cell table:style-name="ce3" table:formula="of:=[.O277]/[.$S277]" office:value-type="percentage" office:value="0.180135433216616" calcext:value-type="percentage">
            <text:p>18,01%</text:p>
          </table:table-cell>
          <table:table-cell table:style-name="ce3" table:formula="of:=[.P277]/[.$S277]" office:value-type="percentage" office:value="0.23882830214873" calcext:value-type="percentage">
            <text:p>23,88%</text:p>
          </table:table-cell>
          <table:table-cell table:style-name="ce3" table:formula="of:=[.Q277]/[.$S277]" office:value-type="percentage" office:value="0.286785235002854" calcext:value-type="percentage">
            <text:p>28,68%</text:p>
          </table:table-cell>
          <table:table-cell table:style-name="ce3" table:formula="of:=[.R277]/[.$S277]" office:value-type="percentage" office:value="0.00984127473815731" calcext:value-type="percentage">
            <text:p>0,9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9-03</text:p>
          </table:table-cell>
          <table:table-cell table:style-name="ce1" office:value-type="string" calcext:value-type="string">
            <text:p>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4050" calcext:value-type="float">
            <text:p>94050</text:p>
          </table:table-cell>
          <table:table-cell table:style-name="ce1" office:value-type="float" office:value="69250" calcext:value-type="float">
            <text:p>69250</text:p>
          </table:table-cell>
          <table:table-cell table:style-name="ce1" office:value-type="float" office:value="1182" calcext:value-type="float">
            <text:p>1182</text:p>
          </table:table-cell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558" calcext:value-type="float">
            <text:p>558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3213" calcext:value-type="float">
            <text:p>3213</text:p>
          </table:table-cell>
          <table:table-cell table:style-name="ce1" office:value-type="float" office:value="9486" calcext:value-type="float">
            <text:p>9486</text:p>
          </table:table-cell>
          <table:table-cell table:style-name="ce1" office:value-type="float" office:value="3176" calcext:value-type="float">
            <text:p>3176</text:p>
          </table:table-cell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24608" calcext:value-type="float">
            <text:p>24608</text:p>
          </table:table-cell>
          <table:table-cell table:style-name="ce1" office:value-type="float" office:value="10739" calcext:value-type="float">
            <text:p>10739</text:p>
          </table:table-cell>
          <table:table-cell table:style-name="ce1" office:value-type="float" office:value="13854" calcext:value-type="float">
            <text:p>13854</text:p>
          </table:table-cell>
          <table:table-cell table:style-name="ce1" office:value-type="float" office:value="676" calcext:value-type="float">
            <text:p>676</text:p>
          </table:table-cell>
          <table:table-cell table:style-name="ce1" table:formula="of:=SUM([.H278:.R278])" office:value-type="float" office:value="67539" calcext:value-type="float">
            <text:p>67539</text:p>
          </table:table-cell>
          <table:table-cell table:style-name="ce3" table:formula="of:=[.H278]/[.$S278]" office:value-type="percentage" office:value="0.0094760064555294" calcext:value-type="percentage">
            <text:p>0,95%</text:p>
          </table:table-cell>
          <table:table-cell table:style-name="ce3" table:formula="of:=[.I278]/[.$S278]" office:value-type="percentage" office:value="0.00826189312841469" calcext:value-type="percentage">
            <text:p>0,83%</text:p>
          </table:table-cell>
          <table:table-cell table:style-name="ce3" table:formula="of:=[.J278]/[.$S278]" office:value-type="percentage" office:value="0.00149543226876323" calcext:value-type="percentage">
            <text:p>0,15%</text:p>
          </table:table-cell>
          <table:table-cell table:style-name="ce3" table:formula="of:=[.K278]/[.$S278]" office:value-type="percentage" office:value="0.0475725136587749" calcext:value-type="percentage">
            <text:p>4,76%</text:p>
          </table:table-cell>
          <table:table-cell table:style-name="ce3" table:formula="of:=[.L278]/[.$S278]" office:value-type="percentage" office:value="0.14045218318305" calcext:value-type="percentage">
            <text:p>14,05%</text:p>
          </table:table-cell>
          <table:table-cell table:style-name="ce3" table:formula="of:=[.M278]/[.$S278]" office:value-type="percentage" office:value="0.0470246820355646" calcext:value-type="percentage">
            <text:p>4,70%</text:p>
          </table:table-cell>
          <table:table-cell table:style-name="ce3" table:formula="of:=[.N278]/[.$S278]" office:value-type="percentage" office:value="0.00722545492234117" calcext:value-type="percentage">
            <text:p>0,72%</text:p>
          </table:table-cell>
          <table:table-cell table:style-name="ce3" table:formula="of:=[.O278]/[.$S278]" office:value-type="percentage" office:value="0.364352448215105" calcext:value-type="percentage">
            <text:p>36,44%</text:p>
          </table:table-cell>
          <table:table-cell table:style-name="ce3" table:formula="of:=[.P278]/[.$S278]" office:value-type="percentage" office:value="0.159004427071766" calcext:value-type="percentage">
            <text:p>15,90%</text:p>
          </table:table-cell>
          <table:table-cell table:style-name="ce3" table:formula="of:=[.Q278]/[.$S278]" office:value-type="percentage" office:value="0.205125927242038" calcext:value-type="percentage">
            <text:p>20,51%</text:p>
          </table:table-cell>
          <table:table-cell table:style-name="ce3" table:formula="of:=[.R278]/[.$S278]" office:value-type="percentage" office:value="0.0100090318186529" calcext:value-type="percentage">
            <text:p>1,0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9-04</text:p>
          </table:table-cell>
          <table:table-cell table:style-name="ce1" office:value-type="string" calcext:value-type="string">
            <text:p>5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9215" calcext:value-type="float">
            <text:p>99215</text:p>
          </table:table-cell>
          <table:table-cell table:style-name="ce1" office:value-type="float" office:value="78576" calcext:value-type="float">
            <text:p>78576</text:p>
          </table:table-cell>
          <table:table-cell table:style-name="ce1" office:value-type="float" office:value="1167" calcext:value-type="float">
            <text:p>1167</text:p>
          </table:table-cell>
          <table:table-cell table:style-name="ce1" office:value-type="float" office:value="493" calcext:value-type="float">
            <text:p>493</text:p>
          </table:table-cell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553" calcext:value-type="float">
            <text:p>553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3485" calcext:value-type="float">
            <text:p>3485</text:p>
          </table:table-cell>
          <table:table-cell table:style-name="ce1" office:value-type="float" office:value="18249" calcext:value-type="float">
            <text:p>18249</text:p>
          </table:table-cell>
          <table:table-cell table:style-name="ce1" office:value-type="float" office:value="4927" calcext:value-type="float">
            <text:p>4927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3634" calcext:value-type="float">
            <text:p>13634</text:p>
          </table:table-cell>
          <table:table-cell table:style-name="ce1" office:value-type="float" office:value="20464" calcext:value-type="float">
            <text:p>20464</text:p>
          </table:table-cell>
          <table:table-cell table:style-name="ce1" office:value-type="float" office:value="13928" calcext:value-type="float">
            <text:p>13928</text:p>
          </table:table-cell>
          <table:table-cell table:style-name="ce1" office:value-type="float" office:value="634" calcext:value-type="float">
            <text:p>634</text:p>
          </table:table-cell>
          <table:table-cell table:style-name="ce1" table:formula="of:=SUM([.H279:.R279])" office:value-type="float" office:value="76916" calcext:value-type="float">
            <text:p>76916</text:p>
          </table:table-cell>
          <table:table-cell table:style-name="ce3" table:formula="of:=[.H279]/[.$S279]" office:value-type="percentage" office:value="0.00569452389619845" calcext:value-type="percentage">
            <text:p>0,57%</text:p>
          </table:table-cell>
          <table:table-cell table:style-name="ce3" table:formula="of:=[.I279]/[.$S279]" office:value-type="percentage" office:value="0.0071896614488533" calcext:value-type="percentage">
            <text:p>0,72%</text:p>
          </table:table-cell>
          <table:table-cell table:style-name="ce3" table:formula="of:=[.J279]/[.$S279]" office:value-type="percentage" office:value="0.00201518539705653" calcext:value-type="percentage">
            <text:p>0,20%</text:p>
          </table:table-cell>
          <table:table-cell table:style-name="ce3" table:formula="of:=[.K279]/[.$S279]" office:value-type="percentage" office:value="0.0453091684434968" calcext:value-type="percentage">
            <text:p>4,53%</text:p>
          </table:table-cell>
          <table:table-cell table:style-name="ce3" table:formula="of:=[.L279]/[.$S279]" office:value-type="percentage" office:value="0.237258827812159" calcext:value-type="percentage">
            <text:p>23,73%</text:p>
          </table:table-cell>
          <table:table-cell table:style-name="ce3" table:formula="of:=[.M279]/[.$S279]" office:value-type="percentage" office:value="0.0640568932341775" calcext:value-type="percentage">
            <text:p>6,41%</text:p>
          </table:table-cell>
          <table:table-cell table:style-name="ce3" table:formula="of:=[.N279]/[.$S279]" office:value-type="percentage" office:value="0.00583753705340891" calcext:value-type="percentage">
            <text:p>0,58%</text:p>
          </table:table-cell>
          <table:table-cell table:style-name="ce3" table:formula="of:=[.O279]/[.$S279]" office:value-type="percentage" office:value="0.177258307764314" calcext:value-type="percentage">
            <text:p>17,73%</text:p>
          </table:table-cell>
          <table:table-cell table:style-name="ce3" table:formula="of:=[.P279]/[.$S279]" office:value-type="percentage" office:value="0.266056477195902" calcext:value-type="percentage">
            <text:p>26,61%</text:p>
          </table:table-cell>
          <table:table-cell table:style-name="ce3" table:formula="of:=[.Q279]/[.$S279]" office:value-type="percentage" office:value="0.181080659420667" calcext:value-type="percentage">
            <text:p>18,11%</text:p>
          </table:table-cell>
          <table:table-cell table:style-name="ce3" table:formula="of:=[.R279]/[.$S279]" office:value-type="percentage" office:value="0.00824275833376671" calcext:value-type="percentage">
            <text:p>0,82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9-05</text:p>
          </table:table-cell>
          <table:table-cell table:style-name="ce1" office:value-type="string" calcext:value-type="string">
            <text:p>5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9888" calcext:value-type="float">
            <text:p>99888</text:p>
          </table:table-cell>
          <table:table-cell table:style-name="ce1" office:value-type="float" office:value="80993" calcext:value-type="float">
            <text:p>80993</text:p>
          </table:table-cell>
          <table:table-cell table:style-name="ce1" office:value-type="float" office:value="1576" calcext:value-type="float">
            <text:p>1576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4404" calcext:value-type="float">
            <text:p>4404</text:p>
          </table:table-cell>
          <table:table-cell table:style-name="ce1" office:value-type="float" office:value="13364" calcext:value-type="float">
            <text:p>13364</text:p>
          </table:table-cell>
          <table:table-cell table:style-name="ce1" office:value-type="float" office:value="4611" calcext:value-type="float">
            <text:p>4611</text:p>
          </table:table-cell>
          <table:table-cell table:style-name="ce1" office:value-type="float" office:value="457" calcext:value-type="float">
            <text:p>457</text:p>
          </table:table-cell>
          <table:table-cell table:style-name="ce1" office:value-type="float" office:value="21834" calcext:value-type="float">
            <text:p>21834</text:p>
          </table:table-cell>
          <table:table-cell table:style-name="ce1" office:value-type="float" office:value="17140" calcext:value-type="float">
            <text:p>17140</text:p>
          </table:table-cell>
          <table:table-cell table:style-name="ce1" office:value-type="float" office:value="15103" calcext:value-type="float">
            <text:p>15103</text:p>
          </table:table-cell>
          <table:table-cell table:style-name="ce1" office:value-type="float" office:value="693" calcext:value-type="float">
            <text:p>693</text:p>
          </table:table-cell>
          <table:table-cell table:style-name="ce1" table:formula="of:=SUM([.H280:.R280])" office:value-type="float" office:value="78927" calcext:value-type="float">
            <text:p>78927</text:p>
          </table:table-cell>
          <table:table-cell table:style-name="ce3" table:formula="of:=[.H280]/[.$S280]" office:value-type="percentage" office:value="0.00708249395010579" calcext:value-type="percentage">
            <text:p>0,71%</text:p>
          </table:table-cell>
          <table:table-cell table:style-name="ce3" table:formula="of:=[.I280]/[.$S280]" office:value-type="percentage" office:value="0.00766531098356709" calcext:value-type="percentage">
            <text:p>0,77%</text:p>
          </table:table-cell>
          <table:table-cell table:style-name="ce3" table:formula="of:=[.J280]/[.$S280]" office:value-type="percentage" office:value="0.00198917987507444" calcext:value-type="percentage">
            <text:p>0,20%</text:p>
          </table:table-cell>
          <table:table-cell table:style-name="ce3" table:formula="of:=[.K280]/[.$S280]" office:value-type="percentage" office:value="0.0557983959861644" calcext:value-type="percentage">
            <text:p>5,58%</text:p>
          </table:table-cell>
          <table:table-cell table:style-name="ce3" table:formula="of:=[.L280]/[.$S280]" office:value-type="percentage" office:value="0.169321018156018" calcext:value-type="percentage">
            <text:p>16,93%</text:p>
          </table:table-cell>
          <table:table-cell table:style-name="ce3" table:formula="of:=[.M280]/[.$S280]" office:value-type="percentage" office:value="0.0584210726367403" calcext:value-type="percentage">
            <text:p>5,84%</text:p>
          </table:table-cell>
          <table:table-cell table:style-name="ce3" table:formula="of:=[.N280]/[.$S280]" office:value-type="percentage" office:value="0.00579016052808291" calcext:value-type="percentage">
            <text:p>0,58%</text:p>
          </table:table-cell>
          <table:table-cell table:style-name="ce3" table:formula="of:=[.O280]/[.$S280]" office:value-type="percentage" office:value="0.276635371925957" calcext:value-type="percentage">
            <text:p>27,66%</text:p>
          </table:table-cell>
          <table:table-cell table:style-name="ce3" table:formula="of:=[.P280]/[.$S280]" office:value-type="percentage" office:value="0.217162694641884" calcext:value-type="percentage">
            <text:p>21,72%</text:p>
          </table:table-cell>
          <table:table-cell table:style-name="ce3" table:formula="of:=[.Q280]/[.$S280]" office:value-type="percentage" office:value="0.191354036007957" calcext:value-type="percentage">
            <text:p>19,14%</text:p>
          </table:table-cell>
          <table:table-cell table:style-name="ce3" table:formula="of:=[.R280]/[.$S280]" office:value-type="percentage" office:value="0.00878026530844958" calcext:value-type="percentage">
            <text:p>0,8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9-06</text:p>
          </table:table-cell>
          <table:table-cell table:style-name="ce1" office:value-type="string" calcext:value-type="string">
            <text:p>5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9060" calcext:value-type="float">
            <text:p>89060</text:p>
          </table:table-cell>
          <table:table-cell table:style-name="ce1" office:value-type="float" office:value="74761" calcext:value-type="float">
            <text:p>74761</text:p>
          </table:table-cell>
          <table:table-cell table:style-name="ce1" office:value-type="float" office:value="1194" calcext:value-type="float">
            <text:p>1194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493" calcext:value-type="float">
            <text:p>493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4010" calcext:value-type="float">
            <text:p>4010</text:p>
          </table:table-cell>
          <table:table-cell table:style-name="ce1" office:value-type="float" office:value="17385" calcext:value-type="float">
            <text:p>17385</text:p>
          </table:table-cell>
          <table:table-cell table:style-name="ce1" office:value-type="float" office:value="3803" calcext:value-type="float">
            <text:p>3803</text:p>
          </table:table-cell>
          <table:table-cell table:style-name="ce1" office:value-type="float" office:value="483" calcext:value-type="float">
            <text:p>483</text:p>
          </table:table-cell>
          <table:table-cell table:style-name="ce1" office:value-type="float" office:value="16583" calcext:value-type="float">
            <text:p>16583</text:p>
          </table:table-cell>
          <table:table-cell table:style-name="ce1" office:value-type="float" office:value="17764" calcext:value-type="float">
            <text:p>17764</text:p>
          </table:table-cell>
          <table:table-cell table:style-name="ce1" office:value-type="float" office:value="11560" calcext:value-type="float">
            <text:p>11560</text:p>
          </table:table-cell>
          <table:table-cell table:style-name="ce1" office:value-type="float" office:value="499" calcext:value-type="float">
            <text:p>499</text:p>
          </table:table-cell>
          <table:table-cell table:style-name="ce1" table:formula="of:=SUM([.H281:.R281])" office:value-type="float" office:value="73139" calcext:value-type="float">
            <text:p>73139</text:p>
          </table:table-cell>
          <table:table-cell table:style-name="ce3" table:formula="of:=[.H281]/[.$S281]" office:value-type="percentage" office:value="0.00616634080312829" calcext:value-type="percentage">
            <text:p>0,62%</text:p>
          </table:table-cell>
          <table:table-cell table:style-name="ce3" table:formula="of:=[.I281]/[.$S281]" office:value-type="percentage" office:value="0.00674058983579212" calcext:value-type="percentage">
            <text:p>0,67%</text:p>
          </table:table-cell>
          <table:table-cell table:style-name="ce3" table:formula="of:=[.J281]/[.$S281]" office:value-type="percentage" office:value="0.001476640369707" calcext:value-type="percentage">
            <text:p>0,15%</text:p>
          </table:table-cell>
          <table:table-cell table:style-name="ce3" table:formula="of:=[.K281]/[.$S281]" office:value-type="percentage" office:value="0.0548271100233801" calcext:value-type="percentage">
            <text:p>5,48%</text:p>
          </table:table-cell>
          <table:table-cell table:style-name="ce3" table:formula="of:=[.L281]/[.$S281]" office:value-type="percentage" office:value="0.237698081734779" calcext:value-type="percentage">
            <text:p>23,77%</text:p>
          </table:table-cell>
          <table:table-cell table:style-name="ce3" table:formula="of:=[.M281]/[.$S281]" office:value-type="percentage" office:value="0.0519968826481084" calcext:value-type="percentage">
            <text:p>5,20%</text:p>
          </table:table-cell>
          <table:table-cell table:style-name="ce3" table:formula="of:=[.N281]/[.$S281]" office:value-type="percentage" office:value="0.00660386387563407" calcext:value-type="percentage">
            <text:p>0,66%</text:p>
          </table:table-cell>
          <table:table-cell table:style-name="ce3" table:formula="of:=[.O281]/[.$S281]" office:value-type="percentage" office:value="0.226732659730103" calcext:value-type="percentage">
            <text:p>22,67%</text:p>
          </table:table-cell>
          <table:table-cell table:style-name="ce3" table:formula="of:=[.P281]/[.$S281]" office:value-type="percentage" office:value="0.242879995624769" calcext:value-type="percentage">
            <text:p>24,29%</text:p>
          </table:table-cell>
          <table:table-cell table:style-name="ce3" table:formula="of:=[.Q281]/[.$S281]" office:value-type="percentage" office:value="0.158055209942712" calcext:value-type="percentage">
            <text:p>15,81%</text:p>
          </table:table-cell>
          <table:table-cell table:style-name="ce3" table:formula="of:=[.R281]/[.$S281]" office:value-type="percentage" office:value="0.00682262541188695" calcext:value-type="percentage">
            <text:p>0,6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9-07</text:p>
          </table:table-cell>
          <table:table-cell table:style-name="ce1" office:value-type="string" calcext:value-type="string">
            <text:p>5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2350" calcext:value-type="float">
            <text:p>72350</text:p>
          </table:table-cell>
          <table:table-cell table:style-name="ce1" office:value-type="float" office:value="56043" calcext:value-type="float">
            <text:p>56043</text:p>
          </table:table-cell>
          <table:table-cell table:style-name="ce1" office:value-type="float" office:value="913" calcext:value-type="float">
            <text:p>913</text:p>
          </table:table-cell>
          <table:table-cell table:style-name="ce1" office:value-type="float" office:value="374" calcext:value-type="float">
            <text:p>374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2503" calcext:value-type="float">
            <text:p>2503</text:p>
          </table:table-cell>
          <table:table-cell table:style-name="ce1" office:value-type="float" office:value="12013" calcext:value-type="float">
            <text:p>12013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11021" calcext:value-type="float">
            <text:p>11021</text:p>
          </table:table-cell>
          <table:table-cell table:style-name="ce1" office:value-type="float" office:value="12590" calcext:value-type="float">
            <text:p>12590</text:p>
          </table:table-cell>
          <table:table-cell table:style-name="ce1" office:value-type="float" office:value="11805" calcext:value-type="float">
            <text:p>11805</text:p>
          </table:table-cell>
          <table:table-cell table:style-name="ce1" office:value-type="float" office:value="447" calcext:value-type="float">
            <text:p>447</text:p>
          </table:table-cell>
          <table:table-cell table:style-name="ce1" table:formula="of:=SUM([.H282:.R282])" office:value-type="float" office:value="54756" calcext:value-type="float">
            <text:p>54756</text:p>
          </table:table-cell>
          <table:table-cell table:style-name="ce3" table:formula="of:=[.H282]/[.$S282]" office:value-type="percentage" office:value="0.00549711447147345" calcext:value-type="percentage">
            <text:p>0,55%</text:p>
          </table:table-cell>
          <table:table-cell table:style-name="ce3" table:formula="of:=[.I282]/[.$S282]" office:value-type="percentage" office:value="0.00997150997150997" calcext:value-type="percentage">
            <text:p>1,00%</text:p>
          </table:table-cell>
          <table:table-cell table:style-name="ce3" table:formula="of:=[.J282]/[.$S282]" office:value-type="percentage" office:value="0.00178975820001461" calcext:value-type="percentage">
            <text:p>0,18%</text:p>
          </table:table-cell>
          <table:table-cell table:style-name="ce3" table:formula="of:=[.K282]/[.$S282]" office:value-type="percentage" office:value="0.0457118854554752" calcext:value-type="percentage">
            <text:p>4,57%</text:p>
          </table:table-cell>
          <table:table-cell table:style-name="ce3" table:formula="of:=[.L282]/[.$S282]" office:value-type="percentage" office:value="0.219391482211995" calcext:value-type="percentage">
            <text:p>21,94%</text:p>
          </table:table-cell>
          <table:table-cell table:style-name="ce3" table:formula="of:=[.M282]/[.$S282]" office:value-type="percentage" office:value="0.0578566732412886" calcext:value-type="percentage">
            <text:p>5,79%</text:p>
          </table:table-cell>
          <table:table-cell table:style-name="ce3" table:formula="of:=[.N282]/[.$S282]" office:value-type="percentage" office:value="0.00482138943677405" calcext:value-type="percentage">
            <text:p>0,48%</text:p>
          </table:table-cell>
          <table:table-cell table:style-name="ce3" table:formula="of:=[.O282]/[.$S282]" office:value-type="percentage" office:value="0.201274746146541" calcext:value-type="percentage">
            <text:p>20,13%</text:p>
          </table:table-cell>
          <table:table-cell table:style-name="ce3" table:formula="of:=[.P282]/[.$S282]" office:value-type="percentage" office:value="0.22992914018555" calcext:value-type="percentage">
            <text:p>22,99%</text:p>
          </table:table-cell>
          <table:table-cell table:style-name="ce3" table:formula="of:=[.Q282]/[.$S282]" office:value-type="percentage" office:value="0.215592811746658" calcext:value-type="percentage">
            <text:p>21,56%</text:p>
          </table:table-cell>
          <table:table-cell table:style-name="ce3" table:formula="of:=[.R282]/[.$S282]" office:value-type="percentage" office:value="0.0081634889327197" calcext:value-type="percentage">
            <text:p>0,82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9-08</text:p>
          </table:table-cell>
          <table:table-cell table:style-name="ce1" office:value-type="string" calcext:value-type="string">
            <text:p>5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7704" calcext:value-type="float">
            <text:p>67704</text:p>
          </table:table-cell>
          <table:table-cell table:style-name="ce1" office:value-type="float" office:value="45538" calcext:value-type="float">
            <text:p>45538</text:p>
          </table:table-cell>
          <table:table-cell table:style-name="ce1" office:value-type="float" office:value="818" calcext:value-type="float">
            <text:p>818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619" calcext:value-type="float">
            <text:p>619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559" calcext:value-type="float">
            <text:p>1559</text:p>
          </table:table-cell>
          <table:table-cell table:style-name="ce1" office:value-type="float" office:value="4834" calcext:value-type="float">
            <text:p>4834</text:p>
          </table:table-cell>
          <table:table-cell table:style-name="ce1" office:value-type="float" office:value="2975" calcext:value-type="float">
            <text:p>2975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11074" calcext:value-type="float">
            <text:p>11074</text:p>
          </table:table-cell>
          <table:table-cell table:style-name="ce1" office:value-type="float" office:value="9047" calcext:value-type="float">
            <text:p>9047</text:p>
          </table:table-cell>
          <table:table-cell table:style-name="ce1" office:value-type="float" office:value="13122" calcext:value-type="float">
            <text:p>13122</text:p>
          </table:table-cell>
          <table:table-cell table:style-name="ce1" office:value-type="float" office:value="452" calcext:value-type="float">
            <text:p>452</text:p>
          </table:table-cell>
          <table:table-cell table:style-name="ce1" table:formula="of:=SUM([.H283:.R283])" office:value-type="float" office:value="44326" calcext:value-type="float">
            <text:p>44326</text:p>
          </table:table-cell>
          <table:table-cell table:style-name="ce3" table:formula="of:=[.H283]/[.$S283]" office:value-type="percentage" office:value="0.00794116319992781" calcext:value-type="percentage">
            <text:p>0,79%</text:p>
          </table:table-cell>
          <table:table-cell table:style-name="ce3" table:formula="of:=[.I283]/[.$S283]" office:value-type="percentage" office:value="0.0139647159680549" calcext:value-type="percentage">
            <text:p>1,40%</text:p>
          </table:table-cell>
          <table:table-cell table:style-name="ce3" table:formula="of:=[.J283]/[.$S283]" office:value-type="percentage" office:value="0.00169200920453007" calcext:value-type="percentage">
            <text:p>0,17%</text:p>
          </table:table-cell>
          <table:table-cell table:style-name="ce3" table:formula="of:=[.K283]/[.$S283]" office:value-type="percentage" office:value="0.0351712313314984" calcext:value-type="percentage">
            <text:p>3,52%</text:p>
          </table:table-cell>
          <table:table-cell table:style-name="ce3" table:formula="of:=[.L283]/[.$S283]" office:value-type="percentage" office:value="0.109055633262645" calcext:value-type="percentage">
            <text:p>10,91%</text:p>
          </table:table-cell>
          <table:table-cell table:style-name="ce3" table:formula="of:=[.M283]/[.$S283]" office:value-type="percentage" office:value="0.0671163651130262" calcext:value-type="percentage">
            <text:p>6,71%</text:p>
          </table:table-cell>
          <table:table-cell table:style-name="ce3" table:formula="of:=[.N283]/[.$S283]" office:value-type="percentage" office:value="0.00489554663177368" calcext:value-type="percentage">
            <text:p>0,49%</text:p>
          </table:table-cell>
          <table:table-cell table:style-name="ce3" table:formula="of:=[.O283]/[.$S283]" office:value-type="percentage" office:value="0.249830799079547" calcext:value-type="percentage">
            <text:p>24,98%</text:p>
          </table:table-cell>
          <table:table-cell table:style-name="ce3" table:formula="of:=[.P283]/[.$S283]" office:value-type="percentage" office:value="0.204101430311781" calcext:value-type="percentage">
            <text:p>20,41%</text:p>
          </table:table-cell>
          <table:table-cell table:style-name="ce3" table:formula="of:=[.Q283]/[.$S283]" office:value-type="percentage" office:value="0.296033930424581" calcext:value-type="percentage">
            <text:p>29,60%</text:p>
          </table:table-cell>
          <table:table-cell table:style-name="ce3" table:formula="of:=[.R283]/[.$S283]" office:value-type="percentage" office:value="0.0101971754726346" calcext:value-type="percentage">
            <text:p>1,02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9-09</text:p>
          </table:table-cell>
          <table:table-cell table:style-name="ce1" office:value-type="string" calcext:value-type="string">
            <text:p>5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91893" calcext:value-type="float">
            <text:p>91893</text:p>
          </table:table-cell>
          <table:table-cell table:style-name="ce1" office:value-type="float" office:value="69878" calcext:value-type="float">
            <text:p>69878</text:p>
          </table:table-cell>
          <table:table-cell table:style-name="ce1" office:value-type="float" office:value="887" calcext:value-type="float">
            <text:p>887</text:p>
          </table:table-cell>
          <table:table-cell table:style-name="ce1" office:value-type="float" office:value="335" calcext:value-type="float">
            <text:p>335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2416" calcext:value-type="float">
            <text:p>2416</text:p>
          </table:table-cell>
          <table:table-cell table:style-name="ce1" office:value-type="float" office:value="20736" calcext:value-type="float">
            <text:p>20736</text:p>
          </table:table-cell>
          <table:table-cell table:style-name="ce1" office:value-type="float" office:value="4330" calcext:value-type="float">
            <text:p>4330</text:p>
          </table:table-cell>
          <table:table-cell table:style-name="ce1" office:value-type="float" office:value="377" calcext:value-type="float">
            <text:p>377</text:p>
          </table:table-cell>
          <table:table-cell table:style-name="ce1" office:value-type="float" office:value="9493" calcext:value-type="float">
            <text:p>9493</text:p>
          </table:table-cell>
          <table:table-cell table:style-name="ce1" office:value-type="float" office:value="17196" calcext:value-type="float">
            <text:p>17196</text:p>
          </table:table-cell>
          <table:table-cell table:style-name="ce1" office:value-type="float" office:value="12619" calcext:value-type="float">
            <text:p>12619</text:p>
          </table:table-cell>
          <table:table-cell table:style-name="ce1" office:value-type="float" office:value="529" calcext:value-type="float">
            <text:p>529</text:p>
          </table:table-cell>
          <table:table-cell table:style-name="ce1" table:formula="of:=SUM([.H284:.R284])" office:value-type="float" office:value="68656" calcext:value-type="float">
            <text:p>68656</text:p>
          </table:table-cell>
          <table:table-cell table:style-name="ce3" table:formula="of:=[.H284]/[.$S284]" office:value-type="percentage" office:value="0.00444243766021906" calcext:value-type="percentage">
            <text:p>0,44%</text:p>
          </table:table-cell>
          <table:table-cell table:style-name="ce3" table:formula="of:=[.I284]/[.$S284]" office:value-type="percentage" office:value="0.00809834537403868" calcext:value-type="percentage">
            <text:p>0,81%</text:p>
          </table:table-cell>
          <table:table-cell table:style-name="ce3" table:formula="of:=[.J284]/[.$S284]" office:value-type="percentage" office:value="0.00144197156839897" calcext:value-type="percentage">
            <text:p>0,14%</text:p>
          </table:table-cell>
          <table:table-cell table:style-name="ce3" table:formula="of:=[.K284]/[.$S284]" office:value-type="percentage" office:value="0.0351899324166861" calcext:value-type="percentage">
            <text:p>3,52%</text:p>
          </table:table-cell>
          <table:table-cell table:style-name="ce3" table:formula="of:=[.L284]/[.$S284]" office:value-type="percentage" office:value="0.302027499417385" calcext:value-type="percentage">
            <text:p>30,20%</text:p>
          </table:table-cell>
          <table:table-cell table:style-name="ce3" table:formula="of:=[.M284]/[.$S284]" office:value-type="percentage" office:value="0.0630680494057329" calcext:value-type="percentage">
            <text:p>6,31%</text:p>
          </table:table-cell>
          <table:table-cell table:style-name="ce3" table:formula="of:=[.N284]/[.$S284]" office:value-type="percentage" office:value="0.00549114425541832" calcext:value-type="percentage">
            <text:p>0,55%</text:p>
          </table:table-cell>
          <table:table-cell table:style-name="ce3" table:formula="of:=[.O284]/[.$S284]" office:value-type="percentage" office:value="0.138269051503146" calcext:value-type="percentage">
            <text:p>13,83%</text:p>
          </table:table-cell>
          <table:table-cell table:style-name="ce3" table:formula="of:=[.P284]/[.$S284]" office:value-type="percentage" office:value="0.250466091820089" calcext:value-type="percentage">
            <text:p>25,05%</text:p>
          </table:table-cell>
          <table:table-cell table:style-name="ce3" table:formula="of:=[.Q284]/[.$S284]" office:value-type="percentage" office:value="0.183800396178047" calcext:value-type="percentage">
            <text:p>18,38%</text:p>
          </table:table-cell>
          <table:table-cell table:style-name="ce3" table:formula="of:=[.R284]/[.$S284]" office:value-type="percentage" office:value="0.00770508040083896" calcext:value-type="percentage">
            <text:p>0,77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9-10</text:p>
          </table:table-cell>
          <table:table-cell table:style-name="ce1" office:value-type="string" calcext:value-type="string">
            <text:p>5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1911" calcext:value-type="float">
            <text:p>81911</text:p>
          </table:table-cell>
          <table:table-cell table:style-name="ce1" office:value-type="float" office:value="59179" calcext:value-type="float">
            <text:p>59179</text:p>
          </table:table-cell>
          <table:table-cell table:style-name="ce1" office:value-type="float" office:value="1029" calcext:value-type="float">
            <text:p>1029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2925" calcext:value-type="float">
            <text:p>2925</text:p>
          </table:table-cell>
          <table:table-cell table:style-name="ce1" office:value-type="float" office:value="10441" calcext:value-type="float">
            <text:p>10441</text:p>
          </table:table-cell>
          <table:table-cell table:style-name="ce1" office:value-type="float" office:value="3032" calcext:value-type="float">
            <text:p>3032</text:p>
          </table:table-cell>
          <table:table-cell table:style-name="ce1" office:value-type="float" office:value="374" calcext:value-type="float">
            <text:p>374</text:p>
          </table:table-cell>
          <table:table-cell table:style-name="ce1" office:value-type="float" office:value="15515" calcext:value-type="float">
            <text:p>15515</text:p>
          </table:table-cell>
          <table:table-cell table:style-name="ce1" office:value-type="float" office:value="11436" calcext:value-type="float">
            <text:p>11436</text:p>
          </table:table-cell>
          <table:table-cell table:style-name="ce1" office:value-type="float" office:value="12364" calcext:value-type="float">
            <text:p>12364</text:p>
          </table:table-cell>
          <table:table-cell table:style-name="ce1" office:value-type="float" office:value="591" calcext:value-type="float">
            <text:p>591</text:p>
          </table:table-cell>
          <table:table-cell table:style-name="ce1" table:formula="of:=SUM([.H285:.R285])" office:value-type="float" office:value="57748" calcext:value-type="float">
            <text:p>57748</text:p>
          </table:table-cell>
          <table:table-cell table:style-name="ce3" table:formula="of:=[.H285]/[.$S285]" office:value-type="percentage" office:value="0.00706517974648473" calcext:value-type="percentage">
            <text:p>0,71%</text:p>
          </table:table-cell>
          <table:table-cell table:style-name="ce3" table:formula="of:=[.I285]/[.$S285]" office:value-type="percentage" office:value="0.00995705478977627" calcext:value-type="percentage">
            <text:p>1,00%</text:p>
          </table:table-cell>
          <table:table-cell table:style-name="ce3" table:formula="of:=[.J285]/[.$S285]" office:value-type="percentage" office:value="0.00150654568123571" calcext:value-type="percentage">
            <text:p>0,15%</text:p>
          </table:table-cell>
          <table:table-cell table:style-name="ce3" table:formula="of:=[.K285]/[.$S285]" office:value-type="percentage" office:value="0.0506511048001662" calcext:value-type="percentage">
            <text:p>5,07%</text:p>
          </table:table-cell>
          <table:table-cell table:style-name="ce3" table:formula="of:=[.L285]/[.$S285]" office:value-type="percentage" office:value="0.180802798365311" calcext:value-type="percentage">
            <text:p>18,08%</text:p>
          </table:table-cell>
          <table:table-cell table:style-name="ce3" table:formula="of:=[.M285]/[.$S285]" office:value-type="percentage" office:value="0.0525039828219159" calcext:value-type="percentage">
            <text:p>5,25%</text:p>
          </table:table-cell>
          <table:table-cell table:style-name="ce3" table:formula="of:=[.N285]/[.$S285]" office:value-type="percentage" office:value="0.006476414767611" calcext:value-type="percentage">
            <text:p>0,65%</text:p>
          </table:table-cell>
          <table:table-cell table:style-name="ce3" table:formula="of:=[.O285]/[.$S285]" office:value-type="percentage" office:value="0.268667313153702" calcext:value-type="percentage">
            <text:p>26,87%</text:p>
          </table:table-cell>
          <table:table-cell table:style-name="ce3" table:formula="of:=[.P285]/[.$S285]" office:value-type="percentage" office:value="0.198032832305881" calcext:value-type="percentage">
            <text:p>19,80%</text:p>
          </table:table-cell>
          <table:table-cell table:style-name="ce3" table:formula="of:=[.Q285]/[.$S285]" office:value-type="percentage" office:value="0.214102652905728" calcext:value-type="percentage">
            <text:p>21,41%</text:p>
          </table:table-cell>
          <table:table-cell table:style-name="ce3" table:formula="of:=[.R285]/[.$S285]" office:value-type="percentage" office:value="0.0102341206621874" calcext:value-type="percentage">
            <text:p>1,02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9-11</text:p>
          </table:table-cell>
          <table:table-cell table:style-name="ce1" office:value-type="string" calcext:value-type="string">
            <text:p>5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2042" calcext:value-type="float">
            <text:p>92042</text:p>
          </table:table-cell>
          <table:table-cell table:style-name="ce1" office:value-type="float" office:value="69871" calcext:value-type="float">
            <text:p>69871</text:p>
          </table:table-cell>
          <table:table-cell table:style-name="ce1" office:value-type="float" office:value="1071" calcext:value-type="float">
            <text:p>1071</text:p>
          </table:table-cell>
          <table:table-cell table:style-name="ce1" office:value-type="float" office:value="473" calcext:value-type="float">
            <text:p>473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3131" calcext:value-type="float">
            <text:p>3131</text:p>
          </table:table-cell>
          <table:table-cell table:style-name="ce1" office:value-type="float" office:value="11516" calcext:value-type="float">
            <text:p>11516</text:p>
          </table:table-cell>
          <table:table-cell table:style-name="ce1" office:value-type="float" office:value="5326" calcext:value-type="float">
            <text:p>5326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float" office:value="15402" calcext:value-type="float">
            <text:p>15402</text:p>
          </table:table-cell>
          <table:table-cell table:style-name="ce1" office:value-type="float" office:value="15082" calcext:value-type="float">
            <text:p>15082</text:p>
          </table:table-cell>
          <table:table-cell table:style-name="ce1" office:value-type="float" office:value="15554" calcext:value-type="float">
            <text:p>15554</text:p>
          </table:table-cell>
          <table:table-cell table:style-name="ce1" office:value-type="float" office:value="687" calcext:value-type="float">
            <text:p>687</text:p>
          </table:table-cell>
          <table:table-cell table:style-name="ce1" table:formula="of:=SUM([.H286:.R286])" office:value-type="float" office:value="68327" calcext:value-type="float">
            <text:p>68327</text:p>
          </table:table-cell>
          <table:table-cell table:style-name="ce3" table:formula="of:=[.H286]/[.$S286]" office:value-type="percentage" office:value="0.00746410642937638" calcext:value-type="percentage">
            <text:p>0,75%</text:p>
          </table:table-cell>
          <table:table-cell table:style-name="ce3" table:formula="of:=[.I286]/[.$S286]" office:value-type="percentage" office:value="0.0084300496143545" calcext:value-type="percentage">
            <text:p>0,84%</text:p>
          </table:table-cell>
          <table:table-cell table:style-name="ce3" table:formula="of:=[.J286]/[.$S286]" office:value-type="percentage" office:value="0.00181480234753465" calcext:value-type="percentage">
            <text:p>0,18%</text:p>
          </table:table-cell>
          <table:table-cell table:style-name="ce3" table:formula="of:=[.K286]/[.$S286]" office:value-type="percentage" office:value="0.0458237592752499" calcext:value-type="percentage">
            <text:p>4,58%</text:p>
          </table:table-cell>
          <table:table-cell table:style-name="ce3" table:formula="of:=[.L286]/[.$S286]" office:value-type="percentage" office:value="0.168542450275879" calcext:value-type="percentage">
            <text:p>16,85%</text:p>
          </table:table-cell>
          <table:table-cell table:style-name="ce3" table:formula="of:=[.M286]/[.$S286]" office:value-type="percentage" office:value="0.0779486879271737" calcext:value-type="percentage">
            <text:p>7,79%</text:p>
          </table:table-cell>
          <table:table-cell table:style-name="ce3" table:formula="of:=[.N286]/[.$S286]" office:value-type="percentage" office:value="0.00613227567433079" calcext:value-type="percentage">
            <text:p>0,61%</text:p>
          </table:table-cell>
          <table:table-cell table:style-name="ce3" table:formula="of:=[.O286]/[.$S286]" office:value-type="percentage" office:value="0.225416014167167" calcext:value-type="percentage">
            <text:p>22,54%</text:p>
          </table:table-cell>
          <table:table-cell table:style-name="ce3" table:formula="of:=[.P286]/[.$S286]" office:value-type="percentage" office:value="0.220732653270303" calcext:value-type="percentage">
            <text:p>22,07%</text:p>
          </table:table-cell>
          <table:table-cell table:style-name="ce3" table:formula="of:=[.Q286]/[.$S286]" office:value-type="percentage" office:value="0.227640610593177" calcext:value-type="percentage">
            <text:p>22,76%</text:p>
          </table:table-cell>
          <table:table-cell table:style-name="ce3" table:formula="of:=[.R286]/[.$S286]" office:value-type="percentage" office:value="0.0100545904254541" calcext:value-type="percentage">
            <text:p>1,0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9-12</text:p>
          </table:table-cell>
          <table:table-cell table:style-name="ce1" office:value-type="string" calcext:value-type="string">
            <text:p>5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3593" calcext:value-type="float">
            <text:p>93593</text:p>
          </table:table-cell>
          <table:table-cell table:style-name="ce1" office:value-type="float" office:value="72524" calcext:value-type="float">
            <text:p>72524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579" calcext:value-type="float">
            <text:p>579</text:p>
          </table:table-cell>
          <table:table-cell table:style-name="ce1" office:value-type="float" office:value="672" calcext:value-type="float">
            <text:p>672</text:p>
          </table:table-cell>
          <table:table-cell table:style-name="ce1" office:value-type="float" office:value="476" calcext:value-type="float">
            <text:p>476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3961" calcext:value-type="float">
            <text:p>3961</text:p>
          </table:table-cell>
          <table:table-cell table:style-name="ce1" office:value-type="float" office:value="10910" calcext:value-type="float">
            <text:p>10910</text:p>
          </table:table-cell>
          <table:table-cell table:style-name="ce1" office:value-type="float" office:value="2910" calcext:value-type="float">
            <text:p>2910</text:p>
          </table:table-cell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25451" calcext:value-type="float">
            <text:p>25451</text:p>
          </table:table-cell>
          <table:table-cell table:style-name="ce1" office:value-type="float" office:value="11237" calcext:value-type="float">
            <text:p>11237</text:p>
          </table:table-cell>
          <table:table-cell table:style-name="ce1" office:value-type="float" office:value="13741" calcext:value-type="float">
            <text:p>13741</text:p>
          </table:table-cell>
          <table:table-cell table:style-name="ce1" office:value-type="float" office:value="650" calcext:value-type="float">
            <text:p>650</text:p>
          </table:table-cell>
          <table:table-cell table:style-name="ce1" table:formula="of:=SUM([.H287:.R287])" office:value-type="float" office:value="70655" calcext:value-type="float">
            <text:p>70655</text:p>
          </table:table-cell>
          <table:table-cell table:style-name="ce3" table:formula="of:=[.H287]/[.$S287]" office:value-type="percentage" office:value="0.00951100417521761" calcext:value-type="percentage">
            <text:p>0,95%</text:p>
          </table:table-cell>
          <table:table-cell table:style-name="ce3" table:formula="of:=[.I287]/[.$S287]" office:value-type="percentage" office:value="0.00673696129077914" calcext:value-type="percentage">
            <text:p>0,67%</text:p>
          </table:table-cell>
          <table:table-cell table:style-name="ce3" table:formula="of:=[.J287]/[.$S287]" office:value-type="percentage" office:value="0.00161347392258156" calcext:value-type="percentage">
            <text:p>0,16%</text:p>
          </table:table-cell>
          <table:table-cell table:style-name="ce3" table:formula="of:=[.K287]/[.$S287]" office:value-type="percentage" office:value="0.0560611421696978" calcext:value-type="percentage">
            <text:p>5,61%</text:p>
          </table:table-cell>
          <table:table-cell table:style-name="ce3" table:formula="of:=[.L287]/[.$S287]" office:value-type="percentage" office:value="0.15441228504706" calcext:value-type="percentage">
            <text:p>15,44%</text:p>
          </table:table-cell>
          <table:table-cell table:style-name="ce3" table:formula="of:=[.M287]/[.$S287]" office:value-type="percentage" office:value="0.0411860448658977" calcext:value-type="percentage">
            <text:p>4,12%</text:p>
          </table:table-cell>
          <table:table-cell table:style-name="ce3" table:formula="of:=[.N287]/[.$S287]" office:value-type="percentage" office:value="0.00754369825206992" calcext:value-type="percentage">
            <text:p>0,75%</text:p>
          </table:table-cell>
          <table:table-cell table:style-name="ce3" table:formula="of:=[.O287]/[.$S287]" office:value-type="percentage" office:value="0.360215129856344" calcext:value-type="percentage">
            <text:p>36,02%</text:p>
          </table:table-cell>
          <table:table-cell table:style-name="ce3" table:formula="of:=[.P287]/[.$S287]" office:value-type="percentage" office:value="0.159040407614465" calcext:value-type="percentage">
            <text:p>15,90%</text:p>
          </table:table-cell>
          <table:table-cell table:style-name="ce3" table:formula="of:=[.Q287]/[.$S287]" office:value-type="percentage" office:value="0.194480220791168" calcext:value-type="percentage">
            <text:p>19,45%</text:p>
          </table:table-cell>
          <table:table-cell table:style-name="ce3" table:formula="of:=[.R287]/[.$S287]" office:value-type="percentage" office:value="0.00919963201471941" calcext:value-type="percentage">
            <text:p>0,92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9-13</text:p>
          </table:table-cell>
          <table:table-cell table:style-name="ce1" office:value-type="string" calcext:value-type="string">
            <text:p>5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9193" calcext:value-type="float">
            <text:p>89193</text:p>
          </table:table-cell>
          <table:table-cell table:style-name="ce1" office:value-type="float" office:value="67296" calcext:value-type="float">
            <text:p>67296</text:p>
          </table:table-cell>
          <table:table-cell table:style-name="ce1" office:value-type="float" office:value="1628" calcext:value-type="float">
            <text:p>1628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729" calcext:value-type="float">
            <text:p>729</text:p>
          </table:table-cell>
          <table:table-cell table:style-name="ce1" office:value-type="float" office:value="709" calcext:value-type="float">
            <text:p>709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3124" calcext:value-type="float">
            <text:p>3124</text:p>
          </table:table-cell>
          <table:table-cell table:style-name="ce1" office:value-type="float" office:value="7009" calcext:value-type="float">
            <text:p>7009</text:p>
          </table:table-cell>
          <table:table-cell table:style-name="ce1" office:value-type="float" office:value="3740" calcext:value-type="float">
            <text:p>3740</text:p>
          </table:table-cell>
          <table:table-cell table:style-name="ce1" office:value-type="float" office:value="435" calcext:value-type="float">
            <text:p>435</text:p>
          </table:table-cell>
          <table:table-cell table:style-name="ce1" office:value-type="float" office:value="21483" calcext:value-type="float">
            <text:p>21483</text:p>
          </table:table-cell>
          <table:table-cell table:style-name="ce1" office:value-type="float" office:value="10873" calcext:value-type="float">
            <text:p>10873</text:p>
          </table:table-cell>
          <table:table-cell table:style-name="ce1" office:value-type="float" office:value="16051" calcext:value-type="float">
            <text:p>16051</text:p>
          </table:table-cell>
          <table:table-cell table:style-name="ce1" office:value-type="float" office:value="886" calcext:value-type="float">
            <text:p>886</text:p>
          </table:table-cell>
          <table:table-cell table:style-name="ce1" table:formula="of:=SUM([.H288:.R288])" office:value-type="float" office:value="65156" calcext:value-type="float">
            <text:p>65156</text:p>
          </table:table-cell>
          <table:table-cell table:style-name="ce3" table:formula="of:=[.H288]/[.$S288]" office:value-type="percentage" office:value="0.0111885321382528" calcext:value-type="percentage">
            <text:p>1,12%</text:p>
          </table:table-cell>
          <table:table-cell table:style-name="ce3" table:formula="of:=[.I288]/[.$S288]" office:value-type="percentage" office:value="0.0108815765240346" calcext:value-type="percentage">
            <text:p>1,09%</text:p>
          </table:table-cell>
          <table:table-cell table:style-name="ce3" table:formula="of:=[.J288]/[.$S288]" office:value-type="percentage" office:value="0.00179569034317638" calcext:value-type="percentage">
            <text:p>0,18%</text:p>
          </table:table-cell>
          <table:table-cell table:style-name="ce3" table:formula="of:=[.K288]/[.$S288]" office:value-type="percentage" office:value="0.0479464669408803" calcext:value-type="percentage">
            <text:p>4,79%</text:p>
          </table:table-cell>
          <table:table-cell table:style-name="ce3" table:formula="of:=[.L288]/[.$S288]" office:value-type="percentage" office:value="0.107572595002763" calcext:value-type="percentage">
            <text:p>10,76%</text:p>
          </table:table-cell>
          <table:table-cell table:style-name="ce3" table:formula="of:=[.M288]/[.$S288]" office:value-type="percentage" office:value="0.0574006998588004" calcext:value-type="percentage">
            <text:p>5,74%</text:p>
          </table:table-cell>
          <table:table-cell table:style-name="ce3" table:formula="of:=[.N288]/[.$S288]" office:value-type="percentage" office:value="0.0066762846092455" calcext:value-type="percentage">
            <text:p>0,67%</text:p>
          </table:table-cell>
          <table:table-cell table:style-name="ce3" table:formula="of:=[.O288]/[.$S288]" office:value-type="percentage" office:value="0.329716373012462" calcext:value-type="percentage">
            <text:p>32,97%</text:p>
          </table:table-cell>
          <table:table-cell table:style-name="ce3" table:formula="of:=[.P288]/[.$S288]" office:value-type="percentage" office:value="0.166876419669716" calcext:value-type="percentage">
            <text:p>16,69%</text:p>
          </table:table-cell>
          <table:table-cell table:style-name="ce3" table:formula="of:=[.Q288]/[.$S288]" office:value-type="percentage" office:value="0.246347228190804" calcext:value-type="percentage">
            <text:p>24,63%</text:p>
          </table:table-cell>
          <table:table-cell table:style-name="ce3" table:formula="of:=[.R288]/[.$S288]" office:value-type="percentage" office:value="0.0135981337098656" calcext:value-type="percentage">
            <text:p>1,36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9-14</text:p>
          </table:table-cell>
          <table:table-cell table:style-name="ce1" office:value-type="string" calcext:value-type="string">
            <text:p>5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8767" calcext:value-type="float">
            <text:p>98767</text:p>
          </table:table-cell>
          <table:table-cell table:style-name="ce1" office:value-type="float" office:value="80458" calcext:value-type="float">
            <text:p>80458</text:p>
          </table:table-cell>
          <table:table-cell table:style-name="ce1" office:value-type="float" office:value="1523" calcext:value-type="float">
            <text:p>1523</text:p>
          </table:table-cell>
          <table:table-cell table:style-name="ce1" office:value-type="float" office:value="658" calcext:value-type="float">
            <text:p>658</text:p>
          </table:table-cell>
          <table:table-cell table:style-name="ce1" office:value-type="float" office:value="721" calcext:value-type="float">
            <text:p>721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4770" calcext:value-type="float">
            <text:p>4770</text:p>
          </table:table-cell>
          <table:table-cell table:style-name="ce1" office:value-type="float" office:value="13785" calcext:value-type="float">
            <text:p>13785</text:p>
          </table:table-cell>
          <table:table-cell table:style-name="ce1" office:value-type="float" office:value="3545" calcext:value-type="float">
            <text:p>3545</text:p>
          </table:table-cell>
          <table:table-cell table:style-name="ce1" office:value-type="float" office:value="715" calcext:value-type="float">
            <text:p>715</text:p>
          </table:table-cell>
          <table:table-cell table:style-name="ce1" office:value-type="float" office:value="25531" calcext:value-type="float">
            <text:p>25531</text:p>
          </table:table-cell>
          <table:table-cell table:style-name="ce1" office:value-type="float" office:value="14282" calcext:value-type="float">
            <text:p>14282</text:p>
          </table:table-cell>
          <table:table-cell table:style-name="ce1" office:value-type="float" office:value="13291" calcext:value-type="float">
            <text:p>13291</text:p>
          </table:table-cell>
          <table:table-cell table:style-name="ce1" office:value-type="float" office:value="923" calcext:value-type="float">
            <text:p>923</text:p>
          </table:table-cell>
          <table:table-cell table:style-name="ce1" table:formula="of:=SUM([.H289:.R289])" office:value-type="float" office:value="78277" calcext:value-type="float">
            <text:p>78277</text:p>
          </table:table-cell>
          <table:table-cell table:style-name="ce3" table:formula="of:=[.H289]/[.$S289]" office:value-type="percentage" office:value="0.00921087931320822" calcext:value-type="percentage">
            <text:p>0,92%</text:p>
          </table:table-cell>
          <table:table-cell table:style-name="ce3" table:formula="of:=[.I289]/[.$S289]" office:value-type="percentage" office:value="0.00716685616464606" calcext:value-type="percentage">
            <text:p>0,72%</text:p>
          </table:table-cell>
          <table:table-cell table:style-name="ce3" table:formula="of:=[.J289]/[.$S289]" office:value-type="percentage" office:value="0.00195459713581256" calcext:value-type="percentage">
            <text:p>0,20%</text:p>
          </table:table-cell>
          <table:table-cell table:style-name="ce3" table:formula="of:=[.K289]/[.$S289]" office:value-type="percentage" office:value="0.0609374401165093" calcext:value-type="percentage">
            <text:p>6,09%</text:p>
          </table:table-cell>
          <table:table-cell table:style-name="ce3" table:formula="of:=[.L289]/[.$S289]" office:value-type="percentage" office:value="0.176105369393308" calcext:value-type="percentage">
            <text:p>17,61%</text:p>
          </table:table-cell>
          <table:table-cell table:style-name="ce3" table:formula="of:=[.M289]/[.$S289]" office:value-type="percentage" office:value="0.0452878878853303" calcext:value-type="percentage">
            <text:p>4,53%</text:p>
          </table:table-cell>
          <table:table-cell table:style-name="ce3" table:formula="of:=[.N289]/[.$S289]" office:value-type="percentage" office:value="0.00913422844513714" calcext:value-type="percentage">
            <text:p>0,91%</text:p>
          </table:table-cell>
          <table:table-cell table:style-name="ce3" table:formula="of:=[.O289]/[.$S289]" office:value-type="percentage" office:value="0.326162218787128" calcext:value-type="percentage">
            <text:p>32,62%</text:p>
          </table:table-cell>
          <table:table-cell table:style-name="ce3" table:formula="of:=[.P289]/[.$S289]" office:value-type="percentage" office:value="0.18245461629853" calcext:value-type="percentage">
            <text:p>18,25%</text:p>
          </table:table-cell>
          <table:table-cell table:style-name="ce3" table:formula="of:=[.Q289]/[.$S289]" office:value-type="percentage" office:value="0.169794447922123" calcext:value-type="percentage">
            <text:p>16,98%</text:p>
          </table:table-cell>
          <table:table-cell table:style-name="ce3" table:formula="of:=[.R289]/[.$S289]" office:value-type="percentage" office:value="0.0117914585382679" calcext:value-type="percentage">
            <text:p>1,1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9-15</text:p>
          </table:table-cell>
          <table:table-cell table:style-name="ce1" office:value-type="string" calcext:value-type="string">
            <text:p>5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5832" calcext:value-type="float">
            <text:p>95832</text:p>
          </table:table-cell>
          <table:table-cell table:style-name="ce1" office:value-type="float" office:value="78487" calcext:value-type="float">
            <text:p>78487</text:p>
          </table:table-cell>
          <table:table-cell table:style-name="ce1" office:value-type="float" office:value="1386" calcext:value-type="float">
            <text:p>1386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737" calcext:value-type="float">
            <text:p>737</text:p>
          </table:table-cell>
          <table:table-cell table:style-name="ce1" office:value-type="float" office:value="513" calcext:value-type="float">
            <text:p>513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4522" calcext:value-type="float">
            <text:p>4522</text:p>
          </table:table-cell>
          <table:table-cell table:style-name="ce1" office:value-type="float" office:value="14615" calcext:value-type="float">
            <text:p>14615</text:p>
          </table:table-cell>
          <table:table-cell table:style-name="ce1" office:value-type="float" office:value="3588" calcext:value-type="float">
            <text:p>3588</text:p>
          </table:table-cell>
          <table:table-cell table:style-name="ce1" office:value-type="float" office:value="639" calcext:value-type="float">
            <text:p>639</text:p>
          </table:table-cell>
          <table:table-cell table:style-name="ce1" office:value-type="float" office:value="22788" calcext:value-type="float">
            <text:p>22788</text:p>
          </table:table-cell>
          <table:table-cell table:style-name="ce1" office:value-type="float" office:value="14747" calcext:value-type="float">
            <text:p>14747</text:p>
          </table:table-cell>
          <table:table-cell table:style-name="ce1" office:value-type="float" office:value="13247" calcext:value-type="float">
            <text:p>13247</text:p>
          </table:table-cell>
          <table:table-cell table:style-name="ce1" office:value-type="float" office:value="914" calcext:value-type="float">
            <text:p>914</text:p>
          </table:table-cell>
          <table:table-cell table:style-name="ce1" table:formula="of:=SUM([.H290:.R290])" office:value-type="float" office:value="76432" calcext:value-type="float">
            <text:p>76432</text:p>
          </table:table-cell>
          <table:table-cell table:style-name="ce3" table:formula="of:=[.H290]/[.$S290]" office:value-type="percentage" office:value="0.009642558090852" calcext:value-type="percentage">
            <text:p>0,96%</text:p>
          </table:table-cell>
          <table:table-cell table:style-name="ce3" table:formula="of:=[.I290]/[.$S290]" office:value-type="percentage" office:value="0.00671184844044379" calcext:value-type="percentage">
            <text:p>0,67%</text:p>
          </table:table-cell>
          <table:table-cell table:style-name="ce3" table:formula="of:=[.J290]/[.$S290]" office:value-type="percentage" office:value="0.00159619007745447" calcext:value-type="percentage">
            <text:p>0,16%</text:p>
          </table:table-cell>
          <table:table-cell table:style-name="ce3" table:formula="of:=[.K290]/[.$S290]" office:value-type="percentage" office:value="0.0591637010676157" calcext:value-type="percentage">
            <text:p>5,92%</text:p>
          </table:table-cell>
          <table:table-cell table:style-name="ce3" table:formula="of:=[.L290]/[.$S290]" office:value-type="percentage" office:value="0.19121572116391" calcext:value-type="percentage">
            <text:p>19,12%</text:p>
          </table:table-cell>
          <table:table-cell table:style-name="ce3" table:formula="of:=[.M290]/[.$S290]" office:value-type="percentage" office:value="0.0469436885074314" calcext:value-type="percentage">
            <text:p>4,69%</text:p>
          </table:table-cell>
          <table:table-cell table:style-name="ce3" table:formula="of:=[.N290]/[.$S290]" office:value-type="percentage" office:value="0.00836037261879841" calcext:value-type="percentage">
            <text:p>0,84%</text:p>
          </table:table-cell>
          <table:table-cell table:style-name="ce3" table:formula="of:=[.O290]/[.$S290]" office:value-type="percentage" office:value="0.298147372828135" calcext:value-type="percentage">
            <text:p>29,81%</text:p>
          </table:table-cell>
          <table:table-cell table:style-name="ce3" table:formula="of:=[.P290]/[.$S290]" office:value-type="percentage" office:value="0.192942746493615" calcext:value-type="percentage">
            <text:p>19,29%</text:p>
          </table:table-cell>
          <table:table-cell table:style-name="ce3" table:formula="of:=[.Q290]/[.$S290]" office:value-type="percentage" office:value="0.17331745865606" calcext:value-type="percentage">
            <text:p>17,33%</text:p>
          </table:table-cell>
          <table:table-cell table:style-name="ce3" table:formula="of:=[.R290]/[.$S290]" office:value-type="percentage" office:value="0.0119583420556835" calcext:value-type="percentage">
            <text:p>1,2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9-16</text:p>
          </table:table-cell>
          <table:table-cell table:style-name="ce1" office:value-type="string" calcext:value-type="string">
            <text:p>5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2976" calcext:value-type="float">
            <text:p>82976</text:p>
          </table:table-cell>
          <table:table-cell table:style-name="ce1" office:value-type="float" office:value="63553" calcext:value-type="float">
            <text:p>63553</text:p>
          </table:table-cell>
          <table:table-cell table:style-name="ce1" office:value-type="float" office:value="1199" calcext:value-type="float">
            <text:p>1199</text:p>
          </table:table-cell>
          <table:table-cell table:style-name="ce1" office:value-type="float" office:value="505" calcext:value-type="float">
            <text:p>505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2634" calcext:value-type="float">
            <text:p>2634</text:p>
          </table:table-cell>
          <table:table-cell table:style-name="ce1" office:value-type="float" office:value="5747" calcext:value-type="float">
            <text:p>5747</text:p>
          </table:table-cell>
          <table:table-cell table:style-name="ce1" office:value-type="float" office:value="2997" calcext:value-type="float">
            <text:p>2997</text:p>
          </table:table-cell>
          <table:table-cell table:style-name="ce1" office:value-type="float" office:value="374" calcext:value-type="float">
            <text:p>374</text:p>
          </table:table-cell>
          <table:table-cell table:style-name="ce1" office:value-type="float" office:value="22920" calcext:value-type="float">
            <text:p>22920</text:p>
          </table:table-cell>
          <table:table-cell table:style-name="ce1" office:value-type="float" office:value="9238" calcext:value-type="float">
            <text:p>9238</text:p>
          </table:table-cell>
          <table:table-cell table:style-name="ce1" office:value-type="float" office:value="16138" calcext:value-type="float">
            <text:p>16138</text:p>
          </table:table-cell>
          <table:table-cell table:style-name="ce1" office:value-type="float" office:value="628" calcext:value-type="float">
            <text:p>628</text:p>
          </table:table-cell>
          <table:table-cell table:style-name="ce1" table:formula="of:=SUM([.H291:.R291])" office:value-type="float" office:value="61849" calcext:value-type="float">
            <text:p>61849</text:p>
          </table:table-cell>
          <table:table-cell table:style-name="ce3" table:formula="of:=[.H291]/[.$S291]" office:value-type="percentage" office:value="0.0105094666041488" calcext:value-type="percentage">
            <text:p>1,05%</text:p>
          </table:table-cell>
          <table:table-cell table:style-name="ce3" table:formula="of:=[.I291]/[.$S291]" office:value-type="percentage" office:value="0.00666138498601433" calcext:value-type="percentage">
            <text:p>0,67%</text:p>
          </table:table-cell>
          <table:table-cell table:style-name="ce3" table:formula="of:=[.J291]/[.$S291]" office:value-type="percentage" office:value="0.00179469352778541" calcext:value-type="percentage">
            <text:p>0,18%</text:p>
          </table:table-cell>
          <table:table-cell table:style-name="ce3" table:formula="of:=[.K291]/[.$S291]" office:value-type="percentage" office:value="0.042587592362043" calcext:value-type="percentage">
            <text:p>4,26%</text:p>
          </table:table-cell>
          <table:table-cell table:style-name="ce3" table:formula="of:=[.L291]/[.$S291]" office:value-type="percentage" office:value="0.0929198531908357" calcext:value-type="percentage">
            <text:p>9,29%</text:p>
          </table:table-cell>
          <table:table-cell table:style-name="ce3" table:formula="of:=[.M291]/[.$S291]" office:value-type="percentage" office:value="0.0484567252502062" calcext:value-type="percentage">
            <text:p>4,85%</text:p>
          </table:table-cell>
          <table:table-cell table:style-name="ce3" table:formula="of:=[.N291]/[.$S291]" office:value-type="percentage" office:value="0.00604698539992563" calcext:value-type="percentage">
            <text:p>0,60%</text:p>
          </table:table-cell>
          <table:table-cell table:style-name="ce3" table:formula="of:=[.O291]/[.$S291]" office:value-type="percentage" office:value="0.370579960872447" calcext:value-type="percentage">
            <text:p>37,06%</text:p>
          </table:table-cell>
          <table:table-cell table:style-name="ce3" table:formula="of:=[.P291]/[.$S291]" office:value-type="percentage" office:value="0.149363773060195" calcext:value-type="percentage">
            <text:p>14,94%</text:p>
          </table:table-cell>
          <table:table-cell table:style-name="ce3" table:formula="of:=[.Q291]/[.$S291]" office:value-type="percentage" office:value="0.260925803165775" calcext:value-type="percentage">
            <text:p>26,09%</text:p>
          </table:table-cell>
          <table:table-cell table:style-name="ce3" table:formula="of:=[.R291]/[.$S291]" office:value-type="percentage" office:value="0.0101537615806238" calcext:value-type="percentage">
            <text:p>1,02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9-17</text:p>
          </table:table-cell>
          <table:table-cell table:style-name="ce1" office:value-type="string" calcext:value-type="string">
            <text:p>5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3591" calcext:value-type="float">
            <text:p>73591</text:p>
          </table:table-cell>
          <table:table-cell table:style-name="ce1" office:value-type="float" office:value="56797" calcext:value-type="float">
            <text:p>56797</text:p>
          </table:table-cell>
          <table:table-cell table:style-name="ce1" office:value-type="float" office:value="1004" calcext:value-type="float">
            <text:p>1004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432" calcext:value-type="float">
            <text:p>432</text:p>
          </table:table-cell>
          <table:table-cell table:style-name="ce1" office:value-type="float" office:value="457" calcext:value-type="float">
            <text:p>457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2562" calcext:value-type="float">
            <text:p>2562</text:p>
          </table:table-cell>
          <table:table-cell table:style-name="ce1" office:value-type="float" office:value="7925" calcext:value-type="float">
            <text:p>7925</text:p>
          </table:table-cell>
          <table:table-cell table:style-name="ce1" office:value-type="float" office:value="2838" calcext:value-type="float">
            <text:p>2838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18212" calcext:value-type="float">
            <text:p>18212</text:p>
          </table:table-cell>
          <table:table-cell table:style-name="ce1" office:value-type="float" office:value="9685" calcext:value-type="float">
            <text:p>9685</text:p>
          </table:table-cell>
          <table:table-cell table:style-name="ce1" office:value-type="float" office:value="12300" calcext:value-type="float">
            <text:p>12300</text:p>
          </table:table-cell>
          <table:table-cell table:style-name="ce1" office:value-type="float" office:value="535" calcext:value-type="float">
            <text:p>535</text:p>
          </table:table-cell>
          <table:table-cell table:style-name="ce1" table:formula="of:=SUM([.H292:.R292])" office:value-type="float" office:value="55377" calcext:value-type="float">
            <text:p>55377</text:p>
          </table:table-cell>
          <table:table-cell table:style-name="ce3" table:formula="of:=[.H292]/[.$S292]" office:value-type="percentage" office:value="0.00780107264748903" calcext:value-type="percentage">
            <text:p>0,78%</text:p>
          </table:table-cell>
          <table:table-cell table:style-name="ce3" table:formula="of:=[.I292]/[.$S292]" office:value-type="percentage" office:value="0.00825252361088539" calcext:value-type="percentage">
            <text:p>0,83%</text:p>
          </table:table-cell>
          <table:table-cell table:style-name="ce3" table:formula="of:=[.J292]/[.$S292]" office:value-type="percentage" office:value="0.00187803600772884" calcext:value-type="percentage">
            <text:p>0,19%</text:p>
          </table:table-cell>
          <table:table-cell table:style-name="ce3" table:formula="of:=[.K292]/[.$S292]" office:value-type="percentage" office:value="0.0462646947288586" calcext:value-type="percentage">
            <text:p>4,63%</text:p>
          </table:table-cell>
          <table:table-cell table:style-name="ce3" table:formula="of:=[.L292]/[.$S292]" office:value-type="percentage" office:value="0.143109955396645" calcext:value-type="percentage">
            <text:p>14,31%</text:p>
          </table:table-cell>
          <table:table-cell table:style-name="ce3" table:formula="of:=[.M292]/[.$S292]" office:value-type="percentage" office:value="0.0512487133647543" calcext:value-type="percentage">
            <text:p>5,12%</text:p>
          </table:table-cell>
          <table:table-cell table:style-name="ce3" table:formula="of:=[.N292]/[.$S292]" office:value-type="percentage" office:value="0.00590497860122434" calcext:value-type="percentage">
            <text:p>0,59%</text:p>
          </table:table-cell>
          <table:table-cell table:style-name="ce3" table:formula="of:=[.O292]/[.$S292]" office:value-type="percentage" office:value="0.328872997814977" calcext:value-type="percentage">
            <text:p>32,89%</text:p>
          </table:table-cell>
          <table:table-cell table:style-name="ce3" table:formula="of:=[.P292]/[.$S292]" office:value-type="percentage" office:value="0.174892103219748" calcext:value-type="percentage">
            <text:p>17,49%</text:p>
          </table:table-cell>
          <table:table-cell table:style-name="ce3" table:formula="of:=[.Q292]/[.$S292]" office:value-type="percentage" office:value="0.222113873991007" calcext:value-type="percentage">
            <text:p>22,21%</text:p>
          </table:table-cell>
          <table:table-cell table:style-name="ce3" table:formula="of:=[.R292]/[.$S292]" office:value-type="percentage" office:value="0.00966105061668202" calcext:value-type="percentage">
            <text:p>0,97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9-18</text:p>
          </table:table-cell>
          <table:table-cell table:style-name="ce1" office:value-type="string" calcext:value-type="string">
            <text:p>5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1651" calcext:value-type="float">
            <text:p>91651</text:p>
          </table:table-cell>
          <table:table-cell table:style-name="ce1" office:value-type="float" office:value="70785" calcext:value-type="float">
            <text:p>70785</text:p>
          </table:table-cell>
          <table:table-cell table:style-name="ce1" office:value-type="float" office:value="1358" calcext:value-type="float">
            <text:p>1358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702" calcext:value-type="float">
            <text:p>702</text:p>
          </table:table-cell>
          <table:table-cell table:style-name="ce1" office:value-type="float" office:value="562" calcext:value-type="float">
            <text:p>562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4309" calcext:value-type="float">
            <text:p>4309</text:p>
          </table:table-cell>
          <table:table-cell table:style-name="ce1" office:value-type="float" office:value="11665" calcext:value-type="float">
            <text:p>11665</text:p>
          </table:table-cell>
          <table:table-cell table:style-name="ce1" office:value-type="float" office:value="2843" calcext:value-type="float">
            <text:p>2843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24584" calcext:value-type="float">
            <text:p>24584</text:p>
          </table:table-cell>
          <table:table-cell table:style-name="ce1" office:value-type="float" office:value="11721" calcext:value-type="float">
            <text:p>11721</text:p>
          </table:table-cell>
          <table:table-cell table:style-name="ce1" office:value-type="float" office:value="11401" calcext:value-type="float">
            <text:p>11401</text:p>
          </table:table-cell>
          <table:table-cell table:style-name="ce1" office:value-type="float" office:value="646" calcext:value-type="float">
            <text:p>646</text:p>
          </table:table-cell>
          <table:table-cell table:style-name="ce1" table:formula="of:=SUM([.H293:.R293])" office:value-type="float" office:value="69004" calcext:value-type="float">
            <text:p>69004</text:p>
          </table:table-cell>
          <table:table-cell table:style-name="ce3" table:formula="of:=[.H293]/[.$S293]" office:value-type="percentage" office:value="0.0101733232856066" calcext:value-type="percentage">
            <text:p>1,02%</text:p>
          </table:table-cell>
          <table:table-cell table:style-name="ce3" table:formula="of:=[.I293]/[.$S293]" office:value-type="percentage" office:value="0.00814445539389021" calcext:value-type="percentage">
            <text:p>0,81%</text:p>
          </table:table-cell>
          <table:table-cell table:style-name="ce3" table:formula="of:=[.J293]/[.$S293]" office:value-type="percentage" office:value="0.00188394875659382" calcext:value-type="percentage">
            <text:p>0,19%</text:p>
          </table:table-cell>
          <table:table-cell table:style-name="ce3" table:formula="of:=[.K293]/[.$S293]" office:value-type="percentage" office:value="0.062445655324329" calcext:value-type="percentage">
            <text:p>6,24%</text:p>
          </table:table-cell>
          <table:table-cell table:style-name="ce3" table:formula="of:=[.L293]/[.$S293]" office:value-type="percentage" office:value="0.169048171120515" calcext:value-type="percentage">
            <text:p>16,90%</text:p>
          </table:table-cell>
          <table:table-cell table:style-name="ce3" table:formula="of:=[.M293]/[.$S293]" office:value-type="percentage" office:value="0.0412005101153556" calcext:value-type="percentage">
            <text:p>4,12%</text:p>
          </table:table-cell>
          <table:table-cell table:style-name="ce3" table:formula="of:=[.N293]/[.$S293]" office:value-type="percentage" office:value="0.00639093385890673" calcext:value-type="percentage">
            <text:p>0,64%</text:p>
          </table:table-cell>
          <table:table-cell table:style-name="ce3" table:formula="of:=[.O293]/[.$S293]" office:value-type="percentage" office:value="0.356269201785404" calcext:value-type="percentage">
            <text:p>35,63%</text:p>
          </table:table-cell>
          <table:table-cell table:style-name="ce3" table:formula="of:=[.P293]/[.$S293]" office:value-type="percentage" office:value="0.169859718277201" calcext:value-type="percentage">
            <text:p>16,99%</text:p>
          </table:table-cell>
          <table:table-cell table:style-name="ce3" table:formula="of:=[.Q293]/[.$S293]" office:value-type="percentage" office:value="0.165222305953278" calcext:value-type="percentage">
            <text:p>16,52%</text:p>
          </table:table-cell>
          <table:table-cell table:style-name="ce3" table:formula="of:=[.R293]/[.$S293]" office:value-type="percentage" office:value="0.00936177612892006" calcext:value-type="percentage">
            <text:p>0,94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9-19</text:p>
          </table:table-cell>
          <table:table-cell table:style-name="ce1" office:value-type="string" calcext:value-type="string">
            <text:p>5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9065" calcext:value-type="float">
            <text:p>79065</text:p>
          </table:table-cell>
          <table:table-cell table:style-name="ce1" office:value-type="float" office:value="60741" calcext:value-type="float">
            <text:p>60741</text:p>
          </table:table-cell>
          <table:table-cell table:style-name="ce1" office:value-type="float" office:value="1060" calcext:value-type="float">
            <text:p>1060</text:p>
          </table:table-cell>
          <table:table-cell table:style-name="ce1" office:value-type="float" office:value="437" calcext:value-type="float">
            <text:p>437</text:p>
          </table:table-cell>
          <table:table-cell table:style-name="ce1" office:value-type="float" office:value="585" calcext:value-type="float">
            <text:p>585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2481" calcext:value-type="float">
            <text:p>2481</text:p>
          </table:table-cell>
          <table:table-cell table:style-name="ce1" office:value-type="float" office:value="5726" calcext:value-type="float">
            <text:p>5726</text:p>
          </table:table-cell>
          <table:table-cell table:style-name="ce1" office:value-type="float" office:value="2935" calcext:value-type="float">
            <text:p>2935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23318" calcext:value-type="float">
            <text:p>23318</text:p>
          </table:table-cell>
          <table:table-cell table:style-name="ce1" office:value-type="float" office:value="8731" calcext:value-type="float">
            <text:p>8731</text:p>
          </table:table-cell>
          <table:table-cell table:style-name="ce1" office:value-type="float" office:value="14078" calcext:value-type="float">
            <text:p>14078</text:p>
          </table:table-cell>
          <table:table-cell table:style-name="ce1" office:value-type="float" office:value="543" calcext:value-type="float">
            <text:p>543</text:p>
          </table:table-cell>
          <table:table-cell table:style-name="ce1" table:formula="of:=SUM([.H294:.R294])" office:value-type="float" office:value="59244" calcext:value-type="float">
            <text:p>59244</text:p>
          </table:table-cell>
          <table:table-cell table:style-name="ce3" table:formula="of:=[.H294]/[.$S294]" office:value-type="percentage" office:value="0.00987441766254811" calcext:value-type="percentage">
            <text:p>0,99%</text:p>
          </table:table-cell>
          <table:table-cell table:style-name="ce3" table:formula="of:=[.I294]/[.$S294]" office:value-type="percentage" office:value="0.00776449935858484" calcext:value-type="percentage">
            <text:p>0,78%</text:p>
          </table:table-cell>
          <table:table-cell table:style-name="ce3" table:formula="of:=[.J294]/[.$S294]" office:value-type="percentage" office:value="0.00146850313955844" calcext:value-type="percentage">
            <text:p>0,15%</text:p>
          </table:table-cell>
          <table:table-cell table:style-name="ce3" table:formula="of:=[.K294]/[.$S294]" office:value-type="percentage" office:value="0.041877658497063" calcext:value-type="percentage">
            <text:p>4,19%</text:p>
          </table:table-cell>
          <table:table-cell table:style-name="ce3" table:formula="of:=[.L294]/[.$S294]" office:value-type="percentage" office:value="0.0966511376679495" calcext:value-type="percentage">
            <text:p>9,67%</text:p>
          </table:table-cell>
          <table:table-cell table:style-name="ce3" table:formula="of:=[.M294]/[.$S294]" office:value-type="percentage" office:value="0.0495408817770576" calcext:value-type="percentage">
            <text:p>4,95%</text:p>
          </table:table-cell>
          <table:table-cell table:style-name="ce3" table:formula="of:=[.N294]/[.$S294]" office:value-type="percentage" office:value="0.00506380392951185" calcext:value-type="percentage">
            <text:p>0,51%</text:p>
          </table:table-cell>
          <table:table-cell table:style-name="ce3" table:formula="of:=[.O294]/[.$S294]" office:value-type="percentage" office:value="0.393592600094524" calcext:value-type="percentage">
            <text:p>39,36%</text:p>
          </table:table-cell>
          <table:table-cell table:style-name="ce3" table:formula="of:=[.P294]/[.$S294]" office:value-type="percentage" office:value="0.147373573695227" calcext:value-type="percentage">
            <text:p>14,74%</text:p>
          </table:table-cell>
          <table:table-cell table:style-name="ce3" table:formula="of:=[.Q294]/[.$S294]" office:value-type="percentage" office:value="0.237627439065559" calcext:value-type="percentage">
            <text:p>23,76%</text:p>
          </table:table-cell>
          <table:table-cell table:style-name="ce3" table:formula="of:=[.R294]/[.$S294]" office:value-type="percentage" office:value="0.00916548511241645" calcext:value-type="percentage">
            <text:p>0,92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9-20</text:p>
          </table:table-cell>
          <table:table-cell table:style-name="ce1" office:value-type="string" calcext:value-type="string">
            <text:p>5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1085" calcext:value-type="float">
            <text:p>81085</text:p>
          </table:table-cell>
          <table:table-cell table:style-name="ce1" office:value-type="float" office:value="59254" calcext:value-type="float">
            <text:p>59254</text:p>
          </table:table-cell>
          <table:table-cell table:style-name="ce1" office:value-type="float" office:value="1033" calcext:value-type="float">
            <text:p>1033</text:p>
          </table:table-cell>
          <table:table-cell table:style-name="ce1" office:value-type="float" office:value="503" calcext:value-type="float">
            <text:p>503</text:p>
          </table:table-cell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816" calcext:value-type="float">
            <text:p>2816</text:p>
          </table:table-cell>
          <table:table-cell table:style-name="ce1" office:value-type="float" office:value="6525" calcext:value-type="float">
            <text:p>6525</text:p>
          </table:table-cell>
          <table:table-cell table:style-name="ce1" office:value-type="float" office:value="2538" calcext:value-type="float">
            <text:p>2538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21696" calcext:value-type="float">
            <text:p>21696</text:p>
          </table:table-cell>
          <table:table-cell table:style-name="ce1" office:value-type="float" office:value="9102" calcext:value-type="float">
            <text:p>9102</text:p>
          </table:table-cell>
          <table:table-cell table:style-name="ce1" office:value-type="float" office:value="12987" calcext:value-type="float">
            <text:p>12987</text:p>
          </table:table-cell>
          <table:table-cell table:style-name="ce1" office:value-type="float" office:value="595" calcext:value-type="float">
            <text:p>595</text:p>
          </table:table-cell>
          <table:table-cell table:style-name="ce1" table:formula="of:=SUM([.H295:.R295])" office:value-type="float" office:value="57718" calcext:value-type="float">
            <text:p>57718</text:p>
          </table:table-cell>
          <table:table-cell table:style-name="ce3" table:formula="of:=[.H295]/[.$S295]" office:value-type="percentage" office:value="0.0101701375654042" calcext:value-type="percentage">
            <text:p>1,02%</text:p>
          </table:table-cell>
          <table:table-cell table:style-name="ce3" table:formula="of:=[.I295]/[.$S295]" office:value-type="percentage" office:value="0.0076752486226134" calcext:value-type="percentage">
            <text:p>0,77%</text:p>
          </table:table-cell>
          <table:table-cell table:style-name="ce3" table:formula="of:=[.J295]/[.$S295]" office:value-type="percentage" office:value="0.00190581794240965" calcext:value-type="percentage">
            <text:p>0,19%</text:p>
          </table:table-cell>
          <table:table-cell table:style-name="ce3" table:formula="of:=[.K295]/[.$S295]" office:value-type="percentage" office:value="0.048788939325687" calcext:value-type="percentage">
            <text:p>4,88%</text:p>
          </table:table-cell>
          <table:table-cell table:style-name="ce3" table:formula="of:=[.L295]/[.$S295]" office:value-type="percentage" office:value="0.113049655220209" calcext:value-type="percentage">
            <text:p>11,30%</text:p>
          </table:table-cell>
          <table:table-cell table:style-name="ce3" table:formula="of:=[.M295]/[.$S295]" office:value-type="percentage" office:value="0.043972417616688" calcext:value-type="percentage">
            <text:p>4,40%</text:p>
          </table:table-cell>
          <table:table-cell table:style-name="ce3" table:formula="of:=[.N295]/[.$S295]" office:value-type="percentage" office:value="0.00552687203298798" calcext:value-type="percentage">
            <text:p>0,55%</text:p>
          </table:table-cell>
          <table:table-cell table:style-name="ce3" table:formula="of:=[.O295]/[.$S295]" office:value-type="percentage" office:value="0.375896600713815" calcext:value-type="percentage">
            <text:p>37,59%</text:p>
          </table:table-cell>
          <table:table-cell table:style-name="ce3" table:formula="of:=[.P295]/[.$S295]" office:value-type="percentage" office:value="0.157697771925569" calcext:value-type="percentage">
            <text:p>15,77%</text:p>
          </table:table-cell>
          <table:table-cell table:style-name="ce3" table:formula="of:=[.Q295]/[.$S295]" office:value-type="percentage" office:value="0.225007796527946" calcext:value-type="percentage">
            <text:p>22,50%</text:p>
          </table:table-cell>
          <table:table-cell table:style-name="ce3" table:formula="of:=[.R295]/[.$S295]" office:value-type="percentage" office:value="0.0103087425066704" calcext:value-type="percentage">
            <text:p>1,03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59-21</text:p>
          </table:table-cell>
          <table:table-cell table:style-name="ce1" office:value-type="string" calcext:value-type="string">
            <text:p>5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2570" calcext:value-type="float">
            <text:p>82570</text:p>
          </table:table-cell>
          <table:table-cell table:style-name="ce1" office:value-type="float" office:value="61820" calcext:value-type="float">
            <text:p>61820</text:p>
          </table:table-cell>
          <table:table-cell table:style-name="ce1" office:value-type="float" office:value="1084" calcext:value-type="float">
            <text:p>1084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2897" calcext:value-type="float">
            <text:p>2897</text:p>
          </table:table-cell>
          <table:table-cell table:style-name="ce1" office:value-type="float" office:value="9998" calcext:value-type="float">
            <text:p>9998</text:p>
          </table:table-cell>
          <table:table-cell table:style-name="ce1" office:value-type="float" office:value="2772" calcext:value-type="float">
            <text:p>2772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18311" calcext:value-type="float">
            <text:p>18311</text:p>
          </table:table-cell>
          <table:table-cell table:style-name="ce1" office:value-type="float" office:value="11464" calcext:value-type="float">
            <text:p>11464</text:p>
          </table:table-cell>
          <table:table-cell table:style-name="ce1" office:value-type="float" office:value="12824" calcext:value-type="float">
            <text:p>12824</text:p>
          </table:table-cell>
          <table:table-cell table:style-name="ce1" office:value-type="float" office:value="528" calcext:value-type="float">
            <text:p>528</text:p>
          </table:table-cell>
          <table:table-cell table:style-name="ce1" table:formula="of:=SUM([.H296:.R296])" office:value-type="float" office:value="60348" calcext:value-type="float">
            <text:p>60348</text:p>
          </table:table-cell>
          <table:table-cell table:style-name="ce3" table:formula="of:=[.H296]/[.$S296]" office:value-type="percentage" office:value="0.00828527871677603" calcext:value-type="percentage">
            <text:p>0,83%</text:p>
          </table:table-cell>
          <table:table-cell table:style-name="ce3" table:formula="of:=[.I296]/[.$S296]" office:value-type="percentage" office:value="0.00966063498376085" calcext:value-type="percentage">
            <text:p>0,97%</text:p>
          </table:table-cell>
          <table:table-cell table:style-name="ce3" table:formula="of:=[.J296]/[.$S296]" office:value-type="percentage" office:value="0.00175647908795652" calcext:value-type="percentage">
            <text:p>0,18%</text:p>
          </table:table-cell>
          <table:table-cell table:style-name="ce3" table:formula="of:=[.K296]/[.$S296]" office:value-type="percentage" office:value="0.0480049048850003" calcext:value-type="percentage">
            <text:p>4,80%</text:p>
          </table:table-cell>
          <table:table-cell table:style-name="ce3" table:formula="of:=[.L296]/[.$S296]" office:value-type="percentage" office:value="0.165672433220654" calcext:value-type="percentage">
            <text:p>16,57%</text:p>
          </table:table-cell>
          <table:table-cell table:style-name="ce3" table:formula="of:=[.M296]/[.$S296]" office:value-type="percentage" office:value="0.0459335852058063" calcext:value-type="percentage">
            <text:p>4,59%</text:p>
          </table:table-cell>
          <table:table-cell table:style-name="ce3" table:formula="of:=[.N296]/[.$S296]" office:value-type="percentage" office:value="0.0060482534632465" calcext:value-type="percentage">
            <text:p>0,60%</text:p>
          </table:table-cell>
          <table:table-cell table:style-name="ce3" table:formula="of:=[.O296]/[.$S296]" office:value-type="percentage" office:value="0.303423477165772" calcext:value-type="percentage">
            <text:p>30,34%</text:p>
          </table:table-cell>
          <table:table-cell table:style-name="ce3" table:formula="of:=[.P296]/[.$S296]" office:value-type="percentage" office:value="0.189964870418241" calcext:value-type="percentage">
            <text:p>19,00%</text:p>
          </table:table-cell>
          <table:table-cell table:style-name="ce3" table:formula="of:=[.Q296]/[.$S296]" office:value-type="percentage" office:value="0.212500828527872" calcext:value-type="percentage">
            <text:p>21,25%</text:p>
          </table:table-cell>
          <table:table-cell table:style-name="ce3" table:formula="of:=[.R296]/[.$S296]" office:value-type="percentage" office:value="0.00874925432491549" calcext:value-type="percentage">
            <text:p>0,87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0-0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3057" calcext:value-type="float">
            <text:p>83057</text:p>
          </table:table-cell>
          <table:table-cell table:style-name="ce1" office:value-type="float" office:value="66236" calcext:value-type="float">
            <text:p>66236</text:p>
          </table:table-cell>
          <table:table-cell table:style-name="ce1" office:value-type="float" office:value="1211" calcext:value-type="float">
            <text:p>1211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665" calcext:value-type="float">
            <text:p>665</text:p>
          </table:table-cell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3462" calcext:value-type="float">
            <text:p>3462</text:p>
          </table:table-cell>
          <table:table-cell table:style-name="ce1" office:value-type="float" office:value="10227" calcext:value-type="float">
            <text:p>10227</text:p>
          </table:table-cell>
          <table:table-cell table:style-name="ce1" office:value-type="float" office:value="2952" calcext:value-type="float">
            <text:p>2952</text:p>
          </table:table-cell>
          <table:table-cell table:style-name="ce1" office:value-type="float" office:value="508" calcext:value-type="float">
            <text:p>508</text:p>
          </table:table-cell>
          <table:table-cell table:style-name="ce1" office:value-type="float" office:value="22370" calcext:value-type="float">
            <text:p>22370</text:p>
          </table:table-cell>
          <table:table-cell table:style-name="ce1" office:value-type="float" office:value="12260" calcext:value-type="float">
            <text:p>12260</text:p>
          </table:table-cell>
          <table:table-cell table:style-name="ce1" office:value-type="float" office:value="10558" calcext:value-type="float">
            <text:p>10558</text:p>
          </table:table-cell>
          <table:table-cell table:style-name="ce1" office:value-type="float" office:value="824" calcext:value-type="float">
            <text:p>824</text:p>
          </table:table-cell>
          <table:table-cell table:style-name="ce1" table:formula="of:=SUM([.H297:.R297])" office:value-type="float" office:value="64485" calcext:value-type="float">
            <text:p>64485</text:p>
          </table:table-cell>
          <table:table-cell table:style-name="ce3" table:formula="of:=[.H297]/[.$S297]" office:value-type="percentage" office:value="0.0103124757695588" calcext:value-type="percentage">
            <text:p>1,03%</text:p>
          </table:table-cell>
          <table:table-cell table:style-name="ce3" table:formula="of:=[.I297]/[.$S297]" office:value-type="percentage" office:value="0.00840505543924944" calcext:value-type="percentage">
            <text:p>0,84%</text:p>
          </table:table-cell>
          <table:table-cell table:style-name="ce3" table:formula="of:=[.J297]/[.$S297]" office:value-type="percentage" office:value="0.00181437543614794" calcext:value-type="percentage">
            <text:p>0,18%</text:p>
          </table:table-cell>
          <table:table-cell table:style-name="ce3" table:formula="of:=[.K297]/[.$S297]" office:value-type="percentage" office:value="0.0536869039311468" calcext:value-type="percentage">
            <text:p>5,37%</text:p>
          </table:table-cell>
          <table:table-cell table:style-name="ce3" table:formula="of:=[.L297]/[.$S297]" office:value-type="percentage" office:value="0.158595022098162" calcext:value-type="percentage">
            <text:p>15,86%</text:p>
          </table:table-cell>
          <table:table-cell table:style-name="ce3" table:formula="of:=[.M297]/[.$S297]" office:value-type="percentage" office:value="0.045778087927425" calcext:value-type="percentage">
            <text:p>4,58%</text:p>
          </table:table-cell>
          <table:table-cell table:style-name="ce3" table:formula="of:=[.N297]/[.$S297]" office:value-type="percentage" office:value="0.00787780103900132" calcext:value-type="percentage">
            <text:p>0,79%</text:p>
          </table:table-cell>
          <table:table-cell table:style-name="ce3" table:formula="of:=[.O297]/[.$S297]" office:value-type="percentage" office:value="0.346902380398542" calcext:value-type="percentage">
            <text:p>34,69%</text:p>
          </table:table-cell>
          <table:table-cell table:style-name="ce3" table:formula="of:=[.P297]/[.$S297]" office:value-type="percentage" office:value="0.190121733736528" calcext:value-type="percentage">
            <text:p>19,01%</text:p>
          </table:table-cell>
          <table:table-cell table:style-name="ce3" table:formula="of:=[.Q297]/[.$S297]" office:value-type="percentage" office:value="0.163727998759401" calcext:value-type="percentage">
            <text:p>16,37%</text:p>
          </table:table-cell>
          <table:table-cell table:style-name="ce3" table:formula="of:=[.R297]/[.$S297]" office:value-type="percentage" office:value="0.0127781654648368" calcext:value-type="percentage">
            <text:p>1,2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0-02</text:p>
          </table:table-cell>
          <table:table-cell table:style-name="ce1" office:value-type="string" calcext:value-type="string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8723" calcext:value-type="float">
            <text:p>88723</text:p>
          </table:table-cell>
          <table:table-cell table:style-name="ce1" office:value-type="float" office:value="72046" calcext:value-type="float">
            <text:p>72046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681" calcext:value-type="float">
            <text:p>681</text:p>
          </table:table-cell>
          <table:table-cell table:style-name="ce1" office:value-type="float" office:value="565" calcext:value-type="float">
            <text:p>565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4181" calcext:value-type="float">
            <text:p>4181</text:p>
          </table:table-cell>
          <table:table-cell table:style-name="ce1" office:value-type="float" office:value="12279" calcext:value-type="float">
            <text:p>12279</text:p>
          </table:table-cell>
          <table:table-cell table:style-name="ce1" office:value-type="float" office:value="2945" calcext:value-type="float">
            <text:p>2945</text:p>
          </table:table-cell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24588" calcext:value-type="float">
            <text:p>24588</text:p>
          </table:table-cell>
          <table:table-cell table:style-name="ce1" office:value-type="float" office:value="12630" calcext:value-type="float">
            <text:p>12630</text:p>
          </table:table-cell>
          <table:table-cell table:style-name="ce1" office:value-type="float" office:value="10866" calcext:value-type="float">
            <text:p>10866</text:p>
          </table:table-cell>
          <table:table-cell table:style-name="ce1" office:value-type="float" office:value="777" calcext:value-type="float">
            <text:p>777</text:p>
          </table:table-cell>
          <table:table-cell table:style-name="ce1" table:formula="of:=SUM([.H298:.R298])" office:value-type="float" office:value="70238" calcext:value-type="float">
            <text:p>70238</text:p>
          </table:table-cell>
          <table:table-cell table:style-name="ce3" table:formula="of:=[.H298]/[.$S298]" office:value-type="percentage" office:value="0.00969560636692389" calcext:value-type="percentage">
            <text:p>0,97%</text:p>
          </table:table-cell>
          <table:table-cell table:style-name="ce3" table:formula="of:=[.I298]/[.$S298]" office:value-type="percentage" office:value="0.00804407870383553" calcext:value-type="percentage">
            <text:p>0,80%</text:p>
          </table:table-cell>
          <table:table-cell table:style-name="ce3" table:formula="of:=[.J298]/[.$S298]" office:value-type="percentage" office:value="0.00199322304165836" calcext:value-type="percentage">
            <text:p>0,20%</text:p>
          </table:table-cell>
          <table:table-cell table:style-name="ce3" table:formula="of:=[.K298]/[.$S298]" office:value-type="percentage" office:value="0.0595261824083829" calcext:value-type="percentage">
            <text:p>5,95%</text:p>
          </table:table-cell>
          <table:table-cell table:style-name="ce3" table:formula="of:=[.L298]/[.$S298]" office:value-type="percentage" office:value="0.174819898060879" calcext:value-type="percentage">
            <text:p>17,48%</text:p>
          </table:table-cell>
          <table:table-cell table:style-name="ce3" table:formula="of:=[.M298]/[.$S298]" office:value-type="percentage" office:value="0.0419288704120277" calcext:value-type="percentage">
            <text:p>4,19%</text:p>
          </table:table-cell>
          <table:table-cell table:style-name="ce3" table:formula="of:=[.N298]/[.$S298]" office:value-type="percentage" office:value="0.00834306216008428" calcext:value-type="percentage">
            <text:p>0,83%</text:p>
          </table:table-cell>
          <table:table-cell table:style-name="ce3" table:formula="of:=[.O298]/[.$S298]" office:value-type="percentage" office:value="0.35006691534497" calcext:value-type="percentage">
            <text:p>35,01%</text:p>
          </table:table-cell>
          <table:table-cell table:style-name="ce3" table:formula="of:=[.P298]/[.$S298]" office:value-type="percentage" office:value="0.179817192972465" calcext:value-type="percentage">
            <text:p>17,98%</text:p>
          </table:table-cell>
          <table:table-cell table:style-name="ce3" table:formula="of:=[.Q298]/[.$S298]" office:value-type="percentage" office:value="0.15470258264757" calcext:value-type="percentage">
            <text:p>15,47%</text:p>
          </table:table-cell>
          <table:table-cell table:style-name="ce3" table:formula="of:=[.R298]/[.$S298]" office:value-type="percentage" office:value="0.0110623878812039" calcext:value-type="percentage">
            <text:p>1,1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0-03</text:p>
          </table:table-cell>
          <table:table-cell table:style-name="ce1" office:value-type="string" calcext:value-type="string">
            <text:p>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3830" calcext:value-type="float">
            <text:p>73830</text:p>
          </table:table-cell>
          <table:table-cell table:style-name="ce1" office:value-type="float" office:value="57369" calcext:value-type="float">
            <text:p>57369</text:p>
          </table:table-cell>
          <table:table-cell table:style-name="ce1" office:value-type="float" office:value="1067" calcext:value-type="float">
            <text:p>1067</text:p>
          </table:table-cell>
          <table:table-cell table:style-name="ce1" office:value-type="float" office:value="486" calcext:value-type="float">
            <text:p>486</text:p>
          </table:table-cell>
          <table:table-cell table:style-name="ce1" office:value-type="float" office:value="456" calcext:value-type="float">
            <text:p>456</text:p>
          </table:table-cell>
          <table:table-cell table:style-name="ce1" office:value-type="float" office:value="890" calcext:value-type="float">
            <text:p>890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2945" calcext:value-type="float">
            <text:p>2945</text:p>
          </table:table-cell>
          <table:table-cell table:style-name="ce1" office:value-type="float" office:value="7373" calcext:value-type="float">
            <text:p>7373</text:p>
          </table:table-cell>
          <table:table-cell table:style-name="ce1" office:value-type="float" office:value="3028" calcext:value-type="float">
            <text:p>3028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16511" calcext:value-type="float">
            <text:p>16511</text:p>
          </table:table-cell>
          <table:table-cell table:style-name="ce1" office:value-type="float" office:value="10476" calcext:value-type="float">
            <text:p>10476</text:p>
          </table:table-cell>
          <table:table-cell table:style-name="ce1" office:value-type="float" office:value="13010" calcext:value-type="float">
            <text:p>13010</text:p>
          </table:table-cell>
          <table:table-cell table:style-name="ce1" office:value-type="float" office:value="617" calcext:value-type="float">
            <text:p>617</text:p>
          </table:table-cell>
          <table:table-cell table:style-name="ce1" table:formula="of:=SUM([.H299:.R299])" office:value-type="float" office:value="55816" calcext:value-type="float">
            <text:p>55816</text:p>
          </table:table-cell>
          <table:table-cell table:style-name="ce3" table:formula="of:=[.H299]/[.$S299]" office:value-type="percentage" office:value="0.00816970044431704" calcext:value-type="percentage">
            <text:p>0,82%</text:p>
          </table:table-cell>
          <table:table-cell table:style-name="ce3" table:formula="of:=[.I299]/[.$S299]" office:value-type="percentage" office:value="0.0159452486742153" calcext:value-type="percentage">
            <text:p>1,59%</text:p>
          </table:table-cell>
          <table:table-cell table:style-name="ce3" table:formula="of:=[.J299]/[.$S299]" office:value-type="percentage" office:value="0.00189909703310879" calcext:value-type="percentage">
            <text:p>0,19%</text:p>
          </table:table-cell>
          <table:table-cell table:style-name="ce3" table:formula="of:=[.K299]/[.$S299]" office:value-type="percentage" office:value="0.0527626487028809" calcext:value-type="percentage">
            <text:p>5,28%</text:p>
          </table:table-cell>
          <table:table-cell table:style-name="ce3" table:formula="of:=[.L299]/[.$S299]" office:value-type="percentage" office:value="0.132094739859538" calcext:value-type="percentage">
            <text:p>13,21%</text:p>
          </table:table-cell>
          <table:table-cell table:style-name="ce3" table:formula="of:=[.M299]/[.$S299]" office:value-type="percentage" office:value="0.0542496775118246" calcext:value-type="percentage">
            <text:p>5,42%</text:p>
          </table:table-cell>
          <table:table-cell table:style-name="ce3" table:formula="of:=[.N299]/[.$S299]" office:value-type="percentage" office:value="0.00723806793750896" calcext:value-type="percentage">
            <text:p>0,72%</text:p>
          </table:table-cell>
          <table:table-cell table:style-name="ce3" table:formula="of:=[.O299]/[.$S299]" office:value-type="percentage" office:value="0.295811236921313" calcext:value-type="percentage">
            <text:p>29,58%</text:p>
          </table:table-cell>
          <table:table-cell table:style-name="ce3" table:formula="of:=[.P299]/[.$S299]" office:value-type="percentage" office:value="0.187688118102336" calcext:value-type="percentage">
            <text:p>18,77%</text:p>
          </table:table-cell>
          <table:table-cell table:style-name="ce3" table:formula="of:=[.Q299]/[.$S299]" office:value-type="percentage" office:value="0.233087286799484" calcext:value-type="percentage">
            <text:p>23,31%</text:p>
          </table:table-cell>
          <table:table-cell table:style-name="ce3" table:formula="of:=[.R299]/[.$S299]" office:value-type="percentage" office:value="0.0110541780134728" calcext:value-type="percentage">
            <text:p>1,1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0-04</text:p>
          </table:table-cell>
          <table:table-cell table:style-name="ce1" office:value-type="string" calcext:value-type="string">
            <text:p>6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2482" calcext:value-type="float">
            <text:p>92482</text:p>
          </table:table-cell>
          <table:table-cell table:style-name="ce1" office:value-type="float" office:value="75001" calcext:value-type="float">
            <text:p>75001</text:p>
          </table:table-cell>
          <table:table-cell table:style-name="ce1" office:value-type="float" office:value="1168" calcext:value-type="float">
            <text:p>1168</text:p>
          </table:table-cell>
          <table:table-cell table:style-name="ce1" office:value-type="float" office:value="353" calcext:value-type="float">
            <text:p>353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803" calcext:value-type="float">
            <text:p>803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3880" calcext:value-type="float">
            <text:p>3880</text:p>
          </table:table-cell>
          <table:table-cell table:style-name="ce1" office:value-type="float" office:value="18532" calcext:value-type="float">
            <text:p>18532</text:p>
          </table:table-cell>
          <table:table-cell table:style-name="ce1" office:value-type="float" office:value="3229" calcext:value-type="float">
            <text:p>3229</text:p>
          </table:table-cell>
          <table:table-cell table:style-name="ce1" office:value-type="float" office:value="609" calcext:value-type="float">
            <text:p>609</text:p>
          </table:table-cell>
          <table:table-cell table:style-name="ce1" office:value-type="float" office:value="18405" calcext:value-type="float">
            <text:p>18405</text:p>
          </table:table-cell>
          <table:table-cell table:style-name="ce1" office:value-type="float" office:value="16260" calcext:value-type="float">
            <text:p>16260</text:p>
          </table:table-cell>
          <table:table-cell table:style-name="ce1" office:value-type="float" office:value="10701" calcext:value-type="float">
            <text:p>10701</text:p>
          </table:table-cell>
          <table:table-cell table:style-name="ce1" office:value-type="float" office:value="570" calcext:value-type="float">
            <text:p>570</text:p>
          </table:table-cell>
          <table:table-cell table:style-name="ce1" table:formula="of:=SUM([.H300:.R300])" office:value-type="float" office:value="73480" calcext:value-type="float">
            <text:p>73480</text:p>
          </table:table-cell>
          <table:table-cell table:style-name="ce3" table:formula="of:=[.H300]/[.$S300]" office:value-type="percentage" office:value="0.0050081654872074" calcext:value-type="percentage">
            <text:p>0,50%</text:p>
          </table:table-cell>
          <table:table-cell table:style-name="ce3" table:formula="of:=[.I300]/[.$S300]" office:value-type="percentage" office:value="0.0109281437125749" calcext:value-type="percentage">
            <text:p>1,09%</text:p>
          </table:table-cell>
          <table:table-cell table:style-name="ce3" table:formula="of:=[.J300]/[.$S300]" office:value-type="percentage" office:value="0.00167392487751769" calcext:value-type="percentage">
            <text:p>0,17%</text:p>
          </table:table-cell>
          <table:table-cell table:style-name="ce3" table:formula="of:=[.K300]/[.$S300]" office:value-type="percentage" office:value="0.0528034839412085" calcext:value-type="percentage">
            <text:p>5,28%</text:p>
          </table:table-cell>
          <table:table-cell table:style-name="ce3" table:formula="of:=[.L300]/[.$S300]" office:value-type="percentage" office:value="0.252204681545999" calcext:value-type="percentage">
            <text:p>25,22%</text:p>
          </table:table-cell>
          <table:table-cell table:style-name="ce3" table:formula="of:=[.M300]/[.$S300]" office:value-type="percentage" office:value="0.0439439303211758" calcext:value-type="percentage">
            <text:p>4,39%</text:p>
          </table:table-cell>
          <table:table-cell table:style-name="ce3" table:formula="of:=[.N300]/[.$S300]" office:value-type="percentage" office:value="0.00828796951551443" calcext:value-type="percentage">
            <text:p>0,83%</text:p>
          </table:table-cell>
          <table:table-cell table:style-name="ce3" table:formula="of:=[.O300]/[.$S300]" office:value-type="percentage" office:value="0.250476320087099" calcext:value-type="percentage">
            <text:p>25,05%</text:p>
          </table:table-cell>
          <table:table-cell table:style-name="ce3" table:formula="of:=[.P300]/[.$S300]" office:value-type="percentage" office:value="0.221284703320631" calcext:value-type="percentage">
            <text:p>22,13%</text:p>
          </table:table-cell>
          <table:table-cell table:style-name="ce3" table:formula="of:=[.Q300]/[.$S300]" office:value-type="percentage" office:value="0.145631464344039" calcext:value-type="percentage">
            <text:p>14,56%</text:p>
          </table:table-cell>
          <table:table-cell table:style-name="ce3" table:formula="of:=[.R300]/[.$S300]" office:value-type="percentage" office:value="0.00775721284703321" calcext:value-type="percentage">
            <text:p>0,7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0-05</text:p>
          </table:table-cell>
          <table:table-cell table:style-name="ce1" office:value-type="string" calcext:value-type="string">
            <text:p>6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2727" calcext:value-type="float">
            <text:p>72727</text:p>
          </table:table-cell>
          <table:table-cell table:style-name="ce1" office:value-type="float" office:value="57679" calcext:value-type="float">
            <text:p>57679</text:p>
          </table:table-cell>
          <table:table-cell table:style-name="ce1" office:value-type="float" office:value="1034" calcext:value-type="float">
            <text:p>1034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458" calcext:value-type="float">
            <text:p>458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3088" calcext:value-type="float">
            <text:p>3088</text:p>
          </table:table-cell>
          <table:table-cell table:style-name="ce1" office:value-type="float" office:value="9613" calcext:value-type="float">
            <text:p>9613</text:p>
          </table:table-cell>
          <table:table-cell table:style-name="ce1" office:value-type="float" office:value="2787" calcext:value-type="float">
            <text:p>2787</text:p>
          </table:table-cell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16875" calcext:value-type="float">
            <text:p>16875</text:p>
          </table:table-cell>
          <table:table-cell table:style-name="ce1" office:value-type="float" office:value="11802" calcext:value-type="float">
            <text:p>11802</text:p>
          </table:table-cell>
          <table:table-cell table:style-name="ce1" office:value-type="float" office:value="9940" calcext:value-type="float">
            <text:p>9940</text:p>
          </table:table-cell>
          <table:table-cell table:style-name="ce1" office:value-type="float" office:value="609" calcext:value-type="float">
            <text:p>609</text:p>
          </table:table-cell>
          <table:table-cell table:style-name="ce1" table:formula="of:=SUM([.H301:.R301])" office:value-type="float" office:value="56309" calcext:value-type="float">
            <text:p>56309</text:p>
          </table:table-cell>
          <table:table-cell table:style-name="ce3" table:formula="of:=[.H301]/[.$S301]" office:value-type="percentage" office:value="0.0081336908842281" calcext:value-type="percentage">
            <text:p>0,81%</text:p>
          </table:table-cell>
          <table:table-cell table:style-name="ce3" table:formula="of:=[.I301]/[.$S301]" office:value-type="percentage" office:value="0.0105134170381289" calcext:value-type="percentage">
            <text:p>1,05%</text:p>
          </table:table-cell>
          <table:table-cell table:style-name="ce3" table:formula="of:=[.J301]/[.$S301]" office:value-type="percentage" office:value="0.00165160098740876" calcext:value-type="percentage">
            <text:p>0,17%</text:p>
          </table:table-cell>
          <table:table-cell table:style-name="ce3" table:formula="of:=[.K301]/[.$S301]" office:value-type="percentage" office:value="0.0548402564421318" calcext:value-type="percentage">
            <text:p>5,48%</text:p>
          </table:table-cell>
          <table:table-cell table:style-name="ce3" table:formula="of:=[.L301]/[.$S301]" office:value-type="percentage" office:value="0.170718712816779" calcext:value-type="percentage">
            <text:p>17,07%</text:p>
          </table:table-cell>
          <table:table-cell table:style-name="ce3" table:formula="of:=[.M301]/[.$S301]" office:value-type="percentage" office:value="0.0494947521710561" calcext:value-type="percentage">
            <text:p>4,95%</text:p>
          </table:table-cell>
          <table:table-cell table:style-name="ce3" table:formula="of:=[.N301]/[.$S301]" office:value-type="percentage" office:value="0.00802713598181463" calcext:value-type="percentage">
            <text:p>0,80%</text:p>
          </table:table-cell>
          <table:table-cell table:style-name="ce3" table:formula="of:=[.O301]/[.$S301]" office:value-type="percentage" office:value="0.29968566303788" calcext:value-type="percentage">
            <text:p>29,97%</text:p>
          </table:table-cell>
          <table:table-cell table:style-name="ce3" table:formula="of:=[.P301]/[.$S301]" office:value-type="percentage" office:value="0.209593493047293" calcext:value-type="percentage">
            <text:p>20,96%</text:p>
          </table:table-cell>
          <table:table-cell table:style-name="ce3" table:formula="of:=[.Q301]/[.$S301]" office:value-type="percentage" office:value="0.176525954998313" calcext:value-type="percentage">
            <text:p>17,65%</text:p>
          </table:table-cell>
          <table:table-cell table:style-name="ce3" table:formula="of:=[.R301]/[.$S301]" office:value-type="percentage" office:value="0.0108153225949671" calcext:value-type="percentage">
            <text:p>1,0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0-06</text:p>
          </table:table-cell>
          <table:table-cell table:style-name="ce1" office:value-type="string" calcext:value-type="string">
            <text:p>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5206" calcext:value-type="float">
            <text:p>75206</text:p>
          </table:table-cell>
          <table:table-cell table:style-name="ce1" office:value-type="float" office:value="60269" calcext:value-type="float">
            <text:p>60269</text:p>
          </table:table-cell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531" calcext:value-type="float">
            <text:p>531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3100" calcext:value-type="float">
            <text:p>3100</text:p>
          </table:table-cell>
          <table:table-cell table:style-name="ce1" office:value-type="float" office:value="10895" calcext:value-type="float">
            <text:p>10895</text:p>
          </table:table-cell>
          <table:table-cell table:style-name="ce1" office:value-type="float" office:value="2568" calcext:value-type="float">
            <text:p>2568</text:p>
          </table:table-cell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17998" calcext:value-type="float">
            <text:p>17998</text:p>
          </table:table-cell>
          <table:table-cell table:style-name="ce1" office:value-type="float" office:value="11809" calcext:value-type="float">
            <text:p>11809</text:p>
          </table:table-cell>
          <table:table-cell table:style-name="ce1" office:value-type="float" office:value="10214" calcext:value-type="float">
            <text:p>10214</text:p>
          </table:table-cell>
          <table:table-cell table:style-name="ce1" office:value-type="float" office:value="621" calcext:value-type="float">
            <text:p>621</text:p>
          </table:table-cell>
          <table:table-cell table:style-name="ce1" table:formula="of:=SUM([.H302:.R302])" office:value-type="float" office:value="58826" calcext:value-type="float">
            <text:p>58826</text:p>
          </table:table-cell>
          <table:table-cell table:style-name="ce3" table:formula="of:=[.H302]/[.$S302]" office:value-type="percentage" office:value="0.00917961445619284" calcext:value-type="percentage">
            <text:p>0,92%</text:p>
          </table:table-cell>
          <table:table-cell table:style-name="ce3" table:formula="of:=[.I302]/[.$S302]" office:value-type="percentage" office:value="0.00902662088192296" calcext:value-type="percentage">
            <text:p>0,90%</text:p>
          </table:table-cell>
          <table:table-cell table:style-name="ce3" table:formula="of:=[.J302]/[.$S302]" office:value-type="percentage" office:value="0.00197191717947846" calcext:value-type="percentage">
            <text:p>0,20%</text:p>
          </table:table-cell>
          <table:table-cell table:style-name="ce3" table:formula="of:=[.K302]/[.$S302]" office:value-type="percentage" office:value="0.0526977866929589" calcext:value-type="percentage">
            <text:p>5,27%</text:p>
          </table:table-cell>
          <table:table-cell table:style-name="ce3" table:formula="of:=[.L302]/[.$S302]" office:value-type="percentage" office:value="0.185207221296706" calcext:value-type="percentage">
            <text:p>18,52%</text:p>
          </table:table-cell>
          <table:table-cell table:style-name="ce3" table:formula="of:=[.M302]/[.$S302]" office:value-type="percentage" office:value="0.0436541665250059" calcext:value-type="percentage">
            <text:p>4,37%</text:p>
          </table:table-cell>
          <table:table-cell table:style-name="ce3" table:formula="of:=[.N302]/[.$S302]" office:value-type="percentage" office:value="0.00737769013701425" calcext:value-type="percentage">
            <text:p>0,74%</text:p>
          </table:table-cell>
          <table:table-cell table:style-name="ce3" table:formula="of:=[.O302]/[.$S302]" office:value-type="percentage" office:value="0.305953149967701" calcext:value-type="percentage">
            <text:p>30,60%</text:p>
          </table:table-cell>
          <table:table-cell table:style-name="ce3" table:formula="of:=[.P302]/[.$S302]" office:value-type="percentage" office:value="0.200744568728113" calcext:value-type="percentage">
            <text:p>20,07%</text:p>
          </table:table-cell>
          <table:table-cell table:style-name="ce3" table:formula="of:=[.Q302]/[.$S302]" office:value-type="percentage" office:value="0.173630707510285" calcext:value-type="percentage">
            <text:p>17,36%</text:p>
          </table:table-cell>
          <table:table-cell table:style-name="ce3" table:formula="of:=[.R302]/[.$S302]" office:value-type="percentage" office:value="0.0105565566246218" calcext:value-type="percentage">
            <text:p>1,06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0-07</text:p>
          </table:table-cell>
          <table:table-cell table:style-name="ce1" office:value-type="string" calcext:value-type="string">
            <text:p>6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6060" calcext:value-type="float">
            <text:p>76060</text:p>
          </table:table-cell>
          <table:table-cell table:style-name="ce1" office:value-type="float" office:value="60231" calcext:value-type="float">
            <text:p>60231</text:p>
          </table:table-cell>
          <table:table-cell table:style-name="ce1" office:value-type="float" office:value="1190" calcext:value-type="float">
            <text:p>1190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743" calcext:value-type="float">
            <text:p>743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3280" calcext:value-type="float">
            <text:p>3280</text:p>
          </table:table-cell>
          <table:table-cell table:style-name="ce1" office:value-type="float" office:value="7864" calcext:value-type="float">
            <text:p>7864</text:p>
          </table:table-cell>
          <table:table-cell table:style-name="ce1" office:value-type="float" office:value="3025" calcext:value-type="float">
            <text:p>3025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18429" calcext:value-type="float">
            <text:p>18429</text:p>
          </table:table-cell>
          <table:table-cell table:style-name="ce1" office:value-type="float" office:value="11445" calcext:value-type="float">
            <text:p>11445</text:p>
          </table:table-cell>
          <table:table-cell table:style-name="ce1" office:value-type="float" office:value="12126" calcext:value-type="float">
            <text:p>12126</text:p>
          </table:table-cell>
          <table:table-cell table:style-name="ce1" office:value-type="float" office:value="665" calcext:value-type="float">
            <text:p>665</text:p>
          </table:table-cell>
          <table:table-cell table:style-name="ce1" table:formula="of:=SUM([.H303:.R303])" office:value-type="float" office:value="58639" calcext:value-type="float">
            <text:p>58639</text:p>
          </table:table-cell>
          <table:table-cell table:style-name="ce3" table:formula="of:=[.H303]/[.$S303]" office:value-type="percentage" office:value="0.00868022988113713" calcext:value-type="percentage">
            <text:p>0,87%</text:p>
          </table:table-cell>
          <table:table-cell table:style-name="ce3" table:formula="of:=[.I303]/[.$S303]" office:value-type="percentage" office:value="0.0126707481369055" calcext:value-type="percentage">
            <text:p>1,27%</text:p>
          </table:table-cell>
          <table:table-cell table:style-name="ce3" table:formula="of:=[.J303]/[.$S303]" office:value-type="percentage" office:value="0.00225106158017702" calcext:value-type="percentage">
            <text:p>0,23%</text:p>
          </table:table-cell>
          <table:table-cell table:style-name="ce3" table:formula="of:=[.K303]/[.$S303]" office:value-type="percentage" office:value="0.0559354695680349" calcext:value-type="percentage">
            <text:p>5,59%</text:p>
          </table:table-cell>
          <table:table-cell table:style-name="ce3" table:formula="of:=[.L303]/[.$S303]" office:value-type="percentage" office:value="0.134108698988728" calcext:value-type="percentage">
            <text:p>13,41%</text:p>
          </table:table-cell>
          <table:table-cell table:style-name="ce3" table:formula="of:=[.M303]/[.$S303]" office:value-type="percentage" office:value="0.0515868278790566" calcext:value-type="percentage">
            <text:p>5,16%</text:p>
          </table:table-cell>
          <table:table-cell table:style-name="ce3" table:formula="of:=[.N303]/[.$S303]" office:value-type="percentage" office:value="0.00717952216101912" calcext:value-type="percentage">
            <text:p>0,72%</text:p>
          </table:table-cell>
          <table:table-cell table:style-name="ce3" table:formula="of:=[.O303]/[.$S303]" office:value-type="percentage" office:value="0.314278892886986" calcext:value-type="percentage">
            <text:p>31,43%</text:p>
          </table:table-cell>
          <table:table-cell table:style-name="ce3" table:formula="of:=[.P303]/[.$S303]" office:value-type="percentage" office:value="0.195177271099439" calcext:value-type="percentage">
            <text:p>19,52%</text:p>
          </table:table-cell>
          <table:table-cell table:style-name="ce3" table:formula="of:=[.Q303]/[.$S303]" office:value-type="percentage" office:value="0.206790702433534" calcext:value-type="percentage">
            <text:p>20,68%</text:p>
          </table:table-cell>
          <table:table-cell table:style-name="ce3" table:formula="of:=[.R303]/[.$S303]" office:value-type="percentage" office:value="0.0113405753849827" calcext:value-type="percentage">
            <text:p>1,13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1-01</text:p>
          </table:table-cell>
          <table:table-cell table:style-name="ce1" office:value-type="string" calcext:value-type="string">
            <text:p>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9542" calcext:value-type="float">
            <text:p>69542</text:p>
          </table:table-cell>
          <table:table-cell table:style-name="ce1" office:value-type="float" office:value="56906" calcext:value-type="float">
            <text:p>56906</text:p>
          </table:table-cell>
          <table:table-cell table:style-name="ce1" office:value-type="float" office:value="1101" calcext:value-type="float">
            <text:p>1101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477" calcext:value-type="float">
            <text:p>477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3091" calcext:value-type="float">
            <text:p>3091</text:p>
          </table:table-cell>
          <table:table-cell table:style-name="ce1" office:value-type="float" office:value="13868" calcext:value-type="float">
            <text:p>13868</text:p>
          </table:table-cell>
          <table:table-cell table:style-name="ce1" office:value-type="float" office:value="3177" calcext:value-type="float">
            <text:p>3177</text:p>
          </table:table-cell>
          <table:table-cell table:style-name="ce1" office:value-type="float" office:value="503" calcext:value-type="float">
            <text:p>503</text:p>
          </table:table-cell>
          <table:table-cell table:style-name="ce1" office:value-type="float" office:value="11988" calcext:value-type="float">
            <text:p>11988</text:p>
          </table:table-cell>
          <table:table-cell table:style-name="ce1" office:value-type="float" office:value="12806" calcext:value-type="float">
            <text:p>12806</text:p>
          </table:table-cell>
          <table:table-cell table:style-name="ce1" office:value-type="float" office:value="8317" calcext:value-type="float">
            <text:p>8317</text:p>
          </table:table-cell>
          <table:table-cell table:style-name="ce1" office:value-type="float" office:value="727" calcext:value-type="float">
            <text:p>727</text:p>
          </table:table-cell>
          <table:table-cell table:style-name="ce1" table:formula="of:=SUM([.H304:.R304])" office:value-type="float" office:value="55412" calcext:value-type="float">
            <text:p>55412</text:p>
          </table:table-cell>
          <table:table-cell table:style-name="ce3" table:formula="of:=[.H304]/[.$S304]" office:value-type="percentage" office:value="0.00860824370172526" calcext:value-type="percentage">
            <text:p>0,86%</text:p>
          </table:table-cell>
          <table:table-cell table:style-name="ce3" table:formula="of:=[.I304]/[.$S304]" office:value-type="percentage" office:value="0.00624413484443803" calcext:value-type="percentage">
            <text:p>0,62%</text:p>
          </table:table-cell>
          <table:table-cell table:style-name="ce3" table:formula="of:=[.J304]/[.$S304]" office:value-type="percentage" office:value="0.00202122283981809" calcext:value-type="percentage">
            <text:p>0,20%</text:p>
          </table:table-cell>
          <table:table-cell table:style-name="ce3" table:formula="of:=[.K304]/[.$S304]" office:value-type="percentage" office:value="0.0557821410524796" calcext:value-type="percentage">
            <text:p>5,58%</text:p>
          </table:table-cell>
          <table:table-cell table:style-name="ce3" table:formula="of:=[.L304]/[.$S304]" office:value-type="percentage" office:value="0.250270699487476" calcext:value-type="percentage">
            <text:p>25,03%</text:p>
          </table:table-cell>
          <table:table-cell table:style-name="ce3" table:formula="of:=[.M304]/[.$S304]" office:value-type="percentage" office:value="0.0573341514473399" calcext:value-type="percentage">
            <text:p>5,73%</text:p>
          </table:table-cell>
          <table:table-cell table:style-name="ce3" table:formula="of:=[.N304]/[.$S304]" office:value-type="percentage" office:value="0.00907745614668303" calcext:value-type="percentage">
            <text:p>0,91%</text:p>
          </table:table-cell>
          <table:table-cell table:style-name="ce3" table:formula="of:=[.O304]/[.$S304]" office:value-type="percentage" office:value="0.216343030390529" calcext:value-type="percentage">
            <text:p>21,63%</text:p>
          </table:table-cell>
          <table:table-cell table:style-name="ce3" table:formula="of:=[.P304]/[.$S304]" office:value-type="percentage" office:value="0.2311051757742" calcext:value-type="percentage">
            <text:p>23,11%</text:p>
          </table:table-cell>
          <table:table-cell table:style-name="ce3" table:formula="of:=[.Q304]/[.$S304]" office:value-type="percentage" office:value="0.150093842488992" calcext:value-type="percentage">
            <text:p>15,01%</text:p>
          </table:table-cell>
          <table:table-cell table:style-name="ce3" table:formula="of:=[.R304]/[.$S304]" office:value-type="percentage" office:value="0.0131199018263192" calcext:value-type="percentage">
            <text:p>1,3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1-02</text:p>
          </table:table-cell>
          <table:table-cell table:style-name="ce1" office:value-type="string" calcext:value-type="string">
            <text:p>6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7550" calcext:value-type="float">
            <text:p>67550</text:p>
          </table:table-cell>
          <table:table-cell table:style-name="ce1" office:value-type="float" office:value="54969" calcext:value-type="float">
            <text:p>54969</text:p>
          </table:table-cell>
          <table:table-cell table:style-name="ce1" office:value-type="float" office:value="943" calcext:value-type="float">
            <text:p>943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3132" calcext:value-type="float">
            <text:p>3132</text:p>
          </table:table-cell>
          <table:table-cell table:style-name="ce1" office:value-type="float" office:value="14621" calcext:value-type="float">
            <text:p>14621</text:p>
          </table:table-cell>
          <table:table-cell table:style-name="ce1" office:value-type="float" office:value="2285" calcext:value-type="float">
            <text:p>2285</text:p>
          </table:table-cell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14441" calcext:value-type="float">
            <text:p>14441</text:p>
          </table:table-cell>
          <table:table-cell table:style-name="ce1" office:value-type="float" office:value="10022" calcext:value-type="float">
            <text:p>10022</text:p>
          </table:table-cell>
          <table:table-cell table:style-name="ce1" office:value-type="float" office:value="7069" calcext:value-type="float">
            <text:p>7069</text:p>
          </table:table-cell>
          <table:table-cell table:style-name="ce1" office:value-type="float" office:value="642" calcext:value-type="float">
            <text:p>642</text:p>
          </table:table-cell>
          <table:table-cell table:style-name="ce1" table:formula="of:=SUM([.H305:.R305])" office:value-type="float" office:value="53686" calcext:value-type="float">
            <text:p>53686</text:p>
          </table:table-cell>
          <table:table-cell table:style-name="ce3" table:formula="of:=[.H305]/[.$S305]" office:value-type="percentage" office:value="0.00843795402898335" calcext:value-type="percentage">
            <text:p>0,84%</text:p>
          </table:table-cell>
          <table:table-cell table:style-name="ce3" table:formula="of:=[.I305]/[.$S305]" office:value-type="percentage" office:value="0.00778601497597139" calcext:value-type="percentage">
            <text:p>0,78%</text:p>
          </table:table-cell>
          <table:table-cell table:style-name="ce3" table:formula="of:=[.J305]/[.$S305]" office:value-type="percentage" office:value="0.00214208545989643" calcext:value-type="percentage">
            <text:p>0,21%</text:p>
          </table:table-cell>
          <table:table-cell table:style-name="ce3" table:formula="of:=[.K305]/[.$S305]" office:value-type="percentage" office:value="0.0583392318295273" calcext:value-type="percentage">
            <text:p>5,83%</text:p>
          </table:table-cell>
          <table:table-cell table:style-name="ce3" table:formula="of:=[.L305]/[.$S305]" office:value-type="percentage" office:value="0.272342882688224" calcext:value-type="percentage">
            <text:p>27,23%</text:p>
          </table:table-cell>
          <table:table-cell table:style-name="ce3" table:formula="of:=[.M305]/[.$S305]" office:value-type="percentage" office:value="0.0425623067466379" calcext:value-type="percentage">
            <text:p>4,26%</text:p>
          </table:table-cell>
          <table:table-cell table:style-name="ce3" table:formula="of:=[.N305]/[.$S305]" office:value-type="percentage" office:value="0.00908989308199531" calcext:value-type="percentage">
            <text:p>0,91%</text:p>
          </table:table-cell>
          <table:table-cell table:style-name="ce3" table:formula="of:=[.O305]/[.$S305]" office:value-type="percentage" office:value="0.268990053272734" calcext:value-type="percentage">
            <text:p>26,90%</text:p>
          </table:table-cell>
          <table:table-cell table:style-name="ce3" table:formula="of:=[.P305]/[.$S305]" office:value-type="percentage" office:value="0.186678091122453" calcext:value-type="percentage">
            <text:p>18,67%</text:p>
          </table:table-cell>
          <table:table-cell table:style-name="ce3" table:formula="of:=[.Q305]/[.$S305]" office:value-type="percentage" office:value="0.13167306187833" calcext:value-type="percentage">
            <text:p>13,17%</text:p>
          </table:table-cell>
          <table:table-cell table:style-name="ce3" table:formula="of:=[.R305]/[.$S305]" office:value-type="percentage" office:value="0.0119584249152479" calcext:value-type="percentage">
            <text:p>1,2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1-03</text:p>
          </table:table-cell>
          <table:table-cell table:style-name="ce1" office:value-type="string" calcext:value-type="string">
            <text:p>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1642" calcext:value-type="float">
            <text:p>71642</text:p>
          </table:table-cell>
          <table:table-cell table:style-name="ce1" office:value-type="float" office:value="58519" calcext:value-type="float">
            <text:p>58519</text:p>
          </table:table-cell>
          <table:table-cell table:style-name="ce1" office:value-type="float" office:value="1132" calcext:value-type="float">
            <text:p>1132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527" calcext:value-type="float">
            <text:p>527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3421" calcext:value-type="float">
            <text:p>3421</text:p>
          </table:table-cell>
          <table:table-cell table:style-name="ce1" office:value-type="float" office:value="12595" calcext:value-type="float">
            <text:p>12595</text:p>
          </table:table-cell>
          <table:table-cell table:style-name="ce1" office:value-type="float" office:value="3197" calcext:value-type="float">
            <text:p>3197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13103" calcext:value-type="float">
            <text:p>13103</text:p>
          </table:table-cell>
          <table:table-cell table:style-name="ce1" office:value-type="float" office:value="12987" calcext:value-type="float">
            <text:p>12987</text:p>
          </table:table-cell>
          <table:table-cell table:style-name="ce1" office:value-type="float" office:value="9156" calcext:value-type="float">
            <text:p>9156</text:p>
          </table:table-cell>
          <table:table-cell table:style-name="ce1" office:value-type="float" office:value="778" calcext:value-type="float">
            <text:p>778</text:p>
          </table:table-cell>
          <table:table-cell table:style-name="ce1" table:formula="of:=SUM([.H306:.R306])" office:value-type="float" office:value="56959" calcext:value-type="float">
            <text:p>56959</text:p>
          </table:table-cell>
          <table:table-cell table:style-name="ce3" table:formula="of:=[.H306]/[.$S306]" office:value-type="percentage" office:value="0.0102354325040819" calcext:value-type="percentage">
            <text:p>1,02%</text:p>
          </table:table-cell>
          <table:table-cell table:style-name="ce3" table:formula="of:=[.I306]/[.$S306]" office:value-type="percentage" office:value="0.00925226917607402" calcext:value-type="percentage">
            <text:p>0,93%</text:p>
          </table:table-cell>
          <table:table-cell table:style-name="ce3" table:formula="of:=[.J306]/[.$S306]" office:value-type="percentage" office:value="0.00215944802401728" calcext:value-type="percentage">
            <text:p>0,22%</text:p>
          </table:table-cell>
          <table:table-cell table:style-name="ce3" table:formula="of:=[.K306]/[.$S306]" office:value-type="percentage" office:value="0.0600607454484805" calcext:value-type="percentage">
            <text:p>6,01%</text:p>
          </table:table-cell>
          <table:table-cell table:style-name="ce3" table:formula="of:=[.L306]/[.$S306]" office:value-type="percentage" office:value="0.221123966361769" calcext:value-type="percentage">
            <text:p>22,11%</text:p>
          </table:table-cell>
          <table:table-cell table:style-name="ce3" table:formula="of:=[.M306]/[.$S306]" office:value-type="percentage" office:value="0.056128092136449" calcext:value-type="percentage">
            <text:p>5,61%</text:p>
          </table:table-cell>
          <table:table-cell table:style-name="ce3" table:formula="of:=[.N306]/[.$S306]" office:value-type="percentage" office:value="0.00858512263206868" calcext:value-type="percentage">
            <text:p>0,86%</text:p>
          </table:table-cell>
          <table:table-cell table:style-name="ce3" table:formula="of:=[.O306]/[.$S306]" office:value-type="percentage" office:value="0.23004266226584" calcext:value-type="percentage">
            <text:p>23,00%</text:p>
          </table:table-cell>
          <table:table-cell table:style-name="ce3" table:formula="of:=[.P306]/[.$S306]" office:value-type="percentage" office:value="0.228006109657824" calcext:value-type="percentage">
            <text:p>22,80%</text:p>
          </table:table-cell>
          <table:table-cell table:style-name="ce3" table:formula="of:=[.Q306]/[.$S306]" office:value-type="percentage" office:value="0.160747204129286" calcext:value-type="percentage">
            <text:p>16,07%</text:p>
          </table:table-cell>
          <table:table-cell table:style-name="ce3" table:formula="of:=[.R306]/[.$S306]" office:value-type="percentage" office:value="0.0136589476641093" calcext:value-type="percentage">
            <text:p>1,37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2-01</text:p>
          </table:table-cell>
          <table:table-cell table:style-name="ce1" office:value-type="string" calcext:value-type="string">
            <text:p>6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4255" calcext:value-type="float">
            <text:p>104255</text:p>
          </table:table-cell>
          <table:table-cell table:style-name="ce1" office:value-type="float" office:value="86888" calcext:value-type="float">
            <text:p>86888</text:p>
          </table:table-cell>
          <table:table-cell table:style-name="ce1" office:value-type="float" office:value="1636" calcext:value-type="float">
            <text:p>1636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842" calcext:value-type="float">
            <text:p>842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4806" calcext:value-type="float">
            <text:p>4806</text:p>
          </table:table-cell>
          <table:table-cell table:style-name="ce1" office:value-type="float" office:value="15515" calcext:value-type="float">
            <text:p>15515</text:p>
          </table:table-cell>
          <table:table-cell table:style-name="ce1" office:value-type="float" office:value="3571" calcext:value-type="float">
            <text:p>3571</text:p>
          </table:table-cell>
          <table:table-cell table:style-name="ce1" office:value-type="float" office:value="688" calcext:value-type="float">
            <text:p>688</text:p>
          </table:table-cell>
          <table:table-cell table:style-name="ce1" office:value-type="float" office:value="29692" calcext:value-type="float">
            <text:p>29692</text:p>
          </table:table-cell>
          <table:table-cell table:style-name="ce1" office:value-type="float" office:value="15177" calcext:value-type="float">
            <text:p>15177</text:p>
          </table:table-cell>
          <table:table-cell table:style-name="ce1" office:value-type="float" office:value="12604" calcext:value-type="float">
            <text:p>12604</text:p>
          </table:table-cell>
          <table:table-cell table:style-name="ce1" office:value-type="float" office:value="909" calcext:value-type="float">
            <text:p>909</text:p>
          </table:table-cell>
          <table:table-cell table:style-name="ce1" table:formula="of:=SUM([.H307:.R307])" office:value-type="float" office:value="84541" calcext:value-type="float">
            <text:p>84541</text:p>
          </table:table-cell>
          <table:table-cell table:style-name="ce3" table:formula="of:=[.H307]/[.$S307]" office:value-type="percentage" office:value="0.00995966454146509" calcext:value-type="percentage">
            <text:p>1,00%</text:p>
          </table:table-cell>
          <table:table-cell table:style-name="ce3" table:formula="of:=[.I307]/[.$S307]" office:value-type="percentage" office:value="0.00700251948758591" calcext:value-type="percentage">
            <text:p>0,70%</text:p>
          </table:table-cell>
          <table:table-cell table:style-name="ce3" table:formula="of:=[.J307]/[.$S307]" office:value-type="percentage" office:value="0.00171514413124993" calcext:value-type="percentage">
            <text:p>0,17%</text:p>
          </table:table-cell>
          <table:table-cell table:style-name="ce3" table:formula="of:=[.K307]/[.$S307]" office:value-type="percentage" office:value="0.0568481565157734" calcext:value-type="percentage">
            <text:p>5,68%</text:p>
          </table:table-cell>
          <table:table-cell table:style-name="ce3" table:formula="of:=[.L307]/[.$S307]" office:value-type="percentage" office:value="0.183520422043742" calcext:value-type="percentage">
            <text:p>18,35%</text:p>
          </table:table-cell>
          <table:table-cell table:style-name="ce3" table:formula="of:=[.M307]/[.$S307]" office:value-type="percentage" office:value="0.0422398599496102" calcext:value-type="percentage">
            <text:p>4,22%</text:p>
          </table:table-cell>
          <table:table-cell table:style-name="ce3" table:formula="of:=[.N307]/[.$S307]" office:value-type="percentage" office:value="0.00813806318827551" calcext:value-type="percentage">
            <text:p>0,81%</text:p>
          </table:table-cell>
          <table:table-cell table:style-name="ce3" table:formula="of:=[.O307]/[.$S307]" office:value-type="percentage" office:value="0.351214203759123" calcext:value-type="percentage">
            <text:p>35,12%</text:p>
          </table:table-cell>
          <table:table-cell table:style-name="ce3" table:formula="of:=[.P307]/[.$S307]" office:value-type="percentage" office:value="0.179522361930897" calcext:value-type="percentage">
            <text:p>17,95%</text:p>
          </table:table-cell>
          <table:table-cell table:style-name="ce3" table:formula="of:=[.Q307]/[.$S307]" office:value-type="percentage" office:value="0.149087425036373" calcext:value-type="percentage">
            <text:p>14,91%</text:p>
          </table:table-cell>
          <table:table-cell table:style-name="ce3" table:formula="of:=[.R307]/[.$S307]" office:value-type="percentage" office:value="0.0107521794159047" calcext:value-type="percentage">
            <text:p>1,0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2-02</text:p>
          </table:table-cell>
          <table:table-cell table:style-name="ce1" office:value-type="string" calcext:value-type="string">
            <text:p>6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5270" calcext:value-type="float">
            <text:p>85270</text:p>
          </table:table-cell>
          <table:table-cell table:style-name="ce1" office:value-type="float" office:value="69313" calcext:value-type="float">
            <text:p>69313</text:p>
          </table:table-cell>
          <table:table-cell table:style-name="ce1" office:value-type="float" office:value="1226" calcext:value-type="float">
            <text:p>1226</text:p>
          </table:table-cell>
          <table:table-cell table:style-name="ce1" office:value-type="float" office:value="578" calcext:value-type="float">
            <text:p>578</text:p>
          </table:table-cell>
          <table:table-cell table:style-name="ce1" office:value-type="float" office:value="612" calcext:value-type="float">
            <text:p>612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3470" calcext:value-type="float">
            <text:p>3470</text:p>
          </table:table-cell>
          <table:table-cell table:style-name="ce1" office:value-type="float" office:value="12082" calcext:value-type="float">
            <text:p>12082</text:p>
          </table:table-cell>
          <table:table-cell table:style-name="ce1" office:value-type="float" office:value="4317" calcext:value-type="float">
            <text:p>4317</text:p>
          </table:table-cell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16303" calcext:value-type="float">
            <text:p>16303</text:p>
          </table:table-cell>
          <table:table-cell table:style-name="ce1" office:value-type="float" office:value="16214" calcext:value-type="float">
            <text:p>16214</text:p>
          </table:table-cell>
          <table:table-cell table:style-name="ce1" office:value-type="float" office:value="12648" calcext:value-type="float">
            <text:p>12648</text:p>
          </table:table-cell>
          <table:table-cell table:style-name="ce1" office:value-type="float" office:value="708" calcext:value-type="float">
            <text:p>708</text:p>
          </table:table-cell>
          <table:table-cell table:style-name="ce1" table:formula="of:=SUM([.H308:.R308])" office:value-type="float" office:value="67509" calcext:value-type="float">
            <text:p>67509</text:p>
          </table:table-cell>
          <table:table-cell table:style-name="ce3" table:formula="of:=[.H308]/[.$S308]" office:value-type="percentage" office:value="0.00906545793894147" calcext:value-type="percentage">
            <text:p>0,91%</text:p>
          </table:table-cell>
          <table:table-cell table:style-name="ce3" table:formula="of:=[.I308]/[.$S308]" office:value-type="percentage" office:value="0.00740641988475611" calcext:value-type="percentage">
            <text:p>0,74%</text:p>
          </table:table-cell>
          <table:table-cell table:style-name="ce3" table:formula="of:=[.J308]/[.$S308]" office:value-type="percentage" office:value="0.00180716645188049" calcext:value-type="percentage">
            <text:p>0,18%</text:p>
          </table:table-cell>
          <table:table-cell table:style-name="ce3" table:formula="of:=[.K308]/[.$S308]" office:value-type="percentage" office:value="0.0514005540002074" calcext:value-type="percentage">
            <text:p>5,14%</text:p>
          </table:table-cell>
          <table:table-cell table:style-name="ce3" table:formula="of:=[.L308]/[.$S308]" office:value-type="percentage" office:value="0.178968730095247" calcext:value-type="percentage">
            <text:p>17,90%</text:p>
          </table:table-cell>
          <table:table-cell table:style-name="ce3" table:formula="of:=[.M308]/[.$S308]" office:value-type="percentage" office:value="0.0639470292849842" calcext:value-type="percentage">
            <text:p>6,39%</text:p>
          </table:table-cell>
          <table:table-cell table:style-name="ce3" table:formula="of:=[.N308]/[.$S308]" office:value-type="percentage" office:value="0.00789524359715001" calcext:value-type="percentage">
            <text:p>0,79%</text:p>
          </table:table-cell>
          <table:table-cell table:style-name="ce3" table:formula="of:=[.O308]/[.$S308]" office:value-type="percentage" office:value="0.241493726762358" calcext:value-type="percentage">
            <text:p>24,15%</text:p>
          </table:table-cell>
          <table:table-cell table:style-name="ce3" table:formula="of:=[.P308]/[.$S308]" office:value-type="percentage" office:value="0.240175384022871" calcext:value-type="percentage">
            <text:p>24,02%</text:p>
          </table:table-cell>
          <table:table-cell table:style-name="ce3" table:formula="of:=[.Q308]/[.$S308]" office:value-type="percentage" office:value="0.18735279740479" calcext:value-type="percentage">
            <text:p>18,74%</text:p>
          </table:table-cell>
          <table:table-cell table:style-name="ce3" table:formula="of:=[.R308]/[.$S308]" office:value-type="percentage" office:value="0.0104874905568146" calcext:value-type="percentage">
            <text:p>1,05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2-03</text:p>
          </table:table-cell>
          <table:table-cell table:style-name="ce1" office:value-type="string" calcext:value-type="string">
            <text:p>6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5594" calcext:value-type="float">
            <text:p>85594</text:p>
          </table:table-cell>
          <table:table-cell table:style-name="ce1" office:value-type="float" office:value="62747" calcext:value-type="float">
            <text:p>62747</text:p>
          </table:table-cell>
          <table:table-cell table:style-name="ce1" office:value-type="float" office:value="1137" calcext:value-type="float">
            <text:p>1137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2292" calcext:value-type="float">
            <text:p>2292</text:p>
          </table:table-cell>
          <table:table-cell table:style-name="ce1" office:value-type="float" office:value="4690" calcext:value-type="float">
            <text:p>4690</text:p>
          </table:table-cell>
          <table:table-cell table:style-name="ce1" office:value-type="float" office:value="3410" calcext:value-type="float">
            <text:p>3410</text:p>
          </table:table-cell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24370" calcext:value-type="float">
            <text:p>24370</text:p>
          </table:table-cell>
          <table:table-cell table:style-name="ce1" office:value-type="float" office:value="8664" calcext:value-type="float">
            <text:p>8664</text:p>
          </table:table-cell>
          <table:table-cell table:style-name="ce1" office:value-type="float" office:value="15277" calcext:value-type="float">
            <text:p>15277</text:p>
          </table:table-cell>
          <table:table-cell table:style-name="ce1" office:value-type="float" office:value="675" calcext:value-type="float">
            <text:p>675</text:p>
          </table:table-cell>
          <table:table-cell table:style-name="ce1" table:formula="of:=SUM([.H309:.R309])" office:value-type="float" office:value="61016" calcext:value-type="float">
            <text:p>61016</text:p>
          </table:table-cell>
          <table:table-cell table:style-name="ce3" table:formula="of:=[.H309]/[.$S309]" office:value-type="percentage" office:value="0.0117346269830864" calcext:value-type="percentage">
            <text:p>1,17%</text:p>
          </table:table-cell>
          <table:table-cell table:style-name="ce3" table:formula="of:=[.I309]/[.$S309]" office:value-type="percentage" office:value="0.00821096105939426" calcext:value-type="percentage">
            <text:p>0,82%</text:p>
          </table:table-cell>
          <table:table-cell table:style-name="ce3" table:formula="of:=[.J309]/[.$S309]" office:value-type="percentage" office:value="0.00172086010226826" calcext:value-type="percentage">
            <text:p>0,17%</text:p>
          </table:table-cell>
          <table:table-cell table:style-name="ce3" table:formula="of:=[.K309]/[.$S309]" office:value-type="percentage" office:value="0.0375639176609414" calcext:value-type="percentage">
            <text:p>3,76%</text:p>
          </table:table-cell>
          <table:table-cell table:style-name="ce3" table:formula="of:=[.L309]/[.$S309]" office:value-type="percentage" office:value="0.0768650845679822" calcext:value-type="percentage">
            <text:p>7,69%</text:p>
          </table:table-cell>
          <table:table-cell table:style-name="ce3" table:formula="of:=[.M309]/[.$S309]" office:value-type="percentage" office:value="0.0558869804641406" calcext:value-type="percentage">
            <text:p>5,59%</text:p>
          </table:table-cell>
          <table:table-cell table:style-name="ce3" table:formula="of:=[.N309]/[.$S309]" office:value-type="percentage" office:value="0.0051789694506359" calcext:value-type="percentage">
            <text:p>0,52%</text:p>
          </table:table-cell>
          <table:table-cell table:style-name="ce3" table:formula="of:=[.O309]/[.$S309]" office:value-type="percentage" office:value="0.399403435164547" calcext:value-type="percentage">
            <text:p>39,94%</text:p>
          </table:table-cell>
          <table:table-cell table:style-name="ce3" table:formula="of:=[.P309]/[.$S309]" office:value-type="percentage" office:value="0.141995542152878" calcext:value-type="percentage">
            <text:p>14,20%</text:p>
          </table:table-cell>
          <table:table-cell table:style-name="ce3" table:formula="of:=[.Q309]/[.$S309]" office:value-type="percentage" office:value="0.250376950308116" calcext:value-type="percentage">
            <text:p>25,04%</text:p>
          </table:table-cell>
          <table:table-cell table:style-name="ce3" table:formula="of:=[.R309]/[.$S309]" office:value-type="percentage" office:value="0.0110626720860102" calcext:value-type="percentage">
            <text:p>1,1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2-04</text:p>
          </table:table-cell>
          <table:table-cell table:style-name="ce1" office:value-type="string" calcext:value-type="string">
            <text:p>6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8511" calcext:value-type="float">
            <text:p>88511</text:p>
          </table:table-cell>
          <table:table-cell table:style-name="ce1" office:value-type="float" office:value="71852" calcext:value-type="float">
            <text:p>71852</text:p>
          </table:table-cell>
          <table:table-cell table:style-name="ce1" office:value-type="float" office:value="1359" calcext:value-type="float">
            <text:p>1359</text:p>
          </table:table-cell>
          <table:table-cell table:style-name="ce1" office:value-type="float" office:value="633" calcext:value-type="float">
            <text:p>633</text:p>
          </table:table-cell>
          <table:table-cell table:style-name="ce1" office:value-type="float" office:value="665" calcext:value-type="float">
            <text:p>665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3731" calcext:value-type="float">
            <text:p>3731</text:p>
          </table:table-cell>
          <table:table-cell table:style-name="ce1" office:value-type="float" office:value="15480" calcext:value-type="float">
            <text:p>15480</text:p>
          </table:table-cell>
          <table:table-cell table:style-name="ce1" office:value-type="float" office:value="2881" calcext:value-type="float">
            <text:p>2881</text:p>
          </table:table-cell>
          <table:table-cell table:style-name="ce1" office:value-type="float" office:value="505" calcext:value-type="float">
            <text:p>505</text:p>
          </table:table-cell>
          <table:table-cell table:style-name="ce1" office:value-type="float" office:value="19005" calcext:value-type="float">
            <text:p>19005</text:p>
          </table:table-cell>
          <table:table-cell table:style-name="ce1" office:value-type="float" office:value="16375" calcext:value-type="float">
            <text:p>16375</text:p>
          </table:table-cell>
          <table:table-cell table:style-name="ce1" office:value-type="float" office:value="9989" calcext:value-type="float">
            <text:p>9989</text:p>
          </table:table-cell>
          <table:table-cell table:style-name="ce1" office:value-type="float" office:value="739" calcext:value-type="float">
            <text:p>739</text:p>
          </table:table-cell>
          <table:table-cell table:style-name="ce1" table:formula="of:=SUM([.H310:.R310])" office:value-type="float" office:value="69860" calcext:value-type="float">
            <text:p>69860</text:p>
          </table:table-cell>
          <table:table-cell table:style-name="ce3" table:formula="of:=[.H310]/[.$S310]" office:value-type="percentage" office:value="0.00951903807615231" calcext:value-type="percentage">
            <text:p>0,95%</text:p>
          </table:table-cell>
          <table:table-cell table:style-name="ce3" table:formula="of:=[.I310]/[.$S310]" office:value-type="percentage" office:value="0.00559690810191812" calcext:value-type="percentage">
            <text:p>0,56%</text:p>
          </table:table-cell>
          <table:table-cell table:style-name="ce3" table:formula="of:=[.J310]/[.$S310]" office:value-type="percentage" office:value="0.0014171199541941" calcext:value-type="percentage">
            <text:p>0,14%</text:p>
          </table:table-cell>
          <table:table-cell table:style-name="ce3" table:formula="of:=[.K310]/[.$S310]" office:value-type="percentage" office:value="0.0534068136272545" calcext:value-type="percentage">
            <text:p>5,34%</text:p>
          </table:table-cell>
          <table:table-cell table:style-name="ce3" table:formula="of:=[.L310]/[.$S310]" office:value-type="percentage" office:value="0.22158602920126" calcext:value-type="percentage">
            <text:p>22,16%</text:p>
          </table:table-cell>
          <table:table-cell table:style-name="ce3" table:formula="of:=[.M310]/[.$S310]" office:value-type="percentage" office:value="0.0412396221013456" calcext:value-type="percentage">
            <text:p>4,12%</text:p>
          </table:table-cell>
          <table:table-cell table:style-name="ce3" table:formula="of:=[.N310]/[.$S310]" office:value-type="percentage" office:value="0.00722874320068709" calcext:value-type="percentage">
            <text:p>0,72%</text:p>
          </table:table-cell>
          <table:table-cell table:style-name="ce3" table:formula="of:=[.O310]/[.$S310]" office:value-type="percentage" office:value="0.272044088176353" calcext:value-type="percentage">
            <text:p>27,20%</text:p>
          </table:table-cell>
          <table:table-cell table:style-name="ce3" table:formula="of:=[.P310]/[.$S310]" office:value-type="percentage" office:value="0.234397366160893" calcext:value-type="percentage">
            <text:p>23,44%</text:p>
          </table:table-cell>
          <table:table-cell table:style-name="ce3" table:formula="of:=[.Q310]/[.$S310]" office:value-type="percentage" office:value="0.142985971943888" calcext:value-type="percentage">
            <text:p>14,30%</text:p>
          </table:table-cell>
          <table:table-cell table:style-name="ce3" table:formula="of:=[.R310]/[.$S310]" office:value-type="percentage" office:value="0.010578299456055" calcext:value-type="percentage">
            <text:p>1,06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2-05</text:p>
          </table:table-cell>
          <table:table-cell table:style-name="ce1" office:value-type="string" calcext:value-type="string">
            <text:p>6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9795" calcext:value-type="float">
            <text:p>89795</text:p>
          </table:table-cell>
          <table:table-cell table:style-name="ce1" office:value-type="float" office:value="69276" calcext:value-type="float">
            <text:p>69276</text:p>
          </table:table-cell>
          <table:table-cell table:style-name="ce1" office:value-type="float" office:value="1012" calcext:value-type="float">
            <text:p>1012</text:p>
          </table:table-cell>
          <table:table-cell table:style-name="ce1" office:value-type="float" office:value="606" calcext:value-type="float">
            <text:p>606</text:p>
          </table:table-cell>
          <table:table-cell table:style-name="ce1" office:value-type="float" office:value="681" calcext:value-type="float">
            <text:p>681</text:p>
          </table:table-cell>
          <table:table-cell table:style-name="ce1" office:value-type="float" office:value="361" calcext:value-type="float">
            <text:p>361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3118" calcext:value-type="float">
            <text:p>3118</text:p>
          </table:table-cell>
          <table:table-cell table:style-name="ce1" office:value-type="float" office:value="10357" calcext:value-type="float">
            <text:p>10357</text:p>
          </table:table-cell>
          <table:table-cell table:style-name="ce1" office:value-type="float" office:value="3902" calcext:value-type="float">
            <text:p>3902</text:p>
          </table:table-cell>
          <table:table-cell table:style-name="ce1" office:value-type="float" office:value="479" calcext:value-type="float">
            <text:p>479</text:p>
          </table:table-cell>
          <table:table-cell table:style-name="ce1" office:value-type="float" office:value="19552" calcext:value-type="float">
            <text:p>19552</text:p>
          </table:table-cell>
          <table:table-cell table:style-name="ce1" office:value-type="float" office:value="14247" calcext:value-type="float">
            <text:p>14247</text:p>
          </table:table-cell>
          <table:table-cell table:style-name="ce1" office:value-type="float" office:value="14078" calcext:value-type="float">
            <text:p>14078</text:p>
          </table:table-cell>
          <table:table-cell table:style-name="ce1" office:value-type="float" office:value="754" calcext:value-type="float">
            <text:p>754</text:p>
          </table:table-cell>
          <table:table-cell table:style-name="ce1" table:formula="of:=SUM([.H311:.R311])" office:value-type="float" office:value="67658" calcext:value-type="float">
            <text:p>67658</text:p>
          </table:table-cell>
          <table:table-cell table:style-name="ce3" table:formula="of:=[.H311]/[.$S311]" office:value-type="percentage" office:value="0.0100653285642496" calcext:value-type="percentage">
            <text:p>1,01%</text:p>
          </table:table-cell>
          <table:table-cell table:style-name="ce3" table:formula="of:=[.I311]/[.$S311]" office:value-type="percentage" office:value="0.00533565875432321" calcext:value-type="percentage">
            <text:p>0,53%</text:p>
          </table:table-cell>
          <table:table-cell table:style-name="ce3" table:formula="of:=[.J311]/[.$S311]" office:value-type="percentage" office:value="0.00190664814212658" calcext:value-type="percentage">
            <text:p>0,19%</text:p>
          </table:table-cell>
          <table:table-cell table:style-name="ce3" table:formula="of:=[.K311]/[.$S311]" office:value-type="percentage" office:value="0.0460847202104703" calcext:value-type="percentage">
            <text:p>4,61%</text:p>
          </table:table-cell>
          <table:table-cell table:style-name="ce3" table:formula="of:=[.L311]/[.$S311]" office:value-type="percentage" office:value="0.153078719441899" calcext:value-type="percentage">
            <text:p>15,31%</text:p>
          </table:table-cell>
          <table:table-cell table:style-name="ce3" table:formula="of:=[.M311]/[.$S311]" office:value-type="percentage" office:value="0.05767241124479" calcext:value-type="percentage">
            <text:p>5,77%</text:p>
          </table:table-cell>
          <table:table-cell table:style-name="ce3" table:formula="of:=[.N311]/[.$S311]" office:value-type="percentage" office:value="0.00707972449673357" calcext:value-type="percentage">
            <text:p>0,71%</text:p>
          </table:table-cell>
          <table:table-cell table:style-name="ce3" table:formula="of:=[.O311]/[.$S311]" office:value-type="percentage" office:value="0.288982825386503" calcext:value-type="percentage">
            <text:p>28,90%</text:p>
          </table:table-cell>
          <table:table-cell table:style-name="ce3" table:formula="of:=[.P311]/[.$S311]" office:value-type="percentage" office:value="0.210573768068817" calcext:value-type="percentage">
            <text:p>21,06%</text:p>
          </table:table-cell>
          <table:table-cell table:style-name="ce3" table:formula="of:=[.Q311]/[.$S311]" office:value-type="percentage" office:value="0.208075911200449" calcext:value-type="percentage">
            <text:p>20,81%</text:p>
          </table:table-cell>
          <table:table-cell table:style-name="ce3" table:formula="of:=[.R311]/[.$S311]" office:value-type="percentage" office:value="0.0111442844896391" calcext:value-type="percentage">
            <text:p>1,1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2-06</text:p>
          </table:table-cell>
          <table:table-cell table:style-name="ce1" office:value-type="string" calcext:value-type="string">
            <text:p>6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1172" calcext:value-type="float">
            <text:p>91172</text:p>
          </table:table-cell>
          <table:table-cell table:style-name="ce1" office:value-type="float" office:value="76250" calcext:value-type="float">
            <text:p>76250</text:p>
          </table:table-cell>
          <table:table-cell table:style-name="ce1" office:value-type="float" office:value="1372" calcext:value-type="float">
            <text:p>1372</text:p>
          </table:table-cell>
          <table:table-cell table:style-name="ce1" office:value-type="float" office:value="702" calcext:value-type="float">
            <text:p>702</text:p>
          </table:table-cell>
          <table:table-cell table:style-name="ce1" office:value-type="float" office:value="725" calcext:value-type="float">
            <text:p>725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4548" calcext:value-type="float">
            <text:p>4548</text:p>
          </table:table-cell>
          <table:table-cell table:style-name="ce1" office:value-type="float" office:value="13240" calcext:value-type="float">
            <text:p>13240</text:p>
          </table:table-cell>
          <table:table-cell table:style-name="ce1" office:value-type="float" office:value="3616" calcext:value-type="float">
            <text:p>3616</text:p>
          </table:table-cell>
          <table:table-cell table:style-name="ce1" office:value-type="float" office:value="616" calcext:value-type="float">
            <text:p>616</text:p>
          </table:table-cell>
          <table:table-cell table:style-name="ce1" office:value-type="float" office:value="24616" calcext:value-type="float">
            <text:p>24616</text:p>
          </table:table-cell>
          <table:table-cell table:style-name="ce1" office:value-type="float" office:value="13628" calcext:value-type="float">
            <text:p>13628</text:p>
          </table:table-cell>
          <table:table-cell table:style-name="ce1" office:value-type="float" office:value="11896" calcext:value-type="float">
            <text:p>11896</text:p>
          </table:table-cell>
          <table:table-cell table:style-name="ce1" office:value-type="float" office:value="752" calcext:value-type="float">
            <text:p>752</text:p>
          </table:table-cell>
          <table:table-cell table:style-name="ce1" table:formula="of:=SUM([.H312:.R312])" office:value-type="float" office:value="74176" calcext:value-type="float">
            <text:p>74176</text:p>
          </table:table-cell>
          <table:table-cell table:style-name="ce3" table:formula="of:=[.H312]/[.$S312]" office:value-type="percentage" office:value="0.00977405090595341" calcext:value-type="percentage">
            <text:p>0,98%</text:p>
          </table:table-cell>
          <table:table-cell table:style-name="ce3" table:formula="of:=[.I312]/[.$S312]" office:value-type="percentage" office:value="0.00531169111302847" calcext:value-type="percentage">
            <text:p>0,53%</text:p>
          </table:table-cell>
          <table:table-cell table:style-name="ce3" table:formula="of:=[.J312]/[.$S312]" office:value-type="percentage" office:value="0.00195481018119068" calcext:value-type="percentage">
            <text:p>0,20%</text:p>
          </table:table-cell>
          <table:table-cell table:style-name="ce3" table:formula="of:=[.K312]/[.$S312]" office:value-type="percentage" office:value="0.0613136324417601" calcext:value-type="percentage">
            <text:p>6,13%</text:p>
          </table:table-cell>
          <table:table-cell table:style-name="ce3" table:formula="of:=[.L312]/[.$S312]" office:value-type="percentage" office:value="0.178494391716997" calcext:value-type="percentage">
            <text:p>17,85%</text:p>
          </table:table-cell>
          <table:table-cell table:style-name="ce3" table:formula="of:=[.M312]/[.$S312]" office:value-type="percentage" office:value="0.048748921484038" calcext:value-type="percentage">
            <text:p>4,87%</text:p>
          </table:table-cell>
          <table:table-cell table:style-name="ce3" table:formula="of:=[.N312]/[.$S312]" office:value-type="percentage" office:value="0.00830457290767903" calcext:value-type="percentage">
            <text:p>0,83%</text:p>
          </table:table-cell>
          <table:table-cell table:style-name="ce3" table:formula="of:=[.O312]/[.$S312]" office:value-type="percentage" office:value="0.33185936151855" calcext:value-type="percentage">
            <text:p>33,19%</text:p>
          </table:table-cell>
          <table:table-cell table:style-name="ce3" table:formula="of:=[.P312]/[.$S312]" office:value-type="percentage" office:value="0.183725194132873" calcext:value-type="percentage">
            <text:p>18,37%</text:p>
          </table:table-cell>
          <table:table-cell table:style-name="ce3" table:formula="of:=[.Q312]/[.$S312]" office:value-type="percentage" office:value="0.160375323554789" calcext:value-type="percentage">
            <text:p>16,04%</text:p>
          </table:table-cell>
          <table:table-cell table:style-name="ce3" table:formula="of:=[.R312]/[.$S312]" office:value-type="percentage" office:value="0.0101380500431406" calcext:value-type="percentage">
            <text:p>1,0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2-07</text:p>
          </table:table-cell>
          <table:table-cell table:style-name="ce1" office:value-type="string" calcext:value-type="string">
            <text:p>6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3184" calcext:value-type="float">
            <text:p>93184</text:p>
          </table:table-cell>
          <table:table-cell table:style-name="ce1" office:value-type="float" office:value="70571" calcext:value-type="float">
            <text:p>70571</text:p>
          </table:table-cell>
          <table:table-cell table:style-name="ce1" office:value-type="float" office:value="1242" calcext:value-type="float">
            <text:p>1242</text:p>
          </table:table-cell>
          <table:table-cell table:style-name="ce1" office:value-type="float" office:value="671" calcext:value-type="float">
            <text:p>671</text:p>
          </table:table-cell>
          <table:table-cell table:style-name="ce1" office:value-type="float" office:value="632" calcext:value-type="float">
            <text:p>632</text:p>
          </table:table-cell>
          <table:table-cell table:style-name="ce1" office:value-type="float" office:value="505" calcext:value-type="float">
            <text:p>505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3614" calcext:value-type="float">
            <text:p>3614</text:p>
          </table:table-cell>
          <table:table-cell table:style-name="ce1" office:value-type="float" office:value="9183" calcext:value-type="float">
            <text:p>9183</text:p>
          </table:table-cell>
          <table:table-cell table:style-name="ce1" office:value-type="float" office:value="3294" calcext:value-type="float">
            <text:p>3294</text:p>
          </table:table-cell>
          <table:table-cell table:style-name="ce1" office:value-type="float" office:value="473" calcext:value-type="float">
            <text:p>473</text:p>
          </table:table-cell>
          <table:table-cell table:style-name="ce1" office:value-type="float" office:value="24632" calcext:value-type="float">
            <text:p>24632</text:p>
          </table:table-cell>
          <table:table-cell table:style-name="ce1" office:value-type="float" office:value="11790" calcext:value-type="float">
            <text:p>11790</text:p>
          </table:table-cell>
          <table:table-cell table:style-name="ce1" office:value-type="float" office:value="13719" calcext:value-type="float">
            <text:p>13719</text:p>
          </table:table-cell>
          <table:table-cell table:style-name="ce1" office:value-type="float" office:value="699" calcext:value-type="float">
            <text:p>699</text:p>
          </table:table-cell>
          <table:table-cell table:style-name="ce1" table:formula="of:=SUM([.H313:.R313])" office:value-type="float" office:value="68658" calcext:value-type="float">
            <text:p>68658</text:p>
          </table:table-cell>
          <table:table-cell table:style-name="ce3" table:formula="of:=[.H313]/[.$S313]" office:value-type="percentage" office:value="0.00920504529697923" calcext:value-type="percentage">
            <text:p>0,92%</text:p>
          </table:table-cell>
          <table:table-cell table:style-name="ce3" table:formula="of:=[.I313]/[.$S313]" office:value-type="percentage" office:value="0.00735529727052929" calcext:value-type="percentage">
            <text:p>0,74%</text:p>
          </table:table-cell>
          <table:table-cell table:style-name="ce3" table:formula="of:=[.J313]/[.$S313]" office:value-type="percentage" office:value="0.00170409857554837" calcext:value-type="percentage">
            <text:p>0,17%</text:p>
          </table:table-cell>
          <table:table-cell table:style-name="ce3" table:formula="of:=[.K313]/[.$S313]" office:value-type="percentage" office:value="0.0526377115558274" calcext:value-type="percentage">
            <text:p>5,26%</text:p>
          </table:table-cell>
          <table:table-cell table:style-name="ce3" table:formula="of:=[.L313]/[.$S313]" office:value-type="percentage" office:value="0.133749890762912" calcext:value-type="percentage">
            <text:p>13,37%</text:p>
          </table:table-cell>
          <table:table-cell table:style-name="ce3" table:formula="of:=[.M313]/[.$S313]" office:value-type="percentage" office:value="0.0479769291269772" calcext:value-type="percentage">
            <text:p>4,80%</text:p>
          </table:table-cell>
          <table:table-cell table:style-name="ce3" table:formula="of:=[.N313]/[.$S313]" office:value-type="percentage" office:value="0.00688921902764427" calcext:value-type="percentage">
            <text:p>0,69%</text:p>
          </table:table-cell>
          <table:table-cell table:style-name="ce3" table:formula="of:=[.O313]/[.$S313]" office:value-type="percentage" office:value="0.358763727460747" calcext:value-type="percentage">
            <text:p>35,88%</text:p>
          </table:table-cell>
          <table:table-cell table:style-name="ce3" table:formula="of:=[.P313]/[.$S313]" office:value-type="percentage" office:value="0.171720702612951" calcext:value-type="percentage">
            <text:p>17,17%</text:p>
          </table:table-cell>
          <table:table-cell table:style-name="ce3" table:formula="of:=[.Q313]/[.$S313]" office:value-type="percentage" office:value="0.199816481691864" calcext:value-type="percentage">
            <text:p>19,98%</text:p>
          </table:table-cell>
          <table:table-cell table:style-name="ce3" table:formula="of:=[.R313]/[.$S313]" office:value-type="percentage" office:value="0.0101808966180198" calcext:value-type="percentage">
            <text:p>1,02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2-08</text:p>
          </table:table-cell>
          <table:table-cell table:style-name="ce1" office:value-type="string" calcext:value-type="string">
            <text:p>6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2986" calcext:value-type="float">
            <text:p>92986</text:p>
          </table:table-cell>
          <table:table-cell table:style-name="ce1" office:value-type="float" office:value="73568" calcext:value-type="float">
            <text:p>73568</text:p>
          </table:table-cell>
          <table:table-cell table:style-name="ce1" office:value-type="float" office:value="1241" calcext:value-type="float">
            <text:p>1241</text:p>
          </table:table-cell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945" calcext:value-type="float">
            <text:p>945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10146" calcext:value-type="float">
            <text:p>10146</text:p>
          </table:table-cell>
          <table:table-cell table:style-name="ce1" office:value-type="float" office:value="3604" calcext:value-type="float">
            <text:p>3604</text:p>
          </table:table-cell>
          <table:table-cell table:style-name="ce1" office:value-type="float" office:value="566" calcext:value-type="float">
            <text:p>566</text:p>
          </table:table-cell>
          <table:table-cell table:style-name="ce1" office:value-type="float" office:value="23579" calcext:value-type="float">
            <text:p>23579</text:p>
          </table:table-cell>
          <table:table-cell table:style-name="ce1" office:value-type="float" office:value="14360" calcext:value-type="float">
            <text:p>14360</text:p>
          </table:table-cell>
          <table:table-cell table:style-name="ce1" office:value-type="float" office:value="13464" calcext:value-type="float">
            <text:p>13464</text:p>
          </table:table-cell>
          <table:table-cell table:style-name="ce1" office:value-type="float" office:value="775" calcext:value-type="float">
            <text:p>775</text:p>
          </table:table-cell>
          <table:table-cell table:style-name="ce1" table:formula="of:=SUM([.H314:.R314])" office:value-type="float" office:value="71595" calcext:value-type="float">
            <text:p>71595</text:p>
          </table:table-cell>
          <table:table-cell table:style-name="ce3" table:formula="of:=[.H314]/[.$S314]" office:value-type="percentage" office:value="0.0131992457573853" calcext:value-type="percentage">
            <text:p>1,32%</text:p>
          </table:table-cell>
          <table:table-cell table:style-name="ce3" table:formula="of:=[.I314]/[.$S314]" office:value-type="percentage" office:value="0.00561491724282422" calcext:value-type="percentage">
            <text:p>0,56%</text:p>
          </table:table-cell>
          <table:table-cell table:style-name="ce3" table:formula="of:=[.J314]/[.$S314]" office:value-type="percentage" office:value="0.0018018018018018" calcext:value-type="percentage">
            <text:p>0,18%</text:p>
          </table:table-cell>
          <table:table-cell table:style-name="ce3" table:formula="of:=[.K314]/[.$S314]" office:value-type="percentage" office:value="0.0506320273762134" calcext:value-type="percentage">
            <text:p>5,06%</text:p>
          </table:table-cell>
          <table:table-cell table:style-name="ce3" table:formula="of:=[.L314]/[.$S314]" office:value-type="percentage" office:value="0.141713806830086" calcext:value-type="percentage">
            <text:p>14,17%</text:p>
          </table:table-cell>
          <table:table-cell table:style-name="ce3" table:formula="of:=[.M314]/[.$S314]" office:value-type="percentage" office:value="0.0503387108038271" calcext:value-type="percentage">
            <text:p>5,03%</text:p>
          </table:table-cell>
          <table:table-cell table:style-name="ce3" table:formula="of:=[.N314]/[.$S314]" office:value-type="percentage" office:value="0.00790557999860325" calcext:value-type="percentage">
            <text:p>0,79%</text:p>
          </table:table-cell>
          <table:table-cell table:style-name="ce3" table:formula="of:=[.O314]/[.$S314]" office:value-type="percentage" office:value="0.329338640966548" calcext:value-type="percentage">
            <text:p>32,93%</text:p>
          </table:table-cell>
          <table:table-cell table:style-name="ce3" table:formula="of:=[.P314]/[.$S314]" office:value-type="percentage" office:value="0.200572665688945" calcext:value-type="percentage">
            <text:p>20,06%</text:p>
          </table:table-cell>
          <table:table-cell table:style-name="ce3" table:formula="of:=[.Q314]/[.$S314]" office:value-type="percentage" office:value="0.188057825267128" calcext:value-type="percentage">
            <text:p>18,81%</text:p>
          </table:table-cell>
          <table:table-cell table:style-name="ce3" table:formula="of:=[.R314]/[.$S314]" office:value-type="percentage" office:value="0.0108247782666387" calcext:value-type="percentage">
            <text:p>1,0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2-09</text:p>
          </table:table-cell>
          <table:table-cell table:style-name="ce1" office:value-type="string" calcext:value-type="string">
            <text:p>6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9203" calcext:value-type="float">
            <text:p>79203</text:p>
          </table:table-cell>
          <table:table-cell table:style-name="ce1" office:value-type="float" office:value="63374" calcext:value-type="float">
            <text:p>63374</text:p>
          </table:table-cell>
          <table:table-cell table:style-name="ce1" office:value-type="float" office:value="1139" calcext:value-type="float">
            <text:p>1139</text:p>
          </table:table-cell>
          <table:table-cell table:number-columns-repeated="2" table:style-name="ce1" office:value-type="float" office:value="572" calcext:value-type="float">
            <text:p>572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3409" calcext:value-type="float">
            <text:p>3409</text:p>
          </table:table-cell>
          <table:table-cell table:style-name="ce1" office:value-type="float" office:value="10103" calcext:value-type="float">
            <text:p>10103</text:p>
          </table:table-cell>
          <table:table-cell table:style-name="ce1" office:value-type="float" office:value="3107" calcext:value-type="float">
            <text:p>3107</text:p>
          </table:table-cell>
          <table:table-cell table:style-name="ce1" office:value-type="float" office:value="454" calcext:value-type="float">
            <text:p>454</text:p>
          </table:table-cell>
          <table:table-cell table:style-name="ce1" office:value-type="float" office:value="19587" calcext:value-type="float">
            <text:p>19587</text:p>
          </table:table-cell>
          <table:table-cell table:style-name="ce1" office:value-type="float" office:value="12064" calcext:value-type="float">
            <text:p>12064</text:p>
          </table:table-cell>
          <table:table-cell table:style-name="ce1" office:value-type="float" office:value="11287" calcext:value-type="float">
            <text:p>11287</text:p>
          </table:table-cell>
          <table:table-cell table:style-name="ce1" office:value-type="float" office:value="584" calcext:value-type="float">
            <text:p>584</text:p>
          </table:table-cell>
          <table:table-cell table:style-name="ce1" table:formula="of:=SUM([.H315:.R315])" office:value-type="float" office:value="61663" calcext:value-type="float">
            <text:p>61663</text:p>
          </table:table-cell>
          <table:table-cell table:style-name="ce3" table:formula="of:=[.H315]/[.$S315]" office:value-type="percentage" office:value="0.0092762272351329" calcext:value-type="percentage">
            <text:p>0,93%</text:p>
          </table:table-cell>
          <table:table-cell table:style-name="ce3" table:formula="of:=[.I315]/[.$S315]" office:value-type="percentage" office:value="0.00635713474855262" calcext:value-type="percentage">
            <text:p>0,64%</text:p>
          </table:table-cell>
          <table:table-cell table:style-name="ce3" table:formula="of:=[.J315]/[.$S315]" office:value-type="percentage" office:value="0.00168658677002416" calcext:value-type="percentage">
            <text:p>0,17%</text:p>
          </table:table-cell>
          <table:table-cell table:style-name="ce3" table:formula="of:=[.K315]/[.$S315]" office:value-type="percentage" office:value="0.0552843682597344" calcext:value-type="percentage">
            <text:p>5,53%</text:p>
          </table:table-cell>
          <table:table-cell table:style-name="ce3" table:formula="of:=[.L315]/[.$S315]" office:value-type="percentage" office:value="0.163842174399559" calcext:value-type="percentage">
            <text:p>16,38%</text:p>
          </table:table-cell>
          <table:table-cell table:style-name="ce3" table:formula="of:=[.M315]/[.$S315]" office:value-type="percentage" office:value="0.0503867797544719" calcext:value-type="percentage">
            <text:p>5,04%</text:p>
          </table:table-cell>
          <table:table-cell table:style-name="ce3" table:formula="of:=[.N315]/[.$S315]" office:value-type="percentage" office:value="0.00736259993837471" calcext:value-type="percentage">
            <text:p>0,74%</text:p>
          </table:table-cell>
          <table:table-cell table:style-name="ce3" table:formula="of:=[.O315]/[.$S315]" office:value-type="percentage" office:value="0.317645914081378" calcext:value-type="percentage">
            <text:p>31,76%</text:p>
          </table:table-cell>
          <table:table-cell table:style-name="ce3" table:formula="of:=[.P315]/[.$S315]" office:value-type="percentage" office:value="0.195644065322803" calcext:value-type="percentage">
            <text:p>19,56%</text:p>
          </table:table-cell>
          <table:table-cell table:style-name="ce3" table:formula="of:=[.Q315]/[.$S315]" office:value-type="percentage" office:value="0.183043316089065" calcext:value-type="percentage">
            <text:p>18,30%</text:p>
          </table:table-cell>
          <table:table-cell table:style-name="ce3" table:formula="of:=[.R315]/[.$S315]" office:value-type="percentage" office:value="0.00947083340090492" calcext:value-type="percentage">
            <text:p>0,95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2-1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0289" calcext:value-type="float">
            <text:p>90289</text:p>
          </table:table-cell>
          <table:table-cell table:style-name="ce1" office:value-type="float" office:value="68183" calcext:value-type="float">
            <text:p>68183</text:p>
          </table:table-cell>
          <table:table-cell table:style-name="ce1" office:value-type="float" office:value="1249" calcext:value-type="float">
            <text:p>1249</text:p>
          </table:table-cell>
          <table:table-cell table:style-name="ce1" office:value-type="float" office:value="656" calcext:value-type="float">
            <text:p>656</text:p>
          </table:table-cell>
          <table:table-cell table:style-name="ce1" office:value-type="float" office:value="784" calcext:value-type="float">
            <text:p>784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2898" calcext:value-type="float">
            <text:p>2898</text:p>
          </table:table-cell>
          <table:table-cell table:style-name="ce1" office:value-type="float" office:value="6569" calcext:value-type="float">
            <text:p>6569</text:p>
          </table:table-cell>
          <table:table-cell table:style-name="ce1" office:value-type="float" office:value="3759" calcext:value-type="float">
            <text:p>3759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26364" calcext:value-type="float">
            <text:p>26364</text:p>
          </table:table-cell>
          <table:table-cell table:style-name="ce1" office:value-type="float" office:value="10113" calcext:value-type="float">
            <text:p>10113</text:p>
          </table:table-cell>
          <table:table-cell table:style-name="ce1" office:value-type="float" office:value="14069" calcext:value-type="float">
            <text:p>14069</text:p>
          </table:table-cell>
          <table:table-cell table:style-name="ce1" office:value-type="float" office:value="797" calcext:value-type="float">
            <text:p>797</text:p>
          </table:table-cell>
          <table:table-cell table:style-name="ce1" table:formula="of:=SUM([.H316:.R316])" office:value-type="float" office:value="66278" calcext:value-type="float">
            <text:p>66278</text:p>
          </table:table-cell>
          <table:table-cell table:style-name="ce3" table:formula="of:=[.H316]/[.$S316]" office:value-type="percentage" office:value="0.0118289628534355" calcext:value-type="percentage">
            <text:p>1,18%</text:p>
          </table:table-cell>
          <table:table-cell table:style-name="ce3" table:formula="of:=[.I316]/[.$S316]" office:value-type="percentage" office:value="0.00614080086906666" calcext:value-type="percentage">
            <text:p>0,61%</text:p>
          </table:table-cell>
          <table:table-cell table:style-name="ce3" table:formula="of:=[.J316]/[.$S316]" office:value-type="percentage" office:value="0.0017200277618516" calcext:value-type="percentage">
            <text:p>0,17%</text:p>
          </table:table-cell>
          <table:table-cell table:style-name="ce3" table:formula="of:=[.K316]/[.$S316]" office:value-type="percentage" office:value="0.0437249162618063" calcext:value-type="percentage">
            <text:p>4,37%</text:p>
          </table:table-cell>
          <table:table-cell table:style-name="ce3" table:formula="of:=[.L316]/[.$S316]" office:value-type="percentage" office:value="0.0991128277859924" calcext:value-type="percentage">
            <text:p>9,91%</text:p>
          </table:table-cell>
          <table:table-cell table:style-name="ce3" table:formula="of:=[.M316]/[.$S316]" office:value-type="percentage" office:value="0.0567156522526328" calcext:value-type="percentage">
            <text:p>5,67%</text:p>
          </table:table-cell>
          <table:table-cell table:style-name="ce3" table:formula="of:=[.N316]/[.$S316]" office:value-type="percentage" office:value="0.00609553698059688" calcext:value-type="percentage">
            <text:p>0,61%</text:p>
          </table:table-cell>
          <table:table-cell table:style-name="ce3" table:formula="of:=[.O316]/[.$S316]" office:value-type="percentage" office:value="0.397779051872416" calcext:value-type="percentage">
            <text:p>39,78%</text:p>
          </table:table-cell>
          <table:table-cell table:style-name="ce3" table:formula="of:=[.P316]/[.$S316]" office:value-type="percentage" office:value="0.152584568031624" calcext:value-type="percentage">
            <text:p>15,26%</text:p>
          </table:table-cell>
          <table:table-cell table:style-name="ce3" table:formula="of:=[.Q316]/[.$S316]" office:value-type="percentage" office:value="0.212272548960439" calcext:value-type="percentage">
            <text:p>21,23%</text:p>
          </table:table-cell>
          <table:table-cell table:style-name="ce3" table:formula="of:=[.R316]/[.$S316]" office:value-type="percentage" office:value="0.0120251063701379" calcext:value-type="percentage">
            <text:p>1,2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2-11</text:p>
          </table:table-cell>
          <table:table-cell table:style-name="ce1" office:value-type="string" calcext:value-type="string">
            <text:p>6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4861" calcext:value-type="float">
            <text:p>94861</text:p>
          </table:table-cell>
          <table:table-cell table:style-name="ce1" office:value-type="float" office:value="71295" calcext:value-type="float">
            <text:p>71295</text:p>
          </table:table-cell>
          <table:table-cell table:style-name="ce1" office:value-type="float" office:value="1286" calcext:value-type="float">
            <text:p>1286</text:p>
          </table:table-cell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665" calcext:value-type="float">
            <text:p>665</text:p>
          </table:table-cell>
          <table:table-cell table:style-name="ce1" office:value-type="float" office:value="603" calcext:value-type="float">
            <text:p>603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2780" calcext:value-type="float">
            <text:p>2780</text:p>
          </table:table-cell>
          <table:table-cell table:style-name="ce1" office:value-type="float" office:value="5698" calcext:value-type="float">
            <text:p>5698</text:p>
          </table:table-cell>
          <table:table-cell table:style-name="ce1" office:value-type="float" office:value="3682" calcext:value-type="float">
            <text:p>3682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28556" calcext:value-type="float">
            <text:p>28556</text:p>
          </table:table-cell>
          <table:table-cell table:style-name="ce1" office:value-type="float" office:value="10088" calcext:value-type="float">
            <text:p>10088</text:p>
          </table:table-cell>
          <table:table-cell table:style-name="ce1" office:value-type="float" office:value="16039" calcext:value-type="float">
            <text:p>16039</text:p>
          </table:table-cell>
          <table:table-cell table:style-name="ce1" office:value-type="float" office:value="760" calcext:value-type="float">
            <text:p>760</text:p>
          </table:table-cell>
          <table:table-cell table:style-name="ce1" table:formula="of:=SUM([.H317:.R317])" office:value-type="float" office:value="69354" calcext:value-type="float">
            <text:p>69354</text:p>
          </table:table-cell>
          <table:table-cell table:style-name="ce3" table:formula="of:=[.H317]/[.$S317]" office:value-type="percentage" office:value="0.00958848804683219" calcext:value-type="percentage">
            <text:p>0,96%</text:p>
          </table:table-cell>
          <table:table-cell table:style-name="ce3" table:formula="of:=[.I317]/[.$S317]" office:value-type="percentage" office:value="0.00869452374772904" calcext:value-type="percentage">
            <text:p>0,87%</text:p>
          </table:table-cell>
          <table:table-cell table:style-name="ce3" table:formula="of:=[.J317]/[.$S317]" office:value-type="percentage" office:value="0.00132652766963694" calcext:value-type="percentage">
            <text:p>0,13%</text:p>
          </table:table-cell>
          <table:table-cell table:style-name="ce3" table:formula="of:=[.K317]/[.$S317]" office:value-type="percentage" office:value="0.0400842056694639" calcext:value-type="percentage">
            <text:p>4,01%</text:p>
          </table:table-cell>
          <table:table-cell table:style-name="ce3" table:formula="of:=[.L317]/[.$S317]" office:value-type="percentage" office:value="0.0821582028433832" calcext:value-type="percentage">
            <text:p>8,22%</text:p>
          </table:table-cell>
          <table:table-cell table:style-name="ce3" table:formula="of:=[.M317]/[.$S317]" office:value-type="percentage" office:value="0.053089944343513" calcext:value-type="percentage">
            <text:p>5,31%</text:p>
          </table:table-cell>
          <table:table-cell table:style-name="ce3" table:formula="of:=[.N317]/[.$S317]" office:value-type="percentage" office:value="0.00563774259595697" calcext:value-type="percentage">
            <text:p>0,56%</text:p>
          </table:table-cell>
          <table:table-cell table:style-name="ce3" table:formula="of:=[.O317]/[.$S317]" office:value-type="percentage" office:value="0.41174265363209" calcext:value-type="percentage">
            <text:p>41,17%</text:p>
          </table:table-cell>
          <table:table-cell table:style-name="ce3" table:formula="of:=[.P317]/[.$S317]" office:value-type="percentage" office:value="0.145456642731494" calcext:value-type="percentage">
            <text:p>14,55%</text:p>
          </table:table-cell>
          <table:table-cell table:style-name="ce3" table:formula="of:=[.Q317]/[.$S317]" office:value-type="percentage" office:value="0.231262796666378" calcext:value-type="percentage">
            <text:p>23,13%</text:p>
          </table:table-cell>
          <table:table-cell table:style-name="ce3" table:formula="of:=[.R317]/[.$S317]" office:value-type="percentage" office:value="0.0109582720535225" calcext:value-type="percentage">
            <text:p>1,1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2-12</text:p>
          </table:table-cell>
          <table:table-cell table:style-name="ce1" office:value-type="string" calcext:value-type="string">
            <text:p>6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5248" calcext:value-type="float">
            <text:p>95248</text:p>
          </table:table-cell>
          <table:table-cell table:style-name="ce1" office:value-type="float" office:value="72857" calcext:value-type="float">
            <text:p>72857</text:p>
          </table:table-cell>
          <table:table-cell table:style-name="ce1" office:value-type="float" office:value="1452" calcext:value-type="float">
            <text:p>1452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828" calcext:value-type="float">
            <text:p>828</text:p>
          </table:table-cell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3136" calcext:value-type="float">
            <text:p>3136</text:p>
          </table:table-cell>
          <table:table-cell table:style-name="ce1" office:value-type="float" office:value="6014" calcext:value-type="float">
            <text:p>6014</text:p>
          </table:table-cell>
          <table:table-cell table:style-name="ce1" office:value-type="float" office:value="3941" calcext:value-type="float">
            <text:p>3941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29891" calcext:value-type="float">
            <text:p>29891</text:p>
          </table:table-cell>
          <table:table-cell table:style-name="ce1" office:value-type="float" office:value="10962" calcext:value-type="float">
            <text:p>10962</text:p>
          </table:table-cell>
          <table:table-cell table:style-name="ce1" office:value-type="float" office:value="14272" calcext:value-type="float">
            <text:p>14272</text:p>
          </table:table-cell>
          <table:table-cell table:style-name="ce1" office:value-type="float" office:value="850" calcext:value-type="float">
            <text:p>850</text:p>
          </table:table-cell>
          <table:table-cell table:style-name="ce1" table:formula="of:=SUM([.H318:.R318])" office:value-type="float" office:value="70844" calcext:value-type="float">
            <text:p>70844</text:p>
          </table:table-cell>
          <table:table-cell table:style-name="ce3" table:formula="of:=[.H318]/[.$S318]" office:value-type="percentage" office:value="0.0116876517418553" calcext:value-type="percentage">
            <text:p>1,17%</text:p>
          </table:table-cell>
          <table:table-cell table:style-name="ce3" table:formula="of:=[.I318]/[.$S318]" office:value-type="percentage" office:value="0.00615436734232963" calcext:value-type="percentage">
            <text:p>0,62%</text:p>
          </table:table-cell>
          <table:table-cell table:style-name="ce3" table:formula="of:=[.J318]/[.$S318]" office:value-type="percentage" office:value="0.00151036079272768" calcext:value-type="percentage">
            <text:p>0,15%</text:p>
          </table:table-cell>
          <table:table-cell table:style-name="ce3" table:formula="of:=[.K318]/[.$S318]" office:value-type="percentage" office:value="0.0442662751962058" calcext:value-type="percentage">
            <text:p>4,43%</text:p>
          </table:table-cell>
          <table:table-cell table:style-name="ce3" table:formula="of:=[.L318]/[.$S318]" office:value-type="percentage" office:value="0.0848907458641522" calcext:value-type="percentage">
            <text:p>8,49%</text:p>
          </table:table-cell>
          <table:table-cell table:style-name="ce3" table:formula="of:=[.M318]/[.$S318]" office:value-type="percentage" office:value="0.0556292699452318" calcext:value-type="percentage">
            <text:p>5,56%</text:p>
          </table:table-cell>
          <table:table-cell table:style-name="ce3" table:formula="of:=[.N318]/[.$S318]" office:value-type="percentage" office:value="0.00574501722093614" calcext:value-type="percentage">
            <text:p>0,57%</text:p>
          </table:table-cell>
          <table:table-cell table:style-name="ce3" table:formula="of:=[.O318]/[.$S318]" office:value-type="percentage" office:value="0.421927050985263" calcext:value-type="percentage">
            <text:p>42,19%</text:p>
          </table:table-cell>
          <table:table-cell table:style-name="ce3" table:formula="of:=[.P318]/[.$S318]" office:value-type="percentage" office:value="0.154734345886737" calcext:value-type="percentage">
            <text:p>15,47%</text:p>
          </table:table-cell>
          <table:table-cell table:style-name="ce3" table:formula="of:=[.Q318]/[.$S318]" office:value-type="percentage" office:value="0.201456721811304" calcext:value-type="percentage">
            <text:p>20,15%</text:p>
          </table:table-cell>
          <table:table-cell table:style-name="ce3" table:formula="of:=[.R318]/[.$S318]" office:value-type="percentage" office:value="0.0119981932132573" calcext:value-type="percentage">
            <text:p>1,2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3-01</text:p>
          </table:table-cell>
          <table:table-cell table:style-name="ce1" office:value-type="string" calcext:value-type="string">
            <text:p>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3422" calcext:value-type="float">
            <text:p>83422</text:p>
          </table:table-cell>
          <table:table-cell table:style-name="ce1" office:value-type="float" office:value="63459" calcext:value-type="float">
            <text:p>63459</text:p>
          </table:table-cell>
          <table:table-cell table:style-name="ce1" office:value-type="float" office:value="1238" calcext:value-type="float">
            <text:p>1238</text:p>
          </table:table-cell>
          <table:table-cell table:style-name="ce1" office:value-type="float" office:value="535" calcext:value-type="float">
            <text:p>535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578" calcext:value-type="float">
            <text:p>578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2306" calcext:value-type="float">
            <text:p>2306</text:p>
          </table:table-cell>
          <table:table-cell table:style-name="ce1" office:value-type="float" office:value="8837" calcext:value-type="float">
            <text:p>8837</text:p>
          </table:table-cell>
          <table:table-cell table:style-name="ce1" office:value-type="float" office:value="5292" calcext:value-type="float">
            <text:p>5292</text:p>
          </table:table-cell>
          <table:table-cell table:style-name="ce1" office:value-type="float" office:value="792" calcext:value-type="float">
            <text:p>792</text:p>
          </table:table-cell>
          <table:table-cell table:style-name="ce1" office:value-type="float" office:value="9538" calcext:value-type="float">
            <text:p>9538</text:p>
          </table:table-cell>
          <table:table-cell table:style-name="ce1" office:value-type="float" office:value="18118" calcext:value-type="float">
            <text:p>18118</text:p>
          </table:table-cell>
          <table:table-cell table:style-name="ce1" office:value-type="float" office:value="14961" calcext:value-type="float">
            <text:p>14961</text:p>
          </table:table-cell>
          <table:table-cell table:style-name="ce1" office:value-type="float" office:value="729" calcext:value-type="float">
            <text:p>729</text:p>
          </table:table-cell>
          <table:table-cell table:style-name="ce1" table:formula="of:=SUM([.H319:.R319])" office:value-type="float" office:value="61686" calcext:value-type="float">
            <text:p>61686</text:p>
          </table:table-cell>
          <table:table-cell table:style-name="ce3" table:formula="of:=[.H319]/[.$S319]" office:value-type="percentage" office:value="0.00656550919171287" calcext:value-type="percentage">
            <text:p>0,66%</text:p>
          </table:table-cell>
          <table:table-cell table:style-name="ce3" table:formula="of:=[.I319]/[.$S319]" office:value-type="percentage" office:value="0.0093700353402717" calcext:value-type="percentage">
            <text:p>0,94%</text:p>
          </table:table-cell>
          <table:table-cell table:style-name="ce3" table:formula="of:=[.J319]/[.$S319]" office:value-type="percentage" office:value="0.0021074473948708" calcext:value-type="percentage">
            <text:p>0,21%</text:p>
          </table:table-cell>
          <table:table-cell table:style-name="ce3" table:formula="of:=[.K319]/[.$S319]" office:value-type="percentage" office:value="0.0373828745582466" calcext:value-type="percentage">
            <text:p>3,74%</text:p>
          </table:table-cell>
          <table:table-cell table:style-name="ce3" table:formula="of:=[.L319]/[.$S319]" office:value-type="percentage" office:value="0.143257789449794" calcext:value-type="percentage">
            <text:p>14,33%</text:p>
          </table:table-cell>
          <table:table-cell table:style-name="ce3" table:formula="of:=[.M319]/[.$S319]" office:value-type="percentage" office:value="0.0857893201050482" calcext:value-type="percentage">
            <text:p>8,58%</text:p>
          </table:table-cell>
          <table:table-cell table:style-name="ce3" table:formula="of:=[.N319]/[.$S319]" office:value-type="percentage" office:value="0.0128392179749052" calcext:value-type="percentage">
            <text:p>1,28%</text:p>
          </table:table-cell>
          <table:table-cell table:style-name="ce3" table:formula="of:=[.O319]/[.$S319]" office:value-type="percentage" office:value="0.15462179424829" calcext:value-type="percentage">
            <text:p>15,46%</text:p>
          </table:table-cell>
          <table:table-cell table:style-name="ce3" table:formula="of:=[.P319]/[.$S319]" office:value-type="percentage" office:value="0.293713322309762" calcext:value-type="percentage">
            <text:p>29,37%</text:p>
          </table:table-cell>
          <table:table-cell table:style-name="ce3" table:formula="of:=[.Q319]/[.$S319]" office:value-type="percentage" office:value="0.242534772882015" calcext:value-type="percentage">
            <text:p>24,25%</text:p>
          </table:table-cell>
          <table:table-cell table:style-name="ce3" table:formula="of:=[.R319]/[.$S319]" office:value-type="percentage" office:value="0.0118179165450832" calcext:value-type="percentage">
            <text:p>1,1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3-02</text:p>
          </table:table-cell>
          <table:table-cell table:style-name="ce1" office:value-type="string" calcext:value-type="string">
            <text:p>6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7847" calcext:value-type="float">
            <text:p>87847</text:p>
          </table:table-cell>
          <table:table-cell table:style-name="ce1" office:value-type="float" office:value="71103" calcext:value-type="float">
            <text:p>71103</text:p>
          </table:table-cell>
          <table:table-cell table:style-name="ce1" office:value-type="float" office:value="1509" calcext:value-type="float">
            <text:p>1509</text:p>
          </table:table-cell>
          <table:table-cell table:style-name="ce1" office:value-type="float" office:value="715" calcext:value-type="float">
            <text:p>715</text:p>
          </table:table-cell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3340" calcext:value-type="float">
            <text:p>3340</text:p>
          </table:table-cell>
          <table:table-cell table:style-name="ce1" office:value-type="float" office:value="10949" calcext:value-type="float">
            <text:p>10949</text:p>
          </table:table-cell>
          <table:table-cell table:style-name="ce1" office:value-type="float" office:value="4843" calcext:value-type="float">
            <text:p>4843</text:p>
          </table:table-cell>
          <table:table-cell table:style-name="ce1" office:value-type="float" office:value="1515" calcext:value-type="float">
            <text:p>1515</text:p>
          </table:table-cell>
          <table:table-cell table:style-name="ce1" office:value-type="float" office:value="13625" calcext:value-type="float">
            <text:p>13625</text:p>
          </table:table-cell>
          <table:table-cell table:style-name="ce1" office:value-type="float" office:value="17512" calcext:value-type="float">
            <text:p>17512</text:p>
          </table:table-cell>
          <table:table-cell table:style-name="ce1" office:value-type="float" office:value="14781" calcext:value-type="float">
            <text:p>14781</text:p>
          </table:table-cell>
          <table:table-cell table:style-name="ce1" office:value-type="float" office:value="1036" calcext:value-type="float">
            <text:p>1036</text:p>
          </table:table-cell>
          <table:table-cell table:style-name="ce1" table:formula="of:=SUM([.H320:.R320])" office:value-type="float" office:value="68879" calcext:value-type="float">
            <text:p>68879</text:p>
          </table:table-cell>
          <table:table-cell table:style-name="ce3" table:formula="of:=[.H320]/[.$S320]" office:value-type="percentage" office:value="0.0085221910887208" calcext:value-type="percentage">
            <text:p>0,85%</text:p>
          </table:table-cell>
          <table:table-cell table:style-name="ce3" table:formula="of:=[.I320]/[.$S320]" office:value-type="percentage" office:value="0.00798501720408252" calcext:value-type="percentage">
            <text:p>0,80%</text:p>
          </table:table-cell>
          <table:table-cell table:style-name="ce3" table:formula="of:=[.J320]/[.$S320]" office:value-type="percentage" office:value="0.00204706804686479" calcext:value-type="percentage">
            <text:p>0,20%</text:p>
          </table:table-cell>
          <table:table-cell table:style-name="ce3" table:formula="of:=[.K320]/[.$S320]" office:value-type="percentage" office:value="0.0484908317484284" calcext:value-type="percentage">
            <text:p>4,85%</text:p>
          </table:table-cell>
          <table:table-cell table:style-name="ce3" table:formula="of:=[.L320]/[.$S320]" office:value-type="percentage" office:value="0.158959915213636" calcext:value-type="percentage">
            <text:p>15,90%</text:p>
          </table:table-cell>
          <table:table-cell table:style-name="ce3" table:formula="of:=[.M320]/[.$S320]" office:value-type="percentage" office:value="0.0703117060352212" calcext:value-type="percentage">
            <text:p>7,03%</text:p>
          </table:table-cell>
          <table:table-cell table:style-name="ce3" table:formula="of:=[.N320]/[.$S320]" office:value-type="percentage" office:value="0.0219950928439728" calcext:value-type="percentage">
            <text:p>2,20%</text:p>
          </table:table-cell>
          <table:table-cell table:style-name="ce3" table:formula="of:=[.O320]/[.$S320]" office:value-type="percentage" office:value="0.197810653464772" calcext:value-type="percentage">
            <text:p>19,78%</text:p>
          </table:table-cell>
          <table:table-cell table:style-name="ce3" table:formula="of:=[.P320]/[.$S320]" office:value-type="percentage" office:value="0.254242947777987" calcext:value-type="percentage">
            <text:p>25,42%</text:p>
          </table:table-cell>
          <table:table-cell table:style-name="ce3" table:formula="of:=[.Q320]/[.$S320]" office:value-type="percentage" office:value="0.214593707806443" calcext:value-type="percentage">
            <text:p>21,46%</text:p>
          </table:table-cell>
          <table:table-cell table:style-name="ce3" table:formula="of:=[.R320]/[.$S320]" office:value-type="percentage" office:value="0.0150408687698718" calcext:value-type="percentage">
            <text:p>1,5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3-03</text:p>
          </table:table-cell>
          <table:table-cell table:style-name="ce1" office:value-type="string" calcext:value-type="string">
            <text:p>6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9014" calcext:value-type="float">
            <text:p>89014</text:p>
          </table:table-cell>
          <table:table-cell table:style-name="ce1" office:value-type="float" office:value="71461" calcext:value-type="float">
            <text:p>71461</text:p>
          </table:table-cell>
          <table:table-cell table:style-name="ce1" office:value-type="float" office:value="1323" calcext:value-type="float">
            <text:p>1323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471" calcext:value-type="float">
            <text:p>471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2742" calcext:value-type="float">
            <text:p>2742</text:p>
          </table:table-cell>
          <table:table-cell table:style-name="ce1" office:value-type="float" office:value="14979" calcext:value-type="float">
            <text:p>14979</text:p>
          </table:table-cell>
          <table:table-cell table:style-name="ce1" office:value-type="float" office:value="5361" calcext:value-type="float">
            <text:p>5361</text:p>
          </table:table-cell>
          <table:table-cell table:style-name="ce1" office:value-type="float" office:value="1412" calcext:value-type="float">
            <text:p>1412</text:p>
          </table:table-cell>
          <table:table-cell table:style-name="ce1" office:value-type="float" office:value="8812" calcext:value-type="float">
            <text:p>8812</text:p>
          </table:table-cell>
          <table:table-cell table:style-name="ce1" office:value-type="float" office:value="20907" calcext:value-type="float">
            <text:p>20907</text:p>
          </table:table-cell>
          <table:table-cell table:style-name="ce1" office:value-type="float" office:value="13551" calcext:value-type="float">
            <text:p>13551</text:p>
          </table:table-cell>
          <table:table-cell table:style-name="ce1" office:value-type="float" office:value="774" calcext:value-type="float">
            <text:p>774</text:p>
          </table:table-cell>
          <table:table-cell table:style-name="ce1" table:formula="of:=SUM([.H321:.R321])" office:value-type="float" office:value="69586" calcext:value-type="float">
            <text:p>69586</text:p>
          </table:table-cell>
          <table:table-cell table:style-name="ce3" table:formula="of:=[.H321]/[.$S321]" office:value-type="percentage" office:value="0.00593510188831087" calcext:value-type="percentage">
            <text:p>0,59%</text:p>
          </table:table-cell>
          <table:table-cell table:style-name="ce3" table:formula="of:=[.I321]/[.$S321]" office:value-type="percentage" office:value="0.00676860287988963" calcext:value-type="percentage">
            <text:p>0,68%</text:p>
          </table:table-cell>
          <table:table-cell table:style-name="ce3" table:formula="of:=[.J321]/[.$S321]" office:value-type="percentage" office:value="0.00235679590722272" calcext:value-type="percentage">
            <text:p>0,24%</text:p>
          </table:table-cell>
          <table:table-cell table:style-name="ce3" table:formula="of:=[.K321]/[.$S321]" office:value-type="percentage" office:value="0.0394044779122237" calcext:value-type="percentage">
            <text:p>3,94%</text:p>
          </table:table-cell>
          <table:table-cell table:style-name="ce3" table:formula="of:=[.L321]/[.$S321]" office:value-type="percentage" office:value="0.215258816428592" calcext:value-type="percentage">
            <text:p>21,53%</text:p>
          </table:table-cell>
          <table:table-cell table:style-name="ce3" table:formula="of:=[.M321]/[.$S321]" office:value-type="percentage" office:value="0.0770413588940304" calcext:value-type="percentage">
            <text:p>7,70%</text:p>
          </table:table-cell>
          <table:table-cell table:style-name="ce3" table:formula="of:=[.N321]/[.$S321]" office:value-type="percentage" office:value="0.0202914379329175" calcext:value-type="percentage">
            <text:p>2,03%</text:p>
          </table:table-cell>
          <table:table-cell table:style-name="ce3" table:formula="of:=[.O321]/[.$S321]" office:value-type="percentage" office:value="0.126634667892967" calcext:value-type="percentage">
            <text:p>12,66%</text:p>
          </table:table-cell>
          <table:table-cell table:style-name="ce3" table:formula="of:=[.P321]/[.$S321]" office:value-type="percentage" office:value="0.300448366050642" calcext:value-type="percentage">
            <text:p>30,04%</text:p>
          </table:table-cell>
          <table:table-cell table:style-name="ce3" table:formula="of:=[.Q321]/[.$S321]" office:value-type="percentage" office:value="0.194737447187653" calcext:value-type="percentage">
            <text:p>19,47%</text:p>
          </table:table-cell>
          <table:table-cell table:style-name="ce3" table:formula="of:=[.R321]/[.$S321]" office:value-type="percentage" office:value="0.0111229270255511" calcext:value-type="percentage">
            <text:p>1,1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3-04</text:p>
          </table:table-cell>
          <table:table-cell table:style-name="ce1" office:value-type="string" calcext:value-type="string">
            <text:p>6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8579" calcext:value-type="float">
            <text:p>98579</text:p>
          </table:table-cell>
          <table:table-cell table:style-name="ce1" office:value-type="float" office:value="79589" calcext:value-type="float">
            <text:p>79589</text:p>
          </table:table-cell>
          <table:table-cell table:style-name="ce1" office:value-type="float" office:value="1737" calcext:value-type="float">
            <text:p>1737</text:p>
          </table:table-cell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599" calcext:value-type="float">
            <text:p>599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3526" calcext:value-type="float">
            <text:p>3526</text:p>
          </table:table-cell>
          <table:table-cell table:style-name="ce1" office:value-type="float" office:value="11559" calcext:value-type="float">
            <text:p>11559</text:p>
          </table:table-cell>
          <table:table-cell table:style-name="ce1" office:value-type="float" office:value="5617" calcext:value-type="float">
            <text:p>5617</text:p>
          </table:table-cell>
          <table:table-cell table:style-name="ce1" office:value-type="float" office:value="1532" calcext:value-type="float">
            <text:p>1532</text:p>
          </table:table-cell>
          <table:table-cell table:style-name="ce1" office:value-type="float" office:value="13259" calcext:value-type="float">
            <text:p>13259</text:p>
          </table:table-cell>
          <table:table-cell table:style-name="ce1" office:value-type="float" office:value="21289" calcext:value-type="float">
            <text:p>21289</text:p>
          </table:table-cell>
          <table:table-cell table:style-name="ce1" office:value-type="float" office:value="18008" calcext:value-type="float">
            <text:p>18008</text:p>
          </table:table-cell>
          <table:table-cell table:style-name="ce1" office:value-type="float" office:value="1089" calcext:value-type="float">
            <text:p>1089</text:p>
          </table:table-cell>
          <table:table-cell table:style-name="ce1" table:formula="of:=SUM([.H322:.R322])" office:value-type="float" office:value="77257" calcext:value-type="float">
            <text:p>77257</text:p>
          </table:table-cell>
          <table:table-cell table:style-name="ce3" table:formula="of:=[.H322]/[.$S322]" office:value-type="percentage" office:value="0.00774039892825246" calcext:value-type="percentage">
            <text:p>0,77%</text:p>
          </table:table-cell>
          <table:table-cell table:style-name="ce3" table:formula="of:=[.I322]/[.$S322]" office:value-type="percentage" office:value="0.00775334273916927" calcext:value-type="percentage">
            <text:p>0,78%</text:p>
          </table:table-cell>
          <table:table-cell table:style-name="ce3" table:formula="of:=[.J322]/[.$S322]" office:value-type="percentage" office:value="0.00234282977594263" calcext:value-type="percentage">
            <text:p>0,23%</text:p>
          </table:table-cell>
          <table:table-cell table:style-name="ce3" table:formula="of:=[.K322]/[.$S322]" office:value-type="percentage" office:value="0.0456398772926725" calcext:value-type="percentage">
            <text:p>4,56%</text:p>
          </table:table-cell>
          <table:table-cell table:style-name="ce3" table:formula="of:=[.L322]/[.$S322]" office:value-type="percentage" office:value="0.149617510387408" calcext:value-type="percentage">
            <text:p>14,96%</text:p>
          </table:table-cell>
          <table:table-cell table:style-name="ce3" table:formula="of:=[.M322]/[.$S322]" office:value-type="percentage" office:value="0.0727053859197225" calcext:value-type="percentage">
            <text:p>7,27%</text:p>
          </table:table-cell>
          <table:table-cell table:style-name="ce3" table:formula="of:=[.N322]/[.$S322]" office:value-type="percentage" office:value="0.0198299183245531" calcext:value-type="percentage">
            <text:p>1,98%</text:p>
          </table:table-cell>
          <table:table-cell table:style-name="ce3" table:formula="of:=[.O322]/[.$S322]" office:value-type="percentage" office:value="0.171621988945985" calcext:value-type="percentage">
            <text:p>17,16%</text:p>
          </table:table-cell>
          <table:table-cell table:style-name="ce3" table:formula="of:=[.P322]/[.$S322]" office:value-type="percentage" office:value="0.275560790607971" calcext:value-type="percentage">
            <text:p>27,56%</text:p>
          </table:table-cell>
          <table:table-cell table:style-name="ce3" table:formula="of:=[.Q322]/[.$S322]" office:value-type="percentage" office:value="0.233092146989917" calcext:value-type="percentage">
            <text:p>23,31%</text:p>
          </table:table-cell>
          <table:table-cell table:style-name="ce3" table:formula="of:=[.R322]/[.$S322]" office:value-type="percentage" office:value="0.0140958100884062" calcext:value-type="percentage">
            <text:p>1,4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3-05</text:p>
          </table:table-cell>
          <table:table-cell table:style-name="ce1" office:value-type="string" calcext:value-type="string">
            <text:p>6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2077" calcext:value-type="float">
            <text:p>102077</text:p>
          </table:table-cell>
          <table:table-cell table:style-name="ce1" office:value-type="float" office:value="82002" calcext:value-type="float">
            <text:p>82002</text:p>
          </table:table-cell>
          <table:table-cell table:style-name="ce1" office:value-type="float" office:value="1944" calcext:value-type="float">
            <text:p>1944</text:p>
          </table:table-cell>
          <table:table-cell table:style-name="ce1" office:value-type="float" office:value="889" calcext:value-type="float">
            <text:p>889</text:p>
          </table:table-cell>
          <table:table-cell table:style-name="ce1" office:value-type="float" office:value="696" calcext:value-type="float">
            <text:p>696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3731" calcext:value-type="float">
            <text:p>3731</text:p>
          </table:table-cell>
          <table:table-cell table:style-name="ce1" office:value-type="float" office:value="12108" calcext:value-type="float">
            <text:p>12108</text:p>
          </table:table-cell>
          <table:table-cell table:style-name="ce1" office:value-type="float" office:value="4701" calcext:value-type="float">
            <text:p>4701</text:p>
          </table:table-cell>
          <table:table-cell table:style-name="ce1" office:value-type="float" office:value="2097" calcext:value-type="float">
            <text:p>2097</text:p>
          </table:table-cell>
          <table:table-cell table:style-name="ce1" office:value-type="float" office:value="17796" calcext:value-type="float">
            <text:p>17796</text:p>
          </table:table-cell>
          <table:table-cell table:style-name="ce1" office:value-type="float" office:value="18971" calcext:value-type="float">
            <text:p>18971</text:p>
          </table:table-cell>
          <table:table-cell table:style-name="ce1" office:value-type="float" office:value="17116" calcext:value-type="float">
            <text:p>17116</text:p>
          </table:table-cell>
          <table:table-cell table:style-name="ce1" office:value-type="float" office:value="1102" calcext:value-type="float">
            <text:p>1102</text:p>
          </table:table-cell>
          <table:table-cell table:style-name="ce1" table:formula="of:=SUM([.H323:.R323])" office:value-type="float" office:value="79169" calcext:value-type="float">
            <text:p>79169</text:p>
          </table:table-cell>
          <table:table-cell table:style-name="ce3" table:formula="of:=[.H323]/[.$S323]" office:value-type="percentage" office:value="0.00879131983478382" calcext:value-type="percentage">
            <text:p>0,88%</text:p>
          </table:table-cell>
          <table:table-cell table:style-name="ce3" table:formula="of:=[.I323]/[.$S323]" office:value-type="percentage" office:value="0.00899341914133057" calcext:value-type="percentage">
            <text:p>0,90%</text:p>
          </table:table-cell>
          <table:table-cell table:style-name="ce3" table:formula="of:=[.J323]/[.$S323]" office:value-type="percentage" office:value="0.00175573772562493" calcext:value-type="percentage">
            <text:p>0,18%</text:p>
          </table:table-cell>
          <table:table-cell table:style-name="ce3" table:formula="of:=[.K323]/[.$S323]" office:value-type="percentage" office:value="0.0471270320453713" calcext:value-type="percentage">
            <text:p>4,71%</text:p>
          </table:table-cell>
          <table:table-cell table:style-name="ce3" table:formula="of:=[.L323]/[.$S323]" office:value-type="percentage" office:value="0.152938650229256" calcext:value-type="percentage">
            <text:p>15,29%</text:p>
          </table:table-cell>
          <table:table-cell table:style-name="ce3" table:formula="of:=[.M323]/[.$S323]" office:value-type="percentage" office:value="0.0593793025047683" calcext:value-type="percentage">
            <text:p>5,94%</text:p>
          </table:table-cell>
          <table:table-cell table:style-name="ce3" table:formula="of:=[.N323]/[.$S323]" office:value-type="percentage" office:value="0.026487640364284" calcext:value-type="percentage">
            <text:p>2,65%</text:p>
          </table:table-cell>
          <table:table-cell table:style-name="ce3" table:formula="of:=[.O323]/[.$S323]" office:value-type="percentage" office:value="0.224784953706628" calcext:value-type="percentage">
            <text:p>22,48%</text:p>
          </table:table-cell>
          <table:table-cell table:style-name="ce3" table:formula="of:=[.P323]/[.$S323]" office:value-type="percentage" office:value="0.239626621531155" calcext:value-type="percentage">
            <text:p>23,96%</text:p>
          </table:table-cell>
          <table:table-cell table:style-name="ce3" table:formula="of:=[.Q323]/[.$S323]" office:value-type="percentage" office:value="0.21619573317839" calcext:value-type="percentage">
            <text:p>21,62%</text:p>
          </table:table-cell>
          <table:table-cell table:style-name="ce3" table:formula="of:=[.R323]/[.$S323]" office:value-type="percentage" office:value="0.0139195897384077" calcext:value-type="percentage">
            <text:p>1,39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4-01</text:p>
          </table:table-cell>
          <table:table-cell table:style-name="ce1" office:value-type="string" calcext:value-type="string">
            <text:p>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8721" calcext:value-type="float">
            <text:p>68721</text:p>
          </table:table-cell>
          <table:table-cell table:style-name="ce1" office:value-type="float" office:value="54828" calcext:value-type="float">
            <text:p>54828</text:p>
          </table:table-cell>
          <table:table-cell table:style-name="ce1" office:value-type="float" office:value="923" calcext:value-type="float">
            <text:p>923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115" calcext:value-type="float">
            <text:p>2115</text:p>
          </table:table-cell>
          <table:table-cell table:style-name="ce1" office:value-type="float" office:value="9026" calcext:value-type="float">
            <text:p>9026</text:p>
          </table:table-cell>
          <table:table-cell table:style-name="ce1" office:value-type="float" office:value="4517" calcext:value-type="float">
            <text:p>4517</text:p>
          </table:table-cell>
          <table:table-cell table:style-name="ce1" office:value-type="float" office:value="2208" calcext:value-type="float">
            <text:p>2208</text:p>
          </table:table-cell>
          <table:table-cell table:style-name="ce1" office:value-type="float" office:value="7528" calcext:value-type="float">
            <text:p>7528</text:p>
          </table:table-cell>
          <table:table-cell table:style-name="ce1" office:value-type="float" office:value="15837" calcext:value-type="float">
            <text:p>15837</text:p>
          </table:table-cell>
          <table:table-cell table:style-name="ce1" office:value-type="float" office:value="11042" calcext:value-type="float">
            <text:p>11042</text:p>
          </table:table-cell>
          <table:table-cell table:style-name="ce1" office:value-type="float" office:value="578" calcext:value-type="float">
            <text:p>578</text:p>
          </table:table-cell>
          <table:table-cell table:style-name="ce1" table:formula="of:=SUM([.H324:.R324])" office:value-type="float" office:value="53537" calcext:value-type="float">
            <text:p>53537</text:p>
          </table:table-cell>
          <table:table-cell table:style-name="ce3" table:formula="of:=[.H324]/[.$S324]" office:value-type="percentage" office:value="0.00369837682350524" calcext:value-type="percentage">
            <text:p>0,37%</text:p>
          </table:table-cell>
          <table:table-cell table:style-name="ce3" table:formula="of:=[.I324]/[.$S324]" office:value-type="percentage" office:value="0.00778900573435194" calcext:value-type="percentage">
            <text:p>0,78%</text:p>
          </table:table-cell>
          <table:table-cell table:style-name="ce3" table:formula="of:=[.J324]/[.$S324]" office:value-type="percentage" office:value="0.00132618562863067" calcext:value-type="percentage">
            <text:p>0,13%</text:p>
          </table:table-cell>
          <table:table-cell table:style-name="ce3" table:formula="of:=[.K324]/[.$S324]" office:value-type="percentage" office:value="0.0395053887965332" calcext:value-type="percentage">
            <text:p>3,95%</text:p>
          </table:table-cell>
          <table:table-cell table:style-name="ce3" table:formula="of:=[.L324]/[.$S324]" office:value-type="percentage" office:value="0.168593682873527" calcext:value-type="percentage">
            <text:p>16,86%</text:p>
          </table:table-cell>
          <table:table-cell table:style-name="ce3" table:formula="of:=[.M324]/[.$S324]" office:value-type="percentage" office:value="0.0843715561200665" calcext:value-type="percentage">
            <text:p>8,44%</text:p>
          </table:table-cell>
          <table:table-cell table:style-name="ce3" table:formula="of:=[.N324]/[.$S324]" office:value-type="percentage" office:value="0.0412425051833312" calcext:value-type="percentage">
            <text:p>4,12%</text:p>
          </table:table-cell>
          <table:table-cell table:style-name="ce3" table:formula="of:=[.O324]/[.$S324]" office:value-type="percentage" office:value="0.140613033976502" calcext:value-type="percentage">
            <text:p>14,06%</text:p>
          </table:table-cell>
          <table:table-cell table:style-name="ce3" table:formula="of:=[.P324]/[.$S324]" office:value-type="percentage" office:value="0.295814109867942" calcext:value-type="percentage">
            <text:p>29,58%</text:p>
          </table:table-cell>
          <table:table-cell table:style-name="ce3" table:formula="of:=[.Q324]/[.$S324]" office:value-type="percentage" office:value="0.206249883258307" calcext:value-type="percentage">
            <text:p>20,62%</text:p>
          </table:table-cell>
          <table:table-cell table:style-name="ce3" table:formula="of:=[.R324]/[.$S324]" office:value-type="percentage" office:value="0.0107962717373032" calcext:value-type="percentage">
            <text:p>1,0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4-02</text:p>
          </table:table-cell>
          <table:table-cell table:style-name="ce1" office:value-type="string" calcext:value-type="string">
            <text:p>6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0056" calcext:value-type="float">
            <text:p>80056</text:p>
          </table:table-cell>
          <table:table-cell table:style-name="ce1" office:value-type="float" office:value="65853" calcext:value-type="float">
            <text:p>65853</text:p>
          </table:table-cell>
          <table:table-cell table:style-name="ce1" office:value-type="float" office:value="1031" calcext:value-type="float">
            <text:p>1031</text:p>
          </table:table-cell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2657" calcext:value-type="float">
            <text:p>2657</text:p>
          </table:table-cell>
          <table:table-cell table:style-name="ce1" office:value-type="float" office:value="10869" calcext:value-type="float">
            <text:p>10869</text:p>
          </table:table-cell>
          <table:table-cell table:style-name="ce1" office:value-type="float" office:value="4752" calcext:value-type="float">
            <text:p>4752</text:p>
          </table:table-cell>
          <table:table-cell table:style-name="ce1" office:value-type="float" office:value="3549" calcext:value-type="float">
            <text:p>3549</text:p>
          </table:table-cell>
          <table:table-cell table:style-name="ce1" office:value-type="float" office:value="9984" calcext:value-type="float">
            <text:p>9984</text:p>
          </table:table-cell>
          <table:table-cell table:style-name="ce1" office:value-type="float" office:value="18992" calcext:value-type="float">
            <text:p>18992</text:p>
          </table:table-cell>
          <table:table-cell table:style-name="ce1" office:value-type="float" office:value="12131" calcext:value-type="float">
            <text:p>12131</text:p>
          </table:table-cell>
          <table:table-cell table:style-name="ce1" office:value-type="float" office:value="667" calcext:value-type="float">
            <text:p>667</text:p>
          </table:table-cell>
          <table:table-cell table:style-name="ce1" table:formula="of:=SUM([.H325:.R325])" office:value-type="float" office:value="64376" calcext:value-type="float">
            <text:p>64376</text:p>
          </table:table-cell>
          <table:table-cell table:style-name="ce3" table:formula="of:=[.H325]/[.$S325]" office:value-type="percentage" office:value="0.00379023238473965" calcext:value-type="percentage">
            <text:p>0,38%</text:p>
          </table:table-cell>
          <table:table-cell table:style-name="ce3" table:formula="of:=[.I325]/[.$S325]" office:value-type="percentage" office:value="0.00697464893749223" calcext:value-type="percentage">
            <text:p>0,70%</text:p>
          </table:table-cell>
          <table:table-cell table:style-name="ce3" table:formula="of:=[.J325]/[.$S325]" office:value-type="percentage" office:value="0.00127376662110103" calcext:value-type="percentage">
            <text:p>0,13%</text:p>
          </table:table-cell>
          <table:table-cell table:style-name="ce3" table:formula="of:=[.K325]/[.$S325]" office:value-type="percentage" office:value="0.0412731452715298" calcext:value-type="percentage">
            <text:p>4,13%</text:p>
          </table:table-cell>
          <table:table-cell table:style-name="ce3" table:formula="of:=[.L325]/[.$S325]" office:value-type="percentage" office:value="0.168836212253014" calcext:value-type="percentage">
            <text:p>16,88%</text:p>
          </table:table-cell>
          <table:table-cell table:style-name="ce3" table:formula="of:=[.M325]/[.$S325]" office:value-type="percentage" office:value="0.0738163290667329" calcext:value-type="percentage">
            <text:p>7,38%</text:p>
          </table:table-cell>
          <table:table-cell table:style-name="ce3" table:formula="of:=[.N325]/[.$S325]" office:value-type="percentage" office:value="0.0551292407108239" calcext:value-type="percentage">
            <text:p>5,51%</text:p>
          </table:table-cell>
          <table:table-cell table:style-name="ce3" table:formula="of:=[.O325]/[.$S325]" office:value-type="percentage" office:value="0.155088852988691" calcext:value-type="percentage">
            <text:p>15,51%</text:p>
          </table:table-cell>
          <table:table-cell table:style-name="ce3" table:formula="of:=[.P325]/[.$S325]" office:value-type="percentage" office:value="0.295016776438424" calcext:value-type="percentage">
            <text:p>29,50%</text:p>
          </table:table-cell>
          <table:table-cell table:style-name="ce3" table:formula="of:=[.Q325]/[.$S325]" office:value-type="percentage" office:value="0.188439791226544" calcext:value-type="percentage">
            <text:p>18,84%</text:p>
          </table:table-cell>
          <table:table-cell table:style-name="ce3" table:formula="of:=[.R325]/[.$S325]" office:value-type="percentage" office:value="0.0103610041009072" calcext:value-type="percentage">
            <text:p>1,04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4-03</text:p>
          </table:table-cell>
          <table:table-cell table:style-name="ce1" office:value-type="string" calcext:value-type="string">
            <text:p>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2776" calcext:value-type="float">
            <text:p>82776</text:p>
          </table:table-cell>
          <table:table-cell table:style-name="ce1" office:value-type="float" office:value="67411" calcext:value-type="float">
            <text:p>67411</text:p>
          </table:table-cell>
          <table:table-cell table:style-name="ce1" office:value-type="float" office:value="1162" calcext:value-type="float">
            <text:p>1162</text:p>
          </table:table-cell>
          <table:table-cell table:style-name="ce1" office:value-type="float" office:value="531" calcext:value-type="float">
            <text:p>531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653" calcext:value-type="float">
            <text:p>2653</text:p>
          </table:table-cell>
          <table:table-cell table:style-name="ce1" office:value-type="float" office:value="9123" calcext:value-type="float">
            <text:p>9123</text:p>
          </table:table-cell>
          <table:table-cell table:style-name="ce1" office:value-type="float" office:value="5441" calcext:value-type="float">
            <text:p>5441</text:p>
          </table:table-cell>
          <table:table-cell table:style-name="ce1" office:value-type="float" office:value="5391" calcext:value-type="float">
            <text:p>5391</text:p>
          </table:table-cell>
          <table:table-cell table:style-name="ce1" office:value-type="float" office:value="10962" calcext:value-type="float">
            <text:p>10962</text:p>
          </table:table-cell>
          <table:table-cell table:style-name="ce1" office:value-type="float" office:value="16752" calcext:value-type="float">
            <text:p>16752</text:p>
          </table:table-cell>
          <table:table-cell table:style-name="ce1" office:value-type="float" office:value="13684" calcext:value-type="float">
            <text:p>13684</text:p>
          </table:table-cell>
          <table:table-cell table:style-name="ce1" office:value-type="float" office:value="843" calcext:value-type="float">
            <text:p>843</text:p>
          </table:table-cell>
          <table:table-cell table:style-name="ce1" table:formula="of:=SUM([.H326:.R326])" office:value-type="float" office:value="65718" calcext:value-type="float">
            <text:p>65718</text:p>
          </table:table-cell>
          <table:table-cell table:style-name="ce3" table:formula="of:=[.H326]/[.$S326]" office:value-type="percentage" office:value="0.0050823214340059" calcext:value-type="percentage">
            <text:p>0,51%</text:p>
          </table:table-cell>
          <table:table-cell table:style-name="ce3" table:formula="of:=[.I326]/[.$S326]" office:value-type="percentage" office:value="0.00699960437018777" calcext:value-type="percentage">
            <text:p>0,70%</text:p>
          </table:table-cell>
          <table:table-cell table:style-name="ce3" table:formula="of:=[.J326]/[.$S326]" office:value-type="percentage" office:value="0.0011412398429654" calcext:value-type="percentage">
            <text:p>0,11%</text:p>
          </table:table-cell>
          <table:table-cell table:style-name="ce3" table:formula="of:=[.K326]/[.$S326]" office:value-type="percentage" office:value="0.040369457378496" calcext:value-type="percentage">
            <text:p>4,04%</text:p>
          </table:table-cell>
          <table:table-cell table:style-name="ce3" table:formula="of:=[.L326]/[.$S326]" office:value-type="percentage" office:value="0.138820414498311" calcext:value-type="percentage">
            <text:p>13,88%</text:p>
          </table:table-cell>
          <table:table-cell table:style-name="ce3" table:formula="of:=[.M326]/[.$S326]" office:value-type="percentage" office:value="0.0827931464743297" calcext:value-type="percentage">
            <text:p>8,28%</text:p>
          </table:table-cell>
          <table:table-cell table:style-name="ce3" table:formula="of:=[.N326]/[.$S326]" office:value-type="percentage" office:value="0.0820323199123528" calcext:value-type="percentage">
            <text:p>8,20%</text:p>
          </table:table-cell>
          <table:table-cell table:style-name="ce3" table:formula="of:=[.O326]/[.$S326]" office:value-type="percentage" office:value="0.166803615447823" calcext:value-type="percentage">
            <text:p>16,68%</text:p>
          </table:table-cell>
          <table:table-cell table:style-name="ce3" table:formula="of:=[.P326]/[.$S326]" office:value-type="percentage" office:value="0.254907331324751" calcext:value-type="percentage">
            <text:p>25,49%</text:p>
          </table:table-cell>
          <table:table-cell table:style-name="ce3" table:formula="of:=[.Q326]/[.$S326]" office:value-type="percentage" office:value="0.208223013481847" calcext:value-type="percentage">
            <text:p>20,82%</text:p>
          </table:table-cell>
          <table:table-cell table:style-name="ce3" table:formula="of:=[.R326]/[.$S326]" office:value-type="percentage" office:value="0.0128275358349311" calcext:value-type="percentage">
            <text:p>1,2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4-04</text:p>
          </table:table-cell>
          <table:table-cell table:style-name="ce1" office:value-type="string" calcext:value-type="string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0215" calcext:value-type="float">
            <text:p>80215</text:p>
          </table:table-cell>
          <table:table-cell table:style-name="ce1" office:value-type="float" office:value="65443" calcext:value-type="float">
            <text:p>65443</text:p>
          </table:table-cell>
          <table:table-cell table:style-name="ce1" office:value-type="float" office:value="1142" calcext:value-type="float">
            <text:p>1142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2161" calcext:value-type="float">
            <text:p>2161</text:p>
          </table:table-cell>
          <table:table-cell table:style-name="ce1" office:value-type="float" office:value="9959" calcext:value-type="float">
            <text:p>9959</text:p>
          </table:table-cell>
          <table:table-cell table:style-name="ce1" office:value-type="float" office:value="4654" calcext:value-type="float">
            <text:p>4654</text:p>
          </table:table-cell>
          <table:table-cell table:style-name="ce1" office:value-type="float" office:value="10290" calcext:value-type="float">
            <text:p>10290</text:p>
          </table:table-cell>
          <table:table-cell table:style-name="ce1" office:value-type="float" office:value="7535" calcext:value-type="float">
            <text:p>7535</text:p>
          </table:table-cell>
          <table:table-cell table:style-name="ce1" office:value-type="float" office:value="14272" calcext:value-type="float">
            <text:p>14272</text:p>
          </table:table-cell>
          <table:table-cell table:style-name="ce1" office:value-type="float" office:value="12527" calcext:value-type="float">
            <text:p>12527</text:p>
          </table:table-cell>
          <table:table-cell table:style-name="ce1" office:value-type="float" office:value="1647" calcext:value-type="float">
            <text:p>1647</text:p>
          </table:table-cell>
          <table:table-cell table:style-name="ce1" table:formula="of:=SUM([.H327:.R327])" office:value-type="float" office:value="63889" calcext:value-type="float">
            <text:p>63889</text:p>
          </table:table-cell>
          <table:table-cell table:style-name="ce3" table:formula="of:=[.H327]/[.$S327]" office:value-type="percentage" office:value="0.00608868506315641" calcext:value-type="percentage">
            <text:p>0,61%</text:p>
          </table:table-cell>
          <table:table-cell table:style-name="ce3" table:formula="of:=[.I327]/[.$S327]" office:value-type="percentage" office:value="0.00568172924916652" calcext:value-type="percentage">
            <text:p>0,57%</text:p>
          </table:table-cell>
          <table:table-cell table:style-name="ce3" table:formula="of:=[.J327]/[.$S327]" office:value-type="percentage" office:value="0.00143999749565653" calcext:value-type="percentage">
            <text:p>0,14%</text:p>
          </table:table-cell>
          <table:table-cell table:style-name="ce3" table:formula="of:=[.K327]/[.$S327]" office:value-type="percentage" office:value="0.0338242890012365" calcext:value-type="percentage">
            <text:p>3,38%</text:p>
          </table:table-cell>
          <table:table-cell table:style-name="ce3" table:formula="of:=[.L327]/[.$S327]" office:value-type="percentage" office:value="0.155879728904819" calcext:value-type="percentage">
            <text:p>15,59%</text:p>
          </table:table-cell>
          <table:table-cell table:style-name="ce3" table:formula="of:=[.M327]/[.$S327]" office:value-type="percentage" office:value="0.0728450907041901" calcext:value-type="percentage">
            <text:p>7,28%</text:p>
          </table:table-cell>
          <table:table-cell table:style-name="ce3" table:formula="of:=[.N327]/[.$S327]" office:value-type="percentage" office:value="0.161060589459844" calcext:value-type="percentage">
            <text:p>16,11%</text:p>
          </table:table-cell>
          <table:table-cell table:style-name="ce3" table:formula="of:=[.O327]/[.$S327]" office:value-type="percentage" office:value="0.117938925323608" calcext:value-type="percentage">
            <text:p>11,79%</text:p>
          </table:table-cell>
          <table:table-cell table:style-name="ce3" table:formula="of:=[.P327]/[.$S327]" office:value-type="percentage" office:value="0.223387437587065" calcext:value-type="percentage">
            <text:p>22,34%</text:p>
          </table:table-cell>
          <table:table-cell table:style-name="ce3" table:formula="of:=[.Q327]/[.$S327]" office:value-type="percentage" office:value="0.196074441609667" calcext:value-type="percentage">
            <text:p>19,61%</text:p>
          </table:table-cell>
          <table:table-cell table:style-name="ce3" table:formula="of:=[.R327]/[.$S327]" office:value-type="percentage" office:value="0.0257790856015903" calcext:value-type="percentage">
            <text:p>2,5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4-05</text:p>
          </table:table-cell>
          <table:table-cell table:style-name="ce1" office:value-type="string" calcext:value-type="string">
            <text:p>6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0986" calcext:value-type="float">
            <text:p>90986</text:p>
          </table:table-cell>
          <table:table-cell table:style-name="ce1" office:value-type="float" office:value="72547" calcext:value-type="float">
            <text:p>72547</text:p>
          </table:table-cell>
          <table:table-cell table:style-name="ce1" office:value-type="float" office:value="1160" calcext:value-type="float">
            <text:p>1160</text:p>
          </table:table-cell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616" calcext:value-type="float">
            <text:p>616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2575" calcext:value-type="float">
            <text:p>2575</text:p>
          </table:table-cell>
          <table:table-cell table:style-name="ce1" office:value-type="float" office:value="14081" calcext:value-type="float">
            <text:p>14081</text:p>
          </table:table-cell>
          <table:table-cell table:style-name="ce1" office:value-type="float" office:value="5701" calcext:value-type="float">
            <text:p>5701</text:p>
          </table:table-cell>
          <table:table-cell table:style-name="ce1" office:value-type="float" office:value="3514" calcext:value-type="float">
            <text:p>3514</text:p>
          </table:table-cell>
          <table:table-cell table:style-name="ce1" office:value-type="float" office:value="9515" calcext:value-type="float">
            <text:p>9515</text:p>
          </table:table-cell>
          <table:table-cell table:style-name="ce1" office:value-type="float" office:value="18681" calcext:value-type="float">
            <text:p>18681</text:p>
          </table:table-cell>
          <table:table-cell table:style-name="ce1" office:value-type="float" office:value="14900" calcext:value-type="float">
            <text:p>14900</text:p>
          </table:table-cell>
          <table:table-cell table:style-name="ce1" office:value-type="float" office:value="1016" calcext:value-type="float">
            <text:p>1016</text:p>
          </table:table-cell>
          <table:table-cell table:style-name="ce1" table:formula="of:=SUM([.H328:.R328])" office:value-type="float" office:value="70953" calcext:value-type="float">
            <text:p>70953</text:p>
          </table:table-cell>
          <table:table-cell table:style-name="ce3" table:formula="of:=[.H328]/[.$S328]" office:value-type="percentage" office:value="0.00377714825306893" calcext:value-type="percentage">
            <text:p>0,38%</text:p>
          </table:table-cell>
          <table:table-cell table:style-name="ce3" table:formula="of:=[.I328]/[.$S328]" office:value-type="percentage" office:value="0.00868180344735247" calcext:value-type="percentage">
            <text:p>0,87%</text:p>
          </table:table-cell>
          <table:table-cell table:style-name="ce3" table:formula="of:=[.J328]/[.$S328]" office:value-type="percentage" office:value="0.0012120699618057" calcext:value-type="percentage">
            <text:p>0,12%</text:p>
          </table:table-cell>
          <table:table-cell table:style-name="ce3" table:formula="of:=[.K328]/[.$S328]" office:value-type="percentage" office:value="0.0362916296703452" calcext:value-type="percentage">
            <text:p>3,63%</text:p>
          </table:table-cell>
          <table:table-cell table:style-name="ce3" table:formula="of:=[.L328]/[.$S328]" office:value-type="percentage" office:value="0.198455315490536" calcext:value-type="percentage">
            <text:p>19,85%</text:p>
          </table:table-cell>
          <table:table-cell table:style-name="ce3" table:formula="of:=[.M328]/[.$S328]" office:value-type="percentage" office:value="0.0803489633983059" calcext:value-type="percentage">
            <text:p>8,03%</text:p>
          </table:table-cell>
          <table:table-cell table:style-name="ce3" table:formula="of:=[.N328]/[.$S328]" office:value-type="percentage" office:value="0.0495257423928516" calcext:value-type="percentage">
            <text:p>4,95%</text:p>
          </table:table-cell>
          <table:table-cell table:style-name="ce3" table:formula="of:=[.O328]/[.$S328]" office:value-type="percentage" office:value="0.134102856820712" calcext:value-type="percentage">
            <text:p>13,41%</text:p>
          </table:table-cell>
          <table:table-cell table:style-name="ce3" table:formula="of:=[.P328]/[.$S328]" office:value-type="percentage" office:value="0.263286964610376" calcext:value-type="percentage">
            <text:p>26,33%</text:p>
          </table:table-cell>
          <table:table-cell table:style-name="ce3" table:formula="of:=[.Q328]/[.$S328]" office:value-type="percentage" office:value="0.209998167801221" calcext:value-type="percentage">
            <text:p>21,00%</text:p>
          </table:table-cell>
          <table:table-cell table:style-name="ce3" table:formula="of:=[.R328]/[.$S328]" office:value-type="percentage" office:value="0.0143193381534255" calcext:value-type="percentage">
            <text:p>1,43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4-06</text:p>
          </table:table-cell>
          <table:table-cell table:style-name="ce1" office:value-type="string" calcext:value-type="string">
            <text:p>6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9624" calcext:value-type="float">
            <text:p>99624</text:p>
          </table:table-cell>
          <table:table-cell table:style-name="ce1" office:value-type="float" office:value="78939" calcext:value-type="float">
            <text:p>78939</text:p>
          </table:table-cell>
          <table:table-cell table:style-name="ce1" office:value-type="float" office:value="1267" calcext:value-type="float">
            <text:p>1267</text:p>
          </table:table-cell>
          <table:table-cell table:style-name="ce1" office:value-type="float" office:value="492" calcext:value-type="float">
            <text:p>492</text:p>
          </table:table-cell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477" calcext:value-type="float">
            <text:p>477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2566" calcext:value-type="float">
            <text:p>2566</text:p>
          </table:table-cell>
          <table:table-cell table:style-name="ce1" office:value-type="float" office:value="18800" calcext:value-type="float">
            <text:p>18800</text:p>
          </table:table-cell>
          <table:table-cell table:style-name="ce1" office:value-type="float" office:value="5524" calcext:value-type="float">
            <text:p>5524</text:p>
          </table:table-cell>
          <table:table-cell table:style-name="ce1" office:value-type="float" office:value="4930" calcext:value-type="float">
            <text:p>4930</text:p>
          </table:table-cell>
          <table:table-cell table:style-name="ce1" office:value-type="float" office:value="8852" calcext:value-type="float">
            <text:p>8852</text:p>
          </table:table-cell>
          <table:table-cell table:style-name="ce1" office:value-type="float" office:value="19424" calcext:value-type="float">
            <text:p>19424</text:p>
          </table:table-cell>
          <table:table-cell table:style-name="ce1" office:value-type="float" office:value="14519" calcext:value-type="float">
            <text:p>14519</text:p>
          </table:table-cell>
          <table:table-cell table:style-name="ce1" office:value-type="float" office:value="1620" calcext:value-type="float">
            <text:p>1620</text:p>
          </table:table-cell>
          <table:table-cell table:style-name="ce1" table:formula="of:=SUM([.H329:.R329])" office:value-type="float" office:value="77180" calcext:value-type="float">
            <text:p>77180</text:p>
          </table:table-cell>
          <table:table-cell table:style-name="ce3" table:formula="of:=[.H329]/[.$S329]" office:value-type="percentage" office:value="0.00474216118165328" calcext:value-type="percentage">
            <text:p>0,47%</text:p>
          </table:table-cell>
          <table:table-cell table:style-name="ce3" table:formula="of:=[.I329]/[.$S329]" office:value-type="percentage" office:value="0.0061803576055973" calcext:value-type="percentage">
            <text:p>0,62%</text:p>
          </table:table-cell>
          <table:table-cell table:style-name="ce3" table:formula="of:=[.J329]/[.$S329]" office:value-type="percentage" office:value="0.0013215859030837" calcext:value-type="percentage">
            <text:p>0,13%</text:p>
          </table:table-cell>
          <table:table-cell table:style-name="ce3" table:formula="of:=[.K329]/[.$S329]" office:value-type="percentage" office:value="0.0332469551697331" calcext:value-type="percentage">
            <text:p>3,32%</text:p>
          </table:table-cell>
          <table:table-cell table:style-name="ce3" table:formula="of:=[.L329]/[.$S329]" office:value-type="percentage" office:value="0.243586421352682" calcext:value-type="percentage">
            <text:p>24,36%</text:p>
          </table:table-cell>
          <table:table-cell table:style-name="ce3" table:formula="of:=[.M329]/[.$S329]" office:value-type="percentage" office:value="0.0715729463591604" calcext:value-type="percentage">
            <text:p>7,16%</text:p>
          </table:table-cell>
          <table:table-cell table:style-name="ce3" table:formula="of:=[.N329]/[.$S329]" office:value-type="percentage" office:value="0.0638766519823789" calcext:value-type="percentage">
            <text:p>6,39%</text:p>
          </table:table-cell>
          <table:table-cell table:style-name="ce3" table:formula="of:=[.O329]/[.$S329]" office:value-type="percentage" office:value="0.114692925628401" calcext:value-type="percentage">
            <text:p>11,47%</text:p>
          </table:table-cell>
          <table:table-cell table:style-name="ce3" table:formula="of:=[.P329]/[.$S329]" office:value-type="percentage" office:value="0.251671417465665" calcext:value-type="percentage">
            <text:p>25,17%</text:p>
          </table:table-cell>
          <table:table-cell table:style-name="ce3" table:formula="of:=[.Q329]/[.$S329]" office:value-type="percentage" office:value="0.188118683596787" calcext:value-type="percentage">
            <text:p>18,81%</text:p>
          </table:table-cell>
          <table:table-cell table:style-name="ce3" table:formula="of:=[.R329]/[.$S329]" office:value-type="percentage" office:value="0.0209898937548588" calcext:value-type="percentage">
            <text:p>2,1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5-0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8184" calcext:value-type="float">
            <text:p>88184</text:p>
          </table:table-cell>
          <table:table-cell table:style-name="ce1" office:value-type="float" office:value="70395" calcext:value-type="float">
            <text:p>70395</text:p>
          </table:table-cell>
          <table:table-cell table:style-name="ce1" office:value-type="float" office:value="1188" calcext:value-type="float">
            <text:p>1188</text:p>
          </table:table-cell>
          <table:table-cell table:style-name="ce1" office:value-type="float" office:value="661" calcext:value-type="float">
            <text:p>661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827" calcext:value-type="float">
            <text:p>2827</text:p>
          </table:table-cell>
          <table:table-cell table:style-name="ce1" office:value-type="float" office:value="9146" calcext:value-type="float">
            <text:p>9146</text:p>
          </table:table-cell>
          <table:table-cell table:style-name="ce1" office:value-type="float" office:value="5191" calcext:value-type="float">
            <text:p>5191</text:p>
          </table:table-cell>
          <table:table-cell table:style-name="ce1" office:value-type="float" office:value="3322" calcext:value-type="float">
            <text:p>3322</text:p>
          </table:table-cell>
          <table:table-cell table:style-name="ce1" office:value-type="float" office:value="12280" calcext:value-type="float">
            <text:p>12280</text:p>
          </table:table-cell>
          <table:table-cell table:style-name="ce1" office:value-type="float" office:value="17681" calcext:value-type="float">
            <text:p>17681</text:p>
          </table:table-cell>
          <table:table-cell table:style-name="ce1" office:value-type="float" office:value="16332" calcext:value-type="float">
            <text:p>16332</text:p>
          </table:table-cell>
          <table:table-cell table:style-name="ce1" office:value-type="float" office:value="818" calcext:value-type="float">
            <text:p>818</text:p>
          </table:table-cell>
          <table:table-cell table:style-name="ce1" table:formula="of:=SUM([.H330:.R330])" office:value-type="float" office:value="68546" calcext:value-type="float">
            <text:p>68546</text:p>
          </table:table-cell>
          <table:table-cell table:style-name="ce3" table:formula="of:=[.H330]/[.$S330]" office:value-type="percentage" office:value="0.00539783503049047" calcext:value-type="percentage">
            <text:p>0,54%</text:p>
          </table:table-cell>
          <table:table-cell table:style-name="ce3" table:formula="of:=[.I330]/[.$S330]" office:value-type="percentage" office:value="0.00713389548624282" calcext:value-type="percentage">
            <text:p>0,71%</text:p>
          </table:table-cell>
          <table:table-cell table:style-name="ce3" table:formula="of:=[.J330]/[.$S330]" office:value-type="percentage" office:value="0.00131298689930849" calcext:value-type="percentage">
            <text:p>0,13%</text:p>
          </table:table-cell>
          <table:table-cell table:style-name="ce3" table:formula="of:=[.K330]/[.$S330]" office:value-type="percentage" office:value="0.0412423773816124" calcext:value-type="percentage">
            <text:p>4,12%</text:p>
          </table:table-cell>
          <table:table-cell table:style-name="ce3" table:formula="of:=[.L330]/[.$S330]" office:value-type="percentage" office:value="0.133428646456394" calcext:value-type="percentage">
            <text:p>13,34%</text:p>
          </table:table-cell>
          <table:table-cell table:style-name="ce3" table:formula="of:=[.M330]/[.$S330]" office:value-type="percentage" office:value="0.0757301666034488" calcext:value-type="percentage">
            <text:p>7,57%</text:p>
          </table:table-cell>
          <table:table-cell table:style-name="ce3" table:formula="of:=[.N330]/[.$S330]" office:value-type="percentage" office:value="0.0484638053278091" calcext:value-type="percentage">
            <text:p>4,85%</text:p>
          </table:table-cell>
          <table:table-cell table:style-name="ce3" table:formula="of:=[.O330]/[.$S330]" office:value-type="percentage" office:value="0.179149768038981" calcext:value-type="percentage">
            <text:p>17,91%</text:p>
          </table:table-cell>
          <table:table-cell table:style-name="ce3" table:formula="of:=[.P330]/[.$S330]" office:value-type="percentage" office:value="0.257943570740816" calcext:value-type="percentage">
            <text:p>25,79%</text:p>
          </table:table-cell>
          <table:table-cell table:style-name="ce3" table:formula="of:=[.Q330]/[.$S330]" office:value-type="percentage" office:value="0.238263355994515" calcext:value-type="percentage">
            <text:p>23,83%</text:p>
          </table:table-cell>
          <table:table-cell table:style-name="ce3" table:formula="of:=[.R330]/[.$S330]" office:value-type="percentage" office:value="0.0119335920403816" calcext:value-type="percentage">
            <text:p>1,19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5-02</text:p>
          </table:table-cell>
          <table:table-cell table:style-name="ce1" office:value-type="string" calcext:value-type="string">
            <text:p>6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9314" calcext:value-type="float">
            <text:p>89314</text:p>
          </table:table-cell>
          <table:table-cell table:style-name="ce1" office:value-type="float" office:value="72860" calcext:value-type="float">
            <text:p>72860</text:p>
          </table:table-cell>
          <table:table-cell table:style-name="ce1" office:value-type="float" office:value="1232" calcext:value-type="float">
            <text:p>1232</text:p>
          </table:table-cell>
          <table:table-cell table:style-name="ce1" office:value-type="float" office:value="633" calcext:value-type="float">
            <text:p>633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3041" calcext:value-type="float">
            <text:p>3041</text:p>
          </table:table-cell>
          <table:table-cell table:style-name="ce1" office:value-type="float" office:value="11079" calcext:value-type="float">
            <text:p>11079</text:p>
          </table:table-cell>
          <table:table-cell table:style-name="ce1" office:value-type="float" office:value="4735" calcext:value-type="float">
            <text:p>4735</text:p>
          </table:table-cell>
          <table:table-cell table:style-name="ce1" office:value-type="float" office:value="3606" calcext:value-type="float">
            <text:p>3606</text:p>
          </table:table-cell>
          <table:table-cell table:style-name="ce1" office:value-type="float" office:value="13650" calcext:value-type="float">
            <text:p>13650</text:p>
          </table:table-cell>
          <table:table-cell table:style-name="ce1" office:value-type="float" office:value="17321" calcext:value-type="float">
            <text:p>17321</text:p>
          </table:table-cell>
          <table:table-cell table:style-name="ce1" office:value-type="float" office:value="15763" calcext:value-type="float">
            <text:p>15763</text:p>
          </table:table-cell>
          <table:table-cell table:style-name="ce1" office:value-type="float" office:value="760" calcext:value-type="float">
            <text:p>760</text:p>
          </table:table-cell>
          <table:table-cell table:style-name="ce1" table:formula="of:=SUM([.H331:.R331])" office:value-type="float" office:value="70995" calcext:value-type="float">
            <text:p>70995</text:p>
          </table:table-cell>
          <table:table-cell table:style-name="ce3" table:formula="of:=[.H331]/[.$S331]" office:value-type="percentage" office:value="0.00557785759560532" calcext:value-type="percentage">
            <text:p>0,56%</text:p>
          </table:table-cell>
          <table:table-cell table:style-name="ce3" table:formula="of:=[.I331]/[.$S331]" office:value-type="percentage" office:value="0.00752165645467991" calcext:value-type="percentage">
            <text:p>0,75%</text:p>
          </table:table-cell>
          <table:table-cell table:style-name="ce3" table:formula="of:=[.J331]/[.$S331]" office:value-type="percentage" office:value="0.00154940488766815" calcext:value-type="percentage">
            <text:p>0,15%</text:p>
          </table:table-cell>
          <table:table-cell table:style-name="ce3" table:formula="of:=[.K331]/[.$S331]" office:value-type="percentage" office:value="0.0428340023945348" calcext:value-type="percentage">
            <text:p>4,28%</text:p>
          </table:table-cell>
          <table:table-cell table:style-name="ce3" table:formula="of:=[.L331]/[.$S331]" office:value-type="percentage" office:value="0.15605324318614" calcext:value-type="percentage">
            <text:p>15,61%</text:p>
          </table:table-cell>
          <table:table-cell table:style-name="ce3" table:formula="of:=[.M331]/[.$S331]" office:value-type="percentage" office:value="0.0666948376646243" calcext:value-type="percentage">
            <text:p>6,67%</text:p>
          </table:table-cell>
          <table:table-cell table:style-name="ce3" table:formula="of:=[.N331]/[.$S331]" office:value-type="percentage" office:value="0.0507923093175576" calcext:value-type="percentage">
            <text:p>5,08%</text:p>
          </table:table-cell>
          <table:table-cell table:style-name="ce3" table:formula="of:=[.O331]/[.$S331]" office:value-type="percentage" office:value="0.192267061060638" calcext:value-type="percentage">
            <text:p>19,23%</text:p>
          </table:table-cell>
          <table:table-cell table:style-name="ce3" table:formula="of:=[.P331]/[.$S331]" office:value-type="percentage" office:value="0.243974927811818" calcext:value-type="percentage">
            <text:p>24,40%</text:p>
          </table:table-cell>
          <table:table-cell table:style-name="ce3" table:formula="of:=[.Q331]/[.$S331]" office:value-type="percentage" office:value="0.222029720402845" calcext:value-type="percentage">
            <text:p>22,20%</text:p>
          </table:table-cell>
          <table:table-cell table:style-name="ce3" table:formula="of:=[.R331]/[.$S331]" office:value-type="percentage" office:value="0.010704979223889" calcext:value-type="percentage">
            <text:p>1,07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6-01</text:p>
          </table:table-cell>
          <table:table-cell table:style-name="ce1" office:value-type="string" calcext:value-type="string">
            <text:p>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0971" calcext:value-type="float">
            <text:p>70971</text:p>
          </table:table-cell>
          <table:table-cell table:style-name="ce1" office:value-type="float" office:value="54354" calcext:value-type="float">
            <text:p>54354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468" calcext:value-type="float">
            <text:p>46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937" calcext:value-type="float">
            <text:p>1937</text:p>
          </table:table-cell>
          <table:table-cell table:style-name="ce1" office:value-type="float" office:value="9749" calcext:value-type="float">
            <text:p>9749</text:p>
          </table:table-cell>
          <table:table-cell table:style-name="ce1" office:value-type="float" office:value="2746" calcext:value-type="float">
            <text:p>2746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14811" calcext:value-type="float">
            <text:p>14811</text:p>
          </table:table-cell>
          <table:table-cell table:style-name="ce1" office:value-type="float" office:value="10380" calcext:value-type="float">
            <text:p>10380</text:p>
          </table:table-cell>
          <table:table-cell table:style-name="ce1" office:value-type="float" office:value="11380" calcext:value-type="float">
            <text:p>11380</text:p>
          </table:table-cell>
          <table:table-cell table:style-name="ce1" office:value-type="float" office:value="531" calcext:value-type="float">
            <text:p>531</text:p>
          </table:table-cell>
          <table:table-cell table:style-name="ce1" table:formula="of:=SUM([.H332:.R332])" office:value-type="float" office:value="53092" calcext:value-type="float">
            <text:p>53092</text:p>
          </table:table-cell>
          <table:table-cell table:style-name="ce3" table:formula="of:=[.H332]/[.$S332]" office:value-type="percentage" office:value="0.00512318240036164" calcext:value-type="percentage">
            <text:p>0,51%</text:p>
          </table:table-cell>
          <table:table-cell table:style-name="ce3" table:formula="of:=[.I332]/[.$S332]" office:value-type="percentage" office:value="0.00881488736532811" calcext:value-type="percentage">
            <text:p>0,88%</text:p>
          </table:table-cell>
          <table:table-cell table:style-name="ce3" table:formula="of:=[.J332]/[.$S332]" office:value-type="percentage" office:value="0.00188352294130943" calcext:value-type="percentage">
            <text:p>0,19%</text:p>
          </table:table-cell>
          <table:table-cell table:style-name="ce3" table:formula="of:=[.K332]/[.$S332]" office:value-type="percentage" office:value="0.0364838393731636" calcext:value-type="percentage">
            <text:p>3,65%</text:p>
          </table:table-cell>
          <table:table-cell table:style-name="ce3" table:formula="of:=[.L332]/[.$S332]" office:value-type="percentage" office:value="0.183624651548256" calcext:value-type="percentage">
            <text:p>18,36%</text:p>
          </table:table-cell>
          <table:table-cell table:style-name="ce3" table:formula="of:=[.M332]/[.$S332]" office:value-type="percentage" office:value="0.0517215399683568" calcext:value-type="percentage">
            <text:p>5,17%</text:p>
          </table:table-cell>
          <table:table-cell table:style-name="ce3" table:formula="of:=[.N332]/[.$S332]" office:value-type="percentage" office:value="0.0135236947186017" calcext:value-type="percentage">
            <text:p>1,35%</text:p>
          </table:table-cell>
          <table:table-cell table:style-name="ce3" table:formula="of:=[.O332]/[.$S332]" office:value-type="percentage" office:value="0.278968582837339" calcext:value-type="percentage">
            <text:p>27,90%</text:p>
          </table:table-cell>
          <table:table-cell table:style-name="ce3" table:formula="of:=[.P332]/[.$S332]" office:value-type="percentage" office:value="0.195509681307918" calcext:value-type="percentage">
            <text:p>19,55%</text:p>
          </table:table-cell>
          <table:table-cell table:style-name="ce3" table:formula="of:=[.Q332]/[.$S332]" office:value-type="percentage" office:value="0.214344910721013" calcext:value-type="percentage">
            <text:p>21,43%</text:p>
          </table:table-cell>
          <table:table-cell table:style-name="ce3" table:formula="of:=[.R332]/[.$S332]" office:value-type="percentage" office:value="0.010001506818353" calcext:value-type="percentage">
            <text:p>1,0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6-02</text:p>
          </table:table-cell>
          <table:table-cell table:style-name="ce1" office:value-type="string" calcext:value-type="string">
            <text:p>6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6684" calcext:value-type="float">
            <text:p>96684</text:p>
          </table:table-cell>
          <table:table-cell table:style-name="ce1" office:value-type="float" office:value="76755" calcext:value-type="float">
            <text:p>76755</text:p>
          </table:table-cell>
          <table:table-cell table:style-name="ce1" office:value-type="float" office:value="1240" calcext:value-type="float">
            <text:p>1240</text:p>
          </table:table-cell>
          <table:table-cell table:style-name="ce1" office:value-type="float" office:value="721" calcext:value-type="float">
            <text:p>721</text:p>
          </table:table-cell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2776" calcext:value-type="float">
            <text:p>2776</text:p>
          </table:table-cell>
          <table:table-cell table:style-name="ce1" office:value-type="float" office:value="12921" calcext:value-type="float">
            <text:p>12921</text:p>
          </table:table-cell>
          <table:table-cell table:style-name="ce1" office:value-type="float" office:value="3045" calcext:value-type="float">
            <text:p>3045</text:p>
          </table:table-cell>
          <table:table-cell table:style-name="ce1" office:value-type="float" office:value="1222" calcext:value-type="float">
            <text:p>1222</text:p>
          </table:table-cell>
          <table:table-cell table:style-name="ce1" office:value-type="float" office:value="25581" calcext:value-type="float">
            <text:p>25581</text:p>
          </table:table-cell>
          <table:table-cell table:style-name="ce1" office:value-type="float" office:value="12954" calcext:value-type="float">
            <text:p>12954</text:p>
          </table:table-cell>
          <table:table-cell table:style-name="ce1" office:value-type="float" office:value="14390" calcext:value-type="float">
            <text:p>14390</text:p>
          </table:table-cell>
          <table:table-cell table:style-name="ce1" office:value-type="float" office:value="792" calcext:value-type="float">
            <text:p>792</text:p>
          </table:table-cell>
          <table:table-cell table:style-name="ce1" table:formula="of:=SUM([.H333:.R333])" office:value-type="float" office:value="74794" calcext:value-type="float">
            <text:p>74794</text:p>
          </table:table-cell>
          <table:table-cell table:style-name="ce3" table:formula="of:=[.H333]/[.$S333]" office:value-type="percentage" office:value="0.00542824290718507" calcext:value-type="percentage">
            <text:p>0,54%</text:p>
          </table:table-cell>
          <table:table-cell table:style-name="ce3" table:formula="of:=[.I333]/[.$S333]" office:value-type="percentage" office:value="0.00778137283739337" calcext:value-type="percentage">
            <text:p>0,78%</text:p>
          </table:table-cell>
          <table:table-cell table:style-name="ce3" table:formula="of:=[.J333]/[.$S333]" office:value-type="percentage" office:value="0.00167125705270476" calcext:value-type="percentage">
            <text:p>0,17%</text:p>
          </table:table-cell>
          <table:table-cell table:style-name="ce3" table:formula="of:=[.K333]/[.$S333]" office:value-type="percentage" office:value="0.0371152766264674" calcext:value-type="percentage">
            <text:p>3,71%</text:p>
          </table:table-cell>
          <table:table-cell table:style-name="ce3" table:formula="of:=[.L333]/[.$S333]" office:value-type="percentage" office:value="0.172754499023986" calcext:value-type="percentage">
            <text:p>17,28%</text:p>
          </table:table-cell>
          <table:table-cell table:style-name="ce3" table:formula="of:=[.M333]/[.$S333]" office:value-type="percentage" office:value="0.040711821803888" calcext:value-type="percentage">
            <text:p>4,07%</text:p>
          </table:table-cell>
          <table:table-cell table:style-name="ce3" table:formula="of:=[.N333]/[.$S333]" office:value-type="percentage" office:value="0.0163382089472418" calcext:value-type="percentage">
            <text:p>1,63%</text:p>
          </table:table-cell>
          <table:table-cell table:style-name="ce3" table:formula="of:=[.O333]/[.$S333]" office:value-type="percentage" office:value="0.342019413321924" calcext:value-type="percentage">
            <text:p>34,20%</text:p>
          </table:table-cell>
          <table:table-cell table:style-name="ce3" table:formula="of:=[.P333]/[.$S333]" office:value-type="percentage" office:value="0.1731957108859" calcext:value-type="percentage">
            <text:p>17,32%</text:p>
          </table:table-cell>
          <table:table-cell table:style-name="ce3" table:formula="of:=[.Q333]/[.$S333]" office:value-type="percentage" office:value="0.192395111907372" calcext:value-type="percentage">
            <text:p>19,24%</text:p>
          </table:table-cell>
          <table:table-cell table:style-name="ce3" table:formula="of:=[.R333]/[.$S333]" office:value-type="percentage" office:value="0.0105890846859374" calcext:value-type="percentage">
            <text:p>1,06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6-03</text:p>
          </table:table-cell>
          <table:table-cell table:style-name="ce1" office:value-type="string" calcext:value-type="string">
            <text:p>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3066" calcext:value-type="float">
            <text:p>83066</text:p>
          </table:table-cell>
          <table:table-cell table:style-name="ce1" office:value-type="float" office:value="65248" calcext:value-type="float">
            <text:p>65248</text:p>
          </table:table-cell>
          <table:table-cell table:style-name="ce1" office:value-type="float" office:value="1092" calcext:value-type="float">
            <text:p>1092</text:p>
          </table:table-cell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572" calcext:value-type="float">
            <text:p>572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2255" calcext:value-type="float">
            <text:p>2255</text:p>
          </table:table-cell>
          <table:table-cell table:style-name="ce1" office:value-type="float" office:value="10633" calcext:value-type="float">
            <text:p>10633</text:p>
          </table:table-cell>
          <table:table-cell table:style-name="ce1" office:value-type="float" office:value="3773" calcext:value-type="float">
            <text:p>3773</text:p>
          </table:table-cell>
          <table:table-cell table:style-name="ce1" office:value-type="float" office:value="1252" calcext:value-type="float">
            <text:p>1252</text:p>
          </table:table-cell>
          <table:table-cell table:style-name="ce1" office:value-type="float" office:value="17473" calcext:value-type="float">
            <text:p>17473</text:p>
          </table:table-cell>
          <table:table-cell table:style-name="ce1" office:value-type="float" office:value="11743" calcext:value-type="float">
            <text:p>11743</text:p>
          </table:table-cell>
          <table:table-cell table:style-name="ce1" office:value-type="float" office:value="14425" calcext:value-type="float">
            <text:p>14425</text:p>
          </table:table-cell>
          <table:table-cell table:style-name="ce1" office:value-type="float" office:value="838" calcext:value-type="float">
            <text:p>838</text:p>
          </table:table-cell>
          <table:table-cell table:style-name="ce1" table:formula="of:=SUM([.H334:.R334])" office:value-type="float" office:value="63416" calcext:value-type="float">
            <text:p>63416</text:p>
          </table:table-cell>
          <table:table-cell table:style-name="ce3" table:formula="of:=[.H334]/[.$S334]" office:value-type="percentage" office:value="0.00540872965813044" calcext:value-type="percentage">
            <text:p>0,54%</text:p>
          </table:table-cell>
          <table:table-cell table:style-name="ce3" table:formula="of:=[.I334]/[.$S334]" office:value-type="percentage" office:value="0.00901980572726126" calcext:value-type="percentage">
            <text:p>0,90%</text:p>
          </table:table-cell>
          <table:table-cell table:style-name="ce3" table:formula="of:=[.J334]/[.$S334]" office:value-type="percentage" office:value="0.00171880913334174" calcext:value-type="percentage">
            <text:p>0,17%</text:p>
          </table:table-cell>
          <table:table-cell table:style-name="ce3" table:formula="of:=[.K334]/[.$S334]" office:value-type="percentage" office:value="0.035558849501703" calcext:value-type="percentage">
            <text:p>3,56%</text:p>
          </table:table-cell>
          <table:table-cell table:style-name="ce3" table:formula="of:=[.L334]/[.$S334]" office:value-type="percentage" office:value="0.167670619402044" calcext:value-type="percentage">
            <text:p>16,77%</text:p>
          </table:table-cell>
          <table:table-cell table:style-name="ce3" table:formula="of:=[.M334]/[.$S334]" office:value-type="percentage" office:value="0.0594960262394348" calcext:value-type="percentage">
            <text:p>5,95%</text:p>
          </table:table-cell>
          <table:table-cell table:style-name="ce3" table:formula="of:=[.N334]/[.$S334]" office:value-type="percentage" office:value="0.0197426516967327" calcext:value-type="percentage">
            <text:p>1,97%</text:p>
          </table:table-cell>
          <table:table-cell table:style-name="ce3" table:formula="of:=[.O334]/[.$S334]" office:value-type="percentage" office:value="0.275529834742021" calcext:value-type="percentage">
            <text:p>27,55%</text:p>
          </table:table-cell>
          <table:table-cell table:style-name="ce3" table:formula="of:=[.P334]/[.$S334]" office:value-type="percentage" office:value="0.185174088558093" calcext:value-type="percentage">
            <text:p>18,52%</text:p>
          </table:table-cell>
          <table:table-cell table:style-name="ce3" table:formula="of:=[.Q334]/[.$S334]" office:value-type="percentage" office:value="0.227466254572978" calcext:value-type="percentage">
            <text:p>22,75%</text:p>
          </table:table-cell>
          <table:table-cell table:style-name="ce3" table:formula="of:=[.R334]/[.$S334]" office:value-type="percentage" office:value="0.0132143307682604" calcext:value-type="percentage">
            <text:p>1,32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6-04</text:p>
          </table:table-cell>
          <table:table-cell table:style-name="ce1" office:value-type="string" calcext:value-type="string">
            <text:p>6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7193" calcext:value-type="float">
            <text:p>97193</text:p>
          </table:table-cell>
          <table:table-cell table:style-name="ce1" office:value-type="float" office:value="77573" calcext:value-type="float">
            <text:p>77573</text:p>
          </table:table-cell>
          <table:table-cell table:style-name="ce1" office:value-type="float" office:value="1398" calcext:value-type="float">
            <text:p>1398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456" calcext:value-type="float">
            <text:p>456</text:p>
          </table:table-cell>
          <table:table-cell table:style-name="ce1" office:value-type="float" office:value="681" calcext:value-type="float">
            <text:p>681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2773" calcext:value-type="float">
            <text:p>2773</text:p>
          </table:table-cell>
          <table:table-cell table:style-name="ce1" office:value-type="float" office:value="12562" calcext:value-type="float">
            <text:p>12562</text:p>
          </table:table-cell>
          <table:table-cell table:style-name="ce1" office:value-type="float" office:value="3891" calcext:value-type="float">
            <text:p>3891</text:p>
          </table:table-cell>
          <table:table-cell table:style-name="ce1" office:value-type="float" office:value="1442" calcext:value-type="float">
            <text:p>1442</text:p>
          </table:table-cell>
          <table:table-cell table:style-name="ce1" office:value-type="float" office:value="22304" calcext:value-type="float">
            <text:p>22304</text:p>
          </table:table-cell>
          <table:table-cell table:style-name="ce1" office:value-type="float" office:value="14168" calcext:value-type="float">
            <text:p>14168</text:p>
          </table:table-cell>
          <table:table-cell table:style-name="ce1" office:value-type="float" office:value="16197" calcext:value-type="float">
            <text:p>16197</text:p>
          </table:table-cell>
          <table:table-cell table:style-name="ce1" office:value-type="float" office:value="892" calcext:value-type="float">
            <text:p>892</text:p>
          </table:table-cell>
          <table:table-cell table:style-name="ce1" table:formula="of:=SUM([.H335:.R335])" office:value-type="float" office:value="75485" calcext:value-type="float">
            <text:p>75485</text:p>
          </table:table-cell>
          <table:table-cell table:style-name="ce3" table:formula="of:=[.H335]/[.$S335]" office:value-type="percentage" office:value="0.00604093528515599" calcext:value-type="percentage">
            <text:p>0,60%</text:p>
          </table:table-cell>
          <table:table-cell table:style-name="ce3" table:formula="of:=[.I335]/[.$S335]" office:value-type="percentage" office:value="0.00902165993243691" calcext:value-type="percentage">
            <text:p>0,90%</text:p>
          </table:table-cell>
          <table:table-cell table:style-name="ce3" table:formula="of:=[.J335]/[.$S335]" office:value-type="percentage" office:value="0.00157647214678413" calcext:value-type="percentage">
            <text:p>0,16%</text:p>
          </table:table-cell>
          <table:table-cell table:style-name="ce3" table:formula="of:=[.K335]/[.$S335]" office:value-type="percentage" office:value="0.0367357753195999" calcext:value-type="percentage">
            <text:p>3,67%</text:p>
          </table:table-cell>
          <table:table-cell table:style-name="ce3" table:formula="of:=[.L335]/[.$S335]" office:value-type="percentage" office:value="0.166417168973968" calcext:value-type="percentage">
            <text:p>16,64%</text:p>
          </table:table-cell>
          <table:table-cell table:style-name="ce3" table:formula="of:=[.M335]/[.$S335]" office:value-type="percentage" office:value="0.0515466649003113" calcext:value-type="percentage">
            <text:p>5,15%</text:p>
          </table:table-cell>
          <table:table-cell table:style-name="ce3" table:formula="of:=[.N335]/[.$S335]" office:value-type="percentage" office:value="0.0191031330727959" calcext:value-type="percentage">
            <text:p>1,91%</text:p>
          </table:table-cell>
          <table:table-cell table:style-name="ce3" table:formula="of:=[.O335]/[.$S335]" office:value-type="percentage" office:value="0.295475922368683" calcext:value-type="percentage">
            <text:p>29,55%</text:p>
          </table:table-cell>
          <table:table-cell table:style-name="ce3" table:formula="of:=[.P335]/[.$S335]" office:value-type="percentage" office:value="0.187692919123005" calcext:value-type="percentage">
            <text:p>18,77%</text:p>
          </table:table-cell>
          <table:table-cell table:style-name="ce3" table:formula="of:=[.Q335]/[.$S335]" office:value-type="percentage" office:value="0.214572431608929" calcext:value-type="percentage">
            <text:p>21,46%</text:p>
          </table:table-cell>
          <table:table-cell table:style-name="ce3" table:formula="of:=[.R335]/[.$S335]" office:value-type="percentage" office:value="0.0118169172683315" calcext:value-type="percentage">
            <text:p>1,1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7-01</text:p>
          </table:table-cell>
          <table:table-cell table:style-name="ce1" office:value-type="string" calcext:value-type="string">
            <text:p>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0939" calcext:value-type="float">
            <text:p>60939</text:p>
          </table:table-cell>
          <table:table-cell table:style-name="ce1" office:value-type="float" office:value="47976" calcext:value-type="float">
            <text:p>47976</text:p>
          </table:table-cell>
          <table:table-cell table:style-name="ce1" office:value-type="float" office:value="513" calcext:value-type="float">
            <text:p>513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098" calcext:value-type="float">
            <text:p>1098</text:p>
          </table:table-cell>
          <table:table-cell table:style-name="ce1" office:value-type="float" office:value="10100" calcext:value-type="float">
            <text:p>10100</text:p>
          </table:table-cell>
          <table:table-cell table:style-name="ce1" office:value-type="float" office:value="4631" calcext:value-type="float">
            <text:p>4631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4602" calcext:value-type="float">
            <text:p>4602</text:p>
          </table:table-cell>
          <table:table-cell table:style-name="ce1" office:value-type="float" office:value="13528" calcext:value-type="float">
            <text:p>13528</text:p>
          </table:table-cell>
          <table:table-cell table:style-name="ce1" office:value-type="float" office:value="11723" calcext:value-type="float">
            <text:p>11723</text:p>
          </table:table-cell>
          <table:table-cell table:style-name="ce1" office:value-type="float" office:value="428" calcext:value-type="float">
            <text:p>428</text:p>
          </table:table-cell>
          <table:table-cell table:style-name="ce1" table:formula="of:=SUM([.H336:.R336])" office:value-type="float" office:value="47239" calcext:value-type="float">
            <text:p>47239</text:p>
          </table:table-cell>
          <table:table-cell table:style-name="ce3" table:formula="of:=[.H336]/[.$S336]" office:value-type="percentage" office:value="0.00393742458561782" calcext:value-type="percentage">
            <text:p>0,39%</text:p>
          </table:table-cell>
          <table:table-cell table:style-name="ce3" table:formula="of:=[.I336]/[.$S336]" office:value-type="percentage" office:value="0.012616693833485" calcext:value-type="percentage">
            <text:p>1,26%</text:p>
          </table:table-cell>
          <table:table-cell table:style-name="ce3" table:formula="of:=[.J336]/[.$S336]" office:value-type="percentage" office:value="0.00129130591248756" calcext:value-type="percentage">
            <text:p>0,13%</text:p>
          </table:table-cell>
          <table:table-cell table:style-name="ce3" table:formula="of:=[.K336]/[.$S336]" office:value-type="percentage" office:value="0.0232435064247761" calcext:value-type="percentage">
            <text:p>2,32%</text:p>
          </table:table-cell>
          <table:table-cell table:style-name="ce3" table:formula="of:=[.L336]/[.$S336]" office:value-type="percentage" office:value="0.213806388788924" calcext:value-type="percentage">
            <text:p>21,38%</text:p>
          </table:table-cell>
          <table:table-cell table:style-name="ce3" table:formula="of:=[.M336]/[.$S336]" office:value-type="percentage" office:value="0.0980334046021296" calcext:value-type="percentage">
            <text:p>9,80%</text:p>
          </table:table-cell>
          <table:table-cell table:style-name="ce3" table:formula="of:=[.N336]/[.$S336]" office:value-type="percentage" office:value="0.00605431952412202" calcext:value-type="percentage">
            <text:p>0,61%</text:p>
          </table:table-cell>
          <table:table-cell table:style-name="ce3" table:formula="of:=[.O336]/[.$S336]" office:value-type="percentage" office:value="0.0974195050699634" calcext:value-type="percentage">
            <text:p>9,74%</text:p>
          </table:table-cell>
          <table:table-cell table:style-name="ce3" table:formula="of:=[.P336]/[.$S336]" office:value-type="percentage" office:value="0.286373547280848" calcext:value-type="percentage">
            <text:p>28,64%</text:p>
          </table:table-cell>
          <table:table-cell table:style-name="ce3" table:formula="of:=[.Q336]/[.$S336]" office:value-type="percentage" office:value="0.248163593640848" calcext:value-type="percentage">
            <text:p>24,82%</text:p>
          </table:table-cell>
          <table:table-cell table:style-name="ce3" table:formula="of:=[.R336]/[.$S336]" office:value-type="percentage" office:value="0.00906031033679799" calcext:value-type="percentage">
            <text:p>0,9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7-02</text:p>
          </table:table-cell>
          <table:table-cell table:style-name="ce1" office:value-type="string" calcext:value-type="string">
            <text:p>6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9497" calcext:value-type="float">
            <text:p>69497</text:p>
          </table:table-cell>
          <table:table-cell table:style-name="ce1" office:value-type="float" office:value="53828" calcext:value-type="float">
            <text:p>53828</text:p>
          </table:table-cell>
          <table:table-cell table:style-name="ce1" office:value-type="float" office:value="676" calcext:value-type="float">
            <text:p>676</text:p>
          </table:table-cell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679" calcext:value-type="float">
            <text:p>679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9687" calcext:value-type="float">
            <text:p>9687</text:p>
          </table:table-cell>
          <table:table-cell table:style-name="ce1" office:value-type="float" office:value="4710" calcext:value-type="float">
            <text:p>4710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8284" calcext:value-type="float">
            <text:p>8284</text:p>
          </table:table-cell>
          <table:table-cell table:style-name="ce1" office:value-type="float" office:value="14019" calcext:value-type="float">
            <text:p>14019</text:p>
          </table:table-cell>
          <table:table-cell table:style-name="ce1" office:value-type="float" office:value="12061" calcext:value-type="float">
            <text:p>12061</text:p>
          </table:table-cell>
          <table:table-cell table:style-name="ce1" office:value-type="float" office:value="519" calcext:value-type="float">
            <text:p>519</text:p>
          </table:table-cell>
          <table:table-cell table:style-name="ce1" table:formula="of:=SUM([.H337:.R337])" office:value-type="float" office:value="52813" calcext:value-type="float">
            <text:p>52813</text:p>
          </table:table-cell>
          <table:table-cell table:style-name="ce3" table:formula="of:=[.H337]/[.$S337]" office:value-type="percentage" office:value="0.00588870164542821" calcext:value-type="percentage">
            <text:p>0,59%</text:p>
          </table:table-cell>
          <table:table-cell table:style-name="ce3" table:formula="of:=[.I337]/[.$S337]" office:value-type="percentage" office:value="0.0128566830136519" calcext:value-type="percentage">
            <text:p>1,29%</text:p>
          </table:table-cell>
          <table:table-cell table:style-name="ce3" table:formula="of:=[.J337]/[.$S337]" office:value-type="percentage" office:value="0.00195027739382349" calcext:value-type="percentage">
            <text:p>0,20%</text:p>
          </table:table-cell>
          <table:table-cell table:style-name="ce3" table:formula="of:=[.K337]/[.$S337]" office:value-type="percentage" office:value="0.037680116637949" calcext:value-type="percentage">
            <text:p>3,77%</text:p>
          </table:table-cell>
          <table:table-cell table:style-name="ce3" table:formula="of:=[.L337]/[.$S337]" office:value-type="percentage" office:value="0.183420748679302" calcext:value-type="percentage">
            <text:p>18,34%</text:p>
          </table:table-cell>
          <table:table-cell table:style-name="ce3" table:formula="of:=[.M337]/[.$S337]" office:value-type="percentage" office:value="0.0891825876204722" calcext:value-type="percentage">
            <text:p>8,92%</text:p>
          </table:table-cell>
          <table:table-cell table:style-name="ce3" table:formula="of:=[.N337]/[.$S337]" office:value-type="percentage" office:value="0.00852062939049098" calcext:value-type="percentage">
            <text:p>0,85%</text:p>
          </table:table-cell>
          <table:table-cell table:style-name="ce3" table:formula="of:=[.O337]/[.$S337]" office:value-type="percentage" office:value="0.156855319712949" calcext:value-type="percentage">
            <text:p>15,69%</text:p>
          </table:table-cell>
          <table:table-cell table:style-name="ce3" table:formula="of:=[.P337]/[.$S337]" office:value-type="percentage" office:value="0.265446007611762" calcext:value-type="percentage">
            <text:p>26,54%</text:p>
          </table:table-cell>
          <table:table-cell table:style-name="ce3" table:formula="of:=[.Q337]/[.$S337]" office:value-type="percentage" office:value="0.228371802397137" calcext:value-type="percentage">
            <text:p>22,84%</text:p>
          </table:table-cell>
          <table:table-cell table:style-name="ce3" table:formula="of:=[.R337]/[.$S337]" office:value-type="percentage" office:value="0.00982712589703293" calcext:value-type="percentage">
            <text:p>0,9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7-03</text:p>
          </table:table-cell>
          <table:table-cell table:style-name="ce1" office:value-type="string" calcext:value-type="string">
            <text:p>6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8848" calcext:value-type="float">
            <text:p>68848</text:p>
          </table:table-cell>
          <table:table-cell table:style-name="ce1" office:value-type="float" office:value="52744" calcext:value-type="float">
            <text:p>52744</text:p>
          </table:table-cell>
          <table:table-cell table:style-name="ce1" office:value-type="float" office:value="734" calcext:value-type="float">
            <text:p>734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734" calcext:value-type="float">
            <text:p>734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2251" calcext:value-type="float">
            <text:p>2251</text:p>
          </table:table-cell>
          <table:table-cell table:style-name="ce1" office:value-type="float" office:value="10471" calcext:value-type="float">
            <text:p>10471</text:p>
          </table:table-cell>
          <table:table-cell table:style-name="ce1" office:value-type="float" office:value="3852" calcext:value-type="float">
            <text:p>3852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8704" calcext:value-type="float">
            <text:p>8704</text:p>
          </table:table-cell>
          <table:table-cell table:style-name="ce1" office:value-type="float" office:value="13129" calcext:value-type="float">
            <text:p>13129</text:p>
          </table:table-cell>
          <table:table-cell table:style-name="ce1" office:value-type="float" office:value="11281" calcext:value-type="float">
            <text:p>11281</text:p>
          </table:table-cell>
          <table:table-cell table:style-name="ce1" office:value-type="float" office:value="479" calcext:value-type="float">
            <text:p>479</text:p>
          </table:table-cell>
          <table:table-cell table:style-name="ce1" table:formula="of:=SUM([.H338:.R338])" office:value-type="float" office:value="51700" calcext:value-type="float">
            <text:p>51700</text:p>
          </table:table-cell>
          <table:table-cell table:style-name="ce3" table:formula="of:=[.H338]/[.$S338]" office:value-type="percentage" office:value="0.00572533849129594" calcext:value-type="percentage">
            <text:p>0,57%</text:p>
          </table:table-cell>
          <table:table-cell table:style-name="ce3" table:formula="of:=[.I338]/[.$S338]" office:value-type="percentage" office:value="0.0141972920696325" calcext:value-type="percentage">
            <text:p>1,42%</text:p>
          </table:table-cell>
          <table:table-cell table:style-name="ce3" table:formula="of:=[.J338]/[.$S338]" office:value-type="percentage" office:value="0.00168278529980658" calcext:value-type="percentage">
            <text:p>0,17%</text:p>
          </table:table-cell>
          <table:table-cell table:style-name="ce3" table:formula="of:=[.K338]/[.$S338]" office:value-type="percentage" office:value="0.0435396518375242" calcext:value-type="percentage">
            <text:p>4,35%</text:p>
          </table:table-cell>
          <table:table-cell table:style-name="ce3" table:formula="of:=[.L338]/[.$S338]" office:value-type="percentage" office:value="0.202533849129594" calcext:value-type="percentage">
            <text:p>20,25%</text:p>
          </table:table-cell>
          <table:table-cell table:style-name="ce3" table:formula="of:=[.M338]/[.$S338]" office:value-type="percentage" office:value="0.0745067698259188" calcext:value-type="percentage">
            <text:p>7,45%</text:p>
          </table:table-cell>
          <table:table-cell table:style-name="ce3" table:formula="of:=[.N338]/[.$S338]" office:value-type="percentage" office:value="0.00804642166344294" calcext:value-type="percentage">
            <text:p>0,80%</text:p>
          </table:table-cell>
          <table:table-cell table:style-name="ce3" table:formula="of:=[.O338]/[.$S338]" office:value-type="percentage" office:value="0.168355899419729" calcext:value-type="percentage">
            <text:p>16,84%</text:p>
          </table:table-cell>
          <table:table-cell table:style-name="ce3" table:formula="of:=[.P338]/[.$S338]" office:value-type="percentage" office:value="0.25394584139265" calcext:value-type="percentage">
            <text:p>25,39%</text:p>
          </table:table-cell>
          <table:table-cell table:style-name="ce3" table:formula="of:=[.Q338]/[.$S338]" office:value-type="percentage" office:value="0.218201160541586" calcext:value-type="percentage">
            <text:p>21,82%</text:p>
          </table:table-cell>
          <table:table-cell table:style-name="ce3" table:formula="of:=[.R338]/[.$S338]" office:value-type="percentage" office:value="0.00926499032882012" calcext:value-type="percentage">
            <text:p>0,93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7-04</text:p>
          </table:table-cell>
          <table:table-cell table:style-name="ce1" office:value-type="string" calcext:value-type="string">
            <text:p>6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4497" calcext:value-type="float">
            <text:p>94497</text:p>
          </table:table-cell>
          <table:table-cell table:style-name="ce1" office:value-type="float" office:value="77370" calcext:value-type="float">
            <text:p>77370</text:p>
          </table:table-cell>
          <table:table-cell table:style-name="ce1" office:value-type="float" office:value="1130" calcext:value-type="float">
            <text:p>1130</text:p>
          </table:table-cell>
          <table:table-cell table:style-name="ce1" office:value-type="float" office:value="457" calcext:value-type="float">
            <text:p>457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float" office:value="747" calcext:value-type="float">
            <text:p>747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4713" calcext:value-type="float">
            <text:p>4713</text:p>
          </table:table-cell>
          <table:table-cell table:style-name="ce1" office:value-type="float" office:value="19294" calcext:value-type="float">
            <text:p>19294</text:p>
          </table:table-cell>
          <table:table-cell table:style-name="ce1" office:value-type="float" office:value="3828" calcext:value-type="float">
            <text:p>3828</text:p>
          </table:table-cell>
          <table:table-cell table:style-name="ce1" office:value-type="float" office:value="681" calcext:value-type="float">
            <text:p>681</text:p>
          </table:table-cell>
          <table:table-cell table:style-name="ce1" office:value-type="float" office:value="16195" calcext:value-type="float">
            <text:p>16195</text:p>
          </table:table-cell>
          <table:table-cell table:style-name="ce1" office:value-type="float" office:value="19073" calcext:value-type="float">
            <text:p>19073</text:p>
          </table:table-cell>
          <table:table-cell table:style-name="ce1" office:value-type="float" office:value="10101" calcext:value-type="float">
            <text:p>10101</text:p>
          </table:table-cell>
          <table:table-cell table:style-name="ce1" office:value-type="float" office:value="600" calcext:value-type="float">
            <text:p>600</text:p>
          </table:table-cell>
          <table:table-cell table:style-name="ce1" table:formula="of:=SUM([.H339:.R339])" office:value-type="float" office:value="75783" calcext:value-type="float">
            <text:p>75783</text:p>
          </table:table-cell>
          <table:table-cell table:style-name="ce3" table:formula="of:=[.H339]/[.$S339]" office:value-type="percentage" office:value="0.00552894448623042" calcext:value-type="percentage">
            <text:p>0,55%</text:p>
          </table:table-cell>
          <table:table-cell table:style-name="ce3" table:formula="of:=[.I339]/[.$S339]" office:value-type="percentage" office:value="0.00985709195993825" calcext:value-type="percentage">
            <text:p>0,99%</text:p>
          </table:table-cell>
          <table:table-cell table:style-name="ce3" table:formula="of:=[.J339]/[.$S339]" office:value-type="percentage" office:value="0.00174181544673608" calcext:value-type="percentage">
            <text:p>0,17%</text:p>
          </table:table-cell>
          <table:table-cell table:style-name="ce3" table:formula="of:=[.K339]/[.$S339]" office:value-type="percentage" office:value="0.0621907287914176" calcext:value-type="percentage">
            <text:p>6,22%</text:p>
          </table:table-cell>
          <table:table-cell table:style-name="ce3" table:formula="of:=[.L339]/[.$S339]" office:value-type="percentage" office:value="0.254595357797923" calcext:value-type="percentage">
            <text:p>25,46%</text:p>
          </table:table-cell>
          <table:table-cell table:style-name="ce3" table:formula="of:=[.M339]/[.$S339]" office:value-type="percentage" office:value="0.0505126479553462" calcext:value-type="percentage">
            <text:p>5,05%</text:p>
          </table:table-cell>
          <table:table-cell table:style-name="ce3" table:formula="of:=[.N339]/[.$S339]" office:value-type="percentage" office:value="0.00898618423657021" calcext:value-type="percentage">
            <text:p>0,90%</text:p>
          </table:table-cell>
          <table:table-cell table:style-name="ce3" table:formula="of:=[.O339]/[.$S339]" office:value-type="percentage" office:value="0.213702281514324" calcext:value-type="percentage">
            <text:p>21,37%</text:p>
          </table:table-cell>
          <table:table-cell table:style-name="ce3" table:formula="of:=[.P339]/[.$S339]" office:value-type="percentage" office:value="0.251679136481797" calcext:value-type="percentage">
            <text:p>25,17%</text:p>
          </table:table-cell>
          <table:table-cell table:style-name="ce3" table:formula="of:=[.Q339]/[.$S339]" office:value-type="percentage" office:value="0.133288468390008" calcext:value-type="percentage">
            <text:p>13,33%</text:p>
          </table:table-cell>
          <table:table-cell table:style-name="ce3" table:formula="of:=[.R339]/[.$S339]" office:value-type="percentage" office:value="0.00791734293970943" calcext:value-type="percentage">
            <text:p>0,79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7-05</text:p>
          </table:table-cell>
          <table:table-cell table:style-name="ce1" office:value-type="string" calcext:value-type="string">
            <text:p>6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4112" calcext:value-type="float">
            <text:p>104112</text:p>
          </table:table-cell>
          <table:table-cell table:style-name="ce1" office:value-type="float" office:value="83894" calcext:value-type="float">
            <text:p>83894</text:p>
          </table:table-cell>
          <table:table-cell table:style-name="ce1" office:value-type="float" office:value="1615" calcext:value-type="float">
            <text:p>1615</text:p>
          </table:table-cell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786" calcext:value-type="float">
            <text:p>786</text:p>
          </table:table-cell>
          <table:table-cell table:style-name="ce1" office:value-type="float" office:value="922" calcext:value-type="float">
            <text:p>922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6239" calcext:value-type="float">
            <text:p>6239</text:p>
          </table:table-cell>
          <table:table-cell table:style-name="ce1" office:value-type="float" office:value="17208" calcext:value-type="float">
            <text:p>17208</text:p>
          </table:table-cell>
          <table:table-cell table:style-name="ce1" office:value-type="float" office:value="3567" calcext:value-type="float">
            <text:p>3567</text:p>
          </table:table-cell>
          <table:table-cell table:style-name="ce1" office:value-type="float" office:value="1003" calcext:value-type="float">
            <text:p>1003</text:p>
          </table:table-cell>
          <table:table-cell table:style-name="ce1" office:value-type="float" office:value="22978" calcext:value-type="float">
            <text:p>22978</text:p>
          </table:table-cell>
          <table:table-cell table:style-name="ce1" office:value-type="float" office:value="16831" calcext:value-type="float">
            <text:p>16831</text:p>
          </table:table-cell>
          <table:table-cell table:style-name="ce1" office:value-type="float" office:value="10807" calcext:value-type="float">
            <text:p>10807</text:p>
          </table:table-cell>
          <table:table-cell table:style-name="ce1" office:value-type="float" office:value="1035" calcext:value-type="float">
            <text:p>1035</text:p>
          </table:table-cell>
          <table:table-cell table:style-name="ce1" table:formula="of:=SUM([.H340:.R340])" office:value-type="float" office:value="81547" calcext:value-type="float">
            <text:p>81547</text:p>
          </table:table-cell>
          <table:table-cell table:style-name="ce3" table:formula="of:=[.H340]/[.$S340]" office:value-type="percentage" office:value="0.00963861331502079" calcext:value-type="percentage">
            <text:p>0,96%</text:p>
          </table:table-cell>
          <table:table-cell table:style-name="ce3" table:formula="of:=[.I340]/[.$S340]" office:value-type="percentage" office:value="0.0113063632015893" calcext:value-type="percentage">
            <text:p>1,13%</text:p>
          </table:table-cell>
          <table:table-cell table:style-name="ce3" table:formula="of:=[.J340]/[.$S340]" office:value-type="percentage" office:value="0.00209695022502361" calcext:value-type="percentage">
            <text:p>0,21%</text:p>
          </table:table-cell>
          <table:table-cell table:style-name="ce3" table:formula="of:=[.K340]/[.$S340]" office:value-type="percentage" office:value="0.0765080260463291" calcext:value-type="percentage">
            <text:p>7,65%</text:p>
          </table:table-cell>
          <table:table-cell table:style-name="ce3" table:formula="of:=[.L340]/[.$S340]" office:value-type="percentage" office:value="0.211019412118165" calcext:value-type="percentage">
            <text:p>21,10%</text:p>
          </table:table-cell>
          <table:table-cell table:style-name="ce3" table:formula="of:=[.M340]/[.$S340]" office:value-type="percentage" office:value="0.0437416459219836" calcext:value-type="percentage">
            <text:p>4,37%</text:p>
          </table:table-cell>
          <table:table-cell table:style-name="ce3" table:formula="of:=[.N340]/[.$S340]" office:value-type="percentage" office:value="0.0122996554134426" calcext:value-type="percentage">
            <text:p>1,23%</text:p>
          </table:table-cell>
          <table:table-cell table:style-name="ce3" table:formula="of:=[.O340]/[.$S340]" office:value-type="percentage" office:value="0.281776153629195" calcext:value-type="percentage">
            <text:p>28,18%</text:p>
          </table:table-cell>
          <table:table-cell table:style-name="ce3" table:formula="of:=[.P340]/[.$S340]" office:value-type="percentage" office:value="0.206396311329663" calcext:value-type="percentage">
            <text:p>20,64%</text:p>
          </table:table-cell>
          <table:table-cell table:style-name="ce3" table:formula="of:=[.Q340]/[.$S340]" office:value-type="percentage" office:value="0.132524801648129" calcext:value-type="percentage">
            <text:p>13,25%</text:p>
          </table:table-cell>
          <table:table-cell table:style-name="ce3" table:formula="of:=[.R340]/[.$S340]" office:value-type="percentage" office:value="0.0126920671514587" calcext:value-type="percentage">
            <text:p>1,27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7-06</text:p>
          </table:table-cell>
          <table:table-cell table:style-name="ce1" office:value-type="string" calcext:value-type="string">
            <text:p>6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6016" calcext:value-type="float">
            <text:p>96016</text:p>
          </table:table-cell>
          <table:table-cell table:style-name="ce1" office:value-type="float" office:value="77459" calcext:value-type="float">
            <text:p>77459</text:p>
          </table:table-cell>
          <table:table-cell table:style-name="ce1" office:value-type="float" office:value="1329" calcext:value-type="float">
            <text:p>1329</text:p>
          </table:table-cell>
          <table:table-cell table:style-name="ce1" office:value-type="float" office:value="616" calcext:value-type="float">
            <text:p>616</text:p>
          </table:table-cell>
          <table:table-cell table:style-name="ce1" office:value-type="float" office:value="651" calcext:value-type="float">
            <text:p>651</text:p>
          </table:table-cell>
          <table:table-cell table:style-name="ce1" office:value-type="float" office:value="773" calcext:value-type="float">
            <text:p>773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5579" calcext:value-type="float">
            <text:p>5579</text:p>
          </table:table-cell>
          <table:table-cell table:style-name="ce1" office:value-type="float" office:value="17062" calcext:value-type="float">
            <text:p>17062</text:p>
          </table:table-cell>
          <table:table-cell table:style-name="ce1" office:value-type="float" office:value="3363" calcext:value-type="float">
            <text:p>3363</text:p>
          </table:table-cell>
          <table:table-cell table:style-name="ce1" office:value-type="float" office:value="984" calcext:value-type="float">
            <text:p>984</text:p>
          </table:table-cell>
          <table:table-cell table:style-name="ce1" office:value-type="float" office:value="20688" calcext:value-type="float">
            <text:p>20688</text:p>
          </table:table-cell>
          <table:table-cell table:style-name="ce1" office:value-type="float" office:value="15743" calcext:value-type="float">
            <text:p>15743</text:p>
          </table:table-cell>
          <table:table-cell table:style-name="ce1" office:value-type="float" office:value="9626" calcext:value-type="float">
            <text:p>9626</text:p>
          </table:table-cell>
          <table:table-cell table:style-name="ce1" office:value-type="float" office:value="847" calcext:value-type="float">
            <text:p>847</text:p>
          </table:table-cell>
          <table:table-cell table:style-name="ce1" table:formula="of:=SUM([.H341:.R341])" office:value-type="float" office:value="75514" calcext:value-type="float">
            <text:p>75514</text:p>
          </table:table-cell>
          <table:table-cell table:style-name="ce3" table:formula="of:=[.H341]/[.$S341]" office:value-type="percentage" office:value="0.00862091797547475" calcext:value-type="percentage">
            <text:p>0,86%</text:p>
          </table:table-cell>
          <table:table-cell table:style-name="ce3" table:formula="of:=[.I341]/[.$S341]" office:value-type="percentage" office:value="0.0102365124347803" calcext:value-type="percentage">
            <text:p>1,02%</text:p>
          </table:table-cell>
          <table:table-cell table:style-name="ce3" table:formula="of:=[.J341]/[.$S341]" office:value-type="percentage" office:value="0.00262203035198771" calcext:value-type="percentage">
            <text:p>0,26%</text:p>
          </table:table-cell>
          <table:table-cell table:style-name="ce3" table:formula="of:=[.K341]/[.$S341]" office:value-type="percentage" office:value="0.0738803400693911" calcext:value-type="percentage">
            <text:p>7,39%</text:p>
          </table:table-cell>
          <table:table-cell table:style-name="ce3" table:formula="of:=[.L341]/[.$S341]" office:value-type="percentage" office:value="0.225944857907143" calcext:value-type="percentage">
            <text:p>22,59%</text:p>
          </table:table-cell>
          <table:table-cell table:style-name="ce3" table:formula="of:=[.M341]/[.$S341]" office:value-type="percentage" office:value="0.0445347882511852" calcext:value-type="percentage">
            <text:p>4,45%</text:p>
          </table:table-cell>
          <table:table-cell table:style-name="ce3" table:formula="of:=[.N341]/[.$S341]" office:value-type="percentage" office:value="0.0130306962947268" calcext:value-type="percentage">
            <text:p>1,30%</text:p>
          </table:table-cell>
          <table:table-cell table:style-name="ce3" table:formula="of:=[.O341]/[.$S341]" office:value-type="percentage" office:value="0.27396244405011" calcext:value-type="percentage">
            <text:p>27,40%</text:p>
          </table:table-cell>
          <table:table-cell table:style-name="ce3" table:formula="of:=[.P341]/[.$S341]" office:value-type="percentage" office:value="0.208477898138094" calcext:value-type="percentage">
            <text:p>20,85%</text:p>
          </table:table-cell>
          <table:table-cell table:style-name="ce3" table:formula="of:=[.Q341]/[.$S341]" office:value-type="percentage" office:value="0.127473051354716" calcext:value-type="percentage">
            <text:p>12,75%</text:p>
          </table:table-cell>
          <table:table-cell table:style-name="ce3" table:formula="of:=[.R341]/[.$S341]" office:value-type="percentage" office:value="0.0112164631723919" calcext:value-type="percentage">
            <text:p>1,12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7-07</text:p>
          </table:table-cell>
          <table:table-cell table:style-name="ce1" office:value-type="string" calcext:value-type="string">
            <text:p>6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5419" calcext:value-type="float">
            <text:p>85419</text:p>
          </table:table-cell>
          <table:table-cell table:style-name="ce1" office:value-type="float" office:value="69311" calcext:value-type="float">
            <text:p>69311</text:p>
          </table:table-cell>
          <table:table-cell table:style-name="ce1" office:value-type="float" office:value="1149" calcext:value-type="float">
            <text:p>1149</text:p>
          </table:table-cell>
          <table:table-cell table:style-name="ce1" office:value-type="float" office:value="692" calcext:value-type="float">
            <text:p>692</text:p>
          </table:table-cell>
          <table:table-cell table:style-name="ce1" office:value-type="float" office:value="752" calcext:value-type="float">
            <text:p>752</text:p>
          </table:table-cell>
          <table:table-cell table:style-name="ce1" office:value-type="float" office:value="778" calcext:value-type="float">
            <text:p>778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5595" calcext:value-type="float">
            <text:p>5595</text:p>
          </table:table-cell>
          <table:table-cell table:style-name="ce1" office:value-type="float" office:value="14343" calcext:value-type="float">
            <text:p>14343</text:p>
          </table:table-cell>
          <table:table-cell table:style-name="ce1" office:value-type="float" office:value="2470" calcext:value-type="float">
            <text:p>2470</text:p>
          </table:table-cell>
          <table:table-cell table:style-name="ce1" office:value-type="float" office:value="946" calcext:value-type="float">
            <text:p>946</text:p>
          </table:table-cell>
          <table:table-cell table:style-name="ce1" office:value-type="float" office:value="21499" calcext:value-type="float">
            <text:p>21499</text:p>
          </table:table-cell>
          <table:table-cell table:style-name="ce1" office:value-type="float" office:value="12568" calcext:value-type="float">
            <text:p>12568</text:p>
          </table:table-cell>
          <table:table-cell table:style-name="ce1" office:value-type="float" office:value="7557" calcext:value-type="float">
            <text:p>7557</text:p>
          </table:table-cell>
          <table:table-cell table:style-name="ce1" office:value-type="float" office:value="818" calcext:value-type="float">
            <text:p>818</text:p>
          </table:table-cell>
          <table:table-cell table:style-name="ce1" table:formula="of:=SUM([.H342:.R342])" office:value-type="float" office:value="67470" calcext:value-type="float">
            <text:p>67470</text:p>
          </table:table-cell>
          <table:table-cell table:style-name="ce3" table:formula="of:=[.H342]/[.$S342]" office:value-type="percentage" office:value="0.0111456943826886" calcext:value-type="percentage">
            <text:p>1,11%</text:p>
          </table:table-cell>
          <table:table-cell table:style-name="ce3" table:formula="of:=[.I342]/[.$S342]" office:value-type="percentage" office:value="0.0115310508374092" calcext:value-type="percentage">
            <text:p>1,15%</text:p>
          </table:table-cell>
          <table:table-cell table:style-name="ce3" table:formula="of:=[.J342]/[.$S342]" office:value-type="percentage" office:value="0.00213428190306803" calcext:value-type="percentage">
            <text:p>0,21%</text:p>
          </table:table-cell>
          <table:table-cell table:style-name="ce3" table:formula="of:=[.K342]/[.$S342]" office:value-type="percentage" office:value="0.0829257447754558" calcext:value-type="percentage">
            <text:p>8,29%</text:p>
          </table:table-cell>
          <table:table-cell table:style-name="ce3" table:formula="of:=[.L342]/[.$S342]" office:value-type="percentage" office:value="0.212583370386839" calcext:value-type="percentage">
            <text:p>21,26%</text:p>
          </table:table-cell>
          <table:table-cell table:style-name="ce3" table:formula="of:=[.M342]/[.$S342]" office:value-type="percentage" office:value="0.0366088631984586" calcext:value-type="percentage">
            <text:p>3,66%</text:p>
          </table:table-cell>
          <table:table-cell table:style-name="ce3" table:formula="of:=[.N342]/[.$S342]" office:value-type="percentage" office:value="0.0140210463909886" calcext:value-type="percentage">
            <text:p>1,40%</text:p>
          </table:table-cell>
          <table:table-cell table:style-name="ce3" table:formula="of:=[.O342]/[.$S342]" office:value-type="percentage" office:value="0.318645323847636" calcext:value-type="percentage">
            <text:p>31,86%</text:p>
          </table:table-cell>
          <table:table-cell table:style-name="ce3" table:formula="of:=[.P342]/[.$S342]" office:value-type="percentage" office:value="0.186275381651104" calcext:value-type="percentage">
            <text:p>18,63%</text:p>
          </table:table-cell>
          <table:table-cell table:style-name="ce3" table:formula="of:=[.Q342]/[.$S342]" office:value-type="percentage" office:value="0.112005335704758" calcext:value-type="percentage">
            <text:p>11,20%</text:p>
          </table:table-cell>
          <table:table-cell table:style-name="ce3" table:formula="of:=[.R342]/[.$S342]" office:value-type="percentage" office:value="0.0121239069215948" calcext:value-type="percentage">
            <text:p>1,2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7-08</text:p>
          </table:table-cell>
          <table:table-cell table:style-name="ce1" office:value-type="string" calcext:value-type="string">
            <text:p>6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4578" calcext:value-type="float">
            <text:p>94578</text:p>
          </table:table-cell>
          <table:table-cell table:style-name="ce1" office:value-type="float" office:value="75710" calcext:value-type="float">
            <text:p>75710</text:p>
          </table:table-cell>
          <table:table-cell table:style-name="ce1" office:value-type="float" office:value="1481" calcext:value-type="float">
            <text:p>1481</text:p>
          </table:table-cell>
          <table:table-cell table:style-name="ce1" office:value-type="float" office:value="694" calcext:value-type="float">
            <text:p>694</text:p>
          </table:table-cell>
          <table:table-cell table:style-name="ce1" office:value-type="float" office:value="885" calcext:value-type="float">
            <text:p>885</text:p>
          </table:table-cell>
          <table:table-cell table:style-name="ce1" office:value-type="float" office:value="784" calcext:value-type="float">
            <text:p>784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6345" calcext:value-type="float">
            <text:p>6345</text:p>
          </table:table-cell>
          <table:table-cell table:style-name="ce1" office:value-type="float" office:value="16151" calcext:value-type="float">
            <text:p>16151</text:p>
          </table:table-cell>
          <table:table-cell table:style-name="ce1" office:value-type="float" office:value="2479" calcext:value-type="float">
            <text:p>2479</text:p>
          </table:table-cell>
          <table:table-cell table:style-name="ce1" office:value-type="float" office:value="881" calcext:value-type="float">
            <text:p>881</text:p>
          </table:table-cell>
          <table:table-cell table:style-name="ce1" office:value-type="float" office:value="24218" calcext:value-type="float">
            <text:p>24218</text:p>
          </table:table-cell>
          <table:table-cell table:style-name="ce1" office:value-type="float" office:value="13435" calcext:value-type="float">
            <text:p>13435</text:p>
          </table:table-cell>
          <table:table-cell table:style-name="ce1" office:value-type="float" office:value="7156" calcext:value-type="float">
            <text:p>7156</text:p>
          </table:table-cell>
          <table:table-cell table:style-name="ce1" office:value-type="float" office:value="1047" calcext:value-type="float">
            <text:p>1047</text:p>
          </table:table-cell>
          <table:table-cell table:style-name="ce1" table:formula="of:=SUM([.H343:.R343])" office:value-type="float" office:value="73535" calcext:value-type="float">
            <text:p>73535</text:p>
          </table:table-cell>
          <table:table-cell table:style-name="ce3" table:formula="of:=[.H343]/[.$S343]" office:value-type="percentage" office:value="0.0120350853335147" calcext:value-type="percentage">
            <text:p>1,20%</text:p>
          </table:table-cell>
          <table:table-cell table:style-name="ce3" table:formula="of:=[.I343]/[.$S343]" office:value-type="percentage" office:value="0.0106615897191813" calcext:value-type="percentage">
            <text:p>1,07%</text:p>
          </table:table-cell>
          <table:table-cell table:style-name="ce3" table:formula="of:=[.J343]/[.$S343]" office:value-type="percentage" office:value="0.00209424083769633" calcext:value-type="percentage">
            <text:p>0,21%</text:p>
          </table:table-cell>
          <table:table-cell table:style-name="ce3" table:formula="of:=[.K343]/[.$S343]" office:value-type="percentage" office:value="0.0862854423063847" calcext:value-type="percentage">
            <text:p>8,63%</text:p>
          </table:table-cell>
          <table:table-cell table:style-name="ce3" table:formula="of:=[.L343]/[.$S343]" office:value-type="percentage" office:value="0.219636907595023" calcext:value-type="percentage">
            <text:p>21,96%</text:p>
          </table:table-cell>
          <table:table-cell table:style-name="ce3" table:formula="of:=[.M343]/[.$S343]" office:value-type="percentage" office:value="0.0337118379003196" calcext:value-type="percentage">
            <text:p>3,37%</text:p>
          </table:table-cell>
          <table:table-cell table:style-name="ce3" table:formula="of:=[.N343]/[.$S343]" office:value-type="percentage" office:value="0.0119806894676005" calcext:value-type="percentage">
            <text:p>1,20%</text:p>
          </table:table-cell>
          <table:table-cell table:style-name="ce3" table:formula="of:=[.O343]/[.$S343]" office:value-type="percentage" office:value="0.329339770177467" calcext:value-type="percentage">
            <text:p>32,93%</text:p>
          </table:table-cell>
          <table:table-cell table:style-name="ce3" table:formula="of:=[.P343]/[.$S343]" office:value-type="percentage" office:value="0.182702114639287" calcext:value-type="percentage">
            <text:p>18,27%</text:p>
          </table:table-cell>
          <table:table-cell table:style-name="ce3" table:formula="of:=[.Q343]/[.$S343]" office:value-type="percentage" office:value="0.0973142041204869" calcext:value-type="percentage">
            <text:p>9,73%</text:p>
          </table:table-cell>
          <table:table-cell table:style-name="ce3" table:formula="of:=[.R343]/[.$S343]" office:value-type="percentage" office:value="0.0142381179030394" calcext:value-type="percentage">
            <text:p>1,42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7-09</text:p>
          </table:table-cell>
          <table:table-cell table:style-name="ce1" office:value-type="string" calcext:value-type="string">
            <text:p>6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92642" calcext:value-type="float">
            <text:p>92642</text:p>
          </table:table-cell>
          <table:table-cell table:style-name="ce1" office:value-type="float" office:value="73903" calcext:value-type="float">
            <text:p>73903</text:p>
          </table:table-cell>
          <table:table-cell table:style-name="ce1" office:value-type="float" office:value="1169" calcext:value-type="float">
            <text:p>1169</text:p>
          </table:table-cell>
          <table:table-cell table:style-name="ce1" office:value-type="float" office:value="549" calcext:value-type="float">
            <text:p>549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824" calcext:value-type="float">
            <text:p>824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5443" calcext:value-type="float">
            <text:p>5443</text:p>
          </table:table-cell>
          <table:table-cell table:style-name="ce1" office:value-type="float" office:value="17179" calcext:value-type="float">
            <text:p>17179</text:p>
          </table:table-cell>
          <table:table-cell table:style-name="ce1" office:value-type="float" office:value="3053" calcext:value-type="float">
            <text:p>3053</text:p>
          </table:table-cell>
          <table:table-cell table:style-name="ce1" office:value-type="float" office:value="772" calcext:value-type="float">
            <text:p>772</text:p>
          </table:table-cell>
          <table:table-cell table:style-name="ce1" office:value-type="float" office:value="20427" calcext:value-type="float">
            <text:p>20427</text:p>
          </table:table-cell>
          <table:table-cell table:style-name="ce1" office:value-type="float" office:value="14928" calcext:value-type="float">
            <text:p>14928</text:p>
          </table:table-cell>
          <table:table-cell table:style-name="ce1" office:value-type="float" office:value="8064" calcext:value-type="float">
            <text:p>8064</text:p>
          </table:table-cell>
          <table:table-cell table:style-name="ce1" office:value-type="float" office:value="780" calcext:value-type="float">
            <text:p>780</text:p>
          </table:table-cell>
          <table:table-cell table:style-name="ce1" table:formula="of:=SUM([.H344:.R344])" office:value-type="float" office:value="72185" calcext:value-type="float">
            <text:p>72185</text:p>
          </table:table-cell>
          <table:table-cell table:style-name="ce3" table:formula="of:=[.H344]/[.$S344]" office:value-type="percentage" office:value="0.00774399113389208" calcext:value-type="percentage">
            <text:p>0,77%</text:p>
          </table:table-cell>
          <table:table-cell table:style-name="ce3" table:formula="of:=[.I344]/[.$S344]" office:value-type="percentage" office:value="0.01141511394334" calcext:value-type="percentage">
            <text:p>1,14%</text:p>
          </table:table-cell>
          <table:table-cell table:style-name="ce3" table:formula="of:=[.J344]/[.$S344]" office:value-type="percentage" office:value="0.00216111380480709" calcext:value-type="percentage">
            <text:p>0,22%</text:p>
          </table:table-cell>
          <table:table-cell table:style-name="ce3" table:formula="of:=[.K344]/[.$S344]" office:value-type="percentage" office:value="0.0754034771766988" calcext:value-type="percentage">
            <text:p>7,54%</text:p>
          </table:table-cell>
          <table:table-cell table:style-name="ce3" table:formula="of:=[.L344]/[.$S344]" office:value-type="percentage" office:value="0.237985731107571" calcext:value-type="percentage">
            <text:p>23,80%</text:p>
          </table:table-cell>
          <table:table-cell table:style-name="ce3" table:formula="of:=[.M344]/[.$S344]" office:value-type="percentage" office:value="0.0422941054235645" calcext:value-type="percentage">
            <text:p>4,23%</text:p>
          </table:table-cell>
          <table:table-cell table:style-name="ce3" table:formula="of:=[.N344]/[.$S344]" office:value-type="percentage" office:value="0.010694742675071" calcext:value-type="percentage">
            <text:p>1,07%</text:p>
          </table:table-cell>
          <table:table-cell table:style-name="ce3" table:formula="of:=[.O344]/[.$S344]" office:value-type="percentage" office:value="0.282981228787144" calcext:value-type="percentage">
            <text:p>28,30%</text:p>
          </table:table-cell>
          <table:table-cell table:style-name="ce3" table:formula="of:=[.P344]/[.$S344]" office:value-type="percentage" office:value="0.206801967167694" calcext:value-type="percentage">
            <text:p>20,68%</text:p>
          </table:table-cell>
          <table:table-cell table:style-name="ce3" table:formula="of:=[.Q344]/[.$S344]" office:value-type="percentage" office:value="0.111712959756182" calcext:value-type="percentage">
            <text:p>11,17%</text:p>
          </table:table-cell>
          <table:table-cell table:style-name="ce3" table:formula="of:=[.R344]/[.$S344]" office:value-type="percentage" office:value="0.0108055690240355" calcext:value-type="percentage">
            <text:p>1,0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8-01</text:p>
          </table:table-cell>
          <table:table-cell table:style-name="ce1" office:value-type="string" calcext:value-type="string">
            <text:p>6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6090" calcext:value-type="float">
            <text:p>76090</text:p>
          </table:table-cell>
          <table:table-cell table:style-name="ce1" office:value-type="float" office:value="59601" calcext:value-type="float">
            <text:p>59601</text:p>
          </table:table-cell>
          <table:table-cell table:style-name="ce1" office:value-type="float" office:value="1237" calcext:value-type="float">
            <text:p>1237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477" calcext:value-type="float">
            <text:p>477</text:p>
          </table:table-cell>
          <table:table-cell table:style-name="ce1" office:value-type="float" office:value="812" calcext:value-type="float">
            <text:p>812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3708" calcext:value-type="float">
            <text:p>3708</text:p>
          </table:table-cell>
          <table:table-cell table:style-name="ce1" office:value-type="float" office:value="12697" calcext:value-type="float">
            <text:p>12697</text:p>
          </table:table-cell>
          <table:table-cell table:style-name="ce1" office:value-type="float" office:value="2944" calcext:value-type="float">
            <text:p>2944</text:p>
          </table:table-cell>
          <table:table-cell table:style-name="ce1" office:value-type="float" office:value="675" calcext:value-type="float">
            <text:p>675</text:p>
          </table:table-cell>
          <table:table-cell table:style-name="ce1" office:value-type="float" office:value="15018" calcext:value-type="float">
            <text:p>15018</text:p>
          </table:table-cell>
          <table:table-cell table:style-name="ce1" office:value-type="float" office:value="12663" calcext:value-type="float">
            <text:p>12663</text:p>
          </table:table-cell>
          <table:table-cell table:style-name="ce1" office:value-type="float" office:value="8158" calcext:value-type="float">
            <text:p>8158</text:p>
          </table:table-cell>
          <table:table-cell table:style-name="ce1" office:value-type="float" office:value="672" calcext:value-type="float">
            <text:p>672</text:p>
          </table:table-cell>
          <table:table-cell table:style-name="ce1" table:formula="of:=SUM([.H345:.R345])" office:value-type="float" office:value="57972" calcext:value-type="float">
            <text:p>57972</text:p>
          </table:table-cell>
          <table:table-cell table:style-name="ce3" table:formula="of:=[.H345]/[.$S345]" office:value-type="percentage" office:value="0.00822811012212793" calcext:value-type="percentage">
            <text:p>0,82%</text:p>
          </table:table-cell>
          <table:table-cell table:style-name="ce3" table:formula="of:=[.I345]/[.$S345]" office:value-type="percentage" office:value="0.014006761885048" calcext:value-type="percentage">
            <text:p>1,40%</text:p>
          </table:table-cell>
          <table:table-cell table:style-name="ce3" table:formula="of:=[.J345]/[.$S345]" office:value-type="percentage" office:value="0.0025529565997378" calcext:value-type="percentage">
            <text:p>0,26%</text:p>
          </table:table-cell>
          <table:table-cell table:style-name="ce3" table:formula="of:=[.K345]/[.$S345]" office:value-type="percentage" office:value="0.063961912647485" calcext:value-type="percentage">
            <text:p>6,40%</text:p>
          </table:table-cell>
          <table:table-cell table:style-name="ce3" table:formula="of:=[.L345]/[.$S345]" office:value-type="percentage" office:value="0.219019526668047" calcext:value-type="percentage">
            <text:p>21,90%</text:p>
          </table:table-cell>
          <table:table-cell table:style-name="ce3" table:formula="of:=[.M345]/[.$S345]" office:value-type="percentage" office:value="0.0507831366866763" calcext:value-type="percentage">
            <text:p>5,08%</text:p>
          </table:table-cell>
          <table:table-cell table:style-name="ce3" table:formula="of:=[.N345]/[.$S345]" office:value-type="percentage" office:value="0.011643552059615" calcext:value-type="percentage">
            <text:p>1,16%</text:p>
          </table:table-cell>
          <table:table-cell table:style-name="ce3" table:formula="of:=[.O345]/[.$S345]" office:value-type="percentage" office:value="0.259056096046367" calcext:value-type="percentage">
            <text:p>25,91%</text:p>
          </table:table-cell>
          <table:table-cell table:style-name="ce3" table:formula="of:=[.P345]/[.$S345]" office:value-type="percentage" office:value="0.218433036638377" calcext:value-type="percentage">
            <text:p>21,84%</text:p>
          </table:table-cell>
          <table:table-cell table:style-name="ce3" table:formula="of:=[.Q345]/[.$S345]" office:value-type="percentage" office:value="0.140723107707169" calcext:value-type="percentage">
            <text:p>14,07%</text:p>
          </table:table-cell>
          <table:table-cell table:style-name="ce3" table:formula="of:=[.R345]/[.$S345]" office:value-type="percentage" office:value="0.01159180293935" calcext:value-type="percentage">
            <text:p>1,16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8-02</text:p>
          </table:table-cell>
          <table:table-cell table:style-name="ce1" office:value-type="string" calcext:value-type="string">
            <text:p>6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2204" calcext:value-type="float">
            <text:p>92204</text:p>
          </table:table-cell>
          <table:table-cell table:style-name="ce1" office:value-type="float" office:value="74865" calcext:value-type="float">
            <text:p>74865</text:p>
          </table:table-cell>
          <table:table-cell table:style-name="ce1" office:value-type="float" office:value="1489" calcext:value-type="float">
            <text:p>1489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852" calcext:value-type="float">
            <text:p>852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5433" calcext:value-type="float">
            <text:p>5433</text:p>
          </table:table-cell>
          <table:table-cell table:style-name="ce1" office:value-type="float" office:value="16269" calcext:value-type="float">
            <text:p>16269</text:p>
          </table:table-cell>
          <table:table-cell table:style-name="ce1" office:value-type="float" office:value="3370" calcext:value-type="float">
            <text:p>3370</text:p>
          </table:table-cell>
          <table:table-cell table:style-name="ce1" office:value-type="float" office:value="1145" calcext:value-type="float">
            <text:p>1145</text:p>
          </table:table-cell>
          <table:table-cell table:style-name="ce1" office:value-type="float" office:value="19220" calcext:value-type="float">
            <text:p>19220</text:p>
          </table:table-cell>
          <table:table-cell table:style-name="ce1" office:value-type="float" office:value="14668" calcext:value-type="float">
            <text:p>14668</text:p>
          </table:table-cell>
          <table:table-cell table:style-name="ce1" office:value-type="float" office:value="10154" calcext:value-type="float">
            <text:p>10154</text:p>
          </table:table-cell>
          <table:table-cell table:style-name="ce1" office:value-type="float" office:value="897" calcext:value-type="float">
            <text:p>897</text:p>
          </table:table-cell>
          <table:table-cell table:style-name="ce1" table:formula="of:=SUM([.H346:.R346])" office:value-type="float" office:value="72782" calcext:value-type="float">
            <text:p>72782</text:p>
          </table:table-cell>
          <table:table-cell table:style-name="ce3" table:formula="of:=[.H346]/[.$S346]" office:value-type="percentage" office:value="0.00821631722129098" calcext:value-type="percentage">
            <text:p>0,82%</text:p>
          </table:table-cell>
          <table:table-cell table:style-name="ce3" table:formula="of:=[.I346]/[.$S346]" office:value-type="percentage" office:value="0.0117061910912039" calcext:value-type="percentage">
            <text:p>1,17%</text:p>
          </table:table-cell>
          <table:table-cell table:style-name="ce3" table:formula="of:=[.J346]/[.$S346]" office:value-type="percentage" office:value="0.00241818031930972" calcext:value-type="percentage">
            <text:p>0,24%</text:p>
          </table:table-cell>
          <table:table-cell table:style-name="ce3" table:formula="of:=[.K346]/[.$S346]" office:value-type="percentage" office:value="0.0746475776977824" calcext:value-type="percentage">
            <text:p>7,46%</text:p>
          </table:table-cell>
          <table:table-cell table:style-name="ce3" table:formula="of:=[.L346]/[.$S346]" office:value-type="percentage" office:value="0.223530543266192" calcext:value-type="percentage">
            <text:p>22,35%</text:p>
          </table:table-cell>
          <table:table-cell table:style-name="ce3" table:formula="of:=[.M346]/[.$S346]" office:value-type="percentage" office:value="0.0463026572504191" calcext:value-type="percentage">
            <text:p>4,63%</text:p>
          </table:table-cell>
          <table:table-cell table:style-name="ce3" table:formula="of:=[.N346]/[.$S346]" office:value-type="percentage" office:value="0.0157319117364183" calcext:value-type="percentage">
            <text:p>1,57%</text:p>
          </table:table-cell>
          <table:table-cell table:style-name="ce3" table:formula="of:=[.O346]/[.$S346]" office:value-type="percentage" office:value="0.264076282597345" calcext:value-type="percentage">
            <text:p>26,41%</text:p>
          </table:table-cell>
          <table:table-cell table:style-name="ce3" table:formula="of:=[.P346]/[.$S346]" office:value-type="percentage" office:value="0.201533346157017" calcext:value-type="percentage">
            <text:p>20,15%</text:p>
          </table:table-cell>
          <table:table-cell table:style-name="ce3" table:formula="of:=[.Q346]/[.$S346]" office:value-type="percentage" office:value="0.139512516831085" calcext:value-type="percentage">
            <text:p>13,95%</text:p>
          </table:table-cell>
          <table:table-cell table:style-name="ce3" table:formula="of:=[.R346]/[.$S346]" office:value-type="percentage" office:value="0.0123244758319365" calcext:value-type="percentage">
            <text:p>1,23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8-03</text:p>
          </table:table-cell>
          <table:table-cell table:style-name="ce1" office:value-type="string" calcext:value-type="string">
            <text:p>6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5594" calcext:value-type="float">
            <text:p>85594</text:p>
          </table:table-cell>
          <table:table-cell table:style-name="ce1" office:value-type="float" office:value="68990" calcext:value-type="float">
            <text:p>68990</text:p>
          </table:table-cell>
          <table:table-cell table:style-name="ce1" office:value-type="float" office:value="1441" calcext:value-type="float">
            <text:p>1441</text:p>
          </table:table-cell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486" calcext:value-type="float">
            <text:p>486</text:p>
          </table:table-cell>
          <table:table-cell table:style-name="ce1" office:value-type="float" office:value="766" calcext:value-type="float">
            <text:p>766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5540" calcext:value-type="float">
            <text:p>5540</text:p>
          </table:table-cell>
          <table:table-cell table:style-name="ce1" office:value-type="float" office:value="18225" calcext:value-type="float">
            <text:p>18225</text:p>
          </table:table-cell>
          <table:table-cell table:style-name="ce1" office:value-type="float" office:value="2426" calcext:value-type="float">
            <text:p>2426</text:p>
          </table:table-cell>
          <table:table-cell table:style-name="ce1" office:value-type="float" office:value="853" calcext:value-type="float">
            <text:p>853</text:p>
          </table:table-cell>
          <table:table-cell table:style-name="ce1" office:value-type="float" office:value="18098" calcext:value-type="float">
            <text:p>18098</text:p>
          </table:table-cell>
          <table:table-cell table:style-name="ce1" office:value-type="float" office:value="12058" calcext:value-type="float">
            <text:p>12058</text:p>
          </table:table-cell>
          <table:table-cell table:style-name="ce1" office:value-type="float" office:value="7690" calcext:value-type="float">
            <text:p>7690</text:p>
          </table:table-cell>
          <table:table-cell table:style-name="ce1" office:value-type="float" office:value="725" calcext:value-type="float">
            <text:p>725</text:p>
          </table:table-cell>
          <table:table-cell table:style-name="ce1" table:formula="of:=SUM([.H347:.R347])" office:value-type="float" office:value="67045" calcext:value-type="float">
            <text:p>67045</text:p>
          </table:table-cell>
          <table:table-cell table:style-name="ce3" table:formula="of:=[.H347]/[.$S347]" office:value-type="percentage" office:value="0.00724886270415393" calcext:value-type="percentage">
            <text:p>0,72%</text:p>
          </table:table-cell>
          <table:table-cell table:style-name="ce3" table:formula="of:=[.I347]/[.$S347]" office:value-type="percentage" office:value="0.0114251622044895" calcext:value-type="percentage">
            <text:p>1,14%</text:p>
          </table:table-cell>
          <table:table-cell table:style-name="ce3" table:formula="of:=[.J347]/[.$S347]" office:value-type="percentage" office:value="0.00265493325378477" calcext:value-type="percentage">
            <text:p>0,27%</text:p>
          </table:table-cell>
          <table:table-cell table:style-name="ce3" table:formula="of:=[.K347]/[.$S347]" office:value-type="percentage" office:value="0.0826310686852114" calcext:value-type="percentage">
            <text:p>8,26%</text:p>
          </table:table-cell>
          <table:table-cell table:style-name="ce3" table:formula="of:=[.L347]/[.$S347]" office:value-type="percentage" office:value="0.271832351405772" calcext:value-type="percentage">
            <text:p>27,18%</text:p>
          </table:table-cell>
          <table:table-cell table:style-name="ce3" table:formula="of:=[.M347]/[.$S347]" office:value-type="percentage" office:value="0.0361846520993363" calcext:value-type="percentage">
            <text:p>3,62%</text:p>
          </table:table-cell>
          <table:table-cell table:style-name="ce3" table:formula="of:=[.N347]/[.$S347]" office:value-type="percentage" office:value="0.0127227981206652" calcext:value-type="percentage">
            <text:p>1,27%</text:p>
          </table:table-cell>
          <table:table-cell table:style-name="ce3" table:formula="of:=[.O347]/[.$S347]" office:value-type="percentage" office:value="0.269938101275263" calcext:value-type="percentage">
            <text:p>26,99%</text:p>
          </table:table-cell>
          <table:table-cell table:style-name="ce3" table:formula="of:=[.P347]/[.$S347]" office:value-type="percentage" office:value="0.179849354910881" calcext:value-type="percentage">
            <text:p>17,98%</text:p>
          </table:table-cell>
          <table:table-cell table:style-name="ce3" table:formula="of:=[.Q347]/[.$S347]" office:value-type="percentage" office:value="0.114699082705645" calcext:value-type="percentage">
            <text:p>11,47%</text:p>
          </table:table-cell>
          <table:table-cell table:style-name="ce3" table:formula="of:=[.R347]/[.$S347]" office:value-type="percentage" office:value="0.0108136326347975" calcext:value-type="percentage">
            <text:p>1,0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8-04</text:p>
          </table:table-cell>
          <table:table-cell table:style-name="ce1" office:value-type="string" calcext:value-type="string">
            <text:p>6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2534" calcext:value-type="float">
            <text:p>102534</text:p>
          </table:table-cell>
          <table:table-cell table:style-name="ce1" office:value-type="float" office:value="82594" calcext:value-type="float">
            <text:p>82594</text:p>
          </table:table-cell>
          <table:table-cell table:style-name="ce1" office:value-type="float" office:value="1821" calcext:value-type="float">
            <text:p>1821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697" calcext:value-type="float">
            <text:p>697</text:p>
          </table:table-cell>
          <table:table-cell table:style-name="ce1" office:value-type="float" office:value="1028" calcext:value-type="float">
            <text:p>1028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6282" calcext:value-type="float">
            <text:p>6282</text:p>
          </table:table-cell>
          <table:table-cell table:style-name="ce1" office:value-type="float" office:value="15033" calcext:value-type="float">
            <text:p>15033</text:p>
          </table:table-cell>
          <table:table-cell table:style-name="ce1" office:value-type="float" office:value="3334" calcext:value-type="float">
            <text:p>3334</text:p>
          </table:table-cell>
          <table:table-cell table:style-name="ce1" office:value-type="float" office:value="989" calcext:value-type="float">
            <text:p>989</text:p>
          </table:table-cell>
          <table:table-cell table:style-name="ce1" office:value-type="float" office:value="25916" calcext:value-type="float">
            <text:p>25916</text:p>
          </table:table-cell>
          <table:table-cell table:style-name="ce1" office:value-type="float" office:value="14107" calcext:value-type="float">
            <text:p>14107</text:p>
          </table:table-cell>
          <table:table-cell table:style-name="ce1" office:value-type="float" office:value="11434" calcext:value-type="float">
            <text:p>11434</text:p>
          </table:table-cell>
          <table:table-cell table:style-name="ce1" office:value-type="float" office:value="1078" calcext:value-type="float">
            <text:p>1078</text:p>
          </table:table-cell>
          <table:table-cell table:style-name="ce1" table:formula="of:=SUM([.H348:.R348])" office:value-type="float" office:value="80093" calcext:value-type="float">
            <text:p>80093</text:p>
          </table:table-cell>
          <table:table-cell table:style-name="ce3" table:formula="of:=[.H348]/[.$S348]" office:value-type="percentage" office:value="0.00870238347920542" calcext:value-type="percentage">
            <text:p>0,87%</text:p>
          </table:table-cell>
          <table:table-cell table:style-name="ce3" table:formula="of:=[.I348]/[.$S348]" office:value-type="percentage" office:value="0.0128350792204063" calcext:value-type="percentage">
            <text:p>1,28%</text:p>
          </table:table-cell>
          <table:table-cell table:style-name="ce3" table:formula="of:=[.J348]/[.$S348]" office:value-type="percentage" office:value="0.00243466969647784" calcext:value-type="percentage">
            <text:p>0,24%</text:p>
          </table:table-cell>
          <table:table-cell table:style-name="ce3" table:formula="of:=[.K348]/[.$S348]" office:value-type="percentage" office:value="0.0784338206834555" calcext:value-type="percentage">
            <text:p>7,84%</text:p>
          </table:table-cell>
          <table:table-cell table:style-name="ce3" table:formula="of:=[.L348]/[.$S348]" office:value-type="percentage" office:value="0.187694305370007" calcext:value-type="percentage">
            <text:p>18,77%</text:p>
          </table:table-cell>
          <table:table-cell table:style-name="ce3" table:formula="of:=[.M348]/[.$S348]" office:value-type="percentage" office:value="0.0416266090669597" calcext:value-type="percentage">
            <text:p>4,16%</text:p>
          </table:table-cell>
          <table:table-cell table:style-name="ce3" table:formula="of:=[.N348]/[.$S348]" office:value-type="percentage" office:value="0.0123481452811107" calcext:value-type="percentage">
            <text:p>1,23%</text:p>
          </table:table-cell>
          <table:table-cell table:style-name="ce3" table:formula="of:=[.O348]/[.$S348]" office:value-type="percentage" office:value="0.323573845404717" calcext:value-type="percentage">
            <text:p>32,36%</text:p>
          </table:table-cell>
          <table:table-cell table:style-name="ce3" table:formula="of:=[.P348]/[.$S348]" office:value-type="percentage" office:value="0.176132745683143" calcext:value-type="percentage">
            <text:p>17,61%</text:p>
          </table:table-cell>
          <table:table-cell table:style-name="ce3" table:formula="of:=[.Q348]/[.$S348]" office:value-type="percentage" office:value="0.142759042612962" calcext:value-type="percentage">
            <text:p>14,28%</text:p>
          </table:table-cell>
          <table:table-cell table:style-name="ce3" table:formula="of:=[.R348]/[.$S348]" office:value-type="percentage" office:value="0.0134593535015544" calcext:value-type="percentage">
            <text:p>1,35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8-05</text:p>
          </table:table-cell>
          <table:table-cell table:style-name="ce1" office:value-type="string" calcext:value-type="string">
            <text:p>6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7394" calcext:value-type="float">
            <text:p>77394</text:p>
          </table:table-cell>
          <table:table-cell table:style-name="ce1" office:value-type="float" office:value="58622" calcext:value-type="float">
            <text:p>58622</text:p>
          </table:table-cell>
          <table:table-cell table:style-name="ce1" office:value-type="float" office:value="1509" calcext:value-type="float">
            <text:p>1509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349" calcext:value-type="float">
            <text:p>349</text:p>
          </table:table-cell>
          <table:table-cell table:style-name="ce1" office:value-type="float" office:value="786" calcext:value-type="float">
            <text:p>786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3176" calcext:value-type="float">
            <text:p>3176</text:p>
          </table:table-cell>
          <table:table-cell table:style-name="ce1" office:value-type="float" office:value="13851" calcext:value-type="float">
            <text:p>13851</text:p>
          </table:table-cell>
          <table:table-cell table:style-name="ce1" office:value-type="float" office:value="3330" calcext:value-type="float">
            <text:p>3330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11931" calcext:value-type="float">
            <text:p>11931</text:p>
          </table:table-cell>
          <table:table-cell table:style-name="ce1" office:value-type="float" office:value="13012" calcext:value-type="float">
            <text:p>13012</text:p>
          </table:table-cell>
          <table:table-cell table:style-name="ce1" office:value-type="float" office:value="9227" calcext:value-type="float">
            <text:p>9227</text:p>
          </table:table-cell>
          <table:table-cell table:style-name="ce1" office:value-type="float" office:value="539" calcext:value-type="float">
            <text:p>539</text:p>
          </table:table-cell>
          <table:table-cell table:style-name="ce1" table:formula="of:=SUM([.H349:.R349])" office:value-type="float" office:value="56934" calcext:value-type="float">
            <text:p>56934</text:p>
          </table:table-cell>
          <table:table-cell table:style-name="ce3" table:formula="of:=[.H349]/[.$S349]" office:value-type="percentage" office:value="0.0061299048020515" calcext:value-type="percentage">
            <text:p>0,61%</text:p>
          </table:table-cell>
          <table:table-cell table:style-name="ce3" table:formula="of:=[.I349]/[.$S349]" office:value-type="percentage" office:value="0.0138054589524713" calcext:value-type="percentage">
            <text:p>1,38%</text:p>
          </table:table-cell>
          <table:table-cell table:style-name="ce3" table:formula="of:=[.J349]/[.$S349]" office:value-type="percentage" office:value="0.00226578143113078" calcext:value-type="percentage">
            <text:p>0,23%</text:p>
          </table:table-cell>
          <table:table-cell table:style-name="ce3" table:formula="of:=[.K349]/[.$S349]" office:value-type="percentage" office:value="0.0557838901183827" calcext:value-type="percentage">
            <text:p>5,58%</text:p>
          </table:table-cell>
          <table:table-cell table:style-name="ce3" table:formula="of:=[.L349]/[.$S349]" office:value-type="percentage" office:value="0.24328169459374" calcext:value-type="percentage">
            <text:p>24,33%</text:p>
          </table:table-cell>
          <table:table-cell table:style-name="ce3" table:formula="of:=[.M349]/[.$S349]" office:value-type="percentage" office:value="0.0584887764780272" calcext:value-type="percentage">
            <text:p>5,85%</text:p>
          </table:table-cell>
          <table:table-cell table:style-name="ce3" table:formula="of:=[.N349]/[.$S349]" office:value-type="percentage" office:value="0.0106087750728914" calcext:value-type="percentage">
            <text:p>1,06%</text:p>
          </table:table-cell>
          <table:table-cell table:style-name="ce3" table:formula="of:=[.O349]/[.$S349]" office:value-type="percentage" office:value="0.209558436083887" calcext:value-type="percentage">
            <text:p>20,96%</text:p>
          </table:table-cell>
          <table:table-cell table:style-name="ce3" table:formula="of:=[.P349]/[.$S349]" office:value-type="percentage" office:value="0.22854533319282" calcext:value-type="percentage">
            <text:p>22,85%</text:p>
          </table:table-cell>
          <table:table-cell table:style-name="ce3" table:formula="of:=[.Q349]/[.$S349]" office:value-type="percentage" office:value="0.162064847015843" calcext:value-type="percentage">
            <text:p>16,21%</text:p>
          </table:table-cell>
          <table:table-cell table:style-name="ce3" table:formula="of:=[.R349]/[.$S349]" office:value-type="percentage" office:value="0.00946710225875575" calcext:value-type="percentage">
            <text:p>0,95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8-06</text:p>
          </table:table-cell>
          <table:table-cell table:style-name="ce1" office:value-type="string" calcext:value-type="string">
            <text:p>6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2373" calcext:value-type="float">
            <text:p>92373</text:p>
          </table:table-cell>
          <table:table-cell table:style-name="ce1" office:value-type="float" office:value="71122" calcext:value-type="float">
            <text:p>71122</text:p>
          </table:table-cell>
          <table:table-cell table:style-name="ce1" office:value-type="float" office:value="1576" calcext:value-type="float">
            <text:p>1576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494" calcext:value-type="float">
            <text:p>494</text:p>
          </table:table-cell>
          <table:table-cell table:style-name="ce1" office:value-type="float" office:value="973" calcext:value-type="float">
            <text:p>973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4423" calcext:value-type="float">
            <text:p>4423</text:p>
          </table:table-cell>
          <table:table-cell table:style-name="ce1" office:value-type="float" office:value="14162" calcext:value-type="float">
            <text:p>14162</text:p>
          </table:table-cell>
          <table:table-cell table:style-name="ce1" office:value-type="float" office:value="3290" calcext:value-type="float">
            <text:p>3290</text:p>
          </table:table-cell>
          <table:table-cell table:style-name="ce1" office:value-type="float" office:value="738" calcext:value-type="float">
            <text:p>738</text:p>
          </table:table-cell>
          <table:table-cell table:style-name="ce1" office:value-type="float" office:value="19521" calcext:value-type="float">
            <text:p>19521</text:p>
          </table:table-cell>
          <table:table-cell table:style-name="ce1" office:value-type="float" office:value="13290" calcext:value-type="float">
            <text:p>13290</text:p>
          </table:table-cell>
          <table:table-cell table:style-name="ce1" office:value-type="float" office:value="11193" calcext:value-type="float">
            <text:p>11193</text:p>
          </table:table-cell>
          <table:table-cell table:style-name="ce1" office:value-type="float" office:value="816" calcext:value-type="float">
            <text:p>816</text:p>
          </table:table-cell>
          <table:table-cell table:style-name="ce1" table:formula="of:=SUM([.H350:.R350])" office:value-type="float" office:value="69084" calcext:value-type="float">
            <text:p>69084</text:p>
          </table:table-cell>
          <table:table-cell table:style-name="ce3" table:formula="of:=[.H350]/[.$S350]" office:value-type="percentage" office:value="0.00715071507150715" calcext:value-type="percentage">
            <text:p>0,72%</text:p>
          </table:table-cell>
          <table:table-cell table:style-name="ce3" table:formula="of:=[.I350]/[.$S350]" office:value-type="percentage" office:value="0.0140843031671588" calcext:value-type="percentage">
            <text:p>1,41%</text:p>
          </table:table-cell>
          <table:table-cell table:style-name="ce3" table:formula="of:=[.J350]/[.$S350]" office:value-type="percentage" office:value="0.00266342423716056" calcext:value-type="percentage">
            <text:p>0,27%</text:p>
          </table:table-cell>
          <table:table-cell table:style-name="ce3" table:formula="of:=[.K350]/[.$S350]" office:value-type="percentage" office:value="0.0640235076139193" calcext:value-type="percentage">
            <text:p>6,40%</text:p>
          </table:table-cell>
          <table:table-cell table:style-name="ce3" table:formula="of:=[.L350]/[.$S350]" office:value-type="percentage" office:value="0.204996815471021" calcext:value-type="percentage">
            <text:p>20,50%</text:p>
          </table:table-cell>
          <table:table-cell table:style-name="ce3" table:formula="of:=[.M350]/[.$S350]" office:value-type="percentage" office:value="0.0476231833709687" calcext:value-type="percentage">
            <text:p>4,76%</text:p>
          </table:table-cell>
          <table:table-cell table:style-name="ce3" table:formula="of:=[.N350]/[.$S350]" office:value-type="percentage" office:value="0.0106826472120896" calcext:value-type="percentage">
            <text:p>1,07%</text:p>
          </table:table-cell>
          <table:table-cell table:style-name="ce3" table:formula="of:=[.O350]/[.$S350]" office:value-type="percentage" office:value="0.282569046378322" calcext:value-type="percentage">
            <text:p>28,26%</text:p>
          </table:table-cell>
          <table:table-cell table:style-name="ce3" table:formula="of:=[.P350]/[.$S350]" office:value-type="percentage" office:value="0.192374500607956" calcext:value-type="percentage">
            <text:p>19,24%</text:p>
          </table:table-cell>
          <table:table-cell table:style-name="ce3" table:formula="of:=[.Q350]/[.$S350]" office:value-type="percentage" office:value="0.162020149383359" calcext:value-type="percentage">
            <text:p>16,20%</text:p>
          </table:table-cell>
          <table:table-cell table:style-name="ce3" table:formula="of:=[.R350]/[.$S350]" office:value-type="percentage" office:value="0.0118117074865381" calcext:value-type="percentage">
            <text:p>1,1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9-01</text:p>
          </table:table-cell>
          <table:table-cell table:style-name="ce1" office:value-type="string" calcext:value-type="string">
            <text:p>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9433" calcext:value-type="float">
            <text:p>69433</text:p>
          </table:table-cell>
          <table:table-cell table:style-name="ce1" office:value-type="float" office:value="54933" calcext:value-type="float">
            <text:p>549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9" calcext:value-type="float">
            <text:p>969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753" calcext:value-type="float">
            <text:p>1753</text:p>
          </table:table-cell>
          <table:table-cell table:style-name="ce1" office:value-type="float" office:value="10825" calcext:value-type="float">
            <text:p>10825</text:p>
          </table:table-cell>
          <table:table-cell table:style-name="ce1" office:value-type="float" office:value="4644" calcext:value-type="float">
            <text:p>4644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6190" calcext:value-type="float">
            <text:p>6190</text:p>
          </table:table-cell>
          <table:table-cell table:style-name="ce1" office:value-type="float" office:value="16094" calcext:value-type="float">
            <text:p>16094</text:p>
          </table:table-cell>
          <table:table-cell table:style-name="ce1" office:value-type="float" office:value="12709" calcext:value-type="float">
            <text:p>12709</text:p>
          </table:table-cell>
          <table:table-cell table:style-name="ce1" office:value-type="float" office:value="467" calcext:value-type="float">
            <text:p>467</text:p>
          </table:table-cell>
          <table:table-cell table:style-name="ce1" table:formula="of:=SUM([.H351:.R351])" office:value-type="float" office:value="53964" calcext:value-type="float">
            <text:p>53964</text:p>
          </table:table-cell>
          <table:table-cell table:style-name="ce3" table:formula="of:=[.H351]/[.$S351]" office:value-type="percentage" office:value="0.0043732858942999" calcext:value-type="percentage">
            <text:p>0,44%</text:p>
          </table:table-cell>
          <table:table-cell table:style-name="ce3" table:formula="of:=[.I351]/[.$S351]" office:value-type="percentage" office:value="0.0102290415832777" calcext:value-type="percentage">
            <text:p>1,02%</text:p>
          </table:table-cell>
          <table:table-cell table:style-name="ce3" table:formula="of:=[.J351]/[.$S351]" office:value-type="percentage" office:value="0.00200133422281521" calcext:value-type="percentage">
            <text:p>0,20%</text:p>
          </table:table-cell>
          <table:table-cell table:style-name="ce3" table:formula="of:=[.K351]/[.$S351]" office:value-type="percentage" office:value="0.0324846193758802" calcext:value-type="percentage">
            <text:p>3,25%</text:p>
          </table:table-cell>
          <table:table-cell table:style-name="ce3" table:formula="of:=[.L351]/[.$S351]" office:value-type="percentage" office:value="0.200596694092358" calcext:value-type="percentage">
            <text:p>20,06%</text:p>
          </table:table-cell>
          <table:table-cell table:style-name="ce3" table:formula="of:=[.M351]/[.$S351]" office:value-type="percentage" office:value="0.086057371581054" calcext:value-type="percentage">
            <text:p>8,61%</text:p>
          </table:table-cell>
          <table:table-cell table:style-name="ce3" table:formula="of:=[.N351]/[.$S351]" office:value-type="percentage" office:value="0.00715291675932103" calcext:value-type="percentage">
            <text:p>0,72%</text:p>
          </table:table-cell>
          <table:table-cell table:style-name="ce3" table:formula="of:=[.O351]/[.$S351]" office:value-type="percentage" office:value="0.114706100363205" calcext:value-type="percentage">
            <text:p>11,47%</text:p>
          </table:table-cell>
          <table:table-cell table:style-name="ce3" table:formula="of:=[.P351]/[.$S351]" office:value-type="percentage" office:value="0.298235860944333" calcext:value-type="percentage">
            <text:p>29,82%</text:p>
          </table:table-cell>
          <table:table-cell table:style-name="ce3" table:formula="of:=[.Q351]/[.$S351]" office:value-type="percentage" office:value="0.235508857757023" calcext:value-type="percentage">
            <text:p>23,55%</text:p>
          </table:table-cell>
          <table:table-cell table:style-name="ce3" table:formula="of:=[.R351]/[.$S351]" office:value-type="percentage" office:value="0.00865391742643244" calcext:value-type="percentage">
            <text:p>0,87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9-02</text:p>
          </table:table-cell>
          <table:table-cell table:style-name="ce1" office:value-type="string" calcext:value-type="string">
            <text:p>6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4940" calcext:value-type="float">
            <text:p>74940</text:p>
          </table:table-cell>
          <table:table-cell table:style-name="ce1" office:value-type="float" office:value="60516" calcext:value-type="float">
            <text:p>605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4" calcext:value-type="float">
            <text:p>864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212" calcext:value-type="float">
            <text:p>1212</text:p>
          </table:table-cell>
          <table:table-cell table:style-name="ce1" office:value-type="float" office:value="13886" calcext:value-type="float">
            <text:p>13886</text:p>
          </table:table-cell>
          <table:table-cell table:style-name="ce1" office:value-type="float" office:value="5887" calcext:value-type="float">
            <text:p>5887</text:p>
          </table:table-cell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4116" calcext:value-type="float">
            <text:p>4116</text:p>
          </table:table-cell>
          <table:table-cell table:style-name="ce1" office:value-type="float" office:value="17625" calcext:value-type="float">
            <text:p>17625</text:p>
          </table:table-cell>
          <table:table-cell table:style-name="ce1" office:value-type="float" office:value="15388" calcext:value-type="float">
            <text:p>15388</text:p>
          </table:table-cell>
          <table:table-cell table:style-name="ce1" office:value-type="float" office:value="486" calcext:value-type="float">
            <text:p>486</text:p>
          </table:table-cell>
          <table:table-cell table:style-name="ce1" table:formula="of:=SUM([.H352:.R352])" office:value-type="float" office:value="59652" calcext:value-type="float">
            <text:p>59652</text:p>
          </table:table-cell>
          <table:table-cell table:style-name="ce3" table:formula="of:=[.H352]/[.$S352]" office:value-type="percentage" office:value="0.00318514048145913" calcext:value-type="percentage">
            <text:p>0,32%</text:p>
          </table:table-cell>
          <table:table-cell table:style-name="ce3" table:formula="of:=[.I352]/[.$S352]" office:value-type="percentage" office:value="0.00762757325823107" calcext:value-type="percentage">
            <text:p>0,76%</text:p>
          </table:table-cell>
          <table:table-cell table:style-name="ce3" table:formula="of:=[.J352]/[.$S352]" office:value-type="percentage" office:value="0.00142493126802119" calcext:value-type="percentage">
            <text:p>0,14%</text:p>
          </table:table-cell>
          <table:table-cell table:style-name="ce3" table:formula="of:=[.K352]/[.$S352]" office:value-type="percentage" office:value="0.0203178434922551" calcext:value-type="percentage">
            <text:p>2,03%</text:p>
          </table:table-cell>
          <table:table-cell table:style-name="ce3" table:formula="of:=[.L352]/[.$S352]" office:value-type="percentage" office:value="0.23278347750285" calcext:value-type="percentage">
            <text:p>23,28%</text:p>
          </table:table-cell>
          <table:table-cell table:style-name="ce3" table:formula="of:=[.M352]/[.$S352]" office:value-type="percentage" office:value="0.0986890632334205" calcext:value-type="percentage">
            <text:p>9,87%</text:p>
          </table:table-cell>
          <table:table-cell table:style-name="ce3" table:formula="of:=[.N352]/[.$S352]" office:value-type="percentage" office:value="0.00539797492120968" calcext:value-type="percentage">
            <text:p>0,54%</text:p>
          </table:table-cell>
          <table:table-cell table:style-name="ce3" table:formula="of:=[.O352]/[.$S352]" office:value-type="percentage" office:value="0.0690002011667673" calcext:value-type="percentage">
            <text:p>6,90%</text:p>
          </table:table-cell>
          <table:table-cell table:style-name="ce3" table:formula="of:=[.P352]/[.$S352]" office:value-type="percentage" office:value="0.295463689398511" calcext:value-type="percentage">
            <text:p>29,55%</text:p>
          </table:table-cell>
          <table:table-cell table:style-name="ce3" table:formula="of:=[.Q352]/[.$S352]" office:value-type="percentage" office:value="0.257962851203648" calcext:value-type="percentage">
            <text:p>25,80%</text:p>
          </table:table-cell>
          <table:table-cell table:style-name="ce3" table:formula="of:=[.R352]/[.$S352]" office:value-type="percentage" office:value="0.00814725407362704" calcext:value-type="percentage">
            <text:p>0,8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9-03</text:p>
          </table:table-cell>
          <table:table-cell table:style-name="ce1" office:value-type="string" calcext:value-type="string">
            <text:p>6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2007" calcext:value-type="float">
            <text:p>72007</text:p>
          </table:table-cell>
          <table:table-cell table:style-name="ce1" office:value-type="float" office:value="57893" calcext:value-type="float">
            <text:p>578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53" calcext:value-type="float">
            <text:p>953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578" calcext:value-type="float">
            <text:p>578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545" calcext:value-type="float">
            <text:p>1545</text:p>
          </table:table-cell>
          <table:table-cell table:style-name="ce1" office:value-type="float" office:value="11420" calcext:value-type="float">
            <text:p>11420</text:p>
          </table:table-cell>
          <table:table-cell table:style-name="ce1" office:value-type="float" office:value="5784" calcext:value-type="float">
            <text:p>5784</text:p>
          </table:table-cell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5129" calcext:value-type="float">
            <text:p>5129</text:p>
          </table:table-cell>
          <table:table-cell table:style-name="ce1" office:value-type="float" office:value="17266" calcext:value-type="float">
            <text:p>17266</text:p>
          </table:table-cell>
          <table:table-cell table:style-name="ce1" office:value-type="float" office:value="14070" calcext:value-type="float">
            <text:p>14070</text:p>
          </table:table-cell>
          <table:table-cell table:style-name="ce1" office:value-type="float" office:value="480" calcext:value-type="float">
            <text:p>480</text:p>
          </table:table-cell>
          <table:table-cell table:style-name="ce1" table:formula="of:=SUM([.H353:.R353])" office:value-type="float" office:value="56940" calcext:value-type="float">
            <text:p>56940</text:p>
          </table:table-cell>
          <table:table-cell table:style-name="ce3" table:formula="of:=[.H353]/[.$S353]" office:value-type="percentage" office:value="0.00388127853881278" calcext:value-type="percentage">
            <text:p>0,39%</text:p>
          </table:table-cell>
          <table:table-cell table:style-name="ce3" table:formula="of:=[.I353]/[.$S353]" office:value-type="percentage" office:value="0.0101510361784334" calcext:value-type="percentage">
            <text:p>1,02%</text:p>
          </table:table-cell>
          <table:table-cell table:style-name="ce3" table:formula="of:=[.J353]/[.$S353]" office:value-type="percentage" office:value="0.0017913593256059" calcext:value-type="percentage">
            <text:p>0,18%</text:p>
          </table:table-cell>
          <table:table-cell table:style-name="ce3" table:formula="of:=[.K353]/[.$S353]" office:value-type="percentage" office:value="0.0271338250790306" calcext:value-type="percentage">
            <text:p>2,71%</text:p>
          </table:table-cell>
          <table:table-cell table:style-name="ce3" table:formula="of:=[.L353]/[.$S353]" office:value-type="percentage" office:value="0.200561995082543" calcext:value-type="percentage">
            <text:p>20,06%</text:p>
          </table:table-cell>
          <table:table-cell table:style-name="ce3" table:formula="of:=[.M353]/[.$S353]" office:value-type="percentage" office:value="0.101580611169652" calcext:value-type="percentage">
            <text:p>10,16%</text:p>
          </table:table-cell>
          <table:table-cell table:style-name="ce3" table:formula="of:=[.N353]/[.$S353]" office:value-type="percentage" office:value="0.00605900948366702" calcext:value-type="percentage">
            <text:p>0,61%</text:p>
          </table:table-cell>
          <table:table-cell table:style-name="ce3" table:formula="of:=[.O353]/[.$S353]" office:value-type="percentage" office:value="0.0900772743238497" calcext:value-type="percentage">
            <text:p>9,01%</text:p>
          </table:table-cell>
          <table:table-cell table:style-name="ce3" table:formula="of:=[.P353]/[.$S353]" office:value-type="percentage" office:value="0.303231471724622" calcext:value-type="percentage">
            <text:p>30,32%</text:p>
          </table:table-cell>
          <table:table-cell table:style-name="ce3" table:formula="of:=[.Q353]/[.$S353]" office:value-type="percentage" office:value="0.247102212855637" calcext:value-type="percentage">
            <text:p>24,71%</text:p>
          </table:table-cell>
          <table:table-cell table:style-name="ce3" table:formula="of:=[.R353]/[.$S353]" office:value-type="percentage" office:value="0.00842992623814542" calcext:value-type="percentage">
            <text:p>0,84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9-04</text:p>
          </table:table-cell>
          <table:table-cell table:style-name="ce1" office:value-type="string" calcext:value-type="string">
            <text:p>6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0092" calcext:value-type="float">
            <text:p>80092</text:p>
          </table:table-cell>
          <table:table-cell table:style-name="ce1" office:value-type="float" office:value="64931" calcext:value-type="float">
            <text:p>649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4" calcext:value-type="float">
            <text:p>964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553" calcext:value-type="float">
            <text:p>553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687" calcext:value-type="float">
            <text:p>1687</text:p>
          </table:table-cell>
          <table:table-cell table:style-name="ce1" office:value-type="float" office:value="18634" calcext:value-type="float">
            <text:p>18634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5349" calcext:value-type="float">
            <text:p>5349</text:p>
          </table:table-cell>
          <table:table-cell table:style-name="ce1" office:value-type="float" office:value="20099" calcext:value-type="float">
            <text:p>20099</text:p>
          </table:table-cell>
          <table:table-cell table:style-name="ce1" office:value-type="float" office:value="11467" calcext:value-type="float">
            <text:p>11467</text:p>
          </table:table-cell>
          <table:table-cell table:style-name="ce1" office:value-type="float" office:value="412" calcext:value-type="float">
            <text:p>412</text:p>
          </table:table-cell>
          <table:table-cell table:style-name="ce1" table:formula="of:=SUM([.H354:.R354])" office:value-type="float" office:value="63967" calcext:value-type="float">
            <text:p>63967</text:p>
          </table:table-cell>
          <table:table-cell table:style-name="ce3" table:formula="of:=[.H354]/[.$S354]" office:value-type="percentage" office:value="0.00303281379461285" calcext:value-type="percentage">
            <text:p>0,30%</text:p>
          </table:table-cell>
          <table:table-cell table:style-name="ce3" table:formula="of:=[.I354]/[.$S354]" office:value-type="percentage" office:value="0.00864508262072631" calcext:value-type="percentage">
            <text:p>0,86%</text:p>
          </table:table-cell>
          <table:table-cell table:style-name="ce3" table:formula="of:=[.J354]/[.$S354]" office:value-type="percentage" office:value="0.00161020526208826" calcext:value-type="percentage">
            <text:p>0,16%</text:p>
          </table:table-cell>
          <table:table-cell table:style-name="ce3" table:formula="of:=[.K354]/[.$S354]" office:value-type="percentage" office:value="0.0263729735644942" calcext:value-type="percentage">
            <text:p>2,64%</text:p>
          </table:table-cell>
          <table:table-cell table:style-name="ce3" table:formula="of:=[.L354]/[.$S354]" office:value-type="percentage" office:value="0.291306454890803" calcext:value-type="percentage">
            <text:p>29,13%</text:p>
          </table:table-cell>
          <table:table-cell table:style-name="ce3" table:formula="of:=[.M354]/[.$S354]" office:value-type="percentage" office:value="0.0797286100645645" calcext:value-type="percentage">
            <text:p>7,97%</text:p>
          </table:table-cell>
          <table:table-cell table:style-name="ce3" table:formula="of:=[.N354]/[.$S354]" office:value-type="percentage" office:value="0.0057685994340832" calcext:value-type="percentage">
            <text:p>0,58%</text:p>
          </table:table-cell>
          <table:table-cell table:style-name="ce3" table:formula="of:=[.O354]/[.$S354]" office:value-type="percentage" office:value="0.0836212422030109" calcext:value-type="percentage">
            <text:p>8,36%</text:p>
          </table:table-cell>
          <table:table-cell table:style-name="ce3" table:formula="of:=[.P354]/[.$S354]" office:value-type="percentage" office:value="0.314208888958369" calcext:value-type="percentage">
            <text:p>31,42%</text:p>
          </table:table-cell>
          <table:table-cell table:style-name="ce3" table:formula="of:=[.Q354]/[.$S354]" office:value-type="percentage" office:value="0.179264308158894" calcext:value-type="percentage">
            <text:p>17,93%</text:p>
          </table:table-cell>
          <table:table-cell table:style-name="ce3" table:formula="of:=[.R354]/[.$S354]" office:value-type="percentage" office:value="0.00644082104835306" calcext:value-type="percentage">
            <text:p>0,64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9-05</text:p>
          </table:table-cell>
          <table:table-cell table:style-name="ce1" office:value-type="string" calcext:value-type="string">
            <text:p>6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8108" calcext:value-type="float">
            <text:p>88108</text:p>
          </table:table-cell>
          <table:table-cell table:style-name="ce1" office:value-type="float" office:value="70003" calcext:value-type="float">
            <text:p>70003</text:p>
          </table:table-cell>
          <table:table-cell table:style-name="ce1" office:value-type="float" office:value="921" calcext:value-type="float">
            <text:p>921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2624" calcext:value-type="float">
            <text:p>2624</text:p>
          </table:table-cell>
          <table:table-cell table:style-name="ce1" office:value-type="float" office:value="22233" calcext:value-type="float">
            <text:p>22233</text:p>
          </table:table-cell>
          <table:table-cell table:style-name="ce1" office:value-type="float" office:value="3797" calcext:value-type="float">
            <text:p>3797</text:p>
          </table:table-cell>
          <table:table-cell table:style-name="ce1" office:value-type="float" office:value="432" calcext:value-type="float">
            <text:p>432</text:p>
          </table:table-cell>
          <table:table-cell table:style-name="ce1" office:value-type="float" office:value="9103" calcext:value-type="float">
            <text:p>9103</text:p>
          </table:table-cell>
          <table:table-cell table:style-name="ce1" office:value-type="float" office:value="19505" calcext:value-type="float">
            <text:p>19505</text:p>
          </table:table-cell>
          <table:table-cell table:style-name="ce1" office:value-type="float" office:value="9823" calcext:value-type="float">
            <text:p>9823</text:p>
          </table:table-cell>
          <table:table-cell table:style-name="ce1" office:value-type="float" office:value="416" calcext:value-type="float">
            <text:p>416</text:p>
          </table:table-cell>
          <table:table-cell table:style-name="ce1" table:formula="of:=SUM([.H355:.R355])" office:value-type="float" office:value="68807" calcext:value-type="float">
            <text:p>68807</text:p>
          </table:table-cell>
          <table:table-cell table:style-name="ce3" table:formula="of:=[.H355]/[.$S355]" office:value-type="percentage" office:value="0.00306654846163908" calcext:value-type="percentage">
            <text:p>0,31%</text:p>
          </table:table-cell>
          <table:table-cell table:style-name="ce3" table:formula="of:=[.I355]/[.$S355]" office:value-type="percentage" office:value="0.0084293749182496" calcext:value-type="percentage">
            <text:p>0,84%</text:p>
          </table:table-cell>
          <table:table-cell table:style-name="ce3" table:formula="of:=[.J355]/[.$S355]" office:value-type="percentage" office:value="0.00120627261761158" calcext:value-type="percentage">
            <text:p>0,12%</text:p>
          </table:table-cell>
          <table:table-cell table:style-name="ce3" table:formula="of:=[.K355]/[.$S355]" office:value-type="percentage" office:value="0.0381356548025637" calcext:value-type="percentage">
            <text:p>3,81%</text:p>
          </table:table-cell>
          <table:table-cell table:style-name="ce3" table:formula="of:=[.L355]/[.$S355]" office:value-type="percentage" office:value="0.323121194064557" calcext:value-type="percentage">
            <text:p>32,31%</text:p>
          </table:table-cell>
          <table:table-cell table:style-name="ce3" table:formula="of:=[.M355]/[.$S355]" office:value-type="percentage" office:value="0.0551833389044719" calcext:value-type="percentage">
            <text:p>5,52%</text:p>
          </table:table-cell>
          <table:table-cell table:style-name="ce3" table:formula="of:=[.N355]/[.$S355]" office:value-type="percentage" office:value="0.0062784309735928" calcext:value-type="percentage">
            <text:p>0,63%</text:p>
          </table:table-cell>
          <table:table-cell table:style-name="ce3" table:formula="of:=[.O355]/[.$S355]" office:value-type="percentage" office:value="0.132297586001424" calcext:value-type="percentage">
            <text:p>13,23%</text:p>
          </table:table-cell>
          <table:table-cell table:style-name="ce3" table:formula="of:=[.P355]/[.$S355]" office:value-type="percentage" office:value="0.283474065138721" calcext:value-type="percentage">
            <text:p>28,35%</text:p>
          </table:table-cell>
          <table:table-cell table:style-name="ce3" table:formula="of:=[.Q355]/[.$S355]" office:value-type="percentage" office:value="0.142761637624079" calcext:value-type="percentage">
            <text:p>14,28%</text:p>
          </table:table-cell>
          <table:table-cell table:style-name="ce3" table:formula="of:=[.R355]/[.$S355]" office:value-type="percentage" office:value="0.00604589649308937" calcext:value-type="percentage">
            <text:p>0,6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9-06</text:p>
          </table:table-cell>
          <table:table-cell table:style-name="ce1" office:value-type="string" calcext:value-type="string">
            <text:p>6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2377" calcext:value-type="float">
            <text:p>82377</text:p>
          </table:table-cell>
          <table:table-cell table:style-name="ce1" office:value-type="float" office:value="60860" calcext:value-type="float">
            <text:p>60860</text:p>
          </table:table-cell>
          <table:table-cell table:style-name="ce1" office:value-type="float" office:value="910" calcext:value-type="float">
            <text:p>910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717" calcext:value-type="float">
            <text:p>717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2052" calcext:value-type="float">
            <text:p>2052</text:p>
          </table:table-cell>
          <table:table-cell table:style-name="ce1" office:value-type="float" office:value="9893" calcext:value-type="float">
            <text:p>9893</text:p>
          </table:table-cell>
          <table:table-cell table:style-name="ce1" office:value-type="float" office:value="5459" calcext:value-type="float">
            <text:p>5459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7813" calcext:value-type="float">
            <text:p>7813</text:p>
          </table:table-cell>
          <table:table-cell table:style-name="ce1" office:value-type="float" office:value="16538" calcext:value-type="float">
            <text:p>16538</text:p>
          </table:table-cell>
          <table:table-cell table:style-name="ce1" office:value-type="float" office:value="15791" calcext:value-type="float">
            <text:p>15791</text:p>
          </table:table-cell>
          <table:table-cell table:style-name="ce1" office:value-type="float" office:value="550" calcext:value-type="float">
            <text:p>550</text:p>
          </table:table-cell>
          <table:table-cell table:style-name="ce1" table:formula="of:=SUM([.H356:.R356])" office:value-type="float" office:value="59629" calcext:value-type="float">
            <text:p>59629</text:p>
          </table:table-cell>
          <table:table-cell table:style-name="ce3" table:formula="of:=[.H356]/[.$S356]" office:value-type="percentage" office:value="0.00581931610457999" calcext:value-type="percentage">
            <text:p>0,58%</text:p>
          </table:table-cell>
          <table:table-cell table:style-name="ce3" table:formula="of:=[.I356]/[.$S356]" office:value-type="percentage" office:value="0.0120243505676768" calcext:value-type="percentage">
            <text:p>1,20%</text:p>
          </table:table-cell>
          <table:table-cell table:style-name="ce3" table:formula="of:=[.J356]/[.$S356]" office:value-type="percentage" office:value="0.00169380670479129" calcext:value-type="percentage">
            <text:p>0,17%</text:p>
          </table:table-cell>
          <table:table-cell table:style-name="ce3" table:formula="of:=[.K356]/[.$S356]" office:value-type="percentage" office:value="0.0344127857250667" calcext:value-type="percentage">
            <text:p>3,44%</text:p>
          </table:table-cell>
          <table:table-cell table:style-name="ce3" table:formula="of:=[.L356]/[.$S356]" office:value-type="percentage" office:value="0.165909205252478" calcext:value-type="percentage">
            <text:p>16,59%</text:p>
          </table:table-cell>
          <table:table-cell table:style-name="ce3" table:formula="of:=[.M356]/[.$S356]" office:value-type="percentage" office:value="0.0915494138757987" calcext:value-type="percentage">
            <text:p>9,15%</text:p>
          </table:table-cell>
          <table:table-cell table:style-name="ce3" table:formula="of:=[.N356]/[.$S356]" office:value-type="percentage" office:value="0.00617149373626927" calcext:value-type="percentage">
            <text:p>0,62%</text:p>
          </table:table-cell>
          <table:table-cell table:style-name="ce3" table:formula="of:=[.O356]/[.$S356]" office:value-type="percentage" office:value="0.131026849351825" calcext:value-type="percentage">
            <text:p>13,10%</text:p>
          </table:table-cell>
          <table:table-cell table:style-name="ce3" table:formula="of:=[.P356]/[.$S356]" office:value-type="percentage" office:value="0.277348270137014" calcext:value-type="percentage">
            <text:p>27,73%</text:p>
          </table:table-cell>
          <table:table-cell table:style-name="ce3" table:formula="of:=[.Q356]/[.$S356]" office:value-type="percentage" office:value="0.264820808666924" calcext:value-type="percentage">
            <text:p>26,48%</text:p>
          </table:table-cell>
          <table:table-cell table:style-name="ce3" table:formula="of:=[.R356]/[.$S356]" office:value-type="percentage" office:value="0.00922369987757635" calcext:value-type="percentage">
            <text:p>0,92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9-07</text:p>
          </table:table-cell>
          <table:table-cell table:style-name="ce1" office:value-type="string" calcext:value-type="string">
            <text:p>6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7959" calcext:value-type="float">
            <text:p>67959</text:p>
          </table:table-cell>
          <table:table-cell table:style-name="ce1" office:value-type="float" office:value="47413" calcext:value-type="float">
            <text:p>47413</text:p>
          </table:table-cell>
          <table:table-cell table:style-name="ce1" office:value-type="float" office:value="653" calcext:value-type="float">
            <text:p>653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662" calcext:value-type="float">
            <text:p>662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733" calcext:value-type="float">
            <text:p>1733</text:p>
          </table:table-cell>
          <table:table-cell table:style-name="ce1" office:value-type="float" office:value="7816" calcext:value-type="float">
            <text:p>7816</text:p>
          </table:table-cell>
          <table:table-cell table:style-name="ce1" office:value-type="float" office:value="3484" calcext:value-type="float">
            <text:p>3484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8095" calcext:value-type="float">
            <text:p>8095</text:p>
          </table:table-cell>
          <table:table-cell table:style-name="ce1" office:value-type="float" office:value="11268" calcext:value-type="float">
            <text:p>11268</text:p>
          </table:table-cell>
          <table:table-cell table:style-name="ce1" office:value-type="float" office:value="12340" calcext:value-type="float">
            <text:p>12340</text:p>
          </table:table-cell>
          <table:table-cell table:style-name="ce1" office:value-type="float" office:value="448" calcext:value-type="float">
            <text:p>448</text:p>
          </table:table-cell>
          <table:table-cell table:style-name="ce1" table:formula="of:=SUM([.H357:.R357])" office:value-type="float" office:value="46467" calcext:value-type="float">
            <text:p>46467</text:p>
          </table:table-cell>
          <table:table-cell table:style-name="ce3" table:formula="of:=[.H357]/[.$S357]" office:value-type="percentage" office:value="0.00533712096756838" calcext:value-type="percentage">
            <text:p>0,53%</text:p>
          </table:table-cell>
          <table:table-cell table:style-name="ce3" table:formula="of:=[.I357]/[.$S357]" office:value-type="percentage" office:value="0.0142466696795575" calcext:value-type="percentage">
            <text:p>1,42%</text:p>
          </table:table-cell>
          <table:table-cell table:style-name="ce3" table:formula="of:=[.J357]/[.$S357]" office:value-type="percentage" office:value="0.00165708997783373" calcext:value-type="percentage">
            <text:p>0,17%</text:p>
          </table:table-cell>
          <table:table-cell table:style-name="ce3" table:formula="of:=[.K357]/[.$S357]" office:value-type="percentage" office:value="0.0372952848257903" calcext:value-type="percentage">
            <text:p>3,73%</text:p>
          </table:table-cell>
          <table:table-cell table:style-name="ce3" table:formula="of:=[.L357]/[.$S357]" office:value-type="percentage" office:value="0.168205393074655" calcext:value-type="percentage">
            <text:p>16,82%</text:p>
          </table:table-cell>
          <table:table-cell table:style-name="ce3" table:formula="of:=[.M357]/[.$S357]" office:value-type="percentage" office:value="0.0749779413347107" calcext:value-type="percentage">
            <text:p>7,50%</text:p>
          </table:table-cell>
          <table:table-cell table:style-name="ce3" table:formula="of:=[.N357]/[.$S357]" office:value-type="percentage" office:value="0.00637011212258162" calcext:value-type="percentage">
            <text:p>0,64%</text:p>
          </table:table-cell>
          <table:table-cell table:style-name="ce3" table:formula="of:=[.O357]/[.$S357]" office:value-type="percentage" office:value="0.17420965416317" calcext:value-type="percentage">
            <text:p>17,42%</text:p>
          </table:table-cell>
          <table:table-cell table:style-name="ce3" table:formula="of:=[.P357]/[.$S357]" office:value-type="percentage" office:value="0.242494673639357" calcext:value-type="percentage">
            <text:p>24,25%</text:p>
          </table:table-cell>
          <table:table-cell table:style-name="ce3" table:formula="of:=[.Q357]/[.$S357]" office:value-type="percentage" office:value="0.265564809434653" calcext:value-type="percentage">
            <text:p>26,56%</text:p>
          </table:table-cell>
          <table:table-cell table:style-name="ce3" table:formula="of:=[.R357]/[.$S357]" office:value-type="percentage" office:value="0.00964125078012353" calcext:value-type="percentage">
            <text:p>0,96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9-08</text:p>
          </table:table-cell>
          <table:table-cell table:style-name="ce1" office:value-type="string" calcext:value-type="string">
            <text:p>6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2599" calcext:value-type="float">
            <text:p>102599</text:p>
          </table:table-cell>
          <table:table-cell table:style-name="ce1" office:value-type="float" office:value="82892" calcext:value-type="float">
            <text:p>82892</text:p>
          </table:table-cell>
          <table:table-cell table:style-name="ce1" office:value-type="float" office:value="1401" calcext:value-type="float">
            <text:p>1401</text:p>
          </table:table-cell>
          <table:table-cell table:style-name="ce1" office:value-type="float" office:value="486" calcext:value-type="float">
            <text:p>486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746" calcext:value-type="float">
            <text:p>746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4816" calcext:value-type="float">
            <text:p>4816</text:p>
          </table:table-cell>
          <table:table-cell table:style-name="ce1" office:value-type="float" office:value="22117" calcext:value-type="float">
            <text:p>22117</text:p>
          </table:table-cell>
          <table:table-cell table:style-name="ce1" office:value-type="float" office:value="3929" calcext:value-type="float">
            <text:p>3929</text:p>
          </table:table-cell>
          <table:table-cell table:style-name="ce1" office:value-type="float" office:value="770" calcext:value-type="float">
            <text:p>770</text:p>
          </table:table-cell>
          <table:table-cell table:style-name="ce1" office:value-type="float" office:value="16314" calcext:value-type="float">
            <text:p>16314</text:p>
          </table:table-cell>
          <table:table-cell table:style-name="ce1" office:value-type="float" office:value="19402" calcext:value-type="float">
            <text:p>19402</text:p>
          </table:table-cell>
          <table:table-cell table:style-name="ce1" office:value-type="float" office:value="11726" calcext:value-type="float">
            <text:p>11726</text:p>
          </table:table-cell>
          <table:table-cell table:style-name="ce1" office:value-type="float" office:value="625" calcext:value-type="float">
            <text:p>625</text:p>
          </table:table-cell>
          <table:table-cell table:style-name="ce1" table:formula="of:=SUM([.H358:.R358])" office:value-type="float" office:value="81005" calcext:value-type="float">
            <text:p>81005</text:p>
          </table:table-cell>
          <table:table-cell table:style-name="ce3" table:formula="of:=[.H358]/[.$S358]" office:value-type="percentage" office:value="0.00522189988272329" calcext:value-type="percentage">
            <text:p>0,52%</text:p>
          </table:table-cell>
          <table:table-cell table:style-name="ce3" table:formula="of:=[.I358]/[.$S358]" office:value-type="percentage" office:value="0.00920930806740325" calcext:value-type="percentage">
            <text:p>0,92%</text:p>
          </table:table-cell>
          <table:table-cell table:style-name="ce3" table:formula="of:=[.J358]/[.$S358]" office:value-type="percentage" office:value="0.00169125362631936" calcext:value-type="percentage">
            <text:p>0,17%</text:p>
          </table:table-cell>
          <table:table-cell table:style-name="ce3" table:formula="of:=[.K358]/[.$S358]" office:value-type="percentage" office:value="0.0594531201777668" calcext:value-type="percentage">
            <text:p>5,95%</text:p>
          </table:table-cell>
          <table:table-cell table:style-name="ce3" table:formula="of:=[.L358]/[.$S358]" office:value-type="percentage" office:value="0.273032528856243" calcext:value-type="percentage">
            <text:p>27,30%</text:p>
          </table:table-cell>
          <table:table-cell table:style-name="ce3" table:formula="of:=[.M358]/[.$S358]" office:value-type="percentage" office:value="0.0485031788161225" calcext:value-type="percentage">
            <text:p>4,85%</text:p>
          </table:table-cell>
          <table:table-cell table:style-name="ce3" table:formula="of:=[.N358]/[.$S358]" office:value-type="percentage" office:value="0.00950558607493365" calcext:value-type="percentage">
            <text:p>0,95%</text:p>
          </table:table-cell>
          <table:table-cell table:style-name="ce3" table:formula="of:=[.O358]/[.$S358]" office:value-type="percentage" office:value="0.201394975618789" calcext:value-type="percentage">
            <text:p>20,14%</text:p>
          </table:table-cell>
          <table:table-cell table:style-name="ce3" table:formula="of:=[.P358]/[.$S358]" office:value-type="percentage" office:value="0.239516079254367" calcext:value-type="percentage">
            <text:p>23,95%</text:p>
          </table:table-cell>
          <table:table-cell table:style-name="ce3" table:formula="of:=[.Q358]/[.$S358]" office:value-type="percentage" office:value="0.144756496512561" calcext:value-type="percentage">
            <text:p>14,48%</text:p>
          </table:table-cell>
          <table:table-cell table:style-name="ce3" table:formula="of:=[.R358]/[.$S358]" office:value-type="percentage" office:value="0.00771557311277082" calcext:value-type="percentage">
            <text:p>0,77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9-09</text:p>
          </table:table-cell>
          <table:table-cell table:style-name="ce1" office:value-type="string" calcext:value-type="string">
            <text:p>6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91672" calcext:value-type="float">
            <text:p>91672</text:p>
          </table:table-cell>
          <table:table-cell table:style-name="ce1" office:value-type="float" office:value="73441" calcext:value-type="float">
            <text:p>73441</text:p>
          </table:table-cell>
          <table:table-cell table:style-name="ce1" office:value-type="float" office:value="1299" calcext:value-type="float">
            <text:p>1299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4196" calcext:value-type="float">
            <text:p>4196</text:p>
          </table:table-cell>
          <table:table-cell table:style-name="ce1" office:value-type="float" office:value="17448" calcext:value-type="float">
            <text:p>17448</text:p>
          </table:table-cell>
          <table:table-cell table:style-name="ce1" office:value-type="float" office:value="3609" calcext:value-type="float">
            <text:p>3609</text:p>
          </table:table-cell>
          <table:table-cell table:style-name="ce1" office:value-type="float" office:value="714" calcext:value-type="float">
            <text:p>714</text:p>
          </table:table-cell>
          <table:table-cell table:style-name="ce1" office:value-type="float" office:value="17236" calcext:value-type="float">
            <text:p>17236</text:p>
          </table:table-cell>
          <table:table-cell table:style-name="ce1" office:value-type="float" office:value="16193" calcext:value-type="float">
            <text:p>16193</text:p>
          </table:table-cell>
          <table:table-cell table:style-name="ce1" office:value-type="float" office:value="10508" calcext:value-type="float">
            <text:p>10508</text:p>
          </table:table-cell>
          <table:table-cell table:style-name="ce1" office:value-type="float" office:value="647" calcext:value-type="float">
            <text:p>647</text:p>
          </table:table-cell>
          <table:table-cell table:style-name="ce1" table:formula="of:=SUM([.H359:.R359])" office:value-type="float" office:value="71693" calcext:value-type="float">
            <text:p>71693</text:p>
          </table:table-cell>
          <table:table-cell table:style-name="ce3" table:formula="of:=[.H359]/[.$S359]" office:value-type="percentage" office:value="0.00450532130054538" calcext:value-type="percentage">
            <text:p>0,45%</text:p>
          </table:table-cell>
          <table:table-cell table:style-name="ce3" table:formula="of:=[.I359]/[.$S359]" office:value-type="percentage" office:value="0.00990333784330409" calcext:value-type="percentage">
            <text:p>0,99%</text:p>
          </table:table-cell>
          <table:table-cell table:style-name="ce3" table:formula="of:=[.J359]/[.$S359]" office:value-type="percentage" office:value="0.00152037158439457" calcext:value-type="percentage">
            <text:p>0,15%</text:p>
          </table:table-cell>
          <table:table-cell table:style-name="ce3" table:formula="of:=[.K359]/[.$S359]" office:value-type="percentage" office:value="0.0585273318176112" calcext:value-type="percentage">
            <text:p>5,85%</text:p>
          </table:table-cell>
          <table:table-cell table:style-name="ce3" table:formula="of:=[.L359]/[.$S359]" office:value-type="percentage" office:value="0.243371040408408" calcext:value-type="percentage">
            <text:p>24,34%</text:p>
          </table:table-cell>
          <table:table-cell table:style-name="ce3" table:formula="of:=[.M359]/[.$S359]" office:value-type="percentage" office:value="0.0503396426429359" calcext:value-type="percentage">
            <text:p>5,03%</text:p>
          </table:table-cell>
          <table:table-cell table:style-name="ce3" table:formula="of:=[.N359]/[.$S359]" office:value-type="percentage" office:value="0.00995913129594242" calcext:value-type="percentage">
            <text:p>1,00%</text:p>
          </table:table-cell>
          <table:table-cell table:style-name="ce3" table:formula="of:=[.O359]/[.$S359]" office:value-type="percentage" office:value="0.240413987418576" calcext:value-type="percentage">
            <text:p>24,04%</text:p>
          </table:table-cell>
          <table:table-cell table:style-name="ce3" table:formula="of:=[.P359]/[.$S359]" office:value-type="percentage" office:value="0.225865844643131" calcext:value-type="percentage">
            <text:p>22,59%</text:p>
          </table:table-cell>
          <table:table-cell table:style-name="ce3" table:formula="of:=[.Q359]/[.$S359]" office:value-type="percentage" office:value="0.1465694000809" calcext:value-type="percentage">
            <text:p>14,66%</text:p>
          </table:table-cell>
          <table:table-cell table:style-name="ce3" table:formula="of:=[.R359]/[.$S359]" office:value-type="percentage" office:value="0.00902459096425035" calcext:value-type="percentage">
            <text:p>0,9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9-10</text:p>
          </table:table-cell>
          <table:table-cell table:style-name="ce1" office:value-type="string" calcext:value-type="string">
            <text:p>6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5229" calcext:value-type="float">
            <text:p>95229</text:p>
          </table:table-cell>
          <table:table-cell table:style-name="ce1" office:value-type="float" office:value="78481" calcext:value-type="float">
            <text:p>78481</text:p>
          </table:table-cell>
          <table:table-cell table:style-name="ce1" office:value-type="float" office:value="1155" calcext:value-type="float">
            <text:p>1155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891" calcext:value-type="float">
            <text:p>4891</text:p>
          </table:table-cell>
          <table:table-cell table:style-name="ce1" office:value-type="float" office:value="20760" calcext:value-type="float">
            <text:p>20760</text:p>
          </table:table-cell>
          <table:table-cell table:style-name="ce1" office:value-type="float" office:value="4079" calcext:value-type="float">
            <text:p>4079</text:p>
          </table:table-cell>
          <table:table-cell table:style-name="ce1" office:value-type="float" office:value="696" calcext:value-type="float">
            <text:p>696</text:p>
          </table:table-cell>
          <table:table-cell table:style-name="ce1" office:value-type="float" office:value="13590" calcext:value-type="float">
            <text:p>13590</text:p>
          </table:table-cell>
          <table:table-cell table:style-name="ce1" office:value-type="float" office:value="20249" calcext:value-type="float">
            <text:p>20249</text:p>
          </table:table-cell>
          <table:table-cell table:style-name="ce1" office:value-type="float" office:value="10956" calcext:value-type="float">
            <text:p>10956</text:p>
          </table:table-cell>
          <table:table-cell table:style-name="ce1" office:value-type="float" office:value="535" calcext:value-type="float">
            <text:p>535</text:p>
          </table:table-cell>
          <table:table-cell table:style-name="ce1" table:formula="of:=SUM([.H360:.R360])" office:value-type="float" office:value="76898" calcext:value-type="float">
            <text:p>76898</text:p>
          </table:table-cell>
          <table:table-cell table:style-name="ce3" table:formula="of:=[.H360]/[.$S360]" office:value-type="percentage" office:value="0.00395328877213972" calcext:value-type="percentage">
            <text:p>0,40%</text:p>
          </table:table-cell>
          <table:table-cell table:style-name="ce3" table:formula="of:=[.I360]/[.$S360]" office:value-type="percentage" office:value="0.00923300996124737" calcext:value-type="percentage">
            <text:p>0,92%</text:p>
          </table:table-cell>
          <table:table-cell table:style-name="ce3" table:formula="of:=[.J360]/[.$S360]" office:value-type="percentage" office:value="0.00166454264090093" calcext:value-type="percentage">
            <text:p>0,17%</text:p>
          </table:table-cell>
          <table:table-cell table:style-name="ce3" table:formula="of:=[.K360]/[.$S360]" office:value-type="percentage" office:value="0.0636037348175505" calcext:value-type="percentage">
            <text:p>6,36%</text:p>
          </table:table-cell>
          <table:table-cell table:style-name="ce3" table:formula="of:=[.L360]/[.$S360]" office:value-type="percentage" office:value="0.26996800957112" calcext:value-type="percentage">
            <text:p>27,00%</text:p>
          </table:table-cell>
          <table:table-cell table:style-name="ce3" table:formula="of:=[.M360]/[.$S360]" office:value-type="percentage" office:value="0.0530442924393352" calcext:value-type="percentage">
            <text:p>5,30%</text:p>
          </table:table-cell>
          <table:table-cell table:style-name="ce3" table:formula="of:=[.N360]/[.$S360]" office:value-type="percentage" office:value="0.00905095060989883" calcext:value-type="percentage">
            <text:p>0,91%</text:p>
          </table:table-cell>
          <table:table-cell table:style-name="ce3" table:formula="of:=[.O360]/[.$S360]" office:value-type="percentage" office:value="0.176727613201904" calcext:value-type="percentage">
            <text:p>17,67%</text:p>
          </table:table-cell>
          <table:table-cell table:style-name="ce3" table:formula="of:=[.P360]/[.$S360]" office:value-type="percentage" office:value="0.263322843246898" calcext:value-type="percentage">
            <text:p>26,33%</text:p>
          </table:table-cell>
          <table:table-cell table:style-name="ce3" table:formula="of:=[.Q360]/[.$S360]" office:value-type="percentage" office:value="0.142474446669614" calcext:value-type="percentage">
            <text:p>14,25%</text:p>
          </table:table-cell>
          <table:table-cell table:style-name="ce3" table:formula="of:=[.R360]/[.$S360]" office:value-type="percentage" office:value="0.00695726806939062" calcext:value-type="percentage">
            <text:p>0,7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9-11</text:p>
          </table:table-cell>
          <table:table-cell table:style-name="ce1" office:value-type="string" calcext:value-type="string">
            <text:p>6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2433" calcext:value-type="float">
            <text:p>92433</text:p>
          </table:table-cell>
          <table:table-cell table:style-name="ce1" office:value-type="float" office:value="74074" calcext:value-type="float">
            <text:p>74074</text:p>
          </table:table-cell>
          <table:table-cell table:style-name="ce1" office:value-type="float" office:value="1365" calcext:value-type="float">
            <text:p>1365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730" calcext:value-type="float">
            <text:p>730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3997" calcext:value-type="float">
            <text:p>3997</text:p>
          </table:table-cell>
          <table:table-cell table:style-name="ce1" office:value-type="float" office:value="14104" calcext:value-type="float">
            <text:p>14104</text:p>
          </table:table-cell>
          <table:table-cell table:style-name="ce1" office:value-type="float" office:value="3723" calcext:value-type="float">
            <text:p>3723</text:p>
          </table:table-cell>
          <table:table-cell table:style-name="ce1" office:value-type="float" office:value="699" calcext:value-type="float">
            <text:p>699</text:p>
          </table:table-cell>
          <table:table-cell table:style-name="ce1" office:value-type="float" office:value="16922" calcext:value-type="float">
            <text:p>16922</text:p>
          </table:table-cell>
          <table:table-cell table:style-name="ce1" office:value-type="float" office:value="17628" calcext:value-type="float">
            <text:p>17628</text:p>
          </table:table-cell>
          <table:table-cell table:style-name="ce1" office:value-type="float" office:value="13423" calcext:value-type="float">
            <text:p>13423</text:p>
          </table:table-cell>
          <table:table-cell table:style-name="ce1" office:value-type="float" office:value="601" calcext:value-type="float">
            <text:p>601</text:p>
          </table:table-cell>
          <table:table-cell table:style-name="ce1" table:formula="of:=SUM([.H361:.R361])" office:value-type="float" office:value="72321" calcext:value-type="float">
            <text:p>72321</text:p>
          </table:table-cell>
          <table:table-cell table:style-name="ce3" table:formula="of:=[.H361]/[.$S361]" office:value-type="percentage" office:value="0.00518521591239059" calcext:value-type="percentage">
            <text:p>0,52%</text:p>
          </table:table-cell>
          <table:table-cell table:style-name="ce3" table:formula="of:=[.I361]/[.$S361]" office:value-type="percentage" office:value="0.0100938869761204" calcext:value-type="percentage">
            <text:p>1,01%</text:p>
          </table:table-cell>
          <table:table-cell table:style-name="ce3" table:formula="of:=[.J361]/[.$S361]" office:value-type="percentage" office:value="0.00164544184953195" calcext:value-type="percentage">
            <text:p>0,16%</text:p>
          </table:table-cell>
          <table:table-cell table:style-name="ce3" table:formula="of:=[.K361]/[.$S361]" office:value-type="percentage" office:value="0.0552674880048672" calcext:value-type="percentage">
            <text:p>5,53%</text:p>
          </table:table-cell>
          <table:table-cell table:style-name="ce3" table:formula="of:=[.L361]/[.$S361]" office:value-type="percentage" office:value="0.195019427275618" calcext:value-type="percentage">
            <text:p>19,50%</text:p>
          </table:table-cell>
          <table:table-cell table:style-name="ce3" table:formula="of:=[.M361]/[.$S361]" office:value-type="percentage" office:value="0.0514788235782138" calcext:value-type="percentage">
            <text:p>5,15%</text:p>
          </table:table-cell>
          <table:table-cell table:style-name="ce3" table:formula="of:=[.N361]/[.$S361]" office:value-type="percentage" office:value="0.00966524246069606" calcext:value-type="percentage">
            <text:p>0,97%</text:p>
          </table:table-cell>
          <table:table-cell table:style-name="ce3" table:formula="of:=[.O361]/[.$S361]" office:value-type="percentage" office:value="0.23398459645193" calcext:value-type="percentage">
            <text:p>23,40%</text:p>
          </table:table-cell>
          <table:table-cell table:style-name="ce3" table:formula="of:=[.P361]/[.$S361]" office:value-type="percentage" office:value="0.243746629609657" calcext:value-type="percentage">
            <text:p>24,37%</text:p>
          </table:table-cell>
          <table:table-cell table:style-name="ce3" table:formula="of:=[.Q361]/[.$S361]" office:value-type="percentage" office:value="0.185603075178717" calcext:value-type="percentage">
            <text:p>18,56%</text:p>
          </table:table-cell>
          <table:table-cell table:style-name="ce3" table:formula="of:=[.R361]/[.$S361]" office:value-type="percentage" office:value="0.00831017270225799" calcext:value-type="percentage">
            <text:p>0,83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9-12</text:p>
          </table:table-cell>
          <table:table-cell table:style-name="ce1" office:value-type="string" calcext:value-type="string">
            <text:p>6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9772" calcext:value-type="float">
            <text:p>79772</text:p>
          </table:table-cell>
          <table:table-cell table:style-name="ce1" office:value-type="float" office:value="63753" calcext:value-type="float">
            <text:p>63753</text:p>
          </table:table-cell>
          <table:table-cell table:style-name="ce1" office:value-type="float" office:value="922" calcext:value-type="float">
            <text:p>922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567" calcext:value-type="float">
            <text:p>567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2679" calcext:value-type="float">
            <text:p>2679</text:p>
          </table:table-cell>
          <table:table-cell table:style-name="ce1" office:value-type="float" office:value="17057" calcext:value-type="float">
            <text:p>17057</text:p>
          </table:table-cell>
          <table:table-cell table:style-name="ce1" office:value-type="float" office:value="3950" calcext:value-type="float">
            <text:p>3950</text:p>
          </table:table-cell>
          <table:table-cell table:style-name="ce1" office:value-type="float" office:value="466" calcext:value-type="float">
            <text:p>466</text:p>
          </table:table-cell>
          <table:table-cell table:style-name="ce1" office:value-type="float" office:value="8688" calcext:value-type="float">
            <text:p>8688</text:p>
          </table:table-cell>
          <table:table-cell table:style-name="ce1" office:value-type="float" office:value="17637" calcext:value-type="float">
            <text:p>17637</text:p>
          </table:table-cell>
          <table:table-cell table:style-name="ce1" office:value-type="float" office:value="10703" calcext:value-type="float">
            <text:p>10703</text:p>
          </table:table-cell>
          <table:table-cell table:style-name="ce1" office:value-type="float" office:value="432" calcext:value-type="float">
            <text:p>432</text:p>
          </table:table-cell>
          <table:table-cell table:style-name="ce1" table:formula="of:=SUM([.H362:.R362])" office:value-type="float" office:value="62586" calcext:value-type="float">
            <text:p>62586</text:p>
          </table:table-cell>
          <table:table-cell table:style-name="ce3" table:formula="of:=[.H362]/[.$S362]" office:value-type="percentage" office:value="0.00496916243249289" calcext:value-type="percentage">
            <text:p>0,50%</text:p>
          </table:table-cell>
          <table:table-cell table:style-name="ce3" table:formula="of:=[.I362]/[.$S362]" office:value-type="percentage" office:value="0.0090595340811044" calcext:value-type="percentage">
            <text:p>0,91%</text:p>
          </table:table-cell>
          <table:table-cell table:style-name="ce3" table:formula="of:=[.J362]/[.$S362]" office:value-type="percentage" office:value="0.00153388936822932" calcext:value-type="percentage">
            <text:p>0,15%</text:p>
          </table:table-cell>
          <table:table-cell table:style-name="ce3" table:formula="of:=[.K362]/[.$S362]" office:value-type="percentage" office:value="0.0428051001821494" calcext:value-type="percentage">
            <text:p>4,28%</text:p>
          </table:table-cell>
          <table:table-cell table:style-name="ce3" table:formula="of:=[.L362]/[.$S362]" office:value-type="percentage" office:value="0.272536989102994" calcext:value-type="percentage">
            <text:p>27,25%</text:p>
          </table:table-cell>
          <table:table-cell table:style-name="ce3" table:formula="of:=[.M362]/[.$S362]" office:value-type="percentage" office:value="0.0631131562969354" calcext:value-type="percentage">
            <text:p>6,31%</text:p>
          </table:table-cell>
          <table:table-cell table:style-name="ce3" table:formula="of:=[.N362]/[.$S362]" office:value-type="percentage" office:value="0.00744575464161314" calcext:value-type="percentage">
            <text:p>0,74%</text:p>
          </table:table-cell>
          <table:table-cell table:style-name="ce3" table:formula="of:=[.O362]/[.$S362]" office:value-type="percentage" office:value="0.138816987824753" calcext:value-type="percentage">
            <text:p>13,88%</text:p>
          </table:table-cell>
          <table:table-cell table:style-name="ce3" table:formula="of:=[.P362]/[.$S362]" office:value-type="percentage" office:value="0.28180423736938" calcext:value-type="percentage">
            <text:p>28,18%</text:p>
          </table:table-cell>
          <table:table-cell table:style-name="ce3" table:formula="of:=[.Q362]/[.$S362]" office:value-type="percentage" office:value="0.171012686543316" calcext:value-type="percentage">
            <text:p>17,10%</text:p>
          </table:table-cell>
          <table:table-cell table:style-name="ce3" table:formula="of:=[.R362]/[.$S362]" office:value-type="percentage" office:value="0.00690250215703192" calcext:value-type="percentage">
            <text:p>0,69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9-13</text:p>
          </table:table-cell>
          <table:table-cell table:style-name="ce1" office:value-type="string" calcext:value-type="string">
            <text:p>6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4726" calcext:value-type="float">
            <text:p>84726</text:p>
          </table:table-cell>
          <table:table-cell table:style-name="ce1" office:value-type="float" office:value="66045" calcext:value-type="float">
            <text:p>66045</text:p>
          </table:table-cell>
          <table:table-cell table:style-name="ce1" office:value-type="float" office:value="1067" calcext:value-type="float">
            <text:p>1067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781" calcext:value-type="float">
            <text:p>781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3351" calcext:value-type="float">
            <text:p>3351</text:p>
          </table:table-cell>
          <table:table-cell table:style-name="ce1" office:value-type="float" office:value="13551" calcext:value-type="float">
            <text:p>13551</text:p>
          </table:table-cell>
          <table:table-cell table:style-name="ce1" office:value-type="float" office:value="3297" calcext:value-type="float">
            <text:p>3297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15408" calcext:value-type="float">
            <text:p>15408</text:p>
          </table:table-cell>
          <table:table-cell table:style-name="ce1" office:value-type="float" office:value="15715" calcext:value-type="float">
            <text:p>15715</text:p>
          </table:table-cell>
          <table:table-cell table:style-name="ce1" office:value-type="float" office:value="11198" calcext:value-type="float">
            <text:p>11198</text:p>
          </table:table-cell>
          <table:table-cell table:style-name="ce1" office:value-type="float" office:value="499" calcext:value-type="float">
            <text:p>499</text:p>
          </table:table-cell>
          <table:table-cell table:style-name="ce1" table:formula="of:=SUM([.H363:.R363])" office:value-type="float" office:value="64640" calcext:value-type="float">
            <text:p>64640</text:p>
          </table:table-cell>
          <table:table-cell table:style-name="ce3" table:formula="of:=[.H363]/[.$S363]" office:value-type="percentage" office:value="0.00403774752475248" calcext:value-type="percentage">
            <text:p>0,40%</text:p>
          </table:table-cell>
          <table:table-cell table:style-name="ce3" table:formula="of:=[.I363]/[.$S363]" office:value-type="percentage" office:value="0.012082301980198" calcext:value-type="percentage">
            <text:p>1,21%</text:p>
          </table:table-cell>
          <table:table-cell table:style-name="ce3" table:formula="of:=[.J363]/[.$S363]" office:value-type="percentage" office:value="0.00160891089108911" calcext:value-type="percentage">
            <text:p>0,16%</text:p>
          </table:table-cell>
          <table:table-cell table:style-name="ce3" table:formula="of:=[.K363]/[.$S363]" office:value-type="percentage" office:value="0.0518409653465347" calcext:value-type="percentage">
            <text:p>5,18%</text:p>
          </table:table-cell>
          <table:table-cell table:style-name="ce3" table:formula="of:=[.L363]/[.$S363]" office:value-type="percentage" office:value="0.209637995049505" calcext:value-type="percentage">
            <text:p>20,96%</text:p>
          </table:table-cell>
          <table:table-cell table:style-name="ce3" table:formula="of:=[.M363]/[.$S363]" office:value-type="percentage" office:value="0.0510055693069307" calcext:value-type="percentage">
            <text:p>5,10%</text:p>
          </table:table-cell>
          <table:table-cell table:style-name="ce3" table:formula="of:=[.N363]/[.$S363]" office:value-type="percentage" office:value="0.00734839108910891" calcext:value-type="percentage">
            <text:p>0,73%</text:p>
          </table:table-cell>
          <table:table-cell table:style-name="ce3" table:formula="of:=[.O363]/[.$S363]" office:value-type="percentage" office:value="0.238366336633663" calcext:value-type="percentage">
            <text:p>23,84%</text:p>
          </table:table-cell>
          <table:table-cell table:style-name="ce3" table:formula="of:=[.P363]/[.$S363]" office:value-type="percentage" office:value="0.243115717821782" calcext:value-type="percentage">
            <text:p>24,31%</text:p>
          </table:table-cell>
          <table:table-cell table:style-name="ce3" table:formula="of:=[.Q363]/[.$S363]" office:value-type="percentage" office:value="0.173236386138614" calcext:value-type="percentage">
            <text:p>17,32%</text:p>
          </table:table-cell>
          <table:table-cell table:style-name="ce3" table:formula="of:=[.R363]/[.$S363]" office:value-type="percentage" office:value="0.00771967821782178" calcext:value-type="percentage">
            <text:p>0,77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69-14</text:p>
          </table:table-cell>
          <table:table-cell table:style-name="ce1" office:value-type="string" calcext:value-type="string">
            <text:p>6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4321" calcext:value-type="float">
            <text:p>74321</text:p>
          </table:table-cell>
          <table:table-cell table:style-name="ce1" office:value-type="float" office:value="51294" calcext:value-type="float">
            <text:p>51294</text:p>
          </table:table-cell>
          <table:table-cell table:style-name="ce1" office:value-type="float" office:value="950" calcext:value-type="float">
            <text:p>950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846" calcext:value-type="float">
            <text:p>846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890" calcext:value-type="float">
            <text:p>1890</text:p>
          </table:table-cell>
          <table:table-cell table:style-name="ce1" office:value-type="float" office:value="5907" calcext:value-type="float">
            <text:p>5907</text:p>
          </table:table-cell>
          <table:table-cell table:style-name="ce1" office:value-type="float" office:value="3371" calcext:value-type="float">
            <text:p>3371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10532" calcext:value-type="float">
            <text:p>10532</text:p>
          </table:table-cell>
          <table:table-cell table:style-name="ce1" office:value-type="float" office:value="10932" calcext:value-type="float">
            <text:p>10932</text:p>
          </table:table-cell>
          <table:table-cell table:style-name="ce1" office:value-type="float" office:value="15009" calcext:value-type="float">
            <text:p>15009</text:p>
          </table:table-cell>
          <table:table-cell table:style-name="ce1" office:value-type="float" office:value="552" calcext:value-type="float">
            <text:p>552</text:p>
          </table:table-cell>
          <table:table-cell table:style-name="ce1" table:formula="of:=SUM([.H364:.R364])" office:value-type="float" office:value="49915" calcext:value-type="float">
            <text:p>49915</text:p>
          </table:table-cell>
          <table:table-cell table:style-name="ce3" table:formula="of:=[.H364]/[.$S364]" office:value-type="percentage" office:value="0.00841430431733948" calcext:value-type="percentage">
            <text:p>0,84%</text:p>
          </table:table-cell>
          <table:table-cell table:style-name="ce3" table:formula="of:=[.I364]/[.$S364]" office:value-type="percentage" office:value="0.0169488129820695" calcext:value-type="percentage">
            <text:p>1,69%</text:p>
          </table:table-cell>
          <table:table-cell table:style-name="ce3" table:formula="of:=[.J364]/[.$S364]" office:value-type="percentage" office:value="0.00184313332665531" calcext:value-type="percentage">
            <text:p>0,18%</text:p>
          </table:table-cell>
          <table:table-cell table:style-name="ce3" table:formula="of:=[.K364]/[.$S364]" office:value-type="percentage" office:value="0.0378643694280276" calcext:value-type="percentage">
            <text:p>3,79%</text:p>
          </table:table-cell>
          <table:table-cell table:style-name="ce3" table:formula="of:=[.L364]/[.$S364]" office:value-type="percentage" office:value="0.11834118000601" calcext:value-type="percentage">
            <text:p>11,83%</text:p>
          </table:table-cell>
          <table:table-cell table:style-name="ce3" table:formula="of:=[.M364]/[.$S364]" office:value-type="percentage" office:value="0.0675348091755985" calcext:value-type="percentage">
            <text:p>6,75%</text:p>
          </table:table-cell>
          <table:table-cell table:style-name="ce3" table:formula="of:=[.N364]/[.$S364]" office:value-type="percentage" office:value="0.00729239707502755" calcext:value-type="percentage">
            <text:p>0,73%</text:p>
          </table:table-cell>
          <table:table-cell table:style-name="ce3" table:formula="of:=[.O364]/[.$S364]" office:value-type="percentage" office:value="0.210998697786237" calcext:value-type="percentage">
            <text:p>21,10%</text:p>
          </table:table-cell>
          <table:table-cell table:style-name="ce3" table:formula="of:=[.P364]/[.$S364]" office:value-type="percentage" office:value="0.219012320945607" calcext:value-type="percentage">
            <text:p>21,90%</text:p>
          </table:table-cell>
          <table:table-cell table:style-name="ce3" table:formula="of:=[.Q364]/[.$S364]" office:value-type="percentage" office:value="0.300691174997496" calcext:value-type="percentage">
            <text:p>30,07%</text:p>
          </table:table-cell>
          <table:table-cell table:style-name="ce3" table:formula="of:=[.R364]/[.$S364]" office:value-type="percentage" office:value="0.0110587999599319" calcext:value-type="percentage">
            <text:p>1,1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0-0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8490" calcext:value-type="float">
            <text:p>88490</text:p>
          </table:table-cell>
          <table:table-cell table:style-name="ce1" office:value-type="float" office:value="71792" calcext:value-type="float">
            <text:p>71792</text:p>
          </table:table-cell>
          <table:table-cell table:style-name="ce1" office:value-type="float" office:value="1420" calcext:value-type="float">
            <text:p>1420</text:p>
          </table:table-cell>
          <table:table-cell table:style-name="ce1" office:value-type="float" office:value="865" calcext:value-type="float">
            <text:p>865</text:p>
          </table:table-cell>
          <table:table-cell table:style-name="ce1" office:value-type="float" office:value="613" calcext:value-type="float">
            <text:p>613</text:p>
          </table:table-cell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4343" calcext:value-type="float">
            <text:p>4343</text:p>
          </table:table-cell>
          <table:table-cell table:style-name="ce1" office:value-type="float" office:value="13661" calcext:value-type="float">
            <text:p>13661</text:p>
          </table:table-cell>
          <table:table-cell table:style-name="ce1" office:value-type="float" office:value="3157" calcext:value-type="float">
            <text:p>3157</text:p>
          </table:table-cell>
          <table:table-cell table:style-name="ce1" office:value-type="float" office:value="727" calcext:value-type="float">
            <text:p>727</text:p>
          </table:table-cell>
          <table:table-cell table:style-name="ce1" office:value-type="float" office:value="20688" calcext:value-type="float">
            <text:p>20688</text:p>
          </table:table-cell>
          <table:table-cell table:style-name="ce1" office:value-type="float" office:value="14097" calcext:value-type="float">
            <text:p>14097</text:p>
          </table:table-cell>
          <table:table-cell table:style-name="ce1" office:value-type="float" office:value="10533" calcext:value-type="float">
            <text:p>10533</text:p>
          </table:table-cell>
          <table:table-cell table:style-name="ce1" office:value-type="float" office:value="967" calcext:value-type="float">
            <text:p>967</text:p>
          </table:table-cell>
          <table:table-cell table:style-name="ce1" table:formula="of:=SUM([.H365:.R365])" office:value-type="float" office:value="69507" calcext:value-type="float">
            <text:p>69507</text:p>
          </table:table-cell>
          <table:table-cell table:style-name="ce3" table:formula="of:=[.H365]/[.$S365]" office:value-type="percentage" office:value="0.00881925561454242" calcext:value-type="percentage">
            <text:p>0,88%</text:p>
          </table:table-cell>
          <table:table-cell table:style-name="ce3" table:formula="of:=[.I365]/[.$S365]" office:value-type="percentage" office:value="0.00838764440991555" calcext:value-type="percentage">
            <text:p>0,84%</text:p>
          </table:table-cell>
          <table:table-cell table:style-name="ce3" table:formula="of:=[.J365]/[.$S365]" office:value-type="percentage" office:value="0.00198541154128361" calcext:value-type="percentage">
            <text:p>0,20%</text:p>
          </table:table-cell>
          <table:table-cell table:style-name="ce3" table:formula="of:=[.K365]/[.$S365]" office:value-type="percentage" office:value="0.0624829153898169" calcext:value-type="percentage">
            <text:p>6,25%</text:p>
          </table:table-cell>
          <table:table-cell table:style-name="ce3" table:formula="of:=[.L365]/[.$S365]" office:value-type="percentage" office:value="0.196541355546923" calcext:value-type="percentage">
            <text:p>19,65%</text:p>
          </table:table-cell>
          <table:table-cell table:style-name="ce3" table:formula="of:=[.M365]/[.$S365]" office:value-type="percentage" office:value="0.0454198857669012" calcext:value-type="percentage">
            <text:p>4,54%</text:p>
          </table:table-cell>
          <table:table-cell table:style-name="ce3" table:formula="of:=[.N365]/[.$S365]" office:value-type="percentage" office:value="0.0104593781921245" calcext:value-type="percentage">
            <text:p>1,05%</text:p>
          </table:table-cell>
          <table:table-cell table:style-name="ce3" table:formula="of:=[.O365]/[.$S365]" office:value-type="percentage" office:value="0.297639086710691" calcext:value-type="percentage">
            <text:p>29,76%</text:p>
          </table:table-cell>
          <table:table-cell table:style-name="ce3" table:formula="of:=[.P365]/[.$S365]" office:value-type="percentage" office:value="0.202814105054167" calcext:value-type="percentage">
            <text:p>20,28%</text:p>
          </table:table-cell>
          <table:table-cell table:style-name="ce3" table:formula="of:=[.Q365]/[.$S365]" office:value-type="percentage" office:value="0.151538693944495" calcext:value-type="percentage">
            <text:p>15,15%</text:p>
          </table:table-cell>
          <table:table-cell table:style-name="ce3" table:formula="of:=[.R365]/[.$S365]" office:value-type="percentage" office:value="0.0139122678291395" calcext:value-type="percentage">
            <text:p>1,39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0-02</text:p>
          </table:table-cell>
          <table:table-cell table:style-name="ce1" office:value-type="string" calcext:value-type="string">
            <text:p>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0724" calcext:value-type="float">
            <text:p>90724</text:p>
          </table:table-cell>
          <table:table-cell table:style-name="ce1" office:value-type="float" office:value="72446" calcext:value-type="float">
            <text:p>72446</text:p>
          </table:table-cell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1031" calcext:value-type="float">
            <text:p>1031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623" calcext:value-type="float">
            <text:p>623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3833" calcext:value-type="float">
            <text:p>3833</text:p>
          </table:table-cell>
          <table:table-cell table:style-name="ce1" office:value-type="float" office:value="11523" calcext:value-type="float">
            <text:p>11523</text:p>
          </table:table-cell>
          <table:table-cell table:style-name="ce1" office:value-type="float" office:value="3439" calcext:value-type="float">
            <text:p>3439</text:p>
          </table:table-cell>
          <table:table-cell table:style-name="ce1" office:value-type="float" office:value="785" calcext:value-type="float">
            <text:p>785</text:p>
          </table:table-cell>
          <table:table-cell table:style-name="ce1" office:value-type="float" office:value="23065" calcext:value-type="float">
            <text:p>23065</text:p>
          </table:table-cell>
          <table:table-cell table:style-name="ce1" office:value-type="float" office:value="13235" calcext:value-type="float">
            <text:p>13235</text:p>
          </table:table-cell>
          <table:table-cell table:style-name="ce1" office:value-type="float" office:value="11617" calcext:value-type="float">
            <text:p>11617</text:p>
          </table:table-cell>
          <table:table-cell table:style-name="ce1" office:value-type="float" office:value="1054" calcext:value-type="float">
            <text:p>1054</text:p>
          </table:table-cell>
          <table:table-cell table:style-name="ce1" table:formula="of:=SUM([.H366:.R366])" office:value-type="float" office:value="70015" calcext:value-type="float">
            <text:p>70015</text:p>
          </table:table-cell>
          <table:table-cell table:style-name="ce3" table:formula="of:=[.H366]/[.$S366]" office:value-type="percentage" office:value="0.0101692494465472" calcext:value-type="percentage">
            <text:p>1,02%</text:p>
          </table:table-cell>
          <table:table-cell table:style-name="ce3" table:formula="of:=[.I366]/[.$S366]" office:value-type="percentage" office:value="0.00889809326572877" calcext:value-type="percentage">
            <text:p>0,89%</text:p>
          </table:table-cell>
          <table:table-cell table:style-name="ce3" table:formula="of:=[.J366]/[.$S366]" office:value-type="percentage" office:value="0.00184246232950082" calcext:value-type="percentage">
            <text:p>0,18%</text:p>
          </table:table-cell>
          <table:table-cell table:style-name="ce3" table:formula="of:=[.K366]/[.$S366]" office:value-type="percentage" office:value="0.0547454116974934" calcext:value-type="percentage">
            <text:p>5,47%</text:p>
          </table:table-cell>
          <table:table-cell table:style-name="ce3" table:formula="of:=[.L366]/[.$S366]" office:value-type="percentage" office:value="0.16457901878169" calcext:value-type="percentage">
            <text:p>16,46%</text:p>
          </table:table-cell>
          <table:table-cell table:style-name="ce3" table:formula="of:=[.M366]/[.$S366]" office:value-type="percentage" office:value="0.0491180461329715" calcext:value-type="percentage">
            <text:p>4,91%</text:p>
          </table:table-cell>
          <table:table-cell table:style-name="ce3" table:formula="of:=[.N366]/[.$S366]" office:value-type="percentage" office:value="0.0112118831678926" calcext:value-type="percentage">
            <text:p>1,12%</text:p>
          </table:table-cell>
          <table:table-cell table:style-name="ce3" table:formula="of:=[.O366]/[.$S366]" office:value-type="percentage" office:value="0.329429407984003" calcext:value-type="percentage">
            <text:p>32,94%</text:p>
          </table:table-cell>
          <table:table-cell table:style-name="ce3" table:formula="of:=[.P366]/[.$S366]" office:value-type="percentage" office:value="0.189030921945297" calcext:value-type="percentage">
            <text:p>18,90%</text:p>
          </table:table-cell>
          <table:table-cell table:style-name="ce3" table:formula="of:=[.Q366]/[.$S366]" office:value-type="percentage" office:value="0.165921588231093" calcext:value-type="percentage">
            <text:p>16,59%</text:p>
          </table:table-cell>
          <table:table-cell table:style-name="ce3" table:formula="of:=[.R366]/[.$S366]" office:value-type="percentage" office:value="0.0150539170177819" calcext:value-type="percentage">
            <text:p>1,5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1-01</text:p>
          </table:table-cell>
          <table:table-cell table:style-name="ce1" office:value-type="string" calcext:value-type="string">
            <text:p>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2884" calcext:value-type="float">
            <text:p>72884</text:p>
          </table:table-cell>
          <table:table-cell table:style-name="ce1" office:value-type="float" office:value="57704" calcext:value-type="float">
            <text:p>57704</text:p>
          </table:table-cell>
          <table:table-cell table:style-name="ce1" office:value-type="float" office:value="1192" calcext:value-type="float">
            <text:p>1192</text:p>
          </table:table-cell>
          <table:table-cell table:style-name="ce1" office:value-type="float" office:value="381" calcext:value-type="float">
            <text:p>381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3459" calcext:value-type="float">
            <text:p>3459</text:p>
          </table:table-cell>
          <table:table-cell table:style-name="ce1" office:value-type="float" office:value="11973" calcext:value-type="float">
            <text:p>11973</text:p>
          </table:table-cell>
          <table:table-cell table:style-name="ce1" office:value-type="float" office:value="3761" calcext:value-type="float">
            <text:p>3761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11457" calcext:value-type="float">
            <text:p>11457</text:p>
          </table:table-cell>
          <table:table-cell table:style-name="ce1" office:value-type="float" office:value="13572" calcext:value-type="float">
            <text:p>13572</text:p>
          </table:table-cell>
          <table:table-cell table:style-name="ce1" office:value-type="float" office:value="9843" calcext:value-type="float">
            <text:p>9843</text:p>
          </table:table-cell>
          <table:table-cell table:style-name="ce1" office:value-type="float" office:value="555" calcext:value-type="float">
            <text:p>555</text:p>
          </table:table-cell>
          <table:table-cell table:style-name="ce1" table:formula="of:=SUM([.H367:.R367])" office:value-type="float" office:value="56131" calcext:value-type="float">
            <text:p>56131</text:p>
          </table:table-cell>
          <table:table-cell table:style-name="ce3" table:formula="of:=[.H367]/[.$S367]" office:value-type="percentage" office:value="0.00557624129269031" calcext:value-type="percentage">
            <text:p>0,56%</text:p>
          </table:table-cell>
          <table:table-cell table:style-name="ce3" table:formula="of:=[.I367]/[.$S367]" office:value-type="percentage" office:value="0.00942438224866829" calcext:value-type="percentage">
            <text:p>0,94%</text:p>
          </table:table-cell>
          <table:table-cell table:style-name="ce3" table:formula="of:=[.J367]/[.$S367]" office:value-type="percentage" office:value="0.00176373127148991" calcext:value-type="percentage">
            <text:p>0,18%</text:p>
          </table:table-cell>
          <table:table-cell table:style-name="ce3" table:formula="of:=[.K367]/[.$S367]" office:value-type="percentage" office:value="0.061623701697814" calcext:value-type="percentage">
            <text:p>6,16%</text:p>
          </table:table-cell>
          <table:table-cell table:style-name="ce3" table:formula="of:=[.L367]/[.$S367]" office:value-type="percentage" office:value="0.213304591045946" calcext:value-type="percentage">
            <text:p>21,33%</text:p>
          </table:table-cell>
          <table:table-cell table:style-name="ce3" table:formula="of:=[.M367]/[.$S367]" office:value-type="percentage" office:value="0.0670039728492277" calcext:value-type="percentage">
            <text:p>6,70%</text:p>
          </table:table-cell>
          <table:table-cell table:style-name="ce3" table:formula="of:=[.N367]/[.$S367]" office:value-type="percentage" office:value="0.0101548164116086" calcext:value-type="percentage">
            <text:p>1,02%</text:p>
          </table:table-cell>
          <table:table-cell table:style-name="ce3" table:formula="of:=[.O367]/[.$S367]" office:value-type="percentage" office:value="0.204111809873332" calcext:value-type="percentage">
            <text:p>20,41%</text:p>
          </table:table-cell>
          <table:table-cell table:style-name="ce3" table:formula="of:=[.P367]/[.$S367]" office:value-type="percentage" office:value="0.241791523400616" calcext:value-type="percentage">
            <text:p>24,18%</text:p>
          </table:table-cell>
          <table:table-cell table:style-name="ce3" table:formula="of:=[.Q367]/[.$S367]" office:value-type="percentage" office:value="0.17535764550783" calcext:value-type="percentage">
            <text:p>17,54%</text:p>
          </table:table-cell>
          <table:table-cell table:style-name="ce3" table:formula="of:=[.R367]/[.$S367]" office:value-type="percentage" office:value="0.00988758440077675" calcext:value-type="percentage">
            <text:p>0,99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1-02</text:p>
          </table:table-cell>
          <table:table-cell table:style-name="ce1" office:value-type="string" calcext:value-type="string">
            <text:p>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8438" calcext:value-type="float">
            <text:p>78438</text:p>
          </table:table-cell>
          <table:table-cell table:style-name="ce1" office:value-type="float" office:value="63017" calcext:value-type="float">
            <text:p>63017</text:p>
          </table:table-cell>
          <table:table-cell table:style-name="ce1" office:value-type="float" office:value="1420" calcext:value-type="float">
            <text:p>1420</text:p>
          </table:table-cell>
          <table:table-cell table:style-name="ce1" office:value-type="float" office:value="644" calcext:value-type="float">
            <text:p>644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432" calcext:value-type="float">
            <text:p>432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4386" calcext:value-type="float">
            <text:p>4386</text:p>
          </table:table-cell>
          <table:table-cell table:style-name="ce1" office:value-type="float" office:value="12923" calcext:value-type="float">
            <text:p>12923</text:p>
          </table:table-cell>
          <table:table-cell table:style-name="ce1" office:value-type="float" office:value="3180" calcext:value-type="float">
            <text:p>3180</text:p>
          </table:table-cell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14255" calcext:value-type="float">
            <text:p>14255</text:p>
          </table:table-cell>
          <table:table-cell table:style-name="ce1" office:value-type="float" office:value="13368" calcext:value-type="float">
            <text:p>13368</text:p>
          </table:table-cell>
          <table:table-cell table:style-name="ce1" office:value-type="float" office:value="10384" calcext:value-type="float">
            <text:p>10384</text:p>
          </table:table-cell>
          <table:table-cell table:style-name="ce1" office:value-type="float" office:value="678" calcext:value-type="float">
            <text:p>678</text:p>
          </table:table-cell>
          <table:table-cell table:style-name="ce1" table:formula="of:=SUM([.H368:.R368])" office:value-type="float" office:value="60953" calcext:value-type="float">
            <text:p>60953</text:p>
          </table:table-cell>
          <table:table-cell table:style-name="ce3" table:formula="of:=[.H368]/[.$S368]" office:value-type="percentage" office:value="0.0080389808541007" calcext:value-type="percentage">
            <text:p>0,80%</text:p>
          </table:table-cell>
          <table:table-cell table:style-name="ce3" table:formula="of:=[.I368]/[.$S368]" office:value-type="percentage" office:value="0.00708742801830919" calcext:value-type="percentage">
            <text:p>0,71%</text:p>
          </table:table-cell>
          <table:table-cell table:style-name="ce3" table:formula="of:=[.J368]/[.$S368]" office:value-type="percentage" office:value="0.00175545092120158" calcext:value-type="percentage">
            <text:p>0,18%</text:p>
          </table:table-cell>
          <table:table-cell table:style-name="ce3" table:formula="of:=[.K368]/[.$S368]" office:value-type="percentage" office:value="0.0719570816858891" calcext:value-type="percentage">
            <text:p>7,20%</text:p>
          </table:table-cell>
          <table:table-cell table:style-name="ce3" table:formula="of:=[.L368]/[.$S368]" office:value-type="percentage" office:value="0.212015815464374" calcext:value-type="percentage">
            <text:p>21,20%</text:p>
          </table:table-cell>
          <table:table-cell table:style-name="ce3" table:formula="of:=[.M368]/[.$S368]" office:value-type="percentage" office:value="0.052171345134776" calcext:value-type="percentage">
            <text:p>5,22%</text:p>
          </table:table-cell>
          <table:table-cell table:style-name="ce3" table:formula="of:=[.N368]/[.$S368]" office:value-type="percentage" office:value="0.0123045625317868" calcext:value-type="percentage">
            <text:p>1,23%</text:p>
          </table:table-cell>
          <table:table-cell table:style-name="ce3" table:formula="of:=[.O368]/[.$S368]" office:value-type="percentage" office:value="0.233868718520828" calcext:value-type="percentage">
            <text:p>23,39%</text:p>
          </table:table-cell>
          <table:table-cell table:style-name="ce3" table:formula="of:=[.P368]/[.$S368]" office:value-type="percentage" office:value="0.219316522566568" calcext:value-type="percentage">
            <text:p>21,93%</text:p>
          </table:table-cell>
          <table:table-cell table:style-name="ce3" table:formula="of:=[.Q368]/[.$S368]" office:value-type="percentage" office:value="0.170360769773432" calcext:value-type="percentage">
            <text:p>17,04%</text:p>
          </table:table-cell>
          <table:table-cell table:style-name="ce3" table:formula="of:=[.R368]/[.$S368]" office:value-type="percentage" office:value="0.0111233245287353" calcext:value-type="percentage">
            <text:p>1,1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1-03</text:p>
          </table:table-cell>
          <table:table-cell table:style-name="ce1" office:value-type="string" calcext:value-type="string">
            <text:p>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2777" calcext:value-type="float">
            <text:p>82777</text:p>
          </table:table-cell>
          <table:table-cell table:style-name="ce1" office:value-type="float" office:value="65159" calcext:value-type="float">
            <text:p>65159</text:p>
          </table:table-cell>
          <table:table-cell table:style-name="ce1" office:value-type="float" office:value="1372" calcext:value-type="float">
            <text:p>1372</text:p>
          </table:table-cell>
          <table:table-cell table:style-name="ce1" office:value-type="float" office:value="584" calcext:value-type="float">
            <text:p>584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477" calcext:value-type="float">
            <text:p>477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3598" calcext:value-type="float">
            <text:p>3598</text:p>
          </table:table-cell>
          <table:table-cell table:style-name="ce1" office:value-type="float" office:value="12266" calcext:value-type="float">
            <text:p>12266</text:p>
          </table:table-cell>
          <table:table-cell table:style-name="ce1" office:value-type="float" office:value="4007" calcext:value-type="float">
            <text:p>4007</text:p>
          </table:table-cell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16088" calcext:value-type="float">
            <text:p>16088</text:p>
          </table:table-cell>
          <table:table-cell table:style-name="ce1" office:value-type="float" office:value="14248" calcext:value-type="float">
            <text:p>14248</text:p>
          </table:table-cell>
          <table:table-cell table:style-name="ce1" office:value-type="float" office:value="10623" calcext:value-type="float">
            <text:p>10623</text:p>
          </table:table-cell>
          <table:table-cell table:style-name="ce1" office:value-type="float" office:value="756" calcext:value-type="float">
            <text:p>756</text:p>
          </table:table-cell>
          <table:table-cell table:style-name="ce1" table:formula="of:=SUM([.H369:.R369])" office:value-type="float" office:value="63203" calcext:value-type="float">
            <text:p>63203</text:p>
          </table:table-cell>
          <table:table-cell table:style-name="ce3" table:formula="of:=[.H369]/[.$S369]" office:value-type="percentage" office:value="0.0070249829913137" calcext:value-type="percentage">
            <text:p>0,70%</text:p>
          </table:table-cell>
          <table:table-cell table:style-name="ce3" table:formula="of:=[.I369]/[.$S369]" office:value-type="percentage" office:value="0.00754711010553297" calcext:value-type="percentage">
            <text:p>0,75%</text:p>
          </table:table-cell>
          <table:table-cell table:style-name="ce3" table:formula="of:=[.J369]/[.$S369]" office:value-type="percentage" office:value="0.00162966947771467" calcext:value-type="percentage">
            <text:p>0,16%</text:p>
          </table:table-cell>
          <table:table-cell table:style-name="ce3" table:formula="of:=[.K369]/[.$S369]" office:value-type="percentage" office:value="0.0569276774836638" calcext:value-type="percentage">
            <text:p>5,69%</text:p>
          </table:table-cell>
          <table:table-cell table:style-name="ce3" table:formula="of:=[.L369]/[.$S369]" office:value-type="percentage" office:value="0.194073066151923" calcext:value-type="percentage">
            <text:p>19,41%</text:p>
          </table:table-cell>
          <table:table-cell table:style-name="ce3" table:formula="of:=[.M369]/[.$S369]" office:value-type="percentage" office:value="0.0633988892932297" calcext:value-type="percentage">
            <text:p>6,34%</text:p>
          </table:table-cell>
          <table:table-cell table:style-name="ce3" table:formula="of:=[.N369]/[.$S369]" office:value-type="percentage" office:value="0.00938246602218249" calcext:value-type="percentage">
            <text:p>0,94%</text:p>
          </table:table-cell>
          <table:table-cell table:style-name="ce3" table:formula="of:=[.O369]/[.$S369]" office:value-type="percentage" office:value="0.254544879198772" calcext:value-type="percentage">
            <text:p>25,45%</text:p>
          </table:table-cell>
          <table:table-cell table:style-name="ce3" table:formula="of:=[.P369]/[.$S369]" office:value-type="percentage" office:value="0.225432337072607" calcext:value-type="percentage">
            <text:p>22,54%</text:p>
          </table:table-cell>
          <table:table-cell table:style-name="ce3" table:formula="of:=[.Q369]/[.$S369]" office:value-type="percentage" office:value="0.16807746467731" calcext:value-type="percentage">
            <text:p>16,81%</text:p>
          </table:table-cell>
          <table:table-cell table:style-name="ce3" table:formula="of:=[.R369]/[.$S369]" office:value-type="percentage" office:value="0.0119614575257504" calcext:value-type="percentage">
            <text:p>1,2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1-04</text:p>
          </table:table-cell>
          <table:table-cell table:style-name="ce1" office:value-type="string" calcext:value-type="string">
            <text:p>7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2320" calcext:value-type="float">
            <text:p>82320</text:p>
          </table:table-cell>
          <table:table-cell table:style-name="ce1" office:value-type="float" office:value="65003" calcext:value-type="float">
            <text:p>65003</text:p>
          </table:table-cell>
          <table:table-cell table:style-name="ce1" office:value-type="float" office:value="1444" calcext:value-type="float">
            <text:p>1444</text:p>
          </table:table-cell>
          <table:table-cell table:style-name="ce1" office:value-type="float" office:value="686" calcext:value-type="float">
            <text:p>686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4165" calcext:value-type="float">
            <text:p>4165</text:p>
          </table:table-cell>
          <table:table-cell table:style-name="ce1" office:value-type="float" office:value="11181" calcext:value-type="float">
            <text:p>11181</text:p>
          </table:table-cell>
          <table:table-cell table:style-name="ce1" office:value-type="float" office:value="3552" calcext:value-type="float">
            <text:p>3552</text:p>
          </table:table-cell>
          <table:table-cell table:style-name="ce1" office:value-type="float" office:value="656" calcext:value-type="float">
            <text:p>656</text:p>
          </table:table-cell>
          <table:table-cell table:style-name="ce1" office:value-type="float" office:value="17670" calcext:value-type="float">
            <text:p>17670</text:p>
          </table:table-cell>
          <table:table-cell table:style-name="ce1" office:value-type="float" office:value="12710" calcext:value-type="float">
            <text:p>12710</text:p>
          </table:table-cell>
          <table:table-cell table:style-name="ce1" office:value-type="float" office:value="11060" calcext:value-type="float">
            <text:p>11060</text:p>
          </table:table-cell>
          <table:table-cell table:style-name="ce1" office:value-type="float" office:value="770" calcext:value-type="float">
            <text:p>770</text:p>
          </table:table-cell>
          <table:table-cell table:style-name="ce1" table:formula="of:=SUM([.H370:.R370])" office:value-type="float" office:value="62873" calcext:value-type="float">
            <text:p>62873</text:p>
          </table:table-cell>
          <table:table-cell table:style-name="ce3" table:formula="of:=[.H370]/[.$S370]" office:value-type="percentage" office:value="0.00755491228349212" calcext:value-type="percentage">
            <text:p>0,76%</text:p>
          </table:table-cell>
          <table:table-cell table:style-name="ce3" table:formula="of:=[.I370]/[.$S370]" office:value-type="percentage" office:value="0.00852512207147742" calcext:value-type="percentage">
            <text:p>0,85%</text:p>
          </table:table-cell>
          <table:table-cell table:style-name="ce3" table:formula="of:=[.J370]/[.$S370]" office:value-type="percentage" office:value="0.00155869769217311" calcext:value-type="percentage">
            <text:p>0,16%</text:p>
          </table:table-cell>
          <table:table-cell table:style-name="ce3" table:formula="of:=[.K370]/[.$S370]" office:value-type="percentage" office:value="0.0662446519173572" calcext:value-type="percentage">
            <text:p>6,62%</text:p>
          </table:table-cell>
          <table:table-cell table:style-name="ce3" table:formula="of:=[.L370]/[.$S370]" office:value-type="percentage" office:value="0.177834682614159" calcext:value-type="percentage">
            <text:p>17,78%</text:p>
          </table:table-cell>
          <table:table-cell table:style-name="ce3" table:formula="of:=[.M370]/[.$S370]" office:value-type="percentage" office:value="0.0564948388020295" calcext:value-type="percentage">
            <text:p>5,65%</text:p>
          </table:table-cell>
          <table:table-cell table:style-name="ce3" table:formula="of:=[.N370]/[.$S370]" office:value-type="percentage" office:value="0.0104337314904649" calcext:value-type="percentage">
            <text:p>1,04%</text:p>
          </table:table-cell>
          <table:table-cell table:style-name="ce3" table:formula="of:=[.O370]/[.$S370]" office:value-type="percentage" office:value="0.281042736945907" calcext:value-type="percentage">
            <text:p>28,10%</text:p>
          </table:table-cell>
          <table:table-cell table:style-name="ce3" table:formula="of:=[.P370]/[.$S370]" office:value-type="percentage" office:value="0.202153547627758" calcext:value-type="percentage">
            <text:p>20,22%</text:p>
          </table:table-cell>
          <table:table-cell table:style-name="ce3" table:formula="of:=[.Q370]/[.$S370]" office:value-type="percentage" office:value="0.17591016811668" calcext:value-type="percentage">
            <text:p>17,59%</text:p>
          </table:table-cell>
          <table:table-cell table:style-name="ce3" table:formula="of:=[.R370]/[.$S370]" office:value-type="percentage" office:value="0.012246910438503" calcext:value-type="percentage">
            <text:p>1,22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1-05</text:p>
          </table:table-cell>
          <table:table-cell table:style-name="ce1" office:value-type="string" calcext:value-type="string">
            <text:p>7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9999" calcext:value-type="float">
            <text:p>89999</text:p>
          </table:table-cell>
          <table:table-cell table:style-name="ce1" office:value-type="float" office:value="68780" calcext:value-type="float">
            <text:p>68780</text:p>
          </table:table-cell>
          <table:table-cell table:style-name="ce1" office:value-type="float" office:value="1416" calcext:value-type="float">
            <text:p>1416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479" calcext:value-type="float">
            <text:p>479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3353" calcext:value-type="float">
            <text:p>3353</text:p>
          </table:table-cell>
          <table:table-cell table:style-name="ce1" office:value-type="float" office:value="11757" calcext:value-type="float">
            <text:p>11757</text:p>
          </table:table-cell>
          <table:table-cell table:style-name="ce1" office:value-type="float" office:value="4684" calcext:value-type="float">
            <text:p>4684</text:p>
          </table:table-cell>
          <table:table-cell table:style-name="ce1" office:value-type="float" office:value="584" calcext:value-type="float">
            <text:p>584</text:p>
          </table:table-cell>
          <table:table-cell table:style-name="ce1" office:value-type="float" office:value="15787" calcext:value-type="float">
            <text:p>15787</text:p>
          </table:table-cell>
          <table:table-cell table:style-name="ce1" office:value-type="float" office:value="15314" calcext:value-type="float">
            <text:p>15314</text:p>
          </table:table-cell>
          <table:table-cell table:style-name="ce1" office:value-type="float" office:value="13339" calcext:value-type="float">
            <text:p>13339</text:p>
          </table:table-cell>
          <table:table-cell table:style-name="ce1" office:value-type="float" office:value="829" calcext:value-type="float">
            <text:p>829</text:p>
          </table:table-cell>
          <table:table-cell table:style-name="ce1" table:formula="of:=SUM([.H371:.R371])" office:value-type="float" office:value="66789" calcext:value-type="float">
            <text:p>66789</text:p>
          </table:table-cell>
          <table:table-cell table:style-name="ce3" table:formula="of:=[.H371]/[.$S371]" office:value-type="percentage" office:value="0.00717183967419785" calcext:value-type="percentage">
            <text:p>0,72%</text:p>
          </table:table-cell>
          <table:table-cell table:style-name="ce3" table:formula="of:=[.I371]/[.$S371]" office:value-type="percentage" office:value="0.00839958675829852" calcext:value-type="percentage">
            <text:p>0,84%</text:p>
          </table:table-cell>
          <table:table-cell table:style-name="ce3" table:formula="of:=[.J371]/[.$S371]" office:value-type="percentage" office:value="0.00152719759241791" calcext:value-type="percentage">
            <text:p>0,15%</text:p>
          </table:table-cell>
          <table:table-cell table:style-name="ce3" table:formula="of:=[.K371]/[.$S371]" office:value-type="percentage" office:value="0.0502028777193849" calcext:value-type="percentage">
            <text:p>5,02%</text:p>
          </table:table-cell>
          <table:table-cell table:style-name="ce3" table:formula="of:=[.L371]/[.$S371]" office:value-type="percentage" office:value="0.176031981314288" calcext:value-type="percentage">
            <text:p>17,60%</text:p>
          </table:table-cell>
          <table:table-cell table:style-name="ce3" table:formula="of:=[.M371]/[.$S371]" office:value-type="percentage" office:value="0.0701313090478971" calcext:value-type="percentage">
            <text:p>7,01%</text:p>
          </table:table-cell>
          <table:table-cell table:style-name="ce3" table:formula="of:=[.N371]/[.$S371]" office:value-type="percentage" office:value="0.00874395484286334" calcext:value-type="percentage">
            <text:p>0,87%</text:p>
          </table:table-cell>
          <table:table-cell table:style-name="ce3" table:formula="of:=[.O371]/[.$S371]" office:value-type="percentage" office:value="0.236371258740212" calcext:value-type="percentage">
            <text:p>23,64%</text:p>
          </table:table-cell>
          <table:table-cell table:style-name="ce3" table:formula="of:=[.P371]/[.$S371]" office:value-type="percentage" office:value="0.229289254218509" calcext:value-type="percentage">
            <text:p>22,93%</text:p>
          </table:table-cell>
          <table:table-cell table:style-name="ce3" table:formula="of:=[.Q371]/[.$S371]" office:value-type="percentage" office:value="0.199718516522182" calcext:value-type="percentage">
            <text:p>19,97%</text:p>
          </table:table-cell>
          <table:table-cell table:style-name="ce3" table:formula="of:=[.R371]/[.$S371]" office:value-type="percentage" office:value="0.0124122235697495" calcext:value-type="percentage">
            <text:p>1,24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2-01</text:p>
          </table:table-cell>
          <table:table-cell table:style-name="ce1" office:value-type="string" calcext:value-type="string">
            <text:p>7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1726" calcext:value-type="float">
            <text:p>71726</text:p>
          </table:table-cell>
          <table:table-cell table:style-name="ce1" office:value-type="float" office:value="59534" calcext:value-type="float">
            <text:p>59534</text:p>
          </table:table-cell>
          <table:table-cell table:style-name="ce1" office:value-type="float" office:value="1273" calcext:value-type="float">
            <text:p>1273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361" calcext:value-type="float">
            <text:p>361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2331" calcext:value-type="float">
            <text:p>2331</text:p>
          </table:table-cell>
          <table:table-cell table:style-name="ce1" office:value-type="float" office:value="17468" calcext:value-type="float">
            <text:p>17468</text:p>
          </table:table-cell>
          <table:table-cell table:style-name="ce1" office:value-type="float" office:value="3474" calcext:value-type="float">
            <text:p>3474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10205" calcext:value-type="float">
            <text:p>10205</text:p>
          </table:table-cell>
          <table:table-cell table:style-name="ce1" office:value-type="float" office:value="12710" calcext:value-type="float">
            <text:p>12710</text:p>
          </table:table-cell>
          <table:table-cell table:style-name="ce1" office:value-type="float" office:value="9966" calcext:value-type="float">
            <text:p>9966</text:p>
          </table:table-cell>
          <table:table-cell table:style-name="ce1" office:value-type="float" office:value="610" calcext:value-type="float">
            <text:p>610</text:p>
          </table:table-cell>
          <table:table-cell table:style-name="ce1" table:formula="of:=SUM([.H372:.R372])" office:value-type="float" office:value="57959" calcext:value-type="float">
            <text:p>57959</text:p>
          </table:table-cell>
          <table:table-cell table:style-name="ce3" table:formula="of:=[.H372]/[.$S372]" office:value-type="percentage" office:value="0.00626304801670146" calcext:value-type="percentage">
            <text:p>0,63%</text:p>
          </table:table-cell>
          <table:table-cell table:style-name="ce3" table:formula="of:=[.I372]/[.$S372]" office:value-type="percentage" office:value="0.00622854086509429" calcext:value-type="percentage">
            <text:p>0,62%</text:p>
          </table:table-cell>
          <table:table-cell table:style-name="ce3" table:formula="of:=[.J372]/[.$S372]" office:value-type="percentage" office:value="0.00184613261098363" calcext:value-type="percentage">
            <text:p>0,18%</text:p>
          </table:table-cell>
          <table:table-cell table:style-name="ce3" table:formula="of:=[.K372]/[.$S372]" office:value-type="percentage" office:value="0.0402180851981573" calcext:value-type="percentage">
            <text:p>4,02%</text:p>
          </table:table-cell>
          <table:table-cell table:style-name="ce3" table:formula="of:=[.L372]/[.$S372]" office:value-type="percentage" office:value="0.301385462137028" calcext:value-type="percentage">
            <text:p>30,14%</text:p>
          </table:table-cell>
          <table:table-cell table:style-name="ce3" table:formula="of:=[.M372]/[.$S372]" office:value-type="percentage" office:value="0.0599389223416553" calcext:value-type="percentage">
            <text:p>5,99%</text:p>
          </table:table-cell>
          <table:table-cell table:style-name="ce3" table:formula="of:=[.N372]/[.$S372]" office:value-type="percentage" office:value="0.00628030159250505" calcext:value-type="percentage">
            <text:p>0,63%</text:p>
          </table:table-cell>
          <table:table-cell table:style-name="ce3" table:formula="of:=[.O372]/[.$S372]" office:value-type="percentage" office:value="0.176072741075588" calcext:value-type="percentage">
            <text:p>17,61%</text:p>
          </table:table-cell>
          <table:table-cell table:style-name="ce3" table:formula="of:=[.P372]/[.$S372]" office:value-type="percentage" office:value="0.219292948463569" calcext:value-type="percentage">
            <text:p>21,93%</text:p>
          </table:table-cell>
          <table:table-cell table:style-name="ce3" table:formula="of:=[.Q372]/[.$S372]" office:value-type="percentage" office:value="0.171949136458531" calcext:value-type="percentage">
            <text:p>17,19%</text:p>
          </table:table-cell>
          <table:table-cell table:style-name="ce3" table:formula="of:=[.R372]/[.$S372]" office:value-type="percentage" office:value="0.010524681240187" calcext:value-type="percentage">
            <text:p>1,05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2-02</text:p>
          </table:table-cell>
          <table:table-cell table:style-name="ce1" office:value-type="string" calcext:value-type="string">
            <text:p>7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1903" calcext:value-type="float">
            <text:p>81903</text:p>
          </table:table-cell>
          <table:table-cell table:style-name="ce1" office:value-type="float" office:value="65446" calcext:value-type="float">
            <text:p>65446</text:p>
          </table:table-cell>
          <table:table-cell table:style-name="ce1" office:value-type="float" office:value="1632" calcext:value-type="float">
            <text:p>1632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447" calcext:value-type="float">
            <text:p>447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2523" calcext:value-type="float">
            <text:p>2523</text:p>
          </table:table-cell>
          <table:table-cell table:style-name="ce1" office:value-type="float" office:value="15358" calcext:value-type="float">
            <text:p>15358</text:p>
          </table:table-cell>
          <table:table-cell table:style-name="ce1" office:value-type="float" office:value="3881" calcext:value-type="float">
            <text:p>3881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13390" calcext:value-type="float">
            <text:p>13390</text:p>
          </table:table-cell>
          <table:table-cell table:style-name="ce1" office:value-type="float" office:value="13421" calcext:value-type="float">
            <text:p>13421</text:p>
          </table:table-cell>
          <table:table-cell table:style-name="ce1" office:value-type="float" office:value="12870" calcext:value-type="float">
            <text:p>12870</text:p>
          </table:table-cell>
          <table:table-cell table:style-name="ce1" office:value-type="float" office:value="702" calcext:value-type="float">
            <text:p>702</text:p>
          </table:table-cell>
          <table:table-cell table:style-name="ce1" table:formula="of:=SUM([.H373:.R373])" office:value-type="float" office:value="63540" calcext:value-type="float">
            <text:p>63540</text:p>
          </table:table-cell>
          <table:table-cell table:style-name="ce3" table:formula="of:=[.H373]/[.$S373]" office:value-type="percentage" office:value="0.00725527226943658" calcext:value-type="percentage">
            <text:p>0,73%</text:p>
          </table:table-cell>
          <table:table-cell table:style-name="ce3" table:formula="of:=[.I373]/[.$S373]" office:value-type="percentage" office:value="0.00703493862134089" calcext:value-type="percentage">
            <text:p>0,70%</text:p>
          </table:table-cell>
          <table:table-cell table:style-name="ce3" table:formula="of:=[.J373]/[.$S373]" office:value-type="percentage" office:value="0.00179414542020774" calcext:value-type="percentage">
            <text:p>0,18%</text:p>
          </table:table-cell>
          <table:table-cell table:style-name="ce3" table:formula="of:=[.K373]/[.$S373]" office:value-type="percentage" office:value="0.0397072710103872" calcext:value-type="percentage">
            <text:p>3,97%</text:p>
          </table:table-cell>
          <table:table-cell table:style-name="ce3" table:formula="of:=[.L373]/[.$S373]" office:value-type="percentage" office:value="0.241706011960969" calcext:value-type="percentage">
            <text:p>24,17%</text:p>
          </table:table-cell>
          <table:table-cell table:style-name="ce3" table:formula="of:=[.M373]/[.$S373]" office:value-type="percentage" office:value="0.0610796348756689" calcext:value-type="percentage">
            <text:p>6,11%</text:p>
          </table:table-cell>
          <table:table-cell table:style-name="ce3" table:formula="of:=[.N373]/[.$S373]" office:value-type="percentage" office:value="0.00587031790997797" calcext:value-type="percentage">
            <text:p>0,59%</text:p>
          </table:table-cell>
          <table:table-cell table:style-name="ce3" table:formula="of:=[.O373]/[.$S373]" office:value-type="percentage" office:value="0.210733396285804" calcext:value-type="percentage">
            <text:p>21,07%</text:p>
          </table:table-cell>
          <table:table-cell table:style-name="ce3" table:formula="of:=[.P373]/[.$S373]" office:value-type="percentage" office:value="0.211221277935159" calcext:value-type="percentage">
            <text:p>21,12%</text:p>
          </table:table-cell>
          <table:table-cell table:style-name="ce3" table:formula="of:=[.Q373]/[.$S373]" office:value-type="percentage" office:value="0.202549575070821" calcext:value-type="percentage">
            <text:p>20,25%</text:p>
          </table:table-cell>
          <table:table-cell table:style-name="ce3" table:formula="of:=[.R373]/[.$S373]" office:value-type="percentage" office:value="0.0110481586402266" calcext:value-type="percentage">
            <text:p>1,1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2-03</text:p>
          </table:table-cell>
          <table:table-cell table:style-name="ce1" office:value-type="string" calcext:value-type="string">
            <text:p>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5273" calcext:value-type="float">
            <text:p>85273</text:p>
          </table:table-cell>
          <table:table-cell table:style-name="ce1" office:value-type="float" office:value="70320" calcext:value-type="float">
            <text:p>70320</text:p>
          </table:table-cell>
          <table:table-cell table:style-name="ce1" office:value-type="float" office:value="1415" calcext:value-type="float">
            <text:p>1415</text:p>
          </table:table-cell>
          <table:table-cell table:style-name="ce1" office:value-type="float" office:value="631" calcext:value-type="float">
            <text:p>631</text:p>
          </table:table-cell>
          <table:table-cell table:style-name="ce1" office:value-type="float" office:value="660" calcext:value-type="float">
            <text:p>660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3108" calcext:value-type="float">
            <text:p>3108</text:p>
          </table:table-cell>
          <table:table-cell table:style-name="ce1" office:value-type="float" office:value="19353" calcext:value-type="float">
            <text:p>19353</text:p>
          </table:table-cell>
          <table:table-cell table:style-name="ce1" office:value-type="float" office:value="3217" calcext:value-type="float">
            <text:p>3217</text:p>
          </table:table-cell>
          <table:table-cell table:style-name="ce1" office:value-type="float" office:value="541" calcext:value-type="float">
            <text:p>541</text:p>
          </table:table-cell>
          <table:table-cell table:style-name="ce1" office:value-type="float" office:value="16409" calcext:value-type="float">
            <text:p>16409</text:p>
          </table:table-cell>
          <table:table-cell table:style-name="ce1" office:value-type="float" office:value="12086" calcext:value-type="float">
            <text:p>12086</text:p>
          </table:table-cell>
          <table:table-cell table:style-name="ce1" office:value-type="float" office:value="11521" calcext:value-type="float">
            <text:p>11521</text:p>
          </table:table-cell>
          <table:table-cell table:style-name="ce1" office:value-type="float" office:value="821" calcext:value-type="float">
            <text:p>821</text:p>
          </table:table-cell>
          <table:table-cell table:style-name="ce1" table:formula="of:=SUM([.H374:.R374])" office:value-type="float" office:value="68274" calcext:value-type="float">
            <text:p>68274</text:p>
          </table:table-cell>
          <table:table-cell table:style-name="ce3" table:formula="of:=[.H374]/[.$S374]" office:value-type="percentage" office:value="0.00966693031022058" calcext:value-type="percentage">
            <text:p>0,97%</text:p>
          </table:table-cell>
          <table:table-cell table:style-name="ce3" table:formula="of:=[.I374]/[.$S374]" office:value-type="percentage" office:value="0.0065032076632393" calcext:value-type="percentage">
            <text:p>0,65%</text:p>
          </table:table-cell>
          <table:table-cell table:style-name="ce3" table:formula="of:=[.J374]/[.$S374]" office:value-type="percentage" office:value="0.00166974250812901" calcext:value-type="percentage">
            <text:p>0,17%</text:p>
          </table:table-cell>
          <table:table-cell table:style-name="ce3" table:formula="of:=[.K374]/[.$S374]" office:value-type="percentage" office:value="0.0455224536426751" calcext:value-type="percentage">
            <text:p>4,55%</text:p>
          </table:table-cell>
          <table:table-cell table:style-name="ce3" table:formula="of:=[.L374]/[.$S374]" office:value-type="percentage" office:value="0.283460761051059" calcext:value-type="percentage">
            <text:p>28,35%</text:p>
          </table:table-cell>
          <table:table-cell table:style-name="ce3" table:formula="of:=[.M374]/[.$S374]" office:value-type="percentage" office:value="0.0471189618302721" calcext:value-type="percentage">
            <text:p>4,71%</text:p>
          </table:table-cell>
          <table:table-cell table:style-name="ce3" table:formula="of:=[.N374]/[.$S374]" office:value-type="percentage" office:value="0.0079239534815596" calcext:value-type="percentage">
            <text:p>0,79%</text:p>
          </table:table-cell>
          <table:table-cell table:style-name="ce3" table:formula="of:=[.O374]/[.$S374]" office:value-type="percentage" office:value="0.240340393121833" calcext:value-type="percentage">
            <text:p>24,03%</text:p>
          </table:table-cell>
          <table:table-cell table:style-name="ce3" table:formula="of:=[.P374]/[.$S374]" office:value-type="percentage" office:value="0.177021999589888" calcext:value-type="percentage">
            <text:p>17,70%</text:p>
          </table:table-cell>
          <table:table-cell table:style-name="ce3" table:formula="of:=[.Q374]/[.$S374]" office:value-type="percentage" office:value="0.168746521369775" calcext:value-type="percentage">
            <text:p>16,87%</text:p>
          </table:table-cell>
          <table:table-cell table:style-name="ce3" table:formula="of:=[.R374]/[.$S374]" office:value-type="percentage" office:value="0.0120250754313501" calcext:value-type="percentage">
            <text:p>1,2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2-04</text:p>
          </table:table-cell>
          <table:table-cell table:style-name="ce1" office:value-type="string" calcext:value-type="string">
            <text:p>7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9619" calcext:value-type="float">
            <text:p>79619</text:p>
          </table:table-cell>
          <table:table-cell table:style-name="ce1" office:value-type="float" office:value="65766" calcext:value-type="float">
            <text:p>65766</text:p>
          </table:table-cell>
          <table:table-cell table:style-name="ce1" office:value-type="float" office:value="1379" calcext:value-type="float">
            <text:p>1379</text:p>
          </table:table-cell>
          <table:table-cell table:style-name="ce1" office:value-type="float" office:value="468" calcext:value-type="float">
            <text:p>468</text:p>
          </table:table-cell>
          <table:table-cell table:style-name="ce1" office:value-type="float" office:value="447" calcext:value-type="float">
            <text:p>447</text:p>
          </table:table-cell>
          <table:table-cell table:style-name="ce1" office:value-type="float" office:value="374" calcext:value-type="float">
            <text:p>374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2550" calcext:value-type="float">
            <text:p>2550</text:p>
          </table:table-cell>
          <table:table-cell table:style-name="ce1" office:value-type="float" office:value="20089" calcext:value-type="float">
            <text:p>20089</text:p>
          </table:table-cell>
          <table:table-cell table:style-name="ce1" office:value-type="float" office:value="3075" calcext:value-type="float">
            <text:p>3075</text:p>
          </table:table-cell>
          <table:table-cell table:style-name="ce1" office:value-type="float" office:value="401" calcext:value-type="float">
            <text:p>401</text:p>
          </table:table-cell>
          <table:table-cell table:style-name="ce1" office:value-type="float" office:value="12496" calcext:value-type="float">
            <text:p>12496</text:p>
          </table:table-cell>
          <table:table-cell table:style-name="ce1" office:value-type="float" office:value="12084" calcext:value-type="float">
            <text:p>12084</text:p>
          </table:table-cell>
          <table:table-cell table:style-name="ce1" office:value-type="float" office:value="11588" calcext:value-type="float">
            <text:p>11588</text:p>
          </table:table-cell>
          <table:table-cell table:style-name="ce1" office:value-type="float" office:value="706" calcext:value-type="float">
            <text:p>706</text:p>
          </table:table-cell>
          <table:table-cell table:style-name="ce1" table:formula="of:=SUM([.H375:.R375])" office:value-type="float" office:value="63919" calcext:value-type="float">
            <text:p>63919</text:p>
          </table:table-cell>
          <table:table-cell table:style-name="ce3" table:formula="of:=[.H375]/[.$S375]" office:value-type="percentage" office:value="0.0069932258014049" calcext:value-type="percentage">
            <text:p>0,70%</text:p>
          </table:table-cell>
          <table:table-cell table:style-name="ce3" table:formula="of:=[.I375]/[.$S375]" office:value-type="percentage" office:value="0.00585115536851327" calcext:value-type="percentage">
            <text:p>0,59%</text:p>
          </table:table-cell>
          <table:table-cell table:style-name="ce3" table:formula="of:=[.J375]/[.$S375]" office:value-type="percentage" office:value="0.00170528324911216" calcext:value-type="percentage">
            <text:p>0,17%</text:p>
          </table:table-cell>
          <table:table-cell table:style-name="ce3" table:formula="of:=[.K375]/[.$S375]" office:value-type="percentage" office:value="0.0398942411489541" calcext:value-type="percentage">
            <text:p>3,99%</text:p>
          </table:table-cell>
          <table:table-cell table:style-name="ce3" table:formula="of:=[.L375]/[.$S375]" office:value-type="percentage" office:value="0.314288396251506" calcext:value-type="percentage">
            <text:p>31,43%</text:p>
          </table:table-cell>
          <table:table-cell table:style-name="ce3" table:formula="of:=[.M375]/[.$S375]" office:value-type="percentage" office:value="0.0481077613855035" calcext:value-type="percentage">
            <text:p>4,81%</text:p>
          </table:table-cell>
          <table:table-cell table:style-name="ce3" table:formula="of:=[.N375]/[.$S375]" office:value-type="percentage" office:value="0.00627356498067867" calcext:value-type="percentage">
            <text:p>0,63%</text:p>
          </table:table-cell>
          <table:table-cell table:style-name="ce3" table:formula="of:=[.O375]/[.$S375]" office:value-type="percentage" office:value="0.195497426430326" calcext:value-type="percentage">
            <text:p>19,55%</text:p>
          </table:table-cell>
          <table:table-cell table:style-name="ce3" table:formula="of:=[.P375]/[.$S375]" office:value-type="percentage" office:value="0.189051768644691" calcext:value-type="percentage">
            <text:p>18,91%</text:p>
          </table:table-cell>
          <table:table-cell table:style-name="ce3" table:formula="of:=[.Q375]/[.$S375]" office:value-type="percentage" office:value="0.181291947621208" calcext:value-type="percentage">
            <text:p>18,13%</text:p>
          </table:table-cell>
          <table:table-cell table:style-name="ce3" table:formula="of:=[.R375]/[.$S375]" office:value-type="percentage" office:value="0.0110452291181026" calcext:value-type="percentage">
            <text:p>1,1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2-05</text:p>
          </table:table-cell>
          <table:table-cell table:style-name="ce1" office:value-type="string" calcext:value-type="string">
            <text:p>7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6919" calcext:value-type="float">
            <text:p>86919</text:p>
          </table:table-cell>
          <table:table-cell table:style-name="ce1" office:value-type="float" office:value="70796" calcext:value-type="float">
            <text:p>70796</text:p>
          </table:table-cell>
          <table:table-cell table:style-name="ce1" office:value-type="float" office:value="1589" calcext:value-type="float">
            <text:p>1589</text:p>
          </table:table-cell>
          <table:table-cell table:style-name="ce1" office:value-type="float" office:value="457" calcext:value-type="float">
            <text:p>457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3145" calcext:value-type="float">
            <text:p>3145</text:p>
          </table:table-cell>
          <table:table-cell table:style-name="ce1" office:value-type="float" office:value="19993" calcext:value-type="float">
            <text:p>19993</text:p>
          </table:table-cell>
          <table:table-cell table:style-name="ce1" office:value-type="float" office:value="3548" calcext:value-type="float">
            <text:p>3548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14582" calcext:value-type="float">
            <text:p>14582</text:p>
          </table:table-cell>
          <table:table-cell table:style-name="ce1" office:value-type="float" office:value="14316" calcext:value-type="float">
            <text:p>14316</text:p>
          </table:table-cell>
          <table:table-cell table:style-name="ce1" office:value-type="float" office:value="10906" calcext:value-type="float">
            <text:p>10906</text:p>
          </table:table-cell>
          <table:table-cell table:style-name="ce1" office:value-type="float" office:value="726" calcext:value-type="float">
            <text:p>726</text:p>
          </table:table-cell>
          <table:table-cell table:style-name="ce1" table:formula="of:=SUM([.H376:.R376])" office:value-type="float" office:value="68750" calcext:value-type="float">
            <text:p>68750</text:p>
          </table:table-cell>
          <table:table-cell table:style-name="ce3" table:formula="of:=[.H376]/[.$S376]" office:value-type="percentage" office:value="0.00757818181818182" calcext:value-type="percentage">
            <text:p>0,76%</text:p>
          </table:table-cell>
          <table:table-cell table:style-name="ce3" table:formula="of:=[.I376]/[.$S376]" office:value-type="percentage" office:value="0.00651636363636364" calcext:value-type="percentage">
            <text:p>0,65%</text:p>
          </table:table-cell>
          <table:table-cell table:style-name="ce3" table:formula="of:=[.J376]/[.$S376]" office:value-type="percentage" office:value="0.00149818181818182" calcext:value-type="percentage">
            <text:p>0,15%</text:p>
          </table:table-cell>
          <table:table-cell table:style-name="ce3" table:formula="of:=[.K376]/[.$S376]" office:value-type="percentage" office:value="0.0457454545454545" calcext:value-type="percentage">
            <text:p>4,57%</text:p>
          </table:table-cell>
          <table:table-cell table:style-name="ce3" table:formula="of:=[.L376]/[.$S376]" office:value-type="percentage" office:value="0.290807272727273" calcext:value-type="percentage">
            <text:p>29,08%</text:p>
          </table:table-cell>
          <table:table-cell table:style-name="ce3" table:formula="of:=[.M376]/[.$S376]" office:value-type="percentage" office:value="0.0516072727272727" calcext:value-type="percentage">
            <text:p>5,16%</text:p>
          </table:table-cell>
          <table:table-cell table:style-name="ce3" table:formula="of:=[.N376]/[.$S376]" office:value-type="percentage" office:value="0.00672" calcext:value-type="percentage">
            <text:p>0,67%</text:p>
          </table:table-cell>
          <table:table-cell table:style-name="ce3" table:formula="of:=[.O376]/[.$S376]" office:value-type="percentage" office:value="0.212101818181818" calcext:value-type="percentage">
            <text:p>21,21%</text:p>
          </table:table-cell>
          <table:table-cell table:style-name="ce3" table:formula="of:=[.P376]/[.$S376]" office:value-type="percentage" office:value="0.208232727272727" calcext:value-type="percentage">
            <text:p>20,82%</text:p>
          </table:table-cell>
          <table:table-cell table:style-name="ce3" table:formula="of:=[.Q376]/[.$S376]" office:value-type="percentage" office:value="0.158632727272727" calcext:value-type="percentage">
            <text:p>15,86%</text:p>
          </table:table-cell>
          <table:table-cell table:style-name="ce3" table:formula="of:=[.R376]/[.$S376]" office:value-type="percentage" office:value="0.01056" calcext:value-type="percentage">
            <text:p>1,06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3-01</text:p>
          </table:table-cell>
          <table:table-cell table:style-name="ce1" office:value-type="string" calcext:value-type="string">
            <text:p>7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7005" calcext:value-type="float">
            <text:p>87005</text:p>
          </table:table-cell>
          <table:table-cell table:style-name="ce1" office:value-type="float" office:value="70432" calcext:value-type="float">
            <text:p>70432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439" calcext:value-type="float">
            <text:p>439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673" calcext:value-type="float">
            <text:p>673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4078" calcext:value-type="float">
            <text:p>4078</text:p>
          </table:table-cell>
          <table:table-cell table:style-name="ce1" office:value-type="float" office:value="15399" calcext:value-type="float">
            <text:p>15399</text:p>
          </table:table-cell>
          <table:table-cell table:style-name="ce1" office:value-type="float" office:value="3553" calcext:value-type="float">
            <text:p>3553</text:p>
          </table:table-cell>
          <table:table-cell table:style-name="ce1" office:value-type="float" office:value="892" calcext:value-type="float">
            <text:p>892</text:p>
          </table:table-cell>
          <table:table-cell table:style-name="ce1" office:value-type="float" office:value="15293" calcext:value-type="float">
            <text:p>15293</text:p>
          </table:table-cell>
          <table:table-cell table:style-name="ce1" office:value-type="float" office:value="16344" calcext:value-type="float">
            <text:p>16344</text:p>
          </table:table-cell>
          <table:table-cell table:style-name="ce1" office:value-type="float" office:value="11441" calcext:value-type="float">
            <text:p>11441</text:p>
          </table:table-cell>
          <table:table-cell table:style-name="ce1" office:value-type="float" office:value="643" calcext:value-type="float">
            <text:p>643</text:p>
          </table:table-cell>
          <table:table-cell table:style-name="ce1" table:formula="of:=SUM([.H377:.R377])" office:value-type="float" office:value="68743" calcext:value-type="float">
            <text:p>68743</text:p>
          </table:table-cell>
          <table:table-cell table:style-name="ce3" table:formula="of:=[.H377]/[.$S377]" office:value-type="percentage" office:value="0.00464047248447115" calcext:value-type="percentage">
            <text:p>0,46%</text:p>
          </table:table-cell>
          <table:table-cell table:style-name="ce3" table:formula="of:=[.I377]/[.$S377]" office:value-type="percentage" office:value="0.0097900877180222" calcext:value-type="percentage">
            <text:p>0,98%</text:p>
          </table:table-cell>
          <table:table-cell table:style-name="ce3" table:formula="of:=[.J377]/[.$S377]" office:value-type="percentage" office:value="0.00157106905430371" calcext:value-type="percentage">
            <text:p>0,16%</text:p>
          </table:table-cell>
          <table:table-cell table:style-name="ce3" table:formula="of:=[.K377]/[.$S377]" office:value-type="percentage" office:value="0.0593224037356531" calcext:value-type="percentage">
            <text:p>5,93%</text:p>
          </table:table-cell>
          <table:table-cell table:style-name="ce3" table:formula="of:=[.L377]/[.$S377]" office:value-type="percentage" office:value="0.224008262659471" calcext:value-type="percentage">
            <text:p>22,40%</text:p>
          </table:table-cell>
          <table:table-cell table:style-name="ce3" table:formula="of:=[.M377]/[.$S377]" office:value-type="percentage" office:value="0.0516852624994545" calcext:value-type="percentage">
            <text:p>5,17%</text:p>
          </table:table-cell>
          <table:table-cell table:style-name="ce3" table:formula="of:=[.N377]/[.$S377]" office:value-type="percentage" office:value="0.0129758666336936" calcext:value-type="percentage">
            <text:p>1,30%</text:p>
          </table:table-cell>
          <table:table-cell table:style-name="ce3" table:formula="of:=[.O377]/[.$S377]" office:value-type="percentage" office:value="0.222466287476543" calcext:value-type="percentage">
            <text:p>22,25%</text:p>
          </table:table-cell>
          <table:table-cell table:style-name="ce3" table:formula="of:=[.P377]/[.$S377]" office:value-type="percentage" office:value="0.237755116884628" calcext:value-type="percentage">
            <text:p>23,78%</text:p>
          </table:table-cell>
          <table:table-cell table:style-name="ce3" table:formula="of:=[.Q377]/[.$S377]" office:value-type="percentage" office:value="0.166431491206377" calcext:value-type="percentage">
            <text:p>16,64%</text:p>
          </table:table-cell>
          <table:table-cell table:style-name="ce3" table:formula="of:=[.R377]/[.$S377]" office:value-type="percentage" office:value="0.00935367964738228" calcext:value-type="percentage">
            <text:p>0,94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3-02</text:p>
          </table:table-cell>
          <table:table-cell table:style-name="ce1" office:value-type="string" calcext:value-type="string">
            <text:p>7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5950" calcext:value-type="float">
            <text:p>75950</text:p>
          </table:table-cell>
          <table:table-cell table:style-name="ce1" office:value-type="float" office:value="59510" calcext:value-type="float">
            <text:p>59510</text:p>
          </table:table-cell>
          <table:table-cell table:style-name="ce1" office:value-type="float" office:value="1114" calcext:value-type="float">
            <text:p>1114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629" calcext:value-type="float">
            <text:p>629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3535" calcext:value-type="float">
            <text:p>3535</text:p>
          </table:table-cell>
          <table:table-cell table:style-name="ce1" office:value-type="float" office:value="13975" calcext:value-type="float">
            <text:p>13975</text:p>
          </table:table-cell>
          <table:table-cell table:style-name="ce1" office:value-type="float" office:value="2644" calcext:value-type="float">
            <text:p>2644</text:p>
          </table:table-cell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12774" calcext:value-type="float">
            <text:p>12774</text:p>
          </table:table-cell>
          <table:table-cell table:style-name="ce1" office:value-type="float" office:value="11962" calcext:value-type="float">
            <text:p>11962</text:p>
          </table:table-cell>
          <table:table-cell table:style-name="ce1" office:value-type="float" office:value="10487" calcext:value-type="float">
            <text:p>10487</text:p>
          </table:table-cell>
          <table:table-cell table:style-name="ce1" office:value-type="float" office:value="706" calcext:value-type="float">
            <text:p>706</text:p>
          </table:table-cell>
          <table:table-cell table:style-name="ce1" table:formula="of:=SUM([.H378:.R378])" office:value-type="float" office:value="57951" calcext:value-type="float">
            <text:p>57951</text:p>
          </table:table-cell>
          <table:table-cell table:style-name="ce3" table:formula="of:=[.H378]/[.$S378]" office:value-type="percentage" office:value="0.00498697175199738" calcext:value-type="percentage">
            <text:p>0,50%</text:p>
          </table:table-cell>
          <table:table-cell table:style-name="ce3" table:formula="of:=[.I378]/[.$S378]" office:value-type="percentage" office:value="0.0108539973425825" calcext:value-type="percentage">
            <text:p>1,09%</text:p>
          </table:table-cell>
          <table:table-cell table:style-name="ce3" table:formula="of:=[.J378]/[.$S378]" office:value-type="percentage" office:value="0.00189815533813049" calcext:value-type="percentage">
            <text:p>0,19%</text:p>
          </table:table-cell>
          <table:table-cell table:style-name="ce3" table:formula="of:=[.K378]/[.$S378]" office:value-type="percentage" office:value="0.0609998101844662" calcext:value-type="percentage">
            <text:p>6,10%</text:p>
          </table:table-cell>
          <table:table-cell table:style-name="ce3" table:formula="of:=[.L378]/[.$S378]" office:value-type="percentage" office:value="0.241152007730669" calcext:value-type="percentage">
            <text:p>24,12%</text:p>
          </table:table-cell>
          <table:table-cell table:style-name="ce3" table:formula="of:=[.M378]/[.$S378]" office:value-type="percentage" office:value="0.0456247519456092" calcext:value-type="percentage">
            <text:p>4,56%</text:p>
          </table:table-cell>
          <table:table-cell table:style-name="ce3" table:formula="of:=[.N378]/[.$S378]" office:value-type="percentage" office:value="0.0144950044002692" calcext:value-type="percentage">
            <text:p>1,45%</text:p>
          </table:table-cell>
          <table:table-cell table:style-name="ce3" table:formula="of:=[.O378]/[.$S378]" office:value-type="percentage" office:value="0.220427602629808" calcext:value-type="percentage">
            <text:p>22,04%</text:p>
          </table:table-cell>
          <table:table-cell table:style-name="ce3" table:formula="of:=[.P378]/[.$S378]" office:value-type="percentage" office:value="0.206415765042881" calcext:value-type="percentage">
            <text:p>20,64%</text:p>
          </table:table-cell>
          <table:table-cell table:style-name="ce3" table:formula="of:=[.Q378]/[.$S378]" office:value-type="percentage" office:value="0.180963227554313" calcext:value-type="percentage">
            <text:p>18,10%</text:p>
          </table:table-cell>
          <table:table-cell table:style-name="ce3" table:formula="of:=[.R378]/[.$S378]" office:value-type="percentage" office:value="0.0121827060792739" calcext:value-type="percentage">
            <text:p>1,22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3-03</text:p>
          </table:table-cell>
          <table:table-cell table:style-name="ce1" office:value-type="string" calcext:value-type="string">
            <text:p>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2640" calcext:value-type="float">
            <text:p>72640</text:p>
          </table:table-cell>
          <table:table-cell table:style-name="ce1" office:value-type="float" office:value="58446" calcext:value-type="float">
            <text:p>58446</text:p>
          </table:table-cell>
          <table:table-cell table:style-name="ce1" office:value-type="float" office:value="996" calcext:value-type="float">
            <text:p>996</text:p>
          </table:table-cell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579" calcext:value-type="float">
            <text:p>579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3270" calcext:value-type="float">
            <text:p>3270</text:p>
          </table:table-cell>
          <table:table-cell table:style-name="ce1" office:value-type="float" office:value="10723" calcext:value-type="float">
            <text:p>10723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733" calcext:value-type="float">
            <text:p>733</text:p>
          </table:table-cell>
          <table:table-cell table:style-name="ce1" office:value-type="float" office:value="13915" calcext:value-type="float">
            <text:p>13915</text:p>
          </table:table-cell>
          <table:table-cell table:style-name="ce1" office:value-type="float" office:value="13132" calcext:value-type="float">
            <text:p>13132</text:p>
          </table:table-cell>
          <table:table-cell table:style-name="ce1" office:value-type="float" office:value="10387" calcext:value-type="float">
            <text:p>10387</text:p>
          </table:table-cell>
          <table:table-cell table:style-name="ce1" office:value-type="float" office:value="645" calcext:value-type="float">
            <text:p>645</text:p>
          </table:table-cell>
          <table:table-cell table:style-name="ce1" table:formula="of:=SUM([.H379:.R379])" office:value-type="float" office:value="56997" calcext:value-type="float">
            <text:p>56997</text:p>
          </table:table-cell>
          <table:table-cell table:style-name="ce3" table:formula="of:=[.H379]/[.$S379]" office:value-type="percentage" office:value="0.005859957541625" calcext:value-type="percentage">
            <text:p>0,59%</text:p>
          </table:table-cell>
          <table:table-cell table:style-name="ce3" table:formula="of:=[.I379]/[.$S379]" office:value-type="percentage" office:value="0.0101584293910206" calcext:value-type="percentage">
            <text:p>1,02%</text:p>
          </table:table-cell>
          <table:table-cell table:style-name="ce3" table:formula="of:=[.J379]/[.$S379]" office:value-type="percentage" office:value="0.00194747091952208" calcext:value-type="percentage">
            <text:p>0,19%</text:p>
          </table:table-cell>
          <table:table-cell table:style-name="ce3" table:formula="of:=[.K379]/[.$S379]" office:value-type="percentage" office:value="0.057371440602137" calcext:value-type="percentage">
            <text:p>5,74%</text:p>
          </table:table-cell>
          <table:table-cell table:style-name="ce3" table:formula="of:=[.L379]/[.$S379]" office:value-type="percentage" office:value="0.188132708739056" calcext:value-type="percentage">
            <text:p>18,81%</text:p>
          </table:table-cell>
          <table:table-cell table:style-name="ce3" table:formula="of:=[.M379]/[.$S379]" office:value-type="percentage" office:value="0.0555818727301437" calcext:value-type="percentage">
            <text:p>5,56%</text:p>
          </table:table-cell>
          <table:table-cell table:style-name="ce3" table:formula="of:=[.N379]/[.$S379]" office:value-type="percentage" office:value="0.0128603259820692" calcext:value-type="percentage">
            <text:p>1,29%</text:p>
          </table:table-cell>
          <table:table-cell table:style-name="ce3" table:formula="of:=[.O379]/[.$S379]" office:value-type="percentage" office:value="0.24413565626261" calcext:value-type="percentage">
            <text:p>24,41%</text:p>
          </table:table-cell>
          <table:table-cell table:style-name="ce3" table:formula="of:=[.P379]/[.$S379]" office:value-type="percentage" office:value="0.230398091127603" calcext:value-type="percentage">
            <text:p>23,04%</text:p>
          </table:table-cell>
          <table:table-cell table:style-name="ce3" table:formula="of:=[.Q379]/[.$S379]" office:value-type="percentage" office:value="0.182237661631314" calcext:value-type="percentage">
            <text:p>18,22%</text:p>
          </table:table-cell>
          <table:table-cell table:style-name="ce3" table:formula="of:=[.R379]/[.$S379]" office:value-type="percentage" office:value="0.0113163850728986" calcext:value-type="percentage">
            <text:p>1,13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3-04</text:p>
          </table:table-cell>
          <table:table-cell table:style-name="ce1" office:value-type="string" calcext:value-type="string">
            <text:p>7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4661" calcext:value-type="float">
            <text:p>74661</text:p>
          </table:table-cell>
          <table:table-cell table:style-name="ce1" office:value-type="float" office:value="59101" calcext:value-type="float">
            <text:p>59101</text:p>
          </table:table-cell>
          <table:table-cell table:style-name="ce1" office:value-type="float" office:value="866" calcext:value-type="float">
            <text:p>866</text:p>
          </table:table-cell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727" calcext:value-type="float">
            <text:p>727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2790" calcext:value-type="float">
            <text:p>2790</text:p>
          </table:table-cell>
          <table:table-cell table:style-name="ce1" office:value-type="float" office:value="10718" calcext:value-type="float">
            <text:p>10718</text:p>
          </table:table-cell>
          <table:table-cell table:style-name="ce1" office:value-type="float" office:value="4387" calcext:value-type="float">
            <text:p>4387</text:p>
          </table:table-cell>
          <table:table-cell table:style-name="ce1" office:value-type="float" office:value="687" calcext:value-type="float">
            <text:p>687</text:p>
          </table:table-cell>
          <table:table-cell table:style-name="ce1" office:value-type="float" office:value="10466" calcext:value-type="float">
            <text:p>10466</text:p>
          </table:table-cell>
          <table:table-cell table:style-name="ce1" office:value-type="float" office:value="14433" calcext:value-type="float">
            <text:p>14433</text:p>
          </table:table-cell>
          <table:table-cell table:style-name="ce1" office:value-type="float" office:value="12698" calcext:value-type="float">
            <text:p>12698</text:p>
          </table:table-cell>
          <table:table-cell table:style-name="ce1" office:value-type="float" office:value="584" calcext:value-type="float">
            <text:p>584</text:p>
          </table:table-cell>
          <table:table-cell table:style-name="ce1" table:formula="of:=SUM([.H380:.R380])" office:value-type="float" office:value="57868" calcext:value-type="float">
            <text:p>57868</text:p>
          </table:table-cell>
          <table:table-cell table:style-name="ce3" table:formula="of:=[.H380]/[.$S380]" office:value-type="percentage" office:value="0.00478675606552844" calcext:value-type="percentage">
            <text:p>0,48%</text:p>
          </table:table-cell>
          <table:table-cell table:style-name="ce3" table:formula="of:=[.I380]/[.$S380]" office:value-type="percentage" office:value="0.0125630745835349" calcext:value-type="percentage">
            <text:p>1,26%</text:p>
          </table:table-cell>
          <table:table-cell table:style-name="ce3" table:formula="of:=[.J380]/[.$S380]" office:value-type="percentage" office:value="0.00174535148959701" calcext:value-type="percentage">
            <text:p>0,17%</text:p>
          </table:table-cell>
          <table:table-cell table:style-name="ce3" table:formula="of:=[.K380]/[.$S380]" office:value-type="percentage" office:value="0.0482131748116403" calcext:value-type="percentage">
            <text:p>4,82%</text:p>
          </table:table-cell>
          <table:table-cell table:style-name="ce3" table:formula="of:=[.L380]/[.$S380]" office:value-type="percentage" office:value="0.185214626391097" calcext:value-type="percentage">
            <text:p>18,52%</text:p>
          </table:table-cell>
          <table:table-cell table:style-name="ce3" table:formula="of:=[.M380]/[.$S380]" office:value-type="percentage" office:value="0.0758104651966544" calcext:value-type="percentage">
            <text:p>7,58%</text:p>
          </table:table-cell>
          <table:table-cell table:style-name="ce3" table:formula="of:=[.N380]/[.$S380]" office:value-type="percentage" office:value="0.0118718462708233" calcext:value-type="percentage">
            <text:p>1,19%</text:p>
          </table:table-cell>
          <table:table-cell table:style-name="ce3" table:formula="of:=[.O380]/[.$S380]" office:value-type="percentage" office:value="0.180859888021013" calcext:value-type="percentage">
            <text:p>18,09%</text:p>
          </table:table-cell>
          <table:table-cell table:style-name="ce3" table:formula="of:=[.P380]/[.$S380]" office:value-type="percentage" office:value="0.249412455934195" calcext:value-type="percentage">
            <text:p>24,94%</text:p>
          </table:table-cell>
          <table:table-cell table:style-name="ce3" table:formula="of:=[.Q380]/[.$S380]" office:value-type="percentage" office:value="0.219430427870326" calcext:value-type="percentage">
            <text:p>21,94%</text:p>
          </table:table-cell>
          <table:table-cell table:style-name="ce3" table:formula="of:=[.R380]/[.$S380]" office:value-type="percentage" office:value="0.0100919333655907" calcext:value-type="percentage">
            <text:p>1,0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4-01</text:p>
          </table:table-cell>
          <table:table-cell table:style-name="ce1" office:value-type="string" calcext:value-type="string">
            <text:p>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824" calcext:value-type="float">
            <text:p>100824</text:p>
          </table:table-cell>
          <table:table-cell table:style-name="ce1" office:value-type="float" office:value="82488" calcext:value-type="float">
            <text:p>82488</text:p>
          </table:table-cell>
          <table:table-cell table:style-name="ce1" office:value-type="float" office:value="1477" calcext:value-type="float">
            <text:p>1477</text:p>
          </table:table-cell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866" calcext:value-type="float">
            <text:p>866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4986" calcext:value-type="float">
            <text:p>4986</text:p>
          </table:table-cell>
          <table:table-cell table:style-name="ce1" office:value-type="float" office:value="20336" calcext:value-type="float">
            <text:p>20336</text:p>
          </table:table-cell>
          <table:table-cell table:style-name="ce1" office:value-type="float" office:value="4301" calcext:value-type="float">
            <text:p>4301</text:p>
          </table:table-cell>
          <table:table-cell table:style-name="ce1" office:value-type="float" office:value="867" calcext:value-type="float">
            <text:p>867</text:p>
          </table:table-cell>
          <table:table-cell table:style-name="ce1" office:value-type="float" office:value="14197" calcext:value-type="float">
            <text:p>14197</text:p>
          </table:table-cell>
          <table:table-cell table:style-name="ce1" office:value-type="float" office:value="21617" calcext:value-type="float">
            <text:p>21617</text:p>
          </table:table-cell>
          <table:table-cell table:style-name="ce1" office:value-type="float" office:value="12040" calcext:value-type="float">
            <text:p>12040</text:p>
          </table:table-cell>
          <table:table-cell table:style-name="ce1" office:value-type="float" office:value="747" calcext:value-type="float">
            <text:p>747</text:p>
          </table:table-cell>
          <table:table-cell table:style-name="ce1" table:formula="of:=SUM([.H381:.R381])" office:value-type="float" office:value="80486" calcext:value-type="float">
            <text:p>80486</text:p>
          </table:table-cell>
          <table:table-cell table:style-name="ce3" table:formula="of:=[.H381]/[.$S381]" office:value-type="percentage" office:value="0.00442312948835822" calcext:value-type="percentage">
            <text:p>0,44%</text:p>
          </table:table-cell>
          <table:table-cell table:style-name="ce3" table:formula="of:=[.I381]/[.$S381]" office:value-type="percentage" office:value="0.0107596352160624" calcext:value-type="percentage">
            <text:p>1,08%</text:p>
          </table:table-cell>
          <table:table-cell table:style-name="ce3" table:formula="of:=[.J381]/[.$S381]" office:value-type="percentage" office:value="0.00214944213900554" calcext:value-type="percentage">
            <text:p>0,21%</text:p>
          </table:table-cell>
          <table:table-cell table:style-name="ce3" table:formula="of:=[.K381]/[.$S381]" office:value-type="percentage" office:value="0.0619486618790846" calcext:value-type="percentage">
            <text:p>6,19%</text:p>
          </table:table-cell>
          <table:table-cell table:style-name="ce3" table:formula="of:=[.L381]/[.$S381]" office:value-type="percentage" office:value="0.252665059761946" calcext:value-type="percentage">
            <text:p>25,27%</text:p>
          </table:table-cell>
          <table:table-cell table:style-name="ce3" table:formula="of:=[.M381]/[.$S381]" office:value-type="percentage" office:value="0.0534378649703054" calcext:value-type="percentage">
            <text:p>5,34%</text:p>
          </table:table-cell>
          <table:table-cell table:style-name="ce3" table:formula="of:=[.N381]/[.$S381]" office:value-type="percentage" office:value="0.0107720597370971" calcext:value-type="percentage">
            <text:p>1,08%</text:p>
          </table:table-cell>
          <table:table-cell table:style-name="ce3" table:formula="of:=[.O381]/[.$S381]" office:value-type="percentage" office:value="0.176390925129836" calcext:value-type="percentage">
            <text:p>17,64%</text:p>
          </table:table-cell>
          <table:table-cell table:style-name="ce3" table:formula="of:=[.P381]/[.$S381]" office:value-type="percentage" office:value="0.268580871207415" calcext:value-type="percentage">
            <text:p>26,86%</text:p>
          </table:table-cell>
          <table:table-cell table:style-name="ce3" table:formula="of:=[.Q381]/[.$S381]" office:value-type="percentage" office:value="0.149591233257958" calcext:value-type="percentage">
            <text:p>14,96%</text:p>
          </table:table-cell>
          <table:table-cell table:style-name="ce3" table:formula="of:=[.R381]/[.$S381]" office:value-type="percentage" office:value="0.00928111721293144" calcext:value-type="percentage">
            <text:p>0,93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4-02</text:p>
          </table:table-cell>
          <table:table-cell table:style-name="ce1" office:value-type="string" calcext:value-type="string">
            <text:p>7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5027" calcext:value-type="float">
            <text:p>95027</text:p>
          </table:table-cell>
          <table:table-cell table:style-name="ce1" office:value-type="float" office:value="76758" calcext:value-type="float">
            <text:p>76758</text:p>
          </table:table-cell>
          <table:table-cell table:style-name="ce1" office:value-type="float" office:value="1297" calcext:value-type="float">
            <text:p>1297</text:p>
          </table:table-cell>
          <table:table-cell table:style-name="ce1" office:value-type="float" office:value="474" calcext:value-type="float">
            <text:p>474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933" calcext:value-type="float">
            <text:p>933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4338" calcext:value-type="float">
            <text:p>4338</text:p>
          </table:table-cell>
          <table:table-cell table:style-name="ce1" office:value-type="float" office:value="18937" calcext:value-type="float">
            <text:p>18937</text:p>
          </table:table-cell>
          <table:table-cell table:style-name="ce1" office:value-type="float" office:value="4425" calcext:value-type="float">
            <text:p>4425</text:p>
          </table:table-cell>
          <table:table-cell table:style-name="ce1" office:value-type="float" office:value="846" calcext:value-type="float">
            <text:p>846</text:p>
          </table:table-cell>
          <table:table-cell table:style-name="ce1" office:value-type="float" office:value="12175" calcext:value-type="float">
            <text:p>12175</text:p>
          </table:table-cell>
          <table:table-cell table:style-name="ce1" office:value-type="float" office:value="19805" calcext:value-type="float">
            <text:p>19805</text:p>
          </table:table-cell>
          <table:table-cell table:style-name="ce1" office:value-type="float" office:value="12397" calcext:value-type="float">
            <text:p>12397</text:p>
          </table:table-cell>
          <table:table-cell table:style-name="ce1" office:value-type="float" office:value="683" calcext:value-type="float">
            <text:p>683</text:p>
          </table:table-cell>
          <table:table-cell table:style-name="ce1" table:formula="of:=SUM([.H382:.R382])" office:value-type="float" office:value="74987" calcext:value-type="float">
            <text:p>74987</text:p>
          </table:table-cell>
          <table:table-cell table:style-name="ce3" table:formula="of:=[.H382]/[.$S382]" office:value-type="percentage" office:value="0.00417405683651833" calcext:value-type="percentage">
            <text:p>0,42%</text:p>
          </table:table-cell>
          <table:table-cell table:style-name="ce3" table:formula="of:=[.I382]/[.$S382]" office:value-type="percentage" office:value="0.0124421566404844" calcext:value-type="percentage">
            <text:p>1,24%</text:p>
          </table:table-cell>
          <table:table-cell table:style-name="ce3" table:formula="of:=[.J382]/[.$S382]" office:value-type="percentage" office:value="0.00180031205408938" calcext:value-type="percentage">
            <text:p>0,18%</text:p>
          </table:table-cell>
          <table:table-cell table:style-name="ce3" table:formula="of:=[.K382]/[.$S382]" office:value-type="percentage" office:value="0.0578500273380719" calcext:value-type="percentage">
            <text:p>5,79%</text:p>
          </table:table-cell>
          <table:table-cell table:style-name="ce3" table:formula="of:=[.L382]/[.$S382]" office:value-type="percentage" office:value="0.252537106431781" calcext:value-type="percentage">
            <text:p>25,25%</text:p>
          </table:table-cell>
          <table:table-cell table:style-name="ce3" table:formula="of:=[.M382]/[.$S382]" office:value-type="percentage" office:value="0.0590102284395962" calcext:value-type="percentage">
            <text:p>5,90%</text:p>
          </table:table-cell>
          <table:table-cell table:style-name="ce3" table:formula="of:=[.N382]/[.$S382]" office:value-type="percentage" office:value="0.0112819555389601" calcext:value-type="percentage">
            <text:p>1,13%</text:p>
          </table:table-cell>
          <table:table-cell table:style-name="ce3" table:formula="of:=[.O382]/[.$S382]" office:value-type="percentage" office:value="0.162361475989171" calcext:value-type="percentage">
            <text:p>16,24%</text:p>
          </table:table-cell>
          <table:table-cell table:style-name="ce3" table:formula="of:=[.P382]/[.$S382]" office:value-type="percentage" office:value="0.264112446157334" calcext:value-type="percentage">
            <text:p>26,41%</text:p>
          </table:table-cell>
          <table:table-cell table:style-name="ce3" table:formula="of:=[.Q382]/[.$S382]" office:value-type="percentage" office:value="0.165321989144785" calcext:value-type="percentage">
            <text:p>16,53%</text:p>
          </table:table-cell>
          <table:table-cell table:style-name="ce3" table:formula="of:=[.R382]/[.$S382]" office:value-type="percentage" office:value="0.00910824542920773" calcext:value-type="percentage">
            <text:p>0,9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4-03</text:p>
          </table:table-cell>
          <table:table-cell table:style-name="ce1" office:value-type="string" calcext:value-type="string">
            <text:p>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2253" calcext:value-type="float">
            <text:p>82253</text:p>
          </table:table-cell>
          <table:table-cell table:style-name="ce1" office:value-type="float" office:value="65847" calcext:value-type="float">
            <text:p>65847</text:p>
          </table:table-cell>
          <table:table-cell table:style-name="ce1" office:value-type="float" office:value="1305" calcext:value-type="float">
            <text:p>1305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708" calcext:value-type="float">
            <text:p>708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4409" calcext:value-type="float">
            <text:p>4409</text:p>
          </table:table-cell>
          <table:table-cell table:style-name="ce1" office:value-type="float" office:value="14617" calcext:value-type="float">
            <text:p>14617</text:p>
          </table:table-cell>
          <table:table-cell table:style-name="ce1" office:value-type="float" office:value="3411" calcext:value-type="float">
            <text:p>3411</text:p>
          </table:table-cell>
          <table:table-cell table:style-name="ce1" office:value-type="float" office:value="729" calcext:value-type="float">
            <text:p>729</text:p>
          </table:table-cell>
          <table:table-cell table:style-name="ce1" office:value-type="float" office:value="14223" calcext:value-type="float">
            <text:p>14223</text:p>
          </table:table-cell>
          <table:table-cell table:style-name="ce1" office:value-type="float" office:value="14012" calcext:value-type="float">
            <text:p>14012</text:p>
          </table:table-cell>
          <table:table-cell table:style-name="ce1" office:value-type="float" office:value="10827" calcext:value-type="float">
            <text:p>10827</text:p>
          </table:table-cell>
          <table:table-cell table:style-name="ce1" office:value-type="float" office:value="733" calcext:value-type="float">
            <text:p>733</text:p>
          </table:table-cell>
          <table:table-cell table:style-name="ce1" table:formula="of:=SUM([.H383:.R383])" office:value-type="float" office:value="64127" calcext:value-type="float">
            <text:p>64127</text:p>
          </table:table-cell>
          <table:table-cell table:style-name="ce3" table:formula="of:=[.H383]/[.$S383]" office:value-type="percentage" office:value="0.0049433156080902" calcext:value-type="percentage">
            <text:p>0,49%</text:p>
          </table:table-cell>
          <table:table-cell table:style-name="ce3" table:formula="of:=[.I383]/[.$S383]" office:value-type="percentage" office:value="0.0110405913265863" calcext:value-type="percentage">
            <text:p>1,10%</text:p>
          </table:table-cell>
          <table:table-cell table:style-name="ce3" table:formula="of:=[.J383]/[.$S383]" office:value-type="percentage" office:value="0.00219876183198965" calcext:value-type="percentage">
            <text:p>0,22%</text:p>
          </table:table-cell>
          <table:table-cell table:style-name="ce3" table:formula="of:=[.K383]/[.$S383]" office:value-type="percentage" office:value="0.068754190902428" calcext:value-type="percentage">
            <text:p>6,88%</text:p>
          </table:table-cell>
          <table:table-cell table:style-name="ce3" table:formula="of:=[.L383]/[.$S383]" office:value-type="percentage" office:value="0.22793830991626" calcext:value-type="percentage">
            <text:p>22,79%</text:p>
          </table:table-cell>
          <table:table-cell table:style-name="ce3" table:formula="of:=[.M383]/[.$S383]" office:value-type="percentage" office:value="0.0531913234674942" calcext:value-type="percentage">
            <text:p>5,32%</text:p>
          </table:table-cell>
          <table:table-cell table:style-name="ce3" table:formula="of:=[.N383]/[.$S383]" office:value-type="percentage" office:value="0.0113680664930528" calcext:value-type="percentage">
            <text:p>1,14%</text:p>
          </table:table-cell>
          <table:table-cell table:style-name="ce3" table:formula="of:=[.O383]/[.$S383]" office:value-type="percentage" office:value="0.221794252031126" calcext:value-type="percentage">
            <text:p>22,18%</text:p>
          </table:table-cell>
          <table:table-cell table:style-name="ce3" table:formula="of:=[.P383]/[.$S383]" office:value-type="percentage" office:value="0.218503906310914" calcext:value-type="percentage">
            <text:p>21,85%</text:p>
          </table:table-cell>
          <table:table-cell table:style-name="ce3" table:formula="of:=[.Q383]/[.$S383]" office:value-type="percentage" office:value="0.168836839396822" calcext:value-type="percentage">
            <text:p>16,88%</text:p>
          </table:table-cell>
          <table:table-cell table:style-name="ce3" table:formula="of:=[.R383]/[.$S383]" office:value-type="percentage" office:value="0.011430442715237" calcext:value-type="percentage">
            <text:p>1,14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4-04</text:p>
          </table:table-cell>
          <table:table-cell table:style-name="ce1" office:value-type="string" calcext:value-type="string">
            <text:p>7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6717" calcext:value-type="float">
            <text:p>86717</text:p>
          </table:table-cell>
          <table:table-cell table:style-name="ce1" office:value-type="float" office:value="64033" calcext:value-type="float">
            <text:p>64033</text:p>
          </table:table-cell>
          <table:table-cell table:style-name="ce1" office:value-type="float" office:value="1106" calcext:value-type="float">
            <text:p>1106</text:p>
          </table:table-cell>
          <table:table-cell table:style-name="ce1" office:value-type="float" office:value="358" calcext:value-type="float">
            <text:p>358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985" calcext:value-type="float">
            <text:p>985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3353" calcext:value-type="float">
            <text:p>3353</text:p>
          </table:table-cell>
          <table:table-cell table:style-name="ce1" office:value-type="float" office:value="15528" calcext:value-type="float">
            <text:p>15528</text:p>
          </table:table-cell>
          <table:table-cell table:style-name="ce1" office:value-type="float" office:value="3459" calcext:value-type="float">
            <text:p>3459</text:p>
          </table:table-cell>
          <table:table-cell table:style-name="ce1" office:value-type="float" office:value="613" calcext:value-type="float">
            <text:p>613</text:p>
          </table:table-cell>
          <table:table-cell table:style-name="ce1" office:value-type="float" office:value="11680" calcext:value-type="float">
            <text:p>11680</text:p>
          </table:table-cell>
          <table:table-cell table:style-name="ce1" office:value-type="float" office:value="15174" calcext:value-type="float">
            <text:p>15174</text:p>
          </table:table-cell>
          <table:table-cell table:style-name="ce1" office:value-type="float" office:value="10650" calcext:value-type="float">
            <text:p>10650</text:p>
          </table:table-cell>
          <table:table-cell table:style-name="ce1" office:value-type="float" office:value="690" calcext:value-type="float">
            <text:p>690</text:p>
          </table:table-cell>
          <table:table-cell table:style-name="ce1" table:formula="of:=SUM([.H384:.R384])" office:value-type="float" office:value="62569" calcext:value-type="float">
            <text:p>62569</text:p>
          </table:table-cell>
          <table:table-cell table:style-name="ce3" table:formula="of:=[.H384]/[.$S384]" office:value-type="percentage" office:value="0.00473077722194697" calcext:value-type="percentage">
            <text:p>0,47%</text:p>
          </table:table-cell>
          <table:table-cell table:style-name="ce3" table:formula="of:=[.I384]/[.$S384]" office:value-type="percentage" office:value="0.0157426201473573" calcext:value-type="percentage">
            <text:p>1,57%</text:p>
          </table:table-cell>
          <table:table-cell table:style-name="ce3" table:formula="of:=[.J384]/[.$S384]" office:value-type="percentage" office:value="0.00225351212261663" calcext:value-type="percentage">
            <text:p>0,23%</text:p>
          </table:table-cell>
          <table:table-cell table:style-name="ce3" table:formula="of:=[.K384]/[.$S384]" office:value-type="percentage" office:value="0.0535888379229331" calcext:value-type="percentage">
            <text:p>5,36%</text:p>
          </table:table-cell>
          <table:table-cell table:style-name="ce3" table:formula="of:=[.L384]/[.$S384]" office:value-type="percentage" office:value="0.248174015886461" calcext:value-type="percentage">
            <text:p>24,82%</text:p>
          </table:table-cell>
          <table:table-cell table:style-name="ce3" table:formula="of:=[.M384]/[.$S384]" office:value-type="percentage" office:value="0.0552829676037654" calcext:value-type="percentage">
            <text:p>5,53%</text:p>
          </table:table-cell>
          <table:table-cell table:style-name="ce3" table:formula="of:=[.N384]/[.$S384]" office:value-type="percentage" office:value="0.0097971839089645" calcext:value-type="percentage">
            <text:p>0,98%</text:p>
          </table:table-cell>
          <table:table-cell table:style-name="ce3" table:formula="of:=[.O384]/[.$S384]" office:value-type="percentage" office:value="0.186673912001151" calcext:value-type="percentage">
            <text:p>18,67%</text:p>
          </table:table-cell>
          <table:table-cell table:style-name="ce3" table:formula="of:=[.P384]/[.$S384]" office:value-type="percentage" office:value="0.2425162620467" calcext:value-type="percentage">
            <text:p>24,25%</text:p>
          </table:table-cell>
          <table:table-cell table:style-name="ce3" table:formula="of:=[.Q384]/[.$S384]" office:value-type="percentage" office:value="0.170212085857214" calcext:value-type="percentage">
            <text:p>17,02%</text:p>
          </table:table-cell>
          <table:table-cell table:style-name="ce3" table:formula="of:=[.R384]/[.$S384]" office:value-type="percentage" office:value="0.0110278252808899" calcext:value-type="percentage">
            <text:p>1,1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4-05</text:p>
          </table:table-cell>
          <table:table-cell table:style-name="ce1" office:value-type="string" calcext:value-type="string">
            <text:p>7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6156" calcext:value-type="float">
            <text:p>96156</text:p>
          </table:table-cell>
          <table:table-cell table:style-name="ce1" office:value-type="float" office:value="74183" calcext:value-type="float">
            <text:p>74183</text:p>
          </table:table-cell>
          <table:table-cell table:style-name="ce1" office:value-type="float" office:value="1419" calcext:value-type="float">
            <text:p>1419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954" calcext:value-type="float">
            <text:p>954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4209" calcext:value-type="float">
            <text:p>4209</text:p>
          </table:table-cell>
          <table:table-cell table:style-name="ce1" office:value-type="float" office:value="19098" calcext:value-type="float">
            <text:p>19098</text:p>
          </table:table-cell>
          <table:table-cell table:style-name="ce1" office:value-type="float" office:value="3647" calcext:value-type="float">
            <text:p>3647</text:p>
          </table:table-cell>
          <table:table-cell table:style-name="ce1" office:value-type="float" office:value="806" calcext:value-type="float">
            <text:p>806</text:p>
          </table:table-cell>
          <table:table-cell table:style-name="ce1" office:value-type="float" office:value="13893" calcext:value-type="float">
            <text:p>13893</text:p>
          </table:table-cell>
          <table:table-cell table:style-name="ce1" office:value-type="float" office:value="16524" calcext:value-type="float">
            <text:p>16524</text:p>
          </table:table-cell>
          <table:table-cell table:style-name="ce1" office:value-type="float" office:value="11878" calcext:value-type="float">
            <text:p>11878</text:p>
          </table:table-cell>
          <table:table-cell table:style-name="ce1" office:value-type="float" office:value="767" calcext:value-type="float">
            <text:p>767</text:p>
          </table:table-cell>
          <table:table-cell table:style-name="ce1" table:formula="of:=SUM([.H385:.R385])" office:value-type="float" office:value="72304" calcext:value-type="float">
            <text:p>72304</text:p>
          </table:table-cell>
          <table:table-cell table:style-name="ce3" table:formula="of:=[.H385]/[.$S385]" office:value-type="percentage" office:value="0.0054768754149148" calcext:value-type="percentage">
            <text:p>0,55%</text:p>
          </table:table-cell>
          <table:table-cell table:style-name="ce3" table:formula="of:=[.I385]/[.$S385]" office:value-type="percentage" office:value="0.0131942907722948" calcext:value-type="percentage">
            <text:p>1,32%</text:p>
          </table:table-cell>
          <table:table-cell table:style-name="ce3" table:formula="of:=[.J385]/[.$S385]" office:value-type="percentage" office:value="0.00182562513830493" calcext:value-type="percentage">
            <text:p>0,18%</text:p>
          </table:table-cell>
          <table:table-cell table:style-name="ce3" table:formula="of:=[.K385]/[.$S385]" office:value-type="percentage" office:value="0.0582125470236778" calcext:value-type="percentage">
            <text:p>5,82%</text:p>
          </table:table-cell>
          <table:table-cell table:style-name="ce3" table:formula="of:=[.L385]/[.$S385]" office:value-type="percentage" office:value="0.264134764328391" calcext:value-type="percentage">
            <text:p>26,41%</text:p>
          </table:table-cell>
          <table:table-cell table:style-name="ce3" table:formula="of:=[.M385]/[.$S385]" office:value-type="percentage" office:value="0.0504398096924098" calcext:value-type="percentage">
            <text:p>5,04%</text:p>
          </table:table-cell>
          <table:table-cell table:style-name="ce3" table:formula="of:=[.N385]/[.$S385]" office:value-type="percentage" office:value="0.0111473777384377" calcext:value-type="percentage">
            <text:p>1,11%</text:p>
          </table:table-cell>
          <table:table-cell table:style-name="ce3" table:formula="of:=[.O385]/[.$S385]" office:value-type="percentage" office:value="0.192147045806594" calcext:value-type="percentage">
            <text:p>19,21%</text:p>
          </table:table-cell>
          <table:table-cell table:style-name="ce3" table:formula="of:=[.P385]/[.$S385]" office:value-type="percentage" office:value="0.228535074131445" calcext:value-type="percentage">
            <text:p>22,85%</text:p>
          </table:table-cell>
          <table:table-cell table:style-name="ce3" table:formula="of:=[.Q385]/[.$S385]" office:value-type="percentage" office:value="0.1642786014605" calcext:value-type="percentage">
            <text:p>16,43%</text:p>
          </table:table-cell>
          <table:table-cell table:style-name="ce3" table:formula="of:=[.R385]/[.$S385]" office:value-type="percentage" office:value="0.0106079884930294" calcext:value-type="percentage">
            <text:p>1,06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4-06</text:p>
          </table:table-cell>
          <table:table-cell table:style-name="ce1" office:value-type="string" calcext:value-type="string">
            <text:p>7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9054" calcext:value-type="float">
            <text:p>79054</text:p>
          </table:table-cell>
          <table:table-cell table:style-name="ce1" office:value-type="float" office:value="60455" calcext:value-type="float">
            <text:p>60455</text:p>
          </table:table-cell>
          <table:table-cell table:style-name="ce1" office:value-type="float" office:value="1122" calcext:value-type="float">
            <text:p>1122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3489" calcext:value-type="float">
            <text:p>3489</text:p>
          </table:table-cell>
          <table:table-cell table:style-name="ce1" office:value-type="float" office:value="16534" calcext:value-type="float">
            <text:p>16534</text:p>
          </table:table-cell>
          <table:table-cell table:style-name="ce1" office:value-type="float" office:value="2562" calcext:value-type="float">
            <text:p>2562</text:p>
          </table:table-cell>
          <table:table-cell table:style-name="ce1" office:value-type="float" office:value="788" calcext:value-type="float">
            <text:p>788</text:p>
          </table:table-cell>
          <table:table-cell table:style-name="ce1" office:value-type="float" office:value="11750" calcext:value-type="float">
            <text:p>11750</text:p>
          </table:table-cell>
          <table:table-cell table:style-name="ce1" office:value-type="float" office:value="13042" calcext:value-type="float">
            <text:p>13042</text:p>
          </table:table-cell>
          <table:table-cell table:style-name="ce1" office:value-type="float" office:value="9285" calcext:value-type="float">
            <text:p>9285</text:p>
          </table:table-cell>
          <table:table-cell table:style-name="ce1" office:value-type="float" office:value="643" calcext:value-type="float">
            <text:p>643</text:p>
          </table:table-cell>
          <table:table-cell table:style-name="ce1" table:formula="of:=SUM([.H386:.R386])" office:value-type="float" office:value="59014" calcext:value-type="float">
            <text:p>59014</text:p>
          </table:table-cell>
          <table:table-cell table:style-name="ce3" table:formula="of:=[.H386]/[.$S386]" office:value-type="percentage" office:value="0.0040837767309452" calcext:value-type="percentage">
            <text:p>0,41%</text:p>
          </table:table-cell>
          <table:table-cell table:style-name="ce3" table:formula="of:=[.I386]/[.$S386]" office:value-type="percentage" office:value="0.00974345070661199" calcext:value-type="percentage">
            <text:p>0,97%</text:p>
          </table:table-cell>
          <table:table-cell table:style-name="ce3" table:formula="of:=[.J386]/[.$S386]" office:value-type="percentage" office:value="0.00177923882468567" calcext:value-type="percentage">
            <text:p>0,18%</text:p>
          </table:table-cell>
          <table:table-cell table:style-name="ce3" table:formula="of:=[.K386]/[.$S386]" office:value-type="percentage" office:value="0.0591215643745552" calcext:value-type="percentage">
            <text:p>5,91%</text:p>
          </table:table-cell>
          <table:table-cell table:style-name="ce3" table:formula="of:=[.L386]/[.$S386]" office:value-type="percentage" office:value="0.28017080692717" calcext:value-type="percentage">
            <text:p>28,02%</text:p>
          </table:table-cell>
          <table:table-cell table:style-name="ce3" table:formula="of:=[.M386]/[.$S386]" office:value-type="percentage" office:value="0.0434134273223303" calcext:value-type="percentage">
            <text:p>4,34%</text:p>
          </table:table-cell>
          <table:table-cell table:style-name="ce3" table:formula="of:=[.N386]/[.$S386]" office:value-type="percentage" office:value="0.0133527637509743" calcext:value-type="percentage">
            <text:p>1,34%</text:p>
          </table:table-cell>
          <table:table-cell table:style-name="ce3" table:formula="of:=[.O386]/[.$S386]" office:value-type="percentage" office:value="0.199105297048158" calcext:value-type="percentage">
            <text:p>19,91%</text:p>
          </table:table-cell>
          <table:table-cell table:style-name="ce3" table:formula="of:=[.P386]/[.$S386]" office:value-type="percentage" office:value="0.220998407157624" calcext:value-type="percentage">
            <text:p>22,10%</text:p>
          </table:table-cell>
          <table:table-cell table:style-name="ce3" table:formula="of:=[.Q386]/[.$S386]" office:value-type="percentage" office:value="0.157335547497204" calcext:value-type="percentage">
            <text:p>15,73%</text:p>
          </table:table-cell>
          <table:table-cell table:style-name="ce3" table:formula="of:=[.R386]/[.$S386]" office:value-type="percentage" office:value="0.0108957196597418" calcext:value-type="percentage">
            <text:p>1,09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5-0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0756" calcext:value-type="float">
            <text:p>80756</text:p>
          </table:table-cell>
          <table:table-cell table:style-name="ce1" office:value-type="float" office:value="69528" calcext:value-type="float">
            <text:p>69528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832" calcext:value-type="float">
            <text:p>832</text:p>
          </table:table-cell>
          <table:table-cell table:style-name="ce1" office:value-type="float" office:value="23670" calcext:value-type="float">
            <text:p>23670</text:p>
          </table:table-cell>
          <table:table-cell table:style-name="ce1" office:value-type="float" office:value="5223" calcext:value-type="float">
            <text:p>5223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2666" calcext:value-type="float">
            <text:p>2666</text:p>
          </table:table-cell>
          <table:table-cell table:style-name="ce1" office:value-type="float" office:value="26972" calcext:value-type="float">
            <text:p>26972</text:p>
          </table:table-cell>
          <table:table-cell table:style-name="ce1" office:value-type="float" office:value="8285" calcext:value-type="float">
            <text:p>8285</text:p>
          </table:table-cell>
          <table:table-cell table:style-name="ce1" office:value-type="float" office:value="263" calcext:value-type="float">
            <text:p>263</text:p>
          </table:table-cell>
          <table:table-cell table:style-name="ce1" table:formula="of:=SUM([.H387:.R387])" office:value-type="float" office:value="68817" calcext:value-type="float">
            <text:p>68817</text:p>
          </table:table-cell>
          <table:table-cell table:style-name="ce3" table:formula="of:=[.H387]/[.$S387]" office:value-type="percentage" office:value="0.00151125448653676" calcext:value-type="percentage">
            <text:p>0,15%</text:p>
          </table:table-cell>
          <table:table-cell table:style-name="ce3" table:formula="of:=[.I387]/[.$S387]" office:value-type="percentage" office:value="0.00608861182556636" calcext:value-type="percentage">
            <text:p>0,61%</text:p>
          </table:table-cell>
          <table:table-cell table:style-name="ce3" table:formula="of:=[.J387]/[.$S387]" office:value-type="percentage" office:value="0.000988127933504803" calcext:value-type="percentage">
            <text:p>0,10%</text:p>
          </table:table-cell>
          <table:table-cell table:style-name="ce3" table:formula="of:=[.K387]/[.$S387]" office:value-type="percentage" office:value="0.0120900358922941" calcext:value-type="percentage">
            <text:p>1,21%</text:p>
          </table:table-cell>
          <table:table-cell table:style-name="ce3" table:formula="of:=[.L387]/[.$S387]" office:value-type="percentage" office:value="0.34395570861851" calcext:value-type="percentage">
            <text:p>34,40%</text:p>
          </table:table-cell>
          <table:table-cell table:style-name="ce3" table:formula="of:=[.M387]/[.$S387]" office:value-type="percentage" office:value="0.0758969440690527" calcext:value-type="percentage">
            <text:p>7,59%</text:p>
          </table:table-cell>
          <table:table-cell table:style-name="ce3" table:formula="of:=[.N387]/[.$S387]" office:value-type="percentage" office:value="0.0045773573390296" calcext:value-type="percentage">
            <text:p>0,46%</text:p>
          </table:table-cell>
          <table:table-cell table:style-name="ce3" table:formula="of:=[.O387]/[.$S387]" office:value-type="percentage" office:value="0.0387404275106442" calcext:value-type="percentage">
            <text:p>3,87%</text:p>
          </table:table-cell>
          <table:table-cell table:style-name="ce3" table:formula="of:=[.P387]/[.$S387]" office:value-type="percentage" office:value="0.391938038566052" calcext:value-type="percentage">
            <text:p>39,19%</text:p>
          </table:table-cell>
          <table:table-cell table:style-name="ce3" table:formula="of:=[.Q387]/[.$S387]" office:value-type="percentage" office:value="0.120391763663048" calcext:value-type="percentage">
            <text:p>12,04%</text:p>
          </table:table-cell>
          <table:table-cell table:style-name="ce3" table:formula="of:=[.R387]/[.$S387]" office:value-type="percentage" office:value="0.00382173009576122" calcext:value-type="percentage">
            <text:p>0,3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5-02</text:p>
          </table:table-cell>
          <table:table-cell table:style-name="ce1" office:value-type="string" calcext:value-type="string">
            <text:p>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1736" calcext:value-type="float">
            <text:p>71736</text:p>
          </table:table-cell>
          <table:table-cell table:style-name="ce1" office:value-type="float" office:value="62434" calcext:value-type="float">
            <text:p>62434</text:p>
          </table:table-cell>
          <table:table-cell table:style-name="ce1" office:value-type="float" office:value="492" calcext:value-type="float">
            <text:p>492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806" calcext:value-type="float">
            <text:p>806</text:p>
          </table:table-cell>
          <table:table-cell table:style-name="ce1" office:value-type="float" office:value="23058" calcext:value-type="float">
            <text:p>23058</text:p>
          </table:table-cell>
          <table:table-cell table:style-name="ce1" office:value-type="float" office:value="4494" calcext:value-type="float">
            <text:p>4494</text:p>
          </table:table-cell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2359" calcext:value-type="float">
            <text:p>2359</text:p>
          </table:table-cell>
          <table:table-cell table:style-name="ce1" office:value-type="float" office:value="22824" calcext:value-type="float">
            <text:p>22824</text:p>
          </table:table-cell>
          <table:table-cell table:style-name="ce1" office:value-type="float" office:value="7105" calcext:value-type="float">
            <text:p>7105</text:p>
          </table:table-cell>
          <table:table-cell table:style-name="ce1" office:value-type="float" office:value="262" calcext:value-type="float">
            <text:p>262</text:p>
          </table:table-cell>
          <table:table-cell table:style-name="ce1" table:formula="of:=SUM([.H388:.R388])" office:value-type="float" office:value="61756" calcext:value-type="float">
            <text:p>61756</text:p>
          </table:table-cell>
          <table:table-cell table:style-name="ce3" table:formula="of:=[.H388]/[.$S388]" office:value-type="percentage" office:value="0.00157069758404042" calcext:value-type="percentage">
            <text:p>0,16%</text:p>
          </table:table-cell>
          <table:table-cell table:style-name="ce3" table:formula="of:=[.I388]/[.$S388]" office:value-type="percentage" office:value="0.0056998510266209" calcext:value-type="percentage">
            <text:p>0,57%</text:p>
          </table:table-cell>
          <table:table-cell table:style-name="ce3" table:formula="of:=[.J388]/[.$S388]" office:value-type="percentage" office:value="0.00110110758468813" calcext:value-type="percentage">
            <text:p>0,11%</text:p>
          </table:table-cell>
          <table:table-cell table:style-name="ce3" table:formula="of:=[.K388]/[.$S388]" office:value-type="percentage" office:value="0.013051363430274" calcext:value-type="percentage">
            <text:p>1,31%</text:p>
          </table:table-cell>
          <table:table-cell table:style-name="ce3" table:formula="of:=[.L388]/[.$S388]" office:value-type="percentage" office:value="0.373372627760865" calcext:value-type="percentage">
            <text:p>37,34%</text:p>
          </table:table-cell>
          <table:table-cell table:style-name="ce3" table:formula="of:=[.M388]/[.$S388]" office:value-type="percentage" office:value="0.0727702571410065" calcext:value-type="percentage">
            <text:p>7,28%</text:p>
          </table:table-cell>
          <table:table-cell table:style-name="ce3" table:formula="of:=[.N388]/[.$S388]" office:value-type="percentage" office:value="0.00535980309605544" calcext:value-type="percentage">
            <text:p>0,54%</text:p>
          </table:table-cell>
          <table:table-cell table:style-name="ce3" table:formula="of:=[.O388]/[.$S388]" office:value-type="percentage" office:value="0.038198717533519" calcext:value-type="percentage">
            <text:p>3,82%</text:p>
          </table:table-cell>
          <table:table-cell table:style-name="ce3" table:formula="of:=[.P388]/[.$S388]" office:value-type="percentage" office:value="0.36958352224885" calcext:value-type="percentage">
            <text:p>36,96%</text:p>
          </table:table-cell>
          <table:table-cell table:style-name="ce3" table:formula="of:=[.Q388]/[.$S388]" office:value-type="percentage" office:value="0.115049549841311" calcext:value-type="percentage">
            <text:p>11,50%</text:p>
          </table:table-cell>
          <table:table-cell table:style-name="ce3" table:formula="of:=[.R388]/[.$S388]" office:value-type="percentage" office:value="0.00424250275276896" calcext:value-type="percentage">
            <text:p>0,42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5-03</text:p>
          </table:table-cell>
          <table:table-cell table:style-name="ce1" office:value-type="string" calcext:value-type="string">
            <text:p>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8669" calcext:value-type="float">
            <text:p>68669</text:p>
          </table:table-cell>
          <table:table-cell table:style-name="ce1" office:value-type="float" office:value="57234" calcext:value-type="float">
            <text:p>57234</text:p>
          </table:table-cell>
          <table:table-cell table:style-name="ce1" office:value-type="float" office:value="613" calcext:value-type="float">
            <text:p>613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471" calcext:value-type="float">
            <text:p>471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059" calcext:value-type="float">
            <text:p>1059</text:p>
          </table:table-cell>
          <table:table-cell table:style-name="ce1" office:value-type="float" office:value="12988" calcext:value-type="float">
            <text:p>12988</text:p>
          </table:table-cell>
          <table:table-cell table:style-name="ce1" office:value-type="float" office:value="5808" calcext:value-type="float">
            <text:p>5808</text:p>
          </table:table-cell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2986" calcext:value-type="float">
            <text:p>2986</text:p>
          </table:table-cell>
          <table:table-cell table:style-name="ce1" office:value-type="float" office:value="20793" calcext:value-type="float">
            <text:p>20793</text:p>
          </table:table-cell>
          <table:table-cell table:style-name="ce1" office:value-type="float" office:value="11402" calcext:value-type="float">
            <text:p>11402</text:p>
          </table:table-cell>
          <table:table-cell table:style-name="ce1" office:value-type="float" office:value="386" calcext:value-type="float">
            <text:p>386</text:p>
          </table:table-cell>
          <table:table-cell table:style-name="ce1" table:formula="of:=SUM([.H389:.R389])" office:value-type="float" office:value="56413" calcext:value-type="float">
            <text:p>56413</text:p>
          </table:table-cell>
          <table:table-cell table:style-name="ce3" table:formula="of:=[.H389]/[.$S389]" office:value-type="percentage" office:value="0.00271214081860564" calcext:value-type="percentage">
            <text:p>0,27%</text:p>
          </table:table-cell>
          <table:table-cell table:style-name="ce3" table:formula="of:=[.I389]/[.$S389]" office:value-type="percentage" office:value="0.00834913938276638" calcext:value-type="percentage">
            <text:p>0,83%</text:p>
          </table:table-cell>
          <table:table-cell table:style-name="ce3" table:formula="of:=[.J389]/[.$S389]" office:value-type="percentage" office:value="0.00159537695212097" calcext:value-type="percentage">
            <text:p>0,16%</text:p>
          </table:table-cell>
          <table:table-cell table:style-name="ce3" table:formula="of:=[.K389]/[.$S389]" office:value-type="percentage" office:value="0.01877226880329" calcext:value-type="percentage">
            <text:p>1,88%</text:p>
          </table:table-cell>
          <table:table-cell table:style-name="ce3" table:formula="of:=[.L389]/[.$S389]" office:value-type="percentage" office:value="0.230230620601634" calcext:value-type="percentage">
            <text:p>23,02%</text:p>
          </table:table-cell>
          <table:table-cell table:style-name="ce3" table:formula="of:=[.M389]/[.$S389]" office:value-type="percentage" office:value="0.10295499264354" calcext:value-type="percentage">
            <text:p>10,30%</text:p>
          </table:table-cell>
          <table:table-cell table:style-name="ce3" table:formula="of:=[.N389]/[.$S389]" office:value-type="percentage" office:value="0.00491021573041675" calcext:value-type="percentage">
            <text:p>0,49%</text:p>
          </table:table-cell>
          <table:table-cell table:style-name="ce3" table:formula="of:=[.O389]/[.$S389]" office:value-type="percentage" office:value="0.0529310619892578" calcext:value-type="percentage">
            <text:p>5,29%</text:p>
          </table:table-cell>
          <table:table-cell table:style-name="ce3" table:formula="of:=[.P389]/[.$S389]" office:value-type="percentage" office:value="0.36858525517168" calcext:value-type="percentage">
            <text:p>36,86%</text:p>
          </table:table-cell>
          <table:table-cell table:style-name="ce3" table:formula="of:=[.Q389]/[.$S389]" office:value-type="percentage" office:value="0.202116533423147" calcext:value-type="percentage">
            <text:p>20,21%</text:p>
          </table:table-cell>
          <table:table-cell table:style-name="ce3" table:formula="of:=[.R389]/[.$S389]" office:value-type="percentage" office:value="0.00684239448354103" calcext:value-type="percentage">
            <text:p>0,6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5-04</text:p>
          </table:table-cell>
          <table:table-cell table:style-name="ce1" office:value-type="string" calcext:value-type="string">
            <text:p>7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9718" calcext:value-type="float">
            <text:p>69718</text:p>
          </table:table-cell>
          <table:table-cell table:style-name="ce1" office:value-type="float" office:value="59710" calcext:value-type="float">
            <text:p>59710</text:p>
          </table:table-cell>
          <table:table-cell table:style-name="ce1" office:value-type="float" office:value="401" calcext:value-type="float">
            <text:p>401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770" calcext:value-type="float">
            <text:p>770</text:p>
          </table:table-cell>
          <table:table-cell table:style-name="ce1" office:value-type="float" office:value="32193" calcext:value-type="float">
            <text:p>32193</text:p>
          </table:table-cell>
          <table:table-cell table:style-name="ce1" office:value-type="float" office:value="2096" calcext:value-type="float">
            <text:p>2096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2455" calcext:value-type="float">
            <text:p>2455</text:p>
          </table:table-cell>
          <table:table-cell table:style-name="ce1" office:value-type="float" office:value="16987" calcext:value-type="float">
            <text:p>16987</text:p>
          </table:table-cell>
          <table:table-cell table:style-name="ce1" office:value-type="float" office:value="3950" calcext:value-type="float">
            <text:p>3950</text:p>
          </table:table-cell>
          <table:table-cell table:style-name="ce1" office:value-type="float" office:value="115" calcext:value-type="float">
            <text:p>115</text:p>
          </table:table-cell>
          <table:table-cell table:style-name="ce1" table:formula="of:=SUM([.H390:.R390])" office:value-type="float" office:value="59167" calcext:value-type="float">
            <text:p>59167</text:p>
          </table:table-cell>
          <table:table-cell table:style-name="ce3" table:formula="of:=[.H390]/[.$S390]" office:value-type="percentage" office:value="0.000929572227762097" calcext:value-type="percentage">
            <text:p>0,09%</text:p>
          </table:table-cell>
          <table:table-cell table:style-name="ce3" table:formula="of:=[.I390]/[.$S390]" office:value-type="percentage" office:value="0.00449574931972214" calcext:value-type="percentage">
            <text:p>0,45%</text:p>
          </table:table-cell>
          <table:table-cell table:style-name="ce3" table:formula="of:=[.J390]/[.$S390]" office:value-type="percentage" office:value="0.000861966974833945" calcext:value-type="percentage">
            <text:p>0,09%</text:p>
          </table:table-cell>
          <table:table-cell table:style-name="ce3" table:formula="of:=[.K390]/[.$S390]" office:value-type="percentage" office:value="0.0130140111886694" calcext:value-type="percentage">
            <text:p>1,30%</text:p>
          </table:table-cell>
          <table:table-cell table:style-name="ce3" table:formula="of:=[.L390]/[.$S390]" office:value-type="percentage" office:value="0.544103976879003" calcext:value-type="percentage">
            <text:p>54,41%</text:p>
          </table:table-cell>
          <table:table-cell table:style-name="ce3" table:formula="of:=[.M390]/[.$S390]" office:value-type="percentage" office:value="0.0354251525343519" calcext:value-type="percentage">
            <text:p>3,54%</text:p>
          </table:table-cell>
          <table:table-cell table:style-name="ce3" table:formula="of:=[.N390]/[.$S390]" office:value-type="percentage" office:value="0.00387040073013673" calcext:value-type="percentage">
            <text:p>0,39%</text:p>
          </table:table-cell>
          <table:table-cell table:style-name="ce3" table:formula="of:=[.O390]/[.$S390]" office:value-type="percentage" office:value="0.0414927239846536" calcext:value-type="percentage">
            <text:p>4,15%</text:p>
          </table:table-cell>
          <table:table-cell table:style-name="ce3" table:formula="of:=[.P390]/[.$S390]" office:value-type="percentage" office:value="0.287102607872632" calcext:value-type="percentage">
            <text:p>28,71%</text:p>
          </table:table-cell>
          <table:table-cell table:style-name="ce3" table:formula="of:=[.Q390]/[.$S390]" office:value-type="percentage" office:value="0.0667601872665506" calcext:value-type="percentage">
            <text:p>6,68%</text:p>
          </table:table-cell>
          <table:table-cell table:style-name="ce3" table:formula="of:=[.R390]/[.$S390]" office:value-type="percentage" office:value="0.00194365102168438" calcext:value-type="percentage">
            <text:p>0,19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5-05</text:p>
          </table:table-cell>
          <table:table-cell table:style-name="ce1" office:value-type="string" calcext:value-type="string">
            <text:p>7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5853" calcext:value-type="float">
            <text:p>75853</text:p>
          </table:table-cell>
          <table:table-cell table:style-name="ce1" office:value-type="float" office:value="64068" calcext:value-type="float">
            <text:p>64068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60" calcext:value-type="float">
            <text:p>760</text:p>
          </table:table-cell>
          <table:table-cell table:style-name="ce1" office:value-type="float" office:value="10718" calcext:value-type="float">
            <text:p>10718</text:p>
          </table:table-cell>
          <table:table-cell table:style-name="ce1" office:value-type="float" office:value="8306" calcext:value-type="float">
            <text:p>8306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2432" calcext:value-type="float">
            <text:p>2432</text:p>
          </table:table-cell>
          <table:table-cell table:style-name="ce1" office:value-type="float" office:value="25205" calcext:value-type="float">
            <text:p>25205</text:p>
          </table:table-cell>
          <table:table-cell table:style-name="ce1" office:value-type="float" office:value="14474" calcext:value-type="float">
            <text:p>14474</text:p>
          </table:table-cell>
          <table:table-cell table:style-name="ce1" office:value-type="float" office:value="402" calcext:value-type="float">
            <text:p>402</text:p>
          </table:table-cell>
          <table:table-cell table:style-name="ce1" table:formula="of:=SUM([.H391:.R391])" office:value-type="float" office:value="63251" calcext:value-type="float">
            <text:p>63251</text:p>
          </table:table-cell>
          <table:table-cell table:style-name="ce3" table:formula="of:=[.H391]/[.$S391]" office:value-type="percentage" office:value="0.00271932459565857" calcext:value-type="percentage">
            <text:p>0,27%</text:p>
          </table:table-cell>
          <table:table-cell table:style-name="ce3" table:formula="of:=[.I391]/[.$S391]" office:value-type="percentage" office:value="0.00681412151586536" calcext:value-type="percentage">
            <text:p>0,68%</text:p>
          </table:table-cell>
          <table:table-cell table:style-name="ce3" table:formula="of:=[.J391]/[.$S391]" office:value-type="percentage" office:value="0.00105927179016933" calcext:value-type="percentage">
            <text:p>0,11%</text:p>
          </table:table-cell>
          <table:table-cell table:style-name="ce3" table:formula="of:=[.K391]/[.$S391]" office:value-type="percentage" office:value="0.0120156203063983" calcext:value-type="percentage">
            <text:p>1,20%</text:p>
          </table:table-cell>
          <table:table-cell table:style-name="ce3" table:formula="of:=[.L391]/[.$S391]" office:value-type="percentage" office:value="0.169451866373654" calcext:value-type="percentage">
            <text:p>16,95%</text:p>
          </table:table-cell>
          <table:table-cell table:style-name="ce3" table:formula="of:=[.M391]/[.$S391]" office:value-type="percentage" office:value="0.131318081927558" calcext:value-type="percentage">
            <text:p>13,13%</text:p>
          </table:table-cell>
          <table:table-cell table:style-name="ce3" table:formula="of:=[.N391]/[.$S391]" office:value-type="percentage" office:value="0.00449004758818042" calcext:value-type="percentage">
            <text:p>0,45%</text:p>
          </table:table-cell>
          <table:table-cell table:style-name="ce3" table:formula="of:=[.O391]/[.$S391]" office:value-type="percentage" office:value="0.0384499849804746" calcext:value-type="percentage">
            <text:p>3,84%</text:p>
          </table:table-cell>
          <table:table-cell table:style-name="ce3" table:formula="of:=[.P391]/[.$S391]" office:value-type="percentage" office:value="0.398491723451013" calcext:value-type="percentage">
            <text:p>39,85%</text:p>
          </table:table-cell>
          <table:table-cell table:style-name="ce3" table:formula="of:=[.Q391]/[.$S391]" office:value-type="percentage" office:value="0.228834326730012" calcext:value-type="percentage">
            <text:p>22,88%</text:p>
          </table:table-cell>
          <table:table-cell table:style-name="ce3" table:formula="of:=[.R391]/[.$S391]" office:value-type="percentage" office:value="0.00635563074101595" calcext:value-type="percentage">
            <text:p>0,64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5-06</text:p>
          </table:table-cell>
          <table:table-cell table:style-name="ce1" office:value-type="string" calcext:value-type="string">
            <text:p>7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6611" calcext:value-type="float">
            <text:p>76611</text:p>
          </table:table-cell>
          <table:table-cell table:style-name="ce1" office:value-type="float" office:value="63699" calcext:value-type="float">
            <text:p>63699</text:p>
          </table:table-cell>
          <table:table-cell table:style-name="ce1" office:value-type="float" office:value="686" calcext:value-type="float">
            <text:p>68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474" calcext:value-type="float">
            <text:p>47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90" calcext:value-type="float">
            <text:p>890</text:p>
          </table:table-cell>
          <table:table-cell table:style-name="ce1" office:value-type="float" office:value="8607" calcext:value-type="float">
            <text:p>8607</text:p>
          </table:table-cell>
          <table:table-cell table:style-name="ce1" office:value-type="float" office:value="9139" calcext:value-type="float">
            <text:p>9139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2861" calcext:value-type="float">
            <text:p>2861</text:p>
          </table:table-cell>
          <table:table-cell table:style-name="ce1" office:value-type="float" office:value="21475" calcext:value-type="float">
            <text:p>21475</text:p>
          </table:table-cell>
          <table:table-cell table:style-name="ce1" office:value-type="float" office:value="18164" calcext:value-type="float">
            <text:p>18164</text:p>
          </table:table-cell>
          <table:table-cell table:style-name="ce1" office:value-type="float" office:value="552" calcext:value-type="float">
            <text:p>552</text:p>
          </table:table-cell>
          <table:table-cell table:style-name="ce1" table:formula="of:=SUM([.H392:.R392])" office:value-type="float" office:value="62752" calcext:value-type="float">
            <text:p>62752</text:p>
          </table:table-cell>
          <table:table-cell table:style-name="ce3" table:formula="of:=[.H392]/[.$S392]" office:value-type="percentage" office:value="0.00342618561958185" calcext:value-type="percentage">
            <text:p>0,34%</text:p>
          </table:table-cell>
          <table:table-cell table:style-name="ce3" table:formula="of:=[.I392]/[.$S392]" office:value-type="percentage" office:value="0.00755354411014788" calcext:value-type="percentage">
            <text:p>0,76%</text:p>
          </table:table-cell>
          <table:table-cell table:style-name="ce3" table:formula="of:=[.J392]/[.$S392]" office:value-type="percentage" office:value="0.0012748597654258" calcext:value-type="percentage">
            <text:p>0,13%</text:p>
          </table:table-cell>
          <table:table-cell table:style-name="ce3" table:formula="of:=[.K392]/[.$S392]" office:value-type="percentage" office:value="0.0141828148903621" calcext:value-type="percentage">
            <text:p>1,42%</text:p>
          </table:table-cell>
          <table:table-cell table:style-name="ce3" table:formula="of:=[.L392]/[.$S392]" office:value-type="percentage" office:value="0.137158975012749" calcext:value-type="percentage">
            <text:p>13,72%</text:p>
          </table:table-cell>
          <table:table-cell table:style-name="ce3" table:formula="of:=[.M392]/[.$S392]" office:value-type="percentage" office:value="0.14563679245283" calcext:value-type="percentage">
            <text:p>14,56%</text:p>
          </table:table-cell>
          <table:table-cell table:style-name="ce3" table:formula="of:=[.N392]/[.$S392]" office:value-type="percentage" office:value="0.00470104538500765" calcext:value-type="percentage">
            <text:p>0,47%</text:p>
          </table:table-cell>
          <table:table-cell table:style-name="ce3" table:formula="of:=[.O392]/[.$S392]" office:value-type="percentage" office:value="0.0455921723610403" calcext:value-type="percentage">
            <text:p>4,56%</text:p>
          </table:table-cell>
          <table:table-cell table:style-name="ce3" table:formula="of:=[.P392]/[.$S392]" office:value-type="percentage" office:value="0.342220168281489" calcext:value-type="percentage">
            <text:p>34,22%</text:p>
          </table:table-cell>
          <table:table-cell table:style-name="ce3" table:formula="of:=[.Q392]/[.$S392]" office:value-type="percentage" office:value="0.289456909739929" calcext:value-type="percentage">
            <text:p>28,95%</text:p>
          </table:table-cell>
          <table:table-cell table:style-name="ce3" table:formula="of:=[.R392]/[.$S392]" office:value-type="percentage" office:value="0.00879653238143804" calcext:value-type="percentage">
            <text:p>0,8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5-07</text:p>
          </table:table-cell>
          <table:table-cell table:style-name="ce1" office:value-type="string" calcext:value-type="string">
            <text:p>7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6041" calcext:value-type="float">
            <text:p>76041</text:p>
          </table:table-cell>
          <table:table-cell table:style-name="ce1" office:value-type="float" office:value="65009" calcext:value-type="float">
            <text:p>65009</text:p>
          </table:table-cell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917" calcext:value-type="float">
            <text:p>917</text:p>
          </table:table-cell>
          <table:table-cell table:style-name="ce1" office:value-type="float" office:value="12341" calcext:value-type="float">
            <text:p>12341</text:p>
          </table:table-cell>
          <table:table-cell table:style-name="ce1" office:value-type="float" office:value="7677" calcext:value-type="float">
            <text:p>7677</text:p>
          </table:table-cell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2655" calcext:value-type="float">
            <text:p>2655</text:p>
          </table:table-cell>
          <table:table-cell table:style-name="ce1" office:value-type="float" office:value="25949" calcext:value-type="float">
            <text:p>25949</text:p>
          </table:table-cell>
          <table:table-cell table:style-name="ce1" office:value-type="float" office:value="13231" calcext:value-type="float">
            <text:p>13231</text:p>
          </table:table-cell>
          <table:table-cell table:style-name="ce1" office:value-type="float" office:value="417" calcext:value-type="float">
            <text:p>417</text:p>
          </table:table-cell>
          <table:table-cell table:style-name="ce1" table:formula="of:=SUM([.H393:.R393])" office:value-type="float" office:value="64174" calcext:value-type="float">
            <text:p>64174</text:p>
          </table:table-cell>
          <table:table-cell table:style-name="ce3" table:formula="of:=[.H393]/[.$S393]" office:value-type="percentage" office:value="0.00253996945803596" calcext:value-type="percentage">
            <text:p>0,25%</text:p>
          </table:table-cell>
          <table:table-cell table:style-name="ce3" table:formula="of:=[.I393]/[.$S393]" office:value-type="percentage" office:value="0.00663820238725964" calcext:value-type="percentage">
            <text:p>0,66%</text:p>
          </table:table-cell>
          <table:table-cell table:style-name="ce3" table:formula="of:=[.J393]/[.$S393]" office:value-type="percentage" office:value="0.0011531149686789" calcext:value-type="percentage">
            <text:p>0,12%</text:p>
          </table:table-cell>
          <table:table-cell table:style-name="ce3" table:formula="of:=[.K393]/[.$S393]" office:value-type="percentage" office:value="0.0142892760307913" calcext:value-type="percentage">
            <text:p>1,43%</text:p>
          </table:table-cell>
          <table:table-cell table:style-name="ce3" table:formula="of:=[.L393]/[.$S393]" office:value-type="percentage" office:value="0.192305294979275" calcext:value-type="percentage">
            <text:p>19,23%</text:p>
          </table:table-cell>
          <table:table-cell table:style-name="ce3" table:formula="of:=[.M393]/[.$S393]" office:value-type="percentage" office:value="0.11962788668308" calcext:value-type="percentage">
            <text:p>11,96%</text:p>
          </table:table-cell>
          <table:table-cell table:style-name="ce3" table:formula="of:=[.N393]/[.$S393]" office:value-type="percentage" office:value="0.00504877364664818" calcext:value-type="percentage">
            <text:p>0,50%</text:p>
          </table:table-cell>
          <table:table-cell table:style-name="ce3" table:formula="of:=[.O393]/[.$S393]" office:value-type="percentage" office:value="0.0413718951600337" calcext:value-type="percentage">
            <text:p>4,14%</text:p>
          </table:table-cell>
          <table:table-cell table:style-name="ce3" table:formula="of:=[.P393]/[.$S393]" office:value-type="percentage" office:value="0.404353788138498" calcext:value-type="percentage">
            <text:p>40,44%</text:p>
          </table:table-cell>
          <table:table-cell table:style-name="ce3" table:formula="of:=[.Q393]/[.$S393]" office:value-type="percentage" office:value="0.206173839872846" calcext:value-type="percentage">
            <text:p>20,62%</text:p>
          </table:table-cell>
          <table:table-cell table:style-name="ce3" table:formula="of:=[.R393]/[.$S393]" office:value-type="percentage" office:value="0.00649795867485274" calcext:value-type="percentage">
            <text:p>0,65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5-08</text:p>
          </table:table-cell>
          <table:table-cell table:style-name="ce1" office:value-type="string" calcext:value-type="string">
            <text:p>7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2156" calcext:value-type="float">
            <text:p>82156</text:p>
          </table:table-cell>
          <table:table-cell table:style-name="ce1" office:value-type="float" office:value="68643" calcext:value-type="float">
            <text:p>68643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597" calcext:value-type="float">
            <text:p>1597</text:p>
          </table:table-cell>
          <table:table-cell table:style-name="ce1" office:value-type="float" office:value="14350" calcext:value-type="float">
            <text:p>14350</text:p>
          </table:table-cell>
          <table:table-cell table:style-name="ce1" office:value-type="float" office:value="7627" calcext:value-type="float">
            <text:p>7627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4211" calcext:value-type="float">
            <text:p>4211</text:p>
          </table:table-cell>
          <table:table-cell table:style-name="ce1" office:value-type="float" office:value="23569" calcext:value-type="float">
            <text:p>23569</text:p>
          </table:table-cell>
          <table:table-cell table:style-name="ce1" office:value-type="float" office:value="14422" calcext:value-type="float">
            <text:p>14422</text:p>
          </table:table-cell>
          <table:table-cell table:style-name="ce1" office:value-type="float" office:value="464" calcext:value-type="float">
            <text:p>464</text:p>
          </table:table-cell>
          <table:table-cell table:style-name="ce1" table:formula="of:=SUM([.H394:.R394])" office:value-type="float" office:value="67551" calcext:value-type="float">
            <text:p>67551</text:p>
          </table:table-cell>
          <table:table-cell table:style-name="ce3" table:formula="of:=[.H394]/[.$S394]" office:value-type="percentage" office:value="0.00321238767745851" calcext:value-type="percentage">
            <text:p>0,32%</text:p>
          </table:table-cell>
          <table:table-cell table:style-name="ce3" table:formula="of:=[.I394]/[.$S394]" office:value-type="percentage" office:value="0.00829003271602197" calcext:value-type="percentage">
            <text:p>0,83%</text:p>
          </table:table-cell>
          <table:table-cell table:style-name="ce3" table:formula="of:=[.J394]/[.$S394]" office:value-type="percentage" office:value="0.00180604284170479" calcext:value-type="percentage">
            <text:p>0,18%</text:p>
          </table:table-cell>
          <table:table-cell table:style-name="ce3" table:formula="of:=[.K394]/[.$S394]" office:value-type="percentage" office:value="0.0236413968705126" calcext:value-type="percentage">
            <text:p>2,36%</text:p>
          </table:table-cell>
          <table:table-cell table:style-name="ce3" table:formula="of:=[.L394]/[.$S394]" office:value-type="percentage" office:value="0.212432088348063" calcext:value-type="percentage">
            <text:p>21,24%</text:p>
          </table:table-cell>
          <table:table-cell table:style-name="ce3" table:formula="of:=[.M394]/[.$S394]" office:value-type="percentage" office:value="0.112907284866249" calcext:value-type="percentage">
            <text:p>11,29%</text:p>
          </table:table-cell>
          <table:table-cell table:style-name="ce3" table:formula="of:=[.N394]/[.$S394]" office:value-type="percentage" office:value="0.00609909549821616" calcext:value-type="percentage">
            <text:p>0,61%</text:p>
          </table:table-cell>
          <table:table-cell table:style-name="ce3" table:formula="of:=[.O394]/[.$S394]" office:value-type="percentage" office:value="0.0623380852985152" calcext:value-type="percentage">
            <text:p>6,23%</text:p>
          </table:table-cell>
          <table:table-cell table:style-name="ce3" table:formula="of:=[.P394]/[.$S394]" office:value-type="percentage" office:value="0.348906751935575" calcext:value-type="percentage">
            <text:p>34,89%</text:p>
          </table:table-cell>
          <table:table-cell table:style-name="ce3" table:formula="of:=[.Q394]/[.$S394]" office:value-type="percentage" office:value="0.213497949697266" calcext:value-type="percentage">
            <text:p>21,35%</text:p>
          </table:table-cell>
          <table:table-cell table:style-name="ce3" table:formula="of:=[.R394]/[.$S394]" office:value-type="percentage" office:value="0.0068688842504182" calcext:value-type="percentage">
            <text:p>0,69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5-09</text:p>
          </table:table-cell>
          <table:table-cell table:style-name="ce1" office:value-type="string" calcext:value-type="string">
            <text:p>7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8343" calcext:value-type="float">
            <text:p>68343</text:p>
          </table:table-cell>
          <table:table-cell table:style-name="ce1" office:value-type="float" office:value="56640" calcext:value-type="float">
            <text:p>56640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212" calcext:value-type="float">
            <text:p>1212</text:p>
          </table:table-cell>
          <table:table-cell table:style-name="ce1" office:value-type="float" office:value="9593" calcext:value-type="float">
            <text:p>9593</text:p>
          </table:table-cell>
          <table:table-cell table:style-name="ce1" office:value-type="float" office:value="6539" calcext:value-type="float">
            <text:p>6539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3703" calcext:value-type="float">
            <text:p>3703</text:p>
          </table:table-cell>
          <table:table-cell table:style-name="ce1" office:value-type="float" office:value="19087" calcext:value-type="float">
            <text:p>19087</text:p>
          </table:table-cell>
          <table:table-cell table:style-name="ce1" office:value-type="float" office:value="13698" calcext:value-type="float">
            <text:p>13698</text:p>
          </table:table-cell>
          <table:table-cell table:style-name="ce1" office:value-type="float" office:value="510" calcext:value-type="float">
            <text:p>510</text:p>
          </table:table-cell>
          <table:table-cell table:style-name="ce1" table:formula="of:=SUM([.H395:.R395])" office:value-type="float" office:value="55593" calcext:value-type="float">
            <text:p>55593</text:p>
          </table:table-cell>
          <table:table-cell table:style-name="ce3" table:formula="of:=[.H395]/[.$S395]" office:value-type="percentage" office:value="0.00401129638623568" calcext:value-type="percentage">
            <text:p>0,40%</text:p>
          </table:table-cell>
          <table:table-cell table:style-name="ce3" table:formula="of:=[.I395]/[.$S395]" office:value-type="percentage" office:value="0.0102530894177324" calcext:value-type="percentage">
            <text:p>1,03%</text:p>
          </table:table-cell>
          <table:table-cell table:style-name="ce3" table:formula="of:=[.J395]/[.$S395]" office:value-type="percentage" office:value="0.00199665425503211" calcext:value-type="percentage">
            <text:p>0,20%</text:p>
          </table:table-cell>
          <table:table-cell table:style-name="ce3" table:formula="of:=[.K395]/[.$S395]" office:value-type="percentage" office:value="0.02180130591981" calcext:value-type="percentage">
            <text:p>2,18%</text:p>
          </table:table-cell>
          <table:table-cell table:style-name="ce3" table:formula="of:=[.L395]/[.$S395]" office:value-type="percentage" office:value="0.17255769611282" calcext:value-type="percentage">
            <text:p>17,26%</text:p>
          </table:table-cell>
          <table:table-cell table:style-name="ce3" table:formula="of:=[.M395]/[.$S395]" office:value-type="percentage" office:value="0.11762272228518" calcext:value-type="percentage">
            <text:p>11,76%</text:p>
          </table:table-cell>
          <table:table-cell table:style-name="ce3" table:formula="of:=[.N395]/[.$S395]" office:value-type="percentage" office:value="0.00624179303149677" calcext:value-type="percentage">
            <text:p>0,62%</text:p>
          </table:table-cell>
          <table:table-cell table:style-name="ce3" table:formula="of:=[.O395]/[.$S395]" office:value-type="percentage" office:value="0.066609105462918" calcext:value-type="percentage">
            <text:p>6,66%</text:p>
          </table:table-cell>
          <table:table-cell table:style-name="ce3" table:formula="of:=[.P395]/[.$S395]" office:value-type="percentage" office:value="0.343334592484665" calcext:value-type="percentage">
            <text:p>34,33%</text:p>
          </table:table-cell>
          <table:table-cell table:style-name="ce3" table:formula="of:=[.Q395]/[.$S395]" office:value-type="percentage" office:value="0.246397927796665" calcext:value-type="percentage">
            <text:p>24,64%</text:p>
          </table:table-cell>
          <table:table-cell table:style-name="ce3" table:formula="of:=[.R395]/[.$S395]" office:value-type="percentage" office:value="0.00917381684744482" calcext:value-type="percentage">
            <text:p>0,92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5-1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7293" calcext:value-type="float">
            <text:p>67293</text:p>
          </table:table-cell>
          <table:table-cell table:style-name="ce1" office:value-type="float" office:value="55608" calcext:value-type="float">
            <text:p>55608</text:p>
          </table:table-cell>
          <table:table-cell table:style-name="ce1" office:value-type="float" office:value="632" calcext:value-type="float">
            <text:p>632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244" calcext:value-type="float">
            <text:p>1244</text:p>
          </table:table-cell>
          <table:table-cell table:style-name="ce1" office:value-type="float" office:value="10156" calcext:value-type="float">
            <text:p>10156</text:p>
          </table:table-cell>
          <table:table-cell table:style-name="ce1" office:value-type="float" office:value="6447" calcext:value-type="float">
            <text:p>6447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3649" calcext:value-type="float">
            <text:p>3649</text:p>
          </table:table-cell>
          <table:table-cell table:style-name="ce1" office:value-type="float" office:value="18896" calcext:value-type="float">
            <text:p>18896</text:p>
          </table:table-cell>
          <table:table-cell table:style-name="ce1" office:value-type="float" office:value="12716" calcext:value-type="float">
            <text:p>12716</text:p>
          </table:table-cell>
          <table:table-cell table:style-name="ce1" office:value-type="float" office:value="407" calcext:value-type="float">
            <text:p>407</text:p>
          </table:table-cell>
          <table:table-cell table:style-name="ce1" table:formula="of:=SUM([.H396:.R396])" office:value-type="float" office:value="54704" calcext:value-type="float">
            <text:p>54704</text:p>
          </table:table-cell>
          <table:table-cell table:style-name="ce3" table:formula="of:=[.H396]/[.$S396]" office:value-type="percentage" office:value="0.00369260017548991" calcext:value-type="percentage">
            <text:p>0,37%</text:p>
          </table:table-cell>
          <table:table-cell table:style-name="ce3" table:formula="of:=[.I396]/[.$S396]" office:value-type="percentage" office:value="0.0102917519742615" calcext:value-type="percentage">
            <text:p>1,03%</text:p>
          </table:table-cell>
          <table:table-cell table:style-name="ce3" table:formula="of:=[.J396]/[.$S396]" office:value-type="percentage" office:value="0.00171833869552501" calcext:value-type="percentage">
            <text:p>0,17%</text:p>
          </table:table-cell>
          <table:table-cell table:style-name="ce3" table:formula="of:=[.K396]/[.$S396]" office:value-type="percentage" office:value="0.0227405674173735" calcext:value-type="percentage">
            <text:p>2,27%</text:p>
          </table:table-cell>
          <table:table-cell table:style-name="ce3" table:formula="of:=[.L396]/[.$S396]" office:value-type="percentage" office:value="0.185653699912255" calcext:value-type="percentage">
            <text:p>18,57%</text:p>
          </table:table-cell>
          <table:table-cell table:style-name="ce3" table:formula="of:=[.M396]/[.$S396]" office:value-type="percentage" office:value="0.117852442234572" calcext:value-type="percentage">
            <text:p>11,79%</text:p>
          </table:table-cell>
          <table:table-cell table:style-name="ce3" table:formula="of:=[.N396]/[.$S396]" office:value-type="percentage" office:value="0.00603246563322609" calcext:value-type="percentage">
            <text:p>0,60%</text:p>
          </table:table-cell>
          <table:table-cell table:style-name="ce3" table:formula="of:=[.O396]/[.$S396]" office:value-type="percentage" office:value="0.0667044457443697" calcext:value-type="percentage">
            <text:p>6,67%</text:p>
          </table:table-cell>
          <table:table-cell table:style-name="ce3" table:formula="of:=[.P396]/[.$S396]" office:value-type="percentage" office:value="0.345422638198304" calcext:value-type="percentage">
            <text:p>34,54%</text:p>
          </table:table-cell>
          <table:table-cell table:style-name="ce3" table:formula="of:=[.Q396]/[.$S396]" office:value-type="percentage" office:value="0.232451009066979" calcext:value-type="percentage">
            <text:p>23,25%</text:p>
          </table:table-cell>
          <table:table-cell table:style-name="ce3" table:formula="of:=[.R396]/[.$S396]" office:value-type="percentage" office:value="0.00744004094764551" calcext:value-type="percentage">
            <text:p>0,74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5-1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0966" calcext:value-type="float">
            <text:p>70966</text:p>
          </table:table-cell>
          <table:table-cell table:style-name="ce1" office:value-type="float" office:value="61208" calcext:value-type="float">
            <text:p>61208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17" calcext:value-type="float">
            <text:p>917</text:p>
          </table:table-cell>
          <table:table-cell table:style-name="ce1" office:value-type="float" office:value="16145" calcext:value-type="float">
            <text:p>16145</text:p>
          </table:table-cell>
          <table:table-cell table:style-name="ce1" office:value-type="float" office:value="6338" calcext:value-type="float">
            <text:p>6338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2502" calcext:value-type="float">
            <text:p>2502</text:p>
          </table:table-cell>
          <table:table-cell table:style-name="ce1" office:value-type="float" office:value="23464" calcext:value-type="float">
            <text:p>23464</text:p>
          </table:table-cell>
          <table:table-cell table:style-name="ce1" office:value-type="float" office:value="9765" calcext:value-type="float">
            <text:p>9765</text:p>
          </table:table-cell>
          <table:table-cell table:style-name="ce1" office:value-type="float" office:value="350" calcext:value-type="float">
            <text:p>350</text:p>
          </table:table-cell>
          <table:table-cell table:style-name="ce1" table:formula="of:=SUM([.H397:.R397])" office:value-type="float" office:value="60477" calcext:value-type="float">
            <text:p>60477</text:p>
          </table:table-cell>
          <table:table-cell table:style-name="ce3" table:formula="of:=[.H397]/[.$S397]" office:value-type="percentage" office:value="0.00259602824214164" calcext:value-type="percentage">
            <text:p>0,26%</text:p>
          </table:table-cell>
          <table:table-cell table:style-name="ce3" table:formula="of:=[.I397]/[.$S397]" office:value-type="percentage" office:value="0.00732509879789011" calcext:value-type="percentage">
            <text:p>0,73%</text:p>
          </table:table-cell>
          <table:table-cell table:style-name="ce3" table:formula="of:=[.J397]/[.$S397]" office:value-type="percentage" office:value="0.00152123947947153" calcext:value-type="percentage">
            <text:p>0,15%</text:p>
          </table:table-cell>
          <table:table-cell table:style-name="ce3" table:formula="of:=[.K397]/[.$S397]" office:value-type="percentage" office:value="0.0151627891595152" calcext:value-type="percentage">
            <text:p>1,52%</text:p>
          </table:table-cell>
          <table:table-cell table:style-name="ce3" table:formula="of:=[.L397]/[.$S397]" office:value-type="percentage" office:value="0.266960993435521" calcext:value-type="percentage">
            <text:p>26,70%</text:p>
          </table:table-cell>
          <table:table-cell table:style-name="ce3" table:formula="of:=[.M397]/[.$S397]" office:value-type="percentage" office:value="0.104800171966202" calcext:value-type="percentage">
            <text:p>10,48%</text:p>
          </table:table-cell>
          <table:table-cell table:style-name="ce3" table:formula="of:=[.N397]/[.$S397]" office:value-type="percentage" office:value="0.00502670436694942" calcext:value-type="percentage">
            <text:p>0,50%</text:p>
          </table:table-cell>
          <table:table-cell table:style-name="ce3" table:formula="of:=[.O397]/[.$S397]" office:value-type="percentage" office:value="0.0413710997569324" calcext:value-type="percentage">
            <text:p>4,14%</text:p>
          </table:table-cell>
          <table:table-cell table:style-name="ce3" table:formula="of:=[.P397]/[.$S397]" office:value-type="percentage" office:value="0.387982208112175" calcext:value-type="percentage">
            <text:p>38,80%</text:p>
          </table:table-cell>
          <table:table-cell table:style-name="ce3" table:formula="of:=[.Q397]/[.$S397]" office:value-type="percentage" office:value="0.161466342576517" calcext:value-type="percentage">
            <text:p>16,15%</text:p>
          </table:table-cell>
          <table:table-cell table:style-name="ce3" table:formula="of:=[.R397]/[.$S397]" office:value-type="percentage" office:value="0.00578732410668519" calcext:value-type="percentage">
            <text:p>0,5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5-12</text:p>
          </table:table-cell>
          <table:table-cell table:style-name="ce1" office:value-type="string" calcext:value-type="string">
            <text:p>7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3940" calcext:value-type="float">
            <text:p>73940</text:p>
          </table:table-cell>
          <table:table-cell table:style-name="ce1" office:value-type="float" office:value="63774" calcext:value-type="float">
            <text:p>63774</text:p>
          </table:table-cell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078" calcext:value-type="float">
            <text:p>1078</text:p>
          </table:table-cell>
          <table:table-cell table:style-name="ce1" office:value-type="float" office:value="24267" calcext:value-type="float">
            <text:p>24267</text:p>
          </table:table-cell>
          <table:table-cell table:style-name="ce1" office:value-type="float" office:value="4209" calcext:value-type="float">
            <text:p>4209</text:p>
          </table:table-cell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2842" calcext:value-type="float">
            <text:p>2842</text:p>
          </table:table-cell>
          <table:table-cell table:style-name="ce1" office:value-type="float" office:value="22532" calcext:value-type="float">
            <text:p>22532</text:p>
          </table:table-cell>
          <table:table-cell table:style-name="ce1" office:value-type="float" office:value="6893" calcext:value-type="float">
            <text:p>6893</text:p>
          </table:table-cell>
          <table:table-cell table:style-name="ce1" office:value-type="float" office:value="242" calcext:value-type="float">
            <text:p>242</text:p>
          </table:table-cell>
          <table:table-cell table:style-name="ce1" table:formula="of:=SUM([.H398:.R398])" office:value-type="float" office:value="63007" calcext:value-type="float">
            <text:p>63007</text:p>
          </table:table-cell>
          <table:table-cell table:style-name="ce3" table:formula="of:=[.H398]/[.$S398]" office:value-type="percentage" office:value="0.0018251940260606" calcext:value-type="percentage">
            <text:p>0,18%</text:p>
          </table:table-cell>
          <table:table-cell table:style-name="ce3" table:formula="of:=[.I398]/[.$S398]" office:value-type="percentage" office:value="0.00674528227022394" calcext:value-type="percentage">
            <text:p>0,67%</text:p>
          </table:table-cell>
          <table:table-cell table:style-name="ce3" table:formula="of:=[.J398]/[.$S398]" office:value-type="percentage" office:value="0.00115860142523847" calcext:value-type="percentage">
            <text:p>0,12%</text:p>
          </table:table-cell>
          <table:table-cell table:style-name="ce3" table:formula="of:=[.K398]/[.$S398]" office:value-type="percentage" office:value="0.017109210087768" calcext:value-type="percentage">
            <text:p>1,71%</text:p>
          </table:table-cell>
          <table:table-cell table:style-name="ce3" table:formula="of:=[.L398]/[.$S398]" office:value-type="percentage" office:value="0.385147682003587" calcext:value-type="percentage">
            <text:p>38,51%</text:p>
          </table:table-cell>
          <table:table-cell table:style-name="ce3" table:formula="of:=[.M398]/[.$S398]" office:value-type="percentage" office:value="0.0668021013538178" calcext:value-type="percentage">
            <text:p>6,68%</text:p>
          </table:table-cell>
          <table:table-cell table:style-name="ce3" table:formula="of:=[.N398]/[.$S398]" office:value-type="percentage" office:value="0.00525338454457441" calcext:value-type="percentage">
            <text:p>0,53%</text:p>
          </table:table-cell>
          <table:table-cell table:style-name="ce3" table:formula="of:=[.O398]/[.$S398]" office:value-type="percentage" office:value="0.0451060993222975" calcext:value-type="percentage">
            <text:p>4,51%</text:p>
          </table:table-cell>
          <table:table-cell table:style-name="ce3" table:formula="of:=[.P398]/[.$S398]" office:value-type="percentage" office:value="0.357611059088673" calcext:value-type="percentage">
            <text:p>35,76%</text:p>
          </table:table-cell>
          <table:table-cell table:style-name="ce3" table:formula="of:=[.Q398]/[.$S398]" office:value-type="percentage" office:value="0.109400542796832" calcext:value-type="percentage">
            <text:p>10,94%</text:p>
          </table:table-cell>
          <table:table-cell table:style-name="ce3" table:formula="of:=[.R398]/[.$S398]" office:value-type="percentage" office:value="0.00384084308092752" calcext:value-type="percentage">
            <text:p>0,3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5-13</text:p>
          </table:table-cell>
          <table:table-cell table:style-name="ce1" office:value-type="string" calcext:value-type="string">
            <text:p>7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5350" calcext:value-type="float">
            <text:p>75350</text:p>
          </table:table-cell>
          <table:table-cell table:style-name="ce1" office:value-type="float" office:value="63520" calcext:value-type="float">
            <text:p>63520</text:p>
          </table:table-cell>
          <table:table-cell table:style-name="ce1" office:value-type="float" office:value="622" calcext:value-type="float">
            <text:p>622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424" calcext:value-type="float">
            <text:p>1424</text:p>
          </table:table-cell>
          <table:table-cell table:style-name="ce1" office:value-type="float" office:value="19512" calcext:value-type="float">
            <text:p>19512</text:p>
          </table:table-cell>
          <table:table-cell table:style-name="ce1" office:value-type="float" office:value="5162" calcext:value-type="float">
            <text:p>5162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3666" calcext:value-type="float">
            <text:p>3666</text:p>
          </table:table-cell>
          <table:table-cell table:style-name="ce1" office:value-type="float" office:value="22370" calcext:value-type="float">
            <text:p>22370</text:p>
          </table:table-cell>
          <table:table-cell table:style-name="ce1" office:value-type="float" office:value="9044" calcext:value-type="float">
            <text:p>9044</text:p>
          </table:table-cell>
          <table:table-cell table:style-name="ce1" office:value-type="float" office:value="342" calcext:value-type="float">
            <text:p>342</text:p>
          </table:table-cell>
          <table:table-cell table:style-name="ce1" table:formula="of:=SUM([.H399:.R399])" office:value-type="float" office:value="62648" calcext:value-type="float">
            <text:p>62648</text:p>
          </table:table-cell>
          <table:table-cell table:style-name="ce3" table:formula="of:=[.H399]/[.$S399]" office:value-type="percentage" office:value="0.00239433022602477" calcext:value-type="percentage">
            <text:p>0,24%</text:p>
          </table:table-cell>
          <table:table-cell table:style-name="ce3" table:formula="of:=[.I399]/[.$S399]" office:value-type="percentage" office:value="0.00849189120163453" calcext:value-type="percentage">
            <text:p>0,85%</text:p>
          </table:table-cell>
          <table:table-cell table:style-name="ce3" table:formula="of:=[.J399]/[.$S399]" office:value-type="percentage" office:value="0.00130890052356021" calcext:value-type="percentage">
            <text:p>0,13%</text:p>
          </table:table-cell>
          <table:table-cell table:style-name="ce3" table:formula="of:=[.K399]/[.$S399]" office:value-type="percentage" office:value="0.0227301749457285" calcext:value-type="percentage">
            <text:p>2,27%</text:p>
          </table:table-cell>
          <table:table-cell table:style-name="ce3" table:formula="of:=[.L399]/[.$S399]" office:value-type="percentage" office:value="0.311454475801303" calcext:value-type="percentage">
            <text:p>31,15%</text:p>
          </table:table-cell>
          <table:table-cell table:style-name="ce3" table:formula="of:=[.M399]/[.$S399]" office:value-type="percentage" office:value="0.0823968841782659" calcext:value-type="percentage">
            <text:p>8,24%</text:p>
          </table:table-cell>
          <table:table-cell table:style-name="ce3" table:formula="of:=[.N399]/[.$S399]" office:value-type="percentage" office:value="0.00581024134848678" calcext:value-type="percentage">
            <text:p>0,58%</text:p>
          </table:table-cell>
          <table:table-cell table:style-name="ce3" table:formula="of:=[.O399]/[.$S399]" office:value-type="percentage" office:value="0.0585174307240455" calcext:value-type="percentage">
            <text:p>5,85%</text:p>
          </table:table-cell>
          <table:table-cell table:style-name="ce3" table:formula="of:=[.P399]/[.$S399]" office:value-type="percentage" office:value="0.357074447707828" calcext:value-type="percentage">
            <text:p>35,71%</text:p>
          </table:table-cell>
          <table:table-cell table:style-name="ce3" table:formula="of:=[.Q399]/[.$S399]" office:value-type="percentage" office:value="0.144362150427787" calcext:value-type="percentage">
            <text:p>14,44%</text:p>
          </table:table-cell>
          <table:table-cell table:style-name="ce3" table:formula="of:=[.R399]/[.$S399]" office:value-type="percentage" office:value="0.00545907291533648" calcext:value-type="percentage">
            <text:p>0,55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5-14</text:p>
          </table:table-cell>
          <table:table-cell table:style-name="ce1" office:value-type="string" calcext:value-type="string">
            <text:p>7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2316" calcext:value-type="float">
            <text:p>72316</text:p>
          </table:table-cell>
          <table:table-cell table:style-name="ce1" office:value-type="float" office:value="61919" calcext:value-type="float">
            <text:p>61919</text:p>
          </table:table-cell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79" calcext:value-type="float">
            <text:p>879</text:p>
          </table:table-cell>
          <table:table-cell table:style-name="ce1" office:value-type="float" office:value="34999" calcext:value-type="float">
            <text:p>34999</text:p>
          </table:table-cell>
          <table:table-cell table:style-name="ce1" office:value-type="float" office:value="1953" calcext:value-type="float">
            <text:p>1953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2556" calcext:value-type="float">
            <text:p>2556</text:p>
          </table:table-cell>
          <table:table-cell table:style-name="ce1" office:value-type="float" office:value="16742" calcext:value-type="float">
            <text:p>16742</text:p>
          </table:table-cell>
          <table:table-cell table:style-name="ce1" office:value-type="float" office:value="3559" calcext:value-type="float">
            <text:p>3559</text:p>
          </table:table-cell>
          <table:table-cell table:style-name="ce1" office:value-type="float" office:value="118" calcext:value-type="float">
            <text:p>118</text:p>
          </table:table-cell>
          <table:table-cell table:style-name="ce1" table:formula="of:=SUM([.H400:.R400])" office:value-type="float" office:value="61400" calcext:value-type="float">
            <text:p>61400</text:p>
          </table:table-cell>
          <table:table-cell table:style-name="ce3" table:formula="of:=[.H400]/[.$S400]" office:value-type="percentage" office:value="0.000863192182410423" calcext:value-type="percentage">
            <text:p>0,09%</text:p>
          </table:table-cell>
          <table:table-cell table:style-name="ce3" table:formula="of:=[.I400]/[.$S400]" office:value-type="percentage" office:value="0.0048371335504886" calcext:value-type="percentage">
            <text:p>0,48%</text:p>
          </table:table-cell>
          <table:table-cell table:style-name="ce3" table:formula="of:=[.J400]/[.$S400]" office:value-type="percentage" office:value="0.000814332247557003" calcext:value-type="percentage">
            <text:p>0,08%</text:p>
          </table:table-cell>
          <table:table-cell table:style-name="ce3" table:formula="of:=[.K400]/[.$S400]" office:value-type="percentage" office:value="0.0143159609120521" calcext:value-type="percentage">
            <text:p>1,43%</text:p>
          </table:table-cell>
          <table:table-cell table:style-name="ce3" table:formula="of:=[.L400]/[.$S400]" office:value-type="percentage" office:value="0.570016286644951" calcext:value-type="percentage">
            <text:p>57,00%</text:p>
          </table:table-cell>
          <table:table-cell table:style-name="ce3" table:formula="of:=[.M400]/[.$S400]" office:value-type="percentage" office:value="0.0318078175895765" calcext:value-type="percentage">
            <text:p>3,18%</text:p>
          </table:table-cell>
          <table:table-cell table:style-name="ce3" table:formula="of:=[.N400]/[.$S400]" office:value-type="percentage" office:value="0.00315960912052117" calcext:value-type="percentage">
            <text:p>0,32%</text:p>
          </table:table-cell>
          <table:table-cell table:style-name="ce3" table:formula="of:=[.O400]/[.$S400]" office:value-type="percentage" office:value="0.041628664495114" calcext:value-type="percentage">
            <text:p>4,16%</text:p>
          </table:table-cell>
          <table:table-cell table:style-name="ce3" table:formula="of:=[.P400]/[.$S400]" office:value-type="percentage" office:value="0.272671009771987" calcext:value-type="percentage">
            <text:p>27,27%</text:p>
          </table:table-cell>
          <table:table-cell table:style-name="ce3" table:formula="of:=[.Q400]/[.$S400]" office:value-type="percentage" office:value="0.0579641693811075" calcext:value-type="percentage">
            <text:p>5,80%</text:p>
          </table:table-cell>
          <table:table-cell table:style-name="ce3" table:formula="of:=[.R400]/[.$S400]" office:value-type="percentage" office:value="0.00192182410423453" calcext:value-type="percentage">
            <text:p>0,19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5-15</text:p>
          </table:table-cell>
          <table:table-cell table:style-name="ce1" office:value-type="string" calcext:value-type="string">
            <text:p>7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6216" calcext:value-type="float">
            <text:p>76216</text:p>
          </table:table-cell>
          <table:table-cell table:style-name="ce1" office:value-type="float" office:value="61502" calcext:value-type="float">
            <text:p>61502</text:p>
          </table:table-cell>
          <table:table-cell table:style-name="ce1" office:value-type="float" office:value="714" calcext:value-type="float">
            <text:p>714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612" calcext:value-type="float">
            <text:p>61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3" calcext:value-type="float">
            <text:p>1203</text:p>
          </table:table-cell>
          <table:table-cell table:style-name="ce1" office:value-type="float" office:value="8163" calcext:value-type="float">
            <text:p>8163</text:p>
          </table:table-cell>
          <table:table-cell table:style-name="ce1" office:value-type="float" office:value="8257" calcext:value-type="float">
            <text:p>8257</text:p>
          </table:table-cell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3733" calcext:value-type="float">
            <text:p>3733</text:p>
          </table:table-cell>
          <table:table-cell table:style-name="ce1" office:value-type="float" office:value="18721" calcext:value-type="float">
            <text:p>18721</text:p>
          </table:table-cell>
          <table:table-cell table:style-name="ce1" office:value-type="float" office:value="18514" calcext:value-type="float">
            <text:p>18514</text:p>
          </table:table-cell>
          <table:table-cell table:style-name="ce1" office:value-type="float" office:value="610" calcext:value-type="float">
            <text:p>610</text:p>
          </table:table-cell>
          <table:table-cell table:style-name="ce1" table:formula="of:=SUM([.H401:.R401])" office:value-type="float" office:value="60490" calcext:value-type="float">
            <text:p>60490</text:p>
          </table:table-cell>
          <table:table-cell table:style-name="ce3" table:formula="of:=[.H401]/[.$S401]" office:value-type="percentage" office:value="0.00396759795007439" calcext:value-type="percentage">
            <text:p>0,40%</text:p>
          </table:table-cell>
          <table:table-cell table:style-name="ce3" table:formula="of:=[.I401]/[.$S401]" office:value-type="percentage" office:value="0.0101173747726897" calcext:value-type="percentage">
            <text:p>1,01%</text:p>
          </table:table-cell>
          <table:table-cell table:style-name="ce3" table:formula="of:=[.J401]/[.$S401]" office:value-type="percentage" office:value="0.001653165812531" calcext:value-type="percentage">
            <text:p>0,17%</text:p>
          </table:table-cell>
          <table:table-cell table:style-name="ce3" table:formula="of:=[.K401]/[.$S401]" office:value-type="percentage" office:value="0.0198875847247479" calcext:value-type="percentage">
            <text:p>1,99%</text:p>
          </table:table-cell>
          <table:table-cell table:style-name="ce3" table:formula="of:=[.L401]/[.$S401]" office:value-type="percentage" office:value="0.134947925276905" calcext:value-type="percentage">
            <text:p>13,49%</text:p>
          </table:table-cell>
          <table:table-cell table:style-name="ce3" table:formula="of:=[.M401]/[.$S401]" office:value-type="percentage" office:value="0.136501901140684" calcext:value-type="percentage">
            <text:p>13,65%</text:p>
          </table:table-cell>
          <table:table-cell table:style-name="ce3" table:formula="of:=[.N401]/[.$S401]" office:value-type="percentage" office:value="0.00557116878822946" calcext:value-type="percentage">
            <text:p>0,56%</text:p>
          </table:table-cell>
          <table:table-cell table:style-name="ce3" table:formula="of:=[.O401]/[.$S401]" office:value-type="percentage" office:value="0.0617126797817821" calcext:value-type="percentage">
            <text:p>6,17%</text:p>
          </table:table-cell>
          <table:table-cell table:style-name="ce3" table:formula="of:=[.P401]/[.$S401]" office:value-type="percentage" office:value="0.309489171763928" calcext:value-type="percentage">
            <text:p>30,95%</text:p>
          </table:table-cell>
          <table:table-cell table:style-name="ce3" table:formula="of:=[.Q401]/[.$S401]" office:value-type="percentage" office:value="0.306067118531989" calcext:value-type="percentage">
            <text:p>30,61%</text:p>
          </table:table-cell>
          <table:table-cell table:style-name="ce3" table:formula="of:=[.R401]/[.$S401]" office:value-type="percentage" office:value="0.0100843114564391" calcext:value-type="percentage">
            <text:p>1,0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5-16</text:p>
          </table:table-cell>
          <table:table-cell table:style-name="ce1" office:value-type="string" calcext:value-type="string">
            <text:p>7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0283" calcext:value-type="float">
            <text:p>70283</text:p>
          </table:table-cell>
          <table:table-cell table:style-name="ce1" office:value-type="float" office:value="55878" calcext:value-type="float">
            <text:p>55878</text:p>
          </table:table-cell>
          <table:table-cell table:style-name="ce1" office:value-type="float" office:value="631" calcext:value-type="float">
            <text:p>631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909" calcext:value-type="float">
            <text:p>909</text:p>
          </table:table-cell>
          <table:table-cell table:style-name="ce1" office:value-type="float" office:value="8860" calcext:value-type="float">
            <text:p>8860</text:p>
          </table:table-cell>
          <table:table-cell table:style-name="ce1" office:value-type="float" office:value="7263" calcext:value-type="float">
            <text:p>7263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3136" calcext:value-type="float">
            <text:p>3136</text:p>
          </table:table-cell>
          <table:table-cell table:style-name="ce1" office:value-type="float" office:value="16446" calcext:value-type="float">
            <text:p>16446</text:p>
          </table:table-cell>
          <table:table-cell table:style-name="ce1" office:value-type="float" office:value="16776" calcext:value-type="float">
            <text:p>16776</text:p>
          </table:table-cell>
          <table:table-cell table:style-name="ce1" office:value-type="float" office:value="461" calcext:value-type="float">
            <text:p>461</text:p>
          </table:table-cell>
          <table:table-cell table:style-name="ce1" table:formula="of:=SUM([.H402:.R402])" office:value-type="float" office:value="54968" calcext:value-type="float">
            <text:p>54968</text:p>
          </table:table-cell>
          <table:table-cell table:style-name="ce3" table:formula="of:=[.H402]/[.$S402]" office:value-type="percentage" office:value="0.00452990831028962" calcext:value-type="percentage">
            <text:p>0,45%</text:p>
          </table:table-cell>
          <table:table-cell table:style-name="ce3" table:formula="of:=[.I402]/[.$S402]" office:value-type="percentage" office:value="0.00927812545481007" calcext:value-type="percentage">
            <text:p>0,93%</text:p>
          </table:table-cell>
          <table:table-cell table:style-name="ce3" table:formula="of:=[.J402]/[.$S402]" office:value-type="percentage" office:value="0.00134623781109009" calcext:value-type="percentage">
            <text:p>0,13%</text:p>
          </table:table-cell>
          <table:table-cell table:style-name="ce3" table:formula="of:=[.K402]/[.$S402]" office:value-type="percentage" office:value="0.016536894192985" calcext:value-type="percentage">
            <text:p>1,65%</text:p>
          </table:table-cell>
          <table:table-cell table:style-name="ce3" table:formula="of:=[.L402]/[.$S402]" office:value-type="percentage" office:value="0.161184689273759" calcext:value-type="percentage">
            <text:p>16,12%</text:p>
          </table:table-cell>
          <table:table-cell table:style-name="ce3" table:formula="of:=[.M402]/[.$S402]" office:value-type="percentage" office:value="0.132131421918207" calcext:value-type="percentage">
            <text:p>13,21%</text:p>
          </table:table-cell>
          <table:table-cell table:style-name="ce3" table:formula="of:=[.N402]/[.$S402]" office:value-type="percentage" office:value="0.00516664241012953" calcext:value-type="percentage">
            <text:p>0,52%</text:p>
          </table:table-cell>
          <table:table-cell table:style-name="ce3" table:formula="of:=[.O402]/[.$S402]" office:value-type="percentage" office:value="0.0570513753456557" calcext:value-type="percentage">
            <text:p>5,71%</text:p>
          </table:table-cell>
          <table:table-cell table:style-name="ce3" table:formula="of:=[.P402]/[.$S402]" office:value-type="percentage" office:value="0.299192257313346" calcext:value-type="percentage">
            <text:p>29,92%</text:p>
          </table:table-cell>
          <table:table-cell table:style-name="ce3" table:formula="of:=[.Q402]/[.$S402]" office:value-type="percentage" office:value="0.305195750254694" calcext:value-type="percentage">
            <text:p>30,52%</text:p>
          </table:table-cell>
          <table:table-cell table:style-name="ce3" table:formula="of:=[.R402]/[.$S402]" office:value-type="percentage" office:value="0.0083866977150342" calcext:value-type="percentage">
            <text:p>0,84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5-17</text:p>
          </table:table-cell>
          <table:table-cell table:style-name="ce1" office:value-type="string" calcext:value-type="string">
            <text:p>7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8153" calcext:value-type="float">
            <text:p>58153</text:p>
          </table:table-cell>
          <table:table-cell table:style-name="ce1" office:value-type="float" office:value="44769" calcext:value-type="float">
            <text:p>44769</text:p>
          </table:table-cell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06" calcext:value-type="float">
            <text:p>706</text:p>
          </table:table-cell>
          <table:table-cell table:style-name="ce1" office:value-type="float" office:value="5964" calcext:value-type="float">
            <text:p>5964</text:p>
          </table:table-cell>
          <table:table-cell table:style-name="ce1" office:value-type="float" office:value="5725" calcext:value-type="float">
            <text:p>5725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2682" calcext:value-type="float">
            <text:p>2682</text:p>
          </table:table-cell>
          <table:table-cell table:style-name="ce1" office:value-type="float" office:value="12374" calcext:value-type="float">
            <text:p>12374</text:p>
          </table:table-cell>
          <table:table-cell table:style-name="ce1" office:value-type="float" office:value="14996" calcext:value-type="float">
            <text:p>14996</text:p>
          </table:table-cell>
          <table:table-cell table:style-name="ce1" office:value-type="float" office:value="456" calcext:value-type="float">
            <text:p>456</text:p>
          </table:table-cell>
          <table:table-cell table:style-name="ce1" table:formula="of:=SUM([.H403:.R403])" office:value-type="float" office:value="43895" calcext:value-type="float">
            <text:p>43895</text:p>
          </table:table-cell>
          <table:table-cell table:style-name="ce3" table:formula="of:=[.H403]/[.$S403]" office:value-type="percentage" office:value="0.00407791320195922" calcext:value-type="percentage">
            <text:p>0,41%</text:p>
          </table:table-cell>
          <table:table-cell table:style-name="ce3" table:formula="of:=[.I403]/[.$S403]" office:value-type="percentage" office:value="0.0118236701218818" calcext:value-type="percentage">
            <text:p>1,18%</text:p>
          </table:table-cell>
          <table:table-cell table:style-name="ce3" table:formula="of:=[.J403]/[.$S403]" office:value-type="percentage" office:value="0.0016402779359836" calcext:value-type="percentage">
            <text:p>0,16%</text:p>
          </table:table-cell>
          <table:table-cell table:style-name="ce3" table:formula="of:=[.K403]/[.$S403]" office:value-type="percentage" office:value="0.0160838364278392" calcext:value-type="percentage">
            <text:p>1,61%</text:p>
          </table:table-cell>
          <table:table-cell table:style-name="ce3" table:formula="of:=[.L403]/[.$S403]" office:value-type="percentage" office:value="0.135869689030641" calcext:value-type="percentage">
            <text:p>13,59%</text:p>
          </table:table-cell>
          <table:table-cell table:style-name="ce3" table:formula="of:=[.M403]/[.$S403]" office:value-type="percentage" office:value="0.130424877548696" calcext:value-type="percentage">
            <text:p>13,04%</text:p>
          </table:table-cell>
          <table:table-cell table:style-name="ce3" table:formula="of:=[.N403]/[.$S403]" office:value-type="percentage" office:value="0.00505752363594942" calcext:value-type="percentage">
            <text:p>0,51%</text:p>
          </table:table-cell>
          <table:table-cell table:style-name="ce3" table:formula="of:=[.O403]/[.$S403]" office:value-type="percentage" office:value="0.061100353115389" calcext:value-type="percentage">
            <text:p>6,11%</text:p>
          </table:table-cell>
          <table:table-cell table:style-name="ce3" table:formula="of:=[.P403]/[.$S403]" office:value-type="percentage" office:value="0.281899988609181" calcext:value-type="percentage">
            <text:p>28,19%</text:p>
          </table:table-cell>
          <table:table-cell table:style-name="ce3" table:formula="of:=[.Q403]/[.$S403]" office:value-type="percentage" office:value="0.341633443444584" calcext:value-type="percentage">
            <text:p>34,16%</text:p>
          </table:table-cell>
          <table:table-cell table:style-name="ce3" table:formula="of:=[.R403]/[.$S403]" office:value-type="percentage" office:value="0.0103884269278961" calcext:value-type="percentage">
            <text:p>1,04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5-18</text:p>
          </table:table-cell>
          <table:table-cell table:style-name="ce1" office:value-type="string" calcext:value-type="string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7237" calcext:value-type="float">
            <text:p>67237</text:p>
          </table:table-cell>
          <table:table-cell table:style-name="ce1" office:value-type="float" office:value="56294" calcext:value-type="float">
            <text:p>56294</text:p>
          </table:table-cell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794" calcext:value-type="float">
            <text:p>794</text:p>
          </table:table-cell>
          <table:table-cell table:style-name="ce1" office:value-type="float" office:value="9160" calcext:value-type="float">
            <text:p>9160</text:p>
          </table:table-cell>
          <table:table-cell table:style-name="ce1" office:value-type="float" office:value="7287" calcext:value-type="float">
            <text:p>7287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2625" calcext:value-type="float">
            <text:p>2625</text:p>
          </table:table-cell>
          <table:table-cell table:style-name="ce1" office:value-type="float" office:value="20600" calcext:value-type="float">
            <text:p>20600</text:p>
          </table:table-cell>
          <table:table-cell table:style-name="ce1" office:value-type="float" office:value="13554" calcext:value-type="float">
            <text:p>13554</text:p>
          </table:table-cell>
          <table:table-cell table:style-name="ce1" office:value-type="float" office:value="442" calcext:value-type="float">
            <text:p>442</text:p>
          </table:table-cell>
          <table:table-cell table:style-name="ce1" table:formula="of:=SUM([.H404:.R404])" office:value-type="float" office:value="55494" calcext:value-type="float">
            <text:p>55494</text:p>
          </table:table-cell>
          <table:table-cell table:style-name="ce3" table:formula="of:=[.H404]/[.$S404]" office:value-type="percentage" office:value="0.00275705481673694" calcext:value-type="percentage">
            <text:p>0,28%</text:p>
          </table:table-cell>
          <table:table-cell table:style-name="ce3" table:formula="of:=[.I404]/[.$S404]" office:value-type="percentage" office:value="0.00837928424694562" calcext:value-type="percentage">
            <text:p>0,84%</text:p>
          </table:table-cell>
          <table:table-cell table:style-name="ce3" table:formula="of:=[.J404]/[.$S404]" office:value-type="percentage" office:value="0.00187407647673622" calcext:value-type="percentage">
            <text:p>0,19%</text:p>
          </table:table-cell>
          <table:table-cell table:style-name="ce3" table:formula="of:=[.K404]/[.$S404]" office:value-type="percentage" office:value="0.0143078531012362" calcext:value-type="percentage">
            <text:p>1,43%</text:p>
          </table:table-cell>
          <table:table-cell table:style-name="ce3" table:formula="of:=[.L404]/[.$S404]" office:value-type="percentage" office:value="0.165062889681767" calcext:value-type="percentage">
            <text:p>16,51%</text:p>
          </table:table-cell>
          <table:table-cell table:style-name="ce3" table:formula="of:=[.M404]/[.$S404]" office:value-type="percentage" office:value="0.131311493134393" calcext:value-type="percentage">
            <text:p>13,13%</text:p>
          </table:table-cell>
          <table:table-cell table:style-name="ce3" table:formula="of:=[.N404]/[.$S404]" office:value-type="percentage" office:value="0.00558618949796374" calcext:value-type="percentage">
            <text:p>0,56%</text:p>
          </table:table-cell>
          <table:table-cell table:style-name="ce3" table:formula="of:=[.O404]/[.$S404]" office:value-type="percentage" office:value="0.0473024110714672" calcext:value-type="percentage">
            <text:p>4,73%</text:p>
          </table:table-cell>
          <table:table-cell table:style-name="ce3" table:formula="of:=[.P404]/[.$S404]" office:value-type="percentage" office:value="0.371211302122752" calcext:value-type="percentage">
            <text:p>37,12%</text:p>
          </table:table-cell>
          <table:table-cell table:style-name="ce3" table:formula="of:=[.Q404]/[.$S404]" office:value-type="percentage" office:value="0.244242620823873" calcext:value-type="percentage">
            <text:p>24,42%</text:p>
          </table:table-cell>
          <table:table-cell table:style-name="ce3" table:formula="of:=[.R404]/[.$S404]" office:value-type="percentage" office:value="0.00796482502612895" calcext:value-type="percentage">
            <text:p>0,8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6-01</text:p>
          </table:table-cell>
          <table:table-cell table:style-name="ce1" office:value-type="string" calcext:value-type="string">
            <text:p>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5496" calcext:value-type="float">
            <text:p>65496</text:p>
          </table:table-cell>
          <table:table-cell table:style-name="ce1" office:value-type="float" office:value="51006" calcext:value-type="float">
            <text:p>51006</text:p>
          </table:table-cell>
          <table:table-cell table:style-name="ce1" office:value-type="float" office:value="772" calcext:value-type="float">
            <text:p>772</text:p>
          </table:table-cell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537" calcext:value-type="float">
            <text:p>1537</text:p>
          </table:table-cell>
          <table:table-cell table:style-name="ce1" office:value-type="float" office:value="10819" calcext:value-type="float">
            <text:p>10819</text:p>
          </table:table-cell>
          <table:table-cell table:style-name="ce1" office:value-type="float" office:value="4448" calcext:value-type="float">
            <text:p>4448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5993" calcext:value-type="float">
            <text:p>5993</text:p>
          </table:table-cell>
          <table:table-cell table:style-name="ce1" office:value-type="float" office:value="13936" calcext:value-type="float">
            <text:p>13936</text:p>
          </table:table-cell>
          <table:table-cell table:style-name="ce1" office:value-type="float" office:value="11768" calcext:value-type="float">
            <text:p>11768</text:p>
          </table:table-cell>
          <table:table-cell table:style-name="ce1" office:value-type="float" office:value="499" calcext:value-type="float">
            <text:p>499</text:p>
          </table:table-cell>
          <table:table-cell table:style-name="ce1" table:formula="of:=SUM([.H405:.R405])" office:value-type="float" office:value="49980" calcext:value-type="float">
            <text:p>49980</text:p>
          </table:table-cell>
          <table:table-cell table:style-name="ce3" table:formula="of:=[.H405]/[.$S405]" office:value-type="percentage" office:value="0.00426170468187275" calcext:value-type="percentage">
            <text:p>0,43%</text:p>
          </table:table-cell>
          <table:table-cell table:style-name="ce3" table:formula="of:=[.I405]/[.$S405]" office:value-type="percentage" office:value="0.00832332933173269" calcext:value-type="percentage">
            <text:p>0,83%</text:p>
          </table:table-cell>
          <table:table-cell table:style-name="ce3" table:formula="of:=[.J405]/[.$S405]" office:value-type="percentage" office:value="0.00160064025610244" calcext:value-type="percentage">
            <text:p>0,16%</text:p>
          </table:table-cell>
          <table:table-cell table:style-name="ce3" table:formula="of:=[.K405]/[.$S405]" office:value-type="percentage" office:value="0.0307523009203681" calcext:value-type="percentage">
            <text:p>3,08%</text:p>
          </table:table-cell>
          <table:table-cell table:style-name="ce3" table:formula="of:=[.L405]/[.$S405]" office:value-type="percentage" office:value="0.216466586634654" calcext:value-type="percentage">
            <text:p>21,65%</text:p>
          </table:table-cell>
          <table:table-cell table:style-name="ce3" table:formula="of:=[.M405]/[.$S405]" office:value-type="percentage" office:value="0.0889955982392957" calcext:value-type="percentage">
            <text:p>8,90%</text:p>
          </table:table-cell>
          <table:table-cell table:style-name="ce3" table:formula="of:=[.N405]/[.$S405]" office:value-type="percentage" office:value="0.00542216886754702" calcext:value-type="percentage">
            <text:p>0,54%</text:p>
          </table:table-cell>
          <table:table-cell table:style-name="ce3" table:formula="of:=[.O405]/[.$S405]" office:value-type="percentage" office:value="0.119907963185274" calcext:value-type="percentage">
            <text:p>11,99%</text:p>
          </table:table-cell>
          <table:table-cell table:style-name="ce3" table:formula="of:=[.P405]/[.$S405]" office:value-type="percentage" office:value="0.278831532613045" calcext:value-type="percentage">
            <text:p>27,88%</text:p>
          </table:table-cell>
          <table:table-cell table:style-name="ce3" table:formula="of:=[.Q405]/[.$S405]" office:value-type="percentage" office:value="0.235454181672669" calcext:value-type="percentage">
            <text:p>23,55%</text:p>
          </table:table-cell>
          <table:table-cell table:style-name="ce3" table:formula="of:=[.R405]/[.$S405]" office:value-type="percentage" office:value="0.00998399359743897" calcext:value-type="percentage">
            <text:p>1,0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6-02</text:p>
          </table:table-cell>
          <table:table-cell table:style-name="ce1" office:value-type="string" calcext:value-type="string">
            <text:p>7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4778" calcext:value-type="float">
            <text:p>94778</text:p>
          </table:table-cell>
          <table:table-cell table:style-name="ce1" office:value-type="float" office:value="78572" calcext:value-type="float">
            <text:p>78572</text:p>
          </table:table-cell>
          <table:table-cell table:style-name="ce1" office:value-type="float" office:value="1356" calcext:value-type="float">
            <text:p>1356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585" calcext:value-type="float">
            <text:p>585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4016" calcext:value-type="float">
            <text:p>4016</text:p>
          </table:table-cell>
          <table:table-cell table:style-name="ce1" office:value-type="float" office:value="17687" calcext:value-type="float">
            <text:p>17687</text:p>
          </table:table-cell>
          <table:table-cell table:style-name="ce1" office:value-type="float" office:value="4365" calcext:value-type="float">
            <text:p>4365</text:p>
          </table:table-cell>
          <table:table-cell table:style-name="ce1" office:value-type="float" office:value="473" calcext:value-type="float">
            <text:p>473</text:p>
          </table:table-cell>
          <table:table-cell table:style-name="ce1" office:value-type="float" office:value="16360" calcext:value-type="float">
            <text:p>16360</text:p>
          </table:table-cell>
          <table:table-cell table:style-name="ce1" office:value-type="float" office:value="19169" calcext:value-type="float">
            <text:p>19169</text:p>
          </table:table-cell>
          <table:table-cell table:style-name="ce1" office:value-type="float" office:value="12903" calcext:value-type="float">
            <text:p>12903</text:p>
          </table:table-cell>
          <table:table-cell table:style-name="ce1" office:value-type="float" office:value="715" calcext:value-type="float">
            <text:p>715</text:p>
          </table:table-cell>
          <table:table-cell table:style-name="ce1" table:formula="of:=SUM([.H406:.R406])" office:value-type="float" office:value="76823" calcext:value-type="float">
            <text:p>76823</text:p>
          </table:table-cell>
          <table:table-cell table:style-name="ce3" table:formula="of:=[.H406]/[.$S406]" office:value-type="percentage" office:value="0.00537599416841311" calcext:value-type="percentage">
            <text:p>0,54%</text:p>
          </table:table-cell>
          <table:table-cell table:style-name="ce3" table:formula="of:=[.I406]/[.$S406]" office:value-type="percentage" office:value="0.00761490699399919" calcext:value-type="percentage">
            <text:p>0,76%</text:p>
          </table:table-cell>
          <table:table-cell table:style-name="ce3" table:formula="of:=[.J406]/[.$S406]" office:value-type="percentage" office:value="0.00178332009944938" calcext:value-type="percentage">
            <text:p>0,18%</text:p>
          </table:table-cell>
          <table:table-cell table:style-name="ce3" table:formula="of:=[.K406]/[.$S406]" office:value-type="percentage" office:value="0.0522760110904286" calcext:value-type="percentage">
            <text:p>5,23%</text:p>
          </table:table-cell>
          <table:table-cell table:style-name="ce3" table:formula="of:=[.L406]/[.$S406]" office:value-type="percentage" office:value="0.230230529919425" calcext:value-type="percentage">
            <text:p>23,02%</text:p>
          </table:table-cell>
          <table:table-cell table:style-name="ce3" table:formula="of:=[.M406]/[.$S406]" office:value-type="percentage" office:value="0.0568189214167632" calcext:value-type="percentage">
            <text:p>5,68%</text:p>
          </table:table-cell>
          <table:table-cell table:style-name="ce3" table:formula="of:=[.N406]/[.$S406]" office:value-type="percentage" office:value="0.00615701027036174" calcext:value-type="percentage">
            <text:p>0,62%</text:p>
          </table:table-cell>
          <table:table-cell table:style-name="ce3" table:formula="of:=[.O406]/[.$S406]" office:value-type="percentage" office:value="0.212957057131328" calcext:value-type="percentage">
            <text:p>21,30%</text:p>
          </table:table-cell>
          <table:table-cell table:style-name="ce3" table:formula="of:=[.P406]/[.$S406]" office:value-type="percentage" office:value="0.249521627637556" calcext:value-type="percentage">
            <text:p>24,95%</text:p>
          </table:table-cell>
          <table:table-cell table:style-name="ce3" table:formula="of:=[.Q406]/[.$S406]" office:value-type="percentage" office:value="0.167957512724054" calcext:value-type="percentage">
            <text:p>16,80%</text:p>
          </table:table-cell>
          <table:table-cell table:style-name="ce3" table:formula="of:=[.R406]/[.$S406]" office:value-type="percentage" office:value="0.00930710854822124" calcext:value-type="percentage">
            <text:p>0,93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6-03</text:p>
          </table:table-cell>
          <table:table-cell table:style-name="ce1" office:value-type="string" calcext:value-type="string">
            <text:p>7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9575" calcext:value-type="float">
            <text:p>69575</text:p>
          </table:table-cell>
          <table:table-cell table:style-name="ce1" office:value-type="float" office:value="53599" calcext:value-type="float">
            <text:p>53599</text:p>
          </table:table-cell>
          <table:table-cell table:style-name="ce1" office:value-type="float" office:value="1022" calcext:value-type="float">
            <text:p>1022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508" calcext:value-type="float">
            <text:p>508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1904" calcext:value-type="float">
            <text:p>1904</text:p>
          </table:table-cell>
          <table:table-cell table:style-name="ce1" office:value-type="float" office:value="5237" calcext:value-type="float">
            <text:p>5237</text:p>
          </table:table-cell>
          <table:table-cell table:style-name="ce1" office:value-type="float" office:value="4486" calcext:value-type="float">
            <text:p>4486</text:p>
          </table:table-cell>
          <table:table-cell table:style-name="ce1" office:value-type="float" office:value="267" calcext:value-type="float">
            <text:p>267</text:p>
          </table:table-cell>
          <table:table-cell table:style-name="ce1" office:value-type="float" office:value="10954" calcext:value-type="float">
            <text:p>10954</text:p>
          </table:table-cell>
          <table:table-cell table:style-name="ce1" office:value-type="float" office:value="11208" calcext:value-type="float">
            <text:p>11208</text:p>
          </table:table-cell>
          <table:table-cell table:style-name="ce1" office:value-type="float" office:value="16386" calcext:value-type="float">
            <text:p>16386</text:p>
          </table:table-cell>
          <table:table-cell table:style-name="ce1" office:value-type="float" office:value="786" calcext:value-type="float">
            <text:p>786</text:p>
          </table:table-cell>
          <table:table-cell table:style-name="ce1" table:formula="of:=SUM([.H407:.R407])" office:value-type="float" office:value="52262" calcext:value-type="float">
            <text:p>52262</text:p>
          </table:table-cell>
          <table:table-cell table:style-name="ce3" table:formula="of:=[.H407]/[.$S407]" office:value-type="percentage" office:value="0.00820864107764724" calcext:value-type="percentage">
            <text:p>0,82%</text:p>
          </table:table-cell>
          <table:table-cell table:style-name="ce3" table:formula="of:=[.I407]/[.$S407]" office:value-type="percentage" office:value="0.00972025563506946" calcext:value-type="percentage">
            <text:p>0,97%</text:p>
          </table:table-cell>
          <table:table-cell table:style-name="ce3" table:formula="of:=[.J407]/[.$S407]" office:value-type="percentage" office:value="0.00185603306417665" calcext:value-type="percentage">
            <text:p>0,19%</text:p>
          </table:table-cell>
          <table:table-cell table:style-name="ce3" table:formula="of:=[.K407]/[.$S407]" office:value-type="percentage" office:value="0.0364318242700241" calcext:value-type="percentage">
            <text:p>3,64%</text:p>
          </table:table-cell>
          <table:table-cell table:style-name="ce3" table:formula="of:=[.L407]/[.$S407]" office:value-type="percentage" office:value="0.100206651104053" calcext:value-type="percentage">
            <text:p>10,02%</text:p>
          </table:table-cell>
          <table:table-cell table:style-name="ce3" table:formula="of:=[.M407]/[.$S407]" office:value-type="percentage" office:value="0.0858367456277984" calcext:value-type="percentage">
            <text:p>8,58%</text:p>
          </table:table-cell>
          <table:table-cell table:style-name="ce3" table:formula="of:=[.N407]/[.$S407]" office:value-type="percentage" office:value="0.00510887451685737" calcext:value-type="percentage">
            <text:p>0,51%</text:p>
          </table:table-cell>
          <table:table-cell table:style-name="ce3" table:formula="of:=[.O407]/[.$S407]" office:value-type="percentage" office:value="0.209597795721557" calcext:value-type="percentage">
            <text:p>20,96%</text:p>
          </table:table-cell>
          <table:table-cell table:style-name="ce3" table:formula="of:=[.P407]/[.$S407]" office:value-type="percentage" office:value="0.214457923539091" calcext:value-type="percentage">
            <text:p>21,45%</text:p>
          </table:table-cell>
          <table:table-cell table:style-name="ce3" table:formula="of:=[.Q407]/[.$S407]" office:value-type="percentage" office:value="0.313535647315449" calcext:value-type="percentage">
            <text:p>31,35%</text:p>
          </table:table-cell>
          <table:table-cell table:style-name="ce3" table:formula="of:=[.R407]/[.$S407]" office:value-type="percentage" office:value="0.0150396081282768" calcext:value-type="percentage">
            <text:p>1,5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6-04</text:p>
          </table:table-cell>
          <table:table-cell table:style-name="ce1" office:value-type="string" calcext:value-type="string">
            <text:p>7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8340" calcext:value-type="float">
            <text:p>88340</text:p>
          </table:table-cell>
          <table:table-cell table:style-name="ce1" office:value-type="float" office:value="68900" calcext:value-type="float">
            <text:p>68900</text:p>
          </table:table-cell>
          <table:table-cell table:style-name="ce1" office:value-type="float" office:value="1463" calcext:value-type="float">
            <text:p>1463</text:p>
          </table:table-cell>
          <table:table-cell table:style-name="ce1" office:value-type="float" office:value="456" calcext:value-type="float">
            <text:p>456</text:p>
          </table:table-cell>
          <table:table-cell table:style-name="ce1" office:value-type="float" office:value="585" calcext:value-type="float">
            <text:p>585</text:p>
          </table:table-cell>
          <table:table-cell table:style-name="ce1" office:value-type="float" office:value="671" calcext:value-type="float">
            <text:p>671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2882" calcext:value-type="float">
            <text:p>2882</text:p>
          </table:table-cell>
          <table:table-cell table:style-name="ce1" office:value-type="float" office:value="7324" calcext:value-type="float">
            <text:p>7324</text:p>
          </table:table-cell>
          <table:table-cell table:style-name="ce1" office:value-type="float" office:value="5309" calcext:value-type="float">
            <text:p>5309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17424" calcext:value-type="float">
            <text:p>17424</text:p>
          </table:table-cell>
          <table:table-cell table:style-name="ce1" office:value-type="float" office:value="13969" calcext:value-type="float">
            <text:p>13969</text:p>
          </table:table-cell>
          <table:table-cell table:style-name="ce1" office:value-type="float" office:value="17315" calcext:value-type="float">
            <text:p>17315</text:p>
          </table:table-cell>
          <table:table-cell table:style-name="ce1" office:value-type="float" office:value="988" calcext:value-type="float">
            <text:p>988</text:p>
          </table:table-cell>
          <table:table-cell table:style-name="ce1" table:formula="of:=SUM([.H408:.R408])" office:value-type="float" office:value="66981" calcext:value-type="float">
            <text:p>66981</text:p>
          </table:table-cell>
          <table:table-cell table:style-name="ce3" table:formula="of:=[.H408]/[.$S408]" office:value-type="percentage" office:value="0.00873382003851839" calcext:value-type="percentage">
            <text:p>0,87%</text:p>
          </table:table-cell>
          <table:table-cell table:style-name="ce3" table:formula="of:=[.I408]/[.$S408]" office:value-type="percentage" office:value="0.0100177662322151" calcext:value-type="percentage">
            <text:p>1,00%</text:p>
          </table:table-cell>
          <table:table-cell table:style-name="ce3" table:formula="of:=[.J408]/[.$S408]" office:value-type="percentage" office:value="0.00173183440080023" calcext:value-type="percentage">
            <text:p>0,17%</text:p>
          </table:table-cell>
          <table:table-cell table:style-name="ce3" table:formula="of:=[.K408]/[.$S408]" office:value-type="percentage" office:value="0.0430271270957436" calcext:value-type="percentage">
            <text:p>4,30%</text:p>
          </table:table-cell>
          <table:table-cell table:style-name="ce3" table:formula="of:=[.L408]/[.$S408]" office:value-type="percentage" office:value="0.109344440960869" calcext:value-type="percentage">
            <text:p>10,93%</text:p>
          </table:table-cell>
          <table:table-cell table:style-name="ce3" table:formula="of:=[.M408]/[.$S408]" office:value-type="percentage" office:value="0.0792612830504173" calcext:value-type="percentage">
            <text:p>7,93%</text:p>
          </table:table-cell>
          <table:table-cell table:style-name="ce3" table:formula="of:=[.N408]/[.$S408]" office:value-type="percentage" office:value="0.00594198354757319" calcext:value-type="percentage">
            <text:p>0,59%</text:p>
          </table:table-cell>
          <table:table-cell table:style-name="ce3" table:formula="of:=[.O408]/[.$S408]" office:value-type="percentage" office:value="0.260133470685717" calcext:value-type="percentage">
            <text:p>26,01%</text:p>
          </table:table-cell>
          <table:table-cell table:style-name="ce3" table:formula="of:=[.P408]/[.$S408]" office:value-type="percentage" office:value="0.208551678834296" calcext:value-type="percentage">
            <text:p>20,86%</text:p>
          </table:table-cell>
          <table:table-cell table:style-name="ce3" table:formula="of:=[.Q408]/[.$S408]" office:value-type="percentage" office:value="0.258506143533241" calcext:value-type="percentage">
            <text:p>25,85%</text:p>
          </table:table-cell>
          <table:table-cell table:style-name="ce3" table:formula="of:=[.R408]/[.$S408]" office:value-type="percentage" office:value="0.0147504516206088" calcext:value-type="percentage">
            <text:p>1,4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6-05</text:p>
          </table:table-cell>
          <table:table-cell table:style-name="ce1" office:value-type="string" calcext:value-type="string">
            <text:p>7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6251" calcext:value-type="float">
            <text:p>96251</text:p>
          </table:table-cell>
          <table:table-cell table:style-name="ce1" office:value-type="float" office:value="78197" calcext:value-type="float">
            <text:p>78197</text:p>
          </table:table-cell>
          <table:table-cell table:style-name="ce1" office:value-type="float" office:value="1502" calcext:value-type="float">
            <text:p>1502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681" calcext:value-type="float">
            <text:p>681</text:p>
          </table:table-cell>
          <table:table-cell table:style-name="ce1" office:value-type="float" office:value="565" calcext:value-type="float">
            <text:p>565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4016" calcext:value-type="float">
            <text:p>4016</text:p>
          </table:table-cell>
          <table:table-cell table:style-name="ce1" office:value-type="float" office:value="11544" calcext:value-type="float">
            <text:p>11544</text:p>
          </table:table-cell>
          <table:table-cell table:style-name="ce1" office:value-type="float" office:value="4667" calcext:value-type="float">
            <text:p>4667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21230" calcext:value-type="float">
            <text:p>21230</text:p>
          </table:table-cell>
          <table:table-cell table:style-name="ce1" office:value-type="float" office:value="16154" calcext:value-type="float">
            <text:p>16154</text:p>
          </table:table-cell>
          <table:table-cell table:style-name="ce1" office:value-type="float" office:value="15626" calcext:value-type="float">
            <text:p>15626</text:p>
          </table:table-cell>
          <table:table-cell table:style-name="ce1" office:value-type="float" office:value="1057" calcext:value-type="float">
            <text:p>1057</text:p>
          </table:table-cell>
          <table:table-cell table:style-name="ce1" table:formula="of:=SUM([.H409:.R409])" office:value-type="float" office:value="76215" calcext:value-type="float">
            <text:p>76215</text:p>
          </table:table-cell>
          <table:table-cell table:style-name="ce3" table:formula="of:=[.H409]/[.$S409]" office:value-type="percentage" office:value="0.00893524896673883" calcext:value-type="percentage">
            <text:p>0,89%</text:p>
          </table:table-cell>
          <table:table-cell table:style-name="ce3" table:formula="of:=[.I409]/[.$S409]" office:value-type="percentage" office:value="0.00741323886374073" calcext:value-type="percentage">
            <text:p>0,74%</text:p>
          </table:table-cell>
          <table:table-cell table:style-name="ce3" table:formula="of:=[.J409]/[.$S409]" office:value-type="percentage" office:value="0.00216492816374729" calcext:value-type="percentage">
            <text:p>0,22%</text:p>
          </table:table-cell>
          <table:table-cell table:style-name="ce3" table:formula="of:=[.K409]/[.$S409]" office:value-type="percentage" office:value="0.0526930394279341" calcext:value-type="percentage">
            <text:p>5,27%</text:p>
          </table:table-cell>
          <table:table-cell table:style-name="ce3" table:formula="of:=[.L409]/[.$S409]" office:value-type="percentage" office:value="0.151466246801811" calcext:value-type="percentage">
            <text:p>15,15%</text:p>
          </table:table-cell>
          <table:table-cell table:style-name="ce3" table:formula="of:=[.M409]/[.$S409]" office:value-type="percentage" office:value="0.0612346650921735" calcext:value-type="percentage">
            <text:p>6,12%</text:p>
          </table:table-cell>
          <table:table-cell table:style-name="ce3" table:formula="of:=[.N409]/[.$S409]" office:value-type="percentage" office:value="0.00669159614249164" calcext:value-type="percentage">
            <text:p>0,67%</text:p>
          </table:table-cell>
          <table:table-cell table:style-name="ce3" table:formula="of:=[.O409]/[.$S409]" office:value-type="percentage" office:value="0.278554090402152" calcext:value-type="percentage">
            <text:p>27,86%</text:p>
          </table:table-cell>
          <table:table-cell table:style-name="ce3" table:formula="of:=[.P409]/[.$S409]" office:value-type="percentage" office:value="0.211953027619235" calcext:value-type="percentage">
            <text:p>21,20%</text:p>
          </table:table-cell>
          <table:table-cell table:style-name="ce3" table:formula="of:=[.Q409]/[.$S409]" office:value-type="percentage" office:value="0.205025257495244" calcext:value-type="percentage">
            <text:p>20,50%</text:p>
          </table:table-cell>
          <table:table-cell table:style-name="ce3" table:formula="of:=[.R409]/[.$S409]" office:value-type="percentage" office:value="0.0138686610247327" calcext:value-type="percentage">
            <text:p>1,39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6-06</text:p>
          </table:table-cell>
          <table:table-cell table:style-name="ce1" office:value-type="string" calcext:value-type="string">
            <text:p>7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9605" calcext:value-type="float">
            <text:p>109605</text:p>
          </table:table-cell>
          <table:table-cell table:style-name="ce1" office:value-type="float" office:value="88167" calcext:value-type="float">
            <text:p>88167</text:p>
          </table:table-cell>
          <table:table-cell table:style-name="ce1" office:value-type="float" office:value="1756" calcext:value-type="float">
            <text:p>1756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813" calcext:value-type="float">
            <text:p>813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4455" calcext:value-type="float">
            <text:p>4455</text:p>
          </table:table-cell>
          <table:table-cell table:style-name="ce1" office:value-type="float" office:value="16305" calcext:value-type="float">
            <text:p>16305</text:p>
          </table:table-cell>
          <table:table-cell table:style-name="ce1" office:value-type="float" office:value="3551" calcext:value-type="float">
            <text:p>3551</text:p>
          </table:table-cell>
          <table:table-cell table:style-name="ce1" office:value-type="float" office:value="616" calcext:value-type="float">
            <text:p>616</text:p>
          </table:table-cell>
          <table:table-cell table:style-name="ce1" office:value-type="float" office:value="26900" calcext:value-type="float">
            <text:p>26900</text:p>
          </table:table-cell>
          <table:table-cell table:style-name="ce1" office:value-type="float" office:value="15772" calcext:value-type="float">
            <text:p>15772</text:p>
          </table:table-cell>
          <table:table-cell table:style-name="ce1" office:value-type="float" office:value="15797" calcext:value-type="float">
            <text:p>15797</text:p>
          </table:table-cell>
          <table:table-cell table:style-name="ce1" office:value-type="float" office:value="972" calcext:value-type="float">
            <text:p>972</text:p>
          </table:table-cell>
          <table:table-cell table:style-name="ce1" table:formula="of:=SUM([.H410:.R410])" office:value-type="float" office:value="85855" calcext:value-type="float">
            <text:p>85855</text:p>
          </table:table-cell>
          <table:table-cell table:style-name="ce3" table:formula="of:=[.H410]/[.$S410]" office:value-type="percentage" office:value="0.00946945431250364" calcext:value-type="percentage">
            <text:p>0,95%</text:p>
          </table:table-cell>
          <table:table-cell table:style-name="ce3" table:formula="of:=[.I410]/[.$S410]" office:value-type="percentage" office:value="0.00594024809271446" calcext:value-type="percentage">
            <text:p>0,59%</text:p>
          </table:table-cell>
          <table:table-cell table:style-name="ce3" table:formula="of:=[.J410]/[.$S410]" office:value-type="percentage" office:value="0.00191019742589249" calcext:value-type="percentage">
            <text:p>0,19%</text:p>
          </table:table-cell>
          <table:table-cell table:style-name="ce3" table:formula="of:=[.K410]/[.$S410]" office:value-type="percentage" office:value="0.0518898142216528" calcext:value-type="percentage">
            <text:p>5,19%</text:p>
          </table:table-cell>
          <table:table-cell table:style-name="ce3" table:formula="of:=[.L410]/[.$S410]" office:value-type="percentage" office:value="0.189913225787665" calcext:value-type="percentage">
            <text:p>18,99%</text:p>
          </table:table-cell>
          <table:table-cell table:style-name="ce3" table:formula="of:=[.M410]/[.$S410]" office:value-type="percentage" office:value="0.0413604332886844" calcext:value-type="percentage">
            <text:p>4,14%</text:p>
          </table:table-cell>
          <table:table-cell table:style-name="ce3" table:formula="of:=[.N410]/[.$S410]" office:value-type="percentage" office:value="0.00717488789237668" calcext:value-type="percentage">
            <text:p>0,72%</text:p>
          </table:table-cell>
          <table:table-cell table:style-name="ce3" table:formula="of:=[.O410]/[.$S410]" office:value-type="percentage" office:value="0.313318968027488" calcext:value-type="percentage">
            <text:p>31,33%</text:p>
          </table:table-cell>
          <table:table-cell table:style-name="ce3" table:formula="of:=[.P410]/[.$S410]" office:value-type="percentage" office:value="0.183705084153515" calcext:value-type="percentage">
            <text:p>18,37%</text:p>
          </table:table-cell>
          <table:table-cell table:style-name="ce3" table:formula="of:=[.Q410]/[.$S410]" office:value-type="percentage" office:value="0.18399627278551" calcext:value-type="percentage">
            <text:p>18,40%</text:p>
          </table:table-cell>
          <table:table-cell table:style-name="ce3" table:formula="of:=[.R410]/[.$S410]" office:value-type="percentage" office:value="0.011321414011997" calcext:value-type="percentage">
            <text:p>1,13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6-07</text:p>
          </table:table-cell>
          <table:table-cell table:style-name="ce1" office:value-type="string" calcext:value-type="string">
            <text:p>7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7582" calcext:value-type="float">
            <text:p>87582</text:p>
          </table:table-cell>
          <table:table-cell table:style-name="ce1" office:value-type="float" office:value="68594" calcext:value-type="float">
            <text:p>68594</text:p>
          </table:table-cell>
          <table:table-cell table:style-name="ce1" office:value-type="float" office:value="1627" calcext:value-type="float">
            <text:p>1627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359" calcext:value-type="float">
            <text:p>359</text:p>
          </table:table-cell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2996" calcext:value-type="float">
            <text:p>2996</text:p>
          </table:table-cell>
          <table:table-cell table:style-name="ce1" office:value-type="float" office:value="13315" calcext:value-type="float">
            <text:p>13315</text:p>
          </table:table-cell>
          <table:table-cell table:style-name="ce1" office:value-type="float" office:value="3906" calcext:value-type="float">
            <text:p>3906</text:p>
          </table:table-cell>
          <table:table-cell table:style-name="ce1" office:value-type="float" office:value="454" calcext:value-type="float">
            <text:p>454</text:p>
          </table:table-cell>
          <table:table-cell table:style-name="ce1" office:value-type="float" office:value="12917" calcext:value-type="float">
            <text:p>12917</text:p>
          </table:table-cell>
          <table:table-cell table:style-name="ce1" office:value-type="float" office:value="15760" calcext:value-type="float">
            <text:p>15760</text:p>
          </table:table-cell>
          <table:table-cell table:style-name="ce1" office:value-type="float" office:value="15895" calcext:value-type="float">
            <text:p>15895</text:p>
          </table:table-cell>
          <table:table-cell table:style-name="ce1" office:value-type="float" office:value="662" calcext:value-type="float">
            <text:p>662</text:p>
          </table:table-cell>
          <table:table-cell table:style-name="ce1" table:formula="of:=SUM([.H411:.R411])" office:value-type="float" office:value="66836" calcext:value-type="float">
            <text:p>66836</text:p>
          </table:table-cell>
          <table:table-cell table:style-name="ce3" table:formula="of:=[.H411]/[.$S411]" office:value-type="percentage" office:value="0.00537135675384523" calcext:value-type="percentage">
            <text:p>0,54%</text:p>
          </table:table-cell>
          <table:table-cell table:style-name="ce3" table:formula="of:=[.I411]/[.$S411]" office:value-type="percentage" office:value="0.00680770842061165" calcext:value-type="percentage">
            <text:p>0,68%</text:p>
          </table:table-cell>
          <table:table-cell table:style-name="ce3" table:formula="of:=[.J411]/[.$S411]" office:value-type="percentage" office:value="0.00175055359387157" calcext:value-type="percentage">
            <text:p>0,18%</text:p>
          </table:table-cell>
          <table:table-cell table:style-name="ce3" table:formula="of:=[.K411]/[.$S411]" office:value-type="percentage" office:value="0.0448261416003352" calcext:value-type="percentage">
            <text:p>4,48%</text:p>
          </table:table-cell>
          <table:table-cell table:style-name="ce3" table:formula="of:=[.L411]/[.$S411]" office:value-type="percentage" office:value="0.199218983781196" calcext:value-type="percentage">
            <text:p>19,92%</text:p>
          </table:table-cell>
          <table:table-cell table:style-name="ce3" table:formula="of:=[.M411]/[.$S411]" office:value-type="percentage" office:value="0.0584415584415584" calcext:value-type="percentage">
            <text:p>5,84%</text:p>
          </table:table-cell>
          <table:table-cell table:style-name="ce3" table:formula="of:=[.N411]/[.$S411]" office:value-type="percentage" office:value="0.00679274642408283" calcext:value-type="percentage">
            <text:p>0,68%</text:p>
          </table:table-cell>
          <table:table-cell table:style-name="ce3" table:formula="of:=[.O411]/[.$S411]" office:value-type="percentage" office:value="0.193264109162727" calcext:value-type="percentage">
            <text:p>19,33%</text:p>
          </table:table-cell>
          <table:table-cell table:style-name="ce3" table:formula="of:=[.P411]/[.$S411]" office:value-type="percentage" office:value="0.235801065294153" calcext:value-type="percentage">
            <text:p>23,58%</text:p>
          </table:table-cell>
          <table:table-cell table:style-name="ce3" table:formula="of:=[.Q411]/[.$S411]" office:value-type="percentage" office:value="0.237820934825543" calcext:value-type="percentage">
            <text:p>23,78%</text:p>
          </table:table-cell>
          <table:table-cell table:style-name="ce3" table:formula="of:=[.R411]/[.$S411]" office:value-type="percentage" office:value="0.00990484170207673" calcext:value-type="percentage">
            <text:p>0,99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6-08</text:p>
          </table:table-cell>
          <table:table-cell table:style-name="ce1" office:value-type="string" calcext:value-type="string">
            <text:p>7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7636" calcext:value-type="float">
            <text:p>67636</text:p>
          </table:table-cell>
          <table:table-cell table:style-name="ce1" office:value-type="float" office:value="48656" calcext:value-type="float">
            <text:p>48656</text:p>
          </table:table-cell>
          <table:table-cell table:style-name="ce1" office:value-type="float" office:value="1296" calcext:value-type="float">
            <text:p>129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409" calcext:value-type="float">
            <text:p>409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1799" calcext:value-type="float">
            <text:p>1799</text:p>
          </table:table-cell>
          <table:table-cell table:style-name="ce1" office:value-type="float" office:value="4988" calcext:value-type="float">
            <text:p>4988</text:p>
          </table:table-cell>
          <table:table-cell table:style-name="ce1" office:value-type="float" office:value="2740" calcext:value-type="float">
            <text:p>2740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11245" calcext:value-type="float">
            <text:p>11245</text:p>
          </table:table-cell>
          <table:table-cell table:style-name="ce1" office:value-type="float" office:value="8427" calcext:value-type="float">
            <text:p>8427</text:p>
          </table:table-cell>
          <table:table-cell table:style-name="ce1" office:value-type="float" office:value="16514" calcext:value-type="float">
            <text:p>16514</text:p>
          </table:table-cell>
          <table:table-cell table:style-name="ce1" office:value-type="float" office:value="549" calcext:value-type="float">
            <text:p>549</text:p>
          </table:table-cell>
          <table:table-cell table:style-name="ce1" table:formula="of:=SUM([.H412:.R412])" office:value-type="float" office:value="47319" calcext:value-type="float">
            <text:p>47319</text:p>
          </table:table-cell>
          <table:table-cell table:style-name="ce3" table:formula="of:=[.H412]/[.$S412]" office:value-type="percentage" office:value="0.00691054333354466" calcext:value-type="percentage">
            <text:p>0,69%</text:p>
          </table:table-cell>
          <table:table-cell table:style-name="ce3" table:formula="of:=[.I412]/[.$S412]" office:value-type="percentage" office:value="0.00864346245694119" calcext:value-type="percentage">
            <text:p>0,86%</text:p>
          </table:table-cell>
          <table:table-cell table:style-name="ce3" table:formula="of:=[.J412]/[.$S412]" office:value-type="percentage" office:value="0.00188085124368647" calcext:value-type="percentage">
            <text:p>0,19%</text:p>
          </table:table-cell>
          <table:table-cell table:style-name="ce3" table:formula="of:=[.K412]/[.$S412]" office:value-type="percentage" office:value="0.0380185549145164" calcext:value-type="percentage">
            <text:p>3,80%</text:p>
          </table:table-cell>
          <table:table-cell table:style-name="ce3" table:formula="of:=[.L412]/[.$S412]" office:value-type="percentage" office:value="0.105412202286608" calcext:value-type="percentage">
            <text:p>10,54%</text:p>
          </table:table-cell>
          <table:table-cell table:style-name="ce3" table:formula="of:=[.M412]/[.$S412]" office:value-type="percentage" office:value="0.0579048585134935" calcext:value-type="percentage">
            <text:p>5,79%</text:p>
          </table:table-cell>
          <table:table-cell table:style-name="ce3" table:formula="of:=[.N412]/[.$S412]" office:value-type="percentage" office:value="0.00490289312960967" calcext:value-type="percentage">
            <text:p>0,49%</text:p>
          </table:table-cell>
          <table:table-cell table:style-name="ce3" table:formula="of:=[.O412]/[.$S412]" office:value-type="percentage" office:value="0.237642384665779" calcext:value-type="percentage">
            <text:p>23,76%</text:p>
          </table:table-cell>
          <table:table-cell table:style-name="ce3" table:formula="of:=[.P412]/[.$S412]" office:value-type="percentage" office:value="0.178089139669055" calcext:value-type="percentage">
            <text:p>17,81%</text:p>
          </table:table-cell>
          <table:table-cell table:style-name="ce3" table:formula="of:=[.Q412]/[.$S412]" office:value-type="percentage" office:value="0.348993004924026" calcext:value-type="percentage">
            <text:p>34,90%</text:p>
          </table:table-cell>
          <table:table-cell table:style-name="ce3" table:formula="of:=[.R412]/[.$S412]" office:value-type="percentage" office:value="0.0116021048627401" calcext:value-type="percentage">
            <text:p>1,16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6-09</text:p>
          </table:table-cell>
          <table:table-cell table:style-name="ce1" office:value-type="string" calcext:value-type="string">
            <text:p>7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93651" calcext:value-type="float">
            <text:p>93651</text:p>
          </table:table-cell>
          <table:table-cell table:style-name="ce1" office:value-type="float" office:value="77721" calcext:value-type="float">
            <text:p>77721</text:p>
          </table:table-cell>
          <table:table-cell table:style-name="ce1" office:value-type="float" office:value="1531" calcext:value-type="float">
            <text:p>1531</text:p>
          </table:table-cell>
          <table:table-cell table:style-name="ce1" office:value-type="float" office:value="502" calcext:value-type="float">
            <text:p>502</text:p>
          </table:table-cell>
          <table:table-cell table:style-name="ce1" office:value-type="float" office:value="703" calcext:value-type="float">
            <text:p>703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4445" calcext:value-type="float">
            <text:p>4445</text:p>
          </table:table-cell>
          <table:table-cell table:style-name="ce1" office:value-type="float" office:value="13162" calcext:value-type="float">
            <text:p>13162</text:p>
          </table:table-cell>
          <table:table-cell table:style-name="ce1" office:value-type="float" office:value="3807" calcext:value-type="float">
            <text:p>3807</text:p>
          </table:table-cell>
          <table:table-cell table:style-name="ce1" office:value-type="float" office:value="558" calcext:value-type="float">
            <text:p>558</text:p>
          </table:table-cell>
          <table:table-cell table:style-name="ce1" office:value-type="float" office:value="21642" calcext:value-type="float">
            <text:p>21642</text:p>
          </table:table-cell>
          <table:table-cell table:style-name="ce1" office:value-type="float" office:value="14077" calcext:value-type="float">
            <text:p>14077</text:p>
          </table:table-cell>
          <table:table-cell table:style-name="ce1" office:value-type="float" office:value="15634" calcext:value-type="float">
            <text:p>15634</text:p>
          </table:table-cell>
          <table:table-cell table:style-name="ce1" office:value-type="float" office:value="1014" calcext:value-type="float">
            <text:p>1014</text:p>
          </table:table-cell>
          <table:table-cell table:style-name="ce1" table:formula="of:=SUM([.H413:.R413])" office:value-type="float" office:value="75688" calcext:value-type="float">
            <text:p>75688</text:p>
          </table:table-cell>
          <table:table-cell table:style-name="ce3" table:formula="of:=[.H413]/[.$S413]" office:value-type="percentage" office:value="0.00928813021879294" calcext:value-type="percentage">
            <text:p>0,93%</text:p>
          </table:table-cell>
          <table:table-cell table:style-name="ce3" table:formula="of:=[.I413]/[.$S413]" office:value-type="percentage" office:value="0.00676461262023042" calcext:value-type="percentage">
            <text:p>0,68%</text:p>
          </table:table-cell>
          <table:table-cell table:style-name="ce3" table:formula="of:=[.J413]/[.$S413]" office:value-type="percentage" office:value="0.00177042595920093" calcext:value-type="percentage">
            <text:p>0,18%</text:p>
          </table:table-cell>
          <table:table-cell table:style-name="ce3" table:formula="of:=[.K413]/[.$S413]" office:value-type="percentage" office:value="0.0587279357361801" calcext:value-type="percentage">
            <text:p>5,87%</text:p>
          </table:table-cell>
          <table:table-cell table:style-name="ce3" table:formula="of:=[.L413]/[.$S413]" office:value-type="percentage" office:value="0.173898108022408" calcext:value-type="percentage">
            <text:p>17,39%</text:p>
          </table:table-cell>
          <table:table-cell table:style-name="ce3" table:formula="of:=[.M413]/[.$S413]" office:value-type="percentage" office:value="0.0502985942289399" calcext:value-type="percentage">
            <text:p>5,03%</text:p>
          </table:table-cell>
          <table:table-cell table:style-name="ce3" table:formula="of:=[.N413]/[.$S413]" office:value-type="percentage" office:value="0.00737237078532925" calcext:value-type="percentage">
            <text:p>0,74%</text:p>
          </table:table-cell>
          <table:table-cell table:style-name="ce3" table:formula="of:=[.O413]/[.$S413]" office:value-type="percentage" office:value="0.285937004544974" calcext:value-type="percentage">
            <text:p>28,59%</text:p>
          </table:table-cell>
          <table:table-cell table:style-name="ce3" table:formula="of:=[.P413]/[.$S413]" office:value-type="percentage" office:value="0.185987210654265" calcext:value-type="percentage">
            <text:p>18,60%</text:p>
          </table:table-cell>
          <table:table-cell table:style-name="ce3" table:formula="of:=[.Q413]/[.$S413]" office:value-type="percentage" office:value="0.206558503329458" calcext:value-type="percentage">
            <text:p>20,66%</text:p>
          </table:table-cell>
          <table:table-cell table:style-name="ce3" table:formula="of:=[.R413]/[.$S413]" office:value-type="percentage" office:value="0.013397103900222" calcext:value-type="percentage">
            <text:p>1,34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6-10</text:p>
          </table:table-cell>
          <table:table-cell table:style-name="ce1" office:value-type="string" calcext:value-type="string">
            <text:p>7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8744" calcext:value-type="float">
            <text:p>108744</text:p>
          </table:table-cell>
          <table:table-cell table:style-name="ce1" office:value-type="float" office:value="90952" calcext:value-type="float">
            <text:p>90952</text:p>
          </table:table-cell>
          <table:table-cell table:style-name="ce1" office:value-type="float" office:value="1760" calcext:value-type="float">
            <text:p>1760</text:p>
          </table:table-cell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4986" calcext:value-type="float">
            <text:p>4986</text:p>
          </table:table-cell>
          <table:table-cell table:style-name="ce1" office:value-type="float" office:value="17955" calcext:value-type="float">
            <text:p>17955</text:p>
          </table:table-cell>
          <table:table-cell table:style-name="ce1" office:value-type="float" office:value="4237" calcext:value-type="float">
            <text:p>4237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26280" calcext:value-type="float">
            <text:p>26280</text:p>
          </table:table-cell>
          <table:table-cell table:style-name="ce1" office:value-type="float" office:value="17284" calcext:value-type="float">
            <text:p>17284</text:p>
          </table:table-cell>
          <table:table-cell table:style-name="ce1" office:value-type="float" office:value="14556" calcext:value-type="float">
            <text:p>14556</text:p>
          </table:table-cell>
          <table:table-cell table:style-name="ce1" office:value-type="float" office:value="1079" calcext:value-type="float">
            <text:p>1079</text:p>
          </table:table-cell>
          <table:table-cell table:style-name="ce1" table:formula="of:=SUM([.H414:.R414])" office:value-type="float" office:value="88567" calcext:value-type="float">
            <text:p>88567</text:p>
          </table:table-cell>
          <table:table-cell table:style-name="ce3" table:formula="of:=[.H414]/[.$S414]" office:value-type="percentage" office:value="0.00940530897512618" calcext:value-type="percentage">
            <text:p>0,94%</text:p>
          </table:table-cell>
          <table:table-cell table:style-name="ce3" table:formula="of:=[.I414]/[.$S414]" office:value-type="percentage" office:value="0.00648096920975081" calcext:value-type="percentage">
            <text:p>0,65%</text:p>
          </table:table-cell>
          <table:table-cell table:style-name="ce3" table:formula="of:=[.J414]/[.$S414]" office:value-type="percentage" office:value="0.00202106879537525" calcext:value-type="percentage">
            <text:p>0,20%</text:p>
          </table:table-cell>
          <table:table-cell table:style-name="ce3" table:formula="of:=[.K414]/[.$S414]" office:value-type="percentage" office:value="0.056296363205257" calcext:value-type="percentage">
            <text:p>5,63%</text:p>
          </table:table-cell>
          <table:table-cell table:style-name="ce3" table:formula="of:=[.L414]/[.$S414]" office:value-type="percentage" office:value="0.2027278783294" calcext:value-type="percentage">
            <text:p>20,27%</text:p>
          </table:table-cell>
          <table:table-cell table:style-name="ce3" table:formula="of:=[.M414]/[.$S414]" office:value-type="percentage" office:value="0.047839488748631" calcext:value-type="percentage">
            <text:p>4,78%</text:p>
          </table:table-cell>
          <table:table-cell table:style-name="ce3" table:formula="of:=[.N414]/[.$S414]" office:value-type="percentage" office:value="0.00681969582350085" calcext:value-type="percentage">
            <text:p>0,68%</text:p>
          </table:table-cell>
          <table:table-cell table:style-name="ce3" table:formula="of:=[.O414]/[.$S414]" office:value-type="percentage" office:value="0.296724513645037" calcext:value-type="percentage">
            <text:p>29,67%</text:p>
          </table:table-cell>
          <table:table-cell table:style-name="ce3" table:formula="of:=[.P414]/[.$S414]" office:value-type="percentage" office:value="0.195151693068524" calcext:value-type="percentage">
            <text:p>19,52%</text:p>
          </table:table-cell>
          <table:table-cell table:style-name="ce3" table:formula="of:=[.Q414]/[.$S414]" office:value-type="percentage" office:value="0.164350152991521" calcext:value-type="percentage">
            <text:p>16,44%</text:p>
          </table:table-cell>
          <table:table-cell table:style-name="ce3" table:formula="of:=[.R414]/[.$S414]" office:value-type="percentage" office:value="0.0121828672078765" calcext:value-type="percentage">
            <text:p>1,22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7-01</text:p>
          </table:table-cell>
          <table:table-cell table:style-name="ce1" office:value-type="string" calcext:value-type="string">
            <text:p>7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0891" calcext:value-type="float">
            <text:p>70891</text:p>
          </table:table-cell>
          <table:table-cell table:style-name="ce1" office:value-type="float" office:value="53605" calcext:value-type="float">
            <text:p>53605</text:p>
          </table:table-cell>
          <table:table-cell table:style-name="ce1" office:value-type="float" office:value="929" calcext:value-type="float">
            <text:p>929</text:p>
          </table:table-cell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617" calcext:value-type="float">
            <text:p>617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3112" calcext:value-type="float">
            <text:p>3112</text:p>
          </table:table-cell>
          <table:table-cell table:style-name="ce1" office:value-type="float" office:value="10784" calcext:value-type="float">
            <text:p>10784</text:p>
          </table:table-cell>
          <table:table-cell table:style-name="ce1" office:value-type="float" office:value="2910" calcext:value-type="float">
            <text:p>2910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10356" calcext:value-type="float">
            <text:p>10356</text:p>
          </table:table-cell>
          <table:table-cell table:style-name="ce1" office:value-type="float" office:value="12598" calcext:value-type="float">
            <text:p>12598</text:p>
          </table:table-cell>
          <table:table-cell table:style-name="ce1" office:value-type="float" office:value="10671" calcext:value-type="float">
            <text:p>10671</text:p>
          </table:table-cell>
          <table:table-cell table:style-name="ce1" office:value-type="float" office:value="495" calcext:value-type="float">
            <text:p>495</text:p>
          </table:table-cell>
          <table:table-cell table:style-name="ce1" table:formula="of:=SUM([.H415:.R415])" office:value-type="float" office:value="52331" calcext:value-type="float">
            <text:p>52331</text:p>
          </table:table-cell>
          <table:table-cell table:style-name="ce3" table:formula="of:=[.H415]/[.$S415]" office:value-type="percentage" office:value="0.00563719401501978" calcext:value-type="percentage">
            <text:p>0,56%</text:p>
          </table:table-cell>
          <table:table-cell table:style-name="ce3" table:formula="of:=[.I415]/[.$S415]" office:value-type="percentage" office:value="0.0117903346009058" calcext:value-type="percentage">
            <text:p>1,18%</text:p>
          </table:table-cell>
          <table:table-cell table:style-name="ce3" table:formula="of:=[.J415]/[.$S415]" office:value-type="percentage" office:value="0.00183447669641322" calcext:value-type="percentage">
            <text:p>0,18%</text:p>
          </table:table-cell>
          <table:table-cell table:style-name="ce3" table:formula="of:=[.K415]/[.$S415]" office:value-type="percentage" office:value="0.0594676195753951" calcext:value-type="percentage">
            <text:p>5,95%</text:p>
          </table:table-cell>
          <table:table-cell table:style-name="ce3" table:formula="of:=[.L415]/[.$S415]" office:value-type="percentage" office:value="0.206072882230418" calcext:value-type="percentage">
            <text:p>20,61%</text:p>
          </table:table-cell>
          <table:table-cell table:style-name="ce3" table:formula="of:=[.M415]/[.$S415]" office:value-type="percentage" office:value="0.0556075748600256" calcext:value-type="percentage">
            <text:p>5,56%</text:p>
          </table:table-cell>
          <table:table-cell table:style-name="ce3" table:formula="of:=[.N415]/[.$S415]" office:value-type="percentage" office:value="0.00758632550495882" calcext:value-type="percentage">
            <text:p>0,76%</text:p>
          </table:table-cell>
          <table:table-cell table:style-name="ce3" table:formula="of:=[.O415]/[.$S415]" office:value-type="percentage" office:value="0.197894173625576" calcext:value-type="percentage">
            <text:p>19,79%</text:p>
          </table:table-cell>
          <table:table-cell table:style-name="ce3" table:formula="of:=[.P415]/[.$S415]" office:value-type="percentage" office:value="0.240736848139726" calcext:value-type="percentage">
            <text:p>24,07%</text:p>
          </table:table-cell>
          <table:table-cell table:style-name="ce3" table:formula="of:=[.Q415]/[.$S415]" office:value-type="percentage" office:value="0.203913550285682" calcext:value-type="percentage">
            <text:p>20,39%</text:p>
          </table:table-cell>
          <table:table-cell table:style-name="ce3" table:formula="of:=[.R415]/[.$S415]" office:value-type="percentage" office:value="0.00945902046588065" calcext:value-type="percentage">
            <text:p>0,95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7-02</text:p>
          </table:table-cell>
          <table:table-cell table:style-name="ce1" office:value-type="string" calcext:value-type="string">
            <text:p>7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9697" calcext:value-type="float">
            <text:p>79697</text:p>
          </table:table-cell>
          <table:table-cell table:style-name="ce1" office:value-type="float" office:value="63932" calcext:value-type="float">
            <text:p>63932</text:p>
          </table:table-cell>
          <table:table-cell table:style-name="ce1" office:value-type="float" office:value="981" calcext:value-type="float">
            <text:p>981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665" calcext:value-type="float">
            <text:p>665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3582" calcext:value-type="float">
            <text:p>3582</text:p>
          </table:table-cell>
          <table:table-cell table:style-name="ce1" office:value-type="float" office:value="14645" calcext:value-type="float">
            <text:p>14645</text:p>
          </table:table-cell>
          <table:table-cell table:style-name="ce1" office:value-type="float" office:value="3518" calcext:value-type="float">
            <text:p>3518</text:p>
          </table:table-cell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13232" calcext:value-type="float">
            <text:p>13232</text:p>
          </table:table-cell>
          <table:table-cell table:style-name="ce1" office:value-type="float" office:value="14689" calcext:value-type="float">
            <text:p>14689</text:p>
          </table:table-cell>
          <table:table-cell table:style-name="ce1" office:value-type="float" office:value="10680" calcext:value-type="float">
            <text:p>10680</text:p>
          </table:table-cell>
          <table:table-cell table:style-name="ce1" office:value-type="float" office:value="580" calcext:value-type="float">
            <text:p>580</text:p>
          </table:table-cell>
          <table:table-cell table:style-name="ce1" table:formula="of:=SUM([.H416:.R416])" office:value-type="float" office:value="62569" calcext:value-type="float">
            <text:p>62569</text:p>
          </table:table-cell>
          <table:table-cell table:style-name="ce3" table:formula="of:=[.H416]/[.$S416]" office:value-type="percentage" office:value="0.00568971855072001" calcext:value-type="percentage">
            <text:p>0,57%</text:p>
          </table:table-cell>
          <table:table-cell table:style-name="ce3" table:formula="of:=[.I416]/[.$S416]" office:value-type="percentage" office:value="0.0106282663939011" calcext:value-type="percentage">
            <text:p>1,06%</text:p>
          </table:table-cell>
          <table:table-cell table:style-name="ce3" table:formula="of:=[.J416]/[.$S416]" office:value-type="percentage" office:value="0.00202975914590292" calcext:value-type="percentage">
            <text:p>0,20%</text:p>
          </table:table-cell>
          <table:table-cell table:style-name="ce3" table:formula="of:=[.K416]/[.$S416]" office:value-type="percentage" office:value="0.0572487973277502" calcext:value-type="percentage">
            <text:p>5,72%</text:p>
          </table:table-cell>
          <table:table-cell table:style-name="ce3" table:formula="of:=[.L416]/[.$S416]" office:value-type="percentage" office:value="0.234061595998018" calcext:value-type="percentage">
            <text:p>23,41%</text:p>
          </table:table-cell>
          <table:table-cell table:style-name="ce3" table:formula="of:=[.M416]/[.$S416]" office:value-type="percentage" office:value="0.0562259265770589" calcext:value-type="percentage">
            <text:p>5,62%</text:p>
          </table:table-cell>
          <table:table-cell table:style-name="ce3" table:formula="of:=[.N416]/[.$S416]" office:value-type="percentage" office:value="0.00791126596237754" calcext:value-type="percentage">
            <text:p>0,79%</text:p>
          </table:table-cell>
          <table:table-cell table:style-name="ce3" table:formula="of:=[.O416]/[.$S416]" office:value-type="percentage" office:value="0.211478527705413" calcext:value-type="percentage">
            <text:p>21,15%</text:p>
          </table:table-cell>
          <table:table-cell table:style-name="ce3" table:formula="of:=[.P416]/[.$S416]" office:value-type="percentage" office:value="0.234764819639118" calcext:value-type="percentage">
            <text:p>23,48%</text:p>
          </table:table-cell>
          <table:table-cell table:style-name="ce3" table:formula="of:=[.Q416]/[.$S416]" office:value-type="percentage" office:value="0.1706915565216" calcext:value-type="percentage">
            <text:p>17,07%</text:p>
          </table:table-cell>
          <table:table-cell table:style-name="ce3" table:formula="of:=[.R416]/[.$S416]" office:value-type="percentage" office:value="0.00926976617813933" calcext:value-type="percentage">
            <text:p>0,93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7-03</text:p>
          </table:table-cell>
          <table:table-cell table:style-name="ce1" office:value-type="string" calcext:value-type="string">
            <text:p>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5449" calcext:value-type="float">
            <text:p>75449</text:p>
          </table:table-cell>
          <table:table-cell table:style-name="ce1" office:value-type="float" office:value="60551" calcext:value-type="float">
            <text:p>60551</text:p>
          </table:table-cell>
          <table:table-cell table:style-name="ce1" office:value-type="float" office:value="1169" calcext:value-type="float">
            <text:p>1169</text:p>
          </table:table-cell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704" calcext:value-type="float">
            <text:p>704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3767" calcext:value-type="float">
            <text:p>3767</text:p>
          </table:table-cell>
          <table:table-cell table:style-name="ce1" office:value-type="float" office:value="9983" calcext:value-type="float">
            <text:p>9983</text:p>
          </table:table-cell>
          <table:table-cell table:style-name="ce1" office:value-type="float" office:value="3483" calcext:value-type="float">
            <text:p>3483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15273" calcext:value-type="float">
            <text:p>15273</text:p>
          </table:table-cell>
          <table:table-cell table:style-name="ce1" office:value-type="float" office:value="12042" calcext:value-type="float">
            <text:p>12042</text:p>
          </table:table-cell>
          <table:table-cell table:style-name="ce1" office:value-type="float" office:value="12390" calcext:value-type="float">
            <text:p>12390</text:p>
          </table:table-cell>
          <table:table-cell table:style-name="ce1" office:value-type="float" office:value="555" calcext:value-type="float">
            <text:p>555</text:p>
          </table:table-cell>
          <table:table-cell table:style-name="ce1" table:formula="of:=SUM([.H417:.R417])" office:value-type="float" office:value="59060" calcext:value-type="float">
            <text:p>59060</text:p>
          </table:table-cell>
          <table:table-cell table:style-name="ce3" table:formula="of:=[.H417]/[.$S417]" office:value-type="percentage" office:value="0.00541821876058246" calcext:value-type="percentage">
            <text:p>0,54%</text:p>
          </table:table-cell>
          <table:table-cell table:style-name="ce3" table:formula="of:=[.I417]/[.$S417]" office:value-type="percentage" office:value="0.0119200812732814" calcext:value-type="percentage">
            <text:p>1,19%</text:p>
          </table:table-cell>
          <table:table-cell table:style-name="ce3" table:formula="of:=[.J417]/[.$S417]" office:value-type="percentage" office:value="0.00165932949542838" calcext:value-type="percentage">
            <text:p>0,17%</text:p>
          </table:table-cell>
          <table:table-cell table:style-name="ce3" table:formula="of:=[.K417]/[.$S417]" office:value-type="percentage" office:value="0.0637825939722316" calcext:value-type="percentage">
            <text:p>6,38%</text:p>
          </table:table-cell>
          <table:table-cell table:style-name="ce3" table:formula="of:=[.L417]/[.$S417]" office:value-type="percentage" office:value="0.169031493396546" calcext:value-type="percentage">
            <text:p>16,90%</text:p>
          </table:table-cell>
          <table:table-cell table:style-name="ce3" table:formula="of:=[.M417]/[.$S417]" office:value-type="percentage" office:value="0.0589739248222147" calcext:value-type="percentage">
            <text:p>5,90%</text:p>
          </table:table-cell>
          <table:table-cell table:style-name="ce3" table:formula="of:=[.N417]/[.$S417]" office:value-type="percentage" office:value="0.00753471046393498" calcext:value-type="percentage">
            <text:p>0,75%</text:p>
          </table:table-cell>
          <table:table-cell table:style-name="ce3" table:formula="of:=[.O417]/[.$S417]" office:value-type="percentage" office:value="0.258601422282425" calcext:value-type="percentage">
            <text:p>25,86%</text:p>
          </table:table-cell>
          <table:table-cell table:style-name="ce3" table:formula="of:=[.P417]/[.$S417]" office:value-type="percentage" office:value="0.203894344734169" calcext:value-type="percentage">
            <text:p>20,39%</text:p>
          </table:table-cell>
          <table:table-cell table:style-name="ce3" table:formula="of:=[.Q417]/[.$S417]" office:value-type="percentage" office:value="0.209786657636302" calcext:value-type="percentage">
            <text:p>20,98%</text:p>
          </table:table-cell>
          <table:table-cell table:style-name="ce3" table:formula="of:=[.R417]/[.$S417]" office:value-type="percentage" office:value="0.0093972231628852" calcext:value-type="percentage">
            <text:p>0,94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7-04</text:p>
          </table:table-cell>
          <table:table-cell table:style-name="ce1" office:value-type="string" calcext:value-type="string">
            <text:p>7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7907" calcext:value-type="float">
            <text:p>87907</text:p>
          </table:table-cell>
          <table:table-cell table:style-name="ce1" office:value-type="float" office:value="70574" calcext:value-type="float">
            <text:p>70574</text:p>
          </table:table-cell>
          <table:table-cell table:style-name="ce1" office:value-type="float" office:value="1321" calcext:value-type="float">
            <text:p>1321</text:p>
          </table:table-cell>
          <table:table-cell table:style-name="ce1" office:value-type="float" office:value="496" calcext:value-type="float">
            <text:p>496</text:p>
          </table:table-cell>
          <table:table-cell table:style-name="ce1" office:value-type="float" office:value="435" calcext:value-type="float">
            <text:p>435</text:p>
          </table:table-cell>
          <table:table-cell table:style-name="ce1" office:value-type="float" office:value="656" calcext:value-type="float">
            <text:p>656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4415" calcext:value-type="float">
            <text:p>4415</text:p>
          </table:table-cell>
          <table:table-cell table:style-name="ce1" office:value-type="float" office:value="12780" calcext:value-type="float">
            <text:p>12780</text:p>
          </table:table-cell>
          <table:table-cell table:style-name="ce1" office:value-type="float" office:value="2956" calcext:value-type="float">
            <text:p>2956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22480" calcext:value-type="float">
            <text:p>22480</text:p>
          </table:table-cell>
          <table:table-cell table:style-name="ce1" office:value-type="float" office:value="11888" calcext:value-type="float">
            <text:p>11888</text:p>
          </table:table-cell>
          <table:table-cell table:style-name="ce1" office:value-type="float" office:value="11727" calcext:value-type="float">
            <text:p>11727</text:p>
          </table:table-cell>
          <table:table-cell table:style-name="ce1" office:value-type="float" office:value="680" calcext:value-type="float">
            <text:p>680</text:p>
          </table:table-cell>
          <table:table-cell table:style-name="ce1" table:formula="of:=SUM([.H418:.R418])" office:value-type="float" office:value="68757" calcext:value-type="float">
            <text:p>68757</text:p>
          </table:table-cell>
          <table:table-cell table:style-name="ce3" table:formula="of:=[.H418]/[.$S418]" office:value-type="percentage" office:value="0.00632662856145556" calcext:value-type="percentage">
            <text:p>0,63%</text:p>
          </table:table-cell>
          <table:table-cell table:style-name="ce3" table:formula="of:=[.I418]/[.$S418]" office:value-type="percentage" office:value="0.00954084675014908" calcext:value-type="percentage">
            <text:p>0,95%</text:p>
          </table:table-cell>
          <table:table-cell table:style-name="ce3" table:formula="of:=[.J418]/[.$S418]" office:value-type="percentage" office:value="0.00191980452899341" calcext:value-type="percentage">
            <text:p>0,19%</text:p>
          </table:table-cell>
          <table:table-cell table:style-name="ce3" table:formula="of:=[.K418]/[.$S418]" office:value-type="percentage" office:value="0.0642116439053478" calcext:value-type="percentage">
            <text:p>6,42%</text:p>
          </table:table-cell>
          <table:table-cell table:style-name="ce3" table:formula="of:=[.L418]/[.$S418]" office:value-type="percentage" office:value="0.185871983943453" calcext:value-type="percentage">
            <text:p>18,59%</text:p>
          </table:table-cell>
          <table:table-cell table:style-name="ce3" table:formula="of:=[.M418]/[.$S418]" office:value-type="percentage" office:value="0.0429919862704888" calcext:value-type="percentage">
            <text:p>4,30%</text:p>
          </table:table-cell>
          <table:table-cell table:style-name="ce3" table:formula="of:=[.N418]/[.$S418]" office:value-type="percentage" office:value="0.00884273601233329" calcext:value-type="percentage">
            <text:p>0,88%</text:p>
          </table:table-cell>
          <table:table-cell table:style-name="ce3" table:formula="of:=[.O418]/[.$S418]" office:value-type="percentage" office:value="0.32694852887706" calcext:value-type="percentage">
            <text:p>32,69%</text:p>
          </table:table-cell>
          <table:table-cell table:style-name="ce3" table:formula="of:=[.P418]/[.$S418]" office:value-type="percentage" office:value="0.172898759399043" calcext:value-type="percentage">
            <text:p>17,29%</text:p>
          </table:table-cell>
          <table:table-cell table:style-name="ce3" table:formula="of:=[.Q418]/[.$S418]" office:value-type="percentage" office:value="0.170557179632619" calcext:value-type="percentage">
            <text:p>17,06%</text:p>
          </table:table-cell>
          <table:table-cell table:style-name="ce3" table:formula="of:=[.R418]/[.$S418]" office:value-type="percentage" office:value="0.00988990211905697" calcext:value-type="percentage">
            <text:p>0,99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7-05</text:p>
          </table:table-cell>
          <table:table-cell table:style-name="ce1" office:value-type="string" calcext:value-type="string">
            <text:p>7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4928" calcext:value-type="float">
            <text:p>84928</text:p>
          </table:table-cell>
          <table:table-cell table:style-name="ce1" office:value-type="float" office:value="68150" calcext:value-type="float">
            <text:p>68150</text:p>
          </table:table-cell>
          <table:table-cell table:style-name="ce1" office:value-type="float" office:value="1240" calcext:value-type="float">
            <text:p>1240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801" calcext:value-type="float">
            <text:p>801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4348" calcext:value-type="float">
            <text:p>4348</text:p>
          </table:table-cell>
          <table:table-cell table:style-name="ce1" office:value-type="float" office:value="12464" calcext:value-type="float">
            <text:p>12464</text:p>
          </table:table-cell>
          <table:table-cell table:style-name="ce1" office:value-type="float" office:value="3130" calcext:value-type="float">
            <text:p>3130</text:p>
          </table:table-cell>
          <table:table-cell table:style-name="ce1" office:value-type="float" office:value="562" calcext:value-type="float">
            <text:p>562</text:p>
          </table:table-cell>
          <table:table-cell table:style-name="ce1" office:value-type="float" office:value="17511" calcext:value-type="float">
            <text:p>17511</text:p>
          </table:table-cell>
          <table:table-cell table:style-name="ce1" office:value-type="float" office:value="14272" calcext:value-type="float">
            <text:p>14272</text:p>
          </table:table-cell>
          <table:table-cell table:style-name="ce1" office:value-type="float" office:value="12264" calcext:value-type="float">
            <text:p>12264</text:p>
          </table:table-cell>
          <table:table-cell table:style-name="ce1" office:value-type="float" office:value="594" calcext:value-type="float">
            <text:p>594</text:p>
          </table:table-cell>
          <table:table-cell table:style-name="ce1" table:formula="of:=SUM([.H419:.R419])" office:value-type="float" office:value="66449" calcext:value-type="float">
            <text:p>66449</text:p>
          </table:table-cell>
          <table:table-cell table:style-name="ce3" table:formula="of:=[.H419]/[.$S419]" office:value-type="percentage" office:value="0.00552303270177128" calcext:value-type="percentage">
            <text:p>0,55%</text:p>
          </table:table-cell>
          <table:table-cell table:style-name="ce3" table:formula="of:=[.I419]/[.$S419]" office:value-type="percentage" office:value="0.0120543574771629" calcext:value-type="percentage">
            <text:p>1,21%</text:p>
          </table:table-cell>
          <table:table-cell table:style-name="ce3" table:formula="of:=[.J419]/[.$S419]" office:value-type="percentage" office:value="0.00204668241809508" calcext:value-type="percentage">
            <text:p>0,20%</text:p>
          </table:table-cell>
          <table:table-cell table:style-name="ce3" table:formula="of:=[.K419]/[.$S419]" office:value-type="percentage" office:value="0.0654336408373339" calcext:value-type="percentage">
            <text:p>6,54%</text:p>
          </table:table-cell>
          <table:table-cell table:style-name="ce3" table:formula="of:=[.L419]/[.$S419]" office:value-type="percentage" office:value="0.187572423964243" calcext:value-type="percentage">
            <text:p>18,76%</text:p>
          </table:table-cell>
          <table:table-cell table:style-name="ce3" table:formula="of:=[.M419]/[.$S419]" office:value-type="percentage" office:value="0.0471037938870412" calcext:value-type="percentage">
            <text:p>4,71%</text:p>
          </table:table-cell>
          <table:table-cell table:style-name="ce3" table:formula="of:=[.N419]/[.$S419]" office:value-type="percentage" office:value="0.00845761411006938" calcext:value-type="percentage">
            <text:p>0,85%</text:p>
          </table:table-cell>
          <table:table-cell table:style-name="ce3" table:formula="of:=[.O419]/[.$S419]" office:value-type="percentage" office:value="0.263525410465169" calcext:value-type="percentage">
            <text:p>26,35%</text:p>
          </table:table-cell>
          <table:table-cell table:style-name="ce3" table:formula="of:=[.P419]/[.$S419]" office:value-type="percentage" office:value="0.214781260816566" calcext:value-type="percentage">
            <text:p>21,48%</text:p>
          </table:table-cell>
          <table:table-cell table:style-name="ce3" table:formula="of:=[.Q419]/[.$S419]" office:value-type="percentage" office:value="0.184562596878809" calcext:value-type="percentage">
            <text:p>18,46%</text:p>
          </table:table-cell>
          <table:table-cell table:style-name="ce3" table:formula="of:=[.R419]/[.$S419]" office:value-type="percentage" office:value="0.00893918644373881" calcext:value-type="percentage">
            <text:p>0,89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7-06</text:p>
          </table:table-cell>
          <table:table-cell table:style-name="ce1" office:value-type="string" calcext:value-type="string">
            <text:p>7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8045" calcext:value-type="float">
            <text:p>78045</text:p>
          </table:table-cell>
          <table:table-cell table:style-name="ce1" office:value-type="float" office:value="61843" calcext:value-type="float">
            <text:p>61843</text:p>
          </table:table-cell>
          <table:table-cell table:style-name="ce1" office:value-type="float" office:value="1163" calcext:value-type="float">
            <text:p>1163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353" calcext:value-type="float">
            <text:p>353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3723" calcext:value-type="float">
            <text:p>3723</text:p>
          </table:table-cell>
          <table:table-cell table:style-name="ce1" office:value-type="float" office:value="9399" calcext:value-type="float">
            <text:p>9399</text:p>
          </table:table-cell>
          <table:table-cell table:style-name="ce1" office:value-type="float" office:value="3142" calcext:value-type="float">
            <text:p>3142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16584" calcext:value-type="float">
            <text:p>16584</text:p>
          </table:table-cell>
          <table:table-cell table:style-name="ce1" office:value-type="float" office:value="12504" calcext:value-type="float">
            <text:p>12504</text:p>
          </table:table-cell>
          <table:table-cell table:style-name="ce1" office:value-type="float" office:value="12682" calcext:value-type="float">
            <text:p>12682</text:p>
          </table:table-cell>
          <table:table-cell table:style-name="ce1" office:value-type="float" office:value="583" calcext:value-type="float">
            <text:p>583</text:p>
          </table:table-cell>
          <table:table-cell table:style-name="ce1" table:formula="of:=SUM([.H420:.R420])" office:value-type="float" office:value="60220" calcext:value-type="float">
            <text:p>60220</text:p>
          </table:table-cell>
          <table:table-cell table:style-name="ce3" table:formula="of:=[.H420]/[.$S420]" office:value-type="percentage" office:value="0.00586183992029226" calcext:value-type="percentage">
            <text:p>0,59%</text:p>
          </table:table-cell>
          <table:table-cell table:style-name="ce3" table:formula="of:=[.I420]/[.$S420]" office:value-type="percentage" office:value="0.0114579873796081" calcext:value-type="percentage">
            <text:p>1,15%</text:p>
          </table:table-cell>
          <table:table-cell table:style-name="ce3" table:formula="of:=[.J420]/[.$S420]" office:value-type="percentage" office:value="0.0016439721022916" calcext:value-type="percentage">
            <text:p>0,16%</text:p>
          </table:table-cell>
          <table:table-cell table:style-name="ce3" table:formula="of:=[.K420]/[.$S420]" office:value-type="percentage" office:value="0.0618233145134507" calcext:value-type="percentage">
            <text:p>6,18%</text:p>
          </table:table-cell>
          <table:table-cell table:style-name="ce3" table:formula="of:=[.L420]/[.$S420]" office:value-type="percentage" office:value="0.156077715044836" calcext:value-type="percentage">
            <text:p>15,61%</text:p>
          </table:table-cell>
          <table:table-cell table:style-name="ce3" table:formula="of:=[.M420]/[.$S420]" office:value-type="percentage" office:value="0.0521753570242444" calcext:value-type="percentage">
            <text:p>5,22%</text:p>
          </table:table-cell>
          <table:table-cell table:style-name="ce3" table:formula="of:=[.N420]/[.$S420]" office:value-type="percentage" office:value="0.0076552640318831" calcext:value-type="percentage">
            <text:p>0,77%</text:p>
          </table:table-cell>
          <table:table-cell table:style-name="ce3" table:formula="of:=[.O420]/[.$S420]" office:value-type="percentage" office:value="0.275390235802059" calcext:value-type="percentage">
            <text:p>27,54%</text:p>
          </table:table-cell>
          <table:table-cell table:style-name="ce3" table:formula="of:=[.P420]/[.$S420]" office:value-type="percentage" office:value="0.207638658253072" calcext:value-type="percentage">
            <text:p>20,76%</text:p>
          </table:table-cell>
          <table:table-cell table:style-name="ce3" table:formula="of:=[.Q420]/[.$S420]" office:value-type="percentage" office:value="0.210594486881435" calcext:value-type="percentage">
            <text:p>21,06%</text:p>
          </table:table-cell>
          <table:table-cell table:style-name="ce3" table:formula="of:=[.R420]/[.$S420]" office:value-type="percentage" office:value="0.0096811690468283" calcext:value-type="percentage">
            <text:p>0,97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7-07</text:p>
          </table:table-cell>
          <table:table-cell table:style-name="ce1" office:value-type="string" calcext:value-type="string">
            <text:p>7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5317" calcext:value-type="float">
            <text:p>85317</text:p>
          </table:table-cell>
          <table:table-cell table:style-name="ce1" office:value-type="float" office:value="68341" calcext:value-type="float">
            <text:p>68341</text:p>
          </table:table-cell>
          <table:table-cell table:style-name="ce1" office:value-type="float" office:value="1238" calcext:value-type="float">
            <text:p>1238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864" calcext:value-type="float">
            <text:p>864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3852" calcext:value-type="float">
            <text:p>3852</text:p>
          </table:table-cell>
          <table:table-cell table:style-name="ce1" office:value-type="float" office:value="11177" calcext:value-type="float">
            <text:p>11177</text:p>
          </table:table-cell>
          <table:table-cell table:style-name="ce1" office:value-type="float" office:value="3480" calcext:value-type="float">
            <text:p>3480</text:p>
          </table:table-cell>
          <table:table-cell table:style-name="ce1" office:value-type="float" office:value="454" calcext:value-type="float">
            <text:p>454</text:p>
          </table:table-cell>
          <table:table-cell table:style-name="ce1" office:value-type="float" office:value="16232" calcext:value-type="float">
            <text:p>16232</text:p>
          </table:table-cell>
          <table:table-cell table:style-name="ce1" office:value-type="float" office:value="14820" calcext:value-type="float">
            <text:p>14820</text:p>
          </table:table-cell>
          <table:table-cell table:style-name="ce1" office:value-type="float" office:value="14754" calcext:value-type="float">
            <text:p>14754</text:p>
          </table:table-cell>
          <table:table-cell table:style-name="ce1" office:value-type="float" office:value="569" calcext:value-type="float">
            <text:p>569</text:p>
          </table:table-cell>
          <table:table-cell table:style-name="ce1" table:formula="of:=SUM([.H421:.R421])" office:value-type="float" office:value="66680" calcext:value-type="float">
            <text:p>66680</text:p>
          </table:table-cell>
          <table:table-cell table:style-name="ce3" table:formula="of:=[.H421]/[.$S421]" office:value-type="percentage" office:value="0.00539892021595681" calcext:value-type="percentage">
            <text:p>0,54%</text:p>
          </table:table-cell>
          <table:table-cell table:style-name="ce3" table:formula="of:=[.I421]/[.$S421]" office:value-type="percentage" office:value="0.0129574085182963" calcext:value-type="percentage">
            <text:p>1,30%</text:p>
          </table:table-cell>
          <table:table-cell table:style-name="ce3" table:formula="of:=[.J421]/[.$S421]" office:value-type="percentage" office:value="0.00176964607078584" calcext:value-type="percentage">
            <text:p>0,18%</text:p>
          </table:table-cell>
          <table:table-cell table:style-name="ce3" table:formula="of:=[.K421]/[.$S421]" office:value-type="percentage" office:value="0.0577684463107379" calcext:value-type="percentage">
            <text:p>5,78%</text:p>
          </table:table-cell>
          <table:table-cell table:style-name="ce3" table:formula="of:=[.L421]/[.$S421]" office:value-type="percentage" office:value="0.167621475704859" calcext:value-type="percentage">
            <text:p>16,76%</text:p>
          </table:table-cell>
          <table:table-cell table:style-name="ce3" table:formula="of:=[.M421]/[.$S421]" office:value-type="percentage" office:value="0.0521895620875825" calcext:value-type="percentage">
            <text:p>5,22%</text:p>
          </table:table-cell>
          <table:table-cell table:style-name="ce3" table:formula="of:=[.N421]/[.$S421]" office:value-type="percentage" office:value="0.00680863827234553" calcext:value-type="percentage">
            <text:p>0,68%</text:p>
          </table:table-cell>
          <table:table-cell table:style-name="ce3" table:formula="of:=[.O421]/[.$S421]" office:value-type="percentage" office:value="0.243431313737253" calcext:value-type="percentage">
            <text:p>24,34%</text:p>
          </table:table-cell>
          <table:table-cell table:style-name="ce3" table:formula="of:=[.P421]/[.$S421]" office:value-type="percentage" office:value="0.222255548890222" calcext:value-type="percentage">
            <text:p>22,23%</text:p>
          </table:table-cell>
          <table:table-cell table:style-name="ce3" table:formula="of:=[.Q421]/[.$S421]" office:value-type="percentage" office:value="0.22126574685063" calcext:value-type="percentage">
            <text:p>22,13%</text:p>
          </table:table-cell>
          <table:table-cell table:style-name="ce3" table:formula="of:=[.R421]/[.$S421]" office:value-type="percentage" office:value="0.00853329334133173" calcext:value-type="percentage">
            <text:p>0,85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7-08</text:p>
          </table:table-cell>
          <table:table-cell table:style-name="ce1" office:value-type="string" calcext:value-type="string">
            <text:p>7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9117" calcext:value-type="float">
            <text:p>89117</text:p>
          </table:table-cell>
          <table:table-cell table:style-name="ce1" office:value-type="float" office:value="71428" calcext:value-type="float">
            <text:p>71428</text:p>
          </table:table-cell>
          <table:table-cell table:style-name="ce1" office:value-type="float" office:value="1317" calcext:value-type="float">
            <text:p>1317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796" calcext:value-type="float">
            <text:p>796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3791" calcext:value-type="float">
            <text:p>3791</text:p>
          </table:table-cell>
          <table:table-cell table:style-name="ce1" office:value-type="float" office:value="12939" calcext:value-type="float">
            <text:p>12939</text:p>
          </table:table-cell>
          <table:table-cell table:style-name="ce1" office:value-type="float" office:value="4527" calcext:value-type="float">
            <text:p>4527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11528" calcext:value-type="float">
            <text:p>11528</text:p>
          </table:table-cell>
          <table:table-cell table:style-name="ce1" office:value-type="float" office:value="19772" calcext:value-type="float">
            <text:p>19772</text:p>
          </table:table-cell>
          <table:table-cell table:style-name="ce1" office:value-type="float" office:value="14748" calcext:value-type="float">
            <text:p>14748</text:p>
          </table:table-cell>
          <table:table-cell table:style-name="ce1" office:value-type="float" office:value="622" calcext:value-type="float">
            <text:p>622</text:p>
          </table:table-cell>
          <table:table-cell table:style-name="ce1" table:formula="of:=SUM([.H422:.R422])" office:value-type="float" office:value="69686" calcext:value-type="float">
            <text:p>69686</text:p>
          </table:table-cell>
          <table:table-cell table:style-name="ce3" table:formula="of:=[.H422]/[.$S422]" office:value-type="percentage" office:value="0.00449157650030135" calcext:value-type="percentage">
            <text:p>0,45%</text:p>
          </table:table-cell>
          <table:table-cell table:style-name="ce3" table:formula="of:=[.I422]/[.$S422]" office:value-type="percentage" office:value="0.0114226673937376" calcext:value-type="percentage">
            <text:p>1,14%</text:p>
          </table:table-cell>
          <table:table-cell table:style-name="ce3" table:formula="of:=[.J422]/[.$S422]" office:value-type="percentage" office:value="0.00189421117584594" calcext:value-type="percentage">
            <text:p>0,19%</text:p>
          </table:table-cell>
          <table:table-cell table:style-name="ce3" table:formula="of:=[.K422]/[.$S422]" office:value-type="percentage" office:value="0.0544011709669087" calcext:value-type="percentage">
            <text:p>5,44%</text:p>
          </table:table-cell>
          <table:table-cell table:style-name="ce3" table:formula="of:=[.L422]/[.$S422]" office:value-type="percentage" office:value="0.185675745486898" calcext:value-type="percentage">
            <text:p>18,57%</text:p>
          </table:table-cell>
          <table:table-cell table:style-name="ce3" table:formula="of:=[.M422]/[.$S422]" office:value-type="percentage" office:value="0.0649628332807164" calcext:value-type="percentage">
            <text:p>6,50%</text:p>
          </table:table-cell>
          <table:table-cell table:style-name="ce3" table:formula="of:=[.N422]/[.$S422]" office:value-type="percentage" office:value="0.00743334385672876" calcext:value-type="percentage">
            <text:p>0,74%</text:p>
          </table:table-cell>
          <table:table-cell table:style-name="ce3" table:formula="of:=[.O422]/[.$S422]" office:value-type="percentage" office:value="0.165427776023879" calcext:value-type="percentage">
            <text:p>16,54%</text:p>
          </table:table-cell>
          <table:table-cell table:style-name="ce3" table:formula="of:=[.P422]/[.$S422]" office:value-type="percentage" office:value="0.283729874006257" calcext:value-type="percentage">
            <text:p>28,37%</text:p>
          </table:table-cell>
          <table:table-cell table:style-name="ce3" table:formula="of:=[.Q422]/[.$S422]" office:value-type="percentage" office:value="0.211635048646787" calcext:value-type="percentage">
            <text:p>21,16%</text:p>
          </table:table-cell>
          <table:table-cell table:style-name="ce3" table:formula="of:=[.R422]/[.$S422]" office:value-type="percentage" office:value="0.00892575266194071" calcext:value-type="percentage">
            <text:p>0,89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7-09</text:p>
          </table:table-cell>
          <table:table-cell table:style-name="ce1" office:value-type="string" calcext:value-type="string">
            <text:p>7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5704" calcext:value-type="float">
            <text:p>85704</text:p>
          </table:table-cell>
          <table:table-cell table:style-name="ce1" office:value-type="float" office:value="67397" calcext:value-type="float">
            <text:p>67397</text:p>
          </table:table-cell>
          <table:table-cell table:style-name="ce1" office:value-type="float" office:value="1192" calcext:value-type="float">
            <text:p>1192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349" calcext:value-type="float">
            <text:p>349</text:p>
          </table:table-cell>
          <table:table-cell table:style-name="ce1" office:value-type="float" office:value="763" calcext:value-type="float">
            <text:p>763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4846" calcext:value-type="float">
            <text:p>4846</text:p>
          </table:table-cell>
          <table:table-cell table:style-name="ce1" office:value-type="float" office:value="11770" calcext:value-type="float">
            <text:p>11770</text:p>
          </table:table-cell>
          <table:table-cell table:style-name="ce1" office:value-type="float" office:value="3723" calcext:value-type="float">
            <text:p>3723</text:p>
          </table:table-cell>
          <table:table-cell table:style-name="ce1" office:value-type="float" office:value="466" calcext:value-type="float">
            <text:p>466</text:p>
          </table:table-cell>
          <table:table-cell table:style-name="ce1" office:value-type="float" office:value="13905" calcext:value-type="float">
            <text:p>13905</text:p>
          </table:table-cell>
          <table:table-cell table:style-name="ce1" office:value-type="float" office:value="16269" calcext:value-type="float">
            <text:p>16269</text:p>
          </table:table-cell>
          <table:table-cell table:style-name="ce1" office:value-type="float" office:value="13077" calcext:value-type="float">
            <text:p>13077</text:p>
          </table:table-cell>
          <table:table-cell table:style-name="ce1" office:value-type="float" office:value="569" calcext:value-type="float">
            <text:p>569</text:p>
          </table:table-cell>
          <table:table-cell table:style-name="ce1" table:formula="of:=SUM([.H423:.R423])" office:value-type="float" office:value="65859" calcext:value-type="float">
            <text:p>65859</text:p>
          </table:table-cell>
          <table:table-cell table:style-name="ce3" table:formula="of:=[.H423]/[.$S423]" office:value-type="percentage" office:value="0.00529919980564539" calcext:value-type="percentage">
            <text:p>0,53%</text:p>
          </table:table-cell>
          <table:table-cell table:style-name="ce3" table:formula="of:=[.I423]/[.$S423]" office:value-type="percentage" office:value="0.0115853565951502" calcext:value-type="percentage">
            <text:p>1,16%</text:p>
          </table:table-cell>
          <table:table-cell table:style-name="ce3" table:formula="of:=[.J423]/[.$S423]" office:value-type="percentage" office:value="0.00185244233893621" calcext:value-type="percentage">
            <text:p>0,19%</text:p>
          </table:table-cell>
          <table:table-cell table:style-name="ce3" table:formula="of:=[.K423]/[.$S423]" office:value-type="percentage" office:value="0.073581439135122" calcext:value-type="percentage">
            <text:p>7,36%</text:p>
          </table:table-cell>
          <table:table-cell table:style-name="ce3" table:formula="of:=[.L423]/[.$S423]" office:value-type="percentage" office:value="0.178715133846551" calcext:value-type="percentage">
            <text:p>17,87%</text:p>
          </table:table-cell>
          <table:table-cell table:style-name="ce3" table:formula="of:=[.M423]/[.$S423]" office:value-type="percentage" office:value="0.0565298592447501" calcext:value-type="percentage">
            <text:p>5,65%</text:p>
          </table:table-cell>
          <table:table-cell table:style-name="ce3" table:formula="of:=[.N423]/[.$S423]" office:value-type="percentage" office:value="0.00707572237659242" calcext:value-type="percentage">
            <text:p>0,71%</text:p>
          </table:table-cell>
          <table:table-cell table:style-name="ce3" table:formula="of:=[.O423]/[.$S423]" office:value-type="percentage" office:value="0.211132874777935" calcext:value-type="percentage">
            <text:p>21,11%</text:p>
          </table:table-cell>
          <table:table-cell table:style-name="ce3" table:formula="of:=[.P423]/[.$S423]" office:value-type="percentage" office:value="0.247027741083223" calcext:value-type="percentage">
            <text:p>24,70%</text:p>
          </table:table-cell>
          <table:table-cell table:style-name="ce3" table:formula="of:=[.Q423]/[.$S423]" office:value-type="percentage" office:value="0.198560561198925" calcext:value-type="percentage">
            <text:p>19,86%</text:p>
          </table:table-cell>
          <table:table-cell table:style-name="ce3" table:formula="of:=[.R423]/[.$S423]" office:value-type="percentage" office:value="0.00863966959716971" calcext:value-type="percentage">
            <text:p>0,86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7-10</text:p>
          </table:table-cell>
          <table:table-cell table:style-name="ce1" office:value-type="string" calcext:value-type="string">
            <text:p>7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9711" calcext:value-type="float">
            <text:p>79711</text:p>
          </table:table-cell>
          <table:table-cell table:style-name="ce1" office:value-type="float" office:value="61763" calcext:value-type="float">
            <text:p>61763</text:p>
          </table:table-cell>
          <table:table-cell table:style-name="ce1" office:value-type="float" office:value="1165" calcext:value-type="float">
            <text:p>1165</text:p>
          </table:table-cell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932" calcext:value-type="float">
            <text:p>932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2799" calcext:value-type="float">
            <text:p>2799</text:p>
          </table:table-cell>
          <table:table-cell table:style-name="ce1" office:value-type="float" office:value="9138" calcext:value-type="float">
            <text:p>9138</text:p>
          </table:table-cell>
          <table:table-cell table:style-name="ce1" office:value-type="float" office:value="4438" calcext:value-type="float">
            <text:p>4438</text:p>
          </table:table-cell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9539" calcext:value-type="float">
            <text:p>9539</text:p>
          </table:table-cell>
          <table:table-cell table:style-name="ce1" office:value-type="float" office:value="16168" calcext:value-type="float">
            <text:p>16168</text:p>
          </table:table-cell>
          <table:table-cell table:style-name="ce1" office:value-type="float" office:value="15702" calcext:value-type="float">
            <text:p>15702</text:p>
          </table:table-cell>
          <table:table-cell table:style-name="ce1" office:value-type="float" office:value="574" calcext:value-type="float">
            <text:p>574</text:p>
          </table:table-cell>
          <table:table-cell table:style-name="ce1" table:formula="of:=SUM([.H424:.R424])" office:value-type="float" office:value="60146" calcext:value-type="float">
            <text:p>60146</text:p>
          </table:table-cell>
          <table:table-cell table:style-name="ce3" table:formula="of:=[.H424]/[.$S424]" office:value-type="percentage" office:value="0.00517075117214777" calcext:value-type="percentage">
            <text:p>0,52%</text:p>
          </table:table-cell>
          <table:table-cell table:style-name="ce3" table:formula="of:=[.I424]/[.$S424]" office:value-type="percentage" office:value="0.0154956273068866" calcext:value-type="percentage">
            <text:p>1,55%</text:p>
          </table:table-cell>
          <table:table-cell table:style-name="ce3" table:formula="of:=[.J424]/[.$S424]" office:value-type="percentage" office:value="0.00177900442257174" calcext:value-type="percentage">
            <text:p>0,18%</text:p>
          </table:table-cell>
          <table:table-cell table:style-name="ce3" table:formula="of:=[.K424]/[.$S424]" office:value-type="percentage" office:value="0.04653676054933" calcext:value-type="percentage">
            <text:p>4,65%</text:p>
          </table:table-cell>
          <table:table-cell table:style-name="ce3" table:formula="of:=[.L424]/[.$S424]" office:value-type="percentage" office:value="0.151930302929538" calcext:value-type="percentage">
            <text:p>15,19%</text:p>
          </table:table-cell>
          <table:table-cell table:style-name="ce3" table:formula="of:=[.M424]/[.$S424]" office:value-type="percentage" office:value="0.0737871180128354" calcext:value-type="percentage">
            <text:p>7,38%</text:p>
          </table:table-cell>
          <table:table-cell table:style-name="ce3" table:formula="of:=[.N424]/[.$S424]" office:value-type="percentage" office:value="0.00728227978585442" calcext:value-type="percentage">
            <text:p>0,73%</text:p>
          </table:table-cell>
          <table:table-cell table:style-name="ce3" table:formula="of:=[.O424]/[.$S424]" office:value-type="percentage" office:value="0.158597412961793" calcext:value-type="percentage">
            <text:p>15,86%</text:p>
          </table:table-cell>
          <table:table-cell table:style-name="ce3" table:formula="of:=[.P424]/[.$S424]" office:value-type="percentage" office:value="0.268812556113457" calcext:value-type="percentage">
            <text:p>26,88%</text:p>
          </table:table-cell>
          <table:table-cell table:style-name="ce3" table:formula="of:=[.Q424]/[.$S424]" office:value-type="percentage" office:value="0.261064742460014" calcext:value-type="percentage">
            <text:p>26,11%</text:p>
          </table:table-cell>
          <table:table-cell table:style-name="ce3" table:formula="of:=[.R424]/[.$S424]" office:value-type="percentage" office:value="0.00954344428557178" calcext:value-type="percentage">
            <text:p>0,95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7-11</text:p>
          </table:table-cell>
          <table:table-cell table:style-name="ce1" office:value-type="string" calcext:value-type="string">
            <text:p>7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4792" calcext:value-type="float">
            <text:p>64792</text:p>
          </table:table-cell>
          <table:table-cell table:style-name="ce1" office:value-type="float" office:value="50672" calcext:value-type="float">
            <text:p>50672</text:p>
          </table:table-cell>
          <table:table-cell table:style-name="ce1" office:value-type="float" office:value="1359" calcext:value-type="float">
            <text:p>1359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709" calcext:value-type="float">
            <text:p>70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293" calcext:value-type="float">
            <text:p>3293</text:p>
          </table:table-cell>
          <table:table-cell table:style-name="ce1" office:value-type="float" office:value="5966" calcext:value-type="float">
            <text:p>5966</text:p>
          </table:table-cell>
          <table:table-cell table:style-name="ce1" office:value-type="float" office:value="3475" calcext:value-type="float">
            <text:p>3475</text:p>
          </table:table-cell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8969" calcext:value-type="float">
            <text:p>8969</text:p>
          </table:table-cell>
          <table:table-cell table:style-name="ce1" office:value-type="float" office:value="12351" calcext:value-type="float">
            <text:p>12351</text:p>
          </table:table-cell>
          <table:table-cell table:style-name="ce1" office:value-type="float" office:value="13172" calcext:value-type="float">
            <text:p>13172</text:p>
          </table:table-cell>
          <table:table-cell table:style-name="ce1" office:value-type="float" office:value="533" calcext:value-type="float">
            <text:p>533</text:p>
          </table:table-cell>
          <table:table-cell table:style-name="ce1" table:formula="of:=SUM([.H425:.R425])" office:value-type="float" office:value="49136" calcext:value-type="float">
            <text:p>49136</text:p>
          </table:table-cell>
          <table:table-cell table:style-name="ce3" table:formula="of:=[.H425]/[.$S425]" office:value-type="percentage" office:value="0.0050268642136112" calcext:value-type="percentage">
            <text:p>0,50%</text:p>
          </table:table-cell>
          <table:table-cell table:style-name="ce3" table:formula="of:=[.I425]/[.$S425]" office:value-type="percentage" office:value="0.0144293389775317" calcext:value-type="percentage">
            <text:p>1,44%</text:p>
          </table:table-cell>
          <table:table-cell table:style-name="ce3" table:formula="of:=[.J425]/[.$S425]" office:value-type="percentage" office:value="0.00162813415825464" calcext:value-type="percentage">
            <text:p>0,16%</text:p>
          </table:table-cell>
          <table:table-cell table:style-name="ce3" table:formula="of:=[.K425]/[.$S425]" office:value-type="percentage" office:value="0.0670180722891566" calcext:value-type="percentage">
            <text:p>6,70%</text:p>
          </table:table-cell>
          <table:table-cell table:style-name="ce3" table:formula="of:=[.L425]/[.$S425]" office:value-type="percentage" office:value="0.12141810485184" calcext:value-type="percentage">
            <text:p>12,14%</text:p>
          </table:table-cell>
          <table:table-cell table:style-name="ce3" table:formula="of:=[.M425]/[.$S425]" office:value-type="percentage" office:value="0.0707220774991859" calcext:value-type="percentage">
            <text:p>7,07%</text:p>
          </table:table-cell>
          <table:table-cell table:style-name="ce3" table:formula="of:=[.N425]/[.$S425]" office:value-type="percentage" office:value="0.0069399218495604" calcext:value-type="percentage">
            <text:p>0,69%</text:p>
          </table:table-cell>
          <table:table-cell table:style-name="ce3" table:formula="of:=[.O425]/[.$S425]" office:value-type="percentage" office:value="0.182534190817323" calcext:value-type="percentage">
            <text:p>18,25%</text:p>
          </table:table-cell>
          <table:table-cell table:style-name="ce3" table:formula="of:=[.P425]/[.$S425]" office:value-type="percentage" office:value="0.251363562357538" calcext:value-type="percentage">
            <text:p>25,14%</text:p>
          </table:table-cell>
          <table:table-cell table:style-name="ce3" table:formula="of:=[.Q425]/[.$S425]" office:value-type="percentage" office:value="0.268072289156626" calcext:value-type="percentage">
            <text:p>26,81%</text:p>
          </table:table-cell>
          <table:table-cell table:style-name="ce3" table:formula="of:=[.R425]/[.$S425]" office:value-type="percentage" office:value="0.0108474438293715" calcext:value-type="percentage">
            <text:p>1,0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8-01</text:p>
          </table:table-cell>
          <table:table-cell table:style-name="ce1" office:value-type="string" calcext:value-type="string">
            <text:p>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3366" calcext:value-type="float">
            <text:p>83366</text:p>
          </table:table-cell>
          <table:table-cell table:style-name="ce1" office:value-type="float" office:value="69321" calcext:value-type="float">
            <text:p>69321</text:p>
          </table:table-cell>
          <table:table-cell table:style-name="ce1" office:value-type="float" office:value="823" calcext:value-type="float">
            <text:p>823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699" calcext:value-type="float">
            <text:p>699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2355" calcext:value-type="float">
            <text:p>2355</text:p>
          </table:table-cell>
          <table:table-cell table:style-name="ce1" office:value-type="float" office:value="22242" calcext:value-type="float">
            <text:p>22242</text:p>
          </table:table-cell>
          <table:table-cell table:style-name="ce1" office:value-type="float" office:value="5332" calcext:value-type="float">
            <text:p>5332</text:p>
          </table:table-cell>
          <table:table-cell table:style-name="ce1" office:value-type="float" office:value="432" calcext:value-type="float">
            <text:p>432</text:p>
          </table:table-cell>
          <table:table-cell table:style-name="ce1" office:value-type="float" office:value="6109" calcext:value-type="float">
            <text:p>6109</text:p>
          </table:table-cell>
          <table:table-cell table:style-name="ce1" office:value-type="float" office:value="20452" calcext:value-type="float">
            <text:p>20452</text:p>
          </table:table-cell>
          <table:table-cell table:style-name="ce1" office:value-type="float" office:value="9912" calcext:value-type="float">
            <text:p>9912</text:p>
          </table:table-cell>
          <table:table-cell table:style-name="ce1" office:value-type="float" office:value="395" calcext:value-type="float">
            <text:p>395</text:p>
          </table:table-cell>
          <table:table-cell table:style-name="ce1" table:formula="of:=SUM([.H426:.R426])" office:value-type="float" office:value="68223" calcext:value-type="float">
            <text:p>68223</text:p>
          </table:table-cell>
          <table:table-cell table:style-name="ce3" table:formula="of:=[.H426]/[.$S426]" office:value-type="percentage" office:value="0.00265306421588027" calcext:value-type="percentage">
            <text:p>0,27%</text:p>
          </table:table-cell>
          <table:table-cell table:style-name="ce3" table:formula="of:=[.I426]/[.$S426]" office:value-type="percentage" office:value="0.010245811529836" calcext:value-type="percentage">
            <text:p>1,02%</text:p>
          </table:table-cell>
          <table:table-cell table:style-name="ce3" table:formula="of:=[.J426]/[.$S426]" office:value-type="percentage" office:value="0.00167099072160415" calcext:value-type="percentage">
            <text:p>0,17%</text:p>
          </table:table-cell>
          <table:table-cell table:style-name="ce3" table:formula="of:=[.K426]/[.$S426]" office:value-type="percentage" office:value="0.0345191504331384" calcext:value-type="percentage">
            <text:p>3,45%</text:p>
          </table:table-cell>
          <table:table-cell table:style-name="ce3" table:formula="of:=[.L426]/[.$S426]" office:value-type="percentage" office:value="0.326019084472978" calcext:value-type="percentage">
            <text:p>32,60%</text:p>
          </table:table-cell>
          <table:table-cell table:style-name="ce3" table:formula="of:=[.M426]/[.$S426]" office:value-type="percentage" office:value="0.0781554607683626" calcext:value-type="percentage">
            <text:p>7,82%</text:p>
          </table:table-cell>
          <table:table-cell table:style-name="ce3" table:formula="of:=[.N426]/[.$S426]" office:value-type="percentage" office:value="0.00633217536607889" calcext:value-type="percentage">
            <text:p>0,63%</text:p>
          </table:table-cell>
          <table:table-cell table:style-name="ce3" table:formula="of:=[.O426]/[.$S426]" office:value-type="percentage" office:value="0.0895445817392961" calcext:value-type="percentage">
            <text:p>8,95%</text:p>
          </table:table-cell>
          <table:table-cell table:style-name="ce3" table:formula="of:=[.P426]/[.$S426]" office:value-type="percentage" office:value="0.299781598581124" calcext:value-type="percentage">
            <text:p>29,98%</text:p>
          </table:table-cell>
          <table:table-cell table:style-name="ce3" table:formula="of:=[.Q426]/[.$S426]" office:value-type="percentage" office:value="0.145288245899477" calcext:value-type="percentage">
            <text:p>14,53%</text:p>
          </table:table-cell>
          <table:table-cell table:style-name="ce3" table:formula="of:=[.R426]/[.$S426]" office:value-type="percentage" office:value="0.00578983627222491" calcext:value-type="percentage">
            <text:p>0,5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8-02</text:p>
          </table:table-cell>
          <table:table-cell table:style-name="ce1" office:value-type="string" calcext:value-type="string">
            <text:p>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5323" calcext:value-type="float">
            <text:p>85323</text:p>
          </table:table-cell>
          <table:table-cell table:style-name="ce1" office:value-type="float" office:value="72476" calcext:value-type="float">
            <text:p>72476</text:p>
          </table:table-cell>
          <table:table-cell table:style-name="ce1" office:value-type="float" office:value="897" calcext:value-type="float">
            <text:p>897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651" calcext:value-type="float">
            <text:p>651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3028" calcext:value-type="float">
            <text:p>3028</text:p>
          </table:table-cell>
          <table:table-cell table:style-name="ce1" office:value-type="float" office:value="21371" calcext:value-type="float">
            <text:p>21371</text:p>
          </table:table-cell>
          <table:table-cell table:style-name="ce1" office:value-type="float" office:value="4627" calcext:value-type="float">
            <text:p>4627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7546" calcext:value-type="float">
            <text:p>7546</text:p>
          </table:table-cell>
          <table:table-cell table:style-name="ce1" office:value-type="float" office:value="23015" calcext:value-type="float">
            <text:p>23015</text:p>
          </table:table-cell>
          <table:table-cell table:style-name="ce1" office:value-type="float" office:value="9737" calcext:value-type="float">
            <text:p>9737</text:p>
          </table:table-cell>
          <table:table-cell table:style-name="ce1" office:value-type="float" office:value="407" calcext:value-type="float">
            <text:p>407</text:p>
          </table:table-cell>
          <table:table-cell table:style-name="ce1" table:formula="of:=SUM([.H427:.R427])" office:value-type="float" office:value="71281" calcext:value-type="float">
            <text:p>71281</text:p>
          </table:table-cell>
          <table:table-cell table:style-name="ce3" table:formula="of:=[.H427]/[.$S427]" office:value-type="percentage" office:value="0.00293205763106578" calcext:value-type="percentage">
            <text:p>0,29%</text:p>
          </table:table-cell>
          <table:table-cell table:style-name="ce3" table:formula="of:=[.I427]/[.$S427]" office:value-type="percentage" office:value="0.00913286850633409" calcext:value-type="percentage">
            <text:p>0,91%</text:p>
          </table:table-cell>
          <table:table-cell table:style-name="ce3" table:formula="of:=[.J427]/[.$S427]" office:value-type="percentage" office:value="0.00202017367882044" calcext:value-type="percentage">
            <text:p>0,20%</text:p>
          </table:table-cell>
          <table:table-cell table:style-name="ce3" table:formula="of:=[.K427]/[.$S427]" office:value-type="percentage" office:value="0.0424797631907521" calcext:value-type="percentage">
            <text:p>4,25%</text:p>
          </table:table-cell>
          <table:table-cell table:style-name="ce3" table:formula="of:=[.L427]/[.$S427]" office:value-type="percentage" office:value="0.299813414514387" calcext:value-type="percentage">
            <text:p>29,98%</text:p>
          </table:table-cell>
          <table:table-cell table:style-name="ce3" table:formula="of:=[.M427]/[.$S427]" office:value-type="percentage" office:value="0.0649121084159874" calcext:value-type="percentage">
            <text:p>6,49%</text:p>
          </table:table-cell>
          <table:table-cell table:style-name="ce3" table:formula="of:=[.N427]/[.$S427]" office:value-type="percentage" office:value="0.00765982519886085" calcext:value-type="percentage">
            <text:p>0,77%</text:p>
          </table:table-cell>
          <table:table-cell table:style-name="ce3" table:formula="of:=[.O427]/[.$S427]" office:value-type="percentage" office:value="0.105862712363744" calcext:value-type="percentage">
            <text:p>10,59%</text:p>
          </table:table-cell>
          <table:table-cell table:style-name="ce3" table:formula="of:=[.P427]/[.$S427]" office:value-type="percentage" office:value="0.322877064014253" calcext:value-type="percentage">
            <text:p>32,29%</text:p>
          </table:table-cell>
          <table:table-cell table:style-name="ce3" table:formula="of:=[.Q427]/[.$S427]" office:value-type="percentage" office:value="0.136600216046352" calcext:value-type="percentage">
            <text:p>13,66%</text:p>
          </table:table-cell>
          <table:table-cell table:style-name="ce3" table:formula="of:=[.R427]/[.$S427]" office:value-type="percentage" office:value="0.00570979643944389" calcext:value-type="percentage">
            <text:p>0,57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8-03</text:p>
          </table:table-cell>
          <table:table-cell table:style-name="ce1" office:value-type="string" calcext:value-type="string">
            <text:p>7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3492" calcext:value-type="float">
            <text:p>83492</text:p>
          </table:table-cell>
          <table:table-cell table:style-name="ce1" office:value-type="float" office:value="68964" calcext:value-type="float">
            <text:p>68964</text:p>
          </table:table-cell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479" calcext:value-type="float">
            <text:p>479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2293" calcext:value-type="float">
            <text:p>2293</text:p>
          </table:table-cell>
          <table:table-cell table:style-name="ce1" office:value-type="float" office:value="26525" calcext:value-type="float">
            <text:p>26525</text:p>
          </table:table-cell>
          <table:table-cell table:style-name="ce1" office:value-type="float" office:value="3738" calcext:value-type="float">
            <text:p>3738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6157" calcext:value-type="float">
            <text:p>6157</text:p>
          </table:table-cell>
          <table:table-cell table:style-name="ce1" office:value-type="float" office:value="20029" calcext:value-type="float">
            <text:p>20029</text:p>
          </table:table-cell>
          <table:table-cell table:style-name="ce1" office:value-type="float" office:value="7693" calcext:value-type="float">
            <text:p>7693</text:p>
          </table:table-cell>
          <table:table-cell table:style-name="ce1" office:value-type="float" office:value="367" calcext:value-type="float">
            <text:p>367</text:p>
          </table:table-cell>
          <table:table-cell table:style-name="ce1" table:formula="of:=SUM([.H428:.R428])" office:value-type="float" office:value="67969" calcext:value-type="float">
            <text:p>67969</text:p>
          </table:table-cell>
          <table:table-cell table:style-name="ce3" table:formula="of:=[.H428]/[.$S428]" office:value-type="percentage" office:value="0.00255999058394268" calcext:value-type="percentage">
            <text:p>0,26%</text:p>
          </table:table-cell>
          <table:table-cell table:style-name="ce3" table:formula="of:=[.I428]/[.$S428]" office:value-type="percentage" office:value="0.00704733040062381" calcext:value-type="percentage">
            <text:p>0,70%</text:p>
          </table:table-cell>
          <table:table-cell table:style-name="ce3" table:formula="of:=[.J428]/[.$S428]" office:value-type="percentage" office:value="0.00144183377716312" calcext:value-type="percentage">
            <text:p>0,14%</text:p>
          </table:table-cell>
          <table:table-cell table:style-name="ce3" table:formula="of:=[.K428]/[.$S428]" office:value-type="percentage" office:value="0.0337359678677044" calcext:value-type="percentage">
            <text:p>3,37%</text:p>
          </table:table-cell>
          <table:table-cell table:style-name="ce3" table:formula="of:=[.L428]/[.$S428]" office:value-type="percentage" office:value="0.39025143815563" calcext:value-type="percentage">
            <text:p>39,03%</text:p>
          </table:table-cell>
          <table:table-cell table:style-name="ce3" table:formula="of:=[.M428]/[.$S428]" office:value-type="percentage" office:value="0.054995659786079" calcext:value-type="percentage">
            <text:p>5,50%</text:p>
          </table:table-cell>
          <table:table-cell table:style-name="ce3" table:formula="of:=[.N428]/[.$S428]" office:value-type="percentage" office:value="0.00612043725816181" calcext:value-type="percentage">
            <text:p>0,61%</text:p>
          </table:table-cell>
          <table:table-cell table:style-name="ce3" table:formula="of:=[.O428]/[.$S428]" office:value-type="percentage" office:value="0.0905854139387074" calcext:value-type="percentage">
            <text:p>9,06%</text:p>
          </table:table-cell>
          <table:table-cell table:style-name="ce3" table:formula="of:=[.P428]/[.$S428]" office:value-type="percentage" office:value="0.294678456355103" calcext:value-type="percentage">
            <text:p>29,47%</text:p>
          </table:table-cell>
          <table:table-cell table:style-name="ce3" table:formula="of:=[.Q428]/[.$S428]" office:value-type="percentage" office:value="0.113183951507305" calcext:value-type="percentage">
            <text:p>11,32%</text:p>
          </table:table-cell>
          <table:table-cell table:style-name="ce3" table:formula="of:=[.R428]/[.$S428]" office:value-type="percentage" office:value="0.00539952036958025" calcext:value-type="percentage">
            <text:p>0,54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8-04</text:p>
          </table:table-cell>
          <table:table-cell table:style-name="ce1" office:value-type="string" calcext:value-type="string">
            <text:p>7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8395" calcext:value-type="float">
            <text:p>78395</text:p>
          </table:table-cell>
          <table:table-cell table:style-name="ce1" office:value-type="float" office:value="65356" calcext:value-type="float">
            <text:p>65356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2439" calcext:value-type="float">
            <text:p>2439</text:p>
          </table:table-cell>
          <table:table-cell table:style-name="ce1" office:value-type="float" office:value="19504" calcext:value-type="float">
            <text:p>19504</text:p>
          </table:table-cell>
          <table:table-cell table:style-name="ce1" office:value-type="float" office:value="4159" calcext:value-type="float">
            <text:p>4159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5985" calcext:value-type="float">
            <text:p>5985</text:p>
          </table:table-cell>
          <table:table-cell table:style-name="ce1" office:value-type="float" office:value="21680" calcext:value-type="float">
            <text:p>21680</text:p>
          </table:table-cell>
          <table:table-cell table:style-name="ce1" office:value-type="float" office:value="8900" calcext:value-type="float">
            <text:p>8900</text:p>
          </table:table-cell>
          <table:table-cell table:style-name="ce1" office:value-type="float" office:value="355" calcext:value-type="float">
            <text:p>355</text:p>
          </table:table-cell>
          <table:table-cell table:style-name="ce1" table:formula="of:=SUM([.H429:.R429])" office:value-type="float" office:value="64276" calcext:value-type="float">
            <text:p>64276</text:p>
          </table:table-cell>
          <table:table-cell table:style-name="ce3" table:formula="of:=[.H429]/[.$S429]" office:value-type="percentage" office:value="0.00276930736200137" calcext:value-type="percentage">
            <text:p>0,28%</text:p>
          </table:table-cell>
          <table:table-cell table:style-name="ce3" table:formula="of:=[.I429]/[.$S429]" office:value-type="percentage" office:value="0.00894579625365611" calcext:value-type="percentage">
            <text:p>0,89%</text:p>
          </table:table-cell>
          <table:table-cell table:style-name="ce3" table:formula="of:=[.J429]/[.$S429]" office:value-type="percentage" office:value="0.00149355902669737" calcext:value-type="percentage">
            <text:p>0,15%</text:p>
          </table:table-cell>
          <table:table-cell table:style-name="ce3" table:formula="of:=[.K429]/[.$S429]" office:value-type="percentage" office:value="0.03794573402203" calcext:value-type="percentage">
            <text:p>3,79%</text:p>
          </table:table-cell>
          <table:table-cell table:style-name="ce3" table:formula="of:=[.L429]/[.$S429]" office:value-type="percentage" office:value="0.303441408924015" calcext:value-type="percentage">
            <text:p>30,34%</text:p>
          </table:table-cell>
          <table:table-cell table:style-name="ce3" table:formula="of:=[.M429]/[.$S429]" office:value-type="percentage" office:value="0.0647053332503578" calcext:value-type="percentage">
            <text:p>6,47%</text:p>
          </table:table-cell>
          <table:table-cell table:style-name="ce3" table:formula="of:=[.N429]/[.$S429]" office:value-type="percentage" office:value="0.00630095214387952" calcext:value-type="percentage">
            <text:p>0,63%</text:p>
          </table:table-cell>
          <table:table-cell table:style-name="ce3" table:formula="of:=[.O429]/[.$S429]" office:value-type="percentage" office:value="0.093114070570664" calcext:value-type="percentage">
            <text:p>9,31%</text:p>
          </table:table-cell>
          <table:table-cell table:style-name="ce3" table:formula="of:=[.P429]/[.$S429]" office:value-type="percentage" office:value="0.337295413529156" calcext:value-type="percentage">
            <text:p>33,73%</text:p>
          </table:table-cell>
          <table:table-cell table:style-name="ce3" table:formula="of:=[.Q429]/[.$S429]" office:value-type="percentage" office:value="0.138465368100068" calcext:value-type="percentage">
            <text:p>13,85%</text:p>
          </table:table-cell>
          <table:table-cell table:style-name="ce3" table:formula="of:=[.R429]/[.$S429]" office:value-type="percentage" office:value="0.00552305681747464" calcext:value-type="percentage">
            <text:p>0,55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8-05</text:p>
          </table:table-cell>
          <table:table-cell table:style-name="ce1" office:value-type="string" calcext:value-type="string">
            <text:p>7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3673" calcext:value-type="float">
            <text:p>73673</text:p>
          </table:table-cell>
          <table:table-cell table:style-name="ce1" office:value-type="float" office:value="59389" calcext:value-type="float">
            <text:p>59389</text:p>
          </table:table-cell>
          <table:table-cell table:style-name="ce1" office:value-type="float" office:value="703" calcext:value-type="float">
            <text:p>703</text:p>
          </table:table-cell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8103" calcext:value-type="float">
            <text:p>18103</text:p>
          </table:table-cell>
          <table:table-cell table:style-name="ce1" office:value-type="float" office:value="3577" calcext:value-type="float">
            <text:p>3577</text:p>
          </table:table-cell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5744" calcext:value-type="float">
            <text:p>5744</text:p>
          </table:table-cell>
          <table:table-cell table:style-name="ce1" office:value-type="float" office:value="18526" calcext:value-type="float">
            <text:p>18526</text:p>
          </table:table-cell>
          <table:table-cell table:style-name="ce1" office:value-type="float" office:value="8946" calcext:value-type="float">
            <text:p>8946</text:p>
          </table:table-cell>
          <table:table-cell table:style-name="ce1" office:value-type="float" office:value="374" calcext:value-type="float">
            <text:p>374</text:p>
          </table:table-cell>
          <table:table-cell table:style-name="ce1" table:formula="of:=SUM([.H430:.R430])" office:value-type="float" office:value="58422" calcext:value-type="float">
            <text:p>58422</text:p>
          </table:table-cell>
          <table:table-cell table:style-name="ce3" table:formula="of:=[.H430]/[.$S430]" office:value-type="percentage" office:value="0.00314949847660128" calcext:value-type="percentage">
            <text:p>0,31%</text:p>
          </table:table-cell>
          <table:table-cell table:style-name="ce3" table:formula="of:=[.I430]/[.$S430]" office:value-type="percentage" office:value="0.00929444387388313" calcext:value-type="percentage">
            <text:p>0,93%</text:p>
          </table:table-cell>
          <table:table-cell table:style-name="ce3" table:formula="of:=[.J430]/[.$S430]" office:value-type="percentage" office:value="0.00171168395467461" calcext:value-type="percentage">
            <text:p>0,17%</text:p>
          </table:table-cell>
          <table:table-cell table:style-name="ce3" table:formula="of:=[.K430]/[.$S430]" office:value-type="percentage" office:value="0.0340282770189312" calcext:value-type="percentage">
            <text:p>3,40%</text:p>
          </table:table-cell>
          <table:table-cell table:style-name="ce3" table:formula="of:=[.L430]/[.$S430]" office:value-type="percentage" office:value="0.309866146314744" calcext:value-type="percentage">
            <text:p>30,99%</text:p>
          </table:table-cell>
          <table:table-cell table:style-name="ce3" table:formula="of:=[.M430]/[.$S430]" office:value-type="percentage" office:value="0.0612269350587108" calcext:value-type="percentage">
            <text:p>6,12%</text:p>
          </table:table-cell>
          <table:table-cell table:style-name="ce3" table:formula="of:=[.N430]/[.$S430]" office:value-type="percentage" office:value="0.00576837492725343" calcext:value-type="percentage">
            <text:p>0,58%</text:p>
          </table:table-cell>
          <table:table-cell table:style-name="ce3" table:formula="of:=[.O430]/[.$S430]" office:value-type="percentage" office:value="0.0983191263565095" calcext:value-type="percentage">
            <text:p>9,83%</text:p>
          </table:table-cell>
          <table:table-cell table:style-name="ce3" table:formula="of:=[.P430]/[.$S430]" office:value-type="percentage" office:value="0.317106569443018" calcext:value-type="percentage">
            <text:p>31,71%</text:p>
          </table:table-cell>
          <table:table-cell table:style-name="ce3" table:formula="of:=[.Q430]/[.$S430]" office:value-type="percentage" office:value="0.153127246585191" calcext:value-type="percentage">
            <text:p>15,31%</text:p>
          </table:table-cell>
          <table:table-cell table:style-name="ce3" table:formula="of:=[.R430]/[.$S430]" office:value-type="percentage" office:value="0.00640169799048304" calcext:value-type="percentage">
            <text:p>0,64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8-06</text:p>
          </table:table-cell>
          <table:table-cell table:style-name="ce1" office:value-type="string" calcext:value-type="string">
            <text:p>7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5762" calcext:value-type="float">
            <text:p>75762</text:p>
          </table:table-cell>
          <table:table-cell table:style-name="ce1" office:value-type="float" office:value="60130" calcext:value-type="float">
            <text:p>60130</text:p>
          </table:table-cell>
          <table:table-cell table:style-name="ce1" office:value-type="float" office:value="773" calcext:value-type="float">
            <text:p>773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2106" calcext:value-type="float">
            <text:p>2106</text:p>
          </table:table-cell>
          <table:table-cell table:style-name="ce1" office:value-type="float" office:value="18440" calcext:value-type="float">
            <text:p>18440</text:p>
          </table:table-cell>
          <table:table-cell table:style-name="ce1" office:value-type="float" office:value="3420" calcext:value-type="float">
            <text:p>3420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6195" calcext:value-type="float">
            <text:p>6195</text:p>
          </table:table-cell>
          <table:table-cell table:style-name="ce1" office:value-type="float" office:value="18244" calcext:value-type="float">
            <text:p>18244</text:p>
          </table:table-cell>
          <table:table-cell table:style-name="ce1" office:value-type="float" office:value="8988" calcext:value-type="float">
            <text:p>8988</text:p>
          </table:table-cell>
          <table:table-cell table:style-name="ce1" office:value-type="float" office:value="395" calcext:value-type="float">
            <text:p>395</text:p>
          </table:table-cell>
          <table:table-cell table:style-name="ce1" table:formula="of:=SUM([.H431:.R431])" office:value-type="float" office:value="59076" calcext:value-type="float">
            <text:p>59076</text:p>
          </table:table-cell>
          <table:table-cell table:style-name="ce3" table:formula="of:=[.H431]/[.$S431]" office:value-type="percentage" office:value="0.0031823413907509" calcext:value-type="percentage">
            <text:p>0,32%</text:p>
          </table:table-cell>
          <table:table-cell table:style-name="ce3" table:formula="of:=[.I431]/[.$S431]" office:value-type="percentage" office:value="0.0101056266504164" calcext:value-type="percentage">
            <text:p>1,01%</text:p>
          </table:table-cell>
          <table:table-cell table:style-name="ce3" table:formula="of:=[.J431]/[.$S431]" office:value-type="percentage" office:value="0.00177737152143002" calcext:value-type="percentage">
            <text:p>0,18%</text:p>
          </table:table-cell>
          <table:table-cell table:style-name="ce3" table:formula="of:=[.K431]/[.$S431]" office:value-type="percentage" office:value="0.0356489945155393" calcext:value-type="percentage">
            <text:p>3,56%</text:p>
          </table:table-cell>
          <table:table-cell table:style-name="ce3" table:formula="of:=[.L431]/[.$S431]" office:value-type="percentage" office:value="0.312140293858758" calcext:value-type="percentage">
            <text:p>31,21%</text:p>
          </table:table-cell>
          <table:table-cell table:style-name="ce3" table:formula="of:=[.M431]/[.$S431]" office:value-type="percentage" office:value="0.0578915295551493" calcext:value-type="percentage">
            <text:p>5,79%</text:p>
          </table:table-cell>
          <table:table-cell table:style-name="ce3" table:formula="of:=[.N431]/[.$S431]" office:value-type="percentage" office:value="0.00673708443361094" calcext:value-type="percentage">
            <text:p>0,67%</text:p>
          </table:table-cell>
          <table:table-cell table:style-name="ce3" table:formula="of:=[.O431]/[.$S431]" office:value-type="percentage" office:value="0.104864919764371" calcext:value-type="percentage">
            <text:p>10,49%</text:p>
          </table:table-cell>
          <table:table-cell table:style-name="ce3" table:formula="of:=[.P431]/[.$S431]" office:value-type="percentage" office:value="0.308822533685422" calcext:value-type="percentage">
            <text:p>30,88%</text:p>
          </table:table-cell>
          <table:table-cell table:style-name="ce3" table:formula="of:=[.Q431]/[.$S431]" office:value-type="percentage" office:value="0.15214300223441" calcext:value-type="percentage">
            <text:p>15,21%</text:p>
          </table:table-cell>
          <table:table-cell table:style-name="ce3" table:formula="of:=[.R431]/[.$S431]" office:value-type="percentage" office:value="0.00668630239014151" calcext:value-type="percentage">
            <text:p>0,67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8-07</text:p>
          </table:table-cell>
          <table:table-cell table:style-name="ce1" office:value-type="string" calcext:value-type="string">
            <text:p>7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0529" calcext:value-type="float">
            <text:p>80529</text:p>
          </table:table-cell>
          <table:table-cell table:style-name="ce1" office:value-type="float" office:value="64416" calcext:value-type="float">
            <text:p>64416</text:p>
          </table:table-cell>
          <table:table-cell table:style-name="ce1" office:value-type="float" office:value="1007" calcext:value-type="float">
            <text:p>1007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3113" calcext:value-type="float">
            <text:p>3113</text:p>
          </table:table-cell>
          <table:table-cell table:style-name="ce1" office:value-type="float" office:value="13663" calcext:value-type="float">
            <text:p>13663</text:p>
          </table:table-cell>
          <table:table-cell table:style-name="ce1" office:value-type="float" office:value="4552" calcext:value-type="float">
            <text:p>4552</text:p>
          </table:table-cell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9850" calcext:value-type="float">
            <text:p>9850</text:p>
          </table:table-cell>
          <table:table-cell table:style-name="ce1" office:value-type="float" office:value="17945" calcext:value-type="float">
            <text:p>17945</text:p>
          </table:table-cell>
          <table:table-cell table:style-name="ce1" office:value-type="float" office:value="11761" calcext:value-type="float">
            <text:p>11761</text:p>
          </table:table-cell>
          <table:table-cell table:style-name="ce1" office:value-type="float" office:value="549" calcext:value-type="float">
            <text:p>549</text:p>
          </table:table-cell>
          <table:table-cell table:style-name="ce1" table:formula="of:=SUM([.H432:.R432])" office:value-type="float" office:value="63075" calcext:value-type="float">
            <text:p>63075</text:p>
          </table:table-cell>
          <table:table-cell table:style-name="ce3" table:formula="of:=[.H432]/[.$S432]" office:value-type="percentage" office:value="0.00485136741973841" calcext:value-type="percentage">
            <text:p>0,49%</text:p>
          </table:table-cell>
          <table:table-cell table:style-name="ce3" table:formula="of:=[.I432]/[.$S432]" office:value-type="percentage" office:value="0.011097899326199" calcext:value-type="percentage">
            <text:p>1,11%</text:p>
          </table:table-cell>
          <table:table-cell table:style-name="ce3" table:formula="of:=[.J432]/[.$S432]" office:value-type="percentage" office:value="0.00171224732461356" calcext:value-type="percentage">
            <text:p>0,17%</text:p>
          </table:table-cell>
          <table:table-cell table:style-name="ce3" table:formula="of:=[.K432]/[.$S432]" office:value-type="percentage" office:value="0.0493539437177963" calcext:value-type="percentage">
            <text:p>4,94%</text:p>
          </table:table-cell>
          <table:table-cell table:style-name="ce3" table:formula="of:=[.L432]/[.$S432]" office:value-type="percentage" office:value="0.216615140705509" calcext:value-type="percentage">
            <text:p>21,66%</text:p>
          </table:table-cell>
          <table:table-cell table:style-name="ce3" table:formula="of:=[.M432]/[.$S432]" office:value-type="percentage" office:value="0.0721680539040824" calcext:value-type="percentage">
            <text:p>7,22%</text:p>
          </table:table-cell>
          <table:table-cell table:style-name="ce3" table:formula="of:=[.N432]/[.$S432]" office:value-type="percentage" office:value="0.00837098692033294" calcext:value-type="percentage">
            <text:p>0,84%</text:p>
          </table:table-cell>
          <table:table-cell table:style-name="ce3" table:formula="of:=[.O432]/[.$S432]" office:value-type="percentage" office:value="0.156163297661514" calcext:value-type="percentage">
            <text:p>15,62%</text:p>
          </table:table-cell>
          <table:table-cell table:style-name="ce3" table:formula="of:=[.P432]/[.$S432]" office:value-type="percentage" office:value="0.284502576298058" calcext:value-type="percentage">
            <text:p>28,45%</text:p>
          </table:table-cell>
          <table:table-cell table:style-name="ce3" table:formula="of:=[.Q432]/[.$S432]" office:value-type="percentage" office:value="0.186460562822037" calcext:value-type="percentage">
            <text:p>18,65%</text:p>
          </table:table-cell>
          <table:table-cell table:style-name="ce3" table:formula="of:=[.R432]/[.$S432]" office:value-type="percentage" office:value="0.00870392390011891" calcext:value-type="percentage">
            <text:p>0,87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8-08</text:p>
          </table:table-cell>
          <table:table-cell table:style-name="ce1" office:value-type="string" calcext:value-type="string">
            <text:p>7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3760" calcext:value-type="float">
            <text:p>73760</text:p>
          </table:table-cell>
          <table:table-cell table:style-name="ce1" office:value-type="float" office:value="55831" calcext:value-type="float">
            <text:p>55831</text:p>
          </table:table-cell>
          <table:table-cell table:style-name="ce1" office:value-type="float" office:value="1058" calcext:value-type="float">
            <text:p>1058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858" calcext:value-type="float">
            <text:p>858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2613" calcext:value-type="float">
            <text:p>2613</text:p>
          </table:table-cell>
          <table:table-cell table:style-name="ce1" office:value-type="float" office:value="7901" calcext:value-type="float">
            <text:p>7901</text:p>
          </table:table-cell>
          <table:table-cell table:style-name="ce1" office:value-type="float" office:value="3514" calcext:value-type="float">
            <text:p>3514</text:p>
          </table:table-cell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11838" calcext:value-type="float">
            <text:p>11838</text:p>
          </table:table-cell>
          <table:table-cell table:style-name="ce1" office:value-type="float" office:value="11864" calcext:value-type="float">
            <text:p>11864</text:p>
          </table:table-cell>
          <table:table-cell table:style-name="ce1" office:value-type="float" office:value="14322" calcext:value-type="float">
            <text:p>14322</text:p>
          </table:table-cell>
          <table:table-cell table:style-name="ce1" office:value-type="float" office:value="586" calcext:value-type="float">
            <text:p>586</text:p>
          </table:table-cell>
          <table:table-cell table:style-name="ce1" table:formula="of:=SUM([.H433:.R433])" office:value-type="float" office:value="54355" calcext:value-type="float">
            <text:p>54355</text:p>
          </table:table-cell>
          <table:table-cell table:style-name="ce3" table:formula="of:=[.H433]/[.$S433]" office:value-type="percentage" office:value="0.00619998160242848" calcext:value-type="percentage">
            <text:p>0,62%</text:p>
          </table:table-cell>
          <table:table-cell table:style-name="ce3" table:formula="of:=[.I433]/[.$S433]" office:value-type="percentage" office:value="0.0157851163646399" calcext:value-type="percentage">
            <text:p>1,58%</text:p>
          </table:table-cell>
          <table:table-cell table:style-name="ce3" table:formula="of:=[.J433]/[.$S433]" office:value-type="percentage" office:value="0.00213411829638488" calcext:value-type="percentage">
            <text:p>0,21%</text:p>
          </table:table-cell>
          <table:table-cell table:style-name="ce3" table:formula="of:=[.K433]/[.$S433]" office:value-type="percentage" office:value="0.0480728543832214" calcext:value-type="percentage">
            <text:p>4,81%</text:p>
          </table:table-cell>
          <table:table-cell table:style-name="ce3" table:formula="of:=[.L433]/[.$S433]" office:value-type="percentage" office:value="0.145359212583939" calcext:value-type="percentage">
            <text:p>14,54%</text:p>
          </table:table-cell>
          <table:table-cell table:style-name="ce3" table:formula="of:=[.M433]/[.$S433]" office:value-type="percentage" office:value="0.0646490663232453" calcext:value-type="percentage">
            <text:p>6,46%</text:p>
          </table:table-cell>
          <table:table-cell table:style-name="ce3" table:formula="of:=[.N433]/[.$S433]" office:value-type="percentage" office:value="0.00746941403734707" calcext:value-type="percentage">
            <text:p>0,75%</text:p>
          </table:table-cell>
          <table:table-cell table:style-name="ce3" table:formula="of:=[.O433]/[.$S433]" office:value-type="percentage" office:value="0.217790451660381" calcext:value-type="percentage">
            <text:p>21,78%</text:p>
          </table:table-cell>
          <table:table-cell table:style-name="ce3" table:formula="of:=[.P433]/[.$S433]" office:value-type="percentage" office:value="0.218268788519915" calcext:value-type="percentage">
            <text:p>21,83%</text:p>
          </table:table-cell>
          <table:table-cell table:style-name="ce3" table:formula="of:=[.Q433]/[.$S433]" office:value-type="percentage" office:value="0.26349001931745" calcext:value-type="percentage">
            <text:p>26,35%</text:p>
          </table:table-cell>
          <table:table-cell table:style-name="ce3" table:formula="of:=[.R433]/[.$S433]" office:value-type="percentage" office:value="0.0107809769110477" calcext:value-type="percentage">
            <text:p>1,0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8-09</text:p>
          </table:table-cell>
          <table:table-cell table:style-name="ce1" office:value-type="string" calcext:value-type="string">
            <text:p>7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90878" calcext:value-type="float">
            <text:p>90878</text:p>
          </table:table-cell>
          <table:table-cell table:style-name="ce1" office:value-type="float" office:value="73571" calcext:value-type="float">
            <text:p>73571</text:p>
          </table:table-cell>
          <table:table-cell table:style-name="ce1" office:value-type="float" office:value="1288" calcext:value-type="float">
            <text:p>1288</text:p>
          </table:table-cell>
          <table:table-cell table:style-name="ce1" office:value-type="float" office:value="485" calcext:value-type="float">
            <text:p>485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927" calcext:value-type="float">
            <text:p>927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4074" calcext:value-type="float">
            <text:p>4074</text:p>
          </table:table-cell>
          <table:table-cell table:style-name="ce1" office:value-type="float" office:value="15352" calcext:value-type="float">
            <text:p>15352</text:p>
          </table:table-cell>
          <table:table-cell table:style-name="ce1" office:value-type="float" office:value="4209" calcext:value-type="float">
            <text:p>4209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15110" calcext:value-type="float">
            <text:p>15110</text:p>
          </table:table-cell>
          <table:table-cell table:style-name="ce1" office:value-type="float" office:value="16860" calcext:value-type="float">
            <text:p>16860</text:p>
          </table:table-cell>
          <table:table-cell table:style-name="ce1" office:value-type="float" office:value="13519" calcext:value-type="float">
            <text:p>13519</text:p>
          </table:table-cell>
          <table:table-cell table:style-name="ce1" office:value-type="float" office:value="632" calcext:value-type="float">
            <text:p>632</text:p>
          </table:table-cell>
          <table:table-cell table:style-name="ce1" table:formula="of:=SUM([.H434:.R434])" office:value-type="float" office:value="71798" calcext:value-type="float">
            <text:p>71798</text:p>
          </table:table-cell>
          <table:table-cell table:style-name="ce3" table:formula="of:=[.H434]/[.$S434]" office:value-type="percentage" office:value="0.00586367308281568" calcext:value-type="percentage">
            <text:p>0,59%</text:p>
          </table:table-cell>
          <table:table-cell table:style-name="ce3" table:formula="of:=[.I434]/[.$S434]" office:value-type="percentage" office:value="0.0129112231538483" calcext:value-type="percentage">
            <text:p>1,29%</text:p>
          </table:table-cell>
          <table:table-cell table:style-name="ce3" table:formula="of:=[.J434]/[.$S434]" office:value-type="percentage" office:value="0.00188027521657985" calcext:value-type="percentage">
            <text:p>0,19%</text:p>
          </table:table-cell>
          <table:table-cell table:style-name="ce3" table:formula="of:=[.K434]/[.$S434]" office:value-type="percentage" office:value="0.0567425276470097" calcext:value-type="percentage">
            <text:p>5,67%</text:p>
          </table:table-cell>
          <table:table-cell table:style-name="ce3" table:formula="of:=[.L434]/[.$S434]" office:value-type="percentage" office:value="0.213822112036547" calcext:value-type="percentage">
            <text:p>21,38%</text:p>
          </table:table-cell>
          <table:table-cell table:style-name="ce3" table:formula="of:=[.M434]/[.$S434]" office:value-type="percentage" office:value="0.0586228028635895" calcext:value-type="percentage">
            <text:p>5,86%</text:p>
          </table:table-cell>
          <table:table-cell table:style-name="ce3" table:formula="of:=[.N434]/[.$S434]" office:value-type="percentage" office:value="0.0077857321930973" calcext:value-type="percentage">
            <text:p>0,78%</text:p>
          </table:table-cell>
          <table:table-cell table:style-name="ce3" table:formula="of:=[.O434]/[.$S434]" office:value-type="percentage" office:value="0.21045154461127" calcext:value-type="percentage">
            <text:p>21,05%</text:p>
          </table:table-cell>
          <table:table-cell table:style-name="ce3" table:formula="of:=[.P434]/[.$S434]" office:value-type="percentage" office:value="0.234825482603972" calcext:value-type="percentage">
            <text:p>23,48%</text:p>
          </table:table-cell>
          <table:table-cell table:style-name="ce3" table:formula="of:=[.Q434]/[.$S434]" office:value-type="percentage" office:value="0.188292152984763" calcext:value-type="percentage">
            <text:p>18,83%</text:p>
          </table:table-cell>
          <table:table-cell table:style-name="ce3" table:formula="of:=[.R434]/[.$S434]" office:value-type="percentage" office:value="0.00880247360650714" calcext:value-type="percentage">
            <text:p>0,8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8-10</text:p>
          </table:table-cell>
          <table:table-cell table:style-name="ce1" office:value-type="string" calcext:value-type="string">
            <text:p>7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8776" calcext:value-type="float">
            <text:p>88776</text:p>
          </table:table-cell>
          <table:table-cell table:style-name="ce1" office:value-type="float" office:value="74843" calcext:value-type="float">
            <text:p>74843</text:p>
          </table:table-cell>
          <table:table-cell table:style-name="ce1" office:value-type="float" office:value="1039" calcext:value-type="float">
            <text:p>1039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3892" calcext:value-type="float">
            <text:p>3892</text:p>
          </table:table-cell>
          <table:table-cell table:style-name="ce1" office:value-type="float" office:value="19875" calcext:value-type="float">
            <text:p>19875</text:p>
          </table:table-cell>
          <table:table-cell table:style-name="ce1" office:value-type="float" office:value="5058" calcext:value-type="float">
            <text:p>5058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10322" calcext:value-type="float">
            <text:p>10322</text:p>
          </table:table-cell>
          <table:table-cell table:style-name="ce1" office:value-type="float" office:value="20483" calcext:value-type="float">
            <text:p>20483</text:p>
          </table:table-cell>
          <table:table-cell table:style-name="ce1" office:value-type="float" office:value="11482" calcext:value-type="float">
            <text:p>11482</text:p>
          </table:table-cell>
          <table:table-cell table:style-name="ce1" office:value-type="float" office:value="516" calcext:value-type="float">
            <text:p>516</text:p>
          </table:table-cell>
          <table:table-cell table:style-name="ce1" table:formula="of:=SUM([.H435:.R435])" office:value-type="float" office:value="73434" calcext:value-type="float">
            <text:p>73434</text:p>
          </table:table-cell>
          <table:table-cell table:style-name="ce3" table:formula="of:=[.H435]/[.$S435]" office:value-type="percentage" office:value="0.00384018302148868" calcext:value-type="percentage">
            <text:p>0,38%</text:p>
          </table:table-cell>
          <table:table-cell table:style-name="ce3" table:formula="of:=[.I435]/[.$S435]" office:value-type="percentage" office:value="0.0106217828253942" calcext:value-type="percentage">
            <text:p>1,06%</text:p>
          </table:table-cell>
          <table:table-cell table:style-name="ce3" table:formula="of:=[.J435]/[.$S435]" office:value-type="percentage" office:value="0.00200179753247814" calcext:value-type="percentage">
            <text:p>0,20%</text:p>
          </table:table-cell>
          <table:table-cell table:style-name="ce3" table:formula="of:=[.K435]/[.$S435]" office:value-type="percentage" office:value="0.0529999727646594" calcext:value-type="percentage">
            <text:p>5,30%</text:p>
          </table:table-cell>
          <table:table-cell table:style-name="ce3" table:formula="of:=[.L435]/[.$S435]" office:value-type="percentage" office:value="0.270651196993218" calcext:value-type="percentage">
            <text:p>27,07%</text:p>
          </table:table-cell>
          <table:table-cell table:style-name="ce3" table:formula="of:=[.M435]/[.$S435]" office:value-type="percentage" office:value="0.0688781763215949" calcext:value-type="percentage">
            <text:p>6,89%</text:p>
          </table:table-cell>
          <table:table-cell table:style-name="ce3" table:formula="of:=[.N435]/[.$S435]" office:value-type="percentage" office:value="0.00812974916251328" calcext:value-type="percentage">
            <text:p>0,81%</text:p>
          </table:table-cell>
          <table:table-cell table:style-name="ce3" table:formula="of:=[.O435]/[.$S435]" office:value-type="percentage" office:value="0.140561592722717" calcext:value-type="percentage">
            <text:p>14,06%</text:p>
          </table:table-cell>
          <table:table-cell table:style-name="ce3" table:formula="of:=[.P435]/[.$S435]" office:value-type="percentage" office:value="0.27893074052891" calcext:value-type="percentage">
            <text:p>27,89%</text:p>
          </table:table-cell>
          <table:table-cell table:style-name="ce3" table:formula="of:=[.Q435]/[.$S435]" office:value-type="percentage" office:value="0.156358090257919" calcext:value-type="percentage">
            <text:p>15,64%</text:p>
          </table:table-cell>
          <table:table-cell table:style-name="ce3" table:formula="of:=[.R435]/[.$S435]" office:value-type="percentage" office:value="0.00702671786910695" calcext:value-type="percentage">
            <text:p>0,7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8-11</text:p>
          </table:table-cell>
          <table:table-cell table:style-name="ce1" office:value-type="string" calcext:value-type="string">
            <text:p>7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8238" calcext:value-type="float">
            <text:p>68238</text:p>
          </table:table-cell>
          <table:table-cell table:style-name="ce1" office:value-type="float" office:value="53079" calcext:value-type="float">
            <text:p>53079</text:p>
          </table:table-cell>
          <table:table-cell table:style-name="ce1" office:value-type="float" office:value="860" calcext:value-type="float">
            <text:p>860</text:p>
          </table:table-cell>
          <table:table-cell table:style-name="ce1" office:value-type="float" office:value="349" calcext:value-type="float">
            <text:p>349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685" calcext:value-type="float">
            <text:p>68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2303" calcext:value-type="float">
            <text:p>2303</text:p>
          </table:table-cell>
          <table:table-cell table:style-name="ce1" office:value-type="float" office:value="9846" calcext:value-type="float">
            <text:p>9846</text:p>
          </table:table-cell>
          <table:table-cell table:style-name="ce1" office:value-type="float" office:value="6622" calcext:value-type="float">
            <text:p>6622</text:p>
          </table:table-cell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6272" calcext:value-type="float">
            <text:p>6272</text:p>
          </table:table-cell>
          <table:table-cell table:style-name="ce1" office:value-type="float" office:value="13794" calcext:value-type="float">
            <text:p>13794</text:p>
          </table:table-cell>
          <table:table-cell table:style-name="ce1" office:value-type="float" office:value="11276" calcext:value-type="float">
            <text:p>11276</text:p>
          </table:table-cell>
          <table:table-cell table:style-name="ce1" office:value-type="float" office:value="417" calcext:value-type="float">
            <text:p>417</text:p>
          </table:table-cell>
          <table:table-cell table:style-name="ce1" table:formula="of:=SUM([.H436:.R436])" office:value-type="float" office:value="51870" calcext:value-type="float">
            <text:p>51870</text:p>
          </table:table-cell>
          <table:table-cell table:style-name="ce3" table:formula="of:=[.H436]/[.$S436]" office:value-type="percentage" office:value="0.00379795642953538" calcext:value-type="percentage">
            <text:p>0,38%</text:p>
          </table:table-cell>
          <table:table-cell table:style-name="ce3" table:formula="of:=[.I436]/[.$S436]" office:value-type="percentage" office:value="0.0132060921534606" calcext:value-type="percentage">
            <text:p>1,32%</text:p>
          </table:table-cell>
          <table:table-cell table:style-name="ce3" table:formula="of:=[.J436]/[.$S436]" office:value-type="percentage" office:value="0.00183150183150183" calcext:value-type="percentage">
            <text:p>0,18%</text:p>
          </table:table-cell>
          <table:table-cell table:style-name="ce3" table:formula="of:=[.K436]/[.$S436]" office:value-type="percentage" office:value="0.0443994601889339" calcext:value-type="percentage">
            <text:p>4,44%</text:p>
          </table:table-cell>
          <table:table-cell table:style-name="ce3" table:formula="of:=[.L436]/[.$S436]" office:value-type="percentage" office:value="0.189820705610179" calcext:value-type="percentage">
            <text:p>18,98%</text:p>
          </table:table-cell>
          <table:table-cell table:style-name="ce3" table:formula="of:=[.M436]/[.$S436]" office:value-type="percentage" office:value="0.127665317139001" calcext:value-type="percentage">
            <text:p>12,77%</text:p>
          </table:table-cell>
          <table:table-cell table:style-name="ce3" table:formula="of:=[.N436]/[.$S436]" office:value-type="percentage" office:value="0.00699826489300173" calcext:value-type="percentage">
            <text:p>0,70%</text:p>
          </table:table-cell>
          <table:table-cell table:style-name="ce3" table:formula="of:=[.O436]/[.$S436]" office:value-type="percentage" office:value="0.120917678812416" calcext:value-type="percentage">
            <text:p>12,09%</text:p>
          </table:table-cell>
          <table:table-cell table:style-name="ce3" table:formula="of:=[.P436]/[.$S436]" office:value-type="percentage" office:value="0.265934065934066" calcext:value-type="percentage">
            <text:p>26,59%</text:p>
          </table:table-cell>
          <table:table-cell table:style-name="ce3" table:formula="of:=[.Q436]/[.$S436]" office:value-type="percentage" office:value="0.217389627915944" calcext:value-type="percentage">
            <text:p>21,74%</text:p>
          </table:table-cell>
          <table:table-cell table:style-name="ce3" table:formula="of:=[.R436]/[.$S436]" office:value-type="percentage" office:value="0.00803932909196067" calcext:value-type="percentage">
            <text:p>0,8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8-12</text:p>
          </table:table-cell>
          <table:table-cell table:style-name="ce1" office:value-type="string" calcext:value-type="string">
            <text:p>7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8956" calcext:value-type="float">
            <text:p>68956</text:p>
          </table:table-cell>
          <table:table-cell table:style-name="ce1" office:value-type="float" office:value="56287" calcext:value-type="float">
            <text:p>56287</text:p>
          </table:table-cell>
          <table:table-cell table:style-name="ce1" office:value-type="float" office:value="877" calcext:value-type="float">
            <text:p>877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653" calcext:value-type="float">
            <text:p>65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702" calcext:value-type="float">
            <text:p>2702</text:p>
          </table:table-cell>
          <table:table-cell table:style-name="ce1" office:value-type="float" office:value="14013" calcext:value-type="float">
            <text:p>14013</text:p>
          </table:table-cell>
          <table:table-cell table:style-name="ce1" office:value-type="float" office:value="3756" calcext:value-type="float">
            <text:p>3756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6896" calcext:value-type="float">
            <text:p>6896</text:p>
          </table:table-cell>
          <table:table-cell table:style-name="ce1" office:value-type="float" office:value="16169" calcext:value-type="float">
            <text:p>16169</text:p>
          </table:table-cell>
          <table:table-cell table:style-name="ce1" office:value-type="float" office:value="9804" calcext:value-type="float">
            <text:p>9804</text:p>
          </table:table-cell>
          <table:table-cell table:style-name="ce1" office:value-type="float" office:value="455" calcext:value-type="float">
            <text:p>455</text:p>
          </table:table-cell>
          <table:table-cell table:style-name="ce1" table:formula="of:=SUM([.H437:.R437])" office:value-type="float" office:value="55147" calcext:value-type="float">
            <text:p>55147</text:p>
          </table:table-cell>
          <table:table-cell table:style-name="ce3" table:formula="of:=[.H437]/[.$S437]" office:value-type="percentage" office:value="0.00389867082524888" calcext:value-type="percentage">
            <text:p>0,39%</text:p>
          </table:table-cell>
          <table:table-cell table:style-name="ce3" table:formula="of:=[.I437]/[.$S437]" office:value-type="percentage" office:value="0.0118410792971513" calcext:value-type="percentage">
            <text:p>1,18%</text:p>
          </table:table-cell>
          <table:table-cell table:style-name="ce3" table:formula="of:=[.J437]/[.$S437]" office:value-type="percentage" office:value="0.00181333526755762" calcext:value-type="percentage">
            <text:p>0,18%</text:p>
          </table:table-cell>
          <table:table-cell table:style-name="ce3" table:formula="of:=[.K437]/[.$S437]" office:value-type="percentage" office:value="0.0489963189294069" calcext:value-type="percentage">
            <text:p>4,90%</text:p>
          </table:table-cell>
          <table:table-cell table:style-name="ce3" table:formula="of:=[.L437]/[.$S437]" office:value-type="percentage" office:value="0.254102671042849" calcext:value-type="percentage">
            <text:p>25,41%</text:p>
          </table:table-cell>
          <table:table-cell table:style-name="ce3" table:formula="of:=[.M437]/[.$S437]" office:value-type="percentage" office:value="0.0681088726494642" calcext:value-type="percentage">
            <text:p>6,81%</text:p>
          </table:table-cell>
          <table:table-cell table:style-name="ce3" table:formula="of:=[.N437]/[.$S437]" office:value-type="percentage" office:value="0.00696320742742126" calcext:value-type="percentage">
            <text:p>0,70%</text:p>
          </table:table-cell>
          <table:table-cell table:style-name="ce3" table:formula="of:=[.O437]/[.$S437]" office:value-type="percentage" office:value="0.125047600050773" calcext:value-type="percentage">
            <text:p>12,50%</text:p>
          </table:table-cell>
          <table:table-cell table:style-name="ce3" table:formula="of:=[.P437]/[.$S437]" office:value-type="percentage" office:value="0.293198179411391" calcext:value-type="percentage">
            <text:p>29,32%</text:p>
          </table:table-cell>
          <table:table-cell table:style-name="ce3" table:formula="of:=[.Q437]/[.$S437]" office:value-type="percentage" office:value="0.177779389631349" calcext:value-type="percentage">
            <text:p>17,78%</text:p>
          </table:table-cell>
          <table:table-cell table:style-name="ce3" table:formula="of:=[.R437]/[.$S437]" office:value-type="percentage" office:value="0.00825067546738717" calcext:value-type="percentage">
            <text:p>0,83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9-01</text:p>
          </table:table-cell>
          <table:table-cell table:style-name="ce1" office:value-type="string" calcext:value-type="string">
            <text:p>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0254" calcext:value-type="float">
            <text:p>90254</text:p>
          </table:table-cell>
          <table:table-cell table:style-name="ce1" office:value-type="float" office:value="72684" calcext:value-type="float">
            <text:p>72684</text:p>
          </table:table-cell>
          <table:table-cell table:style-name="ce1" office:value-type="float" office:value="1361" calcext:value-type="float">
            <text:p>1361</text:p>
          </table:table-cell>
          <table:table-cell table:style-name="ce1" office:value-type="float" office:value="801" calcext:value-type="float">
            <text:p>801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3261" calcext:value-type="float">
            <text:p>3261</text:p>
          </table:table-cell>
          <table:table-cell table:style-name="ce1" office:value-type="float" office:value="12055" calcext:value-type="float">
            <text:p>12055</text:p>
          </table:table-cell>
          <table:table-cell table:style-name="ce1" office:value-type="float" office:value="5983" calcext:value-type="float">
            <text:p>5983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9862" calcext:value-type="float">
            <text:p>9862</text:p>
          </table:table-cell>
          <table:table-cell table:style-name="ce1" office:value-type="float" office:value="21366" calcext:value-type="float">
            <text:p>21366</text:p>
          </table:table-cell>
          <table:table-cell table:style-name="ce1" office:value-type="float" office:value="15069" calcext:value-type="float">
            <text:p>15069</text:p>
          </table:table-cell>
          <table:table-cell table:style-name="ce1" office:value-type="float" office:value="998" calcext:value-type="float">
            <text:p>998</text:p>
          </table:table-cell>
          <table:table-cell table:style-name="ce1" table:formula="of:=SUM([.H438:.R438])" office:value-type="float" office:value="70522" calcext:value-type="float">
            <text:p>70522</text:p>
          </table:table-cell>
          <table:table-cell table:style-name="ce3" table:formula="of:=[.H438]/[.$S438]" office:value-type="percentage" office:value="0.00723178582569978" calcext:value-type="percentage">
            <text:p>0,72%</text:p>
          </table:table-cell>
          <table:table-cell table:style-name="ce3" table:formula="of:=[.I438]/[.$S438]" office:value-type="percentage" office:value="0.00737358554777233" calcext:value-type="percentage">
            <text:p>0,74%</text:p>
          </table:table-cell>
          <table:table-cell table:style-name="ce3" table:formula="of:=[.J438]/[.$S438]" office:value-type="percentage" office:value="0.00167323672045603" calcext:value-type="percentage">
            <text:p>0,17%</text:p>
          </table:table-cell>
          <table:table-cell table:style-name="ce3" table:formula="of:=[.K438]/[.$S438]" office:value-type="percentage" office:value="0.0462408893678568" calcext:value-type="percentage">
            <text:p>4,62%</text:p>
          </table:table-cell>
          <table:table-cell table:style-name="ce3" table:formula="of:=[.L438]/[.$S438]" office:value-type="percentage" office:value="0.170939564958453" calcext:value-type="percentage">
            <text:p>17,09%</text:p>
          </table:table-cell>
          <table:table-cell table:style-name="ce3" table:formula="of:=[.M438]/[.$S438]" office:value-type="percentage" office:value="0.0848387737160035" calcext:value-type="percentage">
            <text:p>8,48%</text:p>
          </table:table-cell>
          <table:table-cell table:style-name="ce3" table:formula="of:=[.N438]/[.$S438]" office:value-type="percentage" office:value="0.0110603783216585" calcext:value-type="percentage">
            <text:p>1,11%</text:p>
          </table:table-cell>
          <table:table-cell table:style-name="ce3" table:formula="of:=[.O438]/[.$S438]" office:value-type="percentage" office:value="0.139842885907944" calcext:value-type="percentage">
            <text:p>13,98%</text:p>
          </table:table-cell>
          <table:table-cell table:style-name="ce3" table:formula="of:=[.P438]/[.$S438]" office:value-type="percentage" office:value="0.302969286180199" calcext:value-type="percentage">
            <text:p>30,30%</text:p>
          </table:table-cell>
          <table:table-cell table:style-name="ce3" table:formula="of:=[.Q438]/[.$S438]" office:value-type="percentage" office:value="0.213678001191118" calcext:value-type="percentage">
            <text:p>21,37%</text:p>
          </table:table-cell>
          <table:table-cell table:style-name="ce3" table:formula="of:=[.R438]/[.$S438]" office:value-type="percentage" office:value="0.01415161226284" calcext:value-type="percentage">
            <text:p>1,42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9-02</text:p>
          </table:table-cell>
          <table:table-cell table:style-name="ce1" office:value-type="string" calcext:value-type="string">
            <text:p>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7398" calcext:value-type="float">
            <text:p>97398</text:p>
          </table:table-cell>
          <table:table-cell table:style-name="ce1" office:value-type="float" office:value="79384" calcext:value-type="float">
            <text:p>79384</text:p>
          </table:table-cell>
          <table:table-cell table:style-name="ce1" office:value-type="float" office:value="1678" calcext:value-type="float">
            <text:p>1678</text:p>
          </table:table-cell>
          <table:table-cell table:style-name="ce1" office:value-type="float" office:value="874" calcext:value-type="float">
            <text:p>874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535" calcext:value-type="float">
            <text:p>535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4050" calcext:value-type="float">
            <text:p>4050</text:p>
          </table:table-cell>
          <table:table-cell table:style-name="ce1" office:value-type="float" office:value="13068" calcext:value-type="float">
            <text:p>13068</text:p>
          </table:table-cell>
          <table:table-cell table:style-name="ce1" office:value-type="float" office:value="5464" calcext:value-type="float">
            <text:p>5464</text:p>
          </table:table-cell>
          <table:table-cell table:style-name="ce1" office:value-type="float" office:value="1058" calcext:value-type="float">
            <text:p>1058</text:p>
          </table:table-cell>
          <table:table-cell table:style-name="ce1" office:value-type="float" office:value="15235" calcext:value-type="float">
            <text:p>15235</text:p>
          </table:table-cell>
          <table:table-cell table:style-name="ce1" office:value-type="float" office:value="19434" calcext:value-type="float">
            <text:p>19434</text:p>
          </table:table-cell>
          <table:table-cell table:style-name="ce1" office:value-type="float" office:value="15714" calcext:value-type="float">
            <text:p>15714</text:p>
          </table:table-cell>
          <table:table-cell table:style-name="ce1" office:value-type="float" office:value="1337" calcext:value-type="float">
            <text:p>1337</text:p>
          </table:table-cell>
          <table:table-cell table:style-name="ce1" table:formula="of:=SUM([.H439:.R439])" office:value-type="float" office:value="76832" calcext:value-type="float">
            <text:p>76832</text:p>
          </table:table-cell>
          <table:table-cell table:style-name="ce3" table:formula="of:=[.H439]/[.$S439]" office:value-type="percentage" office:value="0.0101520199916701" calcext:value-type="percentage">
            <text:p>1,02%</text:p>
          </table:table-cell>
          <table:table-cell table:style-name="ce3" table:formula="of:=[.I439]/[.$S439]" office:value-type="percentage" office:value="0.00696324448146606" calcext:value-type="percentage">
            <text:p>0,70%</text:p>
          </table:table-cell>
          <table:table-cell table:style-name="ce3" table:formula="of:=[.J439]/[.$S439]" office:value-type="percentage" office:value="0.00204341940857976" calcext:value-type="percentage">
            <text:p>0,20%</text:p>
          </table:table-cell>
          <table:table-cell table:style-name="ce3" table:formula="of:=[.K439]/[.$S439]" office:value-type="percentage" office:value="0.0527124114952103" calcext:value-type="percentage">
            <text:p>5,27%</text:p>
          </table:table-cell>
          <table:table-cell table:style-name="ce3" table:formula="of:=[.L439]/[.$S439]" office:value-type="percentage" office:value="0.170085381091212" calcext:value-type="percentage">
            <text:p>17,01%</text:p>
          </table:table-cell>
          <table:table-cell table:style-name="ce3" table:formula="of:=[.M439]/[.$S439]" office:value-type="percentage" office:value="0.0711162015826739" calcext:value-type="percentage">
            <text:p>7,11%</text:p>
          </table:table-cell>
          <table:table-cell table:style-name="ce3" table:formula="of:=[.N439]/[.$S439]" office:value-type="percentage" office:value="0.0137703040399833" calcext:value-type="percentage">
            <text:p>1,38%</text:p>
          </table:table-cell>
          <table:table-cell table:style-name="ce3" table:formula="of:=[.O439]/[.$S439]" office:value-type="percentage" office:value="0.198289775093711" calcext:value-type="percentage">
            <text:p>19,83%</text:p>
          </table:table-cell>
          <table:table-cell table:style-name="ce3" table:formula="of:=[.P439]/[.$S439]" office:value-type="percentage" office:value="0.252941482715535" calcext:value-type="percentage">
            <text:p>25,29%</text:p>
          </table:table-cell>
          <table:table-cell table:style-name="ce3" table:formula="of:=[.Q439]/[.$S439]" office:value-type="percentage" office:value="0.204524156601416" calcext:value-type="percentage">
            <text:p>20,45%</text:p>
          </table:table-cell>
          <table:table-cell table:style-name="ce3" table:formula="of:=[.R439]/[.$S439]" office:value-type="percentage" office:value="0.0174016034985423" calcext:value-type="percentage">
            <text:p>1,74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79-03</text:p>
          </table:table-cell>
          <table:table-cell table:style-name="ce1" office:value-type="string" calcext:value-type="string">
            <text:p>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4752" calcext:value-type="float">
            <text:p>84752</text:p>
          </table:table-cell>
          <table:table-cell table:style-name="ce1" office:value-type="float" office:value="69375" calcext:value-type="float">
            <text:p>69375</text:p>
          </table:table-cell>
          <table:table-cell table:style-name="ce1" office:value-type="float" office:value="1592" calcext:value-type="float">
            <text:p>1592</text:p>
          </table:table-cell>
          <table:table-cell table:style-name="ce1" office:value-type="float" office:value="739" calcext:value-type="float">
            <text:p>739</text:p>
          </table:table-cell>
          <table:table-cell table:style-name="ce1" office:value-type="float" office:value="579" calcext:value-type="float">
            <text:p>579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4045" calcext:value-type="float">
            <text:p>4045</text:p>
          </table:table-cell>
          <table:table-cell table:style-name="ce1" office:value-type="float" office:value="15072" calcext:value-type="float">
            <text:p>15072</text:p>
          </table:table-cell>
          <table:table-cell table:style-name="ce1" office:value-type="float" office:value="3503" calcext:value-type="float">
            <text:p>3503</text:p>
          </table:table-cell>
          <table:table-cell table:style-name="ce1" office:value-type="float" office:value="761" calcext:value-type="float">
            <text:p>761</text:p>
          </table:table-cell>
          <table:table-cell table:style-name="ce1" office:value-type="float" office:value="13543" calcext:value-type="float">
            <text:p>13543</text:p>
          </table:table-cell>
          <table:table-cell table:style-name="ce1" office:value-type="float" office:value="17026" calcext:value-type="float">
            <text:p>17026</text:p>
          </table:table-cell>
          <table:table-cell table:style-name="ce1" office:value-type="float" office:value="10826" calcext:value-type="float">
            <text:p>10826</text:p>
          </table:table-cell>
          <table:table-cell table:style-name="ce1" office:value-type="float" office:value="1148" calcext:value-type="float">
            <text:p>1148</text:p>
          </table:table-cell>
          <table:table-cell table:style-name="ce1" table:formula="of:=SUM([.H440:.R440])" office:value-type="float" office:value="67044" calcext:value-type="float">
            <text:p>67044</text:p>
          </table:table-cell>
          <table:table-cell table:style-name="ce3" table:formula="of:=[.H440]/[.$S440]" office:value-type="percentage" office:value="0.00863611956327188" calcext:value-type="percentage">
            <text:p>0,86%</text:p>
          </table:table-cell>
          <table:table-cell table:style-name="ce3" table:formula="of:=[.I440]/[.$S440]" office:value-type="percentage" office:value="0.0063092894218722" calcext:value-type="percentage">
            <text:p>0,63%</text:p>
          </table:table-cell>
          <table:table-cell table:style-name="ce3" table:formula="of:=[.J440]/[.$S440]" office:value-type="percentage" office:value="0.00176003818387924" calcext:value-type="percentage">
            <text:p>0,18%</text:p>
          </table:table-cell>
          <table:table-cell table:style-name="ce3" table:formula="of:=[.K440]/[.$S440]" office:value-type="percentage" office:value="0.0603335123202673" calcext:value-type="percentage">
            <text:p>6,03%</text:p>
          </table:table-cell>
          <table:table-cell table:style-name="ce3" table:formula="of:=[.L440]/[.$S440]" office:value-type="percentage" office:value="0.224807589046" calcext:value-type="percentage">
            <text:p>22,48%</text:p>
          </table:table-cell>
          <table:table-cell table:style-name="ce3" table:formula="of:=[.M440]/[.$S440]" office:value-type="percentage" office:value="0.0522492691366864" calcext:value-type="percentage">
            <text:p>5,22%</text:p>
          </table:table-cell>
          <table:table-cell table:style-name="ce3" table:formula="of:=[.N440]/[.$S440]" office:value-type="percentage" office:value="0.0113507547282382" calcext:value-type="percentage">
            <text:p>1,14%</text:p>
          </table:table-cell>
          <table:table-cell table:style-name="ce3" table:formula="of:=[.O440]/[.$S440]" office:value-type="percentage" office:value="0.202001670544717" calcext:value-type="percentage">
            <text:p>20,20%</text:p>
          </table:table-cell>
          <table:table-cell table:style-name="ce3" table:formula="of:=[.P440]/[.$S440]" office:value-type="percentage" office:value="0.253952628124814" calcext:value-type="percentage">
            <text:p>25,40%</text:p>
          </table:table-cell>
          <table:table-cell table:style-name="ce3" table:formula="of:=[.Q440]/[.$S440]" office:value-type="percentage" office:value="0.161476045582006" calcext:value-type="percentage">
            <text:p>16,15%</text:p>
          </table:table-cell>
          <table:table-cell table:style-name="ce3" table:formula="of:=[.R440]/[.$S440]" office:value-type="percentage" office:value="0.0171230833482489" calcext:value-type="percentage">
            <text:p>1,7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80-0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4262" calcext:value-type="float">
            <text:p>84262</text:p>
          </table:table-cell>
          <table:table-cell table:style-name="ce1" office:value-type="float" office:value="65043" calcext:value-type="float">
            <text:p>65043</text:p>
          </table:table-cell>
          <table:table-cell table:style-name="ce1" office:value-type="float" office:value="1238" calcext:value-type="float">
            <text:p>1238</text:p>
          </table:table-cell>
          <table:table-cell table:style-name="ce1" office:value-type="float" office:value="602" calcext:value-type="float">
            <text:p>602</text:p>
          </table:table-cell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468" calcext:value-type="float">
            <text:p>468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2662" calcext:value-type="float">
            <text:p>2662</text:p>
          </table:table-cell>
          <table:table-cell table:style-name="ce1" office:value-type="float" office:value="8525" calcext:value-type="float">
            <text:p>8525</text:p>
          </table:table-cell>
          <table:table-cell table:style-name="ce1" office:value-type="float" office:value="3281" calcext:value-type="float">
            <text:p>3281</text:p>
          </table:table-cell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18207" calcext:value-type="float">
            <text:p>18207</text:p>
          </table:table-cell>
          <table:table-cell table:style-name="ce1" office:value-type="float" office:value="14488" calcext:value-type="float">
            <text:p>14488</text:p>
          </table:table-cell>
          <table:table-cell table:style-name="ce1" office:value-type="float" office:value="13702" calcext:value-type="float">
            <text:p>13702</text:p>
          </table:table-cell>
          <table:table-cell table:style-name="ce1" office:value-type="float" office:value="733" calcext:value-type="float">
            <text:p>733</text:p>
          </table:table-cell>
          <table:table-cell table:style-name="ce1" table:formula="of:=SUM([.H441:.R441])" office:value-type="float" office:value="63203" calcext:value-type="float">
            <text:p>63203</text:p>
          </table:table-cell>
          <table:table-cell table:style-name="ce3" table:formula="of:=[.H441]/[.$S441]" office:value-type="percentage" office:value="0.00957233042735313" calcext:value-type="percentage">
            <text:p>0,96%</text:p>
          </table:table-cell>
          <table:table-cell table:style-name="ce3" table:formula="of:=[.I441]/[.$S441]" office:value-type="percentage" office:value="0.00740471180165499" calcext:value-type="percentage">
            <text:p>0,74%</text:p>
          </table:table-cell>
          <table:table-cell table:style-name="ce3" table:formula="of:=[.J441]/[.$S441]" office:value-type="percentage" office:value="0.00155055930889357" calcext:value-type="percentage">
            <text:p>0,16%</text:p>
          </table:table-cell>
          <table:table-cell table:style-name="ce3" table:formula="of:=[.K441]/[.$S441]" office:value-type="percentage" office:value="0.0421182538803538" calcext:value-type="percentage">
            <text:p>4,21%</text:p>
          </table:table-cell>
          <table:table-cell table:style-name="ce3" table:formula="of:=[.L441]/[.$S441]" office:value-type="percentage" office:value="0.134882837839976" calcext:value-type="percentage">
            <text:p>13,49%</text:p>
          </table:table-cell>
          <table:table-cell table:style-name="ce3" table:formula="of:=[.M441]/[.$S441]" office:value-type="percentage" office:value="0.051912092780406" calcext:value-type="percentage">
            <text:p>5,19%</text:p>
          </table:table-cell>
          <table:table-cell table:style-name="ce3" table:formula="of:=[.N441]/[.$S441]" office:value-type="percentage" office:value="0.0068667626536715" calcext:value-type="percentage">
            <text:p>0,69%</text:p>
          </table:table-cell>
          <table:table-cell table:style-name="ce3" table:formula="of:=[.O441]/[.$S441]" office:value-type="percentage" office:value="0.288071768745154" calcext:value-type="percentage">
            <text:p>28,81%</text:p>
          </table:table-cell>
          <table:table-cell table:style-name="ce3" table:formula="of:=[.P441]/[.$S441]" office:value-type="percentage" office:value="0.22922962517602" calcext:value-type="percentage">
            <text:p>22,92%</text:p>
          </table:table-cell>
          <table:table-cell table:style-name="ce3" table:formula="of:=[.Q441]/[.$S441]" office:value-type="percentage" office:value="0.216793506637343" calcext:value-type="percentage">
            <text:p>21,68%</text:p>
          </table:table-cell>
          <table:table-cell table:style-name="ce3" table:formula="of:=[.R441]/[.$S441]" office:value-type="percentage" office:value="0.0115975507491733" calcext:value-type="percentage">
            <text:p>1,16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80-02</text:p>
          </table:table-cell>
          <table:table-cell table:style-name="ce1" office:value-type="string" calcext:value-type="string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5497" calcext:value-type="float">
            <text:p>75497</text:p>
          </table:table-cell>
          <table:table-cell table:style-name="ce1" office:value-type="float" office:value="59835" calcext:value-type="float">
            <text:p>59835</text:p>
          </table:table-cell>
          <table:table-cell table:style-name="ce1" office:value-type="float" office:value="941" calcext:value-type="float">
            <text:p>941</text:p>
          </table:table-cell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429" calcext:value-type="float">
            <text:p>2429</text:p>
          </table:table-cell>
          <table:table-cell table:style-name="ce1" office:value-type="float" office:value="10276" calcext:value-type="float">
            <text:p>10276</text:p>
          </table:table-cell>
          <table:table-cell table:style-name="ce1" office:value-type="float" office:value="3594" calcext:value-type="float">
            <text:p>3594</text:p>
          </table:table-cell>
          <table:table-cell table:style-name="ce1" office:value-type="float" office:value="361" calcext:value-type="float">
            <text:p>361</text:p>
          </table:table-cell>
          <table:table-cell table:style-name="ce1" office:value-type="float" office:value="11051" calcext:value-type="float">
            <text:p>11051</text:p>
          </table:table-cell>
          <table:table-cell table:style-name="ce1" office:value-type="float" office:value="16973" calcext:value-type="float">
            <text:p>16973</text:p>
          </table:table-cell>
          <table:table-cell table:style-name="ce1" office:value-type="float" office:value="12221" calcext:value-type="float">
            <text:p>12221</text:p>
          </table:table-cell>
          <table:table-cell table:style-name="ce1" office:value-type="float" office:value="586" calcext:value-type="float">
            <text:p>586</text:p>
          </table:table-cell>
          <table:table-cell table:style-name="ce1" table:formula="of:=SUM([.H442:.R442])" office:value-type="float" office:value="58532" calcext:value-type="float">
            <text:p>58532</text:p>
          </table:table-cell>
          <table:table-cell table:style-name="ce3" table:formula="of:=[.H442]/[.$S442]" office:value-type="percentage" office:value="0.00717556208569671" calcext:value-type="percentage">
            <text:p>0,72%</text:p>
          </table:table-cell>
          <table:table-cell table:style-name="ce3" table:formula="of:=[.I442]/[.$S442]" office:value-type="percentage" office:value="0.00873026720426434" calcext:value-type="percentage">
            <text:p>0,87%</text:p>
          </table:table-cell>
          <table:table-cell table:style-name="ce3" table:formula="of:=[.J442]/[.$S442]" office:value-type="percentage" office:value="0.00187931387958723" calcext:value-type="percentage">
            <text:p>0,19%</text:p>
          </table:table-cell>
          <table:table-cell table:style-name="ce3" table:formula="of:=[.K442]/[.$S442]" office:value-type="percentage" office:value="0.0414986673956127" calcext:value-type="percentage">
            <text:p>4,15%</text:p>
          </table:table-cell>
          <table:table-cell table:style-name="ce3" table:formula="of:=[.L442]/[.$S442]" office:value-type="percentage" office:value="0.175562085696713" calcext:value-type="percentage">
            <text:p>17,56%</text:p>
          </table:table-cell>
          <table:table-cell table:style-name="ce3" table:formula="of:=[.M442]/[.$S442]" office:value-type="percentage" office:value="0.0614023098476047" calcext:value-type="percentage">
            <text:p>6,14%</text:p>
          </table:table-cell>
          <table:table-cell table:style-name="ce3" table:formula="of:=[.N442]/[.$S442]" office:value-type="percentage" office:value="0.00616756645937265" calcext:value-type="percentage">
            <text:p>0,62%</text:p>
          </table:table-cell>
          <table:table-cell table:style-name="ce3" table:formula="of:=[.O442]/[.$S442]" office:value-type="percentage" office:value="0.188802706211987" calcext:value-type="percentage">
            <text:p>18,88%</text:p>
          </table:table-cell>
          <table:table-cell table:style-name="ce3" table:formula="of:=[.P442]/[.$S442]" office:value-type="percentage" office:value="0.28997813162031" calcext:value-type="percentage">
            <text:p>29,00%</text:p>
          </table:table-cell>
          <table:table-cell table:style-name="ce3" table:formula="of:=[.Q442]/[.$S442]" office:value-type="percentage" office:value="0.208791772022142" calcext:value-type="percentage">
            <text:p>20,88%</text:p>
          </table:table-cell>
          <table:table-cell table:style-name="ce3" table:formula="of:=[.R442]/[.$S442]" office:value-type="percentage" office:value="0.0100116175767102" calcext:value-type="percentage">
            <text:p>1,0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80-03</text:p>
          </table:table-cell>
          <table:table-cell table:style-name="ce1" office:value-type="string" calcext:value-type="string">
            <text:p>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3829" calcext:value-type="float">
            <text:p>83829</text:p>
          </table:table-cell>
          <table:table-cell table:style-name="ce1" office:value-type="float" office:value="68974" calcext:value-type="float">
            <text:p>68974</text:p>
          </table:table-cell>
          <table:table-cell table:style-name="ce1" office:value-type="float" office:value="1429" calcext:value-type="float">
            <text:p>1429</text:p>
          </table:table-cell>
          <table:table-cell table:style-name="ce1" office:value-type="float" office:value="722" calcext:value-type="float">
            <text:p>722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353" calcext:value-type="float">
            <text:p>353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3565" calcext:value-type="float">
            <text:p>3565</text:p>
          </table:table-cell>
          <table:table-cell table:style-name="ce1" office:value-type="float" office:value="11828" calcext:value-type="float">
            <text:p>11828</text:p>
          </table:table-cell>
          <table:table-cell table:style-name="ce1" office:value-type="float" office:value="2432" calcext:value-type="float">
            <text:p>2432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22271" calcext:value-type="float">
            <text:p>22271</text:p>
          </table:table-cell>
          <table:table-cell table:style-name="ce1" office:value-type="float" office:value="12664" calcext:value-type="float">
            <text:p>12664</text:p>
          </table:table-cell>
          <table:table-cell table:style-name="ce1" office:value-type="float" office:value="11551" calcext:value-type="float">
            <text:p>11551</text:p>
          </table:table-cell>
          <table:table-cell table:style-name="ce1" office:value-type="float" office:value="737" calcext:value-type="float">
            <text:p>737</text:p>
          </table:table-cell>
          <table:table-cell table:style-name="ce1" table:formula="of:=SUM([.H443:.R443])" office:value-type="float" office:value="66823" calcext:value-type="float">
            <text:p>66823</text:p>
          </table:table-cell>
          <table:table-cell table:style-name="ce3" table:formula="of:=[.H443]/[.$S443]" office:value-type="percentage" office:value="0.0106250841776035" calcext:value-type="percentage">
            <text:p>1,06%</text:p>
          </table:table-cell>
          <table:table-cell table:style-name="ce3" table:formula="of:=[.I443]/[.$S443]" office:value-type="percentage" office:value="0.00528261227421696" calcext:value-type="percentage">
            <text:p>0,53%</text:p>
          </table:table-cell>
          <table:table-cell table:style-name="ce3" table:formula="of:=[.J443]/[.$S443]" office:value-type="percentage" office:value="0.0021100519282283" calcext:value-type="percentage">
            <text:p>0,21%</text:p>
          </table:table-cell>
          <table:table-cell table:style-name="ce3" table:formula="of:=[.K443]/[.$S443]" office:value-type="percentage" office:value="0.0533498944974036" calcext:value-type="percentage">
            <text:p>5,33%</text:p>
          </table:table-cell>
          <table:table-cell table:style-name="ce3" table:formula="of:=[.L443]/[.$S443]" office:value-type="percentage" office:value="0.177004923454499" calcext:value-type="percentage">
            <text:p>17,70%</text:p>
          </table:table-cell>
          <table:table-cell table:style-name="ce3" table:formula="of:=[.M443]/[.$S443]" office:value-type="percentage" office:value="0.0363946545351151" calcext:value-type="percentage">
            <text:p>3,64%</text:p>
          </table:table-cell>
          <table:table-cell table:style-name="ce3" table:formula="of:=[.N443]/[.$S443]" office:value-type="percentage" office:value="0.00854496206396001" calcext:value-type="percentage">
            <text:p>0,85%</text:p>
          </table:table-cell>
          <table:table-cell table:style-name="ce3" table:formula="of:=[.O443]/[.$S443]" office:value-type="percentage" office:value="0.333283450309025" calcext:value-type="percentage">
            <text:p>33,33%</text:p>
          </table:table-cell>
          <table:table-cell table:style-name="ce3" table:formula="of:=[.P443]/[.$S443]" office:value-type="percentage" office:value="0.189515585950945" calcext:value-type="percentage">
            <text:p>18,95%</text:p>
          </table:table-cell>
          <table:table-cell table:style-name="ce3" table:formula="of:=[.Q443]/[.$S443]" office:value-type="percentage" office:value="0.172859644134505" calcext:value-type="percentage">
            <text:p>17,29%</text:p>
          </table:table-cell>
          <table:table-cell table:style-name="ce3" table:formula="of:=[.R443]/[.$S443]" office:value-type="percentage" office:value="0.0110291366744983" calcext:value-type="percentage">
            <text:p>1,1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80-04</text:p>
          </table:table-cell>
          <table:table-cell table:style-name="ce1" office:value-type="string" calcext:value-type="string">
            <text:p>8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3987" calcext:value-type="float">
            <text:p>83987</text:p>
          </table:table-cell>
          <table:table-cell table:style-name="ce1" office:value-type="float" office:value="69382" calcext:value-type="float">
            <text:p>69382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602" calcext:value-type="float">
            <text:p>602</text:p>
          </table:table-cell>
          <table:table-cell table:style-name="ce1" office:value-type="float" office:value="677" calcext:value-type="float">
            <text:p>677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3703" calcext:value-type="float">
            <text:p>3703</text:p>
          </table:table-cell>
          <table:table-cell table:style-name="ce1" office:value-type="float" office:value="11148" calcext:value-type="float">
            <text:p>11148</text:p>
          </table:table-cell>
          <table:table-cell table:style-name="ce1" office:value-type="float" office:value="2697" calcext:value-type="float">
            <text:p>2697</text:p>
          </table:table-cell>
          <table:table-cell table:style-name="ce1" office:value-type="float" office:value="522" calcext:value-type="float">
            <text:p>522</text:p>
          </table:table-cell>
          <table:table-cell table:style-name="ce1" office:value-type="float" office:value="22234" calcext:value-type="float">
            <text:p>22234</text:p>
          </table:table-cell>
          <table:table-cell table:style-name="ce1" office:value-type="float" office:value="14057" calcext:value-type="float">
            <text:p>14057</text:p>
          </table:table-cell>
          <table:table-cell table:style-name="ce1" office:value-type="float" office:value="11024" calcext:value-type="float">
            <text:p>11024</text:p>
          </table:table-cell>
          <table:table-cell table:style-name="ce1" office:value-type="float" office:value="786" calcext:value-type="float">
            <text:p>786</text:p>
          </table:table-cell>
          <table:table-cell table:style-name="ce1" table:formula="of:=SUM([.H444:.R444])" office:value-type="float" office:value="67490" calcext:value-type="float">
            <text:p>67490</text:p>
          </table:table-cell>
          <table:table-cell table:style-name="ce3" table:formula="of:=[.H444]/[.$S444]" office:value-type="percentage" office:value="0.0100311157208475" calcext:value-type="percentage">
            <text:p>1,00%</text:p>
          </table:table-cell>
          <table:table-cell table:style-name="ce3" table:formula="of:=[.I444]/[.$S444]" office:value-type="percentage" office:value="0.00740850496369833" calcext:value-type="percentage">
            <text:p>0,74%</text:p>
          </table:table-cell>
          <table:table-cell table:style-name="ce3" table:formula="of:=[.J444]/[.$S444]" office:value-type="percentage" office:value="0.00210401540969032" calcext:value-type="percentage">
            <text:p>0,21%</text:p>
          </table:table-cell>
          <table:table-cell table:style-name="ce3" table:formula="of:=[.K444]/[.$S444]" office:value-type="percentage" office:value="0.0548673877611498" calcext:value-type="percentage">
            <text:p>5,49%</text:p>
          </table:table-cell>
          <table:table-cell table:style-name="ce3" table:formula="of:=[.L444]/[.$S444]" office:value-type="percentage" office:value="0.165180026670618" calcext:value-type="percentage">
            <text:p>16,52%</text:p>
          </table:table-cell>
          <table:table-cell table:style-name="ce3" table:formula="of:=[.M444]/[.$S444]" office:value-type="percentage" office:value="0.0399614757741888" calcext:value-type="percentage">
            <text:p>4,00%</text:p>
          </table:table-cell>
          <table:table-cell table:style-name="ce3" table:formula="of:=[.N444]/[.$S444]" office:value-type="percentage" office:value="0.00773447918210105" calcext:value-type="percentage">
            <text:p>0,77%</text:p>
          </table:table-cell>
          <table:table-cell table:style-name="ce3" table:formula="of:=[.O444]/[.$S444]" office:value-type="percentage" office:value="0.329441398725737" calcext:value-type="percentage">
            <text:p>32,94%</text:p>
          </table:table-cell>
          <table:table-cell table:style-name="ce3" table:formula="of:=[.P444]/[.$S444]" office:value-type="percentage" office:value="0.208282708549415" calcext:value-type="percentage">
            <text:p>20,83%</text:p>
          </table:table-cell>
          <table:table-cell table:style-name="ce3" table:formula="of:=[.Q444]/[.$S444]" office:value-type="percentage" office:value="0.163342717439621" calcext:value-type="percentage">
            <text:p>16,33%</text:p>
          </table:table-cell>
          <table:table-cell table:style-name="ce3" table:formula="of:=[.R444]/[.$S444]" office:value-type="percentage" office:value="0.0116461698029338" calcext:value-type="percentage">
            <text:p>1,16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80-05</text:p>
          </table:table-cell>
          <table:table-cell table:style-name="ce1" office:value-type="string" calcext:value-type="string">
            <text:p>8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1439" calcext:value-type="float">
            <text:p>81439</text:p>
          </table:table-cell>
          <table:table-cell table:style-name="ce1" office:value-type="float" office:value="65291" calcext:value-type="float">
            <text:p>65291</text:p>
          </table:table-cell>
          <table:table-cell table:style-name="ce1" office:value-type="float" office:value="1226" calcext:value-type="float">
            <text:p>1226</text:p>
          </table:table-cell>
          <table:table-cell table:style-name="ce1" office:value-type="float" office:value="477" calcext:value-type="float">
            <text:p>477</text:p>
          </table:table-cell>
          <table:table-cell table:style-name="ce1" office:value-type="float" office:value="699" calcext:value-type="float">
            <text:p>699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3103" calcext:value-type="float">
            <text:p>3103</text:p>
          </table:table-cell>
          <table:table-cell table:style-name="ce1" office:value-type="float" office:value="10057" calcext:value-type="float">
            <text:p>10057</text:p>
          </table:table-cell>
          <table:table-cell table:style-name="ce1" office:value-type="float" office:value="2256" calcext:value-type="float">
            <text:p>2256</text:p>
          </table:table-cell>
          <table:table-cell table:style-name="ce1" office:value-type="float" office:value="477" calcext:value-type="float">
            <text:p>477</text:p>
          </table:table-cell>
          <table:table-cell table:style-name="ce1" office:value-type="float" office:value="23318" calcext:value-type="float">
            <text:p>23318</text:p>
          </table:table-cell>
          <table:table-cell table:style-name="ce1" office:value-type="float" office:value="11338" calcext:value-type="float">
            <text:p>11338</text:p>
          </table:table-cell>
          <table:table-cell table:style-name="ce1" office:value-type="float" office:value="10993" calcext:value-type="float">
            <text:p>10993</text:p>
          </table:table-cell>
          <table:table-cell table:style-name="ce1" office:value-type="float" office:value="819" calcext:value-type="float">
            <text:p>819</text:p>
          </table:table-cell>
          <table:table-cell table:style-name="ce1" table:formula="of:=SUM([.H445:.R445])" office:value-type="float" office:value="63588" calcext:value-type="float">
            <text:p>63588</text:p>
          </table:table-cell>
          <table:table-cell table:style-name="ce3" table:formula="of:=[.H445]/[.$S445]" office:value-type="percentage" office:value="0.0109926401207775" calcext:value-type="percentage">
            <text:p>1,10%</text:p>
          </table:table-cell>
          <table:table-cell table:style-name="ce3" table:formula="of:=[.I445]/[.$S445]" office:value-type="percentage" office:value="0.00691954456815751" calcext:value-type="percentage">
            <text:p>0,69%</text:p>
          </table:table-cell>
          <table:table-cell table:style-name="ce3" table:formula="of:=[.J445]/[.$S445]" office:value-type="percentage" office:value="0.0013839089136315" calcext:value-type="percentage">
            <text:p>0,14%</text:p>
          </table:table-cell>
          <table:table-cell table:style-name="ce3" table:formula="of:=[.K445]/[.$S445]" office:value-type="percentage" office:value="0.0487985154431654" calcext:value-type="percentage">
            <text:p>4,88%</text:p>
          </table:table-cell>
          <table:table-cell table:style-name="ce3" table:formula="of:=[.L445]/[.$S445]" office:value-type="percentage" office:value="0.158158772095364" calcext:value-type="percentage">
            <text:p>15,82%</text:p>
          </table:table-cell>
          <table:table-cell table:style-name="ce3" table:formula="of:=[.M445]/[.$S445]" office:value-type="percentage" office:value="0.0354783921494622" calcext:value-type="percentage">
            <text:p>3,55%</text:p>
          </table:table-cell>
          <table:table-cell table:style-name="ce3" table:formula="of:=[.N445]/[.$S445]" office:value-type="percentage" office:value="0.00750141536138894" calcext:value-type="percentage">
            <text:p>0,75%</text:p>
          </table:table-cell>
          <table:table-cell table:style-name="ce3" table:formula="of:=[.O445]/[.$S445]" office:value-type="percentage" office:value="0.366704409637038" calcext:value-type="percentage">
            <text:p>36,67%</text:p>
          </table:table-cell>
          <table:table-cell table:style-name="ce3" table:formula="of:=[.P445]/[.$S445]" office:value-type="percentage" office:value="0.178304082531295" calcext:value-type="percentage">
            <text:p>17,83%</text:p>
          </table:table-cell>
          <table:table-cell table:style-name="ce3" table:formula="of:=[.Q445]/[.$S445]" office:value-type="percentage" office:value="0.172878530540354" calcext:value-type="percentage">
            <text:p>17,29%</text:p>
          </table:table-cell>
          <table:table-cell table:style-name="ce3" table:formula="of:=[.R445]/[.$S445]" office:value-type="percentage" office:value="0.0128797886393659" calcext:value-type="percentage">
            <text:p>1,29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81-01</text:p>
          </table:table-cell>
          <table:table-cell table:style-name="ce1" office:value-type="string" calcext:value-type="string">
            <text:p>8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3803" calcext:value-type="float">
            <text:p>83803</text:p>
          </table:table-cell>
          <table:table-cell table:style-name="ce1" office:value-type="float" office:value="68919" calcext:value-type="float">
            <text:p>68919</text:p>
          </table:table-cell>
          <table:table-cell table:style-name="ce1" office:value-type="float" office:value="1203" calcext:value-type="float">
            <text:p>1203</text:p>
          </table:table-cell>
          <table:table-cell table:style-name="ce1" office:value-type="float" office:value="814" calcext:value-type="float">
            <text:p>814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469" calcext:value-type="float">
            <text:p>469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3284" calcext:value-type="float">
            <text:p>3284</text:p>
          </table:table-cell>
          <table:table-cell table:style-name="ce1" office:value-type="float" office:value="12963" calcext:value-type="float">
            <text:p>12963</text:p>
          </table:table-cell>
          <table:table-cell table:style-name="ce1" office:value-type="float" office:value="4338" calcext:value-type="float">
            <text:p>4338</text:p>
          </table:table-cell>
          <table:table-cell table:style-name="ce1" office:value-type="float" office:value="2221" calcext:value-type="float">
            <text:p>2221</text:p>
          </table:table-cell>
          <table:table-cell table:style-name="ce1" office:value-type="float" office:value="14582" calcext:value-type="float">
            <text:p>14582</text:p>
          </table:table-cell>
          <table:table-cell table:style-name="ce1" office:value-type="float" office:value="15363" calcext:value-type="float">
            <text:p>15363</text:p>
          </table:table-cell>
          <table:table-cell table:style-name="ce1" office:value-type="float" office:value="12496" calcext:value-type="float">
            <text:p>12496</text:p>
          </table:table-cell>
          <table:table-cell table:style-name="ce1" office:value-type="float" office:value="698" calcext:value-type="float">
            <text:p>698</text:p>
          </table:table-cell>
          <table:table-cell table:style-name="ce1" table:formula="of:=SUM([.H446:.R446])" office:value-type="float" office:value="66902" calcext:value-type="float">
            <text:p>66902</text:p>
          </table:table-cell>
          <table:table-cell table:style-name="ce3" table:formula="of:=[.H446]/[.$S446]" office:value-type="percentage" office:value="0.00544079399718992" calcext:value-type="percentage">
            <text:p>0,54%</text:p>
          </table:table-cell>
          <table:table-cell table:style-name="ce3" table:formula="of:=[.I446]/[.$S446]" office:value-type="percentage" office:value="0.00701025380407163" calcext:value-type="percentage">
            <text:p>0,70%</text:p>
          </table:table-cell>
          <table:table-cell table:style-name="ce3" table:formula="of:=[.J446]/[.$S446]" office:value-type="percentage" office:value="0.00185345729574602" calcext:value-type="percentage">
            <text:p>0,19%</text:p>
          </table:table-cell>
          <table:table-cell table:style-name="ce3" table:formula="of:=[.K446]/[.$S446]" office:value-type="percentage" office:value="0.0490867238647574" calcext:value-type="percentage">
            <text:p>4,91%</text:p>
          </table:table-cell>
          <table:table-cell table:style-name="ce3" table:formula="of:=[.L446]/[.$S446]" office:value-type="percentage" office:value="0.193761023586739" calcext:value-type="percentage">
            <text:p>19,38%</text:p>
          </table:table-cell>
          <table:table-cell table:style-name="ce3" table:formula="of:=[.M446]/[.$S446]" office:value-type="percentage" office:value="0.0648411108785986" calcext:value-type="percentage">
            <text:p>6,48%</text:p>
          </table:table-cell>
          <table:table-cell table:style-name="ce3" table:formula="of:=[.N446]/[.$S446]" office:value-type="percentage" office:value="0.0331978117246121" calcext:value-type="percentage">
            <text:p>3,32%</text:p>
          </table:table-cell>
          <table:table-cell table:style-name="ce3" table:formula="of:=[.O446]/[.$S446]" office:value-type="percentage" office:value="0.217960599085229" calcext:value-type="percentage">
            <text:p>21,80%</text:p>
          </table:table-cell>
          <table:table-cell table:style-name="ce3" table:formula="of:=[.P446]/[.$S446]" office:value-type="percentage" office:value="0.229634390601178" calcext:value-type="percentage">
            <text:p>22,96%</text:p>
          </table:table-cell>
          <table:table-cell table:style-name="ce3" table:formula="of:=[.Q446]/[.$S446]" office:value-type="percentage" office:value="0.186780664255179" calcext:value-type="percentage">
            <text:p>18,68%</text:p>
          </table:table-cell>
          <table:table-cell table:style-name="ce3" table:formula="of:=[.R446]/[.$S446]" office:value-type="percentage" office:value="0.0104331709066994" calcext:value-type="percentage">
            <text:p>1,04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81-02</text:p>
          </table:table-cell>
          <table:table-cell table:style-name="ce1" office:value-type="string" calcext:value-type="string">
            <text:p>8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6030" calcext:value-type="float">
            <text:p>106030</text:p>
          </table:table-cell>
          <table:table-cell table:style-name="ce1" office:value-type="float" office:value="87484" calcext:value-type="float">
            <text:p>87484</text:p>
          </table:table-cell>
          <table:table-cell table:style-name="ce1" office:value-type="float" office:value="1488" calcext:value-type="float">
            <text:p>1488</text:p>
          </table:table-cell>
          <table:table-cell table:style-name="ce1" office:value-type="float" office:value="1030" calcext:value-type="float">
            <text:p>1030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4065" calcext:value-type="float">
            <text:p>4065</text:p>
          </table:table-cell>
          <table:table-cell table:style-name="ce1" office:value-type="float" office:value="12974" calcext:value-type="float">
            <text:p>12974</text:p>
          </table:table-cell>
          <table:table-cell table:style-name="ce1" office:value-type="float" office:value="6343" calcext:value-type="float">
            <text:p>6343</text:p>
          </table:table-cell>
          <table:table-cell table:style-name="ce1" office:value-type="float" office:value="2340" calcext:value-type="float">
            <text:p>2340</text:p>
          </table:table-cell>
          <table:table-cell table:style-name="ce1" office:value-type="float" office:value="18522" calcext:value-type="float">
            <text:p>18522</text:p>
          </table:table-cell>
          <table:table-cell table:style-name="ce1" office:value-type="float" office:value="18766" calcext:value-type="float">
            <text:p>18766</text:p>
          </table:table-cell>
          <table:table-cell table:style-name="ce1" office:value-type="float" office:value="19522" calcext:value-type="float">
            <text:p>19522</text:p>
          </table:table-cell>
          <table:table-cell table:style-name="ce1" office:value-type="float" office:value="1056" calcext:value-type="float">
            <text:p>1056</text:p>
          </table:table-cell>
          <table:table-cell table:style-name="ce1" table:formula="of:=SUM([.H447:.R447])" office:value-type="float" office:value="84966" calcext:value-type="float">
            <text:p>84966</text:p>
          </table:table-cell>
          <table:table-cell table:style-name="ce3" table:formula="of:=[.H447]/[.$S447]" office:value-type="percentage" office:value="0.00642609985170539" calcext:value-type="percentage">
            <text:p>0,64%</text:p>
          </table:table-cell>
          <table:table-cell table:style-name="ce3" table:formula="of:=[.I447]/[.$S447]" office:value-type="percentage" office:value="0.00788550714403409" calcext:value-type="percentage">
            <text:p>0,79%</text:p>
          </table:table-cell>
          <table:table-cell table:style-name="ce3" table:formula="of:=[.J447]/[.$S447]" office:value-type="percentage" office:value="0.00190664501094555" calcext:value-type="percentage">
            <text:p>0,19%</text:p>
          </table:table-cell>
          <table:table-cell table:style-name="ce3" table:formula="of:=[.K447]/[.$S447]" office:value-type="percentage" office:value="0.047842666478356" calcext:value-type="percentage">
            <text:p>4,78%</text:p>
          </table:table-cell>
          <table:table-cell table:style-name="ce3" table:formula="of:=[.L447]/[.$S447]" office:value-type="percentage" office:value="0.152696372666714" calcext:value-type="percentage">
            <text:p>15,27%</text:p>
          </table:table-cell>
          <table:table-cell table:style-name="ce3" table:formula="of:=[.M447]/[.$S447]" office:value-type="percentage" office:value="0.0746533907680719" calcext:value-type="percentage">
            <text:p>7,47%</text:p>
          </table:table-cell>
          <table:table-cell table:style-name="ce3" table:formula="of:=[.N447]/[.$S447]" office:value-type="percentage" office:value="0.0275404279358802" calcext:value-type="percentage">
            <text:p>2,75%</text:p>
          </table:table-cell>
          <table:table-cell table:style-name="ce3" table:formula="of:=[.O447]/[.$S447]" office:value-type="percentage" office:value="0.217993079584775" calcext:value-type="percentage">
            <text:p>21,80%</text:p>
          </table:table-cell>
          <table:table-cell table:style-name="ce3" table:formula="of:=[.P447]/[.$S447]" office:value-type="percentage" office:value="0.220864816514841" calcext:value-type="percentage">
            <text:p>22,09%</text:p>
          </table:table-cell>
          <table:table-cell table:style-name="ce3" table:formula="of:=[.Q447]/[.$S447]" office:value-type="percentage" office:value="0.229762493232587" calcext:value-type="percentage">
            <text:p>22,98%</text:p>
          </table:table-cell>
          <table:table-cell table:style-name="ce3" table:formula="of:=[.R447]/[.$S447]" office:value-type="percentage" office:value="0.0124285008120895" calcext:value-type="percentage">
            <text:p>1,24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81-03</text:p>
          </table:table-cell>
          <table:table-cell table:style-name="ce1" office:value-type="string" calcext:value-type="string">
            <text:p>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1361" calcext:value-type="float">
            <text:p>101361</text:p>
          </table:table-cell>
          <table:table-cell table:style-name="ce1" office:value-type="float" office:value="84284" calcext:value-type="float">
            <text:p>84284</text:p>
          </table:table-cell>
          <table:table-cell table:style-name="ce1" office:value-type="float" office:value="1605" calcext:value-type="float">
            <text:p>1605</text:p>
          </table:table-cell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487" calcext:value-type="float">
            <text:p>487</text:p>
          </table:table-cell>
          <table:table-cell table:style-name="ce1" office:value-type="float" office:value="683" calcext:value-type="float">
            <text:p>683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4091" calcext:value-type="float">
            <text:p>4091</text:p>
          </table:table-cell>
          <table:table-cell table:style-name="ce1" office:value-type="float" office:value="15115" calcext:value-type="float">
            <text:p>15115</text:p>
          </table:table-cell>
          <table:table-cell table:style-name="ce1" office:value-type="float" office:value="4849" calcext:value-type="float">
            <text:p>4849</text:p>
          </table:table-cell>
          <table:table-cell table:style-name="ce1" office:value-type="float" office:value="2544" calcext:value-type="float">
            <text:p>2544</text:p>
          </table:table-cell>
          <table:table-cell table:style-name="ce1" office:value-type="float" office:value="19298" calcext:value-type="float">
            <text:p>19298</text:p>
          </table:table-cell>
          <table:table-cell table:style-name="ce1" office:value-type="float" office:value="17626" calcext:value-type="float">
            <text:p>17626</text:p>
          </table:table-cell>
          <table:table-cell table:style-name="ce1" office:value-type="float" office:value="16076" calcext:value-type="float">
            <text:p>16076</text:p>
          </table:table-cell>
          <table:table-cell table:style-name="ce1" office:value-type="float" office:value="967" calcext:value-type="float">
            <text:p>967</text:p>
          </table:table-cell>
          <table:table-cell table:style-name="ce1" table:formula="of:=SUM([.H448:.R448])" office:value-type="float" office:value="81889" calcext:value-type="float">
            <text:p>81889</text:p>
          </table:table-cell>
          <table:table-cell table:style-name="ce3" table:formula="of:=[.H448]/[.$S448]" office:value-type="percentage" office:value="0.00594707469867748" calcext:value-type="percentage">
            <text:p>0,59%</text:p>
          </table:table-cell>
          <table:table-cell table:style-name="ce3" table:formula="of:=[.I448]/[.$S448]" office:value-type="percentage" office:value="0.00834055856097889" calcext:value-type="percentage">
            <text:p>0,83%</text:p>
          </table:table-cell>
          <table:table-cell table:style-name="ce3" table:formula="of:=[.J448]/[.$S448]" office:value-type="percentage" office:value="0.00186838281087814" calcext:value-type="percentage">
            <text:p>0,19%</text:p>
          </table:table-cell>
          <table:table-cell table:style-name="ce3" table:formula="of:=[.K448]/[.$S448]" office:value-type="percentage" office:value="0.0499578697993625" calcext:value-type="percentage">
            <text:p>5,00%</text:p>
          </table:table-cell>
          <table:table-cell table:style-name="ce3" table:formula="of:=[.L448]/[.$S448]" office:value-type="percentage" office:value="0.184579125401458" calcext:value-type="percentage">
            <text:p>18,46%</text:p>
          </table:table-cell>
          <table:table-cell table:style-name="ce3" table:formula="of:=[.M448]/[.$S448]" office:value-type="percentage" office:value="0.0592143022872425" calcext:value-type="percentage">
            <text:p>5,92%</text:p>
          </table:table-cell>
          <table:table-cell table:style-name="ce3" table:formula="of:=[.N448]/[.$S448]" office:value-type="percentage" office:value="0.0310664436004836" calcext:value-type="percentage">
            <text:p>3,11%</text:p>
          </table:table-cell>
          <table:table-cell table:style-name="ce3" table:formula="of:=[.O448]/[.$S448]" office:value-type="percentage" office:value="0.235660467217819" calcext:value-type="percentage">
            <text:p>23,57%</text:p>
          </table:table-cell>
          <table:table-cell table:style-name="ce3" table:formula="of:=[.P448]/[.$S448]" office:value-type="percentage" office:value="0.215242584474105" calcext:value-type="percentage">
            <text:p>21,52%</text:p>
          </table:table-cell>
          <table:table-cell table:style-name="ce3" table:formula="of:=[.Q448]/[.$S448]" office:value-type="percentage" office:value="0.19631452331815" calcext:value-type="percentage">
            <text:p>19,63%</text:p>
          </table:table-cell>
          <table:table-cell table:style-name="ce3" table:formula="of:=[.R448]/[.$S448]" office:value-type="percentage" office:value="0.0118086678308442" calcext:value-type="percentage">
            <text:p>1,1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82-01</text:p>
          </table:table-cell>
          <table:table-cell table:style-name="ce1" office:value-type="string" calcext:value-type="string">
            <text:p>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9968" calcext:value-type="float">
            <text:p>89968</text:p>
          </table:table-cell>
          <table:table-cell table:style-name="ce1" office:value-type="float" office:value="73907" calcext:value-type="float">
            <text:p>73907</text:p>
          </table:table-cell>
          <table:table-cell table:style-name="ce1" office:value-type="float" office:value="1241" calcext:value-type="float">
            <text:p>1241</text:p>
          </table:table-cell>
          <table:table-cell table:style-name="ce1" office:value-type="float" office:value="613" calcext:value-type="float">
            <text:p>613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3441" calcext:value-type="float">
            <text:p>3441</text:p>
          </table:table-cell>
          <table:table-cell table:style-name="ce1" office:value-type="float" office:value="13650" calcext:value-type="float">
            <text:p>13650</text:p>
          </table:table-cell>
          <table:table-cell table:style-name="ce1" office:value-type="float" office:value="4503" calcext:value-type="float">
            <text:p>4503</text:p>
          </table:table-cell>
          <table:table-cell table:style-name="ce1" office:value-type="float" office:value="1679" calcext:value-type="float">
            <text:p>1679</text:p>
          </table:table-cell>
          <table:table-cell table:style-name="ce1" office:value-type="float" office:value="17463" calcext:value-type="float">
            <text:p>17463</text:p>
          </table:table-cell>
          <table:table-cell table:style-name="ce1" office:value-type="float" office:value="15510" calcext:value-type="float">
            <text:p>15510</text:p>
          </table:table-cell>
          <table:table-cell table:style-name="ce1" office:value-type="float" office:value="13924" calcext:value-type="float">
            <text:p>13924</text:p>
          </table:table-cell>
          <table:table-cell table:style-name="ce1" office:value-type="float" office:value="720" calcext:value-type="float">
            <text:p>720</text:p>
          </table:table-cell>
          <table:table-cell table:style-name="ce1" table:formula="of:=SUM([.H449:.R449])" office:value-type="float" office:value="72053" calcext:value-type="float">
            <text:p>72053</text:p>
          </table:table-cell>
          <table:table-cell table:style-name="ce3" table:formula="of:=[.H449]/[.$S449]" office:value-type="percentage" office:value="0.00532941029519937" calcext:value-type="percentage">
            <text:p>0,53%</text:p>
          </table:table-cell>
          <table:table-cell table:style-name="ce3" table:formula="of:=[.I449]/[.$S449]" office:value-type="percentage" office:value="0.00902113721843643" calcext:value-type="percentage">
            <text:p>0,90%</text:p>
          </table:table-cell>
          <table:table-cell table:style-name="ce3" table:formula="of:=[.J449]/[.$S449]" office:value-type="percentage" office:value="0.00179034877104354" calcext:value-type="percentage">
            <text:p>0,18%</text:p>
          </table:table-cell>
          <table:table-cell table:style-name="ce3" table:formula="of:=[.K449]/[.$S449]" office:value-type="percentage" office:value="0.0477565125671381" calcext:value-type="percentage">
            <text:p>4,78%</text:p>
          </table:table-cell>
          <table:table-cell table:style-name="ce3" table:formula="of:=[.L449]/[.$S449]" office:value-type="percentage" office:value="0.189443881587165" calcext:value-type="percentage">
            <text:p>18,94%</text:p>
          </table:table-cell>
          <table:table-cell table:style-name="ce3" table:formula="of:=[.M449]/[.$S449]" office:value-type="percentage" office:value="0.0624956629147988" calcext:value-type="percentage">
            <text:p>6,25%</text:p>
          </table:table-cell>
          <table:table-cell table:style-name="ce3" table:formula="of:=[.N449]/[.$S449]" office:value-type="percentage" office:value="0.0233022913688535" calcext:value-type="percentage">
            <text:p>2,33%</text:p>
          </table:table-cell>
          <table:table-cell table:style-name="ce3" table:formula="of:=[.O449]/[.$S449]" office:value-type="percentage" office:value="0.242363260377777" calcext:value-type="percentage">
            <text:p>24,24%</text:p>
          </table:table-cell>
          <table:table-cell table:style-name="ce3" table:formula="of:=[.P449]/[.$S449]" office:value-type="percentage" office:value="0.215258212704537" calcext:value-type="percentage">
            <text:p>21,53%</text:p>
          </table:table-cell>
          <table:table-cell table:style-name="ce3" table:formula="of:=[.Q449]/[.$S449]" office:value-type="percentage" office:value="0.193246637891552" calcext:value-type="percentage">
            <text:p>19,32%</text:p>
          </table:table-cell>
          <table:table-cell table:style-name="ce3" table:formula="of:=[.R449]/[.$S449]" office:value-type="percentage" office:value="0.00999264430349881" calcext:value-type="percentage">
            <text:p>1,0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82-02</text:p>
          </table:table-cell>
          <table:table-cell table:style-name="ce1" office:value-type="string" calcext:value-type="string">
            <text:p>8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3382" calcext:value-type="float">
            <text:p>93382</text:p>
          </table:table-cell>
          <table:table-cell table:style-name="ce1" office:value-type="float" office:value="76812" calcext:value-type="float">
            <text:p>76812</text:p>
          </table:table-cell>
          <table:table-cell table:style-name="ce1" office:value-type="float" office:value="1310" calcext:value-type="float">
            <text:p>1310</text:p>
          </table:table-cell>
          <table:table-cell table:style-name="ce1" office:value-type="float" office:value="754" calcext:value-type="float">
            <text:p>754</text:p>
          </table:table-cell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687" calcext:value-type="float">
            <text:p>687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3792" calcext:value-type="float">
            <text:p>3792</text:p>
          </table:table-cell>
          <table:table-cell table:style-name="ce1" office:value-type="float" office:value="12342" calcext:value-type="float">
            <text:p>12342</text:p>
          </table:table-cell>
          <table:table-cell table:style-name="ce1" office:value-type="float" office:value="4064" calcext:value-type="float">
            <text:p>4064</text:p>
          </table:table-cell>
          <table:table-cell table:style-name="ce1" office:value-type="float" office:value="1981" calcext:value-type="float">
            <text:p>1981</text:p>
          </table:table-cell>
          <table:table-cell table:style-name="ce1" office:value-type="float" office:value="21720" calcext:value-type="float">
            <text:p>21720</text:p>
          </table:table-cell>
          <table:table-cell table:style-name="ce1" office:value-type="float" office:value="14809" calcext:value-type="float">
            <text:p>14809</text:p>
          </table:table-cell>
          <table:table-cell table:style-name="ce1" office:value-type="float" office:value="13917" calcext:value-type="float">
            <text:p>13917</text:p>
          </table:table-cell>
          <table:table-cell table:style-name="ce1" office:value-type="float" office:value="853" calcext:value-type="float">
            <text:p>853</text:p>
          </table:table-cell>
          <table:table-cell table:style-name="ce1" table:formula="of:=SUM([.H450:.R450])" office:value-type="float" office:value="74748" calcext:value-type="float">
            <text:p>74748</text:p>
          </table:table-cell>
          <table:table-cell table:style-name="ce3" table:formula="of:=[.H450]/[.$S450]" office:value-type="percentage" office:value="0.00596671482849039" calcext:value-type="percentage">
            <text:p>0,60%</text:p>
          </table:table-cell>
          <table:table-cell table:style-name="ce3" table:formula="of:=[.I450]/[.$S450]" office:value-type="percentage" office:value="0.00919088136137422" calcext:value-type="percentage">
            <text:p>0,92%</text:p>
          </table:table-cell>
          <table:table-cell table:style-name="ce3" table:formula="of:=[.J450]/[.$S450]" office:value-type="percentage" office:value="0.00183282495852732" calcext:value-type="percentage">
            <text:p>0,18%</text:p>
          </table:table-cell>
          <table:table-cell table:style-name="ce3" table:formula="of:=[.K450]/[.$S450]" office:value-type="percentage" office:value="0.0507304543265372" calcext:value-type="percentage">
            <text:p>5,07%</text:p>
          </table:table-cell>
          <table:table-cell table:style-name="ce3" table:formula="of:=[.L450]/[.$S450]" office:value-type="percentage" office:value="0.165114785679884" calcext:value-type="percentage">
            <text:p>16,51%</text:p>
          </table:table-cell>
          <table:table-cell table:style-name="ce3" table:formula="of:=[.M450]/[.$S450]" office:value-type="percentage" office:value="0.0543693476748542" calcext:value-type="percentage">
            <text:p>5,44%</text:p>
          </table:table-cell>
          <table:table-cell table:style-name="ce3" table:formula="of:=[.N450]/[.$S450]" office:value-type="percentage" office:value="0.0265023813346176" calcext:value-type="percentage">
            <text:p>2,65%</text:p>
          </table:table-cell>
          <table:table-cell table:style-name="ce3" table:formula="of:=[.O450]/[.$S450]" office:value-type="percentage" office:value="0.290576336490608" calcext:value-type="percentage">
            <text:p>29,06%</text:p>
          </table:table-cell>
          <table:table-cell table:style-name="ce3" table:formula="of:=[.P450]/[.$S450]" office:value-type="percentage" office:value="0.198119013217745" calcext:value-type="percentage">
            <text:p>19,81%</text:p>
          </table:table-cell>
          <table:table-cell table:style-name="ce3" table:formula="of:=[.Q450]/[.$S450]" office:value-type="percentage" office:value="0.186185583560764" calcext:value-type="percentage">
            <text:p>18,62%</text:p>
          </table:table-cell>
          <table:table-cell table:style-name="ce3" table:formula="of:=[.R450]/[.$S450]" office:value-type="percentage" office:value="0.0114116765665971" calcext:value-type="percentage">
            <text:p>1,14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83-01</text:p>
          </table:table-cell>
          <table:table-cell table:style-name="ce1" office:value-type="string" calcext:value-type="string">
            <text:p>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4822" calcext:value-type="float">
            <text:p>74822</text:p>
          </table:table-cell>
          <table:table-cell table:style-name="ce1" office:value-type="float" office:value="55392" calcext:value-type="float">
            <text:p>55392</text:p>
          </table:table-cell>
          <table:table-cell table:style-name="ce1" office:value-type="float" office:value="849" calcext:value-type="float">
            <text:p>849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2308" calcext:value-type="float">
            <text:p>2308</text:p>
          </table:table-cell>
          <table:table-cell table:style-name="ce1" office:value-type="float" office:value="14139" calcext:value-type="float">
            <text:p>14139</text:p>
          </table:table-cell>
          <table:table-cell table:style-name="ce1" office:value-type="float" office:value="2327" calcext:value-type="float">
            <text:p>2327</text:p>
          </table:table-cell>
          <table:table-cell table:style-name="ce1" office:value-type="float" office:value="606" calcext:value-type="float">
            <text:p>606</text:p>
          </table:table-cell>
          <table:table-cell table:style-name="ce1" office:value-type="float" office:value="13813" calcext:value-type="float">
            <text:p>13813</text:p>
          </table:table-cell>
          <table:table-cell table:style-name="ce1" office:value-type="float" office:value="10631" calcext:value-type="float">
            <text:p>10631</text:p>
          </table:table-cell>
          <table:table-cell table:style-name="ce1" office:value-type="float" office:value="9140" calcext:value-type="float">
            <text:p>9140</text:p>
          </table:table-cell>
          <table:table-cell table:style-name="ce1" office:value-type="float" office:value="411" calcext:value-type="float">
            <text:p>411</text:p>
          </table:table-cell>
          <table:table-cell table:style-name="ce1" table:formula="of:=SUM([.H451:.R451])" office:value-type="float" office:value="54273" calcext:value-type="float">
            <text:p>54273</text:p>
          </table:table-cell>
          <table:table-cell table:style-name="ce3" table:formula="of:=[.H451]/[.$S451]" office:value-type="percentage" office:value="0.00375877508153225" calcext:value-type="percentage">
            <text:p>0,38%</text:p>
          </table:table-cell>
          <table:table-cell table:style-name="ce3" table:formula="of:=[.I451]/[.$S451]" office:value-type="percentage" office:value="0.0110183700919426" calcext:value-type="percentage">
            <text:p>1,10%</text:p>
          </table:table-cell>
          <table:table-cell table:style-name="ce3" table:formula="of:=[.J451]/[.$S451]" office:value-type="percentage" office:value="0.00176883533248577" calcext:value-type="percentage">
            <text:p>0,18%</text:p>
          </table:table-cell>
          <table:table-cell table:style-name="ce3" table:formula="of:=[.K451]/[.$S451]" office:value-type="percentage" office:value="0.0425257494518453" calcext:value-type="percentage">
            <text:p>4,25%</text:p>
          </table:table-cell>
          <table:table-cell table:style-name="ce3" table:formula="of:=[.L451]/[.$S451]" office:value-type="percentage" office:value="0.260516278812669" calcext:value-type="percentage">
            <text:p>26,05%</text:p>
          </table:table-cell>
          <table:table-cell table:style-name="ce3" table:formula="of:=[.M451]/[.$S451]" office:value-type="percentage" office:value="0.0428758314447331" calcext:value-type="percentage">
            <text:p>4,29%</text:p>
          </table:table-cell>
          <table:table-cell table:style-name="ce3" table:formula="of:=[.N451]/[.$S451]" office:value-type="percentage" office:value="0.0111657730363164" calcext:value-type="percentage">
            <text:p>1,12%</text:p>
          </table:table-cell>
          <table:table-cell table:style-name="ce3" table:formula="of:=[.O451]/[.$S451]" office:value-type="percentage" office:value="0.254509608829436" calcext:value-type="percentage">
            <text:p>25,45%</text:p>
          </table:table-cell>
          <table:table-cell table:style-name="ce3" table:formula="of:=[.P451]/[.$S451]" office:value-type="percentage" office:value="0.195880087704752" calcext:value-type="percentage">
            <text:p>19,59%</text:p>
          </table:table-cell>
          <table:table-cell table:style-name="ce3" table:formula="of:=[.Q451]/[.$S451]" office:value-type="percentage" office:value="0.168407863947082" calcext:value-type="percentage">
            <text:p>16,84%</text:p>
          </table:table-cell>
          <table:table-cell table:style-name="ce3" table:formula="of:=[.R451]/[.$S451]" office:value-type="percentage" office:value="0.00757282626720469" calcext:value-type="percentage">
            <text:p>0,76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83-02</text:p>
          </table:table-cell>
          <table:table-cell table:style-name="ce1" office:value-type="string" calcext:value-type="string">
            <text:p>8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0494" calcext:value-type="float">
            <text:p>90494</text:p>
          </table:table-cell>
          <table:table-cell table:style-name="ce1" office:value-type="float" office:value="70261" calcext:value-type="float">
            <text:p>70261</text:p>
          </table:table-cell>
          <table:table-cell table:style-name="ce1" office:value-type="float" office:value="1305" calcext:value-type="float">
            <text:p>1305</text:p>
          </table:table-cell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3512" calcext:value-type="float">
            <text:p>3512</text:p>
          </table:table-cell>
          <table:table-cell table:style-name="ce1" office:value-type="float" office:value="14184" calcext:value-type="float">
            <text:p>14184</text:p>
          </table:table-cell>
          <table:table-cell table:style-name="ce1" office:value-type="float" office:value="2577" calcext:value-type="float">
            <text:p>2577</text:p>
          </table:table-cell>
          <table:table-cell table:style-name="ce1" office:value-type="float" office:value="880" calcext:value-type="float">
            <text:p>880</text:p>
          </table:table-cell>
          <table:table-cell table:style-name="ce1" office:value-type="float" office:value="21476" calcext:value-type="float">
            <text:p>21476</text:p>
          </table:table-cell>
          <table:table-cell table:style-name="ce1" office:value-type="float" office:value="12615" calcext:value-type="float">
            <text:p>12615</text:p>
          </table:table-cell>
          <table:table-cell table:style-name="ce1" office:value-type="float" office:value="11838" calcext:value-type="float">
            <text:p>11838</text:p>
          </table:table-cell>
          <table:table-cell table:style-name="ce1" office:value-type="float" office:value="529" calcext:value-type="float">
            <text:p>529</text:p>
          </table:table-cell>
          <table:table-cell table:style-name="ce1" table:formula="of:=SUM([.H452:.R452])" office:value-type="float" office:value="68589" calcext:value-type="float">
            <text:p>68589</text:p>
          </table:table-cell>
          <table:table-cell table:style-name="ce3" table:formula="of:=[.H452]/[.$S452]" office:value-type="percentage" office:value="0.00414060563647232" calcext:value-type="percentage">
            <text:p>0,41%</text:p>
          </table:table-cell>
          <table:table-cell table:style-name="ce3" table:formula="of:=[.I452]/[.$S452]" office:value-type="percentage" office:value="0.00855822362186357" calcext:value-type="percentage">
            <text:p>0,86%</text:p>
          </table:table-cell>
          <table:table-cell table:style-name="ce3" table:formula="of:=[.J452]/[.$S452]" office:value-type="percentage" office:value="0.00156001691233288" calcext:value-type="percentage">
            <text:p>0,16%</text:p>
          </table:table-cell>
          <table:table-cell table:style-name="ce3" table:formula="of:=[.K452]/[.$S452]" office:value-type="percentage" office:value="0.0512035457580662" calcext:value-type="percentage">
            <text:p>5,12%</text:p>
          </table:table-cell>
          <table:table-cell table:style-name="ce3" table:formula="of:=[.L452]/[.$S452]" office:value-type="percentage" office:value="0.206797008266632" calcext:value-type="percentage">
            <text:p>20,68%</text:p>
          </table:table-cell>
          <table:table-cell table:style-name="ce3" table:formula="of:=[.M452]/[.$S452]" office:value-type="percentage" office:value="0.0375716222717928" calcext:value-type="percentage">
            <text:p>3,76%</text:p>
          </table:table-cell>
          <table:table-cell table:style-name="ce3" table:formula="of:=[.N452]/[.$S452]" office:value-type="percentage" office:value="0.0128300456341396" calcext:value-type="percentage">
            <text:p>1,28%</text:p>
          </table:table-cell>
          <table:table-cell table:style-name="ce3" table:formula="of:=[.O452]/[.$S452]" office:value-type="percentage" office:value="0.313111431862252" calcext:value-type="percentage">
            <text:p>31,31%</text:p>
          </table:table-cell>
          <table:table-cell table:style-name="ce3" table:formula="of:=[.P452]/[.$S452]" office:value-type="percentage" office:value="0.183921620084853" calcext:value-type="percentage">
            <text:p>18,39%</text:p>
          </table:table-cell>
          <table:table-cell table:style-name="ce3" table:formula="of:=[.Q452]/[.$S452]" office:value-type="percentage" office:value="0.1725932729738" calcext:value-type="percentage">
            <text:p>17,26%</text:p>
          </table:table-cell>
          <table:table-cell table:style-name="ce3" table:formula="of:=[.R452]/[.$S452]" office:value-type="percentage" office:value="0.00771260697779527" calcext:value-type="percentage">
            <text:p>0,77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83-03</text:p>
          </table:table-cell>
          <table:table-cell table:style-name="ce1" office:value-type="string" calcext:value-type="string">
            <text:p>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795" calcext:value-type="float">
            <text:p>100795</text:p>
          </table:table-cell>
          <table:table-cell table:style-name="ce1" office:value-type="float" office:value="80778" calcext:value-type="float">
            <text:p>80778</text:p>
          </table:table-cell>
          <table:table-cell table:style-name="ce1" office:value-type="float" office:value="1304" calcext:value-type="float">
            <text:p>1304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3723" calcext:value-type="float">
            <text:p>3723</text:p>
          </table:table-cell>
          <table:table-cell table:style-name="ce1" office:value-type="float" office:value="20910" calcext:value-type="float">
            <text:p>20910</text:p>
          </table:table-cell>
          <table:table-cell table:style-name="ce1" office:value-type="float" office:value="2936" calcext:value-type="float">
            <text:p>2936</text:p>
          </table:table-cell>
          <table:table-cell table:style-name="ce1" office:value-type="float" office:value="959" calcext:value-type="float">
            <text:p>959</text:p>
          </table:table-cell>
          <table:table-cell table:style-name="ce1" office:value-type="float" office:value="21927" calcext:value-type="float">
            <text:p>21927</text:p>
          </table:table-cell>
          <table:table-cell table:style-name="ce1" office:value-type="float" office:value="15044" calcext:value-type="float">
            <text:p>15044</text:p>
          </table:table-cell>
          <table:table-cell table:style-name="ce1" office:value-type="float" office:value="11851" calcext:value-type="float">
            <text:p>11851</text:p>
          </table:table-cell>
          <table:table-cell table:style-name="ce1" office:value-type="float" office:value="558" calcext:value-type="float">
            <text:p>558</text:p>
          </table:table-cell>
          <table:table-cell table:style-name="ce1" table:formula="of:=SUM([.H453:.R453])" office:value-type="float" office:value="79055" calcext:value-type="float">
            <text:p>79055</text:p>
          </table:table-cell>
          <table:table-cell table:style-name="ce3" table:formula="of:=[.H453]/[.$S453]" office:value-type="percentage" office:value="0.00352918853962431" calcext:value-type="percentage">
            <text:p>0,35%</text:p>
          </table:table-cell>
          <table:table-cell table:style-name="ce3" table:formula="of:=[.I453]/[.$S453]" office:value-type="percentage" office:value="0.00936057175384226" calcext:value-type="percentage">
            <text:p>0,94%</text:p>
          </table:table-cell>
          <table:table-cell table:style-name="ce3" table:formula="of:=[.J453]/[.$S453]" office:value-type="percentage" office:value="0.00161912592498893" calcext:value-type="percentage">
            <text:p>0,16%</text:p>
          </table:table-cell>
          <table:table-cell table:style-name="ce3" table:formula="of:=[.K453]/[.$S453]" office:value-type="percentage" office:value="0.0470937954588578" calcext:value-type="percentage">
            <text:p>4,71%</text:p>
          </table:table-cell>
          <table:table-cell table:style-name="ce3" table:formula="of:=[.L453]/[.$S453]" office:value-type="percentage" office:value="0.264499399152489" calcext:value-type="percentage">
            <text:p>26,45%</text:p>
          </table:table-cell>
          <table:table-cell table:style-name="ce3" table:formula="of:=[.M453]/[.$S453]" office:value-type="percentage" office:value="0.0371387009044336" calcext:value-type="percentage">
            <text:p>3,71%</text:p>
          </table:table-cell>
          <table:table-cell table:style-name="ce3" table:formula="of:=[.N453]/[.$S453]" office:value-type="percentage" office:value="0.012130795016128" calcext:value-type="percentage">
            <text:p>1,21%</text:p>
          </table:table-cell>
          <table:table-cell table:style-name="ce3" table:formula="of:=[.O453]/[.$S453]" office:value-type="percentage" office:value="0.277363860603377" calcext:value-type="percentage">
            <text:p>27,74%</text:p>
          </table:table-cell>
          <table:table-cell table:style-name="ce3" table:formula="of:=[.P453]/[.$S453]" office:value-type="percentage" office:value="0.190297893871355" calcext:value-type="percentage">
            <text:p>19,03%</text:p>
          </table:table-cell>
          <table:table-cell table:style-name="ce3" table:formula="of:=[.Q453]/[.$S453]" office:value-type="percentage" office:value="0.149908291695655" calcext:value-type="percentage">
            <text:p>14,99%</text:p>
          </table:table-cell>
          <table:table-cell table:style-name="ce3" table:formula="of:=[.R453]/[.$S453]" office:value-type="percentage" office:value="0.00705837707924863" calcext:value-type="percentage">
            <text:p>0,7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83-04</text:p>
          </table:table-cell>
          <table:table-cell table:style-name="ce1" office:value-type="string" calcext:value-type="string">
            <text:p>8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6247" calcext:value-type="float">
            <text:p>106247</text:p>
          </table:table-cell>
          <table:table-cell table:style-name="ce1" office:value-type="float" office:value="83937" calcext:value-type="float">
            <text:p>83937</text:p>
          </table:table-cell>
          <table:table-cell table:style-name="ce1" office:value-type="float" office:value="1213" calcext:value-type="float">
            <text:p>1213</text:p>
          </table:table-cell>
          <table:table-cell table:style-name="ce1" office:value-type="float" office:value="487" calcext:value-type="float">
            <text:p>487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805" calcext:value-type="float">
            <text:p>805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3804" calcext:value-type="float">
            <text:p>3804</text:p>
          </table:table-cell>
          <table:table-cell table:style-name="ce1" office:value-type="float" office:value="23988" calcext:value-type="float">
            <text:p>23988</text:p>
          </table:table-cell>
          <table:table-cell table:style-name="ce1" office:value-type="float" office:value="2257" calcext:value-type="float">
            <text:p>2257</text:p>
          </table:table-cell>
          <table:table-cell table:style-name="ce1" office:value-type="float" office:value="907" calcext:value-type="float">
            <text:p>907</text:p>
          </table:table-cell>
          <table:table-cell table:style-name="ce1" office:value-type="float" office:value="25768" calcext:value-type="float">
            <text:p>25768</text:p>
          </table:table-cell>
          <table:table-cell table:style-name="ce1" office:value-type="float" office:value="12945" calcext:value-type="float">
            <text:p>12945</text:p>
          </table:table-cell>
          <table:table-cell table:style-name="ce1" office:value-type="float" office:value="10699" calcext:value-type="float">
            <text:p>10699</text:p>
          </table:table-cell>
          <table:table-cell table:style-name="ce1" office:value-type="float" office:value="629" calcext:value-type="float">
            <text:p>629</text:p>
          </table:table-cell>
          <table:table-cell table:style-name="ce1" table:formula="of:=SUM([.H454:.R454])" office:value-type="float" office:value="82237" calcext:value-type="float">
            <text:p>82237</text:p>
          </table:table-cell>
          <table:table-cell table:style-name="ce3" table:formula="of:=[.H454]/[.$S454]" office:value-type="percentage" office:value="0.00356287315928353" calcext:value-type="percentage">
            <text:p>0,36%</text:p>
          </table:table-cell>
          <table:table-cell table:style-name="ce3" table:formula="of:=[.I454]/[.$S454]" office:value-type="percentage" office:value="0.00978878120554009" calcext:value-type="percentage">
            <text:p>0,98%</text:p>
          </table:table-cell>
          <table:table-cell table:style-name="ce3" table:formula="of:=[.J454]/[.$S454]" office:value-type="percentage" office:value="0.00172671668470397" calcext:value-type="percentage">
            <text:p>0,17%</text:p>
          </table:table-cell>
          <table:table-cell table:style-name="ce3" table:formula="of:=[.K454]/[.$S454]" office:value-type="percentage" office:value="0.0462565511874217" calcext:value-type="percentage">
            <text:p>4,63%</text:p>
          </table:table-cell>
          <table:table-cell table:style-name="ce3" table:formula="of:=[.L454]/[.$S454]" office:value-type="percentage" office:value="0.291693519948442" calcext:value-type="percentage">
            <text:p>29,17%</text:p>
          </table:table-cell>
          <table:table-cell table:style-name="ce3" table:formula="of:=[.M454]/[.$S454]" office:value-type="percentage" office:value="0.0274450673054708" calcext:value-type="percentage">
            <text:p>2,74%</text:p>
          </table:table-cell>
          <table:table-cell table:style-name="ce3" table:formula="of:=[.N454]/[.$S454]" office:value-type="percentage" office:value="0.0110290988241303" calcext:value-type="percentage">
            <text:p>1,10%</text:p>
          </table:table-cell>
          <table:table-cell table:style-name="ce3" table:formula="of:=[.O454]/[.$S454]" office:value-type="percentage" office:value="0.313338278390505" calcext:value-type="percentage">
            <text:p>31,33%</text:p>
          </table:table-cell>
          <table:table-cell table:style-name="ce3" table:formula="of:=[.P454]/[.$S454]" office:value-type="percentage" office:value="0.157410897771076" calcext:value-type="percentage">
            <text:p>15,74%</text:p>
          </table:table-cell>
          <table:table-cell table:style-name="ce3" table:formula="of:=[.Q454]/[.$S454]" office:value-type="percentage" office:value="0.130099590208787" calcext:value-type="percentage">
            <text:p>13,01%</text:p>
          </table:table-cell>
          <table:table-cell table:style-name="ce3" table:formula="of:=[.R454]/[.$S454]" office:value-type="percentage" office:value="0.0076486253146394" calcext:value-type="percentage">
            <text:p>0,76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83-05</text:p>
          </table:table-cell>
          <table:table-cell table:style-name="ce1" office:value-type="string" calcext:value-type="string">
            <text:p>8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6198" calcext:value-type="float">
            <text:p>96198</text:p>
          </table:table-cell>
          <table:table-cell table:style-name="ce1" office:value-type="float" office:value="76015" calcext:value-type="float">
            <text:p>76015</text:p>
          </table:table-cell>
          <table:table-cell table:style-name="ce1" office:value-type="float" office:value="981" calcext:value-type="float">
            <text:p>981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728" calcext:value-type="float">
            <text:p>728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3522" calcext:value-type="float">
            <text:p>3522</text:p>
          </table:table-cell>
          <table:table-cell table:style-name="ce1" office:value-type="float" office:value="22240" calcext:value-type="float">
            <text:p>22240</text:p>
          </table:table-cell>
          <table:table-cell table:style-name="ce1" office:value-type="float" office:value="2039" calcext:value-type="float">
            <text:p>2039</text:p>
          </table:table-cell>
          <table:table-cell table:style-name="ce1" office:value-type="float" office:value="619" calcext:value-type="float">
            <text:p>619</text:p>
          </table:table-cell>
          <table:table-cell table:style-name="ce1" office:value-type="float" office:value="23067" calcext:value-type="float">
            <text:p>23067</text:p>
          </table:table-cell>
          <table:table-cell table:style-name="ce1" office:value-type="float" office:value="12697" calcext:value-type="float">
            <text:p>12697</text:p>
          </table:table-cell>
          <table:table-cell table:style-name="ce1" office:value-type="float" office:value="8866" calcext:value-type="float">
            <text:p>8866</text:p>
          </table:table-cell>
          <table:table-cell table:style-name="ce1" office:value-type="float" office:value="461" calcext:value-type="float">
            <text:p>461</text:p>
          </table:table-cell>
          <table:table-cell table:style-name="ce1" table:formula="of:=SUM([.H455:.R455])" office:value-type="float" office:value="74586" calcext:value-type="float">
            <text:p>74586</text:p>
          </table:table-cell>
          <table:table-cell table:style-name="ce3" table:formula="of:=[.H455]/[.$S455]" office:value-type="percentage" office:value="0.00335183546510069" calcext:value-type="percentage">
            <text:p>0,34%</text:p>
          </table:table-cell>
          <table:table-cell table:style-name="ce3" table:formula="of:=[.I455]/[.$S455]" office:value-type="percentage" office:value="0.00976054487437321" calcext:value-type="percentage">
            <text:p>0,98%</text:p>
          </table:table-cell>
          <table:table-cell table:style-name="ce3" table:formula="of:=[.J455]/[.$S455]" office:value-type="percentage" office:value="0.00130051216045907" calcext:value-type="percentage">
            <text:p>0,13%</text:p>
          </table:table-cell>
          <table:table-cell table:style-name="ce3" table:formula="of:=[.K455]/[.$S455]" office:value-type="percentage" office:value="0.0472206580323385" calcext:value-type="percentage">
            <text:p>4,72%</text:p>
          </table:table-cell>
          <table:table-cell table:style-name="ce3" table:formula="of:=[.L455]/[.$S455]" office:value-type="percentage" office:value="0.298179282975357" calcext:value-type="percentage">
            <text:p>29,82%</text:p>
          </table:table-cell>
          <table:table-cell table:style-name="ce3" table:formula="of:=[.M455]/[.$S455]" office:value-type="percentage" office:value="0.0273375700533612" calcext:value-type="percentage">
            <text:p>2,73%</text:p>
          </table:table-cell>
          <table:table-cell table:style-name="ce3" table:formula="of:=[.N455]/[.$S455]" office:value-type="percentage" office:value="0.00829914461158931" calcext:value-type="percentage">
            <text:p>0,83%</text:p>
          </table:table-cell>
          <table:table-cell table:style-name="ce3" table:formula="of:=[.O455]/[.$S455]" office:value-type="percentage" office:value="0.30926715469391" calcext:value-type="percentage">
            <text:p>30,93%</text:p>
          </table:table-cell>
          <table:table-cell table:style-name="ce3" table:formula="of:=[.P455]/[.$S455]" office:value-type="percentage" office:value="0.170233019601534" calcext:value-type="percentage">
            <text:p>17,02%</text:p>
          </table:table-cell>
          <table:table-cell table:style-name="ce3" table:formula="of:=[.Q455]/[.$S455]" office:value-type="percentage" office:value="0.118869492934331" calcext:value-type="percentage">
            <text:p>11,89%</text:p>
          </table:table-cell>
          <table:table-cell table:style-name="ce3" table:formula="of:=[.R455]/[.$S455]" office:value-type="percentage" office:value="0.00618078459764567" calcext:value-type="percentage">
            <text:p>0,62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83-06</text:p>
          </table:table-cell>
          <table:table-cell table:style-name="ce1" office:value-type="string" calcext:value-type="string">
            <text:p>8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8396" calcext:value-type="float">
            <text:p>118396</text:p>
          </table:table-cell>
          <table:table-cell table:style-name="ce1" office:value-type="float" office:value="95178" calcext:value-type="float">
            <text:p>95178</text:p>
          </table:table-cell>
          <table:table-cell table:style-name="ce1" office:value-type="float" office:value="1584" calcext:value-type="float">
            <text:p>1584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832" calcext:value-type="float">
            <text:p>832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19203" calcext:value-type="float">
            <text:p>19203</text:p>
          </table:table-cell>
          <table:table-cell table:style-name="ce1" office:value-type="float" office:value="3325" calcext:value-type="float">
            <text:p>3325</text:p>
          </table:table-cell>
          <table:table-cell table:style-name="ce1" office:value-type="float" office:value="1170" calcext:value-type="float">
            <text:p>1170</text:p>
          </table:table-cell>
          <table:table-cell table:style-name="ce1" office:value-type="float" office:value="30956" calcext:value-type="float">
            <text:p>30956</text:p>
          </table:table-cell>
          <table:table-cell table:style-name="ce1" office:value-type="float" office:value="16156" calcext:value-type="float">
            <text:p>16156</text:p>
          </table:table-cell>
          <table:table-cell table:style-name="ce1" office:value-type="float" office:value="15415" calcext:value-type="float">
            <text:p>15415</text:p>
          </table:table-cell>
          <table:table-cell table:style-name="ce1" office:value-type="float" office:value="718" calcext:value-type="float">
            <text:p>718</text:p>
          </table:table-cell>
          <table:table-cell table:style-name="ce1" table:formula="of:=SUM([.H456:.R456])" office:value-type="float" office:value="93049" calcext:value-type="float">
            <text:p>93049</text:p>
          </table:table-cell>
          <table:table-cell table:style-name="ce3" table:formula="of:=[.H456]/[.$S456]" office:value-type="percentage" office:value="0.00357875957828671" calcext:value-type="percentage">
            <text:p>0,36%</text:p>
          </table:table-cell>
          <table:table-cell table:style-name="ce3" table:formula="of:=[.I456]/[.$S456]" office:value-type="percentage" office:value="0.00894152543283646" calcext:value-type="percentage">
            <text:p>0,89%</text:p>
          </table:table-cell>
          <table:table-cell table:style-name="ce3" table:formula="of:=[.J456]/[.$S456]" office:value-type="percentage" office:value="0.00151533063224753" calcext:value-type="percentage">
            <text:p>0,15%</text:p>
          </table:table-cell>
          <table:table-cell table:style-name="ce3" table:formula="of:=[.K456]/[.$S456]" office:value-type="percentage" office:value="0.0515857236509796" calcext:value-type="percentage">
            <text:p>5,16%</text:p>
          </table:table-cell>
          <table:table-cell table:style-name="ce3" table:formula="of:=[.L456]/[.$S456]" office:value-type="percentage" office:value="0.2063751356812" calcext:value-type="percentage">
            <text:p>20,64%</text:p>
          </table:table-cell>
          <table:table-cell table:style-name="ce3" table:formula="of:=[.M456]/[.$S456]" office:value-type="percentage" office:value="0.035733860654064" calcext:value-type="percentage">
            <text:p>3,57%</text:p>
          </table:table-cell>
          <table:table-cell table:style-name="ce3" table:formula="of:=[.N456]/[.$S456]" office:value-type="percentage" office:value="0.0125740201399263" calcext:value-type="percentage">
            <text:p>1,26%</text:p>
          </table:table-cell>
          <table:table-cell table:style-name="ce3" table:formula="of:=[.O456]/[.$S456]" office:value-type="percentage" office:value="0.332684929445776" calcext:value-type="percentage">
            <text:p>33,27%</text:p>
          </table:table-cell>
          <table:table-cell table:style-name="ce3" table:formula="of:=[.P456]/[.$S456]" office:value-type="percentage" office:value="0.173628948188589" calcext:value-type="percentage">
            <text:p>17,36%</text:p>
          </table:table-cell>
          <table:table-cell table:style-name="ce3" table:formula="of:=[.Q456]/[.$S456]" office:value-type="percentage" office:value="0.165665402099969" calcext:value-type="percentage">
            <text:p>16,57%</text:p>
          </table:table-cell>
          <table:table-cell table:style-name="ce3" table:formula="of:=[.R456]/[.$S456]" office:value-type="percentage" office:value="0.0077163644961257" calcext:value-type="percentage">
            <text:p>0,77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83-07</text:p>
          </table:table-cell>
          <table:table-cell table:style-name="ce1" office:value-type="string" calcext:value-type="string">
            <text:p>8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3518" calcext:value-type="float">
            <text:p>103518</text:p>
          </table:table-cell>
          <table:table-cell table:style-name="ce1" office:value-type="float" office:value="80258" calcext:value-type="float">
            <text:p>80258</text:p>
          </table:table-cell>
          <table:table-cell table:style-name="ce1" office:value-type="float" office:value="1288" calcext:value-type="float">
            <text:p>1288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646" calcext:value-type="float">
            <text:p>646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3485" calcext:value-type="float">
            <text:p>3485</text:p>
          </table:table-cell>
          <table:table-cell table:style-name="ce1" office:value-type="float" office:value="20243" calcext:value-type="float">
            <text:p>20243</text:p>
          </table:table-cell>
          <table:table-cell table:style-name="ce1" office:value-type="float" office:value="2650" calcext:value-type="float">
            <text:p>2650</text:p>
          </table:table-cell>
          <table:table-cell table:style-name="ce1" office:value-type="float" office:value="813" calcext:value-type="float">
            <text:p>813</text:p>
          </table:table-cell>
          <table:table-cell table:style-name="ce1" office:value-type="float" office:value="22451" calcext:value-type="float">
            <text:p>22451</text:p>
          </table:table-cell>
          <table:table-cell table:style-name="ce1" office:value-type="float" office:value="14523" calcext:value-type="float">
            <text:p>14523</text:p>
          </table:table-cell>
          <table:table-cell table:style-name="ce1" office:value-type="float" office:value="12796" calcext:value-type="float">
            <text:p>12796</text:p>
          </table:table-cell>
          <table:table-cell table:style-name="ce1" office:value-type="float" office:value="543" calcext:value-type="float">
            <text:p>543</text:p>
          </table:table-cell>
          <table:table-cell table:style-name="ce1" table:formula="of:=SUM([.H457:.R457])" office:value-type="float" office:value="78570" calcext:value-type="float">
            <text:p>78570</text:p>
          </table:table-cell>
          <table:table-cell table:style-name="ce3" table:formula="of:=[.H457]/[.$S457]" office:value-type="percentage" office:value="0.00367824869543083" calcext:value-type="percentage">
            <text:p>0,37%</text:p>
          </table:table-cell>
          <table:table-cell table:style-name="ce3" table:formula="of:=[.I457]/[.$S457]" office:value-type="percentage" office:value="0.00822196767213949" calcext:value-type="percentage">
            <text:p>0,82%</text:p>
          </table:table-cell>
          <table:table-cell table:style-name="ce3" table:formula="of:=[.J457]/[.$S457]" office:value-type="percentage" office:value="0.00166730304187349" calcext:value-type="percentage">
            <text:p>0,17%</text:p>
          </table:table-cell>
          <table:table-cell table:style-name="ce3" table:formula="of:=[.K457]/[.$S457]" office:value-type="percentage" office:value="0.0443553519154894" calcext:value-type="percentage">
            <text:p>4,44%</text:p>
          </table:table-cell>
          <table:table-cell table:style-name="ce3" table:formula="of:=[.L457]/[.$S457]" office:value-type="percentage" office:value="0.257642866233931" calcext:value-type="percentage">
            <text:p>25,76%</text:p>
          </table:table-cell>
          <table:table-cell table:style-name="ce3" table:formula="of:=[.M457]/[.$S457]" office:value-type="percentage" office:value="0.0337278859615629" calcext:value-type="percentage">
            <text:p>3,37%</text:p>
          </table:table-cell>
          <table:table-cell table:style-name="ce3" table:formula="of:=[.N457]/[.$S457]" office:value-type="percentage" office:value="0.0103474608629248" calcext:value-type="percentage">
            <text:p>1,03%</text:p>
          </table:table-cell>
          <table:table-cell table:style-name="ce3" table:formula="of:=[.O457]/[.$S457]" office:value-type="percentage" office:value="0.285745195367188" calcext:value-type="percentage">
            <text:p>28,57%</text:p>
          </table:table-cell>
          <table:table-cell table:style-name="ce3" table:formula="of:=[.P457]/[.$S457]" office:value-type="percentage" office:value="0.184841542573501" calcext:value-type="percentage">
            <text:p>18,48%</text:p>
          </table:table-cell>
          <table:table-cell table:style-name="ce3" table:formula="of:=[.Q457]/[.$S457]" office:value-type="percentage" office:value="0.162861142929871" calcext:value-type="percentage">
            <text:p>16,29%</text:p>
          </table:table-cell>
          <table:table-cell table:style-name="ce3" table:formula="of:=[.R457]/[.$S457]" office:value-type="percentage" office:value="0.00691103474608629" calcext:value-type="percentage">
            <text:p>0,69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83-08</text:p>
          </table:table-cell>
          <table:table-cell table:style-name="ce1" office:value-type="string" calcext:value-type="string">
            <text:p>8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4307" calcext:value-type="float">
            <text:p>104307</text:p>
          </table:table-cell>
          <table:table-cell table:style-name="ce1" office:value-type="float" office:value="83851" calcext:value-type="float">
            <text:p>83851</text:p>
          </table:table-cell>
          <table:table-cell table:style-name="ce1" office:value-type="float" office:value="1334" calcext:value-type="float">
            <text:p>1334</text:p>
          </table:table-cell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924" calcext:value-type="float">
            <text:p>924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4023" calcext:value-type="float">
            <text:p>4023</text:p>
          </table:table-cell>
          <table:table-cell table:style-name="ce1" office:value-type="float" office:value="17409" calcext:value-type="float">
            <text:p>17409</text:p>
          </table:table-cell>
          <table:table-cell table:style-name="ce1" office:value-type="float" office:value="2978" calcext:value-type="float">
            <text:p>2978</text:p>
          </table:table-cell>
          <table:table-cell table:style-name="ce1" office:value-type="float" office:value="979" calcext:value-type="float">
            <text:p>979</text:p>
          </table:table-cell>
          <table:table-cell table:style-name="ce1" office:value-type="float" office:value="26918" calcext:value-type="float">
            <text:p>26918</text:p>
          </table:table-cell>
          <table:table-cell table:style-name="ce1" office:value-type="float" office:value="13986" calcext:value-type="float">
            <text:p>13986</text:p>
          </table:table-cell>
          <table:table-cell table:style-name="ce1" office:value-type="float" office:value="13579" calcext:value-type="float">
            <text:p>13579</text:p>
          </table:table-cell>
          <table:table-cell table:style-name="ce1" office:value-type="float" office:value="806" calcext:value-type="float">
            <text:p>806</text:p>
          </table:table-cell>
          <table:table-cell table:style-name="ce1" table:formula="of:=SUM([.H458:.R458])" office:value-type="float" office:value="82079" calcext:value-type="float">
            <text:p>82079</text:p>
          </table:table-cell>
          <table:table-cell table:style-name="ce3" table:formula="of:=[.H458]/[.$S458]" office:value-type="percentage" office:value="0.00416671743076792" calcext:value-type="percentage">
            <text:p>0,42%</text:p>
          </table:table-cell>
          <table:table-cell table:style-name="ce3" table:formula="of:=[.I458]/[.$S458]" office:value-type="percentage" office:value="0.0112574470936537" calcext:value-type="percentage">
            <text:p>1,13%</text:p>
          </table:table-cell>
          <table:table-cell table:style-name="ce3" table:formula="of:=[.J458]/[.$S458]" office:value-type="percentage" office:value="0.00164475688056628" calcext:value-type="percentage">
            <text:p>0,16%</text:p>
          </table:table-cell>
          <table:table-cell table:style-name="ce3" table:formula="of:=[.K458]/[.$S458]" office:value-type="percentage" office:value="0.0490137550408753" calcext:value-type="percentage">
            <text:p>4,90%</text:p>
          </table:table-cell>
          <table:table-cell table:style-name="ce3" table:formula="of:=[.L458]/[.$S458]" office:value-type="percentage" office:value="0.212100537287248" calcext:value-type="percentage">
            <text:p>21,21%</text:p>
          </table:table-cell>
          <table:table-cell table:style-name="ce3" table:formula="of:=[.M458]/[.$S458]" office:value-type="percentage" office:value="0.0362821184468622" calcext:value-type="percentage">
            <text:p>3,63%</text:p>
          </table:table-cell>
          <table:table-cell table:style-name="ce3" table:formula="of:=[.N458]/[.$S458]" office:value-type="percentage" office:value="0.0119275332301807" calcext:value-type="percentage">
            <text:p>1,19%</text:p>
          </table:table-cell>
          <table:table-cell table:style-name="ce3" table:formula="of:=[.O458]/[.$S458]" office:value-type="percentage" office:value="0.327952338600616" calcext:value-type="percentage">
            <text:p>32,80%</text:p>
          </table:table-cell>
          <table:table-cell table:style-name="ce3" table:formula="of:=[.P458]/[.$S458]" office:value-type="percentage" office:value="0.170396812826667" calcext:value-type="percentage">
            <text:p>17,04%</text:p>
          </table:table-cell>
          <table:table-cell table:style-name="ce3" table:formula="of:=[.Q458]/[.$S458]" office:value-type="percentage" office:value="0.165438175416367" calcext:value-type="percentage">
            <text:p>16,54%</text:p>
          </table:table-cell>
          <table:table-cell table:style-name="ce3" table:formula="of:=[.R458]/[.$S458]" office:value-type="percentage" office:value="0.00981980774619574" calcext:value-type="percentage">
            <text:p>0,9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84-01</text:p>
          </table:table-cell>
          <table:table-cell table:style-name="ce1" office:value-type="string" calcext:value-type="string">
            <text:p>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2960" calcext:value-type="float">
            <text:p>72960</text:p>
          </table:table-cell>
          <table:table-cell table:style-name="ce1" office:value-type="float" office:value="55155" calcext:value-type="float">
            <text:p>55155</text:p>
          </table:table-cell>
          <table:table-cell table:style-name="ce1" office:value-type="float" office:value="832" calcext:value-type="float">
            <text:p>832</text:p>
          </table:table-cell>
          <table:table-cell table:style-name="ce1" office:value-type="float" office:value="371" calcext:value-type="float">
            <text:p>371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880" calcext:value-type="float">
            <text:p>1880</text:p>
          </table:table-cell>
          <table:table-cell table:style-name="ce1" office:value-type="float" office:value="8876" calcext:value-type="float">
            <text:p>8876</text:p>
          </table:table-cell>
          <table:table-cell table:style-name="ce1" office:value-type="float" office:value="3117" calcext:value-type="float">
            <text:p>3117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13132" calcext:value-type="float">
            <text:p>13132</text:p>
          </table:table-cell>
          <table:table-cell table:style-name="ce1" office:value-type="float" office:value="10941" calcext:value-type="float">
            <text:p>10941</text:p>
          </table:table-cell>
          <table:table-cell table:style-name="ce1" office:value-type="float" office:value="14033" calcext:value-type="float">
            <text:p>14033</text:p>
          </table:table-cell>
          <table:table-cell table:style-name="ce1" office:value-type="float" office:value="485" calcext:value-type="float">
            <text:p>485</text:p>
          </table:table-cell>
          <table:table-cell table:style-name="ce1" table:formula="of:=SUM([.H459:.R459])" office:value-type="float" office:value="53952" calcext:value-type="float">
            <text:p>53952</text:p>
          </table:table-cell>
          <table:table-cell table:style-name="ce3" table:formula="of:=[.H459]/[.$S459]" office:value-type="percentage" office:value="0.00441132858837485" calcext:value-type="percentage">
            <text:p>0,44%</text:p>
          </table:table-cell>
          <table:table-cell table:style-name="ce3" table:formula="of:=[.I459]/[.$S459]" office:value-type="percentage" office:value="0.0112136714116251" calcext:value-type="percentage">
            <text:p>1,12%</text:p>
          </table:table-cell>
          <table:table-cell table:style-name="ce3" table:formula="of:=[.J459]/[.$S459]" office:value-type="percentage" office:value="0.00209445432977461" calcext:value-type="percentage">
            <text:p>0,21%</text:p>
          </table:table-cell>
          <table:table-cell table:style-name="ce3" table:formula="of:=[.K459]/[.$S459]" office:value-type="percentage" office:value="0.0348457888493476" calcext:value-type="percentage">
            <text:p>3,48%</text:p>
          </table:table-cell>
          <table:table-cell table:style-name="ce3" table:formula="of:=[.L459]/[.$S459]" office:value-type="percentage" office:value="0.164516607354686" calcext:value-type="percentage">
            <text:p>16,45%</text:p>
          </table:table-cell>
          <table:table-cell table:style-name="ce3" table:formula="of:=[.M459]/[.$S459]" office:value-type="percentage" office:value="0.0577735765124555" calcext:value-type="percentage">
            <text:p>5,78%</text:p>
          </table:table-cell>
          <table:table-cell table:style-name="ce3" table:formula="of:=[.N459]/[.$S459]" office:value-type="percentage" office:value="0.00986061684460261" calcext:value-type="percentage">
            <text:p>0,99%</text:p>
          </table:table-cell>
          <table:table-cell table:style-name="ce3" table:formula="of:=[.O459]/[.$S459]" office:value-type="percentage" office:value="0.243401542111506" calcext:value-type="percentage">
            <text:p>24,34%</text:p>
          </table:table-cell>
          <table:table-cell table:style-name="ce3" table:formula="of:=[.P459]/[.$S459]" office:value-type="percentage" office:value="0.202791370106762" calcext:value-type="percentage">
            <text:p>20,28%</text:p>
          </table:table-cell>
          <table:table-cell table:style-name="ce3" table:formula="of:=[.Q459]/[.$S459]" office:value-type="percentage" office:value="0.260101571767497" calcext:value-type="percentage">
            <text:p>26,01%</text:p>
          </table:table-cell>
          <table:table-cell table:style-name="ce3" table:formula="of:=[.R459]/[.$S459]" office:value-type="percentage" office:value="0.00898947212336892" calcext:value-type="percentage">
            <text:p>0,9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84-02</text:p>
          </table:table-cell>
          <table:table-cell table:style-name="ce1" office:value-type="string" calcext:value-type="string">
            <text:p>8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3274" calcext:value-type="float">
            <text:p>83274</text:p>
          </table:table-cell>
          <table:table-cell table:style-name="ce1" office:value-type="float" office:value="67528" calcext:value-type="float">
            <text:p>67528</text:p>
          </table:table-cell>
          <table:table-cell table:style-name="ce1" office:value-type="float" office:value="1139" calcext:value-type="float">
            <text:p>1139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7" calcext:value-type="float">
            <text:p>517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3163" calcext:value-type="float">
            <text:p>3163</text:p>
          </table:table-cell>
          <table:table-cell table:style-name="ce1" office:value-type="float" office:value="13315" calcext:value-type="float">
            <text:p>13315</text:p>
          </table:table-cell>
          <table:table-cell table:style-name="ce1" office:value-type="float" office:value="2847" calcext:value-type="float">
            <text:p>2847</text:p>
          </table:table-cell>
          <table:table-cell table:style-name="ce1" office:value-type="float" office:value="881" calcext:value-type="float">
            <text:p>881</text:p>
          </table:table-cell>
          <table:table-cell table:style-name="ce1" office:value-type="float" office:value="19885" calcext:value-type="float">
            <text:p>19885</text:p>
          </table:table-cell>
          <table:table-cell table:style-name="ce1" office:value-type="float" office:value="12596" calcext:value-type="float">
            <text:p>12596</text:p>
          </table:table-cell>
          <table:table-cell table:style-name="ce1" office:value-type="float" office:value="11902" calcext:value-type="float">
            <text:p>11902</text:p>
          </table:table-cell>
          <table:table-cell table:style-name="ce1" office:value-type="float" office:value="531" calcext:value-type="float">
            <text:p>531</text:p>
          </table:table-cell>
          <table:table-cell table:style-name="ce1" table:formula="of:=SUM([.H460:.R460])" office:value-type="float" office:value="65997" calcext:value-type="float">
            <text:p>65997</text:p>
          </table:table-cell>
          <table:table-cell table:style-name="ce3" table:formula="of:=[.H460]/[.$S460]" office:value-type="percentage" office:value="0.00387896419534221" calcext:value-type="percentage">
            <text:p>0,39%</text:p>
          </table:table-cell>
          <table:table-cell table:style-name="ce3" table:formula="of:=[.I460]/[.$S460]" office:value-type="percentage" office:value="0.0078336894101247" calcext:value-type="percentage">
            <text:p>0,78%</text:p>
          </table:table-cell>
          <table:table-cell table:style-name="ce3" table:formula="of:=[.J460]/[.$S460]" office:value-type="percentage" office:value="0.00157582920435777" calcext:value-type="percentage">
            <text:p>0,16%</text:p>
          </table:table-cell>
          <table:table-cell table:style-name="ce3" table:formula="of:=[.K460]/[.$S460]" office:value-type="percentage" office:value="0.0479264208979196" calcext:value-type="percentage">
            <text:p>4,79%</text:p>
          </table:table-cell>
          <table:table-cell table:style-name="ce3" table:formula="of:=[.L460]/[.$S460]" office:value-type="percentage" office:value="0.201751594769459" calcext:value-type="percentage">
            <text:p>20,18%</text:p>
          </table:table-cell>
          <table:table-cell table:style-name="ce3" table:formula="of:=[.M460]/[.$S460]" office:value-type="percentage" office:value="0.0431383244692941" calcext:value-type="percentage">
            <text:p>4,31%</text:p>
          </table:table-cell>
          <table:table-cell table:style-name="ce3" table:formula="of:=[.N460]/[.$S460]" office:value-type="percentage" office:value="0.0133490916253769" calcext:value-type="percentage">
            <text:p>1,33%</text:p>
          </table:table-cell>
          <table:table-cell table:style-name="ce3" table:formula="of:=[.O460]/[.$S460]" office:value-type="percentage" office:value="0.301301574313984" calcext:value-type="percentage">
            <text:p>30,13%</text:p>
          </table:table-cell>
          <table:table-cell table:style-name="ce3" table:formula="of:=[.P460]/[.$S460]" office:value-type="percentage" office:value="0.190857160173947" calcext:value-type="percentage">
            <text:p>19,09%</text:p>
          </table:table-cell>
          <table:table-cell table:style-name="ce3" table:formula="of:=[.Q460]/[.$S460]" office:value-type="percentage" office:value="0.180341530675637" calcext:value-type="percentage">
            <text:p>18,03%</text:p>
          </table:table-cell>
          <table:table-cell table:style-name="ce3" table:formula="of:=[.R460]/[.$S460]" office:value-type="percentage" office:value="0.00804582026455748" calcext:value-type="percentage">
            <text:p>0,8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84-03</text:p>
          </table:table-cell>
          <table:table-cell table:style-name="ce1" office:value-type="string" calcext:value-type="string">
            <text:p>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5536" calcext:value-type="float">
            <text:p>75536</text:p>
          </table:table-cell>
          <table:table-cell table:style-name="ce1" office:value-type="float" office:value="60963" calcext:value-type="float">
            <text:p>60963</text:p>
          </table:table-cell>
          <table:table-cell table:style-name="ce1" office:value-type="float" office:value="1047" calcext:value-type="float">
            <text:p>1047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934" calcext:value-type="float">
            <text:p>2934</text:p>
          </table:table-cell>
          <table:table-cell table:style-name="ce1" office:value-type="float" office:value="10919" calcext:value-type="float">
            <text:p>10919</text:p>
          </table:table-cell>
          <table:table-cell table:style-name="ce1" office:value-type="float" office:value="2161" calcext:value-type="float">
            <text:p>2161</text:p>
          </table:table-cell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21066" calcext:value-type="float">
            <text:p>21066</text:p>
          </table:table-cell>
          <table:table-cell table:style-name="ce1" office:value-type="float" office:value="9656" calcext:value-type="float">
            <text:p>9656</text:p>
          </table:table-cell>
          <table:table-cell table:style-name="ce1" office:value-type="float" office:value="10738" calcext:value-type="float">
            <text:p>10738</text:p>
          </table:table-cell>
          <table:table-cell table:style-name="ce1" office:value-type="float" office:value="496" calcext:value-type="float">
            <text:p>496</text:p>
          </table:table-cell>
          <table:table-cell table:style-name="ce1" table:formula="of:=SUM([.H461:.R461])" office:value-type="float" office:value="59574" calcext:value-type="float">
            <text:p>59574</text:p>
          </table:table-cell>
          <table:table-cell table:style-name="ce3" table:formula="of:=[.H461]/[.$S461]" office:value-type="percentage" office:value="0.0047503944673851" calcext:value-type="percentage">
            <text:p>0,48%</text:p>
          </table:table-cell>
          <table:table-cell table:style-name="ce3" table:formula="of:=[.I461]/[.$S461]" office:value-type="percentage" office:value="0.0083089938563803" calcext:value-type="percentage">
            <text:p>0,83%</text:p>
          </table:table-cell>
          <table:table-cell table:style-name="ce3" table:formula="of:=[.J461]/[.$S461]" office:value-type="percentage" office:value="0.00167858461745057" calcext:value-type="percentage">
            <text:p>0,17%</text:p>
          </table:table-cell>
          <table:table-cell table:style-name="ce3" table:formula="of:=[.K461]/[.$S461]" office:value-type="percentage" office:value="0.0492496726759996" calcext:value-type="percentage">
            <text:p>4,92%</text:p>
          </table:table-cell>
          <table:table-cell table:style-name="ce3" table:formula="of:=[.L461]/[.$S461]" office:value-type="percentage" office:value="0.183284654379427" calcext:value-type="percentage">
            <text:p>18,33%</text:p>
          </table:table-cell>
          <table:table-cell table:style-name="ce3" table:formula="of:=[.M461]/[.$S461]" office:value-type="percentage" office:value="0.0362742135831067" calcext:value-type="percentage">
            <text:p>3,63%</text:p>
          </table:table-cell>
          <table:table-cell table:style-name="ce3" table:formula="of:=[.N461]/[.$S461]" office:value-type="percentage" office:value="0.0121865243226911" calcext:value-type="percentage">
            <text:p>1,22%</text:p>
          </table:table-cell>
          <table:table-cell table:style-name="ce3" table:formula="of:=[.O461]/[.$S461]" office:value-type="percentage" office:value="0.353610635512136" calcext:value-type="percentage">
            <text:p>35,36%</text:p>
          </table:table-cell>
          <table:table-cell table:style-name="ce3" table:formula="of:=[.P461]/[.$S461]" office:value-type="percentage" office:value="0.162084130661027" calcext:value-type="percentage">
            <text:p>16,21%</text:p>
          </table:table-cell>
          <table:table-cell table:style-name="ce3" table:formula="of:=[.Q461]/[.$S461]" office:value-type="percentage" office:value="0.180246416221842" calcext:value-type="percentage">
            <text:p>18,02%</text:p>
          </table:table-cell>
          <table:table-cell table:style-name="ce3" table:formula="of:=[.R461]/[.$S461]" office:value-type="percentage" office:value="0.00832577970255481" calcext:value-type="percentage">
            <text:p>0,83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84-04</text:p>
          </table:table-cell>
          <table:table-cell table:style-name="ce1" office:value-type="string" calcext:value-type="string">
            <text:p>8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8654" calcext:value-type="float">
            <text:p>88654</text:p>
          </table:table-cell>
          <table:table-cell table:style-name="ce1" office:value-type="float" office:value="71870" calcext:value-type="float">
            <text:p>71870</text:p>
          </table:table-cell>
          <table:table-cell table:style-name="ce1" office:value-type="float" office:value="1431" calcext:value-type="float">
            <text:p>1431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3538" calcext:value-type="float">
            <text:p>3538</text:p>
          </table:table-cell>
          <table:table-cell table:style-name="ce1" office:value-type="float" office:value="13643" calcext:value-type="float">
            <text:p>13643</text:p>
          </table:table-cell>
          <table:table-cell table:style-name="ce1" office:value-type="float" office:value="2436" calcext:value-type="float">
            <text:p>2436</text:p>
          </table:table-cell>
          <table:table-cell table:style-name="ce1" office:value-type="float" office:value="1015" calcext:value-type="float">
            <text:p>1015</text:p>
          </table:table-cell>
          <table:table-cell table:style-name="ce1" office:value-type="float" office:value="23642" calcext:value-type="float">
            <text:p>23642</text:p>
          </table:table-cell>
          <table:table-cell table:style-name="ce1" office:value-type="float" office:value="12057" calcext:value-type="float">
            <text:p>12057</text:p>
          </table:table-cell>
          <table:table-cell table:style-name="ce1" office:value-type="float" office:value="11935" calcext:value-type="float">
            <text:p>11935</text:p>
          </table:table-cell>
          <table:table-cell table:style-name="ce1" office:value-type="float" office:value="652" calcext:value-type="float">
            <text:p>652</text:p>
          </table:table-cell>
          <table:table-cell table:style-name="ce1" table:formula="of:=SUM([.H462:.R462])" office:value-type="float" office:value="70021" calcext:value-type="float">
            <text:p>70021</text:p>
          </table:table-cell>
          <table:table-cell table:style-name="ce3" table:formula="of:=[.H462]/[.$S462]" office:value-type="percentage" office:value="0.00479856043187044" calcext:value-type="percentage">
            <text:p>0,48%</text:p>
          </table:table-cell>
          <table:table-cell table:style-name="ce3" table:formula="of:=[.I462]/[.$S462]" office:value-type="percentage" office:value="0.00914011510832465" calcext:value-type="percentage">
            <text:p>0,91%</text:p>
          </table:table-cell>
          <table:table-cell table:style-name="ce3" table:formula="of:=[.J462]/[.$S462]" office:value-type="percentage" office:value="0.00181374159180817" calcext:value-type="percentage">
            <text:p>0,18%</text:p>
          </table:table-cell>
          <table:table-cell table:style-name="ce3" table:formula="of:=[.K462]/[.$S462]" office:value-type="percentage" office:value="0.0505276988332072" calcext:value-type="percentage">
            <text:p>5,05%</text:p>
          </table:table-cell>
          <table:table-cell table:style-name="ce3" table:formula="of:=[.L462]/[.$S462]" office:value-type="percentage" office:value="0.194841547535739" calcext:value-type="percentage">
            <text:p>19,48%</text:p>
          </table:table-cell>
          <table:table-cell table:style-name="ce3" table:formula="of:=[.M462]/[.$S462]" office:value-type="percentage" office:value="0.0347895631310607" calcext:value-type="percentage">
            <text:p>3,48%</text:p>
          </table:table-cell>
          <table:table-cell table:style-name="ce3" table:formula="of:=[.N462]/[.$S462]" office:value-type="percentage" office:value="0.0144956513046086" calcext:value-type="percentage">
            <text:p>1,45%</text:p>
          </table:table-cell>
          <table:table-cell table:style-name="ce3" table:formula="of:=[.O462]/[.$S462]" office:value-type="percentage" office:value="0.337641564673455" calcext:value-type="percentage">
            <text:p>33,76%</text:p>
          </table:table-cell>
          <table:table-cell table:style-name="ce3" table:formula="of:=[.P462]/[.$S462]" office:value-type="percentage" office:value="0.172191199782922" calcext:value-type="percentage">
            <text:p>17,22%</text:p>
          </table:table-cell>
          <table:table-cell table:style-name="ce3" table:formula="of:=[.Q462]/[.$S462]" office:value-type="percentage" office:value="0.170448865340398" calcext:value-type="percentage">
            <text:p>17,04%</text:p>
          </table:table-cell>
          <table:table-cell table:style-name="ce3" table:formula="of:=[.R462]/[.$S462]" office:value-type="percentage" office:value="0.00931149226660573" calcext:value-type="percentage">
            <text:p>0,93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84-05</text:p>
          </table:table-cell>
          <table:table-cell table:style-name="ce1" office:value-type="string" calcext:value-type="string">
            <text:p>8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1710" calcext:value-type="float">
            <text:p>81710</text:p>
          </table:table-cell>
          <table:table-cell table:style-name="ce1" office:value-type="float" office:value="66033" calcext:value-type="float">
            <text:p>66033</text:p>
          </table:table-cell>
          <table:table-cell table:style-name="ce1" office:value-type="float" office:value="1140" calcext:value-type="float">
            <text:p>1140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631" calcext:value-type="float">
            <text:p>631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2912" calcext:value-type="float">
            <text:p>2912</text:p>
          </table:table-cell>
          <table:table-cell table:style-name="ce1" office:value-type="float" office:value="12793" calcext:value-type="float">
            <text:p>12793</text:p>
          </table:table-cell>
          <table:table-cell table:style-name="ce1" office:value-type="float" office:value="2971" calcext:value-type="float">
            <text:p>2971</text:p>
          </table:table-cell>
          <table:table-cell table:style-name="ce1" office:value-type="float" office:value="832" calcext:value-type="float">
            <text:p>832</text:p>
          </table:table-cell>
          <table:table-cell table:style-name="ce1" office:value-type="float" office:value="18212" calcext:value-type="float">
            <text:p>18212</text:p>
          </table:table-cell>
          <table:table-cell table:style-name="ce1" office:value-type="float" office:value="12885" calcext:value-type="float">
            <text:p>12885</text:p>
          </table:table-cell>
          <table:table-cell table:style-name="ce1" office:value-type="float" office:value="12248" calcext:value-type="float">
            <text:p>12248</text:p>
          </table:table-cell>
          <table:table-cell table:style-name="ce1" office:value-type="float" office:value="641" calcext:value-type="float">
            <text:p>641</text:p>
          </table:table-cell>
          <table:table-cell table:style-name="ce1" table:formula="of:=SUM([.H463:.R463])" office:value-type="float" office:value="64501" calcext:value-type="float">
            <text:p>64501</text:p>
          </table:table-cell>
          <table:table-cell table:style-name="ce3" table:formula="of:=[.H463]/[.$S463]" office:value-type="percentage" office:value="0.00429450706190602" calcext:value-type="percentage">
            <text:p>0,43%</text:p>
          </table:table-cell>
          <table:table-cell table:style-name="ce3" table:formula="of:=[.I463]/[.$S463]" office:value-type="percentage" office:value="0.00978279406520829" calcext:value-type="percentage">
            <text:p>0,98%</text:p>
          </table:table-cell>
          <table:table-cell table:style-name="ce3" table:formula="of:=[.J463]/[.$S463]" office:value-type="percentage" office:value="0.00153485992465233" calcext:value-type="percentage">
            <text:p>0,15%</text:p>
          </table:table-cell>
          <table:table-cell table:style-name="ce3" table:formula="of:=[.K463]/[.$S463]" office:value-type="percentage" office:value="0.0451465868746221" calcext:value-type="percentage">
            <text:p>4,51%</text:p>
          </table:table-cell>
          <table:table-cell table:style-name="ce3" table:formula="of:=[.L463]/[.$S463]" office:value-type="percentage" office:value="0.198338010263407" calcext:value-type="percentage">
            <text:p>19,83%</text:p>
          </table:table-cell>
          <table:table-cell table:style-name="ce3" table:formula="of:=[.M463]/[.$S463]" office:value-type="percentage" office:value="0.0460613013751725" calcext:value-type="percentage">
            <text:p>4,61%</text:p>
          </table:table-cell>
          <table:table-cell table:style-name="ce3" table:formula="of:=[.N463]/[.$S463]" office:value-type="percentage" office:value="0.0128990248213206" calcext:value-type="percentage">
            <text:p>1,29%</text:p>
          </table:table-cell>
          <table:table-cell table:style-name="ce3" table:formula="of:=[.O463]/[.$S463]" office:value-type="percentage" office:value="0.282352211593619" calcext:value-type="percentage">
            <text:p>28,24%</text:p>
          </table:table-cell>
          <table:table-cell table:style-name="ce3" table:formula="of:=[.P463]/[.$S463]" office:value-type="percentage" office:value="0.199764344738841" calcext:value-type="percentage">
            <text:p>19,98%</text:p>
          </table:table-cell>
          <table:table-cell table:style-name="ce3" table:formula="of:=[.Q463]/[.$S463]" office:value-type="percentage" office:value="0.189888528860018" calcext:value-type="percentage">
            <text:p>18,99%</text:p>
          </table:table-cell>
          <table:table-cell table:style-name="ce3" table:formula="of:=[.R463]/[.$S463]" office:value-type="percentage" office:value="0.00993783042123378" calcext:value-type="percentage">
            <text:p>0,99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85-0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9552" calcext:value-type="float">
            <text:p>109552</text:p>
          </table:table-cell>
          <table:table-cell table:style-name="ce1" office:value-type="float" office:value="92446" calcext:value-type="float">
            <text:p>92446</text:p>
          </table:table-cell>
          <table:table-cell table:style-name="ce1" office:value-type="float" office:value="1710" calcext:value-type="float">
            <text:p>1710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585" calcext:value-type="float">
            <text:p>585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5141" calcext:value-type="float">
            <text:p>5141</text:p>
          </table:table-cell>
          <table:table-cell table:style-name="ce1" office:value-type="float" office:value="21039" calcext:value-type="float">
            <text:p>21039</text:p>
          </table:table-cell>
          <table:table-cell table:style-name="ce1" office:value-type="float" office:value="5026" calcext:value-type="float">
            <text:p>5026</text:p>
          </table:table-cell>
          <table:table-cell table:style-name="ce1" office:value-type="float" office:value="749" calcext:value-type="float">
            <text:p>749</text:p>
          </table:table-cell>
          <table:table-cell table:style-name="ce1" office:value-type="float" office:value="16081" calcext:value-type="float">
            <text:p>16081</text:p>
          </table:table-cell>
          <table:table-cell table:style-name="ce1" office:value-type="float" office:value="24770" calcext:value-type="float">
            <text:p>24770</text:p>
          </table:table-cell>
          <table:table-cell table:style-name="ce1" office:value-type="float" office:value="14245" calcext:value-type="float">
            <text:p>14245</text:p>
          </table:table-cell>
          <table:table-cell table:style-name="ce1" office:value-type="float" office:value="1171" calcext:value-type="float">
            <text:p>1171</text:p>
          </table:table-cell>
          <table:table-cell table:style-name="ce1" table:formula="of:=SUM([.H464:.R464])" office:value-type="float" office:value="89684" calcext:value-type="float">
            <text:p>89684</text:p>
          </table:table-cell>
          <table:table-cell table:style-name="ce3" table:formula="of:=[.H464]/[.$S464]" office:value-type="percentage" office:value="0.00791668525043486" calcext:value-type="percentage">
            <text:p>0,79%</text:p>
          </table:table-cell>
          <table:table-cell table:style-name="ce3" table:formula="of:=[.I464]/[.$S464]" office:value-type="percentage" office:value="0.00652290263592168" calcext:value-type="percentage">
            <text:p>0,65%</text:p>
          </table:table-cell>
          <table:table-cell table:style-name="ce3" table:formula="of:=[.J464]/[.$S464]" office:value-type="percentage" office:value="0.00186209357298961" calcext:value-type="percentage">
            <text:p>0,19%</text:p>
          </table:table-cell>
          <table:table-cell table:style-name="ce3" table:formula="of:=[.K464]/[.$S464]" office:value-type="percentage" office:value="0.0573234913696981" calcext:value-type="percentage">
            <text:p>5,73%</text:p>
          </table:table-cell>
          <table:table-cell table:style-name="ce3" table:formula="of:=[.L464]/[.$S464]" office:value-type="percentage" office:value="0.234590339413942" calcext:value-type="percentage">
            <text:p>23,46%</text:p>
          </table:table-cell>
          <table:table-cell table:style-name="ce3" table:formula="of:=[.M464]/[.$S464]" office:value-type="percentage" office:value="0.0560412113643459" calcext:value-type="percentage">
            <text:p>5,60%</text:p>
          </table:table-cell>
          <table:table-cell table:style-name="ce3" table:formula="of:=[.N464]/[.$S464]" office:value-type="percentage" office:value="0.00835154542616297" calcext:value-type="percentage">
            <text:p>0,84%</text:p>
          </table:table-cell>
          <table:table-cell table:style-name="ce3" table:formula="of:=[.O464]/[.$S464]" office:value-type="percentage" office:value="0.179307345791892" calcext:value-type="percentage">
            <text:p>17,93%</text:p>
          </table:table-cell>
          <table:table-cell table:style-name="ce3" table:formula="of:=[.P464]/[.$S464]" office:value-type="percentage" office:value="0.276191962891932" calcext:value-type="percentage">
            <text:p>27,62%</text:p>
          </table:table-cell>
          <table:table-cell table:style-name="ce3" table:formula="of:=[.Q464]/[.$S464]" office:value-type="percentage" office:value="0.158835466749922" calcext:value-type="percentage">
            <text:p>15,88%</text:p>
          </table:table-cell>
          <table:table-cell table:style-name="ce3" table:formula="of:=[.R464]/[.$S464]" office:value-type="percentage" office:value="0.0130569555327595" calcext:value-type="percentage">
            <text:p>1,3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85-02</text:p>
          </table:table-cell>
          <table:table-cell table:style-name="ce1" office:value-type="string" calcext:value-type="string">
            <text:p>8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3486" calcext:value-type="float">
            <text:p>103486</text:p>
          </table:table-cell>
          <table:table-cell table:style-name="ce1" office:value-type="float" office:value="86888" calcext:value-type="float">
            <text:p>86888</text:p>
          </table:table-cell>
          <table:table-cell table:style-name="ce1" office:value-type="float" office:value="1689" calcext:value-type="float">
            <text:p>1689</text:p>
          </table:table-cell>
          <table:table-cell table:style-name="ce1" office:value-type="float" office:value="889" calcext:value-type="float">
            <text:p>889</text:p>
          </table:table-cell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4726" calcext:value-type="float">
            <text:p>4726</text:p>
          </table:table-cell>
          <table:table-cell table:style-name="ce1" office:value-type="float" office:value="19600" calcext:value-type="float">
            <text:p>19600</text:p>
          </table:table-cell>
          <table:table-cell table:style-name="ce1" office:value-type="float" office:value="4758" calcext:value-type="float">
            <text:p>4758</text:p>
          </table:table-cell>
          <table:table-cell table:style-name="ce1" office:value-type="float" office:value="794" calcext:value-type="float">
            <text:p>794</text:p>
          </table:table-cell>
          <table:table-cell table:style-name="ce1" office:value-type="float" office:value="15676" calcext:value-type="float">
            <text:p>15676</text:p>
          </table:table-cell>
          <table:table-cell table:style-name="ce1" office:value-type="float" office:value="22695" calcext:value-type="float">
            <text:p>22695</text:p>
          </table:table-cell>
          <table:table-cell table:style-name="ce1" office:value-type="float" office:value="13688" calcext:value-type="float">
            <text:p>13688</text:p>
          </table:table-cell>
          <table:table-cell table:style-name="ce1" office:value-type="float" office:value="1035" calcext:value-type="float">
            <text:p>1035</text:p>
          </table:table-cell>
          <table:table-cell table:style-name="ce1" table:formula="of:=SUM([.H465:.R465])" office:value-type="float" office:value="84310" calcext:value-type="float">
            <text:p>84310</text:p>
          </table:table-cell>
          <table:table-cell table:style-name="ce3" table:formula="of:=[.H465]/[.$S465]" office:value-type="percentage" office:value="0.00753172814612739" calcext:value-type="percentage">
            <text:p>0,75%</text:p>
          </table:table-cell>
          <table:table-cell table:style-name="ce3" table:formula="of:=[.I465]/[.$S465]" office:value-type="percentage" office:value="0.0066777369232594" calcext:value-type="percentage">
            <text:p>0,67%</text:p>
          </table:table-cell>
          <table:table-cell table:style-name="ce3" table:formula="of:=[.J465]/[.$S465]" office:value-type="percentage" office:value="0.00166053848890998" calcext:value-type="percentage">
            <text:p>0,17%</text:p>
          </table:table-cell>
          <table:table-cell table:style-name="ce3" table:formula="of:=[.K465]/[.$S465]" office:value-type="percentage" office:value="0.0560550349899182" calcext:value-type="percentage">
            <text:p>5,61%</text:p>
          </table:table-cell>
          <table:table-cell table:style-name="ce3" table:formula="of:=[.L465]/[.$S465]" office:value-type="percentage" office:value="0.232475388447396" calcext:value-type="percentage">
            <text:p>23,25%</text:p>
          </table:table-cell>
          <table:table-cell table:style-name="ce3" table:formula="of:=[.M465]/[.$S465]" office:value-type="percentage" office:value="0.0564345866445262" calcext:value-type="percentage">
            <text:p>5,64%</text:p>
          </table:table-cell>
          <table:table-cell table:style-name="ce3" table:formula="of:=[.N465]/[.$S465]" office:value-type="percentage" office:value="0.00941762542996086" calcext:value-type="percentage">
            <text:p>0,94%</text:p>
          </table:table-cell>
          <table:table-cell table:style-name="ce3" table:formula="of:=[.O465]/[.$S465]" office:value-type="percentage" office:value="0.185932866801091" calcext:value-type="percentage">
            <text:p>18,59%</text:p>
          </table:table-cell>
          <table:table-cell table:style-name="ce3" table:formula="of:=[.P465]/[.$S465]" office:value-type="percentage" office:value="0.269185150041513" calcext:value-type="percentage">
            <text:p>26,92%</text:p>
          </table:table-cell>
          <table:table-cell table:style-name="ce3" table:formula="of:=[.Q465]/[.$S465]" office:value-type="percentage" office:value="0.16235322025857" calcext:value-type="percentage">
            <text:p>16,24%</text:p>
          </table:table-cell>
          <table:table-cell table:style-name="ce3" table:formula="of:=[.R465]/[.$S465]" office:value-type="percentage" office:value="0.0122761238287273" calcext:value-type="percentage">
            <text:p>1,23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85-03</text:p>
          </table:table-cell>
          <table:table-cell table:style-name="ce1" office:value-type="string" calcext:value-type="string">
            <text:p>8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2127" calcext:value-type="float">
            <text:p>122127</text:p>
          </table:table-cell>
          <table:table-cell table:style-name="ce1" office:value-type="float" office:value="100087" calcext:value-type="float">
            <text:p>100087</text:p>
          </table:table-cell>
          <table:table-cell table:style-name="ce1" office:value-type="float" office:value="1587" calcext:value-type="float">
            <text:p>1587</text:p>
          </table:table-cell>
          <table:table-cell table:style-name="ce1" office:value-type="float" office:value="894" calcext:value-type="float">
            <text:p>894</text:p>
          </table:table-cell>
          <table:table-cell table:style-name="ce1" office:value-type="float" office:value="642" calcext:value-type="float">
            <text:p>642</text:p>
          </table:table-cell>
          <table:table-cell table:style-name="ce1" office:value-type="float" office:value="662" calcext:value-type="float">
            <text:p>662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5599" calcext:value-type="float">
            <text:p>5599</text:p>
          </table:table-cell>
          <table:table-cell table:style-name="ce1" office:value-type="float" office:value="27797" calcext:value-type="float">
            <text:p>27797</text:p>
          </table:table-cell>
          <table:table-cell table:style-name="ce1" office:value-type="float" office:value="4244" calcext:value-type="float">
            <text:p>4244</text:p>
          </table:table-cell>
          <table:table-cell table:style-name="ce1" office:value-type="float" office:value="881" calcext:value-type="float">
            <text:p>881</text:p>
          </table:table-cell>
          <table:table-cell table:style-name="ce1" office:value-type="float" office:value="19531" calcext:value-type="float">
            <text:p>19531</text:p>
          </table:table-cell>
          <table:table-cell table:style-name="ce1" office:value-type="float" office:value="23726" calcext:value-type="float">
            <text:p>23726</text:p>
          </table:table-cell>
          <table:table-cell table:style-name="ce1" office:value-type="float" office:value="13437" calcext:value-type="float">
            <text:p>13437</text:p>
          </table:table-cell>
          <table:table-cell table:style-name="ce1" office:value-type="float" office:value="959" calcext:value-type="float">
            <text:p>959</text:p>
          </table:table-cell>
          <table:table-cell table:style-name="ce1" table:formula="of:=SUM([.H466:.R466])" office:value-type="float" office:value="97606" calcext:value-type="float">
            <text:p>97606</text:p>
          </table:table-cell>
          <table:table-cell table:style-name="ce3" table:formula="of:=[.H466]/[.$S466]" office:value-type="percentage" office:value="0.00657746450013319" calcext:value-type="percentage">
            <text:p>0,66%</text:p>
          </table:table-cell>
          <table:table-cell table:style-name="ce3" table:formula="of:=[.I466]/[.$S466]" office:value-type="percentage" office:value="0.00678236993627441" calcext:value-type="percentage">
            <text:p>0,68%</text:p>
          </table:table-cell>
          <table:table-cell table:style-name="ce3" table:formula="of:=[.J466]/[.$S466]" office:value-type="percentage" office:value="0.00131139479130381" calcext:value-type="percentage">
            <text:p>0,13%</text:p>
          </table:table-cell>
          <table:table-cell table:style-name="ce3" table:formula="of:=[.K466]/[.$S466]" office:value-type="percentage" office:value="0.0573632768477348" calcext:value-type="percentage">
            <text:p>5,74%</text:p>
          </table:table-cell>
          <table:table-cell table:style-name="ce3" table:formula="of:=[.L466]/[.$S466]" office:value-type="percentage" office:value="0.284787820420876" calcext:value-type="percentage">
            <text:p>28,48%</text:p>
          </table:table-cell>
          <table:table-cell table:style-name="ce3" table:formula="of:=[.M466]/[.$S466]" office:value-type="percentage" office:value="0.0434809335491671" calcext:value-type="percentage">
            <text:p>4,35%</text:p>
          </table:table-cell>
          <table:table-cell table:style-name="ce3" table:formula="of:=[.N466]/[.$S466]" office:value-type="percentage" office:value="0.00902608446202078" calcext:value-type="percentage">
            <text:p>0,90%</text:p>
          </table:table-cell>
          <table:table-cell table:style-name="ce3" table:formula="of:=[.O466]/[.$S466]" office:value-type="percentage" office:value="0.200100403663709" calcext:value-type="percentage">
            <text:p>20,01%</text:p>
          </table:table-cell>
          <table:table-cell table:style-name="ce3" table:formula="of:=[.P466]/[.$S466]" office:value-type="percentage" office:value="0.24307931889433" calcext:value-type="percentage">
            <text:p>24,31%</text:p>
          </table:table-cell>
          <table:table-cell table:style-name="ce3" table:formula="of:=[.Q466]/[.$S466]" office:value-type="percentage" office:value="0.137665717271479" calcext:value-type="percentage">
            <text:p>13,77%</text:p>
          </table:table-cell>
          <table:table-cell table:style-name="ce3" table:formula="of:=[.R466]/[.$S466]" office:value-type="percentage" office:value="0.00982521566297154" calcext:value-type="percentage">
            <text:p>0,9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85-04</text:p>
          </table:table-cell>
          <table:table-cell table:style-name="ce1" office:value-type="string" calcext:value-type="string">
            <text:p>8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7841" calcext:value-type="float">
            <text:p>97841</text:p>
          </table:table-cell>
          <table:table-cell table:style-name="ce1" office:value-type="float" office:value="84741" calcext:value-type="float">
            <text:p>84741</text:p>
          </table:table-cell>
          <table:table-cell table:style-name="ce1" office:value-type="float" office:value="2044" calcext:value-type="float">
            <text:p>2044</text:p>
          </table:table-cell>
          <table:table-cell table:style-name="ce1" office:value-type="float" office:value="845" calcext:value-type="float">
            <text:p>845</text:p>
          </table:table-cell>
          <table:table-cell table:style-name="ce1" office:value-type="float" office:value="759" calcext:value-type="float">
            <text:p>759</text:p>
          </table:table-cell>
          <table:table-cell table:style-name="ce1" office:value-type="float" office:value="494" calcext:value-type="float">
            <text:p>494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4996" calcext:value-type="float">
            <text:p>4996</text:p>
          </table:table-cell>
          <table:table-cell table:style-name="ce1" office:value-type="float" office:value="22849" calcext:value-type="float">
            <text:p>22849</text:p>
          </table:table-cell>
          <table:table-cell table:style-name="ce1" office:value-type="float" office:value="3908" calcext:value-type="float">
            <text:p>3908</text:p>
          </table:table-cell>
          <table:table-cell table:style-name="ce1" office:value-type="float" office:value="701" calcext:value-type="float">
            <text:p>701</text:p>
          </table:table-cell>
          <table:table-cell table:style-name="ce1" office:value-type="float" office:value="12411" calcext:value-type="float">
            <text:p>12411</text:p>
          </table:table-cell>
          <table:table-cell table:style-name="ce1" office:value-type="float" office:value="22801" calcext:value-type="float">
            <text:p>22801</text:p>
          </table:table-cell>
          <table:table-cell table:style-name="ce1" office:value-type="float" office:value="11591" calcext:value-type="float">
            <text:p>11591</text:p>
          </table:table-cell>
          <table:table-cell table:style-name="ce1" office:value-type="float" office:value="1178" calcext:value-type="float">
            <text:p>1178</text:p>
          </table:table-cell>
          <table:table-cell table:style-name="ce1" table:formula="of:=SUM([.H467:.R467])" office:value-type="float" office:value="81852" calcext:value-type="float">
            <text:p>81852</text:p>
          </table:table-cell>
          <table:table-cell table:style-name="ce3" table:formula="of:=[.H467]/[.$S467]" office:value-type="percentage" office:value="0.00927283389532327" calcext:value-type="percentage">
            <text:p>0,93%</text:p>
          </table:table-cell>
          <table:table-cell table:style-name="ce3" table:formula="of:=[.I467]/[.$S467]" office:value-type="percentage" office:value="0.00603528319405757" calcext:value-type="percentage">
            <text:p>0,60%</text:p>
          </table:table-cell>
          <table:table-cell table:style-name="ce3" table:formula="of:=[.J467]/[.$S467]" office:value-type="percentage" office:value="0.00200361628304745" calcext:value-type="percentage">
            <text:p>0,20%</text:p>
          </table:table-cell>
          <table:table-cell table:style-name="ce3" table:formula="of:=[.K467]/[.$S467]" office:value-type="percentage" office:value="0.0610369935982016" calcext:value-type="percentage">
            <text:p>6,10%</text:p>
          </table:table-cell>
          <table:table-cell table:style-name="ce3" table:formula="of:=[.L467]/[.$S467]" office:value-type="percentage" office:value="0.279150173483849" calcext:value-type="percentage">
            <text:p>27,92%</text:p>
          </table:table-cell>
          <table:table-cell table:style-name="ce3" table:formula="of:=[.M467]/[.$S467]" office:value-type="percentage" office:value="0.0477447099643259" calcext:value-type="percentage">
            <text:p>4,77%</text:p>
          </table:table-cell>
          <table:table-cell table:style-name="ce3" table:formula="of:=[.N467]/[.$S467]" office:value-type="percentage" office:value="0.0085642378927821" calcext:value-type="percentage">
            <text:p>0,86%</text:p>
          </table:table-cell>
          <table:table-cell table:style-name="ce3" table:formula="of:=[.O467]/[.$S467]" office:value-type="percentage" office:value="0.151627327371353" calcext:value-type="percentage">
            <text:p>15,16%</text:p>
          </table:table-cell>
          <table:table-cell table:style-name="ce3" table:formula="of:=[.P467]/[.$S467]" office:value-type="percentage" office:value="0.278563749205884" calcext:value-type="percentage">
            <text:p>27,86%</text:p>
          </table:table-cell>
          <table:table-cell table:style-name="ce3" table:formula="of:=[.Q467]/[.$S467]" office:value-type="percentage" office:value="0.141609245956116" calcext:value-type="percentage">
            <text:p>14,16%</text:p>
          </table:table-cell>
          <table:table-cell table:style-name="ce3" table:formula="of:=[.R467]/[.$S467]" office:value-type="percentage" office:value="0.0143918291550604" calcext:value-type="percentage">
            <text:p>1,44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85-05</text:p>
          </table:table-cell>
          <table:table-cell table:style-name="ce1" office:value-type="string" calcext:value-type="string">
            <text:p>8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1455" calcext:value-type="float">
            <text:p>81455</text:p>
          </table:table-cell>
          <table:table-cell table:style-name="ce1" office:value-type="float" office:value="67412" calcext:value-type="float">
            <text:p>67412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785" calcext:value-type="float">
            <text:p>785</text:p>
          </table:table-cell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401" calcext:value-type="float">
            <text:p>401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3749" calcext:value-type="float">
            <text:p>3749</text:p>
          </table:table-cell>
          <table:table-cell table:style-name="ce1" office:value-type="float" office:value="15519" calcext:value-type="float">
            <text:p>15519</text:p>
          </table:table-cell>
          <table:table-cell table:style-name="ce1" office:value-type="float" office:value="3420" calcext:value-type="float">
            <text:p>3420</text:p>
          </table:table-cell>
          <table:table-cell table:style-name="ce1" office:value-type="float" office:value="685" calcext:value-type="float">
            <text:p>685</text:p>
          </table:table-cell>
          <table:table-cell table:style-name="ce1" office:value-type="float" office:value="13891" calcext:value-type="float">
            <text:p>13891</text:p>
          </table:table-cell>
          <table:table-cell table:style-name="ce1" office:value-type="float" office:value="15997" calcext:value-type="float">
            <text:p>15997</text:p>
          </table:table-cell>
          <table:table-cell table:style-name="ce1" office:value-type="float" office:value="10194" calcext:value-type="float">
            <text:p>10194</text:p>
          </table:table-cell>
          <table:table-cell table:style-name="ce1" office:value-type="float" office:value="876" calcext:value-type="float">
            <text:p>876</text:p>
          </table:table-cell>
          <table:table-cell table:style-name="ce1" table:formula="of:=SUM([.H468:.R468])" office:value-type="float" office:value="65377" calcext:value-type="float">
            <text:p>65377</text:p>
          </table:table-cell>
          <table:table-cell table:style-name="ce3" table:formula="of:=[.H468]/[.$S468]" office:value-type="percentage" office:value="0.00838215274484911" calcext:value-type="percentage">
            <text:p>0,84%</text:p>
          </table:table-cell>
          <table:table-cell table:style-name="ce3" table:formula="of:=[.I468]/[.$S468]" office:value-type="percentage" office:value="0.0061336555669425" calcext:value-type="percentage">
            <text:p>0,61%</text:p>
          </table:table-cell>
          <table:table-cell table:style-name="ce3" table:formula="of:=[.J468]/[.$S468]" office:value-type="percentage" office:value="0.00148370221943497" calcext:value-type="percentage">
            <text:p>0,15%</text:p>
          </table:table-cell>
          <table:table-cell table:style-name="ce3" table:formula="of:=[.K468]/[.$S468]" office:value-type="percentage" office:value="0.0573443259862031" calcext:value-type="percentage">
            <text:p>5,73%</text:p>
          </table:table-cell>
          <table:table-cell table:style-name="ce3" table:formula="of:=[.L468]/[.$S468]" office:value-type="percentage" office:value="0.237377059210426" calcext:value-type="percentage">
            <text:p>23,74%</text:p>
          </table:table-cell>
          <table:table-cell table:style-name="ce3" table:formula="of:=[.M468]/[.$S468]" office:value-type="percentage" office:value="0.0523119751594598" calcext:value-type="percentage">
            <text:p>5,23%</text:p>
          </table:table-cell>
          <table:table-cell table:style-name="ce3" table:formula="of:=[.N468]/[.$S468]" office:value-type="percentage" office:value="0.0104776909310614" calcext:value-type="percentage">
            <text:p>1,05%</text:p>
          </table:table-cell>
          <table:table-cell table:style-name="ce3" table:formula="of:=[.O468]/[.$S468]" office:value-type="percentage" office:value="0.212475335362589" calcext:value-type="percentage">
            <text:p>21,25%</text:p>
          </table:table-cell>
          <table:table-cell table:style-name="ce3" table:formula="of:=[.P468]/[.$S468]" office:value-type="percentage" office:value="0.244688499013414" calcext:value-type="percentage">
            <text:p>24,47%</text:p>
          </table:table-cell>
          <table:table-cell table:style-name="ce3" table:formula="of:=[.Q468]/[.$S468]" office:value-type="percentage" office:value="0.155926396133197" calcext:value-type="percentage">
            <text:p>15,59%</text:p>
          </table:table-cell>
          <table:table-cell table:style-name="ce3" table:formula="of:=[.R468]/[.$S468]" office:value-type="percentage" office:value="0.013399207672423" calcext:value-type="percentage">
            <text:p>1,34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86-01</text:p>
          </table:table-cell>
          <table:table-cell table:style-name="ce1" office:value-type="string" calcext:value-type="string">
            <text:p>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9610" calcext:value-type="float">
            <text:p>79610</text:p>
          </table:table-cell>
          <table:table-cell table:style-name="ce1" office:value-type="float" office:value="63693" calcext:value-type="float">
            <text:p>63693</text:p>
          </table:table-cell>
          <table:table-cell table:style-name="ce1" office:value-type="float" office:value="1227" calcext:value-type="float">
            <text:p>1227</text:p>
          </table:table-cell>
          <table:table-cell table:style-name="ce1" office:value-type="float" office:value="513" calcext:value-type="float">
            <text:p>513</text:p>
          </table:table-cell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858" calcext:value-type="float">
            <text:p>2858</text:p>
          </table:table-cell>
          <table:table-cell table:style-name="ce1" office:value-type="float" office:value="9974" calcext:value-type="float">
            <text:p>9974</text:p>
          </table:table-cell>
          <table:table-cell table:style-name="ce1" office:value-type="float" office:value="5088" calcext:value-type="float">
            <text:p>5088</text:p>
          </table:table-cell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10387" calcext:value-type="float">
            <text:p>10387</text:p>
          </table:table-cell>
          <table:table-cell table:style-name="ce1" office:value-type="float" office:value="16918" calcext:value-type="float">
            <text:p>16918</text:p>
          </table:table-cell>
          <table:table-cell table:style-name="ce1" office:value-type="float" office:value="13932" calcext:value-type="float">
            <text:p>13932</text:p>
          </table:table-cell>
          <table:table-cell table:style-name="ce1" office:value-type="float" office:value="948" calcext:value-type="float">
            <text:p>948</text:p>
          </table:table-cell>
          <table:table-cell table:style-name="ce1" table:formula="of:=SUM([.H469:.R469])" office:value-type="float" office:value="61953" calcext:value-type="float">
            <text:p>61953</text:p>
          </table:table-cell>
          <table:table-cell table:style-name="ce3" table:formula="of:=[.H469]/[.$S469]" office:value-type="percentage" office:value="0.00787693896986425" calcext:value-type="percentage">
            <text:p>0,79%</text:p>
          </table:table-cell>
          <table:table-cell table:style-name="ce3" table:formula="of:=[.I469]/[.$S469]" office:value-type="percentage" office:value="0.00808677545881555" calcext:value-type="percentage">
            <text:p>0,81%</text:p>
          </table:table-cell>
          <table:table-cell table:style-name="ce3" table:formula="of:=[.J469]/[.$S469]" office:value-type="percentage" office:value="0.00214678869465563" calcext:value-type="percentage">
            <text:p>0,21%</text:p>
          </table:table-cell>
          <table:table-cell table:style-name="ce3" table:formula="of:=[.K469]/[.$S469]" office:value-type="percentage" office:value="0.0461317450325247" calcext:value-type="percentage">
            <text:p>4,61%</text:p>
          </table:table-cell>
          <table:table-cell table:style-name="ce3" table:formula="of:=[.L469]/[.$S469]" office:value-type="percentage" office:value="0.160993010830791" calcext:value-type="percentage">
            <text:p>16,10%</text:p>
          </table:table-cell>
          <table:table-cell table:style-name="ce3" table:formula="of:=[.M469]/[.$S469]" office:value-type="percentage" office:value="0.0821267735218633" calcext:value-type="percentage">
            <text:p>8,21%</text:p>
          </table:table-cell>
          <table:table-cell table:style-name="ce3" table:formula="of:=[.N469]/[.$S469]" office:value-type="percentage" office:value="0.0117185608445112" calcext:value-type="percentage">
            <text:p>1,17%</text:p>
          </table:table-cell>
          <table:table-cell table:style-name="ce3" table:formula="of:=[.O469]/[.$S469]" office:value-type="percentage" office:value="0.16765935467209" calcext:value-type="percentage">
            <text:p>16,77%</text:p>
          </table:table-cell>
          <table:table-cell table:style-name="ce3" table:formula="of:=[.P469]/[.$S469]" office:value-type="percentage" office:value="0.273077978467548" calcext:value-type="percentage">
            <text:p>27,31%</text:p>
          </table:table-cell>
          <table:table-cell table:style-name="ce3" table:formula="of:=[.Q469]/[.$S469]" office:value-type="percentage" office:value="0.224880151082272" calcext:value-type="percentage">
            <text:p>22,49%</text:p>
          </table:table-cell>
          <table:table-cell table:style-name="ce3" table:formula="of:=[.R469]/[.$S469]" office:value-type="percentage" office:value="0.0153019224250642" calcext:value-type="percentage">
            <text:p>1,53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86-02</text:p>
          </table:table-cell>
          <table:table-cell table:style-name="ce1" office:value-type="string" calcext:value-type="string">
            <text:p>8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7533" calcext:value-type="float">
            <text:p>77533</text:p>
          </table:table-cell>
          <table:table-cell table:style-name="ce1" office:value-type="float" office:value="63040" calcext:value-type="float">
            <text:p>63040</text:p>
          </table:table-cell>
          <table:table-cell table:style-name="ce1" office:value-type="float" office:value="1141" calcext:value-type="float">
            <text:p>1141</text:p>
          </table:table-cell>
          <table:table-cell table:style-name="ce1" office:value-type="float" office:value="437" calcext:value-type="float">
            <text:p>437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float" office:value="456" calcext:value-type="float">
            <text:p>456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2877" calcext:value-type="float">
            <text:p>2877</text:p>
          </table:table-cell>
          <table:table-cell table:style-name="ce1" office:value-type="float" office:value="11222" calcext:value-type="float">
            <text:p>11222</text:p>
          </table:table-cell>
          <table:table-cell table:style-name="ce1" office:value-type="float" office:value="5318" calcext:value-type="float">
            <text:p>5318</text:p>
          </table:table-cell>
          <table:table-cell table:style-name="ce1" office:value-type="float" office:value="652" calcext:value-type="float">
            <text:p>652</text:p>
          </table:table-cell>
          <table:table-cell table:style-name="ce1" office:value-type="float" office:value="8277" calcext:value-type="float">
            <text:p>8277</text:p>
          </table:table-cell>
          <table:table-cell table:style-name="ce1" office:value-type="float" office:value="17506" calcext:value-type="float">
            <text:p>17506</text:p>
          </table:table-cell>
          <table:table-cell table:style-name="ce1" office:value-type="float" office:value="13769" calcext:value-type="float">
            <text:p>13769</text:p>
          </table:table-cell>
          <table:table-cell table:style-name="ce1" office:value-type="float" office:value="845" calcext:value-type="float">
            <text:p>845</text:p>
          </table:table-cell>
          <table:table-cell table:style-name="ce1" table:formula="of:=SUM([.H470:.R470])" office:value-type="float" office:value="61462" calcext:value-type="float">
            <text:p>61462</text:p>
          </table:table-cell>
          <table:table-cell table:style-name="ce3" table:formula="of:=[.H470]/[.$S470]" office:value-type="percentage" office:value="0.00678467996485633" calcext:value-type="percentage">
            <text:p>0,68%</text:p>
          </table:table-cell>
          <table:table-cell table:style-name="ce3" table:formula="of:=[.I470]/[.$S470]" office:value-type="percentage" office:value="0.0074192183788357" calcext:value-type="percentage">
            <text:p>0,74%</text:p>
          </table:table-cell>
          <table:table-cell table:style-name="ce3" table:formula="of:=[.J470]/[.$S470]" office:value-type="percentage" office:value="0.00200123653639647" calcext:value-type="percentage">
            <text:p>0,20%</text:p>
          </table:table-cell>
          <table:table-cell table:style-name="ce3" table:formula="of:=[.K470]/[.$S470]" office:value-type="percentage" office:value="0.0468094106927858" calcext:value-type="percentage">
            <text:p>4,68%</text:p>
          </table:table-cell>
          <table:table-cell table:style-name="ce3" table:formula="of:=[.L470]/[.$S470]" office:value-type="percentage" office:value="0.182584361068628" calcext:value-type="percentage">
            <text:p>18,26%</text:p>
          </table:table-cell>
          <table:table-cell table:style-name="ce3" table:formula="of:=[.M470]/[.$S470]" office:value-type="percentage" office:value="0.0865250073215971" calcext:value-type="percentage">
            <text:p>8,65%</text:p>
          </table:table-cell>
          <table:table-cell table:style-name="ce3" table:formula="of:=[.N470]/[.$S470]" office:value-type="percentage" office:value="0.0106081806644756" calcext:value-type="percentage">
            <text:p>1,06%</text:p>
          </table:table-cell>
          <table:table-cell table:style-name="ce3" table:formula="of:=[.O470]/[.$S470]" office:value-type="percentage" office:value="0.134668575705314" calcext:value-type="percentage">
            <text:p>13,47%</text:p>
          </table:table-cell>
          <table:table-cell table:style-name="ce3" table:formula="of:=[.P470]/[.$S470]" office:value-type="percentage" office:value="0.284826396798021" calcext:value-type="percentage">
            <text:p>28,48%</text:p>
          </table:table-cell>
          <table:table-cell table:style-name="ce3" table:formula="of:=[.Q470]/[.$S470]" office:value-type="percentage" office:value="0.224024600566204" calcext:value-type="percentage">
            <text:p>22,40%</text:p>
          </table:table-cell>
          <table:table-cell table:style-name="ce3" table:formula="of:=[.R470]/[.$S470]" office:value-type="percentage" office:value="0.0137483323028863" calcext:value-type="percentage">
            <text:p>1,37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86-03</text:p>
          </table:table-cell>
          <table:table-cell table:style-name="ce1" office:value-type="string" calcext:value-type="string">
            <text:p>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4137" calcext:value-type="float">
            <text:p>74137</text:p>
          </table:table-cell>
          <table:table-cell table:style-name="ce1" office:value-type="float" office:value="59847" calcext:value-type="float">
            <text:p>59847</text:p>
          </table:table-cell>
          <table:table-cell table:style-name="ce1" office:value-type="float" office:value="1316" calcext:value-type="float">
            <text:p>1316</text:p>
          </table:table-cell>
          <table:table-cell table:style-name="ce1" office:value-type="float" office:value="751" calcext:value-type="float">
            <text:p>751</text:p>
          </table:table-cell>
          <table:table-cell table:style-name="ce1" office:value-type="float" office:value="639" calcext:value-type="float">
            <text:p>639</text:p>
          </table:table-cell>
          <table:table-cell table:style-name="ce1" office:value-type="float" office:value="483" calcext:value-type="float">
            <text:p>483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3172" calcext:value-type="float">
            <text:p>3172</text:p>
          </table:table-cell>
          <table:table-cell table:style-name="ce1" office:value-type="float" office:value="11058" calcext:value-type="float">
            <text:p>11058</text:p>
          </table:table-cell>
          <table:table-cell table:style-name="ce1" office:value-type="float" office:value="3437" calcext:value-type="float">
            <text:p>3437</text:p>
          </table:table-cell>
          <table:table-cell table:style-name="ce1" office:value-type="float" office:value="836" calcext:value-type="float">
            <text:p>836</text:p>
          </table:table-cell>
          <table:table-cell table:style-name="ce1" office:value-type="float" office:value="13124" calcext:value-type="float">
            <text:p>13124</text:p>
          </table:table-cell>
          <table:table-cell table:style-name="ce1" office:value-type="float" office:value="13032" calcext:value-type="float">
            <text:p>13032</text:p>
          </table:table-cell>
          <table:table-cell table:style-name="ce1" office:value-type="float" office:value="10839" calcext:value-type="float">
            <text:p>10839</text:p>
          </table:table-cell>
          <table:table-cell table:style-name="ce1" office:value-type="float" office:value="1014" calcext:value-type="float">
            <text:p>1014</text:p>
          </table:table-cell>
          <table:table-cell table:style-name="ce1" table:formula="of:=SUM([.H471:.R471])" office:value-type="float" office:value="57780" calcext:value-type="float">
            <text:p>57780</text:p>
          </table:table-cell>
          <table:table-cell table:style-name="ce3" table:formula="of:=[.H471]/[.$S471]" office:value-type="percentage" office:value="0.0110591900311526" calcext:value-type="percentage">
            <text:p>1,11%</text:p>
          </table:table-cell>
          <table:table-cell table:style-name="ce3" table:formula="of:=[.I471]/[.$S471]" office:value-type="percentage" office:value="0.00835929387331256" calcext:value-type="percentage">
            <text:p>0,84%</text:p>
          </table:table-cell>
          <table:table-cell table:style-name="ce3" table:formula="of:=[.J471]/[.$S471]" office:value-type="percentage" office:value="0.00252682589131187" calcext:value-type="percentage">
            <text:p>0,25%</text:p>
          </table:table-cell>
          <table:table-cell table:style-name="ce3" table:formula="of:=[.K471]/[.$S471]" office:value-type="percentage" office:value="0.0548978885427484" calcext:value-type="percentage">
            <text:p>5,49%</text:p>
          </table:table-cell>
          <table:table-cell table:style-name="ce3" table:formula="of:=[.L471]/[.$S471]" office:value-type="percentage" office:value="0.191381100726895" calcext:value-type="percentage">
            <text:p>19,14%</text:p>
          </table:table-cell>
          <table:table-cell table:style-name="ce3" table:formula="of:=[.M471]/[.$S471]" office:value-type="percentage" office:value="0.0594842506057459" calcext:value-type="percentage">
            <text:p>5,95%</text:p>
          </table:table-cell>
          <table:table-cell table:style-name="ce3" table:formula="of:=[.N471]/[.$S471]" office:value-type="percentage" office:value="0.0144686742817584" calcext:value-type="percentage">
            <text:p>1,45%</text:p>
          </table:table-cell>
          <table:table-cell table:style-name="ce3" table:formula="of:=[.O471]/[.$S471]" office:value-type="percentage" office:value="0.227137417791623" calcext:value-type="percentage">
            <text:p>22,71%</text:p>
          </table:table-cell>
          <table:table-cell table:style-name="ce3" table:formula="of:=[.P471]/[.$S471]" office:value-type="percentage" office:value="0.225545171339564" calcext:value-type="percentage">
            <text:p>22,55%</text:p>
          </table:table-cell>
          <table:table-cell table:style-name="ce3" table:formula="of:=[.Q471]/[.$S471]" office:value-type="percentage" office:value="0.187590861889927" calcext:value-type="percentage">
            <text:p>18,76%</text:p>
          </table:table-cell>
          <table:table-cell table:style-name="ce3" table:formula="of:=[.R471]/[.$S471]" office:value-type="percentage" office:value="0.0175493250259605" calcext:value-type="percentage">
            <text:p>1,75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86-04</text:p>
          </table:table-cell>
          <table:table-cell table:style-name="ce1" office:value-type="string" calcext:value-type="string">
            <text:p>8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5734" calcext:value-type="float">
            <text:p>75734</text:p>
          </table:table-cell>
          <table:table-cell table:style-name="ce1" office:value-type="float" office:value="58307" calcext:value-type="float">
            <text:p>58307</text:p>
          </table:table-cell>
          <table:table-cell table:style-name="ce1" office:value-type="float" office:value="1057" calcext:value-type="float">
            <text:p>1057</text:p>
          </table:table-cell>
          <table:table-cell table:style-name="ce1" office:value-type="float" office:value="697" calcext:value-type="float">
            <text:p>697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456" calcext:value-type="float">
            <text:p>456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3013" calcext:value-type="float">
            <text:p>3013</text:p>
          </table:table-cell>
          <table:table-cell table:style-name="ce1" office:value-type="float" office:value="10449" calcext:value-type="float">
            <text:p>10449</text:p>
          </table:table-cell>
          <table:table-cell table:style-name="ce1" office:value-type="float" office:value="3018" calcext:value-type="float">
            <text:p>3018</text:p>
          </table:table-cell>
          <table:table-cell table:style-name="ce1" office:value-type="float" office:value="647" calcext:value-type="float">
            <text:p>647</text:p>
          </table:table-cell>
          <table:table-cell table:style-name="ce1" office:value-type="float" office:value="15236" calcext:value-type="float">
            <text:p>15236</text:p>
          </table:table-cell>
          <table:table-cell table:style-name="ce1" office:value-type="float" office:value="11690" calcext:value-type="float">
            <text:p>11690</text:p>
          </table:table-cell>
          <table:table-cell table:style-name="ce1" office:value-type="float" office:value="10521" calcext:value-type="float">
            <text:p>10521</text:p>
          </table:table-cell>
          <table:table-cell table:style-name="ce1" office:value-type="float" office:value="835" calcext:value-type="float">
            <text:p>835</text:p>
          </table:table-cell>
          <table:table-cell table:style-name="ce1" table:formula="of:=SUM([.H472:.R472])" office:value-type="float" office:value="56553" calcext:value-type="float">
            <text:p>56553</text:p>
          </table:table-cell>
          <table:table-cell table:style-name="ce3" table:formula="of:=[.H472]/[.$S472]" office:value-type="percentage" office:value="0.00937173978391951" calcext:value-type="percentage">
            <text:p>0,94%</text:p>
          </table:table-cell>
          <table:table-cell table:style-name="ce3" table:formula="of:=[.I472]/[.$S472]" office:value-type="percentage" office:value="0.00806323271974962" calcext:value-type="percentage">
            <text:p>0,81%</text:p>
          </table:table-cell>
          <table:table-cell table:style-name="ce3" table:formula="of:=[.J472]/[.$S472]" office:value-type="percentage" office:value="0.00279383940728166" calcext:value-type="percentage">
            <text:p>0,28%</text:p>
          </table:table-cell>
          <table:table-cell table:style-name="ce3" table:formula="of:=[.K472]/[.$S472]" office:value-type="percentage" office:value="0.0532774565451877" calcext:value-type="percentage">
            <text:p>5,33%</text:p>
          </table:table-cell>
          <table:table-cell table:style-name="ce3" table:formula="of:=[.L472]/[.$S472]" office:value-type="percentage" office:value="0.184764733966368" calcext:value-type="percentage">
            <text:p>18,48%</text:p>
          </table:table-cell>
          <table:table-cell table:style-name="ce3" table:formula="of:=[.M472]/[.$S472]" office:value-type="percentage" office:value="0.0533658691846586" calcext:value-type="percentage">
            <text:p>5,34%</text:p>
          </table:table-cell>
          <table:table-cell table:style-name="ce3" table:formula="of:=[.N472]/[.$S472]" office:value-type="percentage" office:value="0.0114405955475395" calcext:value-type="percentage">
            <text:p>1,14%</text:p>
          </table:table-cell>
          <table:table-cell table:style-name="ce3" table:formula="of:=[.O472]/[.$S472]" office:value-type="percentage" office:value="0.269410994995845" calcext:value-type="percentage">
            <text:p>26,94%</text:p>
          </table:table-cell>
          <table:table-cell table:style-name="ce3" table:formula="of:=[.P472]/[.$S472]" office:value-type="percentage" office:value="0.206708751083055" calcext:value-type="percentage">
            <text:p>20,67%</text:p>
          </table:table-cell>
          <table:table-cell table:style-name="ce3" table:formula="of:=[.Q472]/[.$S472]" office:value-type="percentage" office:value="0.186037875974749" calcext:value-type="percentage">
            <text:p>18,60%</text:p>
          </table:table-cell>
          <table:table-cell table:style-name="ce3" table:formula="of:=[.R472]/[.$S472]" office:value-type="percentage" office:value="0.0147649107916468" calcext:value-type="percentage">
            <text:p>1,4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87-01</text:p>
          </table:table-cell>
          <table:table-cell table:style-name="ce1" office:value-type="string" calcext:value-type="string">
            <text:p>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5076" calcext:value-type="float">
            <text:p>85076</text:p>
          </table:table-cell>
          <table:table-cell table:style-name="ce1" office:value-type="float" office:value="68242" calcext:value-type="float">
            <text:p>68242</text:p>
          </table:table-cell>
          <table:table-cell table:style-name="ce1" office:value-type="float" office:value="1358" calcext:value-type="float">
            <text:p>1358</text:p>
          </table:table-cell>
          <table:table-cell table:style-name="ce1" office:value-type="float" office:value="906" calcext:value-type="float">
            <text:p>906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2755" calcext:value-type="float">
            <text:p>2755</text:p>
          </table:table-cell>
          <table:table-cell table:style-name="ce1" office:value-type="float" office:value="9628" calcext:value-type="float">
            <text:p>9628</text:p>
          </table:table-cell>
          <table:table-cell table:style-name="ce1" office:value-type="float" office:value="5484" calcext:value-type="float">
            <text:p>5484</text:p>
          </table:table-cell>
          <table:table-cell table:style-name="ce1" office:value-type="float" office:value="1034" calcext:value-type="float">
            <text:p>1034</text:p>
          </table:table-cell>
          <table:table-cell table:style-name="ce1" office:value-type="float" office:value="11673" calcext:value-type="float">
            <text:p>11673</text:p>
          </table:table-cell>
          <table:table-cell table:style-name="ce1" office:value-type="float" office:value="17895" calcext:value-type="float">
            <text:p>17895</text:p>
          </table:table-cell>
          <table:table-cell table:style-name="ce1" office:value-type="float" office:value="15406" calcext:value-type="float">
            <text:p>15406</text:p>
          </table:table-cell>
          <table:table-cell table:style-name="ce1" office:value-type="float" office:value="933" calcext:value-type="float">
            <text:p>933</text:p>
          </table:table-cell>
          <table:table-cell table:style-name="ce1" table:formula="of:=SUM([.H473:.R473])" office:value-type="float" office:value="65978" calcext:value-type="float">
            <text:p>65978</text:p>
          </table:table-cell>
          <table:table-cell table:style-name="ce3" table:formula="of:=[.H473]/[.$S473]" office:value-type="percentage" office:value="0.00847252114341144" calcext:value-type="percentage">
            <text:p>0,85%</text:p>
          </table:table-cell>
          <table:table-cell table:style-name="ce3" table:formula="of:=[.I473]/[.$S473]" office:value-type="percentage" office:value="0.00712358665009549" calcext:value-type="percentage">
            <text:p>0,71%</text:p>
          </table:table-cell>
          <table:table-cell table:style-name="ce3" table:formula="of:=[.J473]/[.$S473]" office:value-type="percentage" office:value="0.00213707599502865" calcext:value-type="percentage">
            <text:p>0,21%</text:p>
          </table:table-cell>
          <table:table-cell table:style-name="ce3" table:formula="of:=[.K473]/[.$S473]" office:value-type="percentage" office:value="0.0417563430234321" calcext:value-type="percentage">
            <text:p>4,18%</text:p>
          </table:table-cell>
          <table:table-cell table:style-name="ce3" table:formula="of:=[.L473]/[.$S473]" office:value-type="percentage" office:value="0.145927430355573" calcext:value-type="percentage">
            <text:p>14,59%</text:p>
          </table:table-cell>
          <table:table-cell table:style-name="ce3" table:formula="of:=[.M473]/[.$S473]" office:value-type="percentage" office:value="0.0831186152960078" calcext:value-type="percentage">
            <text:p>8,31%</text:p>
          </table:table-cell>
          <table:table-cell table:style-name="ce3" table:formula="of:=[.N473]/[.$S473]" office:value-type="percentage" office:value="0.0156718906302101" calcext:value-type="percentage">
            <text:p>1,57%</text:p>
          </table:table-cell>
          <table:table-cell table:style-name="ce3" table:formula="of:=[.O473]/[.$S473]" office:value-type="percentage" office:value="0.176922610567159" calcext:value-type="percentage">
            <text:p>17,69%</text:p>
          </table:table-cell>
          <table:table-cell table:style-name="ce3" table:formula="of:=[.P473]/[.$S473]" office:value-type="percentage" office:value="0.27122677256055" calcext:value-type="percentage">
            <text:p>27,12%</text:p>
          </table:table-cell>
          <table:table-cell table:style-name="ce3" table:formula="of:=[.Q473]/[.$S473]" office:value-type="percentage" office:value="0.233502076449726" calcext:value-type="percentage">
            <text:p>23,35%</text:p>
          </table:table-cell>
          <table:table-cell table:style-name="ce3" table:formula="of:=[.R473]/[.$S473]" office:value-type="percentage" office:value="0.0141410773288066" calcext:value-type="percentage">
            <text:p>1,4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87-02</text:p>
          </table:table-cell>
          <table:table-cell table:style-name="ce1" office:value-type="string" calcext:value-type="string">
            <text:p>8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7847" calcext:value-type="float">
            <text:p>97847</text:p>
          </table:table-cell>
          <table:table-cell table:style-name="ce1" office:value-type="float" office:value="80324" calcext:value-type="float">
            <text:p>80324</text:p>
          </table:table-cell>
          <table:table-cell table:style-name="ce1" office:value-type="float" office:value="1671" calcext:value-type="float">
            <text:p>1671</text:p>
          </table:table-cell>
          <table:table-cell table:style-name="ce1" office:value-type="float" office:value="1124" calcext:value-type="float">
            <text:p>1124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3555" calcext:value-type="float">
            <text:p>3555</text:p>
          </table:table-cell>
          <table:table-cell table:style-name="ce1" office:value-type="float" office:value="12965" calcext:value-type="float">
            <text:p>12965</text:p>
          </table:table-cell>
          <table:table-cell table:style-name="ce1" office:value-type="float" office:value="5487" calcext:value-type="float">
            <text:p>5487</text:p>
          </table:table-cell>
          <table:table-cell table:style-name="ce1" office:value-type="float" office:value="1383" calcext:value-type="float">
            <text:p>1383</text:p>
          </table:table-cell>
          <table:table-cell table:style-name="ce1" office:value-type="float" office:value="14289" calcext:value-type="float">
            <text:p>14289</text:p>
          </table:table-cell>
          <table:table-cell table:style-name="ce1" office:value-type="float" office:value="20154" calcext:value-type="float">
            <text:p>20154</text:p>
          </table:table-cell>
          <table:table-cell table:style-name="ce1" office:value-type="float" office:value="17149" calcext:value-type="float">
            <text:p>17149</text:p>
          </table:table-cell>
          <table:table-cell table:style-name="ce1" office:value-type="float" office:value="1133" calcext:value-type="float">
            <text:p>1133</text:p>
          </table:table-cell>
          <table:table-cell table:style-name="ce1" table:formula="of:=SUM([.H474:.R474])" office:value-type="float" office:value="77529" calcext:value-type="float">
            <text:p>77529</text:p>
          </table:table-cell>
          <table:table-cell table:style-name="ce3" table:formula="of:=[.H474]/[.$S474]" office:value-type="percentage" office:value="0.00902887951605206" calcext:value-type="percentage">
            <text:p>0,90%</text:p>
          </table:table-cell>
          <table:table-cell table:style-name="ce3" table:formula="of:=[.I474]/[.$S474]" office:value-type="percentage" office:value="0.007210205213533" calcext:value-type="percentage">
            <text:p>0,72%</text:p>
          </table:table-cell>
          <table:table-cell table:style-name="ce3" table:formula="of:=[.J474]/[.$S474]" office:value-type="percentage" office:value="0.0019992518928401" calcext:value-type="percentage">
            <text:p>0,20%</text:p>
          </table:table-cell>
          <table:table-cell table:style-name="ce3" table:formula="of:=[.K474]/[.$S474]" office:value-type="percentage" office:value="0.0458538095422358" calcext:value-type="percentage">
            <text:p>4,59%</text:p>
          </table:table-cell>
          <table:table-cell table:style-name="ce3" table:formula="of:=[.L474]/[.$S474]" office:value-type="percentage" office:value="0.167227747036593" calcext:value-type="percentage">
            <text:p>16,72%</text:p>
          </table:table-cell>
          <table:table-cell table:style-name="ce3" table:formula="of:=[.M474]/[.$S474]" office:value-type="percentage" office:value="0.0707735170065395" calcext:value-type="percentage">
            <text:p>7,08%</text:p>
          </table:table-cell>
          <table:table-cell table:style-name="ce3" table:formula="of:=[.N474]/[.$S474]" office:value-type="percentage" office:value="0.0178384862438571" calcext:value-type="percentage">
            <text:p>1,78%</text:p>
          </table:table-cell>
          <table:table-cell table:style-name="ce3" table:formula="of:=[.O474]/[.$S474]" office:value-type="percentage" office:value="0.18430522772124" calcext:value-type="percentage">
            <text:p>18,43%</text:p>
          </table:table-cell>
          <table:table-cell table:style-name="ce3" table:formula="of:=[.P474]/[.$S474]" office:value-type="percentage" office:value="0.259954339666447" calcext:value-type="percentage">
            <text:p>26,00%</text:p>
          </table:table-cell>
          <table:table-cell table:style-name="ce3" table:formula="of:=[.Q474]/[.$S474]" office:value-type="percentage" office:value="0.221194649743967" calcext:value-type="percentage">
            <text:p>22,12%</text:p>
          </table:table-cell>
          <table:table-cell table:style-name="ce3" table:formula="of:=[.R474]/[.$S474]" office:value-type="percentage" office:value="0.0146138864166957" calcext:value-type="percentage">
            <text:p>1,46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87-03</text:p>
          </table:table-cell>
          <table:table-cell table:style-name="ce1" office:value-type="string" calcext:value-type="string">
            <text:p>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3399" calcext:value-type="float">
            <text:p>83399</text:p>
          </table:table-cell>
          <table:table-cell table:style-name="ce1" office:value-type="float" office:value="67136" calcext:value-type="float">
            <text:p>67136</text:p>
          </table:table-cell>
          <table:table-cell table:style-name="ce1" office:value-type="float" office:value="1449" calcext:value-type="float">
            <text:p>1449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2975" calcext:value-type="float">
            <text:p>2975</text:p>
          </table:table-cell>
          <table:table-cell table:style-name="ce1" office:value-type="float" office:value="9928" calcext:value-type="float">
            <text:p>9928</text:p>
          </table:table-cell>
          <table:table-cell table:style-name="ce1" office:value-type="float" office:value="5165" calcext:value-type="float">
            <text:p>5165</text:p>
          </table:table-cell>
          <table:table-cell table:style-name="ce1" office:value-type="float" office:value="1101" calcext:value-type="float">
            <text:p>1101</text:p>
          </table:table-cell>
          <table:table-cell table:style-name="ce1" office:value-type="float" office:value="11975" calcext:value-type="float">
            <text:p>11975</text:p>
          </table:table-cell>
          <table:table-cell table:style-name="ce1" office:value-type="float" office:value="17528" calcext:value-type="float">
            <text:p>17528</text:p>
          </table:table-cell>
          <table:table-cell table:style-name="ce1" office:value-type="float" office:value="13994" calcext:value-type="float">
            <text:p>13994</text:p>
          </table:table-cell>
          <table:table-cell table:style-name="ce1" office:value-type="float" office:value="978" calcext:value-type="float">
            <text:p>978</text:p>
          </table:table-cell>
          <table:table-cell table:style-name="ce1" table:formula="of:=SUM([.H475:.R475])" office:value-type="float" office:value="64907" calcext:value-type="float">
            <text:p>64907</text:p>
          </table:table-cell>
          <table:table-cell table:style-name="ce3" table:formula="of:=[.H475]/[.$S475]" office:value-type="percentage" office:value="0.00910533532592786" calcext:value-type="percentage">
            <text:p>0,91%</text:p>
          </table:table-cell>
          <table:table-cell table:style-name="ce3" table:formula="of:=[.I475]/[.$S475]" office:value-type="percentage" office:value="0.00813471582417921" calcext:value-type="percentage">
            <text:p>0,81%</text:p>
          </table:table-cell>
          <table:table-cell table:style-name="ce3" table:formula="of:=[.J475]/[.$S475]" office:value-type="percentage" office:value="0.00221855886113978" calcext:value-type="percentage">
            <text:p>0,22%</text:p>
          </table:table-cell>
          <table:table-cell table:style-name="ce3" table:formula="of:=[.K475]/[.$S475]" office:value-type="percentage" office:value="0.0458348098047976" calcext:value-type="percentage">
            <text:p>4,58%</text:p>
          </table:table-cell>
          <table:table-cell table:style-name="ce3" table:formula="of:=[.L475]/[.$S475]" office:value-type="percentage" office:value="0.152957308148582" calcext:value-type="percentage">
            <text:p>15,30%</text:p>
          </table:table-cell>
          <table:table-cell table:style-name="ce3" table:formula="of:=[.M475]/[.$S475]" office:value-type="percentage" office:value="0.0795753924846319" calcext:value-type="percentage">
            <text:p>7,96%</text:p>
          </table:table-cell>
          <table:table-cell table:style-name="ce3" table:formula="of:=[.N475]/[.$S475]" office:value-type="percentage" office:value="0.0169627312924646" calcext:value-type="percentage">
            <text:p>1,70%</text:p>
          </table:table-cell>
          <table:table-cell table:style-name="ce3" table:formula="of:=[.O475]/[.$S475]" office:value-type="percentage" office:value="0.184494738626034" calcext:value-type="percentage">
            <text:p>18,45%</text:p>
          </table:table-cell>
          <table:table-cell table:style-name="ce3" table:formula="of:=[.P475]/[.$S475]" office:value-type="percentage" office:value="0.270047914708737" calcext:value-type="percentage">
            <text:p>27,00%</text:p>
          </table:table-cell>
          <table:table-cell table:style-name="ce3" table:formula="of:=[.Q475]/[.$S475]" office:value-type="percentage" office:value="0.215600782658265" calcext:value-type="percentage">
            <text:p>21,56%</text:p>
          </table:table-cell>
          <table:table-cell table:style-name="ce3" table:formula="of:=[.R475]/[.$S475]" office:value-type="percentage" office:value="0.015067712265241" calcext:value-type="percentage">
            <text:p>1,5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88-01</text:p>
          </table:table-cell>
          <table:table-cell table:style-name="ce1" office:value-type="string" calcext:value-type="string">
            <text:p>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7066" calcext:value-type="float">
            <text:p>77066</text:p>
          </table:table-cell>
          <table:table-cell table:style-name="ce1" office:value-type="float" office:value="60823" calcext:value-type="float">
            <text:p>60823</text:p>
          </table:table-cell>
          <table:table-cell table:style-name="ce1" office:value-type="float" office:value="1191" calcext:value-type="float">
            <text:p>1191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466" calcext:value-type="float">
            <text:p>466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3515" calcext:value-type="float">
            <text:p>3515</text:p>
          </table:table-cell>
          <table:table-cell table:style-name="ce1" office:value-type="float" office:value="11024" calcext:value-type="float">
            <text:p>11024</text:p>
          </table:table-cell>
          <table:table-cell table:style-name="ce1" office:value-type="float" office:value="3261" calcext:value-type="float">
            <text:p>3261</text:p>
          </table:table-cell>
          <table:table-cell table:style-name="ce1" office:value-type="float" office:value="641" calcext:value-type="float">
            <text:p>641</text:p>
          </table:table-cell>
          <table:table-cell table:style-name="ce1" office:value-type="float" office:value="15944" calcext:value-type="float">
            <text:p>15944</text:p>
          </table:table-cell>
          <table:table-cell table:style-name="ce1" office:value-type="float" office:value="12582" calcext:value-type="float">
            <text:p>12582</text:p>
          </table:table-cell>
          <table:table-cell table:style-name="ce1" office:value-type="float" office:value="10270" calcext:value-type="float">
            <text:p>10270</text:p>
          </table:table-cell>
          <table:table-cell table:style-name="ce1" office:value-type="float" office:value="748" calcext:value-type="float">
            <text:p>748</text:p>
          </table:table-cell>
          <table:table-cell table:style-name="ce1" table:formula="of:=SUM([.H476:.R476])" office:value-type="float" office:value="59116" calcext:value-type="float">
            <text:p>59116</text:p>
          </table:table-cell>
          <table:table-cell table:style-name="ce3" table:formula="of:=[.H476]/[.$S476]" office:value-type="percentage" office:value="0.00788280668516138" calcext:value-type="percentage">
            <text:p>0,79%</text:p>
          </table:table-cell>
          <table:table-cell table:style-name="ce3" table:formula="of:=[.I476]/[.$S476]" office:value-type="percentage" office:value="0.00948981663170715" calcext:value-type="percentage">
            <text:p>0,95%</text:p>
          </table:table-cell>
          <table:table-cell table:style-name="ce3" table:formula="of:=[.J476]/[.$S476]" office:value-type="percentage" office:value="0.00175925299411327" calcext:value-type="percentage">
            <text:p>0,18%</text:p>
          </table:table-cell>
          <table:table-cell table:style-name="ce3" table:formula="of:=[.K476]/[.$S476]" office:value-type="percentage" office:value="0.0594593680221937" calcext:value-type="percentage">
            <text:p>5,95%</text:p>
          </table:table-cell>
          <table:table-cell table:style-name="ce3" table:formula="of:=[.L476]/[.$S476]" office:value-type="percentage" office:value="0.186480817376006" calcext:value-type="percentage">
            <text:p>18,65%</text:p>
          </table:table-cell>
          <table:table-cell table:style-name="ce3" table:formula="of:=[.M476]/[.$S476]" office:value-type="percentage" office:value="0.0551627309019555" calcext:value-type="percentage">
            <text:p>5,52%</text:p>
          </table:table-cell>
          <table:table-cell table:style-name="ce3" table:formula="of:=[.N476]/[.$S476]" office:value-type="percentage" office:value="0.0108430881656404" calcext:value-type="percentage">
            <text:p>1,08%</text:p>
          </table:table-cell>
          <table:table-cell table:style-name="ce3" table:formula="of:=[.O476]/[.$S476]" office:value-type="percentage" office:value="0.269707016712903" calcext:value-type="percentage">
            <text:p>26,97%</text:p>
          </table:table-cell>
          <table:table-cell table:style-name="ce3" table:formula="of:=[.P476]/[.$S476]" office:value-type="percentage" office:value="0.212835780499357" calcext:value-type="percentage">
            <text:p>21,28%</text:p>
          </table:table-cell>
          <table:table-cell table:style-name="ce3" table:formula="of:=[.Q476]/[.$S476]" office:value-type="percentage" office:value="0.173726233168685" calcext:value-type="percentage">
            <text:p>17,37%</text:p>
          </table:table-cell>
          <table:table-cell table:style-name="ce3" table:formula="of:=[.R476]/[.$S476]" office:value-type="percentage" office:value="0.0126530888422762" calcext:value-type="percentage">
            <text:p>1,27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88-02</text:p>
          </table:table-cell>
          <table:table-cell table:style-name="ce1" office:value-type="string" calcext:value-type="string">
            <text:p>8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3276" calcext:value-type="float">
            <text:p>73276</text:p>
          </table:table-cell>
          <table:table-cell table:style-name="ce1" office:value-type="float" office:value="57939" calcext:value-type="float">
            <text:p>57939</text:p>
          </table:table-cell>
          <table:table-cell table:style-name="ce1" office:value-type="float" office:value="1196" calcext:value-type="float">
            <text:p>1196</text:p>
          </table:table-cell>
          <table:table-cell table:style-name="ce1" office:value-type="float" office:value="535" calcext:value-type="float">
            <text:p>535</text:p>
          </table:table-cell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623" calcext:value-type="float">
            <text:p>62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353" calcext:value-type="float">
            <text:p>3353</text:p>
          </table:table-cell>
          <table:table-cell table:style-name="ce1" office:value-type="float" office:value="9042" calcext:value-type="float">
            <text:p>9042</text:p>
          </table:table-cell>
          <table:table-cell table:style-name="ce1" office:value-type="float" office:value="2754" calcext:value-type="float">
            <text:p>2754</text:p>
          </table:table-cell>
          <table:table-cell table:style-name="ce1" office:value-type="float" office:value="639" calcext:value-type="float">
            <text:p>639</text:p>
          </table:table-cell>
          <table:table-cell table:style-name="ce1" office:value-type="float" office:value="18607" calcext:value-type="float">
            <text:p>18607</text:p>
          </table:table-cell>
          <table:table-cell table:style-name="ce1" office:value-type="float" office:value="10574" calcext:value-type="float">
            <text:p>10574</text:p>
          </table:table-cell>
          <table:table-cell table:style-name="ce1" office:value-type="float" office:value="9183" calcext:value-type="float">
            <text:p>9183</text:p>
          </table:table-cell>
          <table:table-cell table:style-name="ce1" office:value-type="float" office:value="804" calcext:value-type="float">
            <text:p>804</text:p>
          </table:table-cell>
          <table:table-cell table:style-name="ce1" table:formula="of:=SUM([.H477:.R477])" office:value-type="float" office:value="56208" calcext:value-type="float">
            <text:p>56208</text:p>
          </table:table-cell>
          <table:table-cell table:style-name="ce3" table:formula="of:=[.H477]/[.$S477]" office:value-type="percentage" office:value="0.00941147167662966" calcext:value-type="percentage">
            <text:p>0,94%</text:p>
          </table:table-cell>
          <table:table-cell table:style-name="ce3" table:formula="of:=[.I477]/[.$S477]" office:value-type="percentage" office:value="0.0110838314830629" calcext:value-type="percentage">
            <text:p>1,11%</text:p>
          </table:table-cell>
          <table:table-cell table:style-name="ce3" table:formula="of:=[.J477]/[.$S477]" office:value-type="percentage" office:value="0.00177910617705665" calcext:value-type="percentage">
            <text:p>0,18%</text:p>
          </table:table-cell>
          <table:table-cell table:style-name="ce3" table:formula="of:=[.K477]/[.$S477]" office:value-type="percentage" office:value="0.0596534301167094" calcext:value-type="percentage">
            <text:p>5,97%</text:p>
          </table:table-cell>
          <table:table-cell table:style-name="ce3" table:formula="of:=[.L477]/[.$S477]" office:value-type="percentage" office:value="0.160866780529462" calcext:value-type="percentage">
            <text:p>16,09%</text:p>
          </table:table-cell>
          <table:table-cell table:style-name="ce3" table:formula="of:=[.M477]/[.$S477]" office:value-type="percentage" office:value="0.0489965841161401" calcext:value-type="percentage">
            <text:p>4,90%</text:p>
          </table:table-cell>
          <table:table-cell table:style-name="ce3" table:formula="of:=[.N477]/[.$S477]" office:value-type="percentage" office:value="0.011368488471392" calcext:value-type="percentage">
            <text:p>1,14%</text:p>
          </table:table-cell>
          <table:table-cell table:style-name="ce3" table:formula="of:=[.O477]/[.$S477]" office:value-type="percentage" office:value="0.33103828636493" calcext:value-type="percentage">
            <text:p>33,10%</text:p>
          </table:table-cell>
          <table:table-cell table:style-name="ce3" table:formula="of:=[.P477]/[.$S477]" office:value-type="percentage" office:value="0.18812268716197" calcext:value-type="percentage">
            <text:p>18,81%</text:p>
          </table:table-cell>
          <table:table-cell table:style-name="ce3" table:formula="of:=[.Q477]/[.$S477]" office:value-type="percentage" office:value="0.163375320239112" calcext:value-type="percentage">
            <text:p>16,34%</text:p>
          </table:table-cell>
          <table:table-cell table:style-name="ce3" table:formula="of:=[.R477]/[.$S477]" office:value-type="percentage" office:value="0.0143040136635354" calcext:value-type="percentage">
            <text:p>1,43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88-03</text:p>
          </table:table-cell>
          <table:table-cell table:style-name="ce1" office:value-type="string" calcext:value-type="string">
            <text:p>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5636" calcext:value-type="float">
            <text:p>65636</text:p>
          </table:table-cell>
          <table:table-cell table:style-name="ce1" office:value-type="float" office:value="53446" calcext:value-type="float">
            <text:p>53446</text:p>
          </table:table-cell>
          <table:table-cell table:style-name="ce1" office:value-type="float" office:value="1283" calcext:value-type="float">
            <text:p>1283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513" calcext:value-type="float">
            <text:p>513</text:p>
          </table:table-cell>
          <table:table-cell table:style-name="ce1" office:value-type="float" office:value="584" calcext:value-type="float">
            <text:p>584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3667" calcext:value-type="float">
            <text:p>3667</text:p>
          </table:table-cell>
          <table:table-cell table:style-name="ce1" office:value-type="float" office:value="9959" calcext:value-type="float">
            <text:p>9959</text:p>
          </table:table-cell>
          <table:table-cell table:style-name="ce1" office:value-type="float" office:value="2517" calcext:value-type="float">
            <text:p>2517</text:p>
          </table:table-cell>
          <table:table-cell table:style-name="ce1" office:value-type="float" office:value="799" calcext:value-type="float">
            <text:p>799</text:p>
          </table:table-cell>
          <table:table-cell table:style-name="ce1" office:value-type="float" office:value="13562" calcext:value-type="float">
            <text:p>13562</text:p>
          </table:table-cell>
          <table:table-cell table:style-name="ce1" office:value-type="float" office:value="10463" calcext:value-type="float">
            <text:p>10463</text:p>
          </table:table-cell>
          <table:table-cell table:style-name="ce1" office:value-type="float" office:value="8649" calcext:value-type="float">
            <text:p>8649</text:p>
          </table:table-cell>
          <table:table-cell table:style-name="ce1" office:value-type="float" office:value="877" calcext:value-type="float">
            <text:p>877</text:p>
          </table:table-cell>
          <table:table-cell table:style-name="ce1" table:formula="of:=SUM([.H478:.R478])" office:value-type="float" office:value="51719" calcext:value-type="float">
            <text:p>51719</text:p>
          </table:table-cell>
          <table:table-cell table:style-name="ce3" table:formula="of:=[.H478]/[.$S478]" office:value-type="percentage" office:value="0.00991898528587173" calcext:value-type="percentage">
            <text:p>0,99%</text:p>
          </table:table-cell>
          <table:table-cell table:style-name="ce3" table:formula="of:=[.I478]/[.$S478]" office:value-type="percentage" office:value="0.0112917883176396" calcext:value-type="percentage">
            <text:p>1,13%</text:p>
          </table:table-cell>
          <table:table-cell table:style-name="ce3" table:formula="of:=[.J478]/[.$S478]" office:value-type="percentage" office:value="0.00249424776194435" calcext:value-type="percentage">
            <text:p>0,25%</text:p>
          </table:table-cell>
          <table:table-cell table:style-name="ce3" table:formula="of:=[.K478]/[.$S478]" office:value-type="percentage" office:value="0.0709023763027127" calcext:value-type="percentage">
            <text:p>7,09%</text:p>
          </table:table-cell>
          <table:table-cell table:style-name="ce3" table:formula="of:=[.L478]/[.$S478]" office:value-type="percentage" office:value="0.192559794272898" calcext:value-type="percentage">
            <text:p>19,26%</text:p>
          </table:table-cell>
          <table:table-cell table:style-name="ce3" table:formula="of:=[.M478]/[.$S478]" office:value-type="percentage" office:value="0.0486668342388677" calcext:value-type="percentage">
            <text:p>4,87%</text:p>
          </table:table-cell>
          <table:table-cell table:style-name="ce3" table:formula="of:=[.N478]/[.$S478]" office:value-type="percentage" office:value="0.0154488679208801" calcext:value-type="percentage">
            <text:p>1,54%</text:p>
          </table:table-cell>
          <table:table-cell table:style-name="ce3" table:formula="of:=[.O478]/[.$S478]" office:value-type="percentage" office:value="0.262224714321623" calcext:value-type="percentage">
            <text:p>26,22%</text:p>
          </table:table-cell>
          <table:table-cell table:style-name="ce3" table:formula="of:=[.P478]/[.$S478]" office:value-type="percentage" office:value="0.202304762273052" calcext:value-type="percentage">
            <text:p>20,23%</text:p>
          </table:table-cell>
          <table:table-cell table:style-name="ce3" table:formula="of:=[.Q478]/[.$S478]" office:value-type="percentage" office:value="0.167230611574083" calcext:value-type="percentage">
            <text:p>16,72%</text:p>
          </table:table-cell>
          <table:table-cell table:style-name="ce3" table:formula="of:=[.R478]/[.$S478]" office:value-type="percentage" office:value="0.0169570177304279" calcext:value-type="percentage">
            <text:p>1,7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88-04</text:p>
          </table:table-cell>
          <table:table-cell table:style-name="ce1" office:value-type="string" calcext:value-type="string">
            <text:p>8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6634" calcext:value-type="float">
            <text:p>66634</text:p>
          </table:table-cell>
          <table:table-cell table:style-name="ce1" office:value-type="float" office:value="54011" calcext:value-type="float">
            <text:p>54011</text:p>
          </table:table-cell>
          <table:table-cell table:style-name="ce1" office:value-type="float" office:value="1050" calcext:value-type="float">
            <text:p>1050</text:p>
          </table:table-cell>
          <table:table-cell table:style-name="ce1" office:value-type="float" office:value="502" calcext:value-type="float">
            <text:p>502</text:p>
          </table:table-cell>
          <table:table-cell table:style-name="ce1" office:value-type="float" office:value="496" calcext:value-type="float">
            <text:p>496</text:p>
          </table:table-cell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3788" calcext:value-type="float">
            <text:p>3788</text:p>
          </table:table-cell>
          <table:table-cell table:style-name="ce1" office:value-type="float" office:value="9554" calcext:value-type="float">
            <text:p>9554</text:p>
          </table:table-cell>
          <table:table-cell table:style-name="ce1" office:value-type="float" office:value="2355" calcext:value-type="float">
            <text:p>2355</text:p>
          </table:table-cell>
          <table:table-cell table:style-name="ce1" office:value-type="float" office:value="671" calcext:value-type="float">
            <text:p>671</text:p>
          </table:table-cell>
          <table:table-cell table:style-name="ce1" office:value-type="float" office:value="15811" calcext:value-type="float">
            <text:p>15811</text:p>
          </table:table-cell>
          <table:table-cell table:style-name="ce1" office:value-type="float" office:value="9985" calcext:value-type="float">
            <text:p>9985</text:p>
          </table:table-cell>
          <table:table-cell table:style-name="ce1" office:value-type="float" office:value="8422" calcext:value-type="float">
            <text:p>8422</text:p>
          </table:table-cell>
          <table:table-cell table:style-name="ce1" office:value-type="float" office:value="800" calcext:value-type="float">
            <text:p>800</text:p>
          </table:table-cell>
          <table:table-cell table:style-name="ce1" table:formula="of:=SUM([.H479:.R479])" office:value-type="float" office:value="52459" calcext:value-type="float">
            <text:p>52459</text:p>
          </table:table-cell>
          <table:table-cell table:style-name="ce3" table:formula="of:=[.H479]/[.$S479]" office:value-type="percentage" office:value="0.00945500295468842" calcext:value-type="percentage">
            <text:p>0,95%</text:p>
          </table:table-cell>
          <table:table-cell table:style-name="ce3" table:formula="of:=[.I479]/[.$S479]" office:value-type="percentage" office:value="0.00867344021045007" calcext:value-type="percentage">
            <text:p>0,87%</text:p>
          </table:table-cell>
          <table:table-cell table:style-name="ce3" table:formula="of:=[.J479]/[.$S479]" office:value-type="percentage" office:value="0.00232562572675804" calcext:value-type="percentage">
            <text:p>0,23%</text:p>
          </table:table-cell>
          <table:table-cell table:style-name="ce3" table:formula="of:=[.K479]/[.$S479]" office:value-type="percentage" office:value="0.0722087725652414" calcext:value-type="percentage">
            <text:p>7,22%</text:p>
          </table:table-cell>
          <table:table-cell table:style-name="ce3" table:formula="of:=[.L479]/[.$S479]" office:value-type="percentage" office:value="0.182123181913494" calcext:value-type="percentage">
            <text:p>18,21%</text:p>
          </table:table-cell>
          <table:table-cell table:style-name="ce3" table:formula="of:=[.M479]/[.$S479]" office:value-type="percentage" office:value="0.044892201528813" calcext:value-type="percentage">
            <text:p>4,49%</text:p>
          </table:table-cell>
          <table:table-cell table:style-name="ce3" table:formula="of:=[.N479]/[.$S479]" office:value-type="percentage" office:value="0.0127909414971692" calcext:value-type="percentage">
            <text:p>1,28%</text:p>
          </table:table-cell>
          <table:table-cell table:style-name="ce3" table:formula="of:=[.O479]/[.$S479]" office:value-type="percentage" office:value="0.30139728168665" calcext:value-type="percentage">
            <text:p>30,14%</text:p>
          </table:table-cell>
          <table:table-cell table:style-name="ce3" table:formula="of:=[.P479]/[.$S479]" office:value-type="percentage" office:value="0.190339121980976" calcext:value-type="percentage">
            <text:p>19,03%</text:p>
          </table:table-cell>
          <table:table-cell table:style-name="ce3" table:formula="of:=[.Q479]/[.$S479]" office:value-type="percentage" office:value="0.160544425170133" calcext:value-type="percentage">
            <text:p>16,05%</text:p>
          </table:table-cell>
          <table:table-cell table:style-name="ce3" table:formula="of:=[.R479]/[.$S479]" office:value-type="percentage" office:value="0.0152500047656265" calcext:value-type="percentage">
            <text:p>1,53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89-01</text:p>
          </table:table-cell>
          <table:table-cell table:style-name="ce1" office:value-type="string" calcext:value-type="string">
            <text:p>8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6975" calcext:value-type="float">
            <text:p>76975</text:p>
          </table:table-cell>
          <table:table-cell table:style-name="ce1" office:value-type="float" office:value="61065" calcext:value-type="float">
            <text:p>61065</text:p>
          </table:table-cell>
          <table:table-cell table:style-name="ce1" office:value-type="float" office:value="1149" calcext:value-type="float">
            <text:p>1149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629" calcext:value-type="float">
            <text:p>629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3779" calcext:value-type="float">
            <text:p>3779</text:p>
          </table:table-cell>
          <table:table-cell table:style-name="ce1" office:value-type="float" office:value="12414" calcext:value-type="float">
            <text:p>12414</text:p>
          </table:table-cell>
          <table:table-cell table:style-name="ce1" office:value-type="float" office:value="3243" calcext:value-type="float">
            <text:p>3243</text:p>
          </table:table-cell>
          <table:table-cell table:style-name="ce1" office:value-type="float" office:value="736" calcext:value-type="float">
            <text:p>736</text:p>
          </table:table-cell>
          <table:table-cell table:style-name="ce1" office:value-type="float" office:value="14870" calcext:value-type="float">
            <text:p>14870</text:p>
          </table:table-cell>
          <table:table-cell table:style-name="ce1" office:value-type="float" office:value="12950" calcext:value-type="float">
            <text:p>12950</text:p>
          </table:table-cell>
          <table:table-cell table:style-name="ce1" office:value-type="float" office:value="9772" calcext:value-type="float">
            <text:p>9772</text:p>
          </table:table-cell>
          <table:table-cell table:style-name="ce1" office:value-type="float" office:value="640" calcext:value-type="float">
            <text:p>640</text:p>
          </table:table-cell>
          <table:table-cell table:style-name="ce1" table:formula="of:=SUM([.H480:.R480])" office:value-type="float" office:value="59559" calcext:value-type="float">
            <text:p>59559</text:p>
          </table:table-cell>
          <table:table-cell table:style-name="ce3" table:formula="of:=[.H480]/[.$S480]" office:value-type="percentage" office:value="0.0068335599993284" calcext:value-type="percentage">
            <text:p>0,68%</text:p>
          </table:table-cell>
          <table:table-cell table:style-name="ce3" table:formula="of:=[.I480]/[.$S480]" office:value-type="percentage" office:value="0.0105609563625984" calcext:value-type="percentage">
            <text:p>1,06%</text:p>
          </table:table-cell>
          <table:table-cell table:style-name="ce3" table:formula="of:=[.J480]/[.$S480]" office:value-type="percentage" office:value="0.00199801877130241" calcext:value-type="percentage">
            <text:p>0,20%</text:p>
          </table:table-cell>
          <table:table-cell table:style-name="ce3" table:formula="of:=[.K480]/[.$S480]" office:value-type="percentage" office:value="0.0634496885441327" calcext:value-type="percentage">
            <text:p>6,34%</text:p>
          </table:table-cell>
          <table:table-cell table:style-name="ce3" table:formula="of:=[.L480]/[.$S480]" office:value-type="percentage" office:value="0.20843197501637" calcext:value-type="percentage">
            <text:p>20,84%</text:p>
          </table:table-cell>
          <table:table-cell table:style-name="ce3" table:formula="of:=[.M480]/[.$S480]" office:value-type="percentage" office:value="0.0544502090364177" calcext:value-type="percentage">
            <text:p>5,45%</text:p>
          </table:table-cell>
          <table:table-cell table:style-name="ce3" table:formula="of:=[.N480]/[.$S480]" office:value-type="percentage" office:value="0.0123574942493998" calcext:value-type="percentage">
            <text:p>1,24%</text:p>
          </table:table-cell>
          <table:table-cell table:style-name="ce3" table:formula="of:=[.O480]/[.$S480]" office:value-type="percentage" office:value="0.249668396044259" calcext:value-type="percentage">
            <text:p>24,97%</text:p>
          </table:table-cell>
          <table:table-cell table:style-name="ce3" table:formula="of:=[.P480]/[.$S480]" office:value-type="percentage" office:value="0.217431454524085" calcext:value-type="percentage">
            <text:p>21,74%</text:p>
          </table:table-cell>
          <table:table-cell table:style-name="ce3" table:formula="of:=[.Q480]/[.$S480]" office:value-type="percentage" office:value="0.164072600278715" calcext:value-type="percentage">
            <text:p>16,41%</text:p>
          </table:table-cell>
          <table:table-cell table:style-name="ce3" table:formula="of:=[.R480]/[.$S480]" office:value-type="percentage" office:value="0.0107456471733911" calcext:value-type="percentage">
            <text:p>1,07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89-02</text:p>
          </table:table-cell>
          <table:table-cell table:style-name="ce1" office:value-type="string" calcext:value-type="string">
            <text:p>8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5754" calcext:value-type="float">
            <text:p>75754</text:p>
          </table:table-cell>
          <table:table-cell table:style-name="ce1" office:value-type="float" office:value="59367" calcext:value-type="float">
            <text:p>59367</text:p>
          </table:table-cell>
          <table:table-cell table:style-name="ce1" office:value-type="float" office:value="1081" calcext:value-type="float">
            <text:p>1081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477" calcext:value-type="float">
            <text:p>477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3683" calcext:value-type="float">
            <text:p>3683</text:p>
          </table:table-cell>
          <table:table-cell table:style-name="ce1" office:value-type="float" office:value="11032" calcext:value-type="float">
            <text:p>11032</text:p>
          </table:table-cell>
          <table:table-cell table:style-name="ce1" office:value-type="float" office:value="2644" calcext:value-type="float">
            <text:p>2644</text:p>
          </table:table-cell>
          <table:table-cell table:style-name="ce1" office:value-type="float" office:value="636" calcext:value-type="float">
            <text:p>636</text:p>
          </table:table-cell>
          <table:table-cell table:style-name="ce1" office:value-type="float" office:value="16906" calcext:value-type="float">
            <text:p>16906</text:p>
          </table:table-cell>
          <table:table-cell table:style-name="ce1" office:value-type="float" office:value="11245" calcext:value-type="float">
            <text:p>11245</text:p>
          </table:table-cell>
          <table:table-cell table:style-name="ce1" office:value-type="float" office:value="9938" calcext:value-type="float">
            <text:p>9938</text:p>
          </table:table-cell>
          <table:table-cell table:style-name="ce1" office:value-type="float" office:value="725" calcext:value-type="float">
            <text:p>725</text:p>
          </table:table-cell>
          <table:table-cell table:style-name="ce1" table:formula="of:=SUM([.H481:.R481])" office:value-type="float" office:value="57865" calcext:value-type="float">
            <text:p>57865</text:p>
          </table:table-cell>
          <table:table-cell table:style-name="ce3" table:formula="of:=[.H481]/[.$S481]" office:value-type="percentage" office:value="0.00815691696189406" calcext:value-type="percentage">
            <text:p>0,82%</text:p>
          </table:table-cell>
          <table:table-cell table:style-name="ce3" table:formula="of:=[.I481]/[.$S481]" office:value-type="percentage" office:value="0.0082433249805582" calcext:value-type="percentage">
            <text:p>0,82%</text:p>
          </table:table-cell>
          <table:table-cell table:style-name="ce3" table:formula="of:=[.J481]/[.$S481]" office:value-type="percentage" office:value="0.00184913159941243" calcext:value-type="percentage">
            <text:p>0,18%</text:p>
          </table:table-cell>
          <table:table-cell table:style-name="ce3" table:formula="of:=[.K481]/[.$S481]" office:value-type="percentage" office:value="0.0636481465479996" calcext:value-type="percentage">
            <text:p>6,36%</text:p>
          </table:table-cell>
          <table:table-cell table:style-name="ce3" table:formula="of:=[.L481]/[.$S481]" office:value-type="percentage" office:value="0.190650652380541" calcext:value-type="percentage">
            <text:p>19,07%</text:p>
          </table:table-cell>
          <table:table-cell table:style-name="ce3" table:formula="of:=[.M481]/[.$S481]" office:value-type="percentage" office:value="0.045692560269593" calcext:value-type="percentage">
            <text:p>4,57%</text:p>
          </table:table-cell>
          <table:table-cell table:style-name="ce3" table:formula="of:=[.N481]/[.$S481]" office:value-type="percentage" office:value="0.0109910999740776" calcext:value-type="percentage">
            <text:p>1,10%</text:p>
          </table:table-cell>
          <table:table-cell table:style-name="ce3" table:formula="of:=[.O481]/[.$S481]" office:value-type="percentage" office:value="0.292162792707163" calcext:value-type="percentage">
            <text:p>29,22%</text:p>
          </table:table-cell>
          <table:table-cell table:style-name="ce3" table:formula="of:=[.P481]/[.$S481]" office:value-type="percentage" office:value="0.194331633975633" calcext:value-type="percentage">
            <text:p>19,43%</text:p>
          </table:table-cell>
          <table:table-cell table:style-name="ce3" table:formula="of:=[.Q481]/[.$S481]" office:value-type="percentage" office:value="0.171744577896829" calcext:value-type="percentage">
            <text:p>17,17%</text:p>
          </table:table-cell>
          <table:table-cell table:style-name="ce3" table:formula="of:=[.R481]/[.$S481]" office:value-type="percentage" office:value="0.0125291627062991" calcext:value-type="percentage">
            <text:p>1,25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89-03</text:p>
          </table:table-cell>
          <table:table-cell table:style-name="ce1" office:value-type="string" calcext:value-type="string">
            <text:p>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9189" calcext:value-type="float">
            <text:p>89189</text:p>
          </table:table-cell>
          <table:table-cell table:style-name="ce1" office:value-type="float" office:value="68747" calcext:value-type="float">
            <text:p>68747</text:p>
          </table:table-cell>
          <table:table-cell table:style-name="ce1" office:value-type="float" office:value="1174" calcext:value-type="float">
            <text:p>1174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4206" calcext:value-type="float">
            <text:p>4206</text:p>
          </table:table-cell>
          <table:table-cell table:style-name="ce1" office:value-type="float" office:value="13293" calcext:value-type="float">
            <text:p>13293</text:p>
          </table:table-cell>
          <table:table-cell table:style-name="ce1" office:value-type="float" office:value="2959" calcext:value-type="float">
            <text:p>2959</text:p>
          </table:table-cell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20864" calcext:value-type="float">
            <text:p>20864</text:p>
          </table:table-cell>
          <table:table-cell table:style-name="ce1" office:value-type="float" office:value="12039" calcext:value-type="float">
            <text:p>12039</text:p>
          </table:table-cell>
          <table:table-cell table:style-name="ce1" office:value-type="float" office:value="11105" calcext:value-type="float">
            <text:p>11105</text:p>
          </table:table-cell>
          <table:table-cell table:style-name="ce1" office:value-type="float" office:value="763" calcext:value-type="float">
            <text:p>763</text:p>
          </table:table-cell>
          <table:table-cell table:style-name="ce1" table:formula="of:=SUM([.H482:.R482])" office:value-type="float" office:value="67129" calcext:value-type="float">
            <text:p>67129</text:p>
          </table:table-cell>
          <table:table-cell table:style-name="ce3" table:formula="of:=[.H482]/[.$S482]" office:value-type="percentage" office:value="0.00746324241385988" calcext:value-type="percentage">
            <text:p>0,75%</text:p>
          </table:table-cell>
          <table:table-cell table:style-name="ce3" table:formula="of:=[.I482]/[.$S482]" office:value-type="percentage" office:value="0.00996588657659134" calcext:value-type="percentage">
            <text:p>1,00%</text:p>
          </table:table-cell>
          <table:table-cell table:style-name="ce3" table:formula="of:=[.J482]/[.$S482]" office:value-type="percentage" office:value="0.00171311951615546" calcext:value-type="percentage">
            <text:p>0,17%</text:p>
          </table:table-cell>
          <table:table-cell table:style-name="ce3" table:formula="of:=[.K482]/[.$S482]" office:value-type="percentage" office:value="0.0626554842169554" calcext:value-type="percentage">
            <text:p>6,27%</text:p>
          </table:table-cell>
          <table:table-cell table:style-name="ce3" table:formula="of:=[.L482]/[.$S482]" office:value-type="percentage" office:value="0.198021719376127" calcext:value-type="percentage">
            <text:p>19,80%</text:p>
          </table:table-cell>
          <table:table-cell table:style-name="ce3" table:formula="of:=[.M482]/[.$S482]" office:value-type="percentage" office:value="0.0440793099852523" calcext:value-type="percentage">
            <text:p>4,41%</text:p>
          </table:table-cell>
          <table:table-cell table:style-name="ce3" table:formula="of:=[.N482]/[.$S482]" office:value-type="percentage" office:value="0.00916146523857051" calcext:value-type="percentage">
            <text:p>0,92%</text:p>
          </table:table-cell>
          <table:table-cell table:style-name="ce3" table:formula="of:=[.O482]/[.$S482]" office:value-type="percentage" office:value="0.310804570304935" calcext:value-type="percentage">
            <text:p>31,08%</text:p>
          </table:table-cell>
          <table:table-cell table:style-name="ce3" table:formula="of:=[.P482]/[.$S482]" office:value-type="percentage" office:value="0.17934126830431" calcext:value-type="percentage">
            <text:p>17,93%</text:p>
          </table:table-cell>
          <table:table-cell table:style-name="ce3" table:formula="of:=[.Q482]/[.$S482]" office:value-type="percentage" office:value="0.165427758494838" calcext:value-type="percentage">
            <text:p>16,54%</text:p>
          </table:table-cell>
          <table:table-cell table:style-name="ce3" table:formula="of:=[.R482]/[.$S482]" office:value-type="percentage" office:value="0.0113661755724054" calcext:value-type="percentage">
            <text:p>1,14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0-0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7817" calcext:value-type="float">
            <text:p>47817</text:p>
          </table:table-cell>
          <table:table-cell table:style-name="ce1" office:value-type="float" office:value="36902" calcext:value-type="float">
            <text:p>36902</text:p>
          </table:table-cell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454" calcext:value-type="float">
            <text:p>454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1971" calcext:value-type="float">
            <text:p>1971</text:p>
          </table:table-cell>
          <table:table-cell table:style-name="ce1" office:value-type="float" office:value="6547" calcext:value-type="float">
            <text:p>6547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10171" calcext:value-type="float">
            <text:p>10171</text:p>
          </table:table-cell>
          <table:table-cell table:style-name="ce1" office:value-type="float" office:value="7220" calcext:value-type="float">
            <text:p>7220</text:p>
          </table:table-cell>
          <table:table-cell table:style-name="ce1" office:value-type="float" office:value="6421" calcext:value-type="float">
            <text:p>6421</text:p>
          </table:table-cell>
          <table:table-cell table:style-name="ce1" office:value-type="float" office:value="424" calcext:value-type="float">
            <text:p>424</text:p>
          </table:table-cell>
          <table:table-cell table:style-name="ce1" table:formula="of:=SUM([.H483:.R483])" office:value-type="float" office:value="35857" calcext:value-type="float">
            <text:p>35857</text:p>
          </table:table-cell>
          <table:table-cell table:style-name="ce3" table:formula="of:=[.H483]/[.$S483]" office:value-type="percentage" office:value="0.00713947067518197" calcext:value-type="percentage">
            <text:p>0,71%</text:p>
          </table:table-cell>
          <table:table-cell table:style-name="ce3" table:formula="of:=[.I483]/[.$S483]" office:value-type="percentage" office:value="0.012661405025518" calcext:value-type="percentage">
            <text:p>1,27%</text:p>
          </table:table-cell>
          <table:table-cell table:style-name="ce3" table:formula="of:=[.J483]/[.$S483]" office:value-type="percentage" office:value="0.00231475025796915" calcext:value-type="percentage">
            <text:p>0,23%</text:p>
          </table:table-cell>
          <table:table-cell table:style-name="ce3" table:formula="of:=[.K483]/[.$S483]" office:value-type="percentage" office:value="0.0549683464874362" calcext:value-type="percentage">
            <text:p>5,50%</text:p>
          </table:table-cell>
          <table:table-cell table:style-name="ce3" table:formula="of:=[.L483]/[.$S483]" office:value-type="percentage" office:value="0.182586384806314" calcext:value-type="percentage">
            <text:p>18,26%</text:p>
          </table:table-cell>
          <table:table-cell table:style-name="ce3" table:formula="of:=[.M483]/[.$S483]" office:value-type="percentage" office:value="0.0553587862899852" calcext:value-type="percentage">
            <text:p>5,54%</text:p>
          </table:table-cell>
          <table:table-cell table:style-name="ce3" table:formula="of:=[.N483]/[.$S483]" office:value-type="percentage" office:value="0.00906378113060211" calcext:value-type="percentage">
            <text:p>0,91%</text:p>
          </table:table-cell>
          <table:table-cell table:style-name="ce3" table:formula="of:=[.O483]/[.$S483]" office:value-type="percentage" office:value="0.283654516551859" calcext:value-type="percentage">
            <text:p>28,37%</text:p>
          </table:table-cell>
          <table:table-cell table:style-name="ce3" table:formula="of:=[.P483]/[.$S483]" office:value-type="percentage" office:value="0.201355383885992" calcext:value-type="percentage">
            <text:p>20,14%</text:p>
          </table:table-cell>
          <table:table-cell table:style-name="ce3" table:formula="of:=[.Q483]/[.$S483]" office:value-type="percentage" office:value="0.179072426583373" calcext:value-type="percentage">
            <text:p>17,91%</text:p>
          </table:table-cell>
          <table:table-cell table:style-name="ce3" table:formula="of:=[.R483]/[.$S483]" office:value-type="percentage" office:value="0.0118247483057701" calcext:value-type="percentage">
            <text:p>1,1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0-0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7523" calcext:value-type="float">
            <text:p>47523</text:p>
          </table:table-cell>
          <table:table-cell table:style-name="ce1" office:value-type="float" office:value="36830" calcext:value-type="float">
            <text:p>36830</text:p>
          </table:table-cell>
          <table:table-cell table:style-name="ce1" office:value-type="float" office:value="684" calcext:value-type="float">
            <text:p>684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487" calcext:value-type="float">
            <text:p>487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799" calcext:value-type="float">
            <text:p>1799</text:p>
          </table:table-cell>
          <table:table-cell table:style-name="ce1" office:value-type="float" office:value="6121" calcext:value-type="float">
            <text:p>6121</text:p>
          </table:table-cell>
          <table:table-cell table:style-name="ce1" office:value-type="float" office:value="2204" calcext:value-type="float">
            <text:p>2204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9078" calcext:value-type="float">
            <text:p>9078</text:p>
          </table:table-cell>
          <table:table-cell table:style-name="ce1" office:value-type="float" office:value="7552" calcext:value-type="float">
            <text:p>7552</text:p>
          </table:table-cell>
          <table:table-cell table:style-name="ce1" office:value-type="float" office:value="7251" calcext:value-type="float">
            <text:p>7251</text:p>
          </table:table-cell>
          <table:table-cell table:style-name="ce1" office:value-type="float" office:value="462" calcext:value-type="float">
            <text:p>462</text:p>
          </table:table-cell>
          <table:table-cell table:style-name="ce1" table:formula="of:=SUM([.H484:.R484])" office:value-type="float" office:value="35717" calcext:value-type="float">
            <text:p>35717</text:p>
          </table:table-cell>
          <table:table-cell table:style-name="ce3" table:formula="of:=[.H484]/[.$S484]" office:value-type="percentage" office:value="0.00940728504633648" calcext:value-type="percentage">
            <text:p>0,94%</text:p>
          </table:table-cell>
          <table:table-cell table:style-name="ce3" table:formula="of:=[.I484]/[.$S484]" office:value-type="percentage" office:value="0.0136349637427556" calcext:value-type="percentage">
            <text:p>1,36%</text:p>
          </table:table-cell>
          <table:table-cell table:style-name="ce3" table:formula="of:=[.J484]/[.$S484]" office:value-type="percentage" office:value="0.00235182126158412" calcext:value-type="percentage">
            <text:p>0,24%</text:p>
          </table:table-cell>
          <table:table-cell table:style-name="ce3" table:formula="of:=[.K484]/[.$S484]" office:value-type="percentage" office:value="0.0503681720189266" calcext:value-type="percentage">
            <text:p>5,04%</text:p>
          </table:table-cell>
          <table:table-cell table:style-name="ce3" table:formula="of:=[.L484]/[.$S484]" office:value-type="percentage" office:value="0.171374975501862" calcext:value-type="percentage">
            <text:p>17,14%</text:p>
          </table:table-cell>
          <table:table-cell table:style-name="ce3" table:formula="of:=[.M484]/[.$S484]" office:value-type="percentage" office:value="0.0617073102444214" calcext:value-type="percentage">
            <text:p>6,17%</text:p>
          </table:table-cell>
          <table:table-cell table:style-name="ce3" table:formula="of:=[.N484]/[.$S484]" office:value-type="percentage" office:value="0.00960327015146849" calcext:value-type="percentage">
            <text:p>0,96%</text:p>
          </table:table-cell>
          <table:table-cell table:style-name="ce3" table:formula="of:=[.O484]/[.$S484]" office:value-type="percentage" office:value="0.254164683484055" calcext:value-type="percentage">
            <text:p>25,42%</text:p>
          </table:table-cell>
          <table:table-cell table:style-name="ce3" table:formula="of:=[.P484]/[.$S484]" office:value-type="percentage" office:value="0.211439930565277" calcext:value-type="percentage">
            <text:p>21,14%</text:p>
          </table:table-cell>
          <table:table-cell table:style-name="ce3" table:formula="of:=[.Q484]/[.$S484]" office:value-type="percentage" office:value="0.203012571044601" calcext:value-type="percentage">
            <text:p>20,30%</text:p>
          </table:table-cell>
          <table:table-cell table:style-name="ce3" table:formula="of:=[.R484]/[.$S484]" office:value-type="percentage" office:value="0.0129350169387127" calcext:value-type="percentage">
            <text:p>1,29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1-01</text:p>
          </table:table-cell>
          <table:table-cell table:style-name="ce1" office:value-type="string" calcext:value-type="string">
            <text:p>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1168" calcext:value-type="float">
            <text:p>71168</text:p>
          </table:table-cell>
          <table:table-cell table:style-name="ce1" office:value-type="float" office:value="52662" calcext:value-type="float">
            <text:p>52662</text:p>
          </table:table-cell>
          <table:table-cell table:style-name="ce1" office:value-type="float" office:value="1067" calcext:value-type="float">
            <text:p>1067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787" calcext:value-type="float">
            <text:p>787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2531" calcext:value-type="float">
            <text:p>2531</text:p>
          </table:table-cell>
          <table:table-cell table:style-name="ce1" office:value-type="float" office:value="6429" calcext:value-type="float">
            <text:p>6429</text:p>
          </table:table-cell>
          <table:table-cell table:style-name="ce1" office:value-type="float" office:value="3710" calcext:value-type="float">
            <text:p>3710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8159" calcext:value-type="float">
            <text:p>8159</text:p>
          </table:table-cell>
          <table:table-cell table:style-name="ce1" office:value-type="float" office:value="12905" calcext:value-type="float">
            <text:p>12905</text:p>
          </table:table-cell>
          <table:table-cell table:style-name="ce1" office:value-type="float" office:value="15182" calcext:value-type="float">
            <text:p>15182</text:p>
          </table:table-cell>
          <table:table-cell table:style-name="ce1" office:value-type="float" office:value="628" calcext:value-type="float">
            <text:p>628</text:p>
          </table:table-cell>
          <table:table-cell table:style-name="ce1" table:formula="of:=SUM([.H485:.R485])" office:value-type="float" office:value="51130" calcext:value-type="float">
            <text:p>51130</text:p>
          </table:table-cell>
          <table:table-cell table:style-name="ce3" table:formula="of:=[.H485]/[.$S485]" office:value-type="percentage" office:value="0.00639546254645023" calcext:value-type="percentage">
            <text:p>0,64%</text:p>
          </table:table-cell>
          <table:table-cell table:style-name="ce3" table:formula="of:=[.I485]/[.$S485]" office:value-type="percentage" office:value="0.0153921376882456" calcext:value-type="percentage">
            <text:p>1,54%</text:p>
          </table:table-cell>
          <table:table-cell table:style-name="ce3" table:formula="of:=[.J485]/[.$S485]" office:value-type="percentage" office:value="0.00201447291218463" calcext:value-type="percentage">
            <text:p>0,20%</text:p>
          </table:table-cell>
          <table:table-cell table:style-name="ce3" table:formula="of:=[.K485]/[.$S485]" office:value-type="percentage" office:value="0.0495012712693135" calcext:value-type="percentage">
            <text:p>4,95%</text:p>
          </table:table-cell>
          <table:table-cell table:style-name="ce3" table:formula="of:=[.L485]/[.$S485]" office:value-type="percentage" office:value="0.12573831410131" calcext:value-type="percentage">
            <text:p>12,57%</text:p>
          </table:table-cell>
          <table:table-cell table:style-name="ce3" table:formula="of:=[.M485]/[.$S485]" office:value-type="percentage" office:value="0.072560140817524" calcext:value-type="percentage">
            <text:p>7,26%</text:p>
          </table:table-cell>
          <table:table-cell table:style-name="ce3" table:formula="of:=[.N485]/[.$S485]" office:value-type="percentage" office:value="0.00721689810287502" calcext:value-type="percentage">
            <text:p>0,72%</text:p>
          </table:table-cell>
          <table:table-cell table:style-name="ce3" table:formula="of:=[.O485]/[.$S485]" office:value-type="percentage" office:value="0.159573635830237" calcext:value-type="percentage">
            <text:p>15,96%</text:p>
          </table:table-cell>
          <table:table-cell table:style-name="ce3" table:formula="of:=[.P485]/[.$S485]" office:value-type="percentage" office:value="0.252395853706239" calcext:value-type="percentage">
            <text:p>25,24%</text:p>
          </table:table-cell>
          <table:table-cell table:style-name="ce3" table:formula="of:=[.Q485]/[.$S485]" office:value-type="percentage" office:value="0.296929395658126" calcext:value-type="percentage">
            <text:p>29,69%</text:p>
          </table:table-cell>
          <table:table-cell table:style-name="ce3" table:formula="of:=[.R485]/[.$S485]" office:value-type="percentage" office:value="0.0122824173674946" calcext:value-type="percentage">
            <text:p>1,23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1-02</text:p>
          </table:table-cell>
          <table:table-cell table:style-name="ce1" office:value-type="string" calcext:value-type="string">
            <text:p>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0695" calcext:value-type="float">
            <text:p>90695</text:p>
          </table:table-cell>
          <table:table-cell table:style-name="ce1" office:value-type="float" office:value="73950" calcext:value-type="float">
            <text:p>73950</text:p>
          </table:table-cell>
          <table:table-cell table:style-name="ce1" office:value-type="float" office:value="1311" calcext:value-type="float">
            <text:p>1311</text:p>
          </table:table-cell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805" calcext:value-type="float">
            <text:p>805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5047" calcext:value-type="float">
            <text:p>5047</text:p>
          </table:table-cell>
          <table:table-cell table:style-name="ce1" office:value-type="float" office:value="13781" calcext:value-type="float">
            <text:p>13781</text:p>
          </table:table-cell>
          <table:table-cell table:style-name="ce1" office:value-type="float" office:value="3623" calcext:value-type="float">
            <text:p>3623</text:p>
          </table:table-cell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17574" calcext:value-type="float">
            <text:p>17574</text:p>
          </table:table-cell>
          <table:table-cell table:style-name="ce1" office:value-type="float" office:value="15783" calcext:value-type="float">
            <text:p>15783</text:p>
          </table:table-cell>
          <table:table-cell table:style-name="ce1" office:value-type="float" office:value="13730" calcext:value-type="float">
            <text:p>13730</text:p>
          </table:table-cell>
          <table:table-cell table:style-name="ce1" office:value-type="float" office:value="669" calcext:value-type="float">
            <text:p>669</text:p>
          </table:table-cell>
          <table:table-cell table:style-name="ce1" table:formula="of:=SUM([.H486:.R486])" office:value-type="float" office:value="72144" calcext:value-type="float">
            <text:p>72144</text:p>
          </table:table-cell>
          <table:table-cell table:style-name="ce3" table:formula="of:=[.H486]/[.$S486]" office:value-type="percentage" office:value="0.00559991128853404" calcext:value-type="percentage">
            <text:p>0,56%</text:p>
          </table:table-cell>
          <table:table-cell table:style-name="ce3" table:formula="of:=[.I486]/[.$S486]" office:value-type="percentage" office:value="0.0111582390774008" calcext:value-type="percentage">
            <text:p>1,12%</text:p>
          </table:table-cell>
          <table:table-cell table:style-name="ce3" table:formula="of:=[.J486]/[.$S486]" office:value-type="percentage" office:value="0.00200986915058771" calcext:value-type="percentage">
            <text:p>0,20%</text:p>
          </table:table-cell>
          <table:table-cell table:style-name="ce3" table:formula="of:=[.K486]/[.$S486]" office:value-type="percentage" office:value="0.0699573076070082" calcext:value-type="percentage">
            <text:p>7,00%</text:p>
          </table:table-cell>
          <table:table-cell table:style-name="ce3" table:formula="of:=[.L486]/[.$S486]" office:value-type="percentage" office:value="0.191020736305167" calcext:value-type="percentage">
            <text:p>19,10%</text:p>
          </table:table-cell>
          <table:table-cell table:style-name="ce3" table:formula="of:=[.M486]/[.$S486]" office:value-type="percentage" office:value="0.0502190064315813" calcext:value-type="percentage">
            <text:p>5,02%</text:p>
          </table:table-cell>
          <table:table-cell table:style-name="ce3" table:formula="of:=[.N486]/[.$S486]" office:value-type="percentage" office:value="0.00808106010201819" calcext:value-type="percentage">
            <text:p>0,81%</text:p>
          </table:table-cell>
          <table:table-cell table:style-name="ce3" table:formula="of:=[.O486]/[.$S486]" office:value-type="percentage" office:value="0.243596141051231" calcext:value-type="percentage">
            <text:p>24,36%</text:p>
          </table:table-cell>
          <table:table-cell table:style-name="ce3" table:formula="of:=[.P486]/[.$S486]" office:value-type="percentage" office:value="0.218770791749834" calcext:value-type="percentage">
            <text:p>21,88%</text:p>
          </table:table-cell>
          <table:table-cell table:style-name="ce3" table:formula="of:=[.Q486]/[.$S486]" office:value-type="percentage" office:value="0.190313816810823" calcext:value-type="percentage">
            <text:p>19,03%</text:p>
          </table:table-cell>
          <table:table-cell table:style-name="ce3" table:formula="of:=[.R486]/[.$S486]" office:value-type="percentage" office:value="0.00927312042581504" calcext:value-type="percentage">
            <text:p>0,93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1-03</text:p>
          </table:table-cell>
          <table:table-cell table:style-name="ce1" office:value-type="string" calcext:value-type="string">
            <text:p>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5774" calcext:value-type="float">
            <text:p>95774</text:p>
          </table:table-cell>
          <table:table-cell table:style-name="ce1" office:value-type="float" office:value="79049" calcext:value-type="float">
            <text:p>79049</text:p>
          </table:table-cell>
          <table:table-cell table:style-name="ce1" office:value-type="float" office:value="1305" calcext:value-type="float">
            <text:p>1305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372" calcext:value-type="float">
            <text:p>372</text:p>
          </table:table-cell>
          <table:table-cell table:style-name="ce1" office:value-type="float" office:value="848" calcext:value-type="float">
            <text:p>848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4980" calcext:value-type="float">
            <text:p>4980</text:p>
          </table:table-cell>
          <table:table-cell table:style-name="ce1" office:value-type="float" office:value="14313" calcext:value-type="float">
            <text:p>14313</text:p>
          </table:table-cell>
          <table:table-cell table:style-name="ce1" office:value-type="float" office:value="5058" calcext:value-type="float">
            <text:p>5058</text:p>
          </table:table-cell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15201" calcext:value-type="float">
            <text:p>15201</text:p>
          </table:table-cell>
          <table:table-cell table:style-name="ce1" office:value-type="float" office:value="19088" calcext:value-type="float">
            <text:p>19088</text:p>
          </table:table-cell>
          <table:table-cell table:style-name="ce1" office:value-type="float" office:value="15793" calcext:value-type="float">
            <text:p>15793</text:p>
          </table:table-cell>
          <table:table-cell table:style-name="ce1" office:value-type="float" office:value="723" calcext:value-type="float">
            <text:p>723</text:p>
          </table:table-cell>
          <table:table-cell table:style-name="ce1" table:formula="of:=SUM([.H487:.R487])" office:value-type="float" office:value="77184" calcext:value-type="float">
            <text:p>77184</text:p>
          </table:table-cell>
          <table:table-cell table:style-name="ce3" table:formula="of:=[.H487]/[.$S487]" office:value-type="percentage" office:value="0.00481965174129353" calcext:value-type="percentage">
            <text:p>0,48%</text:p>
          </table:table-cell>
          <table:table-cell table:style-name="ce3" table:formula="of:=[.I487]/[.$S487]" office:value-type="percentage" office:value="0.0109867330016584" calcext:value-type="percentage">
            <text:p>1,10%</text:p>
          </table:table-cell>
          <table:table-cell table:style-name="ce3" table:formula="of:=[.J487]/[.$S487]" office:value-type="percentage" office:value="0.00198227611940299" calcext:value-type="percentage">
            <text:p>0,20%</text:p>
          </table:table-cell>
          <table:table-cell table:style-name="ce3" table:formula="of:=[.K487]/[.$S487]" office:value-type="percentage" office:value="0.064521144278607" calcext:value-type="percentage">
            <text:p>6,45%</text:p>
          </table:table-cell>
          <table:table-cell table:style-name="ce3" table:formula="of:=[.L487]/[.$S487]" office:value-type="percentage" office:value="0.185439987562189" calcext:value-type="percentage">
            <text:p>18,54%</text:p>
          </table:table-cell>
          <table:table-cell table:style-name="ce3" table:formula="of:=[.M487]/[.$S487]" office:value-type="percentage" office:value="0.0655317164179104" calcext:value-type="percentage">
            <text:p>6,55%</text:p>
          </table:table-cell>
          <table:table-cell table:style-name="ce3" table:formula="of:=[.N487]/[.$S487]" office:value-type="percentage" office:value="0.00848621475953566" calcext:value-type="percentage">
            <text:p>0,85%</text:p>
          </table:table-cell>
          <table:table-cell table:style-name="ce3" table:formula="of:=[.O487]/[.$S487]" office:value-type="percentage" office:value="0.196944962686567" calcext:value-type="percentage">
            <text:p>19,69%</text:p>
          </table:table-cell>
          <table:table-cell table:style-name="ce3" table:formula="of:=[.P487]/[.$S487]" office:value-type="percentage" office:value="0.247305140961857" calcext:value-type="percentage">
            <text:p>24,73%</text:p>
          </table:table-cell>
          <table:table-cell table:style-name="ce3" table:formula="of:=[.Q487]/[.$S487]" office:value-type="percentage" office:value="0.204614946102819" calcext:value-type="percentage">
            <text:p>20,46%</text:p>
          </table:table-cell>
          <table:table-cell table:style-name="ce3" table:formula="of:=[.R487]/[.$S487]" office:value-type="percentage" office:value="0.0093672263681592" calcext:value-type="percentage">
            <text:p>0,94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1-04</text:p>
          </table:table-cell>
          <table:table-cell table:style-name="ce1" office:value-type="string" calcext:value-type="string">
            <text:p>9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472" calcext:value-type="float">
            <text:p>96472</text:p>
          </table:table-cell>
          <table:table-cell table:style-name="ce1" office:value-type="float" office:value="80538" calcext:value-type="float">
            <text:p>80538</text:p>
          </table:table-cell>
          <table:table-cell table:style-name="ce1" office:value-type="float" office:value="1309" calcext:value-type="float">
            <text:p>1309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894" calcext:value-type="float">
            <text:p>894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5156" calcext:value-type="float">
            <text:p>5156</text:p>
          </table:table-cell>
          <table:table-cell table:style-name="ce1" office:value-type="float" office:value="16048" calcext:value-type="float">
            <text:p>16048</text:p>
          </table:table-cell>
          <table:table-cell table:style-name="ce1" office:value-type="float" office:value="5108" calcext:value-type="float">
            <text:p>5108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13375" calcext:value-type="float">
            <text:p>13375</text:p>
          </table:table-cell>
          <table:table-cell table:style-name="ce1" office:value-type="float" office:value="21973" calcext:value-type="float">
            <text:p>21973</text:p>
          </table:table-cell>
          <table:table-cell table:style-name="ce1" office:value-type="float" office:value="14394" calcext:value-type="float">
            <text:p>14394</text:p>
          </table:table-cell>
          <table:table-cell table:style-name="ce1" office:value-type="float" office:value="720" calcext:value-type="float">
            <text:p>720</text:p>
          </table:table-cell>
          <table:table-cell table:style-name="ce1" table:formula="of:=SUM([.H488:.R488])" office:value-type="float" office:value="78789" calcext:value-type="float">
            <text:p>78789</text:p>
          </table:table-cell>
          <table:table-cell table:style-name="ce3" table:formula="of:=[.H488]/[.$S488]" office:value-type="percentage" office:value="0.00431532320501593" calcext:value-type="percentage">
            <text:p>0,43%</text:p>
          </table:table-cell>
          <table:table-cell table:style-name="ce3" table:formula="of:=[.I488]/[.$S488]" office:value-type="percentage" office:value="0.0113467616037772" calcext:value-type="percentage">
            <text:p>1,13%</text:p>
          </table:table-cell>
          <table:table-cell table:style-name="ce3" table:formula="of:=[.J488]/[.$S488]" office:value-type="percentage" office:value="0.00191651118811002" calcext:value-type="percentage">
            <text:p>0,19%</text:p>
          </table:table-cell>
          <table:table-cell table:style-name="ce3" table:formula="of:=[.K488]/[.$S488]" office:value-type="percentage" office:value="0.0654406071913592" calcext:value-type="percentage">
            <text:p>6,54%</text:p>
          </table:table-cell>
          <table:table-cell table:style-name="ce3" table:formula="of:=[.L488]/[.$S488]" office:value-type="percentage" office:value="0.203683255276752" calcext:value-type="percentage">
            <text:p>20,37%</text:p>
          </table:table-cell>
          <table:table-cell table:style-name="ce3" table:formula="of:=[.M488]/[.$S488]" office:value-type="percentage" office:value="0.0648313850918275" calcext:value-type="percentage">
            <text:p>6,48%</text:p>
          </table:table-cell>
          <table:table-cell table:style-name="ce3" table:formula="of:=[.N488]/[.$S488]" office:value-type="percentage" office:value="0.00799604005635305" calcext:value-type="percentage">
            <text:p>0,80%</text:p>
          </table:table-cell>
          <table:table-cell table:style-name="ce3" table:formula="of:=[.O488]/[.$S488]" office:value-type="percentage" office:value="0.169757199609082" calcext:value-type="percentage">
            <text:p>16,98%</text:p>
          </table:table-cell>
          <table:table-cell table:style-name="ce3" table:formula="of:=[.P488]/[.$S488]" office:value-type="percentage" office:value="0.278884108187691" calcext:value-type="percentage">
            <text:p>27,89%</text:p>
          </table:table-cell>
          <table:table-cell table:style-name="ce3" table:formula="of:=[.Q488]/[.$S488]" office:value-type="percentage" office:value="0.182690477097057" calcext:value-type="percentage">
            <text:p>18,27%</text:p>
          </table:table-cell>
          <table:table-cell table:style-name="ce3" table:formula="of:=[.R488]/[.$S488]" office:value-type="percentage" office:value="0.00913833149297491" calcext:value-type="percentage">
            <text:p>0,9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1-05</text:p>
          </table:table-cell>
          <table:table-cell table:style-name="ce1" office:value-type="string" calcext:value-type="string">
            <text:p>9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8257" calcext:value-type="float">
            <text:p>68257</text:p>
          </table:table-cell>
          <table:table-cell table:style-name="ce1" office:value-type="float" office:value="56996" calcext:value-type="float">
            <text:p>56996</text:p>
          </table:table-cell>
          <table:table-cell table:style-name="ce1" office:value-type="float" office:value="736" calcext:value-type="float">
            <text:p>736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555" calcext:value-type="float">
            <text:p>555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2077" calcext:value-type="float">
            <text:p>2077</text:p>
          </table:table-cell>
          <table:table-cell table:style-name="ce1" office:value-type="float" office:value="13481" calcext:value-type="float">
            <text:p>13481</text:p>
          </table:table-cell>
          <table:table-cell table:style-name="ce1" office:value-type="float" office:value="4478" calcext:value-type="float">
            <text:p>4478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4434" calcext:value-type="float">
            <text:p>4434</text:p>
          </table:table-cell>
          <table:table-cell table:style-name="ce1" office:value-type="float" office:value="19213" calcext:value-type="float">
            <text:p>19213</text:p>
          </table:table-cell>
          <table:table-cell table:style-name="ce1" office:value-type="float" office:value="10670" calcext:value-type="float">
            <text:p>10670</text:p>
          </table:table-cell>
          <table:table-cell table:style-name="ce1" office:value-type="float" office:value="387" calcext:value-type="float">
            <text:p>387</text:p>
          </table:table-cell>
          <table:table-cell table:style-name="ce1" table:formula="of:=SUM([.H489:.R489])" office:value-type="float" office:value="56010" calcext:value-type="float">
            <text:p>56010</text:p>
          </table:table-cell>
          <table:table-cell table:style-name="ce3" table:formula="of:=[.H489]/[.$S489]" office:value-type="percentage" office:value="0.00330298161042671" calcext:value-type="percentage">
            <text:p>0,33%</text:p>
          </table:table-cell>
          <table:table-cell table:style-name="ce3" table:formula="of:=[.I489]/[.$S489]" office:value-type="percentage" office:value="0.00990894483128013" calcext:value-type="percentage">
            <text:p>0,99%</text:p>
          </table:table-cell>
          <table:table-cell table:style-name="ce3" table:formula="of:=[.J489]/[.$S489]" office:value-type="percentage" office:value="0.00232101410462417" calcext:value-type="percentage">
            <text:p>0,23%</text:p>
          </table:table-cell>
          <table:table-cell table:style-name="ce3" table:formula="of:=[.K489]/[.$S489]" office:value-type="percentage" office:value="0.0370826638100339" calcext:value-type="percentage">
            <text:p>3,71%</text:p>
          </table:table-cell>
          <table:table-cell table:style-name="ce3" table:formula="of:=[.L489]/[.$S489]" office:value-type="percentage" office:value="0.240689162649527" calcext:value-type="percentage">
            <text:p>24,07%</text:p>
          </table:table-cell>
          <table:table-cell table:style-name="ce3" table:formula="of:=[.M489]/[.$S489]" office:value-type="percentage" office:value="0.0799500089269773" calcext:value-type="percentage">
            <text:p>8,00%</text:p>
          </table:table-cell>
          <table:table-cell table:style-name="ce3" table:formula="of:=[.N489]/[.$S489]" office:value-type="percentage" office:value="0.00714158186038207" calcext:value-type="percentage">
            <text:p>0,71%</text:p>
          </table:table-cell>
          <table:table-cell table:style-name="ce3" table:formula="of:=[.O489]/[.$S489]" office:value-type="percentage" office:value="0.0791644349223353" calcext:value-type="percentage">
            <text:p>7,92%</text:p>
          </table:table-cell>
          <table:table-cell table:style-name="ce3" table:formula="of:=[.P489]/[.$S489]" office:value-type="percentage" office:value="0.343028030708802" calcext:value-type="percentage">
            <text:p>34,30%</text:p>
          </table:table-cell>
          <table:table-cell table:style-name="ce3" table:formula="of:=[.Q489]/[.$S489]" office:value-type="percentage" office:value="0.190501696125692" calcext:value-type="percentage">
            <text:p>19,05%</text:p>
          </table:table-cell>
          <table:table-cell table:style-name="ce3" table:formula="of:=[.R489]/[.$S489]" office:value-type="percentage" office:value="0.00690948044991966" calcext:value-type="percentage">
            <text:p>0,69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1-06</text:p>
          </table:table-cell>
          <table:table-cell table:style-name="ce1" office:value-type="string" calcext:value-type="string">
            <text:p>9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1929" calcext:value-type="float">
            <text:p>81929</text:p>
          </table:table-cell>
          <table:table-cell table:style-name="ce1" office:value-type="float" office:value="65706" calcext:value-type="float">
            <text:p>65706</text:p>
          </table:table-cell>
          <table:table-cell table:style-name="ce1" office:value-type="float" office:value="949" calcext:value-type="float">
            <text:p>949</text:p>
          </table:table-cell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827" calcext:value-type="float">
            <text:p>827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3077" calcext:value-type="float">
            <text:p>3077</text:p>
          </table:table-cell>
          <table:table-cell table:style-name="ce1" office:value-type="float" office:value="11539" calcext:value-type="float">
            <text:p>11539</text:p>
          </table:table-cell>
          <table:table-cell table:style-name="ce1" office:value-type="float" office:value="5414" calcext:value-type="float">
            <text:p>5414</text:p>
          </table:table-cell>
          <table:table-cell table:style-name="ce1" office:value-type="float" office:value="437" calcext:value-type="float">
            <text:p>437</text:p>
          </table:table-cell>
          <table:table-cell table:style-name="ce1" office:value-type="float" office:value="8227" calcext:value-type="float">
            <text:p>8227</text:p>
          </table:table-cell>
          <table:table-cell table:style-name="ce1" office:value-type="float" office:value="19262" calcext:value-type="float">
            <text:p>19262</text:p>
          </table:table-cell>
          <table:table-cell table:style-name="ce1" office:value-type="float" office:value="14645" calcext:value-type="float">
            <text:p>14645</text:p>
          </table:table-cell>
          <table:table-cell table:style-name="ce1" office:value-type="float" office:value="534" calcext:value-type="float">
            <text:p>534</text:p>
          </table:table-cell>
          <table:table-cell table:style-name="ce1" table:formula="of:=SUM([.H490:.R490])" office:value-type="float" office:value="64391" calcext:value-type="float">
            <text:p>64391</text:p>
          </table:table-cell>
          <table:table-cell table:style-name="ce3" table:formula="of:=[.H490]/[.$S490]" office:value-type="percentage" office:value="0.00434843378733053" calcext:value-type="percentage">
            <text:p>0,43%</text:p>
          </table:table-cell>
          <table:table-cell table:style-name="ce3" table:formula="of:=[.I490]/[.$S490]" office:value-type="percentage" office:value="0.0128434097932941" calcext:value-type="percentage">
            <text:p>1,28%</text:p>
          </table:table-cell>
          <table:table-cell table:style-name="ce3" table:formula="of:=[.J490]/[.$S490]" office:value-type="percentage" office:value="0.0023139879796866" calcext:value-type="percentage">
            <text:p>0,23%</text:p>
          </table:table-cell>
          <table:table-cell table:style-name="ce3" table:formula="of:=[.K490]/[.$S490]" office:value-type="percentage" office:value="0.0477861812986287" calcext:value-type="percentage">
            <text:p>4,78%</text:p>
          </table:table-cell>
          <table:table-cell table:style-name="ce3" table:formula="of:=[.L490]/[.$S490]" office:value-type="percentage" office:value="0.179202062400025" calcext:value-type="percentage">
            <text:p>17,92%</text:p>
          </table:table-cell>
          <table:table-cell table:style-name="ce3" table:formula="of:=[.M490]/[.$S490]" office:value-type="percentage" office:value="0.0840800733021696" calcext:value-type="percentage">
            <text:p>8,41%</text:p>
          </table:table-cell>
          <table:table-cell table:style-name="ce3" table:formula="of:=[.N490]/[.$S490]" office:value-type="percentage" office:value="0.00678666273236943" calcext:value-type="percentage">
            <text:p>0,68%</text:p>
          </table:table-cell>
          <table:table-cell table:style-name="ce3" table:formula="of:=[.O490]/[.$S490]" office:value-type="percentage" office:value="0.127766302744172" calcext:value-type="percentage">
            <text:p>12,78%</text:p>
          </table:table-cell>
          <table:table-cell table:style-name="ce3" table:formula="of:=[.P490]/[.$S490]" office:value-type="percentage" office:value="0.299141184327002" calcext:value-type="percentage">
            <text:p>29,91%</text:p>
          </table:table-cell>
          <table:table-cell table:style-name="ce3" table:formula="of:=[.Q490]/[.$S490]" office:value-type="percentage" office:value="0.227438617198056" calcext:value-type="percentage">
            <text:p>22,74%</text:p>
          </table:table-cell>
          <table:table-cell table:style-name="ce3" table:formula="of:=[.R490]/[.$S490]" office:value-type="percentage" office:value="0.00829308443726608" calcext:value-type="percentage">
            <text:p>0,83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1-07</text:p>
          </table:table-cell>
          <table:table-cell table:style-name="ce1" office:value-type="string" calcext:value-type="string">
            <text:p>9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4142" calcext:value-type="float">
            <text:p>74142</text:p>
          </table:table-cell>
          <table:table-cell table:style-name="ce1" office:value-type="float" office:value="57305" calcext:value-type="float">
            <text:p>57305</text:p>
          </table:table-cell>
          <table:table-cell table:style-name="ce1" office:value-type="float" office:value="915" calcext:value-type="float">
            <text:p>915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768" calcext:value-type="float">
            <text:p>768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3384" calcext:value-type="float">
            <text:p>3384</text:p>
          </table:table-cell>
          <table:table-cell table:style-name="ce1" office:value-type="float" office:value="9614" calcext:value-type="float">
            <text:p>9614</text:p>
          </table:table-cell>
          <table:table-cell table:style-name="ce1" office:value-type="float" office:value="4012" calcext:value-type="float">
            <text:p>4012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9656" calcext:value-type="float">
            <text:p>9656</text:p>
          </table:table-cell>
          <table:table-cell table:style-name="ce1" office:value-type="float" office:value="14134" calcext:value-type="float">
            <text:p>14134</text:p>
          </table:table-cell>
          <table:table-cell table:style-name="ce1" office:value-type="float" office:value="13101" calcext:value-type="float">
            <text:p>13101</text:p>
          </table:table-cell>
          <table:table-cell table:style-name="ce1" office:value-type="float" office:value="510" calcext:value-type="float">
            <text:p>510</text:p>
          </table:table-cell>
          <table:table-cell table:style-name="ce1" table:formula="of:=SUM([.H491:.R491])" office:value-type="float" office:value="55996" calcext:value-type="float">
            <text:p>55996</text:p>
          </table:table-cell>
          <table:table-cell table:style-name="ce3" table:formula="of:=[.H491]/[.$S491]" office:value-type="percentage" office:value="0.00496464033145225" calcext:value-type="percentage">
            <text:p>0,50%</text:p>
          </table:table-cell>
          <table:table-cell table:style-name="ce3" table:formula="of:=[.I491]/[.$S491]" office:value-type="percentage" office:value="0.0137152653760983" calcext:value-type="percentage">
            <text:p>1,37%</text:p>
          </table:table-cell>
          <table:table-cell table:style-name="ce3" table:formula="of:=[.J491]/[.$S491]" office:value-type="percentage" office:value="0.00175012500892921" calcext:value-type="percentage">
            <text:p>0,18%</text:p>
          </table:table-cell>
          <table:table-cell table:style-name="ce3" table:formula="of:=[.K491]/[.$S491]" office:value-type="percentage" office:value="0.0604328880634331" calcext:value-type="percentage">
            <text:p>6,04%</text:p>
          </table:table-cell>
          <table:table-cell table:style-name="ce3" table:formula="of:=[.L491]/[.$S491]" office:value-type="percentage" office:value="0.171690835059647" calcext:value-type="percentage">
            <text:p>17,17%</text:p>
          </table:table-cell>
          <table:table-cell table:style-name="ce3" table:formula="of:=[.M491]/[.$S491]" office:value-type="percentage" office:value="0.0716479748553468" calcext:value-type="percentage">
            <text:p>7,16%</text:p>
          </table:table-cell>
          <table:table-cell table:style-name="ce3" table:formula="of:=[.N491]/[.$S491]" office:value-type="percentage" office:value="0.00787556254018144" calcext:value-type="percentage">
            <text:p>0,79%</text:p>
          </table:table-cell>
          <table:table-cell table:style-name="ce3" table:formula="of:=[.O491]/[.$S491]" office:value-type="percentage" office:value="0.172440888634903" calcext:value-type="percentage">
            <text:p>17,24%</text:p>
          </table:table-cell>
          <table:table-cell table:style-name="ce3" table:formula="of:=[.P491]/[.$S491]" office:value-type="percentage" office:value="0.252410886491892" calcext:value-type="percentage">
            <text:p>25,24%</text:p>
          </table:table-cell>
          <table:table-cell table:style-name="ce3" table:formula="of:=[.Q491]/[.$S491]" office:value-type="percentage" office:value="0.233963140224302" calcext:value-type="percentage">
            <text:p>23,40%</text:p>
          </table:table-cell>
          <table:table-cell table:style-name="ce3" table:formula="of:=[.R491]/[.$S491]" office:value-type="percentage" office:value="0.00910779341381527" calcext:value-type="percentage">
            <text:p>0,9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1-08</text:p>
          </table:table-cell>
          <table:table-cell table:style-name="ce1" office:value-type="string" calcext:value-type="string">
            <text:p>9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6390" calcext:value-type="float">
            <text:p>76390</text:p>
          </table:table-cell>
          <table:table-cell table:style-name="ce1" office:value-type="float" office:value="61222" calcext:value-type="float">
            <text:p>61222</text:p>
          </table:table-cell>
          <table:table-cell table:style-name="ce1" office:value-type="float" office:value="827" calcext:value-type="float">
            <text:p>827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653" calcext:value-type="float">
            <text:p>653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11222" calcext:value-type="float">
            <text:p>11222</text:p>
          </table:table-cell>
          <table:table-cell table:style-name="ce1" office:value-type="float" office:value="9007" calcext:value-type="float">
            <text:p>9007</text:p>
          </table:table-cell>
          <table:table-cell table:style-name="ce1" office:value-type="float" office:value="3695" calcext:value-type="float">
            <text:p>3695</text:p>
          </table:table-cell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7790" calcext:value-type="float">
            <text:p>7790</text:p>
          </table:table-cell>
          <table:table-cell table:style-name="ce1" office:value-type="float" office:value="14360" calcext:value-type="float">
            <text:p>14360</text:p>
          </table:table-cell>
          <table:table-cell table:style-name="ce1" office:value-type="float" office:value="12394" calcext:value-type="float">
            <text:p>12394</text:p>
          </table:table-cell>
          <table:table-cell table:style-name="ce1" office:value-type="float" office:value="443" calcext:value-type="float">
            <text:p>443</text:p>
          </table:table-cell>
          <table:table-cell table:style-name="ce1" table:formula="of:=SUM([.H492:.R492])" office:value-type="float" office:value="60107" calcext:value-type="float">
            <text:p>60107</text:p>
          </table:table-cell>
          <table:table-cell table:style-name="ce3" table:formula="of:=[.H492]/[.$S492]" office:value-type="percentage" office:value="0.00316102949739631" calcext:value-type="percentage">
            <text:p>0,32%</text:p>
          </table:table-cell>
          <table:table-cell table:style-name="ce3" table:formula="of:=[.I492]/[.$S492]" office:value-type="percentage" office:value="0.0108639592726305" calcext:value-type="percentage">
            <text:p>1,09%</text:p>
          </table:table-cell>
          <table:table-cell table:style-name="ce3" table:formula="of:=[.J492]/[.$S492]" office:value-type="percentage" office:value="0.00148069276456985" calcext:value-type="percentage">
            <text:p>0,15%</text:p>
          </table:table-cell>
          <table:table-cell table:style-name="ce3" table:formula="of:=[.K492]/[.$S492]" office:value-type="percentage" office:value="0.186700384314639" calcext:value-type="percentage">
            <text:p>18,67%</text:p>
          </table:table-cell>
          <table:table-cell table:style-name="ce3" table:formula="of:=[.L492]/[.$S492]" office:value-type="percentage" office:value="0.14984943517394" calcext:value-type="percentage">
            <text:p>14,98%</text:p>
          </table:table-cell>
          <table:table-cell table:style-name="ce3" table:formula="of:=[.M492]/[.$S492]" office:value-type="percentage" office:value="0.0614737052256809" calcext:value-type="percentage">
            <text:p>6,15%</text:p>
          </table:table-cell>
          <table:table-cell table:style-name="ce3" table:formula="of:=[.N492]/[.$S492]" office:value-type="percentage" office:value="0.0043921673016454" calcext:value-type="percentage">
            <text:p>0,44%</text:p>
          </table:table-cell>
          <table:table-cell table:style-name="ce3" table:formula="of:=[.O492]/[.$S492]" office:value-type="percentage" office:value="0.129602209393249" calcext:value-type="percentage">
            <text:p>12,96%</text:p>
          </table:table-cell>
          <table:table-cell table:style-name="ce3" table:formula="of:=[.P492]/[.$S492]" office:value-type="percentage" office:value="0.238907282013742" calcext:value-type="percentage">
            <text:p>23,89%</text:p>
          </table:table-cell>
          <table:table-cell table:style-name="ce3" table:formula="of:=[.Q492]/[.$S492]" office:value-type="percentage" office:value="0.206198945214368" calcext:value-type="percentage">
            <text:p>20,62%</text:p>
          </table:table-cell>
          <table:table-cell table:style-name="ce3" table:formula="of:=[.R492]/[.$S492]" office:value-type="percentage" office:value="0.00737018982813982" calcext:value-type="percentage">
            <text:p>0,74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1-09</text:p>
          </table:table-cell>
          <table:table-cell table:style-name="ce1" office:value-type="string" calcext:value-type="string">
            <text:p>9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9226" calcext:value-type="float">
            <text:p>79226</text:p>
          </table:table-cell>
          <table:table-cell table:style-name="ce1" office:value-type="float" office:value="63217" calcext:value-type="float">
            <text:p>63217</text:p>
          </table:table-cell>
          <table:table-cell table:style-name="ce1" office:value-type="float" office:value="992" calcext:value-type="float">
            <text:p>992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756" calcext:value-type="float">
            <text:p>756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4869" calcext:value-type="float">
            <text:p>4869</text:p>
          </table:table-cell>
          <table:table-cell table:style-name="ce1" office:value-type="float" office:value="11433" calcext:value-type="float">
            <text:p>11433</text:p>
          </table:table-cell>
          <table:table-cell table:style-name="ce1" office:value-type="float" office:value="3946" calcext:value-type="float">
            <text:p>3946</text:p>
          </table:table-cell>
          <table:table-cell table:style-name="ce1" office:value-type="float" office:value="379" calcext:value-type="float">
            <text:p>379</text:p>
          </table:table-cell>
          <table:table-cell table:style-name="ce1" office:value-type="float" office:value="10292" calcext:value-type="float">
            <text:p>10292</text:p>
          </table:table-cell>
          <table:table-cell table:style-name="ce1" office:value-type="float" office:value="15496" calcext:value-type="float">
            <text:p>15496</text:p>
          </table:table-cell>
          <table:table-cell table:style-name="ce1" office:value-type="float" office:value="13700" calcext:value-type="float">
            <text:p>13700</text:p>
          </table:table-cell>
          <table:table-cell table:style-name="ce1" office:value-type="float" office:value="551" calcext:value-type="float">
            <text:p>551</text:p>
          </table:table-cell>
          <table:table-cell table:style-name="ce1" table:formula="of:=SUM([.H493:.R493])" office:value-type="float" office:value="61827" calcext:value-type="float">
            <text:p>61827</text:p>
          </table:table-cell>
          <table:table-cell table:style-name="ce3" table:formula="of:=[.H493]/[.$S493]" office:value-type="percentage" office:value="0.0045772882397658" calcext:value-type="percentage">
            <text:p>0,46%</text:p>
          </table:table-cell>
          <table:table-cell table:style-name="ce3" table:formula="of:=[.I493]/[.$S493]" office:value-type="percentage" office:value="0.0122276675238973" calcext:value-type="percentage">
            <text:p>1,22%</text:p>
          </table:table-cell>
          <table:table-cell table:style-name="ce3" table:formula="of:=[.J493]/[.$S493]" office:value-type="percentage" office:value="0.00197324793375063" calcext:value-type="percentage">
            <text:p>0,20%</text:p>
          </table:table-cell>
          <table:table-cell table:style-name="ce3" table:formula="of:=[.K493]/[.$S493]" office:value-type="percentage" office:value="0.0787520015527197" calcext:value-type="percentage">
            <text:p>7,88%</text:p>
          </table:table-cell>
          <table:table-cell table:style-name="ce3" table:formula="of:=[.L493]/[.$S493]" office:value-type="percentage" office:value="0.18491921005386" calcext:value-type="percentage">
            <text:p>18,49%</text:p>
          </table:table-cell>
          <table:table-cell table:style-name="ce3" table:formula="of:=[.M493]/[.$S493]" office:value-type="percentage" office:value="0.0638232487424588" calcext:value-type="percentage">
            <text:p>6,38%</text:p>
          </table:table-cell>
          <table:table-cell table:style-name="ce3" table:formula="of:=[.N493]/[.$S493]" office:value-type="percentage" office:value="0.00613000792534006" calcext:value-type="percentage">
            <text:p>0,61%</text:p>
          </table:table-cell>
          <table:table-cell table:style-name="ce3" table:formula="of:=[.O493]/[.$S493]" office:value-type="percentage" office:value="0.166464489624274" calcext:value-type="percentage">
            <text:p>16,65%</text:p>
          </table:table-cell>
          <table:table-cell table:style-name="ce3" table:formula="of:=[.P493]/[.$S493]" office:value-type="percentage" office:value="0.250634835913112" calcext:value-type="percentage">
            <text:p>25,06%</text:p>
          </table:table-cell>
          <table:table-cell table:style-name="ce3" table:formula="of:=[.Q493]/[.$S493]" office:value-type="percentage" office:value="0.221586038462161" calcext:value-type="percentage">
            <text:p>22,16%</text:p>
          </table:table-cell>
          <table:table-cell table:style-name="ce3" table:formula="of:=[.R493]/[.$S493]" office:value-type="percentage" office:value="0.00891196402866062" calcext:value-type="percentage">
            <text:p>0,89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1-10</text:p>
          </table:table-cell>
          <table:table-cell table:style-name="ce1" office:value-type="string" calcext:value-type="string">
            <text:p>9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1174" calcext:value-type="float">
            <text:p>61174</text:p>
          </table:table-cell>
          <table:table-cell table:style-name="ce1" office:value-type="float" office:value="47142" calcext:value-type="float">
            <text:p>47142</text:p>
          </table:table-cell>
          <table:table-cell table:style-name="ce1" office:value-type="float" office:value="829" calcext:value-type="float">
            <text:p>829</text:p>
          </table:table-cell>
          <table:table-cell table:style-name="ce1" office:value-type="float" office:value="409" calcext:value-type="float">
            <text:p>409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621" calcext:value-type="float">
            <text:p>621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2449" calcext:value-type="float">
            <text:p>2449</text:p>
          </table:table-cell>
          <table:table-cell table:style-name="ce1" office:value-type="float" office:value="6829" calcext:value-type="float">
            <text:p>6829</text:p>
          </table:table-cell>
          <table:table-cell table:style-name="ce1" office:value-type="float" office:value="3028" calcext:value-type="float">
            <text:p>3028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7753" calcext:value-type="float">
            <text:p>7753</text:p>
          </table:table-cell>
          <table:table-cell table:style-name="ce1" office:value-type="float" office:value="11175" calcext:value-type="float">
            <text:p>11175</text:p>
          </table:table-cell>
          <table:table-cell table:style-name="ce1" office:value-type="float" office:value="12783" calcext:value-type="float">
            <text:p>12783</text:p>
          </table:table-cell>
          <table:table-cell table:style-name="ce1" office:value-type="float" office:value="590" calcext:value-type="float">
            <text:p>590</text:p>
          </table:table-cell>
          <table:table-cell table:style-name="ce1" table:formula="of:=SUM([.H494:.R494])" office:value-type="float" office:value="45904" calcext:value-type="float">
            <text:p>45904</text:p>
          </table:table-cell>
          <table:table-cell table:style-name="ce3" table:formula="of:=[.H494]/[.$S494]" office:value-type="percentage" office:value="0.0057729173928198" calcext:value-type="percentage">
            <text:p>0,58%</text:p>
          </table:table-cell>
          <table:table-cell table:style-name="ce3" table:formula="of:=[.I494]/[.$S494]" office:value-type="percentage" office:value="0.01352823283374" calcext:value-type="percentage">
            <text:p>1,35%</text:p>
          </table:table-cell>
          <table:table-cell table:style-name="ce3" table:formula="of:=[.J494]/[.$S494]" office:value-type="percentage" office:value="0.00220024398745207" calcext:value-type="percentage">
            <text:p>0,22%</text:p>
          </table:table-cell>
          <table:table-cell table:style-name="ce3" table:formula="of:=[.K494]/[.$S494]" office:value-type="percentage" office:value="0.053350470547229" calcext:value-type="percentage">
            <text:p>5,34%</text:p>
          </table:table-cell>
          <table:table-cell table:style-name="ce3" table:formula="of:=[.L494]/[.$S494]" office:value-type="percentage" office:value="0.148766991983269" calcext:value-type="percentage">
            <text:p>14,88%</text:p>
          </table:table-cell>
          <table:table-cell table:style-name="ce3" table:formula="of:=[.M494]/[.$S494]" office:value-type="percentage" office:value="0.0659637504356919" calcext:value-type="percentage">
            <text:p>6,60%</text:p>
          </table:table-cell>
          <table:table-cell table:style-name="ce3" table:formula="of:=[.N494]/[.$S494]" office:value-type="percentage" office:value="0.00675322411990241" calcext:value-type="percentage">
            <text:p>0,68%</text:p>
          </table:table-cell>
          <table:table-cell table:style-name="ce3" table:formula="of:=[.O494]/[.$S494]" office:value-type="percentage" office:value="0.168895956779366" calcext:value-type="percentage">
            <text:p>16,89%</text:p>
          </table:table-cell>
          <table:table-cell table:style-name="ce3" table:formula="of:=[.P494]/[.$S494]" office:value-type="percentage" office:value="0.243442837225514" calcext:value-type="percentage">
            <text:p>24,34%</text:p>
          </table:table-cell>
          <table:table-cell table:style-name="ce3" table:formula="of:=[.Q494]/[.$S494]" office:value-type="percentage" office:value="0.278472464273266" calcext:value-type="percentage">
            <text:p>27,85%</text:p>
          </table:table-cell>
          <table:table-cell table:style-name="ce3" table:formula="of:=[.R494]/[.$S494]" office:value-type="percentage" office:value="0.0128529104217497" calcext:value-type="percentage">
            <text:p>1,29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2-01</text:p>
          </table:table-cell>
          <table:table-cell table:style-name="ce1" office:value-type="string" calcext:value-type="string">
            <text:p>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2383" calcext:value-type="float">
            <text:p>62383</text:p>
          </table:table-cell>
          <table:table-cell table:style-name="ce1" office:value-type="float" office:value="46354" calcext:value-type="float">
            <text:p>46354</text:p>
          </table:table-cell>
          <table:table-cell table:style-name="ce1" office:value-type="float" office:value="1198" calcext:value-type="float">
            <text:p>1198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946" calcext:value-type="float">
            <text:p>946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081" calcext:value-type="float">
            <text:p>1081</text:p>
          </table:table-cell>
          <table:table-cell table:style-name="ce1" office:value-type="float" office:value="5087" calcext:value-type="float">
            <text:p>5087</text:p>
          </table:table-cell>
          <table:table-cell table:style-name="ce1" office:value-type="float" office:value="3691" calcext:value-type="float">
            <text:p>3691</text:p>
          </table:table-cell>
          <table:table-cell table:style-name="ce1" office:value-type="float" office:value="267" calcext:value-type="float">
            <text:p>267</text:p>
          </table:table-cell>
          <table:table-cell table:style-name="ce1" office:value-type="float" office:value="5176" calcext:value-type="float">
            <text:p>5176</text:p>
          </table:table-cell>
          <table:table-cell table:style-name="ce1" office:value-type="float" office:value="10641" calcext:value-type="float">
            <text:p>10641</text:p>
          </table:table-cell>
          <table:table-cell table:style-name="ce1" office:value-type="float" office:value="17266" calcext:value-type="float">
            <text:p>17266</text:p>
          </table:table-cell>
          <table:table-cell table:style-name="ce1" office:value-type="float" office:value="457" calcext:value-type="float">
            <text:p>457</text:p>
          </table:table-cell>
          <table:table-cell table:style-name="ce1" table:formula="of:=SUM([.H495:.R495])" office:value-type="float" office:value="44933" calcext:value-type="float">
            <text:p>44933</text:p>
          </table:table-cell>
          <table:table-cell table:style-name="ce3" table:formula="of:=[.H495]/[.$S495]" office:value-type="percentage" office:value="0.0054525627044711" calcext:value-type="percentage">
            <text:p>0,55%</text:p>
          </table:table-cell>
          <table:table-cell table:style-name="ce3" table:formula="of:=[.I495]/[.$S495]" office:value-type="percentage" office:value="0.0210535686466517" calcext:value-type="percentage">
            <text:p>2,11%</text:p>
          </table:table-cell>
          <table:table-cell table:style-name="ce3" table:formula="of:=[.J495]/[.$S495]" office:value-type="percentage" office:value="0.00169140720628491" calcext:value-type="percentage">
            <text:p>0,17%</text:p>
          </table:table-cell>
          <table:table-cell table:style-name="ce3" table:formula="of:=[.K495]/[.$S495]" office:value-type="percentage" office:value="0.0240580419736051" calcext:value-type="percentage">
            <text:p>2,41%</text:p>
          </table:table-cell>
          <table:table-cell table:style-name="ce3" table:formula="of:=[.L495]/[.$S495]" office:value-type="percentage" office:value="0.113213006031202" calcext:value-type="percentage">
            <text:p>11,32%</text:p>
          </table:table-cell>
          <table:table-cell table:style-name="ce3" table:formula="of:=[.M495]/[.$S495]" office:value-type="percentage" office:value="0.0821445262947054" calcext:value-type="percentage">
            <text:p>8,21%</text:p>
          </table:table-cell>
          <table:table-cell table:style-name="ce3" table:formula="of:=[.N495]/[.$S495]" office:value-type="percentage" office:value="0.00594218057997463" calcext:value-type="percentage">
            <text:p>0,59%</text:p>
          </table:table-cell>
          <table:table-cell table:style-name="ce3" table:formula="of:=[.O495]/[.$S495]" office:value-type="percentage" office:value="0.115193732891194" calcext:value-type="percentage">
            <text:p>11,52%</text:p>
          </table:table-cell>
          <table:table-cell table:style-name="ce3" table:formula="of:=[.P495]/[.$S495]" office:value-type="percentage" office:value="0.236819264237865" calcext:value-type="percentage">
            <text:p>23,68%</text:p>
          </table:table-cell>
          <table:table-cell table:style-name="ce3" table:formula="of:=[.Q495]/[.$S495]" office:value-type="percentage" office:value="0.384261010838359" calcext:value-type="percentage">
            <text:p>38,43%</text:p>
          </table:table-cell>
          <table:table-cell table:style-name="ce3" table:formula="of:=[.R495]/[.$S495]" office:value-type="percentage" office:value="0.0101706985956869" calcext:value-type="percentage">
            <text:p>1,02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2-02</text:p>
          </table:table-cell>
          <table:table-cell table:style-name="ce1" office:value-type="string" calcext:value-type="string">
            <text:p>9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7876" calcext:value-type="float">
            <text:p>67876</text:p>
          </table:table-cell>
          <table:table-cell table:style-name="ce1" office:value-type="float" office:value="56215" calcext:value-type="float">
            <text:p>56215</text:p>
          </table:table-cell>
          <table:table-cell table:style-name="ce1" office:value-type="float" office:value="858" calcext:value-type="float">
            <text:p>858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316" calcext:value-type="float">
            <text:p>1316</text:p>
          </table:table-cell>
          <table:table-cell table:style-name="ce1" office:value-type="float" office:value="14990" calcext:value-type="float">
            <text:p>14990</text:p>
          </table:table-cell>
          <table:table-cell table:style-name="ce1" office:value-type="float" office:value="4388" calcext:value-type="float">
            <text:p>4388</text:p>
          </table:table-cell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3795" calcext:value-type="float">
            <text:p>3795</text:p>
          </table:table-cell>
          <table:table-cell table:style-name="ce1" office:value-type="float" office:value="18749" calcext:value-type="float">
            <text:p>18749</text:p>
          </table:table-cell>
          <table:table-cell table:style-name="ce1" office:value-type="float" office:value="10355" calcext:value-type="float">
            <text:p>10355</text:p>
          </table:table-cell>
          <table:table-cell table:style-name="ce1" office:value-type="float" office:value="364" calcext:value-type="float">
            <text:p>364</text:p>
          </table:table-cell>
          <table:table-cell table:style-name="ce1" table:formula="of:=SUM([.H496:.R496])" office:value-type="float" office:value="55117" calcext:value-type="float">
            <text:p>55117</text:p>
          </table:table-cell>
          <table:table-cell table:style-name="ce3" table:formula="of:=[.H496]/[.$S496]" office:value-type="percentage" office:value="0.00328392329045485" calcext:value-type="percentage">
            <text:p>0,33%</text:p>
          </table:table-cell>
          <table:table-cell table:style-name="ce3" table:formula="of:=[.I496]/[.$S496]" office:value-type="percentage" office:value="0.0101602046555509" calcext:value-type="percentage">
            <text:p>1,02%</text:p>
          </table:table-cell>
          <table:table-cell table:style-name="ce3" table:formula="of:=[.J496]/[.$S496]" office:value-type="percentage" office:value="0.00174174936952301" calcext:value-type="percentage">
            <text:p>0,17%</text:p>
          </table:table-cell>
          <table:table-cell table:style-name="ce3" table:formula="of:=[.K496]/[.$S496]" office:value-type="percentage" office:value="0.0238764809405447" calcext:value-type="percentage">
            <text:p>2,39%</text:p>
          </table:table-cell>
          <table:table-cell table:style-name="ce3" table:formula="of:=[.L496]/[.$S496]" office:value-type="percentage" office:value="0.271966906761979" calcext:value-type="percentage">
            <text:p>27,20%</text:p>
          </table:table-cell>
          <table:table-cell table:style-name="ce3" table:formula="of:=[.M496]/[.$S496]" office:value-type="percentage" office:value="0.0796124607652811" calcext:value-type="percentage">
            <text:p>7,96%</text:p>
          </table:table-cell>
          <table:table-cell table:style-name="ce3" table:formula="of:=[.N496]/[.$S496]" office:value-type="percentage" office:value="0.00586026089954098" calcext:value-type="percentage">
            <text:p>0,59%</text:p>
          </table:table-cell>
          <table:table-cell table:style-name="ce3" table:formula="of:=[.O496]/[.$S496]" office:value-type="percentage" office:value="0.0688535297639567" calcext:value-type="percentage">
            <text:p>6,89%</text:p>
          </table:table-cell>
          <table:table-cell table:style-name="ce3" table:formula="of:=[.P496]/[.$S496]" office:value-type="percentage" office:value="0.340167280512365" calcext:value-type="percentage">
            <text:p>34,02%</text:p>
          </table:table-cell>
          <table:table-cell table:style-name="ce3" table:formula="of:=[.Q496]/[.$S496]" office:value-type="percentage" office:value="0.187873070014696" calcext:value-type="percentage">
            <text:p>18,79%</text:p>
          </table:table-cell>
          <table:table-cell table:style-name="ce3" table:formula="of:=[.R496]/[.$S496]" office:value-type="percentage" office:value="0.0066041330261081" calcext:value-type="percentage">
            <text:p>0,66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2-03</text:p>
          </table:table-cell>
          <table:table-cell table:style-name="ce1" office:value-type="string" calcext:value-type="string">
            <text:p>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1028" calcext:value-type="float">
            <text:p>81028</text:p>
          </table:table-cell>
          <table:table-cell table:style-name="ce1" office:value-type="float" office:value="66839" calcext:value-type="float">
            <text:p>66839</text:p>
          </table:table-cell>
          <table:table-cell table:style-name="ce1" office:value-type="float" office:value="1224" calcext:value-type="float">
            <text:p>122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651" calcext:value-type="float">
            <text:p>651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919" calcext:value-type="float">
            <text:p>1919</text:p>
          </table:table-cell>
          <table:table-cell table:style-name="ce1" office:value-type="float" office:value="20907" calcext:value-type="float">
            <text:p>20907</text:p>
          </table:table-cell>
          <table:table-cell table:style-name="ce1" office:value-type="float" office:value="4345" calcext:value-type="float">
            <text:p>4345</text:p>
          </table:table-cell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4771" calcext:value-type="float">
            <text:p>4771</text:p>
          </table:table-cell>
          <table:table-cell table:style-name="ce1" office:value-type="float" office:value="22775" calcext:value-type="float">
            <text:p>22775</text:p>
          </table:table-cell>
          <table:table-cell table:style-name="ce1" office:value-type="float" office:value="9227" calcext:value-type="float">
            <text:p>9227</text:p>
          </table:table-cell>
          <table:table-cell table:style-name="ce1" office:value-type="float" office:value="348" calcext:value-type="float">
            <text:p>348</text:p>
          </table:table-cell>
          <table:table-cell table:style-name="ce1" table:formula="of:=SUM([.H497:.R497])" office:value-type="float" office:value="65562" calcext:value-type="float">
            <text:p>65562</text:p>
          </table:table-cell>
          <table:table-cell table:style-name="ce3" table:formula="of:=[.H497]/[.$S497]" office:value-type="percentage" office:value="0.00233366889356639" calcext:value-type="percentage">
            <text:p>0,23%</text:p>
          </table:table-cell>
          <table:table-cell table:style-name="ce3" table:formula="of:=[.I497]/[.$S497]" office:value-type="percentage" office:value="0.00992953235105701" calcext:value-type="percentage">
            <text:p>0,99%</text:p>
          </table:table-cell>
          <table:table-cell table:style-name="ce3" table:formula="of:=[.J497]/[.$S497]" office:value-type="percentage" office:value="0.00158628473811049" calcext:value-type="percentage">
            <text:p>0,16%</text:p>
          </table:table-cell>
          <table:table-cell table:style-name="ce3" table:formula="of:=[.K497]/[.$S497]" office:value-type="percentage" office:value="0.0292700039657118" calcext:value-type="percentage">
            <text:p>2,93%</text:p>
          </table:table-cell>
          <table:table-cell table:style-name="ce3" table:formula="of:=[.L497]/[.$S497]" office:value-type="percentage" office:value="0.318888990573808" calcext:value-type="percentage">
            <text:p>31,89%</text:p>
          </table:table-cell>
          <table:table-cell table:style-name="ce3" table:formula="of:=[.M497]/[.$S497]" office:value-type="percentage" office:value="0.0662731460297123" calcext:value-type="percentage">
            <text:p>6,63%</text:p>
          </table:table-cell>
          <table:table-cell table:style-name="ce3" table:formula="of:=[.N497]/[.$S497]" office:value-type="percentage" office:value="0.00552149110765382" calcext:value-type="percentage">
            <text:p>0,55%</text:p>
          </table:table-cell>
          <table:table-cell table:style-name="ce3" table:formula="of:=[.O497]/[.$S497]" office:value-type="percentage" office:value="0.0727708123608188" calcext:value-type="percentage">
            <text:p>7,28%</text:p>
          </table:table-cell>
          <table:table-cell table:style-name="ce3" table:formula="of:=[.P497]/[.$S497]" office:value-type="percentage" office:value="0.347381104908331" calcext:value-type="percentage">
            <text:p>34,74%</text:p>
          </table:table-cell>
          <table:table-cell table:style-name="ce3" table:formula="of:=[.Q497]/[.$S497]" office:value-type="percentage" office:value="0.140737012293707" calcext:value-type="percentage">
            <text:p>14,07%</text:p>
          </table:table-cell>
          <table:table-cell table:style-name="ce3" table:formula="of:=[.R497]/[.$S497]" office:value-type="percentage" office:value="0.00530795277752357" calcext:value-type="percentage">
            <text:p>0,53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2-04</text:p>
          </table:table-cell>
          <table:table-cell table:style-name="ce1" office:value-type="string" calcext:value-type="string">
            <text:p>9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6065" calcext:value-type="float">
            <text:p>76065</text:p>
          </table:table-cell>
          <table:table-cell table:style-name="ce1" office:value-type="float" office:value="61068" calcext:value-type="float">
            <text:p>61068</text:p>
          </table:table-cell>
          <table:table-cell table:style-name="ce1" office:value-type="float" office:value="1148" calcext:value-type="float">
            <text:p>114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868" calcext:value-type="float">
            <text:p>868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702" calcext:value-type="float">
            <text:p>1702</text:p>
          </table:table-cell>
          <table:table-cell table:style-name="ce1" office:value-type="float" office:value="11743" calcext:value-type="float">
            <text:p>11743</text:p>
          </table:table-cell>
          <table:table-cell table:style-name="ce1" office:value-type="float" office:value="4616" calcext:value-type="float">
            <text:p>4616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5699" calcext:value-type="float">
            <text:p>5699</text:p>
          </table:table-cell>
          <table:table-cell table:style-name="ce1" office:value-type="float" office:value="18044" calcext:value-type="float">
            <text:p>18044</text:p>
          </table:table-cell>
          <table:table-cell table:style-name="ce1" office:value-type="float" office:value="15799" calcext:value-type="float">
            <text:p>15799</text:p>
          </table:table-cell>
          <table:table-cell table:style-name="ce1" office:value-type="float" office:value="490" calcext:value-type="float">
            <text:p>490</text:p>
          </table:table-cell>
          <table:table-cell table:style-name="ce1" table:formula="of:=SUM([.H498:.R498])" office:value-type="float" office:value="59664" calcext:value-type="float">
            <text:p>59664</text:p>
          </table:table-cell>
          <table:table-cell table:style-name="ce3" table:formula="of:=[.H498]/[.$S498]" office:value-type="percentage" office:value="0.00388844194153929" calcext:value-type="percentage">
            <text:p>0,39%</text:p>
          </table:table-cell>
          <table:table-cell table:style-name="ce3" table:formula="of:=[.I498]/[.$S498]" office:value-type="percentage" office:value="0.0145481362295522" calcext:value-type="percentage">
            <text:p>1,45%</text:p>
          </table:table-cell>
          <table:table-cell table:style-name="ce3" table:formula="of:=[.J498]/[.$S498]" office:value-type="percentage" office:value="0.00201126307320998" calcext:value-type="percentage">
            <text:p>0,20%</text:p>
          </table:table-cell>
          <table:table-cell table:style-name="ce3" table:formula="of:=[.K498]/[.$S498]" office:value-type="percentage" office:value="0.0285264145883615" calcext:value-type="percentage">
            <text:p>2,85%</text:p>
          </table:table-cell>
          <table:table-cell table:style-name="ce3" table:formula="of:=[.L498]/[.$S498]" office:value-type="percentage" office:value="0.196818852239206" calcext:value-type="percentage">
            <text:p>19,68%</text:p>
          </table:table-cell>
          <table:table-cell table:style-name="ce3" table:formula="of:=[.M498]/[.$S498]" office:value-type="percentage" office:value="0.0773665862161437" calcext:value-type="percentage">
            <text:p>7,74%</text:p>
          </table:table-cell>
          <table:table-cell table:style-name="ce3" table:formula="of:=[.N498]/[.$S498]" office:value-type="percentage" office:value="0.00588294448913918" calcext:value-type="percentage">
            <text:p>0,59%</text:p>
          </table:table-cell>
          <table:table-cell table:style-name="ce3" table:formula="of:=[.O498]/[.$S498]" office:value-type="percentage" office:value="0.0955182354518638" calcext:value-type="percentage">
            <text:p>9,55%</text:p>
          </table:table-cell>
          <table:table-cell table:style-name="ce3" table:formula="of:=[.P498]/[.$S498]" office:value-type="percentage" office:value="0.30242692410834" calcext:value-type="percentage">
            <text:p>30,24%</text:p>
          </table:table-cell>
          <table:table-cell table:style-name="ce3" table:formula="of:=[.Q498]/[.$S498]" office:value-type="percentage" office:value="0.264799544113703" calcext:value-type="percentage">
            <text:p>26,48%</text:p>
          </table:table-cell>
          <table:table-cell table:style-name="ce3" table:formula="of:=[.R498]/[.$S498]" office:value-type="percentage" office:value="0.00821265754894074" calcext:value-type="percentage">
            <text:p>0,82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2-05</text:p>
          </table:table-cell>
          <table:table-cell table:style-name="ce1" office:value-type="string" calcext:value-type="string">
            <text:p>9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0269" calcext:value-type="float">
            <text:p>70269</text:p>
          </table:table-cell>
          <table:table-cell table:style-name="ce1" office:value-type="float" office:value="58598" calcext:value-type="float">
            <text:p>58598</text:p>
          </table:table-cell>
          <table:table-cell table:style-name="ce1" office:value-type="float" office:value="695" calcext:value-type="float">
            <text:p>695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668" calcext:value-type="float">
            <text:p>668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357" calcext:value-type="float">
            <text:p>1357</text:p>
          </table:table-cell>
          <table:table-cell table:style-name="ce1" office:value-type="float" office:value="17572" calcext:value-type="float">
            <text:p>17572</text:p>
          </table:table-cell>
          <table:table-cell table:style-name="ce1" office:value-type="float" office:value="4035" calcext:value-type="float">
            <text:p>4035</text:p>
          </table:table-cell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4231" calcext:value-type="float">
            <text:p>4231</text:p>
          </table:table-cell>
          <table:table-cell table:style-name="ce1" office:value-type="float" office:value="18001" calcext:value-type="float">
            <text:p>18001</text:p>
          </table:table-cell>
          <table:table-cell table:style-name="ce1" office:value-type="float" office:value="10756" calcext:value-type="float">
            <text:p>10756</text:p>
          </table:table-cell>
          <table:table-cell table:style-name="ce1" office:value-type="float" office:value="381" calcext:value-type="float">
            <text:p>381</text:p>
          </table:table-cell>
          <table:table-cell table:style-name="ce1" table:formula="of:=SUM([.H499:.R499])" office:value-type="float" office:value="57589" calcext:value-type="float">
            <text:p>57589</text:p>
          </table:table-cell>
          <table:table-cell table:style-name="ce3" table:formula="of:=[.H499]/[.$S499]" office:value-type="percentage" office:value="0.00305613919324871" calcext:value-type="percentage">
            <text:p>0,31%</text:p>
          </table:table-cell>
          <table:table-cell table:style-name="ce3" table:formula="of:=[.I499]/[.$S499]" office:value-type="percentage" office:value="0.0115994373925576" calcext:value-type="percentage">
            <text:p>1,16%</text:p>
          </table:table-cell>
          <table:table-cell table:style-name="ce3" table:formula="of:=[.J499]/[.$S499]" office:value-type="percentage" office:value="0.00178853600513987" calcext:value-type="percentage">
            <text:p>0,18%</text:p>
          </table:table-cell>
          <table:table-cell table:style-name="ce3" table:formula="of:=[.K499]/[.$S499]" office:value-type="percentage" office:value="0.0235635277570369" calcext:value-type="percentage">
            <text:p>2,36%</text:p>
          </table:table-cell>
          <table:table-cell table:style-name="ce3" table:formula="of:=[.L499]/[.$S499]" office:value-type="percentage" office:value="0.305127715362309" calcext:value-type="percentage">
            <text:p>30,51%</text:p>
          </table:table-cell>
          <table:table-cell table:style-name="ce3" table:formula="of:=[.M499]/[.$S499]" office:value-type="percentage" office:value="0.0700654638906736" calcext:value-type="percentage">
            <text:p>7,01%</text:p>
          </table:table-cell>
          <table:table-cell table:style-name="ce3" table:formula="of:=[.N499]/[.$S499]" office:value-type="percentage" office:value="0.00536560801541961" calcext:value-type="percentage">
            <text:p>0,54%</text:p>
          </table:table-cell>
          <table:table-cell table:style-name="ce3" table:formula="of:=[.O499]/[.$S499]" office:value-type="percentage" office:value="0.0734688916286096" calcext:value-type="percentage">
            <text:p>7,35%</text:p>
          </table:table-cell>
          <table:table-cell table:style-name="ce3" table:formula="of:=[.P499]/[.$S499]" office:value-type="percentage" office:value="0.312577054645852" calcext:value-type="percentage">
            <text:p>31,26%</text:p>
          </table:table-cell>
          <table:table-cell table:style-name="ce3" table:formula="of:=[.Q499]/[.$S499]" office:value-type="percentage" office:value="0.186771779332859" calcext:value-type="percentage">
            <text:p>18,68%</text:p>
          </table:table-cell>
          <table:table-cell table:style-name="ce3" table:formula="of:=[.R499]/[.$S499]" office:value-type="percentage" office:value="0.00661584677629408" calcext:value-type="percentage">
            <text:p>0,66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2-06</text:p>
          </table:table-cell>
          <table:table-cell table:style-name="ce1" office:value-type="string" calcext:value-type="string">
            <text:p>9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4221" calcext:value-type="float">
            <text:p>74221</text:p>
          </table:table-cell>
          <table:table-cell table:style-name="ce1" office:value-type="float" office:value="63728" calcext:value-type="float">
            <text:p>63728</text:p>
          </table:table-cell>
          <table:table-cell table:style-name="ce1" office:value-type="float" office:value="693" calcext:value-type="float">
            <text:p>693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1273" calcext:value-type="float">
            <text:p>1273</text:p>
          </table:table-cell>
          <table:table-cell table:style-name="ce1" office:value-type="float" office:value="29530" calcext:value-type="float">
            <text:p>29530</text:p>
          </table:table-cell>
          <table:table-cell table:style-name="ce1" office:value-type="float" office:value="2681" calcext:value-type="float">
            <text:p>2681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4062" calcext:value-type="float">
            <text:p>4062</text:p>
          </table:table-cell>
          <table:table-cell table:style-name="ce1" office:value-type="float" office:value="17645" calcext:value-type="float">
            <text:p>17645</text:p>
          </table:table-cell>
          <table:table-cell table:style-name="ce1" office:value-type="float" office:value="6369" calcext:value-type="float">
            <text:p>6369</text:p>
          </table:table-cell>
          <table:table-cell table:style-name="ce1" office:value-type="float" office:value="291" calcext:value-type="float">
            <text:p>291</text:p>
          </table:table-cell>
          <table:table-cell table:style-name="ce1" table:formula="of:=SUM([.H500:.R500])" office:value-type="float" office:value="62820" calcext:value-type="float">
            <text:p>62820</text:p>
          </table:table-cell>
          <table:table-cell table:style-name="ce3" table:formula="of:=[.H500]/[.$S500]" office:value-type="percentage" office:value="0.00198981216173193" calcext:value-type="percentage">
            <text:p>0,20%</text:p>
          </table:table-cell>
          <table:table-cell table:style-name="ce3" table:formula="of:=[.I500]/[.$S500]" office:value-type="percentage" office:value="0.00740210124164279" calcext:value-type="percentage">
            <text:p>0,74%</text:p>
          </table:table-cell>
          <table:table-cell table:style-name="ce3" table:formula="of:=[.J500]/[.$S500]" office:value-type="percentage" office:value="0.00125756128621458" calcext:value-type="percentage">
            <text:p>0,13%</text:p>
          </table:table-cell>
          <table:table-cell table:style-name="ce3" table:formula="of:=[.K500]/[.$S500]" office:value-type="percentage" office:value="0.020264247055078" calcext:value-type="percentage">
            <text:p>2,03%</text:p>
          </table:table-cell>
          <table:table-cell table:style-name="ce3" table:formula="of:=[.L500]/[.$S500]" office:value-type="percentage" office:value="0.470073225087552" calcext:value-type="percentage">
            <text:p>47,01%</text:p>
          </table:table-cell>
          <table:table-cell table:style-name="ce3" table:formula="of:=[.M500]/[.$S500]" office:value-type="percentage" office:value="0.0426774912448265" calcext:value-type="percentage">
            <text:p>4,27%</text:p>
          </table:table-cell>
          <table:table-cell table:style-name="ce3" table:formula="of:=[.N500]/[.$S500]" office:value-type="percentage" office:value="0.00477554918815664" calcext:value-type="percentage">
            <text:p>0,48%</text:p>
          </table:table-cell>
          <table:table-cell table:style-name="ce3" table:formula="of:=[.O500]/[.$S500]" office:value-type="percentage" office:value="0.0646609360076409" calcext:value-type="percentage">
            <text:p>6,47%</text:p>
          </table:table-cell>
          <table:table-cell table:style-name="ce3" table:formula="of:=[.P500]/[.$S500]" office:value-type="percentage" office:value="0.28088188475008" calcext:value-type="percentage">
            <text:p>28,09%</text:p>
          </table:table-cell>
          <table:table-cell table:style-name="ce3" table:formula="of:=[.Q500]/[.$S500]" office:value-type="percentage" office:value="0.101384909264565" calcext:value-type="percentage">
            <text:p>10,14%</text:p>
          </table:table-cell>
          <table:table-cell table:style-name="ce3" table:formula="of:=[.R500]/[.$S500]" office:value-type="percentage" office:value="0.00463228271251194" calcext:value-type="percentage">
            <text:p>0,46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2-07</text:p>
          </table:table-cell>
          <table:table-cell table:style-name="ce1" office:value-type="string" calcext:value-type="string">
            <text:p>9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6563" calcext:value-type="float">
            <text:p>86563</text:p>
          </table:table-cell>
          <table:table-cell table:style-name="ce1" office:value-type="float" office:value="72662" calcext:value-type="float">
            <text:p>72662</text:p>
          </table:table-cell>
          <table:table-cell table:style-name="ce1" office:value-type="float" office:value="861" calcext:value-type="float">
            <text:p>861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26562" calcext:value-type="float">
            <text:p>26562</text:p>
          </table:table-cell>
          <table:table-cell table:style-name="ce1" office:value-type="float" office:value="3913" calcext:value-type="float">
            <text:p>3913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5189" calcext:value-type="float">
            <text:p>5189</text:p>
          </table:table-cell>
          <table:table-cell table:style-name="ce1" office:value-type="float" office:value="23749" calcext:value-type="float">
            <text:p>23749</text:p>
          </table:table-cell>
          <table:table-cell table:style-name="ce1" office:value-type="float" office:value="8452" calcext:value-type="float">
            <text:p>8452</text:p>
          </table:table-cell>
          <table:table-cell table:style-name="ce1" office:value-type="float" office:value="331" calcext:value-type="float">
            <text:p>331</text:p>
          </table:table-cell>
          <table:table-cell table:style-name="ce1" table:formula="of:=SUM([.H501:.R501])" office:value-type="float" office:value="71569" calcext:value-type="float">
            <text:p>71569</text:p>
          </table:table-cell>
          <table:table-cell table:style-name="ce3" table:formula="of:=[.H501]/[.$S501]" office:value-type="percentage" office:value="0.00247313781106345" calcext:value-type="percentage">
            <text:p>0,25%</text:p>
          </table:table-cell>
          <table:table-cell table:style-name="ce3" table:formula="of:=[.I501]/[.$S501]" office:value-type="percentage" office:value="0.00825776523355084" calcext:value-type="percentage">
            <text:p>0,83%</text:p>
          </table:table-cell>
          <table:table-cell table:style-name="ce3" table:formula="of:=[.J501]/[.$S501]" office:value-type="percentage" office:value="0.00185834649079909" calcext:value-type="percentage">
            <text:p>0,19%</text:p>
          </table:table-cell>
          <table:table-cell table:style-name="ce3" table:formula="of:=[.K501]/[.$S501]" office:value-type="percentage" office:value="0.0279730050720284" calcext:value-type="percentage">
            <text:p>2,80%</text:p>
          </table:table-cell>
          <table:table-cell table:style-name="ce3" table:formula="of:=[.L501]/[.$S501]" office:value-type="percentage" office:value="0.371138342019589" calcext:value-type="percentage">
            <text:p>37,11%</text:p>
          </table:table-cell>
          <table:table-cell table:style-name="ce3" table:formula="of:=[.M501]/[.$S501]" office:value-type="percentage" office:value="0.05467450991351" calcext:value-type="percentage">
            <text:p>5,47%</text:p>
          </table:table-cell>
          <table:table-cell table:style-name="ce3" table:formula="of:=[.N501]/[.$S501]" office:value-type="percentage" office:value="0.00656708910282385" calcext:value-type="percentage">
            <text:p>0,66%</text:p>
          </table:table-cell>
          <table:table-cell table:style-name="ce3" table:formula="of:=[.O501]/[.$S501]" office:value-type="percentage" office:value="0.0725034582011765" calcext:value-type="percentage">
            <text:p>7,25%</text:p>
          </table:table-cell>
          <table:table-cell table:style-name="ce3" table:formula="of:=[.P501]/[.$S501]" office:value-type="percentage" office:value="0.331833615112688" calcext:value-type="percentage">
            <text:p>33,18%</text:p>
          </table:table-cell>
          <table:table-cell table:style-name="ce3" table:formula="of:=[.Q501]/[.$S501]" office:value-type="percentage" office:value="0.118095823610781" calcext:value-type="percentage">
            <text:p>11,81%</text:p>
          </table:table-cell>
          <table:table-cell table:style-name="ce3" table:formula="of:=[.R501]/[.$S501]" office:value-type="percentage" office:value="0.00462490743198871" calcext:value-type="percentage">
            <text:p>0,46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2-08</text:p>
          </table:table-cell>
          <table:table-cell table:style-name="ce1" office:value-type="string" calcext:value-type="string">
            <text:p>9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8737" calcext:value-type="float">
            <text:p>68737</text:p>
          </table:table-cell>
          <table:table-cell table:style-name="ce1" office:value-type="float" office:value="58056" calcext:value-type="float">
            <text:p>58056</text:p>
          </table:table-cell>
          <table:table-cell table:style-name="ce1" office:value-type="float" office:value="772" calcext:value-type="float">
            <text:p>772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557" calcext:value-type="float">
            <text:p>557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520" calcext:value-type="float">
            <text:p>1520</text:p>
          </table:table-cell>
          <table:table-cell table:style-name="ce1" office:value-type="float" office:value="18797" calcext:value-type="float">
            <text:p>18797</text:p>
          </table:table-cell>
          <table:table-cell table:style-name="ce1" office:value-type="float" office:value="3909" calcext:value-type="float">
            <text:p>3909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3837" calcext:value-type="float">
            <text:p>3837</text:p>
          </table:table-cell>
          <table:table-cell table:style-name="ce1" office:value-type="float" office:value="19423" calcext:value-type="float">
            <text:p>19423</text:p>
          </table:table-cell>
          <table:table-cell table:style-name="ce1" office:value-type="float" office:value="8192" calcext:value-type="float">
            <text:p>8192</text:p>
          </table:table-cell>
          <table:table-cell table:style-name="ce1" office:value-type="float" office:value="322" calcext:value-type="float">
            <text:p>322</text:p>
          </table:table-cell>
          <table:table-cell table:style-name="ce1" table:formula="of:=SUM([.H502:.R502])" office:value-type="float" office:value="57164" calcext:value-type="float">
            <text:p>57164</text:p>
          </table:table-cell>
          <table:table-cell table:style-name="ce3" table:formula="of:=[.H502]/[.$S502]" office:value-type="percentage" office:value="0.00265901616401931" calcext:value-type="percentage">
            <text:p>0,27%</text:p>
          </table:table-cell>
          <table:table-cell table:style-name="ce3" table:formula="of:=[.I502]/[.$S502]" office:value-type="percentage" office:value="0.00974389475893919" calcext:value-type="percentage">
            <text:p>0,97%</text:p>
          </table:table-cell>
          <table:table-cell table:style-name="ce3" table:formula="of:=[.J502]/[.$S502]" office:value-type="percentage" office:value="0.00139948219158911" calcext:value-type="percentage">
            <text:p>0,14%</text:p>
          </table:table-cell>
          <table:table-cell table:style-name="ce3" table:formula="of:=[.K502]/[.$S502]" office:value-type="percentage" office:value="0.0265901616401931" calcext:value-type="percentage">
            <text:p>2,66%</text:p>
          </table:table-cell>
          <table:table-cell table:style-name="ce3" table:formula="of:=[.L502]/[.$S502]" office:value-type="percentage" office:value="0.328825834441257" calcext:value-type="percentage">
            <text:p>32,88%</text:p>
          </table:table-cell>
          <table:table-cell table:style-name="ce3" table:formula="of:=[.M502]/[.$S502]" office:value-type="percentage" office:value="0.068382198586523" calcext:value-type="percentage">
            <text:p>6,84%</text:p>
          </table:table-cell>
          <table:table-cell table:style-name="ce3" table:formula="of:=[.N502]/[.$S502]" office:value-type="percentage" office:value="0.00656007277307396" calcext:value-type="percentage">
            <text:p>0,66%</text:p>
          </table:table-cell>
          <table:table-cell table:style-name="ce3" table:formula="of:=[.O502]/[.$S502]" office:value-type="percentage" office:value="0.0671226646140928" calcext:value-type="percentage">
            <text:p>6,71%</text:p>
          </table:table-cell>
          <table:table-cell table:style-name="ce3" table:formula="of:=[.P502]/[.$S502]" office:value-type="percentage" office:value="0.339776782590441" calcext:value-type="percentage">
            <text:p>33,98%</text:p>
          </table:table-cell>
          <table:table-cell table:style-name="ce3" table:formula="of:=[.Q502]/[.$S502]" office:value-type="percentage" office:value="0.143306976418725" calcext:value-type="percentage">
            <text:p>14,33%</text:p>
          </table:table-cell>
          <table:table-cell table:style-name="ce3" table:formula="of:=[.R502]/[.$S502]" office:value-type="percentage" office:value="0.00563291582114618" calcext:value-type="percentage">
            <text:p>0,56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2-09</text:p>
          </table:table-cell>
          <table:table-cell table:style-name="ce1" office:value-type="string" calcext:value-type="string">
            <text:p>9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8013" calcext:value-type="float">
            <text:p>68013</text:p>
          </table:table-cell>
          <table:table-cell table:style-name="ce1" office:value-type="float" office:value="54673" calcext:value-type="float">
            <text:p>54673</text:p>
          </table:table-cell>
          <table:table-cell table:style-name="ce1" office:value-type="float" office:value="749" calcext:value-type="float">
            <text:p>7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027" calcext:value-type="float">
            <text:p>1027</text:p>
          </table:table-cell>
          <table:table-cell table:style-name="ce1" office:value-type="float" office:value="23748" calcext:value-type="float">
            <text:p>23748</text:p>
          </table:table-cell>
          <table:table-cell table:style-name="ce1" office:value-type="float" office:value="2601" calcext:value-type="float">
            <text:p>2601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633" calcext:value-type="float">
            <text:p>2633</text:p>
          </table:table-cell>
          <table:table-cell table:style-name="ce1" office:value-type="float" office:value="17616" calcext:value-type="float">
            <text:p>17616</text:p>
          </table:table-cell>
          <table:table-cell table:style-name="ce1" office:value-type="float" office:value="5346" calcext:value-type="float">
            <text:p>5346</text:p>
          </table:table-cell>
          <table:table-cell table:style-name="ce1" office:value-type="float" office:value="182" calcext:value-type="float">
            <text:p>182</text:p>
          </table:table-cell>
          <table:table-cell table:style-name="ce1" table:formula="of:=SUM([.H503:.R503])" office:value-type="float" office:value="53924" calcext:value-type="float">
            <text:p>53924</text:p>
          </table:table-cell>
          <table:table-cell table:style-name="ce3" table:formula="of:=[.H503]/[.$S503]" office:value-type="percentage" office:value="0.00126103404791929" calcext:value-type="percentage">
            <text:p>0,13%</text:p>
          </table:table-cell>
          <table:table-cell table:style-name="ce3" table:formula="of:=[.I503]/[.$S503]" office:value-type="percentage" office:value="0.00710258882872191" calcext:value-type="percentage">
            <text:p>0,71%</text:p>
          </table:table-cell>
          <table:table-cell table:style-name="ce3" table:formula="of:=[.J503]/[.$S503]" office:value-type="percentage" office:value="0.00120540019286403" calcext:value-type="percentage">
            <text:p>0,12%</text:p>
          </table:table-cell>
          <table:table-cell table:style-name="ce3" table:formula="of:=[.K503]/[.$S503]" office:value-type="percentage" office:value="0.0190453230472517" calcext:value-type="percentage">
            <text:p>1,90%</text:p>
          </table:table-cell>
          <table:table-cell table:style-name="ce3" table:formula="of:=[.L503]/[.$S503]" office:value-type="percentage" office:value="0.440397596617462" calcext:value-type="percentage">
            <text:p>44,04%</text:p>
          </table:table-cell>
          <table:table-cell table:style-name="ce3" table:formula="of:=[.M503]/[.$S503]" office:value-type="percentage" office:value="0.048234552332913" calcext:value-type="percentage">
            <text:p>4,82%</text:p>
          </table:table-cell>
          <table:table-cell table:style-name="ce3" table:formula="of:=[.N503]/[.$S503]" office:value-type="percentage" office:value="0.00472887767969735" calcext:value-type="percentage">
            <text:p>0,47%</text:p>
          </table:table-cell>
          <table:table-cell table:style-name="ce3" table:formula="of:=[.O503]/[.$S503]" office:value-type="percentage" office:value="0.0488279801201691" calcext:value-type="percentage">
            <text:p>4,88%</text:p>
          </table:table-cell>
          <table:table-cell table:style-name="ce3" table:formula="of:=[.P503]/[.$S503]" office:value-type="percentage" office:value="0.326681996884504" calcext:value-type="percentage">
            <text:p>32,67%</text:p>
          </table:table-cell>
          <table:table-cell table:style-name="ce3" table:formula="of:=[.Q503]/[.$S503]" office:value-type="percentage" office:value="0.0991395297084786" calcext:value-type="percentage">
            <text:p>9,91%</text:p>
          </table:table-cell>
          <table:table-cell table:style-name="ce3" table:formula="of:=[.R503]/[.$S503]" office:value-type="percentage" office:value="0.00337512054001929" calcext:value-type="percentage">
            <text:p>0,34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2-10</text:p>
          </table:table-cell>
          <table:table-cell table:style-name="ce1" office:value-type="string" calcext:value-type="string">
            <text:p>9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0592" calcext:value-type="float">
            <text:p>80592</text:p>
          </table:table-cell>
          <table:table-cell table:style-name="ce1" office:value-type="float" office:value="65342" calcext:value-type="float">
            <text:p>65342</text:p>
          </table:table-cell>
          <table:table-cell table:style-name="ce1" office:value-type="float" office:value="1133" calcext:value-type="float">
            <text:p>1133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656" calcext:value-type="float">
            <text:p>65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675" calcext:value-type="float">
            <text:p>1675</text:p>
          </table:table-cell>
          <table:table-cell table:style-name="ce1" office:value-type="float" office:value="16504" calcext:value-type="float">
            <text:p>16504</text:p>
          </table:table-cell>
          <table:table-cell table:style-name="ce1" office:value-type="float" office:value="5612" calcext:value-type="float">
            <text:p>5612</text:p>
          </table:table-cell>
          <table:table-cell table:style-name="ce1" office:value-type="float" office:value="374" calcext:value-type="float">
            <text:p>374</text:p>
          </table:table-cell>
          <table:table-cell table:style-name="ce1" office:value-type="float" office:value="4256" calcext:value-type="float">
            <text:p>4256</text:p>
          </table:table-cell>
          <table:table-cell table:style-name="ce1" office:value-type="float" office:value="23290" calcext:value-type="float">
            <text:p>23290</text:p>
          </table:table-cell>
          <table:table-cell table:style-name="ce1" office:value-type="float" office:value="11119" calcext:value-type="float">
            <text:p>11119</text:p>
          </table:table-cell>
          <table:table-cell table:style-name="ce1" office:value-type="float" office:value="367" calcext:value-type="float">
            <text:p>367</text:p>
          </table:table-cell>
          <table:table-cell table:style-name="ce1" table:formula="of:=SUM([.H504:.R504])" office:value-type="float" office:value="64121" calcext:value-type="float">
            <text:p>64121</text:p>
          </table:table-cell>
          <table:table-cell table:style-name="ce3" table:formula="of:=[.H504]/[.$S504]" office:value-type="percentage" office:value="0.00251087787152415" calcext:value-type="percentage">
            <text:p>0,25%</text:p>
          </table:table-cell>
          <table:table-cell table:style-name="ce3" table:formula="of:=[.I504]/[.$S504]" office:value-type="percentage" office:value="0.0102306576628562" calcext:value-type="percentage">
            <text:p>1,02%</text:p>
          </table:table-cell>
          <table:table-cell table:style-name="ce3" table:formula="of:=[.J504]/[.$S504]" office:value-type="percentage" office:value="0.00166872007610611" calcext:value-type="percentage">
            <text:p>0,17%</text:p>
          </table:table-cell>
          <table:table-cell table:style-name="ce3" table:formula="of:=[.K504]/[.$S504]" office:value-type="percentage" office:value="0.0261224871726891" calcext:value-type="percentage">
            <text:p>2,61%</text:p>
          </table:table-cell>
          <table:table-cell table:style-name="ce3" table:formula="of:=[.L504]/[.$S504]" office:value-type="percentage" office:value="0.25738837510332" calcext:value-type="percentage">
            <text:p>25,74%</text:p>
          </table:table-cell>
          <table:table-cell table:style-name="ce3" table:formula="of:=[.M504]/[.$S504]" office:value-type="percentage" office:value="0.0875220286645561" calcext:value-type="percentage">
            <text:p>8,75%</text:p>
          </table:table-cell>
          <table:table-cell table:style-name="ce3" table:formula="of:=[.N504]/[.$S504]" office:value-type="percentage" office:value="0.00583272250900641" calcext:value-type="percentage">
            <text:p>0,58%</text:p>
          </table:table-cell>
          <table:table-cell table:style-name="ce3" table:formula="of:=[.O504]/[.$S504]" office:value-type="percentage" office:value="0.0663745106907254" calcext:value-type="percentage">
            <text:p>6,64%</text:p>
          </table:table-cell>
          <table:table-cell table:style-name="ce3" table:formula="of:=[.P504]/[.$S504]" office:value-type="percentage" office:value="0.363219538060854" calcext:value-type="percentage">
            <text:p>36,32%</text:p>
          </table:table-cell>
          <table:table-cell table:style-name="ce3" table:formula="of:=[.Q504]/[.$S504]" office:value-type="percentage" office:value="0.173406528282466" calcext:value-type="percentage">
            <text:p>17,34%</text:p>
          </table:table-cell>
          <table:table-cell table:style-name="ce3" table:formula="of:=[.R504]/[.$S504]" office:value-type="percentage" office:value="0.00572355390589666" calcext:value-type="percentage">
            <text:p>0,57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2-11</text:p>
          </table:table-cell>
          <table:table-cell table:style-name="ce1" office:value-type="string" calcext:value-type="string">
            <text:p>9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9206" calcext:value-type="float">
            <text:p>69206</text:p>
          </table:table-cell>
          <table:table-cell table:style-name="ce1" office:value-type="float" office:value="56339" calcext:value-type="float">
            <text:p>56339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623" calcext:value-type="float">
            <text:p>623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1504" calcext:value-type="float">
            <text:p>1504</text:p>
          </table:table-cell>
          <table:table-cell table:style-name="ce1" office:value-type="float" office:value="8775" calcext:value-type="float">
            <text:p>8775</text:p>
          </table:table-cell>
          <table:table-cell table:style-name="ce1" office:value-type="float" office:value="5582" calcext:value-type="float">
            <text:p>5582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4784" calcext:value-type="float">
            <text:p>4784</text:p>
          </table:table-cell>
          <table:table-cell table:style-name="ce1" office:value-type="float" office:value="17261" calcext:value-type="float">
            <text:p>17261</text:p>
          </table:table-cell>
          <table:table-cell table:style-name="ce1" office:value-type="float" office:value="15421" calcext:value-type="float">
            <text:p>15421</text:p>
          </table:table-cell>
          <table:table-cell table:style-name="ce1" office:value-type="float" office:value="540" calcext:value-type="float">
            <text:p>540</text:p>
          </table:table-cell>
          <table:table-cell table:style-name="ce1" table:formula="of:=SUM([.H505:.R505])" office:value-type="float" office:value="55214" calcext:value-type="float">
            <text:p>55214</text:p>
          </table:table-cell>
          <table:table-cell table:style-name="ce3" table:formula="of:=[.H505]/[.$S505]" office:value-type="percentage" office:value="0.00492628681131597" calcext:value-type="percentage">
            <text:p>0,49%</text:p>
          </table:table-cell>
          <table:table-cell table:style-name="ce3" table:formula="of:=[.I505]/[.$S505]" office:value-type="percentage" office:value="0.0112833701597421" calcext:value-type="percentage">
            <text:p>1,13%</text:p>
          </table:table-cell>
          <table:table-cell table:style-name="ce3" table:formula="of:=[.J505]/[.$S505]" office:value-type="percentage" office:value="0.00159379867424928" calcext:value-type="percentage">
            <text:p>0,16%</text:p>
          </table:table-cell>
          <table:table-cell table:style-name="ce3" table:formula="of:=[.K505]/[.$S505]" office:value-type="percentage" office:value="0.027239468250806" calcext:value-type="percentage">
            <text:p>2,72%</text:p>
          </table:table-cell>
          <table:table-cell table:style-name="ce3" table:formula="of:=[.L505]/[.$S505]" office:value-type="percentage" office:value="0.158927083710653" calcext:value-type="percentage">
            <text:p>15,89%</text:p>
          </table:table-cell>
          <table:table-cell table:style-name="ce3" table:formula="of:=[.M505]/[.$S505]" office:value-type="percentage" office:value="0.101097547723403" calcext:value-type="percentage">
            <text:p>10,11%</text:p>
          </table:table-cell>
          <table:table-cell table:style-name="ce3" table:formula="of:=[.N505]/[.$S505]" office:value-type="percentage" office:value="0.00659253087984931" calcext:value-type="percentage">
            <text:p>0,66%</text:p>
          </table:table-cell>
          <table:table-cell table:style-name="ce3" table:formula="of:=[.O505]/[.$S505]" office:value-type="percentage" office:value="0.0866446915637338" calcext:value-type="percentage">
            <text:p>8,66%</text:p>
          </table:table-cell>
          <table:table-cell table:style-name="ce3" table:formula="of:=[.P505]/[.$S505]" office:value-type="percentage" office:value="0.312619987684283" calcext:value-type="percentage">
            <text:p>31,26%</text:p>
          </table:table-cell>
          <table:table-cell table:style-name="ce3" table:formula="of:=[.Q505]/[.$S505]" office:value-type="percentage" office:value="0.279295106313616" calcext:value-type="percentage">
            <text:p>27,93%</text:p>
          </table:table-cell>
          <table:table-cell table:style-name="ce3" table:formula="of:=[.R505]/[.$S505]" office:value-type="percentage" office:value="0.00978012822834788" calcext:value-type="percentage">
            <text:p>0,9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2-12</text:p>
          </table:table-cell>
          <table:table-cell table:style-name="ce1" office:value-type="string" calcext:value-type="string">
            <text:p>9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2760" calcext:value-type="float">
            <text:p>92760</text:p>
          </table:table-cell>
          <table:table-cell table:style-name="ce1" office:value-type="float" office:value="76062" calcext:value-type="float">
            <text:p>76062</text:p>
          </table:table-cell>
          <table:table-cell table:style-name="ce1" office:value-type="float" office:value="1047" calcext:value-type="float">
            <text:p>1047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726" calcext:value-type="float">
            <text:p>2726</text:p>
          </table:table-cell>
          <table:table-cell table:style-name="ce1" office:value-type="float" office:value="17930" calcext:value-type="float">
            <text:p>17930</text:p>
          </table:table-cell>
          <table:table-cell table:style-name="ce1" office:value-type="float" office:value="6069" calcext:value-type="float">
            <text:p>6069</text:p>
          </table:table-cell>
          <table:table-cell table:style-name="ce1" office:value-type="float" office:value="517" calcext:value-type="float">
            <text:p>517</text:p>
          </table:table-cell>
          <table:table-cell table:style-name="ce1" office:value-type="float" office:value="7106" calcext:value-type="float">
            <text:p>7106</text:p>
          </table:table-cell>
          <table:table-cell table:style-name="ce1" office:value-type="float" office:value="24289" calcext:value-type="float">
            <text:p>24289</text:p>
          </table:table-cell>
          <table:table-cell table:style-name="ce1" office:value-type="float" office:value="14156" calcext:value-type="float">
            <text:p>14156</text:p>
          </table:table-cell>
          <table:table-cell table:style-name="ce1" office:value-type="float" office:value="551" calcext:value-type="float">
            <text:p>551</text:p>
          </table:table-cell>
          <table:table-cell table:style-name="ce1" table:formula="of:=SUM([.H506:.R506])" office:value-type="float" office:value="74589" calcext:value-type="float">
            <text:p>74589</text:p>
          </table:table-cell>
          <table:table-cell table:style-name="ce3" table:formula="of:=[.H506]/[.$S506]" office:value-type="percentage" office:value="0.00408907479655177" calcext:value-type="percentage">
            <text:p>0,41%</text:p>
          </table:table-cell>
          <table:table-cell table:style-name="ce3" table:formula="of:=[.I506]/[.$S506]" office:value-type="percentage" office:value="0.0105913740631997" calcext:value-type="percentage">
            <text:p>1,06%</text:p>
          </table:table-cell>
          <table:table-cell table:style-name="ce3" table:formula="of:=[.J506]/[.$S506]" office:value-type="percentage" office:value="0.00201102039174677" calcext:value-type="percentage">
            <text:p>0,20%</text:p>
          </table:table-cell>
          <table:table-cell table:style-name="ce3" table:formula="of:=[.K506]/[.$S506]" office:value-type="percentage" office:value="0.0365469439193447" calcext:value-type="percentage">
            <text:p>3,65%</text:p>
          </table:table-cell>
          <table:table-cell table:style-name="ce3" table:formula="of:=[.L506]/[.$S506]" office:value-type="percentage" office:value="0.240383970826797" calcext:value-type="percentage">
            <text:p>24,04%</text:p>
          </table:table-cell>
          <table:table-cell table:style-name="ce3" table:formula="of:=[.M506]/[.$S506]" office:value-type="percentage" office:value="0.0813658850500744" calcext:value-type="percentage">
            <text:p>8,14%</text:p>
          </table:table-cell>
          <table:table-cell table:style-name="ce3" table:formula="of:=[.N506]/[.$S506]" office:value-type="percentage" office:value="0.00693131695022054" calcext:value-type="percentage">
            <text:p>0,69%</text:p>
          </table:table-cell>
          <table:table-cell table:style-name="ce3" table:formula="of:=[.O506]/[.$S506]" office:value-type="percentage" office:value="0.0952687393583504" calcext:value-type="percentage">
            <text:p>9,53%</text:p>
          </table:table-cell>
          <table:table-cell table:style-name="ce3" table:formula="of:=[.P506]/[.$S506]" office:value-type="percentage" office:value="0.325637828634249" calcext:value-type="percentage">
            <text:p>32,56%</text:p>
          </table:table-cell>
          <table:table-cell table:style-name="ce3" table:formula="of:=[.Q506]/[.$S506]" office:value-type="percentage" office:value="0.189786697770449" calcext:value-type="percentage">
            <text:p>18,98%</text:p>
          </table:table-cell>
          <table:table-cell table:style-name="ce3" table:formula="of:=[.R506]/[.$S506]" office:value-type="percentage" office:value="0.00738714823901648" calcext:value-type="percentage">
            <text:p>0,74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2-13</text:p>
          </table:table-cell>
          <table:table-cell table:style-name="ce1" office:value-type="string" calcext:value-type="string">
            <text:p>9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9017" calcext:value-type="float">
            <text:p>89017</text:p>
          </table:table-cell>
          <table:table-cell table:style-name="ce1" office:value-type="float" office:value="74079" calcext:value-type="float">
            <text:p>74079</text:p>
          </table:table-cell>
          <table:table-cell table:style-name="ce1" office:value-type="float" office:value="1495" calcext:value-type="float">
            <text:p>1495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695" calcext:value-type="float">
            <text:p>695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2257" calcext:value-type="float">
            <text:p>2257</text:p>
          </table:table-cell>
          <table:table-cell table:style-name="ce1" office:value-type="float" office:value="19408" calcext:value-type="float">
            <text:p>19408</text:p>
          </table:table-cell>
          <table:table-cell table:style-name="ce1" office:value-type="float" office:value="5672" calcext:value-type="float">
            <text:p>5672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5192" calcext:value-type="float">
            <text:p>5192</text:p>
          </table:table-cell>
          <table:table-cell table:style-name="ce1" office:value-type="float" office:value="25204" calcext:value-type="float">
            <text:p>25204</text:p>
          </table:table-cell>
          <table:table-cell table:style-name="ce1" office:value-type="float" office:value="12831" calcext:value-type="float">
            <text:p>12831</text:p>
          </table:table-cell>
          <table:table-cell table:style-name="ce1" office:value-type="float" office:value="409" calcext:value-type="float">
            <text:p>409</text:p>
          </table:table-cell>
          <table:table-cell table:style-name="ce1" table:formula="of:=SUM([.H507:.R507])" office:value-type="float" office:value="72492" calcext:value-type="float">
            <text:p>72492</text:p>
          </table:table-cell>
          <table:table-cell table:style-name="ce3" table:formula="of:=[.H507]/[.$S507]" office:value-type="percentage" office:value="0.00275892512277217" calcext:value-type="percentage">
            <text:p>0,28%</text:p>
          </table:table-cell>
          <table:table-cell table:style-name="ce3" table:formula="of:=[.I507]/[.$S507]" office:value-type="percentage" office:value="0.00958726480163328" calcext:value-type="percentage">
            <text:p>0,96%</text:p>
          </table:table-cell>
          <table:table-cell table:style-name="ce3" table:formula="of:=[.J507]/[.$S507]" office:value-type="percentage" office:value="0.00198642608839596" calcext:value-type="percentage">
            <text:p>0,20%</text:p>
          </table:table-cell>
          <table:table-cell table:style-name="ce3" table:formula="of:=[.K507]/[.$S507]" office:value-type="percentage" office:value="0.0311344700104839" calcext:value-type="percentage">
            <text:p>3,11%</text:p>
          </table:table-cell>
          <table:table-cell table:style-name="ce3" table:formula="of:=[.L507]/[.$S507]" office:value-type="percentage" office:value="0.267726093913811" calcext:value-type="percentage">
            <text:p>26,77%</text:p>
          </table:table-cell>
          <table:table-cell table:style-name="ce3" table:formula="of:=[.M507]/[.$S507]" office:value-type="percentage" office:value="0.0782431164818187" calcext:value-type="percentage">
            <text:p>7,82%</text:p>
          </table:table-cell>
          <table:table-cell table:style-name="ce3" table:formula="of:=[.N507]/[.$S507]" office:value-type="percentage" office:value="0.0066214202946532" calcext:value-type="percentage">
            <text:p>0,66%</text:p>
          </table:table-cell>
          <table:table-cell table:style-name="ce3" table:formula="of:=[.O507]/[.$S507]" office:value-type="percentage" office:value="0.0716216961871655" calcext:value-type="percentage">
            <text:p>7,16%</text:p>
          </table:table-cell>
          <table:table-cell table:style-name="ce3" table:formula="of:=[.P507]/[.$S507]" office:value-type="percentage" office:value="0.347679743971749" calcext:value-type="percentage">
            <text:p>34,77%</text:p>
          </table:table-cell>
          <table:table-cell table:style-name="ce3" table:formula="of:=[.Q507]/[.$S507]" office:value-type="percentage" office:value="0.176998841251448" calcext:value-type="percentage">
            <text:p>17,70%</text:p>
          </table:table-cell>
          <table:table-cell table:style-name="ce3" table:formula="of:=[.R507]/[.$S507]" office:value-type="percentage" office:value="0.00564200187606908" calcext:value-type="percentage">
            <text:p>0,56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3-01</text:p>
          </table:table-cell>
          <table:table-cell table:style-name="ce1" office:value-type="string" calcext:value-type="string">
            <text:p>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1738" calcext:value-type="float">
            <text:p>61738</text:p>
          </table:table-cell>
          <table:table-cell table:style-name="ce1" office:value-type="float" office:value="42825" calcext:value-type="float">
            <text:p>42825</text:p>
          </table:table-cell>
          <table:table-cell table:style-name="ce1" office:value-type="float" office:value="632" calcext:value-type="float">
            <text:p>632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728" calcext:value-type="float">
            <text:p>728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18" calcext:value-type="float">
            <text:p>918</text:p>
          </table:table-cell>
          <table:table-cell table:style-name="ce1" office:value-type="float" office:value="4327" calcext:value-type="float">
            <text:p>4327</text:p>
          </table:table-cell>
          <table:table-cell table:style-name="ce1" office:value-type="float" office:value="4094" calcext:value-type="float">
            <text:p>4094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4065" calcext:value-type="float">
            <text:p>4065</text:p>
          </table:table-cell>
          <table:table-cell table:style-name="ce1" office:value-type="float" office:value="10541" calcext:value-type="float">
            <text:p>10541</text:p>
          </table:table-cell>
          <table:table-cell table:style-name="ce1" office:value-type="float" office:value="16059" calcext:value-type="float">
            <text:p>16059</text:p>
          </table:table-cell>
          <table:table-cell table:style-name="ce1" office:value-type="float" office:value="501" calcext:value-type="float">
            <text:p>501</text:p>
          </table:table-cell>
          <table:table-cell table:style-name="ce1" table:formula="of:=SUM([.H508:.R508])" office:value-type="float" office:value="41810" calcext:value-type="float">
            <text:p>41810</text:p>
          </table:table-cell>
          <table:table-cell table:style-name="ce3" table:formula="of:=[.H508]/[.$S508]" office:value-type="percentage" office:value="0.006577373834011" calcext:value-type="percentage">
            <text:p>0,66%</text:p>
          </table:table-cell>
          <table:table-cell table:style-name="ce3" table:formula="of:=[.I508]/[.$S508]" office:value-type="percentage" office:value="0.0174121023678546" calcext:value-type="percentage">
            <text:p>1,74%</text:p>
          </table:table-cell>
          <table:table-cell table:style-name="ce3" table:formula="of:=[.J508]/[.$S508]" office:value-type="percentage" office:value="0.00217651279598182" calcext:value-type="percentage">
            <text:p>0,22%</text:p>
          </table:table-cell>
          <table:table-cell table:style-name="ce3" table:formula="of:=[.K508]/[.$S508]" office:value-type="percentage" office:value="0.0219564697440804" calcext:value-type="percentage">
            <text:p>2,20%</text:p>
          </table:table-cell>
          <table:table-cell table:style-name="ce3" table:formula="of:=[.L508]/[.$S508]" office:value-type="percentage" office:value="0.103491987562784" calcext:value-type="percentage">
            <text:p>10,35%</text:p>
          </table:table-cell>
          <table:table-cell table:style-name="ce3" table:formula="of:=[.M508]/[.$S508]" office:value-type="percentage" office:value="0.0979191580961492" calcext:value-type="percentage">
            <text:p>9,79%</text:p>
          </table:table-cell>
          <table:table-cell table:style-name="ce3" table:formula="of:=[.N508]/[.$S508]" office:value-type="percentage" office:value="0.0050466395599139" calcext:value-type="percentage">
            <text:p>0,50%</text:p>
          </table:table-cell>
          <table:table-cell table:style-name="ce3" table:formula="of:=[.O508]/[.$S508]" office:value-type="percentage" office:value="0.097225544128199" calcext:value-type="percentage">
            <text:p>9,72%</text:p>
          </table:table-cell>
          <table:table-cell table:style-name="ce3" table:formula="of:=[.P508]/[.$S508]" office:value-type="percentage" office:value="0.2521167184884" calcext:value-type="percentage">
            <text:p>25,21%</text:p>
          </table:table-cell>
          <table:table-cell table:style-name="ce3" table:formula="of:=[.Q508]/[.$S508]" office:value-type="percentage" office:value="0.38409471418321" calcext:value-type="percentage">
            <text:p>38,41%</text:p>
          </table:table-cell>
          <table:table-cell table:style-name="ce3" table:formula="of:=[.R508]/[.$S508]" office:value-type="percentage" office:value="0.0119827792394164" calcext:value-type="percentage">
            <text:p>1,2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3-02</text:p>
          </table:table-cell>
          <table:table-cell table:style-name="ce1" office:value-type="string" calcext:value-type="string">
            <text:p>9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4054" calcext:value-type="float">
            <text:p>54054</text:p>
          </table:table-cell>
          <table:table-cell table:style-name="ce1" office:value-type="float" office:value="35854" calcext:value-type="float">
            <text:p>35854</text:p>
          </table:table-cell>
          <table:table-cell table:style-name="ce1" office:value-type="float" office:value="659" calcext:value-type="float">
            <text:p>659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638" calcext:value-type="float">
            <text:p>638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647" calcext:value-type="float">
            <text:p>647</text:p>
          </table:table-cell>
          <table:table-cell table:style-name="ce1" office:value-type="float" office:value="2680" calcext:value-type="float">
            <text:p>2680</text:p>
          </table:table-cell>
          <table:table-cell table:style-name="ce1" office:value-type="float" office:value="3182" calcext:value-type="float">
            <text:p>3182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3927" calcext:value-type="float">
            <text:p>3927</text:p>
          </table:table-cell>
          <table:table-cell table:style-name="ce1" office:value-type="float" office:value="7671" calcext:value-type="float">
            <text:p>7671</text:p>
          </table:table-cell>
          <table:table-cell table:style-name="ce1" office:value-type="float" office:value="15006" calcext:value-type="float">
            <text:p>15006</text:p>
          </table:table-cell>
          <table:table-cell table:style-name="ce1" office:value-type="float" office:value="502" calcext:value-type="float">
            <text:p>502</text:p>
          </table:table-cell>
          <table:table-cell table:style-name="ce1" table:formula="of:=SUM([.H509:.R509])" office:value-type="float" office:value="34767" calcext:value-type="float">
            <text:p>34767</text:p>
          </table:table-cell>
          <table:table-cell table:style-name="ce3" table:formula="of:=[.H509]/[.$S509]" office:value-type="percentage" office:value="0.00753588172692496" calcext:value-type="percentage">
            <text:p>0,75%</text:p>
          </table:table-cell>
          <table:table-cell table:style-name="ce3" table:formula="of:=[.I509]/[.$S509]" office:value-type="percentage" office:value="0.0183507348922829" calcext:value-type="percentage">
            <text:p>1,84%</text:p>
          </table:table-cell>
          <table:table-cell table:style-name="ce3" table:formula="of:=[.J509]/[.$S509]" office:value-type="percentage" office:value="0.00232979549572871" calcext:value-type="percentage">
            <text:p>0,23%</text:p>
          </table:table-cell>
          <table:table-cell table:style-name="ce3" table:formula="of:=[.K509]/[.$S509]" office:value-type="percentage" office:value="0.018609601058475" calcext:value-type="percentage">
            <text:p>1,86%</text:p>
          </table:table-cell>
          <table:table-cell table:style-name="ce3" table:formula="of:=[.L509]/[.$S509]" office:value-type="percentage" office:value="0.0770845917105301" calcext:value-type="percentage">
            <text:p>7,71%</text:p>
          </table:table-cell>
          <table:table-cell table:style-name="ce3" table:formula="of:=[.M509]/[.$S509]" office:value-type="percentage" office:value="0.0915235712025772" calcext:value-type="percentage">
            <text:p>9,15%</text:p>
          </table:table-cell>
          <table:table-cell table:style-name="ce3" table:formula="of:=[.N509]/[.$S509]" office:value-type="percentage" office:value="0.0049184571576495" calcext:value-type="percentage">
            <text:p>0,49%</text:p>
          </table:table-cell>
          <table:table-cell table:style-name="ce3" table:formula="of:=[.O509]/[.$S509]" office:value-type="percentage" office:value="0.11295193718181" calcext:value-type="percentage">
            <text:p>11,30%</text:p>
          </table:table-cell>
          <table:table-cell table:style-name="ce3" table:formula="of:=[.P509]/[.$S509]" office:value-type="percentage" office:value="0.220640262317715" calcext:value-type="percentage">
            <text:p>22,06%</text:p>
          </table:table-cell>
          <table:table-cell table:style-name="ce3" table:formula="of:=[.Q509]/[.$S509]" office:value-type="percentage" office:value="0.431616187764259" calcext:value-type="percentage">
            <text:p>43,16%</text:p>
          </table:table-cell>
          <table:table-cell table:style-name="ce3" table:formula="of:=[.R509]/[.$S509]" office:value-type="percentage" office:value="0.0144389794920471" calcext:value-type="percentage">
            <text:p>1,44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3-03</text:p>
          </table:table-cell>
          <table:table-cell table:style-name="ce1" office:value-type="string" calcext:value-type="string">
            <text:p>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2227" calcext:value-type="float">
            <text:p>72227</text:p>
          </table:table-cell>
          <table:table-cell table:style-name="ce1" office:value-type="float" office:value="57056" calcext:value-type="float">
            <text:p>57056</text:p>
          </table:table-cell>
          <table:table-cell table:style-name="ce1" office:value-type="float" office:value="985" calcext:value-type="float">
            <text:p>985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736" calcext:value-type="float">
            <text:p>736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2458" calcext:value-type="float">
            <text:p>2458</text:p>
          </table:table-cell>
          <table:table-cell table:style-name="ce1" office:value-type="float" office:value="9108" calcext:value-type="float">
            <text:p>9108</text:p>
          </table:table-cell>
          <table:table-cell table:style-name="ce1" office:value-type="float" office:value="4208" calcext:value-type="float">
            <text:p>4208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7867" calcext:value-type="float">
            <text:p>7867</text:p>
          </table:table-cell>
          <table:table-cell table:style-name="ce1" office:value-type="float" office:value="15867" calcext:value-type="float">
            <text:p>15867</text:p>
          </table:table-cell>
          <table:table-cell table:style-name="ce1" office:value-type="float" office:value="14077" calcext:value-type="float">
            <text:p>14077</text:p>
          </table:table-cell>
          <table:table-cell table:style-name="ce1" office:value-type="float" office:value="563" calcext:value-type="float">
            <text:p>563</text:p>
          </table:table-cell>
          <table:table-cell table:style-name="ce1" table:formula="of:=SUM([.H510:.R510])" office:value-type="float" office:value="55656" calcext:value-type="float">
            <text:p>55656</text:p>
          </table:table-cell>
          <table:table-cell table:style-name="ce3" table:formula="of:=[.H510]/[.$S510]" office:value-type="percentage" office:value="0.00513870921374156" calcext:value-type="percentage">
            <text:p>0,51%</text:p>
          </table:table-cell>
          <table:table-cell table:style-name="ce3" table:formula="of:=[.I510]/[.$S510]" office:value-type="percentage" office:value="0.0132240908437545" calcext:value-type="percentage">
            <text:p>1,32%</text:p>
          </table:table-cell>
          <table:table-cell table:style-name="ce3" table:formula="of:=[.J510]/[.$S510]" office:value-type="percentage" office:value="0.00185065401753629" calcext:value-type="percentage">
            <text:p>0,19%</text:p>
          </table:table-cell>
          <table:table-cell table:style-name="ce3" table:formula="of:=[.K510]/[.$S510]" office:value-type="percentage" office:value="0.044164151214604" calcext:value-type="percentage">
            <text:p>4,42%</text:p>
          </table:table-cell>
          <table:table-cell table:style-name="ce3" table:formula="of:=[.L510]/[.$S510]" office:value-type="percentage" office:value="0.163648124191462" calcext:value-type="percentage">
            <text:p>16,36%</text:p>
          </table:table-cell>
          <table:table-cell table:style-name="ce3" table:formula="of:=[.M510]/[.$S510]" office:value-type="percentage" office:value="0.0756073019979876" calcext:value-type="percentage">
            <text:p>7,56%</text:p>
          </table:table-cell>
          <table:table-cell table:style-name="ce3" table:formula="of:=[.N510]/[.$S510]" office:value-type="percentage" office:value="0.00688155814287768" calcext:value-type="percentage">
            <text:p>0,69%</text:p>
          </table:table-cell>
          <table:table-cell table:style-name="ce3" table:formula="of:=[.O510]/[.$S510]" office:value-type="percentage" office:value="0.14135043840736" calcext:value-type="percentage">
            <text:p>14,14%</text:p>
          </table:table-cell>
          <table:table-cell table:style-name="ce3" table:formula="of:=[.P510]/[.$S510]" office:value-type="percentage" office:value="0.285090556274256" calcext:value-type="percentage">
            <text:p>28,51%</text:p>
          </table:table-cell>
          <table:table-cell table:style-name="ce3" table:formula="of:=[.Q510]/[.$S510]" office:value-type="percentage" office:value="0.252928704901538" calcext:value-type="percentage">
            <text:p>25,29%</text:p>
          </table:table-cell>
          <table:table-cell table:style-name="ce3" table:formula="of:=[.R510]/[.$S510]" office:value-type="percentage" office:value="0.0101157107948829" calcext:value-type="percentage">
            <text:p>1,0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3-04</text:p>
          </table:table-cell>
          <table:table-cell table:style-name="ce1" office:value-type="string" calcext:value-type="string">
            <text:p>9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0819" calcext:value-type="float">
            <text:p>60819</text:p>
          </table:table-cell>
          <table:table-cell table:style-name="ce1" office:value-type="float" office:value="42520" calcext:value-type="float">
            <text:p>42520</text:p>
          </table:table-cell>
          <table:table-cell table:style-name="ce1" office:value-type="float" office:value="1109" calcext:value-type="float">
            <text:p>1109</text:p>
          </table:table-cell>
          <table:table-cell table:style-name="ce1" office:value-type="float" office:value="318" calcext:value-type="float">
            <text:p>318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049" calcext:value-type="float">
            <text:p>1049</text:p>
          </table:table-cell>
          <table:table-cell table:style-name="ce1" office:value-type="float" office:value="3855" calcext:value-type="float">
            <text:p>3855</text:p>
          </table:table-cell>
          <table:table-cell table:style-name="ce1" office:value-type="float" office:value="3125" calcext:value-type="float">
            <text:p>3125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6208" calcext:value-type="float">
            <text:p>6208</text:p>
          </table:table-cell>
          <table:table-cell table:style-name="ce1" office:value-type="float" office:value="8491" calcext:value-type="float">
            <text:p>8491</text:p>
          </table:table-cell>
          <table:table-cell table:style-name="ce1" office:value-type="float" office:value="16620" calcext:value-type="float">
            <text:p>16620</text:p>
          </table:table-cell>
          <table:table-cell table:style-name="ce1" office:value-type="float" office:value="478" calcext:value-type="float">
            <text:p>478</text:p>
          </table:table-cell>
          <table:table-cell table:style-name="ce1" table:formula="of:=SUM([.H511:.R511])" office:value-type="float" office:value="41093" calcext:value-type="float">
            <text:p>41093</text:p>
          </table:table-cell>
          <table:table-cell table:style-name="ce3" table:formula="of:=[.H511]/[.$S511]" office:value-type="percentage" office:value="0.00625410653882656" calcext:value-type="percentage">
            <text:p>0,63%</text:p>
          </table:table-cell>
          <table:table-cell table:style-name="ce3" table:formula="of:=[.I511]/[.$S511]" office:value-type="percentage" office:value="0.0173022169225902" calcext:value-type="percentage">
            <text:p>1,73%</text:p>
          </table:table-cell>
          <table:table-cell table:style-name="ce3" table:formula="of:=[.J511]/[.$S511]" office:value-type="percentage" office:value="0.00209281386124157" calcext:value-type="percentage">
            <text:p>0,21%</text:p>
          </table:table-cell>
          <table:table-cell table:style-name="ce3" table:formula="of:=[.K511]/[.$S511]" office:value-type="percentage" office:value="0.0255274620981676" calcext:value-type="percentage">
            <text:p>2,55%</text:p>
          </table:table-cell>
          <table:table-cell table:style-name="ce3" table:formula="of:=[.L511]/[.$S511]" office:value-type="percentage" office:value="0.0938115980823985" calcext:value-type="percentage">
            <text:p>9,38%</text:p>
          </table:table-cell>
          <table:table-cell table:style-name="ce3" table:formula="of:=[.M511]/[.$S511]" office:value-type="percentage" office:value="0.0760470153067432" calcext:value-type="percentage">
            <text:p>7,60%</text:p>
          </table:table-cell>
          <table:table-cell table:style-name="ce3" table:formula="of:=[.N511]/[.$S511]" office:value-type="percentage" office:value="0.00518336456330762" calcext:value-type="percentage">
            <text:p>0,52%</text:p>
          </table:table-cell>
          <table:table-cell table:style-name="ce3" table:formula="of:=[.O511]/[.$S511]" office:value-type="percentage" office:value="0.151071958727764" calcext:value-type="percentage">
            <text:p>15,11%</text:p>
          </table:table-cell>
          <table:table-cell table:style-name="ce3" table:formula="of:=[.P511]/[.$S511]" office:value-type="percentage" office:value="0.206628866230258" calcext:value-type="percentage">
            <text:p>20,66%</text:p>
          </table:table-cell>
          <table:table-cell table:style-name="ce3" table:formula="of:=[.Q511]/[.$S511]" office:value-type="percentage" office:value="0.404448446207383" calcext:value-type="percentage">
            <text:p>40,44%</text:p>
          </table:table-cell>
          <table:table-cell table:style-name="ce3" table:formula="of:=[.R511]/[.$S511]" office:value-type="percentage" office:value="0.0116321514613194" calcext:value-type="percentage">
            <text:p>1,16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3-05</text:p>
          </table:table-cell>
          <table:table-cell table:style-name="ce1" office:value-type="string" calcext:value-type="string">
            <text:p>9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3728" calcext:value-type="float">
            <text:p>63728</text:p>
          </table:table-cell>
          <table:table-cell table:style-name="ce1" office:value-type="float" office:value="44032" calcext:value-type="float">
            <text:p>44032</text:p>
          </table:table-cell>
          <table:table-cell table:style-name="ce1" office:value-type="float" office:value="899" calcext:value-type="float">
            <text:p>899</text:p>
          </table:table-cell>
          <table:table-cell table:style-name="ce1" office:value-type="float" office:value="456" calcext:value-type="float">
            <text:p>456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741" calcext:value-type="float">
            <text:p>741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293" calcext:value-type="float">
            <text:p>1293</text:p>
          </table:table-cell>
          <table:table-cell table:style-name="ce1" office:value-type="float" office:value="4757" calcext:value-type="float">
            <text:p>4757</text:p>
          </table:table-cell>
          <table:table-cell table:style-name="ce1" office:value-type="float" office:value="2744" calcext:value-type="float">
            <text:p>2744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7009" calcext:value-type="float">
            <text:p>7009</text:p>
          </table:table-cell>
          <table:table-cell table:style-name="ce1" office:value-type="float" office:value="9547" calcext:value-type="float">
            <text:p>9547</text:p>
          </table:table-cell>
          <table:table-cell table:style-name="ce1" office:value-type="float" office:value="15468" calcext:value-type="float">
            <text:p>15468</text:p>
          </table:table-cell>
          <table:table-cell table:style-name="ce1" office:value-type="float" office:value="499" calcext:value-type="float">
            <text:p>499</text:p>
          </table:table-cell>
          <table:table-cell table:style-name="ce1" table:formula="of:=SUM([.H512:.R512])" office:value-type="float" office:value="42677" calcext:value-type="float">
            <text:p>42677</text:p>
          </table:table-cell>
          <table:table-cell table:style-name="ce3" table:formula="of:=[.H512]/[.$S512]" office:value-type="percentage" office:value="0.00677179745530379" calcext:value-type="percentage">
            <text:p>0,68%</text:p>
          </table:table-cell>
          <table:table-cell table:style-name="ce3" table:formula="of:=[.I512]/[.$S512]" office:value-type="percentage" office:value="0.0173629824026993" calcext:value-type="percentage">
            <text:p>1,74%</text:p>
          </table:table-cell>
          <table:table-cell table:style-name="ce3" table:formula="of:=[.J512]/[.$S512]" office:value-type="percentage" office:value="0.00203856878412259" calcext:value-type="percentage">
            <text:p>0,20%</text:p>
          </table:table-cell>
          <table:table-cell table:style-name="ce3" table:formula="of:=[.K512]/[.$S512]" office:value-type="percentage" office:value="0.0302973498605806" calcext:value-type="percentage">
            <text:p>3,03%</text:p>
          </table:table-cell>
          <table:table-cell table:style-name="ce3" table:formula="of:=[.L512]/[.$S512]" office:value-type="percentage" office:value="0.111465192023807" calcext:value-type="percentage">
            <text:p>11,15%</text:p>
          </table:table-cell>
          <table:table-cell table:style-name="ce3" table:formula="of:=[.M512]/[.$S512]" office:value-type="percentage" office:value="0.0642969280877288" calcext:value-type="percentage">
            <text:p>6,43%</text:p>
          </table:table-cell>
          <table:table-cell table:style-name="ce3" table:formula="of:=[.N512]/[.$S512]" office:value-type="percentage" office:value="0.00569393350048035" calcext:value-type="percentage">
            <text:p>0,57%</text:p>
          </table:table-cell>
          <table:table-cell table:style-name="ce3" table:formula="of:=[.O512]/[.$S512]" office:value-type="percentage" office:value="0.164233662159946" calcext:value-type="percentage">
            <text:p>16,42%</text:p>
          </table:table-cell>
          <table:table-cell table:style-name="ce3" table:formula="of:=[.P512]/[.$S512]" office:value-type="percentage" office:value="0.223703634276074" calcext:value-type="percentage">
            <text:p>22,37%</text:p>
          </table:table-cell>
          <table:table-cell table:style-name="ce3" table:formula="of:=[.Q512]/[.$S512]" office:value-type="percentage" office:value="0.362443470721935" calcext:value-type="percentage">
            <text:p>36,24%</text:p>
          </table:table-cell>
          <table:table-cell table:style-name="ce3" table:formula="of:=[.R512]/[.$S512]" office:value-type="percentage" office:value="0.0116924807273239" calcext:value-type="percentage">
            <text:p>1,17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3-06</text:p>
          </table:table-cell>
          <table:table-cell table:style-name="ce1" office:value-type="string" calcext:value-type="string">
            <text:p>9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564" calcext:value-type="float">
            <text:p>52564</text:p>
          </table:table-cell>
          <table:table-cell table:style-name="ce1" office:value-type="float" office:value="37304" calcext:value-type="float">
            <text:p>37304</text:p>
          </table:table-cell>
          <table:table-cell table:style-name="ce1" office:value-type="float" office:value="628" calcext:value-type="float">
            <text:p>628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83" calcext:value-type="float">
            <text:p>683</text:p>
          </table:table-cell>
          <table:table-cell table:style-name="ce1" office:value-type="float" office:value="3706" calcext:value-type="float">
            <text:p>3706</text:p>
          </table:table-cell>
          <table:table-cell table:style-name="ce1" office:value-type="float" office:value="3725" calcext:value-type="float">
            <text:p>3725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3806" calcext:value-type="float">
            <text:p>3806</text:p>
          </table:table-cell>
          <table:table-cell table:style-name="ce1" office:value-type="float" office:value="8753" calcext:value-type="float">
            <text:p>8753</text:p>
          </table:table-cell>
          <table:table-cell table:style-name="ce1" office:value-type="float" office:value="14219" calcext:value-type="float">
            <text:p>14219</text:p>
          </table:table-cell>
          <table:table-cell table:style-name="ce1" office:value-type="float" office:value="360" calcext:value-type="float">
            <text:p>360</text:p>
          </table:table-cell>
          <table:table-cell table:style-name="ce1" table:formula="of:=SUM([.H513:.R513])" office:value-type="float" office:value="36347" calcext:value-type="float">
            <text:p>36347</text:p>
          </table:table-cell>
          <table:table-cell table:style-name="ce3" table:formula="of:=[.H513]/[.$S513]" office:value-type="percentage" office:value="0.00916169147384929" calcext:value-type="percentage">
            <text:p>0,92%</text:p>
          </table:table-cell>
          <table:table-cell table:style-name="ce3" table:formula="of:=[.I513]/[.$S513]" office:value-type="percentage" office:value="0.0140039067873552" calcext:value-type="percentage">
            <text:p>1,40%</text:p>
          </table:table-cell>
          <table:table-cell table:style-name="ce3" table:formula="of:=[.J513]/[.$S513]" office:value-type="percentage" office:value="0.00209095661265029" calcext:value-type="percentage">
            <text:p>0,21%</text:p>
          </table:table-cell>
          <table:table-cell table:style-name="ce3" table:formula="of:=[.K513]/[.$S513]" office:value-type="percentage" office:value="0.018791096926844" calcext:value-type="percentage">
            <text:p>1,88%</text:p>
          </table:table-cell>
          <table:table-cell table:style-name="ce3" table:formula="of:=[.L513]/[.$S513]" office:value-type="percentage" office:value="0.10196164745371" calcext:value-type="percentage">
            <text:p>10,20%</text:p>
          </table:table-cell>
          <table:table-cell table:style-name="ce3" table:formula="of:=[.M513]/[.$S513]" office:value-type="percentage" office:value="0.102484386606873" calcext:value-type="percentage">
            <text:p>10,25%</text:p>
          </table:table-cell>
          <table:table-cell table:style-name="ce3" table:formula="of:=[.N513]/[.$S513]" office:value-type="percentage" office:value="0.00486972790051449" calcext:value-type="percentage">
            <text:p>0,49%</text:p>
          </table:table-cell>
          <table:table-cell table:style-name="ce3" table:formula="of:=[.O513]/[.$S513]" office:value-type="percentage" office:value="0.104712906154566" calcext:value-type="percentage">
            <text:p>10,47%</text:p>
          </table:table-cell>
          <table:table-cell table:style-name="ce3" table:formula="of:=[.P513]/[.$S513]" office:value-type="percentage" office:value="0.240817674085894" calcext:value-type="percentage">
            <text:p>24,08%</text:p>
          </table:table-cell>
          <table:table-cell table:style-name="ce3" table:formula="of:=[.Q513]/[.$S513]" office:value-type="percentage" office:value="0.391201474674664" calcext:value-type="percentage">
            <text:p>39,12%</text:p>
          </table:table-cell>
          <table:table-cell table:style-name="ce3" table:formula="of:=[.R513]/[.$S513]" office:value-type="percentage" office:value="0.00990453132308031" calcext:value-type="percentage">
            <text:p>0,99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3-07</text:p>
          </table:table-cell>
          <table:table-cell table:style-name="ce1" office:value-type="string" calcext:value-type="string">
            <text:p>9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5887" calcext:value-type="float">
            <text:p>75887</text:p>
          </table:table-cell>
          <table:table-cell table:style-name="ce1" office:value-type="float" office:value="56271" calcext:value-type="float">
            <text:p>56271</text:p>
          </table:table-cell>
          <table:table-cell table:style-name="ce1" office:value-type="float" office:value="873" calcext:value-type="float">
            <text:p>873</text:p>
          </table:table-cell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719" calcext:value-type="float">
            <text:p>719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010" calcext:value-type="float">
            <text:p>1010</text:p>
          </table:table-cell>
          <table:table-cell table:style-name="ce1" office:value-type="float" office:value="4869" calcext:value-type="float">
            <text:p>4869</text:p>
          </table:table-cell>
          <table:table-cell table:style-name="ce1" office:value-type="float" office:value="6428" calcext:value-type="float">
            <text:p>6428</text:p>
          </table:table-cell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4854" calcext:value-type="float">
            <text:p>4854</text:p>
          </table:table-cell>
          <table:table-cell table:style-name="ce1" office:value-type="float" office:value="13631" calcext:value-type="float">
            <text:p>13631</text:p>
          </table:table-cell>
          <table:table-cell table:style-name="ce1" office:value-type="float" office:value="22093" calcext:value-type="float">
            <text:p>22093</text:p>
          </table:table-cell>
          <table:table-cell table:style-name="ce1" office:value-type="float" office:value="778" calcext:value-type="float">
            <text:p>778</text:p>
          </table:table-cell>
          <table:table-cell table:style-name="ce1" table:formula="of:=SUM([.H514:.R514])" office:value-type="float" office:value="55072" calcext:value-type="float">
            <text:p>55072</text:p>
          </table:table-cell>
          <table:table-cell table:style-name="ce3" table:formula="of:=[.H514]/[.$S514]" office:value-type="percentage" office:value="0.00537478210342824" calcext:value-type="percentage">
            <text:p>0,54%</text:p>
          </table:table-cell>
          <table:table-cell table:style-name="ce3" table:formula="of:=[.I514]/[.$S514]" office:value-type="percentage" office:value="0.0130556362579895" calcext:value-type="percentage">
            <text:p>1,31%</text:p>
          </table:table-cell>
          <table:table-cell table:style-name="ce3" table:formula="of:=[.J514]/[.$S514]" office:value-type="percentage" office:value="0.00172501452643812" calcext:value-type="percentage">
            <text:p>0,17%</text:p>
          </table:table-cell>
          <table:table-cell table:style-name="ce3" table:formula="of:=[.K514]/[.$S514]" office:value-type="percentage" office:value="0.0183396281231842" calcext:value-type="percentage">
            <text:p>1,83%</text:p>
          </table:table-cell>
          <table:table-cell table:style-name="ce3" table:formula="of:=[.L514]/[.$S514]" office:value-type="percentage" office:value="0.0884115339918652" calcext:value-type="percentage">
            <text:p>8,84%</text:p>
          </table:table-cell>
          <table:table-cell table:style-name="ce3" table:formula="of:=[.M514]/[.$S514]" office:value-type="percentage" office:value="0.116719930273097" calcext:value-type="percentage">
            <text:p>11,67%</text:p>
          </table:table-cell>
          <table:table-cell table:style-name="ce3" table:formula="of:=[.N514]/[.$S514]" office:value-type="percentage" office:value="0.00542925624636839" calcext:value-type="percentage">
            <text:p>0,54%</text:p>
          </table:table-cell>
          <table:table-cell table:style-name="ce3" table:formula="of:=[.O514]/[.$S514]" office:value-type="percentage" office:value="0.0881391632771644" calcext:value-type="percentage">
            <text:p>8,81%</text:p>
          </table:table-cell>
          <table:table-cell table:style-name="ce3" table:formula="of:=[.P514]/[.$S514]" office:value-type="percentage" office:value="0.2475123474724" calcext:value-type="percentage">
            <text:p>24,75%</text:p>
          </table:table-cell>
          <table:table-cell table:style-name="ce3" table:formula="of:=[.Q514]/[.$S514]" office:value-type="percentage" office:value="0.401165746658919" calcext:value-type="percentage">
            <text:p>40,12%</text:p>
          </table:table-cell>
          <table:table-cell table:style-name="ce3" table:formula="of:=[.R514]/[.$S514]" office:value-type="percentage" office:value="0.0141269610691458" calcext:value-type="percentage">
            <text:p>1,4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3-08</text:p>
          </table:table-cell>
          <table:table-cell table:style-name="ce1" office:value-type="string" calcext:value-type="string">
            <text:p>9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0044" calcext:value-type="float">
            <text:p>60044</text:p>
          </table:table-cell>
          <table:table-cell table:style-name="ce1" office:value-type="float" office:value="46589" calcext:value-type="float">
            <text:p>46589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977" calcext:value-type="float">
            <text:p>1977</text:p>
          </table:table-cell>
          <table:table-cell table:style-name="ce1" office:value-type="float" office:value="8699" calcext:value-type="float">
            <text:p>8699</text:p>
          </table:table-cell>
          <table:table-cell table:style-name="ce1" office:value-type="float" office:value="3251" calcext:value-type="float">
            <text:p>3251</text:p>
          </table:table-cell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7174" calcext:value-type="float">
            <text:p>7174</text:p>
          </table:table-cell>
          <table:table-cell table:style-name="ce1" office:value-type="float" office:value="11568" calcext:value-type="float">
            <text:p>11568</text:p>
          </table:table-cell>
          <table:table-cell table:style-name="ce1" office:value-type="float" office:value="11016" calcext:value-type="float">
            <text:p>11016</text:p>
          </table:table-cell>
          <table:table-cell table:style-name="ce1" office:value-type="float" office:value="411" calcext:value-type="float">
            <text:p>411</text:p>
          </table:table-cell>
          <table:table-cell table:style-name="ce1" table:formula="of:=SUM([.H515:.R515])" office:value-type="float" office:value="45333" calcext:value-type="float">
            <text:p>45333</text:p>
          </table:table-cell>
          <table:table-cell table:style-name="ce3" table:formula="of:=[.H515]/[.$S515]" office:value-type="percentage" office:value="0.00461032801711777" calcext:value-type="percentage">
            <text:p>0,46%</text:p>
          </table:table-cell>
          <table:table-cell table:style-name="ce3" table:formula="of:=[.I515]/[.$S515]" office:value-type="percentage" office:value="0.0130148015794234" calcext:value-type="percentage">
            <text:p>1,30%</text:p>
          </table:table-cell>
          <table:table-cell table:style-name="ce3" table:formula="of:=[.J515]/[.$S515]" office:value-type="percentage" office:value="0.00247060640151766" calcext:value-type="percentage">
            <text:p>0,25%</text:p>
          </table:table-cell>
          <table:table-cell table:style-name="ce3" table:formula="of:=[.K515]/[.$S515]" office:value-type="percentage" office:value="0.0436106147839322" calcext:value-type="percentage">
            <text:p>4,36%</text:p>
          </table:table-cell>
          <table:table-cell table:style-name="ce3" table:formula="of:=[.L515]/[.$S515]" office:value-type="percentage" office:value="0.191891116846447" calcext:value-type="percentage">
            <text:p>19,19%</text:p>
          </table:table-cell>
          <table:table-cell table:style-name="ce3" table:formula="of:=[.M515]/[.$S515]" office:value-type="percentage" office:value="0.0717137626011956" calcext:value-type="percentage">
            <text:p>7,17%</text:p>
          </table:table-cell>
          <table:table-cell table:style-name="ce3" table:formula="of:=[.N515]/[.$S515]" office:value-type="percentage" office:value="0.00719122934727461" calcext:value-type="percentage">
            <text:p>0,72%</text:p>
          </table:table-cell>
          <table:table-cell table:style-name="ce3" table:formula="of:=[.O515]/[.$S515]" office:value-type="percentage" office:value="0.158251163611497" calcext:value-type="percentage">
            <text:p>15,83%</text:p>
          </table:table-cell>
          <table:table-cell table:style-name="ce3" table:formula="of:=[.P515]/[.$S515]" office:value-type="percentage" office:value="0.25517834689961" calcext:value-type="percentage">
            <text:p>25,52%</text:p>
          </table:table-cell>
          <table:table-cell table:style-name="ce3" table:formula="of:=[.Q515]/[.$S515]" office:value-type="percentage" office:value="0.243001786777844" calcext:value-type="percentage">
            <text:p>24,30%</text:p>
          </table:table-cell>
          <table:table-cell table:style-name="ce3" table:formula="of:=[.R515]/[.$S515]" office:value-type="percentage" office:value="0.00906624313414069" calcext:value-type="percentage">
            <text:p>0,9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3-09</text:p>
          </table:table-cell>
          <table:table-cell table:style-name="ce1" office:value-type="string" calcext:value-type="string">
            <text:p>9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0118" calcext:value-type="float">
            <text:p>70118</text:p>
          </table:table-cell>
          <table:table-cell table:style-name="ce1" office:value-type="float" office:value="51972" calcext:value-type="float">
            <text:p>51972</text:p>
          </table:table-cell>
          <table:table-cell table:style-name="ce1" office:value-type="float" office:value="951" calcext:value-type="float">
            <text:p>951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705" calcext:value-type="float">
            <text:p>705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352" calcext:value-type="float">
            <text:p>1352</text:p>
          </table:table-cell>
          <table:table-cell table:style-name="ce1" office:value-type="float" office:value="6608" calcext:value-type="float">
            <text:p>6608</text:p>
          </table:table-cell>
          <table:table-cell table:style-name="ce1" office:value-type="float" office:value="5179" calcext:value-type="float">
            <text:p>5179</text:p>
          </table:table-cell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5705" calcext:value-type="float">
            <text:p>5705</text:p>
          </table:table-cell>
          <table:table-cell table:style-name="ce1" office:value-type="float" office:value="12443" calcext:value-type="float">
            <text:p>12443</text:p>
          </table:table-cell>
          <table:table-cell table:style-name="ce1" office:value-type="float" office:value="17417" calcext:value-type="float">
            <text:p>17417</text:p>
          </table:table-cell>
          <table:table-cell table:style-name="ce1" office:value-type="float" office:value="547" calcext:value-type="float">
            <text:p>547</text:p>
          </table:table-cell>
          <table:table-cell table:style-name="ce1" table:formula="of:=SUM([.H516:.R516])" office:value-type="float" office:value="50707" calcext:value-type="float">
            <text:p>50707</text:p>
          </table:table-cell>
          <table:table-cell table:style-name="ce3" table:formula="of:=[.H516]/[.$S516]" office:value-type="percentage" office:value="0.00646853491628375" calcext:value-type="percentage">
            <text:p>0,65%</text:p>
          </table:table-cell>
          <table:table-cell table:style-name="ce3" table:formula="of:=[.I516]/[.$S516]" office:value-type="percentage" office:value="0.0139034058414026" calcext:value-type="percentage">
            <text:p>1,39%</text:p>
          </table:table-cell>
          <table:table-cell table:style-name="ce3" table:formula="of:=[.J516]/[.$S516]" office:value-type="percentage" office:value="0.00209044116196975" calcext:value-type="percentage">
            <text:p>0,21%</text:p>
          </table:table-cell>
          <table:table-cell table:style-name="ce3" table:formula="of:=[.K516]/[.$S516]" office:value-type="percentage" office:value="0.026662985386633" calcext:value-type="percentage">
            <text:p>2,67%</text:p>
          </table:table-cell>
          <table:table-cell table:style-name="ce3" table:formula="of:=[.L516]/[.$S516]" office:value-type="percentage" office:value="0.130317313191473" calcext:value-type="percentage">
            <text:p>13,03%</text:p>
          </table:table-cell>
          <table:table-cell table:style-name="ce3" table:formula="of:=[.M516]/[.$S516]" office:value-type="percentage" office:value="0.102135799790956" calcext:value-type="percentage">
            <text:p>10,21%</text:p>
          </table:table-cell>
          <table:table-cell table:style-name="ce3" table:formula="of:=[.N516]/[.$S516]" office:value-type="percentage" office:value="0.00625160234287179" calcext:value-type="percentage">
            <text:p>0,63%</text:p>
          </table:table-cell>
          <table:table-cell table:style-name="ce3" table:formula="of:=[.O516]/[.$S516]" office:value-type="percentage" office:value="0.112509121028655" calcext:value-type="percentage">
            <text:p>11,25%</text:p>
          </table:table-cell>
          <table:table-cell table:style-name="ce3" table:formula="of:=[.P516]/[.$S516]" office:value-type="percentage" office:value="0.245390182814996" calcext:value-type="percentage">
            <text:p>24,54%</text:p>
          </table:table-cell>
          <table:table-cell table:style-name="ce3" table:formula="of:=[.Q516]/[.$S516]" office:value-type="percentage" office:value="0.343483148283274" calcext:value-type="percentage">
            <text:p>34,35%</text:p>
          </table:table-cell>
          <table:table-cell table:style-name="ce3" table:formula="of:=[.R516]/[.$S516]" office:value-type="percentage" office:value="0.0107874652414854" calcext:value-type="percentage">
            <text:p>1,0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3-10</text:p>
          </table:table-cell>
          <table:table-cell table:style-name="ce1" office:value-type="string" calcext:value-type="string">
            <text:p>9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8564" calcext:value-type="float">
            <text:p>68564</text:p>
          </table:table-cell>
          <table:table-cell table:style-name="ce1" office:value-type="float" office:value="49188" calcext:value-type="float">
            <text:p>49188</text:p>
          </table:table-cell>
          <table:table-cell table:style-name="ce1" office:value-type="float" office:value="993" calcext:value-type="float">
            <text:p>993</text:p>
          </table:table-cell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967" calcext:value-type="float">
            <text:p>967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1792" calcext:value-type="float">
            <text:p>1792</text:p>
          </table:table-cell>
          <table:table-cell table:style-name="ce1" office:value-type="float" office:value="7026" calcext:value-type="float">
            <text:p>7026</text:p>
          </table:table-cell>
          <table:table-cell table:style-name="ce1" office:value-type="float" office:value="3730" calcext:value-type="float">
            <text:p>3730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6923" calcext:value-type="float">
            <text:p>6923</text:p>
          </table:table-cell>
          <table:table-cell table:style-name="ce1" office:value-type="float" office:value="10976" calcext:value-type="float">
            <text:p>10976</text:p>
          </table:table-cell>
          <table:table-cell table:style-name="ce1" office:value-type="float" office:value="15317" calcext:value-type="float">
            <text:p>15317</text:p>
          </table:table-cell>
          <table:table-cell table:style-name="ce1" office:value-type="float" office:value="517" calcext:value-type="float">
            <text:p>517</text:p>
          </table:table-cell>
          <table:table-cell table:style-name="ce1" table:formula="of:=SUM([.H517:.R517])" office:value-type="float" office:value="47869" calcext:value-type="float">
            <text:p>47869</text:p>
          </table:table-cell>
          <table:table-cell table:style-name="ce3" table:formula="of:=[.H517]/[.$S517]" office:value-type="percentage" office:value="0.0053061480289958" calcext:value-type="percentage">
            <text:p>0,53%</text:p>
          </table:table-cell>
          <table:table-cell table:style-name="ce3" table:formula="of:=[.I517]/[.$S517]" office:value-type="percentage" office:value="0.0202009651340116" calcext:value-type="percentage">
            <text:p>2,02%</text:p>
          </table:table-cell>
          <table:table-cell table:style-name="ce3" table:formula="of:=[.J517]/[.$S517]" office:value-type="percentage" office:value="0.00173389876538052" calcext:value-type="percentage">
            <text:p>0,17%</text:p>
          </table:table-cell>
          <table:table-cell table:style-name="ce3" table:formula="of:=[.K517]/[.$S517]" office:value-type="percentage" office:value="0.0374355010549625" calcext:value-type="percentage">
            <text:p>3,74%</text:p>
          </table:table-cell>
          <table:table-cell table:style-name="ce3" table:formula="of:=[.L517]/[.$S517]" office:value-type="percentage" office:value="0.146775575006789" calcext:value-type="percentage">
            <text:p>14,68%</text:p>
          </table:table-cell>
          <table:table-cell table:style-name="ce3" table:formula="of:=[.M517]/[.$S517]" office:value-type="percentage" office:value="0.077920992709269" calcext:value-type="percentage">
            <text:p>7,79%</text:p>
          </table:table-cell>
          <table:table-cell table:style-name="ce3" table:formula="of:=[.N517]/[.$S517]" office:value-type="percentage" office:value="0.00593285842612129" calcext:value-type="percentage">
            <text:p>0,59%</text:p>
          </table:table-cell>
          <table:table-cell table:style-name="ce3" table:formula="of:=[.O517]/[.$S517]" office:value-type="percentage" office:value="0.144623869309992" calcext:value-type="percentage">
            <text:p>14,46%</text:p>
          </table:table-cell>
          <table:table-cell table:style-name="ce3" table:formula="of:=[.P517]/[.$S517]" office:value-type="percentage" office:value="0.229292443961645" calcext:value-type="percentage">
            <text:p>22,93%</text:p>
          </table:table-cell>
          <table:table-cell table:style-name="ce3" table:formula="of:=[.Q517]/[.$S517]" office:value-type="percentage" office:value="0.319977438425703" calcext:value-type="percentage">
            <text:p>32,00%</text:p>
          </table:table-cell>
          <table:table-cell table:style-name="ce3" table:formula="of:=[.R517]/[.$S517]" office:value-type="percentage" office:value="0.0108003091771292" calcext:value-type="percentage">
            <text:p>1,0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3-11</text:p>
          </table:table-cell>
          <table:table-cell table:style-name="ce1" office:value-type="string" calcext:value-type="string">
            <text:p>9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2536" calcext:value-type="float">
            <text:p>62536</text:p>
          </table:table-cell>
          <table:table-cell table:style-name="ce1" office:value-type="float" office:value="44591" calcext:value-type="float">
            <text:p>44591</text:p>
          </table:table-cell>
          <table:table-cell table:style-name="ce1" office:value-type="float" office:value="757" calcext:value-type="float">
            <text:p>757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874" calcext:value-type="float">
            <text:p>874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1422" calcext:value-type="float">
            <text:p>1422</text:p>
          </table:table-cell>
          <table:table-cell table:style-name="ce1" office:value-type="float" office:value="4666" calcext:value-type="float">
            <text:p>4666</text:p>
          </table:table-cell>
          <table:table-cell table:style-name="ce1" office:value-type="float" office:value="2773" calcext:value-type="float">
            <text:p>2773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7049" calcext:value-type="float">
            <text:p>7049</text:p>
          </table:table-cell>
          <table:table-cell table:style-name="ce1" office:value-type="float" office:value="9880" calcext:value-type="float">
            <text:p>9880</text:p>
          </table:table-cell>
          <table:table-cell table:style-name="ce1" office:value-type="float" office:value="15543" calcext:value-type="float">
            <text:p>15543</text:p>
          </table:table-cell>
          <table:table-cell table:style-name="ce1" office:value-type="float" office:value="497" calcext:value-type="float">
            <text:p>497</text:p>
          </table:table-cell>
          <table:table-cell table:style-name="ce1" table:formula="of:=SUM([.H518:.R518])" office:value-type="float" office:value="43298" calcext:value-type="float">
            <text:p>43298</text:p>
          </table:table-cell>
          <table:table-cell table:style-name="ce3" table:formula="of:=[.H518]/[.$S518]" office:value-type="percentage" office:value="0.0058201302600582" calcext:value-type="percentage">
            <text:p>0,58%</text:p>
          </table:table-cell>
          <table:table-cell table:style-name="ce3" table:formula="of:=[.I518]/[.$S518]" office:value-type="percentage" office:value="0.0201856898702019" calcext:value-type="percentage">
            <text:p>2,02%</text:p>
          </table:table-cell>
          <table:table-cell table:style-name="ce3" table:formula="of:=[.J518]/[.$S518]" office:value-type="percentage" office:value="0.00205552219502056" calcext:value-type="percentage">
            <text:p>0,21%</text:p>
          </table:table-cell>
          <table:table-cell table:style-name="ce3" table:formula="of:=[.K518]/[.$S518]" office:value-type="percentage" office:value="0.0328421636103284" calcext:value-type="percentage">
            <text:p>3,28%</text:p>
          </table:table-cell>
          <table:table-cell table:style-name="ce3" table:formula="of:=[.L518]/[.$S518]" office:value-type="percentage" office:value="0.107764792831078" calcext:value-type="percentage">
            <text:p>10,78%</text:p>
          </table:table-cell>
          <table:table-cell table:style-name="ce3" table:formula="of:=[.M518]/[.$S518]" office:value-type="percentage" office:value="0.0640445286156404" calcext:value-type="percentage">
            <text:p>6,40%</text:p>
          </table:table-cell>
          <table:table-cell table:style-name="ce3" table:formula="of:=[.N518]/[.$S518]" office:value-type="percentage" office:value="0.00584322601505843" calcext:value-type="percentage">
            <text:p>0,58%</text:p>
          </table:table-cell>
          <table:table-cell table:style-name="ce3" table:formula="of:=[.O518]/[.$S518]" office:value-type="percentage" office:value="0.162801976996628" calcext:value-type="percentage">
            <text:p>16,28%</text:p>
          </table:table-cell>
          <table:table-cell table:style-name="ce3" table:formula="of:=[.P518]/[.$S518]" office:value-type="percentage" office:value="0.228186059402282" calcext:value-type="percentage">
            <text:p>22,82%</text:p>
          </table:table-cell>
          <table:table-cell table:style-name="ce3" table:formula="of:=[.Q518]/[.$S518]" office:value-type="percentage" office:value="0.35897731996859" calcext:value-type="percentage">
            <text:p>35,90%</text:p>
          </table:table-cell>
          <table:table-cell table:style-name="ce3" table:formula="of:=[.R518]/[.$S518]" office:value-type="percentage" office:value="0.0114785902351148" calcext:value-type="percentage">
            <text:p>1,15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3-12</text:p>
          </table:table-cell>
          <table:table-cell table:style-name="ce1" office:value-type="string" calcext:value-type="string">
            <text:p>9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4023" calcext:value-type="float">
            <text:p>64023</text:p>
          </table:table-cell>
          <table:table-cell table:style-name="ce1" office:value-type="float" office:value="47401" calcext:value-type="float">
            <text:p>47401</text:p>
          </table:table-cell>
          <table:table-cell table:style-name="ce1" office:value-type="float" office:value="794" calcext:value-type="float">
            <text:p>794</text:p>
          </table:table-cell>
          <table:table-cell table:style-name="ce1" office:value-type="float" office:value="359" calcext:value-type="float">
            <text:p>359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813" calcext:value-type="float">
            <text:p>813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1982" calcext:value-type="float">
            <text:p>1982</text:p>
          </table:table-cell>
          <table:table-cell table:style-name="ce1" office:value-type="float" office:value="8717" calcext:value-type="float">
            <text:p>8717</text:p>
          </table:table-cell>
          <table:table-cell table:style-name="ce1" office:value-type="float" office:value="3049" calcext:value-type="float">
            <text:p>3049</text:p>
          </table:table-cell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8869" calcext:value-type="float">
            <text:p>8869</text:p>
          </table:table-cell>
          <table:table-cell table:style-name="ce1" office:value-type="float" office:value="10663" calcext:value-type="float">
            <text:p>10663</text:p>
          </table:table-cell>
          <table:table-cell table:style-name="ce1" office:value-type="float" office:value="11202" calcext:value-type="float">
            <text:p>11202</text:p>
          </table:table-cell>
          <table:table-cell table:style-name="ce1" office:value-type="float" office:value="395" calcext:value-type="float">
            <text:p>395</text:p>
          </table:table-cell>
          <table:table-cell table:style-name="ce1" table:formula="of:=SUM([.H519:.R519])" office:value-type="float" office:value="46248" calcext:value-type="float">
            <text:p>46248</text:p>
          </table:table-cell>
          <table:table-cell table:style-name="ce3" table:formula="of:=[.H519]/[.$S519]" office:value-type="percentage" office:value="0.00425964366026639" calcext:value-type="percentage">
            <text:p>0,43%</text:p>
          </table:table-cell>
          <table:table-cell table:style-name="ce3" table:formula="of:=[.I519]/[.$S519]" office:value-type="percentage" office:value="0.017579138557343" calcext:value-type="percentage">
            <text:p>1,76%</text:p>
          </table:table-cell>
          <table:table-cell table:style-name="ce3" table:formula="of:=[.J519]/[.$S519]" office:value-type="percentage" office:value="0.00170818197543678" calcext:value-type="percentage">
            <text:p>0,17%</text:p>
          </table:table-cell>
          <table:table-cell table:style-name="ce3" table:formula="of:=[.K519]/[.$S519]" office:value-type="percentage" office:value="0.0428559072824771" calcext:value-type="percentage">
            <text:p>4,29%</text:p>
          </table:table-cell>
          <table:table-cell table:style-name="ce3" table:formula="of:=[.L519]/[.$S519]" office:value-type="percentage" office:value="0.188483826327625" calcext:value-type="percentage">
            <text:p>18,85%</text:p>
          </table:table-cell>
          <table:table-cell table:style-name="ce3" table:formula="of:=[.M519]/[.$S519]" office:value-type="percentage" office:value="0.0659271752291991" calcext:value-type="percentage">
            <text:p>6,59%</text:p>
          </table:table-cell>
          <table:table-cell table:style-name="ce3" table:formula="of:=[.N519]/[.$S519]" office:value-type="percentage" office:value="0.00609756097560976" calcext:value-type="percentage">
            <text:p>0,61%</text:p>
          </table:table-cell>
          <table:table-cell table:style-name="ce3" table:formula="of:=[.O519]/[.$S519]" office:value-type="percentage" office:value="0.191770454938592" calcext:value-type="percentage">
            <text:p>19,18%</text:p>
          </table:table-cell>
          <table:table-cell table:style-name="ce3" table:formula="of:=[.P519]/[.$S519]" office:value-type="percentage" office:value="0.230561321570662" calcext:value-type="percentage">
            <text:p>23,06%</text:p>
          </table:table-cell>
          <table:table-cell table:style-name="ce3" table:formula="of:=[.Q519]/[.$S519]" office:value-type="percentage" office:value="0.242215879605605" calcext:value-type="percentage">
            <text:p>24,22%</text:p>
          </table:table-cell>
          <table:table-cell table:style-name="ce3" table:formula="of:=[.R519]/[.$S519]" office:value-type="percentage" office:value="0.00854090987718388" calcext:value-type="percentage">
            <text:p>0,85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4-01</text:p>
          </table:table-cell>
          <table:table-cell table:style-name="ce1" office:value-type="string" calcext:value-type="string">
            <text:p>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4583" calcext:value-type="float">
            <text:p>84583</text:p>
          </table:table-cell>
          <table:table-cell table:style-name="ce1" office:value-type="float" office:value="69044" calcext:value-type="float">
            <text:p>69044</text:p>
          </table:table-cell>
          <table:table-cell table:style-name="ce1" office:value-type="float" office:value="1007" calcext:value-type="float">
            <text:p>1007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761" calcext:value-type="float">
            <text:p>761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2944" calcext:value-type="float">
            <text:p>2944</text:p>
          </table:table-cell>
          <table:table-cell table:style-name="ce1" office:value-type="float" office:value="18678" calcext:value-type="float">
            <text:p>18678</text:p>
          </table:table-cell>
          <table:table-cell table:style-name="ce1" office:value-type="float" office:value="4587" calcext:value-type="float">
            <text:p>4587</text:p>
          </table:table-cell>
          <table:table-cell table:style-name="ce1" office:value-type="float" office:value="459" calcext:value-type="float">
            <text:p>459</text:p>
          </table:table-cell>
          <table:table-cell table:style-name="ce1" office:value-type="float" office:value="6764" calcext:value-type="float">
            <text:p>6764</text:p>
          </table:table-cell>
          <table:table-cell table:style-name="ce1" office:value-type="float" office:value="19932" calcext:value-type="float">
            <text:p>19932</text:p>
          </table:table-cell>
          <table:table-cell table:style-name="ce1" office:value-type="float" office:value="12682" calcext:value-type="float">
            <text:p>12682</text:p>
          </table:table-cell>
          <table:table-cell table:style-name="ce1" office:value-type="float" office:value="502" calcext:value-type="float">
            <text:p>502</text:p>
          </table:table-cell>
          <table:table-cell table:style-name="ce1" table:formula="of:=SUM([.H520:.R520])" office:value-type="float" office:value="67653" calcext:value-type="float">
            <text:p>67653</text:p>
          </table:table-cell>
          <table:table-cell table:style-name="ce3" table:formula="of:=[.H520]/[.$S520]" office:value-type="percentage" office:value="0.00329623224395075" calcext:value-type="percentage">
            <text:p>0,33%</text:p>
          </table:table-cell>
          <table:table-cell table:style-name="ce3" table:formula="of:=[.I520]/[.$S520]" office:value-type="percentage" office:value="0.0112485772988633" calcext:value-type="percentage">
            <text:p>1,12%</text:p>
          </table:table-cell>
          <table:table-cell table:style-name="ce3" table:formula="of:=[.J520]/[.$S520]" office:value-type="percentage" office:value="0.00178853857182978" calcext:value-type="percentage">
            <text:p>0,18%</text:p>
          </table:table-cell>
          <table:table-cell table:style-name="ce3" table:formula="of:=[.K520]/[.$S520]" office:value-type="percentage" office:value="0.0435161781443543" calcext:value-type="percentage">
            <text:p>4,35%</text:p>
          </table:table-cell>
          <table:table-cell table:style-name="ce3" table:formula="of:=[.L520]/[.$S520]" office:value-type="percentage" office:value="0.276085317724269" calcext:value-type="percentage">
            <text:p>27,61%</text:p>
          </table:table-cell>
          <table:table-cell table:style-name="ce3" table:formula="of:=[.M520]/[.$S520]" office:value-type="percentage" office:value="0.0678018713139107" calcext:value-type="percentage">
            <text:p>6,78%</text:p>
          </table:table-cell>
          <table:table-cell table:style-name="ce3" table:formula="of:=[.N520]/[.$S520]" office:value-type="percentage" office:value="0.00678462152454437" calcext:value-type="percentage">
            <text:p>0,68%</text:p>
          </table:table-cell>
          <table:table-cell table:style-name="ce3" table:formula="of:=[.O520]/[.$S520]" office:value-type="percentage" office:value="0.0999807842963357" calcext:value-type="percentage">
            <text:p>10,00%</text:p>
          </table:table-cell>
          <table:table-cell table:style-name="ce3" table:formula="of:=[.P520]/[.$S520]" office:value-type="percentage" office:value="0.294621081105051" calcext:value-type="percentage">
            <text:p>29,46%</text:p>
          </table:table-cell>
          <table:table-cell table:style-name="ce3" table:formula="of:=[.Q520]/[.$S520]" office:value-type="percentage" office:value="0.187456579900374" calcext:value-type="percentage">
            <text:p>18,75%</text:p>
          </table:table-cell>
          <table:table-cell table:style-name="ce3" table:formula="of:=[.R520]/[.$S520]" office:value-type="percentage" office:value="0.00742021787651693" calcext:value-type="percentage">
            <text:p>0,74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4-02</text:p>
          </table:table-cell>
          <table:table-cell table:style-name="ce1" office:value-type="string" calcext:value-type="string">
            <text:p>9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3262" calcext:value-type="float">
            <text:p>63262</text:p>
          </table:table-cell>
          <table:table-cell table:style-name="ce1" office:value-type="float" office:value="49110" calcext:value-type="float">
            <text:p>49110</text:p>
          </table:table-cell>
          <table:table-cell table:style-name="ce1" office:value-type="float" office:value="969" calcext:value-type="float">
            <text:p>969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785" calcext:value-type="float">
            <text:p>78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923" calcext:value-type="float">
            <text:p>1923</text:p>
          </table:table-cell>
          <table:table-cell table:style-name="ce1" office:value-type="float" office:value="6635" calcext:value-type="float">
            <text:p>6635</text:p>
          </table:table-cell>
          <table:table-cell table:style-name="ce1" office:value-type="float" office:value="3983" calcext:value-type="float">
            <text:p>3983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5763" calcext:value-type="float">
            <text:p>5763</text:p>
          </table:table-cell>
          <table:table-cell table:style-name="ce1" office:value-type="float" office:value="12025" calcext:value-type="float">
            <text:p>12025</text:p>
          </table:table-cell>
          <table:table-cell table:style-name="ce1" office:value-type="float" office:value="15346" calcext:value-type="float">
            <text:p>15346</text:p>
          </table:table-cell>
          <table:table-cell table:style-name="ce1" office:value-type="float" office:value="508" calcext:value-type="float">
            <text:p>508</text:p>
          </table:table-cell>
          <table:table-cell table:style-name="ce1" table:formula="of:=SUM([.H521:.R521])" office:value-type="float" office:value="47728" calcext:value-type="float">
            <text:p>47728</text:p>
          </table:table-cell>
          <table:table-cell table:style-name="ce3" table:formula="of:=[.H521]/[.$S521]" office:value-type="percentage" office:value="0.00796178343949045" calcext:value-type="percentage">
            <text:p>0,80%</text:p>
          </table:table-cell>
          <table:table-cell table:style-name="ce3" table:formula="of:=[.I521]/[.$S521]" office:value-type="percentage" office:value="0.0164473684210526" calcext:value-type="percentage">
            <text:p>1,64%</text:p>
          </table:table-cell>
          <table:table-cell table:style-name="ce3" table:formula="of:=[.J521]/[.$S521]" office:value-type="percentage" office:value="0.00201139792155548" calcext:value-type="percentage">
            <text:p>0,20%</text:p>
          </table:table-cell>
          <table:table-cell table:style-name="ce3" table:formula="of:=[.K521]/[.$S521]" office:value-type="percentage" office:value="0.0402908146161582" calcext:value-type="percentage">
            <text:p>4,03%</text:p>
          </table:table-cell>
          <table:table-cell table:style-name="ce3" table:formula="of:=[.L521]/[.$S521]" office:value-type="percentage" office:value="0.13901692926584" calcext:value-type="percentage">
            <text:p>13,90%</text:p>
          </table:table-cell>
          <table:table-cell table:style-name="ce3" table:formula="of:=[.M521]/[.$S521]" office:value-type="percentage" office:value="0.0834520616828696" calcext:value-type="percentage">
            <text:p>8,35%</text:p>
          </table:table-cell>
          <table:table-cell table:style-name="ce3" table:formula="of:=[.N521]/[.$S521]" office:value-type="percentage" office:value="0.00595038551793497" calcext:value-type="percentage">
            <text:p>0,60%</text:p>
          </table:table-cell>
          <table:table-cell table:style-name="ce3" table:formula="of:=[.O521]/[.$S521]" office:value-type="percentage" office:value="0.120746731478377" calcext:value-type="percentage">
            <text:p>12,07%</text:p>
          </table:table-cell>
          <table:table-cell table:style-name="ce3" table:formula="of:=[.P521]/[.$S521]" office:value-type="percentage" office:value="0.251948541736507" calcext:value-type="percentage">
            <text:p>25,19%</text:p>
          </table:table-cell>
          <table:table-cell table:style-name="ce3" table:formula="of:=[.Q521]/[.$S521]" office:value-type="percentage" office:value="0.321530338585317" calcext:value-type="percentage">
            <text:p>32,15%</text:p>
          </table:table-cell>
          <table:table-cell table:style-name="ce3" table:formula="of:=[.R521]/[.$S521]" office:value-type="percentage" office:value="0.0106436473348978" calcext:value-type="percentage">
            <text:p>1,06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4-03</text:p>
          </table:table-cell>
          <table:table-cell table:style-name="ce1" office:value-type="string" calcext:value-type="string">
            <text:p>9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2042" calcext:value-type="float">
            <text:p>72042</text:p>
          </table:table-cell>
          <table:table-cell table:style-name="ce1" office:value-type="float" office:value="56194" calcext:value-type="float">
            <text:p>56194</text:p>
          </table:table-cell>
          <table:table-cell table:style-name="ce1" office:value-type="float" office:value="1083" calcext:value-type="float">
            <text:p>1083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761" calcext:value-type="float">
            <text:p>761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4319" calcext:value-type="float">
            <text:p>4319</text:p>
          </table:table-cell>
          <table:table-cell table:style-name="ce1" office:value-type="float" office:value="9069" calcext:value-type="float">
            <text:p>9069</text:p>
          </table:table-cell>
          <table:table-cell table:style-name="ce1" office:value-type="float" office:value="3537" calcext:value-type="float">
            <text:p>3537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9230" calcext:value-type="float">
            <text:p>9230</text:p>
          </table:table-cell>
          <table:table-cell table:style-name="ce1" office:value-type="float" office:value="12753" calcext:value-type="float">
            <text:p>12753</text:p>
          </table:table-cell>
          <table:table-cell table:style-name="ce1" office:value-type="float" office:value="13915" calcext:value-type="float">
            <text:p>13915</text:p>
          </table:table-cell>
          <table:table-cell table:style-name="ce1" office:value-type="float" office:value="505" calcext:value-type="float">
            <text:p>505</text:p>
          </table:table-cell>
          <table:table-cell table:style-name="ce1" table:formula="of:=SUM([.H522:.R522])" office:value-type="float" office:value="54761" calcext:value-type="float">
            <text:p>54761</text:p>
          </table:table-cell>
          <table:table-cell table:style-name="ce3" table:formula="of:=[.H522]/[.$S522]" office:value-type="percentage" office:value="0.00429137524880846" calcext:value-type="percentage">
            <text:p>0,43%</text:p>
          </table:table-cell>
          <table:table-cell table:style-name="ce3" table:formula="of:=[.I522]/[.$S522]" office:value-type="percentage" office:value="0.0138967513376308" calcext:value-type="percentage">
            <text:p>1,39%</text:p>
          </table:table-cell>
          <table:table-cell table:style-name="ce3" table:formula="of:=[.J522]/[.$S522]" office:value-type="percentage" office:value="0.00162524424316576" calcext:value-type="percentage">
            <text:p>0,16%</text:p>
          </table:table-cell>
          <table:table-cell table:style-name="ce3" table:formula="of:=[.K522]/[.$S522]" office:value-type="percentage" office:value="0.078869998721718" calcext:value-type="percentage">
            <text:p>7,89%</text:p>
          </table:table-cell>
          <table:table-cell table:style-name="ce3" table:formula="of:=[.L522]/[.$S522]" office:value-type="percentage" office:value="0.165610562261463" calcext:value-type="percentage">
            <text:p>16,56%</text:p>
          </table:table-cell>
          <table:table-cell table:style-name="ce3" table:formula="of:=[.M522]/[.$S522]" office:value-type="percentage" office:value="0.0645897627873852" calcext:value-type="percentage">
            <text:p>6,46%</text:p>
          </table:table-cell>
          <table:table-cell table:style-name="ce3" table:formula="of:=[.N522]/[.$S522]" office:value-type="percentage" office:value="0.00635488760249082" calcext:value-type="percentage">
            <text:p>0,64%</text:p>
          </table:table-cell>
          <table:table-cell table:style-name="ce3" table:formula="of:=[.O522]/[.$S522]" office:value-type="percentage" office:value="0.168550610836179" calcext:value-type="percentage">
            <text:p>16,86%</text:p>
          </table:table-cell>
          <table:table-cell table:style-name="ce3" table:formula="of:=[.P522]/[.$S522]" office:value-type="percentage" office:value="0.232884717225763" calcext:value-type="percentage">
            <text:p>23,29%</text:p>
          </table:table-cell>
          <table:table-cell table:style-name="ce3" table:formula="of:=[.Q522]/[.$S522]" office:value-type="percentage" office:value="0.254104198243275" calcext:value-type="percentage">
            <text:p>25,41%</text:p>
          </table:table-cell>
          <table:table-cell table:style-name="ce3" table:formula="of:=[.R522]/[.$S522]" office:value-type="percentage" office:value="0.0092218914921203" calcext:value-type="percentage">
            <text:p>0,92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4-04</text:p>
          </table:table-cell>
          <table:table-cell table:style-name="ce1" office:value-type="string" calcext:value-type="string">
            <text:p>9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2443" calcext:value-type="float">
            <text:p>72443</text:p>
          </table:table-cell>
          <table:table-cell table:style-name="ce1" office:value-type="float" office:value="58861" calcext:value-type="float">
            <text:p>58861</text:p>
          </table:table-cell>
          <table:table-cell table:style-name="ce1" office:value-type="float" office:value="937" calcext:value-type="float">
            <text:p>937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3270" calcext:value-type="float">
            <text:p>3270</text:p>
          </table:table-cell>
          <table:table-cell table:style-name="ce1" office:value-type="float" office:value="12935" calcext:value-type="float">
            <text:p>12935</text:p>
          </table:table-cell>
          <table:table-cell table:style-name="ce1" office:value-type="float" office:value="3476" calcext:value-type="float">
            <text:p>3476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8544" calcext:value-type="float">
            <text:p>8544</text:p>
          </table:table-cell>
          <table:table-cell table:style-name="ce1" office:value-type="float" office:value="15991" calcext:value-type="float">
            <text:p>15991</text:p>
          </table:table-cell>
          <table:table-cell table:style-name="ce1" office:value-type="float" office:value="11487" calcext:value-type="float">
            <text:p>11487</text:p>
          </table:table-cell>
          <table:table-cell table:style-name="ce1" office:value-type="float" office:value="470" calcext:value-type="float">
            <text:p>470</text:p>
          </table:table-cell>
          <table:table-cell table:style-name="ce1" table:formula="of:=SUM([.H523:.R523])" office:value-type="float" office:value="57555" calcext:value-type="float">
            <text:p>57555</text:p>
          </table:table-cell>
          <table:table-cell table:style-name="ce3" table:formula="of:=[.H523]/[.$S523]" office:value-type="percentage" office:value="0.00377030666319173" calcext:value-type="percentage">
            <text:p>0,38%</text:p>
          </table:table-cell>
          <table:table-cell table:style-name="ce3" table:formula="of:=[.I523]/[.$S523]" office:value-type="percentage" office:value="0.0118147858570063" calcext:value-type="percentage">
            <text:p>1,18%</text:p>
          </table:table-cell>
          <table:table-cell table:style-name="ce3" table:formula="of:=[.J523]/[.$S523]" office:value-type="percentage" office:value="0.00163322039788029" calcext:value-type="percentage">
            <text:p>0,16%</text:p>
          </table:table-cell>
          <table:table-cell table:style-name="ce3" table:formula="of:=[.K523]/[.$S523]" office:value-type="percentage" office:value="0.0568152202241334" calcext:value-type="percentage">
            <text:p>5,68%</text:p>
          </table:table-cell>
          <table:table-cell table:style-name="ce3" table:formula="of:=[.L523]/[.$S523]" office:value-type="percentage" office:value="0.224741551559378" calcext:value-type="percentage">
            <text:p>22,47%</text:p>
          </table:table-cell>
          <table:table-cell table:style-name="ce3" table:formula="of:=[.M523]/[.$S523]" office:value-type="percentage" office:value="0.060394405351403" calcext:value-type="percentage">
            <text:p>6,04%</text:p>
          </table:table-cell>
          <table:table-cell table:style-name="ce3" table:formula="of:=[.N523]/[.$S523]" office:value-type="percentage" office:value="0.00679350186777865" calcext:value-type="percentage">
            <text:p>0,68%</text:p>
          </table:table-cell>
          <table:table-cell table:style-name="ce3" table:formula="of:=[.O523]/[.$S523]" office:value-type="percentage" office:value="0.148449309356268" calcext:value-type="percentage">
            <text:p>14,84%</text:p>
          </table:table-cell>
          <table:table-cell table:style-name="ce3" table:formula="of:=[.P523]/[.$S523]" office:value-type="percentage" office:value="0.277838589175571" calcext:value-type="percentage">
            <text:p>27,78%</text:p>
          </table:table-cell>
          <table:table-cell table:style-name="ce3" table:formula="of:=[.Q523]/[.$S523]" office:value-type="percentage" office:value="0.199583007557988" calcext:value-type="percentage">
            <text:p>19,96%</text:p>
          </table:table-cell>
          <table:table-cell table:style-name="ce3" table:formula="of:=[.R523]/[.$S523]" office:value-type="percentage" office:value="0.00816610198940144" calcext:value-type="percentage">
            <text:p>0,82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4-05</text:p>
          </table:table-cell>
          <table:table-cell table:style-name="ce1" office:value-type="string" calcext:value-type="string">
            <text:p>9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9365" calcext:value-type="float">
            <text:p>89365</text:p>
          </table:table-cell>
          <table:table-cell table:style-name="ce1" office:value-type="float" office:value="69474" calcext:value-type="float">
            <text:p>69474</text:p>
          </table:table-cell>
          <table:table-cell table:style-name="ce1" office:value-type="float" office:value="1089" calcext:value-type="float">
            <text:p>1089</text:p>
          </table:table-cell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731" calcext:value-type="float">
            <text:p>731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2666" calcext:value-type="float">
            <text:p>2666</text:p>
          </table:table-cell>
          <table:table-cell table:style-name="ce1" office:value-type="float" office:value="16760" calcext:value-type="float">
            <text:p>16760</text:p>
          </table:table-cell>
          <table:table-cell table:style-name="ce1" office:value-type="float" office:value="4546" calcext:value-type="float">
            <text:p>4546</text:p>
          </table:table-cell>
          <table:table-cell table:style-name="ce1" office:value-type="float" office:value="473" calcext:value-type="float">
            <text:p>473</text:p>
          </table:table-cell>
          <table:table-cell table:style-name="ce1" office:value-type="float" office:value="7305" calcext:value-type="float">
            <text:p>7305</text:p>
          </table:table-cell>
          <table:table-cell table:style-name="ce1" office:value-type="float" office:value="20338" calcext:value-type="float">
            <text:p>20338</text:p>
          </table:table-cell>
          <table:table-cell table:style-name="ce1" office:value-type="float" office:value="14428" calcext:value-type="float">
            <text:p>14428</text:p>
          </table:table-cell>
          <table:table-cell table:style-name="ce1" office:value-type="float" office:value="441" calcext:value-type="float">
            <text:p>441</text:p>
          </table:table-cell>
          <table:table-cell table:style-name="ce1" table:formula="of:=SUM([.H524:.R524])" office:value-type="float" office:value="68054" calcext:value-type="float">
            <text:p>68054</text:p>
          </table:table-cell>
          <table:table-cell table:style-name="ce3" table:formula="of:=[.H524]/[.$S524]" office:value-type="percentage" office:value="0.00343844593998883" calcext:value-type="percentage">
            <text:p>0,34%</text:p>
          </table:table-cell>
          <table:table-cell table:style-name="ce3" table:formula="of:=[.I524]/[.$S524]" office:value-type="percentage" office:value="0.0107414700091104" calcext:value-type="percentage">
            <text:p>1,07%</text:p>
          </table:table-cell>
          <table:table-cell table:style-name="ce3" table:formula="of:=[.J524]/[.$S524]" office:value-type="percentage" office:value="0.00193963617127575" calcext:value-type="percentage">
            <text:p>0,19%</text:p>
          </table:table-cell>
          <table:table-cell table:style-name="ce3" table:formula="of:=[.K524]/[.$S524]" office:value-type="percentage" office:value="0.0391747729744027" calcext:value-type="percentage">
            <text:p>3,92%</text:p>
          </table:table-cell>
          <table:table-cell table:style-name="ce3" table:formula="of:=[.L524]/[.$S524]" office:value-type="percentage" office:value="0.246275016898345" calcext:value-type="percentage">
            <text:p>24,63%</text:p>
          </table:table-cell>
          <table:table-cell table:style-name="ce3" table:formula="of:=[.M524]/[.$S524]" office:value-type="percentage" office:value="0.0667998942016634" calcext:value-type="percentage">
            <text:p>6,68%</text:p>
          </table:table-cell>
          <table:table-cell table:style-name="ce3" table:formula="of:=[.N524]/[.$S524]" office:value-type="percentage" office:value="0.00695036294707144" calcext:value-type="percentage">
            <text:p>0,70%</text:p>
          </table:table-cell>
          <table:table-cell table:style-name="ce3" table:formula="of:=[.O524]/[.$S524]" office:value-type="percentage" office:value="0.10734122902401" calcext:value-type="percentage">
            <text:p>10,73%</text:p>
          </table:table-cell>
          <table:table-cell table:style-name="ce3" table:formula="of:=[.P524]/[.$S524]" office:value-type="percentage" office:value="0.298850912510653" calcext:value-type="percentage">
            <text:p>29,89%</text:p>
          </table:table-cell>
          <table:table-cell table:style-name="ce3" table:formula="of:=[.Q524]/[.$S524]" office:value-type="percentage" office:value="0.212008111205807" calcext:value-type="percentage">
            <text:p>21,20%</text:p>
          </table:table-cell>
          <table:table-cell table:style-name="ce3" table:formula="of:=[.R524]/[.$S524]" office:value-type="percentage" office:value="0.00648014811767126" calcext:value-type="percentage">
            <text:p>0,65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4-06</text:p>
          </table:table-cell>
          <table:table-cell table:style-name="ce1" office:value-type="string" calcext:value-type="string">
            <text:p>9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1214" calcext:value-type="float">
            <text:p>81214</text:p>
          </table:table-cell>
          <table:table-cell table:style-name="ce1" office:value-type="float" office:value="66773" calcext:value-type="float">
            <text:p>66773</text:p>
          </table:table-cell>
          <table:table-cell table:style-name="ce1" office:value-type="float" office:value="811" calcext:value-type="float">
            <text:p>811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531" calcext:value-type="float">
            <text:p>531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868" calcext:value-type="float">
            <text:p>1868</text:p>
          </table:table-cell>
          <table:table-cell table:style-name="ce1" office:value-type="float" office:value="16763" calcext:value-type="float">
            <text:p>16763</text:p>
          </table:table-cell>
          <table:table-cell table:style-name="ce1" office:value-type="float" office:value="5558" calcext:value-type="float">
            <text:p>5558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4653" calcext:value-type="float">
            <text:p>4653</text:p>
          </table:table-cell>
          <table:table-cell table:style-name="ce1" office:value-type="float" office:value="22014" calcext:value-type="float">
            <text:p>22014</text:p>
          </table:table-cell>
          <table:table-cell table:style-name="ce1" office:value-type="float" office:value="13133" calcext:value-type="float">
            <text:p>13133</text:p>
          </table:table-cell>
          <table:table-cell table:style-name="ce1" office:value-type="float" office:value="446" calcext:value-type="float">
            <text:p>446</text:p>
          </table:table-cell>
          <table:table-cell table:style-name="ce1" table:formula="of:=SUM([.H525:.R525])" office:value-type="float" office:value="65677" calcext:value-type="float">
            <text:p>65677</text:p>
          </table:table-cell>
          <table:table-cell table:style-name="ce3" table:formula="of:=[.H525]/[.$S525]" office:value-type="percentage" office:value="0.00298430196263532" calcext:value-type="percentage">
            <text:p>0,30%</text:p>
          </table:table-cell>
          <table:table-cell table:style-name="ce3" table:formula="of:=[.I525]/[.$S525]" office:value-type="percentage" office:value="0.00808502215387426" calcext:value-type="percentage">
            <text:p>0,81%</text:p>
          </table:table-cell>
          <table:table-cell table:style-name="ce3" table:formula="of:=[.J525]/[.$S525]" office:value-type="percentage" office:value="0.00179667158974984" calcext:value-type="percentage">
            <text:p>0,18%</text:p>
          </table:table-cell>
          <table:table-cell table:style-name="ce3" table:formula="of:=[.K525]/[.$S525]" office:value-type="percentage" office:value="0.0284422248275652" calcext:value-type="percentage">
            <text:p>2,84%</text:p>
          </table:table-cell>
          <table:table-cell table:style-name="ce3" table:formula="of:=[.L525]/[.$S525]" office:value-type="percentage" office:value="0.255233947957428" calcext:value-type="percentage">
            <text:p>25,52%</text:p>
          </table:table-cell>
          <table:table-cell table:style-name="ce3" table:formula="of:=[.M525]/[.$S525]" office:value-type="percentage" office:value="0.0846262770833016" calcext:value-type="percentage">
            <text:p>8,46%</text:p>
          </table:table-cell>
          <table:table-cell table:style-name="ce3" table:formula="of:=[.N525]/[.$S525]" office:value-type="percentage" office:value="0.00604473407737869" calcext:value-type="percentage">
            <text:p>0,60%</text:p>
          </table:table-cell>
          <table:table-cell table:style-name="ce3" table:formula="of:=[.O525]/[.$S525]" office:value-type="percentage" office:value="0.0708467195517457" calcext:value-type="percentage">
            <text:p>7,08%</text:p>
          </table:table-cell>
          <table:table-cell table:style-name="ce3" table:formula="of:=[.P525]/[.$S525]" office:value-type="percentage" office:value="0.335185833701296" calcext:value-type="percentage">
            <text:p>33,52%</text:p>
          </table:table-cell>
          <table:table-cell table:style-name="ce3" table:formula="of:=[.Q525]/[.$S525]" office:value-type="percentage" office:value="0.199963457526988" calcext:value-type="percentage">
            <text:p>20,00%</text:p>
          </table:table-cell>
          <table:table-cell table:style-name="ce3" table:formula="of:=[.R525]/[.$S525]" office:value-type="percentage" office:value="0.00679080956803752" calcext:value-type="percentage">
            <text:p>0,6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4-07</text:p>
          </table:table-cell>
          <table:table-cell table:style-name="ce1" office:value-type="string" calcext:value-type="string">
            <text:p>9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5531" calcext:value-type="float">
            <text:p>65531</text:p>
          </table:table-cell>
          <table:table-cell table:style-name="ce1" office:value-type="float" office:value="50973" calcext:value-type="float">
            <text:p>50973</text:p>
          </table:table-cell>
          <table:table-cell table:style-name="ce1" office:value-type="float" office:value="847" calcext:value-type="float">
            <text:p>847</text:p>
          </table:table-cell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585" calcext:value-type="float">
            <text:p>58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2383" calcext:value-type="float">
            <text:p>2383</text:p>
          </table:table-cell>
          <table:table-cell table:style-name="ce1" office:value-type="float" office:value="8944" calcext:value-type="float">
            <text:p>8944</text:p>
          </table:table-cell>
          <table:table-cell table:style-name="ce1" office:value-type="float" office:value="3955" calcext:value-type="float">
            <text:p>3955</text:p>
          </table:table-cell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6045" calcext:value-type="float">
            <text:p>6045</text:p>
          </table:table-cell>
          <table:table-cell table:style-name="ce1" office:value-type="float" office:value="14778" calcext:value-type="float">
            <text:p>14778</text:p>
          </table:table-cell>
          <table:table-cell table:style-name="ce1" office:value-type="float" office:value="11994" calcext:value-type="float">
            <text:p>11994</text:p>
          </table:table-cell>
          <table:table-cell table:style-name="ce1" office:value-type="float" office:value="466" calcext:value-type="float">
            <text:p>466</text:p>
          </table:table-cell>
          <table:table-cell table:style-name="ce1" table:formula="of:=SUM([.H526:.R526])" office:value-type="float" office:value="49803" calcext:value-type="float">
            <text:p>49803</text:p>
          </table:table-cell>
          <table:table-cell table:style-name="ce3" table:formula="of:=[.H526]/[.$S526]" office:value-type="percentage" office:value="0.0049394614782242" calcext:value-type="percentage">
            <text:p>0,49%</text:p>
          </table:table-cell>
          <table:table-cell table:style-name="ce3" table:formula="of:=[.I526]/[.$S526]" office:value-type="percentage" office:value="0.0117462803445576" calcext:value-type="percentage">
            <text:p>1,17%</text:p>
          </table:table-cell>
          <table:table-cell table:style-name="ce3" table:formula="of:=[.J526]/[.$S526]" office:value-type="percentage" office:value="0.00162640804770797" calcext:value-type="percentage">
            <text:p>0,16%</text:p>
          </table:table-cell>
          <table:table-cell table:style-name="ce3" table:formula="of:=[.K526]/[.$S526]" office:value-type="percentage" office:value="0.0478485231813345" calcext:value-type="percentage">
            <text:p>4,78%</text:p>
          </table:table-cell>
          <table:table-cell table:style-name="ce3" table:formula="of:=[.L526]/[.$S526]" office:value-type="percentage" office:value="0.17958757504568" calcext:value-type="percentage">
            <text:p>17,96%</text:p>
          </table:table-cell>
          <table:table-cell table:style-name="ce3" table:formula="of:=[.M526]/[.$S526]" office:value-type="percentage" office:value="0.0794128867738891" calcext:value-type="percentage">
            <text:p>7,94%</text:p>
          </table:table-cell>
          <table:table-cell table:style-name="ce3" table:formula="of:=[.N526]/[.$S526]" office:value-type="percentage" office:value="0.00654579041423207" calcext:value-type="percentage">
            <text:p>0,65%</text:p>
          </table:table-cell>
          <table:table-cell table:style-name="ce3" table:formula="of:=[.O526]/[.$S526]" office:value-type="percentage" office:value="0.121378230227095" calcext:value-type="percentage">
            <text:p>12,14%</text:p>
          </table:table-cell>
          <table:table-cell table:style-name="ce3" table:formula="of:=[.P526]/[.$S526]" office:value-type="percentage" office:value="0.296729112704054" calcext:value-type="percentage">
            <text:p>29,67%</text:p>
          </table:table-cell>
          <table:table-cell table:style-name="ce3" table:formula="of:=[.Q526]/[.$S526]" office:value-type="percentage" office:value="0.24082886573098" calcext:value-type="percentage">
            <text:p>24,08%</text:p>
          </table:table-cell>
          <table:table-cell table:style-name="ce3" table:formula="of:=[.R526]/[.$S526]" office:value-type="percentage" office:value="0.00935686605224585" calcext:value-type="percentage">
            <text:p>0,94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4-08</text:p>
          </table:table-cell>
          <table:table-cell table:style-name="ce1" office:value-type="string" calcext:value-type="string">
            <text:p>9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6702" calcext:value-type="float">
            <text:p>76702</text:p>
          </table:table-cell>
          <table:table-cell table:style-name="ce1" office:value-type="float" office:value="62989" calcext:value-type="float">
            <text:p>62989</text:p>
          </table:table-cell>
          <table:table-cell table:style-name="ce1" office:value-type="float" office:value="933" calcext:value-type="float">
            <text:p>933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632" calcext:value-type="float">
            <text:p>632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2578" calcext:value-type="float">
            <text:p>2578</text:p>
          </table:table-cell>
          <table:table-cell table:style-name="ce1" office:value-type="float" office:value="15901" calcext:value-type="float">
            <text:p>15901</text:p>
          </table:table-cell>
          <table:table-cell table:style-name="ce1" office:value-type="float" office:value="4661" calcext:value-type="float">
            <text:p>4661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6562" calcext:value-type="float">
            <text:p>6562</text:p>
          </table:table-cell>
          <table:table-cell table:style-name="ce1" office:value-type="float" office:value="18700" calcext:value-type="float">
            <text:p>18700</text:p>
          </table:table-cell>
          <table:table-cell table:style-name="ce1" office:value-type="float" office:value="11473" calcext:value-type="float">
            <text:p>11473</text:p>
          </table:table-cell>
          <table:table-cell table:style-name="ce1" office:value-type="float" office:value="405" calcext:value-type="float">
            <text:p>405</text:p>
          </table:table-cell>
          <table:table-cell table:style-name="ce1" table:formula="of:=SUM([.H527:.R527])" office:value-type="float" office:value="61705" calcext:value-type="float">
            <text:p>61705</text:p>
          </table:table-cell>
          <table:table-cell table:style-name="ce3" table:formula="of:=[.H527]/[.$S527]" office:value-type="percentage" office:value="0.00418118466898955" calcext:value-type="percentage">
            <text:p>0,42%</text:p>
          </table:table-cell>
          <table:table-cell table:style-name="ce3" table:formula="of:=[.I527]/[.$S527]" office:value-type="percentage" office:value="0.0102422818248116" calcext:value-type="percentage">
            <text:p>1,02%</text:p>
          </table:table-cell>
          <table:table-cell table:style-name="ce3" table:formula="of:=[.J527]/[.$S527]" office:value-type="percentage" office:value="0.00171785106555385" calcext:value-type="percentage">
            <text:p>0,17%</text:p>
          </table:table-cell>
          <table:table-cell table:style-name="ce3" table:formula="of:=[.K527]/[.$S527]" office:value-type="percentage" office:value="0.0417794344056397" calcext:value-type="percentage">
            <text:p>4,18%</text:p>
          </table:table-cell>
          <table:table-cell table:style-name="ce3" table:formula="of:=[.L527]/[.$S527]" office:value-type="percentage" office:value="0.257693865975205" calcext:value-type="percentage">
            <text:p>25,77%</text:p>
          </table:table-cell>
          <table:table-cell table:style-name="ce3" table:formula="of:=[.M527]/[.$S527]" office:value-type="percentage" office:value="0.0755368284579856" calcext:value-type="percentage">
            <text:p>7,55%</text:p>
          </table:table-cell>
          <table:table-cell table:style-name="ce3" table:formula="of:=[.N527]/[.$S527]" office:value-type="percentage" office:value="0.00695243497285471" calcext:value-type="percentage">
            <text:p>0,70%</text:p>
          </table:table-cell>
          <table:table-cell table:style-name="ce3" table:formula="of:=[.O527]/[.$S527]" office:value-type="percentage" office:value="0.10634470464306" calcext:value-type="percentage">
            <text:p>10,63%</text:p>
          </table:table-cell>
          <table:table-cell table:style-name="ce3" table:formula="of:=[.P527]/[.$S527]" office:value-type="percentage" office:value="0.303054857791103" calcext:value-type="percentage">
            <text:p>30,31%</text:p>
          </table:table-cell>
          <table:table-cell table:style-name="ce3" table:formula="of:=[.Q527]/[.$S527]" office:value-type="percentage" office:value="0.185933068633012" calcext:value-type="percentage">
            <text:p>18,59%</text:p>
          </table:table-cell>
          <table:table-cell table:style-name="ce3" table:formula="of:=[.R527]/[.$S527]" office:value-type="percentage" office:value="0.00656348756178592" calcext:value-type="percentage">
            <text:p>0,66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4-09</text:p>
          </table:table-cell>
          <table:table-cell table:style-name="ce1" office:value-type="string" calcext:value-type="string">
            <text:p>9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3598" calcext:value-type="float">
            <text:p>53598</text:p>
          </table:table-cell>
          <table:table-cell table:style-name="ce1" office:value-type="float" office:value="40395" calcext:value-type="float">
            <text:p>40395</text:p>
          </table:table-cell>
          <table:table-cell table:style-name="ce1" office:value-type="float" office:value="721" calcext:value-type="float">
            <text:p>721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404" calcext:value-type="float">
            <text:p>1404</text:p>
          </table:table-cell>
          <table:table-cell table:style-name="ce1" office:value-type="float" office:value="5401" calcext:value-type="float">
            <text:p>5401</text:p>
          </table:table-cell>
          <table:table-cell table:style-name="ce1" office:value-type="float" office:value="3851" calcext:value-type="float">
            <text:p>3851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5105" calcext:value-type="float">
            <text:p>5105</text:p>
          </table:table-cell>
          <table:table-cell table:style-name="ce1" office:value-type="float" office:value="9699" calcext:value-type="float">
            <text:p>9699</text:p>
          </table:table-cell>
          <table:table-cell table:style-name="ce1" office:value-type="float" office:value="12314" calcext:value-type="float">
            <text:p>12314</text:p>
          </table:table-cell>
          <table:table-cell table:style-name="ce1" office:value-type="float" office:value="410" calcext:value-type="float">
            <text:p>410</text:p>
          </table:table-cell>
          <table:table-cell table:style-name="ce1" table:formula="of:=SUM([.H528:.R528])" office:value-type="float" office:value="39344" calcext:value-type="float">
            <text:p>39344</text:p>
          </table:table-cell>
          <table:table-cell table:style-name="ce3" table:formula="of:=[.H528]/[.$S528]" office:value-type="percentage" office:value="0.00658296055307035" calcext:value-type="percentage">
            <text:p>0,66%</text:p>
          </table:table-cell>
          <table:table-cell table:style-name="ce3" table:formula="of:=[.I528]/[.$S528]" office:value-type="percentage" office:value="0.0145130134200895" calcext:value-type="percentage">
            <text:p>1,45%</text:p>
          </table:table-cell>
          <table:table-cell table:style-name="ce3" table:formula="of:=[.J528]/[.$S528]" office:value-type="percentage" office:value="0.00195709638064254" calcext:value-type="percentage">
            <text:p>0,20%</text:p>
          </table:table-cell>
          <table:table-cell table:style-name="ce3" table:formula="of:=[.K528]/[.$S528]" office:value-type="percentage" office:value="0.035685237901586" calcext:value-type="percentage">
            <text:p>3,57%</text:p>
          </table:table-cell>
          <table:table-cell table:style-name="ce3" table:formula="of:=[.L528]/[.$S528]" office:value-type="percentage" office:value="0.137276331842212" calcext:value-type="percentage">
            <text:p>13,73%</text:p>
          </table:table-cell>
          <table:table-cell table:style-name="ce3" table:formula="of:=[.M528]/[.$S528]" office:value-type="percentage" office:value="0.0978802358682391" calcext:value-type="percentage">
            <text:p>9,79%</text:p>
          </table:table-cell>
          <table:table-cell table:style-name="ce3" table:formula="of:=[.N528]/[.$S528]" office:value-type="percentage" office:value="0.00643045953639691" calcext:value-type="percentage">
            <text:p>0,64%</text:p>
          </table:table-cell>
          <table:table-cell table:style-name="ce3" table:formula="of:=[.O528]/[.$S528]" office:value-type="percentage" office:value="0.129752948352989" calcext:value-type="percentage">
            <text:p>12,98%</text:p>
          </table:table-cell>
          <table:table-cell table:style-name="ce3" table:formula="of:=[.P528]/[.$S528]" office:value-type="percentage" office:value="0.246517893452623" calcext:value-type="percentage">
            <text:p>24,65%</text:p>
          </table:table-cell>
          <table:table-cell table:style-name="ce3" table:formula="of:=[.Q528]/[.$S528]" office:value-type="percentage" office:value="0.312982919886133" calcext:value-type="percentage">
            <text:p>31,30%</text:p>
          </table:table-cell>
          <table:table-cell table:style-name="ce3" table:formula="of:=[.R528]/[.$S528]" office:value-type="percentage" office:value="0.0104209028060187" calcext:value-type="percentage">
            <text:p>1,04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4-10</text:p>
          </table:table-cell>
          <table:table-cell table:style-name="ce1" office:value-type="string" calcext:value-type="string">
            <text:p>9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4408" calcext:value-type="float">
            <text:p>64408</text:p>
          </table:table-cell>
          <table:table-cell table:style-name="ce1" office:value-type="float" office:value="50154" calcext:value-type="float">
            <text:p>50154</text:p>
          </table:table-cell>
          <table:table-cell table:style-name="ce1" office:value-type="float" office:value="762" calcext:value-type="float">
            <text:p>762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725" calcext:value-type="float">
            <text:p>725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1449" calcext:value-type="float">
            <text:p>1449</text:p>
          </table:table-cell>
          <table:table-cell table:style-name="ce1" office:value-type="float" office:value="5670" calcext:value-type="float">
            <text:p>5670</text:p>
          </table:table-cell>
          <table:table-cell table:style-name="ce1" office:value-type="float" office:value="4566" calcext:value-type="float">
            <text:p>4566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5055" calcext:value-type="float">
            <text:p>5055</text:p>
          </table:table-cell>
          <table:table-cell table:style-name="ce1" office:value-type="float" office:value="12648" calcext:value-type="float">
            <text:p>12648</text:p>
          </table:table-cell>
          <table:table-cell table:style-name="ce1" office:value-type="float" office:value="17655" calcext:value-type="float">
            <text:p>17655</text:p>
          </table:table-cell>
          <table:table-cell table:style-name="ce1" office:value-type="float" office:value="593" calcext:value-type="float">
            <text:p>593</text:p>
          </table:table-cell>
          <table:table-cell table:style-name="ce1" table:formula="of:=SUM([.H529:.R529])" office:value-type="float" office:value="49022" calcext:value-type="float">
            <text:p>49022</text:p>
          </table:table-cell>
          <table:table-cell table:style-name="ce3" table:formula="of:=[.H529]/[.$S529]" office:value-type="percentage" office:value="0.00542613520460202" calcext:value-type="percentage">
            <text:p>0,54%</text:p>
          </table:table-cell>
          <table:table-cell table:style-name="ce3" table:formula="of:=[.I529]/[.$S529]" office:value-type="percentage" office:value="0.0147892782832198" calcext:value-type="percentage">
            <text:p>1,48%</text:p>
          </table:table-cell>
          <table:table-cell table:style-name="ce3" table:formula="of:=[.J529]/[.$S529]" office:value-type="percentage" office:value="0.00181551140304353" calcext:value-type="percentage">
            <text:p>0,18%</text:p>
          </table:table-cell>
          <table:table-cell table:style-name="ce3" table:formula="of:=[.K529]/[.$S529]" office:value-type="percentage" office:value="0.029558157561911" calcext:value-type="percentage">
            <text:p>2,96%</text:p>
          </table:table-cell>
          <table:table-cell table:style-name="ce3" table:formula="of:=[.L529]/[.$S529]" office:value-type="percentage" office:value="0.115662355677043" calcext:value-type="percentage">
            <text:p>11,57%</text:p>
          </table:table-cell>
          <table:table-cell table:style-name="ce3" table:formula="of:=[.M529]/[.$S529]" office:value-type="percentage" office:value="0.0931418546774917" calcext:value-type="percentage">
            <text:p>9,31%</text:p>
          </table:table-cell>
          <table:table-cell table:style-name="ce3" table:formula="of:=[.N529]/[.$S529]" office:value-type="percentage" office:value="0.00624209538574518" calcext:value-type="percentage">
            <text:p>0,62%</text:p>
          </table:table-cell>
          <table:table-cell table:style-name="ce3" table:formula="of:=[.O529]/[.$S529]" office:value-type="percentage" office:value="0.103116967891967" calcext:value-type="percentage">
            <text:p>10,31%</text:p>
          </table:table-cell>
          <table:table-cell table:style-name="ce3" table:formula="of:=[.P529]/[.$S529]" office:value-type="percentage" office:value="0.258006609277467" calcext:value-type="percentage">
            <text:p>25,80%</text:p>
          </table:table-cell>
          <table:table-cell table:style-name="ce3" table:formula="of:=[.Q529]/[.$S529]" office:value-type="percentage" office:value="0.360144424952062" calcext:value-type="percentage">
            <text:p>36,01%</text:p>
          </table:table-cell>
          <table:table-cell table:style-name="ce3" table:formula="of:=[.R529]/[.$S529]" office:value-type="percentage" office:value="0.0120966096854473" calcext:value-type="percentage">
            <text:p>1,2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4-11</text:p>
          </table:table-cell>
          <table:table-cell table:style-name="ce1" office:value-type="string" calcext:value-type="string">
            <text:p>9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2392" calcext:value-type="float">
            <text:p>62392</text:p>
          </table:table-cell>
          <table:table-cell table:style-name="ce1" office:value-type="float" office:value="47505" calcext:value-type="float">
            <text:p>47505</text:p>
          </table:table-cell>
          <table:table-cell table:style-name="ce1" office:value-type="float" office:value="766" calcext:value-type="float">
            <text:p>766</text:p>
          </table:table-cell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541" calcext:value-type="float">
            <text:p>54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448" calcext:value-type="float">
            <text:p>1448</text:p>
          </table:table-cell>
          <table:table-cell table:style-name="ce1" office:value-type="float" office:value="6058" calcext:value-type="float">
            <text:p>6058</text:p>
          </table:table-cell>
          <table:table-cell table:style-name="ce1" office:value-type="float" office:value="4508" calcext:value-type="float">
            <text:p>4508</text:p>
          </table:table-cell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4852" calcext:value-type="float">
            <text:p>4852</text:p>
          </table:table-cell>
          <table:table-cell table:style-name="ce1" office:value-type="float" office:value="13324" calcext:value-type="float">
            <text:p>13324</text:p>
          </table:table-cell>
          <table:table-cell table:style-name="ce1" office:value-type="float" office:value="14685" calcext:value-type="float">
            <text:p>14685</text:p>
          </table:table-cell>
          <table:table-cell table:style-name="ce1" office:value-type="float" office:value="480" calcext:value-type="float">
            <text:p>480</text:p>
          </table:table-cell>
          <table:table-cell table:style-name="ce1" table:formula="of:=SUM([.H530:.R530])" office:value-type="float" office:value="46485" calcext:value-type="float">
            <text:p>46485</text:p>
          </table:table-cell>
          <table:table-cell table:style-name="ce3" table:formula="of:=[.H530]/[.$S530]" office:value-type="percentage" office:value="0.00505539421318705" calcext:value-type="percentage">
            <text:p>0,51%</text:p>
          </table:table-cell>
          <table:table-cell table:style-name="ce3" table:formula="of:=[.I530]/[.$S530]" office:value-type="percentage" office:value="0.0116381628482306" calcext:value-type="percentage">
            <text:p>1,16%</text:p>
          </table:table-cell>
          <table:table-cell table:style-name="ce3" table:formula="of:=[.J530]/[.$S530]" office:value-type="percentage" office:value="0.00135527589545015" calcext:value-type="percentage">
            <text:p>0,14%</text:p>
          </table:table-cell>
          <table:table-cell table:style-name="ce3" table:formula="of:=[.K530]/[.$S530]" office:value-type="percentage" office:value="0.0311498332795525" calcext:value-type="percentage">
            <text:p>3,11%</text:p>
          </table:table-cell>
          <table:table-cell table:style-name="ce3" table:formula="of:=[.L530]/[.$S530]" office:value-type="percentage" office:value="0.130321609121222" calcext:value-type="percentage">
            <text:p>13,03%</text:p>
          </table:table-cell>
          <table:table-cell table:style-name="ce3" table:formula="of:=[.M530]/[.$S530]" office:value-type="percentage" office:value="0.0969775196299882" calcext:value-type="percentage">
            <text:p>9,70%</text:p>
          </table:table-cell>
          <table:table-cell table:style-name="ce3" table:formula="of:=[.N530]/[.$S530]" office:value-type="percentage" office:value="0.00626008389803162" calcext:value-type="percentage">
            <text:p>0,63%</text:p>
          </table:table-cell>
          <table:table-cell table:style-name="ce3" table:formula="of:=[.O530]/[.$S530]" office:value-type="percentage" office:value="0.104377756265462" calcext:value-type="percentage">
            <text:p>10,44%</text:p>
          </table:table-cell>
          <table:table-cell table:style-name="ce3" table:formula="of:=[.P530]/[.$S530]" office:value-type="percentage" office:value="0.286630095729805" calcext:value-type="percentage">
            <text:p>28,66%</text:p>
          </table:table-cell>
          <table:table-cell table:style-name="ce3" table:formula="of:=[.Q530]/[.$S530]" office:value-type="percentage" office:value="0.315908357534689" calcext:value-type="percentage">
            <text:p>31,59%</text:p>
          </table:table-cell>
          <table:table-cell table:style-name="ce3" table:formula="of:=[.R530]/[.$S530]" office:value-type="percentage" office:value="0.0103259115843821" calcext:value-type="percentage">
            <text:p>1,03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5-0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1533" calcext:value-type="float">
            <text:p>81533</text:p>
          </table:table-cell>
          <table:table-cell table:style-name="ce1" office:value-type="float" office:value="66323" calcext:value-type="float">
            <text:p>66323</text:p>
          </table:table-cell>
          <table:table-cell table:style-name="ce1" office:value-type="float" office:value="1260" calcext:value-type="float">
            <text:p>1260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729" calcext:value-type="float">
            <text:p>729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12366" calcext:value-type="float">
            <text:p>12366</text:p>
          </table:table-cell>
          <table:table-cell table:style-name="ce1" office:value-type="float" office:value="3805" calcext:value-type="float">
            <text:p>3805</text:p>
          </table:table-cell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14338" calcext:value-type="float">
            <text:p>14338</text:p>
          </table:table-cell>
          <table:table-cell table:style-name="ce1" office:value-type="float" office:value="14996" calcext:value-type="float">
            <text:p>14996</text:p>
          </table:table-cell>
          <table:table-cell table:style-name="ce1" office:value-type="float" office:value="13325" calcext:value-type="float">
            <text:p>13325</text:p>
          </table:table-cell>
          <table:table-cell table:style-name="ce1" office:value-type="float" office:value="646" calcext:value-type="float">
            <text:p>646</text:p>
          </table:table-cell>
          <table:table-cell table:style-name="ce1" table:formula="of:=SUM([.H531:.R531])" office:value-type="float" office:value="64695" calcext:value-type="float">
            <text:p>64695</text:p>
          </table:table-cell>
          <table:table-cell table:style-name="ce3" table:formula="of:=[.H531]/[.$S531]" office:value-type="percentage" office:value="0.00508540072648582" calcext:value-type="percentage">
            <text:p>0,51%</text:p>
          </table:table-cell>
          <table:table-cell table:style-name="ce3" table:formula="of:=[.I531]/[.$S531]" office:value-type="percentage" office:value="0.0112682587526084" calcext:value-type="percentage">
            <text:p>1,13%</text:p>
          </table:table-cell>
          <table:table-cell table:style-name="ce3" table:formula="of:=[.J531]/[.$S531]" office:value-type="percentage" office:value="0.00174665739237963" calcext:value-type="percentage">
            <text:p>0,17%</text:p>
          </table:table-cell>
          <table:table-cell table:style-name="ce3" table:formula="of:=[.K531]/[.$S531]" office:value-type="percentage" office:value="0.0541000077285725" calcext:value-type="percentage">
            <text:p>5,41%</text:p>
          </table:table-cell>
          <table:table-cell table:style-name="ce3" table:formula="of:=[.L531]/[.$S531]" office:value-type="percentage" office:value="0.191143055877579" calcext:value-type="percentage">
            <text:p>19,11%</text:p>
          </table:table-cell>
          <table:table-cell table:style-name="ce3" table:formula="of:=[.M531]/[.$S531]" office:value-type="percentage" office:value="0.058814436973491" calcext:value-type="percentage">
            <text:p>5,88%</text:p>
          </table:table-cell>
          <table:table-cell table:style-name="ce3" table:formula="of:=[.N531]/[.$S531]" office:value-type="percentage" office:value="0.00847051549578793" calcext:value-type="percentage">
            <text:p>0,85%</text:p>
          </table:table-cell>
          <table:table-cell table:style-name="ce3" table:formula="of:=[.O531]/[.$S531]" office:value-type="percentage" office:value="0.221624545946364" calcext:value-type="percentage">
            <text:p>22,16%</text:p>
          </table:table-cell>
          <table:table-cell table:style-name="ce3" table:formula="of:=[.P531]/[.$S531]" office:value-type="percentage" office:value="0.231795347399335" calcext:value-type="percentage">
            <text:p>23,18%</text:p>
          </table:table-cell>
          <table:table-cell table:style-name="ce3" table:formula="of:=[.Q531]/[.$S531]" office:value-type="percentage" office:value="0.205966457995208" calcext:value-type="percentage">
            <text:p>20,60%</text:p>
          </table:table-cell>
          <table:table-cell table:style-name="ce3" table:formula="of:=[.R531]/[.$S531]" office:value-type="percentage" office:value="0.00998531571218796" calcext:value-type="percentage">
            <text:p>1,0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5-02</text:p>
          </table:table-cell>
          <table:table-cell table:style-name="ce1" office:value-type="string" calcext:value-type="string">
            <text:p>9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6435" calcext:value-type="float">
            <text:p>76435</text:p>
          </table:table-cell>
          <table:table-cell table:style-name="ce1" office:value-type="float" office:value="61294" calcext:value-type="float">
            <text:p>61294</text:p>
          </table:table-cell>
          <table:table-cell table:style-name="ce1" office:value-type="float" office:value="1098" calcext:value-type="float">
            <text:p>1098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810" calcext:value-type="float">
            <text:p>810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3291" calcext:value-type="float">
            <text:p>3291</text:p>
          </table:table-cell>
          <table:table-cell table:style-name="ce1" office:value-type="float" office:value="11391" calcext:value-type="float">
            <text:p>11391</text:p>
          </table:table-cell>
          <table:table-cell table:style-name="ce1" office:value-type="float" office:value="3943" calcext:value-type="float">
            <text:p>3943</text:p>
          </table:table-cell>
          <table:table-cell table:style-name="ce1" office:value-type="float" office:value="477" calcext:value-type="float">
            <text:p>477</text:p>
          </table:table-cell>
          <table:table-cell table:style-name="ce1" office:value-type="float" office:value="11244" calcext:value-type="float">
            <text:p>11244</text:p>
          </table:table-cell>
          <table:table-cell table:style-name="ce1" office:value-type="float" office:value="15082" calcext:value-type="float">
            <text:p>15082</text:p>
          </table:table-cell>
          <table:table-cell table:style-name="ce1" office:value-type="float" office:value="12661" calcext:value-type="float">
            <text:p>12661</text:p>
          </table:table-cell>
          <table:table-cell table:style-name="ce1" office:value-type="float" office:value="464" calcext:value-type="float">
            <text:p>464</text:p>
          </table:table-cell>
          <table:table-cell table:style-name="ce1" table:formula="of:=SUM([.H532:.R532])" office:value-type="float" office:value="59788" calcext:value-type="float">
            <text:p>59788</text:p>
          </table:table-cell>
          <table:table-cell table:style-name="ce3" table:formula="of:=[.H532]/[.$S532]" office:value-type="percentage" office:value="0.00516826118953636" calcext:value-type="percentage">
            <text:p>0,52%</text:p>
          </table:table-cell>
          <table:table-cell table:style-name="ce3" table:formula="of:=[.I532]/[.$S532]" office:value-type="percentage" office:value="0.0135478691376196" calcext:value-type="percentage">
            <text:p>1,35%</text:p>
          </table:table-cell>
          <table:table-cell table:style-name="ce3" table:formula="of:=[.J532]/[.$S532]" office:value-type="percentage" office:value="0.00194018866662206" calcext:value-type="percentage">
            <text:p>0,19%</text:p>
          </table:table-cell>
          <table:table-cell table:style-name="ce3" table:formula="of:=[.K532]/[.$S532]" office:value-type="percentage" office:value="0.0550444905332174" calcext:value-type="percentage">
            <text:p>5,50%</text:p>
          </table:table-cell>
          <table:table-cell table:style-name="ce3" table:formula="of:=[.L532]/[.$S532]" office:value-type="percentage" office:value="0.190523181909413" calcext:value-type="percentage">
            <text:p>19,05%</text:p>
          </table:table-cell>
          <table:table-cell table:style-name="ce3" table:formula="of:=[.M532]/[.$S532]" office:value-type="percentage" office:value="0.0659496889007828" calcext:value-type="percentage">
            <text:p>6,59%</text:p>
          </table:table-cell>
          <table:table-cell table:style-name="ce3" table:formula="of:=[.N532]/[.$S532]" office:value-type="percentage" office:value="0.00797818960326487" calcext:value-type="percentage">
            <text:p>0,80%</text:p>
          </table:table-cell>
          <table:table-cell table:style-name="ce3" table:formula="of:=[.O532]/[.$S532]" office:value-type="percentage" office:value="0.188064494547401" calcext:value-type="percentage">
            <text:p>18,81%</text:p>
          </table:table-cell>
          <table:table-cell table:style-name="ce3" table:formula="of:=[.P532]/[.$S532]" office:value-type="percentage" office:value="0.252257978189603" calcext:value-type="percentage">
            <text:p>25,23%</text:p>
          </table:table-cell>
          <table:table-cell table:style-name="ce3" table:formula="of:=[.Q532]/[.$S532]" office:value-type="percentage" office:value="0.211764902656051" calcext:value-type="percentage">
            <text:p>21,18%</text:p>
          </table:table-cell>
          <table:table-cell table:style-name="ce3" table:formula="of:=[.R532]/[.$S532]" office:value-type="percentage" office:value="0.00776075466648826" calcext:value-type="percentage">
            <text:p>0,7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5-03</text:p>
          </table:table-cell>
          <table:table-cell table:style-name="ce1" office:value-type="string" calcext:value-type="string">
            <text:p>9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1564" calcext:value-type="float">
            <text:p>91564</text:p>
          </table:table-cell>
          <table:table-cell table:style-name="ce1" office:value-type="float" office:value="72707" calcext:value-type="float">
            <text:p>72707</text:p>
          </table:table-cell>
          <table:table-cell table:style-name="ce1" office:value-type="float" office:value="1286" calcext:value-type="float">
            <text:p>1286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941" calcext:value-type="float">
            <text:p>941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3815" calcext:value-type="float">
            <text:p>3815</text:p>
          </table:table-cell>
          <table:table-cell table:style-name="ce1" office:value-type="float" office:value="13506" calcext:value-type="float">
            <text:p>13506</text:p>
          </table:table-cell>
          <table:table-cell table:style-name="ce1" office:value-type="float" office:value="4608" calcext:value-type="float">
            <text:p>4608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12719" calcext:value-type="float">
            <text:p>12719</text:p>
          </table:table-cell>
          <table:table-cell table:style-name="ce1" office:value-type="float" office:value="18833" calcext:value-type="float">
            <text:p>18833</text:p>
          </table:table-cell>
          <table:table-cell table:style-name="ce1" office:value-type="float" office:value="15042" calcext:value-type="float">
            <text:p>15042</text:p>
          </table:table-cell>
          <table:table-cell table:style-name="ce1" office:value-type="float" office:value="608" calcext:value-type="float">
            <text:p>608</text:p>
          </table:table-cell>
          <table:table-cell table:style-name="ce1" table:formula="of:=SUM([.H533:.R533])" office:value-type="float" office:value="71023" calcext:value-type="float">
            <text:p>71023</text:p>
          </table:table-cell>
          <table:table-cell table:style-name="ce3" table:formula="of:=[.H533]/[.$S533]" office:value-type="percentage" office:value="0.00381566534784506" calcext:value-type="percentage">
            <text:p>0,38%</text:p>
          </table:table-cell>
          <table:table-cell table:style-name="ce3" table:formula="of:=[.I533]/[.$S533]" office:value-type="percentage" office:value="0.0132492291229602" calcext:value-type="percentage">
            <text:p>1,32%</text:p>
          </table:table-cell>
          <table:table-cell table:style-name="ce3" table:formula="of:=[.J533]/[.$S533]" office:value-type="percentage" office:value="0.00183039297129099" calcext:value-type="percentage">
            <text:p>0,18%</text:p>
          </table:table-cell>
          <table:table-cell table:style-name="ce3" table:formula="of:=[.K533]/[.$S533]" office:value-type="percentage" office:value="0.0537149937344241" calcext:value-type="percentage">
            <text:p>5,37%</text:p>
          </table:table-cell>
          <table:table-cell table:style-name="ce3" table:formula="of:=[.L533]/[.$S533]" office:value-type="percentage" office:value="0.190163749771201" calcext:value-type="percentage">
            <text:p>19,02%</text:p>
          </table:table-cell>
          <table:table-cell table:style-name="ce3" table:formula="of:=[.M533]/[.$S533]" office:value-type="percentage" office:value="0.0648803908592991" calcext:value-type="percentage">
            <text:p>6,49%</text:p>
          </table:table-cell>
          <table:table-cell table:style-name="ce3" table:formula="of:=[.N533]/[.$S533]" office:value-type="percentage" office:value="0.00774397026315419" calcext:value-type="percentage">
            <text:p>0,77%</text:p>
          </table:table-cell>
          <table:table-cell table:style-name="ce3" table:formula="of:=[.O533]/[.$S533]" office:value-type="percentage" office:value="0.179082832321924" calcext:value-type="percentage">
            <text:p>17,91%</text:p>
          </table:table-cell>
          <table:table-cell table:style-name="ce3" table:formula="of:=[.P533]/[.$S533]" office:value-type="percentage" office:value="0.265167621756332" calcext:value-type="percentage">
            <text:p>26,52%</text:p>
          </table:table-cell>
          <table:table-cell table:style-name="ce3" table:formula="of:=[.Q533]/[.$S533]" office:value-type="percentage" office:value="0.211790546724301" calcext:value-type="percentage">
            <text:p>21,18%</text:p>
          </table:table-cell>
          <table:table-cell table:style-name="ce3" table:formula="of:=[.R533]/[.$S533]" office:value-type="percentage" office:value="0.00856060712726863" calcext:value-type="percentage">
            <text:p>0,86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5-04</text:p>
          </table:table-cell>
          <table:table-cell table:style-name="ce1" office:value-type="string" calcext:value-type="string">
            <text:p>9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6024" calcext:value-type="float">
            <text:p>76024</text:p>
          </table:table-cell>
          <table:table-cell table:style-name="ce1" office:value-type="float" office:value="59445" calcext:value-type="float">
            <text:p>59445</text:p>
          </table:table-cell>
          <table:table-cell table:style-name="ce1" office:value-type="float" office:value="1009" calcext:value-type="float">
            <text:p>1009</text:p>
          </table:table-cell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3014" calcext:value-type="float">
            <text:p>3014</text:p>
          </table:table-cell>
          <table:table-cell table:style-name="ce1" office:value-type="float" office:value="11976" calcext:value-type="float">
            <text:p>11976</text:p>
          </table:table-cell>
          <table:table-cell table:style-name="ce1" office:value-type="float" office:value="4058" calcext:value-type="float">
            <text:p>4058</text:p>
          </table:table-cell>
          <table:table-cell table:style-name="ce1" office:value-type="float" office:value="456" calcext:value-type="float">
            <text:p>456</text:p>
          </table:table-cell>
          <table:table-cell table:style-name="ce1" office:value-type="float" office:value="8667" calcext:value-type="float">
            <text:p>8667</text:p>
          </table:table-cell>
          <table:table-cell table:style-name="ce1" office:value-type="float" office:value="16365" calcext:value-type="float">
            <text:p>16365</text:p>
          </table:table-cell>
          <table:table-cell table:style-name="ce1" office:value-type="float" office:value="11980" calcext:value-type="float">
            <text:p>11980</text:p>
          </table:table-cell>
          <table:table-cell table:style-name="ce1" office:value-type="float" office:value="487" calcext:value-type="float">
            <text:p>487</text:p>
          </table:table-cell>
          <table:table-cell table:style-name="ce1" table:formula="of:=SUM([.H534:.R534])" office:value-type="float" office:value="58119" calcext:value-type="float">
            <text:p>58119</text:p>
          </table:table-cell>
          <table:table-cell table:style-name="ce3" table:formula="of:=[.H534]/[.$S534]" office:value-type="percentage" office:value="0.00535109000498976" calcext:value-type="percentage">
            <text:p>0,54%</text:p>
          </table:table-cell>
          <table:table-cell table:style-name="ce3" table:formula="of:=[.I534]/[.$S534]" office:value-type="percentage" office:value="0.011872193258659" calcext:value-type="percentage">
            <text:p>1,19%</text:p>
          </table:table-cell>
          <table:table-cell table:style-name="ce3" table:formula="of:=[.J534]/[.$S534]" office:value-type="percentage" office:value="0.00197869887644316" calcext:value-type="percentage">
            <text:p>0,20%</text:p>
          </table:table-cell>
          <table:table-cell table:style-name="ce3" table:formula="of:=[.K534]/[.$S534]" office:value-type="percentage" office:value="0.0518591166399972" calcext:value-type="percentage">
            <text:p>5,19%</text:p>
          </table:table-cell>
          <table:table-cell table:style-name="ce3" table:formula="of:=[.L534]/[.$S534]" office:value-type="percentage" office:value="0.206059980385072" calcext:value-type="percentage">
            <text:p>20,61%</text:p>
          </table:table-cell>
          <table:table-cell table:style-name="ce3" table:formula="of:=[.M534]/[.$S534]" office:value-type="percentage" office:value="0.0698222612226638" calcext:value-type="percentage">
            <text:p>6,98%</text:p>
          </table:table-cell>
          <table:table-cell table:style-name="ce3" table:formula="of:=[.N534]/[.$S534]" office:value-type="percentage" office:value="0.00784597119702679" calcext:value-type="percentage">
            <text:p>0,78%</text:p>
          </table:table-cell>
          <table:table-cell table:style-name="ce3" table:formula="of:=[.O534]/[.$S534]" office:value-type="percentage" office:value="0.149125070975068" calcext:value-type="percentage">
            <text:p>14,91%</text:p>
          </table:table-cell>
          <table:table-cell table:style-name="ce3" table:formula="of:=[.P534]/[.$S534]" office:value-type="percentage" office:value="0.281577453156455" calcext:value-type="percentage">
            <text:p>28,16%</text:p>
          </table:table-cell>
          <table:table-cell table:style-name="ce3" table:formula="of:=[.Q534]/[.$S534]" office:value-type="percentage" office:value="0.206128804693818" calcext:value-type="percentage">
            <text:p>20,61%</text:p>
          </table:table-cell>
          <table:table-cell table:style-name="ce3" table:formula="of:=[.R534]/[.$S534]" office:value-type="percentage" office:value="0.00837935958980712" calcext:value-type="percentage">
            <text:p>0,84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5-05</text:p>
          </table:table-cell>
          <table:table-cell table:style-name="ce1" office:value-type="string" calcext:value-type="string">
            <text:p>9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8513" calcext:value-type="float">
            <text:p>68513</text:p>
          </table:table-cell>
          <table:table-cell table:style-name="ce1" office:value-type="float" office:value="50559" calcext:value-type="float">
            <text:p>50559</text:p>
          </table:table-cell>
          <table:table-cell table:style-name="ce1" office:value-type="float" office:value="954" calcext:value-type="float">
            <text:p>954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828" calcext:value-type="float">
            <text:p>828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1599" calcext:value-type="float">
            <text:p>1599</text:p>
          </table:table-cell>
          <table:table-cell table:style-name="ce1" office:value-type="float" office:value="5934" calcext:value-type="float">
            <text:p>5934</text:p>
          </table:table-cell>
          <table:table-cell table:style-name="ce1" office:value-type="float" office:value="3893" calcext:value-type="float">
            <text:p>3893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7434" calcext:value-type="float">
            <text:p>7434</text:p>
          </table:table-cell>
          <table:table-cell table:style-name="ce1" office:value-type="float" office:value="11810" calcext:value-type="float">
            <text:p>11810</text:p>
          </table:table-cell>
          <table:table-cell table:style-name="ce1" office:value-type="float" office:value="16515" calcext:value-type="float">
            <text:p>16515</text:p>
          </table:table-cell>
          <table:table-cell table:style-name="ce1" office:value-type="float" office:value="498" calcext:value-type="float">
            <text:p>498</text:p>
          </table:table-cell>
          <table:table-cell table:style-name="ce1" table:formula="of:=SUM([.H535:.R535])" office:value-type="float" office:value="49262" calcext:value-type="float">
            <text:p>49262</text:p>
          </table:table-cell>
          <table:table-cell table:style-name="ce3" table:formula="of:=[.H535]/[.$S535]" office:value-type="percentage" office:value="0.00718606633916609" calcext:value-type="percentage">
            <text:p>0,72%</text:p>
          </table:table-cell>
          <table:table-cell table:style-name="ce3" table:formula="of:=[.I535]/[.$S535]" office:value-type="percentage" office:value="0.0168080873695749" calcext:value-type="percentage">
            <text:p>1,68%</text:p>
          </table:table-cell>
          <table:table-cell table:style-name="ce3" table:formula="of:=[.J535]/[.$S535]" office:value-type="percentage" office:value="0.0016848686614429" calcext:value-type="percentage">
            <text:p>0,17%</text:p>
          </table:table-cell>
          <table:table-cell table:style-name="ce3" table:formula="of:=[.K535]/[.$S535]" office:value-type="percentage" office:value="0.0324590962608095" calcext:value-type="percentage">
            <text:p>3,25%</text:p>
          </table:table-cell>
          <table:table-cell table:style-name="ce3" table:formula="of:=[.L535]/[.$S535]" office:value-type="percentage" office:value="0.120457959481954" calcext:value-type="percentage">
            <text:p>12,05%</text:p>
          </table:table-cell>
          <table:table-cell table:style-name="ce3" table:formula="of:=[.M535]/[.$S535]" office:value-type="percentage" office:value="0.0790264301084" calcext:value-type="percentage">
            <text:p>7,90%</text:p>
          </table:table-cell>
          <table:table-cell table:style-name="ce3" table:formula="of:=[.N535]/[.$S535]" office:value-type="percentage" office:value="0.00637408144208518" calcext:value-type="percentage">
            <text:p>0,64%</text:p>
          </table:table-cell>
          <table:table-cell table:style-name="ce3" table:formula="of:=[.O535]/[.$S535]" office:value-type="percentage" office:value="0.150907393122488" calcext:value-type="percentage">
            <text:p>15,09%</text:p>
          </table:table-cell>
          <table:table-cell table:style-name="ce3" table:formula="of:=[.P535]/[.$S535]" office:value-type="percentage" office:value="0.23973854086314" calcext:value-type="percentage">
            <text:p>23,97%</text:p>
          </table:table-cell>
          <table:table-cell table:style-name="ce3" table:formula="of:=[.Q535]/[.$S535]" office:value-type="percentage" office:value="0.335248264382282" calcext:value-type="percentage">
            <text:p>33,52%</text:p>
          </table:table-cell>
          <table:table-cell table:style-name="ce3" table:formula="of:=[.R535]/[.$S535]" office:value-type="percentage" office:value="0.0101092119686574" calcext:value-type="percentage">
            <text:p>1,0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5-06</text:p>
          </table:table-cell>
          <table:table-cell table:style-name="ce1" office:value-type="string" calcext:value-type="string">
            <text:p>9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6338" calcext:value-type="float">
            <text:p>76338</text:p>
          </table:table-cell>
          <table:table-cell table:style-name="ce1" office:value-type="float" office:value="58615" calcext:value-type="float">
            <text:p>58615</text:p>
          </table:table-cell>
          <table:table-cell table:style-name="ce1" office:value-type="float" office:value="862" calcext:value-type="float">
            <text:p>862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742" calcext:value-type="float">
            <text:p>742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2175" calcext:value-type="float">
            <text:p>2175</text:p>
          </table:table-cell>
          <table:table-cell table:style-name="ce1" office:value-type="float" office:value="13267" calcext:value-type="float">
            <text:p>13267</text:p>
          </table:table-cell>
          <table:table-cell table:style-name="ce1" office:value-type="float" office:value="3891" calcext:value-type="float">
            <text:p>3891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7657" calcext:value-type="float">
            <text:p>7657</text:p>
          </table:table-cell>
          <table:table-cell table:style-name="ce1" office:value-type="float" office:value="16214" calcext:value-type="float">
            <text:p>16214</text:p>
          </table:table-cell>
          <table:table-cell table:style-name="ce1" office:value-type="float" office:value="12300" calcext:value-type="float">
            <text:p>12300</text:p>
          </table:table-cell>
          <table:table-cell table:style-name="ce1" office:value-type="float" office:value="451" calcext:value-type="float">
            <text:p>451</text:p>
          </table:table-cell>
          <table:table-cell table:style-name="ce1" table:formula="of:=SUM([.H536:.R536])" office:value-type="float" office:value="57439" calcext:value-type="float">
            <text:p>57439</text:p>
          </table:table-cell>
          <table:table-cell table:style-name="ce3" table:formula="of:=[.H536]/[.$S536]" office:value-type="percentage" office:value="0.00400424798481868" calcext:value-type="percentage">
            <text:p>0,40%</text:p>
          </table:table-cell>
          <table:table-cell table:style-name="ce3" table:formula="of:=[.I536]/[.$S536]" office:value-type="percentage" office:value="0.012918052194502" calcext:value-type="percentage">
            <text:p>1,29%</text:p>
          </table:table-cell>
          <table:table-cell table:style-name="ce3" table:formula="of:=[.J536]/[.$S536]" office:value-type="percentage" office:value="0.00141019168161006" calcext:value-type="percentage">
            <text:p>0,14%</text:p>
          </table:table-cell>
          <table:table-cell table:style-name="ce3" table:formula="of:=[.K536]/[.$S536]" office:value-type="percentage" office:value="0.0378662581173071" calcext:value-type="percentage">
            <text:p>3,79%</text:p>
          </table:table-cell>
          <table:table-cell table:style-name="ce3" table:formula="of:=[.L536]/[.$S536]" office:value-type="percentage" office:value="0.230975469628649" calcext:value-type="percentage">
            <text:p>23,10%</text:p>
          </table:table-cell>
          <table:table-cell table:style-name="ce3" table:formula="of:=[.M536]/[.$S536]" office:value-type="percentage" office:value="0.0677414300388238" calcext:value-type="percentage">
            <text:p>6,77%</text:p>
          </table:table-cell>
          <table:table-cell table:style-name="ce3" table:formula="of:=[.N536]/[.$S536]" office:value-type="percentage" office:value="0.00750361252807326" calcext:value-type="percentage">
            <text:p>0,75%</text:p>
          </table:table-cell>
          <table:table-cell table:style-name="ce3" table:formula="of:=[.O536]/[.$S536]" office:value-type="percentage" office:value="0.133306638346768" calcext:value-type="percentage">
            <text:p>13,33%</text:p>
          </table:table-cell>
          <table:table-cell table:style-name="ce3" table:formula="of:=[.P536]/[.$S536]" office:value-type="percentage" office:value="0.28228207315587" calcext:value-type="percentage">
            <text:p>28,23%</text:p>
          </table:table-cell>
          <table:table-cell table:style-name="ce3" table:formula="of:=[.Q536]/[.$S536]" office:value-type="percentage" office:value="0.214140218318564" calcext:value-type="percentage">
            <text:p>21,41%</text:p>
          </table:table-cell>
          <table:table-cell table:style-name="ce3" table:formula="of:=[.R536]/[.$S536]" office:value-type="percentage" office:value="0.00785180800501402" calcext:value-type="percentage">
            <text:p>0,79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5-07</text:p>
          </table:table-cell>
          <table:table-cell table:style-name="ce1" office:value-type="string" calcext:value-type="string">
            <text:p>9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9534" calcext:value-type="float">
            <text:p>69534</text:p>
          </table:table-cell>
          <table:table-cell table:style-name="ce1" office:value-type="float" office:value="53831" calcext:value-type="float">
            <text:p>53831</text:p>
          </table:table-cell>
          <table:table-cell table:style-name="ce1" office:value-type="float" office:value="897" calcext:value-type="float">
            <text:p>897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654" calcext:value-type="float">
            <text:p>654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134" calcext:value-type="float">
            <text:p>2134</text:p>
          </table:table-cell>
          <table:table-cell table:style-name="ce1" office:value-type="float" office:value="12842" calcext:value-type="float">
            <text:p>12842</text:p>
          </table:table-cell>
          <table:table-cell table:style-name="ce1" office:value-type="float" office:value="3303" calcext:value-type="float">
            <text:p>3303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8029" calcext:value-type="float">
            <text:p>8029</text:p>
          </table:table-cell>
          <table:table-cell table:style-name="ce1" office:value-type="float" office:value="13183" calcext:value-type="float">
            <text:p>13183</text:p>
          </table:table-cell>
          <table:table-cell table:style-name="ce1" office:value-type="float" office:value="11365" calcext:value-type="float">
            <text:p>11365</text:p>
          </table:table-cell>
          <table:table-cell table:style-name="ce1" office:value-type="float" office:value="414" calcext:value-type="float">
            <text:p>414</text:p>
          </table:table-cell>
          <table:table-cell table:style-name="ce1" table:formula="of:=SUM([.H537:.R537])" office:value-type="float" office:value="52596" calcext:value-type="float">
            <text:p>52596</text:p>
          </table:table-cell>
          <table:table-cell table:style-name="ce3" table:formula="of:=[.H537]/[.$S537]" office:value-type="percentage" office:value="0.00439196897102441" calcext:value-type="percentage">
            <text:p>0,44%</text:p>
          </table:table-cell>
          <table:table-cell table:style-name="ce3" table:formula="of:=[.I537]/[.$S537]" office:value-type="percentage" office:value="0.012434405658225" calcext:value-type="percentage">
            <text:p>1,24%</text:p>
          </table:table-cell>
          <table:table-cell table:style-name="ce3" table:formula="of:=[.J537]/[.$S537]" office:value-type="percentage" office:value="0.00173016959464598" calcext:value-type="percentage">
            <text:p>0,17%</text:p>
          </table:table-cell>
          <table:table-cell table:style-name="ce3" table:formula="of:=[.K537]/[.$S537]" office:value-type="percentage" office:value="0.0405734276370827" calcext:value-type="percentage">
            <text:p>4,06%</text:p>
          </table:table-cell>
          <table:table-cell table:style-name="ce3" table:formula="of:=[.L537]/[.$S537]" office:value-type="percentage" office:value="0.244163054224656" calcext:value-type="percentage">
            <text:p>24,42%</text:p>
          </table:table-cell>
          <table:table-cell table:style-name="ce3" table:formula="of:=[.M537]/[.$S537]" office:value-type="percentage" office:value="0.0627994524298426" calcext:value-type="percentage">
            <text:p>6,28%</text:p>
          </table:table-cell>
          <table:table-cell table:style-name="ce3" table:formula="of:=[.N537]/[.$S537]" office:value-type="percentage" office:value="0.00665449844094608" calcext:value-type="percentage">
            <text:p>0,67%</text:p>
          </table:table-cell>
          <table:table-cell table:style-name="ce3" table:formula="of:=[.O537]/[.$S537]" office:value-type="percentage" office:value="0.152654194235303" calcext:value-type="percentage">
            <text:p>15,27%</text:p>
          </table:table-cell>
          <table:table-cell table:style-name="ce3" table:formula="of:=[.P537]/[.$S537]" office:value-type="percentage" office:value="0.250646436991406" calcext:value-type="percentage">
            <text:p>25,06%</text:p>
          </table:table-cell>
          <table:table-cell table:style-name="ce3" table:formula="of:=[.Q537]/[.$S537]" office:value-type="percentage" office:value="0.216081070803863" calcext:value-type="percentage">
            <text:p>21,61%</text:p>
          </table:table-cell>
          <table:table-cell table:style-name="ce3" table:formula="of:=[.R537]/[.$S537]" office:value-type="percentage" office:value="0.00787132101300479" calcext:value-type="percentage">
            <text:p>0,79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5-08</text:p>
          </table:table-cell>
          <table:table-cell table:style-name="ce1" office:value-type="string" calcext:value-type="string">
            <text:p>9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4205" calcext:value-type="float">
            <text:p>54205</text:p>
          </table:table-cell>
          <table:table-cell table:style-name="ce1" office:value-type="float" office:value="37439" calcext:value-type="float">
            <text:p>37439</text:p>
          </table:table-cell>
          <table:table-cell table:style-name="ce1" office:value-type="float" office:value="719" calcext:value-type="float">
            <text:p>719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753" calcext:value-type="float">
            <text:p>753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906" calcext:value-type="float">
            <text:p>906</text:p>
          </table:table-cell>
          <table:table-cell table:style-name="ce1" office:value-type="float" office:value="5598" calcext:value-type="float">
            <text:p>5598</text:p>
          </table:table-cell>
          <table:table-cell table:style-name="ce1" office:value-type="float" office:value="2790" calcext:value-type="float">
            <text:p>279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5390" calcext:value-type="float">
            <text:p>5390</text:p>
          </table:table-cell>
          <table:table-cell table:style-name="ce1" office:value-type="float" office:value="7955" calcext:value-type="float">
            <text:p>7955</text:p>
          </table:table-cell>
          <table:table-cell table:style-name="ce1" office:value-type="float" office:value="12079" calcext:value-type="float">
            <text:p>12079</text:p>
          </table:table-cell>
          <table:table-cell table:style-name="ce1" office:value-type="float" office:value="411" calcext:value-type="float">
            <text:p>411</text:p>
          </table:table-cell>
          <table:table-cell table:style-name="ce1" table:formula="of:=SUM([.H538:.R538])" office:value-type="float" office:value="36330" calcext:value-type="float">
            <text:p>36330</text:p>
          </table:table-cell>
          <table:table-cell table:style-name="ce3" table:formula="of:=[.H538]/[.$S538]" office:value-type="percentage" office:value="0.00520231213872832" calcext:value-type="percentage">
            <text:p>0,52%</text:p>
          </table:table-cell>
          <table:table-cell table:style-name="ce3" table:formula="of:=[.I538]/[.$S538]" office:value-type="percentage" office:value="0.0207266721717589" calcext:value-type="percentage">
            <text:p>2,07%</text:p>
          </table:table-cell>
          <table:table-cell table:style-name="ce3" table:formula="of:=[.J538]/[.$S538]" office:value-type="percentage" office:value="0.00217451142306634" calcext:value-type="percentage">
            <text:p>0,22%</text:p>
          </table:table-cell>
          <table:table-cell table:style-name="ce3" table:formula="of:=[.K538]/[.$S538]" office:value-type="percentage" office:value="0.0249380677126342" calcext:value-type="percentage">
            <text:p>2,49%</text:p>
          </table:table-cell>
          <table:table-cell table:style-name="ce3" table:formula="of:=[.L538]/[.$S538]" office:value-type="percentage" office:value="0.154087530966144" calcext:value-type="percentage">
            <text:p>15,41%</text:p>
          </table:table-cell>
          <table:table-cell table:style-name="ce3" table:formula="of:=[.M538]/[.$S538]" office:value-type="percentage" office:value="0.0767960363336086" calcext:value-type="percentage">
            <text:p>7,68%</text:p>
          </table:table-cell>
          <table:table-cell table:style-name="ce3" table:formula="of:=[.N538]/[.$S538]" office:value-type="percentage" office:value="0.00495458298926507" calcext:value-type="percentage">
            <text:p>0,50%</text:p>
          </table:table-cell>
          <table:table-cell table:style-name="ce3" table:formula="of:=[.O538]/[.$S538]" office:value-type="percentage" office:value="0.148362235067437" calcext:value-type="percentage">
            <text:p>14,84%</text:p>
          </table:table-cell>
          <table:table-cell table:style-name="ce3" table:formula="of:=[.P538]/[.$S538]" office:value-type="percentage" office:value="0.218965042664465" calcext:value-type="percentage">
            <text:p>21,90%</text:p>
          </table:table-cell>
          <table:table-cell table:style-name="ce3" table:formula="of:=[.Q538]/[.$S538]" office:value-type="percentage" office:value="0.332480044040738" calcext:value-type="percentage">
            <text:p>33,25%</text:p>
          </table:table-cell>
          <table:table-cell table:style-name="ce3" table:formula="of:=[.R538]/[.$S538]" office:value-type="percentage" office:value="0.0113129644921552" calcext:value-type="percentage">
            <text:p>1,13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5-09</text:p>
          </table:table-cell>
          <table:table-cell table:style-name="ce1" office:value-type="string" calcext:value-type="string">
            <text:p>9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9895" calcext:value-type="float">
            <text:p>69895</text:p>
          </table:table-cell>
          <table:table-cell table:style-name="ce1" office:value-type="float" office:value="51714" calcext:value-type="float">
            <text:p>51714</text:p>
          </table:table-cell>
          <table:table-cell table:style-name="ce1" office:value-type="float" office:value="938" calcext:value-type="float">
            <text:p>938</text:p>
          </table:table-cell>
          <table:table-cell table:style-name="ce1" office:value-type="float" office:value="517" calcext:value-type="float">
            <text:p>517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841" calcext:value-type="float">
            <text:p>841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278" calcext:value-type="float">
            <text:p>2278</text:p>
          </table:table-cell>
          <table:table-cell table:style-name="ce1" office:value-type="float" office:value="7598" calcext:value-type="float">
            <text:p>7598</text:p>
          </table:table-cell>
          <table:table-cell table:style-name="ce1" office:value-type="float" office:value="3232" calcext:value-type="float">
            <text:p>3232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11389" calcext:value-type="float">
            <text:p>11389</text:p>
          </table:table-cell>
          <table:table-cell table:style-name="ce1" office:value-type="float" office:value="10846" calcext:value-type="float">
            <text:p>10846</text:p>
          </table:table-cell>
          <table:table-cell table:style-name="ce1" office:value-type="float" office:value="12792" calcext:value-type="float">
            <text:p>12792</text:p>
          </table:table-cell>
          <table:table-cell table:style-name="ce1" office:value-type="float" office:value="540" calcext:value-type="float">
            <text:p>540</text:p>
          </table:table-cell>
          <table:table-cell table:style-name="ce1" table:formula="of:=SUM([.H539:.R539])" office:value-type="float" office:value="50259" calcext:value-type="float">
            <text:p>50259</text:p>
          </table:table-cell>
          <table:table-cell table:style-name="ce3" table:formula="of:=[.H539]/[.$S539]" office:value-type="percentage" office:value="0.00584969856145168" calcext:value-type="percentage">
            <text:p>0,58%</text:p>
          </table:table-cell>
          <table:table-cell table:style-name="ce3" table:formula="of:=[.I539]/[.$S539]" office:value-type="percentage" office:value="0.016733321395173" calcext:value-type="percentage">
            <text:p>1,67%</text:p>
          </table:table-cell>
          <table:table-cell table:style-name="ce3" table:formula="of:=[.J539]/[.$S539]" office:value-type="percentage" office:value="0.0015917547105991" calcext:value-type="percentage">
            <text:p>0,16%</text:p>
          </table:table-cell>
          <table:table-cell table:style-name="ce3" table:formula="of:=[.K539]/[.$S539]" office:value-type="percentage" office:value="0.0453252153843093" calcext:value-type="percentage">
            <text:p>4,53%</text:p>
          </table:table-cell>
          <table:table-cell table:style-name="ce3" table:formula="of:=[.L539]/[.$S539]" office:value-type="percentage" office:value="0.151176903639149" calcext:value-type="percentage">
            <text:p>15,12%</text:p>
          </table:table-cell>
          <table:table-cell table:style-name="ce3" table:formula="of:=[.M539]/[.$S539]" office:value-type="percentage" office:value="0.0643068903082035" calcext:value-type="percentage">
            <text:p>6,43%</text:p>
          </table:table-cell>
          <table:table-cell table:style-name="ce3" table:formula="of:=[.N539]/[.$S539]" office:value-type="percentage" office:value="0.00734196860263833" calcext:value-type="percentage">
            <text:p>0,73%</text:p>
          </table:table-cell>
          <table:table-cell table:style-name="ce3" table:formula="of:=[.O539]/[.$S539]" office:value-type="percentage" office:value="0.226606179987664" calcext:value-type="percentage">
            <text:p>22,66%</text:p>
          </table:table-cell>
          <table:table-cell table:style-name="ce3" table:formula="of:=[.P539]/[.$S539]" office:value-type="percentage" office:value="0.215802144889473" calcext:value-type="percentage">
            <text:p>21,58%</text:p>
          </table:table-cell>
          <table:table-cell table:style-name="ce3" table:formula="of:=[.Q539]/[.$S539]" office:value-type="percentage" office:value="0.254521578224795" calcext:value-type="percentage">
            <text:p>25,45%</text:p>
          </table:table-cell>
          <table:table-cell table:style-name="ce3" table:formula="of:=[.R539]/[.$S539]" office:value-type="percentage" office:value="0.0107443442965439" calcext:value-type="percentage">
            <text:p>1,07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95-10</text:p>
          </table:table-cell>
          <table:table-cell table:style-name="ce1" office:value-type="string" calcext:value-type="string">
            <text:p>9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6456" calcext:value-type="float">
            <text:p>66456</text:p>
          </table:table-cell>
          <table:table-cell table:style-name="ce1" office:value-type="float" office:value="51010" calcext:value-type="float">
            <text:p>51010</text:p>
          </table:table-cell>
          <table:table-cell table:style-name="ce1" office:value-type="float" office:value="1067" calcext:value-type="float">
            <text:p>1067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727" calcext:value-type="float">
            <text:p>727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119" calcext:value-type="float">
            <text:p>2119</text:p>
          </table:table-cell>
          <table:table-cell table:style-name="ce1" office:value-type="float" office:value="6764" calcext:value-type="float">
            <text:p>6764</text:p>
          </table:table-cell>
          <table:table-cell table:style-name="ce1" office:value-type="float" office:value="4065" calcext:value-type="float">
            <text:p>4065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7517" calcext:value-type="float">
            <text:p>7517</text:p>
          </table:table-cell>
          <table:table-cell table:style-name="ce1" office:value-type="float" office:value="13709" calcext:value-type="float">
            <text:p>13709</text:p>
          </table:table-cell>
          <table:table-cell table:style-name="ce1" office:value-type="float" office:value="13576" calcext:value-type="float">
            <text:p>13576</text:p>
          </table:table-cell>
          <table:table-cell table:style-name="ce1" office:value-type="float" office:value="531" calcext:value-type="float">
            <text:p>531</text:p>
          </table:table-cell>
          <table:table-cell table:style-name="ce1" table:formula="of:=SUM([.H540:.R540])" office:value-type="float" office:value="49648" calcext:value-type="float">
            <text:p>49648</text:p>
          </table:table-cell>
          <table:table-cell table:style-name="ce3" table:formula="of:=[.H540]/[.$S540]" office:value-type="percentage" office:value="0.00491459877537867" calcext:value-type="percentage">
            <text:p>0,49%</text:p>
          </table:table-cell>
          <table:table-cell table:style-name="ce3" table:formula="of:=[.I540]/[.$S540]" office:value-type="percentage" office:value="0.0146430873348373" calcext:value-type="percentage">
            <text:p>1,46%</text:p>
          </table:table-cell>
          <table:table-cell table:style-name="ce3" table:formula="of:=[.J540]/[.$S540]" office:value-type="percentage" office:value="0.00183290364163713" calcext:value-type="percentage">
            <text:p>0,18%</text:p>
          </table:table-cell>
          <table:table-cell table:style-name="ce3" table:formula="of:=[.K540]/[.$S540]" office:value-type="percentage" office:value="0.0426804705124074" calcext:value-type="percentage">
            <text:p>4,27%</text:p>
          </table:table-cell>
          <table:table-cell table:style-name="ce3" table:formula="of:=[.L540]/[.$S540]" office:value-type="percentage" office:value="0.13623912342894" calcext:value-type="percentage">
            <text:p>13,62%</text:p>
          </table:table-cell>
          <table:table-cell table:style-name="ce3" table:formula="of:=[.M540]/[.$S540]" office:value-type="percentage" office:value="0.0818764099258782" calcext:value-type="percentage">
            <text:p>8,19%</text:p>
          </table:table-cell>
          <table:table-cell table:style-name="ce3" table:formula="of:=[.N540]/[.$S540]" office:value-type="percentage" office:value="0.00614324846922333" calcext:value-type="percentage">
            <text:p>0,61%</text:p>
          </table:table-cell>
          <table:table-cell table:style-name="ce3" table:formula="of:=[.O540]/[.$S540]" office:value-type="percentage" office:value="0.15140589751853" calcext:value-type="percentage">
            <text:p>15,14%</text:p>
          </table:table-cell>
          <table:table-cell table:style-name="ce3" table:formula="of:=[.P540]/[.$S540]" office:value-type="percentage" office:value="0.276123912342894" calcext:value-type="percentage">
            <text:p>27,61%</text:p>
          </table:table-cell>
          <table:table-cell table:style-name="ce3" table:formula="of:=[.Q540]/[.$S540]" office:value-type="percentage" office:value="0.273445053174347" calcext:value-type="percentage">
            <text:p>27,34%</text:p>
          </table:table-cell>
          <table:table-cell table:style-name="ce3" table:formula="of:=[.R540]/[.$S540]" office:value-type="percentage" office:value="0.0106952948759265" calcext:value-type="percentage">
            <text:p>1,07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ZA-01</text:p>
          </table:table-cell>
          <table:table-cell table:style-name="ce1" office:value-type="string" calcext:value-type="string">
            <text:p>Z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6361" calcext:value-type="float">
            <text:p>76361</text:p>
          </table:table-cell>
          <table:table-cell table:style-name="ce1" office:value-type="float" office:value="29148" calcext:value-type="float">
            <text:p>29148</text:p>
          </table:table-cell>
          <table:table-cell table:style-name="ce1" office:value-type="float" office:value="1383" calcext:value-type="float">
            <text:p>1383</text:p>
          </table:table-cell>
          <table:table-cell table:style-name="ce1" office:value-type="float" office:value="2140" calcext:value-type="float">
            <text:p>2140</text:p>
          </table:table-cell>
          <table:table-cell table:style-name="ce1" office:value-type="float" office:value="539" calcext:value-type="float">
            <text:p>539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3119" calcext:value-type="float">
            <text:p>3119</text:p>
          </table:table-cell>
          <table:table-cell table:style-name="ce1" office:value-type="float" office:value="2530" calcext:value-type="float">
            <text:p>2530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3375" calcext:value-type="float">
            <text:p>3375</text:p>
          </table:table-cell>
          <table:table-cell table:style-name="ce1" office:value-type="float" office:value="8351" calcext:value-type="float">
            <text:p>8351</text:p>
          </table:table-cell>
          <table:table-cell table:style-name="ce1" office:value-type="float" office:value="6127" calcext:value-type="float">
            <text:p>6127</text:p>
          </table:table-cell>
          <table:table-cell table:style-name="ce1" office:value-type="float" office:value="596" calcext:value-type="float">
            <text:p>596</text:p>
          </table:table-cell>
          <table:table-cell table:style-name="ce1" table:formula="of:=SUM([.H541:.R541])" office:value-type="float" office:value="25625" calcext:value-type="float">
            <text:p>25625</text:p>
          </table:table-cell>
          <table:table-cell table:style-name="ce3" table:formula="of:=[.H541]/[.$S541]" office:value-type="percentage" office:value="0.0210341463414634" calcext:value-type="percentage">
            <text:p>2,10%</text:p>
          </table:table-cell>
          <table:table-cell table:style-name="ce3" table:formula="of:=[.I541]/[.$S541]" office:value-type="percentage" office:value="0.0111219512195122" calcext:value-type="percentage">
            <text:p>1,11%</text:p>
          </table:table-cell>
          <table:table-cell table:style-name="ce3" table:formula="of:=[.J541]/[.$S541]" office:value-type="percentage" office:value="0.00425365853658537" calcext:value-type="percentage">
            <text:p>0,43%</text:p>
          </table:table-cell>
          <table:table-cell table:style-name="ce3" table:formula="of:=[.K541]/[.$S541]" office:value-type="percentage" office:value="0.0165853658536585" calcext:value-type="percentage">
            <text:p>1,66%</text:p>
          </table:table-cell>
          <table:table-cell table:style-name="ce3" table:formula="of:=[.L541]/[.$S541]" office:value-type="percentage" office:value="0.121717073170732" calcext:value-type="percentage">
            <text:p>12,17%</text:p>
          </table:table-cell>
          <table:table-cell table:style-name="ce3" table:formula="of:=[.M541]/[.$S541]" office:value-type="percentage" office:value="0.0987317073170732" calcext:value-type="percentage">
            <text:p>9,87%</text:p>
          </table:table-cell>
          <table:table-cell table:style-name="ce3" table:formula="of:=[.N541]/[.$S541]" office:value-type="percentage" office:value="0.00659512195121951" calcext:value-type="percentage">
            <text:p>0,66%</text:p>
          </table:table-cell>
          <table:table-cell table:style-name="ce3" table:formula="of:=[.O541]/[.$S541]" office:value-type="percentage" office:value="0.131707317073171" calcext:value-type="percentage">
            <text:p>13,17%</text:p>
          </table:table-cell>
          <table:table-cell table:style-name="ce3" table:formula="of:=[.P541]/[.$S541]" office:value-type="percentage" office:value="0.325892682926829" calcext:value-type="percentage">
            <text:p>32,59%</text:p>
          </table:table-cell>
          <table:table-cell table:style-name="ce3" table:formula="of:=[.Q541]/[.$S541]" office:value-type="percentage" office:value="0.23910243902439" calcext:value-type="percentage">
            <text:p>23,91%</text:p>
          </table:table-cell>
          <table:table-cell table:style-name="ce3" table:formula="of:=[.R541]/[.$S541]" office:value-type="percentage" office:value="0.0232585365853659" calcext:value-type="percentage">
            <text:p>2,33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ZA-02</text:p>
          </table:table-cell>
          <table:table-cell table:style-name="ce1" office:value-type="string" calcext:value-type="string">
            <text:p>Z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6914" calcext:value-type="float">
            <text:p>86914</text:p>
          </table:table-cell>
          <table:table-cell table:style-name="ce1" office:value-type="float" office:value="35335" calcext:value-type="float">
            <text:p>35335</text:p>
          </table:table-cell>
          <table:table-cell table:style-name="ce1" office:value-type="float" office:value="1450" calcext:value-type="float">
            <text:p>1450</text:p>
          </table:table-cell>
          <table:table-cell table:style-name="ce1" office:value-type="float" office:value="2798" calcext:value-type="float">
            <text:p>2798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85" calcext:value-type="float">
            <text:p>585</text:p>
          </table:table-cell>
          <table:table-cell table:style-name="ce1" office:value-type="float" office:value="4785" calcext:value-type="float">
            <text:p>4785</text:p>
          </table:table-cell>
          <table:table-cell table:style-name="ce1" office:value-type="float" office:value="2622" calcext:value-type="float">
            <text:p>2622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4677" calcext:value-type="float">
            <text:p>4677</text:p>
          </table:table-cell>
          <table:table-cell table:style-name="ce1" office:value-type="float" office:value="9110" calcext:value-type="float">
            <text:p>9110</text:p>
          </table:table-cell>
          <table:table-cell table:style-name="ce1" office:value-type="float" office:value="7625" calcext:value-type="float">
            <text:p>7625</text:p>
          </table:table-cell>
          <table:table-cell table:style-name="ce1" office:value-type="float" office:value="590" calcext:value-type="float">
            <text:p>590</text:p>
          </table:table-cell>
          <table:table-cell table:style-name="ce1" table:formula="of:=SUM([.H542:.R542])" office:value-type="float" office:value="31087" calcext:value-type="float">
            <text:p>31087</text:p>
          </table:table-cell>
          <table:table-cell table:style-name="ce3" table:formula="of:=[.H542]/[.$S542]" office:value-type="percentage" office:value="0.0159873902274263" calcext:value-type="percentage">
            <text:p>1,60%</text:p>
          </table:table-cell>
          <table:table-cell table:style-name="ce3" table:formula="of:=[.I542]/[.$S542]" office:value-type="percentage" office:value="0.0123524302763213" calcext:value-type="percentage">
            <text:p>1,24%</text:p>
          </table:table-cell>
          <table:table-cell table:style-name="ce3" table:formula="of:=[.J542]/[.$S542]" office:value-type="percentage" office:value="0.0020909061665648" calcext:value-type="percentage">
            <text:p>0,21%</text:p>
          </table:table-cell>
          <table:table-cell table:style-name="ce3" table:formula="of:=[.K542]/[.$S542]" office:value-type="percentage" office:value="0.0188181554990832" calcext:value-type="percentage">
            <text:p>1,88%</text:p>
          </table:table-cell>
          <table:table-cell table:style-name="ce3" table:formula="of:=[.L542]/[.$S542]" office:value-type="percentage" office:value="0.153922861646347" calcext:value-type="percentage">
            <text:p>15,39%</text:p>
          </table:table-cell>
          <table:table-cell table:style-name="ce3" table:formula="of:=[.M542]/[.$S542]" office:value-type="percentage" office:value="0.0843439379805063" calcext:value-type="percentage">
            <text:p>8,43%</text:p>
          </table:table-cell>
          <table:table-cell table:style-name="ce3" table:formula="of:=[.N542]/[.$S542]" office:value-type="percentage" office:value="0.00472866471515424" calcext:value-type="percentage">
            <text:p>0,47%</text:p>
          </table:table-cell>
          <table:table-cell table:style-name="ce3" table:formula="of:=[.O542]/[.$S542]" office:value-type="percentage" office:value="0.150448740631132" calcext:value-type="percentage">
            <text:p>15,04%</text:p>
          </table:table-cell>
          <table:table-cell table:style-name="ce3" table:formula="of:=[.P542]/[.$S542]" office:value-type="percentage" office:value="0.293048541190851" calcext:value-type="percentage">
            <text:p>29,30%</text:p>
          </table:table-cell>
          <table:table-cell table:style-name="ce3" table:formula="of:=[.Q542]/[.$S542]" office:value-type="percentage" office:value="0.24527937723164" calcext:value-type="percentage">
            <text:p>24,53%</text:p>
          </table:table-cell>
          <table:table-cell table:style-name="ce3" table:formula="of:=[.R542]/[.$S542]" office:value-type="percentage" office:value="0.0189789944349728" calcext:value-type="percentage">
            <text:p>1,9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ZA-03</text:p>
          </table:table-cell>
          <table:table-cell table:style-name="ce1" office:value-type="string" calcext:value-type="string">
            <text:p>Z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3768" calcext:value-type="float">
            <text:p>83768</text:p>
          </table:table-cell>
          <table:table-cell table:style-name="ce1" office:value-type="float" office:value="35015" calcext:value-type="float">
            <text:p>35015</text:p>
          </table:table-cell>
          <table:table-cell table:style-name="ce1" office:value-type="float" office:value="1547" calcext:value-type="float">
            <text:p>1547</text:p>
          </table:table-cell>
          <table:table-cell table:style-name="ce1" office:value-type="float" office:value="1680" calcext:value-type="float">
            <text:p>1680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599" calcext:value-type="float">
            <text:p>599</text:p>
          </table:table-cell>
          <table:table-cell table:style-name="ce1" office:value-type="float" office:value="4429" calcext:value-type="float">
            <text:p>4429</text:p>
          </table:table-cell>
          <table:table-cell table:style-name="ce1" office:value-type="float" office:value="3059" calcext:value-type="float">
            <text:p>3059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4062" calcext:value-type="float">
            <text:p>4062</text:p>
          </table:table-cell>
          <table:table-cell table:style-name="ce1" office:value-type="float" office:value="10075" calcext:value-type="float">
            <text:p>10075</text:p>
          </table:table-cell>
          <table:table-cell table:style-name="ce1" office:value-type="float" office:value="7833" calcext:value-type="float">
            <text:p>7833</text:p>
          </table:table-cell>
          <table:table-cell table:style-name="ce1" office:value-type="float" office:value="613" calcext:value-type="float">
            <text:p>613</text:p>
          </table:table-cell>
          <table:table-cell table:style-name="ce1" table:formula="of:=SUM([.H543:.R543])" office:value-type="float" office:value="31788" calcext:value-type="float">
            <text:p>31788</text:p>
          </table:table-cell>
          <table:table-cell table:style-name="ce3" table:formula="of:=[.H543]/[.$S543]" office:value-type="percentage" office:value="0.0141562853907135" calcext:value-type="percentage">
            <text:p>1,42%</text:p>
          </table:table-cell>
          <table:table-cell table:style-name="ce3" table:formula="of:=[.I543]/[.$S543]" office:value-type="percentage" office:value="0.0124889895558072" calcext:value-type="percentage">
            <text:p>1,25%</text:p>
          </table:table-cell>
          <table:table-cell table:style-name="ce3" table:formula="of:=[.J543]/[.$S543]" office:value-type="percentage" office:value="0.00261104819428715" calcext:value-type="percentage">
            <text:p>0,26%</text:p>
          </table:table-cell>
          <table:table-cell table:style-name="ce3" table:formula="of:=[.K543]/[.$S543]" office:value-type="percentage" office:value="0.0188435887756386" calcext:value-type="percentage">
            <text:p>1,88%</text:p>
          </table:table-cell>
          <table:table-cell table:style-name="ce3" table:formula="of:=[.L543]/[.$S543]" office:value-type="percentage" office:value="0.1393293066566" calcext:value-type="percentage">
            <text:p>13,93%</text:p>
          </table:table-cell>
          <table:table-cell table:style-name="ce3" table:formula="of:=[.M543]/[.$S543]" office:value-type="percentage" office:value="0.0962312822448723" calcext:value-type="percentage">
            <text:p>9,62%</text:p>
          </table:table-cell>
          <table:table-cell table:style-name="ce3" table:formula="of:=[.N543]/[.$S543]" office:value-type="percentage" office:value="0.0059141814521203" calcext:value-type="percentage">
            <text:p>0,59%</text:p>
          </table:table-cell>
          <table:table-cell table:style-name="ce3" table:formula="of:=[.O543]/[.$S543]" office:value-type="percentage" office:value="0.127784069460174" calcext:value-type="percentage">
            <text:p>12,78%</text:p>
          </table:table-cell>
          <table:table-cell table:style-name="ce3" table:formula="of:=[.P543]/[.$S543]" office:value-type="percentage" office:value="0.316943500692085" calcext:value-type="percentage">
            <text:p>31,69%</text:p>
          </table:table-cell>
          <table:table-cell table:style-name="ce3" table:formula="of:=[.Q543]/[.$S543]" office:value-type="percentage" office:value="0.246413741034353" calcext:value-type="percentage">
            <text:p>24,64%</text:p>
          </table:table-cell>
          <table:table-cell table:style-name="ce3" table:formula="of:=[.R543]/[.$S543]" office:value-type="percentage" office:value="0.0192840065433497" calcext:value-type="percentage">
            <text:p>1,93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ZA-04</text:p>
          </table:table-cell>
          <table:table-cell table:style-name="ce1" office:value-type="string" calcext:value-type="string">
            <text:p>Z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9302" calcext:value-type="float">
            <text:p>69302</text:p>
          </table:table-cell>
          <table:table-cell table:style-name="ce1" office:value-type="float" office:value="27153" calcext:value-type="float">
            <text:p>27153</text:p>
          </table:table-cell>
          <table:table-cell table:style-name="ce1" office:value-type="float" office:value="1268" calcext:value-type="float">
            <text:p>1268</text:p>
          </table:table-cell>
          <table:table-cell table:style-name="ce1" office:value-type="float" office:value="1892" calcext:value-type="float">
            <text:p>1892</text:p>
          </table:table-cell>
          <table:table-cell table:style-name="ce1" office:value-type="float" office:value="494" calcext:value-type="float">
            <text:p>494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33" calcext:value-type="float">
            <text:p>433</text:p>
          </table:table-cell>
          <table:table-cell table:style-name="ce1" office:value-type="float" office:value="4004" calcext:value-type="float">
            <text:p>4004</text:p>
          </table:table-cell>
          <table:table-cell table:style-name="ce1" office:value-type="float" office:value="2977" calcext:value-type="float">
            <text:p>2977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3089" calcext:value-type="float">
            <text:p>3089</text:p>
          </table:table-cell>
          <table:table-cell table:style-name="ce1" office:value-type="float" office:value="6456" calcext:value-type="float">
            <text:p>6456</text:p>
          </table:table-cell>
          <table:table-cell table:style-name="ce1" office:value-type="float" office:value="5554" calcext:value-type="float">
            <text:p>5554</text:p>
          </table:table-cell>
          <table:table-cell table:style-name="ce1" office:value-type="float" office:value="509" calcext:value-type="float">
            <text:p>509</text:p>
          </table:table-cell>
          <table:table-cell table:style-name="ce1" table:formula="of:=SUM([.H544:.R544])" office:value-type="float" office:value="23993" calcext:value-type="float">
            <text:p>23993</text:p>
          </table:table-cell>
          <table:table-cell table:style-name="ce3" table:formula="of:=[.H544]/[.$S544]" office:value-type="percentage" office:value="0.0205893385570791" calcext:value-type="percentage">
            <text:p>2,06%</text:p>
          </table:table-cell>
          <table:table-cell table:style-name="ce3" table:formula="of:=[.I544]/[.$S544]" office:value-type="percentage" office:value="0.0105447422164798" calcext:value-type="percentage">
            <text:p>1,05%</text:p>
          </table:table-cell>
          <table:table-cell table:style-name="ce3" table:formula="of:=[.J544]/[.$S544]" office:value-type="percentage" office:value="0.00291751760930271" calcext:value-type="percentage">
            <text:p>0,29%</text:p>
          </table:table-cell>
          <table:table-cell table:style-name="ce3" table:formula="of:=[.K544]/[.$S544]" office:value-type="percentage" office:value="0.0180469303546868" calcext:value-type="percentage">
            <text:p>1,80%</text:p>
          </table:table-cell>
          <table:table-cell table:style-name="ce3" table:formula="of:=[.L544]/[.$S544]" office:value-type="percentage" office:value="0.166882007252115" calcext:value-type="percentage">
            <text:p>16,69%</text:p>
          </table:table-cell>
          <table:table-cell table:style-name="ce3" table:formula="of:=[.M544]/[.$S544]" office:value-type="percentage" office:value="0.124077856041345" calcext:value-type="percentage">
            <text:p>12,41%</text:p>
          </table:table-cell>
          <table:table-cell table:style-name="ce3" table:formula="of:=[.N544]/[.$S544]" office:value-type="percentage" office:value="0.00641853874046597" calcext:value-type="percentage">
            <text:p>0,64%</text:p>
          </table:table-cell>
          <table:table-cell table:style-name="ce3" table:formula="of:=[.O544]/[.$S544]" office:value-type="percentage" office:value="0.12874588421623" calcext:value-type="percentage">
            <text:p>12,87%</text:p>
          </table:table-cell>
          <table:table-cell table:style-name="ce3" table:formula="of:=[.P544]/[.$S544]" office:value-type="percentage" office:value="0.26907848122369" calcext:value-type="percentage">
            <text:p>26,91%</text:p>
          </table:table-cell>
          <table:table-cell table:style-name="ce3" table:formula="of:=[.Q544]/[.$S544]" office:value-type="percentage" office:value="0.231484182886675" calcext:value-type="percentage">
            <text:p>23,15%</text:p>
          </table:table-cell>
          <table:table-cell table:style-name="ce3" table:formula="of:=[.R544]/[.$S544]" office:value-type="percentage" office:value="0.0212145209019297" calcext:value-type="percentage">
            <text:p>2,12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ZB-01</text:p>
          </table:table-cell>
          <table:table-cell table:style-name="ce1" office:value-type="string" calcext:value-type="string">
            <text:p>ZB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9411" calcext:value-type="float">
            <text:p>79411</text:p>
          </table:table-cell>
          <table:table-cell table:style-name="ce1" office:value-type="float" office:value="33199" calcext:value-type="float">
            <text:p>33199</text:p>
          </table:table-cell>
          <table:table-cell table:style-name="ce1" office:value-type="float" office:value="2309" calcext:value-type="float">
            <text:p>2309</text:p>
          </table:table-cell>
          <table:table-cell table:style-name="ce1" office:value-type="float" office:value="1938" calcext:value-type="float">
            <text:p>1938</text:p>
          </table:table-cell>
          <table:table-cell table:style-name="ce1" office:value-type="float" office:value="665" calcext:value-type="float">
            <text:p>665</text:p>
          </table:table-cell>
          <table:table-cell table:style-name="ce1" office:value-type="float" office:value="374" calcext:value-type="float">
            <text:p>374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629" calcext:value-type="float">
            <text:p>629</text:p>
          </table:table-cell>
          <table:table-cell table:style-name="ce1" office:value-type="float" office:value="5091" calcext:value-type="float">
            <text:p>5091</text:p>
          </table:table-cell>
          <table:table-cell table:style-name="ce1" office:value-type="float" office:value="2679" calcext:value-type="float">
            <text:p>2679</text:p>
          </table:table-cell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3372" calcext:value-type="float">
            <text:p>3372</text:p>
          </table:table-cell>
          <table:table-cell table:style-name="ce1" office:value-type="float" office:value="7104" calcext:value-type="float">
            <text:p>7104</text:p>
          </table:table-cell>
          <table:table-cell table:style-name="ce1" office:value-type="float" office:value="7805" calcext:value-type="float">
            <text:p>7805</text:p>
          </table:table-cell>
          <table:table-cell table:style-name="ce1" office:value-type="float" office:value="903" calcext:value-type="float">
            <text:p>903</text:p>
          </table:table-cell>
          <table:table-cell table:style-name="ce1" table:formula="of:=SUM([.H545:.R545])" office:value-type="float" office:value="28952" calcext:value-type="float">
            <text:p>28952</text:p>
          </table:table-cell>
          <table:table-cell table:style-name="ce3" table:formula="of:=[.H545]/[.$S545]" office:value-type="percentage" office:value="0.0229690522243714" calcext:value-type="percentage">
            <text:p>2,30%</text:p>
          </table:table-cell>
          <table:table-cell table:style-name="ce3" table:formula="of:=[.I545]/[.$S545]" office:value-type="percentage" office:value="0.0129179331306991" calcext:value-type="percentage">
            <text:p>1,29%</text:p>
          </table:table-cell>
          <table:table-cell table:style-name="ce3" table:formula="of:=[.J545]/[.$S545]" office:value-type="percentage" office:value="0.00400663166620613" calcext:value-type="percentage">
            <text:p>0,40%</text:p>
          </table:table-cell>
          <table:table-cell table:style-name="ce3" table:formula="of:=[.K545]/[.$S545]" office:value-type="percentage" office:value="0.0217256148107212" calcext:value-type="percentage">
            <text:p>2,17%</text:p>
          </table:table-cell>
          <table:table-cell table:style-name="ce3" table:formula="of:=[.L545]/[.$S545]" office:value-type="percentage" office:value="0.17584277424703" calcext:value-type="percentage">
            <text:p>17,58%</text:p>
          </table:table-cell>
          <table:table-cell table:style-name="ce3" table:formula="of:=[.M545]/[.$S545]" office:value-type="percentage" office:value="0.0925324675324675" calcext:value-type="percentage">
            <text:p>9,25%</text:p>
          </table:table-cell>
          <table:table-cell table:style-name="ce3" table:formula="of:=[.N545]/[.$S545]" office:value-type="percentage" office:value="0.00739154462558718" calcext:value-type="percentage">
            <text:p>0,74%</text:p>
          </table:table-cell>
          <table:table-cell table:style-name="ce3" table:formula="of:=[.O545]/[.$S545]" office:value-type="percentage" office:value="0.116468637745233" calcext:value-type="percentage">
            <text:p>11,65%</text:p>
          </table:table-cell>
          <table:table-cell table:style-name="ce3" table:formula="of:=[.P545]/[.$S545]" office:value-type="percentage" office:value="0.245371649626969" calcext:value-type="percentage">
            <text:p>24,54%</text:p>
          </table:table-cell>
          <table:table-cell table:style-name="ce3" table:formula="of:=[.Q545]/[.$S545]" office:value-type="percentage" office:value="0.26958413926499" calcext:value-type="percentage">
            <text:p>26,96%</text:p>
          </table:table-cell>
          <table:table-cell table:style-name="ce3" table:formula="of:=[.R545]/[.$S545]" office:value-type="percentage" office:value="0.0311895551257253" calcext:value-type="percentage">
            <text:p>3,12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ZB-02</text:p>
          </table:table-cell>
          <table:table-cell table:style-name="ce1" office:value-type="string" calcext:value-type="string">
            <text:p>Z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1795" calcext:value-type="float">
            <text:p>81795</text:p>
          </table:table-cell>
          <table:table-cell table:style-name="ce1" office:value-type="float" office:value="33832" calcext:value-type="float">
            <text:p>33832</text:p>
          </table:table-cell>
          <table:table-cell table:style-name="ce1" office:value-type="float" office:value="2331" calcext:value-type="float">
            <text:p>2331</text:p>
          </table:table-cell>
          <table:table-cell table:style-name="ce1" office:value-type="float" office:value="1773" calcext:value-type="float">
            <text:p>1773</text:p>
          </table:table-cell>
          <table:table-cell table:style-name="ce1" office:value-type="float" office:value="629" calcext:value-type="float">
            <text:p>629</text:p>
          </table:table-cell>
          <table:table-cell table:style-name="ce1" office:value-type="float" office:value="332" calcext:value-type="float">
            <text:p>332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5387" calcext:value-type="float">
            <text:p>5387</text:p>
          </table:table-cell>
          <table:table-cell table:style-name="ce1" office:value-type="float" office:value="2613" calcext:value-type="float">
            <text:p>2613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3486" calcext:value-type="float">
            <text:p>3486</text:p>
          </table:table-cell>
          <table:table-cell table:style-name="ce1" office:value-type="float" office:value="8046" calcext:value-type="float">
            <text:p>8046</text:p>
          </table:table-cell>
          <table:table-cell table:style-name="ce1" office:value-type="float" office:value="7458" calcext:value-type="float">
            <text:p>7458</text:p>
          </table:table-cell>
          <table:table-cell table:style-name="ce1" office:value-type="float" office:value="836" calcext:value-type="float">
            <text:p>836</text:p>
          </table:table-cell>
          <table:table-cell table:style-name="ce1" table:formula="of:=SUM([.H546:.R546])" office:value-type="float" office:value="29728" calcext:value-type="float">
            <text:p>29728</text:p>
          </table:table-cell>
          <table:table-cell table:style-name="ce3" table:formula="of:=[.H546]/[.$S546]" office:value-type="percentage" office:value="0.0211585037674919" calcext:value-type="percentage">
            <text:p>2,12%</text:p>
          </table:table-cell>
          <table:table-cell table:style-name="ce3" table:formula="of:=[.I546]/[.$S546]" office:value-type="percentage" office:value="0.0111679224973089" calcext:value-type="percentage">
            <text:p>1,12%</text:p>
          </table:table-cell>
          <table:table-cell table:style-name="ce3" table:formula="of:=[.J546]/[.$S546]" office:value-type="percentage" office:value="0.0034983853606028" calcext:value-type="percentage">
            <text:p>0,35%</text:p>
          </table:table-cell>
          <table:table-cell table:style-name="ce3" table:formula="of:=[.K546]/[.$S546]" office:value-type="percentage" office:value="0.0200820775026911" calcext:value-type="percentage">
            <text:p>2,01%</text:p>
          </table:table-cell>
          <table:table-cell table:style-name="ce3" table:formula="of:=[.L546]/[.$S546]" office:value-type="percentage" office:value="0.18120963401507" calcext:value-type="percentage">
            <text:p>18,12%</text:p>
          </table:table-cell>
          <table:table-cell table:style-name="ce3" table:formula="of:=[.M546]/[.$S546]" office:value-type="percentage" office:value="0.0878969321851453" calcext:value-type="percentage">
            <text:p>8,79%</text:p>
          </table:table-cell>
          <table:table-cell table:style-name="ce3" table:formula="of:=[.N546]/[.$S546]" office:value-type="percentage" office:value="0.00807319698600646" calcext:value-type="percentage">
            <text:p>0,81%</text:p>
          </table:table-cell>
          <table:table-cell table:style-name="ce3" table:formula="of:=[.O546]/[.$S546]" office:value-type="percentage" office:value="0.117263186221744" calcext:value-type="percentage">
            <text:p>11,73%</text:p>
          </table:table-cell>
          <table:table-cell table:style-name="ce3" table:formula="of:=[.P546]/[.$S546]" office:value-type="percentage" office:value="0.270653928955867" calcext:value-type="percentage">
            <text:p>27,07%</text:p>
          </table:table-cell>
          <table:table-cell table:style-name="ce3" table:formula="of:=[.Q546]/[.$S546]" office:value-type="percentage" office:value="0.250874596340151" calcext:value-type="percentage">
            <text:p>25,09%</text:p>
          </table:table-cell>
          <table:table-cell table:style-name="ce3" table:formula="of:=[.R546]/[.$S546]" office:value-type="percentage" office:value="0.0281216361679225" calcext:value-type="percentage">
            <text:p>2,8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ZB-03</text:p>
          </table:table-cell>
          <table:table-cell table:style-name="ce1" office:value-type="string" calcext:value-type="string">
            <text:p>ZB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5881" calcext:value-type="float">
            <text:p>65881</text:p>
          </table:table-cell>
          <table:table-cell table:style-name="ce1" office:value-type="float" office:value="26410" calcext:value-type="float">
            <text:p>26410</text:p>
          </table:table-cell>
          <table:table-cell table:style-name="ce1" office:value-type="float" office:value="1752" calcext:value-type="float">
            <text:p>1752</text:p>
          </table:table-cell>
          <table:table-cell table:style-name="ce1" office:value-type="float" office:value="1184" calcext:value-type="float">
            <text:p>1184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3563" calcext:value-type="float">
            <text:p>3563</text:p>
          </table:table-cell>
          <table:table-cell table:style-name="ce1" office:value-type="float" office:value="3108" calcext:value-type="float">
            <text:p>3108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2215" calcext:value-type="float">
            <text:p>2215</text:p>
          </table:table-cell>
          <table:table-cell table:style-name="ce1" office:value-type="float" office:value="5924" calcext:value-type="float">
            <text:p>5924</text:p>
          </table:table-cell>
          <table:table-cell table:style-name="ce1" office:value-type="float" office:value="6454" calcext:value-type="float">
            <text:p>6454</text:p>
          </table:table-cell>
          <table:table-cell table:style-name="ce1" office:value-type="float" office:value="710" calcext:value-type="float">
            <text:p>710</text:p>
          </table:table-cell>
          <table:table-cell table:style-name="ce1" table:formula="of:=SUM([.H547:.R547])" office:value-type="float" office:value="23474" calcext:value-type="float">
            <text:p>23474</text:p>
          </table:table-cell>
          <table:table-cell table:style-name="ce3" table:formula="of:=[.H547]/[.$S547]" office:value-type="percentage" office:value="0.0195961489307319" calcext:value-type="percentage">
            <text:p>1,96%</text:p>
          </table:table-cell>
          <table:table-cell table:style-name="ce3" table:formula="of:=[.I547]/[.$S547]" office:value-type="percentage" office:value="0.0135895032802249" calcext:value-type="percentage">
            <text:p>1,36%</text:p>
          </table:table-cell>
          <table:table-cell table:style-name="ce3" table:formula="of:=[.J547]/[.$S547]" office:value-type="percentage" office:value="0.00349322654852177" calcext:value-type="percentage">
            <text:p>0,35%</text:p>
          </table:table-cell>
          <table:table-cell table:style-name="ce3" table:formula="of:=[.K547]/[.$S547]" office:value-type="percentage" office:value="0.0189997443980574" calcext:value-type="percentage">
            <text:p>1,90%</text:p>
          </table:table-cell>
          <table:table-cell table:style-name="ce3" table:formula="of:=[.L547]/[.$S547]" office:value-type="percentage" office:value="0.151784953565647" calcext:value-type="percentage">
            <text:p>15,18%</text:p>
          </table:table-cell>
          <table:table-cell table:style-name="ce3" table:formula="of:=[.M547]/[.$S547]" office:value-type="percentage" office:value="0.132401806253728" calcext:value-type="percentage">
            <text:p>13,24%</text:p>
          </table:table-cell>
          <table:table-cell table:style-name="ce3" table:formula="of:=[.N547]/[.$S547]" office:value-type="percentage" office:value="0.00822186248615489" calcext:value-type="percentage">
            <text:p>0,82%</text:p>
          </table:table-cell>
          <table:table-cell table:style-name="ce3" table:formula="of:=[.O547]/[.$S547]" office:value-type="percentage" office:value="0.0943597171338502" calcext:value-type="percentage">
            <text:p>9,44%</text:p>
          </table:table-cell>
          <table:table-cell table:style-name="ce3" table:formula="of:=[.P547]/[.$S547]" office:value-type="percentage" office:value="0.252364317968817" calcext:value-type="percentage">
            <text:p>25,24%</text:p>
          </table:table-cell>
          <table:table-cell table:style-name="ce3" table:formula="of:=[.Q547]/[.$S547]" office:value-type="percentage" office:value="0.274942489562921" calcext:value-type="percentage">
            <text:p>27,49%</text:p>
          </table:table-cell>
          <table:table-cell table:style-name="ce3" table:formula="of:=[.R547]/[.$S547]" office:value-type="percentage" office:value="0.030246229871347" calcext:value-type="percentage">
            <text:p>3,02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ZB-04</text:p>
          </table:table-cell>
          <table:table-cell table:style-name="ce1" office:value-type="string" calcext:value-type="string">
            <text:p>Z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3725" calcext:value-type="float">
            <text:p>83725</text:p>
          </table:table-cell>
          <table:table-cell table:style-name="ce1" office:value-type="float" office:value="30516" calcext:value-type="float">
            <text:p>30516</text:p>
          </table:table-cell>
          <table:table-cell table:style-name="ce1" office:value-type="float" office:value="1740" calcext:value-type="float">
            <text:p>1740</text:p>
          </table:table-cell>
          <table:table-cell table:style-name="ce1" office:value-type="float" office:value="1450" calcext:value-type="float">
            <text:p>1450</text:p>
          </table:table-cell>
          <table:table-cell table:style-name="ce1" office:value-type="float" office:value="503" calcext:value-type="float">
            <text:p>503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68" calcext:value-type="float">
            <text:p>668</text:p>
          </table:table-cell>
          <table:table-cell table:style-name="ce1" office:value-type="float" office:value="4403" calcext:value-type="float">
            <text:p>4403</text:p>
          </table:table-cell>
          <table:table-cell table:style-name="ce1" office:value-type="float" office:value="2273" calcext:value-type="float">
            <text:p>2273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2902" calcext:value-type="float">
            <text:p>2902</text:p>
          </table:table-cell>
          <table:table-cell table:style-name="ce1" office:value-type="float" office:value="6877" calcext:value-type="float">
            <text:p>6877</text:p>
          </table:table-cell>
          <table:table-cell table:style-name="ce1" office:value-type="float" office:value="8241" calcext:value-type="float">
            <text:p>8241</text:p>
          </table:table-cell>
          <table:table-cell table:style-name="ce1" office:value-type="float" office:value="781" calcext:value-type="float">
            <text:p>781</text:p>
          </table:table-cell>
          <table:table-cell table:style-name="ce1" table:formula="of:=SUM([.H548:.R548])" office:value-type="float" office:value="27326" calcext:value-type="float">
            <text:p>27326</text:p>
          </table:table-cell>
          <table:table-cell table:style-name="ce3" table:formula="of:=[.H548]/[.$S548]" office:value-type="percentage" office:value="0.0184073775891093" calcext:value-type="percentage">
            <text:p>1,84%</text:p>
          </table:table-cell>
          <table:table-cell table:style-name="ce3" table:formula="of:=[.I548]/[.$S548]" office:value-type="percentage" office:value="0.0139793603161824" calcext:value-type="percentage">
            <text:p>1,40%</text:p>
          </table:table-cell>
          <table:table-cell table:style-name="ce3" table:formula="of:=[.J548]/[.$S548]" office:value-type="percentage" office:value="0.00263485325331186" calcext:value-type="percentage">
            <text:p>0,26%</text:p>
          </table:table-cell>
          <table:table-cell table:style-name="ce3" table:formula="of:=[.K548]/[.$S548]" office:value-type="percentage" office:value="0.0244455829612823" calcext:value-type="percentage">
            <text:p>2,44%</text:p>
          </table:table-cell>
          <table:table-cell table:style-name="ce3" table:formula="of:=[.L548]/[.$S548]" office:value-type="percentage" office:value="0.161128595476835" calcext:value-type="percentage">
            <text:p>16,11%</text:p>
          </table:table-cell>
          <table:table-cell table:style-name="ce3" table:formula="of:=[.M548]/[.$S548]" office:value-type="percentage" office:value="0.0831808533996926" calcext:value-type="percentage">
            <text:p>8,32%</text:p>
          </table:table-cell>
          <table:table-cell table:style-name="ce3" table:formula="of:=[.N548]/[.$S548]" office:value-type="percentage" office:value="0.0081973212325258" calcext:value-type="percentage">
            <text:p>0,82%</text:p>
          </table:table-cell>
          <table:table-cell table:style-name="ce3" table:formula="of:=[.O548]/[.$S548]" office:value-type="percentage" office:value="0.106199224182098" calcext:value-type="percentage">
            <text:p>10,62%</text:p>
          </table:table-cell>
          <table:table-cell table:style-name="ce3" table:formula="of:=[.P548]/[.$S548]" office:value-type="percentage" office:value="0.251665080875357" calcext:value-type="percentage">
            <text:p>25,17%</text:p>
          </table:table-cell>
          <table:table-cell table:style-name="ce3" table:formula="of:=[.Q548]/[.$S548]" office:value-type="percentage" office:value="0.301580911951987" calcext:value-type="percentage">
            <text:p>30,16%</text:p>
          </table:table-cell>
          <table:table-cell table:style-name="ce3" table:formula="of:=[.R548]/[.$S548]" office:value-type="percentage" office:value="0.028580838761619" calcext:value-type="percentage">
            <text:p>2,86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ZC-01</text:p>
          </table:table-cell>
          <table:table-cell table:style-name="ce1" office:value-type="string" calcext:value-type="string">
            <text:p>Z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3535" calcext:value-type="float">
            <text:p>53535</text:p>
          </table:table-cell>
          <table:table-cell table:style-name="ce1" office:value-type="float" office:value="20753" calcext:value-type="float">
            <text:p>20753</text:p>
          </table:table-cell>
          <table:table-cell table:style-name="ce1" office:value-type="float" office:value="2626" calcext:value-type="float">
            <text:p>2626</text:p>
          </table:table-cell>
          <table:table-cell table:style-name="ce1" office:value-type="float" office:value="909" calcext:value-type="float">
            <text:p>909</text:p>
          </table:table-cell>
          <table:table-cell table:style-name="ce1" office:value-type="float" office:value="318" calcext:value-type="float">
            <text:p>318</text:p>
          </table:table-cell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2584" calcext:value-type="float">
            <text:p>2584</text:p>
          </table:table-cell>
          <table:table-cell table:style-name="ce1" office:value-type="float" office:value="979" calcext:value-type="float">
            <text:p>979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4151" calcext:value-type="float">
            <text:p>4151</text:p>
          </table:table-cell>
          <table:table-cell table:style-name="ce1" office:value-type="float" office:value="3152" calcext:value-type="float">
            <text:p>3152</text:p>
          </table:table-cell>
          <table:table-cell table:style-name="ce1" office:value-type="float" office:value="4225" calcext:value-type="float">
            <text:p>4225</text:p>
          </table:table-cell>
          <table:table-cell table:style-name="ce1" office:value-type="float" office:value="960" calcext:value-type="float">
            <text:p>960</text:p>
          </table:table-cell>
          <table:table-cell table:style-name="ce1" table:formula="of:=SUM([.H549:.R549])" office:value-type="float" office:value="17218" calcext:value-type="float">
            <text:p>17218</text:p>
          </table:table-cell>
          <table:table-cell table:style-name="ce3" table:formula="of:=[.H549]/[.$S549]" office:value-type="percentage" office:value="0.0184690440236961" calcext:value-type="percentage">
            <text:p>1,85%</text:p>
          </table:table-cell>
          <table:table-cell table:style-name="ce3" table:formula="of:=[.I549]/[.$S549]" office:value-type="percentage" office:value="0.0188175165524451" calcext:value-type="percentage">
            <text:p>1,88%</text:p>
          </table:table-cell>
          <table:table-cell table:style-name="ce3" table:formula="of:=[.J549]/[.$S549]" office:value-type="percentage" office:value="0.00331048902311534" calcext:value-type="percentage">
            <text:p>0,33%</text:p>
          </table:table-cell>
          <table:table-cell table:style-name="ce3" table:formula="of:=[.K549]/[.$S549]" office:value-type="percentage" office:value="0.0175397839470322" calcext:value-type="percentage">
            <text:p>1,75%</text:p>
          </table:table-cell>
          <table:table-cell table:style-name="ce3" table:formula="of:=[.L549]/[.$S549]" office:value-type="percentage" office:value="0.150075502381229" calcext:value-type="percentage">
            <text:p>15,01%</text:p>
          </table:table-cell>
          <table:table-cell table:style-name="ce3" table:formula="of:=[.M549]/[.$S549]" office:value-type="percentage" office:value="0.0568591009408758" calcext:value-type="percentage">
            <text:p>5,69%</text:p>
          </table:table-cell>
          <table:table-cell table:style-name="ce3" table:formula="of:=[.N549]/[.$S549]" office:value-type="percentage" office:value="0.00964107329538855" calcext:value-type="percentage">
            <text:p>0,96%</text:p>
          </table:table-cell>
          <table:table-cell table:style-name="ce3" table:formula="of:=[.O549]/[.$S549]" office:value-type="percentage" office:value="0.241084911139505" calcext:value-type="percentage">
            <text:p>24,11%</text:p>
          </table:table-cell>
          <table:table-cell table:style-name="ce3" table:formula="of:=[.P549]/[.$S549]" office:value-type="percentage" office:value="0.183064235102799" calcext:value-type="percentage">
            <text:p>18,31%</text:p>
          </table:table-cell>
          <table:table-cell table:style-name="ce3" table:formula="of:=[.Q549]/[.$S549]" office:value-type="percentage" office:value="0.245382738994076" calcext:value-type="percentage">
            <text:p>24,54%</text:p>
          </table:table-cell>
          <table:table-cell table:style-name="ce3" table:formula="of:=[.R549]/[.$S549]" office:value-type="percentage" office:value="0.0557556045998374" calcext:value-type="percentage">
            <text:p>5,5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ZC-02</text:p>
          </table:table-cell>
          <table:table-cell table:style-name="ce1" office:value-type="string" calcext:value-type="string">
            <text:p>Z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500" calcext:value-type="float">
            <text:p>38500</text:p>
          </table:table-cell>
          <table:table-cell table:style-name="ce1" office:value-type="float" office:value="11172" calcext:value-type="float">
            <text:p>11172</text:p>
          </table:table-cell>
          <table:table-cell table:style-name="ce1" office:value-type="float" office:value="1121" calcext:value-type="float">
            <text:p>1121</text:p>
          </table:table-cell>
          <table:table-cell table:style-name="ce1" office:value-type="float" office:value="435" calcext:value-type="float">
            <text:p>435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350" calcext:value-type="float">
            <text:p>1350</text:p>
          </table:table-cell>
          <table:table-cell table:style-name="ce1" office:value-type="float" office:value="549" calcext:value-type="float">
            <text:p>549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2368" calcext:value-type="float">
            <text:p>2368</text:p>
          </table:table-cell>
          <table:table-cell table:style-name="ce1" office:value-type="float" office:value="1879" calcext:value-type="float">
            <text:p>1879</text:p>
          </table:table-cell>
          <table:table-cell table:style-name="ce1" office:value-type="float" office:value="2408" calcext:value-type="float">
            <text:p>2408</text:p>
          </table:table-cell>
          <table:table-cell table:style-name="ce1" office:value-type="float" office:value="445" calcext:value-type="float">
            <text:p>445</text:p>
          </table:table-cell>
          <table:table-cell table:style-name="ce1" table:formula="of:=SUM([.H550:.R550])" office:value-type="float" office:value="9616" calcext:value-type="float">
            <text:p>9616</text:p>
          </table:table-cell>
          <table:table-cell table:style-name="ce3" table:formula="of:=[.H550]/[.$S550]" office:value-type="percentage" office:value="0.0149750415973378" calcext:value-type="percentage">
            <text:p>1,50%</text:p>
          </table:table-cell>
          <table:table-cell table:style-name="ce3" table:formula="of:=[.I550]/[.$S550]" office:value-type="percentage" office:value="0.0162229617304493" calcext:value-type="percentage">
            <text:p>1,62%</text:p>
          </table:table-cell>
          <table:table-cell table:style-name="ce3" table:formula="of:=[.J550]/[.$S550]" office:value-type="percentage" office:value="0.00426372712146423" calcext:value-type="percentage">
            <text:p>0,43%</text:p>
          </table:table-cell>
          <table:table-cell table:style-name="ce3" table:formula="of:=[.K550]/[.$S550]" office:value-type="percentage" office:value="0.0175748752079867" calcext:value-type="percentage">
            <text:p>1,76%</text:p>
          </table:table-cell>
          <table:table-cell table:style-name="ce3" table:formula="of:=[.L550]/[.$S550]" office:value-type="percentage" office:value="0.140391014975042" calcext:value-type="percentage">
            <text:p>14,04%</text:p>
          </table:table-cell>
          <table:table-cell table:style-name="ce3" table:formula="of:=[.M550]/[.$S550]" office:value-type="percentage" office:value="0.0570923460898502" calcext:value-type="percentage">
            <text:p>5,71%</text:p>
          </table:table-cell>
          <table:table-cell table:style-name="ce3" table:formula="of:=[.N550]/[.$S550]" office:value-type="percentage" office:value="0.0111272878535774" calcext:value-type="percentage">
            <text:p>1,11%</text:p>
          </table:table-cell>
          <table:table-cell table:style-name="ce3" table:formula="of:=[.O550]/[.$S550]" office:value-type="percentage" office:value="0.246256239600666" calcext:value-type="percentage">
            <text:p>24,63%</text:p>
          </table:table-cell>
          <table:table-cell table:style-name="ce3" table:formula="of:=[.P550]/[.$S550]" office:value-type="percentage" office:value="0.195403494176373" calcext:value-type="percentage">
            <text:p>19,54%</text:p>
          </table:table-cell>
          <table:table-cell table:style-name="ce3" table:formula="of:=[.Q550]/[.$S550]" office:value-type="percentage" office:value="0.250415973377704" calcext:value-type="percentage">
            <text:p>25,04%</text:p>
          </table:table-cell>
          <table:table-cell table:style-name="ce3" table:formula="of:=[.R550]/[.$S550]" office:value-type="percentage" office:value="0.0462770382695507" calcext:value-type="percentage">
            <text:p>4,63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ZD-01</text:p>
          </table:table-cell>
          <table:table-cell table:style-name="ce1" office:value-type="string" calcext:value-type="string">
            <text:p>Z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0368" calcext:value-type="float">
            <text:p>80368</text:p>
          </table:table-cell>
          <table:table-cell table:style-name="ce1" office:value-type="float" office:value="49555" calcext:value-type="float">
            <text:p>49555</text:p>
          </table:table-cell>
          <table:table-cell table:style-name="ce1" office:value-type="float" office:value="1249" calcext:value-type="float">
            <text:p>1249</text:p>
          </table:table-cell>
          <table:table-cell table:style-name="ce1" office:value-type="float" office:value="1156" calcext:value-type="float">
            <text:p>1156</text:p>
          </table:table-cell>
          <table:table-cell table:style-name="ce1" office:value-type="float" office:value="507" calcext:value-type="float">
            <text:p>507</text:p>
          </table:table-cell>
          <table:table-cell table:style-name="ce1" office:value-type="float" office:value="851" calcext:value-type="float">
            <text:p>851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314" calcext:value-type="float">
            <text:p>1314</text:p>
          </table:table-cell>
          <table:table-cell table:style-name="ce1" office:value-type="float" office:value="9114" calcext:value-type="float">
            <text:p>9114</text:p>
          </table:table-cell>
          <table:table-cell table:style-name="ce1" office:value-type="float" office:value="3518" calcext:value-type="float">
            <text:p>3518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9864" calcext:value-type="float">
            <text:p>9864</text:p>
          </table:table-cell>
          <table:table-cell table:style-name="ce1" office:value-type="float" office:value="11084" calcext:value-type="float">
            <text:p>11084</text:p>
          </table:table-cell>
          <table:table-cell table:style-name="ce1" office:value-type="float" office:value="10052" calcext:value-type="float">
            <text:p>10052</text:p>
          </table:table-cell>
          <table:table-cell table:style-name="ce1" office:value-type="float" office:value="509" calcext:value-type="float">
            <text:p>509</text:p>
          </table:table-cell>
          <table:table-cell table:style-name="ce1" table:formula="of:=SUM([.H551:.R551])" office:value-type="float" office:value="47150" calcext:value-type="float">
            <text:p>47150</text:p>
          </table:table-cell>
          <table:table-cell table:style-name="ce3" table:formula="of:=[.H551]/[.$S551]" office:value-type="percentage" office:value="0.0107529162248144" calcext:value-type="percentage">
            <text:p>1,08%</text:p>
          </table:table-cell>
          <table:table-cell table:style-name="ce3" table:formula="of:=[.I551]/[.$S551]" office:value-type="percentage" office:value="0.0180487804878049" calcext:value-type="percentage">
            <text:p>1,80%</text:p>
          </table:table-cell>
          <table:table-cell table:style-name="ce3" table:formula="of:=[.J551]/[.$S551]" office:value-type="percentage" office:value="0.00214209968186638" calcext:value-type="percentage">
            <text:p>0,21%</text:p>
          </table:table-cell>
          <table:table-cell table:style-name="ce3" table:formula="of:=[.K551]/[.$S551]" office:value-type="percentage" office:value="0.0278685047720042" calcext:value-type="percentage">
            <text:p>2,79%</text:p>
          </table:table-cell>
          <table:table-cell table:style-name="ce3" table:formula="of:=[.L551]/[.$S551]" office:value-type="percentage" office:value="0.193297985153765" calcext:value-type="percentage">
            <text:p>19,33%</text:p>
          </table:table-cell>
          <table:table-cell table:style-name="ce3" table:formula="of:=[.M551]/[.$S551]" office:value-type="percentage" office:value="0.0746129374337222" calcext:value-type="percentage">
            <text:p>7,46%</text:p>
          </table:table-cell>
          <table:table-cell table:style-name="ce3" table:formula="of:=[.N551]/[.$S551]" office:value-type="percentage" office:value="0.00500530222693531" calcext:value-type="percentage">
            <text:p>0,50%</text:p>
          </table:table-cell>
          <table:table-cell table:style-name="ce3" table:formula="of:=[.O551]/[.$S551]" office:value-type="percentage" office:value="0.209204665959703" calcext:value-type="percentage">
            <text:p>20,92%</text:p>
          </table:table-cell>
          <table:table-cell table:style-name="ce3" table:formula="of:=[.P551]/[.$S551]" office:value-type="percentage" office:value="0.23507953340403" calcext:value-type="percentage">
            <text:p>23,51%</text:p>
          </table:table-cell>
          <table:table-cell table:style-name="ce3" table:formula="of:=[.Q551]/[.$S551]" office:value-type="percentage" office:value="0.213191940615058" calcext:value-type="percentage">
            <text:p>21,32%</text:p>
          </table:table-cell>
          <table:table-cell table:style-name="ce3" table:formula="of:=[.R551]/[.$S551]" office:value-type="percentage" office:value="0.0107953340402969" calcext:value-type="percentage">
            <text:p>1,0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ZD-02</text:p>
          </table:table-cell>
          <table:table-cell table:style-name="ce1" office:value-type="string" calcext:value-type="string">
            <text:p>Z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2748" calcext:value-type="float">
            <text:p>92748</text:p>
          </table:table-cell>
          <table:table-cell table:style-name="ce1" office:value-type="float" office:value="51440" calcext:value-type="float">
            <text:p>51440</text:p>
          </table:table-cell>
          <table:table-cell table:style-name="ce1" office:value-type="float" office:value="1767" calcext:value-type="float">
            <text:p>1767</text:p>
          </table:table-cell>
          <table:table-cell table:style-name="ce1" office:value-type="float" office:value="1972" calcext:value-type="float">
            <text:p>1972</text:p>
          </table:table-cell>
          <table:table-cell table:style-name="ce1" office:value-type="float" office:value="754" calcext:value-type="float">
            <text:p>754</text:p>
          </table:table-cell>
          <table:table-cell table:style-name="ce1" office:value-type="float" office:value="848" calcext:value-type="float">
            <text:p>848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293" calcext:value-type="float">
            <text:p>1293</text:p>
          </table:table-cell>
          <table:table-cell table:style-name="ce1" office:value-type="float" office:value="7884" calcext:value-type="float">
            <text:p>7884</text:p>
          </table:table-cell>
          <table:table-cell table:style-name="ce1" office:value-type="float" office:value="2642" calcext:value-type="float">
            <text:p>2642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9475" calcext:value-type="float">
            <text:p>9475</text:p>
          </table:table-cell>
          <table:table-cell table:style-name="ce1" office:value-type="float" office:value="8709" calcext:value-type="float">
            <text:p>8709</text:p>
          </table:table-cell>
          <table:table-cell table:style-name="ce1" office:value-type="float" office:value="15034" calcext:value-type="float">
            <text:p>15034</text:p>
          </table:table-cell>
          <table:table-cell table:style-name="ce1" office:value-type="float" office:value="641" calcext:value-type="float">
            <text:p>641</text:p>
          </table:table-cell>
          <table:table-cell table:style-name="ce1" table:formula="of:=SUM([.H552:.R552])" office:value-type="float" office:value="47701" calcext:value-type="float">
            <text:p>47701</text:p>
          </table:table-cell>
          <table:table-cell table:style-name="ce3" table:formula="of:=[.H552]/[.$S552]" office:value-type="percentage" office:value="0.015806796503218" calcext:value-type="percentage">
            <text:p>1,58%</text:p>
          </table:table-cell>
          <table:table-cell table:style-name="ce3" table:formula="of:=[.I552]/[.$S552]" office:value-type="percentage" office:value="0.0177774050858473" calcext:value-type="percentage">
            <text:p>1,78%</text:p>
          </table:table-cell>
          <table:table-cell table:style-name="ce3" table:formula="of:=[.J552]/[.$S552]" office:value-type="percentage" office:value="0.00293494895285214" calcext:value-type="percentage">
            <text:p>0,29%</text:p>
          </table:table-cell>
          <table:table-cell table:style-name="ce3" table:formula="of:=[.K552]/[.$S552]" office:value-type="percentage" office:value="0.0271063499716987" calcext:value-type="percentage">
            <text:p>2,71%</text:p>
          </table:table-cell>
          <table:table-cell table:style-name="ce3" table:formula="of:=[.L552]/[.$S552]" office:value-type="percentage" office:value="0.165279553887759" calcext:value-type="percentage">
            <text:p>16,53%</text:p>
          </table:table-cell>
          <table:table-cell table:style-name="ce3" table:formula="of:=[.M552]/[.$S552]" office:value-type="percentage" office:value="0.0553866795245383" calcext:value-type="percentage">
            <text:p>5,54%</text:p>
          </table:table-cell>
          <table:table-cell table:style-name="ce3" table:formula="of:=[.N552]/[.$S552]" office:value-type="percentage" office:value="0.00589086182679608" calcext:value-type="percentage">
            <text:p>0,59%</text:p>
          </table:table-cell>
          <table:table-cell table:style-name="ce3" table:formula="of:=[.O552]/[.$S552]" office:value-type="percentage" office:value="0.198633152344815" calcext:value-type="percentage">
            <text:p>19,86%</text:p>
          </table:table-cell>
          <table:table-cell table:style-name="ce3" table:formula="of:=[.P552]/[.$S552]" office:value-type="percentage" office:value="0.182574788788495" calcext:value-type="percentage">
            <text:p>18,26%</text:p>
          </table:table-cell>
          <table:table-cell table:style-name="ce3" table:formula="of:=[.Q552]/[.$S552]" office:value-type="percentage" office:value="0.315171589694136" calcext:value-type="percentage">
            <text:p>31,52%</text:p>
          </table:table-cell>
          <table:table-cell table:style-name="ce3" table:formula="of:=[.R552]/[.$S552]" office:value-type="percentage" office:value="0.0134378734198444" calcext:value-type="percentage">
            <text:p>1,34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ZD-03</text:p>
          </table:table-cell>
          <table:table-cell table:style-name="ce1" office:value-type="string" calcext:value-type="string">
            <text:p>Z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2629" calcext:value-type="float">
            <text:p>92629</text:p>
          </table:table-cell>
          <table:table-cell table:style-name="ce1" office:value-type="float" office:value="56106" calcext:value-type="float">
            <text:p>56106</text:p>
          </table:table-cell>
          <table:table-cell table:style-name="ce1" office:value-type="float" office:value="2154" calcext:value-type="float">
            <text:p>2154</text:p>
          </table:table-cell>
          <table:table-cell table:style-name="ce1" office:value-type="float" office:value="2462" calcext:value-type="float">
            <text:p>2462</text:p>
          </table:table-cell>
          <table:table-cell table:style-name="ce1" office:value-type="float" office:value="911" calcext:value-type="float">
            <text:p>911</text:p>
          </table:table-cell>
          <table:table-cell table:style-name="ce1" office:value-type="float" office:value="1022" calcext:value-type="float">
            <text:p>1022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821" calcext:value-type="float">
            <text:p>1821</text:p>
          </table:table-cell>
          <table:table-cell table:style-name="ce1" office:value-type="float" office:value="7816" calcext:value-type="float">
            <text:p>7816</text:p>
          </table:table-cell>
          <table:table-cell table:style-name="ce1" office:value-type="float" office:value="3314" calcext:value-type="float">
            <text:p>3314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14913" calcext:value-type="float">
            <text:p>14913</text:p>
          </table:table-cell>
          <table:table-cell table:style-name="ce1" office:value-type="float" office:value="8184" calcext:value-type="float">
            <text:p>8184</text:p>
          </table:table-cell>
          <table:table-cell table:style-name="ce1" office:value-type="float" office:value="12309" calcext:value-type="float">
            <text:p>12309</text:p>
          </table:table-cell>
          <table:table-cell table:style-name="ce1" office:value-type="float" office:value="730" calcext:value-type="float">
            <text:p>730</text:p>
          </table:table-cell>
          <table:table-cell table:style-name="ce1" table:formula="of:=SUM([.H553:.R553])" office:value-type="float" office:value="51490" calcext:value-type="float">
            <text:p>51490</text:p>
          </table:table-cell>
          <table:table-cell table:style-name="ce3" table:formula="of:=[.H553]/[.$S553]" office:value-type="percentage" office:value="0.0176927558749272" calcext:value-type="percentage">
            <text:p>1,77%</text:p>
          </table:table-cell>
          <table:table-cell table:style-name="ce3" table:formula="of:=[.I553]/[.$S553]" office:value-type="percentage" office:value="0.0198485142746164" calcext:value-type="percentage">
            <text:p>1,98%</text:p>
          </table:table-cell>
          <table:table-cell table:style-name="ce3" table:formula="of:=[.J553]/[.$S553]" office:value-type="percentage" office:value="0.00293260827345116" calcext:value-type="percentage">
            <text:p>0,29%</text:p>
          </table:table-cell>
          <table:table-cell table:style-name="ce3" table:formula="of:=[.K553]/[.$S553]" office:value-type="percentage" office:value="0.0353660905030103" calcext:value-type="percentage">
            <text:p>3,54%</text:p>
          </table:table-cell>
          <table:table-cell table:style-name="ce3" table:formula="of:=[.L553]/[.$S553]" office:value-type="percentage" office:value="0.151796465333074" calcext:value-type="percentage">
            <text:p>15,18%</text:p>
          </table:table-cell>
          <table:table-cell table:style-name="ce3" table:formula="of:=[.M553]/[.$S553]" office:value-type="percentage" office:value="0.0643620120411731" calcext:value-type="percentage">
            <text:p>6,44%</text:p>
          </table:table-cell>
          <table:table-cell table:style-name="ce3" table:formula="of:=[.N553]/[.$S553]" office:value-type="percentage" office:value="0.00619537774325112" calcext:value-type="percentage">
            <text:p>0,62%</text:p>
          </table:table-cell>
          <table:table-cell table:style-name="ce3" table:formula="of:=[.O553]/[.$S553]" office:value-type="percentage" office:value="0.289629054185279" calcext:value-type="percentage">
            <text:p>28,96%</text:p>
          </table:table-cell>
          <table:table-cell table:style-name="ce3" table:formula="of:=[.P553]/[.$S553]" office:value-type="percentage" office:value="0.158943484171684" calcext:value-type="percentage">
            <text:p>15,89%</text:p>
          </table:table-cell>
          <table:table-cell table:style-name="ce3" table:formula="of:=[.Q553]/[.$S553]" office:value-type="percentage" office:value="0.239056127403379" calcext:value-type="percentage">
            <text:p>23,91%</text:p>
          </table:table-cell>
          <table:table-cell table:style-name="ce3" table:formula="of:=[.R553]/[.$S553]" office:value-type="percentage" office:value="0.0141775101961546" calcext:value-type="percentage">
            <text:p>1,42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ZD-04</text:p>
          </table:table-cell>
          <table:table-cell table:style-name="ce1" office:value-type="string" calcext:value-type="string">
            <text:p>Z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4763" calcext:value-type="float">
            <text:p>104763</text:p>
          </table:table-cell>
          <table:table-cell table:style-name="ce1" office:value-type="float" office:value="67062" calcext:value-type="float">
            <text:p>67062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2600" calcext:value-type="float">
            <text:p>2600</text:p>
          </table:table-cell>
          <table:table-cell table:style-name="ce1" office:value-type="float" office:value="847" calcext:value-type="float">
            <text:p>847</text:p>
          </table:table-cell>
          <table:table-cell table:style-name="ce1" office:value-type="float" office:value="1019" calcext:value-type="float">
            <text:p>1019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734" calcext:value-type="float">
            <text:p>1734</text:p>
          </table:table-cell>
          <table:table-cell table:style-name="ce1" office:value-type="float" office:value="12218" calcext:value-type="float">
            <text:p>12218</text:p>
          </table:table-cell>
          <table:table-cell table:style-name="ce1" office:value-type="float" office:value="8476" calcext:value-type="float">
            <text:p>8476</text:p>
          </table:table-cell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13691" calcext:value-type="float">
            <text:p>13691</text:p>
          </table:table-cell>
          <table:table-cell table:style-name="ce1" office:value-type="float" office:value="9154" calcext:value-type="float">
            <text:p>9154</text:p>
          </table:table-cell>
          <table:table-cell table:style-name="ce1" office:value-type="float" office:value="14050" calcext:value-type="float">
            <text:p>14050</text:p>
          </table:table-cell>
          <table:table-cell table:style-name="ce1" office:value-type="float" office:value="793" calcext:value-type="float">
            <text:p>793</text:p>
          </table:table-cell>
          <table:table-cell table:style-name="ce1" table:formula="of:=SUM([.H554:.R554])" office:value-type="float" office:value="62470" calcext:value-type="float">
            <text:p>62470</text:p>
          </table:table-cell>
          <table:table-cell table:style-name="ce3" table:formula="of:=[.H554]/[.$S554]" office:value-type="percentage" office:value="0.0135585080838803" calcext:value-type="percentage">
            <text:p>1,36%</text:p>
          </table:table-cell>
          <table:table-cell table:style-name="ce3" table:formula="of:=[.I554]/[.$S554]" office:value-type="percentage" office:value="0.0163118296782456" calcext:value-type="percentage">
            <text:p>1,63%</text:p>
          </table:table-cell>
          <table:table-cell table:style-name="ce3" table:formula="of:=[.J554]/[.$S554]" office:value-type="percentage" office:value="0.00260925244117176" calcext:value-type="percentage">
            <text:p>0,26%</text:p>
          </table:table-cell>
          <table:table-cell table:style-name="ce3" table:formula="of:=[.K554]/[.$S554]" office:value-type="percentage" office:value="0.0277573235152873" calcext:value-type="percentage">
            <text:p>2,78%</text:p>
          </table:table-cell>
          <table:table-cell table:style-name="ce3" table:formula="of:=[.L554]/[.$S554]" office:value-type="percentage" office:value="0.195581879302065" calcext:value-type="percentage">
            <text:p>19,56%</text:p>
          </table:table-cell>
          <table:table-cell table:style-name="ce3" table:formula="of:=[.M554]/[.$S554]" office:value-type="percentage" office:value="0.135681126940932" calcext:value-type="percentage">
            <text:p>13,57%</text:p>
          </table:table-cell>
          <table:table-cell table:style-name="ce3" table:formula="of:=[.N554]/[.$S554]" office:value-type="percentage" office:value="0.00520249719865535" calcext:value-type="percentage">
            <text:p>0,52%</text:p>
          </table:table-cell>
          <table:table-cell table:style-name="ce3" table:formula="of:=[.O554]/[.$S554]" office:value-type="percentage" office:value="0.21916119737474" calcext:value-type="percentage">
            <text:p>21,92%</text:p>
          </table:table-cell>
          <table:table-cell table:style-name="ce3" table:formula="of:=[.P554]/[.$S554]" office:value-type="percentage" office:value="0.146534336481511" calcext:value-type="percentage">
            <text:p>14,65%</text:p>
          </table:table-cell>
          <table:table-cell table:style-name="ce3" table:formula="of:=[.Q554]/[.$S554]" office:value-type="percentage" office:value="0.224907955818793" calcext:value-type="percentage">
            <text:p>22,49%</text:p>
          </table:table-cell>
          <table:table-cell table:style-name="ce3" table:formula="of:=[.R554]/[.$S554]" office:value-type="percentage" office:value="0.0126940931647191" calcext:value-type="percentage">
            <text:p>1,27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ZD-05</text:p>
          </table:table-cell>
          <table:table-cell table:style-name="ce1" office:value-type="string" calcext:value-type="string">
            <text:p>ZD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3034" calcext:value-type="float">
            <text:p>83034</text:p>
          </table:table-cell>
          <table:table-cell table:style-name="ce1" office:value-type="float" office:value="44502" calcext:value-type="float">
            <text:p>44502</text:p>
          </table:table-cell>
          <table:table-cell table:style-name="ce1" office:value-type="float" office:value="1159" calcext:value-type="float">
            <text:p>1159</text:p>
          </table:table-cell>
          <table:table-cell table:style-name="ce1" office:value-type="float" office:value="1563" calcext:value-type="float">
            <text:p>1563</text:p>
          </table:table-cell>
          <table:table-cell table:style-name="ce1" office:value-type="float" office:value="809" calcext:value-type="float">
            <text:p>809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83" calcext:value-type="float">
            <text:p>1083</text:p>
          </table:table-cell>
          <table:table-cell table:style-name="ce1" office:value-type="float" office:value="6770" calcext:value-type="float">
            <text:p>6770</text:p>
          </table:table-cell>
          <table:table-cell table:style-name="ce1" office:value-type="float" office:value="2889" calcext:value-type="float">
            <text:p>2889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11480" calcext:value-type="float">
            <text:p>11480</text:p>
          </table:table-cell>
          <table:table-cell table:style-name="ce1" office:value-type="float" office:value="7829" calcext:value-type="float">
            <text:p>7829</text:p>
          </table:table-cell>
          <table:table-cell table:style-name="ce1" office:value-type="float" office:value="9474" calcext:value-type="float">
            <text:p>9474</text:p>
          </table:table-cell>
          <table:table-cell table:style-name="ce1" office:value-type="float" office:value="507" calcext:value-type="float">
            <text:p>507</text:p>
          </table:table-cell>
          <table:table-cell table:style-name="ce1" table:formula="of:=SUM([.H555:.R555])" office:value-type="float" office:value="41780" calcext:value-type="float">
            <text:p>41780</text:p>
          </table:table-cell>
          <table:table-cell table:style-name="ce3" table:formula="of:=[.H555]/[.$S555]" office:value-type="percentage" office:value="0.0193633317376735" calcext:value-type="percentage">
            <text:p>1,94%</text:p>
          </table:table-cell>
          <table:table-cell table:style-name="ce3" table:formula="of:=[.I555]/[.$S555]" office:value-type="percentage" office:value="0.0155576831019627" calcext:value-type="percentage">
            <text:p>1,56%</text:p>
          </table:table-cell>
          <table:table-cell table:style-name="ce3" table:formula="of:=[.J555]/[.$S555]" office:value-type="percentage" office:value="0.00239348970799426" calcext:value-type="percentage">
            <text:p>0,24%</text:p>
          </table:table-cell>
          <table:table-cell table:style-name="ce3" table:formula="of:=[.K555]/[.$S555]" office:value-type="percentage" office:value="0.0259214935375778" calcext:value-type="percentage">
            <text:p>2,59%</text:p>
          </table:table-cell>
          <table:table-cell table:style-name="ce3" table:formula="of:=[.L555]/[.$S555]" office:value-type="percentage" office:value="0.162039253231211" calcext:value-type="percentage">
            <text:p>16,20%</text:p>
          </table:table-cell>
          <table:table-cell table:style-name="ce3" table:formula="of:=[.M555]/[.$S555]" office:value-type="percentage" office:value="0.0691479176639541" calcext:value-type="percentage">
            <text:p>6,91%</text:p>
          </table:table-cell>
          <table:table-cell table:style-name="ce3" table:formula="of:=[.N555]/[.$S555]" office:value-type="percentage" office:value="0.00452369554810914" calcext:value-type="percentage">
            <text:p>0,45%</text:p>
          </table:table-cell>
          <table:table-cell table:style-name="ce3" table:formula="of:=[.O555]/[.$S555]" office:value-type="percentage" office:value="0.27477261847774" calcext:value-type="percentage">
            <text:p>27,48%</text:p>
          </table:table-cell>
          <table:table-cell table:style-name="ce3" table:formula="of:=[.P555]/[.$S555]" office:value-type="percentage" office:value="0.18738630923887" calcext:value-type="percentage">
            <text:p>18,74%</text:p>
          </table:table-cell>
          <table:table-cell table:style-name="ce3" table:formula="of:=[.Q555]/[.$S555]" office:value-type="percentage" office:value="0.226759214935376" calcext:value-type="percentage">
            <text:p>22,68%</text:p>
          </table:table-cell>
          <table:table-cell table:style-name="ce3" table:formula="of:=[.R555]/[.$S555]" office:value-type="percentage" office:value="0.0121349928195309" calcext:value-type="percentage">
            <text:p>1,2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ZD-06</text:p>
          </table:table-cell>
          <table:table-cell table:style-name="ce1" office:value-type="string" calcext:value-type="string">
            <text:p>ZD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5685" calcext:value-type="float">
            <text:p>75685</text:p>
          </table:table-cell>
          <table:table-cell table:style-name="ce1" office:value-type="float" office:value="42893" calcext:value-type="float">
            <text:p>42893</text:p>
          </table:table-cell>
          <table:table-cell table:style-name="ce1" office:value-type="float" office:value="1122" calcext:value-type="float">
            <text:p>1122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579" calcext:value-type="float">
            <text:p>579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151" calcext:value-type="float">
            <text:p>1151</text:p>
          </table:table-cell>
          <table:table-cell table:style-name="ce1" office:value-type="float" office:value="6418" calcext:value-type="float">
            <text:p>6418</text:p>
          </table:table-cell>
          <table:table-cell table:style-name="ce1" office:value-type="float" office:value="2473" calcext:value-type="float">
            <text:p>2473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10847" calcext:value-type="float">
            <text:p>10847</text:p>
          </table:table-cell>
          <table:table-cell table:style-name="ce1" office:value-type="float" office:value="8131" calcext:value-type="float">
            <text:p>8131</text:p>
          </table:table-cell>
          <table:table-cell table:style-name="ce1" office:value-type="float" office:value="9492" calcext:value-type="float">
            <text:p>9492</text:p>
          </table:table-cell>
          <table:table-cell table:style-name="ce1" office:value-type="float" office:value="498" calcext:value-type="float">
            <text:p>498</text:p>
          </table:table-cell>
          <table:table-cell table:style-name="ce1" table:formula="of:=SUM([.H556:.R556])" office:value-type="float" office:value="40510" calcext:value-type="float">
            <text:p>40510</text:p>
          </table:table-cell>
          <table:table-cell table:style-name="ce3" table:formula="of:=[.H556]/[.$S556]" office:value-type="percentage" office:value="0.0142927672179709" calcext:value-type="percentage">
            <text:p>1,43%</text:p>
          </table:table-cell>
          <table:table-cell table:style-name="ce3" table:formula="of:=[.I556]/[.$S556]" office:value-type="percentage" office:value="0.0140705998518884" calcext:value-type="percentage">
            <text:p>1,41%</text:p>
          </table:table-cell>
          <table:table-cell table:style-name="ce3" table:formula="of:=[.J556]/[.$S556]" office:value-type="percentage" office:value="0.00286349049617378" calcext:value-type="percentage">
            <text:p>0,29%</text:p>
          </table:table-cell>
          <table:table-cell table:style-name="ce3" table:formula="of:=[.K556]/[.$S556]" office:value-type="percentage" office:value="0.0284127375956554" calcext:value-type="percentage">
            <text:p>2,84%</text:p>
          </table:table-cell>
          <table:table-cell table:style-name="ce3" table:formula="of:=[.L556]/[.$S556]" office:value-type="percentage" office:value="0.158430017279684" calcext:value-type="percentage">
            <text:p>15,84%</text:p>
          </table:table-cell>
          <table:table-cell table:style-name="ce3" table:formula="of:=[.M556]/[.$S556]" office:value-type="percentage" office:value="0.0610466551468773" calcext:value-type="percentage">
            <text:p>6,10%</text:p>
          </table:table-cell>
          <table:table-cell table:style-name="ce3" table:formula="of:=[.N556]/[.$S556]" office:value-type="percentage" office:value="0.00580103678104172" calcext:value-type="percentage">
            <text:p>0,58%</text:p>
          </table:table-cell>
          <table:table-cell table:style-name="ce3" table:formula="of:=[.O556]/[.$S556]" office:value-type="percentage" office:value="0.267761046655147" calcext:value-type="percentage">
            <text:p>26,78%</text:p>
          </table:table-cell>
          <table:table-cell table:style-name="ce3" table:formula="of:=[.P556]/[.$S556]" office:value-type="percentage" office:value="0.200715872624043" calcext:value-type="percentage">
            <text:p>20,07%</text:p>
          </table:table-cell>
          <table:table-cell table:style-name="ce3" table:formula="of:=[.Q556]/[.$S556]" office:value-type="percentage" office:value="0.234312515428289" calcext:value-type="percentage">
            <text:p>23,43%</text:p>
          </table:table-cell>
          <table:table-cell table:style-name="ce3" table:formula="of:=[.R556]/[.$S556]" office:value-type="percentage" office:value="0.0122932609232288" calcext:value-type="percentage">
            <text:p>1,23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ZD-07</text:p>
          </table:table-cell>
          <table:table-cell table:style-name="ce1" office:value-type="string" calcext:value-type="string">
            <text:p>ZD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0254" calcext:value-type="float">
            <text:p>110254</text:p>
          </table:table-cell>
          <table:table-cell table:style-name="ce1" office:value-type="float" office:value="63694" calcext:value-type="float">
            <text:p>63694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291" calcext:value-type="float">
            <text:p>2291</text:p>
          </table:table-cell>
          <table:table-cell table:style-name="ce1" office:value-type="float" office:value="783" calcext:value-type="float">
            <text:p>783</text:p>
          </table:table-cell>
          <table:table-cell table:style-name="ce1" office:value-type="float" office:value="1069" calcext:value-type="float">
            <text:p>1069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727" calcext:value-type="float">
            <text:p>1727</text:p>
          </table:table-cell>
          <table:table-cell table:style-name="ce1" office:value-type="float" office:value="10288" calcext:value-type="float">
            <text:p>10288</text:p>
          </table:table-cell>
          <table:table-cell table:style-name="ce1" office:value-type="float" office:value="3560" calcext:value-type="float">
            <text:p>3560</text:p>
          </table:table-cell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11949" calcext:value-type="float">
            <text:p>11949</text:p>
          </table:table-cell>
          <table:table-cell table:style-name="ce1" office:value-type="float" office:value="13201" calcext:value-type="float">
            <text:p>13201</text:p>
          </table:table-cell>
          <table:table-cell table:style-name="ce1" office:value-type="float" office:value="15576" calcext:value-type="float">
            <text:p>15576</text:p>
          </table:table-cell>
          <table:table-cell table:style-name="ce1" office:value-type="float" office:value="698" calcext:value-type="float">
            <text:p>698</text:p>
          </table:table-cell>
          <table:table-cell table:style-name="ce1" table:formula="of:=SUM([.H557:.R557])" office:value-type="float" office:value="59378" calcext:value-type="float">
            <text:p>59378</text:p>
          </table:table-cell>
          <table:table-cell table:style-name="ce3" table:formula="of:=[.H557]/[.$S557]" office:value-type="percentage" office:value="0.0131867021455758" calcext:value-type="percentage">
            <text:p>1,32%</text:p>
          </table:table-cell>
          <table:table-cell table:style-name="ce3" table:formula="of:=[.I557]/[.$S557]" office:value-type="percentage" office:value="0.01800330088585" calcext:value-type="percentage">
            <text:p>1,80%</text:p>
          </table:table-cell>
          <table:table-cell table:style-name="ce3" table:formula="of:=[.J557]/[.$S557]" office:value-type="percentage" office:value="0.00291353700023578" calcext:value-type="percentage">
            <text:p>0,29%</text:p>
          </table:table-cell>
          <table:table-cell table:style-name="ce3" table:formula="of:=[.K557]/[.$S557]" office:value-type="percentage" office:value="0.0290848462393479" calcext:value-type="percentage">
            <text:p>2,91%</text:p>
          </table:table-cell>
          <table:table-cell table:style-name="ce3" table:formula="of:=[.L557]/[.$S557]" office:value-type="percentage" office:value="0.173262824615177" calcext:value-type="percentage">
            <text:p>17,33%</text:p>
          </table:table-cell>
          <table:table-cell table:style-name="ce3" table:formula="of:=[.M557]/[.$S557]" office:value-type="percentage" office:value="0.0599548654383779" calcext:value-type="percentage">
            <text:p>6,00%</text:p>
          </table:table-cell>
          <table:table-cell table:style-name="ce3" table:formula="of:=[.N557]/[.$S557]" office:value-type="percentage" office:value="0.00596180403516454" calcext:value-type="percentage">
            <text:p>0,60%</text:p>
          </table:table-cell>
          <table:table-cell table:style-name="ce3" table:formula="of:=[.O557]/[.$S557]" office:value-type="percentage" office:value="0.201236148068308" calcext:value-type="percentage">
            <text:p>20,12%</text:p>
          </table:table-cell>
          <table:table-cell table:style-name="ce3" table:formula="of:=[.P557]/[.$S557]" office:value-type="percentage" office:value="0.22232139849776" calcext:value-type="percentage">
            <text:p>22,23%</text:p>
          </table:table-cell>
          <table:table-cell table:style-name="ce3" table:formula="of:=[.Q557]/[.$S557]" office:value-type="percentage" office:value="0.26231937754724" calcext:value-type="percentage">
            <text:p>26,23%</text:p>
          </table:table-cell>
          <table:table-cell table:style-name="ce3" table:formula="of:=[.R557]/[.$S557]" office:value-type="percentage" office:value="0.0117551955269628" calcext:value-type="percentage">
            <text:p>1,18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ZM-01</text:p>
          </table:table-cell>
          <table:table-cell table:style-name="ce1" office:value-type="string" calcext:value-type="string">
            <text:p>Z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796" calcext:value-type="float">
            <text:p>37796</text:p>
          </table:table-cell>
          <table:table-cell table:style-name="ce1" office:value-type="float" office:value="16567" calcext:value-type="float">
            <text:p>16567</text:p>
          </table:table-cell>
          <table:table-cell table:style-name="ce1" office:value-type="float" office:value="459" calcext:value-type="float">
            <text:p>459</text:p>
          </table:table-cell>
          <table:table-cell table:style-name="ce1" office:value-type="float" office:value="730" calcext:value-type="float">
            <text:p>730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3912" calcext:value-type="float">
            <text:p>3912</text:p>
          </table:table-cell>
          <table:table-cell table:style-name="ce1" office:value-type="float" office:value="865" calcext:value-type="float">
            <text:p>865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4056" calcext:value-type="float">
            <text:p>4056</text:p>
          </table:table-cell>
          <table:table-cell table:style-name="ce1" office:value-type="float" office:value="3805" calcext:value-type="float">
            <text:p>3805</text:p>
          </table:table-cell>
          <table:table-cell table:style-name="ce1" office:value-type="float" office:value="1450" calcext:value-type="float">
            <text:p>1450</text:p>
          </table:table-cell>
          <table:table-cell table:style-name="ce1" office:value-type="float" office:value="291" calcext:value-type="float">
            <text:p>291</text:p>
          </table:table-cell>
          <table:table-cell table:style-name="ce1" table:formula="of:=SUM([.H558:.R558])" office:value-type="float" office:value="15378" calcext:value-type="float">
            <text:p>15378</text:p>
          </table:table-cell>
          <table:table-cell table:style-name="ce3" table:formula="of:=[.H558]/[.$S558]" office:value-type="percentage" office:value="0.00962413837950319" calcext:value-type="percentage">
            <text:p>0,96%</text:p>
          </table:table-cell>
          <table:table-cell table:style-name="ce3" table:formula="of:=[.I558]/[.$S558]" office:value-type="percentage" office:value="0.0141760957211601" calcext:value-type="percentage">
            <text:p>1,42%</text:p>
          </table:table-cell>
          <table:table-cell table:style-name="ce3" table:formula="of:=[.J558]/[.$S558]" office:value-type="percentage" office:value="0.00520223696189361" calcext:value-type="percentage">
            <text:p>0,52%</text:p>
          </table:table-cell>
          <table:table-cell table:style-name="ce3" table:formula="of:=[.K558]/[.$S558]" office:value-type="percentage" office:value="0.0292625829106516" calcext:value-type="percentage">
            <text:p>2,93%</text:p>
          </table:table-cell>
          <table:table-cell table:style-name="ce3" table:formula="of:=[.L558]/[.$S558]" office:value-type="percentage" office:value="0.254389387436598" calcext:value-type="percentage">
            <text:p>25,44%</text:p>
          </table:table-cell>
          <table:table-cell table:style-name="ce3" table:formula="of:=[.M558]/[.$S558]" office:value-type="percentage" office:value="0.0562491871504747" calcext:value-type="percentage">
            <text:p>5,62%</text:p>
          </table:table-cell>
          <table:table-cell table:style-name="ce3" table:formula="of:=[.N558]/[.$S558]" office:value-type="percentage" office:value="0.00669788008843803" calcext:value-type="percentage">
            <text:p>0,67%</text:p>
          </table:table-cell>
          <table:table-cell table:style-name="ce3" table:formula="of:=[.O558]/[.$S558]" office:value-type="percentage" office:value="0.263753413968006" calcext:value-type="percentage">
            <text:p>26,38%</text:p>
          </table:table-cell>
          <table:table-cell table:style-name="ce3" table:formula="of:=[.P558]/[.$S558]" office:value-type="percentage" office:value="0.247431395500065" calcext:value-type="percentage">
            <text:p>24,74%</text:p>
          </table:table-cell>
          <table:table-cell table:style-name="ce3" table:formula="of:=[.Q558]/[.$S558]" office:value-type="percentage" office:value="0.0942905449343218" calcext:value-type="percentage">
            <text:p>9,43%</text:p>
          </table:table-cell>
          <table:table-cell table:style-name="ce3" table:formula="of:=[.R558]/[.$S558]" office:value-type="percentage" office:value="0.018923136948888" calcext:value-type="percentage">
            <text:p>1,89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ZM-02</text:p>
          </table:table-cell>
          <table:table-cell table:style-name="ce1" office:value-type="string" calcext:value-type="string">
            <text:p>Z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249" calcext:value-type="float">
            <text:p>45249</text:p>
          </table:table-cell>
          <table:table-cell table:style-name="ce1" office:value-type="float" office:value="19606" calcext:value-type="float">
            <text:p>19606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1014" calcext:value-type="float">
            <text:p>1014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5074" calcext:value-type="float">
            <text:p>5074</text:p>
          </table:table-cell>
          <table:table-cell table:style-name="ce1" office:value-type="float" office:value="2598" calcext:value-type="float">
            <text:p>2598</text:p>
          </table:table-cell>
          <table:table-cell table:style-name="ce1" office:value-type="float" office:value="1358" calcext:value-type="float">
            <text:p>1358</text:p>
          </table:table-cell>
          <table:table-cell table:style-name="ce1" office:value-type="float" office:value="338" calcext:value-type="float">
            <text:p>338</text:p>
          </table:table-cell>
          <table:table-cell table:style-name="ce1" table:formula="of:=SUM([.H559:.R559])" office:value-type="float" office:value="18091" calcext:value-type="float">
            <text:p>18091</text:p>
          </table:table-cell>
          <table:table-cell table:style-name="ce3" table:formula="of:=[.H559]/[.$S559]" office:value-type="percentage" office:value="0.0103919075783539" calcext:value-type="percentage">
            <text:p>1,04%</text:p>
          </table:table-cell>
          <table:table-cell table:style-name="ce3" table:formula="of:=[.I559]/[.$S559]" office:value-type="percentage" office:value="0.0106682880990548" calcext:value-type="percentage">
            <text:p>1,07%</text:p>
          </table:table-cell>
          <table:table-cell table:style-name="ce3" table:formula="of:=[.J559]/[.$S559]" office:value-type="percentage" office:value="0.0047537449560555" calcext:value-type="percentage">
            <text:p>0,48%</text:p>
          </table:table-cell>
          <table:table-cell table:style-name="ce3" table:formula="of:=[.K559]/[.$S559]" office:value-type="percentage" office:value="0.0320601404013045" calcext:value-type="percentage">
            <text:p>3,21%</text:p>
          </table:table-cell>
          <table:table-cell table:style-name="ce3" table:formula="of:=[.L559]/[.$S559]" office:value-type="percentage" office:value="0.386932728981261" calcext:value-type="percentage">
            <text:p>38,69%</text:p>
          </table:table-cell>
          <table:table-cell table:style-name="ce3" table:formula="of:=[.M559]/[.$S559]" office:value-type="percentage" office:value="0.0325576253385661" calcext:value-type="percentage">
            <text:p>3,26%</text:p>
          </table:table-cell>
          <table:table-cell table:style-name="ce3" table:formula="of:=[.N559]/[.$S559]" office:value-type="percentage" office:value="0.00480902106019568" calcext:value-type="percentage">
            <text:p>0,48%</text:p>
          </table:table-cell>
          <table:table-cell table:style-name="ce3" table:formula="of:=[.O559]/[.$S559]" office:value-type="percentage" office:value="0.280470952407274" calcext:value-type="percentage">
            <text:p>28,05%</text:p>
          </table:table-cell>
          <table:table-cell table:style-name="ce3" table:formula="of:=[.P559]/[.$S559]" office:value-type="percentage" office:value="0.143607318556188" calcext:value-type="percentage">
            <text:p>14,36%</text:p>
          </table:table-cell>
          <table:table-cell table:style-name="ce3" table:formula="of:=[.Q559]/[.$S559]" office:value-type="percentage" office:value="0.0750649494223647" calcext:value-type="percentage">
            <text:p>7,51%</text:p>
          </table:table-cell>
          <table:table-cell table:style-name="ce3" table:formula="of:=[.R559]/[.$S559]" office:value-type="percentage" office:value="0.0186833231993809" calcext:value-type="percentage">
            <text:p>1,87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ZN-01</text:p>
          </table:table-cell>
          <table:table-cell table:style-name="ce1" office:value-type="string" calcext:value-type="string">
            <text:p>Z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4944" calcext:value-type="float">
            <text:p>84944</text:p>
          </table:table-cell>
          <table:table-cell table:style-name="ce1" office:value-type="float" office:value="42059" calcext:value-type="float">
            <text:p>42059</text:p>
          </table:table-cell>
          <table:table-cell table:style-name="ce1" office:value-type="float" office:value="1248" calcext:value-type="float">
            <text:p>1248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335" calcext:value-type="float">
            <text:p>335</text:p>
          </table:table-cell>
          <table:table-cell table:style-name="ce1" office:value-type="float" office:value="1074" calcext:value-type="float">
            <text:p>107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301" calcext:value-type="float">
            <text:p>1301</text:p>
          </table:table-cell>
          <table:table-cell table:style-name="ce1" office:value-type="float" office:value="13878" calcext:value-type="float">
            <text:p>13878</text:p>
          </table:table-cell>
          <table:table-cell table:style-name="ce1" office:value-type="float" office:value="2522" calcext:value-type="float">
            <text:p>2522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10582" calcext:value-type="float">
            <text:p>10582</text:p>
          </table:table-cell>
          <table:table-cell table:style-name="ce1" office:value-type="float" office:value="5792" calcext:value-type="float">
            <text:p>5792</text:p>
          </table:table-cell>
          <table:table-cell table:style-name="ce1" office:value-type="float" office:value="4003" calcext:value-type="float">
            <text:p>4003</text:p>
          </table:table-cell>
          <table:table-cell table:style-name="ce1" office:value-type="float" office:value="495" calcext:value-type="float">
            <text:p>495</text:p>
          </table:table-cell>
          <table:table-cell table:style-name="ce1" table:formula="of:=SUM([.H560:.R560])" office:value-type="float" office:value="40427" calcext:value-type="float">
            <text:p>40427</text:p>
          </table:table-cell>
          <table:table-cell table:style-name="ce3" table:formula="of:=[.H560]/[.$S560]" office:value-type="percentage" office:value="0.00828654117297845" calcext:value-type="percentage">
            <text:p>0,83%</text:p>
          </table:table-cell>
          <table:table-cell table:style-name="ce3" table:formula="of:=[.I560]/[.$S560]" office:value-type="percentage" office:value="0.0265664036411309" calcext:value-type="percentage">
            <text:p>2,66%</text:p>
          </table:table-cell>
          <table:table-cell table:style-name="ce3" table:formula="of:=[.J560]/[.$S560]" office:value-type="percentage" office:value="0.00234991466099389" calcext:value-type="percentage">
            <text:p>0,23%</text:p>
          </table:table-cell>
          <table:table-cell table:style-name="ce3" table:formula="of:=[.K560]/[.$S560]" office:value-type="percentage" office:value="0.0321814628837163" calcext:value-type="percentage">
            <text:p>3,22%</text:p>
          </table:table-cell>
          <table:table-cell table:style-name="ce3" table:formula="of:=[.L560]/[.$S560]" office:value-type="percentage" office:value="0.343285428055507" calcext:value-type="percentage">
            <text:p>34,33%</text:p>
          </table:table-cell>
          <table:table-cell table:style-name="ce3" table:formula="of:=[.M560]/[.$S560]" office:value-type="percentage" office:value="0.0623840502634378" calcext:value-type="percentage">
            <text:p>6,24%</text:p>
          </table:table-cell>
          <table:table-cell table:style-name="ce3" table:formula="of:=[.N560]/[.$S560]" office:value-type="percentage" office:value="0.00865758032997749" calcext:value-type="percentage">
            <text:p>0,87%</text:p>
          </table:table-cell>
          <table:table-cell table:style-name="ce3" table:formula="of:=[.O560]/[.$S560]" office:value-type="percentage" office:value="0.261755757290919" calcext:value-type="percentage">
            <text:p>26,18%</text:p>
          </table:table-cell>
          <table:table-cell table:style-name="ce3" table:formula="of:=[.P560]/[.$S560]" office:value-type="percentage" office:value="0.143270586489227" calcext:value-type="percentage">
            <text:p>14,33%</text:p>
          </table:table-cell>
          <table:table-cell table:style-name="ce3" table:formula="of:=[.Q560]/[.$S560]" office:value-type="percentage" office:value="0.0990179830311426" calcext:value-type="percentage">
            <text:p>9,90%</text:p>
          </table:table-cell>
          <table:table-cell table:style-name="ce3" table:formula="of:=[.R560]/[.$S560]" office:value-type="percentage" office:value="0.0122442921809682" calcext:value-type="percentage">
            <text:p>1,22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ZN-02</text:p>
          </table:table-cell>
          <table:table-cell table:style-name="ce1" office:value-type="string" calcext:value-type="string">
            <text:p>Z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4539" calcext:value-type="float">
            <text:p>104539</text:p>
          </table:table-cell>
          <table:table-cell table:style-name="ce1" office:value-type="float" office:value="49167" calcext:value-type="float">
            <text:p>49167</text:p>
          </table:table-cell>
          <table:table-cell table:style-name="ce1" office:value-type="float" office:value="1721" calcext:value-type="float">
            <text:p>1721</text:p>
          </table:table-cell>
          <table:table-cell table:style-name="ce1" office:value-type="float" office:value="927" calcext:value-type="float">
            <text:p>927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220" calcext:value-type="float">
            <text:p>1220</text:p>
          </table:table-cell>
          <table:table-cell table:style-name="ce1" office:value-type="float" office:value="13187" calcext:value-type="float">
            <text:p>13187</text:p>
          </table:table-cell>
          <table:table-cell table:style-name="ce1" office:value-type="float" office:value="5603" calcext:value-type="float">
            <text:p>5603</text:p>
          </table:table-cell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14708" calcext:value-type="float">
            <text:p>14708</text:p>
          </table:table-cell>
          <table:table-cell table:style-name="ce1" office:value-type="float" office:value="5297" calcext:value-type="float">
            <text:p>5297</text:p>
          </table:table-cell>
          <table:table-cell table:style-name="ce1" office:value-type="float" office:value="3700" calcext:value-type="float">
            <text:p>3700</text:p>
          </table:table-cell>
          <table:table-cell table:style-name="ce1" office:value-type="float" office:value="789" calcext:value-type="float">
            <text:p>789</text:p>
          </table:table-cell>
          <table:table-cell table:style-name="ce1" table:formula="of:=SUM([.H561:.R561])" office:value-type="float" office:value="46519" calcext:value-type="float">
            <text:p>46519</text:p>
          </table:table-cell>
          <table:table-cell table:style-name="ce3" table:formula="of:=[.H561]/[.$S561]" office:value-type="percentage" office:value="0.0107697929878114" calcext:value-type="percentage">
            <text:p>1,08%</text:p>
          </table:table-cell>
          <table:table-cell table:style-name="ce3" table:formula="of:=[.I561]/[.$S561]" office:value-type="percentage" office:value="0.0220125110170038" calcext:value-type="percentage">
            <text:p>2,20%</text:p>
          </table:table-cell>
          <table:table-cell table:style-name="ce3" table:formula="of:=[.J561]/[.$S561]" office:value-type="percentage" office:value="0.0031170059545562" calcext:value-type="percentage">
            <text:p>0,31%</text:p>
          </table:table-cell>
          <table:table-cell table:style-name="ce3" table:formula="of:=[.K561]/[.$S561]" office:value-type="percentage" office:value="0.0262258432038522" calcext:value-type="percentage">
            <text:p>2,62%</text:p>
          </table:table-cell>
          <table:table-cell table:style-name="ce3" table:formula="of:=[.L561]/[.$S561]" office:value-type="percentage" office:value="0.283475569122294" calcext:value-type="percentage">
            <text:p>28,35%</text:p>
          </table:table-cell>
          <table:table-cell table:style-name="ce3" table:formula="of:=[.M561]/[.$S561]" office:value-type="percentage" office:value="0.12044540940261" calcext:value-type="percentage">
            <text:p>12,04%</text:p>
          </table:table-cell>
          <table:table-cell table:style-name="ce3" table:formula="of:=[.N561]/[.$S561]" office:value-type="percentage" office:value="0.00741632451256476" calcext:value-type="percentage">
            <text:p>0,74%</text:p>
          </table:table-cell>
          <table:table-cell table:style-name="ce3" table:formula="of:=[.O561]/[.$S561]" office:value-type="percentage" office:value="0.316171886755949" calcext:value-type="percentage">
            <text:p>31,62%</text:p>
          </table:table-cell>
          <table:table-cell table:style-name="ce3" table:formula="of:=[.P561]/[.$S561]" office:value-type="percentage" office:value="0.113867452008857" calcext:value-type="percentage">
            <text:p>11,39%</text:p>
          </table:table-cell>
          <table:table-cell table:style-name="ce3" table:formula="of:=[.Q561]/[.$S561]" office:value-type="percentage" office:value="0.0795373933231583" calcext:value-type="percentage">
            <text:p>7,95%</text:p>
          </table:table-cell>
          <table:table-cell table:style-name="ce3" table:formula="of:=[.R561]/[.$S561]" office:value-type="percentage" office:value="0.0169608117113438" calcext:value-type="percentage">
            <text:p>1,70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ZP-01</text:p>
          </table:table-cell>
          <table:table-cell table:style-name="ce1" office:value-type="string" calcext:value-type="string">
            <text:p>ZP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2514" calcext:value-type="float">
            <text:p>72514</text:p>
          </table:table-cell>
          <table:table-cell table:style-name="ce1" office:value-type="float" office:value="30503" calcext:value-type="float">
            <text:p>30503</text:p>
          </table:table-cell>
          <table:table-cell table:style-name="ce1" office:value-type="float" office:value="623" calcext:value-type="float">
            <text:p>623</text:p>
          </table:table-cell>
          <table:table-cell table:style-name="ce1" office:value-type="float" office:value="907" calcext:value-type="float">
            <text:p>907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681" calcext:value-type="float">
            <text:p>681</text:p>
          </table:table-cell>
          <table:table-cell table:style-name="ce1" office:value-type="float" office:value="10471" calcext:value-type="float">
            <text:p>10471</text:p>
          </table:table-cell>
          <table:table-cell table:style-name="ce1" office:value-type="float" office:value="894" calcext:value-type="float">
            <text:p>894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9481" calcext:value-type="float">
            <text:p>9481</text:p>
          </table:table-cell>
          <table:table-cell table:style-name="ce1" office:value-type="float" office:value="3983" calcext:value-type="float">
            <text:p>3983</text:p>
          </table:table-cell>
          <table:table-cell table:style-name="ce1" office:value-type="float" office:value="2214" calcext:value-type="float">
            <text:p>2214</text:p>
          </table:table-cell>
          <table:table-cell table:style-name="ce1" office:value-type="float" office:value="303" calcext:value-type="float">
            <text:p>303</text:p>
          </table:table-cell>
          <table:table-cell table:style-name="ce1" table:formula="of:=SUM([.H562:.R562])" office:value-type="float" office:value="28973" calcext:value-type="float">
            <text:p>28973</text:p>
          </table:table-cell>
          <table:table-cell table:style-name="ce3" table:formula="of:=[.H562]/[.$S562]" office:value-type="percentage" office:value="0.00900838711904187" calcext:value-type="percentage">
            <text:p>0,90%</text:p>
          </table:table-cell>
          <table:table-cell table:style-name="ce3" table:formula="of:=[.I562]/[.$S562]" office:value-type="percentage" office:value="0.0145997998136196" calcext:value-type="percentage">
            <text:p>1,46%</text:p>
          </table:table-cell>
          <table:table-cell table:style-name="ce3" table:formula="of:=[.J562]/[.$S562]" office:value-type="percentage" office:value="0.00269216166775964" calcext:value-type="percentage">
            <text:p>0,27%</text:p>
          </table:table-cell>
          <table:table-cell table:style-name="ce3" table:formula="of:=[.K562]/[.$S562]" office:value-type="percentage" office:value="0.0235046422531322" calcext:value-type="percentage">
            <text:p>2,35%</text:p>
          </table:table-cell>
          <table:table-cell table:style-name="ce3" table:formula="of:=[.L562]/[.$S562]" office:value-type="percentage" office:value="0.361405446450143" calcext:value-type="percentage">
            <text:p>36,14%</text:p>
          </table:table-cell>
          <table:table-cell table:style-name="ce3" table:formula="of:=[.M562]/[.$S562]" office:value-type="percentage" office:value="0.0308563144997066" calcext:value-type="percentage">
            <text:p>3,09%</text:p>
          </table:table-cell>
          <table:table-cell table:style-name="ce3" table:formula="of:=[.N562]/[.$S562]" office:value-type="percentage" office:value="0.00635074034445863" calcext:value-type="percentage">
            <text:p>0,64%</text:p>
          </table:table-cell>
          <table:table-cell table:style-name="ce3" table:formula="of:=[.O562]/[.$S562]" office:value-type="percentage" office:value="0.327235702205502" calcext:value-type="percentage">
            <text:p>32,72%</text:p>
          </table:table-cell>
          <table:table-cell table:style-name="ce3" table:formula="of:=[.P562]/[.$S562]" office:value-type="percentage" office:value="0.137472819521624" calcext:value-type="percentage">
            <text:p>13,75%</text:p>
          </table:table-cell>
          <table:table-cell table:style-name="ce3" table:formula="of:=[.Q562]/[.$S562]" office:value-type="percentage" office:value="0.076415973492562" calcext:value-type="percentage">
            <text:p>7,64%</text:p>
          </table:table-cell>
          <table:table-cell table:style-name="ce3" table:formula="of:=[.R562]/[.$S562]" office:value-type="percentage" office:value="0.0104580126324509" calcext:value-type="percentage">
            <text:p>1,05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ZP-02</text:p>
          </table:table-cell>
          <table:table-cell table:style-name="ce1" office:value-type="string" calcext:value-type="string">
            <text:p>ZP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6638" calcext:value-type="float">
            <text:p>66638</text:p>
          </table:table-cell>
          <table:table-cell table:style-name="ce1" office:value-type="float" office:value="24195" calcext:value-type="float">
            <text:p>24195</text:p>
          </table:table-cell>
          <table:table-cell table:style-name="ce1" office:value-type="float" office:value="565" calcext:value-type="float">
            <text:p>565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86" calcext:value-type="float">
            <text:p>486</text:p>
          </table:table-cell>
          <table:table-cell table:style-name="ce1" office:value-type="float" office:value="7557" calcext:value-type="float">
            <text:p>7557</text:p>
          </table:table-cell>
          <table:table-cell table:style-name="ce1" office:value-type="float" office:value="585" calcext:value-type="float">
            <text:p>585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7908" calcext:value-type="float">
            <text:p>7908</text:p>
          </table:table-cell>
          <table:table-cell table:style-name="ce1" office:value-type="float" office:value="3844" calcext:value-type="float">
            <text:p>3844</text:p>
          </table:table-cell>
          <table:table-cell table:style-name="ce1" office:value-type="float" office:value="1702" calcext:value-type="float">
            <text:p>1702</text:p>
          </table:table-cell>
          <table:table-cell table:style-name="ce1" office:value-type="float" office:value="236" calcext:value-type="float">
            <text:p>236</text:p>
          </table:table-cell>
          <table:table-cell table:style-name="ce1" table:formula="of:=SUM([.H563:.R563])" office:value-type="float" office:value="23048" calcext:value-type="float">
            <text:p>23048</text:p>
          </table:table-cell>
          <table:table-cell table:style-name="ce3" table:formula="of:=[.H563]/[.$S563]" office:value-type="percentage" office:value="0.00984901076015272" calcext:value-type="percentage">
            <text:p>0,98%</text:p>
          </table:table-cell>
          <table:table-cell table:style-name="ce3" table:formula="of:=[.I563]/[.$S563]" office:value-type="percentage" office:value="0.0144914960083304" calcext:value-type="percentage">
            <text:p>1,45%</text:p>
          </table:table-cell>
          <table:table-cell table:style-name="ce3" table:formula="of:=[.J563]/[.$S563]" office:value-type="percentage" office:value="0.00277681360638667" calcext:value-type="percentage">
            <text:p>0,28%</text:p>
          </table:table-cell>
          <table:table-cell table:style-name="ce3" table:formula="of:=[.K563]/[.$S563]" office:value-type="percentage" office:value="0.0210864283234988" calcext:value-type="percentage">
            <text:p>2,11%</text:p>
          </table:table-cell>
          <table:table-cell table:style-name="ce3" table:formula="of:=[.L563]/[.$S563]" office:value-type="percentage" office:value="0.327880944116626" calcext:value-type="percentage">
            <text:p>32,79%</text:p>
          </table:table-cell>
          <table:table-cell table:style-name="ce3" table:formula="of:=[.M563]/[.$S563]" office:value-type="percentage" office:value="0.0253818118708782" calcext:value-type="percentage">
            <text:p>2,54%</text:p>
          </table:table-cell>
          <table:table-cell table:style-name="ce3" table:formula="of:=[.N563]/[.$S563]" office:value-type="percentage" office:value="0.00455570982297813" calcext:value-type="percentage">
            <text:p>0,46%</text:p>
          </table:table-cell>
          <table:table-cell table:style-name="ce3" table:formula="of:=[.O563]/[.$S563]" office:value-type="percentage" office:value="0.343110031239153" calcext:value-type="percentage">
            <text:p>34,31%</text:p>
          </table:table-cell>
          <table:table-cell table:style-name="ce3" table:formula="of:=[.P563]/[.$S563]" office:value-type="percentage" office:value="0.166782367233599" calcext:value-type="percentage">
            <text:p>16,68%</text:p>
          </table:table-cell>
          <table:table-cell table:style-name="ce3" table:formula="of:=[.Q563]/[.$S563]" office:value-type="percentage" office:value="0.0738458868448455" calcext:value-type="percentage">
            <text:p>7,38%</text:p>
          </table:table-cell>
          <table:table-cell table:style-name="ce3" table:formula="of:=[.R563]/[.$S563]" office:value-type="percentage" office:value="0.0102395001735509" calcext:value-type="percentage">
            <text:p>1,02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ZP-03</text:p>
          </table:table-cell>
          <table:table-cell table:style-name="ce1" office:value-type="string" calcext:value-type="string">
            <text:p>Z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4784" calcext:value-type="float">
            <text:p>64784</text:p>
          </table:table-cell>
          <table:table-cell table:style-name="ce1" office:value-type="float" office:value="24723" calcext:value-type="float">
            <text:p>24723</text:p>
          </table:table-cell>
          <table:table-cell table:style-name="ce1" office:value-type="float" office:value="566" calcext:value-type="float">
            <text:p>566</text:p>
          </table:table-cell>
          <table:table-cell table:style-name="ce1" office:value-type="float" office:value="549" calcext:value-type="float">
            <text:p>549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8655" calcext:value-type="float">
            <text:p>8655</text:p>
          </table:table-cell>
          <table:table-cell table:style-name="ce1" office:value-type="float" office:value="724" calcext:value-type="float">
            <text:p>724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7210" calcext:value-type="float">
            <text:p>7210</text:p>
          </table:table-cell>
          <table:table-cell table:style-name="ce1" office:value-type="float" office:value="3301" calcext:value-type="float">
            <text:p>3301</text:p>
          </table:table-cell>
          <table:table-cell table:style-name="ce1" office:value-type="float" office:value="2035" calcext:value-type="float">
            <text:p>2035</text:p>
          </table:table-cell>
          <table:table-cell table:style-name="ce1" office:value-type="float" office:value="216" calcext:value-type="float">
            <text:p>216</text:p>
          </table:table-cell>
          <table:table-cell table:style-name="ce1" table:formula="of:=SUM([.H564:.R564])" office:value-type="float" office:value="23608" calcext:value-type="float">
            <text:p>23608</text:p>
          </table:table-cell>
          <table:table-cell table:style-name="ce3" table:formula="of:=[.H564]/[.$S564]" office:value-type="percentage" office:value="0.00855642155201627" calcext:value-type="percentage">
            <text:p>0,86%</text:p>
          </table:table-cell>
          <table:table-cell table:style-name="ce3" table:formula="of:=[.I564]/[.$S564]" office:value-type="percentage" office:value="0.0189766180955608" calcext:value-type="percentage">
            <text:p>1,90%</text:p>
          </table:table-cell>
          <table:table-cell table:style-name="ce3" table:formula="of:=[.J564]/[.$S564]" office:value-type="percentage" office:value="0.00249915282954931" calcext:value-type="percentage">
            <text:p>0,25%</text:p>
          </table:table-cell>
          <table:table-cell table:style-name="ce3" table:formula="of:=[.K564]/[.$S564]" office:value-type="percentage" office:value="0.0254151135208404" calcext:value-type="percentage">
            <text:p>2,54%</text:p>
          </table:table-cell>
          <table:table-cell table:style-name="ce3" table:formula="of:=[.L564]/[.$S564]" office:value-type="percentage" office:value="0.366613012538123" calcext:value-type="percentage">
            <text:p>36,66%</text:p>
          </table:table-cell>
          <table:table-cell table:style-name="ce3" table:formula="of:=[.M564]/[.$S564]" office:value-type="percentage" office:value="0.0306675703151474" calcext:value-type="percentage">
            <text:p>3,07%</text:p>
          </table:table-cell>
          <table:table-cell table:style-name="ce3" table:formula="of:=[.N564]/[.$S564]" office:value-type="percentage" office:value="0.00669264656048797" calcext:value-type="percentage">
            <text:p>0,67%</text:p>
          </table:table-cell>
          <table:table-cell table:style-name="ce3" table:formula="of:=[.O564]/[.$S564]" office:value-type="percentage" office:value="0.305404947475432" calcext:value-type="percentage">
            <text:p>30,54%</text:p>
          </table:table-cell>
          <table:table-cell table:style-name="ce3" table:formula="of:=[.P564]/[.$S564]" office:value-type="percentage" office:value="0.139825482887157" calcext:value-type="percentage">
            <text:p>13,98%</text:p>
          </table:table-cell>
          <table:table-cell table:style-name="ce3" table:formula="of:=[.Q564]/[.$S564]" office:value-type="percentage" office:value="0.0861995933581837" calcext:value-type="percentage">
            <text:p>8,62%</text:p>
          </table:table-cell>
          <table:table-cell table:style-name="ce3" table:formula="of:=[.R564]/[.$S564]" office:value-type="percentage" office:value="0.00914944086750254" calcext:value-type="percentage">
            <text:p>0,91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ZS-01</text:p>
          </table:table-cell>
          <table:table-cell table:style-name="ce1" office:value-type="string" calcext:value-type="string">
            <text:p>Z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966" calcext:value-type="float">
            <text:p>4966</text:p>
          </table:table-cell>
          <table:table-cell table:style-name="ce1" office:value-type="float" office:value="2728" calcext:value-type="float">
            <text:p>272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78" calcext:value-type="float">
            <text:p>478</text:p>
          </table:table-cell>
          <table:table-cell table:style-name="ce1" office:value-type="float" office:value="473" calcext:value-type="float">
            <text:p>473</text:p>
          </table:table-cell>
          <table:table-cell table:style-name="ce1" office:value-type="float" office:value="933" calcext:value-type="float">
            <text:p>933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formula="of:=SUM([.H565:.R565])" office:value-type="float" office:value="2632" calcext:value-type="float">
            <text:p>2632</text:p>
          </table:table-cell>
          <table:table-cell table:style-name="ce3" table:formula="of:=[.H565]/[.$S565]" office:value-type="percentage" office:value="0.0106382978723404" calcext:value-type="percentage">
            <text:p>1,06%</text:p>
          </table:table-cell>
          <table:table-cell table:style-name="ce3" table:formula="of:=[.I565]/[.$S565]" office:value-type="percentage" office:value="0.013677811550152" calcext:value-type="percentage">
            <text:p>1,37%</text:p>
          </table:table-cell>
          <table:table-cell table:style-name="ce3" table:formula="of:=[.J565]/[.$S565]" office:value-type="percentage" office:value="0.00341945288753799" calcext:value-type="percentage">
            <text:p>0,34%</text:p>
          </table:table-cell>
          <table:table-cell table:style-name="ce3" table:formula="of:=[.K565]/[.$S565]" office:value-type="percentage" office:value="0.0300151975683891" calcext:value-type="percentage">
            <text:p>3,00%</text:p>
          </table:table-cell>
          <table:table-cell table:style-name="ce3" table:formula="of:=[.L565]/[.$S565]" office:value-type="percentage" office:value="0.0991641337386018" calcext:value-type="percentage">
            <text:p>9,92%</text:p>
          </table:table-cell>
          <table:table-cell table:style-name="ce3" table:formula="of:=[.M565]/[.$S565]" office:value-type="percentage" office:value="0.0824468085106383" calcext:value-type="percentage">
            <text:p>8,24%</text:p>
          </table:table-cell>
          <table:table-cell table:style-name="ce3" table:formula="of:=[.N565]/[.$S565]" office:value-type="percentage" office:value="0.020516717325228" calcext:value-type="percentage">
            <text:p>2,05%</text:p>
          </table:table-cell>
          <table:table-cell table:style-name="ce3" table:formula="of:=[.O565]/[.$S565]" office:value-type="percentage" office:value="0.18161094224924" calcext:value-type="percentage">
            <text:p>18,16%</text:p>
          </table:table-cell>
          <table:table-cell table:style-name="ce3" table:formula="of:=[.P565]/[.$S565]" office:value-type="percentage" office:value="0.179711246200608" calcext:value-type="percentage">
            <text:p>17,97%</text:p>
          </table:table-cell>
          <table:table-cell table:style-name="ce3" table:formula="of:=[.Q565]/[.$S565]" office:value-type="percentage" office:value="0.354483282674772" calcext:value-type="percentage">
            <text:p>35,45%</text:p>
          </table:table-cell>
          <table:table-cell table:style-name="ce3" table:formula="of:=[.R565]/[.$S565]" office:value-type="percentage" office:value="0.0243161094224924" calcext:value-type="percentage">
            <text:p>2,43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ZW-01</text:p>
          </table:table-cell>
          <table:table-cell table:style-name="ce1" office:value-type="string" calcext:value-type="string">
            <text:p>Z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464" calcext:value-type="float">
            <text:p>8464</text:p>
          </table:table-cell>
          <table:table-cell table:style-name="ce1" office:value-type="float" office:value="5411" calcext:value-type="float">
            <text:p>541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1526" calcext:value-type="float">
            <text:p>1526</text:p>
          </table:table-cell>
          <table:table-cell table:style-name="ce1" office:value-type="float" office:value="1349" calcext:value-type="float">
            <text:p>134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1630" calcext:value-type="float">
            <text:p>1630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41" calcext:value-type="float">
            <text:p>41</text:p>
          </table:table-cell>
          <table:table-cell table:style-name="ce1" table:formula="of:=SUM([.H566:.R566])" office:value-type="float" office:value="5348" calcext:value-type="float">
            <text:p>5348</text:p>
          </table:table-cell>
          <table:table-cell table:style-name="ce3" table:formula="of:=[.H566]/[.$S566]" office:value-type="percentage" office:value="0.0100972326103216" calcext:value-type="percentage">
            <text:p>1,01%</text:p>
          </table:table-cell>
          <table:table-cell table:style-name="ce3" table:formula="of:=[.I566]/[.$S566]" office:value-type="percentage" office:value="0.0093492894540015" calcext:value-type="percentage">
            <text:p>0,93%</text:p>
          </table:table-cell>
          <table:table-cell table:style-name="ce3" table:formula="of:=[.J566]/[.$S566]" office:value-type="percentage" office:value="0.00336574420344054" calcext:value-type="percentage">
            <text:p>0,34%</text:p>
          </table:table-cell>
          <table:table-cell table:style-name="ce3" table:formula="of:=[.K566]/[.$S566]" office:value-type="percentage" office:value="0.0147718773373224" calcext:value-type="percentage">
            <text:p>1,48%</text:p>
          </table:table-cell>
          <table:table-cell table:style-name="ce3" table:formula="of:=[.L566]/[.$S566]" office:value-type="percentage" office:value="0.285340314136126" calcext:value-type="percentage">
            <text:p>28,53%</text:p>
          </table:table-cell>
          <table:table-cell table:style-name="ce3" table:formula="of:=[.M566]/[.$S566]" office:value-type="percentage" office:value="0.25224382946896" calcext:value-type="percentage">
            <text:p>25,22%</text:p>
          </table:table-cell>
          <table:table-cell table:style-name="ce3" table:formula="of:=[.N566]/[.$S566]" office:value-type="percentage" office:value="0.00542258788332087" calcext:value-type="percentage">
            <text:p>0,54%</text:p>
          </table:table-cell>
          <table:table-cell table:style-name="ce3" table:formula="of:=[.O566]/[.$S566]" office:value-type="percentage" office:value="0.0710545998504114" calcext:value-type="percentage">
            <text:p>7,11%</text:p>
          </table:table-cell>
          <table:table-cell table:style-name="ce3" table:formula="of:=[.P566]/[.$S566]" office:value-type="percentage" office:value="0.304786836200449" calcext:value-type="percentage">
            <text:p>30,48%</text:p>
          </table:table-cell>
          <table:table-cell table:style-name="ce3" table:formula="of:=[.Q566]/[.$S566]" office:value-type="percentage" office:value="0.0359012715033657" calcext:value-type="percentage">
            <text:p>3,59%</text:p>
          </table:table-cell>
          <table:table-cell table:style-name="ce3" table:formula="of:=[.R566]/[.$S566]" office:value-type="percentage" office:value="0.00766641735228123" calcext:value-type="percentage">
            <text:p>0,77%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1" office:value-type="string" calcext:value-type="string">
            <text:p>ZX-01</text:p>
          </table:table-cell>
          <table:table-cell table:style-name="ce1" office:value-type="string" calcext:value-type="string">
            <text:p>ZX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385" calcext:value-type="float">
            <text:p>25385</text:p>
          </table:table-cell>
          <table:table-cell table:style-name="ce1" office:value-type="float" office:value="8183" calcext:value-type="float">
            <text:p>8183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518" calcext:value-type="float">
            <text:p>2518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834" calcext:value-type="float">
            <text:p>1834</text:p>
          </table:table-cell>
          <table:table-cell table:style-name="ce1" office:value-type="float" office:value="1572" calcext:value-type="float">
            <text:p>1572</text:p>
          </table:table-cell>
          <table:table-cell table:style-name="ce1" office:value-type="float" office:value="1153" calcext:value-type="float">
            <text:p>1153</text:p>
          </table:table-cell>
          <table:table-cell table:style-name="ce1" office:value-type="float" office:value="92" calcext:value-type="float">
            <text:p>92</text:p>
          </table:table-cell>
          <table:table-cell table:style-name="ce1" table:formula="of:=SUM([.H567:.R567])" office:value-type="float" office:value="7865" calcext:value-type="float">
            <text:p>7865</text:p>
          </table:table-cell>
          <table:table-cell table:style-name="ce3" table:formula="of:=[.H567]/[.$S567]" office:value-type="percentage" office:value="0.00445009535918627" calcext:value-type="percentage">
            <text:p>0,45%</text:p>
          </table:table-cell>
          <table:table-cell table:style-name="ce3" table:formula="of:=[.I567]/[.$S567]" office:value-type="percentage" office:value="0.0142403051493961" calcext:value-type="percentage">
            <text:p>1,42%</text:p>
          </table:table-cell>
          <table:table-cell table:style-name="ce3" table:formula="of:=[.J567]/[.$S567]" office:value-type="percentage" office:value="0.00228862047043865" calcext:value-type="percentage">
            <text:p>0,23%</text:p>
          </table:table-cell>
          <table:table-cell table:style-name="ce3" table:formula="of:=[.K567]/[.$S567]" office:value-type="percentage" office:value="0.0274634456452638" calcext:value-type="percentage">
            <text:p>2,75%</text:p>
          </table:table-cell>
          <table:table-cell table:style-name="ce3" table:formula="of:=[.L567]/[.$S567]" office:value-type="percentage" office:value="0.320152574698029" calcext:value-type="percentage">
            <text:p>32,02%</text:p>
          </table:table-cell>
          <table:table-cell table:style-name="ce3" table:formula="of:=[.M567]/[.$S567]" office:value-type="percentage" office:value="0.031404958677686" calcext:value-type="percentage">
            <text:p>3,14%</text:p>
          </table:table-cell>
          <table:table-cell table:style-name="ce3" table:formula="of:=[.N567]/[.$S567]" office:value-type="percentage" office:value="0.00864589955499046" calcext:value-type="percentage">
            <text:p>0,86%</text:p>
          </table:table-cell>
          <table:table-cell table:style-name="ce3" table:formula="of:=[.O567]/[.$S567]" office:value-type="percentage" office:value="0.23318499682136" calcext:value-type="percentage">
            <text:p>23,32%</text:p>
          </table:table-cell>
          <table:table-cell table:style-name="ce3" table:formula="of:=[.P567]/[.$S567]" office:value-type="percentage" office:value="0.199872854418309" calcext:value-type="percentage">
            <text:p>19,99%</text:p>
          </table:table-cell>
          <table:table-cell table:style-name="ce3" table:formula="of:=[.Q567]/[.$S567]" office:value-type="percentage" office:value="0.146598855689765" calcext:value-type="percentage">
            <text:p>14,66%</text:p>
          </table:table-cell>
          <table:table-cell table:style-name="ce3" table:formula="of:=[.R567]/[.$S567]" office:value-type="percentage" office:value="0.0116973935155753" calcext:value-type="percentage">
            <text:p>1,17%</text:p>
          </table:table-cell>
          <table:table-cell table:style-name="ce4"/>
          <table:table-cell table:number-columns-repeated="993"/>
        </table:table-row>
        <table:table-row table:style-name="ro1" table:number-rows-repeated="10480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1er tour présidentielle 2017'.A1:'1er tour présidentielle 2017'.AD56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0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1P2" style:volatile="true">
      <loext:text> $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2P2" style:volatile="true">
      <loext:text> </loext:text>
      <loext:fill-character> </loext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er_20_tour_20_présidentielle_20_2017" style:display-name="PageStyle_1er tour présidentielle 201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5T13:18:55.963157196</dc:date>
    <dc:creator>Nicolas Hervé</dc:creator>
    <meta:editing-duration>PT5M28S</meta:editing-duration>
    <meta:editing-cycles>1</meta:editing-cycles>
    <meta:document-statistic meta:table-count="1" meta:cell-count="17010" meta:object-count="0"/>
    <meta:generator>LibreOffice/5.1.6.2$Linux_X86_64 LibreOffice_project/10m0$Build-2</meta:generator>
  </office:meta>
</office:document-meta>
</file>